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3ad023f"/>
    </style:style>
    <style:style style:name="P91" style:family="paragraph" style:parent-style-name="Standard">
      <style:text-properties fo:language="bg" fo:country="BG" officeooo:paragraph-rsid="03b373f2"/>
    </style:style>
    <style:style style:name="P92" style:family="paragraph" style:parent-style-name="Standard">
      <style:text-properties fo:language="bg" fo:country="BG" officeooo:paragraph-rsid="03b78abe"/>
    </style:style>
    <style:style style:name="P9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5" style:family="paragraph" style:parent-style-name="Standard">
      <style:paragraph-properties fo:text-align="center" style:justify-single-word="false"/>
      <style:text-properties fo:font-weight="bold" style:font-weight-asian="bold" style:font-weight-complex="bold"/>
    </style:style>
    <style:style style:name="P96" style:family="paragraph" style:parent-style-name="Standard">
      <style:text-properties officeooo:paragraph-rsid="01978459"/>
    </style:style>
    <style:style style:name="P97" style:family="paragraph" style:parent-style-name="Standard">
      <style:text-properties officeooo:rsid="01ef7f26" officeooo:paragraph-rsid="01f60a59"/>
    </style:style>
    <style:style style:name="P98"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paragraph-rsid="008caa8f"/>
    </style:style>
    <style:style style:name="P133" style:family="paragraph" style:parent-style-name="Table_20_Contents">
      <style:paragraph-properties fo:text-align="center" style:justify-single-word="false"/>
      <style:text-properties officeooo:paragraph-rsid="00903a8d"/>
    </style:style>
    <style:style style:name="P134" style:family="paragraph" style:parent-style-name="Table_20_Contents">
      <style:paragraph-properties fo:text-align="center" style:justify-single-word="false"/>
      <style:text-properties officeooo:paragraph-rsid="00927c73"/>
    </style:style>
    <style:style style:name="P135" style:family="paragraph" style:parent-style-name="Table_20_Contents">
      <style:paragraph-properties fo:text-align="center" style:justify-single-word="false"/>
      <style:text-properties officeooo:paragraph-rsid="0094e13e"/>
    </style:style>
    <style:style style:name="P136" style:family="paragraph" style:parent-style-name="Table_20_Contents">
      <style:paragraph-properties fo:text-align="center" style:justify-single-word="false"/>
      <style:text-properties officeooo:paragraph-rsid="009773a3"/>
    </style:style>
    <style:style style:name="P137" style:family="paragraph" style:parent-style-name="Table_20_Contents">
      <style:paragraph-properties fo:text-align="center" style:justify-single-word="false"/>
      <style:text-properties officeooo:paragraph-rsid="009ac59e"/>
    </style:style>
    <style:style style:name="P138" style:family="paragraph" style:parent-style-name="Table_20_Contents">
      <style:paragraph-properties fo:text-align="center" style:justify-single-word="false"/>
      <style:text-properties officeooo:paragraph-rsid="009c6919"/>
    </style:style>
    <style:style style:name="P139" style:family="paragraph" style:parent-style-name="Table_20_Contents">
      <style:paragraph-properties fo:text-align="center" style:justify-single-word="false"/>
      <style:text-properties officeooo:paragraph-rsid="009f1680"/>
    </style:style>
    <style:style style:name="P140" style:family="paragraph" style:parent-style-name="Table_20_Contents">
      <style:paragraph-properties fo:text-align="center" style:justify-single-word="false"/>
      <style:text-properties officeooo:paragraph-rsid="00a1a5b4"/>
    </style:style>
    <style:style style:name="P141" style:family="paragraph" style:parent-style-name="Table_20_Contents">
      <style:paragraph-properties fo:text-align="center" style:justify-single-word="false"/>
      <style:text-properties officeooo:paragraph-rsid="00a34787"/>
    </style:style>
    <style:style style:name="P142" style:family="paragraph" style:parent-style-name="Table_20_Contents">
      <style:paragraph-properties fo:text-align="center" style:justify-single-word="false"/>
      <style:text-properties officeooo:paragraph-rsid="00a4f6f0"/>
    </style:style>
    <style:style style:name="P143" style:family="paragraph" style:parent-style-name="Table_20_Contents">
      <style:paragraph-properties fo:text-align="center" style:justify-single-word="false"/>
      <style:text-properties officeooo:paragraph-rsid="00a54844"/>
    </style:style>
    <style:style style:name="P144" style:family="paragraph" style:parent-style-name="Table_20_Contents">
      <style:paragraph-properties fo:text-align="center" style:justify-single-word="false"/>
      <style:text-properties officeooo:paragraph-rsid="00a8172d"/>
    </style:style>
    <style:style style:name="P145" style:family="paragraph" style:parent-style-name="Table_20_Contents">
      <style:paragraph-properties fo:text-align="center" style:justify-single-word="false"/>
      <style:text-properties officeooo:paragraph-rsid="00a90683"/>
    </style:style>
    <style:style style:name="P146" style:family="paragraph" style:parent-style-name="Table_20_Contents">
      <style:paragraph-properties fo:text-align="center" style:justify-single-word="false"/>
      <style:text-properties officeooo:paragraph-rsid="00a9d866"/>
    </style:style>
    <style:style style:name="P147" style:family="paragraph" style:parent-style-name="Table_20_Contents">
      <style:paragraph-properties fo:text-align="center" style:justify-single-word="false"/>
      <style:text-properties officeooo:paragraph-rsid="00ab018b"/>
    </style:style>
    <style:style style:name="P148" style:family="paragraph" style:parent-style-name="Table_20_Contents">
      <style:paragraph-properties fo:text-align="center" style:justify-single-word="false"/>
      <style:text-properties officeooo:paragraph-rsid="00acfc33"/>
    </style:style>
    <style:style style:name="P149" style:family="paragraph" style:parent-style-name="Table_20_Contents">
      <style:paragraph-properties fo:text-align="center" style:justify-single-word="false"/>
      <style:text-properties officeooo:paragraph-rsid="00af07b5"/>
    </style:style>
    <style:style style:name="P150" style:family="paragraph" style:parent-style-name="Table_20_Contents">
      <style:paragraph-properties fo:text-align="center" style:justify-single-word="false"/>
      <style:text-properties officeooo:paragraph-rsid="00af1e12"/>
    </style:style>
    <style:style style:name="P151" style:family="paragraph" style:parent-style-name="Table_20_Contents">
      <style:paragraph-properties fo:text-align="center" style:justify-single-word="false"/>
      <style:text-properties officeooo:paragraph-rsid="00afa54a"/>
    </style:style>
    <style:style style:name="P152" style:family="paragraph" style:parent-style-name="Table_20_Contents">
      <style:paragraph-properties fo:text-align="center" style:justify-single-word="false"/>
      <style:text-properties officeooo:paragraph-rsid="00b0578d"/>
    </style:style>
    <style:style style:name="P153" style:family="paragraph" style:parent-style-name="Table_20_Contents">
      <style:paragraph-properties fo:text-align="center" style:justify-single-word="false"/>
      <style:text-properties officeooo:paragraph-rsid="00b0fa35"/>
    </style:style>
    <style:style style:name="P154" style:family="paragraph" style:parent-style-name="Table_20_Contents">
      <style:paragraph-properties fo:text-align="center" style:justify-single-word="false"/>
      <style:text-properties officeooo:paragraph-rsid="00b117fc"/>
    </style:style>
    <style:style style:name="P155" style:family="paragraph" style:parent-style-name="Table_20_Contents">
      <style:paragraph-properties fo:text-align="center" style:justify-single-word="false"/>
      <style:text-properties officeooo:paragraph-rsid="00b3cf78"/>
    </style:style>
    <style:style style:name="P156" style:family="paragraph" style:parent-style-name="Table_20_Contents">
      <style:paragraph-properties fo:text-align="center" style:justify-single-word="false"/>
      <style:text-properties officeooo:paragraph-rsid="00b8ab40"/>
    </style:style>
    <style:style style:name="P157" style:family="paragraph" style:parent-style-name="Table_20_Contents">
      <style:paragraph-properties fo:text-align="center" style:justify-single-word="false"/>
      <style:text-properties officeooo:paragraph-rsid="00bf929f"/>
    </style:style>
    <style:style style:name="P158" style:family="paragraph" style:parent-style-name="Table_20_Contents">
      <style:paragraph-properties fo:text-align="center" style:justify-single-word="false"/>
      <style:text-properties officeooo:paragraph-rsid="00c2347c"/>
    </style:style>
    <style:style style:name="P159" style:family="paragraph" style:parent-style-name="Table_20_Contents">
      <style:paragraph-properties fo:text-align="center" style:justify-single-word="false"/>
      <style:text-properties officeooo:paragraph-rsid="00c3960b"/>
    </style:style>
    <style:style style:name="P160" style:family="paragraph" style:parent-style-name="Table_20_Contents">
      <style:paragraph-properties fo:text-align="center" style:justify-single-word="false"/>
      <style:text-properties officeooo:paragraph-rsid="00c6243a"/>
    </style:style>
    <style:style style:name="P161" style:family="paragraph" style:parent-style-name="Table_20_Contents">
      <style:paragraph-properties fo:text-align="center" style:justify-single-word="false"/>
      <style:text-properties officeooo:paragraph-rsid="00c7d84b"/>
    </style:style>
    <style:style style:name="P162" style:family="paragraph" style:parent-style-name="Table_20_Contents">
      <style:paragraph-properties fo:text-align="center" style:justify-single-word="false"/>
      <style:text-properties officeooo:paragraph-rsid="00c92b84"/>
    </style:style>
    <style:style style:name="P163" style:family="paragraph" style:parent-style-name="Table_20_Contents">
      <style:text-properties officeooo:paragraph-rsid="008caa8f"/>
    </style:style>
    <style:style style:name="P164" style:family="paragraph" style:parent-style-name="Table_20_Contents">
      <style:text-properties officeooo:paragraph-rsid="00903a8d"/>
    </style:style>
    <style:style style:name="P165" style:family="paragraph" style:parent-style-name="Table_20_Contents">
      <style:text-properties officeooo:paragraph-rsid="00927c73"/>
    </style:style>
    <style:style style:name="P166" style:family="paragraph" style:parent-style-name="Table_20_Contents">
      <style:text-properties officeooo:paragraph-rsid="0094e13e"/>
    </style:style>
    <style:style style:name="P167" style:family="paragraph" style:parent-style-name="Table_20_Contents">
      <style:text-properties officeooo:paragraph-rsid="009773a3"/>
    </style:style>
    <style:style style:name="P168" style:family="paragraph" style:parent-style-name="Table_20_Contents">
      <style:text-properties officeooo:paragraph-rsid="009ac59e"/>
    </style:style>
    <style:style style:name="P169" style:family="paragraph" style:parent-style-name="Table_20_Contents">
      <style:text-properties officeooo:paragraph-rsid="009c6919"/>
    </style:style>
    <style:style style:name="P170" style:family="paragraph" style:parent-style-name="Table_20_Contents">
      <style:text-properties officeooo:paragraph-rsid="009f1680"/>
    </style:style>
    <style:style style:name="P171" style:family="paragraph" style:parent-style-name="Table_20_Contents">
      <style:text-properties officeooo:paragraph-rsid="00a1a5b4"/>
    </style:style>
    <style:style style:name="P172" style:family="paragraph" style:parent-style-name="Table_20_Contents">
      <style:text-properties officeooo:paragraph-rsid="00a34787"/>
    </style:style>
    <style:style style:name="P173" style:family="paragraph" style:parent-style-name="Table_20_Contents">
      <style:text-properties officeooo:paragraph-rsid="00a4f6f0"/>
    </style:style>
    <style:style style:name="P174" style:family="paragraph" style:parent-style-name="Table_20_Contents">
      <style:text-properties officeooo:paragraph-rsid="00a54844"/>
    </style:style>
    <style:style style:name="P175" style:family="paragraph" style:parent-style-name="Table_20_Contents">
      <style:text-properties officeooo:paragraph-rsid="00a90683"/>
    </style:style>
    <style:style style:name="P176" style:family="paragraph" style:parent-style-name="Table_20_Contents">
      <style:text-properties officeooo:paragraph-rsid="00a9d866"/>
    </style:style>
    <style:style style:name="P177" style:family="paragraph" style:parent-style-name="Table_20_Contents">
      <style:text-properties officeooo:paragraph-rsid="00ab018b"/>
    </style:style>
    <style:style style:name="P178" style:family="paragraph" style:parent-style-name="Table_20_Contents">
      <style:text-properties officeooo:paragraph-rsid="00acfc33"/>
    </style:style>
    <style:style style:name="P179" style:family="paragraph" style:parent-style-name="Table_20_Contents">
      <style:text-properties officeooo:paragraph-rsid="00af07b5"/>
    </style:style>
    <style:style style:name="P180" style:family="paragraph" style:parent-style-name="Table_20_Contents">
      <style:text-properties officeooo:paragraph-rsid="00af1e12"/>
    </style:style>
    <style:style style:name="P181" style:family="paragraph" style:parent-style-name="Table_20_Contents">
      <style:text-properties officeooo:paragraph-rsid="00afa54a"/>
    </style:style>
    <style:style style:name="P182" style:family="paragraph" style:parent-style-name="Table_20_Contents">
      <style:text-properties officeooo:paragraph-rsid="00b0578d"/>
    </style:style>
    <style:style style:name="P183" style:family="paragraph" style:parent-style-name="Table_20_Contents">
      <style:text-properties officeooo:paragraph-rsid="00b0fa35"/>
    </style:style>
    <style:style style:name="P184" style:family="paragraph" style:parent-style-name="Table_20_Contents">
      <style:text-properties officeooo:paragraph-rsid="00b117fc"/>
    </style:style>
    <style:style style:name="P185" style:family="paragraph" style:parent-style-name="Table_20_Contents">
      <style:text-properties officeooo:paragraph-rsid="00b8ab40"/>
    </style:style>
    <style:style style:name="P186" style:family="paragraph" style:parent-style-name="Table_20_Contents">
      <style:text-properties officeooo:rsid="00bd2a6f" officeooo:paragraph-rsid="00bd2a6f"/>
    </style:style>
    <style:style style:name="P187" style:family="paragraph" style:parent-style-name="Table_20_Contents">
      <style:text-properties officeooo:rsid="00bd65f3" officeooo:paragraph-rsid="00bd65f3"/>
    </style:style>
    <style:style style:name="P188" style:family="paragraph" style:parent-style-name="Table_20_Contents">
      <style:text-properties officeooo:paragraph-rsid="00bf929f"/>
    </style:style>
    <style:style style:name="P189" style:family="paragraph" style:parent-style-name="Table_20_Contents">
      <style:paragraph-properties fo:text-align="center" style:justify-single-word="false"/>
      <style:text-properties officeooo:rsid="00bf929f" officeooo:paragraph-rsid="00bf929f"/>
    </style:style>
    <style:style style:name="P190" style:family="paragraph" style:parent-style-name="Table_20_Contents">
      <style:paragraph-properties fo:text-align="center" style:justify-single-word="false"/>
      <style:text-properties officeooo:rsid="00bf929f" officeooo:paragraph-rsid="00c2347c"/>
    </style:style>
    <style:style style:name="P191" style:family="paragraph" style:parent-style-name="Table_20_Contents">
      <style:paragraph-properties fo:text-align="center" style:justify-single-word="false"/>
      <style:text-properties officeooo:rsid="00bf929f" officeooo:paragraph-rsid="00c3960b"/>
    </style:style>
    <style:style style:name="P192" style:family="paragraph" style:parent-style-name="Table_20_Contents">
      <style:paragraph-properties fo:text-align="center" style:justify-single-word="false"/>
      <style:text-properties officeooo:rsid="00bf929f" officeooo:paragraph-rsid="00c6243a"/>
    </style:style>
    <style:style style:name="P193" style:family="paragraph" style:parent-style-name="Table_20_Contents">
      <style:paragraph-properties fo:text-align="center" style:justify-single-word="false"/>
      <style:text-properties officeooo:rsid="00bf929f" officeooo:paragraph-rsid="00c7d84b"/>
    </style:style>
    <style:style style:name="P194" style:family="paragraph" style:parent-style-name="Table_20_Contents">
      <style:paragraph-properties fo:text-align="center" style:justify-single-word="false"/>
      <style:text-properties officeooo:rsid="00bf929f" officeooo:paragraph-rsid="00c92b84"/>
    </style:style>
    <style:style style:name="P195" style:family="paragraph" style:parent-style-name="Table_20_Contents">
      <style:text-properties officeooo:paragraph-rsid="00c2347c"/>
    </style:style>
    <style:style style:name="P196" style:family="paragraph" style:parent-style-name="Table_20_Contents">
      <style:text-properties officeooo:paragraph-rsid="00c3960b"/>
    </style:style>
    <style:style style:name="P197" style:family="paragraph" style:parent-style-name="Table_20_Contents">
      <style:text-properties officeooo:paragraph-rsid="00c6243a"/>
    </style:style>
    <style:style style:name="P198" style:family="paragraph" style:parent-style-name="Table_20_Contents">
      <style:text-properties officeooo:paragraph-rsid="00c7d84b"/>
    </style:style>
    <style:style style:name="P199" style:family="paragraph" style:parent-style-name="Table_20_Contents">
      <style:text-properties officeooo:paragraph-rsid="00c92b84"/>
    </style:style>
    <style:style style:name="P200" style:family="paragraph" style:parent-style-name="Table_20_Contents">
      <style:text-properties officeooo:rsid="00cae025" officeooo:paragraph-rsid="00cae025"/>
    </style:style>
    <style:style style:name="P201" style:family="paragraph" style:parent-style-name="Table_20_Contents">
      <style:text-properties officeooo:rsid="00cb67c6" officeooo:paragraph-rsid="00cb67c6"/>
    </style:style>
    <style:style style:name="P202" style:family="paragraph" style:parent-style-name="Table_20_Contents">
      <style:text-properties officeooo:rsid="00cbe498" officeooo:paragraph-rsid="00cbe498"/>
    </style:style>
    <style:style style:name="P203" style:family="paragraph" style:parent-style-name="Table_20_Contents">
      <style:text-properties officeooo:rsid="00ccc320" officeooo:paragraph-rsid="00ccc320"/>
    </style:style>
    <style:style style:name="P204" style:family="paragraph" style:parent-style-name="Table_20_Contents">
      <style:text-properties officeooo:rsid="00ce86f2" officeooo:paragraph-rsid="00c6243a"/>
    </style:style>
    <style:style style:name="P205" style:family="paragraph" style:parent-style-name="Table_20_Contents">
      <style:text-properties officeooo:rsid="00ce86f2" officeooo:paragraph-rsid="00ce86f2"/>
    </style:style>
    <style:style style:name="P206" style:family="paragraph" style:parent-style-name="Table_20_Contents">
      <style:text-properties officeooo:rsid="00cf2bae" officeooo:paragraph-rsid="00cf2bae"/>
    </style:style>
    <style:style style:name="P207" style:family="paragraph" style:parent-style-name="Table_20_Contents">
      <style:text-properties officeooo:rsid="00d1e682" officeooo:paragraph-rsid="00d1e682"/>
    </style:style>
    <style:style style:name="P208" style:family="paragraph" style:parent-style-name="Table_20_Contents">
      <style:paragraph-properties fo:text-align="start" style:justify-single-word="false"/>
    </style:style>
    <style:style style:name="P209" style:family="paragraph" style:parent-style-name="Table_20_Contents">
      <style:text-properties officeooo:rsid="00dc5f91" officeooo:paragraph-rsid="00dc5f91"/>
    </style:style>
    <style:style style:name="P210" style:family="paragraph" style:parent-style-name="Table_20_Contents">
      <style:text-properties officeooo:rsid="00e68529" officeooo:paragraph-rsid="00e68529"/>
    </style:style>
    <style:style style:name="P211" style:family="paragraph" style:parent-style-name="Table_20_Contents">
      <style:text-properties officeooo:rsid="00eb3f1b" officeooo:paragraph-rsid="00eb3f1b"/>
    </style:style>
    <style:style style:name="P212" style:family="paragraph" style:parent-style-name="Table_20_Contents">
      <style:text-properties officeooo:rsid="00eb3f1b" officeooo:paragraph-rsid="00ed0fe9"/>
    </style:style>
    <style:style style:name="P213" style:family="paragraph" style:parent-style-name="Table_20_Contents">
      <style:text-properties officeooo:rsid="00eb3f1b" officeooo:paragraph-rsid="00ee8b45"/>
    </style:style>
    <style:style style:name="P214" style:family="paragraph" style:parent-style-name="Table_20_Contents">
      <style:text-properties officeooo:rsid="00eb3f1b" officeooo:paragraph-rsid="00f14f31"/>
    </style:style>
    <style:style style:name="P215" style:family="paragraph" style:parent-style-name="Table_20_Contents">
      <style:text-properties officeooo:rsid="00eb3f1b" officeooo:paragraph-rsid="01331860"/>
    </style:style>
    <style:style style:name="P216" style:family="paragraph" style:parent-style-name="Table_20_Contents">
      <style:text-properties officeooo:rsid="00eb3f1b" officeooo:paragraph-rsid="01337493"/>
    </style:style>
    <style:style style:name="P217" style:family="paragraph" style:parent-style-name="Table_20_Contents">
      <style:text-properties officeooo:rsid="00f8c253" officeooo:paragraph-rsid="00f8c253"/>
    </style:style>
    <style:style style:name="P218" style:family="paragraph" style:parent-style-name="Table_20_Contents">
      <style:text-properties officeooo:rsid="00f95d42" officeooo:paragraph-rsid="00f95d42"/>
    </style:style>
    <style:style style:name="P219" style:family="paragraph" style:parent-style-name="Table_20_Contents">
      <style:text-properties officeooo:paragraph-rsid="01027c1d"/>
    </style:style>
    <style:style style:name="P220" style:family="paragraph" style:parent-style-name="Table_20_Contents">
      <style:text-properties officeooo:rsid="0107a244" officeooo:paragraph-rsid="0107a244"/>
    </style:style>
    <style:style style:name="P221" style:family="paragraph" style:parent-style-name="Table_20_Contents">
      <style:text-properties officeooo:rsid="01105af8" officeooo:paragraph-rsid="01105af8"/>
    </style:style>
    <style:style style:name="P222" style:family="paragraph" style:parent-style-name="Table_20_Contents">
      <style:text-properties officeooo:rsid="0117372c" officeooo:paragraph-rsid="0117372c"/>
    </style:style>
    <style:style style:name="P223" style:family="paragraph" style:parent-style-name="Table_20_Contents">
      <style:text-properties officeooo:rsid="011ea4c7" officeooo:paragraph-rsid="011ea4c7"/>
    </style:style>
    <style:style style:name="P224" style:family="paragraph" style:parent-style-name="Table_20_Contents">
      <style:text-properties officeooo:rsid="011ee378" officeooo:paragraph-rsid="011ee378"/>
    </style:style>
    <style:style style:name="P225" style:family="paragraph" style:parent-style-name="Table_20_Contents">
      <style:text-properties officeooo:rsid="01226416" officeooo:paragraph-rsid="01226416"/>
    </style:style>
    <style:style style:name="P226" style:family="paragraph" style:parent-style-name="Table_20_Contents">
      <style:text-properties officeooo:rsid="012372b8" officeooo:paragraph-rsid="012372b8"/>
    </style:style>
    <style:style style:name="P227" style:family="paragraph" style:parent-style-name="Table_20_Contents">
      <style:text-properties officeooo:rsid="0123d0ff" officeooo:paragraph-rsid="0123d0ff"/>
    </style:style>
    <style:style style:name="P228" style:family="paragraph" style:parent-style-name="Table_20_Contents">
      <style:text-properties officeooo:paragraph-rsid="0124f9c2"/>
    </style:style>
    <style:style style:name="P229" style:family="paragraph" style:parent-style-name="Table_20_Contents">
      <style:text-properties officeooo:rsid="012672a9" officeooo:paragraph-rsid="012672a9"/>
    </style:style>
    <style:style style:name="P230" style:family="paragraph" style:parent-style-name="Table_20_Contents">
      <style:text-properties officeooo:rsid="0127b5c5" officeooo:paragraph-rsid="0127b5c5"/>
    </style:style>
    <style:style style:name="P231" style:family="paragraph" style:parent-style-name="Table_20_Contents">
      <style:text-properties officeooo:rsid="012a6388" officeooo:paragraph-rsid="012a6388"/>
    </style:style>
    <style:style style:name="P232" style:family="paragraph" style:parent-style-name="Table_20_Contents">
      <style:text-properties officeooo:rsid="012ba68a" officeooo:paragraph-rsid="012ba68a"/>
    </style:style>
    <style:style style:name="P233" style:family="paragraph" style:parent-style-name="Table_20_Contents">
      <style:text-properties officeooo:rsid="012ce028" officeooo:paragraph-rsid="012ce028"/>
    </style:style>
    <style:style style:name="P234" style:family="paragraph" style:parent-style-name="Table_20_Contents">
      <style:text-properties officeooo:rsid="012e16cd" officeooo:paragraph-rsid="012e16cd"/>
    </style:style>
    <style:style style:name="P235" style:family="paragraph" style:parent-style-name="Table_20_Contents">
      <style:text-properties officeooo:rsid="012ffa43" officeooo:paragraph-rsid="012eafe7"/>
    </style:style>
    <style:style style:name="P236" style:family="paragraph" style:parent-style-name="Table_20_Contents">
      <style:text-properties officeooo:rsid="012ffa43" officeooo:paragraph-rsid="012ffa43"/>
    </style:style>
    <style:style style:name="P237" style:family="paragraph" style:parent-style-name="Table_20_Contents">
      <style:text-properties officeooo:rsid="0131312f" officeooo:paragraph-rsid="01331860"/>
    </style:style>
    <style:style style:name="P238" style:family="paragraph" style:parent-style-name="Table_20_Contents">
      <style:text-properties officeooo:rsid="0131312f" officeooo:paragraph-rsid="01337493"/>
    </style:style>
    <style:style style:name="P239" style:family="paragraph" style:parent-style-name="Table_20_Contents">
      <style:text-properties officeooo:rsid="01320b05" officeooo:paragraph-rsid="01320b05"/>
    </style:style>
    <style:style style:name="P240" style:family="paragraph" style:parent-style-name="Table_20_Contents">
      <style:text-properties officeooo:rsid="01320b05" officeooo:paragraph-rsid="01337493"/>
    </style:style>
    <style:style style:name="P241" style:family="paragraph" style:parent-style-name="Table_20_Contents">
      <style:text-properties officeooo:rsid="01356430" officeooo:paragraph-rsid="01356430"/>
    </style:style>
    <style:style style:name="P242" style:family="paragraph" style:parent-style-name="Table_20_Contents">
      <style:text-properties officeooo:rsid="02228356" officeooo:paragraph-rsid="02228356"/>
    </style:style>
    <style:style style:name="P243" style:family="paragraph" style:parent-style-name="Table_20_Contents">
      <style:text-properties fo:language="en" fo:country="US" style:language-asian="zxx" style:country-asian="none" style:language-complex="zxx" style:country-complex="none"/>
    </style:style>
    <style:style style:name="P244"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5"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6"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7"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8"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9"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0"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1"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2"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3"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4"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5"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6" style:family="paragraph" style:parent-style-name="Table_20_Contents">
      <style:text-properties officeooo:rsid="02244b73" officeooo:paragraph-rsid="02244b73"/>
    </style:style>
    <style:style style:name="P257" style:family="paragraph" style:parent-style-name="Table_20_Contents">
      <style:text-properties officeooo:rsid="02263f41" officeooo:paragraph-rsid="02263f41"/>
    </style:style>
    <style:style style:name="P258" style:family="paragraph" style:parent-style-name="Table_20_Contents">
      <style:text-properties officeooo:rsid="026cff38" officeooo:paragraph-rsid="026cff38"/>
    </style:style>
    <style:style style:name="P259" style:family="paragraph" style:parent-style-name="Table_20_Contents">
      <style:text-properties officeooo:rsid="02871d8d" officeooo:paragraph-rsid="02871d8d"/>
    </style:style>
    <style:style style:name="P260" style:family="paragraph" style:parent-style-name="Table_20_Contents">
      <style:text-properties officeooo:rsid="02a3c531" officeooo:paragraph-rsid="02a3c531"/>
    </style:style>
    <style:style style:name="P261" style:family="paragraph" style:parent-style-name="Table_20_Contents">
      <style:text-properties officeooo:rsid="02bb26f9" officeooo:paragraph-rsid="02bb26f9"/>
    </style:style>
    <style:style style:name="P262" style:family="paragraph" style:parent-style-name="Table_20_Contents">
      <style:text-properties officeooo:rsid="02bea3eb" officeooo:paragraph-rsid="02bea3eb"/>
    </style:style>
    <style:style style:name="P263" style:family="paragraph" style:parent-style-name="Table_20_Contents">
      <style:text-properties officeooo:rsid="02c2ba89" officeooo:paragraph-rsid="02c2ba89"/>
    </style:style>
    <style:style style:name="P264" style:family="paragraph" style:parent-style-name="Table_20_Contents">
      <style:text-properties officeooo:rsid="02c447e4" officeooo:paragraph-rsid="02c447e4"/>
    </style:style>
    <style:style style:name="P265" style:family="paragraph" style:parent-style-name="Table_20_Contents">
      <style:text-properties officeooo:rsid="02c675fa" officeooo:paragraph-rsid="02c675fa"/>
    </style:style>
    <style:style style:name="P266" style:family="paragraph" style:parent-style-name="Table_20_Contents">
      <style:text-properties officeooo:rsid="02c8484b" officeooo:paragraph-rsid="02c8484b"/>
    </style:style>
    <style:style style:name="P267" style:family="paragraph" style:parent-style-name="Table_20_Contents">
      <style:text-properties officeooo:paragraph-rsid="02f7c35e"/>
    </style:style>
    <style:style style:name="P268" style:family="paragraph" style:parent-style-name="Table_20_Contents">
      <style:text-properties officeooo:rsid="03006a42" officeooo:paragraph-rsid="03006a42"/>
    </style:style>
    <style:style style:name="P269" style:family="paragraph" style:parent-style-name="Table_20_Contents">
      <style:text-properties officeooo:rsid="03c7fb5a" officeooo:paragraph-rsid="03c7fb5a"/>
    </style:style>
    <style:style style:name="P270" style:family="paragraph" style:parent-style-name="Table">
      <style:text-properties officeooo:paragraph-rsid="02494a1b"/>
    </style:style>
    <style:style style:name="P271" style:family="paragraph" style:parent-style-name="Table">
      <style:text-properties fo:language="bg" fo:country="BG" officeooo:paragraph-rsid="024b73b5"/>
    </style:style>
    <style:style style:name="P272" style:family="paragraph" style:parent-style-name="Table">
      <style:text-properties fo:language="bg" fo:country="BG" officeooo:paragraph-rsid="024c27bc"/>
    </style:style>
    <style:style style:name="P273" style:family="paragraph" style:parent-style-name="Table">
      <style:text-properties fo:language="bg" fo:country="BG" officeooo:paragraph-rsid="024cabf3"/>
    </style:style>
    <style:style style:name="P274" style:family="paragraph" style:parent-style-name="Table">
      <style:text-properties fo:language="bg" fo:country="BG" officeooo:paragraph-rsid="0251d9d3"/>
    </style:style>
    <style:style style:name="P275" style:family="paragraph" style:parent-style-name="Table">
      <style:text-properties fo:language="bg" fo:country="BG" officeooo:paragraph-rsid="0253211f"/>
    </style:style>
    <style:style style:name="P276" style:family="paragraph" style:parent-style-name="Table">
      <style:text-properties fo:language="bg" fo:country="BG" officeooo:paragraph-rsid="02565c50"/>
    </style:style>
    <style:style style:name="P277" style:family="paragraph" style:parent-style-name="Table">
      <style:text-properties fo:language="bg" fo:country="BG" officeooo:paragraph-rsid="02576174"/>
    </style:style>
    <style:style style:name="P278" style:family="paragraph" style:parent-style-name="Table">
      <style:text-properties fo:language="bg" fo:country="BG" officeooo:paragraph-rsid="025829dd"/>
    </style:style>
    <style:style style:name="P279" style:family="paragraph" style:parent-style-name="Table">
      <style:text-properties fo:language="bg" fo:country="BG" officeooo:paragraph-rsid="025a42cc"/>
    </style:style>
    <style:style style:name="P280" style:family="paragraph" style:parent-style-name="Table">
      <style:text-properties fo:language="bg" fo:country="BG" officeooo:paragraph-rsid="025b64b2"/>
    </style:style>
    <style:style style:name="P281" style:family="paragraph" style:parent-style-name="Table">
      <style:text-properties fo:language="bg" fo:country="BG" officeooo:paragraph-rsid="025be9f1"/>
    </style:style>
    <style:style style:name="P282" style:family="paragraph" style:parent-style-name="Table">
      <style:text-properties fo:language="bg" fo:country="BG" officeooo:paragraph-rsid="025cf1a4"/>
    </style:style>
    <style:style style:name="P283" style:family="paragraph" style:parent-style-name="Table">
      <style:text-properties fo:language="bg" fo:country="BG" officeooo:paragraph-rsid="025d053f"/>
    </style:style>
    <style:style style:name="P284" style:family="paragraph" style:parent-style-name="Table">
      <style:text-properties fo:language="bg" fo:country="BG" officeooo:paragraph-rsid="025e140f"/>
    </style:style>
    <style:style style:name="P285" style:family="paragraph" style:parent-style-name="Table">
      <style:text-properties fo:language="bg" fo:country="BG" officeooo:paragraph-rsid="0261562a"/>
    </style:style>
    <style:style style:name="P286" style:family="paragraph" style:parent-style-name="Table">
      <style:text-properties fo:language="bg" fo:country="BG" officeooo:paragraph-rsid="02645b67"/>
    </style:style>
    <style:style style:name="P287" style:family="paragraph" style:parent-style-name="Table">
      <style:text-properties fo:language="bg" fo:country="BG" officeooo:rsid="02645b67" officeooo:paragraph-rsid="02645b67"/>
    </style:style>
    <style:style style:name="P288" style:family="paragraph" style:parent-style-name="Table">
      <style:text-properties fo:language="bg" fo:country="BG" officeooo:paragraph-rsid="02650cc7"/>
    </style:style>
    <style:style style:name="P289" style:family="paragraph" style:parent-style-name="Table">
      <style:text-properties fo:language="bg" fo:country="BG" officeooo:paragraph-rsid="026a6d57"/>
    </style:style>
    <style:style style:name="P290" style:family="paragraph" style:parent-style-name="Table">
      <style:text-properties fo:language="bg" fo:country="BG" officeooo:paragraph-rsid="026b3410"/>
    </style:style>
    <style:style style:name="P291" style:family="paragraph" style:parent-style-name="Table">
      <style:paragraph-properties>
        <style:tab-stops>
          <style:tab-stop style:position="16.999cm" style:type="right" style:leader-style="dotted" style:leader-text="."/>
        </style:tab-stops>
      </style:paragraph-properties>
    </style:style>
    <style:style style:name="P292" style:family="paragraph" style:parent-style-name="Source_20_Code">
      <style:text-properties officeooo:rsid="032845e9" officeooo:paragraph-rsid="032845e9"/>
    </style:style>
    <style:style style:name="P293" style:family="paragraph" style:parent-style-name="Source_20_Code">
      <style:text-properties officeooo:rsid="03286724" officeooo:paragraph-rsid="03286724"/>
    </style:style>
    <style:style style:name="P294" style:family="paragraph" style:parent-style-name="Source_20_Code">
      <style:text-properties officeooo:paragraph-rsid="032845e9"/>
    </style:style>
    <style:style style:name="P295" style:family="paragraph" style:parent-style-name="Source_20_Code">
      <style:text-properties officeooo:rsid="0328b0f2" officeooo:paragraph-rsid="0328b0f2"/>
    </style:style>
    <style:style style:name="P296" style:family="paragraph" style:parent-style-name="Source_20_Code">
      <style:text-properties officeooo:rsid="0329c28a" officeooo:paragraph-rsid="0329c28a"/>
    </style:style>
    <style:style style:name="P297" style:family="paragraph" style:parent-style-name="Source_20_Code">
      <style:text-properties officeooo:rsid="032ac163" officeooo:paragraph-rsid="032ac163"/>
    </style:style>
    <style:style style:name="P298" style:family="paragraph" style:parent-style-name="Source_20_Code">
      <style:text-properties officeooo:rsid="032ba2d2" officeooo:paragraph-rsid="032ba2d2"/>
    </style:style>
    <style:style style:name="P299" style:family="paragraph" style:parent-style-name="Source_20_Code">
      <style:text-properties officeooo:rsid="032d50fe" officeooo:paragraph-rsid="032d50fe"/>
    </style:style>
    <style:style style:name="P300" style:family="paragraph" style:parent-style-name="Source_20_Code">
      <style:text-properties officeooo:rsid="032ebc69" officeooo:paragraph-rsid="032ebc69"/>
    </style:style>
    <style:style style:name="P301" style:family="paragraph" style:parent-style-name="Source_20_Code">
      <style:text-properties officeooo:rsid="032f652f" officeooo:paragraph-rsid="032f652f"/>
    </style:style>
    <style:style style:name="P302" style:family="paragraph" style:parent-style-name="Source_20_Code">
      <style:text-properties officeooo:rsid="033071be" officeooo:paragraph-rsid="033071be"/>
    </style:style>
    <style:style style:name="P303" style:family="paragraph" style:parent-style-name="Source_20_Code">
      <style:text-properties officeooo:rsid="03320345" officeooo:paragraph-rsid="03320345"/>
    </style:style>
    <style:style style:name="P304" style:family="paragraph" style:parent-style-name="Source_20_Code">
      <style:text-properties officeooo:rsid="03330b71" officeooo:paragraph-rsid="03330b71"/>
    </style:style>
    <style:style style:name="P305" style:family="paragraph" style:parent-style-name="Source_20_Code">
      <style:text-properties officeooo:rsid="0334ebc2" officeooo:paragraph-rsid="0334ebc2"/>
    </style:style>
    <style:style style:name="P306" style:family="paragraph" style:parent-style-name="Source_20_Code">
      <style:text-properties officeooo:rsid="0335fcce" officeooo:paragraph-rsid="0335fcce"/>
    </style:style>
    <style:style style:name="P307" style:family="paragraph" style:parent-style-name="Source_20_Code">
      <style:text-properties officeooo:rsid="0337d281" officeooo:paragraph-rsid="0337d281"/>
    </style:style>
    <style:style style:name="P308" style:family="paragraph" style:parent-style-name="Source_20_Code">
      <style:text-properties officeooo:rsid="0338887d" officeooo:paragraph-rsid="0338887d"/>
    </style:style>
    <style:style style:name="P309" style:family="paragraph" style:parent-style-name="Source_20_Code">
      <style:text-properties officeooo:rsid="033a47b2" officeooo:paragraph-rsid="033a47b2"/>
    </style:style>
    <style:style style:name="P310" style:family="paragraph" style:parent-style-name="Source_20_Code">
      <style:text-properties officeooo:rsid="033bdde9" officeooo:paragraph-rsid="033bdde9"/>
    </style:style>
    <style:style style:name="P311" style:family="paragraph" style:parent-style-name="Source_20_Code">
      <style:text-properties officeooo:rsid="033c1974" officeooo:paragraph-rsid="033c1974"/>
    </style:style>
    <style:style style:name="P312" style:family="paragraph" style:parent-style-name="Source_20_Code">
      <style:text-properties officeooo:rsid="033de57d" officeooo:paragraph-rsid="033de57d"/>
    </style:style>
    <style:style style:name="P313" style:family="paragraph" style:parent-style-name="Source_20_Code">
      <style:text-properties officeooo:rsid="033f68dc" officeooo:paragraph-rsid="033f68dc"/>
    </style:style>
    <style:style style:name="P314" style:family="paragraph" style:parent-style-name="Source_20_Code">
      <style:text-properties officeooo:rsid="03413c79" officeooo:paragraph-rsid="03413c79"/>
    </style:style>
    <style:style style:name="P315" style:family="paragraph" style:parent-style-name="Source_20_Code">
      <style:text-properties officeooo:rsid="0342e34b" officeooo:paragraph-rsid="0342e34b"/>
    </style:style>
    <style:style style:name="P316" style:family="paragraph" style:parent-style-name="Source_20_Code">
      <style:text-properties officeooo:paragraph-rsid="0342e34b"/>
    </style:style>
    <style:style style:name="P317" style:family="paragraph" style:parent-style-name="Source_20_Code">
      <style:text-properties officeooo:rsid="0343105b" officeooo:paragraph-rsid="0343105b"/>
    </style:style>
    <style:style style:name="P318" style:family="paragraph" style:parent-style-name="Source_20_Code">
      <style:text-properties officeooo:rsid="03441ccb" officeooo:paragraph-rsid="03441ccb"/>
    </style:style>
    <style:style style:name="P319" style:family="paragraph" style:parent-style-name="Source_20_Code">
      <style:text-properties officeooo:rsid="03446bbd" officeooo:paragraph-rsid="03446bbd"/>
    </style:style>
    <style:style style:name="P320" style:family="paragraph" style:parent-style-name="Source_20_Code">
      <style:text-properties officeooo:rsid="034473ae" officeooo:paragraph-rsid="034473ae"/>
    </style:style>
    <style:style style:name="P321" style:family="paragraph" style:parent-style-name="Source_20_Code">
      <style:text-properties officeooo:rsid="0345daa6" officeooo:paragraph-rsid="0345daa6"/>
    </style:style>
    <style:style style:name="P322" style:family="paragraph" style:parent-style-name="Source_20_Code">
      <style:text-properties officeooo:rsid="0347b132" officeooo:paragraph-rsid="0347b132"/>
    </style:style>
    <style:style style:name="P323" style:family="paragraph" style:parent-style-name="Source_20_Code">
      <style:text-properties officeooo:rsid="03496b9f" officeooo:paragraph-rsid="03496b9f"/>
    </style:style>
    <style:style style:name="P324" style:family="paragraph" style:parent-style-name="Source_20_Code">
      <style:text-properties officeooo:rsid="0349d6ce" officeooo:paragraph-rsid="0349d6ce"/>
    </style:style>
    <style:style style:name="P325" style:family="paragraph" style:parent-style-name="Source_20_Code">
      <style:text-properties officeooo:rsid="034a2a80" officeooo:paragraph-rsid="034a2a80"/>
    </style:style>
    <style:style style:name="P326" style:family="paragraph" style:parent-style-name="Source_20_Code">
      <style:text-properties officeooo:rsid="034bb874" officeooo:paragraph-rsid="034bb874"/>
    </style:style>
    <style:style style:name="P327" style:family="paragraph" style:parent-style-name="Source_20_Code">
      <style:text-properties officeooo:rsid="034c7111" officeooo:paragraph-rsid="034c7111"/>
    </style:style>
    <style:style style:name="P328" style:family="paragraph" style:parent-style-name="Source_20_Code">
      <style:text-properties officeooo:rsid="034c72bc" officeooo:paragraph-rsid="034c72bc"/>
    </style:style>
    <style:style style:name="P329" style:family="paragraph" style:parent-style-name="Source_20_Code">
      <style:text-properties officeooo:rsid="034e7033" officeooo:paragraph-rsid="034e7033"/>
    </style:style>
    <style:style style:name="P330" style:family="paragraph" style:parent-style-name="Source_20_Code">
      <style:text-properties officeooo:rsid="034fe312" officeooo:paragraph-rsid="034fe312"/>
    </style:style>
    <style:style style:name="P331" style:family="paragraph" style:parent-style-name="Source_20_Code">
      <style:text-properties officeooo:rsid="035076e4" officeooo:paragraph-rsid="035076e4"/>
    </style:style>
    <style:style style:name="P332" style:family="paragraph" style:parent-style-name="Source_20_Code">
      <style:text-properties officeooo:rsid="03525bff" officeooo:paragraph-rsid="03525bff"/>
    </style:style>
    <style:style style:name="P333" style:family="paragraph" style:parent-style-name="Source_20_Code">
      <style:text-properties officeooo:rsid="0353414f" officeooo:paragraph-rsid="0353414f"/>
    </style:style>
    <style:style style:name="P334" style:family="paragraph" style:parent-style-name="Source_20_Code">
      <style:text-properties officeooo:rsid="0354a72b" officeooo:paragraph-rsid="0354a72b"/>
    </style:style>
    <style:style style:name="P335" style:family="paragraph" style:parent-style-name="Source_20_Code">
      <style:text-properties officeooo:rsid="035603cf" officeooo:paragraph-rsid="035603cf"/>
    </style:style>
    <style:style style:name="P336" style:family="paragraph" style:parent-style-name="Source_20_Code">
      <style:text-properties officeooo:rsid="0356623a" officeooo:paragraph-rsid="0356623a"/>
    </style:style>
    <style:style style:name="P337" style:family="paragraph" style:parent-style-name="Source_20_Code">
      <style:text-properties officeooo:rsid="03576ed5" officeooo:paragraph-rsid="03576ed5"/>
    </style:style>
    <style:style style:name="P338" style:family="paragraph" style:parent-style-name="Source_20_Code">
      <style:text-properties officeooo:rsid="0358757d" officeooo:paragraph-rsid="0358757d"/>
    </style:style>
    <style:style style:name="P339" style:family="paragraph" style:parent-style-name="Source_20_Code">
      <style:text-properties officeooo:rsid="035a55c9" officeooo:paragraph-rsid="035a55c9"/>
    </style:style>
    <style:style style:name="P340" style:family="paragraph" style:parent-style-name="Source_20_Code">
      <style:text-properties officeooo:rsid="035befa3" officeooo:paragraph-rsid="035befa3"/>
    </style:style>
    <style:style style:name="P341" style:family="paragraph" style:parent-style-name="Source_20_Code">
      <style:text-properties officeooo:rsid="035ca069" officeooo:paragraph-rsid="035ca069"/>
    </style:style>
    <style:style style:name="P342" style:family="paragraph" style:parent-style-name="Source_20_Code">
      <style:text-properties officeooo:rsid="035e42f1" officeooo:paragraph-rsid="035e42f1"/>
    </style:style>
    <style:style style:name="P343" style:family="paragraph" style:parent-style-name="Source_20_Code">
      <style:text-properties officeooo:rsid="035f4a5f" officeooo:paragraph-rsid="035f4a5f"/>
    </style:style>
    <style:style style:name="P344" style:family="paragraph" style:parent-style-name="Source_20_Code">
      <style:text-properties officeooo:rsid="035f62b4" officeooo:paragraph-rsid="035f62b4"/>
    </style:style>
    <style:style style:name="P345" style:family="paragraph" style:parent-style-name="Source_20_Code">
      <style:text-properties officeooo:rsid="035fc0a2" officeooo:paragraph-rsid="035fc0a2"/>
    </style:style>
    <style:style style:name="P346" style:family="paragraph" style:parent-style-name="Source_20_Code">
      <style:text-properties officeooo:rsid="0360c048" officeooo:paragraph-rsid="0360c048"/>
    </style:style>
    <style:style style:name="P347" style:family="paragraph" style:parent-style-name="Source_20_Code">
      <style:text-properties officeooo:rsid="0361211f" officeooo:paragraph-rsid="0361211f"/>
    </style:style>
    <style:style style:name="P348" style:family="paragraph" style:parent-style-name="Source_20_Code">
      <style:text-properties officeooo:rsid="036171e6" officeooo:paragraph-rsid="036171e6"/>
    </style:style>
    <style:style style:name="P349" style:family="paragraph" style:parent-style-name="Source_20_Code">
      <style:text-properties officeooo:rsid="036301c5" officeooo:paragraph-rsid="036301c5"/>
    </style:style>
    <style:style style:name="P350" style:family="paragraph" style:parent-style-name="Source_20_Code">
      <style:text-properties officeooo:rsid="036380b1" officeooo:paragraph-rsid="036380b1"/>
    </style:style>
    <style:style style:name="P351" style:family="paragraph" style:parent-style-name="Source_20_Code">
      <style:text-properties officeooo:rsid="03656fac" officeooo:paragraph-rsid="03656fac"/>
    </style:style>
    <style:style style:name="P352" style:family="paragraph" style:parent-style-name="Source_20_Code">
      <style:text-properties officeooo:rsid="036663d1" officeooo:paragraph-rsid="036663d1"/>
    </style:style>
    <style:style style:name="P353" style:family="paragraph" style:parent-style-name="Source_20_Code">
      <style:text-properties officeooo:rsid="03684e4f" officeooo:paragraph-rsid="03684e4f"/>
    </style:style>
    <style:style style:name="P354" style:family="paragraph" style:parent-style-name="Source_20_Code">
      <style:text-properties officeooo:rsid="036a11d7" officeooo:paragraph-rsid="036a11d7"/>
    </style:style>
    <style:style style:name="P355" style:family="paragraph" style:parent-style-name="Source_20_Code">
      <style:text-properties officeooo:rsid="036b15c8" officeooo:paragraph-rsid="036b15c8"/>
    </style:style>
    <style:style style:name="P356" style:family="paragraph" style:parent-style-name="Source_20_Code">
      <style:text-properties officeooo:rsid="036ca990" officeooo:paragraph-rsid="036ca990"/>
    </style:style>
    <style:style style:name="P357" style:family="paragraph" style:parent-style-name="Source_20_Code">
      <style:text-properties officeooo:rsid="036d073a" officeooo:paragraph-rsid="036d073a"/>
    </style:style>
    <style:style style:name="P358" style:family="paragraph" style:parent-style-name="Source_20_Code">
      <style:text-properties officeooo:rsid="036dd217" officeooo:paragraph-rsid="036dd217"/>
    </style:style>
    <style:style style:name="P359" style:family="paragraph" style:parent-style-name="Source_20_Code">
      <style:text-properties officeooo:rsid="036e3f53" officeooo:paragraph-rsid="036e3f53"/>
    </style:style>
    <style:style style:name="P360" style:family="paragraph" style:parent-style-name="Source_20_Code">
      <style:text-properties officeooo:rsid="036e9dd3" officeooo:paragraph-rsid="036e9dd3"/>
    </style:style>
    <style:style style:name="P361" style:family="paragraph" style:parent-style-name="Source_20_Code">
      <style:text-properties officeooo:rsid="036eb136" officeooo:paragraph-rsid="036eb136"/>
    </style:style>
    <style:style style:name="P362" style:family="paragraph" style:parent-style-name="Source_20_Code">
      <style:text-properties officeooo:rsid="036f4fe3" officeooo:paragraph-rsid="036f4fe3"/>
    </style:style>
    <style:style style:name="P363" style:family="paragraph" style:parent-style-name="Source_20_Code">
      <style:text-properties officeooo:rsid="03701f5e" officeooo:paragraph-rsid="03701f5e"/>
    </style:style>
    <style:style style:name="P364" style:family="paragraph" style:parent-style-name="Source_20_Code">
      <style:text-properties officeooo:rsid="03717d1f" officeooo:paragraph-rsid="03717d1f"/>
    </style:style>
    <style:style style:name="P365" style:family="paragraph" style:parent-style-name="Source_20_Code">
      <style:text-properties officeooo:rsid="037428c2" officeooo:paragraph-rsid="037428c2"/>
    </style:style>
    <style:style style:name="P366" style:family="paragraph" style:parent-style-name="Source_20_Code">
      <style:text-properties officeooo:rsid="03763765" officeooo:paragraph-rsid="03763765"/>
    </style:style>
    <style:style style:name="P367" style:family="paragraph" style:parent-style-name="Source_20_Code">
      <style:text-properties officeooo:rsid="0376d1e9" officeooo:paragraph-rsid="0376d1e9"/>
    </style:style>
    <style:style style:name="P368" style:family="paragraph" style:parent-style-name="Source_20_Code">
      <style:text-properties officeooo:rsid="0377fe16" officeooo:paragraph-rsid="0377fe16"/>
    </style:style>
    <style:style style:name="P369" style:family="paragraph" style:parent-style-name="Source_20_Code">
      <style:text-properties officeooo:rsid="0379ac87" officeooo:paragraph-rsid="0379ac87"/>
    </style:style>
    <style:style style:name="P370" style:family="paragraph" style:parent-style-name="Source_20_Code">
      <style:text-properties officeooo:rsid="037a5794" officeooo:paragraph-rsid="037a5794"/>
    </style:style>
    <style:style style:name="P371" style:family="paragraph" style:parent-style-name="Source_20_Code">
      <style:text-properties officeooo:rsid="037ab1df" officeooo:paragraph-rsid="037ab1df"/>
    </style:style>
    <style:style style:name="P372" style:family="paragraph" style:parent-style-name="Source_20_Code">
      <style:text-properties officeooo:rsid="037c2e75" officeooo:paragraph-rsid="037c2e75"/>
    </style:style>
    <style:style style:name="P373" style:family="paragraph" style:parent-style-name="Source_20_Code">
      <style:text-properties officeooo:rsid="037da5fa" officeooo:paragraph-rsid="037da5fa"/>
    </style:style>
    <style:style style:name="P374" style:family="paragraph" style:parent-style-name="Source_20_Code">
      <style:text-properties officeooo:rsid="037e9861" officeooo:paragraph-rsid="037e9861"/>
    </style:style>
    <style:style style:name="P375" style:family="paragraph" style:parent-style-name="Source_20_Code">
      <style:text-properties officeooo:rsid="037f0d14" officeooo:paragraph-rsid="037f0d14"/>
    </style:style>
    <style:style style:name="P376" style:family="paragraph" style:parent-style-name="Source_20_Code">
      <style:text-properties officeooo:rsid="037ffc33" officeooo:paragraph-rsid="037ffc33"/>
    </style:style>
    <style:style style:name="P377" style:family="paragraph" style:parent-style-name="Illustration">
      <style:paragraph-properties>
        <style:tab-stops>
          <style:tab-stop style:position="16.999cm" style:type="right" style:leader-style="dotted" style:leader-text="."/>
        </style:tab-stops>
      </style:paragraph-properties>
    </style:style>
    <style:style style:name="P378" style:family="paragraph" style:parent-style-name="Contents_20_1">
      <style:paragraph-properties>
        <style:tab-stops>
          <style:tab-stop style:position="16.999cm" style:type="right" style:leader-style="dotted" style:leader-text="."/>
        </style:tab-stops>
      </style:paragraph-properties>
    </style:style>
    <style:style style:name="P379" style:family="paragraph" style:parent-style-name="Contents_20_2">
      <style:paragraph-properties>
        <style:tab-stops>
          <style:tab-stop style:position="16.499cm" style:type="right" style:leader-style="dotted" style:leader-text="."/>
        </style:tab-stops>
      </style:paragraph-properties>
    </style:style>
    <style:style style:name="P380" style:family="paragraph" style:parent-style-name="Heading_20_3">
      <style:text-properties fo:language="bg" fo:country="BG"/>
    </style:style>
    <style:style style:name="P381" style:family="paragraph" style:parent-style-name="Heading_20_3">
      <style:text-properties fo:language="bg" fo:country="BG" officeooo:paragraph-rsid="00771be5"/>
    </style:style>
    <style:style style:name="P382" style:family="paragraph" style:parent-style-name="Heading_20_3">
      <style:text-properties officeooo:rsid="01c9b453"/>
    </style:style>
    <style:style style:name="P383" style:family="paragraph" style:parent-style-name="Heading_20_3">
      <style:text-properties officeooo:paragraph-rsid="01ec0377"/>
    </style:style>
    <style:style style:name="P384" style:family="paragraph" style:parent-style-name="Heading_20_3">
      <style:text-properties officeooo:rsid="032046a1"/>
    </style:style>
    <style:style style:name="P385" style:family="paragraph" style:parent-style-name="Contents_20_3">
      <style:paragraph-properties>
        <style:tab-stops>
          <style:tab-stop style:position="16cm" style:type="right" style:leader-style="dotted" style:leader-text="."/>
        </style:tab-stops>
      </style:paragraph-properties>
    </style:style>
    <style:style style:name="P38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87" style:family="paragraph" style:parent-style-name="Standard">
      <style:text-properties fo:language="bg" fo:country="BG" officeooo:paragraph-rsid="028b36de"/>
    </style:style>
    <style:style style:name="P388" style:family="paragraph" style:parent-style-name="Standard">
      <style:text-properties fo:language="bg" fo:country="BG" officeooo:paragraph-rsid="03d13976"/>
    </style:style>
    <style:style style:name="P389" style:family="paragraph" style:parent-style-name="Standard">
      <style:text-properties fo:language="bg" fo:country="BG" officeooo:paragraph-rsid="03d13e02"/>
    </style:style>
    <style:style style:name="P390" style:family="paragraph" style:parent-style-name="Standard">
      <style:text-properties fo:language="bg" fo:country="BG" officeooo:paragraph-rsid="03d32f6f"/>
    </style:style>
    <style:style style:name="P391" style:family="paragraph" style:parent-style-name="Standard">
      <style:text-properties fo:language="bg" fo:country="BG" officeooo:paragraph-rsid="03d419bf"/>
    </style:style>
    <style:style style:name="P392" style:family="paragraph" style:parent-style-name="Heading_20_1">
      <style:paragraph-properties fo:break-before="page"/>
    </style:style>
    <style:style style:name="P393"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4" style:family="paragraph" style:parent-style-name="Heading_20_1">
      <style:paragraph-properties fo:break-before="page"/>
      <style:text-properties fo:language="bg" fo:country="BG" officeooo:paragraph-rsid="001f2376"/>
    </style:style>
    <style:style style:name="P395" style:family="paragraph" style:parent-style-name="Heading_20_2">
      <style:text-properties officeooo:rsid="02a92d64" officeooo:paragraph-rsid="03d5b142"/>
    </style:style>
    <style:style style:name="P396" style:family="paragraph" style:parent-style-name="Heading_20_2">
      <style:text-properties officeooo:rsid="005cb816"/>
    </style:style>
    <style:style style:name="P397" style:family="paragraph" style:parent-style-name="Heading_20_2">
      <style:text-properties officeooo:paragraph-rsid="01ae5132"/>
    </style:style>
    <style:style style:name="P398" style:family="paragraph" style:parent-style-name="Heading_20_2">
      <style:text-properties officeooo:rsid="01b45392"/>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6">БЪЛГАРСКА <text:s/>АКАДЕМИЯ <text:s/>НА <text:s/>НАУКИТЕ</text:p>
      <text:p text:style-name="P2"/>
      <text:p text:style-name="P93">ИНСТИТУТ ПО ИНФОРМАЦИОННИ </text:p>
      <text:p text:style-name="P98">И КОМУНИКАЦИОННИ ТЕХНОЛОГИИ</text:p>
      <text:p text:style-name="P2"/>
      <text:p text:style-name="P2"/>
      <text:p text:style-name="P94">Д И С Е Р Т А Ц И Я</text:p>
      <text:p text:style-name="P95">ЗА ПРИСЪЖДАНЕ НА ОБРАЗОВАТЕЛНА </text:p>
      <text:p text:style-name="P95">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9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8"><text:a xlink:type="simple" xlink:href="#__RefHeading__144_63795308" text:style-name="Index_20_Link" text:visited-style-name="Index_20_Link">Съдържание<text:tab/>2</text:a></text:p>
          <text:p text:style-name="P378"><text:a xlink:type="simple" xlink:href="#__RefHeading___Toc58934_137680543" text:style-name="Index_20_Link" text:visited-style-name="Index_20_Link">Благодарности<text:tab/>8</text:a></text:p>
          <text:p text:style-name="P378"><text:a xlink:type="simple" xlink:href="#__RefHeading__146_63795308" text:style-name="Index_20_Link" text:visited-style-name="Index_20_Link">Увод<text:tab/>9</text:a></text:p>
          <text:p text:style-name="P378"><text:a xlink:type="simple" xlink:href="#__RefHeading__148_63795308" text:style-name="Index_20_Link" text:visited-style-name="Index_20_Link">Глава 1 - Обзор на системи за прогнозиране на времеви редове<text:tab/>11</text:a></text:p>
          <text:p text:style-name="P379"><text:a xlink:type="simple" xlink:href="#__RefHeading___Toc4533_1119578745" text:style-name="Index_20_Link" text:visited-style-name="Index_20_Link"><text:s/>1.1 ИНМ обучавани с евристични алгоритми<text:tab/>11</text:a></text:p>
          <text:p text:style-name="P379"><text:a xlink:type="simple" xlink:href="#__RefHeading___Toc4535_1119578745" text:style-name="Index_20_Link" text:visited-style-name="Index_20_Link"><text:s/>1.2 Използване на евристики за оптимизация на топологията, която ИНМ използва<text:tab/>13</text:a></text:p>
          <text:p text:style-name="P379"><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79"><text:a xlink:type="simple" xlink:href="#__RefHeading___Toc5046_650950105" text:style-name="Index_20_Link" text:visited-style-name="Index_20_Link"><text:s/>1.4 Хибридни модели с точни числени методи и/или евристични<text:tab/>16</text:a></text:p>
          <text:p text:style-name="P379"><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8</text:a></text:p>
          <text:p text:style-name="P379"><text:a xlink:type="simple" xlink:href="#__RefHeading___Toc58948_484695892" text:style-name="Index_20_Link" text:visited-style-name="Index_20_Link"><text:s/>1.6 Алгоритми за пресмятане в разпределена среда<text:tab/>19</text:a></text:p>
          <text:p text:style-name="P379"><text:a xlink:type="simple" xlink:href="#__RefHeading___Toc4788_1119578745" text:style-name="Index_20_Link" text:visited-style-name="Index_20_Link"><text:s/>1.7 Анализ, проблеми, цели и задачи<text:tab/>28</text:a></text:p>
          <text:p text:style-name="P385"><text:a xlink:type="simple" xlink:href="#__RefHeading___Toc4790_1119578745" text:style-name="Index_20_Link" text:visited-style-name="Index_20_Link"><text:s/>1.7.1 Анализ<text:tab/>28</text:a></text:p>
          <text:p text:style-name="P385"><text:a xlink:type="simple" xlink:href="#__RefHeading___Toc4792_1119578745" text:style-name="Index_20_Link" text:visited-style-name="Index_20_Link"><text:s/>1.7.2 Цели<text:tab/>29</text:a></text:p>
          <text:p text:style-name="P385"><text:a xlink:type="simple" xlink:href="#__RefHeading___Toc4794_1119578745" text:style-name="Index_20_Link" text:visited-style-name="Index_20_Link"><text:s/>1.7.3 Задачи<text:tab/>29</text:a></text:p>
          <text:p text:style-name="P378"><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79"><text:a xlink:type="simple" xlink:href="#__RefHeading__2955_724005782" text:style-name="Index_20_Link" text:visited-style-name="Index_20_Link"><text:s/>2.1 Формулиране на проблема<text:tab/>30</text:a></text:p>
          <text:p text:style-name="P379"><text:a xlink:type="simple" xlink:href="#__RefHeading__2957_724005782" text:style-name="Index_20_Link" text:visited-style-name="Index_20_Link"><text:s/>2.2 Времеви редове<text:tab/>31</text:a></text:p>
          <text:p text:style-name="P379"><text:a xlink:type="simple" xlink:href="#__RefHeading__2959_724005782" text:style-name="Index_20_Link" text:visited-style-name="Index_20_Link"><text:s/>2.3 Изкуствени невронни мрежи<text:tab/>31</text:a></text:p>
          <text:p text:style-name="P379"><text:a xlink:type="simple" xlink:href="#__RefHeading__2961_724005782" text:style-name="Index_20_Link" text:visited-style-name="Index_20_Link"><text:s/>2.4 Диференциална еволюция<text:tab/>32</text:a></text:p>
          <text:p text:style-name="P379"><text:a xlink:type="simple" xlink:href="#__RefHeading__2963_724005782" text:style-name="Index_20_Link" text:visited-style-name="Index_20_Link"><text:s/>2.5 Изчисления в разпределена среда<text:tab/>33</text:a></text:p>
          <text:p text:style-name="P379"><text:a xlink:type="simple" xlink:href="#__RefHeading__2965_724005782" text:style-name="Index_20_Link" text:visited-style-name="Index_20_Link"><text:s/>2.6 Система за прогнозиран<text:tab/>34</text:a></text:p>
          <text:p text:style-name="P385"><text:a xlink:type="simple" xlink:href="#__RefHeading__3314_724005782" text:style-name="Index_20_Link" text:visited-style-name="Index_20_Link"><text:s/>2.6.1 Структура на ИНМ<text:tab/>37</text:a></text:p>
          <text:p text:style-name="P385"><text:a xlink:type="simple" xlink:href="#__RefHeading__3316_724005782" text:style-name="Index_20_Link" text:visited-style-name="Index_20_Link"><text:s/>2.6.2 Изчисления от входа към изхода<text:tab/>39</text:a></text:p>
          <text:p text:style-name="P385"><text:a xlink:type="simple" xlink:href="#__RefHeading__3318_724005782" text:style-name="Index_20_Link" text:visited-style-name="Index_20_Link"><text:s/>2.6.3 Манипулация на теглата в ИНМ с ДЕ<text:tab/>40</text:a></text:p>
          <text:p text:style-name="P385"><text:a xlink:type="simple" xlink:href="#__RefHeading__3320_724005782" text:style-name="Index_20_Link" text:visited-style-name="Index_20_Link"><text:s/>2.6.4 Представяне на входните и изходните данни<text:tab/>42</text:a></text:p>
          <text:p text:style-name="P385"><text:a xlink:type="simple" xlink:href="#__RefHeading__1941_564051341" text:style-name="Index_20_Link" text:visited-style-name="Index_20_Link"><text:s/>2.6.5 Оценка на индивидите в популацията<text:tab/>43</text:a></text:p>
          <text:p text:style-name="P385"><text:a xlink:type="simple" xlink:href="#__RefHeading__1943_564051341" text:style-name="Index_20_Link" text:visited-style-name="Index_20_Link"><text:s/>2.6.6 Хибридна реализация с ДЕ и ОРГ<text:tab/>44</text:a></text:p>
          <text:p text:style-name="P385"><text:a xlink:type="simple" xlink:href="#__RefHeading__1945_564051341" text:style-name="Index_20_Link" text:visited-style-name="Index_20_Link"><text:s/>2.6.7 Обучение на ИНМ с ДЕ в ИРС<text:tab/>45</text:a></text:p>
          <text:p text:style-name="P378"><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79"><text:a xlink:type="simple" xlink:href="#__RefHeading___Toc2209_325322275" text:style-name="Index_20_Link" text:visited-style-name="Index_20_Link"><text:s/>3.1 Входна информация в разработената система<text:tab/>48</text:a></text:p>
          <text:p text:style-name="P379"><text:a xlink:type="simple" xlink:href="#__RefHeading___Toc2227_325322275" text:style-name="Index_20_Link" text:visited-style-name="Index_20_Link"><text:s/>3.2 Изчисления в разпределена среда<text:tab/>49</text:a></text:p>
          <text:p text:style-name="P379"><text:a xlink:type="simple" xlink:href="#__RefHeading___Toc2955_2025852820" text:style-name="Index_20_Link" text:visited-style-name="Index_20_Link"><text:s/>3.3 Избор на инструменти за разработка<text:tab/>49</text:a></text:p>
          <text:p text:style-name="P385"><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85"><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79"><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79"><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79"><text:a xlink:type="simple" xlink:href="#__RefHeading___Toc10174_594487062" text:style-name="Index_20_Link" text:visited-style-name="Index_20_Link"><text:s/>3.6 Бак енд модул за наблюдение и настройване на системата<text:tab/>63</text:a></text:p>
          <text:p text:style-name="P379"><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78"><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79"><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79"><text:a xlink:type="simple" xlink:href="#__RefHeading___Toc3707_327085497" text:style-name="Index_20_Link" text:visited-style-name="Index_20_Link"><text:s/>4.2 Сравнение между C++ и AJAX, при правия пас на ИНМ<text:tab/>75</text:a></text:p>
          <text:p text:style-name="P379"><text:a xlink:type="simple" xlink:href="#__RefHeading___Toc3709_327085497" text:style-name="Index_20_Link" text:visited-style-name="Index_20_Link"><text:s/>4.3 Сравнение между различни топологии на ИНМ<text:tab/>80</text:a></text:p>
          <text:p text:style-name="P385"><text:a xlink:type="simple" xlink:href="#__RefHeading___Toc3711_327085497" text:style-name="Index_20_Link" text:visited-style-name="Index_20_Link"><text:s/>4.3.1 Сравнение между пълно-свързана и трислойна ИНМ<text:tab/>80</text:a></text:p>
          <text:p text:style-name="P385"><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79"><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78"><text:a xlink:type="simple" xlink:href="#__RefHeading__156_63795308" text:style-name="Index_20_Link" text:visited-style-name="Index_20_Link">Приноси<text:tab/>86</text:a></text:p>
          <text:p text:style-name="P378"><text:a xlink:type="simple" xlink:href="#__RefHeading__158_63795308" text:style-name="Index_20_Link" text:visited-style-name="Index_20_Link">Заключение<text:tab/>87</text:a></text:p>
          <text:p text:style-name="P378"><text:a xlink:type="simple" xlink:href="#__RefHeading___Toc11366_1918512102" text:style-name="Index_20_Link" text:visited-style-name="Index_20_Link">Списък със съкращенията<text:tab/>89</text:a></text:p>
          <text:p text:style-name="P378"><text:a xlink:type="simple" xlink:href="#__RefHeading___Toc11368_1918512102" text:style-name="Index_20_Link" text:visited-style-name="Index_20_Link">Речник на използваните термини<text:tab/>90</text:a></text:p>
          <text:p text:style-name="P378"><text:a xlink:type="simple" xlink:href="#__RefHeading__160_63795308" text:style-name="Index_20_Link" text:visited-style-name="Index_20_Link">Библиография<text:tab/>91</text:a></text:p>
          <text:p text:style-name="P378"><text:a xlink:type="simple" xlink:href="#__RefHeading__162_63795308" text:style-name="Index_20_Link" text:visited-style-name="Index_20_Link">Списък с публикациите по дисертационната работа<text:tab/>119</text:a></text:p>
          <text:p text:style-name="P378"><text:a xlink:type="simple" xlink:href="#__RefHeading__725_533363062" text:style-name="Index_20_Link" text:visited-style-name="Index_20_Link">Списък с цитирания и реферирания<text:tab/>120</text:a></text:p>
          <text:p text:style-name="P378"><text:a xlink:type="simple" xlink:href="#__RefHeading___Toc3274_594487062" text:style-name="Index_20_Link" text:visited-style-name="Index_20_Link">Списък с дипломни работи по темата на дисертационната работа<text:tab/>121</text:a></text:p>
          <text:p text:style-name="P378"><text:a xlink:type="simple" xlink:href="#__RefHeading___Toc4489_1750581957" text:style-name="Index_20_Link" text:visited-style-name="Index_20_Link">Списък на фигурите<text:tab/>122</text:a></text:p>
          <text:p text:style-name="P378"><text:a xlink:type="simple" xlink:href="#__RefHeading___Toc4491_1750581957" text:style-name="Index_20_Link" text:visited-style-name="Index_20_Link">Списък на таблиците<text:tab/>124</text:a></text:p>
          <text:p text:style-name="P378"><text:a xlink:type="simple" xlink:href="#__RefHeading___Toc5676_1486593966" text:style-name="Index_20_Link" text:visited-style-name="Index_20_Link">Приложение А – програмен код<text:tab/>126</text:a></text:p>
          <text:p text:style-name="P385"><text:a xlink:type="simple" xlink:href="#__RefHeading___Toc5678_1486593966" text:style-name="Index_20_Link" text:visited-style-name="Index_20_Link"><text:s/>format.bat<text:tab/>126</text:a></text:p>
          <text:p text:style-name="P385"><text:a xlink:type="simple" xlink:href="#__RefHeading___Toc5680_1486593966" text:style-name="Index_20_Link" text:visited-style-name="Index_20_Link"><text:s/>ANN.js<text:tab/>126</text:a></text:p>
          <text:p text:style-name="P385"><text:a xlink:type="simple" xlink:href="#__RefHeading___Toc5682_1486593966" text:style-name="Index_20_Link" text:visited-style-name="Index_20_Link"><text:s/>ANNInput.js<text:tab/>135</text:a></text:p>
          <text:p text:style-name="P385"><text:soft-page-break/><text:a xlink:type="simple" xlink:href="#__RefHeading___Toc5684_1486593966" text:style-name="Index_20_Link" text:visited-style-name="Index_20_Link"><text:s/>ANNOutput.js<text:tab/>136</text:a></text:p>
          <text:p text:style-name="P385"><text:a xlink:type="simple" xlink:href="#__RefHeading___Toc5686_1486593966" text:style-name="Index_20_Link" text:visited-style-name="Index_20_Link"><text:s/>ActivitiesMatrix.js<text:tab/>137</text:a></text:p>
          <text:p text:style-name="P385"><text:a xlink:type="simple" xlink:href="#__RefHeading___Toc5688_1486593966" text:style-name="Index_20_Link" text:visited-style-name="Index_20_Link"><text:s/>Chromosome.js<text:tab/>138</text:a></text:p>
          <text:p text:style-name="P385"><text:a xlink:type="simple" xlink:href="#__RefHeading___Toc5690_1486593966" text:style-name="Index_20_Link" text:visited-style-name="Index_20_Link"><text:s/>Counter.js<text:tab/>140</text:a></text:p>
          <text:p text:style-name="P385"><text:a xlink:type="simple" xlink:href="#__RefHeading___Toc5692_1486593966" text:style-name="Index_20_Link" text:visited-style-name="Index_20_Link"><text:s/>CrossoverType.js<text:tab/>141</text:a></text:p>
          <text:p text:style-name="P385"><text:a xlink:type="simple" xlink:href="#__RefHeading___Toc5694_1486593966" text:style-name="Index_20_Link" text:visited-style-name="Index_20_Link"><text:s/>DE.js<text:tab/>142</text:a></text:p>
          <text:p text:style-name="P385"><text:a xlink:type="simple" xlink:href="#__RefHeading___Toc5696_1486593966" text:style-name="Index_20_Link" text:visited-style-name="Index_20_Link"><text:s/>HttpCommunicator.js<text:tab/>146</text:a></text:p>
          <text:p text:style-name="P385"><text:a xlink:type="simple" xlink:href="#__RefHeading___Toc5698_1486593966" text:style-name="Index_20_Link" text:visited-style-name="Index_20_Link"><text:s/>JsonHttpCommunicator.js<text:tab/>147</text:a></text:p>
          <text:p text:style-name="P385"><text:a xlink:type="simple" xlink:href="#__RefHeading___Toc5700_1486593966" text:style-name="Index_20_Link" text:visited-style-name="Index_20_Link"><text:s/>ModelParameters.js<text:tab/>154</text:a></text:p>
          <text:p text:style-name="P385"><text:a xlink:type="simple" xlink:href="#__RefHeading___Toc5702_1486593966" text:style-name="Index_20_Link" text:visited-style-name="Index_20_Link"><text:s/>Neuron.js<text:tab/>155</text:a></text:p>
          <text:p text:style-name="P385"><text:a xlink:type="simple" xlink:href="#__RefHeading___Toc5704_1486593966" text:style-name="Index_20_Link" text:visited-style-name="Index_20_Link"><text:s/>NeuronType.js<text:tab/>159</text:a></text:p>
          <text:p text:style-name="P385"><text:a xlink:type="simple" xlink:href="#__RefHeading___Toc5706_1486593966" text:style-name="Index_20_Link" text:visited-style-name="Index_20_Link"><text:s/>NeuronsList.js<text:tab/>160</text:a></text:p>
          <text:p text:style-name="P385"><text:a xlink:type="simple" xlink:href="#__RefHeading___Toc5708_1486593966" text:style-name="Index_20_Link" text:visited-style-name="Index_20_Link"><text:s/>Population.js<text:tab/>162</text:a></text:p>
          <text:p text:style-name="P385"><text:a xlink:type="simple" xlink:href="#__RefHeading___Toc5710_1486593966" text:style-name="Index_20_Link" text:visited-style-name="Index_20_Link"><text:s/>RateInfo.js<text:tab/>164</text:a></text:p>
          <text:p text:style-name="P385"><text:a xlink:type="simple" xlink:href="#__RefHeading___Toc5712_1486593966" text:style-name="Index_20_Link" text:visited-style-name="Index_20_Link"><text:s/>TimePeriod.js<text:tab/>164</text:a></text:p>
          <text:p text:style-name="P385"><text:a xlink:type="simple" xlink:href="#__RefHeading___Toc5714_1486593966" text:style-name="Index_20_Link" text:visited-style-name="Index_20_Link"><text:s/>Trainer.js<text:tab/>165</text:a></text:p>
          <text:p text:style-name="P385"><text:a xlink:type="simple" xlink:href="#__RefHeading___Toc5716_1486593966" text:style-name="Index_20_Link" text:visited-style-name="Index_20_Link"><text:s/>TrainingExample.js<text:tab/>168</text:a></text:p>
          <text:p text:style-name="P385"><text:a xlink:type="simple" xlink:href="#__RefHeading___Toc5718_1486593966" text:style-name="Index_20_Link" text:visited-style-name="Index_20_Link"><text:s/>TrainingSet.js<text:tab/>169</text:a></text:p>
          <text:p text:style-name="P385"><text:a xlink:type="simple" xlink:href="#__RefHeading___Toc5720_1486593966" text:style-name="Index_20_Link" text:visited-style-name="Index_20_Link"><text:s/>WeightsMatrix.js<text:tab/>175</text:a></text:p>
          <text:p text:style-name="P385"><text:a xlink:type="simple" xlink:href="#__RefHeading___Toc5722_1486593966" text:style-name="Index_20_Link" text:visited-style-name="Index_20_Link"><text:s/>cstdlib.js<text:tab/>176</text:a></text:p>
          <text:p text:style-name="P385"><text:a xlink:type="simple" xlink:href="#__RefHeading___Toc5724_1486593966" text:style-name="Index_20_Link" text:visited-style-name="Index_20_Link"><text:s/>ctime.js<text:tab/>176</text:a></text:p>
          <text:p text:style-name="P385"><text:a xlink:type="simple" xlink:href="#__RefHeading___Toc5726_1486593966" text:style-name="Index_20_Link" text:visited-style-name="Index_20_Link"><text:s/>index.html<text:tab/>177</text:a></text:p>
          <text:p text:style-name="P385"><text:a xlink:type="simple" xlink:href="#__RefHeading___Toc5728_1486593966" text:style-name="Index_20_Link" text:visited-style-name="Index_20_Link"><text:s/>style.css<text:tab/>180</text:a></text:p>
          <text:p text:style-name="P385"><text:a xlink:type="simple" xlink:href="#__RefHeading___Toc5730_1486593966" text:style-name="Index_20_Link" text:visited-style-name="Index_20_Link"><text:s/>build.bat<text:tab/>183</text:a></text:p>
          <text:p text:style-name="P385"><text:a xlink:type="simple" xlink:href="#__RefHeading___Toc5732_1486593966" text:style-name="Index_20_Link" text:visited-style-name="Index_20_Link"><text:s/>index.html<text:tab/>184</text:a></text:p>
          <text:p text:style-name="P385"><text:a xlink:type="simple" xlink:href="#__RefHeading___Toc5734_1486593966" text:style-name="Index_20_Link" text:visited-style-name="Index_20_Link"><text:s/>ArtificialNeuralNetwork.java<text:tab/>184</text:a></text:p>
          <text:p text:style-name="P385"><text:a xlink:type="simple" xlink:href="#__RefHeading___Toc5736_1486593966" text:style-name="Index_20_Link" text:visited-style-name="Index_20_Link"><text:s/>ConnectionPane.java<text:tab/>186</text:a></text:p>
          <text:p text:style-name="P385"><text:a xlink:type="simple" xlink:href="#__RefHeading___Toc5738_1486593966" text:style-name="Index_20_Link" text:visited-style-name="Index_20_Link"><text:s/>DatabaseHelper.java<text:tab/>188</text:a></text:p>
          <text:p text:style-name="P385"><text:a xlink:type="simple" xlink:href="#__RefHeading___Toc5740_1486593966" text:style-name="Index_20_Link" text:visited-style-name="Index_20_Link"><text:s/>DeleteAnnPane.java<text:tab/>199</text:a></text:p>
          <text:p text:style-name="P385"><text:a xlink:type="simple" xlink:href="#__RefHeading___Toc5742_1486593966" text:style-name="Index_20_Link" text:visited-style-name="Index_20_Link"><text:s/>DrawingPane.java<text:tab/>201</text:a></text:p>
          <text:p text:style-name="P385"><text:a xlink:type="simple" xlink:href="#__RefHeading___Toc5744_1486593966" text:style-name="Index_20_Link" text:visited-style-name="Index_20_Link"><text:s/>InformationMessages.java<text:tab/>208</text:a></text:p>
          <text:p text:style-name="P385"><text:a xlink:type="simple" xlink:href="#__RefHeading___Toc5746_1486593966" text:style-name="Index_20_Link" text:visited-style-name="Index_20_Link"><text:s/>LoginPane.java<text:tab/>209</text:a></text:p>
          <text:p text:style-name="P385"><text:a xlink:type="simple" xlink:href="#__RefHeading___Toc5748_1486593966" text:style-name="Index_20_Link" text:visited-style-name="Index_20_Link"><text:s/>NetworkPane.java<text:tab/>211</text:a></text:p>
          <text:p text:style-name="P385"><text:a xlink:type="simple" xlink:href="#__RefHeading___Toc5750_1486593966" text:style-name="Index_20_Link" text:visited-style-name="Index_20_Link"><text:s/>NeuronPane.java<text:tab/>216</text:a></text:p>
          <text:p text:style-name="P385"><text:soft-page-break/><text:a xlink:type="simple" xlink:href="#__RefHeading___Toc5752_1486593966" text:style-name="Index_20_Link" text:visited-style-name="Index_20_Link"><text:s/>NewAnnPane.java<text:tab/>219</text:a></text:p>
          <text:p text:style-name="P385"><text:a xlink:type="simple" xlink:href="#__RefHeading___Toc5754_1486593966" text:style-name="Index_20_Link" text:visited-style-name="Index_20_Link"><text:s/>SettingsPane.java<text:tab/>222</text:a></text:p>
          <text:p text:style-name="P385"><text:a xlink:type="simple" xlink:href="#__RefHeading___Toc5756_1486593966" text:style-name="Index_20_Link" text:visited-style-name="Index_20_Link"><text:s/>SymbolPeriodKeyValue.java<text:tab/>230</text:a></text:p>
          <text:p text:style-name="P385"><text:a xlink:type="simple" xlink:href="#__RefHeading___Toc5758_1486593966" text:style-name="Index_20_Link" text:visited-style-name="Index_20_Link"><text:s/>Texts.java<text:tab/>232</text:a></text:p>
          <text:p text:style-name="P385"><text:a xlink:type="simple" xlink:href="#__RefHeading___Toc5760_1486593966" text:style-name="Index_20_Link" text:visited-style-name="Index_20_Link"><text:s/>Util.java<text:tab/>236</text:a></text:p>
          <text:p text:style-name="P385"><text:a xlink:type="simple" xlink:href="#__RefHeading___Toc5762_1486593966" text:style-name="Index_20_Link" text:visited-style-name="Index_20_Link"><text:s/>VitoshaTradeApplet.java<text:tab/>238</text:a></text:p>
          <text:p text:style-name="P385"><text:a xlink:type="simple" xlink:href="#__RefHeading___Toc5764_1486593966" text:style-name="Index_20_Link" text:visited-style-name="Index_20_Link"><text:s/>ANN.cpp<text:tab/>245</text:a></text:p>
          <text:p text:style-name="P385"><text:a xlink:type="simple" xlink:href="#__RefHeading___Toc5766_1486593966" text:style-name="Index_20_Link" text:visited-style-name="Index_20_Link"><text:s/>ANN.h<text:tab/>252</text:a></text:p>
          <text:p text:style-name="P385"><text:a xlink:type="simple" xlink:href="#__RefHeading___Toc5768_1486593966" text:style-name="Index_20_Link" text:visited-style-name="Index_20_Link"><text:s/>ANNIO.cpp<text:tab/>258</text:a></text:p>
          <text:p text:style-name="P385"><text:a xlink:type="simple" xlink:href="#__RefHeading___Toc5770_1486593966" text:style-name="Index_20_Link" text:visited-style-name="Index_20_Link"><text:s/>ANNIO.h<text:tab/>259</text:a></text:p>
          <text:p text:style-name="P385"><text:a xlink:type="simple" xlink:href="#__RefHeading___Toc5772_1486593966" text:style-name="Index_20_Link" text:visited-style-name="Index_20_Link"><text:s/>ANNInput.cpp<text:tab/>261</text:a></text:p>
          <text:p text:style-name="P385"><text:a xlink:type="simple" xlink:href="#__RefHeading___Toc5774_1486593966" text:style-name="Index_20_Link" text:visited-style-name="Index_20_Link"><text:s/>ANNInput.h<text:tab/>261</text:a></text:p>
          <text:p text:style-name="P385"><text:a xlink:type="simple" xlink:href="#__RefHeading___Toc5776_1486593966" text:style-name="Index_20_Link" text:visited-style-name="Index_20_Link"><text:s/>ANNOutput.cpp<text:tab/>262</text:a></text:p>
          <text:p text:style-name="P385"><text:a xlink:type="simple" xlink:href="#__RefHeading___Toc5778_1486593966" text:style-name="Index_20_Link" text:visited-style-name="Index_20_Link"><text:s/>ANNOutput.h<text:tab/>263</text:a></text:p>
          <text:p text:style-name="P385"><text:a xlink:type="simple" xlink:href="#__RefHeading___Toc5780_1486593966" text:style-name="Index_20_Link" text:visited-style-name="Index_20_Link"><text:s/>ActivitiesMatrix.cpp<text:tab/>264</text:a></text:p>
          <text:p text:style-name="P385"><text:a xlink:type="simple" xlink:href="#__RefHeading___Toc5782_1486593966" text:style-name="Index_20_Link" text:visited-style-name="Index_20_Link"><text:s/>ActivitiesMatrix.h<text:tab/>264</text:a></text:p>
          <text:p text:style-name="P385"><text:a xlink:type="simple" xlink:href="#__RefHeading___Toc5784_1486593966" text:style-name="Index_20_Link" text:visited-style-name="Index_20_Link"><text:s/>Chromosome.cpp<text:tab/>266</text:a></text:p>
          <text:p text:style-name="P385"><text:a xlink:type="simple" xlink:href="#__RefHeading___Toc5786_1486593966" text:style-name="Index_20_Link" text:visited-style-name="Index_20_Link"><text:s/>Chromosome.h<text:tab/>267</text:a></text:p>
          <text:p text:style-name="P385"><text:a xlink:type="simple" xlink:href="#__RefHeading___Toc5788_1486593966" text:style-name="Index_20_Link" text:visited-style-name="Index_20_Link"><text:s/>Communicator.cpp<text:tab/>269</text:a></text:p>
          <text:p text:style-name="P385"><text:a xlink:type="simple" xlink:href="#__RefHeading___Toc5790_1486593966" text:style-name="Index_20_Link" text:visited-style-name="Index_20_Link"><text:s/>Communicator.h<text:tab/>270</text:a></text:p>
          <text:p text:style-name="P385"><text:a xlink:type="simple" xlink:href="#__RefHeading___Toc5792_1486593966" text:style-name="Index_20_Link" text:visited-style-name="Index_20_Link"><text:s/>Counter.cpp<text:tab/>272</text:a></text:p>
          <text:p text:style-name="P385"><text:a xlink:type="simple" xlink:href="#__RefHeading___Toc5794_1486593966" text:style-name="Index_20_Link" text:visited-style-name="Index_20_Link"><text:s/>Counter.h<text:tab/>273</text:a></text:p>
          <text:p text:style-name="P385"><text:a xlink:type="simple" xlink:href="#__RefHeading___Toc5796_1486593966" text:style-name="Index_20_Link" text:visited-style-name="Index_20_Link"><text:s/>CrossoverType.h<text:tab/>275</text:a></text:p>
          <text:p text:style-name="P385"><text:a xlink:type="simple" xlink:href="#__RefHeading___Toc5798_1486593966" text:style-name="Index_20_Link" text:visited-style-name="Index_20_Link"><text:s/>DE.cpp<text:tab/>275</text:a></text:p>
          <text:p text:style-name="P385"><text:a xlink:type="simple" xlink:href="#__RefHeading___Toc5800_1486593966" text:style-name="Index_20_Link" text:visited-style-name="Index_20_Link"><text:s/>DE.h<text:tab/>279</text:a></text:p>
          <text:p text:style-name="P385"><text:a xlink:type="simple" xlink:href="#__RefHeading___Toc5802_1486593966" text:style-name="Index_20_Link" text:visited-style-name="Index_20_Link"><text:s/>GraphMatrix.cpp<text:tab/>283</text:a></text:p>
          <text:p text:style-name="P385"><text:a xlink:type="simple" xlink:href="#__RefHeading___Toc5804_1486593966" text:style-name="Index_20_Link" text:visited-style-name="Index_20_Link"><text:s/>GraphMatrix.h<text:tab/>284</text:a></text:p>
          <text:p text:style-name="P385"><text:a xlink:type="simple" xlink:href="#__RefHeading___Toc5806_1486593966" text:style-name="Index_20_Link" text:visited-style-name="Index_20_Link"><text:s/>HttpCommunicator.cpp<text:tab/>286</text:a></text:p>
          <text:p text:style-name="P385"><text:a xlink:type="simple" xlink:href="#__RefHeading___Toc5808_1486593966" text:style-name="Index_20_Link" text:visited-style-name="Index_20_Link"><text:s/>HttpCommunicator.h<text:tab/>293</text:a></text:p>
          <text:p text:style-name="P385"><text:a xlink:type="simple" xlink:href="#__RefHeading___Toc5810_1486593966" text:style-name="Index_20_Link" text:visited-style-name="Index_20_Link"><text:s/>Init.cpp<text:tab/>296</text:a></text:p>
          <text:p text:style-name="P385"><text:a xlink:type="simple" xlink:href="#__RefHeading___Toc5812_1486593966" text:style-name="Index_20_Link" text:visited-style-name="Index_20_Link"><text:s/>Init.h<text:tab/>297</text:a></text:p>
          <text:p text:style-name="P385"><text:a xlink:type="simple" xlink:href="#__RefHeading___Toc5814_1486593966" text:style-name="Index_20_Link" text:visited-style-name="Index_20_Link"><text:s/>JsonHttpCommunicator.cpp<text:tab/>298</text:a></text:p>
          <text:p text:style-name="P385"><text:a xlink:type="simple" xlink:href="#__RefHeading___Toc5816_1486593966" text:style-name="Index_20_Link" text:visited-style-name="Index_20_Link"><text:s/>JsonHttpCommunicator.h<text:tab/>306</text:a></text:p>
          <text:p text:style-name="P385"><text:a xlink:type="simple" xlink:href="#__RefHeading___Toc5818_1486593966" text:style-name="Index_20_Link" text:visited-style-name="Index_20_Link"><text:s/>ModelParameters.h<text:tab/>311</text:a></text:p>
          <text:p text:style-name="P385"><text:soft-page-break/><text:a xlink:type="simple" xlink:href="#__RefHeading___Toc5820_1486593966" text:style-name="Index_20_Link" text:visited-style-name="Index_20_Link"><text:s/>Neuron.cpp<text:tab/>312</text:a></text:p>
          <text:p text:style-name="P385"><text:a xlink:type="simple" xlink:href="#__RefHeading___Toc5822_1486593966" text:style-name="Index_20_Link" text:visited-style-name="Index_20_Link"><text:s/>Neuron.h<text:tab/>315</text:a></text:p>
          <text:p text:style-name="P385"><text:a xlink:type="simple" xlink:href="#__RefHeading___Toc5824_1486593966" text:style-name="Index_20_Link" text:visited-style-name="Index_20_Link"><text:s/>NeuronType.h<text:tab/>318</text:a></text:p>
          <text:p text:style-name="P385"><text:a xlink:type="simple" xlink:href="#__RefHeading___Toc5826_1486593966" text:style-name="Index_20_Link" text:visited-style-name="Index_20_Link"><text:s/>NeuronsList.cpp<text:tab/>319</text:a></text:p>
          <text:p text:style-name="P385"><text:a xlink:type="simple" xlink:href="#__RefHeading___Toc5828_1486593966" text:style-name="Index_20_Link" text:visited-style-name="Index_20_Link"><text:s/>NeuronsList.h<text:tab/>321</text:a></text:p>
          <text:p text:style-name="P385"><text:a xlink:type="simple" xlink:href="#__RefHeading___Toc5830_1486593966" text:style-name="Index_20_Link" text:visited-style-name="Index_20_Link"><text:s/>Population.cpp<text:tab/>323</text:a></text:p>
          <text:p text:style-name="P385"><text:a xlink:type="simple" xlink:href="#__RefHeading___Toc5832_1486593966" text:style-name="Index_20_Link" text:visited-style-name="Index_20_Link"><text:s/>Population.h<text:tab/>325</text:a></text:p>
          <text:p text:style-name="P385"><text:a xlink:type="simple" xlink:href="#__RefHeading___Toc5834_1486593966" text:style-name="Index_20_Link" text:visited-style-name="Index_20_Link"><text:s/>RateInfo.h<text:tab/>328</text:a></text:p>
          <text:p text:style-name="P385"><text:a xlink:type="simple" xlink:href="#__RefHeading___Toc5836_1486593966" text:style-name="Index_20_Link" text:visited-style-name="Index_20_Link"><text:s/>TimePeriod.h<text:tab/>329</text:a></text:p>
          <text:p text:style-name="P385"><text:a xlink:type="simple" xlink:href="#__RefHeading___Toc5838_1486593966" text:style-name="Index_20_Link" text:visited-style-name="Index_20_Link"><text:s/>Trainer.cpp<text:tab/>329</text:a></text:p>
          <text:p text:style-name="P385"><text:a xlink:type="simple" xlink:href="#__RefHeading___Toc5840_1486593966" text:style-name="Index_20_Link" text:visited-style-name="Index_20_Link"><text:s/>Trainer.h<text:tab/>332</text:a></text:p>
          <text:p text:style-name="P385"><text:a xlink:type="simple" xlink:href="#__RefHeading___Toc5842_1486593966" text:style-name="Index_20_Link" text:visited-style-name="Index_20_Link"><text:s/>TrainingExample.cpp<text:tab/>334</text:a></text:p>
          <text:p text:style-name="P385"><text:a xlink:type="simple" xlink:href="#__RefHeading___Toc5844_1486593966" text:style-name="Index_20_Link" text:visited-style-name="Index_20_Link"><text:s/>TrainingExample.h<text:tab/>334</text:a></text:p>
          <text:p text:style-name="P385"><text:a xlink:type="simple" xlink:href="#__RefHeading___Toc5846_1486593966" text:style-name="Index_20_Link" text:visited-style-name="Index_20_Link"><text:s/>TrainingSet.cpp<text:tab/>335</text:a></text:p>
          <text:p text:style-name="P385"><text:a xlink:type="simple" xlink:href="#__RefHeading___Toc5848_1486593966" text:style-name="Index_20_Link" text:visited-style-name="Index_20_Link"><text:s/>TrainingSet.h<text:tab/>339</text:a></text:p>
          <text:p text:style-name="P385"><text:a xlink:type="simple" xlink:href="#__RefHeading___Toc5850_1486593966" text:style-name="Index_20_Link" text:visited-style-name="Index_20_Link"><text:s/>WeightsMatrix.cpp<text:tab/>343</text:a></text:p>
          <text:p text:style-name="P385"><text:a xlink:type="simple" xlink:href="#__RefHeading___Toc5852_1486593966" text:style-name="Index_20_Link" text:visited-style-name="Index_20_Link"><text:s/>WeightsMatrix.h<text:tab/>344</text:a></text:p>
          <text:p text:style-name="P385"><text:a xlink:type="simple" xlink:href="#__RefHeading___Toc5854_1486593966" text:style-name="Index_20_Link" text:visited-style-name="Index_20_Link"><text:s/>build.bat<text:tab/>345</text:a></text:p>
          <text:p text:style-name="P385"><text:a xlink:type="simple" xlink:href="#__RefHeading___Toc5856_1486593966" text:style-name="Index_20_Link" text:visited-style-name="Index_20_Link"><text:s/>vt.bat<text:tab/>346</text:a></text:p>
          <text:p text:style-name="P385"><text:a xlink:type="simple" xlink:href="#__RefHeading___Toc5858_1486593966" text:style-name="Index_20_Link" text:visited-style-name="Index_20_Link"><text:s/>VitoshaTrade.cpp<text:tab/>346</text:a></text:p>
          <text:p text:style-name="P385"><text:a xlink:type="simple" xlink:href="#__RefHeading___Toc5860_1486593966" text:style-name="Index_20_Link" text:visited-style-name="Index_20_Link"><text:s/>VitoshaTrade.mq4<text:tab/>353</text:a></text:p>
          <text:p text:style-name="P385"><text:a xlink:type="simple" xlink:href="#__RefHeading___Toc5862_1486593966" text:style-name="Index_20_Link" text:visited-style-name="Index_20_Link"><text:s/>vitoshatrade.sql<text:tab/>357</text:a></text:p>
          <text:p text:style-name="P385"><text:a xlink:type="simple" xlink:href="#__RefHeading___Toc5864_1486593966" text:style-name="Index_20_Link" text:visited-style-name="Index_20_Link"><text:s/>db.php<text:tab/>366</text:a></text:p>
          <text:p text:style-name="P385"><text:a xlink:type="simple" xlink:href="#__RefHeading___Toc5866_1486593966" text:style-name="Index_20_Link" text:visited-style-name="Index_20_Link"><text:s/>json_load_ann.php<text:tab/>367</text:a></text:p>
          <text:p text:style-name="P385"><text:a xlink:type="simple" xlink:href="#__RefHeading___Toc5868_1486593966" text:style-name="Index_20_Link" text:visited-style-name="Index_20_Link"><text:s/>json_load_best_fitness.php<text:tab/>369</text:a></text:p>
          <text:p text:style-name="P385"><text:a xlink:type="simple" xlink:href="#__RefHeading___Toc5870_1486593966" text:style-name="Index_20_Link" text:visited-style-name="Index_20_Link"><text:s/>json_load_neurons_amount.php<text:tab/>370</text:a></text:p>
          <text:p text:style-name="P385"><text:a xlink:type="simple" xlink:href="#__RefHeading___Toc5872_1486593966" text:style-name="Index_20_Link" text:visited-style-name="Index_20_Link"><text:s/>json_load_training_set.php<text:tab/>371</text:a></text:p>
          <text:p text:style-name="P385"><text:a xlink:type="simple" xlink:href="#__RefHeading___Toc5874_1486593966" text:style-name="Index_20_Link" text:visited-style-name="Index_20_Link"><text:s/>json_number_of_anns.php<text:tab/>373</text:a></text:p>
          <text:p text:style-name="P385"><text:a xlink:type="simple" xlink:href="#__RefHeading___Toc5876_1486593966" text:style-name="Index_20_Link" text:visited-style-name="Index_20_Link"><text:s/>json_training_set_size.php<text:tab/>375</text:a></text:p>
          <text:p text:style-name="P385"><text:a xlink:type="simple" xlink:href="#__RefHeading___Toc5878_1486593966" text:style-name="Index_20_Link" text:visited-style-name="Index_20_Link"><text:s/>load_ann.php<text:tab/>376</text:a></text:p>
          <text:p text:style-name="P385"><text:a xlink:type="simple" xlink:href="#__RefHeading___Toc5880_1486593966" text:style-name="Index_20_Link" text:visited-style-name="Index_20_Link"><text:s/>load_best_fitness.php<text:tab/>377</text:a></text:p>
          <text:p text:style-name="P385"><text:a xlink:type="simple" xlink:href="#__RefHeading___Toc5882_1486593966" text:style-name="Index_20_Link" text:visited-style-name="Index_20_Link"><text:s/>load_neurons_amount.php<text:tab/>379</text:a></text:p>
          <text:p text:style-name="P385"><text:a xlink:type="simple" xlink:href="#__RefHeading___Toc5884_1486593966" text:style-name="Index_20_Link" text:visited-style-name="Index_20_Link"><text:s/>load_training_set.php<text:tab/>380</text:a></text:p>
          <text:p text:style-name="P385"><text:a xlink:type="simple" xlink:href="#__RefHeading___Toc5886_1486593966" text:style-name="Index_20_Link" text:visited-style-name="Index_20_Link"><text:s/>number_of_anns.php<text:tab/>381</text:a></text:p>
          <text:p text:style-name="P385"><text:soft-page-break/><text:a xlink:type="simple" xlink:href="#__RefHeading___Toc5888_1486593966" text:style-name="Index_20_Link" text:visited-style-name="Index_20_Link"><text:s/>save_ann.php<text:tab/>382</text:a></text:p>
          <text:p text:style-name="P385"><text:a xlink:type="simple" xlink:href="#__RefHeading___Toc5890_1486593966" text:style-name="Index_20_Link" text:visited-style-name="Index_20_Link"><text:s/>save_training_set.php<text:tab/>384</text:a></text:p>
          <text:p text:style-name="P385"><text:a xlink:type="simple" xlink:href="#__RefHeading___Toc5892_1486593966" text:style-name="Index_20_Link" text:visited-style-name="Index_20_Link"><text:s/>training_set_size.php<text:tab/>386</text:a></text:p>
          <text:p text:style-name="P385"><text:a xlink:type="simple" xlink:href="#__RefHeading___Toc5894_1486593966" text:style-name="Index_20_Link" text:visited-style-name="Index_20_Link"><text:s/>contactus.php3<text:tab/>387</text:a></text:p>
          <text:p text:style-name="P385"><text:a xlink:type="simple" xlink:href="#__RefHeading___Toc5896_1486593966" text:style-name="Index_20_Link" text:visited-style-name="Index_20_Link"><text:s/>index.php3<text:tab/>388</text:a></text:p>
          <text:p text:style-name="P385"><text:a xlink:type="simple" xlink:href="#__RefHeading___Toc5898_1486593966" text:style-name="Index_20_Link" text:visited-style-name="Index_20_Link"><text:s/>order.php3<text:tab/>391</text:a></text:p>
          <text:p text:style-name="P385"><text:a xlink:type="simple" xlink:href="#__RefHeading___Toc5900_1486593966" text:style-name="Index_20_Link" text:visited-style-name="Index_20_Link"><text:s/>products.php3<text:tab/>391</text:a></text:p>
          <text:p text:style-name="P385"><text:a xlink:type="simple" xlink:href="#__RefHeading___Toc5902_1486593966" text:style-name="Index_20_Link" text:visited-style-name="Index_20_Link"><text:s/>styles.css<text:tab/>392</text:a></text:p>
        </text:index-body>
      </text:table-of-content>
      <text:p text:style-name="P2"/>
      <text:h text:style-name="P393"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92"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92" text:outline-level="1"><text:bookmark-start text:name="__RefHeading__148_63795308"/>Глава 1 - Обзор на системи за прогнозиране на времеви редове<text:bookmark-end text:name="__RefHeading__148_63795308"/></text:h>
      <text:p text:style-name="P2"/>
      <text:p text:style-name="P90"><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text:soft-page-break/>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text:soft-page-break/>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1"><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text:soft-page-break/>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text:span><text:soft-page-break/><text:span text:style-name="T175">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text:p>
      <text:p text:style-name="P76"/>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2"><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text:soft-page-break/>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95"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391"><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text:soft-page-break/>(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88">[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88"><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text:soft-page-break/>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90"><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text:soft-page-break/>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text:soft-page-break/>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text:p>
      <text:p text:style-name="P74"/>
      <text:p text:style-name="P75">===</text:p>
      <text:p text:style-name="P74"/>
      <text:p text:style-name="P391">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text:soft-page-break/>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text:soft-page-break/>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text:soft-page-break/>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text:soft-page-break/>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text:soft-page-break/>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text:soft-page-break/>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text:soft-page-break/>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oft-page-break/><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9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8">(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9">(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0">(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1">(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2">(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3">(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9">(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5">(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6"><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0"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0"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0"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7">(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8">(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0"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0"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4"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81"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9">ANN</text:p>
          </table:table-cell>
          <table:covered-table-cell/>
        </table:table-row>
        <table:table-row>
          <table:table-cell table:style-name="Table3.A2" office:value-type="string">
            <text:p text:style-name="P131">Отговорности</text:p>
          </table:table-cell>
          <table:table-cell table:style-name="Table3.B2" office:value-type="string">
            <text:p text:style-name="P131">Сътрудници</text:p>
          </table:table-cell>
        </table:table-row>
        <table:table-row>
          <table:table-cell table:style-name="Table3.A3" office:value-type="string">
            <text:p text:style-name="P208">* Представяне на ИНМ.</text:p>
            <text:p text:style-name="P208">* Приемане на входната за ИНМ информация.</text:p>
            <text:p text:style-name="P208">* Извеждане на изходната за ИНМ информация.</text:p>
            <text:p text:style-name="P208">* Пресмятане на правия пас при разпространение на информацията от входа, към изхода.</text:p>
            <text:p text:style-name="P208">* Пресмятане на обратния пас, за обучението с ОРГ.</text:p>
          </table:table-cell>
          <table:table-cell table:style-name="Table3.B3" office:value-type="string">
            <text:p text:style-name="P209">NuronsList</text:p>
            <text:p text:style-name="P209">ActivitiesMatrix</text:p>
            <text:p text:style-name="P209">WeightsMatrix</text:p>
            <text:p text:style-name="P209">Counter</text:p>
            <text:p text:style-name="P209">TrainingSet</text:p>
            <text:p text:style-name="P230">TimePeriod</text:p>
            <text:p text:style-name="P23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0"><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0">ANN<text:span text:style-name="T65">IO</text:span></text:p>
          </table:table-cell>
          <table:covered-table-cell/>
        </table:table-row>
        <table:table-row>
          <table:table-cell table:style-name="Table4.A2" office:value-type="string">
            <text:p text:style-name="P132">Отговорности</text:p>
          </table:table-cell>
          <table:table-cell table:style-name="Table4.B2" office:value-type="string">
            <text:p text:style-name="P132">Сътрудници</text:p>
          </table:table-cell>
        </table:table-row>
        <table:table-row>
          <table:table-cell table:style-name="Table4.A3" office:value-type="string">
            <text:p text:style-name="P163">* Служи като контейнер за вектори от входни/изходни данни към/от ИНМ.</text:p>
          </table:table-cell>
          <table:table-cell table:style-name="Table4.B3" office:value-type="string">
            <text:p text:style-name="P16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1"><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1">ANN<text:span text:style-name="T66">Input</text:span></text:p>
          </table:table-cell>
          <table:covered-table-cell/>
        </table:table-row>
        <table:table-row>
          <table:table-cell table:style-name="Table5.A2" office:value-type="string">
            <text:p text:style-name="P133">Отговорности</text:p>
          </table:table-cell>
          <table:table-cell table:style-name="Table5.B2" office:value-type="string">
            <text:p text:style-name="P133">Сътрудници</text:p>
          </table:table-cell>
        </table:table-row>
        <table:table-row>
          <table:table-cell table:style-name="Table5.A3" office:value-type="string">
            <text:p text:style-name="P164">* Контейнер за входни данни към ИНМ.</text:p>
          </table:table-cell>
          <table:table-cell table:style-name="Table5.B3" office:value-type="string">
            <text:p text:style-name="P23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2"><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2">ANN<text:span text:style-name="T67">Output</text:span></text:p>
          </table:table-cell>
          <table:covered-table-cell/>
        </table:table-row>
        <text:soft-page-break/>
        <table:table-row>
          <table:table-cell table:style-name="Table6.A2" office:value-type="string">
            <text:p text:style-name="P134">Отговорности</text:p>
          </table:table-cell>
          <table:table-cell table:style-name="Table6.B2" office:value-type="string">
            <text:p text:style-name="P134">Сътрудници</text:p>
          </table:table-cell>
        </table:table-row>
        <table:table-row>
          <table:table-cell table:style-name="Table6.A3" office:value-type="string">
            <text:p text:style-name="P165">* Контейнер за изходни данни от ИНМ.</text:p>
          </table:table-cell>
          <table:table-cell table:style-name="Table6.B3" office:value-type="string">
            <text:p text:style-name="P23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3"><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3">Activit<text:span text:style-name="T68">ies</text:span>Matrix</text:p>
          </table:table-cell>
          <table:covered-table-cell/>
        </table:table-row>
        <table:table-row>
          <table:table-cell table:style-name="Table7.A2" office:value-type="string">
            <text:p text:style-name="P135">Отговорности</text:p>
          </table:table-cell>
          <table:table-cell table:style-name="Table7.B2" office:value-type="string">
            <text:p text:style-name="P135">Сътрудници</text:p>
          </table:table-cell>
        </table:table-row>
        <table:table-row>
          <table:table-cell table:style-name="Table7.A3" office:value-type="string">
            <text:p text:style-name="P16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4"><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4">Chromosome</text:p>
          </table:table-cell>
          <table:covered-table-cell/>
        </table:table-row>
        <table:table-row>
          <table:table-cell table:style-name="Table8.A2" office:value-type="string">
            <text:p text:style-name="P136">Отговорности</text:p>
          </table:table-cell>
          <table:table-cell table:style-name="Table8.B2" office:value-type="string">
            <text:p text:style-name="P136">Сътрудници</text:p>
          </table:table-cell>
        </table:table-row>
        <table:table-row>
          <table:table-cell table:style-name="Table8.A3" office:value-type="string">
            <text:p text:style-name="P167">* Представя хромозома в популацията на ДЕ <text:span text:style-name="T70">(матрица с тегла на ИНМ)</text:span>.</text:p>
            <text:p text:style-name="P167">* Носи информация за жизнеността си.</text:p>
            <text:p text:style-name="P167">* Генерира хромозома със случайни числа. </text:p>
          </table:table-cell>
          <table:table-cell table:style-name="Table8.B3" office:value-type="string">
            <text:p text:style-name="P21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5"><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5">Communicator</text:p>
          </table:table-cell>
          <table:covered-table-cell/>
        </table:table-row>
        <table:table-row>
          <table:table-cell table:style-name="Table9.A2" office:value-type="string">
            <text:p text:style-name="P137">Отговорности</text:p>
          </table:table-cell>
          <table:table-cell table:style-name="Table9.B2" office:value-type="string">
            <text:p text:style-name="P137">Сътрудници</text:p>
          </table:table-cell>
        </table:table-row>
        <table:table-row>
          <table:table-cell table:style-name="Table9.A3" office:value-type="string">
            <text:p text:style-name="P168">* Задава базова рамка за комуникационен интерфейс <text:span text:style-name="T71">(служи за наследяване).</text:span></text:p>
          </table:table-cell>
          <table:table-cell table:style-name="Table9.B3" office:value-type="string">
            <text:p text:style-name="P213">DE</text:p>
            <text:p text:style-name="P213">ANN</text:p>
            <text:p text:style-name="P211">NeuronList</text:p>
            <text:p text:style-name="P211">WeightMatrix</text:p>
            <text:p text:style-name="P211">ActivitiesMatrix</text:p>
            <text:p text:style-name="P213">ModelParameters</text:p>
            <text:p text:style-name="P235"><text:soft-page-break/>TimePeriod</text:p>
            <text:p text:style-name="P213">RateInfo</text:p>
            <text:p text:style-name="P21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6"><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6">Counter</text:p>
          </table:table-cell>
          <table:covered-table-cell/>
        </table:table-row>
        <table:table-row>
          <table:table-cell table:style-name="Table10.A2" office:value-type="string">
            <text:p text:style-name="P138">Отговорности</text:p>
          </table:table-cell>
          <table:table-cell table:style-name="Table10.B2" office:value-type="string">
            <text:p text:style-name="P138">Сътрудници</text:p>
          </table:table-cell>
        </table:table-row>
        <table:table-row>
          <table:table-cell table:style-name="Table10.A3" office:value-type="string">
            <text:p text:style-name="P169">* Натрупва статистическа информация за работата на системата.</text:p>
            <text:p text:style-name="P169">* Поддържа броячи под формата на ключ-стойност двойки.</text:p>
          </table:table-cell>
          <table:table-cell table:style-name="Table10.B3" office:value-type="string">
            <text:p text:style-name="P16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7"><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7">CrossoverType</text:p>
          </table:table-cell>
          <table:covered-table-cell/>
        </table:table-row>
        <table:table-row>
          <table:table-cell table:style-name="Table11.A2" office:value-type="string">
            <text:p text:style-name="P139">Отговорности</text:p>
          </table:table-cell>
          <table:table-cell table:style-name="Table11.B2" office:value-type="string">
            <text:p text:style-name="P139">Сътрудници</text:p>
          </table:table-cell>
        </table:table-row>
        <table:table-row>
          <table:table-cell table:style-name="Table11.A3" office:value-type="string">
            <text:p text:style-name="P170">* Задава различни възможности за операцията по кръстосване в ДЕ.</text:p>
          </table:table-cell>
          <table:table-cell table:style-name="Table11.B3" office:value-type="string">
            <text:p text:style-name="P17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8"><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8">DE</text:p>
          </table:table-cell>
          <table:covered-table-cell/>
        </table:table-row>
        <table:table-row>
          <table:table-cell table:style-name="Table12.A2" office:value-type="string">
            <text:p text:style-name="P140">Отговорности</text:p>
          </table:table-cell>
          <table:table-cell table:style-name="Table12.B2" office:value-type="string">
            <text:p text:style-name="P140">Сътрудници</text:p>
          </table:table-cell>
        </table:table-row>
        <table:table-row>
          <table:table-cell table:style-name="Table12.A3" office:value-type="string">
            <text:p text:style-name="P171">* Реализира алгоритъма на ДЕ.</text:p>
            <text:p text:style-name="P171">* Изпълнява операцията по селекция в ДЕ.</text:p>
            <text:p text:style-name="P171">* Изпълнява операцията за рекомбинация в ДЕ.</text:p>
          </table:table-cell>
          <table:table-cell table:style-name="Table12.B3" office:value-type="string">
            <text:p text:style-name="P217">Population</text:p>
            <text:p text:style-name="P218">Counter</text:p>
            <text:p text:style-name="P218">ANN</text:p>
            <text:p text:style-name="P236">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9"><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9">GraphMatrix</text:p>
          </table:table-cell>
          <table:covered-table-cell/>
        </table:table-row>
        <table:table-row>
          <table:table-cell table:style-name="Table13.A2" office:value-type="string">
            <text:p text:style-name="P141">Отговорности</text:p>
          </table:table-cell>
          <table:table-cell table:style-name="Table13.B2" office:value-type="string">
            <text:p text:style-name="P141">Сътрудници</text:p>
          </table:table-cell>
        </table:table-row>
        <table:table-row>
          <table:table-cell table:style-name="Table13.A3" office:value-type="string">
            <text:p text:style-name="P172">* Задава матрица на съседство в насочен тегловен граф <text:span text:style-name="T72">(служи за наследяване)</text:span>.</text:p>
          </table:table-cell>
          <table:table-cell table:style-name="Table13.B3" office:value-type="string">
            <text:p text:style-name="P17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0"><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0">HttpCommunicator</text:p>
          </table:table-cell>
          <table:covered-table-cell/>
        </table:table-row>
        <table:table-row>
          <table:table-cell table:style-name="Table14.A2" office:value-type="string">
            <text:p text:style-name="P142">Отговорности</text:p>
          </table:table-cell>
          <table:table-cell table:style-name="Table14.B2" office:value-type="string">
            <text:p text:style-name="P142">Сътрудници</text:p>
          </table:table-cell>
        </table:table-row>
        <table:table-row>
          <table:table-cell table:style-name="Table14.A3" office:value-type="string">
            <text:p text:style-name="P173">* Комуникация с отдалечен уеб сървър, с базов протокол <text:span text:style-name="T73">HTTP.</text:span></text:p>
            <text:p text:style-name="P173">*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4">DE</text:p>
            <text:p text:style-name="P214">ANN</text:p>
            <text:p text:style-name="P214">NeuronList</text:p>
            <text:p text:style-name="P214">WeightMatrix</text:p>
            <text:p text:style-name="P237">Communicator</text:p>
            <text:p text:style-name="P215">ActivitiesMatrix</text:p>
            <text:p text:style-name="P214">ModelParameters</text:p>
            <text:p text:style-name="P239">TimePeriod</text:p>
            <text:p text:style-name="P214">RateInfo</text:p>
            <text:p text:style-name="P214">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1"><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1">Init</text:p>
          </table:table-cell>
          <table:covered-table-cell/>
        </table:table-row>
        <table:table-row>
          <table:table-cell table:style-name="Table15.A2" office:value-type="string">
            <text:p text:style-name="P143">Отговорности</text:p>
          </table:table-cell>
          <table:table-cell table:style-name="Table15.B2" office:value-type="string">
            <text:p text:style-name="P143">Сътрудници</text:p>
          </table:table-cell>
        </table:table-row>
        <table:table-row>
          <table:table-cell table:style-name="Table15.A3" office:value-type="string">
            <text:p text:style-name="P174">* Зареждане на параметри за настройката на системата от инициализационен файл.</text:p>
          </table:table-cell>
          <table:table-cell table:style-name="Table15.B3" office:value-type="string">
            <text:p text:style-name="P174">-</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2"><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2">JsonHttpCommunicator</text:p>
          </table:table-cell>
          <table:covered-table-cell/>
        </table:table-row>
        <table:table-row>
          <table:table-cell table:style-name="Table16.A2" office:value-type="string">
            <text:p text:style-name="P144">Отговорности</text:p>
          </table:table-cell>
          <table:table-cell table:style-name="Table16.B2" office:value-type="string">
            <text:p text:style-name="P144">Сътрудници</text:p>
          </table:table-cell>
        </table:table-row>
        <table:table-row>
          <table:table-cell table:style-name="Table16.A3" office:value-type="string">
            <text:p text:style-name="P219">* Комуникация с отдалечен уеб сървър, с базов протокол <text:span text:style-name="T73">HTTP.</text:span></text:p>
            <text:p text:style-name="P219">*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6">DE</text:p>
            <text:p text:style-name="P216">ANN</text:p>
            <text:p text:style-name="P216">NeuronList</text:p>
            <text:p text:style-name="P216">WeightMatrix</text:p>
            <text:p text:style-name="P238">Communicator</text:p>
            <text:p text:style-name="P216">ActivitiesMatrix</text:p>
            <text:p text:style-name="P216">ModelParameters</text:p>
            <text:p text:style-name="P240">TimePeriod</text:p>
            <text:p text:style-name="P216">RateInfo</text:p>
            <text:p text:style-name="P216">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3"><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3">ModelParameters</text:p>
          </table:table-cell>
          <table:covered-table-cell/>
        </table:table-row>
        <table:table-row>
          <table:table-cell table:style-name="Table17.A2" office:value-type="string">
            <text:p text:style-name="P145">Отговорности</text:p>
          </table:table-cell>
          <table:table-cell table:style-name="Table17.B2" office:value-type="string">
            <text:p text:style-name="P145">Сътрудници</text:p>
          </table:table-cell>
        </table:table-row>
        <table:table-row>
          <table:table-cell table:style-name="Table17.A3" office:value-type="string">
            <text:p text:style-name="P17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1">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4"><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4">Neuron</text:p>
          </table:table-cell>
          <table:covered-table-cell/>
        </table:table-row>
        <table:table-row>
          <table:table-cell table:style-name="Table18.A2" office:value-type="string">
            <text:p text:style-name="P146">Отговорности</text:p>
          </table:table-cell>
          <table:table-cell table:style-name="Table18.B2" office:value-type="string">
            <text:p text:style-name="P146">Сътрудници</text:p>
          </table:table-cell>
        </table:table-row>
        <table:table-row>
          <table:table-cell table:style-name="Table18.A3" office:value-type="string">
            <text:p text:style-name="P176">* Представя невроните в ИНМ.</text:p>
            <text:p text:style-name="P176">* Поддържа различни типове неврони.</text:p>
            <text:p text:style-name="P176"><text:soft-page-break/>* Поддържа стойност на изходния сигнал.</text:p>
            <text:p text:style-name="P176">* Поддържа стойност на грешката, за неврона, при обратния пас от обучението на ИНМ с ОРГ.</text:p>
          </table:table-cell>
          <table:table-cell table:style-name="Table18.B3" office:value-type="string">
            <text:p text:style-name="P22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5"><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5">NeuronType</text:p>
          </table:table-cell>
          <table:covered-table-cell/>
        </table:table-row>
        <table:table-row>
          <table:table-cell table:style-name="Table19.A2" office:value-type="string">
            <text:p text:style-name="P147">Отговорности</text:p>
          </table:table-cell>
          <table:table-cell table:style-name="Table19.B2" office:value-type="string">
            <text:p text:style-name="P147">Сътрудници</text:p>
          </table:table-cell>
        </table:table-row>
        <table:table-row>
          <table:table-cell table:style-name="Table19.A3" office:value-type="string">
            <text:p text:style-name="P177">* Задава различните възможности за типове неврони. </text:p>
          </table:table-cell>
          <table:table-cell table:style-name="Table19.B3" office:value-type="string">
            <text:p text:style-name="P17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6"><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6">NeuronsList</text:p>
          </table:table-cell>
          <table:covered-table-cell/>
        </table:table-row>
        <table:table-row>
          <table:table-cell table:style-name="Table20.A2" office:value-type="string">
            <text:p text:style-name="P148">Отговорности</text:p>
          </table:table-cell>
          <table:table-cell table:style-name="Table20.B2" office:value-type="string">
            <text:p text:style-name="P148">Сътрудници</text:p>
          </table:table-cell>
        </table:table-row>
        <table:table-row>
          <table:table-cell table:style-name="Table20.A3" office:value-type="string">
            <text:p text:style-name="P178">* Поддържа списък с всички неврони в ИНМ.</text:p>
            <text:p text:style-name="P178">* Поддържа информация за броя неврони от различен тип.</text:p>
          </table:table-cell>
          <table:table-cell table:style-name="Table20.B3" office:value-type="string">
            <text:p text:style-name="P22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7"><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7">Population</text:p>
          </table:table-cell>
          <table:covered-table-cell/>
        </table:table-row>
        <table:table-row>
          <table:table-cell table:style-name="Table21.A2" office:value-type="string">
            <text:p text:style-name="P149">Отговорности</text:p>
          </table:table-cell>
          <table:table-cell table:style-name="Table21.B2" office:value-type="string">
            <text:p text:style-name="P149">Сътрудници</text:p>
          </table:table-cell>
        </table:table-row>
        <table:table-row>
          <table:table-cell table:style-name="Table21.A3" office:value-type="string">
            <text:p text:style-name="P179">* Поддържа популацията за ДЕ.</text:p>
            <text:p text:style-name="P179">* Инициализира популация със случайни числа.</text:p>
            <text:p text:style-name="P179">* Поддържа информация за най-добрия индивид в популацията. </text:p>
          </table:table-cell>
          <table:table-cell table:style-name="Table21.B3" office:value-type="string">
            <text:p text:style-name="P222">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6"><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8">RateInfo</text:p>
          </table:table-cell>
          <table:covered-table-cell/>
        </table:table-row>
        <table:table-row>
          <table:table-cell table:style-name="Table22.A2" office:value-type="string">
            <text:p text:style-name="P150">Отговорности</text:p>
          </table:table-cell>
          <table:table-cell table:style-name="Table22.B2" office:value-type="string">
            <text:p text:style-name="P150">Сътрудници</text:p>
          </table:table-cell>
        </table:table-row>
        <table:table-row>
          <table:table-cell table:style-name="Table22.A3" office:value-type="string">
            <text:p text:style-name="P180">*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6"><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9">TimePeriod</text:p>
          </table:table-cell>
          <table:covered-table-cell/>
        </table:table-row>
        <table:table-row>
          <table:table-cell table:style-name="Table23.A2" office:value-type="string">
            <text:p text:style-name="P151">Отговорности</text:p>
          </table:table-cell>
          <table:table-cell table:style-name="Table23.B2" office:value-type="string">
            <text:p text:style-name="P151">Сътрудници</text:p>
          </table:table-cell>
        </table:table-row>
        <table:table-row>
          <table:table-cell table:style-name="Table23.A3" office:value-type="string">
            <text:p text:style-name="P181">*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1">-</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6"><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0">Trainer</text:p>
          </table:table-cell>
          <table:covered-table-cell/>
        </table:table-row>
        <table:table-row>
          <table:table-cell table:style-name="Table24.A2" office:value-type="string">
            <text:p text:style-name="P152">Отговорности</text:p>
          </table:table-cell>
          <table:table-cell table:style-name="Table24.B2" office:value-type="string">
            <text:p text:style-name="P152">Сътрудници</text:p>
          </table:table-cell>
        </table:table-row>
        <table:table-row>
          <table:table-cell table:style-name="Table24.A3" office:value-type="string">
            <text:p text:style-name="P182">* Извършва процеса по обучение на ИНМ.</text:p>
            <text:p text:style-name="P182">* Използва се за извличане на прогнози.</text:p>
            <text:p text:style-name="P182">* Обновява тренировъчното множество.</text:p>
            <text:p text:style-name="P182">* Докладва за най-доброто намерено решение.</text:p>
          </table:table-cell>
          <table:table-cell table:style-name="Table24.B3" office:value-type="string">
            <text:p text:style-name="P223">TimePeriod</text:p>
            <text:p text:style-name="P223">Counter</text:p>
            <text:p text:style-name="P223">ANN</text:p>
            <text:p text:style-name="P223">DE</text:p>
            <text:p text:style-name="P223">TrainingSet</text:p>
            <text:p text:style-name="P223">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6"><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1">TrainingExample</text:p>
          </table:table-cell>
          <table:covered-table-cell/>
        </table:table-row>
        <table:table-row>
          <table:table-cell table:style-name="Table25.A2" office:value-type="string">
            <text:p text:style-name="P153">Отговорности</text:p>
          </table:table-cell>
          <table:table-cell table:style-name="Table25.B2" office:value-type="string">
            <text:p text:style-name="P153">Сътрудници</text:p>
          </table:table-cell>
        </table:table-row>
        <table:table-row>
          <table:table-cell table:style-name="Table25.A3" office:value-type="string">
            <text:p text:style-name="P183">* Представя тренировъчните примери за ИНМ, които включват вход, изход и очакван изход.</text:p>
          </table:table-cell>
          <table:table-cell table:style-name="Table25.B3" office:value-type="string">
            <text:p text:style-name="P22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6"><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2">TrainingSet</text:p>
          </table:table-cell>
          <table:covered-table-cell/>
        </table:table-row>
        <table:table-row>
          <table:table-cell table:style-name="Table26.A2" office:value-type="string">
            <text:p text:style-name="P154">Отговорности</text:p>
          </table:table-cell>
          <table:table-cell table:style-name="Table26.B2" office:value-type="string">
            <text:p text:style-name="P154">Сътрудници</text:p>
          </table:table-cell>
        </table:table-row>
        <table:table-row>
          <table:table-cell table:style-name="Table26.A3" office:value-type="string">
            <text:p text:style-name="P184">* Съдържа набор от тренировъчни примери.</text:p>
            <text:p text:style-name="P184">* Трансформира информацията от външната среда във вид подходящ за въвеждане в и извеждане от ИНМ.</text:p>
          </table:table-cell>
          <table:table-cell table:style-name="Table26.B3" office:value-type="string">
            <text:p text:style-name="P225">RateInfo</text:p>
            <text:p text:style-name="P225">TrainingExample</text:p>
            <text:p text:style-name="P226">ANNIO</text:p>
            <text:p text:style-name="P22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6"><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3">WeightsMatrix</text:p>
          </table:table-cell>
          <table:covered-table-cell/>
        </table:table-row>
        <table:table-row>
          <table:table-cell table:style-name="Table27.A2" office:value-type="string">
            <text:p text:style-name="P155">Отговорности</text:p>
          </table:table-cell>
          <table:table-cell table:style-name="Table27.B2" office:value-type="string">
            <text:p text:style-name="P155">Сътрудници</text:p>
          </table:table-cell>
        </table:table-row>
        <table:table-row>
          <table:table-cell table:style-name="Table27.A3" office:value-type="string">
            <text:p text:style-name="P228">* Определя матрица на съседство между възлите на ИНМ. Числено представя обучените тегла на ИНМ.</text:p>
          </table:table-cell>
          <table:table-cell table:style-name="Table27.B3" office:value-type="string">
            <text:p text:style-name="P22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6"><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4">ann</text:p>
          </table:table-cell>
          <table:covered-table-cell/>
        </table:table-row>
        <table:table-row>
          <table:table-cell table:style-name="Table28.A2" office:value-type="string">
            <text:p text:style-name="P156">Атрибути</text:p>
          </table:table-cell>
          <table:table-cell table:style-name="Table28.B2" office:value-type="string">
            <text:p text:style-name="P156">Връзки</text:p>
          </table:table-cell>
        </table:table-row>
        <table:table-row>
          <table:table-cell table:style-name="Table28.A7" office:value-type="string">
            <text:p text:style-name="P186">id</text:p>
          </table:table-cell>
          <table:table-cell table:style-name="Table28.B3" office:value-type="string">
            <text:p text:style-name="P185"/>
          </table:table-cell>
        </table:table-row>
        <table:table-row>
          <table:table-cell table:style-name="Table28.A7" office:value-type="string">
            <text:p text:style-name="P186">ann_kind_id</text:p>
          </table:table-cell>
          <table:table-cell table:style-name="Table28.B7" office:value-type="string">
            <text:p text:style-name="P186">ann_kind.<text:span text:style-name="T69">id</text:span></text:p>
          </table:table-cell>
        </table:table-row>
        <table:table-row>
          <table:table-cell table:style-name="Table28.A7" office:value-type="string">
            <text:p text:style-name="P186">fitness</text:p>
          </table:table-cell>
          <table:table-cell table:style-name="Table28.B7" office:value-type="string">
            <text:p text:style-name="P185"/>
          </table:table-cell>
        </table:table-row>
        <table:table-row>
          <table:table-cell table:style-name="Table28.A7" office:value-type="string">
            <text:p text:style-name="P186">weights</text:p>
          </table:table-cell>
          <table:table-cell table:style-name="Table28.B7" office:value-type="string">
            <text:p text:style-name="P185"/>
          </table:table-cell>
        </table:table-row>
        <table:table-row>
          <table:table-cell table:style-name="Table28.A7" office:value-type="string">
            <text:p text:style-name="P187">happened</text:p>
          </table:table-cell>
          <table:table-cell table:style-name="Table28.B7" office:value-type="string">
            <text:p text:style-name="P185"/>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7"><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5">ann_kind</text:p>
          </table:table-cell>
          <table:covered-table-cell/>
        </table:table-row>
        <table:table-row>
          <table:table-cell table:style-name="Table29.A2" office:value-type="string">
            <text:p text:style-name="P189">Атрибути</text:p>
          </table:table-cell>
          <table:table-cell table:style-name="Table29.B2" office:value-type="string">
            <text:p text:style-name="P157">Връзки</text:p>
          </table:table-cell>
        </table:table-row>
        <table:table-row>
          <table:table-cell table:style-name="Table29.A8" office:value-type="string">
            <text:p text:style-name="P200">id</text:p>
          </table:table-cell>
          <table:table-cell table:style-name="Table29.B3" office:value-type="string">
            <text:p text:style-name="P188"/>
          </table:table-cell>
        </table:table-row>
        <table:table-row>
          <table:table-cell table:style-name="Table29.A8" office:value-type="string">
            <text:p text:style-name="P201">currency_pairs_id</text:p>
          </table:table-cell>
          <table:table-cell table:style-name="Table29.B8" office:value-type="string">
            <text:p text:style-name="P201">currency_paris.id</text:p>
          </table:table-cell>
        </table:table-row>
        <table:table-row>
          <table:table-cell table:style-name="Table29.A8" office:value-type="string">
            <text:p text:style-name="P201">number_of_neurons</text:p>
          </table:table-cell>
          <table:table-cell table:style-name="Table29.B8" office:value-type="string">
            <text:p text:style-name="P188"/>
          </table:table-cell>
        </table:table-row>
        <table:table-row>
          <table:table-cell table:style-name="Table29.A8" office:value-type="string">
            <text:p text:style-name="P201">flags</text:p>
          </table:table-cell>
          <table:table-cell table:style-name="Table29.B8" office:value-type="string">
            <text:p text:style-name="P188"/>
          </table:table-cell>
        </table:table-row>
        <table:table-row>
          <table:table-cell table:style-name="Table29.A8" office:value-type="string">
            <text:p text:style-name="P201">activities</text:p>
          </table:table-cell>
          <table:table-cell table:style-name="Table29.B8" office:value-type="string">
            <text:p text:style-name="P188"/>
          </table:table-cell>
        </table:table-row>
        <table:table-row>
          <table:table-cell table:style-name="Table29.A8" office:value-type="string">
            <text:p text:style-name="P201">happened</text:p>
          </table:table-cell>
          <table:table-cell table:style-name="Table29.B8" office:value-type="string">
            <text:p text:style-name="P188"/>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6"><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6">currency_pairs</text:p>
          </table:table-cell>
          <table:covered-table-cell/>
        </table:table-row>
        <table:table-row>
          <table:table-cell table:style-name="Table30.A2" office:value-type="string">
            <text:p text:style-name="P190">Атрибути</text:p>
          </table:table-cell>
          <table:table-cell table:style-name="Table30.B2" office:value-type="string">
            <text:p text:style-name="P158">Връзки</text:p>
          </table:table-cell>
        </table:table-row>
        <table:table-row>
          <table:table-cell table:style-name="Table30.A9" office:value-type="string">
            <text:p text:style-name="P202">id</text:p>
          </table:table-cell>
          <table:table-cell table:style-name="Table30.B3" office:value-type="string">
            <text:p text:style-name="P195"/>
          </table:table-cell>
        </table:table-row>
        <table:table-row>
          <table:table-cell table:style-name="Table30.A9" office:value-type="string">
            <text:p text:style-name="P202">symbol</text:p>
          </table:table-cell>
          <table:table-cell table:style-name="Table30.B9" office:value-type="string">
            <text:p text:style-name="P195"/>
          </table:table-cell>
        </table:table-row>
        <table:table-row>
          <table:table-cell table:style-name="Table30.A9" office:value-type="string">
            <text:p text:style-name="P202">period_id</text:p>
          </table:table-cell>
          <table:table-cell table:style-name="Table30.B9" office:value-type="string">
            <text:p text:style-name="P202">time_periods.id</text:p>
          </table:table-cell>
        </table:table-row>
        <table:table-row>
          <table:table-cell table:style-name="Table30.A9" office:value-type="string">
            <text:p text:style-name="P202">offset</text:p>
          </table:table-cell>
          <table:table-cell table:style-name="Table30.B9" office:value-type="string">
            <text:p text:style-name="P195"/>
          </table:table-cell>
        </table:table-row>
        <table:table-row>
          <table:table-cell table:style-name="Table30.A9" office:value-type="string">
            <text:p text:style-name="P202">scale</text:p>
          </table:table-cell>
          <table:table-cell table:style-name="Table30.B9" office:value-type="string">
            <text:p text:style-name="P195"/>
          </table:table-cell>
        </table:table-row>
        <table:table-row>
          <table:table-cell table:style-name="Table30.A9" office:value-type="string">
            <text:p text:style-name="P202">description</text:p>
          </table:table-cell>
          <table:table-cell table:style-name="Table30.B9" office:value-type="string">
            <text:p text:style-name="P195"/>
          </table:table-cell>
        </table:table-row>
        <table:table-row>
          <table:table-cell table:style-name="Table30.A9" office:value-type="string">
            <text:p text:style-name="P202">happened</text:p>
          </table:table-cell>
          <table:table-cell table:style-name="Table30.B9" office:value-type="string">
            <text:p text:style-name="P19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6"><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7">neurons_coordinates</text:p>
          </table:table-cell>
          <table:covered-table-cell/>
        </table:table-row>
        <table:table-row>
          <table:table-cell table:style-name="Table31.A2" office:value-type="string">
            <text:p text:style-name="P191">Атрибути</text:p>
          </table:table-cell>
          <table:table-cell table:style-name="Table31.B2" office:value-type="string">
            <text:p text:style-name="P159">Връзки</text:p>
          </table:table-cell>
        </table:table-row>
        <table:table-row>
          <table:table-cell table:style-name="Table31.A6" office:value-type="string">
            <text:p text:style-name="P203">id</text:p>
          </table:table-cell>
          <table:table-cell table:style-name="Table31.B3" office:value-type="string">
            <text:p text:style-name="P196"/>
          </table:table-cell>
        </table:table-row>
        <table:table-row>
          <table:table-cell table:style-name="Table31.A6" office:value-type="string">
            <text:p text:style-name="P203">ann_id</text:p>
          </table:table-cell>
          <table:table-cell table:style-name="Table31.B6" office:value-type="string">
            <text:p text:style-name="P203">ann.id</text:p>
          </table:table-cell>
        </table:table-row>
        <table:table-row>
          <table:table-cell table:style-name="Table31.A6" office:value-type="string">
            <text:p text:style-name="P203">coordinates</text:p>
          </table:table-cell>
          <table:table-cell table:style-name="Table31.B6" office:value-type="string">
            <text:p text:style-name="P196"/>
          </table:table-cell>
        </table:table-row>
        <table:table-row>
          <table:table-cell table:style-name="Table31.A6" office:value-type="string">
            <text:p text:style-name="P203">happened</text:p>
          </table:table-cell>
          <table:table-cell table:style-name="Table31.B6" office:value-type="string">
            <text:p text:style-name="P19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8"><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8">time_periods</text:p>
          </table:table-cell>
          <table:covered-table-cell/>
        </table:table-row>
        <table:table-row>
          <table:table-cell table:style-name="Table32.A2" office:value-type="string">
            <text:p text:style-name="P192">Атрибути</text:p>
          </table:table-cell>
          <table:table-cell table:style-name="Table32.B2" office:value-type="string">
            <text:p text:style-name="P160">Връзки</text:p>
          </table:table-cell>
        </table:table-row>
        <table:table-row>
          <table:table-cell table:style-name="Table32.A5" office:value-type="string">
            <text:p text:style-name="P205">id</text:p>
          </table:table-cell>
          <table:table-cell table:style-name="Table32.B3" office:value-type="string">
            <text:p text:style-name="P197"/>
          </table:table-cell>
        </table:table-row>
        <table:table-row>
          <table:table-cell table:style-name="Table32.A5" office:value-type="string">
            <text:p text:style-name="P204">minutes</text:p>
          </table:table-cell>
          <table:table-cell table:style-name="Table32.B5" office:value-type="string">
            <text:p text:style-name="P197"/>
          </table:table-cell>
        </table:table-row>
        <table:table-row>
          <table:table-cell table:style-name="Table32.A5" office:value-type="string">
            <text:p text:style-name="P204">period</text:p>
          </table:table-cell>
          <table:table-cell table:style-name="Table32.B5" office:value-type="string">
            <text:p text:style-name="P197"/>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8"><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9">training_options</text:p>
          </table:table-cell>
          <table:covered-table-cell/>
        </table:table-row>
        <table:table-row>
          <table:table-cell table:style-name="Table33.A2" office:value-type="string">
            <text:p text:style-name="P193">Атрибути</text:p>
          </table:table-cell>
          <table:table-cell table:style-name="Table33.B2" office:value-type="string">
            <text:p text:style-name="P161">Връзки</text:p>
          </table:table-cell>
        </table:table-row>
        <table:table-row>
          <table:table-cell table:style-name="Table33.A7" office:value-type="string">
            <text:p text:style-name="P206">id</text:p>
          </table:table-cell>
          <table:table-cell table:style-name="Table33.B3" office:value-type="string">
            <text:p text:style-name="P198"/>
          </table:table-cell>
        </table:table-row>
        <table:table-row>
          <table:table-cell table:style-name="Table33.A7" office:value-type="string">
            <text:p text:style-name="P206">ann_id</text:p>
          </table:table-cell>
          <table:table-cell table:style-name="Table33.B7" office:value-type="string">
            <text:p text:style-name="P206">ann.id</text:p>
          </table:table-cell>
        </table:table-row>
        <table:table-row>
          <table:table-cell table:style-name="Table33.A7" office:value-type="string">
            <text:p text:style-name="P206">de_population_size</text:p>
          </table:table-cell>
          <table:table-cell table:style-name="Table33.B7" office:value-type="string">
            <text:p text:style-name="P198"/>
          </table:table-cell>
        </table:table-row>
        <table:table-row>
          <table:table-cell table:style-name="Table33.A7" office:value-type="string">
            <text:p text:style-name="P206">number_of_training_bars</text:p>
          </table:table-cell>
          <table:table-cell table:style-name="Table33.B7" office:value-type="string">
            <text:p text:style-name="P198"/>
          </table:table-cell>
        </table:table-row>
        <table:table-row>
          <table:table-cell table:style-name="Table33.A7" office:value-type="string">
            <text:p text:style-name="P206">after_bars_prediction</text:p>
          </table:table-cell>
          <table:table-cell table:style-name="Table33.B7" office:value-type="string">
            <text:p text:style-name="P19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8"><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0">training_set</text:p>
          </table:table-cell>
          <table:covered-table-cell/>
        </table:table-row>
        <table:table-row>
          <table:table-cell table:style-name="Table34.A2" office:value-type="string">
            <text:p text:style-name="P194">Атрибути</text:p>
          </table:table-cell>
          <table:table-cell table:style-name="Table34.B2" office:value-type="string">
            <text:p text:style-name="P162">Връзки</text:p>
          </table:table-cell>
        </table:table-row>
        <table:table-row>
          <table:table-cell table:style-name="Table34.A12" office:value-type="string">
            <text:p text:style-name="P207">id</text:p>
          </table:table-cell>
          <table:table-cell table:style-name="Table34.B3" office:value-type="string">
            <text:p text:style-name="P199"/>
          </table:table-cell>
        </table:table-row>
        <table:table-row>
          <table:table-cell table:style-name="Table34.A12" office:value-type="string">
            <text:p text:style-name="P207">currency_pairs_id</text:p>
          </table:table-cell>
          <table:table-cell table:style-name="Table34.B12" office:value-type="string">
            <text:p text:style-name="P207">currency_pairs.id</text:p>
          </table:table-cell>
        </table:table-row>
        <table:table-row>
          <table:table-cell table:style-name="Table34.A12" office:value-type="string">
            <text:p text:style-name="P207">number_of_examples</text:p>
          </table:table-cell>
          <table:table-cell table:style-name="Table34.B12" office:value-type="string">
            <text:p text:style-name="P199"/>
          </table:table-cell>
        </table:table-row>
        <table:table-row>
          <table:table-cell table:style-name="Table34.A12" office:value-type="string">
            <text:p text:style-name="P207">time</text:p>
          </table:table-cell>
          <table:table-cell table:style-name="Table34.B12" office:value-type="string">
            <text:p text:style-name="P199"/>
          </table:table-cell>
        </table:table-row>
        <table:table-row>
          <table:table-cell table:style-name="Table34.A12" office:value-type="string">
            <text:p text:style-name="P207">open</text:p>
          </table:table-cell>
          <table:table-cell table:style-name="Table34.B12" office:value-type="string">
            <text:p text:style-name="P199"/>
          </table:table-cell>
        </table:table-row>
        <table:table-row>
          <table:table-cell table:style-name="Table34.A12" office:value-type="string">
            <text:p text:style-name="P207">low</text:p>
          </table:table-cell>
          <table:table-cell table:style-name="Table34.B12" office:value-type="string">
            <text:p text:style-name="P199"/>
          </table:table-cell>
        </table:table-row>
        <text:soft-page-break/>
        <table:table-row>
          <table:table-cell table:style-name="Table34.A12" office:value-type="string">
            <text:p text:style-name="P207">high</text:p>
          </table:table-cell>
          <table:table-cell table:style-name="Table34.B12" office:value-type="string">
            <text:p text:style-name="P199"/>
          </table:table-cell>
        </table:table-row>
        <table:table-row>
          <table:table-cell table:style-name="Table34.A12" office:value-type="string">
            <text:p text:style-name="P207">close</text:p>
          </table:table-cell>
          <table:table-cell table:style-name="Table34.B12" office:value-type="string">
            <text:p text:style-name="P199"/>
          </table:table-cell>
        </table:table-row>
        <table:table-row>
          <table:table-cell table:style-name="Table34.A12" office:value-type="string">
            <text:p text:style-name="P207">volume</text:p>
          </table:table-cell>
          <table:table-cell table:style-name="Table34.B12" office:value-type="string">
            <text:p text:style-name="P199"/>
          </table:table-cell>
        </table:table-row>
        <table:table-row>
          <table:table-cell table:style-name="Table34.A12" office:value-type="string">
            <text:p text:style-name="P207">happened</text:p>
          </table:table-cell>
          <table:table-cell table:style-name="Table34.B12" office:value-type="string">
            <text:p text:style-name="P19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6"><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7"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92"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82"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9"><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0"><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83"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92"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9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92"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2">ANN</text:p>
          </table:table-cell>
          <table:table-cell table:style-name="Table1.B18" office:value-type="string">
            <text:p text:style-name="P244">Artificial Neural Network</text:p>
          </table:table-cell>
          <table:table-cell table:style-name="Table1.C18" office:value-type="string">
            <text:p text:style-name="P242">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6">GA</text:p>
          </table:table-cell>
          <table:table-cell table:style-name="Table1.B18" office:value-type="string">
            <text:p text:style-name="P245">Genetic Algorithm</text:p>
          </table:table-cell>
          <table:table-cell table:style-name="Table1.C18" office:value-type="string">
            <text:p text:style-name="P256">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6">BP</text:p>
          </table:table-cell>
          <table:table-cell table:style-name="Table1.B18" office:value-type="string">
            <text:p text:style-name="P245">Back Propagation</text:p>
          </table:table-cell>
          <table:table-cell table:style-name="Table1.C18" office:value-type="string">
            <text:p text:style-name="P256">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6">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7">DE</text:p>
          </table:table-cell>
          <table:table-cell table:style-name="Table1.B18" office:value-type="string">
            <text:p text:style-name="P246">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60">PBMOA</text:p>
          </table:table-cell>
          <table:table-cell table:style-name="Table1.B18" office:value-type="string">
            <text:p text:style-name="P247">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1">RANN</text:p>
          </table:table-cell>
          <table:table-cell table:style-name="Table1.B18" office:value-type="string">
            <text:p text:style-name="P248">Recurrent Artificial Neural Networks</text:p>
          </table:table-cell>
          <table:table-cell table:style-name="Table1.C18" office:value-type="string">
            <text:p text:style-name="P261">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2">GMDH</text:p>
          </table:table-cell>
          <table:table-cell table:style-name="Table1.B18" office:value-type="string">
            <text:p text:style-name="P249">Group Method of Data Handling</text:p>
          </table:table-cell>
          <table:table-cell table:style-name="Table1.C18" office:value-type="string">
            <text:p text:style-name="Table_20_Contents">МГОА</text:p>
          </table:table-cell>
          <table:table-cell table:style-name="Table1.D18" office:value-type="string">
            <text:p text:style-name="P262">Метод за групово отчитане на аргументи</text:p>
          </table:table-cell>
        </table:table-row>
        <table:table-row>
          <table:table-cell table:style-name="Table1.A18" office:value-type="string">
            <text:p text:style-name="P263">BRFNN</text:p>
          </table:table-cell>
          <table:table-cell table:style-name="Table1.B18" office:value-type="string">
            <text:p text:style-name="P250">Radial Basis Function Neural Network</text:p>
          </table:table-cell>
          <table:table-cell table:style-name="Table1.C18" office:value-type="string">
            <text:p text:style-name="P263">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4">ROLS</text:p>
          </table:table-cell>
          <table:table-cell table:style-name="Table1.B18" office:value-type="string">
            <text:p text:style-name="P251">Regular Orthogonal Least Square </text:p>
          </table:table-cell>
          <table:table-cell table:style-name="Table1.C18" office:value-type="string">
            <text:p text:style-name="Table_20_Contents">РОСКА</text:p>
          </table:table-cell>
          <table:table-cell table:style-name="Table1.D18" office:value-type="string">
            <text:p text:style-name="P264">Регулиран ортогонален средно квадратичен алгоритъм</text:p>
          </table:table-cell>
        </table:table-row>
        <table:table-row>
          <table:table-cell table:style-name="Table1.A18" office:value-type="string">
            <text:p text:style-name="P265">SOM</text:p>
          </table:table-cell>
          <table:table-cell table:style-name="Table1.B18" office:value-type="string">
            <text:p text:style-name="P252">Self-organized Map</text:p>
          </table:table-cell>
          <table:table-cell table:style-name="Table1.C18" office:value-type="string">
            <text:p text:style-name="P265">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6">SA</text:p>
          </table:table-cell>
          <table:table-cell table:style-name="Table1.B18" office:value-type="string">
            <text:p text:style-name="P253">Simulated Annealing</text:p>
          </table:table-cell>
          <table:table-cell table:style-name="Table1.C18" office:value-type="string">
            <text:p text:style-name="P266">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8">SVD</text:p>
          </table:table-cell>
          <table:table-cell table:style-name="Table1.B18" office:value-type="string">
            <text:p text:style-name="P254">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P269">ALOPEX</text:p>
          </table:table-cell>
          <table:table-cell table:style-name="Table1.B18" office:value-type="string">
            <text:p text:style-name="P255">Algorithms of Pattern Extraction</text:p>
          </table:table-cell>
          <table:table-cell table:style-name="Table1.C18" office:value-type="string">
            <text:p text:style-name="Table_20_Contents">АИШ</text:p>
          </table:table-cell>
          <table:table-cell table:style-name="Table1.D18" office:value-type="string">
            <text:p text:style-name="Table_20_Contents">Алгоритъм за извличане на шаблони</text:p>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92"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8"><text:span text:style-name="T156">b</text:span>ias</text:p>
          </table:table-cell>
          <table:table-cell table:style-name="Table2.B2" office:value-type="string">
            <text:p text:style-name="P25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9">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7">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9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92"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7">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92" text:outline-level="1"><text:bookmark-start text:name="__RefHeading__725_533363062"/>Списък с цитирания и реферирания<text:bookmark-end text:name="__RefHeading__725_533363062"/></text:h>
      <text:p text:style-name="P2"/>
      <text:p text:style-name="P2"/>
      <text:p text:style-name="P2"/>
      <text:h text:style-name="P39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92"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7">Фиг. 2.1 Система за обучение на ИНМ с ДЕ, в разпределена среда.<text:tab/>34</text:p>
          <text:p text:style-name="P377">Фиг. 2.2 ИНМ с топология 3-4-2.<text:tab/>37</text:p>
          <text:p text:style-name="P377">Фиг. 2.3 Кръстосване на комплекти тегла.<text:tab/>40</text:p>
          <text:p text:style-name="P377">Фиг. 2.4 Мутация на комплекти тегла.<text:tab/>41</text:p>
          <text:p text:style-name="P377">Фиг. 2.5 Процедура за оценка на комплектите тегла.<text:tab/>42</text:p>
          <text:p text:style-name="P377">Фиг. 2.6 Промяна на топологията в ИНМ за нуждите на ОРГ.<text:tab/>44</text:p>
          <text:p text:style-name="P377">Фиг. 2.7 Обмен на задачи в система за ИРС.<text:tab/>45</text:p>
          <text:p text:style-name="P377">Фиг. 3.1 Котировки EUR/USD в MetaTrader 4.<text:tab/>47</text:p>
          <text:p text:style-name="P377">Фиг. 3.2 Екран за вход в бакедн системата.<text:tab/>63</text:p>
          <text:p text:style-name="P377">Фиг. 3.3 Екран за създаване на нова ИНМ в РСУБД.<text:tab/>64</text:p>
          <text:p text:style-name="P377">Фиг. 3.4 Екран за избор на ИНМ, съхранена в РСУБД.<text:tab/>65</text:p>
          <text:p text:style-name="P377">Фиг. 3.5 Екран за изтриване на ИНМ от РСУБД.<text:tab/>66</text:p>
          <text:p text:style-name="P377">Фиг. 3.6 Екран за настройка на опциите в бак енд системата.<text:tab/>67</text:p>
          <text:p text:style-name="P377">Фиг. 3.7 Екран за визуализация на ИНМ.<text:tab/>68</text:p>
          <text:p text:style-name="P377">Фиг. 3.8 Основна уеб страница за публикуване на публично достъпна информация от системата.<text:tab/>69</text:p>
          <text:p text:style-name="P377">Фиг. 3.9 Уеб страница със списък на всички публично достъпни модули от системата.<text:tab/>70</text:p>
          <text:p text:style-name="P377">Фиг. 3.10 Уеб страница с информация за контакт.<text:tab/>71</text:p>
          <text:p text:style-name="P377">Фиг. 4.1 Инцидентно включване на възли в разпределената система.<text:tab/>73</text:p>
          <text:p text:style-name="P377">Фиг. 4.2 Сравнение между инцидентно включване на възли и кръгова топология.<text:tab/>74</text:p>
          <text:p text:style-name="P377"><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7">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7">Фиг. 4.5 Брой епохи за обучение, при еднакъв времеви интервал, за обучението, но различен размер на скрития слой.<text:tab/>81</text:p>
          <text:p text:style-name="P377">Фиг. 4.6 Средна грешка, допускана от ИНМ, при обучение на мрежи с топология от три слоя, в които размерът на скрития слой варира от 30 до 1.<text:tab/>82</text:p>
          <text:p text:style-name="P377">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7">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92"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1">Таб. 3.1 Отговорници и сътрудници на класа описващ ИНМ.<text:tab/>51</text:p>
          <text:p text:style-name="P291">Таб. 3.2 Отговорници и сътрудници на класа описващ входа и изхода в ИНМ.<text:tab/>51</text:p>
          <text:p text:style-name="P291">Таб. 3.3 Отговорници и сътрудници на класа описващ входа в ИНМ.<text:tab/>51</text:p>
          <text:p text:style-name="P291">Таб. 3.4 Отговорници и сътрудници на класа описващ изхода от ИНМ.<text:tab/>51</text:p>
          <text:p text:style-name="P291">Таб. 3.5 Отговорници и сътрудници на класа описващ статичните връзки в ИНМ.<text:tab/>52</text:p>
          <text:p text:style-name="P291">Таб. 3.6 Отговорници и сътрудници на класа описващ хромозомите в ДЕ.<text:tab/>52</text:p>
          <text:p text:style-name="P291">Таб. 3.7 Отговорници и сътрудници на базов клас за осъществяване на комуникацията.<text:tab/>52</text:p>
          <text:p text:style-name="P291">Таб. 3.8 Отговорници и сътрудници на класа описващ броячите за събиране на статистика.<text:tab/>53</text:p>
          <text:p text:style-name="P291">Таб. 3.9 Отговорници и сътрудници на класа описващ типовете кръстосване.<text:tab/>53</text:p>
          <text:p text:style-name="P291">Таб. 3.10 Отговорници и сътрудници на класа описващ ДЕ.<text:tab/>53</text:p>
          <text:p text:style-name="P291">Таб. 3.11 Отговорници и сътрудници на класа описващ матрица на съседство.<text:tab/>54</text:p>
          <text:p text:style-name="P291">Таб. 3.12 Отговорници и сътрудници на класа описващ комуникация по HTTP протокола.<text:tab/>54</text:p>
          <text:p text:style-name="P291">Таб. 3.13 Отговорници и сътрудници на класа описващ параметри за инициализация на системата.<text:tab/>54</text:p>
          <text:p text:style-name="P291">Таб. 3.14 Отговорници и сътрудници на класа описващ JSON базирана комуникация по HTTP комуникационен протокол.<text:tab/>55</text:p>
          <text:p text:style-name="P291">Таб. 3.15 Отговорници и сътрудници на класа описващ параметрите на ИНМ-ДЕ модела.<text:tab/>55</text:p>
          <text:p text:style-name="P291">Таб. 3.16 Отговорници и сътрудници на класа описващ неврон в ИНМ.<text:tab/>55</text:p>
          <text:p text:style-name="P291">Таб. 3.17 Отговорници и сътрудници на класа описващ типове неврони в ИНМ.<text:tab/>56</text:p>
          <text:p text:style-name="P291"><text:soft-page-break/>Таб. 3.18 Отговорници и сътрудници на класа описващ списък от неврони.<text:tab/>56</text:p>
          <text:p text:style-name="P291">Таб. 3.19 Отговорници и сътрудници на класа описващ ДЕ популацията.<text:tab/>56</text:p>
          <text:p text:style-name="P291">Таб. 3.20 Отговорници и сътрудници на класа описващ информацията за котировките.<text:tab/>57</text:p>
          <text:p text:style-name="P291">Таб. 3.21 Отговорници и сътрудници на класа описващ времевите периоди на котировките.<text:tab/>57</text:p>
          <text:p text:style-name="P291">Таб. 3.22 Отговорници и сътрудници на класа описващ процеса на обучение.<text:tab/>57</text:p>
          <text:p text:style-name="P291">Таб. 3.23 Отговорници и сътрудници на класа описващ тренировъчните примери.<text:tab/>58</text:p>
          <text:p text:style-name="P291">Таб. 3.24 Отговорници и сътрудници на класа описващ тренировъчнато множество.<text:tab/>58</text:p>
          <text:p text:style-name="P291">Таб. 3.25 Отговорници и сътрудници на класа описващ теглата в ИНМ.<text:tab/>58</text:p>
          <text:p text:style-name="P291">Таб. 3.26 Таблица в СУБД, описваща конкретна ИНМ.<text:tab/>59</text:p>
          <text:p text:style-name="P291">Таб. 3.27 Таблица в СУБД, описваща типовете ИНМ.<text:tab/>59</text:p>
          <text:p text:style-name="P291">Таб. 3.28 Таблица в СУБД, описваща валутните двойки.<text:tab/>60</text:p>
          <text:p text:style-name="P291">Таб. 3.29 Таблица в СЪБД, описваща координатите на невроните при визуализация.<text:tab/>60</text:p>
          <text:p text:style-name="P291">Таб. 3.30 Таблица в СУБД, описваща времевите периоди на котировките.<text:tab/>61</text:p>
          <text:p text:style-name="P291">Таб. 3.31 Таблица в СУБД, описваща параметрите на обучението.<text:tab/>61</text:p>
          <text:p text:style-name="P291">Таб. 3.32 Таблица в СУБД, описваща тренировъчното множество.<text:tab/>61</text:p>
          <text:p text:style-name="P291">Таб. 4.1 Параметри на генетичния алгоритъм.<text:tab/>79</text:p>
          <text:p text:style-name="P291">Таб. 4.2 Сравнение между трислойна и пълно-свързана ИНМ.<text:tab/>80</text:p>
        </text:index-body>
      </text:user-index>
      <text:p text:style-name="P2"/>
      <text:h text:style-name="P392" text:outline-level="1"><text:bookmark-start text:name="__RefHeading___Toc5676_1486593966"/>Приложение А – програмен код<text:bookmark-end text:name="__RefHeading___Toc5676_1486593966"/></text:h>
      <text:p text:style-name="P2"/>
      <text:h text:style-name="P384" text:outline-level="3"><text:bookmark-start text:name="__RefHeading___Toc5678_1486593966"/><text:s text:c="4"/>format.bat<text:bookmark-end text:name="__RefHeading___Toc5678_1486593966"/></text:h>
      <text:p text:style-name="Source_20_Code"/>
      <text:p text:style-name="P292">@echo off </text:p>
      <text:p text:style-name="P292"/>
      <text:p text:style-name="P292">rem ############################################################################### </text:p>
      <text:p text:style-name="P292">rem # <text:s text:c="76"/># </text:p>
      <text:p text:style-name="P292">rem # VitoshaTrade is Distributed Artificial Neural Network trained by <text:s text:c="11"/># </text:p>
      <text:p text:style-name="P292">rem # Differential Evolution for prediction of Forex. Project development is in <text:s text:c="2"/># </text:p>
      <text:p text:style-name="P292">rem # Sofia, Bulgaria. Vitosha is a mountain massif, on the outskirts of Sofia, <text:s text:c="2"/># </text:p>
      <text:p text:style-name="P292">rem # the capital of Bulgaria. <text:s text:c="51"/># </text:p>
      <text:p text:style-name="P292">rem # <text:s text:c="76"/># </text:p>
      <text:p text:style-name="P292">rem # Copyright (C) 2008-2009 by Todor Balabanov <text:s/>( tdb@tbsoft.eu ) <text:s text:c="14"/># </text:p>
      <text:p text:style-name="P292">rem # <text:s text:c="27"/>Iliyan Zankinski ( iliyan_mf@abv.bg ) <text:s text:c="11"/># </text:p>
      <text:p text:style-name="P292">rem # <text:s text:c="27"/>Galq Cirkalova <text:s text:c="2"/>( galq_cirkalova@abv.bg ) <text:s text:c="6"/># </text:p>
      <text:p text:style-name="P292">rem # <text:s text:c="27"/>Ivan Grozev <text:s text:c="5"/>( ivan.iliev.grozev@gmail.com ) # </text:p>
      <text:p text:style-name="P292">rem # <text:s text:c="76"/># </text:p>
      <text:p text:style-name="P292">rem # This program is free software: you can redistribute it and/or modify <text:s text:c="7"/># </text:p>
      <text:p text:style-name="P292">rem # it under the terms of the GNU General Public License as published by <text:s text:c="7"/># </text:p>
      <text:p text:style-name="P292">rem # the Free Software Foundation, either version 3 of the License, or <text:s text:c="10"/># </text:p>
      <text:p text:style-name="P292">rem # (at your option) any later version. <text:s text:c="40"/># </text:p>
      <text:p text:style-name="P292">rem # <text:s text:c="76"/># </text:p>
      <text:p text:style-name="P292">rem # This program is distributed in the hope that it will be useful, <text:s text:c="12"/># </text:p>
      <text:p text:style-name="P292">rem # but WITHOUT ANY WARRANTY; without even the implied warranty of <text:s text:c="13"/># </text:p>
      <text:p text:style-name="P292">rem # MERCHANTABILITY or FITNESS FOR A PARTICULAR PURPOSE. <text:s/>See the <text:s text:c="14"/># </text:p>
      <text:p text:style-name="P292">rem # GNU General Public License for more details. <text:s text:c="31"/># </text:p>
      <text:p text:style-name="P292">rem # <text:s text:c="76"/># </text:p>
      <text:p text:style-name="P292">rem # You should have received a copy of the GNU General Public License <text:s text:c="10"/># </text:p>
      <text:p text:style-name="P292">rem # along with this program. If not, see &lt;http://www.gnu.org/licenses/&gt;. <text:s text:c="7"/># </text:p>
      <text:p text:style-name="P292">rem # <text:s text:c="76"/># </text:p>
      <text:p text:style-name="P292">rem ############################################################################### </text:p>
      <text:p text:style-name="P292"/>
      <text:p text:style-name="P292">rem ############################################################################ </text:p>
      <text:p text:style-name="P292">rem # Java style source code format. <text:s text:c="42"/># </text:p>
      <text:p text:style-name="P292">rem ############################################################################ </text:p>
      <text:p text:style-name="P292">astyle *.cpp *.h *.php *.mq4 *.mqh *.js *.java --indent=force-tab --style=java / -A2 --recursive </text:p>
      <text:p text:style-name="P292"/>
      <text:p text:style-name="P292">@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db@tbsoft.eu ) <text:s text:c="14"/>*</text:p>
      <text:p text:style-name="P293"><text:s/>* <text:s text:c="27"/>Iliyan Zankinski ( iliyan_mf@abv.bg ) <text:s text:c="11"/>*</text:p>
      <text:p text:style-name="P293"><text:s/>* <text:s text:c="27"/>Galq Cirkalova <text:s text:c="2"/>( galq_cirkalova@abv.bg ) <text:s text:c="6"/>*</text:p>
      <text:p text:style-name="P293"><text:s/>* <text:s text:c="27"/>Ivan Grozev <text:s text:c="5"/>( ivan.iliev.grozev@gmail.com ) *</text:p>
      <text:p text:style-name="P293"><text:s/>* <text:s text:c="27"/>Daniel Chutrov <text:s text:c="2"/>( d.chutrov@gmail.com ) <text:s text:c="8"/>*</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text:p>
      <text:p text:style-name="P293"><text:s/>* Include files.</text:p>
      <text:p text:style-name="P293"><text:s/>*/</text:p>
      <text:p text:style-name="P293">document.write('&lt;script type="text/javascript" src="' + 'cstdlib.js' + '"&gt;&lt;/script&gt;');</text:p>
      <text:p text:style-name="P293">document.write('&lt;script type="text/javascript" src="' + 'NeuronsList.js' + '"&gt;&lt;/script&gt;');</text:p>
      <text:p text:style-name="P293">document.write('&lt;script type="text/javascript" src="' + 'ActivitiesMatrix.js' + '"&gt;&lt;/script&gt;');</text:p>
      <text:p text:style-name="P293">document.write('&lt;script type="text/javascript" src="' + 'WeightsMatrix.js' + '"&gt;&lt;/script&gt;');</text:p>
      <text:p text:style-name="P293"/>
      <text:p text:style-name="P293">/**</text:p>
      <text:p text:style-name="P293"><text:s/>* Learning rate of backpropagation.</text:p>
      <text:p text:style-name="P293"><text:s/>*/</text:p>
      <text:p text:style-name="P293">const LEARNING_RATE = 0.35;</text:p>
      <text:p text:style-name="P293"/>
      <text:p text:style-name="P293">/**</text:p>
      <text:p text:style-name="P293"><text:s/>* Full-connected Artificial Neural Network.</text:p>
      <text:p text:style-name="P293"><text:soft-page-break/><text:s/>*</text:p>
      <text:p text:style-name="P293"><text:s/>* @author Daniel Chutrov</text:p>
      <text:p text:style-name="P293"><text:s/>*</text:p>
      <text:p text:style-name="P293"><text:s/>* @email d.chutrov@gmail.com</text:p>
      <text:p text:style-name="P293"><text:s/>*</text:p>
      <text:p text:style-name="P293"><text:s/>* @date 16 Dec 2010</text:p>
      <text:p text:style-name="P293"><text:s/>*/</text:p>
      <text:p text:style-name="P293">function ANN(counters, ts, neuronsAmount, learn, bars, period) {</text:p>
      <text:p text:style-name="P293"/>
      <text:p text:style-name="P293"><text:tab/>/**</text:p>
      <text:p text:style-name="P293"><text:tab/> * Number of ANN neurons.</text:p>
      <text:p text:style-name="P293"><text:tab/> */</text:p>
      <text:p text:style-name="P293"><text:tab/>this.neuronsAmount = neuronsAmount;</text:p>
      <text:p text:style-name="P293"/>
      <text:p text:style-name="P293"><text:tab/>/**</text:p>
      <text:p text:style-name="P293"><text:tab/> * Just a pinter to real array.</text:p>
      <text:p text:style-name="P293"><text:tab/> */</text:p>
      <text:p text:style-name="P293"><text:tab/>this.neurons = new NeuronsList(this.neuronsAmount);</text:p>
      <text:p text:style-name="P293"><text:tab/>this.neuronsAmount = neurons.dimension();</text:p>
      <text:p text:style-name="P293"/>
      <text:p text:style-name="P293"><text:tab/>/*</text:p>
      <text:p text:style-name="P293"><text:tab/> * Make all neurons regular.</text:p>
      <text:p text:style-name="P293"><text:tab/> */</text:p>
      <text:p text:style-name="P293"><text:tab/>neurons.clearTypes();</text:p>
      <text:p text:style-name="P293"/>
      <text:p text:style-name="P293"><text:tab/>/*</text:p>
      <text:p text:style-name="P293"><text:tab/> * Initialize neurons for first update.</text:p>
      <text:p text:style-name="P293"><text:tab/> */</text:p>
      <text:p text:style-name="P293"><text:tab/>neurons.reset();</text:p>
      <text:p text:style-name="P293"/>
      <text:p text:style-name="P293"><text:tab/>/**</text:p>
      <text:p text:style-name="P293"><text:tab/> * Activities 2D maxtrix.</text:p>
      <text:p text:style-name="P293"><text:tab/> */</text:p>
      <text:p text:style-name="P293"><text:tab/>this.activities = new ActivitiesMatrix(this.neuronsAmount);</text:p>
      <text:p text:style-name="P293"/>
      <text:p text:style-name="P293"><text:tab/>/**</text:p>
      <text:p text:style-name="P293"><text:tab/> * Weights reference from DE.</text:p>
      <text:p text:style-name="P293"><text:tab/> */</text:p>
      <text:p text:style-name="P293"><text:tab/>this.weights = null;</text:p>
      <text:p text:style-name="P293"/>
      <text:p text:style-name="P293"><text:tab/>/**</text:p>
      <text:p text:style-name="P293"><text:tab/> * Counters reference is used for statistics collecton.</text:p>
      <text:p text:style-name="P293"><text:tab/> */</text:p>
      <text:p text:style-name="P293"><text:tab/>this.counters = counters;</text:p>
      <text:p text:style-name="P293"/>
      <text:p text:style-name="P293"><text:tab/>/**</text:p>
      <text:p text:style-name="P293"><text:tab/> * Link to real training set object.</text:p>
      <text:p text:style-name="P293"><text:tab/> */</text:p>
      <text:p text:style-name="P293"><text:tab/>this.ts = ts;</text:p>
      <text:p text:style-name="P293"/>
      <text:p text:style-name="P293"><text:tab/>/**</text:p>
      <text:p text:style-name="P293"><text:tab/> * Past bars interval.</text:p>
      <text:p text:style-name="P293"><text:tab/> */</text:p>
      <text:p text:style-name="P293"><text:tab/>this.learn = learn;</text:p>
      <text:p text:style-name="P293"/>
      <text:p text:style-name="P293"><text:tab/>/**</text:p>
      <text:p text:style-name="P293"><text:tab/> * Prediction bars interval.</text:p>
      <text:p text:style-name="P293"><text:tab/> */</text:p>
      <text:p text:style-name="P293"><text:tab/>this.bars = bars;</text:p>
      <text:p text:style-name="P293"/>
      <text:p text:style-name="P293"><text:tab/>/**</text:p>
      <text:p text:style-name="P293"><text:tab/> * Chart period value.</text:p>
      <text:p text:style-name="P293"><text:tab/> */</text:p>
      <text:p text:style-name="P293"><text:tab/>this.period = period;</text:p>
      <text:p text:style-name="P293"/>
      <text:p text:style-name="P293"><text:tab/>/**</text:p>
      <text:p text:style-name="P293"><text:tab/> * Prediction of the best chromosome.</text:p>
      <text:p text:style-name="P293"><text:tab/> */</text:p>
      <text:p text:style-name="P293"><text:tab/>this.prediction = 0.0;</text:p>
      <text:p text:style-name="P293"/>
      <text:p text:style-name="P293"><text:tab/>/*</text:p>
      <text:p text:style-name="P293"><text:tab/> * Estimate work done.</text:p>
      <text:p text:style-name="P293"><text:tab/> */</text:p>
      <text:p text:style-name="P293"><text:tab/>if (counters != null) {</text:p>
      <text:p text:style-name="P293"><text:tab/><text:tab/>counters.setValue("Number of neurons", this.neuronsAmount);</text:p>
      <text:p text:style-name="P293"><text:tab/>}</text:p>
      <text:p text:style-name="P293"/>
      <text:p text:style-name="P293"><text:tab/>/**</text:p>
      <text:p text:style-name="P293"><text:tab/> * Neurons list getter.</text:p>
      <text:p text:style-name="P293"><text:tab/> *</text:p>
      <text:p text:style-name="P293"><text:tab/> * @return Neurons list referenc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9 Aug 2009</text:p>
      <text:p text:style-name="P293"><text:tab/> */</text:p>
      <text:p text:style-name="P293"><text:tab/>this.getNeurons = function() {</text:p>
      <text:p text:style-name="P293"><text:tab/><text:tab/>return (neurons );</text:p>
      <text:p text:style-name="P293"><text:tab/>};</text:p>
      <text:p text:style-name="P293"/>
      <text:p text:style-name="P293"><text:tab/>/**</text:p>
      <text:p text:style-name="P293"><text:tab/> * Neurons list setter.</text:p>
      <text:p text:style-name="P293"><text:tab/> *</text:p>
      <text:p text:style-name="P293"><text:tab/> * @param neurons Neurons list.</text:p>
      <text:p text:style-name="P293"><text:tab/> *</text:p>
      <text:p text:style-name="P293"><text:tab/> * @author Iliyan Zankinski</text:p>
      <text:p text:style-name="P293"><text:tab/> *</text:p>
      <text:p text:style-name="P293"><text:tab/> * @email iliyan_mf@abv.bg</text:p>
      <text:p text:style-name="P293"><text:tab/> *</text:p>
      <text:p text:style-name="P293"><text:tab/> * @date 31 Jul 2009</text:p>
      <text:p text:style-name="P293"><text:tab/> */</text:p>
      <text:p text:style-name="P293"><text:soft-page-break/><text:tab/>this.setNeurons = function(neurons) {</text:p>
      <text:p text:style-name="P293"><text:tab/><text:tab/>this.neurons = neurons;</text:p>
      <text:p text:style-name="P293"><text:tab/>};</text:p>
      <text:p text:style-name="P293"/>
      <text:p text:style-name="P293"><text:tab/>/**</text:p>
      <text:p text:style-name="P293"><text:tab/> * Weights matrix getter.</text:p>
      <text:p text:style-name="P293"><text:tab/> *</text:p>
      <text:p text:style-name="P293"><text:tab/> * @return Weights matrix referenc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9 Aug 2009</text:p>
      <text:p text:style-name="P293"><text:tab/> */</text:p>
      <text:p text:style-name="P293"><text:tab/>this.getWeights = function() {</text:p>
      <text:p text:style-name="P293"><text:tab/><text:tab/>return (weights );</text:p>
      <text:p text:style-name="P293"><text:tab/>};</text:p>
      <text:p text:style-name="P293"/>
      <text:p text:style-name="P293"/>
      <text:p text:style-name="P293"><text:tab/>/**</text:p>
      <text:p text:style-name="P293"><text:tab/> * Weights matrix setter.</text:p>
      <text:p text:style-name="P293"><text:tab/> *</text:p>
      <text:p text:style-name="P293"><text:tab/> * @param weights Weights matrix.</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6 Feb 2009</text:p>
      <text:p text:style-name="P293"><text:tab/> */</text:p>
      <text:p text:style-name="P293"><text:tab/>this.setWeights = function(weights) {</text:p>
      <text:p text:style-name="P293"><text:tab/><text:tab/>this.weights = weights;</text:p>
      <text:p text:style-name="P293"><text:tab/>};</text:p>
      <text:p text:style-name="P293"/>
      <text:p text:style-name="P293"><text:tab/>/**</text:p>
      <text:p text:style-name="P293"><text:tab/> * Activities matrix getter.</text:p>
      <text:p text:style-name="P293"><text:tab/> *</text:p>
      <text:p text:style-name="P293"><text:tab/> * @return Activities matrix referenc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9 Aug 2009</text:p>
      <text:p text:style-name="P293"><text:tab/> */</text:p>
      <text:p text:style-name="P293"><text:tab/>this.getActivities = function() {</text:p>
      <text:p text:style-name="P293"><text:tab/><text:tab/>return (activities );</text:p>
      <text:p text:style-name="P293"><text:tab/>};</text:p>
      <text:p text:style-name="P293"/>
      <text:p text:style-name="P293"><text:tab/>/**</text:p>
      <text:p text:style-name="P293"><text:tab/> * Activities matrix setter.</text:p>
      <text:p text:style-name="P293"><text:tab/> *</text:p>
      <text:p text:style-name="P293"><text:tab/> * @param activities Activities matrix.</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6 Feb 2009</text:p>
      <text:p text:style-name="P293"><text:tab/> */</text:p>
      <text:p text:style-name="P293"><text:tab/>this.setActivities = function(activities) {</text:p>
      <text:p text:style-name="P293"><text:tab/><text:tab/>this.activities = activities;</text:p>
      <text:p text:style-name="P293"><text:tab/>};</text:p>
      <text:p text:style-name="P293"/>
      <text:p text:style-name="P293"><text:tab/>/**</text:p>
      <text:p text:style-name="P293"><text:tab/> * Activity value getter.</text:p>
      <text:p text:style-name="P293"><text:tab/> *</text:p>
      <text:p text:style-name="P293"><text:tab/> * @param int x Column index.</text:p>
      <text:p text:style-name="P293"><text:tab/> *</text:p>
      <text:p text:style-name="P293"><text:tab/> * @param int y Row index.</text:p>
      <text:p text:style-name="P293"><text:tab/> *</text:p>
      <text:p text:style-name="P293"><text:tab/> * @return Activity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4 Mar 2009</text:p>
      <text:p text:style-name="P293"><text:tab/> */</text:p>
      <text:p text:style-name="P293"><text:tab/>this.getActivity = function(x, y) {</text:p>
      <text:p text:style-name="P293"><text:tab/><text:tab/>if (x &lt; 0 || y &lt; 0 || x &gt;= activities.dimension() || y &gt;= activities.dimension()) {</text:p>
      <text:p text:style-name="P293"><text:tab/><text:tab/><text:tab/>throw ("ANN00015" );</text:p>
      <text:p text:style-name="P293"><text:tab/><text:tab/><text:tab/>return (0.0 );</text:p>
      <text:p text:style-name="P293"><text:tab/><text:tab/>}</text:p>
      <text:p text:style-name="P293"/>
      <text:p text:style-name="P293"><text:tab/><text:tab/>return ( activities(x, y) );</text:p>
      <text:p text:style-name="P293"><text:tab/>};</text:p>
      <text:p text:style-name="P293"/>
      <text:p text:style-name="P293"><text:tab/>/**</text:p>
      <text:p text:style-name="P293"><text:tab/> * Activity value setter.</text:p>
      <text:p text:style-name="P293"><text:tab/> *</text:p>
      <text:p text:style-name="P293"><text:tab/> * @param int x Column index.</text:p>
      <text:p text:style-name="P293"><text:tab/> *</text:p>
      <text:p text:style-name="P293"><text:tab/> * @param int y Row index.</text:p>
      <text:p text:style-name="P293"><text:tab/> *</text:p>
      <text:p text:style-name="P293"><text:tab/> * @param value Activity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4 Mar 2009</text:p>
      <text:p text:style-name="P293"><text:soft-page-break/><text:tab/> */</text:p>
      <text:p text:style-name="P293"><text:tab/>this.setActivity = function(x, y, value) {</text:p>
      <text:p text:style-name="P293"><text:tab/><text:tab/>if (x &lt; 0 || y &lt; 0 || x &gt;= activities.dimension() || y &gt;= activities.dimension()) {</text:p>
      <text:p text:style-name="P293"><text:tab/><text:tab/><text:tab/>throw ("ANN00016" );</text:p>
      <text:p text:style-name="P293"><text:tab/><text:tab/><text:tab/>return;</text:p>
      <text:p text:style-name="P293"><text:tab/><text:tab/>}</text:p>
      <text:p text:style-name="P293"/>
      <text:p text:style-name="P293"><text:tab/><text:tab/>activities(x, y) = value;</text:p>
      <text:p text:style-name="P293"><text:tab/><text:tab/>activities.normalize();</text:p>
      <text:p text:style-name="P293"><text:tab/>};</text:p>
      <text:p text:style-name="P293"/>
      <text:p text:style-name="P293"/>
      <text:p text:style-name="P293"><text:tab/>/**</text:p>
      <text:p text:style-name="P293"><text:tab/> * Set all weights activities to minimum.</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6 Jul 2015</text:p>
      <text:p text:style-name="P293"><text:tab/> */</text:p>
      <text:p text:style-name="P293"><text:tab/>this.setAllInactive = function() {</text:p>
      <text:p text:style-name="P293"><text:tab/><text:tab/>//TODO Move this method in activities class.</text:p>
      <text:p text:style-name="P293"><text:tab/><text:tab/>for (var j = 0; j &lt; activities.dimension(); j++) {</text:p>
      <text:p text:style-name="P293"><text:tab/><text:tab/><text:tab/>for (var i = 0; i &lt; activities.dimension(); i++) {</text:p>
      <text:p text:style-name="P293"><text:tab/><text:tab/><text:tab/><text:tab/>activities(i, j) = MIN_ACTIVITY;</text:p>
      <text:p text:style-name="P293"><text:tab/><text:tab/><text:tab/>}</text:p>
      <text:p text:style-name="P293"><text:tab/><text:tab/>}</text:p>
      <text:p text:style-name="P293"><text:tab/>};</text:p>
      <text:p text:style-name="P293"/>
      <text:p text:style-name="P293"><text:tab/>/**</text:p>
      <text:p text:style-name="P293"><text:tab/> * Set all weights activities to maximum.</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4 Mar 2009</text:p>
      <text:p text:style-name="P293"><text:tab/> */</text:p>
      <text:p text:style-name="P293"><text:tab/>this.setAllActive = function() {</text:p>
      <text:p text:style-name="P293"><text:tab/><text:tab/>//TODO Move this method in activities class.</text:p>
      <text:p text:style-name="P293"><text:tab/><text:tab/>for (var j = 0; j &lt; activities.dimension(); j++) {</text:p>
      <text:p text:style-name="P293"><text:tab/><text:tab/><text:tab/>for (var i = 0; i &lt; activities.dimension(); i++) {</text:p>
      <text:p text:style-name="P293"><text:tab/><text:tab/><text:tab/><text:tab/>activities(i, j) = MAX_ACTIVITY;</text:p>
      <text:p text:style-name="P293"><text:tab/><text:tab/><text:tab/>}</text:p>
      <text:p text:style-name="P293"><text:tab/><text:tab/>}</text:p>
      <text:p text:style-name="P293"><text:tab/>};</text:p>
      <text:p text:style-name="P293"/>
      <text:p text:style-name="P293"><text:tab/>/**</text:p>
      <text:p text:style-name="P293"><text:tab/> * Training set pointer setter.</text:p>
      <text:p text:style-name="P293"><text:tab/> *</text:p>
      <text:p text:style-name="P293"><text:tab/> * @param ts Training set pointer.</text:p>
      <text:p text:style-name="P293"><text:tab/> *</text:p>
      <text:p text:style-name="P293"><text:tab/> * @author Iliyan Zankinski</text:p>
      <text:p text:style-name="P293"><text:tab/> *</text:p>
      <text:p text:style-name="P293"><text:tab/> * @email iliyan_mf@abv.bg</text:p>
      <text:p text:style-name="P293"><text:tab/> *</text:p>
      <text:p text:style-name="P293"><text:tab/> * @date 31 Jul 2009</text:p>
      <text:p text:style-name="P293"><text:tab/> */</text:p>
      <text:p text:style-name="P293"><text:tab/>this.setTrainingSetPointer = function(ts) {</text:p>
      <text:p text:style-name="P293"><text:tab/><text:tab/>this.ts = ts;</text:p>
      <text:p text:style-name="P293"><text:tab/>};</text:p>
      <text:p text:style-name="P293"/>
      <text:p text:style-name="P293"><text:tab/>/**</text:p>
      <text:p text:style-name="P293"><text:tab/> * Prediction value getter.</text:p>
      <text:p text:style-name="P293"><text:tab/> *</text:p>
      <text:p text:style-name="P293"><text:tab/> * @return Prediction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9 Apr 2009</text:p>
      <text:p text:style-name="P293"><text:tab/> */</text:p>
      <text:p text:style-name="P293"><text:tab/>this.getPrediction = function() {</text:p>
      <text:p text:style-name="P293"><text:tab/><text:tab/>return (prediction );</text:p>
      <text:p text:style-name="P293"><text:tab/>};</text:p>
      <text:p text:style-name="P293"/>
      <text:p text:style-name="P293"><text:tab/>/**</text:p>
      <text:p text:style-name="P293"><text:tab/> * Setup first neurons in internal array to be input.</text:p>
      <text:p text:style-name="P293"><text:tab/> *</text:p>
      <text:p text:style-name="P293"><text:tab/> * @param size Number of neurons to be used.</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7 Oct 2011</text:p>
      <text:p text:style-name="P293"><text:tab/> */</text:p>
      <text:p text:style-name="P293"><text:tab/>this.setupInput = function(size) {</text:p>
      <text:p text:style-name="P293"><text:tab/><text:tab/>for (var i = 0; i &lt; size &amp;&amp; i &lt; neurons.dimension(); i++) {</text:p>
      <text:p text:style-name="P293"><text:tab/><text:tab/><text:tab/>neurons[i].setInput(true);</text:p>
      <text:p text:style-name="P293"><text:tab/><text:tab/>}</text:p>
      <text:p text:style-name="P293"><text:tab/>};</text:p>
      <text:p text:style-name="P293"/>
      <text:p text:style-name="P293"><text:tab/>/**</text:p>
      <text:p text:style-name="P293"><text:tab/> * Setup last neurons in internal array to be output.</text:p>
      <text:p text:style-name="P293"><text:tab/> *</text:p>
      <text:p text:style-name="P293"><text:tab/> * @param size Number of neurons to be used.</text:p>
      <text:p text:style-name="P293"><text:tab/> *</text:p>
      <text:p text:style-name="P293"><text:tab/> * @author Todor Balabanov</text:p>
      <text:p text:style-name="P293"><text:tab/> *</text:p>
      <text:p text:style-name="P293"><text:tab/> * @email todor.balabanov@gmail.com</text:p>
      <text:p text:style-name="P293"><text:soft-page-break/><text:tab/> *</text:p>
      <text:p text:style-name="P293"><text:tab/> * @date 27 Oct 2011</text:p>
      <text:p text:style-name="P293"><text:tab/> */</text:p>
      <text:p text:style-name="P293"><text:tab/>this.setupOutput = function(size) {</text:p>
      <text:p text:style-name="P293"><text:tab/><text:tab/>for (var i = neurons.dimension() - size; i &lt; neurons.dimension(); i++) {</text:p>
      <text:p text:style-name="P293"><text:tab/><text:tab/><text:tab/>neurons[i].setOutput(true);</text:p>
      <text:p text:style-name="P293"><text:tab/><text:tab/>}</text:p>
      <text:p text:style-name="P293"><text:tab/>};</text:p>
      <text:p text:style-name="P293"/>
      <text:p text:style-name="P293"><text:tab/>/**</text:p>
      <text:p text:style-name="P293"><text:tab/> * Setup three layers topology.</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6 Jul 2015</text:p>
      <text:p text:style-name="P293"><text:tab/> */</text:p>
      <text:p text:style-name="P293"><text:tab/>this.setupThreeLayers = function() {</text:p>
      <text:p text:style-name="P293"><text:tab/><text:tab/>/*</text:p>
      <text:p text:style-name="P293"><text:tab/><text:tab/> * Clear all connections.</text:p>
      <text:p text:style-name="P293"><text:tab/><text:tab/> */</text:p>
      <text:p text:style-name="P293"><text:tab/><text:tab/>setAllInactive();</text:p>
      <text:p text:style-name="P293"/>
      <text:p text:style-name="P293"><text:tab/><text:tab/>/*</text:p>
      <text:p text:style-name="P293"><text:tab/><text:tab/> * Set bias between input and hidden layers.</text:p>
      <text:p text:style-name="P293"><text:tab/><text:tab/> */</text:p>
      <text:p text:style-name="P293"><text:tab/><text:tab/>var b1 = 0;</text:p>
      <text:p text:style-name="P293"><text:tab/><text:tab/>for ( b1 = 0; b1 &lt; neurons.dimension(); b1++) {</text:p>
      <text:p text:style-name="P293"><text:tab/><text:tab/><text:tab/>if (neurons[b1].isRegular() == true) {</text:p>
      <text:p text:style-name="P293"><text:tab/><text:tab/><text:tab/><text:tab/>neurons[b1].setBias(true);</text:p>
      <text:p text:style-name="P293"><text:tab/><text:tab/><text:tab/><text:tab/>break;</text:p>
      <text:p text:style-name="P293"><text:tab/><text:tab/><text:tab/>}</text:p>
      <text:p text:style-name="P293"><text:tab/><text:tab/>}</text:p>
      <text:p text:style-name="P293"/>
      <text:p text:style-name="P293"><text:tab/><text:tab/>/*</text:p>
      <text:p text:style-name="P293"><text:tab/><text:tab/> * Set bias between hidden and output layers.</text:p>
      <text:p text:style-name="P293"><text:tab/><text:tab/> */</text:p>
      <text:p text:style-name="P293"><text:tab/><text:tab/>var b2 = 0;</text:p>
      <text:p text:style-name="P293"><text:tab/><text:tab/>for ( b2 = neurons.dimension() - 1; b2 &gt; 0; b2--) {</text:p>
      <text:p text:style-name="P293"><text:tab/><text:tab/><text:tab/>if (neurons[b2].isRegular() == true) {</text:p>
      <text:p text:style-name="P293"><text:tab/><text:tab/><text:tab/><text:tab/>neurons[b2].setBias(true);</text:p>
      <text:p text:style-name="P293"><text:tab/><text:tab/><text:tab/><text:tab/>break;</text:p>
      <text:p text:style-name="P293"><text:tab/><text:tab/><text:tab/>}</text:p>
      <text:p text:style-name="P293"><text:tab/><text:tab/>}</text:p>
      <text:p text:style-name="P293"/>
      <text:p text:style-name="P293"><text:tab/><text:tab/>/*</text:p>
      <text:p text:style-name="P293"><text:tab/><text:tab/> * Connect bias neuron.</text:p>
      <text:p text:style-name="P293"><text:tab/><text:tab/> */</text:p>
      <text:p text:style-name="P293"><text:tab/><text:tab/>for (var j = 0; j &lt; neurons.dimension(); j++) {</text:p>
      <text:p text:style-name="P293"><text:tab/><text:tab/><text:tab/>if (neurons[j].isRegular() == false) {</text:p>
      <text:p text:style-name="P293"><text:tab/><text:tab/><text:tab/><text:tab/>continue;</text:p>
      <text:p text:style-name="P293"><text:tab/><text:tab/><text:tab/>}</text:p>
      <text:p text:style-name="P293"><text:tab/><text:tab/><text:tab/>activities(j, b1) = activities.MAX_ACTIVITY;</text:p>
      <text:p text:style-name="P293"><text:tab/><text:tab/>}</text:p>
      <text:p text:style-name="P293"/>
      <text:p text:style-name="P293"><text:tab/><text:tab/>/*</text:p>
      <text:p text:style-name="P293"><text:tab/><text:tab/> * Connect bias neuron.</text:p>
      <text:p text:style-name="P293"><text:tab/><text:tab/> */</text:p>
      <text:p text:style-name="P293"><text:tab/><text:tab/>for (var j = 0; j &lt; neurons.dimension(); j++) {</text:p>
      <text:p text:style-name="P293"><text:tab/><text:tab/><text:tab/>if (neurons[j].isOutput() == false) {</text:p>
      <text:p text:style-name="P293"><text:tab/><text:tab/><text:tab/><text:tab/>continue;</text:p>
      <text:p text:style-name="P293"><text:tab/><text:tab/><text:tab/>}</text:p>
      <text:p text:style-name="P293"><text:tab/><text:tab/><text:tab/>activities(j, b2) = activities.MAX_ACTIVITY;</text:p>
      <text:p text:style-name="P293"><text:tab/><text:tab/>}</text:p>
      <text:p text:style-name="P293"/>
      <text:p text:style-name="P293"><text:tab/><text:tab/>/*</text:p>
      <text:p text:style-name="P293"><text:tab/><text:tab/> * Set connections between input and hidden layers.</text:p>
      <text:p text:style-name="P293"><text:tab/><text:tab/> */</text:p>
      <text:p text:style-name="P293"><text:tab/><text:tab/>for (var i = 0; i &lt; neurons.dimension(); i++) {</text:p>
      <text:p text:style-name="P293"><text:tab/><text:tab/><text:tab/>if (neurons[i].isInput() == false) {</text:p>
      <text:p text:style-name="P293"><text:tab/><text:tab/><text:tab/><text:tab/>continue;</text:p>
      <text:p text:style-name="P293"><text:tab/><text:tab/><text:tab/>}</text:p>
      <text:p text:style-name="P293"/>
      <text:p text:style-name="P293"><text:tab/><text:tab/><text:tab/>for (var j = 0; j &lt; neurons.dimension(); j++) {</text:p>
      <text:p text:style-name="P293"><text:tab/><text:tab/><text:tab/><text:tab/>if (neurons[j].isRegular() == false) {</text:p>
      <text:p text:style-name="P293"><text:tab/><text:tab/><text:tab/><text:tab/><text:tab/>continue;</text:p>
      <text:p text:style-name="P293"><text:tab/><text:tab/><text:tab/><text:tab/>}</text:p>
      <text:p text:style-name="P293"><text:tab/><text:tab/><text:tab/><text:tab/>activities(j, i) = activities.MAX_ACTIVITY;</text:p>
      <text:p text:style-name="P293"><text:tab/><text:tab/><text:tab/>}</text:p>
      <text:p text:style-name="P293"><text:tab/><text:tab/>}</text:p>
      <text:p text:style-name="P293"/>
      <text:p text:style-name="P293"><text:tab/><text:tab/>/*</text:p>
      <text:p text:style-name="P293"><text:tab/><text:tab/> * Set connections between hidden and output layers.</text:p>
      <text:p text:style-name="P293"><text:tab/><text:tab/> */</text:p>
      <text:p text:style-name="P293"><text:tab/><text:tab/>for (var i = 0; i &lt; neurons.dimension(); i++) {</text:p>
      <text:p text:style-name="P293"><text:tab/><text:tab/><text:tab/>if (neurons[i].isRegular() == false) {</text:p>
      <text:p text:style-name="P293"><text:tab/><text:tab/><text:tab/><text:tab/>continue;</text:p>
      <text:p text:style-name="P293"><text:tab/><text:tab/><text:tab/>}</text:p>
      <text:p text:style-name="P293"/>
      <text:p text:style-name="P293"><text:tab/><text:tab/><text:tab/>for (var j = 0; j &lt; neurons.dimension(); j++) {</text:p>
      <text:p text:style-name="P293"><text:tab/><text:tab/><text:tab/><text:tab/>if (neurons[j].isOutput() == false) {</text:p>
      <text:p text:style-name="P293"><text:tab/><text:tab/><text:tab/><text:tab/><text:tab/>continue;</text:p>
      <text:p text:style-name="P293"><text:tab/><text:tab/><text:tab/><text:tab/>}</text:p>
      <text:p text:style-name="P293"><text:tab/><text:tab/><text:tab/><text:tab/>activities(j, i) = activities.MAX_ACTIVITY;</text:p>
      <text:p text:style-name="P293"><text:tab/><text:tab/><text:tab/>}</text:p>
      <text:p text:style-name="P293"><text:tab/><text:tab/>}</text:p>
      <text:p text:style-name="P293"><text:tab/>};</text:p>
      <text:p text:style-name="P293"/>
      <text:p text:style-name="P293"><text:tab/>/**</text:p>
      <text:p text:style-name="P293"><text:tab/> * Load input vector inside the network.</text:p>
      <text:p text:style-name="P293"><text:tab/> *</text:p>
      <text:p text:style-name="P293"><text:tab/> * @param input Input vector.</text:p>
      <text:p text:style-name="P293"><text:soft-page-break/><text:tab/> *</text:p>
      <text:p text:style-name="P293"><text:tab/> * @param size Vector size.</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loadInput = function(input, size) {</text:p>
      <text:p text:style-name="P293"><text:tab/><text:tab/>if (input.dimension() != neurons.getInputNeuronsAmount()) {</text:p>
      <text:p text:style-name="P293"><text:tab/><text:tab/><text:tab/>//TODO Find better exception handling.</text:p>
      <text:p text:style-name="P293"><text:tab/><text:tab/><text:tab/>return;</text:p>
      <text:p text:style-name="P293"><text:tab/><text:tab/>}</text:p>
      <text:p text:style-name="P293"/>
      <text:p text:style-name="P293"><text:tab/><text:tab/>for (var i = 0,</text:p>
      <text:p text:style-name="P293"><text:tab/><text:tab/> <text:s text:c="3"/>k = 0; i &lt; neurons.dimension(); i++) {</text:p>
      <text:p text:style-name="P293"><text:tab/><text:tab/><text:tab/>if (neurons[i].isInput() == false) {</text:p>
      <text:p text:style-name="P293"><text:tab/><text:tab/><text:tab/><text:tab/>continue;</text:p>
      <text:p text:style-name="P293"><text:tab/><text:tab/><text:tab/>}</text:p>
      <text:p text:style-name="P293"/>
      <text:p text:style-name="P293"><text:tab/><text:tab/><text:tab/>neurons[i].setValue(input[k]);</text:p>
      <text:p text:style-name="P293"><text:tab/><text:tab/><text:tab/>k++;</text:p>
      <text:p text:style-name="P293"><text:tab/><text:tab/>}</text:p>
      <text:p text:style-name="P293"><text:tab/>};</text:p>
      <text:p text:style-name="P293"/>
      <text:p text:style-name="P293"><text:tab/>/**</text:p>
      <text:p text:style-name="P293"><text:tab/> * Forward pass of network state change. All neurons get new values.</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update = function() {</text:p>
      <text:p text:style-name="P293"><text:tab/><text:tab/>/*</text:p>
      <text:p text:style-name="P293"><text:tab/><text:tab/> * Return if weights are not loaded.</text:p>
      <text:p text:style-name="P293"><text:tab/><text:tab/> */</text:p>
      <text:p text:style-name="P293"><text:tab/><text:tab/>if (weights.dimension() == 0) {</text:p>
      <text:p text:style-name="P293"><text:tab/><text:tab/><text:tab/>//TODO Find better exception handling.</text:p>
      <text:p text:style-name="P293"><text:tab/><text:tab/><text:tab/>return;</text:p>
      <text:p text:style-name="P293"><text:tab/><text:tab/>}</text:p>
      <text:p text:style-name="P293"/>
      <text:p text:style-name="P293"><text:tab/><text:tab/>next = new NeuronsList(neurons.dimension());</text:p>
      <text:p text:style-name="P293"><text:tab/><text:tab/>for (var i = 0; i &lt; neurons.dimension(); i++) {</text:p>
      <text:p text:style-name="P293"><text:tab/><text:tab/><text:tab/>if (neurons[i].isInput() == true || neurons[i].isBias() == true) {</text:p>
      <text:p text:style-name="P293"><text:tab/><text:tab/><text:tab/><text:tab/>continue;</text:p>
      <text:p text:style-name="P293"><text:tab/><text:tab/><text:tab/>}</text:p>
      <text:p text:style-name="P293"/>
      <text:p text:style-name="P293"><text:tab/><text:tab/><text:tab/>/*</text:p>
      <text:p text:style-name="P293"><text:tab/><text:tab/><text:tab/> * Activation function of neuron i.</text:p>
      <text:p text:style-name="P293"><text:tab/><text:tab/><text:tab/> */</text:p>
      <text:p text:style-name="P293"><text:tab/><text:tab/><text:tab/>var value = 0.0;</text:p>
      <text:p text:style-name="P293"><text:tab/><text:tab/><text:tab/>for (var j = 0; j &lt; neurons.dimension(); j++) {</text:p>
      <text:p text:style-name="P293"><text:tab/><text:tab/><text:tab/><text:tab/>value += neurons[j].getValue() * weights.get(i, j) * activities.get(i, j);</text:p>
      <text:p text:style-name="P293"><text:tab/><text:tab/><text:tab/>}</text:p>
      <text:p text:style-name="P293"/>
      <text:p text:style-name="P293"><text:tab/><text:tab/><text:tab/>/*</text:p>
      <text:p text:style-name="P293"><text:tab/><text:tab/><text:tab/> * Normalize activation level of neuron i with sigmoid function.</text:p>
      <text:p text:style-name="P293"><text:tab/><text:tab/><text:tab/> */</text:p>
      <text:p text:style-name="P293"><text:tab/><text:tab/><text:tab/>value = 1.0 / (1.0 + exp(-value));</text:p>
      <text:p text:style-name="P293"/>
      <text:p text:style-name="P293"><text:tab/><text:tab/><text:tab/>next[i].setValue(value);</text:p>
      <text:p text:style-name="P293"><text:tab/><text:tab/>}</text:p>
      <text:p text:style-name="P293"/>
      <text:p text:style-name="P293"><text:tab/><text:tab/>/*</text:p>
      <text:p text:style-name="P293"><text:tab/><text:tab/> * Swap buffer to be ready for next network forward update.</text:p>
      <text:p text:style-name="P293"><text:tab/><text:tab/> */</text:p>
      <text:p text:style-name="P293"><text:tab/><text:tab/>neurons = next;</text:p>
      <text:p text:style-name="P293"><text:tab/>};</text:p>
      <text:p text:style-name="P293"/>
      <text:p text:style-name="P293"><text:tab/>/**</text:p>
      <text:p text:style-name="P293"><text:tab/> * Store (retrun) output of the network into output array.</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storeOutput = function(output, size) {</text:p>
      <text:p text:style-name="P293"><text:tab/><text:tab/>if (output.dimension() != neurons.getOutputNeuronsAmount()) {</text:p>
      <text:p text:style-name="P293"><text:tab/><text:tab/><text:tab/>//TODO Find better exception handling.</text:p>
      <text:p text:style-name="P293"><text:tab/><text:tab/><text:tab/>return;</text:p>
      <text:p text:style-name="P293"><text:tab/><text:tab/>}</text:p>
      <text:p text:style-name="P293"/>
      <text:p text:style-name="P293"><text:tab/><text:tab/>for (var i = 0,</text:p>
      <text:p text:style-name="P293"><text:tab/><text:tab/> <text:s text:c="3"/>k = 0; i &lt; neurons.dimension(); i++) {</text:p>
      <text:p text:style-name="P293"><text:tab/><text:tab/><text:tab/>if (neurons[i].isOutput() == false) {</text:p>
      <text:p text:style-name="P293"><text:tab/><text:tab/><text:tab/><text:tab/>continue;</text:p>
      <text:p text:style-name="P293"><text:tab/><text:tab/><text:tab/>}</text:p>
      <text:p text:style-name="P293"/>
      <text:p text:style-name="P293"><text:tab/><text:tab/><text:tab/>output[k] = neurons[i].getValue();</text:p>
      <text:p text:style-name="P293"><text:tab/><text:tab/><text:tab/>k++;</text:p>
      <text:p text:style-name="P293"><text:tab/><text:tab/>}</text:p>
      <text:p text:style-name="P293"><text:tab/>};</text:p>
      <text:p text:style-name="P293"/>
      <text:p text:style-name="P293"><text:tab/>/**</text:p>
      <text:p text:style-name="P293"><text:tab/> * Calculate network output error.</text:p>
      <text:p text:style-name="P293"><text:tab/> *</text:p>
      <text:p text:style-name="P293"><text:tab/> * @param expected Array with expected output values.</text:p>
      <text:p text:style-name="P293"><text:tab/> *</text:p>
      <text:p text:style-name="P293"><text:soft-page-break/><text:tab/> * @param predicted Array with predicted output values.</text:p>
      <text:p text:style-name="P293"><text:tab/> *</text:p>
      <text:p text:style-name="P293"><text:tab/> * @param size Size of expected values array.</text:p>
      <text:p text:style-name="P293"><text:tab/> *</text:p>
      <text:p text:style-name="P293"><text:tab/> * @return Euclidian distance between expected array and output array.</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error = function(expected, predicted, size) {</text:p>
      <text:p text:style-name="P293"><text:tab/><text:tab/>if (expected.dimension() != predicted.dimension()) {</text:p>
      <text:p text:style-name="P293"><text:tab/><text:tab/><text:tab/>//TODO Find better exception handling.</text:p>
      <text:p text:style-name="P293"><text:tab/><text:tab/><text:tab/>return 0.0;</text:p>
      <text:p text:style-name="P293"><text:tab/><text:tab/>}</text:p>
      <text:p text:style-name="P293"/>
      <text:p text:style-name="P293"><text:tab/><text:tab/>if (predicted.dimension() &lt; 0 || predicted.dimension() &gt; neurons.dimension()) {</text:p>
      <text:p text:style-name="P293"><text:tab/><text:tab/><text:tab/>//TODO Find better exception handling.</text:p>
      <text:p text:style-name="P293"><text:tab/><text:tab/><text:tab/>return 0.0;</text:p>
      <text:p text:style-name="P293"><text:tab/><text:tab/>}</text:p>
      <text:p text:style-name="P293"/>
      <text:p text:style-name="P293"><text:tab/><text:tab/>storeOutput(predicted);</text:p>
      <text:p text:style-name="P293"/>
      <text:p text:style-name="P293"><text:tab/><text:tab/>/*</text:p>
      <text:p text:style-name="P293"><text:tab/><text:tab/> * Difference sum.</text:p>
      <text:p text:style-name="P293"><text:tab/><text:tab/> * http://www.speech.sri.com/people/anand/771/html/node37.html</text:p>
      <text:p text:style-name="P293"><text:tab/><text:tab/> */</text:p>
      <text:p text:style-name="P293"><text:tab/><text:tab/>var result = 0.0;</text:p>
      <text:p text:style-name="P293"><text:tab/><text:tab/>var subtraction = 0.0;</text:p>
      <text:p text:style-name="P293"><text:tab/><text:tab/>for (var i = 0; i &lt; predicted.dimension(); i++) {</text:p>
      <text:p text:style-name="P293"><text:tab/><text:tab/><text:tab/>subtraction = expected[i] - predicted[i];</text:p>
      <text:p text:style-name="P293"><text:tab/><text:tab/><text:tab/>result += subtraction * subtraction;</text:p>
      <text:p text:style-name="P293"><text:tab/><text:tab/>}</text:p>
      <text:p text:style-name="P293"><text:tab/><text:tab/>result /= 2.0;</text:p>
      <text:p text:style-name="P293"/>
      <text:p text:style-name="P293"><text:tab/><text:tab/>return result;</text:p>
      <text:p text:style-name="P293"><text:tab/>};</text:p>
      <text:p text:style-name="P293"/>
      <text:p text:style-name="P293"><text:tab/>/**</text:p>
      <text:p text:style-name="P293"><text:tab/> * Calculate average net error for all training examples.</text:p>
      <text:p text:style-name="P293"><text:tab/> *</text:p>
      <text:p text:style-name="P293"><text:tab/> * @return Average net error for all trainign examples.</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totalError = function() {</text:p>
      <text:p text:style-name="P293"><text:tab/><text:tab/>var result = 0.0;</text:p>
      <text:p text:style-name="P293"/>
      <text:p text:style-name="P293"><text:tab/><text:tab/>/*</text:p>
      <text:p text:style-name="P293"><text:tab/><text:tab/> * Estimate work done.</text:p>
      <text:p text:style-name="P293"><text:tab/><text:tab/> */</text:p>
      <text:p text:style-name="P293"><text:tab/><text:tab/>if (counters != null) {</text:p>
      <text:p text:style-name="P293"><text:tab/><text:tab/><text:tab/>counters.increment("Total error calculations");</text:p>
      <text:p text:style-name="P293"><text:tab/><text:tab/>}</text:p>
      <text:p text:style-name="P293"/>
      <text:p text:style-name="P293"><text:tab/><text:tab/>/*</text:p>
      <text:p text:style-name="P293"><text:tab/><text:tab/> * Total artificial neural network error can not be calculated without</text:p>
      <text:p text:style-name="P293"><text:tab/><text:tab/> * training set.</text:p>
      <text:p text:style-name="P293"><text:tab/><text:tab/> */</text:p>
      <text:p text:style-name="P293"><text:tab/><text:tab/>if (ts == null) {</text:p>
      <text:p text:style-name="P293"><text:tab/><text:tab/><text:tab/>return ( Math.floor(Math.random() * (RAND_MAX + 1)) );</text:p>
      <text:p text:style-name="P293"><text:tab/><text:tab/>}</text:p>
      <text:p text:style-name="P293"/>
      <text:p text:style-name="P293"><text:tab/><text:tab/>/*</text:p>
      <text:p text:style-name="P293"><text:tab/><text:tab/> * Reset network for new training.</text:p>
      <text:p text:style-name="P293"><text:tab/><text:tab/> */</text:p>
      <text:p text:style-name="P293"><text:tab/><text:tab/>neurons.reset();</text:p>
      <text:p text:style-name="P293"/>
      <text:p text:style-name="P293"><text:tab/><text:tab/>/*</text:p>
      <text:p text:style-name="P293"><text:tab/><text:tab/> * Loop over training set examples.</text:p>
      <text:p text:style-name="P293"><text:tab/><text:tab/> */</text:p>
      <text:p text:style-name="P293"><text:tab/><text:tab/>for (var i = 0,</text:p>
      <text:p text:style-name="P293"><text:tab/><text:tab/> <text:s text:c="3"/>size = ts.getSize(); i &lt; size; i++) {</text:p>
      <text:p text:style-name="P293"><text:tab/><text:tab/><text:tab/>/*</text:p>
      <text:p text:style-name="P293"><text:tab/><text:tab/><text:tab/> * For each time load ANN input.</text:p>
      <text:p text:style-name="P293"><text:tab/><text:tab/><text:tab/> */</text:p>
      <text:p text:style-name="P293"><text:tab/><text:tab/><text:tab/>loadInput(ts.getSplittedInputted(i));</text:p>
      <text:p text:style-name="P293"/>
      <text:p text:style-name="P293"><text:tab/><text:tab/><text:tab/>/*</text:p>
      <text:p text:style-name="P293"><text:tab/><text:tab/><text:tab/> * Update ANN internal state.</text:p>
      <text:p text:style-name="P293"><text:tab/><text:tab/><text:tab/> */</text:p>
      <text:p text:style-name="P293"><text:tab/><text:tab/><text:tab/>update();</text:p>
      <text:p text:style-name="P293"/>
      <text:p text:style-name="P293"><text:tab/><text:tab/><text:tab/>/*</text:p>
      <text:p text:style-name="P293"><text:tab/><text:tab/><text:tab/> * Calculate error.</text:p>
      <text:p text:style-name="P293"><text:tab/><text:tab/><text:tab/> */</text:p>
      <text:p text:style-name="P293"><text:tab/><text:tab/><text:tab/>result += error(ts.getSplittedExpected(i), ts.getSplittedPredicted(i));</text:p>
      <text:p text:style-name="P293"/>
      <text:p text:style-name="P293"><text:tab/><text:tab/><text:tab/>/*</text:p>
      <text:p text:style-name="P293"><text:tab/><text:tab/><text:tab/> * Sleep for better performance.</text:p>
      <text:p text:style-name="P293"><text:tab/><text:tab/><text:tab/> */</text:p>
      <text:p text:style-name="P293"><text:tab/><text:tab/><text:tab/>sleep();</text:p>
      <text:p text:style-name="P293"><text:tab/><text:tab/>}</text:p>
      <text:p text:style-name="P293"/>
      <text:p text:style-name="P293"><text:tab/><text:tab/>/*</text:p>
      <text:p text:style-name="P293"><text:tab/><text:tab/> * Average error for comparisons with different amount of training examples.</text:p>
      <text:p text:style-name="P293"><text:tab/><text:tab/> */</text:p>
      <text:p text:style-name="P293"><text:soft-page-break/><text:tab/><text:tab/>result /= ts.getSize();</text:p>
      <text:p text:style-name="P293"/>
      <text:p text:style-name="P293"><text:tab/><text:tab/>return (result );</text:p>
      <text:p text:style-name="P293"><text:tab/>};</text:p>
      <text:p text:style-name="P293"/>
      <text:p text:style-name="P293"><text:tab/>/**</text:p>
      <text:p text:style-name="P293"><text:tab/> * Feed forward ANN.</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feedforward = function() {</text:p>
      <text:p text:style-name="P293"><text:tab/><text:tab/>/*</text:p>
      <text:p text:style-name="P293"><text:tab/><text:tab/> * Return if weights are not loaded.</text:p>
      <text:p text:style-name="P293"><text:tab/><text:tab/> */</text:p>
      <text:p text:style-name="P293"><text:tab/><text:tab/>if (weights.dimension() == 0) {</text:p>
      <text:p text:style-name="P293"><text:tab/><text:tab/><text:tab/>//TODO Find better exception handling.</text:p>
      <text:p text:style-name="P293"><text:tab/><text:tab/><text:tab/>return;</text:p>
      <text:p text:style-name="P293"><text:tab/><text:tab/>}</text:p>
      <text:p text:style-name="P293"/>
      <text:p text:style-name="P293"><text:tab/><text:tab/>next = new NeuronsList(neurons);</text:p>
      <text:p text:style-name="P293"/>
      <text:p text:style-name="P293"><text:tab/><text:tab/>/*</text:p>
      <text:p text:style-name="P293"><text:tab/><text:tab/> * Feed hidden layer with values.</text:p>
      <text:p text:style-name="P293"><text:tab/><text:tab/> */</text:p>
      <text:p text:style-name="P293"><text:tab/><text:tab/>for (var i = 0; i &lt; neurons.dimension(); i++) {</text:p>
      <text:p text:style-name="P293"><text:tab/><text:tab/><text:tab/>/*</text:p>
      <text:p text:style-name="P293"><text:tab/><text:tab/><text:tab/> * Select neurons into the hidden layer.</text:p>
      <text:p text:style-name="P293"><text:tab/><text:tab/><text:tab/> */</text:p>
      <text:p text:style-name="P293"><text:tab/><text:tab/><text:tab/>if (neurons[i].isInput() == true || neurons[i].isOutput() == true || neurons[i].isBias() == true) {</text:p>
      <text:p text:style-name="P293"><text:tab/><text:tab/><text:tab/><text:tab/>continue;</text:p>
      <text:p text:style-name="P293"><text:tab/><text:tab/><text:tab/>}</text:p>
      <text:p text:style-name="P293"/>
      <text:p text:style-name="P293"><text:tab/><text:tab/><text:tab/>/*</text:p>
      <text:p text:style-name="P293"><text:tab/><text:tab/><text:tab/> * Activation function of neuron i.</text:p>
      <text:p text:style-name="P293"><text:tab/><text:tab/><text:tab/> */</text:p>
      <text:p text:style-name="P293"><text:tab/><text:tab/><text:tab/>var value = 0.0;</text:p>
      <text:p text:style-name="P293"><text:tab/><text:tab/><text:tab/>for (var j = 0; j &lt; neurons.dimension(); j++) {</text:p>
      <text:p text:style-name="P293"><text:tab/><text:tab/><text:tab/><text:tab/>/*</text:p>
      <text:p text:style-name="P293"><text:tab/><text:tab/><text:tab/><text:tab/> * Select neurons into the input layer.</text:p>
      <text:p text:style-name="P293"><text:tab/><text:tab/><text:tab/><text:tab/> */</text:p>
      <text:p text:style-name="P293"><text:tab/><text:tab/><text:tab/><text:tab/>if (neurons[j].isInput() == false) {</text:p>
      <text:p text:style-name="P293"><text:tab/><text:tab/><text:tab/><text:tab/><text:tab/>continue;</text:p>
      <text:p text:style-name="P293"><text:tab/><text:tab/><text:tab/><text:tab/>}</text:p>
      <text:p text:style-name="P293"/>
      <text:p text:style-name="P293"><text:tab/><text:tab/><text:tab/><text:tab/>value += neurons[j].getValue() * weights.get(i, j) * activities.get(i, j);</text:p>
      <text:p text:style-name="P293"><text:tab/><text:tab/><text:tab/>}</text:p>
      <text:p text:style-name="P293"/>
      <text:p text:style-name="P293"><text:tab/><text:tab/><text:tab/>/*</text:p>
      <text:p text:style-name="P293"><text:tab/><text:tab/><text:tab/> * Normalize activation level of neuron i with sidmoid function.</text:p>
      <text:p text:style-name="P293"><text:tab/><text:tab/><text:tab/> */</text:p>
      <text:p text:style-name="P293"><text:tab/><text:tab/><text:tab/>value = 1.0 / (1.0 + exp(-value));</text:p>
      <text:p text:style-name="P293"/>
      <text:p text:style-name="P293"><text:tab/><text:tab/><text:tab/>next[i].setValue(value);</text:p>
      <text:p text:style-name="P293"><text:tab/><text:tab/>}</text:p>
      <text:p text:style-name="P293"/>
      <text:p text:style-name="P293"><text:tab/><text:tab/>/*</text:p>
      <text:p text:style-name="P293"><text:tab/><text:tab/> * Feed output layer with values.</text:p>
      <text:p text:style-name="P293"><text:tab/><text:tab/> */</text:p>
      <text:p text:style-name="P293"><text:tab/><text:tab/>for (var i = 0; i &lt; neurons.dimension(); i++) {</text:p>
      <text:p text:style-name="P293"><text:tab/><text:tab/><text:tab/>/*</text:p>
      <text:p text:style-name="P293"><text:tab/><text:tab/><text:tab/> * Select neurons into the output layer.</text:p>
      <text:p text:style-name="P293"><text:tab/><text:tab/><text:tab/> */</text:p>
      <text:p text:style-name="P293"><text:tab/><text:tab/><text:tab/>if (neurons[i].isOutput() == false) {</text:p>
      <text:p text:style-name="P293"><text:tab/><text:tab/><text:tab/><text:tab/>continue;</text:p>
      <text:p text:style-name="P293"><text:tab/><text:tab/><text:tab/>}</text:p>
      <text:p text:style-name="P293"/>
      <text:p text:style-name="P293"><text:tab/><text:tab/><text:tab/>/*</text:p>
      <text:p text:style-name="P293"><text:tab/><text:tab/><text:tab/> * Activation function of neuron i.</text:p>
      <text:p text:style-name="P293"><text:tab/><text:tab/><text:tab/> */</text:p>
      <text:p text:style-name="P293"><text:tab/><text:tab/><text:tab/>var value = 0.0;</text:p>
      <text:p text:style-name="P293"><text:tab/><text:tab/><text:tab/>for (var j = 0; j &lt; neurons.dimension(); j++) {</text:p>
      <text:p text:style-name="P293"><text:tab/><text:tab/><text:tab/><text:tab/>/*</text:p>
      <text:p text:style-name="P293"><text:tab/><text:tab/><text:tab/><text:tab/> * Select neurons into the hidden layer.</text:p>
      <text:p text:style-name="P293"><text:tab/><text:tab/><text:tab/><text:tab/> */</text:p>
      <text:p text:style-name="P293"><text:tab/><text:tab/><text:tab/><text:tab/>if (neurons[j].isInput() == true || neurons[j].isOutput() == true) {</text:p>
      <text:p text:style-name="P293"><text:tab/><text:tab/><text:tab/><text:tab/><text:tab/>continue;</text:p>
      <text:p text:style-name="P293"><text:tab/><text:tab/><text:tab/><text:tab/>}</text:p>
      <text:p text:style-name="P293"/>
      <text:p text:style-name="P293"><text:tab/><text:tab/><text:tab/><text:tab/>value += neurons[j].getValue() * weights.get(i, j) * activities.get(i, j);</text:p>
      <text:p text:style-name="P293"><text:tab/><text:tab/><text:tab/>}</text:p>
      <text:p text:style-name="P293"/>
      <text:p text:style-name="P293"><text:tab/><text:tab/><text:tab/>/*</text:p>
      <text:p text:style-name="P293"><text:tab/><text:tab/><text:tab/> * Normalize activation level of neuron i with sidmoid function.</text:p>
      <text:p text:style-name="P293"><text:tab/><text:tab/><text:tab/> */</text:p>
      <text:p text:style-name="P293"><text:tab/><text:tab/><text:tab/>value = 1.0 / (1.0 + exp(-value));</text:p>
      <text:p text:style-name="P293"/>
      <text:p text:style-name="P293"><text:tab/><text:tab/><text:tab/>next[i].setValue(value);</text:p>
      <text:p text:style-name="P293"><text:tab/><text:tab/>}</text:p>
      <text:p text:style-name="P293"/>
      <text:p text:style-name="P293"><text:tab/><text:tab/>/*</text:p>
      <text:p text:style-name="P293"><text:tab/><text:tab/> * Swap buffer to be ready for next network forward update.</text:p>
      <text:p text:style-name="P293"><text:tab/><text:tab/> */</text:p>
      <text:p text:style-name="P293"><text:tab/><text:tab/>neurons = next;</text:p>
      <text:p text:style-name="P293"><text:tab/>};</text:p>
      <text:p text:style-name="P293"/>
      <text:p text:style-name="P293"><text:tab/>/**</text:p>
      <text:p text:style-name="P293"><text:tab/> * Back propagate ANN.</text:p>
      <text:p text:style-name="P293"><text:tab/> *</text:p>
      <text:p text:style-name="P293"><text:tab/> * @param expected Array with expected output values.</text:p>
      <text:p text:style-name="P293"><text:soft-page-break/><text:tab/> *</text:p>
      <text:p text:style-name="P293"><text:tab/> * @param size Size of expected values array.</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backpropagation = function(expected, size) {</text:p>
      <text:p text:style-name="P293"><text:tab/><text:tab/>var weights = this.weights;</text:p>
      <text:p text:style-name="P293"/>
      <text:p text:style-name="P293"><text:tab/><text:tab/>/*</text:p>
      <text:p text:style-name="P293"><text:tab/><text:tab/> * Calculate error into output layer.</text:p>
      <text:p text:style-name="P293"><text:tab/><text:tab/> */</text:p>
      <text:p text:style-name="P293"><text:tab/><text:tab/>for (var i = 0,</text:p>
      <text:p text:style-name="P293"><text:tab/><text:tab/> <text:s text:c="3"/>k = 0; i &lt; neurons.dimension() &amp;&amp; k &lt; expected.dimension(); i++) {</text:p>
      <text:p text:style-name="P293"><text:tab/><text:tab/><text:tab/>/*</text:p>
      <text:p text:style-name="P293"><text:tab/><text:tab/><text:tab/> * Select neurons into the output layer.</text:p>
      <text:p text:style-name="P293"><text:tab/><text:tab/><text:tab/> */</text:p>
      <text:p text:style-name="P293"><text:tab/><text:tab/><text:tab/>if (neurons[i].isOutput() == false) {</text:p>
      <text:p text:style-name="P293"><text:tab/><text:tab/><text:tab/><text:tab/>continue;</text:p>
      <text:p text:style-name="P293"><text:tab/><text:tab/><text:tab/>}</text:p>
      <text:p text:style-name="P293"/>
      <text:p text:style-name="P293"><text:tab/><text:tab/><text:tab/>var error = (neurons[i].getValue() - expected[k]) * neurons[i].getValue() * (1.0 - neurons[i].getValue());</text:p>
      <text:p text:style-name="P293"><text:tab/><text:tab/><text:tab/>neurons[i].setError(error);</text:p>
      <text:p text:style-name="P293"/>
      <text:p text:style-name="P293"><text:tab/><text:tab/><text:tab/>/*</text:p>
      <text:p text:style-name="P293"><text:tab/><text:tab/><text:tab/> * Increment expected values counter.</text:p>
      <text:p text:style-name="P293"><text:tab/><text:tab/><text:tab/> */</text:p>
      <text:p text:style-name="P293"><text:tab/><text:tab/><text:tab/>k++;</text:p>
      <text:p text:style-name="P293"><text:tab/><text:tab/>}</text:p>
      <text:p text:style-name="P293"/>
      <text:p text:style-name="P293"><text:tab/><text:tab/>/*</text:p>
      <text:p text:style-name="P293"><text:tab/><text:tab/> * Calculate error into hidden layer.</text:p>
      <text:p text:style-name="P293"><text:tab/><text:tab/> */</text:p>
      <text:p text:style-name="P293"><text:tab/><text:tab/>for (var i = 0; i &lt; neurons.dimension(); i++) {</text:p>
      <text:p text:style-name="P293"><text:tab/><text:tab/><text:tab/>/*</text:p>
      <text:p text:style-name="P293"><text:tab/><text:tab/><text:tab/> * Select neurons into the hidden layer.</text:p>
      <text:p text:style-name="P293"><text:tab/><text:tab/><text:tab/> */</text:p>
      <text:p text:style-name="P293"><text:tab/><text:tab/><text:tab/>if (neurons[i].isInput() == true || neurons[i].isOutput() == true) {</text:p>
      <text:p text:style-name="P293"><text:tab/><text:tab/><text:tab/><text:tab/>continue;</text:p>
      <text:p text:style-name="P293"><text:tab/><text:tab/><text:tab/>}</text:p>
      <text:p text:style-name="P293"/>
      <text:p text:style-name="P293"><text:tab/><text:tab/><text:tab/>var error = 0.0;</text:p>
      <text:p text:style-name="P293"><text:tab/><text:tab/><text:tab/>for (var j = 0; j &lt; neurons.dimension(); j++) {</text:p>
      <text:p text:style-name="P293"><text:tab/><text:tab/><text:tab/><text:tab/>/*</text:p>
      <text:p text:style-name="P293"><text:tab/><text:tab/><text:tab/><text:tab/> * Select neurons into the output layer.</text:p>
      <text:p text:style-name="P293"><text:tab/><text:tab/><text:tab/><text:tab/> */</text:p>
      <text:p text:style-name="P293"><text:tab/><text:tab/><text:tab/><text:tab/>if (neurons[j].isOutput() == false) {</text:p>
      <text:p text:style-name="P293"><text:tab/><text:tab/><text:tab/><text:tab/><text:tab/>continue;</text:p>
      <text:p text:style-name="P293"><text:tab/><text:tab/><text:tab/><text:tab/>}</text:p>
      <text:p text:style-name="P293"/>
      <text:p text:style-name="P293"><text:tab/><text:tab/><text:tab/><text:tab/>error += neurons[j].getError() * weights(i, j);</text:p>
      <text:p text:style-name="P293"><text:tab/><text:tab/><text:tab/>}</text:p>
      <text:p text:style-name="P293"/>
      <text:p text:style-name="P293"><text:tab/><text:tab/><text:tab/>error *= neurons[i].getValue() * (1.0 - neurons[i].getValue());</text:p>
      <text:p text:style-name="P293"><text:tab/><text:tab/><text:tab/>neurons[i].setError(error);</text:p>
      <text:p text:style-name="P293"><text:tab/><text:tab/>}</text:p>
      <text:p text:style-name="P293"/>
      <text:p text:style-name="P293"><text:tab/><text:tab/>/*</text:p>
      <text:p text:style-name="P293"><text:tab/><text:tab/> * Correct weights between output and hidden layer.</text:p>
      <text:p text:style-name="P293"><text:tab/><text:tab/> */</text:p>
      <text:p text:style-name="P293"><text:tab/><text:tab/>for (var i = 0; i &lt; neurons.dimension(); i++) {</text:p>
      <text:p text:style-name="P293"><text:tab/><text:tab/><text:tab/>/*</text:p>
      <text:p text:style-name="P293"><text:tab/><text:tab/><text:tab/> * Select neurons into the output layer.</text:p>
      <text:p text:style-name="P293"><text:tab/><text:tab/><text:tab/> */</text:p>
      <text:p text:style-name="P293"><text:tab/><text:tab/><text:tab/>if (neurons[i].isOutput() == false) {</text:p>
      <text:p text:style-name="P293"><text:tab/><text:tab/><text:tab/><text:tab/>continue;</text:p>
      <text:p text:style-name="P293"><text:tab/><text:tab/><text:tab/>}</text:p>
      <text:p text:style-name="P293"/>
      <text:p text:style-name="P293"><text:tab/><text:tab/><text:tab/>var value = 0;</text:p>
      <text:p text:style-name="P293"><text:tab/><text:tab/><text:tab/>for (var j = 0; j &lt; neurons.dimension(); j++) {</text:p>
      <text:p text:style-name="P293"><text:tab/><text:tab/><text:tab/><text:tab/>/*</text:p>
      <text:p text:style-name="P293"><text:tab/><text:tab/><text:tab/><text:tab/> * Select neurons into the hidden layer.</text:p>
      <text:p text:style-name="P293"><text:tab/><text:tab/><text:tab/><text:tab/> */</text:p>
      <text:p text:style-name="P293"><text:tab/><text:tab/><text:tab/><text:tab/>if (neurons[j].isInput() == true || neurons[j].isOutput() == true) {</text:p>
      <text:p text:style-name="P293"><text:tab/><text:tab/><text:tab/><text:tab/><text:tab/>continue;</text:p>
      <text:p text:style-name="P293"><text:tab/><text:tab/><text:tab/><text:tab/>}</text:p>
      <text:p text:style-name="P293"/>
      <text:p text:style-name="P293"><text:tab/><text:tab/><text:tab/><text:tab/>value += LEARNING_RATE * neurons[i].getError() * neurons[j].getValue();</text:p>
      <text:p text:style-name="P293"><text:tab/><text:tab/><text:tab/>}</text:p>
      <text:p text:style-name="P293"><text:tab/><text:tab/><text:tab/>weights.set(i, j, value);</text:p>
      <text:p text:style-name="P293"><text:tab/><text:tab/>}</text:p>
      <text:p text:style-name="P293"/>
      <text:p text:style-name="P293"><text:tab/><text:tab/>/*</text:p>
      <text:p text:style-name="P293"><text:tab/><text:tab/> * Correct weights between hidden and output layer.</text:p>
      <text:p text:style-name="P293"><text:tab/><text:tab/> */</text:p>
      <text:p text:style-name="P293"><text:tab/><text:tab/>for (var i = 0; i &lt; neurons.dimension(); i++) {</text:p>
      <text:p text:style-name="P293"><text:tab/><text:tab/><text:tab/>/*</text:p>
      <text:p text:style-name="P293"><text:tab/><text:tab/><text:tab/> * Select neurons into the hidden layer.</text:p>
      <text:p text:style-name="P293"><text:tab/><text:tab/><text:tab/> */</text:p>
      <text:p text:style-name="P293"><text:tab/><text:tab/><text:tab/>if (neurons[i].isInput() == true || neurons[i].isOutput() == true || neurons[i].isBias() == true) {</text:p>
      <text:p text:style-name="P293"><text:tab/><text:tab/><text:tab/><text:tab/>continue;</text:p>
      <text:p text:style-name="P293"><text:tab/><text:tab/><text:tab/>}</text:p>
      <text:p text:style-name="P293"/>
      <text:p text:style-name="P293"><text:tab/><text:tab/><text:tab/>var value = 0;</text:p>
      <text:p text:style-name="P293"><text:tab/><text:tab/><text:tab/>for (var j = 0; j &lt; neurons.dimension(); j++) {</text:p>
      <text:p text:style-name="P293"><text:tab/><text:tab/><text:tab/><text:tab/>/*</text:p>
      <text:p text:style-name="P293"><text:tab/><text:tab/><text:tab/><text:tab/> * Select neurons into the input layer.</text:p>
      <text:p text:style-name="P293"><text:tab/><text:tab/><text:tab/><text:tab/> */</text:p>
      <text:p text:style-name="P293"><text:tab/><text:tab/><text:tab/><text:tab/>if (neurons[j].isInput() == false) {</text:p>
      <text:p text:style-name="P293"><text:soft-page-break/><text:tab/><text:tab/><text:tab/><text:tab/><text:tab/>continue;</text:p>
      <text:p text:style-name="P293"><text:tab/><text:tab/><text:tab/><text:tab/>}</text:p>
      <text:p text:style-name="P293"/>
      <text:p text:style-name="P293"><text:tab/><text:tab/><text:tab/><text:tab/>value += LEARNING_RATE * neurons[i].getError() * neurons[j].getValue();</text:p>
      <text:p text:style-name="P293"><text:tab/><text:tab/><text:tab/>}</text:p>
      <text:p text:style-name="P293"><text:tab/><text:tab/><text:tab/>weights.set(i, j, value);</text:p>
      <text:p text:style-name="P293"><text:tab/><text:tab/>}</text:p>
      <text:p text:style-name="P293"><text:tab/>};</text:p>
      <text:p text:style-name="P293"/>
      <text:p text:style-name="P293"><text:tab/>/**</text:p>
      <text:p text:style-name="P293"><text:tab/> * Gradient training of ANN.</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gradient = function() {</text:p>
      <text:p text:style-name="P293"><text:tab/><text:tab/>var index = 0;</text:p>
      <text:p text:style-name="P293"/>
      <text:p text:style-name="P293"><text:tab/><text:tab/>/*</text:p>
      <text:p text:style-name="P293"><text:tab/><text:tab/> * Gradient optimization can not be applied without training set.</text:p>
      <text:p text:style-name="P293"><text:tab/><text:tab/> */</text:p>
      <text:p text:style-name="P293"><text:tab/><text:tab/>if (ts == NULL) {</text:p>
      <text:p text:style-name="P293"><text:tab/><text:tab/><text:tab/>//TODO Find better exception handling.</text:p>
      <text:p text:style-name="P293"><text:tab/><text:tab/><text:tab/>return;</text:p>
      <text:p text:style-name="P293"><text:tab/><text:tab/>}</text:p>
      <text:p text:style-name="P293"/>
      <text:p text:style-name="P293"><text:tab/><text:tab/>for (var i = 0,</text:p>
      <text:p text:style-name="P293"><text:tab/><text:tab/> <text:s text:c="3"/>size = ts.getSize(); i &lt; size; i++) {</text:p>
      <text:p text:style-name="P293"><text:tab/><text:tab/><text:tab/>/*</text:p>
      <text:p text:style-name="P293"><text:tab/><text:tab/><text:tab/> * Select random training example.</text:p>
      <text:p text:style-name="P293"><text:tab/><text:tab/><text:tab/> * All recurrent connections are switched off and there is no need to</text:p>
      <text:p text:style-name="P293"><text:tab/><text:tab/><text:tab/> * have time order of examples feeding.</text:p>
      <text:p text:style-name="P293"><text:tab/><text:tab/><text:tab/> */</text:p>
      <text:p text:style-name="P293"><text:tab/><text:tab/><text:tab/>index = rand() % size;</text:p>
      <text:p text:style-name="P293"/>
      <text:p text:style-name="P293"><text:tab/><text:tab/><text:tab/>/*</text:p>
      <text:p text:style-name="P293"><text:tab/><text:tab/><text:tab/> * For each time load ANN input.</text:p>
      <text:p text:style-name="P293"><text:tab/><text:tab/><text:tab/> */</text:p>
      <text:p text:style-name="P293"><text:tab/><text:tab/><text:tab/>loadInput(ts.getSplittedInputted(index));</text:p>
      <text:p text:style-name="P293"/>
      <text:p text:style-name="P293"><text:tab/><text:tab/><text:tab/>/*</text:p>
      <text:p text:style-name="P293"><text:tab/><text:tab/><text:tab/> * Feed forward ANN.</text:p>
      <text:p text:style-name="P293"><text:tab/><text:tab/><text:tab/> */</text:p>
      <text:p text:style-name="P293"><text:tab/><text:tab/><text:tab/>feedforward();</text:p>
      <text:p text:style-name="P293"/>
      <text:p text:style-name="P293"><text:tab/><text:tab/><text:tab/>/*</text:p>
      <text:p text:style-name="P293"><text:tab/><text:tab/><text:tab/> * Back propacate ANN error.</text:p>
      <text:p text:style-name="P293"><text:tab/><text:tab/><text:tab/> */</text:p>
      <text:p text:style-name="P293"><text:tab/><text:tab/><text:tab/>backpropagation(ts.getSplittedExpected(index));</text:p>
      <text:p text:style-name="P293"><text:tab/><text:tab/>}</text:p>
      <text:p text:style-name="P293"><text:tab/>};</text:p>
      <text:p text:style-name="P293"/>
      <text:p text:style-name="P293"><text:tab/>/**</text:p>
      <text:p text:style-name="P293"><text:tab/> * Predict future value.</text:p>
      <text:p text:style-name="P293"><text:tab/> *</text:p>
      <text:p text:style-name="P293"><text:tab/> * @author Daniel Chutrov</text:p>
      <text:p text:style-name="P293"><text:tab/> *</text:p>
      <text:p text:style-name="P293"><text:tab/> * @email d.chutrov@gmail.com</text:p>
      <text:p text:style-name="P293"><text:tab/> *</text:p>
      <text:p text:style-name="P293"><text:tab/> * @date 18 Dec 2010</text:p>
      <text:p text:style-name="P293"><text:tab/> */</text:p>
      <text:p text:style-name="P293"><text:tab/>this.predict = function() {</text:p>
      <text:p text:style-name="P293"/>
      <text:p text:style-name="P293"><text:tab/><text:tab/>/*</text:p>
      <text:p text:style-name="P293"><text:tab/><text:tab/> * Total artificial neural network error can not be calculated without</text:p>
      <text:p text:style-name="P293"><text:tab/><text:tab/> * training set.</text:p>
      <text:p text:style-name="P293"><text:tab/><text:tab/> */</text:p>
      <text:p text:style-name="P293"><text:tab/><text:tab/>if (this.ts == null) {</text:p>
      <text:p text:style-name="P293"><text:tab/><text:tab/><text:tab/>return;</text:p>
      <text:p text:style-name="P293"><text:tab/><text:tab/>}</text:p>
      <text:p text:style-name="P293"/>
      <text:p text:style-name="P293"><text:tab/><text:tab/>loadInput(ts.getSplittedInputted(0));</text:p>
      <text:p text:style-name="P293"/>
      <text:p text:style-name="P293"><text:tab/><text:tab/>update();</text:p>
      <text:p text:style-name="P293"/>
      <text:p text:style-name="P293"><text:tab/><text:tab/>outputValues = new ANNOutput(neurons.getOutputNeuronsAmount());</text:p>
      <text:p text:style-name="P293"><text:tab/><text:tab/>storeOutput(outputValues);</text:p>
      <text:p text:style-name="P293"/>
      <text:p text:style-name="P293"><text:tab/><text:tab/>//TODO Should have array of predicted future values.</text:p>
      <text:p text:style-name="P293"><text:tab/><text:tab/>prediction = outputValues[0];</text:p>
      <text:p text:style-name="P293"><text:tab/>};</text:p>
      <text:p text:style-name="P293">}</text:p>
      <text:p text:style-name="P294"/>
      <text:h text:style-name="Heading_20_3" text:outline-level="3"><text:bookmark-start text:name="__RefHeading___Toc5682_1486593966"/><text:s text:c="4"/>ANNInput.js<text:bookmark-end text:name="__RefHeading___Toc5682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odor.balabanov@gmail.com ) <text:s text:c="2"/>*</text:p>
      <text:p text:style-name="P293"><text:s/>* <text:s text:c="22"/>Iliyan Zankinski <text:s text:c="2"/>( iliyan_mf@abv.bg ) <text:s text:c="14"/>*</text:p>
      <text:p text:style-name="P293"><text:soft-page-break/><text:s/>* <text:s text:c="22"/>Momchil Anachkov <text:s text:c="2"/>( mZer0000@gmail.com ) <text:s text:c="12"/>*</text:p>
      <text:p text:style-name="P293"><text:s/>* <text:s text:c="22"/>Daniel Chutrov <text:s text:c="4"/>( d.chutrov@gmail.com ) <text:s text:c="11"/>*</text:p>
      <text:p text:style-name="P293"><text:s/>* <text:s text:c="22"/>Nikola Simeonov <text:s text:c="3"/>( n.simeonow@gmail.com ) <text:s text:c="10"/>*</text:p>
      <text:p text:style-name="P293"><text:s/>* <text:s text:c="22"/>Galq Cirkalova <text:s text:c="4"/>( galq_cirkalova@abv.bg ) <text:s text:c="9"/>*</text:p>
      <text:p text:style-name="P293"><text:s/>* <text:s text:c="22"/>Ivan Grozev <text:s text:c="7"/>( ivan.iliev.grozev@gmail.com ) <text:s text:c="3"/>*</text:p>
      <text:p text:style-name="P293"><text:s/>* <text:s text:c="22"/>Elisaveta Hristova ( elisaveta.s.hristova@gmail.com ) *</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ANN input class.</text:p>
      <text:p text:style-name="P293"><text:s/>*</text:p>
      <text:p text:style-name="P293"><text:s/>* @author Todor Balabanov</text:p>
      <text:p text:style-name="P293"><text:s/>*</text:p>
      <text:p text:style-name="P293"><text:s/>* @email todor.balabanov@gmail.com</text:p>
      <text:p text:style-name="P293"><text:s/>*</text:p>
      <text:p text:style-name="P293"><text:s/>* @date 11 Aug 2011</text:p>
      <text:p text:style-name="P293"><text:s/>*/</text:p>
      <text:p text:style-name="P293">function ANNInput() {</text:p>
      <text:p text:style-name="P293"><text:tab/>/**</text:p>
      <text:p text:style-name="P293"><text:tab/> * Input/output values.</text:p>
      <text:p text:style-name="P293"><text:tab/> */</text:p>
      <text:p text:style-name="P293"><text:tab/>this.values = [];</text:p>
      <text:p text:style-name="P293"/>
      <text:p text:style-name="P293"><text:tab/>/**</text:p>
      <text:p text:style-name="P293"><text:tab/> * Size of ANN input.</text:p>
      <text:p text:style-name="P293"><text:tab/> *</text:p>
      <text:p text:style-name="P293"><text:tab/> * @return Size of ANN input/ouput.</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1 Aug 2011</text:p>
      <text:p text:style-name="P293"><text:tab/> */</text:p>
      <text:p text:style-name="P293"><text:tab/>this.dimension = function() {</text:p>
      <text:p text:style-name="P293"><text:tab/><text:tab/>return values.length;</text:p>
      <text:p text:style-name="P293"><text:tab/>};</text:p>
      <text:p text:style-name="P293">}</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odor.balabanov@gmail.com ) <text:s text:c="2"/>*</text:p>
      <text:p text:style-name="P293"><text:s/>* <text:s text:c="22"/>Iliyan Zankinski <text:s text:c="2"/>( iliyan_mf@abv.bg ) <text:s text:c="14"/>*</text:p>
      <text:p text:style-name="P293"><text:s/>* <text:s text:c="22"/>Momchil Anachkov <text:s text:c="2"/>( mZer0000@gmail.com ) <text:s text:c="12"/>*</text:p>
      <text:p text:style-name="P293"><text:s/>* <text:s text:c="22"/>Daniel Chutrov <text:s text:c="4"/>( d.chutrov@gmail.com ) <text:s text:c="11"/>*</text:p>
      <text:p text:style-name="P293"><text:s/>* <text:s text:c="22"/>Nikola Simeonov <text:s text:c="3"/>( n.simeonow@gmail.com ) <text:s text:c="10"/>*</text:p>
      <text:p text:style-name="P293"><text:s/>* <text:s text:c="22"/>Galq Cirkalova <text:s text:c="4"/>( galq_cirkalova@abv.bg ) <text:s text:c="9"/>*</text:p>
      <text:p text:style-name="P293"><text:s/>* <text:s text:c="22"/>Ivan Grozev <text:s text:c="7"/>( ivan.iliev.grozev@gmail.com ) <text:s text:c="3"/>*</text:p>
      <text:p text:style-name="P293"><text:s/>* <text:s text:c="22"/>Elisaveta Hristova ( elisaveta.s.hristova@gmail.com ) *</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ANN output class.</text:p>
      <text:p text:style-name="P293"><text:s/>*</text:p>
      <text:p text:style-name="P293"><text:s/>* @author Todor Balabanov</text:p>
      <text:p text:style-name="P293"><text:s/>*</text:p>
      <text:p text:style-name="P293"><text:s/>* @email todor.balabanov@gmail.com</text:p>
      <text:p text:style-name="P293"><text:s/>*</text:p>
      <text:p text:style-name="P293"><text:s/>* @date 11 Aug 2011</text:p>
      <text:p text:style-name="P293"><text:s/>*/</text:p>
      <text:p text:style-name="P293">function ANNOutput() {</text:p>
      <text:p text:style-name="P293"><text:tab/>/**</text:p>
      <text:p text:style-name="P293"><text:soft-page-break/><text:tab/> * Input/output values.</text:p>
      <text:p text:style-name="P293"><text:tab/> */</text:p>
      <text:p text:style-name="P293"><text:tab/>this.values = [];</text:p>
      <text:p text:style-name="P293"/>
      <text:p text:style-name="P293"><text:tab/>/**</text:p>
      <text:p text:style-name="P293"><text:tab/> * Size of ANN input.</text:p>
      <text:p text:style-name="P293"><text:tab/> *</text:p>
      <text:p text:style-name="P293"><text:tab/> * @return Size of ANN input/ouput.</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1 Aug 2011</text:p>
      <text:p text:style-name="P293"><text:tab/> */</text:p>
      <text:p text:style-name="P293"><text:tab/>this.dimension = function() {</text:p>
      <text:p text:style-name="P293"><text:tab/><text:tab/>return values.length;</text:p>
      <text:p text:style-name="P293"><text:tab/>};</text:p>
      <text:p text:style-name="P293">}</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db@tbsoft.eu ) <text:s text:c="14"/>*</text:p>
      <text:p text:style-name="P293"><text:s/>* <text:s text:c="27"/>Iliyan Zankinski ( iliyan_mf@abv.bg ) <text:s text:c="11"/>*</text:p>
      <text:p text:style-name="P293"><text:s/>* <text:s text:c="27"/>Galq Cirkalova <text:s text:c="2"/>( galq_cirkalova@abv.bg ) <text:s text:c="6"/>*</text:p>
      <text:p text:style-name="P293"><text:s/>* <text:s text:c="27"/>Ivan Grozev <text:s text:c="5"/>( ivan.iliev.grozev@gmail.com ) *</text:p>
      <text:p text:style-name="P293"><text:s/>* <text:s text:c="27"/>Daniel Chutrov <text:s text:c="2"/>( d.chutrov@gmail.com ) <text:s text:c="8"/>*</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Minimum possible weight activity.</text:p>
      <text:p text:style-name="P293"><text:s/>*/</text:p>
      <text:p text:style-name="P293">const MIN_ACTIVITY = 0.0;</text:p>
      <text:p text:style-name="P293"/>
      <text:p text:style-name="P293">/**</text:p>
      <text:p text:style-name="P293"><text:s/>* Maximum possible weight activity.</text:p>
      <text:p text:style-name="P293"><text:s/>*/</text:p>
      <text:p text:style-name="P293">const MAX_ACTIVITY = 1.0;</text:p>
      <text:p text:style-name="P293"/>
      <text:p text:style-name="P293">/**</text:p>
      <text:p text:style-name="P293"><text:s/>* ANN typology graph adjacency matrix class.</text:p>
      <text:p text:style-name="P293"><text:s/>*</text:p>
      <text:p text:style-name="P293"><text:s/>* @author Todor Balabanov</text:p>
      <text:p text:style-name="P293"><text:s/>*</text:p>
      <text:p text:style-name="P293"><text:s/>* @email todor.balabanov@gmail.com</text:p>
      <text:p text:style-name="P293"><text:s/>*</text:p>
      <text:p text:style-name="P293"><text:s/>* @date 03 Aug 2011</text:p>
      <text:p text:style-name="P293"><text:s/>*/</text:p>
      <text:p text:style-name="P293">function ActivitiesMatrix(size) {</text:p>
      <text:p text:style-name="P293"><text:tab/>/**</text:p>
      <text:p text:style-name="P293"><text:tab/> * Matrix values.</text:p>
      <text:p text:style-name="P293"><text:tab/> */</text:p>
      <text:p text:style-name="P293"><text:tab/>this.values = new Array(size);</text:p>
      <text:p text:style-name="P293"/>
      <text:p text:style-name="P293"><text:tab/>for ( i = 0; i &lt; size; i++) {</text:p>
      <text:p text:style-name="P293"><text:tab/><text:tab/>this.values[i] = new Array(size);</text:p>
      <text:p text:style-name="P293"><text:tab/>}</text:p>
      <text:p text:style-name="P293"/>
      <text:p text:style-name="P293"><text:tab/>for ( i = 0; i &lt; size; i++) {</text:p>
      <text:p text:style-name="P293"><text:tab/><text:tab/>for ( j = 0; j &lt; size; j++) {</text:p>
      <text:p text:style-name="P293"><text:tab/><text:tab/><text:tab/>this.values[i][j] = MAX_ACTIVITY;</text:p>
      <text:p text:style-name="P293"><text:tab/><text:tab/>}</text:p>
      <text:p text:style-name="P293"><text:tab/>}</text:p>
      <text:p text:style-name="P293"><text:tab/></text:p>
      <text:p text:style-name="P293"><text:tab/>/**</text:p>
      <text:p text:style-name="P293"><text:tab/> * Matrix elements accessor.</text:p>
      <text:p text:style-name="P293"><text:tab/> *</text:p>
      <text:p text:style-name="P293"><text:tab/> * @param col Column.</text:p>
      <text:p text:style-name="P293"><text:tab/> *</text:p>
      <text:p text:style-name="P293"><text:tab/> * @param row Row.</text:p>
      <text:p text:style-name="P293"><text:tab/> *</text:p>
      <text:p text:style-name="P293"><text:tab/> * @return Constant element value.</text:p>
      <text:p text:style-name="P293"><text:tab/> *</text:p>
      <text:p text:style-name="P293"><text:tab/> * @author Todor Balabanov</text:p>
      <text:p text:style-name="P293"><text:tab/> *</text:p>
      <text:p text:style-name="P293"><text:tab/> * @email todor.balabanov@gmail.com</text:p>
      <text:p text:style-name="P293"><text:soft-page-break/><text:tab/> *</text:p>
      <text:p text:style-name="P293"><text:tab/> * @date 03 Aug 2011</text:p>
      <text:p text:style-name="P293"><text:tab/> */</text:p>
      <text:p text:style-name="P293"><text:tab/>this.get = function(col, row) {</text:p>
      <text:p text:style-name="P293"><text:tab/><text:tab/>if (col&lt;0 || col&gt;=values.size() || row&lt;0 || row&gt;=values.size()) {</text:p>
      <text:p text:style-name="P293"><text:tab/><text:tab/><text:tab/>//TODO Do exception handling.</text:p>
      <text:p text:style-name="P293"><text:tab/><text:tab/><text:tab/>return( 0.0 );</text:p>
      <text:p text:style-name="P293"><text:tab/><text:tab/>};</text:p>
      <text:p text:style-name="P293"><text:tab/></text:p>
      <text:p text:style-name="P293"><text:tab/><text:tab/>return values[col][row];</text:p>
      <text:p text:style-name="P293"><text:tab/>};</text:p>
      <text:p text:style-name="P293"/>
      <text:p text:style-name="P293"><text:tab/>/**</text:p>
      <text:p text:style-name="P293"><text:tab/> * Matrix elements accessor.</text:p>
      <text:p text:style-name="P293"><text:tab/> *</text:p>
      <text:p text:style-name="P293"><text:tab/> * @param col Column.</text:p>
      <text:p text:style-name="P293"><text:tab/> *</text:p>
      <text:p text:style-name="P293"><text:tab/> * @param row Row.</text:p>
      <text:p text:style-name="P293"><text:tab/> *</text:p>
      <text:p text:style-name="P293"><text:tab/> * @return Constant element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03 Aug 2011</text:p>
      <text:p text:style-name="P293"><text:tab/> */</text:p>
      <text:p text:style-name="P293"><text:tab/>this.set = function(col, row, value) {</text:p>
      <text:p text:style-name="P293"><text:tab/><text:tab/>if (col&lt;0 || col&gt;=values.size() || row&lt;0 || row&gt;=values.size()) {</text:p>
      <text:p text:style-name="P293"><text:tab/><text:tab/><text:tab/>//TODO Do exception handling.</text:p>
      <text:p text:style-name="P293"><text:tab/><text:tab/><text:tab/>return value;</text:p>
      <text:p text:style-name="P293"><text:tab/><text:tab/>}</text:p>
      <text:p text:style-name="P293"><text:tab/></text:p>
      <text:p text:style-name="P293"><text:tab/><text:tab/>values[col][row] = value;</text:p>
      <text:p text:style-name="P293"><text:tab/></text:p>
      <text:p text:style-name="P293"><text:tab/><text:tab/>return( values[col][row] );</text:p>
      <text:p text:style-name="P293"><text:tab/>};</text:p>
      <text:p text:style-name="P293"/>
      <text:p text:style-name="P293"><text:tab/>/**</text:p>
      <text:p text:style-name="P293"><text:tab/> * Set all activities to the maximum valid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17 Jul 2015</text:p>
      <text:p text:style-name="P293"><text:tab/> */</text:p>
      <text:p text:style-name="P293"><text:tab/>this.setAllToMax = function() {</text:p>
      <text:p text:style-name="P293"><text:tab/><text:tab/>for ( i = 0; i &lt; this.values.length; i++) {</text:p>
      <text:p text:style-name="P293"><text:tab/><text:tab/><text:tab/>for ( j = 0; j &lt; this.values[i].length; j++) {</text:p>
      <text:p text:style-name="P293"><text:tab/><text:tab/><text:tab/><text:tab/>this.values[i][j] = MAX_ACTIVITY;</text:p>
      <text:p text:style-name="P293"><text:tab/><text:tab/><text:tab/>}</text:p>
      <text:p text:style-name="P293"><text:tab/><text:tab/>}</text:p>
      <text:p text:style-name="P293"><text:tab/>};</text:p>
      <text:p text:style-name="P293"/>
      <text:p text:style-name="P293"><text:tab/>/**</text:p>
      <text:p text:style-name="P293"><text:tab/> * Activities normalizatoin.</text:p>
      <text:p text:style-name="P293"><text:tab/> *</text:p>
      <text:p text:style-name="P293"><text:tab/> * @author Todor Balabanov</text:p>
      <text:p text:style-name="P293"><text:tab/> *</text:p>
      <text:p text:style-name="P293"><text:tab/> * @email todor.balabanov@gmail.comm</text:p>
      <text:p text:style-name="P293"><text:tab/> *</text:p>
      <text:p text:style-name="P293"><text:tab/> * @date 03 Aug 2011</text:p>
      <text:p text:style-name="P293"><text:tab/> */</text:p>
      <text:p text:style-name="P293"><text:tab/>this.normalize = function() {</text:p>
      <text:p text:style-name="P293"><text:tab/><text:tab/>for ( i = 0; i &lt; this.values.length; i++) {</text:p>
      <text:p text:style-name="P293"><text:tab/><text:tab/><text:tab/>for ( j = 0; j &lt; this.values[i].length; j++) {</text:p>
      <text:p text:style-name="P293"><text:tab/><text:tab/><text:tab/><text:tab/>if (this.values[i][j] &lt; MIN_ACTIVITY) {</text:p>
      <text:p text:style-name="P293"><text:tab/><text:tab/><text:tab/><text:tab/><text:tab/>this.values[i][j] = MIN_ACTIVITY;</text:p>
      <text:p text:style-name="P293"><text:tab/><text:tab/><text:tab/><text:tab/>}</text:p>
      <text:p text:style-name="P293"><text:tab/><text:tab/><text:tab/><text:tab/>if (this.values[i][j] &gt; MAX_ACTIVITY) {</text:p>
      <text:p text:style-name="P293"><text:tab/><text:tab/><text:tab/><text:tab/><text:tab/>this.values[i][j] = MAX_ACTIVITY;</text:p>
      <text:p text:style-name="P293"><text:tab/><text:tab/><text:tab/><text:tab/>}</text:p>
      <text:p text:style-name="P293"><text:tab/><text:tab/><text:tab/>}</text:p>
      <text:p text:style-name="P293"><text:tab/><text:tab/>}</text:p>
      <text:p text:style-name="P293"><text:tab/>};</text:p>
      <text:p text:style-name="P293">}</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db@tbsoft.eu ) <text:s text:c="14"/>*</text:p>
      <text:p text:style-name="P295"><text:s/>* <text:s text:c="27"/>Iliyan Zankinski ( iliyan_mf@abv.bg ) <text:s text:c="11"/>*</text:p>
      <text:p text:style-name="P295"><text:s/>* <text:s text:c="27"/>Galq Cirkalova <text:s text:c="2"/>( galq_cirkalova@abv.bg ) <text:s text:c="6"/>*</text:p>
      <text:p text:style-name="P295"><text:s/>* <text:s text:c="27"/>Ivan Grozev <text:s text:c="5"/>( ivan.iliev.grozev@gmail.com ) *</text:p>
      <text:p text:style-name="P295"><text:s/>* <text:s text:c="27"/>Daniel Chutrov <text:s text:c="2"/>( d.chutrov@gmail.com ) <text:s text:c="8"/>*</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oft-page-break/><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text:p>
      <text:p text:style-name="P295"><text:s/>* Include files.</text:p>
      <text:p text:style-name="P295"><text:s/>*/</text:p>
      <text:p text:style-name="P295">document.write('&lt;script type="text/javascript" src="' + 'cstdlib.js' + '"&gt;&lt;/script&gt;');</text:p>
      <text:p text:style-name="P295">document.write('&lt;script type="text/javascript" src="' + 'WeightsMatrix.js' + '"&gt;&lt;/script&gt;');</text:p>
      <text:p text:style-name="P295"/>
      <text:p text:style-name="P295">/**</text:p>
      <text:p text:style-name="P295"><text:s/>* Less optimal fitness value constant.</text:p>
      <text:p text:style-name="P295"><text:s/>*/</text:p>
      <text:p text:style-name="P295">const LESS_OPTIMAL_FITNESS_VALUE = RAND_MAX;</text:p>
      <text:p text:style-name="P295"/>
      <text:p text:style-name="P295">/**</text:p>
      <text:p text:style-name="P295"><text:s/>* Minimuim random initializaton value for initial chromosome values.</text:p>
      <text:p text:style-name="P295"><text:s/>*/</text:p>
      <text:p text:style-name="P295">const MIN_INIT_RANDOM = -1.0;</text:p>
      <text:p text:style-name="P295"/>
      <text:p text:style-name="P295">/**</text:p>
      <text:p text:style-name="P295"><text:s/>* Maximum random initializaton value for initial chromosome values.</text:p>
      <text:p text:style-name="P295"><text:s/>*/</text:p>
      <text:p text:style-name="P295">const MAX_INIT_RANDOM = +1.0;</text:p>
      <text:p text:style-name="P295"/>
      <text:p text:style-name="P295">/**</text:p>
      <text:p text:style-name="P295"><text:s/>* DE chromosome class.</text:p>
      <text:p text:style-name="P295"><text:s/>*</text:p>
      <text:p text:style-name="P295"><text:s/>* @author Todor Balabanov</text:p>
      <text:p text:style-name="P295"><text:s/>*</text:p>
      <text:p text:style-name="P295"><text:s/>* @email todor.balabanov@gmail.com</text:p>
      <text:p text:style-name="P295"><text:s/>*</text:p>
      <text:p text:style-name="P295"><text:s/>* @date 05 Aug 2011</text:p>
      <text:p text:style-name="P295"><text:s/>*/</text:p>
      <text:p text:style-name="P295">function Chromosome() {</text:p>
      <text:p text:style-name="P295"><text:tab/>/**</text:p>
      <text:p text:style-name="P295"><text:tab/> * Each chromosome is matrix of weights.</text:p>
      <text:p text:style-name="P295"><text:tab/> */</text:p>
      <text:p text:style-name="P295"><text:tab/>this.weights = WeightsMatrix(0);</text:p>
      <text:p text:style-name="P295"/>
      <text:p text:style-name="P295"><text:tab/>/**</text:p>
      <text:p text:style-name="P295"><text:tab/> * Chromosome fitness value. Smaller output error is better fitness for the</text:p>
      <text:p text:style-name="P295"><text:tab/> * chromosome (weights set).</text:p>
      <text:p text:style-name="P295"><text:tab/> */</text:p>
      <text:p text:style-name="P295"><text:tab/>this.fitness = LESS_OPTIMAL_FITNESS_VALUE;</text:p>
      <text:p text:style-name="P295"/>
      <text:p text:style-name="P295"><text:tab/>/**</text:p>
      <text:p text:style-name="P295"><text:tab/> * Weights matrix getter.</text:p>
      <text:p text:style-name="P295"><text:tab/> *</text:p>
      <text:p text:style-name="P295"><text:tab/> * @return Weights matrix referenc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05 Aug 2011</text:p>
      <text:p text:style-name="P295"><text:tab/> */</text:p>
      <text:p text:style-name="P295"><text:tab/>this.getWeights = function() {</text:p>
      <text:p text:style-name="P295"><text:tab/><text:tab/>return weights;</text:p>
      <text:p text:style-name="P295"><text:tab/>};</text:p>
      <text:p text:style-name="P295"/>
      <text:p text:style-name="P295"><text:tab/>/**</text:p>
      <text:p text:style-name="P295"><text:tab/> * Weights matrix setter.</text:p>
      <text:p text:style-name="P295"><text:tab/> *</text:p>
      <text:p text:style-name="P295"><text:tab/> * @param weights Weights matrix.</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05 Aug 2011</text:p>
      <text:p text:style-name="P295"><text:tab/> */</text:p>
      <text:p text:style-name="P295"><text:tab/>this.setWeights = function(weights) {</text:p>
      <text:p text:style-name="P295"><text:tab/><text:tab/>this.weights = weights;</text:p>
      <text:p text:style-name="P295"><text:tab/>};</text:p>
      <text:p text:style-name="P295"/>
      <text:p text:style-name="P295"><text:tab/>/**</text:p>
      <text:p text:style-name="P295"><text:tab/> * Chromosome fintess value getter.</text:p>
      <text:p text:style-name="P295"><text:tab/> *</text:p>
      <text:p text:style-name="P295"><text:tab/> * @return Fitness valu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05 Aug 2011</text:p>
      <text:p text:style-name="P295"><text:tab/> */</text:p>
      <text:p text:style-name="P295"><text:tab/>this.getFitness = function() {</text:p>
      <text:p text:style-name="P295"><text:tab/><text:tab/>return fitness;</text:p>
      <text:p text:style-name="P295"><text:tab/>};</text:p>
      <text:p text:style-name="P295"/>
      <text:p text:style-name="P295"><text:tab/>/**</text:p>
      <text:p text:style-name="P295"><text:tab/> * Chromosome fintess value setter.</text:p>
      <text:p text:style-name="P295"><text:tab/> *</text:p>
      <text:p text:style-name="P295"><text:tab/> * @param fitness Fitness value.</text:p>
      <text:p text:style-name="P295"><text:tab/> *</text:p>
      <text:p text:style-name="P295"><text:tab/> * @author Todor Balabanov</text:p>
      <text:p text:style-name="P295"><text:soft-page-break/><text:tab/> *</text:p>
      <text:p text:style-name="P295"><text:tab/> * @email todor.balabanov@gmail.com</text:p>
      <text:p text:style-name="P295"><text:tab/> *</text:p>
      <text:p text:style-name="P295"><text:tab/> * @date 05 Aug 2011</text:p>
      <text:p text:style-name="P295"><text:tab/> */</text:p>
      <text:p text:style-name="P295"><text:tab/>this.setFitness = function(value) {</text:p>
      <text:p text:style-name="P295"><text:tab/><text:tab/>this.fitness = value;</text:p>
      <text:p text:style-name="P295"><text:tab/>};</text:p>
      <text:p text:style-name="P295"/>
      <text:p text:style-name="P295"><text:tab/>/**</text:p>
      <text:p text:style-name="P295"><text:tab/> * Initialize chromosome with random values.</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5 Aug 2009</text:p>
      <text:p text:style-name="P295"><text:tab/> */</text:p>
      <text:p text:style-name="P295"><text:tab/>this.random = function() {</text:p>
      <text:p text:style-name="P295"><text:tab/><text:tab/>/*</text:p>
      <text:p text:style-name="P295"><text:tab/><text:tab/> * Initialize chromosome with random values.</text:p>
      <text:p text:style-name="P295"><text:tab/><text:tab/> */</text:p>
      <text:p text:style-name="P295"><text:tab/><text:tab/>for (var j = 0; j &lt; weights.dimension(); j++) {</text:p>
      <text:p text:style-name="P295"><text:tab/><text:tab/><text:tab/>for (var i = 0; i &lt; weights.dimension(); i++) {</text:p>
      <text:p text:style-name="P295"><text:tab/><text:tab/><text:tab/><text:tab/>weights.set(i, j, MIN_INIT_RANDOM + (MAX_INIT_RANDOM - MIN_INIT_RANDOM) * Math.random());</text:p>
      <text:p text:style-name="P295"><text:tab/><text:tab/><text:tab/>}</text:p>
      <text:p text:style-name="P295"><text:tab/><text:tab/>}</text:p>
      <text:p text:style-name="P295"/>
      <text:p text:style-name="P295"><text:tab/><text:tab/>fitness = LESS_OPTIMAL_FITNESS_VALUE * Math.random();</text:p>
      <text:p text:style-name="P295"><text:tab/>};</text:p>
      <text:p text:style-name="P295">}</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odor.balabanov@gmail.com ) <text:s text:c="2"/>*</text:p>
      <text:p text:style-name="P296"><text:s/>* <text:s text:c="22"/>Iliyan Zankinski <text:s text:c="2"/>( iliyan_mf@abv.bg ) <text:s text:c="14"/>*</text:p>
      <text:p text:style-name="P296"><text:s/>* <text:s text:c="22"/>Momchil Anachkov <text:s text:c="2"/>( mZer0000@gmail.com ) <text:s text:c="12"/>*</text:p>
      <text:p text:style-name="P296"><text:s/>* <text:s text:c="22"/>Daniel Chutrov <text:s text:c="4"/>( d.chutrov@gmail.com ) <text:s text:c="11"/>*</text:p>
      <text:p text:style-name="P296"><text:s/>* <text:s text:c="22"/>Nikola Simeonov <text:s text:c="3"/>( n.simeonow@gmail.com ) <text:s text:c="10"/>*</text:p>
      <text:p text:style-name="P296"><text:s/>* <text:s text:c="22"/>Galq Cirkalova <text:s text:c="4"/>( galq_cirkalova@abv.bg ) <text:s text:c="9"/>*</text:p>
      <text:p text:style-name="P296"><text:s/>* <text:s text:c="22"/>Ivan Grozev <text:s text:c="7"/>( ivan.iliev.grozev@gmail.com ) <text:s text:c="3"/>*</text:p>
      <text:p text:style-name="P296"><text:s/>* <text:s text:c="22"/>Elisaveta Hristova ( elisaveta.s.hristova@gmail.com ) *</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Counter for application statistics.</text:p>
      <text:p text:style-name="P296"><text:s/>*</text:p>
      <text:p text:style-name="P296"><text:s/>* @author Todor Balabanov</text:p>
      <text:p text:style-name="P296"><text:s/>*</text:p>
      <text:p text:style-name="P296"><text:s/>* @email todor.balabanov@gmail.com</text:p>
      <text:p text:style-name="P296"><text:s/>*</text:p>
      <text:p text:style-name="P296"><text:s/>* @date 28 Sep 2009</text:p>
      <text:p text:style-name="P296"><text:s/>*/</text:p>
      <text:p text:style-name="P296">function Counter() {</text:p>
      <text:p text:style-name="P296"><text:tab/>/**</text:p>
      <text:p text:style-name="P296"><text:tab/> * Container with counters values.</text:p>
      <text:p text:style-name="P296"><text:tab/> */</text:p>
      <text:p text:style-name="P296"><text:tab/>this.counters = [];</text:p>
      <text:p text:style-name="P296"/>
      <text:p text:style-name="P296"><text:tab/>/**</text:p>
      <text:p text:style-name="P296"><text:tab/> * Clear counter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8 Sep 2009</text:p>
      <text:p text:style-name="P296"><text:tab/> */</text:p>
      <text:p text:style-name="P296"><text:tab/>this.clear = function() {</text:p>
      <text:p text:style-name="P296"><text:tab/><text:tab/>this.counters = [];</text:p>
      <text:p text:style-name="P296"><text:tab/>};</text:p>
      <text:p text:style-name="P296"/>
      <text:p text:style-name="P296"><text:tab/>/**</text:p>
      <text:p text:style-name="P296"><text:tab/> * Get counter value.</text:p>
      <text:p text:style-name="P296"><text:tab/> *</text:p>
      <text:p text:style-name="P296"><text:tab/> * @param key Counter key.</text:p>
      <text:p text:style-name="P296"><text:soft-page-break/><text:tab/> *</text:p>
      <text:p text:style-name="P296"><text:tab/> * @return Counter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8 Sep 2009</text:p>
      <text:p text:style-name="P296"><text:tab/> */</text:p>
      <text:p text:style-name="P296"><text:tab/>this.getValue = function(key) {</text:p>
      <text:p text:style-name="P296"><text:tab/><text:tab/>if (!("key" in counters)) {</text:p>
      <text:p text:style-name="P296"><text:tab/><text:tab/><text:tab/>return (0 );</text:p>
      <text:p text:style-name="P296"><text:tab/><text:tab/>} else {</text:p>
      <text:p text:style-name="P296"><text:tab/><text:tab/><text:tab/>return (counters[key] );</text:p>
      <text:p text:style-name="P296"><text:tab/><text:tab/>}</text:p>
      <text:p text:style-name="P296"><text:tab/>};</text:p>
      <text:p text:style-name="P296"/>
      <text:p text:style-name="P296"><text:tab/>/**</text:p>
      <text:p text:style-name="P296"><text:tab/> * Set counter value.</text:p>
      <text:p text:style-name="P296"><text:tab/> *</text:p>
      <text:p text:style-name="P296"><text:tab/> * @param key Counter key.</text:p>
      <text:p text:style-name="P296"><text:tab/> *</text:p>
      <text:p text:style-name="P296"><text:tab/> * @param value Counter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8 Sep 2009</text:p>
      <text:p text:style-name="P296"><text:tab/> */</text:p>
      <text:p text:style-name="P296"><text:tab/>this.setValue = function(key, value) {</text:p>
      <text:p text:style-name="P296"><text:tab/><text:tab/>counters[key] = value;</text:p>
      <text:p text:style-name="P296"><text:tab/>};</text:p>
      <text:p text:style-name="P296"/>
      <text:p text:style-name="P296"><text:tab/>/**</text:p>
      <text:p text:style-name="P296"><text:tab/> * Increment counter value.</text:p>
      <text:p text:style-name="P296"><text:tab/> *</text:p>
      <text:p text:style-name="P296"><text:tab/> * @param key Counter key.</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8 Sep 2009</text:p>
      <text:p text:style-name="P296"><text:tab/> */</text:p>
      <text:p text:style-name="P296"><text:tab/>this.increment = function(key) {</text:p>
      <text:p text:style-name="P296"><text:tab/><text:tab/>if (!("key" in counters) == true) {</text:p>
      <text:p text:style-name="P296"><text:tab/><text:tab/><text:tab/>counters[key] = -1;</text:p>
      <text:p text:style-name="P296"><text:tab/><text:tab/>} else {</text:p>
      <text:p text:style-name="P296"><text:tab/><text:tab/><text:tab/>counters[key]--;</text:p>
      <text:p text:style-name="P296"><text:tab/><text:tab/>}</text:p>
      <text:p text:style-name="P296"><text:tab/>};</text:p>
      <text:p text:style-name="P296"/>
      <text:p text:style-name="P296"><text:tab/>/**</text:p>
      <text:p text:style-name="P296"><text:tab/> * Decrement counter value.</text:p>
      <text:p text:style-name="P296"><text:tab/> *</text:p>
      <text:p text:style-name="P296"><text:tab/> * @param key Counter key.</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8 Sep 2009</text:p>
      <text:p text:style-name="P296"><text:tab/> */</text:p>
      <text:p text:style-name="P296"><text:tab/>this.decrement = function(key) {</text:p>
      <text:p text:style-name="P296"><text:tab/><text:tab/>if (!("key" in counters) == true) {</text:p>
      <text:p text:style-name="P296"><text:tab/><text:tab/><text:tab/>counters[key] = +1;</text:p>
      <text:p text:style-name="P296"><text:tab/><text:tab/>} else {</text:p>
      <text:p text:style-name="P296"><text:tab/><text:tab/><text:tab/>counters[key]++;</text:p>
      <text:p text:style-name="P296"><text:tab/><text:tab/>}</text:p>
      <text:p text:style-name="P296"><text:tab/>};</text:p>
      <text:p text:style-name="P296">}</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oft-page-break/><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Flag to switch off crossover at all.</text:p>
      <text:p text:style-name="P296"><text:s/>*/</text:p>
      <text:p text:style-name="P296">NONE = 0x00;</text:p>
      <text:p text:style-name="P296"/>
      <text:p text:style-name="P296">/**</text:p>
      <text:p text:style-name="P296"><text:s/>* Crossover by randomly selected gens flag.</text:p>
      <text:p text:style-name="P296"><text:s/>*/</text:p>
      <text:p text:style-name="P296">RANDOM = 0x01;</text:p>
      <text:p text:style-name="P296"/>
      <text:p text:style-name="P296">/**</text:p>
      <text:p text:style-name="P296"><text:s/>* Crossover by randomly selected gens flag.</text:p>
      <text:p text:style-name="P296"><text:s/>*/</text:p>
      <text:p text:style-name="P296">FIFTY_FIFTY = 0x02;</text:p>
      <text:p text:style-name="P296"/>
      <text:p text:style-name="P296">/**</text:p>
      <text:p text:style-name="P296"><text:s/>* Crossover by single intersection flag.</text:p>
      <text:p text:style-name="P296"><text:s/>*/</text:p>
      <text:p text:style-name="P296">SINGLE_CUT = 0x03;</text:p>
      <text:p text:style-name="P296"/>
      <text:p text:style-name="P296">/**</text:p>
      <text:p text:style-name="P296"><text:s/>* Crossover by binary metrix flag.</text:p>
      <text:p text:style-name="P296"><text:s/>*/</text:p>
      <text:p text:style-name="P296">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text:p>
      <text:p text:style-name="P297"><text:s/>* Include files.</text:p>
      <text:p text:style-name="P297"><text:s/>*/</text:p>
      <text:p text:style-name="P297">document.write('&lt;script type="text/javascript" src="' + 'cstdlib.js' + '"&gt;&lt;/script&gt;');</text:p>
      <text:p text:style-name="P297">document.write('&lt;script type="text/javascript" src="' + 'Population.js' + '"&gt;&lt;/script&gt;');</text:p>
      <text:p text:style-name="P297">document.write('&lt;script type="text/javascript" src="' + 'CrossoverType.js' + '"&gt;&lt;/script&gt;');</text:p>
      <text:p text:style-name="P297">document.write('&lt;script type="text/javascript" src="' + 'WeightsMatrix.js' + '"&gt;&lt;/script&gt;');</text:p>
      <text:p text:style-name="P297"/>
      <text:p text:style-name="P297">/**</text:p>
      <text:p text:style-name="P297"><text:s/>* Do prediction with each chromosome, not only with the best one.</text:p>
      <text:p text:style-name="P297"><text:s/>*/</text:p>
      <text:p text:style-name="P297">const PREDICT_WITH_EACH_CHROMOSOME = true;</text:p>
      <text:p text:style-name="P297"/>
      <text:p text:style-name="P297">/**</text:p>
      <text:p text:style-name="P297"><text:s/>* Minimuim mutation factor.</text:p>
      <text:p text:style-name="P297"><text:s/>*/</text:p>
      <text:p text:style-name="P297">const MIN_MUTATION_FACTOR = 0.000;</text:p>
      <text:p text:style-name="P297"/>
      <text:p text:style-name="P297">/**</text:p>
      <text:p text:style-name="P297"><text:s/>* Maximum mutation factor.</text:p>
      <text:p text:style-name="P297"><text:s/>*/</text:p>
      <text:p text:style-name="P297">const MAX_MUTATION_FACTOR = 0.001;</text:p>
      <text:p text:style-name="P297"/>
      <text:p text:style-name="P297">/**</text:p>
      <text:p text:style-name="P297"><text:s/>* Minimum crossover rate as integer number between [0-10000] instead of double number between [0.0-1.0].</text:p>
      <text:p text:style-name="P297"><text:s/>*/</text:p>
      <text:p text:style-name="P297">const MIN_CROSSOVER_RATE = 0;</text:p>
      <text:p text:style-name="P297"/>
      <text:p text:style-name="P297">/**</text:p>
      <text:p text:style-name="P297"><text:s/>* Maximum crossover rate as integer number between [0-10000] instead of double number between [0.0-1.0].</text:p>
      <text:p text:style-name="P297"><text:s/>*/</text:p>
      <text:p text:style-name="P297">const MAX_CROSSOVER_RATE = 10000;</text:p>
      <text:p text:style-name="P297"/>
      <text:p text:style-name="P297">/**</text:p>
      <text:p text:style-name="P297"><text:s/>* Differential Evolution.</text:p>
      <text:p text:style-name="P297"><text:s/>*</text:p>
      <text:p text:style-name="P297"><text:s/>* @author Daniel Chutrov</text:p>
      <text:p text:style-name="P297"><text:soft-page-break/><text:s/>*</text:p>
      <text:p text:style-name="P297"><text:s/>* @email d.chutrov@gmail.com</text:p>
      <text:p text:style-name="P297"><text:s/>*</text:p>
      <text:p text:style-name="P297"><text:s/>* @date 19 Dec 2010</text:p>
      <text:p text:style-name="P297"><text:s/>*/</text:p>
      <text:p text:style-name="P297">function DE(counters, ann, populationSize) {</text:p>
      <text:p text:style-name="P297"><text:tab/>/**</text:p>
      <text:p text:style-name="P297"><text:tab/> * Use one of the elements in the population as trial element. When the element is better than some other element just change the index value.</text:p>
      <text:p text:style-name="P297"><text:tab/> */</text:p>
      <text:p text:style-name="P297"><text:tab/>this.trialIndex = 0;</text:p>
      <text:p text:style-name="P297"/>
      <text:p text:style-name="P297"><text:tab/>/**</text:p>
      <text:p text:style-name="P297"><text:tab/> * In original DE x vector is selected in a loop and each element is visited. Here we will select x random way (statistically it should not have a difference).</text:p>
      <text:p text:style-name="P297"><text:tab/> */</text:p>
      <text:p text:style-name="P297"><text:tab/>this.baseIndex = 0;</text:p>
      <text:p text:style-name="P297"/>
      <text:p text:style-name="P297"><text:tab/>/**</text:p>
      <text:p text:style-name="P297"><text:tab/> * Vector a from the original DE implementation.</text:p>
      <text:p text:style-name="P297"><text:tab/> */</text:p>
      <text:p text:style-name="P297"><text:tab/>this.targetIndex = 0;</text:p>
      <text:p text:style-name="P297"/>
      <text:p text:style-name="P297"><text:tab/>/**</text:p>
      <text:p text:style-name="P297"><text:tab/> * Vector b from the original DE implementation.</text:p>
      <text:p text:style-name="P297"><text:tab/> */</text:p>
      <text:p text:style-name="P297"><text:tab/>this.firstIndex = 0;</text:p>
      <text:p text:style-name="P297"/>
      <text:p text:style-name="P297"><text:tab/>/**</text:p>
      <text:p text:style-name="P297"><text:tab/> * Vector c from the original DE implementation.</text:p>
      <text:p text:style-name="P297"><text:tab/> */</text:p>
      <text:p text:style-name="P297"><text:tab/>this.secondIndex = 0;</text:p>
      <text:p text:style-name="P297"/>
      <text:p text:style-name="P297"><text:tab/>/*</text:p>
      <text:p text:style-name="P297"><text:tab/> * Check counters pointer for point valid object.</text:p>
      <text:p text:style-name="P297"><text:tab/> */</text:p>
      <text:p text:style-name="P297"><text:tab/>if (counters == null) {</text:p>
      <text:p text:style-name="P297"><text:tab/><text:tab/>throw( "DE00148" );</text:p>
      <text:p text:style-name="P297"><text:tab/><text:tab/>return;</text:p>
      <text:p text:style-name="P297"><text:tab/>}</text:p>
      <text:p text:style-name="P297"><text:tab/>this.counters = counters;</text:p>
      <text:p text:style-name="P297"/>
      <text:p text:style-name="P297"><text:tab/>/*</text:p>
      <text:p text:style-name="P297"><text:tab/> * Check ANN pointer for point valid object.</text:p>
      <text:p text:style-name="P297"><text:tab/> */</text:p>
      <text:p text:style-name="P297"><text:tab/>if (ann == null) {</text:p>
      <text:p text:style-name="P297"><text:tab/><text:tab/>throw( "DE00095" );</text:p>
      <text:p text:style-name="P297"><text:tab/><text:tab/>return;</text:p>
      <text:p text:style-name="P297"><text:tab/>}</text:p>
      <text:p text:style-name="P297"><text:tab/>this.ann = ann;</text:p>
      <text:p text:style-name="P297"/>
      <text:p text:style-name="P297"><text:tab/>/**</text:p>
      <text:p text:style-name="P297"><text:tab/> * Population array. Population array is dynamically allocated. Eeach</text:p>
      <text:p text:style-name="P297"><text:tab/> * member is two dimensional array (matrix of weights). Weights matrix is</text:p>
      <text:p text:style-name="P297"><text:tab/> * also dynamically allocated.</text:p>
      <text:p text:style-name="P297"><text:tab/> */</text:p>
      <text:p text:style-name="P297"><text:tab/>this.population = new Population(populationSize);</text:p>
      <text:p text:style-name="P297"/>
      <text:p text:style-name="P297"><text:tab/>/**</text:p>
      <text:p text:style-name="P297"><text:tab/> * Indexes should be different in order DE to work.</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7 Dec 2014</text:p>
      <text:p text:style-name="P297"><text:tab/> */</text:p>
      <text:p text:style-name="P297"><text:tab/>this.validIndexes = function() {</text:p>
      <text:p text:style-name="P297"><text:tab/><text:tab/>if (trialIndex == baseIndex || trialIndex == targetIndex || trialIndex == firstIndex || trialIndex == secondIndex) {</text:p>
      <text:p text:style-name="P297"><text:tab/><text:tab/><text:tab/>return false;</text:p>
      <text:p text:style-name="P297"><text:tab/><text:tab/>}</text:p>
      <text:p text:style-name="P297"/>
      <text:p text:style-name="P297"><text:tab/><text:tab/>if (baseIndex == targetIndex || baseIndex == firstIndex || baseIndex == secondIndex) {</text:p>
      <text:p text:style-name="P297"><text:tab/><text:tab/><text:tab/>return false;</text:p>
      <text:p text:style-name="P297"><text:tab/><text:tab/>}</text:p>
      <text:p text:style-name="P297"/>
      <text:p text:style-name="P297"><text:tab/><text:tab/>if (targetIndex == firstIndex || targetIndex == secondIndex) {</text:p>
      <text:p text:style-name="P297"><text:tab/><text:tab/><text:tab/>return false;</text:p>
      <text:p text:style-name="P297"><text:tab/><text:tab/>}</text:p>
      <text:p text:style-name="P297"/>
      <text:p text:style-name="P297"><text:tab/><text:tab/>if (firstIndex == secondIndex) {</text:p>
      <text:p text:style-name="P297"><text:tab/><text:tab/><text:tab/>return false;</text:p>
      <text:p text:style-name="P297"><text:tab/><text:tab/>}</text:p>
      <text:p text:style-name="P297"/>
      <text:p text:style-name="P297"><text:tab/><text:tab/>return true;</text:p>
      <text:p text:style-name="P297"><text:tab/>};</text:p>
      <text:p text:style-name="P297"/>
      <text:p text:style-name="P297"><text:tab/>/**</text:p>
      <text:p text:style-name="P297"><text:tab/> * Recombine chromosomes.</text:p>
      <text:p text:style-name="P297"><text:tab/> *</text:p>
      <text:p text:style-name="P297"><text:tab/> * @author Iliyan Zankinski</text:p>
      <text:p text:style-name="P297"><text:tab/> *</text:p>
      <text:p text:style-name="P297"><text:tab/> * @email iliyan_mf@abv.bg</text:p>
      <text:p text:style-name="P297"><text:tab/> *</text:p>
      <text:p text:style-name="P297"><text:tab/> * @date 31 Mar 2009</text:p>
      <text:p text:style-name="P297"><text:tab/> */</text:p>
      <text:p text:style-name="P297"><text:tab/>//TODO Do it in Chromosome class.</text:p>
      <text:p text:style-name="P297"><text:tab/>this.recombine = function() {</text:p>
      <text:p text:style-name="P297"><text:tab/><text:tab/>var CR = MIN_CROSSOVER_RATE + rand() % (MAX_CROSSOVER_RATE - MIN_CROSSOVER_RATE + 1);</text:p>
      <text:p text:style-name="P297"><text:tab/><text:tab/>var F = MIN_MUTATION_FACTOR + (MAX_MUTATION_FACTOR - MIN_MUTATION_FACTOR) * (1.0*rand() / RAND_MAX);</text:p>
      <text:p text:style-name="P297"><text:tab/></text:p>
      <text:p text:style-name="P297"><text:tab/><text:tab/>/*</text:p>
      <text:p text:style-name="P297"><text:soft-page-break/><text:tab/><text:tab/> * Trail vector.</text:p>
      <text:p text:style-name="P297"><text:tab/><text:tab/> */</text:p>
      <text:p text:style-name="P297"><text:tab/><text:tab/>trial = population.list[trialIndex].getWeights();</text:p>
      <text:p text:style-name="P297"><text:tab/></text:p>
      <text:p text:style-name="P297"><text:tab/><text:tab/>/*</text:p>
      <text:p text:style-name="P297"><text:tab/><text:tab/> * Base vector.</text:p>
      <text:p text:style-name="P297"><text:tab/><text:tab/> */</text:p>
      <text:p text:style-name="P297"><text:tab/><text:tab/>base = population.list[baseIndex].getWeights();</text:p>
      <text:p text:style-name="P297"><text:tab/></text:p>
      <text:p text:style-name="P297"><text:tab/><text:tab/>/*</text:p>
      <text:p text:style-name="P297"><text:tab/><text:tab/> * Target vector.</text:p>
      <text:p text:style-name="P297"><text:tab/><text:tab/> */</text:p>
      <text:p text:style-name="P297"><text:tab/><text:tab/>target = population.list[targetIndex].getWeights();</text:p>
      <text:p text:style-name="P297"><text:tab/></text:p>
      <text:p text:style-name="P297"><text:tab/><text:tab/>/*</text:p>
      <text:p text:style-name="P297"><text:tab/><text:tab/> * First vector for the difference.</text:p>
      <text:p text:style-name="P297"><text:tab/><text:tab/> */</text:p>
      <text:p text:style-name="P297"><text:tab/><text:tab/>first = population.list[firstIndex].getWeights();</text:p>
      <text:p text:style-name="P297"><text:tab/></text:p>
      <text:p text:style-name="P297"><text:tab/><text:tab/>/*</text:p>
      <text:p text:style-name="P297"><text:tab/><text:tab/> * Second vector for the difference.</text:p>
      <text:p text:style-name="P297"><text:tab/><text:tab/> */</text:p>
      <text:p text:style-name="P297"><text:tab/><text:tab/>second = population.list[secondIndex].getWeights();</text:p>
      <text:p text:style-name="P297"><text:tab/></text:p>
      <text:p text:style-name="P297"><text:tab/><text:tab/>/*</text:p>
      <text:p text:style-name="P297"><text:tab/><text:tab/> * Size of the ANN should not be zero.</text:p>
      <text:p text:style-name="P297"><text:tab/><text:tab/> */</text:p>
      <text:p text:style-name="P297"><text:tab/> <text:s text:c="3"/>if(trial.dimension() &lt;= 0) {</text:p>
      <text:p text:style-name="P297"><text:tab/><text:tab/><text:tab/>throw( "DE00219" );</text:p>
      <text:p text:style-name="P297"><text:tab/><text:tab/><text:tab/>return;</text:p>
      <text:p text:style-name="P297"><text:tab/> <text:s text:c="3"/>}</text:p>
      <text:p text:style-name="P297"><text:tab/></text:p>
      <text:p text:style-name="P297"><text:tab/><text:tab/>//TODO Implement recombination as polymorphic class.</text:p>
      <text:p text:style-name="P297"><text:tab/></text:p>
      <text:p text:style-name="P297"><text:tab/><text:tab/>/*</text:p>
      <text:p text:style-name="P297"><text:tab/><text:tab/> * It is a guarantee that at least one element will be crossed.</text:p>
      <text:p text:style-name="P297"><text:tab/><text:tab/> */</text:p>
      <text:p text:style-name="P297"><text:tab/><text:tab/>var R = rand() % (trial.dimension() * trial.dimension());</text:p>
      <text:p text:style-name="P297"><text:tab/></text:p>
      <text:p text:style-name="P297"><text:tab/> <text:s text:c="3"/>/*</text:p>
      <text:p text:style-name="P297"><text:tab/> <text:s text:c="4"/>* Binomial crossover.</text:p>
      <text:p text:style-name="P297"><text:tab/> <text:s text:c="4"/>*/</text:p>
      <text:p text:style-name="P297"><text:tab/><text:tab/>for (var j=0, k=0; j&lt;trial.dimension(); j++) {</text:p>
      <text:p text:style-name="P297"><text:tab/><text:tab/><text:tab/>for (var i=0; i&lt;trial.dimension(); i++, k++) {</text:p>
      <text:p text:style-name="P297"><text:tab/><text:tab/><text:tab/><text:tab/>var ri = MIN_CROSSOVER_RATE + rand() % (MAX_CROSSOVER_RATE - MIN_CROSSOVER_RATE + 1);</text:p>
      <text:p text:style-name="P297"><text:tab/></text:p>
      <text:p text:style-name="P297"><text:tab/><text:tab/><text:tab/><text:tab/>if (ri &lt; CR || k == R) {</text:p>
      <text:p text:style-name="P297"><text:tab/><text:tab/><text:tab/><text:tab/><text:tab/>trial(i,j) = base(i,j) + F * (first(i,j)-second(i,j));</text:p>
      <text:p text:style-name="P297"><text:tab/><text:tab/><text:tab/><text:tab/>} else {</text:p>
      <text:p text:style-name="P297"><text:tab/><text:tab/><text:tab/><text:tab/><text:tab/>trial(i,j) = target(i,j);</text:p>
      <text:p text:style-name="P297"><text:tab/><text:tab/><text:tab/><text:tab/>}</text:p>
      <text:p text:style-name="P297"><text:tab/><text:tab/><text:tab/>}</text:p>
      <text:p text:style-name="P297"><text:tab/><text:tab/>}</text:p>
      <text:p text:style-name="P297"><text:tab/></text:p>
      <text:p text:style-name="P297"><text:tab/><text:tab/>/*</text:p>
      <text:p text:style-name="P297"><text:tab/><text:tab/> * Update result chromosome. When reference is used result is already on place.</text:p>
      <text:p text:style-name="P297"><text:tab/><text:tab/> */</text:p>
      <text:p text:style-name="P297"><text:tab/><text:tab/>//TODO population[trialIndex].setWeights( trial );</text:p>
      <text:p text:style-name="P297"><text:tab/>};</text:p>
      <text:p text:style-name="P297"/>
      <text:p text:style-name="P297"><text:tab/>/**</text:p>
      <text:p text:style-name="P297"><text:tab/> * Population getter.</text:p>
      <text:p text:style-name="P297"><text:tab/> *</text:p>
      <text:p text:style-name="P297"><text:tab/> * @return Weights Population referenc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9 Aug 2009</text:p>
      <text:p text:style-name="P297"><text:tab/> */</text:p>
      <text:p text:style-name="P297"><text:tab/>this.getPopulation = function() {</text:p>
      <text:p text:style-name="P297"><text:tab/><text:tab/>return population;</text:p>
      <text:p text:style-name="P297"><text:tab/>};</text:p>
      <text:p text:style-name="P297"/>
      <text:p text:style-name="P297"><text:tab/>/**</text:p>
      <text:p text:style-name="P297"><text:tab/> * Population setter.</text:p>
      <text:p text:style-name="P297"><text:tab/> *</text:p>
      <text:p text:style-name="P297"><text:tab/> * @param population Population to se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0 May 2009</text:p>
      <text:p text:style-name="P297"><text:tab/> */</text:p>
      <text:p text:style-name="P297"><text:tab/>this.setPopulation = function(value) {</text:p>
      <text:p text:style-name="P297"><text:tab/><text:tab/>population = value;</text:p>
      <text:p text:style-name="P297"><text:tab/>};</text:p>
      <text:p text:style-name="P297"/>
      <text:p text:style-name="P297"><text:tab/>/**</text:p>
      <text:p text:style-name="P297"><text:tab/> * Crossover type getter.</text:p>
      <text:p text:style-name="P297"><text:tab/> *</text:p>
      <text:p text:style-name="P297"><text:tab/> * @return Crossover typ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getCrossoverType = function() {</text:p>
      <text:p text:style-name="P297"><text:tab/>};</text:p>
      <text:p text:style-name="P297"><text:soft-page-break/></text:p>
      <text:p text:style-name="P297"><text:tab/>/**</text:p>
      <text:p text:style-name="P297"><text:tab/> * Crossover type setter.</text:p>
      <text:p text:style-name="P297"><text:tab/> *</text:p>
      <text:p text:style-name="P297"><text:tab/> * @param type Crossover typ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setCrossoverType = function(type) {</text:p>
      <text:p text:style-name="P297"><text:tab/>};</text:p>
      <text:p text:style-name="P297"/>
      <text:p text:style-name="P297"><text:tab/>/**</text:p>
      <text:p text:style-name="P297"><text:tab/> * Crossover percent getter.</text:p>
      <text:p text:style-name="P297"><text:tab/> *</text:p>
      <text:p text:style-name="P297"><text:tab/> * @return Crossover probability in percen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getCrossoverPercent = function() {</text:p>
      <text:p text:style-name="P297"><text:tab/>};</text:p>
      <text:p text:style-name="P297"/>
      <text:p text:style-name="P297"><text:tab/>/**</text:p>
      <text:p text:style-name="P297"><text:tab/> * Crossover percent setter.</text:p>
      <text:p text:style-name="P297"><text:tab/> *</text:p>
      <text:p text:style-name="P297"><text:tab/> * @param percent Crossover probability in percen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setCrossoverPercent = function(percent) {</text:p>
      <text:p text:style-name="P297"><text:tab/>};</text:p>
      <text:p text:style-name="P297"/>
      <text:p text:style-name="P297"><text:tab/>/**</text:p>
      <text:p text:style-name="P297"><text:tab/> * Mutation percent getter.</text:p>
      <text:p text:style-name="P297"><text:tab/> *</text:p>
      <text:p text:style-name="P297"><text:tab/> * @return Mutation probability in percen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getMutationPercent = function() {</text:p>
      <text:p text:style-name="P297"><text:tab/>};</text:p>
      <text:p text:style-name="P297"/>
      <text:p text:style-name="P297"><text:tab/>/**</text:p>
      <text:p text:style-name="P297"><text:tab/> * Mutation percent setter.</text:p>
      <text:p text:style-name="P297"><text:tab/> *</text:p>
      <text:p text:style-name="P297"><text:tab/> * @param percent Mutation probability in percen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setMutationPercent = function(percent) {</text:p>
      <text:p text:style-name="P297"><text:tab/>};</text:p>
      <text:p text:style-name="P297"/>
      <text:p text:style-name="P297"><text:tab/>/**</text:p>
      <text:p text:style-name="P297"><text:tab/> * Evolve population. Do selection for crossover. Crossover half of the</text:p>
      <text:p text:style-name="P297"><text:tab/> * population. Mutate crossovered half of the population.</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5 May 2009</text:p>
      <text:p text:style-name="P297"><text:tab/> */</text:p>
      <text:p text:style-name="P297"><text:tab/>this.evolve = function() {</text:p>
      <text:p text:style-name="P297"><text:tab/><text:tab/>/*</text:p>
      <text:p text:style-name="P297"><text:tab/><text:tab/> * Estimate work done.</text:p>
      <text:p text:style-name="P297"><text:tab/><text:tab/> */</text:p>
      <text:p text:style-name="P297"><text:tab/><text:tab/>if (counters != null) {</text:p>
      <text:p text:style-name="P297"><text:tab/><text:tab/><text:tab/>counters.increment( "Evolution loops" );</text:p>
      <text:p text:style-name="P297"><text:tab/><text:tab/>}</text:p>
      <text:p text:style-name="P297"><text:tab/></text:p>
      <text:p text:style-name="P297"><text:tab/><text:tab/>/*</text:p>
      <text:p text:style-name="P297"><text:tab/><text:tab/> * Select trial vector index (it is used as buffer).</text:p>
      <text:p text:style-name="P297"><text:tab/><text:tab/> */</text:p>
      <text:p text:style-name="P297"><text:tab/><text:tab/>//TODO Use the chromosome with the worst fitness.</text:p>
      <text:p text:style-name="P297"><text:tab/><text:tab/>trialIndex = rand() % population.dimension();</text:p>
      <text:p text:style-name="P297"><text:tab/></text:p>
      <text:p text:style-name="P297"><text:tab/><text:tab/>/*</text:p>
      <text:p text:style-name="P297"><text:tab/><text:tab/> * Evolve more chromosomes of the population (not all of them).</text:p>
      <text:p text:style-name="P297"><text:tab/><text:tab/> */</text:p>
      <text:p text:style-name="P297"><text:tab/><text:tab/>for (var k=0; k&lt;population.dimension()&amp;&amp;isRunning==true; k++) {</text:p>
      <text:p text:style-name="P297"><text:tab/><text:tab/><text:tab/>/*</text:p>
      <text:p text:style-name="P297"><text:tab/><text:tab/><text:tab/> * Select random indivudials for crossover according selection strategy.</text:p>
      <text:p text:style-name="P297"><text:tab/><text:tab/><text:tab/> * The best chromosome is not part of the evolution to give better chances</text:p>
      <text:p text:style-name="P297"><text:tab/><text:tab/><text:tab/> * to other chromosomes to survive and to evolve.</text:p>
      <text:p text:style-name="P297"><text:soft-page-break/><text:tab/><text:tab/><text:tab/> */</text:p>
      <text:p text:style-name="P297"><text:tab/><text:tab/><text:tab/>do {</text:p>
      <text:p text:style-name="P297"><text:tab/><text:tab/><text:tab/><text:tab/>/*</text:p>
      <text:p text:style-name="P297"><text:tab/><text:tab/><text:tab/><text:tab/> * Base vector should never be equal to the trial vector. That is why k can not be used as x vector selection.</text:p>
      <text:p text:style-name="P297"><text:tab/><text:tab/><text:tab/><text:tab/> */</text:p>
      <text:p text:style-name="P297"><text:tab/><text:tab/><text:tab/><text:tab/>baseIndex = rand() % population.dimension();</text:p>
      <text:p text:style-name="P297"><text:tab/></text:p>
      <text:p text:style-name="P297"><text:tab/><text:tab/><text:tab/><text:tab/>targetIndex = rand() % population.dimension();</text:p>
      <text:p text:style-name="P297"><text:tab/><text:tab/><text:tab/><text:tab/>firstIndex = rand() % population.dimension();</text:p>
      <text:p text:style-name="P297"><text:tab/><text:tab/><text:tab/><text:tab/>secondIndex = rand() % population.dimension();</text:p>
      <text:p text:style-name="P297"><text:tab/><text:tab/><text:tab/>} while (validIndexes() == false);</text:p>
      <text:p text:style-name="P297"><text:tab/></text:p>
      <text:p text:style-name="P297"><text:tab/><text:tab/><text:tab/>/*</text:p>
      <text:p text:style-name="P297"><text:tab/><text:tab/><text:tab/> * Produce trial vector.</text:p>
      <text:p text:style-name="P297"><text:tab/><text:tab/><text:tab/> */</text:p>
      <text:p text:style-name="P297"><text:tab/><text:tab/><text:tab/>recombine();</text:p>
      <text:p text:style-name="P297"><text:tab/></text:p>
      <text:p text:style-name="P297"><text:tab/><text:tab/><text:tab/>/*</text:p>
      <text:p text:style-name="P297"><text:tab/><text:tab/><text:tab/> * Load chromosome's weights into ANN.</text:p>
      <text:p text:style-name="P297"><text:tab/><text:tab/><text:tab/> */</text:p>
      <text:p text:style-name="P297"><text:tab/><text:tab/><text:tab/>ann.setWeights(population[trialIndex].getWeights());</text:p>
      <text:p text:style-name="P297"><text:tab/></text:p>
      <text:p text:style-name="P297"><text:tab/><text:tab/><text:tab/>/*</text:p>
      <text:p text:style-name="P297"><text:tab/><text:tab/><text:tab/> * Calculate chromosome fitness by calling ANN total error calculation.</text:p>
      <text:p text:style-name="P297"><text:tab/><text:tab/><text:tab/> */</text:p>
      <text:p text:style-name="P297"><text:tab/><text:tab/><text:tab/>population[ trialIndex ].setFitness( ann.totalError() );</text:p>
      <text:p text:style-name="P297"><text:tab/></text:p>
      <text:p text:style-name="P297"><text:tab/><text:tab/><text:tab/>/*</text:p>
      <text:p text:style-name="P297"><text:tab/><text:tab/><text:tab/> * There is a chance total error calculation to be interrupted.</text:p>
      <text:p text:style-name="P297"><text:tab/><text:tab/><text:tab/> */</text:p>
      <text:p text:style-name="P297"><text:tab/><text:tab/><text:tab/>if (isRunning == false) {</text:p>
      <text:p text:style-name="P297"><text:tab/><text:tab/><text:tab/><text:tab/>population[trialIndex].setFitness( RAND_MAX );</text:p>
      <text:p text:style-name="P297"><text:tab/><text:tab/><text:tab/>}</text:p>
      <text:p text:style-name="P297"><text:tab/></text:p>
      <text:p text:style-name="P297"><text:tab/><text:tab/><text:tab/>/*</text:p>
      <text:p text:style-name="P297"><text:tab/><text:tab/><text:tab/> * Update ANN prediction.</text:p>
      <text:p text:style-name="P297"><text:tab/><text:tab/><text:tab/> */</text:p>
      <text:p text:style-name="P297"><text:tab/><text:tab/><text:tab/>if (population[trialIndex].getFitness()&lt;=population.getBestFitness() || PREDICT_WITH_EACH_CHROMOSOME==true) {</text:p>
      <text:p text:style-name="P297"><text:tab/><text:tab/><text:tab/><text:tab/>ann.predict();</text:p>
      <text:p text:style-name="P297"><text:tab/><text:tab/><text:tab/>}</text:p>
      <text:p text:style-name="P297"><text:tab/></text:p>
      <text:p text:style-name="P297"><text:tab/><text:tab/><text:tab/>/*</text:p>
      <text:p text:style-name="P297"><text:tab/><text:tab/><text:tab/> * If trial vector is better than base vector than switch indexes.</text:p>
      <text:p text:style-name="P297"><text:tab/><text:tab/><text:tab/> */</text:p>
      <text:p text:style-name="P297"><text:tab/><text:tab/><text:tab/>if(population[ trialIndex ].getFitness() &lt; population[ baseIndex ].getFitness()) {</text:p>
      <text:p text:style-name="P297"><text:tab/><text:tab/><text:tab/><text:tab/>trialIndex = baseIndex;</text:p>
      <text:p text:style-name="P297"><text:tab/><text:tab/><text:tab/>}</text:p>
      <text:p text:style-name="P297"><text:tab/></text:p>
      <text:p text:style-name="P297"><text:tab/><text:tab/><text:tab/>/*</text:p>
      <text:p text:style-name="P297"><text:tab/><text:tab/><text:tab/> * Update best fitness index.</text:p>
      <text:p text:style-name="P297"><text:tab/><text:tab/><text:tab/> */</text:p>
      <text:p text:style-name="P297"><text:tab/><text:tab/><text:tab/>population.searchBestFitnessIndex();</text:p>
      <text:p text:style-name="P297"><text:tab/><text:tab/>}</text:p>
      <text:p text:style-name="P297"><text:tab/>};</text:p>
      <text:p text:style-name="P297"/>
      <text:p text:style-name="P297"><text:tab/>/*</text:p>
      <text:p text:style-name="P297"><text:tab/> * Estimate work done.</text:p>
      <text:p text:style-name="P297"><text:tab/> */</text:p>
      <text:p text:style-name="P297"><text:tab/>if (counters != null) {</text:p>
      <text:p text:style-name="P297"><text:tab/><text:tab/>counters.setValue("Population size", population.dimension());</text:p>
      <text:p text:style-name="P297"><text:tab/>}</text:p>
      <text:p text:style-name="P297">}</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
      <text:p text:style-name="P298">/**</text:p>
      <text:p text:style-name="P298"><text:s/>* Communication class used for HTTP data transfer between client module and</text:p>
      <text:p text:style-name="P298"><text:s/>* server side business logic.</text:p>
      <text:p text:style-name="P298"><text:soft-page-break/><text:s/>*</text:p>
      <text:p text:style-name="P298"><text:s/>* @author Daniel Chutrov</text:p>
      <text:p text:style-name="P298"><text:s/>*</text:p>
      <text:p text:style-name="P298"><text:s/>* @email d.chutrov@gmail.com</text:p>
      <text:p text:style-name="P298"><text:s/>*</text:p>
      <text:p text:style-name="P298"><text:s/>* @date 29 Dec 2010</text:p>
      <text:p text:style-name="P298"><text:s/>*/</text:p>
      <text:p text:style-name="P298">function HttpCommunicator() {</text:p>
      <text:p text:style-name="P298"><text:tab/>//TODO Not in use.</text:p>
      <text:p text:style-name="P298">}</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Remote host URL address.</text:p>
      <text:p text:style-name="P299"><text:s/>*/</text:p>
      <text:p text:style-name="P299">const HOST = "localhost";</text:p>
      <text:p text:style-name="P299"/>
      <text:p text:style-name="P299">/**</text:p>
      <text:p text:style-name="P299"><text:s/>* Remote host port.</text:p>
      <text:p text:style-name="P299"><text:s/>*/</text:p>
      <text:p text:style-name="P299">const PORT = 80;</text:p>
      <text:p text:style-name="P299"/>
      <text:p text:style-name="P299">/**</text:p>
      <text:p text:style-name="P299"><text:s/>* Remote script ANN list provider.</text:p>
      <text:p text:style-name="P299"><text:s/>*/</text:p>
      <text:p text:style-name="P299">const LIST_OF_ANNS_SCRIPT = "/logic/json_number_of_anns.php";</text:p>
      <text:p text:style-name="P299"/>
      <text:p text:style-name="P299">/**</text:p>
      <text:p text:style-name="P299"><text:s/>* Remote single ANN save script.</text:p>
      <text:p text:style-name="P299"><text:s/>*/</text:p>
      <text:p text:style-name="P299">const SAVE_SINGLE_ANN_SCRIPT = "/logic/save_ann.php";</text:p>
      <text:p text:style-name="P299"/>
      <text:p text:style-name="P299">/**</text:p>
      <text:p text:style-name="P299"><text:s/>* Remote ANN neurons amount load script.</text:p>
      <text:p text:style-name="P299"><text:s/>*/</text:p>
      <text:p text:style-name="P299">const LOAD_NEURONS_AMOUNT_SCRIPT = "/logic/json_load_neurons_amount.php";</text:p>
      <text:p text:style-name="P299"/>
      <text:p text:style-name="P299">/**</text:p>
      <text:p text:style-name="P299"><text:s/>* Remote single ANN load script.</text:p>
      <text:p text:style-name="P299"><text:s/>*/</text:p>
      <text:p text:style-name="P299">const LOAD_SINGLE_ANN_SCRIPT = "/logic/json_load_ann.php";</text:p>
      <text:p text:style-name="P299"/>
      <text:p text:style-name="P299">/**</text:p>
      <text:p text:style-name="P299"><text:s/>* Remote single ANN load script.</text:p>
      <text:p text:style-name="P299"><text:s/>*/</text:p>
      <text:p text:style-name="P299">const LOAD_BEST_FITNESS_SCRIPT = "/logic/json_load_best_fitness.php";</text:p>
      <text:p text:style-name="P299"/>
      <text:p text:style-name="P299">/**</text:p>
      <text:p text:style-name="P299"><text:s/>* Remote training set size script.</text:p>
      <text:p text:style-name="P299"><text:s/>*/</text:p>
      <text:p text:style-name="P299">const TRAINING_SET_SIZE_SCRIPT = "/logic/json_training_set_size.php";</text:p>
      <text:p text:style-name="P299"/>
      <text:p text:style-name="P299">/**</text:p>
      <text:p text:style-name="P299"><text:s/>* Remote training set save script.</text:p>
      <text:p text:style-name="P299"><text:s/>*/</text:p>
      <text:p text:style-name="P299">const SAVE_TRAINING_SET_SCRIPT = "/logic/save_training_set.php";</text:p>
      <text:p text:style-name="P299"/>
      <text:p text:style-name="P299">/**</text:p>
      <text:p text:style-name="P299"><text:s/>* Remote training set load script.</text:p>
      <text:p text:style-name="P299"><text:s/>*/</text:p>
      <text:p text:style-name="P299">const LOAD_TRAINING_SET_SCRIPT = "/logic/json_load_training_set.php";</text:p>
      <text:p text:style-name="P299"/>
      <text:p text:style-name="P299">/**</text:p>
      <text:p text:style-name="P299"><text:s/>* Communication class used for HTTP data transfer between client module and</text:p>
      <text:p text:style-name="P299"><text:s/>* server side business logic.</text:p>
      <text:p text:style-name="P299"><text:s/>*</text:p>
      <text:p text:style-name="P299"><text:s/>* @author Daniel Chutrov</text:p>
      <text:p text:style-name="P299"><text:s/>*</text:p>
      <text:p text:style-name="P299"><text:soft-page-break/><text:s/>* @email d.chutrov@gmail.com</text:p>
      <text:p text:style-name="P299"><text:s/>*</text:p>
      <text:p text:style-name="P299"><text:s/>* @date 29 Dec 2010</text:p>
      <text:p text:style-name="P299"><text:s/>*/</text:p>
      <text:p text:style-name="P299">function JsonHttpCommunicator() {</text:p>
      <text:p text:style-name="P299"/>
      <text:p text:style-name="P299"><text:tab/>/**</text:p>
      <text:p text:style-name="P299"><text:tab/> * Communication object as private member.</text:p>
      <text:p text:style-name="P299"><text:tab/> */</text:p>
      <text:p text:style-name="P299"><text:tab/>var request = null;</text:p>
      <text:p text:style-name="P299"/>
      <text:p text:style-name="P299"><text:tab/>/*</text:p>
      <text:p text:style-name="P299"><text:tab/> * Get XTML HTTP request object.</text:p>
      <text:p text:style-name="P299"><text:tab/> */</text:p>
      <text:p text:style-name="P299"><text:tab/>if (window.XMLHttpRequest) {</text:p>
      <text:p text:style-name="P299"><text:tab/><text:tab/>request = new XMLHttpRequest();</text:p>
      <text:p text:style-name="P299"><text:tab/><text:tab/>/*</text:p>
      <text:p text:style-name="P299"><text:tab/><text:tab/> * Not IE.</text:p>
      <text:p text:style-name="P299"><text:tab/><text:tab/> */</text:p>
      <text:p text:style-name="P299"><text:tab/>} else if (window.ActiveXObject) {</text:p>
      <text:p text:style-name="P299"><text:tab/><text:tab/>request = new ActiveXObject("Microsoft.XMLHTTP");</text:p>
      <text:p text:style-name="P299"><text:tab/><text:tab/>/*</text:p>
      <text:p text:style-name="P299"><text:tab/><text:tab/> * IE</text:p>
      <text:p text:style-name="P299"><text:tab/><text:tab/> */</text:p>
      <text:p text:style-name="P299"><text:tab/>} else {</text:p>
      <text:p text:style-name="P299"><text:tab/><text:tab/>alert("Your browser does not support the XmlHttpRequest object!");</text:p>
      <text:p text:style-name="P299"><text:tab/>}</text:p>
      <text:p text:style-name="P299"/>
      <text:p text:style-name="P299"><text:tab/>/**</text:p>
      <text:p text:style-name="P299"><text:tab/> * Load list with ANNs.</text:p>
      <text:p text:style-name="P299"><text:tab/> *</text:p>
      <text:p text:style-name="P299"><text:tab/> * @param list List of ANN ids on the server side.</text:p>
      <text:p text:style-name="P299"><text:tab/> *</text:p>
      <text:p text:style-name="P299"><text:tab/> * @param annId Id of ANN to be used as selection parameter.</text:p>
      <text:p text:style-name="P299"><text:tab/> *</text:p>
      <text:p text:style-name="P299"><text:tab/> * @param symbol MetaTrader 4 chart currency pair symbol.</text:p>
      <text:p text:style-name="P299"><text:tab/> *</text:p>
      <text:p text:style-name="P299"><text:tab/> * @param period MetaTrader 4 chart time period.</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loadAnnList = function(list, annId, symbol, period) {</text:p>
      <text:p text:style-name="P299"><text:tab/><text:tab/>list.splice(0, list.length);</text:p>
      <text:p text:style-name="P299"/>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nnid=" + annId;</text:p>
      <text:p text:style-name="P299"><text:tab/><text:tab/>parameters += "&amp;";</text:p>
      <text:p text:style-name="P299"><text:tab/><text:tab/>parameters += "&amp;symbol=" + symbol;</text:p>
      <text:p text:style-name="P299"><text:tab/><text:tab/>parameters += "&amp;";</text:p>
      <text:p text:style-name="P299"><text:tab/><text:tab/>parameters += "period=" + period;</text:p>
      <text:p text:style-name="P299"/>
      <text:p text:style-name="P299"><text:tab/><text:tab/>/*</text:p>
      <text:p text:style-name="P299"><text:tab/><text:tab/> * Send synchronous HTTP request.</text:p>
      <text:p text:style-name="P299"><text:tab/><text:tab/> */</text:p>
      <text:p text:style-name="P299"><text:tab/><text:tab/>request.open("POST", "http://" + HOST + LIST_OF_ANNS_SCRIPT, false);</text:p>
      <text:p text:style-name="P299"><text:tab/><text:tab/>request.setRequestHeader("Content-type", "application/x-www-form-urlencoded");</text:p>
      <text:p text:style-name="P299"/>
      <text:p text:style-name="P299"><text:tab/><text:tab/>request.send(parameters);</text:p>
      <text:p text:style-name="P299"><text:tab/><text:tab/>var response = JSON.parse(request.responseText);</text:p>
      <text:p text:style-name="P299"/>
      <text:p text:style-name="P299"><text:tab/><text:tab/>for (var i = 0; i &lt; response.identifiers.length; i++) {</text:p>
      <text:p text:style-name="P299"><text:tab/><text:tab/><text:tab/>list[i] = response.identifiers[i];</text:p>
      <text:p text:style-name="P299"><text:tab/><text:tab/>}</text:p>
      <text:p text:style-name="P299"/>
      <text:p text:style-name="P299"><text:tab/><text:tab/>return list;</text:p>
      <text:p text:style-name="P299"><text:tab/>};</text:p>
      <text:p text:style-name="P299"/>
      <text:p text:style-name="P299"><text:tab/>/**</text:p>
      <text:p text:style-name="P299"><text:tab/> * Allocate memory and load ANN and DE objects.</text:p>
      <text:p text:style-name="P299"><text:tab/> *</text:p>
      <text:p text:style-name="P299"><text:tab/> * @param ann Not allocated artificial nerural network object pointer with</text:p>
      <text:p text:style-name="P299"><text:tab/> * value NULL.</text:p>
      <text:p text:style-name="P299"><text:tab/> *</text:p>
      <text:p text:style-name="P299"><text:tab/> * @param <text:s/>de Not allocated differential evolution object pointer with</text:p>
      <text:p text:style-name="P299"><text:tab/> * value NULL.</text:p>
      <text:p text:style-name="P299"><text:tab/> *</text:p>
      <text:p text:style-name="P299"><text:tab/> * @param symbol MetaTrader 4 chart currency pair symbol.</text:p>
      <text:p text:style-name="P299"><text:tab/> *</text:p>
      <text:p text:style-name="P299"><text:tab/> * @param period MetaTrader 4 chart time period.</text:p>
      <text:p text:style-name="P299"><text:tab/> *</text:p>
      <text:p text:style-name="P299"><text:tab/> * @param parameters All other netwrok parameter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loadTrainerObjects = function(counters, ann, de, symbol, period, parameters) {</text:p>
      <text:p text:style-name="P299"><text:tab/><text:tab/>var numberOfNeurons = loadAnnNeuronsAmount(parameters.dbId);</text:p>
      <text:p text:style-name="P299"/>
      <text:p text:style-name="P299"><text:tab/><text:tab/>var list = [];</text:p>
      <text:p text:style-name="P299"><text:soft-page-break/><text:tab/><text:tab/>list = loadAnnList(list, parameters.dbId, symbol, period);</text:p>
      <text:p text:style-name="P299"/>
      <text:p text:style-name="P299"><text:tab/><text:tab/>if (list.length &gt; 0 &amp;&amp; numberOfNeurons &gt; 0) {</text:p>
      <text:p text:style-name="P299"><text:tab/><text:tab/><text:tab/>neuronsAmount = numberOfNeurons;</text:p>
      <text:p text:style-name="P299"/>
      <text:p text:style-name="P299"><text:tab/><text:tab/><text:tab/>ann = new ANN(counters, neuronsAmount, parameters.learn, parameters.forecast, period);</text:p>
      <text:p text:style-name="P299"><text:tab/><text:tab/>} else if (list.length == 0) {</text:p>
      <text:p text:style-name="P299"><text:tab/><text:tab/><text:tab/>neuronsAmount = parameters.neuronsAmount;</text:p>
      <text:p text:style-name="P299"/>
      <text:p text:style-name="P299"><text:tab/><text:tab/><text:tab/>/*</text:p>
      <text:p text:style-name="P299"><text:tab/><text:tab/><text:tab/> * It is good new network to have at least neurons for input and output.</text:p>
      <text:p text:style-name="P299"><text:tab/><text:tab/><text:tab/> */</text:p>
      <text:p text:style-name="P299"><text:tab/><text:tab/><text:tab/>if (neuronsAmount &lt; (parameters.inputSize + parameters.outputSize)) {</text:p>
      <text:p text:style-name="P299"><text:tab/><text:tab/><text:tab/><text:tab/>neuronsAmount = parameters.inputSize + parameters.outputSize;</text:p>
      <text:p text:style-name="P299"><text:tab/><text:tab/><text:tab/>}</text:p>
      <text:p text:style-name="P299"/>
      <text:p text:style-name="P299"><text:tab/><text:tab/><text:tab/>/*</text:p>
      <text:p text:style-name="P299"><text:tab/><text:tab/><text:tab/> * Create new network if no record presented in database.</text:p>
      <text:p text:style-name="P299"><text:tab/><text:tab/><text:tab/> * Input and output neurons should be specified on network creation.</text:p>
      <text:p text:style-name="P299"><text:tab/><text:tab/><text:tab/> */</text:p>
      <text:p text:style-name="P299"><text:tab/><text:tab/><text:tab/>ann = new ANN(counters, neuronsAmount, parameters.learn, parameters.forecast, period);</text:p>
      <text:p text:style-name="P299"><text:tab/><text:tab/><text:tab/>ann.setupInput(parameters.inputSize);</text:p>
      <text:p text:style-name="P299"><text:tab/><text:tab/><text:tab/>ann.setupOutput(parameters.outputSize);</text:p>
      <text:p text:style-name="P299"><text:tab/><text:tab/><text:tab/>ann.setupThreeLayers();</text:p>
      <text:p text:style-name="P299"><text:tab/><text:tab/>}</text:p>
      <text:p text:style-name="P299"/>
      <text:p text:style-name="P299"><text:tab/><text:tab/>de = new DE(counters, ann, parameters.populationSize);</text:p>
      <text:p text:style-name="P299"/>
      <text:p text:style-name="P299"><text:tab/><text:tab/>/*</text:p>
      <text:p text:style-name="P299"><text:tab/><text:tab/> * Load DE with random values. It is useful in new ANN and DE creation.</text:p>
      <text:p text:style-name="P299"><text:tab/><text:tab/> * Internal size of chromosomes should be given before initialization.</text:p>
      <text:p text:style-name="P299"><text:tab/><text:tab/> */</text:p>
      <text:p text:style-name="P299"><text:tab/><text:tab/>var population = de.getPopulation();</text:p>
      <text:p text:style-name="P299"><text:tab/><text:tab/>for (var i = 0; i &lt; population.dimension(); i++) {</text:p>
      <text:p text:style-name="P299"><text:tab/><text:tab/><text:tab/>weights = new WeightsMatrix(ann.getNeurons().dimension());</text:p>
      <text:p text:style-name="P299"><text:tab/><text:tab/><text:tab/>chromosome = new Chromosome(weights, RAND_MAX);</text:p>
      <text:p text:style-name="P299"><text:tab/><text:tab/><text:tab/>population[i] = chromosome;</text:p>
      <text:p text:style-name="P299"><text:tab/><text:tab/>}</text:p>
      <text:p text:style-name="P299"><text:tab/><text:tab/>//TODO Find better way to initialize random population with proper size of weight matrices.</text:p>
      <text:p text:style-name="P299"><text:tab/><text:tab/>population.initRandom();</text:p>
      <text:p text:style-name="P299"><text:tab/><text:tab/>//TODO This setter call may be is not needed.</text:p>
      <text:p text:style-name="P299"><text:tab/><text:tab/>de.setPopulation(population);</text:p>
      <text:p text:style-name="P299"/>
      <text:p text:style-name="P299"><text:tab/><text:tab/>/*</text:p>
      <text:p text:style-name="P299"><text:tab/><text:tab/> * Load DB ANNs.</text:p>
      <text:p text:style-name="P299"><text:tab/><text:tab/> */</text:p>
      <text:p text:style-name="P299"><text:tab/><text:tab/>var fitness = RAND_MAX;</text:p>
      <text:p text:style-name="P299"><text:tab/><text:tab/>var neurons = ann.getNeurons();</text:p>
      <text:p text:style-name="P299"><text:tab/><text:tab/>var activities = ann.getActivities();</text:p>
      <text:p text:style-name="P299"><text:tab/><text:tab/>if (list.size() &gt; 0 &amp;&amp; neurons.dimension() &gt; 0 &amp;&amp; neurons.dimension() == neuronsAmount) {</text:p>
      <text:p text:style-name="P299"><text:tab/><text:tab/><text:tab/>var population = de.getPopulation();</text:p>
      <text:p text:style-name="P299"><text:tab/><text:tab/><text:tab/>for (var i = 0; i &lt; list.size(); i++) {</text:p>
      <text:p text:style-name="P299"><text:tab/><text:tab/><text:tab/><text:tab/>weights = population[i].getWeights();</text:p>
      <text:p text:style-name="P299"><text:tab/><text:tab/><text:tab/><text:tab/>//TODO Activities, symbol, period, number of neurons and flags can be loaded only once.</text:p>
      <text:p text:style-name="P299"><text:tab/><text:tab/><text:tab/><text:tab/>var result = loadSingleANN(list[i], symbol, period, fitness, neurons, weights, activities);</text:p>
      <text:p text:style-name="P299"><text:tab/><text:tab/><text:tab/><text:tab/>ann.symbol = result[0];</text:p>
      <text:p text:style-name="P299"><text:tab/><text:tab/><text:tab/><text:tab/>ann.period = result[1];</text:p>
      <text:p text:style-name="P299"><text:tab/><text:tab/><text:tab/><text:tab/>ann.setNeurons(result[3]);</text:p>
      <text:p text:style-name="P299"><text:tab/><text:tab/><text:tab/><text:tab/>ann.setActivities(result[5]);</text:p>
      <text:p text:style-name="P299"/>
      <text:p text:style-name="P299"><text:tab/><text:tab/><text:tab/><text:tab/>population[i].setFitness(result[2]);</text:p>
      <text:p text:style-name="P299"><text:tab/><text:tab/><text:tab/><text:tab/>population[i].setWeights(result[4]);</text:p>
      <text:p text:style-name="P299"><text:tab/><text:tab/><text:tab/>}</text:p>
      <text:p text:style-name="P299"><text:tab/><text:tab/><text:tab/>de.setPopulation(population);</text:p>
      <text:p text:style-name="P299"><text:tab/><text:tab/>}</text:p>
      <text:p text:style-name="P299"/>
      <text:p text:style-name="P299"><text:tab/><text:tab/>return [ann, de, symbol, period];</text:p>
      <text:p text:style-name="P299"><text:tab/>};</text:p>
      <text:p text:style-name="P299"/>
      <text:p text:style-name="P299"><text:tab/>/**</text:p>
      <text:p text:style-name="P299"><text:tab/> * Save single ANN record on the remote side server.</text:p>
      <text:p text:style-name="P299"><text:tab/> *</text:p>
      <text:p text:style-name="P299"><text:tab/> * @param symbol Currency pair symbol.</text:p>
      <text:p text:style-name="P299"><text:tab/> *</text:p>
      <text:p text:style-name="P299"><text:tab/> * @param period Currency chart period.</text:p>
      <text:p text:style-name="P299"><text:tab/> *</text:p>
      <text:p text:style-name="P299"><text:tab/> * @param fitness Weights set fitness value.</text:p>
      <text:p text:style-name="P299"><text:tab/> *</text:p>
      <text:p text:style-name="P299"><text:tab/> * @param numberOfNeurons Number of neurons used as topology.</text:p>
      <text:p text:style-name="P299"><text:tab/> *</text:p>
      <text:p text:style-name="P299"><text:tab/> * @param flags Nurons flags.</text:p>
      <text:p text:style-name="P299"><text:tab/> *</text:p>
      <text:p text:style-name="P299"><text:tab/> * @param weights Weights set.</text:p>
      <text:p text:style-name="P299"><text:tab/> *</text:p>
      <text:p text:style-name="P299"><text:tab/> * @param activities Weights activitie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saveSingleANN = function(symbol, period, fitness, neurons, weights, activities)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mp;symbol=" + symbol;</text:p>
      <text:p text:style-name="P299"><text:tab/><text:tab/>parameters += "&amp;";</text:p>
      <text:p text:style-name="P299"><text:soft-page-break/><text:tab/><text:tab/>parameters += "period=" + period;</text:p>
      <text:p text:style-name="P299"><text:tab/><text:tab/>parameters += "&amp;";</text:p>
      <text:p text:style-name="P299"><text:tab/><text:tab/>parameters += "fitness=" + fitness;</text:p>
      <text:p text:style-name="P299"><text:tab/><text:tab/>parameters += "&amp;";</text:p>
      <text:p text:style-name="P299"><text:tab/><text:tab/>parameters += "number_of_neurons=" + neurons.dimension();</text:p>
      <text:p text:style-name="P299"/>
      <text:p text:style-name="P299"><text:tab/><text:tab/>parameters += "&amp;";</text:p>
      <text:p text:style-name="P299"><text:tab/><text:tab/>parameters += "flags=";</text:p>
      <text:p text:style-name="P299"><text:tab/><text:tab/>for (var i = 0; i &lt; neurons.dimension(); i++) {</text:p>
      <text:p text:style-name="P299"><text:tab/><text:tab/><text:tab/>if (i &gt; 0) {</text:p>
      <text:p text:style-name="P299"><text:tab/><text:tab/><text:tab/><text:tab/>parameters += " ";</text:p>
      <text:p text:style-name="P299"><text:tab/><text:tab/><text:tab/>}</text:p>
      <text:p text:style-name="P299"><text:tab/><text:tab/><text:tab/>parameters += neurons[i].getType();</text:p>
      <text:p text:style-name="P299"><text:tab/><text:tab/>}</text:p>
      <text:p text:style-name="P299"/>
      <text:p text:style-name="P299"><text:tab/><text:tab/>parameters += "&amp;";</text:p>
      <text:p text:style-name="P299"><text:tab/><text:tab/>parameters += "weights=";</text:p>
      <text:p text:style-name="P299"><text:tab/><text:tab/>for (var j = 0; j &lt; neurons.dimension(); j++) {</text:p>
      <text:p text:style-name="P299"><text:tab/><text:tab/><text:tab/>if (j &gt; 0) {</text:p>
      <text:p text:style-name="P299"><text:tab/><text:tab/><text:tab/><text:tab/>parameters += "\n";</text:p>
      <text:p text:style-name="P299"><text:tab/><text:tab/><text:tab/>}</text:p>
      <text:p text:style-name="P299"><text:tab/><text:tab/><text:tab/>for (var i = 0; i &lt; neurons.dimension(); i++) {</text:p>
      <text:p text:style-name="P299"><text:tab/><text:tab/><text:tab/><text:tab/>if (i &gt; 0) {</text:p>
      <text:p text:style-name="P299"><text:tab/><text:tab/><text:tab/><text:tab/><text:tab/>parameters += " ";</text:p>
      <text:p text:style-name="P299"><text:tab/><text:tab/><text:tab/><text:tab/>}</text:p>
      <text:p text:style-name="P299"><text:tab/><text:tab/><text:tab/><text:tab/>parameters += weights.get(i, j);</text:p>
      <text:p text:style-name="P299"><text:tab/><text:tab/><text:tab/>}</text:p>
      <text:p text:style-name="P299"><text:tab/><text:tab/>}</text:p>
      <text:p text:style-name="P299"/>
      <text:p text:style-name="P299"><text:tab/><text:tab/>parameters += "&amp;";</text:p>
      <text:p text:style-name="P299"><text:tab/><text:tab/>parameters += "activities=";</text:p>
      <text:p text:style-name="P299"><text:tab/><text:tab/>for (var j = 0; j &lt; neurons.dimension(); j++) {</text:p>
      <text:p text:style-name="P299"><text:tab/><text:tab/><text:tab/>if (j &gt; 0) {</text:p>
      <text:p text:style-name="P299"><text:tab/><text:tab/><text:tab/><text:tab/>parameters += "\n";</text:p>
      <text:p text:style-name="P299"><text:tab/><text:tab/><text:tab/>}</text:p>
      <text:p text:style-name="P299"><text:tab/><text:tab/><text:tab/>for (var i = 0; i &lt; neurons.dimension(); i++) {</text:p>
      <text:p text:style-name="P299"><text:tab/><text:tab/><text:tab/><text:tab/>if (i &gt; 0) {</text:p>
      <text:p text:style-name="P299"><text:tab/><text:tab/><text:tab/><text:tab/><text:tab/>parameters += " ";</text:p>
      <text:p text:style-name="P299"><text:tab/><text:tab/><text:tab/><text:tab/>}</text:p>
      <text:p text:style-name="P299"><text:tab/><text:tab/><text:tab/><text:tab/>parameters += activities.get(i, j);</text:p>
      <text:p text:style-name="P299"><text:tab/><text:tab/><text:tab/>}</text:p>
      <text:p text:style-name="P299"><text:tab/><text:tab/>}</text:p>
      <text:p text:style-name="P299"/>
      <text:p text:style-name="P299"><text:tab/><text:tab/>/*</text:p>
      <text:p text:style-name="P299"><text:tab/><text:tab/> * Send synchronous HTTP request.</text:p>
      <text:p text:style-name="P299"><text:tab/><text:tab/> */</text:p>
      <text:p text:style-name="P299"><text:tab/><text:tab/>request.open("POST", "http://" + HOST + SAVE_SINGLE_ANN_SCRIPT, false);</text:p>
      <text:p text:style-name="P299"><text:tab/><text:tab/>request.setRequestHeader("Content-type", "application/x-www-form-urlencoded");</text:p>
      <text:p text:style-name="P299"/>
      <text:p text:style-name="P299"><text:tab/><text:tab/>request.send(parameters);</text:p>
      <text:p text:style-name="P299"><text:tab/>};</text:p>
      <text:p text:style-name="P299"/>
      <text:p text:style-name="P299"><text:tab/>/**</text:p>
      <text:p text:style-name="P299"><text:tab/> * Load ANN neurons amount from DB.</text:p>
      <text:p text:style-name="P299"><text:tab/> *</text:p>
      <text:p text:style-name="P299"><text:tab/> * @param annId Id of ANN to be used as selection parameter.</text:p>
      <text:p text:style-name="P299"><text:tab/> *</text:p>
      <text:p text:style-name="P299"><text:tab/> * @return Neurons amount value.</text:p>
      <text:p text:style-name="P299"><text:tab/> *</text:p>
      <text:p text:style-name="P299"><text:tab/> * @author Iliyan Zankinski</text:p>
      <text:p text:style-name="P299"><text:tab/> *</text:p>
      <text:p text:style-name="P299"><text:tab/> * @email iliyan_mf@abv.bg</text:p>
      <text:p text:style-name="P299"><text:tab/> *</text:p>
      <text:p text:style-name="P299"><text:tab/> * @date 16 Sep 2013</text:p>
      <text:p text:style-name="P299"><text:tab/> */</text:p>
      <text:p text:style-name="P299"><text:tab/>this.loadAnnNeuronsAmount = function(annId)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nnid=" + annId;</text:p>
      <text:p text:style-name="P299"/>
      <text:p text:style-name="P299"><text:tab/><text:tab/>/*</text:p>
      <text:p text:style-name="P299"><text:tab/><text:tab/> * Send synchronous HTTP request.</text:p>
      <text:p text:style-name="P299"><text:tab/><text:tab/> */</text:p>
      <text:p text:style-name="P299"><text:tab/><text:tab/>request.open("POST", "http://" + HOST + LOAD_NEURONS_AMOUNT_SCRIPT, false);</text:p>
      <text:p text:style-name="P299"><text:tab/><text:tab/>request.setRequestHeader("Content-type", "application/x-www-form-urlencoded");</text:p>
      <text:p text:style-name="P299"/>
      <text:p text:style-name="P299"><text:tab/><text:tab/>request.send(parameters);</text:p>
      <text:p text:style-name="P299"><text:tab/><text:tab/>var response = JSON.parse(request.responseText);</text:p>
      <text:p text:style-name="P299"/>
      <text:p text:style-name="P299"><text:tab/><text:tab/>return response.neuronsAmount;</text:p>
      <text:p text:style-name="P299"><text:tab/>};</text:p>
      <text:p text:style-name="P299"/>
      <text:p text:style-name="P299"><text:tab/>/**</text:p>
      <text:p text:style-name="P299"><text:tab/> * Load single ANN objec record from remote server side.</text:p>
      <text:p text:style-name="P299"><text:tab/> *</text:p>
      <text:p text:style-name="P299"><text:tab/> * @param annId Id of ANN to be used as selection parameter.</text:p>
      <text:p text:style-name="P299"><text:tab/> *</text:p>
      <text:p text:style-name="P299"><text:tab/> * @param symbol Currency pair symbol.</text:p>
      <text:p text:style-name="P299"><text:tab/> *</text:p>
      <text:p text:style-name="P299"><text:tab/> * @param period Currency chart period.</text:p>
      <text:p text:style-name="P299"><text:tab/> *</text:p>
      <text:p text:style-name="P299"><text:tab/> * @param fitness Weights set fitness value.</text:p>
      <text:p text:style-name="P299"><text:tab/> *</text:p>
      <text:p text:style-name="P299"><text:tab/> * @param numberOfNeurons Number of neurons used as topology. Neurons amount will be used only for new crated ANN.</text:p>
      <text:p text:style-name="P299"><text:tab/> *</text:p>
      <text:p text:style-name="P299"><text:tab/> * @param flags Nurons flags.</text:p>
      <text:p text:style-name="P299"><text:tab/> *</text:p>
      <text:p text:style-name="P299"><text:soft-page-break/><text:tab/> * @param weights Weights set.</text:p>
      <text:p text:style-name="P299"><text:tab/> *</text:p>
      <text:p text:style-name="P299"><text:tab/> * @param activities Weights activitie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loadSingleANN = function(annId, symbol, period, fitness, neurons, weights, activities)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nnid=" + annId;</text:p>
      <text:p text:style-name="P299"/>
      <text:p text:style-name="P299"><text:tab/><text:tab/>/*</text:p>
      <text:p text:style-name="P299"><text:tab/><text:tab/> * Send synchronous HTTP request.</text:p>
      <text:p text:style-name="P299"><text:tab/><text:tab/> */</text:p>
      <text:p text:style-name="P299"><text:tab/><text:tab/>request.open("POST", "http://" + HOST + LOAD_SINGLE_ANN_SCRIPT, false);</text:p>
      <text:p text:style-name="P299"><text:tab/><text:tab/>request.setRequestHeader("Content-type", "application/x-www-form-urlencoded");</text:p>
      <text:p text:style-name="P299"/>
      <text:p text:style-name="P299"><text:tab/><text:tab/>request.send(parameters);</text:p>
      <text:p text:style-name="P299"><text:tab/><text:tab/>var response = JSON.parse(request.responseText);</text:p>
      <text:p text:style-name="P299"/>
      <text:p text:style-name="P299"><text:tab/><text:tab/>if (response.size == 1) {</text:p>
      <text:p text:style-name="P299"><text:tab/><text:tab/><text:tab/>symbol = response.symbol;</text:p>
      <text:p text:style-name="P299"><text:tab/><text:tab/><text:tab/>period = response.period;</text:p>
      <text:p text:style-name="P299"><text:tab/><text:tab/><text:tab/>fitness = response.fitness;</text:p>
      <text:p text:style-name="P299"><text:tab/><text:tab/><text:tab/>var size = response.flags.length;</text:p>
      <text:p text:style-name="P299"/>
      <text:p text:style-name="P299"><text:tab/><text:tab/><text:tab/>neurons = new NeuronsList(size);</text:p>
      <text:p text:style-name="P299"><text:tab/><text:tab/><text:tab/>for (var i = 0; i &lt; size; i++) {</text:p>
      <text:p text:style-name="P299"><text:tab/><text:tab/><text:tab/><text:tab/>neurons.list[i].type = response.flags[i];</text:p>
      <text:p text:style-name="P299"><text:tab/><text:tab/><text:tab/>}</text:p>
      <text:p text:style-name="P299"/>
      <text:p text:style-name="P299"><text:tab/><text:tab/><text:tab/>weights = new WeightsMatrix(size);</text:p>
      <text:p text:style-name="P299"><text:tab/><text:tab/><text:tab/>for (var i = 0; i &lt; size; i++) {</text:p>
      <text:p text:style-name="P299"><text:tab/><text:tab/><text:tab/><text:tab/>for (var j = 0; j &lt; size; j++) {</text:p>
      <text:p text:style-name="P299"><text:tab/><text:tab/><text:tab/><text:tab/><text:tab/>weights.set(i, j, response.weights[i][j]);</text:p>
      <text:p text:style-name="P299"><text:tab/><text:tab/><text:tab/><text:tab/>}</text:p>
      <text:p text:style-name="P299"><text:tab/><text:tab/><text:tab/>}</text:p>
      <text:p text:style-name="P299"/>
      <text:p text:style-name="P299"><text:tab/><text:tab/><text:tab/>activities = new ActivitiesMatrix(size);</text:p>
      <text:p text:style-name="P299"><text:tab/><text:tab/><text:tab/>for (var i = 0; i &lt; size; i++) {</text:p>
      <text:p text:style-name="P299"><text:tab/><text:tab/><text:tab/><text:tab/>for (var j = 0; j &lt; size; j++) {</text:p>
      <text:p text:style-name="P299"><text:tab/><text:tab/><text:tab/><text:tab/><text:tab/>activities.set(i, j, response.activities[i][j]);</text:p>
      <text:p text:style-name="P299"><text:tab/><text:tab/><text:tab/><text:tab/>}</text:p>
      <text:p text:style-name="P299"><text:tab/><text:tab/><text:tab/>}</text:p>
      <text:p text:style-name="P299"><text:tab/><text:tab/>}</text:p>
      <text:p text:style-name="P299"/>
      <text:p text:style-name="P299"><text:tab/><text:tab/>return [symbol, period, fitness, neurons, weights, activities];</text:p>
      <text:p text:style-name="P299"><text:tab/>};</text:p>
      <text:p text:style-name="P299"/>
      <text:p text:style-name="P299"><text:tab/>/**</text:p>
      <text:p text:style-name="P299"><text:tab/> * Load training set size from remote side server.</text:p>
      <text:p text:style-name="P299"><text:tab/> *</text:p>
      <text:p text:style-name="P299"><text:tab/> * @param symbol Currency pair symbol.</text:p>
      <text:p text:style-name="P299"><text:tab/> *</text:p>
      <text:p text:style-name="P299"><text:tab/> * @param period Currency chart period.</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loadTrainingSetSize = function(symbol, period)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mp;symbol=" + symbol;</text:p>
      <text:p text:style-name="P299"><text:tab/><text:tab/>parameters += "&amp;";</text:p>
      <text:p text:style-name="P299"><text:tab/><text:tab/>parameters += "period=" + period;</text:p>
      <text:p text:style-name="P299"/>
      <text:p text:style-name="P299"><text:tab/><text:tab/>/*</text:p>
      <text:p text:style-name="P299"><text:tab/><text:tab/> * Send synchronous HTTP request.</text:p>
      <text:p text:style-name="P299"><text:tab/><text:tab/> */</text:p>
      <text:p text:style-name="P299"><text:tab/><text:tab/>request.open("POST", "http://" + HOST + TRAINING_SET_SIZE_SCRIPT, false);</text:p>
      <text:p text:style-name="P299"><text:tab/><text:tab/>request.setRequestHeader("Content-type", "application/x-www-form-urlencoded");</text:p>
      <text:p text:style-name="P299"/>
      <text:p text:style-name="P299"><text:tab/><text:tab/>request.send(parameters);</text:p>
      <text:p text:style-name="P299"><text:tab/><text:tab/>var response = JSON.parse(request.responseText);</text:p>
      <text:p text:style-name="P299"/>
      <text:p text:style-name="P299"><text:tab/><text:tab/>return response.numberOfExamples;</text:p>
      <text:p text:style-name="P299"><text:tab/>};</text:p>
      <text:p text:style-name="P299"/>
      <text:p text:style-name="P299"><text:tab/>/**</text:p>
      <text:p text:style-name="P299"><text:tab/> * Save training set record on remote side server.</text:p>
      <text:p text:style-name="P299"><text:tab/> *</text:p>
      <text:p text:style-name="P299"><text:tab/> * @param symbol Currency pair symbol.</text:p>
      <text:p text:style-name="P299"><text:tab/> *</text:p>
      <text:p text:style-name="P299"><text:tab/> * @param period Currency chart period.</text:p>
      <text:p text:style-name="P299"><text:soft-page-break/><text:tab/> *</text:p>
      <text:p text:style-name="P299"><text:tab/> * @param rates Rates values.</text:p>
      <text:p text:style-name="P299"><text:tab/> *</text:p>
      <text:p text:style-name="P299"><text:tab/> * @param size Number of training set example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saveTrainingSet = function(symbol, period, rates, size)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mp;symbol=" + symbol;</text:p>
      <text:p text:style-name="P299"><text:tab/><text:tab/>parameters += "&amp;";</text:p>
      <text:p text:style-name="P299"><text:tab/><text:tab/>parameters += "period=" + period;</text:p>
      <text:p text:style-name="P299"><text:tab/><text:tab/>parameters += "&amp;";</text:p>
      <text:p text:style-name="P299"><text:tab/><text:tab/>parameters += "number_of_examples=" + size;</text:p>
      <text:p text:style-name="P299"/>
      <text:p text:style-name="P299"><text:tab/><text:tab/>parameters += "&amp;";</text:p>
      <text:p text:style-name="P299"><text:tab/><text:tab/>parameters += "time=";</text:p>
      <text:p text:style-name="P299"><text:tab/><text:tab/>for (var i = 0; i &lt; size; i++) {</text:p>
      <text:p text:style-name="P299"><text:tab/><text:tab/><text:tab/>if (i &gt; 0) {</text:p>
      <text:p text:style-name="P299"><text:tab/><text:tab/><text:tab/><text:tab/>parameters += " ";</text:p>
      <text:p text:style-name="P299"><text:tab/><text:tab/><text:tab/>}</text:p>
      <text:p text:style-name="P299"><text:tab/><text:tab/><text:tab/>parameters += rates[i].time;</text:p>
      <text:p text:style-name="P299"><text:tab/><text:tab/>}</text:p>
      <text:p text:style-name="P299"/>
      <text:p text:style-name="P299"><text:tab/><text:tab/>parameters += "&amp;";</text:p>
      <text:p text:style-name="P299"><text:tab/><text:tab/>parameters += "open=";</text:p>
      <text:p text:style-name="P299"><text:tab/><text:tab/>for (var i = 0; i &lt; size; i++) {</text:p>
      <text:p text:style-name="P299"><text:tab/><text:tab/><text:tab/>if (i &gt; 0) {</text:p>
      <text:p text:style-name="P299"><text:tab/><text:tab/><text:tab/><text:tab/>parameters += " ";</text:p>
      <text:p text:style-name="P299"><text:tab/><text:tab/><text:tab/>}</text:p>
      <text:p text:style-name="P299"><text:tab/><text:tab/><text:tab/>parameters += rates[i].open;</text:p>
      <text:p text:style-name="P299"><text:tab/><text:tab/>}</text:p>
      <text:p text:style-name="P299"/>
      <text:p text:style-name="P299"><text:tab/><text:tab/>parameters += "&amp;";</text:p>
      <text:p text:style-name="P299"><text:tab/><text:tab/>parameters += "low=";</text:p>
      <text:p text:style-name="P299"><text:tab/><text:tab/>for (var i = 0; i &lt; size; i++) {</text:p>
      <text:p text:style-name="P299"><text:tab/><text:tab/><text:tab/>if (i &gt; 0) {</text:p>
      <text:p text:style-name="P299"><text:tab/><text:tab/><text:tab/><text:tab/>parameters += " ";</text:p>
      <text:p text:style-name="P299"><text:tab/><text:tab/><text:tab/>}</text:p>
      <text:p text:style-name="P299"><text:tab/><text:tab/><text:tab/>parameters += rates[i].low;</text:p>
      <text:p text:style-name="P299"><text:tab/><text:tab/>}</text:p>
      <text:p text:style-name="P299"/>
      <text:p text:style-name="P299"><text:tab/><text:tab/>parameters += "&amp;";</text:p>
      <text:p text:style-name="P299"><text:tab/><text:tab/>parameters += "high=";</text:p>
      <text:p text:style-name="P299"><text:tab/><text:tab/>for (var i = 0; i &lt; size; i++) {</text:p>
      <text:p text:style-name="P299"><text:tab/><text:tab/><text:tab/>if (i &gt; 0) {</text:p>
      <text:p text:style-name="P299"><text:tab/><text:tab/><text:tab/><text:tab/>parameters += " ";</text:p>
      <text:p text:style-name="P299"><text:tab/><text:tab/><text:tab/>}</text:p>
      <text:p text:style-name="P299"><text:tab/><text:tab/><text:tab/>parameters += rates[i].high;</text:p>
      <text:p text:style-name="P299"><text:tab/><text:tab/>}</text:p>
      <text:p text:style-name="P299"/>
      <text:p text:style-name="P299"><text:tab/><text:tab/>parameters += "&amp;";</text:p>
      <text:p text:style-name="P299"><text:tab/><text:tab/>parameters += "close=";</text:p>
      <text:p text:style-name="P299"><text:tab/><text:tab/>for (var i = 0; i &lt; size; i++) {</text:p>
      <text:p text:style-name="P299"><text:tab/><text:tab/><text:tab/>if (i &gt; 0) {</text:p>
      <text:p text:style-name="P299"><text:tab/><text:tab/><text:tab/><text:tab/>parameters += " ";</text:p>
      <text:p text:style-name="P299"><text:tab/><text:tab/><text:tab/>}</text:p>
      <text:p text:style-name="P299"><text:tab/><text:tab/><text:tab/>parameters += rates[i].close;</text:p>
      <text:p text:style-name="P299"><text:tab/><text:tab/>}</text:p>
      <text:p text:style-name="P299"/>
      <text:p text:style-name="P299"><text:tab/><text:tab/>parameters += "&amp;";</text:p>
      <text:p text:style-name="P299"><text:tab/><text:tab/>parameters += "volume=";</text:p>
      <text:p text:style-name="P299"><text:tab/><text:tab/>for (var i = 0; i &lt; size; i++) {</text:p>
      <text:p text:style-name="P299"><text:tab/><text:tab/><text:tab/>if (i &gt; 0) {</text:p>
      <text:p text:style-name="P299"><text:tab/><text:tab/><text:tab/><text:tab/>parameters += " ";</text:p>
      <text:p text:style-name="P299"><text:tab/><text:tab/><text:tab/>}</text:p>
      <text:p text:style-name="P299"><text:tab/><text:tab/><text:tab/>parameters += rates[i].volume;</text:p>
      <text:p text:style-name="P299"><text:tab/><text:tab/>}</text:p>
      <text:p text:style-name="P299"/>
      <text:p text:style-name="P299"><text:tab/><text:tab/>/*</text:p>
      <text:p text:style-name="P299"><text:tab/><text:tab/> * Send synchronous HTTP request.</text:p>
      <text:p text:style-name="P299"><text:tab/><text:tab/> */</text:p>
      <text:p text:style-name="P299"><text:tab/><text:tab/>request.open("POST", "http://" + HOST + SAVE_TRAINING_SET_SCRIPT, false);</text:p>
      <text:p text:style-name="P299"><text:tab/><text:tab/>request.setRequestHeader("Content-type", "application/x-www-form-urlencoded");</text:p>
      <text:p text:style-name="P299"/>
      <text:p text:style-name="P299"><text:tab/><text:tab/>request.send(parameters);</text:p>
      <text:p text:style-name="P299"><text:tab/>};</text:p>
      <text:p text:style-name="P299"/>
      <text:p text:style-name="P299"><text:tab/>/**</text:p>
      <text:p text:style-name="P299"><text:tab/> * Load training set record from remote side server.</text:p>
      <text:p text:style-name="P299"><text:tab/> *</text:p>
      <text:p text:style-name="P299"><text:tab/> * @param symbol Currency pair symbol.</text:p>
      <text:p text:style-name="P299"><text:tab/> *</text:p>
      <text:p text:style-name="P299"><text:tab/> * @param period Currency chart period.</text:p>
      <text:p text:style-name="P299"><text:tab/> *</text:p>
      <text:p text:style-name="P299"><text:tab/> * @param rates Rates values.</text:p>
      <text:p text:style-name="P299"><text:tab/> *</text:p>
      <text:p text:style-name="P299"><text:tab/> * @param size Number of training set examples.</text:p>
      <text:p text:style-name="P299"><text:tab/> *</text:p>
      <text:p text:style-name="P299"><text:tab/> * @author Todor Balabanov</text:p>
      <text:p text:style-name="P299"><text:tab/> *</text:p>
      <text:p text:style-name="P299"><text:tab/> * @email todor.balabanov@gmail.com</text:p>
      <text:p text:style-name="P299"><text:soft-page-break/><text:tab/> *</text:p>
      <text:p text:style-name="P299"><text:tab/> * @date 16 Sep 2013</text:p>
      <text:p text:style-name="P299"><text:tab/> */</text:p>
      <text:p text:style-name="P299"><text:tab/>this.loadTrainingSet = function(symbol, period, rates, size)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mp;symbol=" + symbol;</text:p>
      <text:p text:style-name="P299"><text:tab/><text:tab/>parameters += "&amp;";</text:p>
      <text:p text:style-name="P299"><text:tab/><text:tab/>parameters += "period=" + period;</text:p>
      <text:p text:style-name="P299"/>
      <text:p text:style-name="P299"><text:tab/><text:tab/>/*</text:p>
      <text:p text:style-name="P299"><text:tab/><text:tab/> * Send synchronous HTTP request.</text:p>
      <text:p text:style-name="P299"><text:tab/><text:tab/> */</text:p>
      <text:p text:style-name="P299"><text:tab/><text:tab/>request.open("POST", "http://" + HOST + LOAD_TRAINING_SET_SCRIPT, false);</text:p>
      <text:p text:style-name="P299"><text:tab/><text:tab/>request.setRequestHeader("Content-type", "application/x-www-form-urlencoded");</text:p>
      <text:p text:style-name="P299"/>
      <text:p text:style-name="P299"><text:tab/><text:tab/>request.send(parameters);</text:p>
      <text:p text:style-name="P299"><text:tab/><text:tab/>var response = JSON.parse(request.responseText);</text:p>
      <text:p text:style-name="P299"/>
      <text:p text:style-name="P299"><text:tab/><text:tab/>if (response.numberOfExamples &lt;= 0) {</text:p>
      <text:p text:style-name="P299"><text:tab/><text:tab/><text:tab/>return [null, 0];</text:p>
      <text:p text:style-name="P299"><text:tab/><text:tab/>}</text:p>
      <text:p text:style-name="P299"><text:tab/><text:tab/></text:p>
      <text:p text:style-name="P299"><text:tab/><text:tab/>/*</text:p>
      <text:p text:style-name="P299"><text:tab/><text:tab/> * Parse response.</text:p>
      <text:p text:style-name="P299"><text:tab/><text:tab/> */</text:p>
      <text:p text:style-name="P299"><text:tab/><text:tab/>for (var i = 0; i &lt; numberOfExamples; i++) {</text:p>
      <text:p text:style-name="P299"><text:tab/><text:tab/><text:tab/>rates[i].time = response.time[i];</text:p>
      <text:p text:style-name="P299"><text:tab/><text:tab/><text:tab/>rates[i].open = response.open[i];</text:p>
      <text:p text:style-name="P299"><text:tab/><text:tab/><text:tab/>rates[i].low = response.low[i];</text:p>
      <text:p text:style-name="P299"><text:tab/><text:tab/><text:tab/>rates[i].high = response.high[i];</text:p>
      <text:p text:style-name="P299"><text:tab/><text:tab/><text:tab/>rates[i].close = response.close[i];</text:p>
      <text:p text:style-name="P299"><text:tab/><text:tab/><text:tab/>rates[i].volume = response.volume[i];</text:p>
      <text:p text:style-name="P299"><text:tab/><text:tab/>}</text:p>
      <text:p text:style-name="P299"><text:tab/><text:tab/></text:p>
      <text:p text:style-name="P299"><text:tab/><text:tab/>size = numberOfExamples;</text:p>
      <text:p text:style-name="P299"><text:tab/><text:tab/></text:p>
      <text:p text:style-name="P299"><text:tab/><text:tab/>return [rates, size];</text:p>
      <text:p text:style-name="P299"><text:tab/>};</text:p>
      <text:p text:style-name="P299"/>
      <text:p text:style-name="P299"><text:tab/>/**</text:p>
      <text:p text:style-name="P299"><text:tab/> * Load remote server best known fitness for particular ANN kind.</text:p>
      <text:p text:style-name="P299"><text:tab/> *</text:p>
      <text:p text:style-name="P299"><text:tab/> * @param symbol Currency pair symbol.</text:p>
      <text:p text:style-name="P299"><text:tab/> *</text:p>
      <text:p text:style-name="P299"><text:tab/> * @param period MetaTrader 4 chart period.</text:p>
      <text:p text:style-name="P299"><text:tab/> *</text:p>
      <text:p text:style-name="P299"><text:tab/> * @param numberOfNeurons Number of neurons used as topology.</text:p>
      <text:p text:style-name="P299"><text:tab/> *</text:p>
      <text:p text:style-name="P299"><text:tab/> * @param flags Nurons flags.</text:p>
      <text:p text:style-name="P299"><text:tab/> *</text:p>
      <text:p text:style-name="P299"><text:tab/> * @param activities Weights activities.</text:p>
      <text:p text:style-name="P299"><text:tab/> *</text:p>
      <text:p text:style-name="P299"><text:tab/> * @return Best known server side fitnes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Sep 2013</text:p>
      <text:p text:style-name="P299"><text:tab/> */</text:p>
      <text:p text:style-name="P299"><text:tab/>this.loadRemoteBestFitness = function(symbol, period, neurons, activities) {</text:p>
      <text:p text:style-name="P299"><text:tab/><text:tab/>if (request.readyState != 4 &amp;&amp; request.readyState != 0) {</text:p>
      <text:p text:style-name="P299"><text:tab/><text:tab/><text:tab/>return;</text:p>
      <text:p text:style-name="P299"><text:tab/><text:tab/>}</text:p>
      <text:p text:style-name="P299"/>
      <text:p text:style-name="P299"><text:tab/><text:tab/>/*</text:p>
      <text:p text:style-name="P299"><text:tab/><text:tab/> * Prepare request parameters.</text:p>
      <text:p text:style-name="P299"><text:tab/><text:tab/> */</text:p>
      <text:p text:style-name="P299"><text:tab/><text:tab/>var parameters = "";</text:p>
      <text:p text:style-name="P299"><text:tab/><text:tab/>parameters += "&amp;symbol=" + symbol;</text:p>
      <text:p text:style-name="P299"><text:tab/><text:tab/>parameters += "&amp;";</text:p>
      <text:p text:style-name="P299"><text:tab/><text:tab/>parameters += "period=" + period;</text:p>
      <text:p text:style-name="P299"><text:tab/><text:tab/>parameters += "&amp;";</text:p>
      <text:p text:style-name="P299"><text:tab/><text:tab/>parameters += "number_of_neurons=" + neurons.dimension();</text:p>
      <text:p text:style-name="P299"/>
      <text:p text:style-name="P299"><text:tab/><text:tab/>parameters += "&amp;";</text:p>
      <text:p text:style-name="P299"><text:tab/><text:tab/>parameters += "flags=";</text:p>
      <text:p text:style-name="P299"><text:tab/><text:tab/>for (var i = 0; i &lt; neurons.dimension(); i++) {</text:p>
      <text:p text:style-name="P299"><text:tab/><text:tab/><text:tab/>if (i &gt; 0) {</text:p>
      <text:p text:style-name="P299"><text:tab/><text:tab/><text:tab/><text:tab/>parameters += " ";</text:p>
      <text:p text:style-name="P299"><text:tab/><text:tab/><text:tab/>}</text:p>
      <text:p text:style-name="P299"><text:tab/><text:tab/><text:tab/>parameters += neurons[i].getType();</text:p>
      <text:p text:style-name="P299"><text:tab/><text:tab/>}</text:p>
      <text:p text:style-name="P299"/>
      <text:p text:style-name="P299"><text:tab/><text:tab/>parameters += "&amp;";</text:p>
      <text:p text:style-name="P299"><text:tab/><text:tab/>parameters += "activities=";</text:p>
      <text:p text:style-name="P299"><text:tab/><text:tab/>for (var j = 0; j &lt; neurons.dimension(); j++) {</text:p>
      <text:p text:style-name="P299"><text:tab/><text:tab/><text:tab/>if (j &gt; 0) {</text:p>
      <text:p text:style-name="P299"><text:tab/><text:tab/><text:tab/><text:tab/>parameters += "\n";</text:p>
      <text:p text:style-name="P299"><text:tab/><text:tab/><text:tab/>}</text:p>
      <text:p text:style-name="P299"><text:tab/><text:tab/><text:tab/>for (var i = 0; i &lt; neurons.dimension(); i++) {</text:p>
      <text:p text:style-name="P299"><text:tab/><text:tab/><text:tab/><text:tab/>if (i &gt; 0) {</text:p>
      <text:p text:style-name="P299"><text:tab/><text:tab/><text:tab/><text:tab/><text:tab/>parameters += " ";</text:p>
      <text:p text:style-name="P299"><text:tab/><text:tab/><text:tab/><text:tab/>}</text:p>
      <text:p text:style-name="P299"><text:tab/><text:tab/><text:tab/><text:tab/>parameters += activities.get(i, j);</text:p>
      <text:p text:style-name="P299"><text:tab/><text:tab/><text:tab/>}</text:p>
      <text:p text:style-name="P299"><text:soft-page-break/><text:tab/><text:tab/>}</text:p>
      <text:p text:style-name="P299"/>
      <text:p text:style-name="P299"><text:tab/><text:tab/>/*</text:p>
      <text:p text:style-name="P299"><text:tab/><text:tab/> * Send synchronous HTTP request.</text:p>
      <text:p text:style-name="P299"><text:tab/><text:tab/> */</text:p>
      <text:p text:style-name="P299"><text:tab/><text:tab/>request.open("POST", "http://" + HOST + LOAD_BEST_FITNESS_SCRIPT, false);</text:p>
      <text:p text:style-name="P299"><text:tab/><text:tab/>request.setRequestHeader("Content-type", "application/x-www-form-urlencoded");</text:p>
      <text:p text:style-name="P299"/>
      <text:p text:style-name="P299"><text:tab/><text:tab/>request.send(parameters);</text:p>
      <text:p text:style-name="P299"><text:tab/><text:tab/>var response = JSON.parse(request.responseText);</text:p>
      <text:p text:style-name="P299"/>
      <text:p text:style-name="P299"><text:tab/><text:tab/>return response.fitness;</text:p>
      <text:p text:style-name="P299"><text:tab/>};</text:p>
      <text:p text:style-name="P299">}</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Training and predicting model parameters.</text:p>
      <text:p text:style-name="P300"><text:s/>*</text:p>
      <text:p text:style-name="P300"><text:s/>* @author Todor Balabanov</text:p>
      <text:p text:style-name="P300"><text:s/>*</text:p>
      <text:p text:style-name="P300"><text:s/>* @email todor.balabanov@gmail.com</text:p>
      <text:p text:style-name="P300"><text:s/>*</text:p>
      <text:p text:style-name="P300"><text:s/>* @date 25 Oct 2011</text:p>
      <text:p text:style-name="P300"><text:s/>*/</text:p>
      <text:p text:style-name="P300">function ModelParameters() {</text:p>
      <text:p text:style-name="P300"><text:tab/>/**</text:p>
      <text:p text:style-name="P300"><text:tab/> * Database identifier of ANN.</text:p>
      <text:p text:style-name="P300"><text:tab/> */</text:p>
      <text:p text:style-name="P300"><text:tab/>this.dbId = 0;</text:p>
      <text:p text:style-name="P300"/>
      <text:p text:style-name="P300"><text:tab/>/**</text:p>
      <text:p text:style-name="P300"><text:tab/> * Currency pair symbol.</text:p>
      <text:p text:style-name="P300"><text:tab/> */</text:p>
      <text:p text:style-name="P300"><text:tab/>this.symbol = "";</text:p>
      <text:p text:style-name="P300"/>
      <text:p text:style-name="P300"><text:tab/>/**</text:p>
      <text:p text:style-name="P300"><text:tab/> * Time series period.</text:p>
      <text:p text:style-name="P300"><text:tab/> */</text:p>
      <text:p text:style-name="P300"><text:tab/>this.period = 0;</text:p>
      <text:p text:style-name="P300"/>
      <text:p text:style-name="P300"><text:tab/>/**</text:p>
      <text:p text:style-name="P300"><text:tab/> * Number of neurons in ANN.</text:p>
      <text:p text:style-name="P300"><text:tab/> */</text:p>
      <text:p text:style-name="P300"><text:tab/>this.neuronsAmount = 0;</text:p>
      <text:p text:style-name="P300"/>
      <text:p text:style-name="P300"><text:tab/>/**</text:p>
      <text:p text:style-name="P300"><text:tab/> * Number of neurons used for input.</text:p>
      <text:p text:style-name="P300"><text:tab/> */</text:p>
      <text:p text:style-name="P300"><text:tab/>this.inputSize = 0;</text:p>
      <text:p text:style-name="P300"/>
      <text:p text:style-name="P300"><text:tab/>/**</text:p>
      <text:p text:style-name="P300"><text:tab/> * Number of neurons used for output.</text:p>
      <text:p text:style-name="P300"><text:tab/> */</text:p>
      <text:p text:style-name="P300"><text:tab/>this.outputSize = 0;</text:p>
      <text:p text:style-name="P300"/>
      <text:p text:style-name="P300"><text:tab/>/**</text:p>
      <text:p text:style-name="P300"><text:tab/> * Number of chromosomes in DE population.</text:p>
      <text:p text:style-name="P300"><text:tab/> */</text:p>
      <text:p text:style-name="P300"><text:tab/>this.populationSize = 0;</text:p>
      <text:p text:style-name="P300"/>
      <text:p text:style-name="P300"><text:tab/>/**</text:p>
      <text:p text:style-name="P300"><text:tab/> * Number of past bars where history information will be used for the training.</text:p>
      <text:p text:style-name="P300"><text:tab/> */</text:p>
      <text:p text:style-name="P300"><text:tab/>this.learn = 0;</text:p>
      <text:p text:style-name="P300"/>
      <text:p text:style-name="P300"><text:tab/>/**</text:p>
      <text:p text:style-name="P300"><text:tab/> * Number of future bars where prediction will be needed.</text:p>
      <text:p text:style-name="P300"><text:soft-page-break/><text:tab/> */</text:p>
      <text:p text:style-name="P300"><text:tab/>this.forecast = 0;</text:p>
      <text:p text:style-name="P300">}</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NeuronType.js' + '"&gt;&lt;/script&gt;');</text:p>
      <text:p text:style-name="P301"/>
      <text:p text:style-name="P301">/**</text:p>
      <text:p text:style-name="P301"><text:s/>* Bias neuron value.</text:p>
      <text:p text:style-name="P301"><text:s/>*/</text:p>
      <text:p text:style-name="P301">const BIAS_VALUE = 1.0;</text:p>
      <text:p text:style-name="P301"/>
      <text:p text:style-name="P301">/**</text:p>
      <text:p text:style-name="P301"><text:s/>* Neurons reset constant value.</text:p>
      <text:p text:style-name="P301"><text:s/>*/</text:p>
      <text:p text:style-name="P301">const RESET_VALUE = 0.5;</text:p>
      <text:p text:style-name="P301"/>
      <text:p text:style-name="P301">/**</text:p>
      <text:p text:style-name="P301"><text:s/>* Minimal error constant value.</text:p>
      <text:p text:style-name="P301"><text:s/>*/</text:p>
      <text:p text:style-name="P301">const MIN_ERROR = 0.0;</text:p>
      <text:p text:style-name="P301"/>
      <text:p text:style-name="P301">/**</text:p>
      <text:p text:style-name="P301"><text:s/>* Single neuron class.</text:p>
      <text:p text:style-name="P301"><text:s/>*</text:p>
      <text:p text:style-name="P301"><text:s/>* @author Todor Balabanov</text:p>
      <text:p text:style-name="P301"><text:s/>*</text:p>
      <text:p text:style-name="P301"><text:s/>* @email todor.balabanov@gmail.com</text:p>
      <text:p text:style-name="P301"><text:s/>*</text:p>
      <text:p text:style-name="P301"><text:s/>* @date 03 Aug 2011</text:p>
      <text:p text:style-name="P301"><text:s/>*/</text:p>
      <text:p text:style-name="P301">function Neuron() {</text:p>
      <text:p text:style-name="P301"><text:tab/>/**</text:p>
      <text:p text:style-name="P301"><text:tab/> * Neuron type. More than one neuron can be bias, input and output in multi</text:p>
      <text:p text:style-name="P301"><text:tab/> * layer networks. Also each neuron can be in more than single type.</text:p>
      <text:p text:style-name="P301"><text:tab/> */</text:p>
      <text:p text:style-name="P301"><text:tab/>this.type = REGULAR;</text:p>
      <text:p text:style-name="P301"/>
      <text:p text:style-name="P301"><text:tab/>/**</text:p>
      <text:p text:style-name="P301"><text:tab/> * Neuron value.</text:p>
      <text:p text:style-name="P301"><text:tab/> */</text:p>
      <text:p text:style-name="P301"><text:tab/>this.value = 0.0;</text:p>
      <text:p text:style-name="P301"/>
      <text:p text:style-name="P301"><text:tab/>/**</text:p>
      <text:p text:style-name="P301"><text:tab/> * Neuron error in back-propagation training.</text:p>
      <text:p text:style-name="P301"><text:tab/> */</text:p>
      <text:p text:style-name="P301"><text:tab/>this.error = 0.0;</text:p>
      <text:p text:style-name="P301"/>
      <text:p text:style-name="P301"><text:tab/>/**</text:p>
      <text:p text:style-name="P301"><text:tab/> * Is regular neuron getter.</text:p>
      <text:p text:style-name="P301"><text:tab/> *</text:p>
      <text:p text:style-name="P301"><text:tab/> * @return True if neuron is regular,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isRegular = function() {</text:p>
      <text:p text:style-name="P301"><text:tab/><text:tab/>if (type == REGULAR) {</text:p>
      <text:p text:style-name="P301"><text:tab/><text:tab/><text:tab/>return (true );</text:p>
      <text:p text:style-name="P301"><text:tab/><text:tab/>} else {</text:p>
      <text:p text:style-name="P301"><text:tab/><text:tab/><text:tab/>return (false );</text:p>
      <text:p text:style-name="P301"><text:tab/><text:tab/>}</text:p>
      <text:p text:style-name="P301"><text:tab/>};</text:p>
      <text:p text:style-name="P301"><text:soft-page-break/></text:p>
      <text:p text:style-name="P301"><text:tab/>/**</text:p>
      <text:p text:style-name="P301"><text:tab/> * Regular neuron setter.</text:p>
      <text:p text:style-name="P301"><text:tab/> *</text:p>
      <text:p text:style-name="P301"><text:tab/> * @param value True if neuron will be regular,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setRegular = function(value) {</text:p>
      <text:p text:style-name="P301"><text:tab/><text:tab/>if (value == true) {</text:p>
      <text:p text:style-name="P301"><text:tab/><text:tab/><text:tab/>type = REGULAR;</text:p>
      <text:p text:style-name="P301"><text:tab/><text:tab/>}</text:p>
      <text:p text:style-name="P301"><text:tab/>};</text:p>
      <text:p text:style-name="P301"/>
      <text:p text:style-name="P301"><text:tab/>/**</text:p>
      <text:p text:style-name="P301"><text:tab/> * Is bias neuron getter.</text:p>
      <text:p text:style-name="P301"><text:tab/> *</text:p>
      <text:p text:style-name="P301"><text:tab/> * @return True if neuron is bias,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1 Aug 2009</text:p>
      <text:p text:style-name="P301"><text:tab/> */</text:p>
      <text:p text:style-name="P301"><text:tab/>this.isBias = function() {</text:p>
      <text:p text:style-name="P301"><text:tab/><text:tab/>if ((type &amp; BIAS) == BIAS) {</text:p>
      <text:p text:style-name="P301"><text:tab/><text:tab/><text:tab/>return (true );</text:p>
      <text:p text:style-name="P301"><text:tab/><text:tab/>} else {</text:p>
      <text:p text:style-name="P301"><text:tab/><text:tab/><text:tab/>return (false );</text:p>
      <text:p text:style-name="P301"><text:tab/><text:tab/>}</text:p>
      <text:p text:style-name="P301"><text:tab/>};</text:p>
      <text:p text:style-name="P301"/>
      <text:p text:style-name="P301"><text:tab/>/**</text:p>
      <text:p text:style-name="P301"><text:tab/> * Input neurons setter.</text:p>
      <text:p text:style-name="P301"><text:tab/> *</text:p>
      <text:p text:style-name="P301"><text:tab/> * @param value True if neuron will be input,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9 Apr 2009</text:p>
      <text:p text:style-name="P301"><text:tab/> */</text:p>
      <text:p text:style-name="P301"><text:tab/>this.setBias = function(value) {</text:p>
      <text:p text:style-name="P301"><text:tab/><text:tab/>if (value == true) {</text:p>
      <text:p text:style-name="P301"><text:tab/><text:tab/><text:tab/>switch (type) {</text:p>
      <text:p text:style-name="P301"><text:tab/><text:tab/><text:tab/>case REGULAR:</text:p>
      <text:p text:style-name="P301"><text:tab/><text:tab/><text:tab/><text:tab/>type = BIAS;</text:p>
      <text:p text:style-name="P301"><text:tab/><text:tab/><text:tab/><text:tab/>break;</text:p>
      <text:p text:style-name="P301"><text:tab/><text:tab/><text:tab/>case BIAS:</text:p>
      <text:p text:style-name="P301"><text:tab/><text:tab/><text:tab/><text:tab/>break;</text:p>
      <text:p text:style-name="P301"><text:tab/><text:tab/><text:tab/>case INPUT:</text:p>
      <text:p text:style-name="P301"><text:tab/><text:tab/><text:tab/><text:tab/>type = INPUT_BIAS;</text:p>
      <text:p text:style-name="P301"><text:tab/><text:tab/><text:tab/><text:tab/>break;</text:p>
      <text:p text:style-name="P301"><text:tab/><text:tab/><text:tab/>case INPUT_BIAS:</text:p>
      <text:p text:style-name="P301"><text:tab/><text:tab/><text:tab/><text:tab/>break;</text:p>
      <text:p text:style-name="P301"><text:tab/><text:tab/><text:tab/>case OUTPUT:</text:p>
      <text:p text:style-name="P301"><text:tab/><text:tab/><text:tab/><text:tab/>type = OUTPUT_BIAS;</text:p>
      <text:p text:style-name="P301"><text:tab/><text:tab/><text:tab/><text:tab/>break;</text:p>
      <text:p text:style-name="P301"><text:tab/><text:tab/><text:tab/>case OUTPUT_BIAS:</text:p>
      <text:p text:style-name="P301"><text:tab/><text:tab/><text:tab/><text:tab/>break;</text:p>
      <text:p text:style-name="P301"><text:tab/><text:tab/><text:tab/>case OUTPUT_INPUT:</text:p>
      <text:p text:style-name="P301"><text:tab/><text:tab/><text:tab/><text:tab/>type = OUTPUT_INPUT_BIAS;</text:p>
      <text:p text:style-name="P301"><text:tab/><text:tab/><text:tab/><text:tab/>break;</text:p>
      <text:p text:style-name="P301"><text:tab/><text:tab/><text:tab/>case OUTPUT_INPUT_BIAS:</text:p>
      <text:p text:style-name="P301"><text:tab/><text:tab/><text:tab/><text:tab/>break;</text:p>
      <text:p text:style-name="P301"><text:tab/><text:tab/><text:tab/>}</text:p>
      <text:p text:style-name="P301"/>
      <text:p text:style-name="P301"><text:tab/><text:tab/><text:tab/>this.value = BIAS_VALUE;</text:p>
      <text:p text:style-name="P301"><text:tab/><text:tab/>} else if (value == false) {</text:p>
      <text:p text:style-name="P301"><text:tab/><text:tab/><text:tab/>switch (type) {</text:p>
      <text:p text:style-name="P301"><text:tab/><text:tab/><text:tab/>case REGULAR:</text:p>
      <text:p text:style-name="P301"><text:tab/><text:tab/><text:tab/><text:tab/>break;</text:p>
      <text:p text:style-name="P301"><text:tab/><text:tab/><text:tab/>case BIAS:</text:p>
      <text:p text:style-name="P301"><text:tab/><text:tab/><text:tab/><text:tab/>type = REGULAR;</text:p>
      <text:p text:style-name="P301"><text:tab/><text:tab/><text:tab/><text:tab/>break;</text:p>
      <text:p text:style-name="P301"><text:tab/><text:tab/><text:tab/>case INPUT:</text:p>
      <text:p text:style-name="P301"><text:tab/><text:tab/><text:tab/><text:tab/>break;</text:p>
      <text:p text:style-name="P301"><text:tab/><text:tab/><text:tab/>case INPUT_BIAS:</text:p>
      <text:p text:style-name="P301"><text:tab/><text:tab/><text:tab/><text:tab/>type = INPUT;</text:p>
      <text:p text:style-name="P301"><text:tab/><text:tab/><text:tab/><text:tab/>break;</text:p>
      <text:p text:style-name="P301"><text:tab/><text:tab/><text:tab/>case OUTPUT:</text:p>
      <text:p text:style-name="P301"><text:tab/><text:tab/><text:tab/><text:tab/>break;</text:p>
      <text:p text:style-name="P301"><text:tab/><text:tab/><text:tab/>case OUTPUT_BIAS:</text:p>
      <text:p text:style-name="P301"><text:tab/><text:tab/><text:tab/><text:tab/>type = OUTPUT;</text:p>
      <text:p text:style-name="P301"><text:tab/><text:tab/><text:tab/><text:tab/>break;</text:p>
      <text:p text:style-name="P301"><text:tab/><text:tab/><text:tab/>case OUTPUT_INPUT:</text:p>
      <text:p text:style-name="P301"><text:tab/><text:tab/><text:tab/><text:tab/>break;</text:p>
      <text:p text:style-name="P301"><text:tab/><text:tab/><text:tab/>case OUTPUT_INPUT_BIAS:</text:p>
      <text:p text:style-name="P301"><text:tab/><text:tab/><text:tab/><text:tab/>type = OUTPUT_INPUT;</text:p>
      <text:p text:style-name="P301"><text:tab/><text:tab/><text:tab/><text:tab/>break;</text:p>
      <text:p text:style-name="P301"><text:tab/><text:tab/><text:tab/>}</text:p>
      <text:p text:style-name="P301"><text:tab/><text:tab/>}</text:p>
      <text:p text:style-name="P301"><text:tab/>};</text:p>
      <text:p text:style-name="P301"/>
      <text:p text:style-name="P301"><text:tab/>/**</text:p>
      <text:p text:style-name="P301"><text:tab/> * Is input neuron getter.</text:p>
      <text:p text:style-name="P301"><text:tab/> *</text:p>
      <text:p text:style-name="P301"><text:soft-page-break/><text:tab/> * @return True if neuron is input,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30 Apr 2009</text:p>
      <text:p text:style-name="P301"><text:tab/> */</text:p>
      <text:p text:style-name="P301"><text:tab/>this.isInput = function() {</text:p>
      <text:p text:style-name="P301"><text:tab/><text:tab/>if ((type &amp; INPUT) == INPUT) {</text:p>
      <text:p text:style-name="P301"><text:tab/><text:tab/><text:tab/>return (true );</text:p>
      <text:p text:style-name="P301"><text:tab/><text:tab/>} else {</text:p>
      <text:p text:style-name="P301"><text:tab/><text:tab/><text:tab/>return (false );</text:p>
      <text:p text:style-name="P301"><text:tab/><text:tab/>}</text:p>
      <text:p text:style-name="P301"><text:tab/>};</text:p>
      <text:p text:style-name="P301"/>
      <text:p text:style-name="P301"><text:tab/>/**</text:p>
      <text:p text:style-name="P301"><text:tab/> * Input neurons setter.</text:p>
      <text:p text:style-name="P301"><text:tab/> *</text:p>
      <text:p text:style-name="P301"><text:tab/> * @param value True if neuron will be input,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9 Apr 2009</text:p>
      <text:p text:style-name="P301"><text:tab/> */</text:p>
      <text:p text:style-name="P301"><text:tab/>this.setInput = function(value) {</text:p>
      <text:p text:style-name="P301"><text:tab/><text:tab/>if (value == true) {</text:p>
      <text:p text:style-name="P301"><text:tab/><text:tab/><text:tab/>switch (type) {</text:p>
      <text:p text:style-name="P301"><text:tab/><text:tab/><text:tab/>case REGULAR:</text:p>
      <text:p text:style-name="P301"><text:tab/><text:tab/><text:tab/><text:tab/>type = INPUT;</text:p>
      <text:p text:style-name="P301"><text:tab/><text:tab/><text:tab/><text:tab/>break;</text:p>
      <text:p text:style-name="P301"><text:tab/><text:tab/><text:tab/>case BIAS:</text:p>
      <text:p text:style-name="P301"><text:tab/><text:tab/><text:tab/><text:tab/>type = INPUT_BIAS;</text:p>
      <text:p text:style-name="P301"><text:tab/><text:tab/><text:tab/><text:tab/>break;</text:p>
      <text:p text:style-name="P301"><text:tab/><text:tab/><text:tab/>case INPUT:</text:p>
      <text:p text:style-name="P301"><text:tab/><text:tab/><text:tab/><text:tab/>break;</text:p>
      <text:p text:style-name="P301"><text:tab/><text:tab/><text:tab/>case INPUT_BIAS:</text:p>
      <text:p text:style-name="P301"><text:tab/><text:tab/><text:tab/><text:tab/>break;</text:p>
      <text:p text:style-name="P301"><text:tab/><text:tab/><text:tab/>case OUTPUT:</text:p>
      <text:p text:style-name="P301"><text:tab/><text:tab/><text:tab/><text:tab/>type = OUTPUT_INPUT;</text:p>
      <text:p text:style-name="P301"><text:tab/><text:tab/><text:tab/><text:tab/>break;</text:p>
      <text:p text:style-name="P301"><text:tab/><text:tab/><text:tab/>case OUTPUT_BIAS:</text:p>
      <text:p text:style-name="P301"><text:tab/><text:tab/><text:tab/><text:tab/>type = OUTPUT_INPUT_BIAS;</text:p>
      <text:p text:style-name="P301"><text:tab/><text:tab/><text:tab/><text:tab/>break;</text:p>
      <text:p text:style-name="P301"><text:tab/><text:tab/><text:tab/>case OUTPUT_INPUT:</text:p>
      <text:p text:style-name="P301"><text:tab/><text:tab/><text:tab/><text:tab/>break;</text:p>
      <text:p text:style-name="P301"><text:tab/><text:tab/><text:tab/>case OUTPUT_INPUT_BIAS:</text:p>
      <text:p text:style-name="P301"><text:tab/><text:tab/><text:tab/><text:tab/>break;</text:p>
      <text:p text:style-name="P301"><text:tab/><text:tab/><text:tab/>}</text:p>
      <text:p text:style-name="P301"><text:tab/><text:tab/>} else if (value == false) {</text:p>
      <text:p text:style-name="P301"><text:tab/><text:tab/><text:tab/>switch (type) {</text:p>
      <text:p text:style-name="P301"><text:tab/><text:tab/><text:tab/>case REGULAR:</text:p>
      <text:p text:style-name="P301"><text:tab/><text:tab/><text:tab/><text:tab/>break;</text:p>
      <text:p text:style-name="P301"><text:tab/><text:tab/><text:tab/>case BIAS:</text:p>
      <text:p text:style-name="P301"><text:tab/><text:tab/><text:tab/><text:tab/>break;</text:p>
      <text:p text:style-name="P301"><text:tab/><text:tab/><text:tab/>case INPUT:</text:p>
      <text:p text:style-name="P301"><text:tab/><text:tab/><text:tab/><text:tab/>break;</text:p>
      <text:p text:style-name="P301"><text:tab/><text:tab/><text:tab/>case INPUT_BIAS:</text:p>
      <text:p text:style-name="P301"><text:tab/><text:tab/><text:tab/><text:tab/>type = BIAS;</text:p>
      <text:p text:style-name="P301"><text:tab/><text:tab/><text:tab/><text:tab/>break;</text:p>
      <text:p text:style-name="P301"><text:tab/><text:tab/><text:tab/>case OUTPUT:</text:p>
      <text:p text:style-name="P301"><text:tab/><text:tab/><text:tab/><text:tab/>break;</text:p>
      <text:p text:style-name="P301"><text:tab/><text:tab/><text:tab/>case OUTPUT_BIAS:</text:p>
      <text:p text:style-name="P301"><text:tab/><text:tab/><text:tab/><text:tab/>break;</text:p>
      <text:p text:style-name="P301"><text:tab/><text:tab/><text:tab/>case OUTPUT_INPUT:</text:p>
      <text:p text:style-name="P301"><text:tab/><text:tab/><text:tab/><text:tab/>type = OUTPUT;</text:p>
      <text:p text:style-name="P301"><text:tab/><text:tab/><text:tab/><text:tab/>break;</text:p>
      <text:p text:style-name="P301"><text:tab/><text:tab/><text:tab/>case OUTPUT_INPUT_BIAS:</text:p>
      <text:p text:style-name="P301"><text:tab/><text:tab/><text:tab/><text:tab/>type = OUTPUT_BIAS;</text:p>
      <text:p text:style-name="P301"><text:tab/><text:tab/><text:tab/><text:tab/>break;</text:p>
      <text:p text:style-name="P301"><text:tab/><text:tab/><text:tab/>}</text:p>
      <text:p text:style-name="P301"><text:tab/><text:tab/>}</text:p>
      <text:p text:style-name="P301"><text:tab/>};</text:p>
      <text:p text:style-name="P301"/>
      <text:p text:style-name="P301"><text:tab/>/**</text:p>
      <text:p text:style-name="P301"><text:tab/> * Is output neuron getter.</text:p>
      <text:p text:style-name="P301"><text:tab/> *</text:p>
      <text:p text:style-name="P301"><text:tab/> * @return True if neuron is output, false otherwis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30 Apr 2009</text:p>
      <text:p text:style-name="P301"><text:tab/> */</text:p>
      <text:p text:style-name="P301"><text:tab/>this.isOutput = function() {</text:p>
      <text:p text:style-name="P301"><text:tab/><text:tab/>if ((type &amp; OUTPUT) == OUTPUT) {</text:p>
      <text:p text:style-name="P301"><text:tab/><text:tab/><text:tab/>return (true );</text:p>
      <text:p text:style-name="P301"><text:tab/><text:tab/>} else {</text:p>
      <text:p text:style-name="P301"><text:tab/><text:tab/><text:tab/>return (false );</text:p>
      <text:p text:style-name="P301"><text:tab/><text:tab/>}</text:p>
      <text:p text:style-name="P301"><text:tab/>};</text:p>
      <text:p text:style-name="P301"/>
      <text:p text:style-name="P301"><text:tab/>/**</text:p>
      <text:p text:style-name="P301"><text:tab/> * Output neurons setter.</text:p>
      <text:p text:style-name="P301"><text:tab/> *</text:p>
      <text:p text:style-name="P301"><text:tab/> * @param value True if neuron will be output, false otherwise.</text:p>
      <text:p text:style-name="P301"><text:tab/> *</text:p>
      <text:p text:style-name="P301"><text:tab/> * @author Todor Balabanov</text:p>
      <text:p text:style-name="P301"><text:tab/> *</text:p>
      <text:p text:style-name="P301"><text:tab/> * @email todor.balabanov@gmail.com</text:p>
      <text:p text:style-name="P301"><text:soft-page-break/><text:tab/> *</text:p>
      <text:p text:style-name="P301"><text:tab/> * @date 29 Apr 2009</text:p>
      <text:p text:style-name="P301"><text:tab/> */</text:p>
      <text:p text:style-name="P301"><text:tab/>this.setOutput = function(value) {</text:p>
      <text:p text:style-name="P301"><text:tab/><text:tab/>if (value == true) {</text:p>
      <text:p text:style-name="P301"><text:tab/><text:tab/><text:tab/>switch (type) {</text:p>
      <text:p text:style-name="P301"><text:tab/><text:tab/><text:tab/>case REGULAR:</text:p>
      <text:p text:style-name="P301"><text:tab/><text:tab/><text:tab/><text:tab/>type = OUTPUT;</text:p>
      <text:p text:style-name="P301"><text:tab/><text:tab/><text:tab/><text:tab/>break;</text:p>
      <text:p text:style-name="P301"><text:tab/><text:tab/><text:tab/>case BIAS:</text:p>
      <text:p text:style-name="P301"><text:tab/><text:tab/><text:tab/><text:tab/>type = OUTPUT_BIAS;</text:p>
      <text:p text:style-name="P301"><text:tab/><text:tab/><text:tab/><text:tab/>break;</text:p>
      <text:p text:style-name="P301"><text:tab/><text:tab/><text:tab/>case INPUT:</text:p>
      <text:p text:style-name="P301"><text:tab/><text:tab/><text:tab/><text:tab/>type = OUTPUT_INPUT;</text:p>
      <text:p text:style-name="P301"><text:tab/><text:tab/><text:tab/><text:tab/>break;</text:p>
      <text:p text:style-name="P301"><text:tab/><text:tab/><text:tab/>case INPUT_BIAS:</text:p>
      <text:p text:style-name="P301"><text:tab/><text:tab/><text:tab/><text:tab/>type = OUTPUT_INPUT_BIAS;</text:p>
      <text:p text:style-name="P301"><text:tab/><text:tab/><text:tab/><text:tab/>break;</text:p>
      <text:p text:style-name="P301"><text:tab/><text:tab/><text:tab/>case OUTPUT:</text:p>
      <text:p text:style-name="P301"><text:tab/><text:tab/><text:tab/><text:tab/>break;</text:p>
      <text:p text:style-name="P301"><text:tab/><text:tab/><text:tab/>case OUTPUT_BIAS:</text:p>
      <text:p text:style-name="P301"><text:tab/><text:tab/><text:tab/><text:tab/>break;</text:p>
      <text:p text:style-name="P301"><text:tab/><text:tab/><text:tab/>case OUTPUT_INPUT:</text:p>
      <text:p text:style-name="P301"><text:tab/><text:tab/><text:tab/><text:tab/>break;</text:p>
      <text:p text:style-name="P301"><text:tab/><text:tab/><text:tab/>case OUTPUT_INPUT_BIAS:</text:p>
      <text:p text:style-name="P301"><text:tab/><text:tab/><text:tab/><text:tab/>break;</text:p>
      <text:p text:style-name="P301"><text:tab/><text:tab/><text:tab/>}</text:p>
      <text:p text:style-name="P301"><text:tab/><text:tab/>} else if (value == false) {</text:p>
      <text:p text:style-name="P301"><text:tab/><text:tab/><text:tab/>switch (type) {</text:p>
      <text:p text:style-name="P301"><text:tab/><text:tab/><text:tab/>case REGULAR:</text:p>
      <text:p text:style-name="P301"><text:tab/><text:tab/><text:tab/><text:tab/>type = OUTPUT;</text:p>
      <text:p text:style-name="P301"><text:tab/><text:tab/><text:tab/><text:tab/>break;</text:p>
      <text:p text:style-name="P301"><text:tab/><text:tab/><text:tab/>case BIAS:</text:p>
      <text:p text:style-name="P301"><text:tab/><text:tab/><text:tab/><text:tab/>type = OUTPUT_BIAS;</text:p>
      <text:p text:style-name="P301"><text:tab/><text:tab/><text:tab/><text:tab/>break;</text:p>
      <text:p text:style-name="P301"><text:tab/><text:tab/><text:tab/>case INPUT:</text:p>
      <text:p text:style-name="P301"><text:tab/><text:tab/><text:tab/><text:tab/>type = OUTPUT_INPUT;</text:p>
      <text:p text:style-name="P301"><text:tab/><text:tab/><text:tab/><text:tab/>break;</text:p>
      <text:p text:style-name="P301"><text:tab/><text:tab/><text:tab/>case INPUT_BIAS:</text:p>
      <text:p text:style-name="P301"><text:tab/><text:tab/><text:tab/><text:tab/>type = OUTPUT_INPUT_BIAS;</text:p>
      <text:p text:style-name="P301"><text:tab/><text:tab/><text:tab/><text:tab/>break;</text:p>
      <text:p text:style-name="P301"><text:tab/><text:tab/><text:tab/>case OUTPUT:</text:p>
      <text:p text:style-name="P301"><text:tab/><text:tab/><text:tab/><text:tab/>break;</text:p>
      <text:p text:style-name="P301"><text:tab/><text:tab/><text:tab/>case OUTPUT_BIAS:</text:p>
      <text:p text:style-name="P301"><text:tab/><text:tab/><text:tab/><text:tab/>break;</text:p>
      <text:p text:style-name="P301"><text:tab/><text:tab/><text:tab/>case OUTPUT_INPUT:</text:p>
      <text:p text:style-name="P301"><text:tab/><text:tab/><text:tab/><text:tab/>break;</text:p>
      <text:p text:style-name="P301"><text:tab/><text:tab/><text:tab/>case OUTPUT_INPUT_BIAS:</text:p>
      <text:p text:style-name="P301"><text:tab/><text:tab/><text:tab/><text:tab/>break;</text:p>
      <text:p text:style-name="P301"><text:tab/><text:tab/><text:tab/>}</text:p>
      <text:p text:style-name="P301"><text:tab/><text:tab/>}</text:p>
      <text:p text:style-name="P301"><text:tab/>};</text:p>
      <text:p text:style-name="P301"/>
      <text:p text:style-name="P301"><text:tab/>/**</text:p>
      <text:p text:style-name="P301"><text:tab/> * Neuron type getter.</text:p>
      <text:p text:style-name="P301"><text:tab/> *</text:p>
      <text:p text:style-name="P301"><text:tab/> * @return Neuron typ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4 Aug 2011</text:p>
      <text:p text:style-name="P301"><text:tab/> */</text:p>
      <text:p text:style-name="P301"><text:tab/>this.getType = function() {</text:p>
      <text:p text:style-name="P301"><text:tab/><text:tab/>return (type );</text:p>
      <text:p text:style-name="P301"><text:tab/>};</text:p>
      <text:p text:style-name="P301"/>
      <text:p text:style-name="P301"><text:tab/>/**</text:p>
      <text:p text:style-name="P301"><text:tab/> * Neuron type setter.</text:p>
      <text:p text:style-name="P301"><text:tab/> *</text:p>
      <text:p text:style-name="P301"><text:tab/> * @param type Neuron typ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4 Aug 2011</text:p>
      <text:p text:style-name="P301"><text:tab/> */</text:p>
      <text:p text:style-name="P301"><text:tab/>this.setType = function(type) {</text:p>
      <text:p text:style-name="P301"><text:tab/><text:tab/>this.type = type;</text:p>
      <text:p text:style-name="P301"><text:tab/>};</text:p>
      <text:p text:style-name="P301"/>
      <text:p text:style-name="P301"><text:tab/>/**</text:p>
      <text:p text:style-name="P301"><text:tab/> * Neuron value getter.</text:p>
      <text:p text:style-name="P301"><text:tab/> *</text:p>
      <text:p text:style-name="P301"><text:tab/> * @return Neuron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getValue = function() {</text:p>
      <text:p text:style-name="P301"><text:tab/><text:tab/>return (value );</text:p>
      <text:p text:style-name="P301"><text:tab/>};</text:p>
      <text:p text:style-name="P301"/>
      <text:p text:style-name="P301"><text:tab/>/**</text:p>
      <text:p text:style-name="P301"><text:tab/> * Neuron value setter.</text:p>
      <text:p text:style-name="P301"><text:tab/> *</text:p>
      <text:p text:style-name="P301"><text:tab/> * @param value Neuron value.</text:p>
      <text:p text:style-name="P301"><text:tab/> *</text:p>
      <text:p text:style-name="P301"><text:soft-page-break/><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setValue = function(value) {</text:p>
      <text:p text:style-name="P301"><text:tab/><text:tab/>this.value = value;</text:p>
      <text:p text:style-name="P301"><text:tab/>};</text:p>
      <text:p text:style-name="P301"/>
      <text:p text:style-name="P301"><text:tab/>/**</text:p>
      <text:p text:style-name="P301"><text:tab/> * Neuron error getter.</text:p>
      <text:p text:style-name="P301"><text:tab/> *</text:p>
      <text:p text:style-name="P301"><text:tab/> * @return Neuron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getError = function() {</text:p>
      <text:p text:style-name="P301"><text:tab/><text:tab/>return (error );</text:p>
      <text:p text:style-name="P301"><text:tab/>};</text:p>
      <text:p text:style-name="P301"/>
      <text:p text:style-name="P301"><text:tab/>/**</text:p>
      <text:p text:style-name="P301"><text:tab/> * Neuron error setter.</text:p>
      <text:p text:style-name="P301"><text:tab/> *</text:p>
      <text:p text:style-name="P301"><text:tab/> * @param value Neuron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setError = function(error) {</text:p>
      <text:p text:style-name="P301"><text:tab/><text:tab/>this.error = error;</text:p>
      <text:p text:style-name="P301"><text:tab/>};</text:p>
      <text:p text:style-name="P301"/>
      <text:p text:style-name="P301"><text:tab/>/**</text:p>
      <text:p text:style-name="P301"><text:tab/> * Reset neuron to constant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9 Aug 2009</text:p>
      <text:p text:style-name="P301"><text:tab/> */</text:p>
      <text:p text:style-name="P301"><text:tab/>this.reset = function() {</text:p>
      <text:p text:style-name="P301"><text:tab/><text:tab/>if (isBias() == true) {</text:p>
      <text:p text:style-name="P301"><text:tab/><text:tab/><text:tab/>value = BIAS_VALUE;</text:p>
      <text:p text:style-name="P301"><text:tab/><text:tab/>} else {</text:p>
      <text:p text:style-name="P301"><text:tab/><text:tab/><text:tab/>value = RESET_VALUE;</text:p>
      <text:p text:style-name="P301"><text:tab/><text:tab/>}</text:p>
      <text:p text:style-name="P301"/>
      <text:p text:style-name="P301"><text:tab/><text:tab/>error = MIN_ERROR;</text:p>
      <text:p text:style-name="P301"><text:tab/>};</text:p>
      <text:p text:style-name="P301">}</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Regular neuron flag.</text:p>
      <text:p text:style-name="P302"><text:s/>*/</text:p>
      <text:p text:style-name="P302">const REGULAR = 0x00;</text:p>
      <text:p text:style-name="P302"/>
      <text:p text:style-name="P302">/**</text:p>
      <text:p text:style-name="P302"><text:s/>* Bias neuron flag.</text:p>
      <text:p text:style-name="P302"><text:soft-page-break/><text:s/>*/</text:p>
      <text:p text:style-name="P302">const BIAS = 0x01;</text:p>
      <text:p text:style-name="P302"/>
      <text:p text:style-name="P302">/**</text:p>
      <text:p text:style-name="P302"><text:s/>* Input neuron flag.</text:p>
      <text:p text:style-name="P302"><text:s/>*/</text:p>
      <text:p text:style-name="P302">const INPUT = 0x02;</text:p>
      <text:p text:style-name="P302"/>
      <text:p text:style-name="P302">/**</text:p>
      <text:p text:style-name="P302"><text:s/>* Input and bias neuron flag.</text:p>
      <text:p text:style-name="P302"><text:s/>*/</text:p>
      <text:p text:style-name="P302">const INPUT_BIAS = 0x03;</text:p>
      <text:p text:style-name="P302"/>
      <text:p text:style-name="P302">/**</text:p>
      <text:p text:style-name="P302"><text:s/>* Output neuron flag.</text:p>
      <text:p text:style-name="P302"><text:s/>*/</text:p>
      <text:p text:style-name="P302">const OUTPUT = 0x04;</text:p>
      <text:p text:style-name="P302"/>
      <text:p text:style-name="P302">/**</text:p>
      <text:p text:style-name="P302"><text:s/>* Output and bias neuron flag.</text:p>
      <text:p text:style-name="P302"><text:s/>*/</text:p>
      <text:p text:style-name="P302">const OUTPUT_BIAS = 0x05;</text:p>
      <text:p text:style-name="P302"/>
      <text:p text:style-name="P302">/**</text:p>
      <text:p text:style-name="P302"><text:s/>* Output and input neuron flag.</text:p>
      <text:p text:style-name="P302"><text:s/>*/</text:p>
      <text:p text:style-name="P302">const OUTPUT_INPUT = 0x06;</text:p>
      <text:p text:style-name="P302"/>
      <text:p text:style-name="P302">/**</text:p>
      <text:p text:style-name="P302"><text:s/>* Output; input and bias neuron flag.</text:p>
      <text:p text:style-name="P302"><text:s/>*/</text:p>
      <text:p text:style-name="P302">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text:p>
      <text:p text:style-name="P303"><text:s/>* Include files.</text:p>
      <text:p text:style-name="P303"><text:s/>*/</text:p>
      <text:p text:style-name="P303">document.write('&lt;script type="text/javascript" src="' + 'Neuron.js' + '"&gt;&lt;/script&gt;');</text:p>
      <text:p text:style-name="P303"/>
      <text:p text:style-name="P303">/**</text:p>
      <text:p text:style-name="P303"><text:s/>* Minumum input amount of ANN neurons.</text:p>
      <text:p text:style-name="P303"><text:s/>*/</text:p>
      <text:p text:style-name="P303">const MIN_INPUT_NEURONS_AMOUNT = 1;</text:p>
      <text:p text:style-name="P303"/>
      <text:p text:style-name="P303">/**</text:p>
      <text:p text:style-name="P303"><text:s/>* Minumum regular amount of ANN neurons.</text:p>
      <text:p text:style-name="P303"><text:s/>*/</text:p>
      <text:p text:style-name="P303">const MIN_REGULAR_NEURONS_AMOUNT = 1;</text:p>
      <text:p text:style-name="P303"/>
      <text:p text:style-name="P303">/**</text:p>
      <text:p text:style-name="P303"><text:s/>* Minumum output amount of ANN neurons.</text:p>
      <text:p text:style-name="P303"><text:s/>*/</text:p>
      <text:p text:style-name="P303">const MIN_OUTPUT_NEURONS_AMOUNT = 1;</text:p>
      <text:p text:style-name="P303"/>
      <text:p text:style-name="P303">/**</text:p>
      <text:p text:style-name="P303"><text:s/>* Minumum amount of ANN neurons.</text:p>
      <text:p text:style-name="P303"><text:s/>*/</text:p>
      <text:p text:style-name="P303">const MIN_NEURONS_AMOUNT = this.MIN_INPUT_NEURONS_AMOUNT + this.MIN_REGULAR_NEURONS_AMOUNT + this.MIN_OUTPUT_NEURONS_AMOUNT;</text:p>
      <text:p text:style-name="P303"/>
      <text:p text:style-name="P303">/**</text:p>
      <text:p text:style-name="P303"><text:s/>* List of neurons class.</text:p>
      <text:p text:style-name="P303"><text:s/>*</text:p>
      <text:p text:style-name="P303"><text:s/>* @author Todor Balabanov</text:p>
      <text:p text:style-name="P303"><text:s/>*</text:p>
      <text:p text:style-name="P303"><text:s/>* @email todor.balabanov@gmail.com</text:p>
      <text:p text:style-name="P303"><text:s/>*</text:p>
      <text:p text:style-name="P303"><text:s/>* @date 03 Aug 2011</text:p>
      <text:p text:style-name="P303"><text:s/>*/</text:p>
      <text:p text:style-name="P303">function NeuronsList(size) {</text:p>
      <text:p text:style-name="P303"><text:soft-page-break/><text:tab/>/*</text:p>
      <text:p text:style-name="P303"><text:tab/> * It is not possible neurons amount to be negative number.</text:p>
      <text:p text:style-name="P303"><text:tab/> */</text:p>
      <text:p text:style-name="P303"><text:tab/>if (size &lt; this.MIN_NEURONS_AMOUNT) {</text:p>
      <text:p text:style-name="P303"><text:tab/><text:tab/>size = this.MIN_NEURONS_AMOUNT;</text:p>
      <text:p text:style-name="P303"><text:tab/>}</text:p>
      <text:p text:style-name="P303"/>
      <text:p text:style-name="P303"><text:tab/>/**</text:p>
      <text:p text:style-name="P303"><text:tab/> * Neurons list.</text:p>
      <text:p text:style-name="P303"><text:tab/> */</text:p>
      <text:p text:style-name="P303"><text:tab/>this.list = new Array(size);</text:p>
      <text:p text:style-name="P303"><text:tab/>for (var i = 0; i &lt; list.length; i++) {</text:p>
      <text:p text:style-name="P303"><text:tab/><text:tab/>list[i] = new Neuron();</text:p>
      <text:p text:style-name="P303"><text:tab/>}</text:p>
      <text:p text:style-name="P303"/>
      <text:p text:style-name="P303"><text:tab/>/**</text:p>
      <text:p text:style-name="P303"><text:tab/> * Input neurons amount getter.</text:p>
      <text:p text:style-name="P303"><text:tab/> *</text:p>
      <text:p text:style-name="P303"><text:tab/> * @return Input neurons amount.</text:p>
      <text:p text:style-name="P303"><text:tab/> *</text:p>
      <text:p text:style-name="P303"><text:tab/> * @author Iliyan Zankinski</text:p>
      <text:p text:style-name="P303"><text:tab/> *</text:p>
      <text:p text:style-name="P303"><text:tab/> * @email iliyan_mf@abv.bg</text:p>
      <text:p text:style-name="P303"><text:tab/> *</text:p>
      <text:p text:style-name="P303"><text:tab/> * @date 27 Jul 2009</text:p>
      <text:p text:style-name="P303"><text:tab/> */</text:p>
      <text:p text:style-name="P303"><text:tab/>this.getInputNeuronsAmount = function() {</text:p>
      <text:p text:style-name="P303"><text:tab/><text:tab/>var inputNeuronsAmount = 0;</text:p>
      <text:p text:style-name="P303"/>
      <text:p text:style-name="P303"><text:tab/><text:tab/>for (var i = 0; i &lt; list.length; i++) {</text:p>
      <text:p text:style-name="P303"><text:tab/><text:tab/><text:tab/>if (list[i].isInput() == true) {</text:p>
      <text:p text:style-name="P303"><text:tab/><text:tab/><text:tab/><text:tab/>inputNeuronsAmount++;</text:p>
      <text:p text:style-name="P303"><text:tab/><text:tab/><text:tab/>}</text:p>
      <text:p text:style-name="P303"><text:tab/><text:tab/>}</text:p>
      <text:p text:style-name="P303"/>
      <text:p text:style-name="P303"><text:tab/><text:tab/>return inputNeuronsAmount;</text:p>
      <text:p text:style-name="P303"><text:tab/>};</text:p>
      <text:p text:style-name="P303"/>
      <text:p text:style-name="P303"><text:tab/>/**</text:p>
      <text:p text:style-name="P303"><text:tab/> * Output neurons amount getter.</text:p>
      <text:p text:style-name="P303"><text:tab/> *</text:p>
      <text:p text:style-name="P303"><text:tab/> * @return Output neurons amount.</text:p>
      <text:p text:style-name="P303"><text:tab/> *</text:p>
      <text:p text:style-name="P303"><text:tab/> * @author Iliyan Zankinski</text:p>
      <text:p text:style-name="P303"><text:tab/> *</text:p>
      <text:p text:style-name="P303"><text:tab/> * @email iliyan_mf@abv.bg</text:p>
      <text:p text:style-name="P303"><text:tab/> *</text:p>
      <text:p text:style-name="P303"><text:tab/> * @date 27 Jul 2009</text:p>
      <text:p text:style-name="P303"><text:tab/> */</text:p>
      <text:p text:style-name="P303"><text:tab/>this.getOutputNeuronsAmount = function() {</text:p>
      <text:p text:style-name="P303"><text:tab/><text:tab/>var outputNeuronsAmount = 0;</text:p>
      <text:p text:style-name="P303"/>
      <text:p text:style-name="P303"><text:tab/><text:tab/>for (var i = 0; i &lt; list.length; i++) {</text:p>
      <text:p text:style-name="P303"><text:tab/><text:tab/><text:tab/>if (list[i].isOutput() == true) {</text:p>
      <text:p text:style-name="P303"><text:tab/><text:tab/><text:tab/><text:tab/>outputNeuronsAmount++;</text:p>
      <text:p text:style-name="P303"><text:tab/><text:tab/><text:tab/>}</text:p>
      <text:p text:style-name="P303"><text:tab/><text:tab/>}</text:p>
      <text:p text:style-name="P303"/>
      <text:p text:style-name="P303"><text:tab/><text:tab/>return outputNeuronsAmount;</text:p>
      <text:p text:style-name="P303"><text:tab/>};</text:p>
      <text:p text:style-name="P303"/>
      <text:p text:style-name="P303"><text:tab/>/**</text:p>
      <text:p text:style-name="P303"><text:tab/> * Size of neurons list getter.</text:p>
      <text:p text:style-name="P303"><text:tab/> *</text:p>
      <text:p text:style-name="P303"><text:tab/> * @return Size of neurons lis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03 Aug 2011</text:p>
      <text:p text:style-name="P303"><text:tab/> */</text:p>
      <text:p text:style-name="P303"><text:tab/>this.dimension = function() {</text:p>
      <text:p text:style-name="P303"><text:tab/><text:tab/>return list.length;</text:p>
      <text:p text:style-name="P303"><text:tab/>};</text:p>
      <text:p text:style-name="P303"/>
      <text:p text:style-name="P303"><text:tab/>/**</text:p>
      <text:p text:style-name="P303"><text:tab/> * Clear all type flag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1 Aug 2009</text:p>
      <text:p text:style-name="P303"><text:tab/> */</text:p>
      <text:p text:style-name="P303"><text:tab/>this.clearTypes = function() {</text:p>
      <text:p text:style-name="P303"><text:tab/><text:tab/>for (var i = 0; i &lt; list.length; i++) {</text:p>
      <text:p text:style-name="P303"><text:tab/><text:tab/><text:tab/>list[i].setRegular(true);</text:p>
      <text:p text:style-name="P303"><text:tab/><text:tab/>}</text:p>
      <text:p text:style-name="P303"><text:tab/>};</text:p>
      <text:p text:style-name="P303"/>
      <text:p text:style-name="P303"><text:tab/>/**</text:p>
      <text:p text:style-name="P303"><text:tab/> * Reset all neurons value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1 Aug 2009</text:p>
      <text:p text:style-name="P303"><text:tab/> */</text:p>
      <text:p text:style-name="P303"><text:tab/>this.reset = function() {</text:p>
      <text:p text:style-name="P303"><text:tab/><text:tab/>for (var i = 0; i &lt; list.length; i++) {</text:p>
      <text:p text:style-name="P303"><text:tab/><text:tab/><text:tab/>list[i].reset();</text:p>
      <text:p text:style-name="P303"><text:soft-page-break/><text:tab/><text:tab/>}</text:p>
      <text:p text:style-name="P303"><text:tab/>};</text:p>
      <text:p text:style-name="P303"/>
      <text:p text:style-name="P303"><text:tab/>clearTypes();</text:p>
      <text:p text:style-name="P303">}</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text:p>
      <text:p text:style-name="P304"><text:s/>* Include files.</text:p>
      <text:p text:style-name="P304"><text:s/>*/</text:p>
      <text:p text:style-name="P304">document.write('&lt;script type="text/javascript" src="' + 'Chromosome.js' + '"&gt;&lt;/script&gt;');</text:p>
      <text:p text:style-name="P304"/>
      <text:p text:style-name="P304">/**</text:p>
      <text:p text:style-name="P304"><text:s/>* Minimum population size. Four is useful at each crossover and mutation to</text:p>
      <text:p text:style-name="P304"><text:s/>* have two parents, one child and one reserved best chromosome.</text:p>
      <text:p text:style-name="P304"><text:s/>*/</text:p>
      <text:p text:style-name="P304">const MIN_POPULATION_SIZE = 4;</text:p>
      <text:p text:style-name="P304"/>
      <text:p text:style-name="P304">/**</text:p>
      <text:p text:style-name="P304"><text:s/>* List of weights used as population class.</text:p>
      <text:p text:style-name="P304"><text:s/>*</text:p>
      <text:p text:style-name="P304"><text:s/>* @author Todor Balabanov</text:p>
      <text:p text:style-name="P304"><text:s/>*</text:p>
      <text:p text:style-name="P304"><text:s/>* @email todor.balabanov@gmail.com</text:p>
      <text:p text:style-name="P304"><text:s/>*</text:p>
      <text:p text:style-name="P304"><text:s/>* @date 05 Aug 2011</text:p>
      <text:p text:style-name="P304"><text:s/>*/</text:p>
      <text:p text:style-name="P304">function Population(size) {</text:p>
      <text:p text:style-name="P304"><text:tab/>/*</text:p>
      <text:p text:style-name="P304"><text:tab/> * DE is not working with less than minimum amount of chromosomes.</text:p>
      <text:p text:style-name="P304"><text:tab/> */</text:p>
      <text:p text:style-name="P304"><text:tab/>if (size &lt; MIN_POPULATION_SIZE) {</text:p>
      <text:p text:style-name="P304"><text:tab/><text:tab/>size = MIN_POPULATION_SIZE;</text:p>
      <text:p text:style-name="P304"><text:tab/>}</text:p>
      <text:p text:style-name="P304"/>
      <text:p text:style-name="P304"><text:tab/>/**</text:p>
      <text:p text:style-name="P304"><text:tab/> * Weights list.</text:p>
      <text:p text:style-name="P304"><text:tab/> */</text:p>
      <text:p text:style-name="P304"><text:tab/>this.list = [];</text:p>
      <text:p text:style-name="P304"><text:tab/>for (var k = 0; k &lt; list.length; k++) {</text:p>
      <text:p text:style-name="P304"><text:tab/><text:tab/>list[k] = new Chromosome();</text:p>
      <text:p text:style-name="P304"><text:tab/>}</text:p>
      <text:p text:style-name="P304"/>
      <text:p text:style-name="P304"><text:tab/>/**</text:p>
      <text:p text:style-name="P304"><text:tab/> * Index of the chromozome with the best fitness.</text:p>
      <text:p text:style-name="P304"><text:tab/> */</text:p>
      <text:p text:style-name="P304"><text:tab/>this.bestFitnessIndex = 0;</text:p>
      <text:p text:style-name="P304"/>
      <text:p text:style-name="P304"><text:tab/>/**</text:p>
      <text:p text:style-name="P304"><text:tab/> * Size of neurons list getter.</text:p>
      <text:p text:style-name="P304"><text:tab/> *</text:p>
      <text:p text:style-name="P304"><text:tab/> * @return Size of neurons lis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5 Aug 2011</text:p>
      <text:p text:style-name="P304"><text:tab/> */</text:p>
      <text:p text:style-name="P304"><text:tab/>this.dimension = function() {</text:p>
      <text:p text:style-name="P304"><text:tab/><text:tab/>return list.length;</text:p>
      <text:p text:style-name="P304"><text:tab/>};</text:p>
      <text:p text:style-name="P304"/>
      <text:p text:style-name="P304"><text:tab/>/**</text:p>
      <text:p text:style-name="P304"><text:tab/> * Best local fitness value getter.</text:p>
      <text:p text:style-name="P304"><text:tab/> *</text:p>
      <text:p text:style-name="P304"><text:tab/> * @return Best local fitness value.</text:p>
      <text:p text:style-name="P304"><text:tab/> *</text:p>
      <text:p text:style-name="P304"><text:tab/> * @author Ivan Grozev</text:p>
      <text:p text:style-name="P304"><text:soft-page-break/><text:tab/> *</text:p>
      <text:p text:style-name="P304"><text:tab/> * @email Ivan.Iliev.Grozev@gmail.com</text:p>
      <text:p text:style-name="P304"><text:tab/> *</text:p>
      <text:p text:style-name="P304"><text:tab/> * @date 07 Jun 2009</text:p>
      <text:p text:style-name="P304"><text:tab/> */</text:p>
      <text:p text:style-name="P304"><text:tab/>this.getBestFitness = function() {</text:p>
      <text:p text:style-name="P304"><text:tab/><text:tab/>return list[bestFitnessIndex].getFitness();</text:p>
      <text:p text:style-name="P304"><text:tab/>};</text:p>
      <text:p text:style-name="P304"/>
      <text:p text:style-name="P304"><text:tab/>/**</text:p>
      <text:p text:style-name="P304"><text:tab/> * Find index of the chromosome with the best fitness value.</text:p>
      <text:p text:style-name="P304"><text:tab/> *</text:p>
      <text:p text:style-name="P304"><text:tab/> * @return Index of the chromosome with the best fitness.</text:p>
      <text:p text:style-name="P304"><text:tab/> *</text:p>
      <text:p text:style-name="P304"><text:tab/> * @author Galq Cirkalova</text:p>
      <text:p text:style-name="P304"><text:tab/> *</text:p>
      <text:p text:style-name="P304"><text:tab/> * @email galq_cirkalova@abv.bg</text:p>
      <text:p text:style-name="P304"><text:tab/> *</text:p>
      <text:p text:style-name="P304"><text:tab/> * @date 24 Apr 2009</text:p>
      <text:p text:style-name="P304"><text:tab/> */</text:p>
      <text:p text:style-name="P304"><text:tab/>this.getBestFitnessIndex = function() {</text:p>
      <text:p text:style-name="P304"><text:tab/><text:tab/>return bestFitnessIndex;</text:p>
      <text:p text:style-name="P304"><text:tab/>};</text:p>
      <text:p text:style-name="P304"/>
      <text:p text:style-name="P304"><text:tab/>/**</text:p>
      <text:p text:style-name="P304"><text:tab/> * Check chromosome for duplication.</text:p>
      <text:p text:style-name="P304"><text:tab/> *</text:p>
      <text:p text:style-name="P304"><text:tab/> * @param chromosome Chromosome in population array.</text:p>
      <text:p text:style-name="P304"><text:tab/> *</text:p>
      <text:p text:style-name="P304"><text:tab/> * @return True if duplicate is found, false otherwise.</text:p>
      <text:p text:style-name="P304"><text:tab/> *</text:p>
      <text:p text:style-name="P304"><text:tab/> * @author Iliyan Zankinski</text:p>
      <text:p text:style-name="P304"><text:tab/> *</text:p>
      <text:p text:style-name="P304"><text:tab/> * @email iliyan_mf@abv.bg</text:p>
      <text:p text:style-name="P304"><text:tab/> *</text:p>
      <text:p text:style-name="P304"><text:tab/> * @date 25 Aug 2009</text:p>
      <text:p text:style-name="P304"><text:tab/> */</text:p>
      <text:p text:style-name="P304"><text:tab/>this.hasDuplication = function(chromosome) {</text:p>
      <text:p text:style-name="P304"><text:tab/><text:tab/>/*</text:p>
      <text:p text:style-name="P304"><text:tab/><text:tab/> * Check chromosome for duplication.</text:p>
      <text:p text:style-name="P304"><text:tab/><text:tab/> */</text:p>
      <text:p text:style-name="P304"><text:tab/><text:tab/>for (var k = 0; k &lt; list.length; k++) {</text:p>
      <text:p text:style-name="P304"><text:tab/><text:tab/><text:tab/>if (list[k].getFitness() == chromosome.getFitness() &amp;&amp; list[k] != chromosome) {</text:p>
      <text:p text:style-name="P304"><text:tab/><text:tab/><text:tab/><text:tab/>return true;</text:p>
      <text:p text:style-name="P304"><text:tab/><text:tab/><text:tab/>}</text:p>
      <text:p text:style-name="P304"><text:tab/><text:tab/>}</text:p>
      <text:p text:style-name="P304"/>
      <text:p text:style-name="P304"><text:tab/><text:tab/>return false;</text:p>
      <text:p text:style-name="P304"><text:tab/>};</text:p>
      <text:p text:style-name="P304"/>
      <text:p text:style-name="P304"><text:tab/>/**</text:p>
      <text:p text:style-name="P304"><text:tab/> * Initialize population with random chromosomes.</text:p>
      <text:p text:style-name="P304"><text:tab/> *</text:p>
      <text:p text:style-name="P304"><text:tab/> * @author Iliyan Zankinski</text:p>
      <text:p text:style-name="P304"><text:tab/> *</text:p>
      <text:p text:style-name="P304"><text:tab/> * @email iliyan_mf@abv.bg</text:p>
      <text:p text:style-name="P304"><text:tab/> *</text:p>
      <text:p text:style-name="P304"><text:tab/> * @date 27 Mar 2009</text:p>
      <text:p text:style-name="P304"><text:tab/> */</text:p>
      <text:p text:style-name="P304"><text:tab/>this.initRandom = function() {</text:p>
      <text:p text:style-name="P304"><text:tab/><text:tab/>for (var k = 0; k &lt; list.length; k++) {</text:p>
      <text:p text:style-name="P304"><text:tab/><text:tab/><text:tab/>list[k].random();</text:p>
      <text:p text:style-name="P304"><text:tab/><text:tab/>}</text:p>
      <text:p text:style-name="P304"/>
      <text:p text:style-name="P304"><text:tab/><text:tab/>searchBestFitnessIndex();</text:p>
      <text:p text:style-name="P304"><text:tab/>};</text:p>
      <text:p text:style-name="P304"/>
      <text:p text:style-name="P304"><text:tab/>/**</text:p>
      <text:p text:style-name="P304"><text:tab/> * Search for best fitness and save it in class member variabl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8 Aug 2009</text:p>
      <text:p text:style-name="P304"><text:tab/> */</text:p>
      <text:p text:style-name="P304"><text:tab/>this.searchBestFitnessIndex = function() {</text:p>
      <text:p text:style-name="P304"><text:tab/><text:tab/>bestFitnessIndex = 0;</text:p>
      <text:p text:style-name="P304"/>
      <text:p text:style-name="P304"><text:tab/><text:tab/>/*</text:p>
      <text:p text:style-name="P304"><text:tab/><text:tab/> * Best fintess is the smallest possible. Fitness is artificial neural</text:p>
      <text:p text:style-name="P304"><text:tab/><text:tab/> * network total error.</text:p>
      <text:p text:style-name="P304"><text:tab/><text:tab/> */</text:p>
      <text:p text:style-name="P304"><text:tab/><text:tab/>for (var i = 0; i &lt; list.length; i++) {</text:p>
      <text:p text:style-name="P304"><text:tab/><text:tab/><text:tab/>if (list[i].getFitness() &lt; list[bestFitnessIndex].getFitness()) {</text:p>
      <text:p text:style-name="P304"><text:tab/><text:tab/><text:tab/><text:tab/>bestFitnessIndex = i;</text:p>
      <text:p text:style-name="P304"><text:tab/><text:tab/><text:tab/>}</text:p>
      <text:p text:style-name="P304"><text:tab/><text:tab/>}</text:p>
      <text:p text:style-name="P304"><text:tab/>};</text:p>
      <text:p text:style-name="P304"/>
      <text:p text:style-name="P304"><text:tab/>/*</text:p>
      <text:p text:style-name="P304"><text:tab/> * Best fitness index should be available.</text:p>
      <text:p text:style-name="P304"><text:tab/> */</text:p>
      <text:p text:style-name="P304"><text:tab/>searchBestFitnessIndex();</text:p>
      <text:p text:style-name="P304">}</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Single rate structure.</text:p>
      <text:p text:style-name="P305"><text:s/>*</text:p>
      <text:p text:style-name="P305"><text:s/>* @author Daniel Chutrov</text:p>
      <text:p text:style-name="P305"><text:s/>*</text:p>
      <text:p text:style-name="P305"><text:s/>* @email d.chutrov@gmail.com</text:p>
      <text:p text:style-name="P305"><text:s/>*</text:p>
      <text:p text:style-name="P305"><text:s/>* @date 25 Dec 2010</text:p>
      <text:p text:style-name="P305"><text:s/>*/</text:p>
      <text:p text:style-name="P305">function RateInfo() <text:s/>{</text:p>
      <text:p text:style-name="P305"/>
      <text:p text:style-name="P305"><text:tab/>/**</text:p>
      <text:p text:style-name="P305"><text:tab/> * Rate time value.</text:p>
      <text:p text:style-name="P305"><text:tab/> */</text:p>
      <text:p text:style-name="P305"><text:tab/>this.time = 0;</text:p>
      <text:p text:style-name="P305"/>
      <text:p text:style-name="P305"><text:tab/>/**</text:p>
      <text:p text:style-name="P305"><text:tab/> * Rate open value.</text:p>
      <text:p text:style-name="P305"><text:tab/> */</text:p>
      <text:p text:style-name="P305"><text:tab/>this.open = 0.0;</text:p>
      <text:p text:style-name="P305"/>
      <text:p text:style-name="P305"><text:tab/>/**</text:p>
      <text:p text:style-name="P305"><text:tab/> * Rate low value.</text:p>
      <text:p text:style-name="P305"><text:tab/> */</text:p>
      <text:p text:style-name="P305"><text:tab/>this.low = 0.0;</text:p>
      <text:p text:style-name="P305"/>
      <text:p text:style-name="P305"><text:tab/>/**</text:p>
      <text:p text:style-name="P305"><text:tab/> * Rate high value.</text:p>
      <text:p text:style-name="P305"><text:tab/> */</text:p>
      <text:p text:style-name="P305"><text:tab/>this.high = 0.0;</text:p>
      <text:p text:style-name="P305"/>
      <text:p text:style-name="P305"><text:tab/>/**</text:p>
      <text:p text:style-name="P305"><text:tab/> * Rate close value.</text:p>
      <text:p text:style-name="P305"><text:tab/> */</text:p>
      <text:p text:style-name="P305"><text:tab/>this.close = 0.0;</text:p>
      <text:p text:style-name="P305"/>
      <text:p text:style-name="P305"><text:tab/>/**</text:p>
      <text:p text:style-name="P305"><text:tab/> * Rate volume value.</text:p>
      <text:p text:style-name="P305"><text:tab/> */</text:p>
      <text:p text:style-name="P305"><text:tab/>this.volume = 0.0;</text:p>
      <text:p text:style-name="P305">}</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oft-page-break/><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No time period at all.</text:p>
      <text:p text:style-name="P306"><text:s/>*/</text:p>
      <text:p text:style-name="P306">const NO = 0;</text:p>
      <text:p text:style-name="P306"/>
      <text:p text:style-name="P306">/**</text:p>
      <text:p text:style-name="P306"><text:s/>* One minute.</text:p>
      <text:p text:style-name="P306"><text:s/>*/</text:p>
      <text:p text:style-name="P306">const M1 = 1;</text:p>
      <text:p text:style-name="P306"/>
      <text:p text:style-name="P306">/**</text:p>
      <text:p text:style-name="P306"><text:s/>* Five minutes.</text:p>
      <text:p text:style-name="P306"><text:s/>*/</text:p>
      <text:p text:style-name="P306">const M5 = 5;</text:p>
      <text:p text:style-name="P306"/>
      <text:p text:style-name="P306">/**</text:p>
      <text:p text:style-name="P306"><text:s/>* Fifteen minutes.</text:p>
      <text:p text:style-name="P306"><text:s/>*/</text:p>
      <text:p text:style-name="P306">const M15 = 15;</text:p>
      <text:p text:style-name="P306"/>
      <text:p text:style-name="P306">/**</text:p>
      <text:p text:style-name="P306"><text:s/>* Thirty minutes.</text:p>
      <text:p text:style-name="P306"><text:s/>*/</text:p>
      <text:p text:style-name="P306">const M30 = 30;</text:p>
      <text:p text:style-name="P306"/>
      <text:p text:style-name="P306">/**</text:p>
      <text:p text:style-name="P306"><text:s/>* One hour.</text:p>
      <text:p text:style-name="P306"><text:s/>*/</text:p>
      <text:p text:style-name="P306">const H1 = 60;</text:p>
      <text:p text:style-name="P306"/>
      <text:p text:style-name="P306">/**</text:p>
      <text:p text:style-name="P306"><text:s/>* Four hours.</text:p>
      <text:p text:style-name="P306"><text:s/>*/</text:p>
      <text:p text:style-name="P306">const H4 = 240;</text:p>
      <text:p text:style-name="P306"/>
      <text:p text:style-name="P306">/**</text:p>
      <text:p text:style-name="P306"><text:s/>* One day.</text:p>
      <text:p text:style-name="P306"><text:s/>*/</text:p>
      <text:p text:style-name="P306">const D1 = 1440;</text:p>
      <text:p text:style-name="P306"/>
      <text:p text:style-name="P306">/**</text:p>
      <text:p text:style-name="P306"><text:s/>* One week.</text:p>
      <text:p text:style-name="P306"><text:s/>*/</text:p>
      <text:p text:style-name="P306">const W1 = 10080;</text:p>
      <text:p text:style-name="P306"/>
      <text:p text:style-name="P306">/**</text:p>
      <text:p text:style-name="P306"><text:s/>* One month.</text:p>
      <text:p text:style-name="P306"><text:s/>*/</text:p>
      <text:p text:style-name="P306">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Include files.</text:p>
      <text:p text:style-name="P307"><text:s/>*/</text:p>
      <text:p text:style-name="P307">document.write('&lt;script type="text/javascript" src="' + 'JsonHttpCommunicator.js' + '"&gt;&lt;/script&gt;');</text:p>
      <text:p text:style-name="P307">document.write('&lt;script type="text/javascript" src="' + 'TrainingSet.js' + '"&gt;&lt;/script&gt;');</text:p>
      <text:p text:style-name="P307">document.write('&lt;script type="text/javascript" src="' + 'ANN.js' + '"&gt;&lt;/script&gt;');</text:p>
      <text:p text:style-name="P307">document.write('&lt;script type="text/javascript" src="' + 'DE.js' + '"&gt;&lt;/script&gt;');</text:p>
      <text:p text:style-name="P307">document.write('&lt;script type="text/javascript" src="' + 'Counter.js' + '"&gt;&lt;/script&gt;');</text:p>
      <text:p text:style-name="P307">document.write('&lt;script type="text/javascript" src="' + 'ModelParameters.js' + '"&gt;&lt;/script&gt;');</text:p>
      <text:p text:style-name="P307"><text:soft-page-break/>document.write('&lt;script type="text/javascript" src="' + 'cstdlib.js' + '"&gt;&lt;/script&gt;');</text:p>
      <text:p text:style-name="P307">document.write('&lt;script type="text/javascript" src="' + 'ctime.js' + '"&gt;&lt;/script&gt;');</text:p>
      <text:p text:style-name="P307"/>
      <text:p text:style-name="P307">/**</text:p>
      <text:p text:style-name="P307"><text:s/>* Do report flag.</text:p>
      <text:p text:style-name="P307"><text:s/>*/</text:p>
      <text:p text:style-name="P307">const DO_FINAL_REPORT = true;</text:p>
      <text:p text:style-name="P307"/>
      <text:p text:style-name="P307">/**</text:p>
      <text:p text:style-name="P307"><text:s/>* Report file name.</text:p>
      <text:p text:style-name="P307"><text:s/>*/</text:p>
      <text:p text:style-name="P307">const REPORT_FILE_NAME = "VitoshaTradeTrainingReport.txt";</text:p>
      <text:p text:style-name="P307"/>
      <text:p text:style-name="P307">/**</text:p>
      <text:p text:style-name="P307"><text:s/>* Number of seconds to request training set update.</text:p>
      <text:p text:style-name="P307"><text:s/>*/</text:p>
      <text:p text:style-name="P307">const TRAINING_SET_UPDATE_INTERVAL = 600;</text:p>
      <text:p text:style-name="P307"/>
      <text:p text:style-name="P307">/**</text:p>
      <text:p text:style-name="P307"><text:s/>* Number of seconds to report local best fitness.</text:p>
      <text:p text:style-name="P307"><text:s/>*/</text:p>
      <text:p text:style-name="P307">const BEST_FITNESS_REPORT_INTERVAL = 600;</text:p>
      <text:p text:style-name="P307"/>
      <text:p text:style-name="P307">/**</text:p>
      <text:p text:style-name="P307"><text:s/>* Constructing trainer by using database data or user defined parameters.</text:p>
      <text:p text:style-name="P307"><text:s/>*</text:p>
      <text:p text:style-name="P307"><text:s/>* @author Todor Balabanov</text:p>
      <text:p text:style-name="P307"><text:s/>*</text:p>
      <text:p text:style-name="P307"><text:s/>* @email todor.balabanov@gmail.com</text:p>
      <text:p text:style-name="P307"><text:s/>*</text:p>
      <text:p text:style-name="P307"><text:s/>* @date 12 Sep 2009</text:p>
      <text:p text:style-name="P307"><text:s/>*/</text:p>
      <text:p text:style-name="P307">function Trainer() {</text:p>
      <text:p text:style-name="P307"><text:tab/>/**</text:p>
      <text:p text:style-name="P307"><text:tab/> * At start there is no report at all.</text:p>
      <text:p text:style-name="P307"><text:tab/> */</text:p>
      <text:p text:style-name="P307"><text:tab/>this.lastBestFitnessReportTime = 0;</text:p>
      <text:p text:style-name="P307"/>
      <text:p text:style-name="P307"><text:tab/>/**</text:p>
      <text:p text:style-name="P307"><text:tab/> * Statistic counters dynamic instance.</text:p>
      <text:p text:style-name="P307"><text:tab/> */</text:p>
      <text:p text:style-name="P307"><text:tab/>this.counters = new Counter();</text:p>
      <text:p text:style-name="P307"/>
      <text:p text:style-name="P307"><text:tab/>/**</text:p>
      <text:p text:style-name="P307"><text:tab/> * HTTP comunication dynamic instance.</text:p>
      <text:p text:style-name="P307"><text:tab/> */</text:p>
      <text:p text:style-name="P307"><text:tab/>this.http = new JsonHttpCommunicator();</text:p>
      <text:p text:style-name="P307"/>
      <text:p text:style-name="P307"><text:tab/>/*</text:p>
      <text:p text:style-name="P307"><text:tab/> * Estimate work done.</text:p>
      <text:p text:style-name="P307"><text:tab/> */</text:p>
      <text:p text:style-name="P307"><text:tab/>this.counters.setValue("Training start time", "" + time(null));</text:p>
      <text:p text:style-name="P307"/>
      <text:p text:style-name="P307"><text:tab/>/**</text:p>
      <text:p text:style-name="P307"><text:tab/> * Artificial neural network trainer.</text:p>
      <text:p text:style-name="P307"><text:tab/> *</text:p>
      <text:p text:style-name="P307"><text:tab/> * @author Daniel Chutrov</text:p>
      <text:p text:style-name="P307"><text:tab/> *</text:p>
      <text:p text:style-name="P307"><text:tab/> * @email d.chutrov@gmail.com</text:p>
      <text:p text:style-name="P307"><text:tab/> *</text:p>
      <text:p text:style-name="P307"><text:tab/> * @date 29 Dec 2010</text:p>
      <text:p text:style-name="P307"><text:tab/> */</text:p>
      <text:p text:style-name="P307"><text:tab/>this.setup = function(parameters) {</text:p>
      <text:p text:style-name="P307"><text:tab/><text:tab/>/**</text:p>
      <text:p text:style-name="P307"><text:tab/><text:tab/> * MetaTrader 4 chart symbol.</text:p>
      <text:p text:style-name="P307"><text:tab/><text:tab/> */</text:p>
      <text:p text:style-name="P307"><text:tab/><text:tab/>this.symbol = parameters.symbol;</text:p>
      <text:p text:style-name="P307"/>
      <text:p text:style-name="P307"><text:tab/><text:tab/>/**</text:p>
      <text:p text:style-name="P307"><text:tab/><text:tab/> * MetaTrader 4 chart period.</text:p>
      <text:p text:style-name="P307"><text:tab/><text:tab/> */</text:p>
      <text:p text:style-name="P307"><text:tab/><text:tab/>this.period = parameters.period;</text:p>
      <text:p text:style-name="P307"/>
      <text:p text:style-name="P307"><text:tab/><text:tab/>/**</text:p>
      <text:p text:style-name="P307"><text:tab/><text:tab/> * Training set dynamic instance.</text:p>
      <text:p text:style-name="P307"><text:tab/><text:tab/> */</text:p>
      <text:p text:style-name="P307"><text:tab/><text:tab/>this.ts = new TrainingSet();</text:p>
      <text:p text:style-name="P307"/>
      <text:p text:style-name="P307"><text:tab/><text:tab/>/**</text:p>
      <text:p text:style-name="P307"><text:tab/><text:tab/> * Artificial neural network dynamic instance.</text:p>
      <text:p text:style-name="P307"><text:tab/><text:tab/> */</text:p>
      <text:p text:style-name="P307"><text:tab/><text:tab/>this.ann = new ANN(counters, ts, parameters.neuronsAmount, parameters.learn, parameters.forecast, period);</text:p>
      <text:p text:style-name="P307"/>
      <text:p text:style-name="P307"><text:tab/><text:tab/>/**</text:p>
      <text:p text:style-name="P307"><text:tab/><text:tab/> * Differential evolution dynamic instance.</text:p>
      <text:p text:style-name="P307"><text:tab/><text:tab/> */</text:p>
      <text:p text:style-name="P307"><text:tab/><text:tab/>this.de = new DE();</text:p>
      <text:p text:style-name="P307"/>
      <text:p text:style-name="P307"><text:tab/><text:tab/>/*</text:p>
      <text:p text:style-name="P307"><text:tab/><text:tab/>* At the beginning there is no training set.</text:p>
      <text:p text:style-name="P307"><text:tab/><text:tab/>*/</text:p>
      <text:p text:style-name="P307"><text:tab/><text:tab/>var result = http.loadTrainingSet(symbol, period, ts.getRates(), ts.getSize());</text:p>
      <text:p text:style-name="P307"><text:tab/><text:tab/>this.ts = new TrainingSet(result[0], result[1], parameters.learn, parameters.forecast);</text:p>
      <text:p text:style-name="P307"><text:tab/><text:tab/>ts.splitData(parameters.learn, parameters.forecast); </text:p>
      <text:p text:style-name="P307"/>
      <text:p text:style-name="P307"><text:tab/><text:tab/>/*</text:p>
      <text:p text:style-name="P307"><text:tab/><text:tab/> * Create object structure.</text:p>
      <text:p text:style-name="P307"><text:tab/><text:tab/> */</text:p>
      <text:p text:style-name="P307"><text:tab/><text:tab/>result = http.loadTrainerObjects(this.ann, this.de, parameters);</text:p>
      <text:p text:style-name="P307"><text:tab/><text:tab/>this.ann = result[0];</text:p>
      <text:p text:style-name="P307"><text:tab/><text:tab/>this.de = result[1];</text:p>
      <text:p text:style-name="P307"><text:tab/><text:tab/>ann.setTrainingSetPointer(this.ts);</text:p>
      <text:p text:style-name="P307"><text:tab/>};</text:p>
      <text:p text:style-name="P307"><text:soft-page-break/></text:p>
      <text:p text:style-name="P307"><text:tab/>/**</text:p>
      <text:p text:style-name="P307"><text:tab/> * Update training set.</text:p>
      <text:p text:style-name="P307"><text:tab/> *</text:p>
      <text:p text:style-name="P307"><text:tab/> * @param rates Array with rates values.</text:p>
      <text:p text:style-name="P307"><text:tab/> *</text:p>
      <text:p text:style-name="P307"><text:tab/> * @param size Size of all parallel arrays.</text:p>
      <text:p text:style-name="P307"><text:tab/> *</text:p>
      <text:p text:style-name="P307"><text:tab/> * @author Daniel Chutrov</text:p>
      <text:p text:style-name="P307"><text:tab/> *</text:p>
      <text:p text:style-name="P307"><text:tab/> * @email d.chutrov@gmail.com</text:p>
      <text:p text:style-name="P307"><text:tab/> *</text:p>
      <text:p text:style-name="P307"><text:tab/> * @date 23 Dec 2010</text:p>
      <text:p text:style-name="P307"><text:tab/> */</text:p>
      <text:p text:style-name="P307"><text:tab/>this.updateTrainingSet = function(rates, size) {</text:p>
      <text:p text:style-name="P307"><text:tab/><text:tab/>/*</text:p>
      <text:p text:style-name="P307"><text:tab/><text:tab/> * Do not update if there is no new data at latest known time.</text:p>
      <text:p text:style-name="P307"><text:tab/><text:tab/> */</text:p>
      <text:p text:style-name="P307"><text:tab/><text:tab/>if (ts.getSize() == size &amp;&amp; ts.getTime(ts.getSize() - 1) == rates[size - 1].time) {</text:p>
      <text:p text:style-name="P307"><text:tab/><text:tab/><text:tab/>return;</text:p>
      <text:p text:style-name="P307"><text:tab/><text:tab/>}</text:p>
      <text:p text:style-name="P307"/>
      <text:p text:style-name="P307"><text:tab/><text:tab/>/*</text:p>
      <text:p text:style-name="P307"><text:tab/><text:tab/> * Create new training set object and swap it with the old one.</text:p>
      <text:p text:style-name="P307"><text:tab/><text:tab/> * Constructor with merge capabilities also can be used.</text:p>
      <text:p text:style-name="P307"><text:tab/><text:tab/> */</text:p>
      <text:p text:style-name="P307"><text:tab/><text:tab/>ts = new TrainingSet(rates, size, ann.getNeurons().getInputNeuronsAmount(), ann.getNeurons().getOutputNeuronsAmount());</text:p>
      <text:p text:style-name="P307"/>
      <text:p text:style-name="P307"><text:tab/><text:tab/>/*</text:p>
      <text:p text:style-name="P307"><text:tab/><text:tab/> * Update ANN training set pointer.</text:p>
      <text:p text:style-name="P307"><text:tab/><text:tab/> */</text:p>
      <text:p text:style-name="P307"><text:tab/><text:tab/>ann.setTrainingSetPointer(ts);</text:p>
      <text:p text:style-name="P307"/>
      <text:p text:style-name="P307"><text:tab/><text:tab/>/*</text:p>
      <text:p text:style-name="P307"><text:tab/><text:tab/> * Estimate work done.</text:p>
      <text:p text:style-name="P307"><text:tab/><text:tab/> */</text:p>
      <text:p text:style-name="P307"><text:tab/><text:tab/>counters.setValue("Training set size", ts.getSize());</text:p>
      <text:p text:style-name="P307"><text:tab/>};</text:p>
      <text:p text:style-name="P307"/>
      <text:p text:style-name="P307"><text:tab/>/**</text:p>
      <text:p text:style-name="P307"><text:tab/> * Do training process.</text:p>
      <text:p text:style-name="P307"><text:tab/> *</text:p>
      <text:p text:style-name="P307"><text:tab/> * @author Daniel Chutrov</text:p>
      <text:p text:style-name="P307"><text:tab/> *</text:p>
      <text:p text:style-name="P307"><text:tab/> * @email d.chutrov@gmail.com</text:p>
      <text:p text:style-name="P307"><text:tab/> *</text:p>
      <text:p text:style-name="P307"><text:tab/> * @date 23 Dec 2010</text:p>
      <text:p text:style-name="P307"><text:tab/> */</text:p>
      <text:p text:style-name="P307"><text:tab/>this.train = function() {</text:p>
      <text:p text:style-name="P307"><text:tab/><text:tab/>/*</text:p>
      <text:p text:style-name="P307"><text:tab/><text:tab/> * If training set is not present training can not be done.</text:p>
      <text:p text:style-name="P307"><text:tab/><text:tab/> */</text:p>
      <text:p text:style-name="P307"><text:tab/><text:tab/>if (ts.getSize() == 0) {</text:p>
      <text:p text:style-name="P307"><text:tab/><text:tab/><text:tab/>return;</text:p>
      <text:p text:style-name="P307"><text:tab/><text:tab/>}</text:p>
      <text:p text:style-name="P307"/>
      <text:p text:style-name="P307"><text:tab/><text:tab/>/*</text:p>
      <text:p text:style-name="P307"><text:tab/><text:tab/> * Run one epoche of evolution.</text:p>
      <text:p text:style-name="P307"><text:tab/><text:tab/> */</text:p>
      <text:p text:style-name="P307"><text:tab/><text:tab/>de.evolve();</text:p>
      <text:p text:style-name="P307"/>
      <text:p text:style-name="P307"><text:tab/><text:tab/>/*</text:p>
      <text:p text:style-name="P307"><text:tab/><text:tab/> * Report best chromosome at regular time interval.</text:p>
      <text:p text:style-name="P307"><text:tab/><text:tab/> */</text:p>
      <text:p text:style-name="P307"><text:tab/><text:tab/>if (time(null) - BEST_FITNESS_REPORT_INTERVAL &gt; lastBestFitnessReportTime) {</text:p>
      <text:p text:style-name="P307"><text:tab/><text:tab/><text:tab/>reportLocalBestFitness();</text:p>
      <text:p text:style-name="P307"><text:tab/><text:tab/>}</text:p>
      <text:p text:style-name="P307"><text:tab/>};</text:p>
      <text:p text:style-name="P307"/>
      <text:p text:style-name="P307"><text:tab/>/**</text:p>
      <text:p text:style-name="P307"><text:tab/> * Obtain predicted value.</text:p>
      <text:p text:style-name="P307"><text:tab/> *</text:p>
      <text:p text:style-name="P307"><text:tab/> * @return Predicted value.</text:p>
      <text:p text:style-name="P307"><text:tab/> *</text:p>
      <text:p text:style-name="P307"><text:tab/> * @author Daniel Chutrov</text:p>
      <text:p text:style-name="P307"><text:tab/> *</text:p>
      <text:p text:style-name="P307"><text:tab/> * @email d.chutrov@gmail.com</text:p>
      <text:p text:style-name="P307"><text:tab/> *</text:p>
      <text:p text:style-name="P307"><text:tab/> * @date 23 Dec 2010</text:p>
      <text:p text:style-name="P307"><text:tab/> */</text:p>
      <text:p text:style-name="P307"><text:tab/>this.predict = function() {</text:p>
      <text:p text:style-name="P307"><text:tab/><text:tab/>/*</text:p>
      <text:p text:style-name="P307"><text:tab/><text:tab/> * If training set is not present training can not be done.</text:p>
      <text:p text:style-name="P307"><text:tab/><text:tab/> */</text:p>
      <text:p text:style-name="P307"><text:tab/><text:tab/>if (ts.getSize() == 0) {</text:p>
      <text:p text:style-name="P307"><text:tab/><text:tab/><text:tab/>return (0 );</text:p>
      <text:p text:style-name="P307"><text:tab/><text:tab/>}</text:p>
      <text:p text:style-name="P307"/>
      <text:p text:style-name="P307"><text:tab/><text:tab/>return ( ann.getPrediction() );</text:p>
      <text:p text:style-name="P307"><text:tab/>};</text:p>
      <text:p text:style-name="P307"/>
      <text:p text:style-name="P307"><text:tab/>/**</text:p>
      <text:p text:style-name="P307"><text:tab/> * Report local best fitness.</text:p>
      <text:p text:style-name="P307"><text:tab/> *</text:p>
      <text:p text:style-name="P307"><text:tab/> * @author Daniel Chutrov</text:p>
      <text:p text:style-name="P307"><text:tab/> *</text:p>
      <text:p text:style-name="P307"><text:tab/> * @email d.chutrov@gmail.com</text:p>
      <text:p text:style-name="P307"><text:tab/> *</text:p>
      <text:p text:style-name="P307"><text:tab/> * @date 23 Dec 2010</text:p>
      <text:p text:style-name="P307"><text:tab/> */</text:p>
      <text:p text:style-name="P307"><text:tab/>this.reportLocalBestFitness = function() {</text:p>
      <text:p text:style-name="P307"><text:tab/><text:tab/>/*</text:p>
      <text:p text:style-name="P307"><text:soft-page-break/><text:tab/><text:tab/> * Remote best fitness to be used as level for better result server report.</text:p>
      <text:p text:style-name="P307"><text:tab/><text:tab/> */</text:p>
      <text:p text:style-name="P307"><text:tab/><text:tab/>var remoteBestFitness = RAND_MAX;</text:p>
      <text:p text:style-name="P307"/>
      <text:p text:style-name="P307"><text:tab/><text:tab/>/*</text:p>
      <text:p text:style-name="P307"><text:tab/><text:tab/> * Get pointers needed.</text:p>
      <text:p text:style-name="P307"><text:tab/><text:tab/> */</text:p>
      <text:p text:style-name="P307"><text:tab/><text:tab/>var activities = ann.getActivities();</text:p>
      <text:p text:style-name="P307"><text:tab/><text:tab/>var neurons = ann.getNeurons();</text:p>
      <text:p text:style-name="P307"/>
      <text:p text:style-name="P307"><text:tab/><text:tab/>/*</text:p>
      <text:p text:style-name="P307"><text:tab/><text:tab/> * Do not handle zero size ANNs.</text:p>
      <text:p text:style-name="P307"><text:tab/><text:tab/> */</text:p>
      <text:p text:style-name="P307"><text:tab/><text:tab/>if (activities.dimension() == 0 || neurons.dimension() == 0) {</text:p>
      <text:p text:style-name="P307"><text:tab/><text:tab/><text:tab/>return;</text:p>
      <text:p text:style-name="P307"><text:tab/><text:tab/>}</text:p>
      <text:p text:style-name="P307"/>
      <text:p text:style-name="P307"><text:tab/><text:tab/>/*</text:p>
      <text:p text:style-name="P307"><text:tab/><text:tab/> * Check remote best fitness.</text:p>
      <text:p text:style-name="P307"><text:tab/><text:tab/> */</text:p>
      <text:p text:style-name="P307"><text:tab/><text:tab/>remoteBestFitness = http.loadRemoteBestFitness(symbol, period, neurons, activities);</text:p>
      <text:p text:style-name="P307"/>
      <text:p text:style-name="P307"><text:tab/><text:tab/>/*</text:p>
      <text:p text:style-name="P307"><text:tab/><text:tab/> * Load Compare remote and local best fitness value.</text:p>
      <text:p text:style-name="P307"><text:tab/><text:tab/> */</text:p>
      <text:p text:style-name="P307"><text:tab/><text:tab/>var population = de.getPopulation();</text:p>
      <text:p text:style-name="P307"><text:tab/><text:tab/>if (population.getBestFitness() &lt; remoteBestFitness) {</text:p>
      <text:p text:style-name="P307"><text:tab/><text:tab/><text:tab/>var weights = population[population.getBestFitnessIndex()].getWeights();</text:p>
      <text:p text:style-name="P307"/>
      <text:p text:style-name="P307"><text:tab/><text:tab/><text:tab/>/*</text:p>
      <text:p text:style-name="P307"><text:tab/><text:tab/><text:tab/> * Do not handle zero size ANNs.</text:p>
      <text:p text:style-name="P307"><text:tab/><text:tab/><text:tab/> */</text:p>
      <text:p text:style-name="P307"><text:tab/><text:tab/><text:tab/>if (weights.dimension() &gt; 0) {</text:p>
      <text:p text:style-name="P307"><text:tab/><text:tab/><text:tab/><text:tab/>http.saveSingleANN(symbol, period, population.getBestFitness(), neurons, weights, activities);</text:p>
      <text:p text:style-name="P307"><text:tab/><text:tab/><text:tab/><text:tab/>http.saveTrainingSet(symbol, period, ts.getRates(), ts.getSize());</text:p>
      <text:p text:style-name="P307"><text:tab/><text:tab/><text:tab/>}</text:p>
      <text:p text:style-name="P307"><text:tab/><text:tab/>}</text:p>
      <text:p text:style-name="P307"/>
      <text:p text:style-name="P307"><text:tab/><text:tab/>/*</text:p>
      <text:p text:style-name="P307"><text:tab/><text:tab/> * Mark last time checked for server best fitness.</text:p>
      <text:p text:style-name="P307"><text:tab/><text:tab/> */</text:p>
      <text:p text:style-name="P307"><text:tab/><text:tab/>lastBestFitnessReportTime = time(NULL);</text:p>
      <text:p text:style-name="P307"><text:tab/>};</text:p>
      <text:p text:style-name="P307"/>
      <text:p text:style-name="P307"><text:tab/>this.finalize = function() {</text:p>
      <text:p text:style-name="P307"><text:tab/><text:tab/>/*</text:p>
      <text:p text:style-name="P307"><text:tab/><text:tab/> * Report local best fitness value.</text:p>
      <text:p text:style-name="P307"><text:tab/><text:tab/> */</text:p>
      <text:p text:style-name="P307"><text:tab/><text:tab/>reportLocalBestFitness();</text:p>
      <text:p text:style-name="P307"/>
      <text:p text:style-name="P307"><text:tab/><text:tab/>/*</text:p>
      <text:p text:style-name="P307"><text:tab/><text:tab/> * Estimate work done.</text:p>
      <text:p text:style-name="P307"><text:tab/><text:tab/> */</text:p>
      <text:p text:style-name="P307"><text:tab/><text:tab/>counters.setValue("Training end time seconds", clock() / CLOCKS_PER_SEC);</text:p>
      <text:p text:style-name="P307"/>
      <text:p text:style-name="P307"><text:tab/><text:tab/>/*</text:p>
      <text:p text:style-name="P307"><text:tab/><text:tab/> * Report training results.</text:p>
      <text:p text:style-name="P307"><text:tab/><text:tab/> */</text:p>
      <text:p text:style-name="P307"><text:tab/><text:tab/>if (DO_FINAL_REPORT == true) {</text:p>
      <text:p text:style-name="P307"><text:tab/><text:tab/><text:tab/>console.log("================================================================================");</text:p>
      <text:p text:style-name="P307"><text:tab/><text:tab/><text:tab/>console.log(counters);</text:p>
      <text:p text:style-name="P307"><text:tab/><text:tab/><text:tab/>console.log("================================================================================");</text:p>
      <text:p text:style-name="P307"><text:tab/><text:tab/><text:tab/>console.log(ann);</text:p>
      <text:p text:style-name="P307"><text:tab/><text:tab/><text:tab/>console.log("================================================================================");</text:p>
      <text:p text:style-name="P307"><text:tab/><text:tab/><text:tab/>console.log(de);</text:p>
      <text:p text:style-name="P307"><text:tab/><text:tab/><text:tab/>console.log("================================================================================");</text:p>
      <text:p text:style-name="P307"><text:tab/><text:tab/><text:tab/>console.log(ts);</text:p>
      <text:p text:style-name="P307"><text:tab/><text:tab/><text:tab/>console.log("================================================================================");</text:p>
      <text:p text:style-name="P307"><text:tab/><text:tab/>}</text:p>
      <text:p text:style-name="P307"><text:tab/>};</text:p>
      <text:p text:style-name="P307">}</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oft-page-break/><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Size of arrays with input split digits.</text:p>
      <text:p text:style-name="P308"><text:s/>*/</text:p>
      <text:p text:style-name="P308">const NUMBER_OF_INPUT_SPLIT_DIGITS = 10;</text:p>
      <text:p text:style-name="P308"/>
      <text:p text:style-name="P308">/**</text:p>
      <text:p text:style-name="P308"><text:s/>* Size of arrays with output split digits.</text:p>
      <text:p text:style-name="P308"><text:s/>*/</text:p>
      <text:p text:style-name="P308">const NUMBER_OF_OUTPUT_SPLIT_DIGITS = 5;</text:p>
      <text:p text:style-name="P308"/>
      <text:p text:style-name="P308">/**</text:p>
      <text:p text:style-name="P308"><text:s/>* Single training example structure.</text:p>
      <text:p text:style-name="P308"><text:s/>*</text:p>
      <text:p text:style-name="P308"><text:s/>* @author Daniel Chutrov</text:p>
      <text:p text:style-name="P308"><text:s/>*</text:p>
      <text:p text:style-name="P308"><text:s/>* @email d.chutrov@gmail.com</text:p>
      <text:p text:style-name="P308"><text:s/>*</text:p>
      <text:p text:style-name="P308"><text:s/>* @date 25 Dec 2010</text:p>
      <text:p text:style-name="P308"><text:s/>*/</text:p>
      <text:p text:style-name="P308">function TrainingExample() {</text:p>
      <text:p text:style-name="P308"><text:tab/>/**</text:p>
      <text:p text:style-name="P308"><text:tab/> * Rate time values.</text:p>
      <text:p text:style-name="P308"><text:tab/> */</text:p>
      <text:p text:style-name="P308"><text:tab/>this.inputted = [];</text:p>
      <text:p text:style-name="P308"/>
      <text:p text:style-name="P308"><text:tab/>/**</text:p>
      <text:p text:style-name="P308"><text:tab/> * Expected values.</text:p>
      <text:p text:style-name="P308"><text:tab/> */</text:p>
      <text:p text:style-name="P308"><text:tab/>this.expected = [];</text:p>
      <text:p text:style-name="P308"/>
      <text:p text:style-name="P308"><text:tab/>/**</text:p>
      <text:p text:style-name="P308"><text:tab/> * Predicted values.</text:p>
      <text:p text:style-name="P308"><text:tab/> */</text:p>
      <text:p text:style-name="P308"><text:tab/>this.predicted = [];</text:p>
      <text:p text:style-name="P308">}</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Floating point factor to convert from floating point to integer.</text:p>
      <text:p text:style-name="P309"><text:s/>*/</text:p>
      <text:p text:style-name="P309">const FLOATING_POINT_FACTOR = 10000.0;</text:p>
      <text:p text:style-name="P309"/>
      <text:p text:style-name="P309">/**</text:p>
      <text:p text:style-name="P309"><text:s/>* Artificial neural network training set.</text:p>
      <text:p text:style-name="P309"><text:s/>*</text:p>
      <text:p text:style-name="P309"><text:s/>* @author Daniel Chutrov</text:p>
      <text:p text:style-name="P309"><text:s/>*</text:p>
      <text:p text:style-name="P309"><text:s/>* @email d.chutrov@gmail.com</text:p>
      <text:p text:style-name="P309"><text:s/>*</text:p>
      <text:p text:style-name="P309"><text:s/>* @date 19 Dec 2010</text:p>
      <text:p text:style-name="P309"><text:s/>*/</text:p>
      <text:p text:style-name="P309">function TrainingSet(rates, size, past, future) {</text:p>
      <text:p text:style-name="P309"><text:tab/>/**</text:p>
      <text:p text:style-name="P309"><text:tab/> * Split number digits in separate double values. Devide each double value by 10.</text:p>
      <text:p text:style-name="P309"><text:tab/> *</text:p>
      <text:p text:style-name="P309"><text:tab/> * @param values Output values array.</text:p>
      <text:p text:style-name="P309"><text:tab/> *</text:p>
      <text:p text:style-name="P309"><text:tab/> * @param size Available array cells for number splitting.</text:p>
      <text:p text:style-name="P309"><text:tab/> *</text:p>
      <text:p text:style-name="P309"><text:tab/> * @param number Number to be split.</text:p>
      <text:p text:style-name="P309"><text:tab/> *</text:p>
      <text:p text:style-name="P309"><text:tab/> * @author Daniel Chutrov</text:p>
      <text:p text:style-name="P309"><text:tab/> *</text:p>
      <text:p text:style-name="P309"><text:soft-page-break/><text:tab/> * @email d.chutrov@gmail.com</text:p>
      <text:p text:style-name="P309"><text:tab/> *</text:p>
      <text:p text:style-name="P309"><text:tab/> * @date 23 Dec 2010</text:p>
      <text:p text:style-name="P309"><text:tab/> */</text:p>
      <text:p text:style-name="P309"><text:tab/>this.splitDigits = function(values, size, number) {</text:p>
      <text:p text:style-name="P309"><text:tab/><text:tab/>for (var i = size - 1; i &gt;= 0; i--) {</text:p>
      <text:p text:style-name="P309"><text:tab/><text:tab/><text:tab/>values[i] = ((number % 10) / 10.0);</text:p>
      <text:p text:style-name="P309"><text:tab/><text:tab/><text:tab/>number /= 10;</text:p>
      <text:p text:style-name="P309"><text:tab/><text:tab/>}</text:p>
      <text:p text:style-name="P309"><text:tab/>};</text:p>
      <text:p text:style-name="P309"/>
      <text:p text:style-name="P309"><text:tab/>/**</text:p>
      <text:p text:style-name="P309"><text:tab/> * Merge number digits in sigle number value. Multiply each double value by 10.</text:p>
      <text:p text:style-name="P309"><text:tab/> *</text:p>
      <text:p text:style-name="P309"><text:tab/> * @param values Input values array.</text:p>
      <text:p text:style-name="P309"><text:tab/> *</text:p>
      <text:p text:style-name="P309"><text:tab/> * @param size Array cells of number to merge.</text:p>
      <text:p text:style-name="P309"><text:tab/> *</text:p>
      <text:p text:style-name="P309"><text:tab/> * @return Merged number.</text:p>
      <text:p text:style-name="P309"><text:tab/> *</text:p>
      <text:p text:style-name="P309"><text:tab/> * @author Daniel Chutrov</text:p>
      <text:p text:style-name="P309"><text:tab/> *</text:p>
      <text:p text:style-name="P309"><text:tab/> * @email d.chutrov@gmail.com</text:p>
      <text:p text:style-name="P309"><text:tab/> *</text:p>
      <text:p text:style-name="P309"><text:tab/> * @date 23 Dec 2010</text:p>
      <text:p text:style-name="P309"><text:tab/> */</text:p>
      <text:p text:style-name="P309"><text:tab/>this.mergeDigits = function(values, size) {</text:p>
      <text:p text:style-name="P309"><text:tab/><text:tab/>var result = 0.0;</text:p>
      <text:p text:style-name="P309"><text:tab/><text:tab/>var multiplier = 1.0;</text:p>
      <text:p text:style-name="P309"/>
      <text:p text:style-name="P309"><text:tab/><text:tab/>/*</text:p>
      <text:p text:style-name="P309"><text:tab/><text:tab/> * Plus 0.5 is for rounding.</text:p>
      <text:p text:style-name="P309"><text:tab/><text:tab/> */</text:p>
      <text:p text:style-name="P309"><text:tab/><text:tab/>for (var i = size - 1; i &gt;= 0; i--) {</text:p>
      <text:p text:style-name="P309"><text:tab/><text:tab/><text:tab/>result += Math.floor((values[i] * 10.0 + 0.5) * multiplier);</text:p>
      <text:p text:style-name="P309"><text:tab/><text:tab/><text:tab/>multiplier *= 10;</text:p>
      <text:p text:style-name="P309"><text:tab/><text:tab/>}</text:p>
      <text:p text:style-name="P309"/>
      <text:p text:style-name="P309"><text:tab/><text:tab/>return result;</text:p>
      <text:p text:style-name="P309"><text:tab/>};</text:p>
      <text:p text:style-name="P309"/>
      <text:p text:style-name="P309"><text:tab/>/**</text:p>
      <text:p text:style-name="P309"><text:tab/> * Check for specific time record.</text:p>
      <text:p text:style-name="P309"><text:tab/> *</text:p>
      <text:p text:style-name="P309"><text:tab/> * @return True if time record is found, false otherwise.</text:p>
      <text:p text:style-name="P309"><text:tab/> *</text:p>
      <text:p text:style-name="P309"><text:tab/> * @author Daniel Chutrov</text:p>
      <text:p text:style-name="P309"><text:tab/> *</text:p>
      <text:p text:style-name="P309"><text:tab/> * @email d.chutrov@gmail.com</text:p>
      <text:p text:style-name="P309"><text:tab/> *</text:p>
      <text:p text:style-name="P309"><text:tab/> * @date 23 Dec 2010</text:p>
      <text:p text:style-name="P309"><text:tab/> */</text:p>
      <text:p text:style-name="P309"><text:tab/>this.isTimeFound = function(time) {</text:p>
      <text:p text:style-name="P309"><text:tab/><text:tab/>/*</text:p>
      <text:p text:style-name="P309"><text:tab/><text:tab/> * Left side is the begining. Right side is the end.</text:p>
      <text:p text:style-name="P309"><text:tab/><text:tab/> */</text:p>
      <text:p text:style-name="P309"><text:tab/><text:tab/>var left = 0;</text:p>
      <text:p text:style-name="P309"><text:tab/><text:tab/>var right = size - 1;</text:p>
      <text:p text:style-name="P309"><text:tab/><text:tab/>var middle;</text:p>
      <text:p text:style-name="P309"/>
      <text:p text:style-name="P309"><text:tab/><text:tab/>/*</text:p>
      <text:p text:style-name="P309"><text:tab/><text:tab/> * Binary search.</text:p>
      <text:p text:style-name="P309"><text:tab/><text:tab/> */</text:p>
      <text:p text:style-name="P309"><text:tab/><text:tab/>do {</text:p>
      <text:p text:style-name="P309"><text:tab/><text:tab/><text:tab/>middle = (left + right) / 2;</text:p>
      <text:p text:style-name="P309"><text:tab/><text:tab/><text:tab/>if (this.rates[middle].time == time) {</text:p>
      <text:p text:style-name="P309"><text:tab/><text:tab/><text:tab/><text:tab/>return (true );</text:p>
      <text:p text:style-name="P309"><text:tab/><text:tab/><text:tab/>} else if (left &gt;= right) {</text:p>
      <text:p text:style-name="P309"><text:tab/><text:tab/><text:tab/><text:tab/>return (false );</text:p>
      <text:p text:style-name="P309"><text:tab/><text:tab/><text:tab/>} else if (time &lt; this.rates[middle].time) {</text:p>
      <text:p text:style-name="P309"><text:tab/><text:tab/><text:tab/><text:tab/>right = middle - 1;</text:p>
      <text:p text:style-name="P309"><text:tab/><text:tab/><text:tab/>} else if (time &gt; this.rates[middle].time) {</text:p>
      <text:p text:style-name="P309"><text:tab/><text:tab/><text:tab/><text:tab/>left = middle + 1;</text:p>
      <text:p text:style-name="P309"><text:tab/><text:tab/><text:tab/>}</text:p>
      <text:p text:style-name="P309"><text:tab/><text:tab/>} while ( true );</text:p>
      <text:p text:style-name="P309"/>
      <text:p text:style-name="P309"><text:tab/><text:tab/>return (false );</text:p>
      <text:p text:style-name="P309"><text:tab/>};</text:p>
      <text:p text:style-name="P309"/>
      <text:p text:style-name="P309"><text:tab/>/**</text:p>
      <text:p text:style-name="P309"><text:tab/> * Load splitted digits.</text:p>
      <text:p text:style-name="P309"><text:tab/> *</text:p>
      <text:p text:style-name="P309"><text:tab/> * @param past How many bars in the past.</text:p>
      <text:p text:style-name="P309"><text:tab/> *</text:p>
      <text:p text:style-name="P309"><text:tab/> * @param future How many bars in the futur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12 Aug 2015</text:p>
      <text:p text:style-name="P309"><text:tab/> */</text:p>
      <text:p text:style-name="P309"><text:tab/>this.splitData = function(past, future) {</text:p>
      <text:p text:style-name="P309"><text:tab/><text:tab/>var j = 0;</text:p>
      <text:p text:style-name="P309"><text:tab/><text:tab/>for (var i = future; i &lt; rates.length - past; i++, j++) {</text:p>
      <text:p text:style-name="P309"><text:tab/><text:tab/><text:tab/>examples[j].inputted = getBarsInPast(i, past);</text:p>
      <text:p text:style-name="P309"><text:tab/><text:tab/><text:tab/>examples[j].expected = getBarsInFuture(i + 1, future);</text:p>
      <text:p text:style-name="P309"><text:tab/><text:tab/><text:tab/>examples[j].predicted = getBarsInFuture(i + 1, future);</text:p>
      <text:p text:style-name="P309"><text:tab/><text:tab/>}</text:p>
      <text:p text:style-name="P309"/>
      <text:p text:style-name="P309"><text:tab/><text:tab/>/*</text:p>
      <text:p text:style-name="P309"><text:tab/><text:tab/> * Examples are less than the historical bars. Reduction is according future window size.</text:p>
      <text:p text:style-name="P309"><text:tab/><text:tab/> */</text:p>
      <text:p text:style-name="P309"><text:soft-page-break/><text:tab/><text:tab/>examples = examples.slice(0, j);</text:p>
      <text:p text:style-name="P309"><text:tab/>};</text:p>
      <text:p text:style-name="P309"/>
      <text:p text:style-name="P309"><text:tab/>/**</text:p>
      <text:p text:style-name="P309"><text:tab/> * Load splitted digits.</text:p>
      <text:p text:style-name="P309"><text:tab/> *</text:p>
      <text:p text:style-name="P309"><text:tab/> * @author Daniel Chutrov</text:p>
      <text:p text:style-name="P309"><text:tab/> *</text:p>
      <text:p text:style-name="P309"><text:tab/> * @email d.chutrov@gmail.com</text:p>
      <text:p text:style-name="P309"><text:tab/> *</text:p>
      <text:p text:style-name="P309"><text:tab/> * @date 20 Dec 2010</text:p>
      <text:p text:style-name="P309"><text:tab/> */</text:p>
      <text:p text:style-name="P309"><text:tab/>this.splitData = function() {</text:p>
      <text:p text:style-name="P309"><text:tab/><text:tab/>for (var i = 0; i &lt; size; i++) {</text:p>
      <text:p text:style-name="P309"><text:tab/><text:tab/><text:tab/>splitDigits(examples[i].time, examples.NUMBER_OF_INPUT_SPLIT_DIGITS, rates[i].time);</text:p>
      <text:p text:style-name="P309"/>
      <text:p text:style-name="P309"><text:tab/><text:tab/><text:tab/>//TODO Some mechanisum of changing predicted value should be implemented.</text:p>
      <text:p text:style-name="P309"><text:tab/><text:tab/><text:tab/>splitDigits(examples[i].expected, examples.NUMBER_OF_OUTPUT_SPLIT_DIGITS, (FLOATING_POINT_FACTOR * (rates[i].open + rates[i].close) / 2.0));</text:p>
      <text:p text:style-name="P309"><text:tab/><text:tab/>}</text:p>
      <text:p text:style-name="P309"><text:tab/>};</text:p>
      <text:p text:style-name="P309"/>
      <text:p text:style-name="P309"><text:tab/>/**</text:p>
      <text:p text:style-name="P309"><text:tab/> * Parallel arrays size getter.</text:p>
      <text:p text:style-name="P309"><text:tab/> *</text:p>
      <text:p text:style-name="P309"><text:tab/> * @return Arrays size.</text:p>
      <text:p text:style-name="P309"><text:tab/> *</text:p>
      <text:p text:style-name="P309"><text:tab/> * @author Galq Cirkalova</text:p>
      <text:p text:style-name="P309"><text:tab/> *</text:p>
      <text:p text:style-name="P309"><text:tab/> * @email galq_cirkalova@abv.bg</text:p>
      <text:p text:style-name="P309"><text:tab/> *</text:p>
      <text:p text:style-name="P309"><text:tab/> * @date 06 Apr 2009</text:p>
      <text:p text:style-name="P309"><text:tab/> */</text:p>
      <text:p text:style-name="P309"><text:tab/>this.getSize = function() {</text:p>
      <text:p text:style-name="P309"><text:tab/><text:tab/>return examples.length;</text:p>
      <text:p text:style-name="P309"><text:tab/>};</text:p>
      <text:p text:style-name="P309"/>
      <text:p text:style-name="P309"><text:tab/>/**</text:p>
      <text:p text:style-name="P309"><text:tab/> * Rates pointer getter.</text:p>
      <text:p text:style-name="P309"><text:tab/> *</text:p>
      <text:p text:style-name="P309"><text:tab/> * @return Rates pointer.</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3 Sep 2009</text:p>
      <text:p text:style-name="P309"><text:tab/> */</text:p>
      <text:p text:style-name="P309"><text:tab/>this.getRates = function() {</text:p>
      <text:p text:style-name="P309"><text:tab/><text:tab/>return rates;</text:p>
      <text:p text:style-name="P309"><text:tab/>};</text:p>
      <text:p text:style-name="P309"/>
      <text:p text:style-name="P309"><text:tab/>/**</text:p>
      <text:p text:style-name="P309"><text:tab/> * Open price at index getter.</text:p>
      <text:p text:style-name="P309"><text:tab/> *</text:p>
      <text:p text:style-name="P309"><text:tab/> * @return Open price at index.</text:p>
      <text:p text:style-name="P309"><text:tab/> *</text:p>
      <text:p text:style-name="P309"><text:tab/> * @author Galq Cirkalova</text:p>
      <text:p text:style-name="P309"><text:tab/> *</text:p>
      <text:p text:style-name="P309"><text:tab/> * @email galq_cirkalova@abv.bg</text:p>
      <text:p text:style-name="P309"><text:tab/> *</text:p>
      <text:p text:style-name="P309"><text:tab/> * @date 06 Apr 2009</text:p>
      <text:p text:style-name="P309"><text:tab/> */</text:p>
      <text:p text:style-name="P309"><text:tab/>this.getOpen = function(index) {</text:p>
      <text:p text:style-name="P309"><text:tab/><text:tab/>if (index &gt;= 0 &amp;&amp; index &lt; rates.length) {</text:p>
      <text:p text:style-name="P309"><text:tab/><text:tab/><text:tab/>return (rates[index].open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Close price at index getter.</text:p>
      <text:p text:style-name="P309"><text:tab/> *</text:p>
      <text:p text:style-name="P309"><text:tab/> * @return Close price at index.</text:p>
      <text:p text:style-name="P309"><text:tab/> *</text:p>
      <text:p text:style-name="P309"><text:tab/> * @author Galq Cirkalova</text:p>
      <text:p text:style-name="P309"><text:tab/> *</text:p>
      <text:p text:style-name="P309"><text:tab/> * @email galq_cirkalova@abv.bg</text:p>
      <text:p text:style-name="P309"><text:tab/> *</text:p>
      <text:p text:style-name="P309"><text:tab/> * @date 06 Apr 2009</text:p>
      <text:p text:style-name="P309"><text:tab/> */</text:p>
      <text:p text:style-name="P309"><text:tab/>this.getClose = function(index) {</text:p>
      <text:p text:style-name="P309"><text:tab/><text:tab/>if (index &gt;= 0 &amp;&amp; index &lt; rates.length) {</text:p>
      <text:p text:style-name="P309"><text:tab/><text:tab/><text:tab/>return (rates[index].close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Highest price at index getter.</text:p>
      <text:p text:style-name="P309"><text:tab/> *</text:p>
      <text:p text:style-name="P309"><text:tab/> * @return Highest price at index.</text:p>
      <text:p text:style-name="P309"><text:tab/> *</text:p>
      <text:p text:style-name="P309"><text:tab/> * @author Galq Cirkalova</text:p>
      <text:p text:style-name="P309"><text:tab/> *</text:p>
      <text:p text:style-name="P309"><text:tab/> * @email galq_cirkalova@abv.bg</text:p>
      <text:p text:style-name="P309"><text:tab/> *</text:p>
      <text:p text:style-name="P309"><text:tab/> * @date 08 Apr 2009</text:p>
      <text:p text:style-name="P309"><text:tab/> */</text:p>
      <text:p text:style-name="P309"><text:soft-page-break/><text:tab/>this.getHigh = function(index) {</text:p>
      <text:p text:style-name="P309"><text:tab/><text:tab/>if (index &gt;= 0 &amp;&amp; index &lt; rates.length) {</text:p>
      <text:p text:style-name="P309"><text:tab/><text:tab/><text:tab/>return (rates[index].high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Lowest price at index getter.</text:p>
      <text:p text:style-name="P309"><text:tab/> *</text:p>
      <text:p text:style-name="P309"><text:tab/> * @return Lowest price at index.</text:p>
      <text:p text:style-name="P309"><text:tab/> *</text:p>
      <text:p text:style-name="P309"><text:tab/> * @author Galq Cirkalova</text:p>
      <text:p text:style-name="P309"><text:tab/> *</text:p>
      <text:p text:style-name="P309"><text:tab/> * @email galq_cirkalova@abv.bg</text:p>
      <text:p text:style-name="P309"><text:tab/> *</text:p>
      <text:p text:style-name="P309"><text:tab/> * @date 08 Apr 2009</text:p>
      <text:p text:style-name="P309"><text:tab/> */</text:p>
      <text:p text:style-name="P309"><text:tab/>this.getLow = function(index) {</text:p>
      <text:p text:style-name="P309"><text:tab/><text:tab/>if (index &gt;= 0 &amp;&amp; index &lt; rates.length) {</text:p>
      <text:p text:style-name="P309"><text:tab/><text:tab/><text:tab/>return (rates[index].low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UNIX time at index getter.</text:p>
      <text:p text:style-name="P309"><text:tab/> *</text:p>
      <text:p text:style-name="P309"><text:tab/> * @return UNIX time at index.</text:p>
      <text:p text:style-name="P309"><text:tab/> *</text:p>
      <text:p text:style-name="P309"><text:tab/> * @author Galq Cirkalova</text:p>
      <text:p text:style-name="P309"><text:tab/> *</text:p>
      <text:p text:style-name="P309"><text:tab/> * @email galq_cirkalova@abv.bg</text:p>
      <text:p text:style-name="P309"><text:tab/> *</text:p>
      <text:p text:style-name="P309"><text:tab/> * @date 08 Apr 2009</text:p>
      <text:p text:style-name="P309"><text:tab/> */</text:p>
      <text:p text:style-name="P309"><text:tab/>this.getTime = function(index) {</text:p>
      <text:p text:style-name="P309"><text:tab/><text:tab/>if (index &gt;= 0 &amp;&amp; index &lt; rates.length) {</text:p>
      <text:p text:style-name="P309"><text:tab/><text:tab/><text:tab/>return (rates[index].time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Amount bars in the past from the index.</text:p>
      <text:p text:style-name="P309"><text:tab/> *</text:p>
      <text:p text:style-name="P309"><text:tab/> * @param index Starting point.</text:p>
      <text:p text:style-name="P309"><text:tab/> *</text:p>
      <text:p text:style-name="P309"><text:tab/> * @param amount How many bars in the past.</text:p>
      <text:p text:style-name="P309"><text:tab/> *</text:p>
      <text:p text:style-name="P309"><text:tab/> * @return Values of bars.</text:p>
      <text:p text:style-name="P309"><text:tab/> *</text:p>
      <text:p text:style-name="P309"><text:tab/> * @author Todor Balabanov</text:p>
      <text:p text:style-name="P309"><text:tab/> *</text:p>
      <text:p text:style-name="P309"><text:tab/> * @email todor.balabanov@gmial.com</text:p>
      <text:p text:style-name="P309"><text:tab/> *</text:p>
      <text:p text:style-name="P309"><text:tab/> * @date 12 Aug 2015</text:p>
      <text:p text:style-name="P309"><text:tab/> */</text:p>
      <text:p text:style-name="P309"><text:tab/>this.getBarsInPast = function(index, amount) {</text:p>
      <text:p text:style-name="P309"><text:tab/><text:tab/>//TODO Implement ANNIO structure.</text:p>
      <text:p text:style-name="P309"><text:tab/><text:tab/>result = new Array(amount);</text:p>
      <text:p text:style-name="P309"/>
      <text:p text:style-name="P309"><text:tab/><text:tab/>if (index + amount &gt; rates.length) {</text:p>
      <text:p text:style-name="P309"><text:tab/><text:tab/><text:tab/>//TODO Report exception.</text:p>
      <text:p text:style-name="P309"><text:tab/><text:tab/><text:tab/>return;</text:p>
      <text:p text:style-name="P309"><text:tab/><text:tab/>}</text:p>
      <text:p text:style-name="P309"/>
      <text:p text:style-name="P309"><text:tab/><text:tab/>for (var i = 0; i &lt; amount; i++) {</text:p>
      <text:p text:style-name="P309"><text:tab/><text:tab/><text:tab/>//TODO Some mechanisum of changing predicted value should be implemented.</text:p>
      <text:p text:style-name="P309"><text:tab/><text:tab/><text:tab/>result[i] = (rates[index + i].high + rates[index + i].low) / 2;</text:p>
      <text:p text:style-name="P309"><text:tab/><text:tab/>}</text:p>
      <text:p text:style-name="P309"/>
      <text:p text:style-name="P309"><text:tab/><text:tab/>return result;</text:p>
      <text:p text:style-name="P309"><text:tab/>};</text:p>
      <text:p text:style-name="P309"/>
      <text:p text:style-name="P309"><text:tab/>/**</text:p>
      <text:p text:style-name="P309"><text:tab/> * Amount bars in the future from the index.</text:p>
      <text:p text:style-name="P309"><text:tab/> *</text:p>
      <text:p text:style-name="P309"><text:tab/> * @param index Starting point.</text:p>
      <text:p text:style-name="P309"><text:tab/> *</text:p>
      <text:p text:style-name="P309"><text:tab/> * @param amount How many bars in the future.</text:p>
      <text:p text:style-name="P309"><text:tab/> *</text:p>
      <text:p text:style-name="P309"><text:tab/> * @return Values of bars.</text:p>
      <text:p text:style-name="P309"><text:tab/> *</text:p>
      <text:p text:style-name="P309"><text:tab/> * @author Todor Balabanov</text:p>
      <text:p text:style-name="P309"><text:tab/> *</text:p>
      <text:p text:style-name="P309"><text:tab/> * @email todor.balabanov@gmial.com</text:p>
      <text:p text:style-name="P309"><text:tab/> *</text:p>
      <text:p text:style-name="P309"><text:tab/> * @date 12 Aug 2015</text:p>
      <text:p text:style-name="P309"><text:tab/> */</text:p>
      <text:p text:style-name="P309"><text:tab/>this.getBarsInFuture = function(index, amount) {</text:p>
      <text:p text:style-name="P309"><text:tab/><text:tab/>//TODO Implement ANNIO structure.</text:p>
      <text:p text:style-name="P309"><text:tab/><text:tab/>result = new Array(amount);</text:p>
      <text:p text:style-name="P309"/>
      <text:p text:style-name="P309"><text:tab/><text:tab/>if (index - amount &lt; 0) {</text:p>
      <text:p text:style-name="P309"><text:tab/><text:tab/><text:tab/>//TODO Report exception.</text:p>
      <text:p text:style-name="P309"><text:tab/><text:tab/><text:tab/>return;</text:p>
      <text:p text:style-name="P309"><text:soft-page-break/><text:tab/><text:tab/>}</text:p>
      <text:p text:style-name="P309"/>
      <text:p text:style-name="P309"><text:tab/><text:tab/>for (var i = 0; i &lt; amount; i++) {</text:p>
      <text:p text:style-name="P309"><text:tab/><text:tab/><text:tab/>//TODO Some mechanisum of changing predicted value should be implemented.</text:p>
      <text:p text:style-name="P309"><text:tab/><text:tab/><text:tab/>result[i] = (rates[index - i].high + rates[index - i].low) / 2;</text:p>
      <text:p text:style-name="P309"><text:tab/><text:tab/>}</text:p>
      <text:p text:style-name="P309"/>
      <text:p text:style-name="P309"><text:tab/><text:tab/>return result;</text:p>
      <text:p text:style-name="P309"><text:tab/>};</text:p>
      <text:p text:style-name="P309"/>
      <text:p text:style-name="P309"><text:tab/>/**</text:p>
      <text:p text:style-name="P309"><text:tab/> * UNIX time at index pointer getter.</text:p>
      <text:p text:style-name="P309"><text:tab/> *</text:p>
      <text:p text:style-name="P309"><text:tab/> * @return UNIX time at index pointer.</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9 Sep 2009</text:p>
      <text:p text:style-name="P309"><text:tab/> */</text:p>
      <text:p text:style-name="P309"><text:tab/>this.getSplittedInputted = function(index) {</text:p>
      <text:p text:style-name="P309"><text:tab/><text:tab/>if (index &gt;= 0 &amp;&amp; index &lt; rates.length) {</text:p>
      <text:p text:style-name="P309"><text:tab/><text:tab/><text:tab/>return (examples[index].inputted );</text:p>
      <text:p text:style-name="P309"><text:tab/><text:tab/>} else {</text:p>
      <text:p text:style-name="P309"><text:tab/><text:tab/><text:tab/>//TODO Do better exception handling.</text:p>
      <text:p text:style-name="P309"><text:tab/><text:tab/><text:tab/>return [];</text:p>
      <text:p text:style-name="P309"><text:tab/><text:tab/>}</text:p>
      <text:p text:style-name="P309"><text:tab/>};</text:p>
      <text:p text:style-name="P309"/>
      <text:p text:style-name="P309"><text:tab/>/**</text:p>
      <text:p text:style-name="P309"><text:tab/> * Expected value at index pointer getter.</text:p>
      <text:p text:style-name="P309"><text:tab/> *</text:p>
      <text:p text:style-name="P309"><text:tab/> * @return Expected value at index pointer.</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9 Sep 2009</text:p>
      <text:p text:style-name="P309"><text:tab/> */</text:p>
      <text:p text:style-name="P309"><text:tab/>this.getSplittedExpected = function(index) {</text:p>
      <text:p text:style-name="P309"><text:tab/><text:tab/>if (index &gt;= 0 &amp;&amp; index &lt; rates.length) {</text:p>
      <text:p text:style-name="P309"><text:tab/><text:tab/><text:tab/>return (examples[index].expected );</text:p>
      <text:p text:style-name="P309"><text:tab/><text:tab/>} else {</text:p>
      <text:p text:style-name="P309"><text:tab/><text:tab/><text:tab/>//TODO Do better exception handling.</text:p>
      <text:p text:style-name="P309"><text:tab/><text:tab/><text:tab/>return [];</text:p>
      <text:p text:style-name="P309"><text:tab/><text:tab/>}</text:p>
      <text:p text:style-name="P309"><text:tab/>};</text:p>
      <text:p text:style-name="P309"/>
      <text:p text:style-name="P309"><text:tab/>/**</text:p>
      <text:p text:style-name="P309"><text:tab/> * Predicted value at index pointer getter.</text:p>
      <text:p text:style-name="P309"><text:tab/> *</text:p>
      <text:p text:style-name="P309"><text:tab/> * @return Predicted value at index pointer.</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9 Sep 2009</text:p>
      <text:p text:style-name="P309"><text:tab/> */</text:p>
      <text:p text:style-name="P309"><text:tab/>this.getSplittedPredicted = function(index) {</text:p>
      <text:p text:style-name="P309"><text:tab/><text:tab/>if (index &gt;= 0 &amp;&amp; index &lt; rates.length) {</text:p>
      <text:p text:style-name="P309"><text:tab/><text:tab/><text:tab/>return examples[index].predicted;</text:p>
      <text:p text:style-name="P309"><text:tab/><text:tab/>} else {</text:p>
      <text:p text:style-name="P309"><text:tab/><text:tab/><text:tab/>//TODO Do better exception handling.</text:p>
      <text:p text:style-name="P309"><text:tab/><text:tab/><text:tab/>return [];</text:p>
      <text:p text:style-name="P309"><text:tab/><text:tab/>}</text:p>
      <text:p text:style-name="P309"><text:tab/>};</text:p>
      <text:p text:style-name="P309"/>
      <text:p text:style-name="P309"><text:tab/>/**</text:p>
      <text:p text:style-name="P309"><text:tab/> * Array index at moment in time getter.</text:p>
      <text:p text:style-name="P309"><text:tab/> *</text:p>
      <text:p text:style-name="P309"><text:tab/> * @param atMoment UNIX timestamp value.</text:p>
      <text:p text:style-name="P309"><text:tab/> *</text:p>
      <text:p text:style-name="P309"><text:tab/> * @return Array index at specific time moment.</text:p>
      <text:p text:style-name="P309"><text:tab/> *</text:p>
      <text:p text:style-name="P309"><text:tab/> * @author Galq Cirkalova</text:p>
      <text:p text:style-name="P309"><text:tab/> *</text:p>
      <text:p text:style-name="P309"><text:tab/> * @email galq_cirkalova@abv.bg</text:p>
      <text:p text:style-name="P309"><text:tab/> *</text:p>
      <text:p text:style-name="P309"><text:tab/> * @date 09 Apr 2009</text:p>
      <text:p text:style-name="P309"><text:tab/> */</text:p>
      <text:p text:style-name="P309"><text:tab/>this.getIndexAtTime = function(atMoment) {</text:p>
      <text:p text:style-name="P309"><text:tab/><text:tab/>/*</text:p>
      <text:p text:style-name="P309"><text:tab/><text:tab/> * Left side is the begining. Right side is the end.</text:p>
      <text:p text:style-name="P309"><text:tab/><text:tab/> */</text:p>
      <text:p text:style-name="P309"><text:tab/><text:tab/>var left = 0;</text:p>
      <text:p text:style-name="P309"><text:tab/><text:tab/>var right = rates.length - 1;</text:p>
      <text:p text:style-name="P309"><text:tab/><text:tab/>var middle;</text:p>
      <text:p text:style-name="P309"/>
      <text:p text:style-name="P309"><text:tab/><text:tab/>/*</text:p>
      <text:p text:style-name="P309"><text:tab/><text:tab/> * Binary search.</text:p>
      <text:p text:style-name="P309"><text:tab/><text:tab/> */</text:p>
      <text:p text:style-name="P309"><text:tab/><text:tab/>do {</text:p>
      <text:p text:style-name="P309"><text:tab/><text:tab/><text:tab/>middle = (left + right) / 2;</text:p>
      <text:p text:style-name="P309"/>
      <text:p text:style-name="P309"><text:tab/><text:tab/><text:tab/>if (rates[middle].time == atMoment) {</text:p>
      <text:p text:style-name="P309"><text:tab/><text:tab/><text:tab/><text:tab/>return (middle );</text:p>
      <text:p text:style-name="P309"><text:tab/><text:tab/><text:tab/>} else if (left &gt;= right) {</text:p>
      <text:p text:style-name="P309"><text:tab/><text:tab/><text:tab/><text:tab/>return (-1 );</text:p>
      <text:p text:style-name="P309"><text:tab/><text:tab/><text:tab/>} else if (atMoment &lt; rates[middle].time) {</text:p>
      <text:p text:style-name="P309"><text:tab/><text:tab/><text:tab/><text:tab/>right = middle - 1;</text:p>
      <text:p text:style-name="P309"><text:soft-page-break/><text:tab/><text:tab/><text:tab/>} else if (atMoment &gt; rates[middle].time) {</text:p>
      <text:p text:style-name="P309"><text:tab/><text:tab/><text:tab/><text:tab/>left = middle + 1;</text:p>
      <text:p text:style-name="P309"><text:tab/><text:tab/><text:tab/>}</text:p>
      <text:p text:style-name="P309"><text:tab/><text:tab/>} while ( true );</text:p>
      <text:p text:style-name="P309"/>
      <text:p text:style-name="P309"><text:tab/><text:tab/>return -1;</text:p>
      <text:p text:style-name="P309"><text:tab/>};</text:p>
      <text:p text:style-name="P309"/>
      <text:p text:style-name="P309"><text:tab/>/**</text:p>
      <text:p text:style-name="P309"><text:tab/> * Open price at moment in time getter.</text:p>
      <text:p text:style-name="P309"><text:tab/> *</text:p>
      <text:p text:style-name="P309"><text:tab/> * @return Open price at moment in time.</text:p>
      <text:p text:style-name="P309"><text:tab/> *</text:p>
      <text:p text:style-name="P309"><text:tab/> * @author Galq Cirkalova</text:p>
      <text:p text:style-name="P309"><text:tab/> *</text:p>
      <text:p text:style-name="P309"><text:tab/> * @email galq_cirkalova@abv.bg</text:p>
      <text:p text:style-name="P309"><text:tab/> *</text:p>
      <text:p text:style-name="P309"><text:tab/> * @date 09 Apr 2009</text:p>
      <text:p text:style-name="P309"><text:tab/> */</text:p>
      <text:p text:style-name="P309"><text:tab/>this.getOpen2 = function(atMoment) {</text:p>
      <text:p text:style-name="P309"><text:tab/><text:tab/>var index = getIndexAtTime(atMoment);</text:p>
      <text:p text:style-name="P309"/>
      <text:p text:style-name="P309"><text:tab/><text:tab/>if (index &gt;= 0) {</text:p>
      <text:p text:style-name="P309"><text:tab/><text:tab/><text:tab/>return (rates[index].open );</text:p>
      <text:p text:style-name="P309"><text:tab/><text:tab/>} else {</text:p>
      <text:p text:style-name="P309"><text:tab/><text:tab/><text:tab/>//TODO Do better exception handling.</text:p>
      <text:p text:style-name="P309"><text:tab/><text:tab/><text:tab/>return (0 );</text:p>
      <text:p text:style-name="P309"><text:tab/><text:tab/>}</text:p>
      <text:p text:style-name="P309"/>
      <text:p text:style-name="P309"><text:tab/>};</text:p>
      <text:p text:style-name="P309"/>
      <text:p text:style-name="P309"><text:tab/>/**</text:p>
      <text:p text:style-name="P309"><text:tab/> * Close price at moment in time getter.</text:p>
      <text:p text:style-name="P309"><text:tab/> *</text:p>
      <text:p text:style-name="P309"><text:tab/> * @return Close price at moment in time.</text:p>
      <text:p text:style-name="P309"><text:tab/> *</text:p>
      <text:p text:style-name="P309"><text:tab/> * @author Galq Cirkalova</text:p>
      <text:p text:style-name="P309"><text:tab/> *</text:p>
      <text:p text:style-name="P309"><text:tab/> * @email galq_cirkalova@abv.bg</text:p>
      <text:p text:style-name="P309"><text:tab/> *</text:p>
      <text:p text:style-name="P309"><text:tab/> * @date 09 Apr 2009</text:p>
      <text:p text:style-name="P309"><text:tab/> */</text:p>
      <text:p text:style-name="P309"><text:tab/>this.getClose2 = function(atMoment) {</text:p>
      <text:p text:style-name="P309"><text:tab/><text:tab/>var index = getIndexAtTime(atMoment);</text:p>
      <text:p text:style-name="P309"/>
      <text:p text:style-name="P309"><text:tab/><text:tab/>if (index &gt;= 0) {</text:p>
      <text:p text:style-name="P309"><text:tab/><text:tab/><text:tab/>return (rates[index].close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Highest price at moment in time getter.</text:p>
      <text:p text:style-name="P309"><text:tab/> *</text:p>
      <text:p text:style-name="P309"><text:tab/> * @return Highest price at moment in time.</text:p>
      <text:p text:style-name="P309"><text:tab/> *</text:p>
      <text:p text:style-name="P309"><text:tab/> * @author Galq Cirkalova</text:p>
      <text:p text:style-name="P309"><text:tab/> *</text:p>
      <text:p text:style-name="P309"><text:tab/> * @email galq_cirkalova@abv.bg</text:p>
      <text:p text:style-name="P309"><text:tab/> *</text:p>
      <text:p text:style-name="P309"><text:tab/> * @date 21 Apr 2009</text:p>
      <text:p text:style-name="P309"><text:tab/> */</text:p>
      <text:p text:style-name="P309"><text:tab/>this.getHigh2 = function(atMoment) {</text:p>
      <text:p text:style-name="P309"><text:tab/><text:tab/>var index = getIndexAtTime(atMoment);</text:p>
      <text:p text:style-name="P309"/>
      <text:p text:style-name="P309"><text:tab/><text:tab/>if (index &gt;= 0) {</text:p>
      <text:p text:style-name="P309"><text:tab/><text:tab/><text:tab/>return (rates[index].high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Lowest price at moment in time getter.</text:p>
      <text:p text:style-name="P309"><text:tab/> *</text:p>
      <text:p text:style-name="P309"><text:tab/> * @return Lowest price at moment in time.</text:p>
      <text:p text:style-name="P309"><text:tab/> *</text:p>
      <text:p text:style-name="P309"><text:tab/> * @author Galq Cirkalova</text:p>
      <text:p text:style-name="P309"><text:tab/> *</text:p>
      <text:p text:style-name="P309"><text:tab/> * @email galq_cirkalova@abv.bg</text:p>
      <text:p text:style-name="P309"><text:tab/> *</text:p>
      <text:p text:style-name="P309"><text:tab/> * @date 21 Apr 2009</text:p>
      <text:p text:style-name="P309"><text:tab/> */</text:p>
      <text:p text:style-name="P309"><text:tab/>this.getLow2 = function(atMoment) {</text:p>
      <text:p text:style-name="P309"><text:tab/><text:tab/>var index = getIndexAtTime(atMoment);</text:p>
      <text:p text:style-name="P309"/>
      <text:p text:style-name="P309"><text:tab/><text:tab/>if (index &gt;= 0) {</text:p>
      <text:p text:style-name="P309"><text:tab/><text:tab/><text:tab/>return (rates[index].low );</text:p>
      <text:p text:style-name="P309"><text:tab/><text:tab/>} else {</text:p>
      <text:p text:style-name="P309"><text:tab/><text:tab/><text:tab/>//TODO Do better exception handling.</text:p>
      <text:p text:style-name="P309"><text:tab/><text:tab/><text:tab/>return (0 );</text:p>
      <text:p text:style-name="P309"><text:tab/><text:tab/>}</text:p>
      <text:p text:style-name="P309"><text:tab/>};</text:p>
      <text:p text:style-name="P309"/>
      <text:p text:style-name="P309"><text:tab/>/*</text:p>
      <text:p text:style-name="P309"><text:tab/> * It is not possible arrays size to be negative number.</text:p>
      <text:p text:style-name="P309"><text:tab/> */</text:p>
      <text:p text:style-name="P309"><text:tab/>if (size &lt; 0) {</text:p>
      <text:p text:style-name="P309"><text:tab/><text:tab/>size = 0;</text:p>
      <text:p text:style-name="P309"><text:tab/>}</text:p>
      <text:p text:style-name="P309"><text:soft-page-break/></text:p>
      <text:p text:style-name="P309"><text:tab/>/**</text:p>
      <text:p text:style-name="P309"><text:tab/> * Array with training examples.</text:p>
      <text:p text:style-name="P309"><text:tab/> */</text:p>
      <text:p text:style-name="P309"><text:tab/>this.rates = new Array(size);</text:p>
      <text:p text:style-name="P309"/>
      <text:p text:style-name="P309"><text:tab/>/**</text:p>
      <text:p text:style-name="P309"><text:tab/> * Array with training examples.</text:p>
      <text:p text:style-name="P309"><text:tab/> */</text:p>
      <text:p text:style-name="P309"><text:tab/>this.examples = new Array(size);</text:p>
      <text:p text:style-name="P309"/>
      <text:p text:style-name="P309"><text:tab/>/*</text:p>
      <text:p text:style-name="P309"><text:tab/> * Array revers because of MetaTrader 4 data presentation.</text:p>
      <text:p text:style-name="P309"><text:tab/> */</text:p>
      <text:p text:style-name="P309"><text:tab/>for ( i = 0; i &lt; size; i++) {</text:p>
      <text:p text:style-name="P309"><text:tab/><text:tab/>this.rates[i] = rates[size - i - 1];</text:p>
      <text:p text:style-name="P309"><text:tab/><text:tab/>this.examples[i] = new TrainingExample();</text:p>
      <text:p text:style-name="P309"><text:tab/>}</text:p>
      <text:p text:style-name="P309"/>
      <text:p text:style-name="P309"><text:tab/>splitData(past, future);</text:p>
      <text:p text:style-name="P309">}</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ANN typology graph adjacency matrix class.</text:p>
      <text:p text:style-name="P310"><text:s/>*</text:p>
      <text:p text:style-name="P310"><text:s/>* @author Todor Balabanov</text:p>
      <text:p text:style-name="P310"><text:s/>*</text:p>
      <text:p text:style-name="P310"><text:s/>* @email todor.balabanov@gmail.com</text:p>
      <text:p text:style-name="P310"><text:s/>*</text:p>
      <text:p text:style-name="P310"><text:s/>* @date 03 Aug 2011</text:p>
      <text:p text:style-name="P310"><text:s/>*/</text:p>
      <text:p text:style-name="P310">function WeightsMatrix(size) {</text:p>
      <text:p text:style-name="P310"><text:tab/>/**</text:p>
      <text:p text:style-name="P310"><text:tab/> * Matrix values.</text:p>
      <text:p text:style-name="P310"><text:tab/> */</text:p>
      <text:p text:style-name="P310"><text:tab/>this.values = new Array(size);</text:p>
      <text:p text:style-name="P310"/>
      <text:p text:style-name="P310"><text:tab/>for (var i = 0; i &lt; size; i++) {</text:p>
      <text:p text:style-name="P310"><text:tab/><text:tab/>this.values[i] = new Array(size);</text:p>
      <text:p text:style-name="P310"><text:tab/>}</text:p>
      <text:p text:style-name="P310"><text:tab/>for (var i = 0; i &lt; size; i++) {</text:p>
      <text:p text:style-name="P310"><text:tab/><text:tab/>for ( j = 0; j &lt; size; j++) {</text:p>
      <text:p text:style-name="P310"><text:tab/><text:tab/><text:tab/>values[i][j] = 0.0;</text:p>
      <text:p text:style-name="P310"><text:tab/><text:tab/>}</text:p>
      <text:p text:style-name="P310"><text:tab/>}</text:p>
      <text:p text:style-name="P310"/>
      <text:p text:style-name="P310"><text:tab/>/**</text:p>
      <text:p text:style-name="P310"><text:tab/> * Size of the square matrix getter.</text:p>
      <text:p text:style-name="P310"><text:tab/> *</text:p>
      <text:p text:style-name="P310"><text:tab/> * @return Size of the square matrix.</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3 Aug 2011</text:p>
      <text:p text:style-name="P310"><text:tab/> */</text:p>
      <text:p text:style-name="P310"><text:tab/>this.dimension = function() {</text:p>
      <text:p text:style-name="P310"><text:tab/><text:tab/>return values.length;</text:p>
      <text:p text:style-name="P310"><text:tab/>};</text:p>
      <text:p text:style-name="P310"><text:tab/></text:p>
      <text:p text:style-name="P310"><text:tab/>/**</text:p>
      <text:p text:style-name="P310"><text:tab/> * Matrix elements accessor.</text:p>
      <text:p text:style-name="P310"><text:tab/> *</text:p>
      <text:p text:style-name="P310"><text:tab/> * @param col Column.</text:p>
      <text:p text:style-name="P310"><text:tab/> *</text:p>
      <text:p text:style-name="P310"><text:tab/> * @param row Row.</text:p>
      <text:p text:style-name="P310"><text:soft-page-break/><text:tab/> *</text:p>
      <text:p text:style-name="P310"><text:tab/> * @return Constant element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3 Aug 2011</text:p>
      <text:p text:style-name="P310"><text:tab/> */</text:p>
      <text:p text:style-name="P310"><text:tab/>this.get = function(col, row) {</text:p>
      <text:p text:style-name="P310"><text:tab/><text:tab/>if (col&lt;0 || col&gt;=values.size() || row&lt;0 || row&gt;=values.size()) {</text:p>
      <text:p text:style-name="P310"><text:tab/><text:tab/><text:tab/>//TODO Do exception handling.</text:p>
      <text:p text:style-name="P310"><text:tab/><text:tab/><text:tab/>return( 0.0 );</text:p>
      <text:p text:style-name="P310"><text:tab/><text:tab/>};</text:p>
      <text:p text:style-name="P310"><text:tab/></text:p>
      <text:p text:style-name="P310"><text:tab/><text:tab/>return values[col][row];</text:p>
      <text:p text:style-name="P310"><text:tab/>};</text:p>
      <text:p text:style-name="P310"/>
      <text:p text:style-name="P310"><text:tab/>/**</text:p>
      <text:p text:style-name="P310"><text:tab/> * Matrix elements accessor.</text:p>
      <text:p text:style-name="P310"><text:tab/> *</text:p>
      <text:p text:style-name="P310"><text:tab/> * @param col Column.</text:p>
      <text:p text:style-name="P310"><text:tab/> *</text:p>
      <text:p text:style-name="P310"><text:tab/> * @param row Row.</text:p>
      <text:p text:style-name="P310"><text:tab/> *</text:p>
      <text:p text:style-name="P310"><text:tab/> * @return Constant element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3 Aug 2011</text:p>
      <text:p text:style-name="P310"><text:tab/> */</text:p>
      <text:p text:style-name="P310"><text:tab/>this.set = function(col, row, value) {</text:p>
      <text:p text:style-name="P310"><text:tab/><text:tab/>if (col&lt;0 || col&gt;=values.size() || row&lt;0 || row&gt;=values.size()) {</text:p>
      <text:p text:style-name="P310"><text:tab/><text:tab/><text:tab/>//TODO Do exception handling.</text:p>
      <text:p text:style-name="P310"><text:tab/><text:tab/><text:tab/>return value;</text:p>
      <text:p text:style-name="P310"><text:tab/><text:tab/>}</text:p>
      <text:p text:style-name="P310"><text:tab/></text:p>
      <text:p text:style-name="P310"><text:tab/><text:tab/>values[col][row] = value;</text:p>
      <text:p text:style-name="P310"><text:tab/></text:p>
      <text:p text:style-name="P310"><text:tab/><text:tab/>return( values[col][row] );</text:p>
      <text:p text:style-name="P310"><text:tab/>};</text:p>
      <text:p text:style-name="P310">}</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Default random maximum value.</text:p>
      <text:p text:style-name="P311"><text:s/>*/</text:p>
      <text:p text:style-name="P311">const RAND_MAX = 32767;</text:p>
      <text:p text:style-name="P311"/>
      <text:p text:style-name="P311">/**</text:p>
      <text:p text:style-name="P311"><text:s/>* System random generation function.</text:p>
      <text:p text:style-name="P311"><text:s/>*/</text:p>
      <text:p text:style-name="P311">function rand() {</text:p>
      <text:p text:style-name="P311"><text:tab/>return Math.floor(Math.random() * (RAND_MAX + 1));</text:p>
      <text:p text:style-name="P311">}</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2">/*******************************************************************************</text:p>
      <text:p text:style-name="P312"><text:s/>* <text:s text:c="76"/>*</text:p>
      <text:p text:style-name="P312"><text:s/>* VitoshaTrade is Distributed Artificial Neural Network trained by <text:s text:c="11"/>*</text:p>
      <text:p text:style-name="P312"><text:soft-page-break/><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System random generation function.</text:p>
      <text:p text:style-name="P312"><text:s/>*/</text:p>
      <text:p text:style-name="P312">function time(value) {</text:p>
      <text:p text:style-name="P312"><text:tab/>return Math.round(new Date().getTime()/1000);</text:p>
      <text:p text:style-name="P312">}</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3">&lt;!DOCTYPE html&gt;</text:p>
      <text:p text:style-name="P313"/>
      <text:p text:style-name="P313">&lt;!--</text:p>
      <text:p text:style-name="P313">*******************************************************************************</text:p>
      <text:p text:style-name="P313">* <text:s text:c="76"/>*</text:p>
      <text:p text:style-name="P313">* VitoshaTrade is Distributed Artificial Neural Network trained by <text:s text:c="11"/>*</text:p>
      <text:p text:style-name="P313">* Differential Evolution for prediction of Forex. Project development is in <text:s text:c="2"/>*</text:p>
      <text:p text:style-name="P313">* Sofia, Bulgaria. Vitosha is a mountain massif, on the outskirts of Sofia, <text:s text:c="2"/>*</text:p>
      <text:p text:style-name="P313">* the capital of Bulgaria. <text:s text:c="51"/>*</text:p>
      <text:p text:style-name="P313">* <text:s text:c="76"/>*</text:p>
      <text:p text:style-name="P313">* Copyright (C) 2008-2011 by Todor Balabanov <text:s/>( tdb@tbsoft.eu ) <text:s text:c="14"/>*</text:p>
      <text:p text:style-name="P313">* <text:s text:c="27"/>Iliyan Zankinski ( iliyan_mf@abv.bg ) <text:s text:c="11"/>*</text:p>
      <text:p text:style-name="P313">* <text:s text:c="27"/>Galq Cirkalova <text:s text:c="2"/>( galq_cirkalova@abv.bg ) <text:s text:c="6"/>*</text:p>
      <text:p text:style-name="P313">* <text:s text:c="27"/>Ivan Grozev <text:s text:c="5"/>( ivan.iliev.grozev@gmail.com ) *</text:p>
      <text:p text:style-name="P313">* <text:s text:c="27"/>Daniel Chutrov <text:s text:c="2"/>( d.chutrov@gmail.com ) <text:s text:c="8"/>*</text:p>
      <text:p text:style-name="P313">* <text:s text:c="76"/>*</text:p>
      <text:p text:style-name="P313">* This program is free software: you can redistribute it and/or modify <text:s text:c="7"/>*</text:p>
      <text:p text:style-name="P313">* it under the terms of the GNU General Public License as published by <text:s text:c="7"/>*</text:p>
      <text:p text:style-name="P313">* the Free Software Foundation, either version 3 of the License, or <text:s text:c="10"/>*</text:p>
      <text:p text:style-name="P313">* (at your option) any later version. <text:s text:c="40"/>*</text:p>
      <text:p text:style-name="P313">* <text:s text:c="76"/>*</text:p>
      <text:p text:style-name="P313">* This program is distributed in the hope that it will be useful, <text:s text:c="12"/>*</text:p>
      <text:p text:style-name="P313">* but WITHOUT ANY WARRANTY; without even the implied warranty of <text:s text:c="13"/>*</text:p>
      <text:p text:style-name="P313">* MERCHANTABILITY or FITNESS FOR A PARTICULAR PURPOSE. <text:s/>See the <text:s text:c="14"/>*</text:p>
      <text:p text:style-name="P313">* GNU General Public License for more details. <text:s text:c="31"/>*</text:p>
      <text:p text:style-name="P313">* <text:s text:c="76"/>*</text:p>
      <text:p text:style-name="P313">* You should have received a copy of the GNU General Public License <text:s text:c="10"/>*</text:p>
      <text:p text:style-name="P313">* along with this program. If not, see &lt;http://www.gnu.org/licenses/&gt;. <text:s text:c="7"/>*</text:p>
      <text:p text:style-name="P313">* <text:s text:c="76"/>*</text:p>
      <text:p text:style-name="P313">*******************************************************************************</text:p>
      <text:p text:style-name="P313">--&gt;</text:p>
      <text:p text:style-name="P313"/>
      <text:p text:style-name="P313">&lt;html lang="bg"&gt;</text:p>
      <text:p text:style-name="P313"><text:tab/>&lt;head&gt;</text:p>
      <text:p text:style-name="P313"><text:tab/><text:tab/>&lt;title&gt;.:: Даниел Чутров - Дипломна работа - ТУЕС към ТУ-София ::.&lt;/title&gt;</text:p>
      <text:p text:style-name="P313"/>
      <text:p text:style-name="P313"><text:tab/><text:tab/>&lt;meta charset="utf-8"&gt;</text:p>
      <text:p text:style-name="P313"><text:tab/><text:tab/>&lt;meta name="keywords" content="" /&gt;</text:p>
      <text:p text:style-name="P313"><text:tab/><text:tab/>&lt;meta name="description" content="" /&gt;</text:p>
      <text:p text:style-name="P313"><text:tab/><text:tab/>&lt;link href="style.css" rel="stylesheet" type="text/css" media="screen" /&gt;</text:p>
      <text:p text:style-name="P313"/>
      <text:p text:style-name="P313"><text:tab/><text:tab/>&lt;!-- External includes. --&gt;</text:p>
      <text:p text:style-name="P313"><text:tab/><text:tab/>&lt;script src="ModelParameters.js"&gt;&lt;/script&gt;</text:p>
      <text:p text:style-name="P313"><text:tab/><text:tab/>&lt;script src="Trainer.js"&gt;&lt;/script&gt;</text:p>
      <text:p text:style-name="P313"><text:tab/><text:tab/>&lt;!-- External includes. --&gt;</text:p>
      <text:p text:style-name="P313"/>
      <text:p text:style-name="P313"><text:tab/><text:tab/>&lt;!-- Ajax distributed computing code. --&gt;</text:p>
      <text:p text:style-name="P313"><text:tab/><text:tab/>&lt;script type="text/javascript"&gt;</text:p>
      <text:p text:style-name="P313"><text:tab/><text:tab/><text:tab/>/**</text:p>
      <text:p text:style-name="P313"><text:tab/><text:tab/><text:tab/> * Is running flag to control training process.</text:p>
      <text:p text:style-name="P313"><text:tab/><text:tab/><text:tab/> */</text:p>
      <text:p text:style-name="P313"><text:tab/><text:tab/><text:tab/>var isRunning = true;</text:p>
      <text:p text:style-name="P313"><text:tab/><text:tab/></text:p>
      <text:p text:style-name="P313"><text:tab/><text:tab/><text:tab/>/**</text:p>
      <text:p text:style-name="P313"><text:tab/><text:tab/><text:tab/> * Training object.</text:p>
      <text:p text:style-name="P313"><text:tab/><text:tab/><text:tab/> */</text:p>
      <text:p text:style-name="P313"><text:tab/><text:tab/><text:tab/>var trainer = null;</text:p>
      <text:p text:style-name="P313"/>
      <text:p text:style-name="P313"><text:tab/><text:tab/><text:tab/>/**</text:p>
      <text:p text:style-name="P313"><text:tab/><text:tab/><text:tab/> *</text:p>
      <text:p text:style-name="P313"><text:tab/><text:tab/><text:tab/> *</text:p>
      <text:p text:style-name="P313"><text:tab/><text:tab/><text:tab/> * @author Daniel Chutrov</text:p>
      <text:p text:style-name="P313"><text:tab/><text:tab/><text:tab/> *</text:p>
      <text:p text:style-name="P313"><text:soft-page-break/><text:tab/><text:tab/><text:tab/> * @email d.chutrov@gmail.com</text:p>
      <text:p text:style-name="P313"><text:tab/><text:tab/><text:tab/> *</text:p>
      <text:p text:style-name="P313"><text:tab/><text:tab/><text:tab/> * @date 31 Jan 2011</text:p>
      <text:p text:style-name="P313"><text:tab/><text:tab/><text:tab/> */</text:p>
      <text:p text:style-name="P313"><text:tab/><text:tab/><text:tab/>function init() {</text:p>
      <text:p text:style-name="P313"><text:tab/><text:tab/><text:tab/><text:tab/>var parameters = new ModelParameters();</text:p>
      <text:p text:style-name="P313"><text:tab/><text:tab/><text:tab/><text:tab/></text:p>
      <text:p text:style-name="P313"><text:tab/><text:tab/><text:tab/><text:tab/>parameters.dbId = document.getElementById('annId').value;</text:p>
      <text:p text:style-name="P313"><text:tab/><text:tab/><text:tab/><text:tab/>parameters.symbol = document.getElementById('symbol').value;</text:p>
      <text:p text:style-name="P313"><text:tab/><text:tab/><text:tab/><text:tab/>parameters.period = document.getElementById('period').value;</text:p>
      <text:p text:style-name="P313"><text:tab/><text:tab/><text:tab/><text:tab/>parameters.neuronsAmount = document.getElementById('numberOfNeurons').value;</text:p>
      <text:p text:style-name="P313"><text:tab/><text:tab/><text:tab/><text:tab/>parameters.populationSize = document.getElementById('populationSize').value;</text:p>
      <text:p text:style-name="P313"><text:tab/><text:tab/><text:tab/><text:tab/>parameters.bars = document.getElementById('numberOfBars').value;</text:p>
      <text:p text:style-name="P313"><text:tab/><text:tab/><text:tab/><text:tab/></text:p>
      <text:p text:style-name="P313"><text:tab/><text:tab/><text:tab/><text:tab/>trainer = new Trainer();</text:p>
      <text:p text:style-name="P313"><text:tab/><text:tab/><text:tab/><text:tab/>trainer.setup(parameters);</text:p>
      <text:p text:style-name="P313"><text:tab/><text:tab/><text:tab/>}</text:p>
      <text:p text:style-name="P313"/>
      <text:p text:style-name="P313"><text:tab/><text:tab/><text:tab/>/**</text:p>
      <text:p text:style-name="P313"><text:tab/><text:tab/><text:tab/> *</text:p>
      <text:p text:style-name="P313"><text:tab/><text:tab/><text:tab/> *</text:p>
      <text:p text:style-name="P313"><text:tab/><text:tab/><text:tab/> * @author Daniel Chutrov</text:p>
      <text:p text:style-name="P313"><text:tab/><text:tab/><text:tab/> *</text:p>
      <text:p text:style-name="P313"><text:tab/><text:tab/><text:tab/> * @email d.chutrov@gmail.com</text:p>
      <text:p text:style-name="P313"><text:tab/><text:tab/><text:tab/> *</text:p>
      <text:p text:style-name="P313"><text:tab/><text:tab/><text:tab/> * @date 31 Jan 2011</text:p>
      <text:p text:style-name="P313"><text:tab/><text:tab/><text:tab/> */</text:p>
      <text:p text:style-name="P313"><text:tab/><text:tab/><text:tab/>function doCalculation() {</text:p>
      <text:p text:style-name="P313"><text:tab/><text:tab/><text:tab/><text:tab/>/*</text:p>
      <text:p text:style-name="P313"><text:tab/><text:tab/><text:tab/><text:tab/> * Call training procedure.</text:p>
      <text:p text:style-name="P313"><text:tab/><text:tab/><text:tab/><text:tab/> */</text:p>
      <text:p text:style-name="P313"><text:tab/><text:tab/><text:tab/><text:tab/>trainer.train();</text:p>
      <text:p text:style-name="P313"><text:tab/><text:tab/><text:tab/><text:tab/>document.getElementById('prediction').innerHTML = trainer.predict();</text:p>
      <text:p text:style-name="P313"><text:tab/><text:tab/><text:tab/>}</text:p>
      <text:p text:style-name="P313"/>
      <text:p text:style-name="P313"><text:tab/><text:tab/><text:tab/>/*</text:p>
      <text:p text:style-name="P313"><text:tab/><text:tab/><text:tab/> * Setup time interval for calculation calling.</text:p>
      <text:p text:style-name="P313"><text:tab/><text:tab/><text:tab/> */</text:p>
      <text:p text:style-name="P313"><text:tab/><text:tab/><text:tab/>setInterval("doCalculation()", 3000);</text:p>
      <text:p text:style-name="P313"><text:tab/><text:tab/>&lt;/script&gt;</text:p>
      <text:p text:style-name="P313"><text:tab/><text:tab/>&lt;!-- Ajax distributed computing code. --&gt;</text:p>
      <text:p text:style-name="P313"><text:tab/>&lt;/head&gt;</text:p>
      <text:p text:style-name="P313"/>
      <text:p text:style-name="P313"><text:tab/>&lt;body onload="init();doCalculation();"&gt;</text:p>
      <text:p text:style-name="P313"><text:tab/><text:tab/>&lt;div id="main"&gt;</text:p>
      <text:p text:style-name="P313"/>
      <text:p text:style-name="P313"><text:tab/><text:tab/><text:tab/>&lt;div id="top"&gt;</text:p>
      <text:p text:style-name="P313"><text:tab/><text:tab/><text:tab/><text:tab/>&lt;div id="logo"&gt;</text:p>
      <text:p text:style-name="P313"><text:tab/><text:tab/><text:tab/><text:tab/><text:tab/>&lt;h1&gt;Даниел Чутров&lt;/h1&gt;</text:p>
      <text:p text:style-name="P313"><text:tab/><text:tab/><text:tab/><text:tab/><text:tab/>&lt;h2&gt;Дипломна работа - ТУЕС към ТУ-София - 2011&lt;/h2&gt;</text:p>
      <text:p text:style-name="P313"><text:tab/><text:tab/><text:tab/><text:tab/>&lt;/div&gt;</text:p>
      <text:p text:style-name="P313"><text:tab/><text:tab/><text:tab/><text:tab/>&lt;div id="menu"&gt;</text:p>
      <text:p text:style-name="P313"><text:tab/><text:tab/><text:tab/><text:tab/><text:tab/>&lt;ul&gt;</text:p>
      <text:p text:style-name="P313"><text:tab/><text:tab/><text:tab/><text:tab/><text:tab/><text:tab/>&lt;li&gt;</text:p>
      <text:p text:style-name="P313"><text:tab/><text:tab/><text:tab/><text:tab/><text:tab/><text:tab/><text:tab/>&lt;a href="#"&gt;Начало&lt;/a&gt;</text:p>
      <text:p text:style-name="P313"><text:tab/><text:tab/><text:tab/><text:tab/><text:tab/><text:tab/>&lt;/li&gt;</text:p>
      <text:p text:style-name="P313"><text:tab/><text:tab/><text:tab/><text:tab/><text:tab/><text:tab/>&lt;li&gt;</text:p>
      <text:p text:style-name="P313"><text:tab/><text:tab/><text:tab/><text:tab/><text:tab/><text:tab/><text:tab/>&lt;a href="#"&gt;Продукти&lt;/a&gt;</text:p>
      <text:p text:style-name="P313"><text:tab/><text:tab/><text:tab/><text:tab/><text:tab/><text:tab/>&lt;/li&gt;</text:p>
      <text:p text:style-name="P313"><text:tab/><text:tab/><text:tab/><text:tab/><text:tab/><text:tab/>&lt;li&gt;</text:p>
      <text:p text:style-name="P313"><text:tab/><text:tab/><text:tab/><text:tab/><text:tab/><text:tab/><text:tab/>&lt;a href="#"&gt;Услуги&lt;/a&gt;</text:p>
      <text:p text:style-name="P313"><text:tab/><text:tab/><text:tab/><text:tab/><text:tab/><text:tab/>&lt;/li&gt;</text:p>
      <text:p text:style-name="P313"><text:tab/><text:tab/><text:tab/><text:tab/><text:tab/><text:tab/>&lt;li&gt;</text:p>
      <text:p text:style-name="P313"><text:tab/><text:tab/><text:tab/><text:tab/><text:tab/><text:tab/><text:tab/>&lt;a href="#"&gt;Галерия&lt;/a&gt;</text:p>
      <text:p text:style-name="P313"><text:tab/><text:tab/><text:tab/><text:tab/><text:tab/><text:tab/>&lt;/li&gt;</text:p>
      <text:p text:style-name="P313"><text:tab/><text:tab/><text:tab/><text:tab/><text:tab/><text:tab/>&lt;li&gt;</text:p>
      <text:p text:style-name="P313"><text:tab/><text:tab/><text:tab/><text:tab/><text:tab/><text:tab/><text:tab/>&lt;a href="#"&gt;За нас&lt;/a&gt;</text:p>
      <text:p text:style-name="P313"><text:tab/><text:tab/><text:tab/><text:tab/><text:tab/><text:tab/>&lt;/li&gt;</text:p>
      <text:p text:style-name="P313"><text:tab/><text:tab/><text:tab/><text:tab/><text:tab/><text:tab/>&lt;li&gt;</text:p>
      <text:p text:style-name="P313"><text:tab/><text:tab/><text:tab/><text:tab/><text:tab/><text:tab/><text:tab/>&lt;a href="mailto:d.chutrov@gmail.com"&gt;Контакти&lt;/a&gt;</text:p>
      <text:p text:style-name="P313"><text:tab/><text:tab/><text:tab/><text:tab/><text:tab/><text:tab/>&lt;/li&gt;</text:p>
      <text:p text:style-name="P313"><text:tab/><text:tab/><text:tab/><text:tab/><text:tab/>&lt;/ul&gt;</text:p>
      <text:p text:style-name="P313"><text:tab/><text:tab/><text:tab/><text:tab/>&lt;/div&gt;</text:p>
      <text:p text:style-name="P313"><text:tab/><text:tab/><text:tab/>&lt;/div&gt;</text:p>
      <text:p text:style-name="P313"/>
      <text:p text:style-name="P313"><text:tab/><text:tab/><text:tab/>&lt;div id="middle"&gt;</text:p>
      <text:p text:style-name="P313"><text:tab/><text:tab/><text:tab/><text:tab/>&lt;div id="left"&gt;</text:p>
      <text:p text:style-name="P313"><text:tab/><text:tab/><text:tab/><text:tab/><text:tab/>&lt;div id="search"&gt;</text:p>
      <text:p text:style-name="P313"><text:tab/><text:tab/><text:tab/><text:tab/><text:tab/><text:tab/>&lt;form <text:s/>id="simulationParameters" method="post" action="" accept-charset="utf-8"&gt;</text:p>
      <text:p text:style-name="P313"><text:tab/><text:tab/><text:tab/><text:tab/><text:tab/><text:tab/><text:tab/>&lt;table border="0"&gt;</text:p>
      <text:p text:style-name="P313"><text:tab/><text:tab/><text:tab/><text:tab/><text:tab/><text:tab/><text:tab/><text:tab/>&lt;tr&gt;</text:p>
      <text:p text:style-name="P313"><text:tab/><text:tab/><text:tab/><text:tab/><text:tab/><text:tab/><text:tab/><text:tab/><text:tab/>&lt;td align="right"&gt;</text:p>
      <text:p text:style-name="P313"><text:tab/><text:tab/><text:tab/><text:tab/><text:tab/><text:tab/><text:tab/><text:tab/><text:tab/>&lt;p&gt;</text:p>
      <text:p text:style-name="P313"><text:tab/><text:tab/><text:tab/><text:tab/><text:tab/><text:tab/><text:tab/><text:tab/><text:tab/><text:tab/>Прогноза:&amp;nbsp;&amp;nbsp;&amp;nbsp;</text:p>
      <text:p text:style-name="P313"><text:tab/><text:tab/><text:tab/><text:tab/><text:tab/><text:tab/><text:tab/><text:tab/><text:tab/>&lt;/p&gt;&lt;/td&gt;&lt;td align="right"&gt;</text:p>
      <text:p text:style-name="P313"><text:tab/><text:tab/><text:tab/><text:tab/><text:tab/><text:tab/><text:tab/><text:tab/><text:tab/>&lt;p&gt;</text:p>
      <text:p text:style-name="P313"><text:tab/><text:tab/><text:tab/><text:tab/><text:tab/><text:tab/><text:tab/><text:tab/><text:tab/><text:tab/>&lt;span id="prediction"&gt; &lt;/span&gt;</text:p>
      <text:p text:style-name="P313"><text:tab/><text:tab/><text:tab/><text:tab/><text:tab/><text:tab/><text:tab/><text:tab/><text:tab/>&lt;/p&gt;&lt;/td&gt;</text:p>
      <text:p text:style-name="P313"><text:tab/><text:tab/><text:tab/><text:tab/><text:tab/><text:tab/><text:tab/><text:tab/>&lt;/tr&gt;</text:p>
      <text:p text:style-name="P313"><text:tab/><text:tab/><text:tab/><text:tab/><text:tab/><text:tab/><text:tab/>&lt;/table&gt;</text:p>
      <text:p text:style-name="P313"/>
      <text:p text:style-name="P313"><text:tab/><text:tab/><text:tab/><text:tab/><text:tab/><text:tab/><text:tab/>&lt;div id="searchInpTxt"&gt;</text:p>
      <text:p text:style-name="P313"><text:tab/><text:tab/><text:tab/><text:tab/><text:tab/><text:tab/><text:tab/><text:tab/>&lt;table border="0"&gt;</text:p>
      <text:p text:style-name="P313"><text:tab/><text:tab/><text:tab/><text:tab/><text:tab/><text:tab/><text:tab/><text:tab/><text:tab/>&lt;tr&gt;</text:p>
      <text:p text:style-name="P313"><text:tab/><text:tab/><text:tab/><text:tab/><text:tab/><text:tab/><text:tab/><text:tab/><text:tab/><text:tab/>&lt;th align="center"&gt;Параметър&lt;/th&gt;&lt;th align="left"&gt;Стойност&lt;/th&gt;</text:p>
      <text:p text:style-name="P313"><text:tab/><text:tab/><text:tab/><text:tab/><text:tab/><text:tab/><text:tab/><text:tab/><text:tab/>&lt;/tr&gt;</text:p>
      <text:p text:style-name="P313"><text:tab/><text:tab/><text:tab/><text:tab/><text:tab/><text:tab/><text:tab/><text:tab/><text:tab/>&lt;tr&gt;</text:p>
      <text:p text:style-name="P313"><text:tab/><text:tab/><text:tab/><text:tab/><text:tab/><text:tab/><text:tab/><text:tab/><text:tab/><text:tab/>&lt;td align="right"&gt;ID:&lt;/td&gt;&lt;td&gt;</text:p>
      <text:p text:style-name="P313"><text:tab/><text:tab/><text:tab/><text:tab/><text:tab/><text:tab/><text:tab/><text:tab/><text:tab/><text:tab/>&lt;input id="annId" type="text" class="text" value="1" /&gt;</text:p>
      <text:p text:style-name="P313"><text:tab/><text:tab/><text:tab/><text:tab/><text:tab/><text:tab/><text:tab/><text:tab/><text:tab/><text:tab/>&lt;/td&gt;</text:p>
      <text:p text:style-name="P313"><text:soft-page-break/><text:tab/><text:tab/><text:tab/><text:tab/><text:tab/><text:tab/><text:tab/><text:tab/><text:tab/>&lt;/tr&gt;</text:p>
      <text:p text:style-name="P313"><text:tab/><text:tab/><text:tab/><text:tab/><text:tab/><text:tab/><text:tab/><text:tab/><text:tab/>&lt;tr&gt;</text:p>
      <text:p text:style-name="P313"><text:tab/><text:tab/><text:tab/><text:tab/><text:tab/><text:tab/><text:tab/><text:tab/><text:tab/><text:tab/>&lt;td align="right"&gt;Symbol:&lt;/td&gt;&lt;td&gt;</text:p>
      <text:p text:style-name="P313"><text:tab/><text:tab/><text:tab/><text:tab/><text:tab/><text:tab/><text:tab/><text:tab/><text:tab/><text:tab/>&lt;input id="symbol" type="text" class="text" value="EURUSD" /&gt;</text:p>
      <text:p text:style-name="P313"><text:tab/><text:tab/><text:tab/><text:tab/><text:tab/><text:tab/><text:tab/><text:tab/><text:tab/><text:tab/>&lt;/td&gt;</text:p>
      <text:p text:style-name="P313"><text:tab/><text:tab/><text:tab/><text:tab/><text:tab/><text:tab/><text:tab/><text:tab/><text:tab/>&lt;/tr&gt;</text:p>
      <text:p text:style-name="P313"><text:tab/><text:tab/><text:tab/><text:tab/><text:tab/><text:tab/><text:tab/><text:tab/><text:tab/>&lt;tr&gt;</text:p>
      <text:p text:style-name="P313"><text:tab/><text:tab/><text:tab/><text:tab/><text:tab/><text:tab/><text:tab/><text:tab/><text:tab/><text:tab/>&lt;td align="right"&gt;Period:&lt;/td&gt;&lt;td&gt;</text:p>
      <text:p text:style-name="P313"><text:tab/><text:tab/><text:tab/><text:tab/><text:tab/><text:tab/><text:tab/><text:tab/><text:tab/><text:tab/>&lt;input id="period" type="text" class="text" value="M1" /&gt;</text:p>
      <text:p text:style-name="P313"><text:tab/><text:tab/><text:tab/><text:tab/><text:tab/><text:tab/><text:tab/><text:tab/><text:tab/><text:tab/>&lt;/td&gt;</text:p>
      <text:p text:style-name="P313"><text:tab/><text:tab/><text:tab/><text:tab/><text:tab/><text:tab/><text:tab/><text:tab/><text:tab/>&lt;/tr&gt;</text:p>
      <text:p text:style-name="P313"><text:tab/><text:tab/><text:tab/><text:tab/><text:tab/><text:tab/><text:tab/><text:tab/><text:tab/>&lt;tr&gt;</text:p>
      <text:p text:style-name="P313"><text:tab/><text:tab/><text:tab/><text:tab/><text:tab/><text:tab/><text:tab/><text:tab/><text:tab/><text:tab/>&lt;td align="right"&gt;Брой неврони:&lt;/td&gt;&lt;td&gt;</text:p>
      <text:p text:style-name="P313"><text:tab/><text:tab/><text:tab/><text:tab/><text:tab/><text:tab/><text:tab/><text:tab/><text:tab/><text:tab/>&lt;input id="numberOfNeurons" type="text" class="text" value="20" /&gt;</text:p>
      <text:p text:style-name="P313"><text:tab/><text:tab/><text:tab/><text:tab/><text:tab/><text:tab/><text:tab/><text:tab/><text:tab/><text:tab/>&lt;/td&gt;</text:p>
      <text:p text:style-name="P313"><text:tab/><text:tab/><text:tab/><text:tab/><text:tab/><text:tab/><text:tab/><text:tab/><text:tab/>&lt;/tr&gt;</text:p>
      <text:p text:style-name="P313"><text:tab/><text:tab/><text:tab/><text:tab/><text:tab/><text:tab/><text:tab/><text:tab/><text:tab/>&lt;tr&gt;</text:p>
      <text:p text:style-name="P313"><text:tab/><text:tab/><text:tab/><text:tab/><text:tab/><text:tab/><text:tab/><text:tab/><text:tab/><text:tab/>&lt;td align="right"&gt;Популация:&lt;/td&gt;&lt;td&gt;</text:p>
      <text:p text:style-name="P313"><text:tab/><text:tab/><text:tab/><text:tab/><text:tab/><text:tab/><text:tab/><text:tab/><text:tab/><text:tab/>&lt;input id="populationSize" type="text" class="text" value="40" /&gt;</text:p>
      <text:p text:style-name="P313"><text:tab/><text:tab/><text:tab/><text:tab/><text:tab/><text:tab/><text:tab/><text:tab/><text:tab/><text:tab/>&lt;/td&gt;</text:p>
      <text:p text:style-name="P313"><text:tab/><text:tab/><text:tab/><text:tab/><text:tab/><text:tab/><text:tab/><text:tab/><text:tab/>&lt;/tr&gt;</text:p>
      <text:p text:style-name="P313"><text:tab/><text:tab/><text:tab/><text:tab/><text:tab/><text:tab/><text:tab/><text:tab/><text:tab/>&lt;tr&gt;</text:p>
      <text:p text:style-name="P313"><text:tab/><text:tab/><text:tab/><text:tab/><text:tab/><text:tab/><text:tab/><text:tab/><text:tab/><text:tab/>&lt;td align="right"&gt;Брой барове:&lt;/td&gt;&lt;td&gt;</text:p>
      <text:p text:style-name="P313"><text:tab/><text:tab/><text:tab/><text:tab/><text:tab/><text:tab/><text:tab/><text:tab/><text:tab/><text:tab/>&lt;input id="numberOfBars" type="text" class="text" value="5" /&gt;</text:p>
      <text:p text:style-name="P313"><text:tab/><text:tab/><text:tab/><text:tab/><text:tab/><text:tab/><text:tab/><text:tab/><text:tab/><text:tab/>&lt;/td&gt;</text:p>
      <text:p text:style-name="P313"><text:tab/><text:tab/><text:tab/><text:tab/><text:tab/><text:tab/><text:tab/><text:tab/><text:tab/>&lt;/tr&gt;</text:p>
      <text:p text:style-name="P313"><text:tab/><text:tab/><text:tab/><text:tab/><text:tab/><text:tab/><text:tab/><text:tab/>&lt;/table&gt;</text:p>
      <text:p text:style-name="P313"><text:tab/><text:tab/><text:tab/><text:tab/><text:tab/><text:tab/><text:tab/>&lt;/div&gt;</text:p>
      <text:p text:style-name="P313"><text:tab/><text:tab/><text:tab/><text:tab/><text:tab/><text:tab/><text:tab/>&lt;div id="searchInpSub"&gt;</text:p>
      <text:p text:style-name="P313"><text:tab/><text:tab/><text:tab/><text:tab/><text:tab/><text:tab/><text:tab/><text:tab/>&lt;input id="start" type="submit" class="submit" value="" /&gt;</text:p>
      <text:p text:style-name="P313"><text:tab/><text:tab/><text:tab/><text:tab/><text:tab/><text:tab/><text:tab/>&lt;/div&gt;</text:p>
      <text:p text:style-name="P313"><text:tab/><text:tab/><text:tab/><text:tab/><text:tab/><text:tab/>&lt;/form&gt;</text:p>
      <text:p text:style-name="P313"><text:tab/><text:tab/><text:tab/><text:tab/><text:tab/>&lt;/div&gt;</text:p>
      <text:p text:style-name="P313"><text:tab/><text:tab/><text:tab/><text:tab/><text:tab/>&lt;div id="left_mid"&gt;</text:p>
      <text:p text:style-name="P313"><text:tab/><text:tab/><text:tab/><text:tab/><text:tab/><text:tab/>&lt;h3&gt;Новини&lt;/h3&gt;</text:p>
      <text:p text:style-name="P313"><text:tab/><text:tab/><text:tab/><text:tab/><text:tab/><text:tab/>&lt;h4&gt;10 Фев 2011&lt;/h4&gt;</text:p>
      <text:p text:style-name="P313"><text:tab/><text:tab/><text:tab/><text:tab/><text:tab/><text:tab/>&lt;p&gt;</text:p>
      <text:p text:style-name="P313"><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3"><text:tab/><text:tab/><text:tab/><text:tab/><text:tab/><text:tab/>&lt;/p&gt;</text:p>
      <text:p text:style-name="P313"><text:tab/><text:tab/><text:tab/><text:tab/><text:tab/><text:tab/>&lt;h4&gt;16 Фев 2011&lt;/h4&gt;</text:p>
      <text:p text:style-name="P313"><text:tab/><text:tab/><text:tab/><text:tab/><text:tab/><text:tab/>&lt;p&gt;</text:p>
      <text:p text:style-name="P313"><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3"><text:tab/><text:tab/><text:tab/><text:tab/><text:tab/><text:tab/>&lt;/p&gt;</text:p>
      <text:p text:style-name="P313"><text:tab/><text:tab/><text:tab/><text:tab/><text:tab/><text:tab/>&lt;h4&gt;11 Мар 2011&lt;/h4&gt;</text:p>
      <text:p text:style-name="P313"><text:tab/><text:tab/><text:tab/><text:tab/><text:tab/><text:tab/>&lt;p&gt;</text:p>
      <text:p text:style-name="P313"><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3"><text:tab/><text:tab/><text:tab/><text:tab/><text:tab/><text:tab/>&lt;/p&gt;</text:p>
      <text:p text:style-name="P313"><text:tab/><text:tab/><text:tab/><text:tab/><text:tab/>&lt;/div&gt;</text:p>
      <text:p text:style-name="P313"><text:tab/><text:tab/><text:tab/><text:tab/><text:tab/>&lt;div id="left_bot"&gt;</text:p>
      <text:p text:style-name="P313"><text:tab/><text:tab/><text:tab/><text:tab/><text:tab/><text:tab/>&lt;h3&gt;Полезни връзки&lt;/h3&gt;</text:p>
      <text:p text:style-name="P313"><text:tab/><text:tab/><text:tab/><text:tab/><text:tab/><text:tab/>&lt;ul&gt;</text:p>
      <text:p text:style-name="P313"><text:tab/><text:tab/><text:tab/><text:tab/><text:tab/><text:tab/><text:tab/>&lt;li&gt;</text:p>
      <text:p text:style-name="P313"><text:tab/><text:tab/><text:tab/><text:tab/><text:tab/><text:tab/><text:tab/><text:tab/>&amp;raquo; &lt;a href="http://vitoshatrade.tbsoft.eu/"&gt;VitoshaTrade&lt;/a&gt;</text:p>
      <text:p text:style-name="P313"><text:tab/><text:tab/><text:tab/><text:tab/><text:tab/><text:tab/><text:tab/>&lt;/li&gt;</text:p>
      <text:p text:style-name="P313"><text:tab/><text:tab/><text:tab/><text:tab/><text:tab/><text:tab/><text:tab/>&lt;li&gt;</text:p>
      <text:p text:style-name="P313"><text:tab/><text:tab/><text:tab/><text:tab/><text:tab/><text:tab/><text:tab/><text:tab/>&amp;raquo; &lt;a href="http://www.tradingsolutions.com/"&gt;TradingSolutions&lt;/a&gt;</text:p>
      <text:p text:style-name="P313"><text:tab/><text:tab/><text:tab/><text:tab/><text:tab/><text:tab/><text:tab/>&lt;/li&gt;</text:p>
      <text:p text:style-name="P313"><text:tab/><text:tab/><text:tab/><text:tab/><text:tab/><text:tab/><text:tab/>&lt;li&gt;</text:p>
      <text:p text:style-name="P313"><text:tab/><text:tab/><text:tab/><text:tab/><text:tab/><text:tab/><text:tab/><text:tab/>&amp;raquo; &lt;a href="http://www.moneybee.net/"&gt;MoneyBee&lt;/a&gt;</text:p>
      <text:p text:style-name="P313"><text:tab/><text:tab/><text:tab/><text:tab/><text:tab/><text:tab/><text:tab/>&lt;/li&gt;</text:p>
      <text:p text:style-name="P313"><text:tab/><text:tab/><text:tab/><text:tab/><text:tab/><text:tab/><text:tab/>&lt;li&gt;</text:p>
      <text:p text:style-name="P313"><text:tab/><text:tab/><text:tab/><text:tab/><text:tab/><text:tab/><text:tab/><text:tab/>&amp;raquo; &lt;a href="http://www.gstock.com/"&gt;GStock&lt;/a&gt;</text:p>
      <text:p text:style-name="P313"><text:tab/><text:tab/><text:tab/><text:tab/><text:tab/><text:tab/><text:tab/>&lt;/li&gt;</text:p>
      <text:p text:style-name="P313"><text:tab/><text:tab/><text:tab/><text:tab/><text:tab/><text:tab/><text:tab/>&lt;li&gt;</text:p>
      <text:p text:style-name="P313"><text:tab/><text:tab/><text:tab/><text:tab/><text:tab/><text:tab/><text:tab/><text:tab/>&amp;raquo; &lt;a href="http://www.elsys-bg.org/"&gt;ТУЕС към ТУ-София&lt;/a&gt;</text:p>
      <text:p text:style-name="P313"><text:tab/><text:tab/><text:tab/><text:tab/><text:tab/><text:tab/><text:tab/>&lt;/li&gt;</text:p>
      <text:p text:style-name="P313"><text:tab/><text:tab/><text:tab/><text:tab/><text:tab/><text:tab/><text:tab/>&lt;li&gt;</text:p>
      <text:p text:style-name="P313"><text:tab/><text:tab/><text:tab/><text:tab/><text:tab/><text:tab/><text:tab/><text:tab/>&amp;raquo; &lt;a href="http://www.tu-sofia.bg/"&gt;ТУ София&lt;/a&gt;</text:p>
      <text:p text:style-name="P313"><text:tab/><text:tab/><text:tab/><text:tab/><text:tab/><text:tab/><text:tab/>&lt;/li&gt;</text:p>
      <text:p text:style-name="P313"><text:tab/><text:tab/><text:tab/><text:tab/><text:tab/><text:tab/>&lt;/ul&gt;</text:p>
      <text:p text:style-name="P313"><text:tab/><text:tab/><text:tab/><text:tab/><text:tab/>&lt;/div&gt;</text:p>
      <text:p text:style-name="P313"><text:tab/><text:tab/><text:tab/><text:tab/>&lt;/div&gt;</text:p>
      <text:p text:style-name="P313"/>
      <text:p text:style-name="P313"><text:tab/><text:tab/><text:tab/><text:tab/>&lt;div id="right"&gt;</text:p>
      <text:p text:style-name="P313"><text:tab/><text:tab/><text:tab/><text:tab/><text:tab/>&lt;div id="right_top"&gt;</text:p>
      <text:p text:style-name="P313"><text:tab/><text:tab/><text:tab/><text:tab/><text:tab/><text:tab/>&lt;h3 class="firsth3"&gt;Уеб базирани системи за разпределени изчизления:&lt;/h3&gt;</text:p>
      <text:p text:style-name="P313"><text:tab/><text:tab/><text:tab/><text:tab/><text:tab/><text:tab/>&lt;p&gt;</text:p>
      <text:p text:style-name="P313"><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3"><text:tab/><text:tab/><text:tab/><text:tab/><text:tab/><text:tab/>&lt;/p&gt;</text:p>
      <text:p text:style-name="P313"><text:tab/><text:tab/><text:tab/><text:tab/><text:tab/><text:tab/>&lt;p&gt;</text:p>
      <text:p text:style-name="P313"><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3"><text:tab/><text:tab/><text:tab/><text:tab/><text:tab/><text:tab/>&lt;/p&gt;</text:p>
      <text:p text:style-name="P313"><text:tab/><text:tab/><text:tab/><text:tab/><text:tab/><text:tab/>&lt;h3&gt;Информация&lt;/h3&gt;</text:p>
      <text:p text:style-name="P313"><text:tab/><text:tab/><text:tab/><text:tab/><text:tab/><text:tab/>&lt;p&gt;</text:p>
      <text:p text:style-name="P313"><text:tab/><text:tab/><text:tab/><text:tab/><text:tab/><text:tab/><text:tab/>Разработката е част от проекта &lt;a href="http://vitoshatrade.tbsoft.eu/" target="_blank"&gt;VitoshaTrade&lt;/a&gt;.</text:p>
      <text:p text:style-name="P313"><text:tab/><text:tab/><text:tab/><text:tab/><text:tab/><text:tab/>&lt;/p&gt;</text:p>
      <text:p text:style-name="P313"><text:soft-page-break/><text:tab/><text:tab/><text:tab/><text:tab/><text:tab/>&lt;/div&gt;</text:p>
      <text:p text:style-name="P313"><text:tab/><text:tab/><text:tab/><text:tab/><text:tab/>&lt;div id="right_mid"&gt;</text:p>
      <text:p text:style-name="P313"><text:tab/><text:tab/><text:tab/><text:tab/><text:tab/><text:tab/>&lt;div id="right_mid_1"&gt;&lt;img src="images/photo1.jpg" width="162" height="102" alt="" /&gt;</text:p>
      <text:p text:style-name="P313"><text:tab/><text:tab/><text:tab/><text:tab/><text:tab/><text:tab/><text:tab/>&lt;h4&gt;&lt;a href="http://www.compsystech.org/"&gt;CompSysTech 2011&lt;/a&gt;&lt;/h4&gt;</text:p>
      <text:p text:style-name="P313"><text:tab/><text:tab/><text:tab/><text:tab/><text:tab/><text:tab/><text:tab/>&lt;p&gt;</text:p>
      <text:p text:style-name="P313"><text:tab/><text:tab/><text:tab/><text:tab/><text:tab/><text:tab/><text:tab/><text:tab/>CompSysTech е международна конференция, организирана от българската академична област.</text:p>
      <text:p text:style-name="P313"><text:tab/><text:tab/><text:tab/><text:tab/><text:tab/><text:tab/><text:tab/>&lt;/p&gt;</text:p>
      <text:p text:style-name="P313"><text:tab/><text:tab/><text:tab/><text:tab/><text:tab/><text:tab/>&lt;/div&gt;</text:p>
      <text:p text:style-name="P313"><text:tab/><text:tab/><text:tab/><text:tab/><text:tab/><text:tab/>&lt;div id="right_mid_2"&gt;&lt;img src="images/photo2.jpg" width="162" height="102" alt="" /&gt;</text:p>
      <text:p text:style-name="P313"><text:tab/><text:tab/><text:tab/><text:tab/><text:tab/><text:tab/><text:tab/>&lt;h4&gt;&lt;a href="http://www.sigevo.org/gecco-2011/"&gt;GECCO 2011&lt;/a&gt;&lt;/h4&gt;</text:p>
      <text:p text:style-name="P313"><text:tab/><text:tab/><text:tab/><text:tab/><text:tab/><text:tab/><text:tab/>&lt;p&gt;</text:p>
      <text:p text:style-name="P313"><text:tab/><text:tab/><text:tab/><text:tab/><text:tab/><text:tab/><text:tab/><text:tab/>GECCO е най-голямата и престижна конференция за еволюционни алгоритми.</text:p>
      <text:p text:style-name="P313"><text:tab/><text:tab/><text:tab/><text:tab/><text:tab/><text:tab/><text:tab/>&lt;/p&gt;</text:p>
      <text:p text:style-name="P313"><text:tab/><text:tab/><text:tab/><text:tab/><text:tab/><text:tab/>&lt;/div&gt;</text:p>
      <text:p text:style-name="P313"><text:tab/><text:tab/><text:tab/><text:tab/><text:tab/><text:tab/>&lt;div id="right_mid_3"&gt;&lt;img src="images/photo3.jpg" width="162" height="102" alt="" /&gt;</text:p>
      <text:p text:style-name="P313"><text:tab/><text:tab/><text:tab/><text:tab/><text:tab/><text:tab/><text:tab/>&lt;h4&gt;&lt;a href="http://parallel.bas.bg/Conferences/SciCom11.html"&gt;LSSC 2011&lt;/a&gt;&lt;/h4&gt;</text:p>
      <text:p text:style-name="P313"><text:tab/><text:tab/><text:tab/><text:tab/><text:tab/><text:tab/><text:tab/>&lt;p&gt;</text:p>
      <text:p text:style-name="P313"><text:tab/><text:tab/><text:tab/><text:tab/><text:tab/><text:tab/><text:tab/><text:tab/>LSSC е българска конференция с международно участие, посветена на агоритмични проблеми трудни за пресмятане.</text:p>
      <text:p text:style-name="P313"><text:tab/><text:tab/><text:tab/><text:tab/><text:tab/><text:tab/><text:tab/>&lt;/p&gt;</text:p>
      <text:p text:style-name="P313"><text:tab/><text:tab/><text:tab/><text:tab/><text:tab/><text:tab/>&lt;/div&gt;</text:p>
      <text:p text:style-name="P313"><text:tab/><text:tab/><text:tab/><text:tab/><text:tab/><text:tab/>&lt;div id="right_mid_4"&gt;</text:p>
      <text:p text:style-name="P313"><text:tab/><text:tab/><text:tab/><text:tab/><text:tab/><text:tab/><text:tab/>&amp;nbsp;</text:p>
      <text:p text:style-name="P313"><text:tab/><text:tab/><text:tab/><text:tab/><text:tab/><text:tab/>&lt;/div&gt;</text:p>
      <text:p text:style-name="P313"><text:tab/><text:tab/><text:tab/><text:tab/><text:tab/>&lt;/div&gt;</text:p>
      <text:p text:style-name="P313"><text:tab/><text:tab/><text:tab/><text:tab/><text:tab/>&lt;div id="right_bot"&gt;</text:p>
      <text:p text:style-name="P313"><text:tab/><text:tab/><text:tab/><text:tab/><text:tab/><text:tab/>&lt;h3 class="firsth3"&gt;Инсталиране&lt;/h3&gt;</text:p>
      <text:p text:style-name="P313"><text:tab/><text:tab/><text:tab/><text:tab/><text:tab/><text:tab/>&lt;p&gt;</text:p>
      <text:p text:style-name="P313"><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3"><text:tab/><text:tab/><text:tab/><text:tab/><text:tab/><text:tab/>&lt;/p&gt;</text:p>
      <text:p text:style-name="P313"><text:tab/><text:tab/><text:tab/><text:tab/><text:tab/><text:tab/>&lt;h3&gt;Юридически аспекти&lt;/h3&gt;</text:p>
      <text:p text:style-name="P313"><text:tab/><text:tab/><text:tab/><text:tab/><text:tab/><text:tab/>&lt;p&gt;</text:p>
      <text:p text:style-name="P313"><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3"><text:tab/><text:tab/><text:tab/><text:tab/><text:tab/><text:tab/>&lt;/p&gt;</text:p>
      <text:p text:style-name="P313"><text:tab/><text:tab/><text:tab/><text:tab/><text:tab/>&lt;/div&gt;</text:p>
      <text:p text:style-name="P313"><text:tab/><text:tab/><text:tab/><text:tab/>&lt;/div&gt;</text:p>
      <text:p text:style-name="P313"><text:tab/><text:tab/><text:tab/>&lt;/div&gt;</text:p>
      <text:p text:style-name="P313"><text:tab/><text:tab/><text:tab/>&lt;div id="bottom"&gt;</text:p>
      <text:p text:style-name="P313"><text:tab/><text:tab/><text:tab/><text:tab/>&lt;p&gt;</text:p>
      <text:p text:style-name="P313"><text:tab/><text:tab/><text:tab/><text:tab/><text:tab/>Copyright &amp;copy; &lt;a href="mailto:d.chutrov@gmail.com"&gt;Даниел Чутров&lt;/a&gt; / Дизайн: &lt;a href="http://www.alphastudio.pl" target="_blank"&gt;Alpha Studio - Darmowe Szablony&lt;/a&gt;</text:p>
      <text:p text:style-name="P313"><text:tab/><text:tab/><text:tab/><text:tab/>&lt;/p&gt;</text:p>
      <text:p text:style-name="P313"><text:tab/><text:tab/><text:tab/>&lt;/div&gt;</text:p>
      <text:p text:style-name="P313"><text:tab/><text:tab/>&lt;/div&gt;</text:p>
      <text:p text:style-name="P313"><text:tab/>&lt;/body&gt;</text:p>
      <text:p text:style-name="P313">&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3">* {</text:p>
      <text:p text:style-name="P313"><text:tab/>margin: 0;</text:p>
      <text:p text:style-name="P313"><text:tab/>padding: 0;</text:p>
      <text:p text:style-name="P313">}</text:p>
      <text:p text:style-name="P313"/>
      <text:p text:style-name="P313">body {</text:p>
      <text:p text:style-name="P313"><text:tab/>padding: 30px 0;</text:p>
      <text:p text:style-name="P313"><text:tab/>font: 13px Arial, Helvetica, sans-serif;</text:p>
      <text:p text:style-name="P313"><text:tab/>text-align: center;</text:p>
      <text:p text:style-name="P313"><text:tab/>color: #7C6031;</text:p>
      <text:p text:style-name="P313"><text:tab/>background: #EEF6E9;</text:p>
      <text:p text:style-name="P313">}</text:p>
      <text:p text:style-name="P313"/>
      <text:p text:style-name="P313">h1 {</text:p>
      <text:p text:style-name="P313"><text:tab/>position: absolute;</text:p>
      <text:p text:style-name="P313"><text:tab/>left: 15px;</text:p>
      <text:p text:style-name="P313"><text:tab/>top: 15px;</text:p>
      <text:p text:style-name="P313"><text:tab/>font: 30px Tahoma, Arial, Helvetica, sans-serif;</text:p>
      <text:p text:style-name="P313"><text:tab/>text-transform: uppercase;</text:p>
      <text:p text:style-name="P313"><text:tab/>color: White;</text:p>
      <text:p text:style-name="P313">}</text:p>
      <text:p text:style-name="P313"/>
      <text:p text:style-name="P313">h2 {</text:p>
      <text:p text:style-name="P313"><text:tab/>position: absolute;</text:p>
      <text:p text:style-name="P313"><text:tab/>left: 15px;</text:p>
      <text:p text:style-name="P313"><text:tab/>top: 157px;</text:p>
      <text:p text:style-name="P313"><text:tab/>font: 18px Tahoma, Arial, Helvetica, sans-serif;</text:p>
      <text:p text:style-name="P313"><text:tab/>color: White;</text:p>
      <text:p text:style-name="P313">}</text:p>
      <text:p text:style-name="P313"/>
      <text:p text:style-name="P313">h3 {</text:p>
      <text:p text:style-name="P313"><text:tab/>padding: 30px 0 5px 0;</text:p>
      <text:p text:style-name="P313"><text:tab/>font: bold 16px Arial, Helvetica, sans-serif;</text:p>
      <text:p text:style-name="P313"><text:tab/>letter-spacing: 1px;</text:p>
      <text:p text:style-name="P313">}</text:p>
      <text:p text:style-name="P313"/>
      <text:p text:style-name="P313">h3.firsth3 {</text:p>
      <text:p text:style-name="P313"><text:tab/>padding-top: 0;</text:p>
      <text:p text:style-name="P313"><text:soft-page-break/>}</text:p>
      <text:p text:style-name="P313"/>
      <text:p text:style-name="P313">p {</text:p>
      <text:p text:style-name="P313"><text:tab/>padding: 5px 0;</text:p>
      <text:p text:style-name="P313"><text:tab/>font: 13px/18px Arial, Helvetica, sans-serif;</text:p>
      <text:p text:style-name="P313"><text:tab/>text-align: justify;</text:p>
      <text:p text:style-name="P313"><text:tab/>color: #7C6031;</text:p>
      <text:p text:style-name="P313">}</text:p>
      <text:p text:style-name="P313"/>
      <text:p text:style-name="P313">a {</text:p>
      <text:p text:style-name="P313"><text:tab/>text-decoration: none;</text:p>
      <text:p text:style-name="P313"><text:tab/>color: #3076E3;</text:p>
      <text:p text:style-name="P313">}</text:p>
      <text:p text:style-name="P313"/>
      <text:p text:style-name="P313">a:hover {</text:p>
      <text:p text:style-name="P313"><text:tab/>text-decoration: underline;</text:p>
      <text:p text:style-name="P313"><text:tab/>color: #3076E3;</text:p>
      <text:p text:style-name="P313">}</text:p>
      <text:p text:style-name="P313"/>
      <text:p text:style-name="P313">img {</text:p>
      <text:p text:style-name="P313"><text:tab/>border: none;</text:p>
      <text:p text:style-name="P313">}</text:p>
      <text:p text:style-name="P313"/>
      <text:p text:style-name="P313">#main {</text:p>
      <text:p text:style-name="P313"><text:tab/>margin: 0 auto;</text:p>
      <text:p text:style-name="P313"><text:tab/>padding: 10px 0 0 0;</text:p>
      <text:p text:style-name="P313"><text:tab/>width: 820px;</text:p>
      <text:p text:style-name="P313"><text:tab/>text-align: left;</text:p>
      <text:p text:style-name="P313"><text:tab/>background: #B4DA9F;</text:p>
      <text:p text:style-name="P313">}</text:p>
      <text:p text:style-name="P313"/>
      <text:p text:style-name="P313">#top {</text:p>
      <text:p text:style-name="P313"><text:tab/>position: relative;</text:p>
      <text:p text:style-name="P313"><text:tab/>margin: 0 10px;</text:p>
      <text:p text:style-name="P313"><text:tab/>width: 800px;</text:p>
      <text:p text:style-name="P313"><text:tab/>height: 253px;</text:p>
      <text:p text:style-name="P313"><text:tab/>background: #7DB357 url(images/top.jpg) no-repeat top;</text:p>
      <text:p text:style-name="P313">}</text:p>
      <text:p text:style-name="P313"/>
      <text:p text:style-name="P313">#logo {</text:p>
      <text:p text:style-name="P313"><text:tab/>height: 179px;</text:p>
      <text:p text:style-name="P313">}</text:p>
      <text:p text:style-name="P313"/>
      <text:p text:style-name="P313">#menu {</text:p>
      <text:p text:style-name="P313"><text:tab/>margin: 0 10px;</text:p>
      <text:p text:style-name="P313"><text:tab/>height: 74px;</text:p>
      <text:p text:style-name="P313">}</text:p>
      <text:p text:style-name="P313"/>
      <text:p text:style-name="P313">#menu ul {</text:p>
      <text:p text:style-name="P313"><text:tab/>list-style: none;</text:p>
      <text:p text:style-name="P313">}</text:p>
      <text:p text:style-name="P313"/>
      <text:p text:style-name="P313">#menu ul li {</text:p>
      <text:p text:style-name="P313"><text:tab/>float: left;</text:p>
      <text:p text:style-name="P313"><text:tab/>display: block;</text:p>
      <text:p text:style-name="P313"><text:tab/>padding: 0 25px;</text:p>
      <text:p text:style-name="P313">}</text:p>
      <text:p text:style-name="P313"/>
      <text:p text:style-name="P313">#menu ul li a {</text:p>
      <text:p text:style-name="P313"><text:tab/>font: bold 12px/74px Arial, Helvetica, sans-serif;</text:p>
      <text:p text:style-name="P313"><text:tab/>text-transform: uppercase;</text:p>
      <text:p text:style-name="P313"><text:tab/>text-decoration: none;</text:p>
      <text:p text:style-name="P313"><text:tab/>color: #EEF6E9;</text:p>
      <text:p text:style-name="P313">}</text:p>
      <text:p text:style-name="P313"/>
      <text:p text:style-name="P313">#menu ul li a:hover {</text:p>
      <text:p text:style-name="P313"><text:tab/>text-decoration: none;</text:p>
      <text:p text:style-name="P313"><text:tab/>color: White;</text:p>
      <text:p text:style-name="P313">}</text:p>
      <text:p text:style-name="P313"/>
      <text:p text:style-name="P313">#middle {</text:p>
      <text:p text:style-name="P313"><text:tab/>margin: 0 10px;</text:p>
      <text:p text:style-name="P313"><text:tab/>padding: 10px 0 0 0;</text:p>
      <text:p text:style-name="P313">}</text:p>
      <text:p text:style-name="P313"/>
      <text:p text:style-name="P313">#left {</text:p>
      <text:p text:style-name="P313"><text:tab/>float: left;</text:p>
      <text:p text:style-name="P313"><text:tab/>width: 270px;</text:p>
      <text:p text:style-name="P313"><text:tab/>background: #D2E7C5;</text:p>
      <text:p text:style-name="P313">}</text:p>
      <text:p text:style-name="P313"/>
      <text:p text:style-name="P313">#left h3 {</text:p>
      <text:p text:style-name="P313"><text:tab/>padding: 0;</text:p>
      <text:p text:style-name="P313"><text:tab/>font: bold 14px Arial, Helvetica, sans-serif;</text:p>
      <text:p text:style-name="P313"><text:tab/>text-align: center;</text:p>
      <text:p text:style-name="P313"><text:tab/>text-transform: uppercase;</text:p>
      <text:p text:style-name="P313"><text:tab/>letter-spacing: 1px;</text:p>
      <text:p text:style-name="P313"><text:tab/>color: #3FA14B;</text:p>
      <text:p text:style-name="P313">}</text:p>
      <text:p text:style-name="P313"/>
      <text:p text:style-name="P313">#left h4 {</text:p>
      <text:p text:style-name="P313"><text:tab/>padding: 18px 0 0 0;</text:p>
      <text:p text:style-name="P313"><text:tab/>font: bold 12px Arial, Helvetica, sans-serif;</text:p>
      <text:p text:style-name="P313"><text:tab/>color: #3FA14B;</text:p>
      <text:p text:style-name="P313">}</text:p>
      <text:p text:style-name="P313"/>
      <text:p text:style-name="P313">#left p {</text:p>
      <text:p text:style-name="P313"><text:tab/>padding: 5px 0;</text:p>
      <text:p text:style-name="P313"><text:tab/>font: 12px/17px Arial, Helvetica, sans-serif;</text:p>
      <text:p text:style-name="P313"><text:tab/>color: #3FA14B;</text:p>
      <text:p text:style-name="P313">}</text:p>
      <text:p text:style-name="P313"/>
      <text:p text:style-name="P313">#search {</text:p>
      <text:p text:style-name="P313"><text:soft-page-break/><text:tab/>margin: 10px;</text:p>
      <text:p text:style-name="P313"><text:tab/>height: 220px;</text:p>
      <text:p text:style-name="P313"><text:tab/>text-align: center;</text:p>
      <text:p text:style-name="P313"><text:tab/>background: #7DB357;</text:p>
      <text:p text:style-name="P313">}</text:p>
      <text:p text:style-name="P313"/>
      <text:p text:style-name="P313">#search p {</text:p>
      <text:p text:style-name="P313"><text:tab/>padding: 12px 0 0 0;</text:p>
      <text:p text:style-name="P313"><text:tab/>font: bold 14px/20px Arial, Helvetica, sans-serif;</text:p>
      <text:p text:style-name="P313"><text:tab/>text-align: center;</text:p>
      <text:p text:style-name="P313"><text:tab/>color: #EEF6E9;</text:p>
      <text:p text:style-name="P313">}</text:p>
      <text:p text:style-name="P313"/>
      <text:p text:style-name="P313">#formSearch {</text:p>
      <text:p text:style-name="P313"><text:tab/>margin: 0 auto;</text:p>
      <text:p text:style-name="P313"><text:tab/>width: 200px;</text:p>
      <text:p text:style-name="P313">}</text:p>
      <text:p text:style-name="P313"/>
      <text:p text:style-name="P313">#searchInpTxt {</text:p>
      <text:p text:style-name="P313"><text:tab/>float: left;</text:p>
      <text:p text:style-name="P313"><text:tab/>width: 190px;</text:p>
      <text:p text:style-name="P313"><text:tab/>height: 170px;</text:p>
      <text:p text:style-name="P313"><text:tab/>background: #D2E7C5;</text:p>
      <text:p text:style-name="P313"><text:tab/>border: 1px solid #63A13E;</text:p>
      <text:p text:style-name="P313">}</text:p>
      <text:p text:style-name="P313"/>
      <text:p text:style-name="P313">#search input.text {</text:p>
      <text:p text:style-name="P313"><text:tab/>display: block;</text:p>
      <text:p text:style-name="P313"><text:tab/>margin: 4px 0 0 2px;</text:p>
      <text:p text:style-name="P313"><text:tab/>width: 60px;</text:p>
      <text:p text:style-name="P313"><text:tab/>font: 14px Arial, Helvetica, sans-serif;</text:p>
      <text:p text:style-name="P313"><text:tab/>color: #4E7C31;</text:p>
      <text:p text:style-name="P313"><text:tab/>background: none;</text:p>
      <text:p text:style-name="P313"><text:tab/>border: 1px solid #63A13E;</text:p>
      <text:p text:style-name="P313">}</text:p>
      <text:p text:style-name="P313"/>
      <text:p text:style-name="P313">#searchInpSub {</text:p>
      <text:p text:style-name="P313"><text:tab/>float: left;</text:p>
      <text:p text:style-name="P313"><text:tab/>width: 26px;</text:p>
      <text:p text:style-name="P313"><text:tab/>height: 24px;</text:p>
      <text:p text:style-name="P313"><text:tab/>background: url(images/go.gif);</text:p>
      <text:p text:style-name="P313"><text:tab/>border: 1px solid #63A13E;</text:p>
      <text:p text:style-name="P313">}</text:p>
      <text:p text:style-name="P313"/>
      <text:p text:style-name="P313">#search input.submit {</text:p>
      <text:p text:style-name="P313"><text:tab/>display: block;</text:p>
      <text:p text:style-name="P313"><text:tab/>float: right;</text:p>
      <text:p text:style-name="P313"><text:tab/>width: 26px;</text:p>
      <text:p text:style-name="P313"><text:tab/>height: 24px;</text:p>
      <text:p text:style-name="P313"><text:tab/>background: none;</text:p>
      <text:p text:style-name="P313"><text:tab/>border: none;</text:p>
      <text:p text:style-name="P313">}</text:p>
      <text:p text:style-name="P313"/>
      <text:p text:style-name="P313">#left_mid {</text:p>
      <text:p text:style-name="P313"><text:tab/>padding: 15px;</text:p>
      <text:p text:style-name="P313">}</text:p>
      <text:p text:style-name="P313"/>
      <text:p text:style-name="P313">#left_bot {</text:p>
      <text:p text:style-name="P313"><text:tab/>margin: 10px;</text:p>
      <text:p text:style-name="P313"><text:tab/>padding: 15px;</text:p>
      <text:p text:style-name="P313"><text:tab/>color: #D2E7C5;</text:p>
      <text:p text:style-name="P313"><text:tab/>background: #7DB357;</text:p>
      <text:p text:style-name="P313">}</text:p>
      <text:p text:style-name="P313"/>
      <text:p text:style-name="P313">#left_bot h3 {</text:p>
      <text:p text:style-name="P313"><text:tab/>color: #EEF6E9;</text:p>
      <text:p text:style-name="P313">}</text:p>
      <text:p text:style-name="P313"/>
      <text:p text:style-name="P313">#left ul {</text:p>
      <text:p text:style-name="P313"><text:tab/>list-style: none;</text:p>
      <text:p text:style-name="P313"><text:tab/>padding: 10px 0 0 0;</text:p>
      <text:p text:style-name="P313">}</text:p>
      <text:p text:style-name="P313"/>
      <text:p text:style-name="P313">#left ul li {</text:p>
      <text:p text:style-name="P313"><text:tab/>padding: 0 0 0 16px;</text:p>
      <text:p text:style-name="P313"><text:tab/>text-align: left;</text:p>
      <text:p text:style-name="P313">}</text:p>
      <text:p text:style-name="P313"/>
      <text:p text:style-name="P313">#left ul li a {</text:p>
      <text:p text:style-name="P313"><text:tab/>font: 12px/20px Arial, Helvetica, sans-serif;</text:p>
      <text:p text:style-name="P313"><text:tab/>text-decoration: none;</text:p>
      <text:p text:style-name="P313"><text:tab/>color: #D2E7C5;</text:p>
      <text:p text:style-name="P313">}</text:p>
      <text:p text:style-name="P313"/>
      <text:p text:style-name="P313">#left ul li a:hover {</text:p>
      <text:p text:style-name="P313"><text:tab/>text-decoration: underline;</text:p>
      <text:p text:style-name="P313"><text:tab/>color: #EEF6E9;</text:p>
      <text:p text:style-name="P313">}</text:p>
      <text:p text:style-name="P313"/>
      <text:p text:style-name="P313">#right {</text:p>
      <text:p text:style-name="P313"><text:tab/>float: right;</text:p>
      <text:p text:style-name="P313"><text:tab/>width: 520px;</text:p>
      <text:p text:style-name="P313">}</text:p>
      <text:p text:style-name="P313"/>
      <text:p text:style-name="P313">#right_top {</text:p>
      <text:p text:style-name="P313"><text:tab/>margin: 0 0 10px 0;</text:p>
      <text:p text:style-name="P313"><text:tab/>padding: 15px;</text:p>
      <text:p text:style-name="P313"><text:tab/>background: #D2E7C5;</text:p>
      <text:p text:style-name="P313">}</text:p>
      <text:p text:style-name="P313"/>
      <text:p text:style-name="P313">#right_mid {</text:p>
      <text:p text:style-name="P313"><text:tab/>margin: 0 0 10px 0;</text:p>
      <text:p text:style-name="P313"><text:tab/>padding: 0 8px;</text:p>
      <text:p text:style-name="P313"><text:soft-page-break/><text:tab/>background: #63A13E;</text:p>
      <text:p text:style-name="P313">}</text:p>
      <text:p text:style-name="P313"/>
      <text:p text:style-name="P313">#right_mid h4 {</text:p>
      <text:p text:style-name="P313"><text:tab/>padding: 5px 9px 7px 9px;</text:p>
      <text:p text:style-name="P313"><text:tab/>font-size: 12px;</text:p>
      <text:p text:style-name="P313"><text:tab/>text-align: left;</text:p>
      <text:p text:style-name="P313">}</text:p>
      <text:p text:style-name="P313"/>
      <text:p text:style-name="P313">#right_mid p {</text:p>
      <text:p text:style-name="P313"><text:tab/>padding: 0 9px;</text:p>
      <text:p text:style-name="P313"><text:tab/>font: 11px/15px Arial, Helvetica, sans-serif;</text:p>
      <text:p text:style-name="P313"><text:tab/>text-align: left;</text:p>
      <text:p text:style-name="P313"><text:tab/>color: #D2E7C5;</text:p>
      <text:p text:style-name="P313">}</text:p>
      <text:p text:style-name="P313"/>
      <text:p text:style-name="P313">#right_mid a {</text:p>
      <text:p text:style-name="P313"><text:tab/>text-transform: uppercase;</text:p>
      <text:p text:style-name="P313"><text:tab/>text-decoration: none;</text:p>
      <text:p text:style-name="P313"><text:tab/>color: #A0B7D9;</text:p>
      <text:p text:style-name="P313">}</text:p>
      <text:p text:style-name="P313"/>
      <text:p text:style-name="P313">#right_mid a:hover {</text:p>
      <text:p text:style-name="P313"><text:tab/>text-decoration: underline;</text:p>
      <text:p text:style-name="P313"><text:tab/>color: #A0B7D9;</text:p>
      <text:p text:style-name="P313">}</text:p>
      <text:p text:style-name="P313"/>
      <text:p text:style-name="P313">#right_mid_1, #right_mid_2 {</text:p>
      <text:p text:style-name="P313"><text:tab/>float: left;</text:p>
      <text:p text:style-name="P313"><text:tab/>width: 168px;</text:p>
      <text:p text:style-name="P313"><text:tab/>padding: 10px 0;</text:p>
      <text:p text:style-name="P313"><text:tab/>text-align: center;</text:p>
      <text:p text:style-name="P313">}</text:p>
      <text:p text:style-name="P313"/>
      <text:p text:style-name="P313">#right_mid_3 {</text:p>
      <text:p text:style-name="P313"><text:tab/>float: right;</text:p>
      <text:p text:style-name="P313"><text:tab/>width: 168px;</text:p>
      <text:p text:style-name="P313"><text:tab/>padding: 10px 0;</text:p>
      <text:p text:style-name="P313"><text:tab/>text-align: center;</text:p>
      <text:p text:style-name="P313">}</text:p>
      <text:p text:style-name="P313"/>
      <text:p text:style-name="P313">#right_mid_4 {</text:p>
      <text:p text:style-name="P313"><text:tab/>clear: both;</text:p>
      <text:p text:style-name="P313"><text:tab/>height: 5px;</text:p>
      <text:p text:style-name="P313"><text:tab/>overflow: hidden;</text:p>
      <text:p text:style-name="P313">}</text:p>
      <text:p text:style-name="P313"/>
      <text:p text:style-name="P313">#right_bot {</text:p>
      <text:p text:style-name="P313"><text:tab/>padding: 15px;</text:p>
      <text:p text:style-name="P313"><text:tab/>background: #D2E7C5;</text:p>
      <text:p text:style-name="P313">}</text:p>
      <text:p text:style-name="P313"/>
      <text:p text:style-name="P313">#bottom {</text:p>
      <text:p text:style-name="P313"><text:tab/>clear: both;</text:p>
      <text:p text:style-name="P313"><text:tab/>padding: 0 0 0 25px;</text:p>
      <text:p text:style-name="P313">}</text:p>
      <text:p text:style-name="P313"/>
      <text:p text:style-name="P313">#bottom p {</text:p>
      <text:p text:style-name="P313"><text:tab/>padding: 0;</text:p>
      <text:p text:style-name="P313"><text:tab/>font: 11px/40px Arial, Helvetica, sans-serif;</text:p>
      <text:p text:style-name="P313"><text:tab/>color: #3FA14B;</text:p>
      <text:p text:style-name="P313">}</text:p>
      <text:p text:style-name="P313"/>
      <text:p text:style-name="P313">#bottom a, #bottom a:hover {</text:p>
      <text:p text:style-name="P313"><text:tab/>color: #3FA14B;</text:p>
      <text:p text:style-name="P313">}</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4">@echo off</text:p>
      <text:p text:style-name="P314"/>
      <text:p text:style-name="P314">rem ###############################################################################</text:p>
      <text:p text:style-name="P314">rem # <text:s text:c="76"/>#</text:p>
      <text:p text:style-name="P314">rem # VitoshaTrade is Distributed Artificial Neural Network trained by <text:s text:c="11"/>#</text:p>
      <text:p text:style-name="P314">rem # Differential Evolution for prediction of Forex. Project development is in <text:s text:c="2"/>#</text:p>
      <text:p text:style-name="P314">rem # Sofia, Bulgaria. Vitosha is a mountain massif, on the outskirts of Sofia, <text:s text:c="2"/>#</text:p>
      <text:p text:style-name="P314">rem # the capital of Bulgaria. <text:s text:c="51"/>#</text:p>
      <text:p text:style-name="P314">rem # <text:s text:c="76"/>#</text:p>
      <text:p text:style-name="P314">rem # Copyright (C) 2008-2010 by Todor Balabanov <text:s/>( tdb@tbsoft.eu ) <text:s text:c="14"/>#</text:p>
      <text:p text:style-name="P314">rem # <text:s text:c="27"/>Iliyan Zankinski ( iliyan_mf@abv.bg ) <text:s text:c="11"/>#</text:p>
      <text:p text:style-name="P314">rem # <text:s text:c="27"/>Galq Cirkalova <text:s text:c="2"/>( galq_cirkalova@abv.bg ) <text:s text:c="6"/>#</text:p>
      <text:p text:style-name="P314">rem # <text:s text:c="27"/>Ivan Grozev <text:s text:c="5"/>( ivan.iliev.grozev@gmail.com ) #</text:p>
      <text:p text:style-name="P314">rem # <text:s text:c="27"/>Momchil Anachkov ( mZer0000@gmail.com ) <text:s text:c="9"/>#</text:p>
      <text:p text:style-name="P314">rem # <text:s text:c="76"/>#</text:p>
      <text:p text:style-name="P314">rem # This program is free software: you can redistribute it and/or modify <text:s text:c="7"/>#</text:p>
      <text:p text:style-name="P314">rem # it under the terms of the GNU General Public License as published by <text:s text:c="7"/>#</text:p>
      <text:p text:style-name="P314">rem # the Free Software Foundation, either version 3 of the License, or <text:s text:c="10"/>#</text:p>
      <text:p text:style-name="P314">rem # (at your option) any later version. <text:s text:c="40"/>#</text:p>
      <text:p text:style-name="P314">rem # <text:s text:c="76"/>#</text:p>
      <text:p text:style-name="P314">rem # This program is distributed in the hope that it will be useful, <text:s text:c="12"/>#</text:p>
      <text:p text:style-name="P314">rem # but WITHOUT ANY WARRANTY; without even the implied warranty of <text:s text:c="13"/>#</text:p>
      <text:p text:style-name="P314">rem # MERCHANTABILITY or FITNESS FOR A PARTICULAR PURPOSE. <text:s/>See the <text:s text:c="14"/>#</text:p>
      <text:p text:style-name="P314">rem # GNU General Public License for more details. <text:s text:c="31"/>#</text:p>
      <text:p text:style-name="P314">rem # <text:s text:c="76"/>#</text:p>
      <text:p text:style-name="P314">rem # You should have received a copy of the GNU General Public License <text:s text:c="10"/>#</text:p>
      <text:p text:style-name="P314">rem # along with this program. If not, see &lt;http://www.gnu.org/licenses/&gt;. <text:s text:c="7"/>#</text:p>
      <text:p text:style-name="P314">rem # <text:s text:c="76"/>#</text:p>
      <text:p text:style-name="P314"><text:soft-page-break/>rem ###############################################################################</text:p>
      <text:p text:style-name="P314"/>
      <text:p text:style-name="P314">rem ############################################################################</text:p>
      <text:p text:style-name="P314">rem # Check input parameters. <text:s text:c="49"/>#</text:p>
      <text:p text:style-name="P314">rem ############################################################################</text:p>
      <text:p text:style-name="P314">if "%~1"=="" goto end</text:p>
      <text:p text:style-name="P314"/>
      <text:p text:style-name="P314">rem ############################################################################</text:p>
      <text:p text:style-name="P314">rem # Create web back-end directory. <text:s text:c="42"/>#</text:p>
      <text:p text:style-name="P314">rem ############################################################################</text:p>
      <text:p text:style-name="P314">md "%~dp1backend\"</text:p>
      <text:p text:style-name="P314"/>
      <text:p text:style-name="P314">rem ############################################################################</text:p>
      <text:p text:style-name="P314">rem # Compilation. <text:s text:c="60"/>#</text:p>
      <text:p text:style-name="P314">rem ############################################################################</text:p>
      <text:p text:style-name="P314">javac.exe -d ./binaries ./source/*.java -classpath ./binaries</text:p>
      <text:p text:style-name="P314"/>
      <text:p text:style-name="P314">rem ############################################################################</text:p>
      <text:p text:style-name="P314">rem # Archiving. <text:s text:c="62"/>#</text:p>
      <text:p text:style-name="P314">rem ############################################################################</text:p>
      <text:p text:style-name="P314">cd binaries</text:p>
      <text:p text:style-name="P314">jar.exe cf VitoshaTrade.jar *.class</text:p>
      <text:p text:style-name="P314">cd ..</text:p>
      <text:p text:style-name="P314"/>
      <text:p text:style-name="P314">rem ############################################################################</text:p>
      <text:p text:style-name="P314">rem # Deployment. <text:s text:c="61"/>#</text:p>
      <text:p text:style-name="P314">rem ############################################################################</text:p>
      <text:p text:style-name="P314">rem copy .\binaries\*.class "%~dp1backend\"</text:p>
      <text:p text:style-name="P314">copy .\binaries\*.jar "%~dp1backend\"</text:p>
      <text:p text:style-name="P314">copy .\source\*.html "%~dp1backend\"</text:p>
      <text:p text:style-name="P314"/>
      <text:p text:style-name="P314">rem ############################################################################</text:p>
      <text:p text:style-name="P314">rem # End of the srcipt if there are no input parameters. <text:s text:c="21"/>#</text:p>
      <text:p text:style-name="P314">rem ############################################################################</text:p>
      <text:p text:style-name="P314">:end</text:p>
      <text:p text:style-name="P314"/>
      <text:p text:style-name="P314">rem ############################################################################</text:p>
      <text:p text:style-name="P314">rem # Stop screen. <text:s text:c="60"/>#</text:p>
      <text:p text:style-name="P314">rem ############################################################################</text:p>
      <text:p text:style-name="P314">pause</text:p>
      <text:p text:style-name="P314"/>
      <text:p text:style-name="P314">@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7">&lt;!--</text:p>
      <text:p text:style-name="P317"><text:s/>*******************************************************************************</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0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Momchil Anachkov ( mZer0000@gmail.com ) <text:s text:c="9"/>*</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gt;</text:p>
      <text:p text:style-name="P317"/>
      <text:p text:style-name="P317">&lt;html&gt;</text:p>
      <text:p text:style-name="P317"><text:tab/>&lt;head&gt;</text:p>
      <text:p text:style-name="P317"><text:tab/><text:tab/>&lt;title&gt;.:: VitoshaTrade - backend ::.&lt;/title&gt;</text:p>
      <text:p text:style-name="P317"><text:tab/><text:tab/>&lt;style&gt;</text:p>
      <text:p text:style-name="P317"><text:tab/><text:tab/><text:tab/>body {text-align: center}</text:p>
      <text:p text:style-name="P317"><text:tab/><text:tab/>&lt;/style&gt;</text:p>
      <text:p text:style-name="P317"><text:tab/>&lt;/head&gt;</text:p>
      <text:p text:style-name="P317"/>
      <text:p text:style-name="P317">&lt;body&gt;</text:p>
      <text:p text:style-name="P317">&lt;h1&gt; Vitosha Trade Applet &lt;/h1&gt;</text:p>
      <text:p text:style-name="P317">&lt;applet width="800" height="600" codebase="." code="eu.veldsoft.backend.VitoshaTradeApplet.class" archive="VitoshaTrade.jar"&gt;&lt;/applet&gt;</text:p>
      <text:p text:style-name="P317">&lt;/body&gt;</text:p>
      <text:p text:style-name="P317">&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8"><text:soft-page-break/>package eu.veldsoft.backend;</text:p>
      <text:p text:style-name="P318"/>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27"/>Ralitza Koleva <text:s text:c="2"/>( rallly@abv.bg ) <text:s text:c="14"/>*</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text:p>
      <text:p text:style-name="P318"><text:s/>* Data structure containing ANN for visual representation.</text:p>
      <text:p text:style-name="P318"><text:s/>* </text:p>
      <text:p text:style-name="P318"><text:s/>* @author Momchil Anachkov</text:p>
      <text:p text:style-name="P318"><text:s/>* </text:p>
      <text:p text:style-name="P318"><text:s/>* @email mZer0000@gmail.com</text:p>
      <text:p text:style-name="P318"><text:s/>* </text:p>
      <text:p text:style-name="P318"><text:s/>* @date 24 Dec 2010</text:p>
      <text:p text:style-name="P318"><text:s/>*/</text:p>
      <text:p text:style-name="P318">public class ArtificialNeuralNetwork {</text:p>
      <text:p text:style-name="P318"/>
      <text:p text:style-name="P318"><text:tab/>/**</text:p>
      <text:p text:style-name="P318"><text:tab/> * Regular neuron flag.</text:p>
      <text:p text:style-name="P318"><text:tab/> */</text:p>
      <text:p text:style-name="P318"><text:tab/>static final int REGULAR_NEURON = 0x00;</text:p>
      <text:p text:style-name="P318"/>
      <text:p text:style-name="P318"><text:tab/>/**</text:p>
      <text:p text:style-name="P318"><text:tab/> * Bias neuron flag.</text:p>
      <text:p text:style-name="P318"><text:tab/> */</text:p>
      <text:p text:style-name="P318"><text:tab/>static final int BIAS_NEURON = 0x01;</text:p>
      <text:p text:style-name="P318"/>
      <text:p text:style-name="P318"><text:tab/>/**</text:p>
      <text:p text:style-name="P318"><text:tab/> * Input neuron flag.</text:p>
      <text:p text:style-name="P318"><text:tab/> */</text:p>
      <text:p text:style-name="P318"><text:tab/>static final int INPUT_NEURON = 0x02;</text:p>
      <text:p text:style-name="P318"/>
      <text:p text:style-name="P318"><text:tab/>/**</text:p>
      <text:p text:style-name="P318"><text:tab/> * Output neuron flag.</text:p>
      <text:p text:style-name="P318"><text:tab/> */</text:p>
      <text:p text:style-name="P318"><text:tab/>static final int OUTPUT_NEURON = 0x04;</text:p>
      <text:p text:style-name="P318"/>
      <text:p text:style-name="P318"><text:tab/>/**</text:p>
      <text:p text:style-name="P318"><text:tab/> * Representing the ID of the ANN.</text:p>
      <text:p text:style-name="P318"><text:tab/> */</text:p>
      <text:p text:style-name="P318"><text:tab/>int id;</text:p>
      <text:p text:style-name="P318"/>
      <text:p text:style-name="P318"><text:tab/>/**</text:p>
      <text:p text:style-name="P318"><text:tab/> * Containing the currency pair.</text:p>
      <text:p text:style-name="P318"><text:tab/> */</text:p>
      <text:p text:style-name="P318"><text:tab/>String symbol;</text:p>
      <text:p text:style-name="P318"/>
      <text:p text:style-name="P318"><text:tab/>/**</text:p>
      <text:p text:style-name="P318"><text:tab/> * Representing the time period for the bars.</text:p>
      <text:p text:style-name="P318"><text:tab/> */</text:p>
      <text:p text:style-name="P318"><text:tab/>int period;</text:p>
      <text:p text:style-name="P318"/>
      <text:p text:style-name="P318"><text:tab/>/**</text:p>
      <text:p text:style-name="P318"><text:tab/> * Representing the number of neurons for the selected ANN.</text:p>
      <text:p text:style-name="P318"><text:tab/> */</text:p>
      <text:p text:style-name="P318"><text:tab/>int numberOfNeurons;</text:p>
      <text:p text:style-name="P318"/>
      <text:p text:style-name="P318"><text:tab/>/**</text:p>
      <text:p text:style-name="P318"><text:tab/> * Containing the flags for the selected neuron.</text:p>
      <text:p text:style-name="P318"><text:tab/> */</text:p>
      <text:p text:style-name="P318"><text:tab/>int flags[];</text:p>
      <text:p text:style-name="P318"/>
      <text:p text:style-name="P318"><text:tab/>/**</text:p>
      <text:p text:style-name="P318"><text:tab/> * Representing weights fitness value.</text:p>
      <text:p text:style-name="P318"><text:tab/> */</text:p>
      <text:p text:style-name="P318"><text:tab/>double fitness;</text:p>
      <text:p text:style-name="P318"/>
      <text:p text:style-name="P318"><text:tab/>/**</text:p>
      <text:p text:style-name="P318"><text:tab/> * Containing the weight variables for the links.</text:p>
      <text:p text:style-name="P318"><text:tab/> */</text:p>
      <text:p text:style-name="P318"><text:tab/>double weights[][];</text:p>
      <text:p text:style-name="P318"/>
      <text:p text:style-name="P318"><text:tab/>/**</text:p>
      <text:p text:style-name="P318"><text:tab/> * Containing the activity variables for the links.</text:p>
      <text:p text:style-name="P318"><text:tab/> */</text:p>
      <text:p text:style-name="P318"><text:tab/>double activities[][];</text:p>
      <text:p text:style-name="P318"/>
      <text:p text:style-name="P318"><text:tab/>/**</text:p>
      <text:p text:style-name="P318"><text:soft-page-break/><text:tab/> * Neurons out signals.</text:p>
      <text:p text:style-name="P318"><text:tab/> */</text:p>
      <text:p text:style-name="P318"><text:tab/>double signals[];</text:p>
      <text:p text:style-name="P318"/>
      <text:p text:style-name="P318"><text:tab/>/**</text:p>
      <text:p text:style-name="P318"><text:tab/> * Neurons out errors.</text:p>
      <text:p text:style-name="P318"><text:tab/> */</text:p>
      <text:p text:style-name="P318"><text:tab/>double errors[];</text:p>
      <text:p text:style-name="P318"/>
      <text:p text:style-name="P318"><text:tab/>/**</text:p>
      <text:p text:style-name="P318"><text:tab/> * Containing the coordinates of the neurons for the selected ANN.</text:p>
      <text:p text:style-name="P318"><text:tab/> */</text:p>
      <text:p text:style-name="P318"><text:tab/>int coordinates[][];</text:p>
      <text:p text:style-name="P318"/>
      <text:p text:style-name="P318"><text:tab/>/**</text:p>
      <text:p text:style-name="P318"><text:tab/> * Size of input layer.</text:p>
      <text:p text:style-name="P318"><text:tab/> * </text:p>
      <text:p text:style-name="P318"><text:tab/> * @return The size of the input layer.</text:p>
      <text:p text:style-name="P318"><text:tab/> * </text:p>
      <text:p text:style-name="P318"><text:tab/> * @author Todor Balabanov</text:p>
      <text:p text:style-name="P318"><text:tab/> * </text:p>
      <text:p text:style-name="P318"><text:tab/> * @email todor.balabanov@gmail.com</text:p>
      <text:p text:style-name="P318"><text:tab/> * </text:p>
      <text:p text:style-name="P318"><text:tab/> * @date 31 Aug 2015</text:p>
      <text:p text:style-name="P318"><text:tab/> */</text:p>
      <text:p text:style-name="P318"><text:tab/>int numberOfInputNeurons() {</text:p>
      <text:p text:style-name="P318"><text:tab/><text:tab/>int size = 0;</text:p>
      <text:p text:style-name="P318"/>
      <text:p text:style-name="P318"><text:tab/><text:tab/>for (int k = 0; k &lt; flags.length; k++) {</text:p>
      <text:p text:style-name="P318"><text:tab/><text:tab/><text:tab/>if (flags[k] != INPUT_NEURON) {</text:p>
      <text:p text:style-name="P318"><text:tab/><text:tab/><text:tab/><text:tab/>continue;</text:p>
      <text:p text:style-name="P318"><text:tab/><text:tab/><text:tab/>}</text:p>
      <text:p text:style-name="P318"/>
      <text:p text:style-name="P318"><text:tab/><text:tab/><text:tab/>size++;</text:p>
      <text:p text:style-name="P318"><text:tab/><text:tab/>}</text:p>
      <text:p text:style-name="P318"/>
      <text:p text:style-name="P318"><text:tab/><text:tab/>return size;</text:p>
      <text:p text:style-name="P318"><text:tab/>}</text:p>
      <text:p text:style-name="P318"/>
      <text:p text:style-name="P318"><text:tab/>/**</text:p>
      <text:p text:style-name="P318"><text:tab/> * Size of hidden layer.</text:p>
      <text:p text:style-name="P318"><text:tab/> * </text:p>
      <text:p text:style-name="P318"><text:tab/> * @return The size of the hidden layer.</text:p>
      <text:p text:style-name="P318"><text:tab/> * </text:p>
      <text:p text:style-name="P318"><text:tab/> * @author Todor Balabanov</text:p>
      <text:p text:style-name="P318"><text:tab/> * </text:p>
      <text:p text:style-name="P318"><text:tab/> * @email todor.balabanov@gmail.com</text:p>
      <text:p text:style-name="P318"><text:tab/> * </text:p>
      <text:p text:style-name="P318"><text:tab/> * @date 31 Aug 2015</text:p>
      <text:p text:style-name="P318"><text:tab/> */</text:p>
      <text:p text:style-name="P318"><text:tab/>int numberOfHiddenNeurons() {</text:p>
      <text:p text:style-name="P318"><text:tab/><text:tab/>int size = 0;</text:p>
      <text:p text:style-name="P318"/>
      <text:p text:style-name="P318"><text:tab/><text:tab/>for (int k = 0; k &lt; flags.length; k++) {</text:p>
      <text:p text:style-name="P318"><text:tab/><text:tab/><text:tab/>if (flags[k] != REGULAR_NEURON) {</text:p>
      <text:p text:style-name="P318"><text:tab/><text:tab/><text:tab/><text:tab/>continue;</text:p>
      <text:p text:style-name="P318"><text:tab/><text:tab/><text:tab/>}</text:p>
      <text:p text:style-name="P318"/>
      <text:p text:style-name="P318"><text:tab/><text:tab/><text:tab/>size++;</text:p>
      <text:p text:style-name="P318"><text:tab/><text:tab/>}</text:p>
      <text:p text:style-name="P318"/>
      <text:p text:style-name="P318"><text:tab/><text:tab/>return size;</text:p>
      <text:p text:style-name="P318"><text:tab/>}</text:p>
      <text:p text:style-name="P318"/>
      <text:p text:style-name="P318"><text:tab/>/**</text:p>
      <text:p text:style-name="P318"><text:tab/> * Size of output layer.</text:p>
      <text:p text:style-name="P318"><text:tab/> * </text:p>
      <text:p text:style-name="P318"><text:tab/> * @return The size of the output layer.</text:p>
      <text:p text:style-name="P318"><text:tab/> * </text:p>
      <text:p text:style-name="P318"><text:tab/> * @author Todor Balabanov</text:p>
      <text:p text:style-name="P318"><text:tab/> * </text:p>
      <text:p text:style-name="P318"><text:tab/> * @email todor.balabanov@gmail.com</text:p>
      <text:p text:style-name="P318"><text:tab/> * </text:p>
      <text:p text:style-name="P318"><text:tab/> * @date 31 Aug 2015</text:p>
      <text:p text:style-name="P318"><text:tab/> */</text:p>
      <text:p text:style-name="P318"><text:tab/>int numberOfOutputNeurons() {</text:p>
      <text:p text:style-name="P318"><text:tab/><text:tab/>int size = 0;</text:p>
      <text:p text:style-name="P318"/>
      <text:p text:style-name="P318"><text:tab/><text:tab/>for (int k = 0; k &lt; flags.length; k++) {</text:p>
      <text:p text:style-name="P318"><text:tab/><text:tab/><text:tab/>if (flags[k] != OUTPUT_NEURON) {</text:p>
      <text:p text:style-name="P318"><text:tab/><text:tab/><text:tab/><text:tab/>continue;</text:p>
      <text:p text:style-name="P318"><text:tab/><text:tab/><text:tab/>}</text:p>
      <text:p text:style-name="P318"/>
      <text:p text:style-name="P318"><text:tab/><text:tab/><text:tab/>size++;</text:p>
      <text:p text:style-name="P318"><text:tab/><text:tab/>}</text:p>
      <text:p text:style-name="P318"/>
      <text:p text:style-name="P318"><text:tab/><text:tab/>return size;</text:p>
      <text:p text:style-name="P318"><text:tab/>}</text:p>
      <text:p text:style-name="P318">}</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19">package eu.veldsoft.backend;</text:p>
      <text:p text:style-name="P319"/>
      <text:p text:style-name="P319">/*******************************************************************************</text:p>
      <text:p text:style-name="P319"><text:s/>* <text:s text:c="76"/>*</text:p>
      <text:p text:style-name="P319"><text:s/>* VitoshaTrade is Distributed Artificial Neural Network trained by <text:s text:c="11"/>*</text:p>
      <text:p text:style-name="P319"><text:soft-page-break/><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import java.awt.Dimension;</text:p>
      <text:p text:style-name="P319">import java.awt.GridLayout;</text:p>
      <text:p text:style-name="P319">import java.awt.event.ActionEvent;</text:p>
      <text:p text:style-name="P319">import java.awt.event.ActionListener;</text:p>
      <text:p text:style-name="P319"/>
      <text:p text:style-name="P319">import javax.swing.JLabel;</text:p>
      <text:p text:style-name="P319">import javax.swing.JPanel;</text:p>
      <text:p text:style-name="P319">import javax.swing.JTextField;</text:p>
      <text:p text:style-name="P319"/>
      <text:p text:style-name="P319">/**</text:p>
      <text:p text:style-name="P319"><text:s/>* Panel with GUI controls for Connection Management.</text:p>
      <text:p text:style-name="P319"><text:s/>* </text:p>
      <text:p text:style-name="P319"><text:s/>* @author Momchil Anachkov</text:p>
      <text:p text:style-name="P319"><text:s/>* </text:p>
      <text:p text:style-name="P319"><text:s/>* @email mZer0000@gmail.com</text:p>
      <text:p text:style-name="P319"><text:s/>* </text:p>
      <text:p text:style-name="P319"><text:s/>* @date 18 Nov 2010</text:p>
      <text:p text:style-name="P319"><text:s/>*/</text:p>
      <text:p text:style-name="P319">class ConnectionPane extends JPanel {</text:p>
      <text:p text:style-name="P319"><text:tab/>/**</text:p>
      <text:p text:style-name="P319"><text:tab/> * Default serial version UID.</text:p>
      <text:p text:style-name="P319"><text:tab/> */</text:p>
      <text:p text:style-name="P319"><text:tab/>private static final long serialVersionUID = 1L;</text:p>
      <text:p text:style-name="P319"/>
      <text:p text:style-name="P319"><text:tab/>/**</text:p>
      <text:p text:style-name="P319"><text:tab/> * Parent applet reference.</text:p>
      <text:p text:style-name="P319"><text:tab/> */</text:p>
      <text:p text:style-name="P319"><text:tab/>private VitoshaTradeApplet parent = null;</text:p>
      <text:p text:style-name="P319"/>
      <text:p text:style-name="P319"><text:tab/>/**</text:p>
      <text:p text:style-name="P319"><text:tab/> * GUI control for obtaining the source neuron for a specific connection.</text:p>
      <text:p text:style-name="P319"><text:tab/> */</text:p>
      <text:p text:style-name="P319"><text:tab/>private JTextField neuronSource = new JTextField();</text:p>
      <text:p text:style-name="P319"/>
      <text:p text:style-name="P319"><text:tab/>/**</text:p>
      <text:p text:style-name="P319"><text:tab/> * GUI control for obtaining the neuron-recipient for a specific connection.</text:p>
      <text:p text:style-name="P319"><text:tab/> */</text:p>
      <text:p text:style-name="P319"><text:tab/>private JTextField neuronDestination = new JTextField();</text:p>
      <text:p text:style-name="P319"/>
      <text:p text:style-name="P319"><text:tab/>/**</text:p>
      <text:p text:style-name="P319"><text:tab/> * GUI control for obtaining and setting the activity for a specific</text:p>
      <text:p text:style-name="P319"><text:tab/> * connection.</text:p>
      <text:p text:style-name="P319"><text:tab/> */</text:p>
      <text:p text:style-name="P319"><text:tab/>private JTextField activity = new JTextField();</text:p>
      <text:p text:style-name="P319"/>
      <text:p text:style-name="P319"><text:tab/>/**</text:p>
      <text:p text:style-name="P319"><text:tab/> * GUI control for obtaining the weight for a specific connection.</text:p>
      <text:p text:style-name="P319"><text:tab/> */</text:p>
      <text:p text:style-name="P319"><text:tab/>private JTextField weight = new JTextField();</text:p>
      <text:p text:style-name="P319"/>
      <text:p text:style-name="P319"><text:tab/>/**</text:p>
      <text:p text:style-name="P319"><text:tab/> * Constructing connection pane.</text:p>
      <text:p text:style-name="P319"><text:tab/> * </text:p>
      <text:p text:style-name="P319"><text:tab/> * @param parent</text:p>
      <text:p text:style-name="P319"><text:tab/> * <text:s text:c="11"/>The parent class.</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Nov 2010</text:p>
      <text:p text:style-name="P319"><text:tab/> */</text:p>
      <text:p text:style-name="P319"><text:tab/>public ConnectionPane(final VitoshaTradeApplet parent) {</text:p>
      <text:p text:style-name="P319"><text:tab/><text:tab/>this.parent = parent;</text:p>
      <text:p text:style-name="P319"><text:tab/><text:tab/>this.setPreferredSize(new Dimension(VitoshaTradeApplet.EAST_PANE_WIDTH,</text:p>
      <text:p text:style-name="P319"><text:tab/><text:tab/><text:tab/><text:tab/>VitoshaTradeApplet.EAST_PANE_HEIGHT));</text:p>
      <text:p text:style-name="P319"/>
      <text:p text:style-name="P319"><text:tab/><text:tab/>setLayout(new GridLayout(25, 1));</text:p>
      <text:p text:style-name="P319"/>
      <text:p text:style-name="P319"><text:tab/><text:tab/>add(new JLabel(Texts.LABEL_DESTINATION));</text:p>
      <text:p text:style-name="P319"><text:tab/><text:tab/>add(neuronSource);</text:p>
      <text:p text:style-name="P319"><text:tab/><text:tab/>neuronSource.setEditable(false);</text:p>
      <text:p text:style-name="P319"/>
      <text:p text:style-name="P319"><text:tab/><text:tab/>add(new JLabel(Texts.LABEL_SOURCE));</text:p>
      <text:p text:style-name="P319"><text:tab/><text:tab/>add(neuronDestination);</text:p>
      <text:p text:style-name="P319"><text:tab/><text:tab/>neuronDestination.setEditable(false);</text:p>
      <text:p text:style-name="P319"/>
      <text:p text:style-name="P319"><text:soft-page-break/><text:tab/><text:tab/>add(new JLabel(Texts.LABEL_WEIGHT));</text:p>
      <text:p text:style-name="P319"><text:tab/><text:tab/>add(weight);</text:p>
      <text:p text:style-name="P319"/>
      <text:p text:style-name="P319"><text:tab/><text:tab/>add(new JLabel(Texts.LABEL_ACTIVITY));</text:p>
      <text:p text:style-name="P319"><text:tab/><text:tab/>add(activity);</text:p>
      <text:p text:style-name="P319"/>
      <text:p text:style-name="P319"><text:tab/><text:tab/>weight.addActionListener(new ActionListener() {</text:p>
      <text:p text:style-name="P319"><text:tab/><text:tab/><text:tab/>public void actionPerformed(ActionEvent �) {</text:p>
      <text:p text:style-name="P319"><text:tab/><text:tab/><text:tab/><text:tab/>parent.ann.weights[Integer.parseInt(neuronSource.getText())][Integer</text:p>
      <text:p text:style-name="P319"><text:tab/><text:tab/><text:tab/><text:tab/><text:tab/><text:tab/>.parseInt(neuronDestination.getText())] = Double</text:p>
      <text:p text:style-name="P319"><text:tab/><text:tab/><text:tab/><text:tab/><text:tab/><text:tab/>.parseDouble(weight.getText());</text:p>
      <text:p text:style-name="P319"><text:tab/><text:tab/><text:tab/><text:tab/>parent.workArea.repaint();</text:p>
      <text:p text:style-name="P319"><text:tab/><text:tab/><text:tab/>}</text:p>
      <text:p text:style-name="P319"><text:tab/><text:tab/>});</text:p>
      <text:p text:style-name="P319"/>
      <text:p text:style-name="P319"><text:tab/><text:tab/>activity.addActionListener(new ActionListener() {</text:p>
      <text:p text:style-name="P319"><text:tab/><text:tab/><text:tab/>public void actionPerformed(ActionEvent �) {</text:p>
      <text:p text:style-name="P319"><text:tab/><text:tab/><text:tab/><text:tab/>parent.ann.activities[Integer.parseInt(neuronSource.getText())][Integer</text:p>
      <text:p text:style-name="P319"><text:tab/><text:tab/><text:tab/><text:tab/><text:tab/><text:tab/>.parseInt(neuronDestination.getText())] = Double</text:p>
      <text:p text:style-name="P319"><text:tab/><text:tab/><text:tab/><text:tab/><text:tab/><text:tab/>.parseDouble(activity.getText());</text:p>
      <text:p text:style-name="P319"><text:tab/><text:tab/><text:tab/><text:tab/>parent.workArea.repaint();</text:p>
      <text:p text:style-name="P319"><text:tab/><text:tab/><text:tab/>}</text:p>
      <text:p text:style-name="P319"><text:tab/><text:tab/>});</text:p>
      <text:p text:style-name="P319"><text:tab/>}</text:p>
      <text:p text:style-name="P319"/>
      <text:p text:style-name="P319"><text:tab/>/**</text:p>
      <text:p text:style-name="P319"><text:tab/> * Loading connection properties.</text:p>
      <text:p text:style-name="P319"><text:tab/> * </text:p>
      <text:p text:style-name="P319"><text:tab/> * @param sourceIndex</text:p>
      <text:p text:style-name="P319"><text:tab/> * <text:s text:c="11"/>Source neuron of selected connection.</text:p>
      <text:p text:style-name="P319"><text:tab/> * </text:p>
      <text:p text:style-name="P319"><text:tab/> * @param destinationIndex</text:p>
      <text:p text:style-name="P319"><text:tab/> * <text:s text:c="11"/>Destination neuron of selected connection.</text:p>
      <text:p text:style-name="P319"><text:tab/> * </text:p>
      <text:p text:style-name="P319"><text:tab/> * @param connectionActivity</text:p>
      <text:p text:style-name="P319"><text:tab/> * <text:s text:c="11"/>Activity of selected connection.</text:p>
      <text:p text:style-name="P319"><text:tab/> * </text:p>
      <text:p text:style-name="P319"><text:tab/> * @param connectionWeight</text:p>
      <text:p text:style-name="P319"><text:tab/> * <text:s text:c="11"/>Weight of selected connection.</text:p>
      <text:p text:style-name="P319"><text:tab/> * </text:p>
      <text:p text:style-name="P319"><text:tab/> * @author Momchil Anachkov</text:p>
      <text:p text:style-name="P319"><text:tab/> * </text:p>
      <text:p text:style-name="P319"><text:tab/> * @email mZer0000@gmail.com</text:p>
      <text:p text:style-name="P319"><text:tab/> * </text:p>
      <text:p text:style-name="P319"><text:tab/> * @date 01 Feb 2010</text:p>
      <text:p text:style-name="P319"><text:tab/> */</text:p>
      <text:p text:style-name="P319"><text:tab/>void setValues(int sourceIndex, int destinationIndex,</text:p>
      <text:p text:style-name="P319"><text:tab/><text:tab/><text:tab/>double connectionActivity, double connectionWeight) {</text:p>
      <text:p text:style-name="P319"><text:tab/><text:tab/>neuronSource.setText("" + sourceIndex);</text:p>
      <text:p text:style-name="P319"><text:tab/><text:tab/>neuronDestination.setText("" + destinationIndex);</text:p>
      <text:p text:style-name="P319"><text:tab/><text:tab/>activity.setText("" + connectionActivity);</text:p>
      <text:p text:style-name="P319"><text:tab/><text:tab/>weight.setText("" + connectionWeight);</text:p>
      <text:p text:style-name="P319"><text:tab/>}</text:p>
      <text:p text:style-name="P319">}</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sql.Connection;</text:p>
      <text:p text:style-name="P320">import java.sql.DriverManager;</text:p>
      <text:p text:style-name="P320">import java.sql.ResultSet;</text:p>
      <text:p text:style-name="P320">import java.sql.Statement;</text:p>
      <text:p text:style-name="P320"/>
      <text:p text:style-name="P320">/**</text:p>
      <text:p text:style-name="P320"><text:s/>* Database helping class.</text:p>
      <text:p text:style-name="P320"><text:s/>* </text:p>
      <text:p text:style-name="P320"><text:s/>* @author Momchil Anachkov</text:p>
      <text:p text:style-name="P320"><text:soft-page-break/><text:s/>* </text:p>
      <text:p text:style-name="P320"><text:s/>* @email mZer0000@gmail.com</text:p>
      <text:p text:style-name="P320"><text:s/>* </text:p>
      <text:p text:style-name="P320"><text:s/>* @date 19 Dec 2010</text:p>
      <text:p text:style-name="P320"><text:s/>*/</text:p>
      <text:p text:style-name="P320">class DatabaseHelper {</text:p>
      <text:p text:style-name="P320"/>
      <text:p text:style-name="P320"><text:tab/>/**</text:p>
      <text:p text:style-name="P320"><text:tab/> * SQL query for selecting all ANN ids, symbols and periods.</text:p>
      <text:p text:style-name="P320"><text:tab/> */</text:p>
      <text:p text:style-name="P320"><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0"/>
      <text:p text:style-name="P320"><text:tab/>/**</text:p>
      <text:p text:style-name="P320"><text:tab/> * SQL query for selecting all ANN ids, symbols and periods by symbol.</text:p>
      <text:p text:style-name="P320"><text:tab/> */</text:p>
      <text:p text:style-name="P320"><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0"/>
      <text:p text:style-name="P320"><text:tab/>/**</text:p>
      <text:p text:style-name="P320"><text:tab/> * SQL query for selecting all ANN ids, symbols and periods by period.</text:p>
      <text:p text:style-name="P320"><text:tab/> */</text:p>
      <text:p text:style-name="P320"><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0"/>
      <text:p text:style-name="P320"><text:tab/>/**</text:p>
      <text:p text:style-name="P320"><text:tab/> * SQL query for selecting all ANN ids, symbols and periods by symbol and</text:p>
      <text:p text:style-name="P320"><text:tab/> * period.</text:p>
      <text:p text:style-name="P320"><text:tab/> */</text:p>
      <text:p text:style-name="P320"><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0"/>
      <text:p text:style-name="P320"><text:tab/>/**</text:p>
      <text:p text:style-name="P320"><text:tab/> * SQL query for selecting information about all ANN kinds ids symbol,</text:p>
      <text:p text:style-name="P320"><text:tab/> * period.</text:p>
      <text:p text:style-name="P320"><text:tab/> */</text:p>
      <text:p text:style-name="P320"><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0"/>
      <text:p text:style-name="P320"><text:tab/>/**</text:p>
      <text:p text:style-name="P320"><text:tab/> * SQL query for selecting ANN values by ANN id.</text:p>
      <text:p text:style-name="P320"><text:tab/> */</text:p>
      <text:p text:style-name="P320"><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0"/>
      <text:p text:style-name="P320"><text:tab/>/**</text:p>
      <text:p text:style-name="P320"><text:tab/> * SQL query for selecting currency pairs ID by simbol and period.</text:p>
      <text:p text:style-name="P320"><text:tab/> */</text:p>
      <text:p text:style-name="P320"><text:tab/>private static final String SQL_QUERY_CURRENCY_PAIR_BY_CURRENCY_PAIR_AND_PERIOD = "SELECT id FROM currency_pairs WHERE symbol='%s' AND period_id=%d";</text:p>
      <text:p text:style-name="P320"/>
      <text:p text:style-name="P320"><text:tab/>/**</text:p>
      <text:p text:style-name="P320"><text:tab/> * SQL query for checking if selected ANN has neuron coordinates.</text:p>
      <text:p text:style-name="P320"><text:tab/> */</text:p>
      <text:p text:style-name="P320"><text:tab/>private static final String SQL_QUERY_HAS_COORDINATES = "SELECT * FROM neurons_coordinates WHERE neurons_coordinates.ann_id=%d;";</text:p>
      <text:p text:style-name="P320"/>
      <text:p text:style-name="P320"><text:tab/>/**</text:p>
      <text:p text:style-name="P320"><text:tab/> * SQL query for obtaining number of neurons.</text:p>
      <text:p text:style-name="P320"><text:tab/> */</text:p>
      <text:p text:style-name="P320"><text:tab/>private static final String SQL_QUERY_NUMBER_OF_NEURONS = "SELECT ann_kind.number_of_neurons FROM ann, ann_kind WHERE ann.ann_kind_id = ann_kind.id AND ann.id = %d;";</text:p>
      <text:p text:style-name="P320"/>
      <text:p text:style-name="P320"><text:tab/>/**</text:p>
      <text:p text:style-name="P320"><text:tab/> * SQL query for insertion of default initial coordinates.</text:p>
      <text:p text:style-name="P320"><text:tab/> */</text:p>
      <text:p text:style-name="P320"><text:tab/>private static final String SQL_QUERY_INSERT_DEFAULT_COORDINATES = "INSERT INTO neurons_coordinates (ann_id, coordinates) VALUES (%d, '%s');";</text:p>
      <text:p text:style-name="P320"/>
      <text:p text:style-name="P320"><text:tab/>/**</text:p>
      <text:p text:style-name="P320"><text:tab/> * SQL query updating neurons flags and weights activities.</text:p>
      <text:p text:style-name="P320"><text:tab/> */</text:p>
      <text:p text:style-name="P320"><text:tab/>private static final String SQL_QUERY_UPDATE_FLAGS_AND_ACTIVITIES = "UPDATE ann_kind SET flags = '%s', activities = '%s' WHERE ann_kind.id = (SELECT ann_kind_id FROM ann WHERE ann.id = %d);";</text:p>
      <text:p text:style-name="P320"/>
      <text:p text:style-name="P320"><text:tab/>/**</text:p>
      <text:p text:style-name="P320"><text:tab/> * SQL query updating weights.</text:p>
      <text:p text:style-name="P320"><text:tab/> */</text:p>
      <text:p text:style-name="P320"><text:tab/>private static final String SQL_QUERY_UPDATE_WEIGHTS = "UPDATE ann SET weights = '%s' WHERE ann.id = %d;";</text:p>
      <text:p text:style-name="P320"/>
      <text:p text:style-name="P320"><text:tab/>/**</text:p>
      <text:p text:style-name="P320"><text:tab/> * SQL query for updating neurons coordinates.</text:p>
      <text:p text:style-name="P320"><text:tab/> */</text:p>
      <text:p text:style-name="P320"><text:tab/>private static final String SQL_QUERY_UPDATE_COORDINATES = "UPDATE neurons_coordinates SET coordinates = '%s' WHERE neurons_coordinates.ann_id = '%d';";</text:p>
      <text:p text:style-name="P320"/>
      <text:p text:style-name="P320"><text:tab/>/**</text:p>
      <text:p text:style-name="P320"><text:tab/> * SQL query for inserting information about a new ANN kind.</text:p>
      <text:p text:style-name="P320"><text:tab/> */</text:p>
      <text:p text:style-name="P320"><text:tab/>private static final String SQL_QUERY_INSERT_ANN_KIND = "INSERT INTO ann_kind(currency_pairs_id, number_of_neurons, flags, activities) VALUES ('%s', '%d', '%s', '%s')";</text:p>
      <text:p text:style-name="P320"/>
      <text:p text:style-name="P320"><text:tab/>/**</text:p>
      <text:p text:style-name="P320"><text:tab/> * SQL query for inserting information about a new ANN.</text:p>
      <text:p text:style-name="P320"><text:tab/> */</text:p>
      <text:p text:style-name="P320"><text:tab/>private static final String SQL_QUERY_INSERT_ANN = "INSERT INTO ann(ann_kind_id, fitness, weights) VALUES('%d', '%d', '%s')";</text:p>
      <text:p text:style-name="P320"/>
      <text:p text:style-name="P320"><text:soft-page-break/><text:tab/>/**</text:p>
      <text:p text:style-name="P320"><text:tab/> * SQL query for deleting information about an ANN kind.</text:p>
      <text:p text:style-name="P320"><text:tab/> */</text:p>
      <text:p text:style-name="P320"><text:tab/>private static final String SQL_QUERY_DELETE_ANN_KIND = "DELETE FROM ann_kind WHERE id IN (SELECT ann_kind_id FROM ann WHERE id='%d')";</text:p>
      <text:p text:style-name="P320"/>
      <text:p text:style-name="P320"><text:tab/>/**</text:p>
      <text:p text:style-name="P320"><text:tab/> * SQL query for deleting information about an ANN.</text:p>
      <text:p text:style-name="P320"><text:tab/> */</text:p>
      <text:p text:style-name="P320"><text:tab/>private static final String SQL_QUERY_DELETE_ANN = "DELETE FROM ann WHERE id='%d'";</text:p>
      <text:p text:style-name="P320"/>
      <text:p text:style-name="P320"><text:tab/>/**</text:p>
      <text:p text:style-name="P320"><text:tab/> * SQL query for inserting information about a new ANN.</text:p>
      <text:p text:style-name="P320"><text:tab/> */</text:p>
      <text:p text:style-name="P320"><text:tab/>private static final String SQL_QUERY_INSERT_ANN_COORDINATES = "INSERT INTO neurons_coordinates(ann_id, coordinates) VALUES('%d', '%s')";</text:p>
      <text:p text:style-name="P320"/>
      <text:p text:style-name="P320"><text:tab/>/**</text:p>
      <text:p text:style-name="P320"><text:tab/> * SQL query for selecting currency pairs.</text:p>
      <text:p text:style-name="P320"><text:tab/> */</text:p>
      <text:p text:style-name="P320"><text:tab/>private static final String SQL_QUERY_SYMBOL = "SELECT DISTINCT symbol FROM currency_pairs";</text:p>
      <text:p text:style-name="P320"/>
      <text:p text:style-name="P320"><text:tab/>/**</text:p>
      <text:p text:style-name="P320"><text:tab/> * SQL query for selecting periods.</text:p>
      <text:p text:style-name="P320"><text:tab/> */</text:p>
      <text:p text:style-name="P320"><text:tab/>private static final String SQL_QUERY_PERIOD = "SELECT id, period FROM time_periods";</text:p>
      <text:p text:style-name="P320"/>
      <text:p text:style-name="P320"><text:tab/>/**</text:p>
      <text:p text:style-name="P320"><text:tab/> * Containing the MYSQL driver for the connection.</text:p>
      <text:p text:style-name="P320"><text:tab/> */</text:p>
      <text:p text:style-name="P320"><text:tab/>private static final String MYSQL_DRIVER = "com.mysql.jdbc.Driver";</text:p>
      <text:p text:style-name="P320"/>
      <text:p text:style-name="P320"><text:tab/>/**</text:p>
      <text:p text:style-name="P320"><text:tab/> * Default minimum x coordinate to be written into database.</text:p>
      <text:p text:style-name="P320"><text:tab/> */</text:p>
      <text:p text:style-name="P320"><text:tab/>private static final int DEFAULT_MIN_X_COORDINATE = 100;</text:p>
      <text:p text:style-name="P320"/>
      <text:p text:style-name="P320"><text:tab/>/**</text:p>
      <text:p text:style-name="P320"><text:tab/> * Default minimum y coordinate to be written into database.</text:p>
      <text:p text:style-name="P320"><text:tab/> */</text:p>
      <text:p text:style-name="P320"><text:tab/>private static final int DEFAULT_MIN_Y_COORDINATE = 100;</text:p>
      <text:p text:style-name="P320"/>
      <text:p text:style-name="P320"><text:tab/>/**</text:p>
      <text:p text:style-name="P320"><text:tab/> * Default maximum x coordinate to be written into database.</text:p>
      <text:p text:style-name="P320"><text:tab/> */</text:p>
      <text:p text:style-name="P320"><text:tab/>private static final int DEFAULT_MAX_X_COORDINATE = 500;</text:p>
      <text:p text:style-name="P320"/>
      <text:p text:style-name="P320"><text:tab/>/**</text:p>
      <text:p text:style-name="P320"><text:tab/> * Default maximum y coordinate to be written into database.</text:p>
      <text:p text:style-name="P320"><text:tab/> */</text:p>
      <text:p text:style-name="P320"><text:tab/>private static final int DEFAULT_MAX_Y_COORDINATE = 500;</text:p>
      <text:p text:style-name="P320"/>
      <text:p text:style-name="P320"><text:tab/>/**</text:p>
      <text:p text:style-name="P320"><text:tab/> * Containing the address where the database is hosted.</text:p>
      <text:p text:style-name="P320"><text:tab/> */</text:p>
      <text:p text:style-name="P320"><text:tab/>private String host;</text:p>
      <text:p text:style-name="P320"/>
      <text:p text:style-name="P320"><text:tab/>/**</text:p>
      <text:p text:style-name="P320"><text:tab/> * Representing the port number for the host.</text:p>
      <text:p text:style-name="P320"><text:tab/> */</text:p>
      <text:p text:style-name="P320"><text:tab/>private int port;</text:p>
      <text:p text:style-name="P320"/>
      <text:p text:style-name="P320"><text:tab/>/**</text:p>
      <text:p text:style-name="P320"><text:tab/> * Containing the name of the database.</text:p>
      <text:p text:style-name="P320"><text:tab/> */</text:p>
      <text:p text:style-name="P320"><text:tab/>private String databaseName;</text:p>
      <text:p text:style-name="P320"/>
      <text:p text:style-name="P320"><text:tab/>/**</text:p>
      <text:p text:style-name="P320"><text:tab/> * Containing the username for logging in.</text:p>
      <text:p text:style-name="P320"><text:tab/> */</text:p>
      <text:p text:style-name="P320"><text:tab/>private String username;</text:p>
      <text:p text:style-name="P320"/>
      <text:p text:style-name="P320"><text:tab/>/**</text:p>
      <text:p text:style-name="P320"><text:tab/> * Containing the password for logging in.</text:p>
      <text:p text:style-name="P320"><text:tab/> */</text:p>
      <text:p text:style-name="P320"><text:tab/>private String password;</text:p>
      <text:p text:style-name="P320"/>
      <text:p text:style-name="P320"><text:tab/>/**</text:p>
      <text:p text:style-name="P320"><text:tab/> * Link to the database server.</text:p>
      <text:p text:style-name="P320"><text:tab/> */</text:p>
      <text:p text:style-name="P320"><text:tab/>private Connection connection;</text:p>
      <text:p text:style-name="P320"/>
      <text:p text:style-name="P320"><text:tab/>/**</text:p>
      <text:p text:style-name="P320"><text:tab/> * Constructing the database helping class with passed parameters.</text:p>
      <text:p text:style-name="P320"><text:tab/> * </text:p>
      <text:p text:style-name="P320"><text:tab/> * @param host</text:p>
      <text:p text:style-name="P320"><text:tab/> * <text:s text:c="11"/>The address where the database is hosted.</text:p>
      <text:p text:style-name="P320"><text:tab/> * </text:p>
      <text:p text:style-name="P320"><text:tab/> * @param port</text:p>
      <text:p text:style-name="P320"><text:tab/> * <text:s text:c="11"/>The port number for the host.</text:p>
      <text:p text:style-name="P320"><text:tab/> * </text:p>
      <text:p text:style-name="P320"><text:tab/> * @param databaseName</text:p>
      <text:p text:style-name="P320"><text:tab/> * <text:s text:c="11"/>The name of the database.</text:p>
      <text:p text:style-name="P320"><text:tab/> * </text:p>
      <text:p text:style-name="P320"><text:tab/> * @param username</text:p>
      <text:p text:style-name="P320"><text:tab/> * <text:s text:c="11"/>The username for logging into the server.</text:p>
      <text:p text:style-name="P320"><text:tab/> * </text:p>
      <text:p text:style-name="P320"><text:tab/> * @param password</text:p>
      <text:p text:style-name="P320"><text:tab/> * <text:s text:c="11"/>The password for logging into the server.</text:p>
      <text:p text:style-name="P320"><text:tab/> * </text:p>
      <text:p text:style-name="P320"><text:tab/> * @author Momchil Anachkov</text:p>
      <text:p text:style-name="P320"><text:tab/> * </text:p>
      <text:p text:style-name="P320"><text:tab/> * @email mZer0000@gmail.com</text:p>
      <text:p text:style-name="P320"><text:soft-page-break/><text:tab/> * </text:p>
      <text:p text:style-name="P320"><text:tab/> * @date 18 Dec 2010</text:p>
      <text:p text:style-name="P320"><text:tab/> */</text:p>
      <text:p text:style-name="P320"><text:tab/>public DatabaseHelper(String host, int port, String databaseName,</text:p>
      <text:p text:style-name="P320"><text:tab/><text:tab/><text:tab/>String username, String password) {</text:p>
      <text:p text:style-name="P320"><text:tab/><text:tab/>super();</text:p>
      <text:p text:style-name="P320"/>
      <text:p text:style-name="P320"><text:tab/><text:tab/>this.host = host;</text:p>
      <text:p text:style-name="P320"><text:tab/><text:tab/>this.port = port;</text:p>
      <text:p text:style-name="P320"><text:tab/><text:tab/>this.databaseName = databaseName;</text:p>
      <text:p text:style-name="P320"><text:tab/><text:tab/>this.username = username;</text:p>
      <text:p text:style-name="P320"><text:tab/><text:tab/>this.password = password;</text:p>
      <text:p text:style-name="P320"><text:tab/>}</text:p>
      <text:p text:style-name="P320"/>
      <text:p text:style-name="P320"><text:tab/>/**</text:p>
      <text:p text:style-name="P320"><text:tab/> * Constructing the database helping class without passed parameters.</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DatabaseHelper() {</text:p>
      <text:p text:style-name="P320"><text:tab/><text:tab/>this("", 0, "", "", "");</text:p>
      <text:p text:style-name="P320"><text:tab/>}</text:p>
      <text:p text:style-name="P320"/>
      <text:p text:style-name="P320"><text:tab/>/**</text:p>
      <text:p text:style-name="P320"><text:tab/> * Database host URL getter.</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String getHost() {</text:p>
      <text:p text:style-name="P320"><text:tab/><text:tab/>return host;</text:p>
      <text:p text:style-name="P320"><text:tab/>}</text:p>
      <text:p text:style-name="P320"/>
      <text:p text:style-name="P320"><text:tab/>/**</text:p>
      <text:p text:style-name="P320"><text:tab/> * Database host URL setter.</text:p>
      <text:p text:style-name="P320"><text:tab/> * </text:p>
      <text:p text:style-name="P320"><text:tab/> * @param host</text:p>
      <text:p text:style-name="P320"><text:tab/> * <text:s text:c="11"/>The host to be set.</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setHost(String host) {</text:p>
      <text:p text:style-name="P320"><text:tab/><text:tab/>this.host = host;</text:p>
      <text:p text:style-name="P320"><text:tab/>}</text:p>
      <text:p text:style-name="P320"/>
      <text:p text:style-name="P320"><text:tab/>/**</text:p>
      <text:p text:style-name="P320"><text:tab/> * Databes server port getter.</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int getPort() {</text:p>
      <text:p text:style-name="P320"><text:tab/><text:tab/>return port;</text:p>
      <text:p text:style-name="P320"><text:tab/>}</text:p>
      <text:p text:style-name="P320"/>
      <text:p text:style-name="P320"><text:tab/>/**</text:p>
      <text:p text:style-name="P320"><text:tab/> * Databes server port setter.</text:p>
      <text:p text:style-name="P320"><text:tab/> * </text:p>
      <text:p text:style-name="P320"><text:tab/> * @param port</text:p>
      <text:p text:style-name="P320"><text:tab/> * <text:s text:c="11"/>The port to be set.</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setPort(int port) {</text:p>
      <text:p text:style-name="P320"><text:tab/><text:tab/>this.port = port;</text:p>
      <text:p text:style-name="P320"><text:tab/>}</text:p>
      <text:p text:style-name="P320"/>
      <text:p text:style-name="P320"><text:tab/>/**</text:p>
      <text:p text:style-name="P320"><text:tab/> * Database name getter.</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String getDatabaseName() {</text:p>
      <text:p text:style-name="P320"><text:tab/><text:tab/>return databaseName;</text:p>
      <text:p text:style-name="P320"><text:tab/>}</text:p>
      <text:p text:style-name="P320"/>
      <text:p text:style-name="P320"><text:tab/>/**</text:p>
      <text:p text:style-name="P320"><text:tab/> * Database name setter.</text:p>
      <text:p text:style-name="P320"><text:tab/> * </text:p>
      <text:p text:style-name="P320"><text:tab/> * @param databaseName</text:p>
      <text:p text:style-name="P320"><text:tab/> * <text:s text:c="11"/>The database name to be set.</text:p>
      <text:p text:style-name="P320"><text:soft-page-break/><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setDatabaseName(String databaseName) {</text:p>
      <text:p text:style-name="P320"><text:tab/><text:tab/>this.databaseName = databaseName;</text:p>
      <text:p text:style-name="P320"><text:tab/>}</text:p>
      <text:p text:style-name="P320"/>
      <text:p text:style-name="P320"><text:tab/>/**</text:p>
      <text:p text:style-name="P320"><text:tab/> * Database username getter.</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String getUsername() {</text:p>
      <text:p text:style-name="P320"><text:tab/><text:tab/>return username;</text:p>
      <text:p text:style-name="P320"><text:tab/>}</text:p>
      <text:p text:style-name="P320"/>
      <text:p text:style-name="P320"><text:tab/>/**</text:p>
      <text:p text:style-name="P320"><text:tab/> * Database username setter.</text:p>
      <text:p text:style-name="P320"><text:tab/> * </text:p>
      <text:p text:style-name="P320"><text:tab/> * @param username</text:p>
      <text:p text:style-name="P320"><text:tab/> * <text:s text:c="11"/>The username to be set.</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setUsername(String username) {</text:p>
      <text:p text:style-name="P320"><text:tab/><text:tab/>this.username = username;</text:p>
      <text:p text:style-name="P320"><text:tab/>}</text:p>
      <text:p text:style-name="P320"/>
      <text:p text:style-name="P320"><text:tab/>/**</text:p>
      <text:p text:style-name="P320"><text:tab/> * Database password getter.</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String getPassword() {</text:p>
      <text:p text:style-name="P320"><text:tab/><text:tab/>return password;</text:p>
      <text:p text:style-name="P320"><text:tab/>}</text:p>
      <text:p text:style-name="P320"/>
      <text:p text:style-name="P320"><text:tab/>/**</text:p>
      <text:p text:style-name="P320"><text:tab/> * Database password setter.</text:p>
      <text:p text:style-name="P320"><text:tab/> * </text:p>
      <text:p text:style-name="P320"><text:tab/> * @param password</text:p>
      <text:p text:style-name="P320"><text:tab/> * <text:s text:c="11"/>The password to be set.</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setPassword(String password) {</text:p>
      <text:p text:style-name="P320"><text:tab/><text:tab/>this.password = password;</text:p>
      <text:p text:style-name="P320"><text:tab/>}</text:p>
      <text:p text:style-name="P320"/>
      <text:p text:style-name="P320"><text:tab/>/**</text:p>
      <text:p text:style-name="P320"><text:tab/> * Connecting to database.</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connect() throws Exception {</text:p>
      <text:p text:style-name="P320"><text:tab/><text:tab/>Class.forName(MYSQL_DRIVER).newInstance();</text:p>
      <text:p text:style-name="P320"><text:tab/><text:tab/>connection = DriverManager.getConnection("jdbc:mysql://" + host + ":"</text:p>
      <text:p text:style-name="P320"><text:tab/><text:tab/><text:tab/><text:tab/>+ port + "/" + databaseName, username, password);</text:p>
      <text:p text:style-name="P320"><text:tab/>}</text:p>
      <text:p text:style-name="P320"/>
      <text:p text:style-name="P320"><text:tab/>/**</text:p>
      <text:p text:style-name="P320"><text:tab/> * Disconnecting from database.</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disconnect() throws Exception {</text:p>
      <text:p text:style-name="P320"><text:tab/><text:tab/>connection.close();</text:p>
      <text:p text:style-name="P320"><text:tab/>}</text:p>
      <text:p text:style-name="P320"/>
      <text:p text:style-name="P320"><text:tab/>/**</text:p>
      <text:p text:style-name="P320"><text:tab/> * Provide list with available networks.</text:p>
      <text:p text:style-name="P320"><text:tab/> * </text:p>
      <text:p text:style-name="P320"><text:tab/> * @author Momchil Anachkov</text:p>
      <text:p text:style-name="P320"><text:tab/> * </text:p>
      <text:p text:style-name="P320"><text:tab/> * @email mZer0000@gmail.com</text:p>
      <text:p text:style-name="P320"><text:soft-page-break/><text:tab/> * </text:p>
      <text:p text:style-name="P320"><text:tab/> * @date 18 Dec 2010</text:p>
      <text:p text:style-name="P320"><text:tab/> * </text:p>
      <text:p text:style-name="P320"><text:tab/> * @return 2D array of strings with ANN information (id, symbol, period).</text:p>
      <text:p text:style-name="P320"><text:tab/> */</text:p>
      <text:p text:style-name="P320"><text:tab/>public String[][] loadAnnList() {</text:p>
      <text:p text:style-name="P320"><text:tab/><text:tab/>String[][] result = null;</text:p>
      <text:p text:style-name="P320"><text:tab/><text:tab/>try {</text:p>
      <text:p text:style-name="P320"><text:tab/><text:tab/><text:tab/>Statement select = connection.createStatement();</text:p>
      <text:p text:style-name="P320"><text:tab/><text:tab/><text:tab/>ResultSet resultSet = select</text:p>
      <text:p text:style-name="P320"><text:tab/><text:tab/><text:tab/><text:tab/><text:tab/>.executeQuery(SQL_QUERY_SYMBOL_PERIOD_ID);</text:p>
      <text:p text:style-name="P320"/>
      <text:p text:style-name="P320"><text:tab/><text:tab/><text:tab/>resultSet.last();</text:p>
      <text:p text:style-name="P320"><text:tab/><text:tab/><text:tab/>int size = resultSet.getRow();</text:p>
      <text:p text:style-name="P320"><text:tab/><text:tab/><text:tab/>resultSet.beforeFirst();</text:p>
      <text:p text:style-name="P320"><text:tab/><text:tab/><text:tab/>if (size &gt; 0) {</text:p>
      <text:p text:style-name="P320"><text:tab/><text:tab/><text:tab/><text:tab/>result = new String[size][3];</text:p>
      <text:p text:style-name="P320"><text:tab/><text:tab/><text:tab/><text:tab/>int i = 0;</text:p>
      <text:p text:style-name="P320"><text:tab/><text:tab/><text:tab/><text:tab/>while (resultSet.next() == true) {</text:p>
      <text:p text:style-name="P320"><text:tab/><text:tab/><text:tab/><text:tab/><text:tab/>result[i][0] = resultSet.getString("symbol");</text:p>
      <text:p text:style-name="P320"><text:tab/><text:tab/><text:tab/><text:tab/><text:tab/>result[i][1] = resultSet.getString("period");</text:p>
      <text:p text:style-name="P320"><text:tab/><text:tab/><text:tab/><text:tab/><text:tab/>result[i][2] = Integer.toString(resultSet.getInt("id"));</text:p>
      <text:p text:style-name="P320"><text:tab/><text:tab/><text:tab/><text:tab/><text:tab/>i++;</text:p>
      <text:p text:style-name="P320"><text:tab/><text:tab/><text:tab/><text:tab/>}</text:p>
      <text:p text:style-name="P320"><text:tab/><text:tab/><text:tab/>}</text:p>
      <text:p text:style-name="P320"><text:tab/><text:tab/>} catch (Exception ex) {</text:p>
      <text:p text:style-name="P320"><text:tab/><text:tab/><text:tab/>result = null;</text:p>
      <text:p text:style-name="P320"><text:tab/><text:tab/><text:tab/>System.err.println(Texts.ERROR_LOAD_ANN_LIST);</text:p>
      <text:p text:style-name="P320"><text:tab/><text:tab/><text:tab/>ex.printStackTrace();</text:p>
      <text:p text:style-name="P320"><text:tab/><text:tab/><text:tab/>// TODO Inform user that there is no valid ANN list.</text:p>
      <text:p text:style-name="P320"><text:tab/><text:tab/>}</text:p>
      <text:p text:style-name="P320"/>
      <text:p text:style-name="P320"><text:tab/><text:tab/>return (result);</text:p>
      <text:p text:style-name="P320"><text:tab/>}</text:p>
      <text:p text:style-name="P320"/>
      <text:p text:style-name="P320"><text:tab/>/**</text:p>
      <text:p text:style-name="P320"><text:tab/> * Provide list with available networks.</text:p>
      <text:p text:style-name="P320"><text:tab/> * </text:p>
      <text:p text:style-name="P320"><text:tab/> * @param symbol</text:p>
      <text:p text:style-name="P320"><text:tab/> * <text:s text:c="11"/>Currency pair symbol.</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 </text:p>
      <text:p text:style-name="P320"><text:tab/> * @return 2D array of strings with ANN information (id, symbol, period).</text:p>
      <text:p text:style-name="P320"><text:tab/> */</text:p>
      <text:p text:style-name="P320"><text:tab/>public String[][] loadAnnListBySymbol(String symbol) {</text:p>
      <text:p text:style-name="P320"><text:tab/><text:tab/>String[][] result = null;</text:p>
      <text:p text:style-name="P320"/>
      <text:p text:style-name="P320"><text:tab/><text:tab/>try {</text:p>
      <text:p text:style-name="P320"><text:tab/><text:tab/><text:tab/>String sql = String.format(SQL_QUERY_SYMBOL_PERIOD_ID_BY_SYMBOL,</text:p>
      <text:p text:style-name="P320"><text:tab/><text:tab/><text:tab/><text:tab/><text:tab/>symbol);</text:p>
      <text:p text:style-name="P320"><text:tab/><text:tab/><text:tab/>Statement select = connection.createStatement();</text:p>
      <text:p text:style-name="P320"><text:tab/><text:tab/><text:tab/>ResultSet resultSet = select.executeQuery(sql);</text:p>
      <text:p text:style-name="P320"/>
      <text:p text:style-name="P320"><text:tab/><text:tab/><text:tab/>resultSet.last();</text:p>
      <text:p text:style-name="P320"><text:tab/><text:tab/><text:tab/>int size = resultSet.getRow();</text:p>
      <text:p text:style-name="P320"><text:tab/><text:tab/><text:tab/>resultSet.beforeFirst();</text:p>
      <text:p text:style-name="P320"><text:tab/><text:tab/><text:tab/>if (size &gt; 0) {</text:p>
      <text:p text:style-name="P320"><text:tab/><text:tab/><text:tab/><text:tab/>result = new String[size][3];</text:p>
      <text:p text:style-name="P320"><text:tab/><text:tab/><text:tab/><text:tab/>int i = 0;</text:p>
      <text:p text:style-name="P320"><text:tab/><text:tab/><text:tab/><text:tab/>while (resultSet.next() == true) {</text:p>
      <text:p text:style-name="P320"><text:tab/><text:tab/><text:tab/><text:tab/><text:tab/>result[i][0] = resultSet.getString("symbol");</text:p>
      <text:p text:style-name="P320"><text:tab/><text:tab/><text:tab/><text:tab/><text:tab/>result[i][1] = resultSet.getString("period");</text:p>
      <text:p text:style-name="P320"><text:tab/><text:tab/><text:tab/><text:tab/><text:tab/>result[i][2] = Integer.toString(resultSet.getInt("id"));</text:p>
      <text:p text:style-name="P320"><text:tab/><text:tab/><text:tab/><text:tab/><text:tab/>i++;</text:p>
      <text:p text:style-name="P320"><text:tab/><text:tab/><text:tab/><text:tab/>}</text:p>
      <text:p text:style-name="P320"><text:tab/><text:tab/><text:tab/>}</text:p>
      <text:p text:style-name="P320"><text:tab/><text:tab/>} catch (Exception e) {</text:p>
      <text:p text:style-name="P320"><text:tab/><text:tab/><text:tab/>System.err.println(Texts.ERROR_LOAD_ANN_LIST);</text:p>
      <text:p text:style-name="P320"><text:tab/><text:tab/><text:tab/>result = null;</text:p>
      <text:p text:style-name="P320"><text:tab/><text:tab/><text:tab/>// TODO Inform user that there is no valid ANN list.</text:p>
      <text:p text:style-name="P320"><text:tab/><text:tab/>}</text:p>
      <text:p text:style-name="P320"/>
      <text:p text:style-name="P320"><text:tab/><text:tab/>return (result);</text:p>
      <text:p text:style-name="P320"><text:tab/>}</text:p>
      <text:p text:style-name="P320"/>
      <text:p text:style-name="P320"><text:tab/>/**</text:p>
      <text:p text:style-name="P320"><text:tab/> * Provide list with available networks.</text:p>
      <text:p text:style-name="P320"><text:tab/> * </text:p>
      <text:p text:style-name="P320"><text:tab/> * @param period</text:p>
      <text:p text:style-name="P320"><text:tab/> * <text:s text:c="11"/>Currency pair period.</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 </text:p>
      <text:p text:style-name="P320"><text:tab/> * @return 2D array of strings with ANN information (id, symbol, period).</text:p>
      <text:p text:style-name="P320"><text:tab/> */</text:p>
      <text:p text:style-name="P320"><text:tab/>public String[][] loadAnnListByPeriod(int period) {</text:p>
      <text:p text:style-name="P320"><text:tab/><text:tab/>String[][] result = null;</text:p>
      <text:p text:style-name="P320"/>
      <text:p text:style-name="P320"><text:tab/><text:tab/>try {</text:p>
      <text:p text:style-name="P320"><text:tab/><text:tab/><text:tab/>String sql = String.format(SQL_QUERY_SYMBOL_PERIOD_ID_BY_PERIOD,</text:p>
      <text:p text:style-name="P320"><text:tab/><text:tab/><text:tab/><text:tab/><text:tab/>period);</text:p>
      <text:p text:style-name="P320"><text:tab/><text:tab/><text:tab/>Statement select = connection.createStatement();</text:p>
      <text:p text:style-name="P320"><text:tab/><text:tab/><text:tab/>ResultSet resultSet = select.executeQuery(sql);</text:p>
      <text:p text:style-name="P320"/>
      <text:p text:style-name="P320"><text:soft-page-break/><text:tab/><text:tab/><text:tab/>resultSet.last();</text:p>
      <text:p text:style-name="P320"><text:tab/><text:tab/><text:tab/>int size = resultSet.getRow();</text:p>
      <text:p text:style-name="P320"><text:tab/><text:tab/><text:tab/>resultSet.beforeFirst();</text:p>
      <text:p text:style-name="P320"><text:tab/><text:tab/><text:tab/>if (size &gt; 0) {</text:p>
      <text:p text:style-name="P320"><text:tab/><text:tab/><text:tab/><text:tab/>result = new String[size][3];</text:p>
      <text:p text:style-name="P320"><text:tab/><text:tab/><text:tab/><text:tab/>int i = 0;</text:p>
      <text:p text:style-name="P320"><text:tab/><text:tab/><text:tab/><text:tab/>while (resultSet.next() == true) {</text:p>
      <text:p text:style-name="P320"><text:tab/><text:tab/><text:tab/><text:tab/><text:tab/>result[i][0] = resultSet.getString("symbol");</text:p>
      <text:p text:style-name="P320"><text:tab/><text:tab/><text:tab/><text:tab/><text:tab/>result[i][1] = resultSet.getString("period");</text:p>
      <text:p text:style-name="P320"><text:tab/><text:tab/><text:tab/><text:tab/><text:tab/>result[i][2] = Integer.toString(resultSet.getInt("id"));</text:p>
      <text:p text:style-name="P320"><text:tab/><text:tab/><text:tab/><text:tab/><text:tab/>i++;</text:p>
      <text:p text:style-name="P320"><text:tab/><text:tab/><text:tab/><text:tab/>}</text:p>
      <text:p text:style-name="P320"><text:tab/><text:tab/><text:tab/>}</text:p>
      <text:p text:style-name="P320"><text:tab/><text:tab/>} catch (Exception ex) {</text:p>
      <text:p text:style-name="P320"><text:tab/><text:tab/><text:tab/>System.err.println(Texts.ERROR_LOAD_ANN_LIST);</text:p>
      <text:p text:style-name="P320"><text:tab/><text:tab/><text:tab/>result = null;</text:p>
      <text:p text:style-name="P320"><text:tab/><text:tab/><text:tab/>// TODO Inform user that there is no valid ANN list.</text:p>
      <text:p text:style-name="P320"><text:tab/><text:tab/>}</text:p>
      <text:p text:style-name="P320"/>
      <text:p text:style-name="P320"><text:tab/><text:tab/>return (result);</text:p>
      <text:p text:style-name="P320"><text:tab/>}</text:p>
      <text:p text:style-name="P320"/>
      <text:p text:style-name="P320"><text:tab/>/**</text:p>
      <text:p text:style-name="P320"><text:tab/> * Provide list with available networks.</text:p>
      <text:p text:style-name="P320"><text:tab/> * </text:p>
      <text:p text:style-name="P320"><text:tab/> * @param symbol</text:p>
      <text:p text:style-name="P320"><text:tab/> * <text:s text:c="11"/>Currency pair symbol.</text:p>
      <text:p text:style-name="P320"><text:tab/> * </text:p>
      <text:p text:style-name="P320"><text:tab/> * @param period</text:p>
      <text:p text:style-name="P320"><text:tab/> * <text:s text:c="11"/>Currency pair period.</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 </text:p>
      <text:p text:style-name="P320"><text:tab/> * @return 2D array of strings with ANN information (id, symbol, period).</text:p>
      <text:p text:style-name="P320"><text:tab/> */</text:p>
      <text:p text:style-name="P320"><text:tab/>public String[][] loadAnnList(String symbol, int period) {</text:p>
      <text:p text:style-name="P320"><text:tab/><text:tab/>String[][] result = null;</text:p>
      <text:p text:style-name="P320"/>
      <text:p text:style-name="P320"><text:tab/><text:tab/>try {</text:p>
      <text:p text:style-name="P320"><text:tab/><text:tab/><text:tab/>String sql = String.format(</text:p>
      <text:p text:style-name="P320"><text:tab/><text:tab/><text:tab/><text:tab/><text:tab/>SQL_QUERY_SYMBOL_PERIOD_ID_BY_SYMBOL_AND_PERIOD, symbol,</text:p>
      <text:p text:style-name="P320"><text:tab/><text:tab/><text:tab/><text:tab/><text:tab/>period);</text:p>
      <text:p text:style-name="P320"><text:tab/><text:tab/><text:tab/>Statement select = connection.createStatement();</text:p>
      <text:p text:style-name="P320"><text:tab/><text:tab/><text:tab/>ResultSet resultSet = select.executeQuery(sql);</text:p>
      <text:p text:style-name="P320"/>
      <text:p text:style-name="P320"><text:tab/><text:tab/><text:tab/>resultSet.last();</text:p>
      <text:p text:style-name="P320"><text:tab/><text:tab/><text:tab/>int size = resultSet.getRow();</text:p>
      <text:p text:style-name="P320"><text:tab/><text:tab/><text:tab/>resultSet.beforeFirst();</text:p>
      <text:p text:style-name="P320"><text:tab/><text:tab/><text:tab/>if (size &gt; 0) {</text:p>
      <text:p text:style-name="P320"><text:tab/><text:tab/><text:tab/><text:tab/>result = new String[size][3];</text:p>
      <text:p text:style-name="P320"><text:tab/><text:tab/><text:tab/><text:tab/>int i = 0;</text:p>
      <text:p text:style-name="P320"><text:tab/><text:tab/><text:tab/><text:tab/>while (resultSet.next() == true) {</text:p>
      <text:p text:style-name="P320"><text:tab/><text:tab/><text:tab/><text:tab/><text:tab/>result[i][0] = resultSet.getString("symbol");</text:p>
      <text:p text:style-name="P320"><text:tab/><text:tab/><text:tab/><text:tab/><text:tab/>result[i][1] = resultSet.getString("period");</text:p>
      <text:p text:style-name="P320"><text:tab/><text:tab/><text:tab/><text:tab/><text:tab/>result[i][2] = Integer.toString(resultSet.getInt("id"));</text:p>
      <text:p text:style-name="P320"><text:tab/><text:tab/><text:tab/><text:tab/><text:tab/>i++;</text:p>
      <text:p text:style-name="P320"><text:tab/><text:tab/><text:tab/><text:tab/>}</text:p>
      <text:p text:style-name="P320"><text:tab/><text:tab/><text:tab/>}</text:p>
      <text:p text:style-name="P320"><text:tab/><text:tab/>} catch (Exception e) {</text:p>
      <text:p text:style-name="P320"><text:tab/><text:tab/><text:tab/>System.err.println(Texts.ERROR_LOAD_ANN_LIST);</text:p>
      <text:p text:style-name="P320"><text:tab/><text:tab/><text:tab/>e.printStackTrace();</text:p>
      <text:p text:style-name="P320"><text:tab/><text:tab/><text:tab/>result = null;</text:p>
      <text:p text:style-name="P320"><text:tab/><text:tab/><text:tab/>// TODO Inform user that there is no valid ANN list.</text:p>
      <text:p text:style-name="P320"><text:tab/><text:tab/>}</text:p>
      <text:p text:style-name="P320"/>
      <text:p text:style-name="P320"><text:tab/><text:tab/>return (result);</text:p>
      <text:p text:style-name="P320"><text:tab/>}</text:p>
      <text:p text:style-name="P320"/>
      <text:p text:style-name="P320"><text:tab/>/**</text:p>
      <text:p text:style-name="P320"><text:tab/> * Provides a list with available currency pairs.</text:p>
      <text:p text:style-name="P320"><text:tab/> * </text:p>
      <text:p text:style-name="P320"><text:tab/> * @author Ralitza Koleva</text:p>
      <text:p text:style-name="P320"><text:tab/> * </text:p>
      <text:p text:style-name="P320"><text:tab/> * @email rallly@abv.bg</text:p>
      <text:p text:style-name="P320"><text:tab/> * </text:p>
      <text:p text:style-name="P320"><text:tab/> * @date 17 Oct 2011</text:p>
      <text:p text:style-name="P320"><text:tab/> * </text:p>
      <text:p text:style-name="P320"><text:tab/> * @return Array of strings with currency pairs.</text:p>
      <text:p text:style-name="P320"><text:tab/> */</text:p>
      <text:p text:style-name="P320"><text:tab/>public String[][] loadCurrencyPairs() {</text:p>
      <text:p text:style-name="P320"><text:tab/><text:tab/>String[][] result = null;</text:p>
      <text:p text:style-name="P320"><text:tab/><text:tab/>try {</text:p>
      <text:p text:style-name="P320"><text:tab/><text:tab/><text:tab/>Statement select = connection.createStatement();</text:p>
      <text:p text:style-name="P320"><text:tab/><text:tab/><text:tab/>ResultSet resultSet = select.executeQuery(SQL_QUERY_SYMBOL);</text:p>
      <text:p text:style-name="P320"/>
      <text:p text:style-name="P320"><text:tab/><text:tab/><text:tab/>resultSet.last();</text:p>
      <text:p text:style-name="P320"><text:tab/><text:tab/><text:tab/>int size = resultSet.getRow();</text:p>
      <text:p text:style-name="P320"><text:tab/><text:tab/><text:tab/>resultSet.beforeFirst();</text:p>
      <text:p text:style-name="P320"><text:tab/><text:tab/><text:tab/>if (size &gt; 0) {</text:p>
      <text:p text:style-name="P320"><text:tab/><text:tab/><text:tab/><text:tab/>result = new String[size][2];</text:p>
      <text:p text:style-name="P320"><text:tab/><text:tab/><text:tab/><text:tab/>int i = 0;</text:p>
      <text:p text:style-name="P320"><text:tab/><text:tab/><text:tab/><text:tab/>while (resultSet.next() == true) {</text:p>
      <text:p text:style-name="P320"><text:tab/><text:tab/><text:tab/><text:tab/><text:tab/>result[i][0] = resultSet.getString("symbol");</text:p>
      <text:p text:style-name="P320"><text:tab/><text:tab/><text:tab/><text:tab/><text:tab/>i++;</text:p>
      <text:p text:style-name="P320"><text:tab/><text:tab/><text:tab/><text:tab/>}</text:p>
      <text:p text:style-name="P320"><text:tab/><text:tab/><text:tab/>}</text:p>
      <text:p text:style-name="P320"><text:tab/><text:tab/>} catch (Exception ex) {</text:p>
      <text:p text:style-name="P320"><text:tab/><text:tab/><text:tab/>result = null;</text:p>
      <text:p text:style-name="P320"><text:tab/><text:tab/><text:tab/>System.err.println(Texts.ERROR_LOAD_CURRENCY_PAIRS_LIST);</text:p>
      <text:p text:style-name="P320"><text:soft-page-break/><text:tab/><text:tab/><text:tab/>ex.printStackTrace();</text:p>
      <text:p text:style-name="P320"><text:tab/><text:tab/><text:tab/>// TODO Inform user that there is no valid currency pairs list.</text:p>
      <text:p text:style-name="P320"><text:tab/><text:tab/>}</text:p>
      <text:p text:style-name="P320"><text:tab/><text:tab/>return (result);</text:p>
      <text:p text:style-name="P320"><text:tab/>}</text:p>
      <text:p text:style-name="P320"/>
      <text:p text:style-name="P320"><text:tab/>/**</text:p>
      <text:p text:style-name="P320"><text:tab/> * Provides a list with available periods.</text:p>
      <text:p text:style-name="P320"><text:tab/> * </text:p>
      <text:p text:style-name="P320"><text:tab/> * @author Ralitza Koleva</text:p>
      <text:p text:style-name="P320"><text:tab/> * </text:p>
      <text:p text:style-name="P320"><text:tab/> * @email rallly@abv.bg</text:p>
      <text:p text:style-name="P320"><text:tab/> * </text:p>
      <text:p text:style-name="P320"><text:tab/> * @date 17 Oct 2011</text:p>
      <text:p text:style-name="P320"><text:tab/> * </text:p>
      <text:p text:style-name="P320"><text:tab/> * @return 2D array of strings with periods.</text:p>
      <text:p text:style-name="P320"><text:tab/> */</text:p>
      <text:p text:style-name="P320"><text:tab/>public String[][] loadPeriods() {</text:p>
      <text:p text:style-name="P320"><text:tab/><text:tab/>String[][] result = null;</text:p>
      <text:p text:style-name="P320"><text:tab/><text:tab/>try {</text:p>
      <text:p text:style-name="P320"><text:tab/><text:tab/><text:tab/>Statement select = connection.createStatement();</text:p>
      <text:p text:style-name="P320"><text:tab/><text:tab/><text:tab/>ResultSet resultSet = select.executeQuery(SQL_QUERY_PERIOD);</text:p>
      <text:p text:style-name="P320"/>
      <text:p text:style-name="P320"><text:tab/><text:tab/><text:tab/>resultSet.last();</text:p>
      <text:p text:style-name="P320"><text:tab/><text:tab/><text:tab/>int size = resultSet.getRow();</text:p>
      <text:p text:style-name="P320"><text:tab/><text:tab/><text:tab/>resultSet.beforeFirst();</text:p>
      <text:p text:style-name="P320"><text:tab/><text:tab/><text:tab/>if (size &gt; 0) {</text:p>
      <text:p text:style-name="P320"><text:tab/><text:tab/><text:tab/><text:tab/>result = new String[size][2];</text:p>
      <text:p text:style-name="P320"><text:tab/><text:tab/><text:tab/><text:tab/>int i = 0;</text:p>
      <text:p text:style-name="P320"><text:tab/><text:tab/><text:tab/><text:tab/>while (resultSet.next() == true) {</text:p>
      <text:p text:style-name="P320"><text:tab/><text:tab/><text:tab/><text:tab/><text:tab/>result[i][0] = resultSet.getString("id");</text:p>
      <text:p text:style-name="P320"><text:tab/><text:tab/><text:tab/><text:tab/><text:tab/>result[i][1] = resultSet.getString("period");</text:p>
      <text:p text:style-name="P320"><text:tab/><text:tab/><text:tab/><text:tab/><text:tab/>i++;</text:p>
      <text:p text:style-name="P320"><text:tab/><text:tab/><text:tab/><text:tab/>}</text:p>
      <text:p text:style-name="P320"><text:tab/><text:tab/><text:tab/>}</text:p>
      <text:p text:style-name="P320"><text:tab/><text:tab/>} catch (Exception ex) {</text:p>
      <text:p text:style-name="P320"><text:tab/><text:tab/><text:tab/>result = null;</text:p>
      <text:p text:style-name="P320"><text:tab/><text:tab/><text:tab/>System.err.println(Texts.ERROR_LOAD_PERIODS_LIST);</text:p>
      <text:p text:style-name="P320"><text:tab/><text:tab/><text:tab/>ex.printStackTrace();</text:p>
      <text:p text:style-name="P320"><text:tab/><text:tab/><text:tab/>// TODO Inform user that there is no valid periods list.</text:p>
      <text:p text:style-name="P320"><text:tab/><text:tab/>}</text:p>
      <text:p text:style-name="P320"><text:tab/><text:tab/>return (result);</text:p>
      <text:p text:style-name="P320"><text:tab/>}</text:p>
      <text:p text:style-name="P320"/>
      <text:p text:style-name="P320"><text:tab/>/**</text:p>
      <text:p text:style-name="P320"><text:tab/> * Checking if selected ANN has neuron coordinates.</text:p>
      <text:p text:style-name="P320"><text:tab/> * </text:p>
      <text:p text:style-name="P320"><text:tab/> * @param id</text:p>
      <text:p text:style-name="P320"><text:tab/> * <text:s text:c="11"/>Unique identifier for the ANN.</text:p>
      <text:p text:style-name="P320"><text:tab/> * </text:p>
      <text:p text:style-name="P320"><text:tab/> * @author Momchil Anachkov</text:p>
      <text:p text:style-name="P320"><text:tab/> * </text:p>
      <text:p text:style-name="P320"><text:tab/> * @email mZer0000@gmail.com</text:p>
      <text:p text:style-name="P320"><text:tab/> * </text:p>
      <text:p text:style-name="P320"><text:tab/> * @date 03 Jan 2010</text:p>
      <text:p text:style-name="P320"><text:tab/> */</text:p>
      <text:p text:style-name="P320"><text:tab/>void initIfNeeded(int id) {</text:p>
      <text:p text:style-name="P320"><text:tab/><text:tab/>String sql = "";</text:p>
      <text:p text:style-name="P320"><text:tab/><text:tab/>Statement statement = null;</text:p>
      <text:p text:style-name="P320"><text:tab/><text:tab/>ResultSet resultSet = null;</text:p>
      <text:p text:style-name="P320"/>
      <text:p text:style-name="P320"><text:tab/><text:tab/>try {</text:p>
      <text:p text:style-name="P320"><text:tab/><text:tab/><text:tab/>statement = connection.createStatement();</text:p>
      <text:p text:style-name="P320"/>
      <text:p text:style-name="P320"><text:tab/><text:tab/><text:tab/>sql = String.format(SQL_QUERY_HAS_COORDINATES, id);</text:p>
      <text:p text:style-name="P320"><text:tab/><text:tab/><text:tab/>resultSet = statement.executeQuery(sql);</text:p>
      <text:p text:style-name="P320"/>
      <text:p text:style-name="P320"><text:tab/><text:tab/><text:tab/>resultSet.last();</text:p>
      <text:p text:style-name="P320"><text:tab/><text:tab/><text:tab/>if (resultSet.getRow() == 1) {</text:p>
      <text:p text:style-name="P320"><text:tab/><text:tab/><text:tab/><text:tab/>return;</text:p>
      <text:p text:style-name="P320"><text:tab/><text:tab/><text:tab/>}</text:p>
      <text:p text:style-name="P320"><text:tab/><text:tab/><text:tab/>sql = String.format(SQL_QUERY_NUMBER_OF_NEURONS, id);</text:p>
      <text:p text:style-name="P320"><text:tab/><text:tab/><text:tab/>resultSet = statement.executeQuery(sql);</text:p>
      <text:p text:style-name="P320"><text:tab/><text:tab/><text:tab/>resultSet.first();</text:p>
      <text:p text:style-name="P320"><text:tab/><text:tab/><text:tab/>int numberOfNeurons = resultSet.getInt("number_of_neurons");</text:p>
      <text:p text:style-name="P320"><text:tab/><text:tab/><text:tab/>String values = "";</text:p>
      <text:p text:style-name="P320"><text:tab/><text:tab/><text:tab/>for (int i = 0; i &lt; numberOfNeurons; i++) {</text:p>
      <text:p text:style-name="P320"><text:tab/><text:tab/><text:tab/><text:tab/>values += DEFAULT_MIN_X_COORDINATE</text:p>
      <text:p text:style-name="P320"><text:tab/><text:tab/><text:tab/><text:tab/><text:tab/><text:tab/>+ (int) (Math.random() * (DEFAULT_MAX_X_COORDINATE</text:p>
      <text:p text:style-name="P320"><text:tab/><text:tab/><text:tab/><text:tab/><text:tab/><text:tab/><text:tab/><text:tab/>- DEFAULT_MIN_X_COORDINATE + 1));</text:p>
      <text:p text:style-name="P320"><text:tab/><text:tab/><text:tab/><text:tab/>values += " ";</text:p>
      <text:p text:style-name="P320"><text:tab/><text:tab/><text:tab/><text:tab/>values += DEFAULT_MIN_Y_COORDINATE</text:p>
      <text:p text:style-name="P320"><text:tab/><text:tab/><text:tab/><text:tab/><text:tab/><text:tab/>+ (int) (Math.random() * (DEFAULT_MAX_Y_COORDINATE</text:p>
      <text:p text:style-name="P320"><text:tab/><text:tab/><text:tab/><text:tab/><text:tab/><text:tab/><text:tab/><text:tab/>- DEFAULT_MIN_Y_COORDINATE + 1));</text:p>
      <text:p text:style-name="P320"><text:tab/><text:tab/><text:tab/><text:tab/>values += " ";</text:p>
      <text:p text:style-name="P320"><text:tab/><text:tab/><text:tab/>}</text:p>
      <text:p text:style-name="P320"><text:tab/><text:tab/><text:tab/>values = values.trim();</text:p>
      <text:p text:style-name="P320"/>
      <text:p text:style-name="P320"><text:tab/><text:tab/><text:tab/>sql = String.format(SQL_QUERY_INSERT_DEFAULT_COORDINATES, id,</text:p>
      <text:p text:style-name="P320"><text:tab/><text:tab/><text:tab/><text:tab/><text:tab/>values);</text:p>
      <text:p text:style-name="P320"/>
      <text:p text:style-name="P320"><text:tab/><text:tab/><text:tab/>statement.executeUpdate(sql);</text:p>
      <text:p text:style-name="P320"><text:tab/><text:tab/>} catch (Exception ex) {</text:p>
      <text:p text:style-name="P320"><text:tab/><text:tab/><text:tab/>// TODO Inform user that there is database problem.</text:p>
      <text:p text:style-name="P320"><text:tab/><text:tab/>}</text:p>
      <text:p text:style-name="P320"><text:tab/>}</text:p>
      <text:p text:style-name="P320"/>
      <text:p text:style-name="P320"><text:tab/>/**</text:p>
      <text:p text:style-name="P320"><text:tab/> * Provide selected ANN.</text:p>
      <text:p text:style-name="P320"><text:tab/> * </text:p>
      <text:p text:style-name="P320"><text:tab/> * @param id</text:p>
      <text:p text:style-name="P320"><text:tab/> * <text:s text:c="11"/>Unique identifier for the ANN.</text:p>
      <text:p text:style-name="P320"><text:tab/> * </text:p>
      <text:p text:style-name="P320"><text:soft-page-break/><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ArtificialNeuralNetwork loadAnn(int id) {</text:p>
      <text:p text:style-name="P320"><text:tab/><text:tab/>String line = "";</text:p>
      <text:p text:style-name="P320"><text:tab/><text:tab/>String values[] = null;</text:p>
      <text:p text:style-name="P320"><text:tab/><text:tab/>ArtificialNeuralNetwork result = null;</text:p>
      <text:p text:style-name="P320"/>
      <text:p text:style-name="P320"><text:tab/><text:tab/>initIfNeeded(id);</text:p>
      <text:p text:style-name="P320"/>
      <text:p text:style-name="P320"><text:tab/><text:tab/>try {</text:p>
      <text:p text:style-name="P320"><text:tab/><text:tab/><text:tab/>Statement select = connection.createStatement();</text:p>
      <text:p text:style-name="P320"><text:tab/><text:tab/><text:tab/>String sql = String.format(SQL_QUERY_ANN_BY_ID, id);</text:p>
      <text:p text:style-name="P320"><text:tab/><text:tab/><text:tab/>ResultSet resultSet = select.executeQuery(sql);</text:p>
      <text:p text:style-name="P320"/>
      <text:p text:style-name="P320"><text:tab/><text:tab/><text:tab/>resultSet.last();</text:p>
      <text:p text:style-name="P320"><text:tab/><text:tab/><text:tab/>if (resultSet.getRow() != 1) {</text:p>
      <text:p text:style-name="P320"><text:tab/><text:tab/><text:tab/><text:tab/>throw (new Exception(Texts.ERROR_NUMBER_DATABASE_RESULTS));</text:p>
      <text:p text:style-name="P320"><text:tab/><text:tab/><text:tab/>}</text:p>
      <text:p text:style-name="P320"/>
      <text:p text:style-name="P320"><text:tab/><text:tab/><text:tab/>result = new ArtificialNeuralNetwork();</text:p>
      <text:p text:style-name="P320"><text:tab/><text:tab/><text:tab/>result.id = resultSet.getInt("id");</text:p>
      <text:p text:style-name="P320"><text:tab/><text:tab/><text:tab/>result.symbol = resultSet.getString("symbol");</text:p>
      <text:p text:style-name="P320"><text:tab/><text:tab/><text:tab/>result.period = resultSet.getInt("period_id");</text:p>
      <text:p text:style-name="P320"><text:tab/><text:tab/><text:tab/>result.numberOfNeurons = resultSet.getInt("number_of_neurons");</text:p>
      <text:p text:style-name="P320"><text:tab/><text:tab/><text:tab/>result.fitness = resultSet.getDouble("fitness");</text:p>
      <text:p text:style-name="P320"/>
      <text:p text:style-name="P320"><text:tab/><text:tab/><text:tab/>/*</text:p>
      <text:p text:style-name="P320"><text:tab/><text:tab/><text:tab/> * Passing values from database to array of flags.</text:p>
      <text:p text:style-name="P320"><text:tab/><text:tab/><text:tab/> */</text:p>
      <text:p text:style-name="P320"><text:tab/><text:tab/><text:tab/>line = resultSet.getString("flags");</text:p>
      <text:p text:style-name="P320"><text:tab/><text:tab/><text:tab/>values = line.split("\\s+");</text:p>
      <text:p text:style-name="P320"><text:tab/><text:tab/><text:tab/>result.flags = new int[result.numberOfNeurons];</text:p>
      <text:p text:style-name="P320"><text:tab/><text:tab/><text:tab/>if (values.length != result.numberOfNeurons) {</text:p>
      <text:p text:style-name="P320"><text:tab/><text:tab/><text:tab/><text:tab/>throw (new Exception("Wrong number of neuron flags."));</text:p>
      <text:p text:style-name="P320"><text:tab/><text:tab/><text:tab/>}</text:p>
      <text:p text:style-name="P320"><text:tab/><text:tab/><text:tab/>for (int i = 0; i &lt; result.flags.length; i++) {</text:p>
      <text:p text:style-name="P320"><text:tab/><text:tab/><text:tab/><text:tab/>result.flags[i] = Integer.parseInt(values[i]);</text:p>
      <text:p text:style-name="P320"><text:tab/><text:tab/><text:tab/>}</text:p>
      <text:p text:style-name="P320"/>
      <text:p text:style-name="P320"><text:tab/><text:tab/><text:tab/>/*</text:p>
      <text:p text:style-name="P320"><text:tab/><text:tab/><text:tab/> * Passing values from database to array of weights.</text:p>
      <text:p text:style-name="P320"><text:tab/><text:tab/><text:tab/> */</text:p>
      <text:p text:style-name="P320"><text:tab/><text:tab/><text:tab/>line = resultSet.getString("weights");</text:p>
      <text:p text:style-name="P320"><text:tab/><text:tab/><text:tab/>values = line.split("\\s+");</text:p>
      <text:p text:style-name="P320"><text:tab/><text:tab/><text:tab/>result.weights = new double[result.numberOfNeurons][result.numberOfNeurons];</text:p>
      <text:p text:style-name="P320"><text:tab/><text:tab/><text:tab/>if (values.length != result.numberOfNeurons</text:p>
      <text:p text:style-name="P320"><text:tab/><text:tab/><text:tab/><text:tab/><text:tab/>* result.numberOfNeurons) {</text:p>
      <text:p text:style-name="P320"><text:tab/><text:tab/><text:tab/><text:tab/>throw (new Exception("Wrong number of weights."));</text:p>
      <text:p text:style-name="P320"><text:tab/><text:tab/><text:tab/>}</text:p>
      <text:p text:style-name="P320"><text:tab/><text:tab/><text:tab/>for (int j = 0; j &lt; result.numberOfNeurons; j++) {</text:p>
      <text:p text:style-name="P320"><text:tab/><text:tab/><text:tab/><text:tab/>for (int i = 0; i &lt; result.numberOfNeurons; i++) {</text:p>
      <text:p text:style-name="P320"><text:tab/><text:tab/><text:tab/><text:tab/><text:tab/>result.weights[i][j] = Double.parseDouble(values[i + j</text:p>
      <text:p text:style-name="P320"><text:tab/><text:tab/><text:tab/><text:tab/><text:tab/><text:tab/><text:tab/>* result.numberOfNeurons]);</text:p>
      <text:p text:style-name="P320"><text:tab/><text:tab/><text:tab/><text:tab/>}</text:p>
      <text:p text:style-name="P320"><text:tab/><text:tab/><text:tab/>}</text:p>
      <text:p text:style-name="P320"/>
      <text:p text:style-name="P320"><text:tab/><text:tab/><text:tab/>/*</text:p>
      <text:p text:style-name="P320"><text:tab/><text:tab/><text:tab/> * Passing values from database to array of activities.</text:p>
      <text:p text:style-name="P320"><text:tab/><text:tab/><text:tab/> */</text:p>
      <text:p text:style-name="P320"><text:tab/><text:tab/><text:tab/>line = resultSet.getString("activities");</text:p>
      <text:p text:style-name="P320"><text:tab/><text:tab/><text:tab/>values = line.split("\\s+");</text:p>
      <text:p text:style-name="P320"><text:tab/><text:tab/><text:tab/>result.activities = new double[result.numberOfNeurons][result.numberOfNeurons];</text:p>
      <text:p text:style-name="P320"><text:tab/><text:tab/><text:tab/>if (values.length != result.numberOfNeurons</text:p>
      <text:p text:style-name="P320"><text:tab/><text:tab/><text:tab/><text:tab/><text:tab/>* result.numberOfNeurons) {</text:p>
      <text:p text:style-name="P320"><text:tab/><text:tab/><text:tab/><text:tab/>throw (new Exception("Wrong number of activities."));</text:p>
      <text:p text:style-name="P320"><text:tab/><text:tab/><text:tab/>}</text:p>
      <text:p text:style-name="P320"><text:tab/><text:tab/><text:tab/>for (int j = 0; j &lt; result.numberOfNeurons; j++) {</text:p>
      <text:p text:style-name="P320"><text:tab/><text:tab/><text:tab/><text:tab/>for (int i = 0; i &lt; result.numberOfNeurons; i++) {</text:p>
      <text:p text:style-name="P320"><text:tab/><text:tab/><text:tab/><text:tab/><text:tab/>result.activities[i][j] = Double.parseDouble(values[i + j</text:p>
      <text:p text:style-name="P320"><text:tab/><text:tab/><text:tab/><text:tab/><text:tab/><text:tab/><text:tab/>* result.numberOfNeurons]);</text:p>
      <text:p text:style-name="P320"><text:tab/><text:tab/><text:tab/><text:tab/>}</text:p>
      <text:p text:style-name="P320"><text:tab/><text:tab/><text:tab/>}</text:p>
      <text:p text:style-name="P320"/>
      <text:p text:style-name="P320"><text:tab/><text:tab/><text:tab/>/*</text:p>
      <text:p text:style-name="P320"><text:tab/><text:tab/><text:tab/> * Passing values from database to array of coordinates.</text:p>
      <text:p text:style-name="P320"><text:tab/><text:tab/><text:tab/> */</text:p>
      <text:p text:style-name="P320"><text:tab/><text:tab/><text:tab/>line = resultSet.getString("coordinates");</text:p>
      <text:p text:style-name="P320"><text:tab/><text:tab/><text:tab/>values = line.split("\\s+");</text:p>
      <text:p text:style-name="P320"><text:tab/><text:tab/><text:tab/>result.coordinates = new int[result.numberOfNeurons][2];</text:p>
      <text:p text:style-name="P320"><text:tab/><text:tab/><text:tab/>if (values.length != result.numberOfNeurons * 2) {</text:p>
      <text:p text:style-name="P320"><text:tab/><text:tab/><text:tab/><text:tab/>throw (new Exception("Wrong number of coordinates."));</text:p>
      <text:p text:style-name="P320"><text:tab/><text:tab/><text:tab/>}</text:p>
      <text:p text:style-name="P320"><text:tab/><text:tab/><text:tab/>for (int i = 0; i &lt; result.numberOfNeurons; i++) {</text:p>
      <text:p text:style-name="P320"><text:tab/><text:tab/><text:tab/><text:tab/>for (int k = 0; k &lt; 2; k++) {</text:p>
      <text:p text:style-name="P320"><text:tab/><text:tab/><text:tab/><text:tab/><text:tab/>result.coordinates[i][k] = Integer.parseInt(values[i * 2</text:p>
      <text:p text:style-name="P320"><text:tab/><text:tab/><text:tab/><text:tab/><text:tab/><text:tab/><text:tab/>+ k]);</text:p>
      <text:p text:style-name="P320"><text:tab/><text:tab/><text:tab/><text:tab/>}</text:p>
      <text:p text:style-name="P320"><text:tab/><text:tab/><text:tab/>}</text:p>
      <text:p text:style-name="P320"/>
      <text:p text:style-name="P320"><text:tab/><text:tab/>} catch (Exception ex) {</text:p>
      <text:p text:style-name="P320"><text:tab/><text:tab/><text:tab/>result = null;</text:p>
      <text:p text:style-name="P320"><text:tab/><text:tab/><text:tab/>System.err.println(Texts.ERROR_LOAD_ANN_PART_1 + id</text:p>
      <text:p text:style-name="P320"><text:tab/><text:tab/><text:tab/><text:tab/><text:tab/>+ Texts.ERROR_LOAD_ANN_PART_2);</text:p>
      <text:p text:style-name="P320"><text:tab/><text:tab/><text:tab/>ex.printStackTrace();</text:p>
      <text:p text:style-name="P320"><text:tab/><text:tab/><text:tab/>// TODO Inform user that there is no valid ANN list.</text:p>
      <text:p text:style-name="P320"><text:tab/><text:tab/>}</text:p>
      <text:p text:style-name="P320"/>
      <text:p text:style-name="P320"><text:tab/><text:tab/>return (result);</text:p>
      <text:p text:style-name="P320"><text:tab/>}</text:p>
      <text:p text:style-name="P320"><text:soft-page-break/></text:p>
      <text:p text:style-name="P320"><text:tab/>/**</text:p>
      <text:p text:style-name="P320"><text:tab/> * Save ANN to remote database server.</text:p>
      <text:p text:style-name="P320"><text:tab/> * </text:p>
      <text:p text:style-name="P320"><text:tab/> * @param ann</text:p>
      <text:p text:style-name="P320"><text:tab/> * <text:s text:c="11"/>ANN container.</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Dec 2010</text:p>
      <text:p text:style-name="P320"><text:tab/> */</text:p>
      <text:p text:style-name="P320"><text:tab/>public void saveAnn(ArtificialNeuralNetwork ann) {</text:p>
      <text:p text:style-name="P320"><text:tab/><text:tab/>String sql = "";</text:p>
      <text:p text:style-name="P320"/>
      <text:p text:style-name="P320"><text:tab/><text:tab/>String flags = "";</text:p>
      <text:p text:style-name="P320"><text:tab/><text:tab/>for (int i = 0; i &lt; ann.flags.length; i++) {</text:p>
      <text:p text:style-name="P320"><text:tab/><text:tab/><text:tab/>flags = flags + Integer.toString(ann.flags[i]) + " ";</text:p>
      <text:p text:style-name="P320"><text:tab/><text:tab/>}</text:p>
      <text:p text:style-name="P320"><text:tab/><text:tab/>flags = flags.trim();</text:p>
      <text:p text:style-name="P320"/>
      <text:p text:style-name="P320"><text:tab/><text:tab/>String activities = "";</text:p>
      <text:p text:style-name="P320"><text:tab/><text:tab/>for (int j = 0; j &lt; ann.numberOfNeurons; j++) {</text:p>
      <text:p text:style-name="P320"><text:tab/><text:tab/><text:tab/>for (int i = 0; i &lt; ann.numberOfNeurons; i++) {</text:p>
      <text:p text:style-name="P320"><text:tab/><text:tab/><text:tab/><text:tab/>activities = activities + Double.toString(ann.activities[i][j])</text:p>
      <text:p text:style-name="P320"><text:tab/><text:tab/><text:tab/><text:tab/><text:tab/><text:tab/>+ " ";</text:p>
      <text:p text:style-name="P320"><text:tab/><text:tab/><text:tab/>}</text:p>
      <text:p text:style-name="P320"><text:tab/><text:tab/><text:tab/>activities = activities.trim();</text:p>
      <text:p text:style-name="P320"><text:tab/><text:tab/><text:tab/>activities += "\n";</text:p>
      <text:p text:style-name="P320"><text:tab/><text:tab/>}</text:p>
      <text:p text:style-name="P320"><text:tab/><text:tab/>activities = activities.trim();</text:p>
      <text:p text:style-name="P320"/>
      <text:p text:style-name="P320"><text:tab/><text:tab/>String weights = "";</text:p>
      <text:p text:style-name="P320"><text:tab/><text:tab/>for (int j = 0; j &lt; ann.numberOfNeurons; j++) {</text:p>
      <text:p text:style-name="P320"><text:tab/><text:tab/><text:tab/>for (int i = 0; i &lt; ann.numberOfNeurons; i++) {</text:p>
      <text:p text:style-name="P320"><text:tab/><text:tab/><text:tab/><text:tab/>weights = weights + Double.toString(ann.weights[i][j]) + " ";</text:p>
      <text:p text:style-name="P320"><text:tab/><text:tab/><text:tab/>}</text:p>
      <text:p text:style-name="P320"><text:tab/><text:tab/><text:tab/>weights = weights.trim();</text:p>
      <text:p text:style-name="P320"><text:tab/><text:tab/><text:tab/>weights += "\n";</text:p>
      <text:p text:style-name="P320"><text:tab/><text:tab/>}</text:p>
      <text:p text:style-name="P320"><text:tab/><text:tab/>weights = weights.trim();</text:p>
      <text:p text:style-name="P320"/>
      <text:p text:style-name="P320"><text:tab/><text:tab/>String coordinates = "";</text:p>
      <text:p text:style-name="P320"><text:tab/><text:tab/>for (int i = 0; i &lt; ann.numberOfNeurons; i++) {</text:p>
      <text:p text:style-name="P320"><text:tab/><text:tab/><text:tab/>for (int k = 0; k &lt; 2; k++) {</text:p>
      <text:p text:style-name="P320"><text:tab/><text:tab/><text:tab/><text:tab/>coordinates = coordinates</text:p>
      <text:p text:style-name="P320"><text:tab/><text:tab/><text:tab/><text:tab/><text:tab/><text:tab/>+ Integer.toString(ann.coordinates[i][k]) + " ";</text:p>
      <text:p text:style-name="P320"><text:tab/><text:tab/><text:tab/>}</text:p>
      <text:p text:style-name="P320"><text:tab/><text:tab/>}</text:p>
      <text:p text:style-name="P320"><text:tab/><text:tab/>coordinates = coordinates.trim();</text:p>
      <text:p text:style-name="P320"/>
      <text:p text:style-name="P320"><text:tab/><text:tab/>try {</text:p>
      <text:p text:style-name="P320"><text:tab/><text:tab/><text:tab/>Statement update = connection.createStatement();</text:p>
      <text:p text:style-name="P320"><text:tab/><text:tab/><text:tab/>sql = String.format(SQL_QUERY_UPDATE_FLAGS_AND_ACTIVITIES, flags,</text:p>
      <text:p text:style-name="P320"><text:tab/><text:tab/><text:tab/><text:tab/><text:tab/>activities, ann.id);</text:p>
      <text:p text:style-name="P320"><text:tab/><text:tab/><text:tab/>update.executeUpdate(sql);</text:p>
      <text:p text:style-name="P320"/>
      <text:p text:style-name="P320"><text:tab/><text:tab/><text:tab/>sql = String.format(SQL_QUERY_UPDATE_WEIGHTS, weights, ann.id);</text:p>
      <text:p text:style-name="P320"><text:tab/><text:tab/><text:tab/>update.executeUpdate(sql);</text:p>
      <text:p text:style-name="P320"/>
      <text:p text:style-name="P320"><text:tab/><text:tab/><text:tab/>sql = String.format(SQL_QUERY_UPDATE_COORDINATES, coordinates,</text:p>
      <text:p text:style-name="P320"><text:tab/><text:tab/><text:tab/><text:tab/><text:tab/>ann.id);</text:p>
      <text:p text:style-name="P320"><text:tab/><text:tab/><text:tab/>update.executeUpdate(sql);</text:p>
      <text:p text:style-name="P320"><text:tab/><text:tab/>} catch (Exception ex) {</text:p>
      <text:p text:style-name="P320"><text:tab/><text:tab/><text:tab/>System.err.println(Texts.ERROR_UPDATE_ANN);</text:p>
      <text:p text:style-name="P320"><text:tab/><text:tab/><text:tab/>// TODO Inform user that the update process failed.</text:p>
      <text:p text:style-name="P320"><text:tab/><text:tab/>}</text:p>
      <text:p text:style-name="P320"><text:tab/>}</text:p>
      <text:p text:style-name="P320"/>
      <text:p text:style-name="P320"><text:tab/>/**</text:p>
      <text:p text:style-name="P320"><text:tab/> * Saves a new ANN to the remote database server.</text:p>
      <text:p text:style-name="P320"><text:tab/> * </text:p>
      <text:p text:style-name="P320"><text:tab/> * @param annSymbol</text:p>
      <text:p text:style-name="P320"><text:tab/> * <text:s text:c="11"/>A currency pair chosen for the new ANN.</text:p>
      <text:p text:style-name="P320"><text:tab/> * </text:p>
      <text:p text:style-name="P320"><text:tab/> * @param annPeriod</text:p>
      <text:p text:style-name="P320"><text:tab/> * <text:s text:c="11"/>A time period chosen for the new ANN.</text:p>
      <text:p text:style-name="P320"><text:tab/> * </text:p>
      <text:p text:style-name="P320"><text:tab/> * @param annNumberNeurons</text:p>
      <text:p text:style-name="P320"><text:tab/> * <text:s text:c="11"/>Number of neurons of the new ANN.</text:p>
      <text:p text:style-name="P320"><text:tab/> * </text:p>
      <text:p text:style-name="P320"><text:tab/> * @param annActivitiesWeights</text:p>
      <text:p text:style-name="P320"><text:tab/> * <text:s text:c="11"/>Weights of the new ANN.</text:p>
      <text:p text:style-name="P320"><text:tab/> * </text:p>
      <text:p text:style-name="P320"><text:tab/> * @param annFitness</text:p>
      <text:p text:style-name="P320"><text:tab/> * <text:s text:c="11"/>Fitness of the new ANN.</text:p>
      <text:p text:style-name="P320"><text:tab/> * </text:p>
      <text:p text:style-name="P320"><text:tab/> * @param annFlags</text:p>
      <text:p text:style-name="P320"><text:tab/> * <text:s text:c="11"/>Flags (neuron types) of the new ANN's neurons.</text:p>
      <text:p text:style-name="P320"><text:tab/> * </text:p>
      <text:p text:style-name="P320"><text:tab/> * @author Ralitza Koleva</text:p>
      <text:p text:style-name="P320"><text:tab/> * </text:p>
      <text:p text:style-name="P320"><text:tab/> * @email rallly@abv.bg</text:p>
      <text:p text:style-name="P320"><text:tab/> * </text:p>
      <text:p text:style-name="P320"><text:tab/> * @date 20 Sep 2011</text:p>
      <text:p text:style-name="P320"><text:tab/> */</text:p>
      <text:p text:style-name="P320"><text:tab/>public int saveNewAnn(String annSymbol, int annPeriod,</text:p>
      <text:p text:style-name="P320"><text:tab/><text:tab/><text:tab/>int annNumberNeurons, String annActivitiesWeights, int annFitness,</text:p>
      <text:p text:style-name="P320"><text:tab/><text:tab/><text:tab/>String annFlags) {</text:p>
      <text:p text:style-name="P320"><text:tab/><text:tab/>String sql = "";</text:p>
      <text:p text:style-name="P320"/>
      <text:p text:style-name="P320"><text:tab/><text:tab/>/*</text:p>
      <text:p text:style-name="P320"><text:soft-page-break/><text:tab/><text:tab/> * The ID of the currency pair of the new inserted ANN.</text:p>
      <text:p text:style-name="P320"><text:tab/><text:tab/> */</text:p>
      <text:p text:style-name="P320"><text:tab/><text:tab/>int currencyPairId = 0;</text:p>
      <text:p text:style-name="P320"/>
      <text:p text:style-name="P320"><text:tab/><text:tab/>/*</text:p>
      <text:p text:style-name="P320"><text:tab/><text:tab/> * The ID of the new inserted ANN kind.</text:p>
      <text:p text:style-name="P320"><text:tab/><text:tab/> */</text:p>
      <text:p text:style-name="P320"><text:tab/><text:tab/>int annKindId = 0;</text:p>
      <text:p text:style-name="P320"/>
      <text:p text:style-name="P320"><text:tab/><text:tab/>/*</text:p>
      <text:p text:style-name="P320"><text:tab/><text:tab/> * The ID of the new inserted ANN.</text:p>
      <text:p text:style-name="P320"><text:tab/><text:tab/> */</text:p>
      <text:p text:style-name="P320"><text:tab/><text:tab/>int annId = 0;</text:p>
      <text:p text:style-name="P320"/>
      <text:p text:style-name="P320"><text:tab/><text:tab/>try {</text:p>
      <text:p text:style-name="P320"/>
      <text:p text:style-name="P320"><text:tab/><text:tab/><text:tab/>/*</text:p>
      <text:p text:style-name="P320"><text:tab/><text:tab/><text:tab/> * Selects the currency pair ID by symbol and period.</text:p>
      <text:p text:style-name="P320"><text:tab/><text:tab/><text:tab/> */</text:p>
      <text:p text:style-name="P320"><text:tab/><text:tab/><text:tab/>Statement insert = connection.createStatement();</text:p>
      <text:p text:style-name="P320"><text:tab/><text:tab/><text:tab/>sql = String.format(</text:p>
      <text:p text:style-name="P320"><text:tab/><text:tab/><text:tab/><text:tab/><text:tab/>SQL_QUERY_CURRENCY_PAIR_BY_CURRENCY_PAIR_AND_PERIOD,</text:p>
      <text:p text:style-name="P320"><text:tab/><text:tab/><text:tab/><text:tab/><text:tab/>annSymbol, annPeriod);</text:p>
      <text:p text:style-name="P320"><text:tab/><text:tab/><text:tab/>insert.execute(sql);</text:p>
      <text:p text:style-name="P320"><text:tab/><text:tab/><text:tab/>ResultSet selectedCurrencyPairId = insert.getResultSet();</text:p>
      <text:p text:style-name="P320"><text:tab/><text:tab/><text:tab/>if (selectedCurrencyPairId.next()) {</text:p>
      <text:p text:style-name="P320"/>
      <text:p text:style-name="P320"><text:tab/><text:tab/><text:tab/><text:tab/>/*</text:p>
      <text:p text:style-name="P320"><text:tab/><text:tab/><text:tab/><text:tab/> * Gets the automatically generated ID of the new ANN kind.</text:p>
      <text:p text:style-name="P320"><text:tab/><text:tab/><text:tab/><text:tab/> */</text:p>
      <text:p text:style-name="P320"><text:tab/><text:tab/><text:tab/><text:tab/>currencyPairId = selectedCurrencyPairId.getInt(1);</text:p>
      <text:p text:style-name="P320"><text:tab/><text:tab/><text:tab/>}</text:p>
      <text:p text:style-name="P320"/>
      <text:p text:style-name="P320"><text:tab/><text:tab/><text:tab/>/*</text:p>
      <text:p text:style-name="P320"><text:tab/><text:tab/><text:tab/> * Inserts information about the new ANN kind.</text:p>
      <text:p text:style-name="P320"><text:tab/><text:tab/><text:tab/> */</text:p>
      <text:p text:style-name="P320"><text:tab/><text:tab/><text:tab/>sql = String.format(SQL_QUERY_INSERT_ANN_KIND, currencyPairId,</text:p>
      <text:p text:style-name="P320"><text:tab/><text:tab/><text:tab/><text:tab/><text:tab/>annNumberNeurons, annFlags, annActivitiesWeights);</text:p>
      <text:p text:style-name="P320"><text:tab/><text:tab/><text:tab/>insert.executeUpdate(sql, Statement.RETURN_GENERATED_KEYS);</text:p>
      <text:p text:style-name="P320"><text:tab/><text:tab/><text:tab/>ResultSet generatedAnnKindId = insert.getGeneratedKeys();</text:p>
      <text:p text:style-name="P320"><text:tab/><text:tab/><text:tab/>if (generatedAnnKindId.next()) {</text:p>
      <text:p text:style-name="P320"/>
      <text:p text:style-name="P320"><text:tab/><text:tab/><text:tab/><text:tab/>/*</text:p>
      <text:p text:style-name="P320"><text:tab/><text:tab/><text:tab/><text:tab/> * Gets the automatically generated ID of the new ANN kind.</text:p>
      <text:p text:style-name="P320"><text:tab/><text:tab/><text:tab/><text:tab/> */</text:p>
      <text:p text:style-name="P320"><text:tab/><text:tab/><text:tab/><text:tab/>annKindId = generatedAnnKindId.getInt(1);</text:p>
      <text:p text:style-name="P320"><text:tab/><text:tab/><text:tab/>}</text:p>
      <text:p text:style-name="P320"/>
      <text:p text:style-name="P320"><text:tab/><text:tab/><text:tab/>/*</text:p>
      <text:p text:style-name="P320"><text:tab/><text:tab/><text:tab/> * Inserts information about the new ANN.</text:p>
      <text:p text:style-name="P320"><text:tab/><text:tab/><text:tab/> */</text:p>
      <text:p text:style-name="P320"><text:tab/><text:tab/><text:tab/>sql = String.format(SQL_QUERY_INSERT_ANN, annKindId, annFitness,</text:p>
      <text:p text:style-name="P320"><text:tab/><text:tab/><text:tab/><text:tab/><text:tab/>annActivitiesWeights);</text:p>
      <text:p text:style-name="P320"><text:tab/><text:tab/><text:tab/>insert.executeUpdate(sql, Statement.RETURN_GENERATED_KEYS);</text:p>
      <text:p text:style-name="P320"><text:tab/><text:tab/><text:tab/>ResultSet generatedAnnId = insert.getGeneratedKeys();</text:p>
      <text:p text:style-name="P320"><text:tab/><text:tab/><text:tab/>if (generatedAnnId.next()) {</text:p>
      <text:p text:style-name="P320"/>
      <text:p text:style-name="P320"><text:tab/><text:tab/><text:tab/><text:tab/>/*</text:p>
      <text:p text:style-name="P320"><text:tab/><text:tab/><text:tab/><text:tab/> * Gets the automatically generated ID of the new ANN.</text:p>
      <text:p text:style-name="P320"><text:tab/><text:tab/><text:tab/><text:tab/> */</text:p>
      <text:p text:style-name="P320"><text:tab/><text:tab/><text:tab/><text:tab/>annId = generatedAnnId.getInt(1);</text:p>
      <text:p text:style-name="P320"><text:tab/><text:tab/><text:tab/>}</text:p>
      <text:p text:style-name="P320"><text:tab/><text:tab/>} catch (Exception ex) {</text:p>
      <text:p text:style-name="P320"><text:tab/><text:tab/><text:tab/>System.err.println(Texts.ERROR_ADD_ANN);</text:p>
      <text:p text:style-name="P320"><text:tab/><text:tab/><text:tab/>ex.printStackTrace();</text:p>
      <text:p text:style-name="P320"><text:tab/><text:tab/>}</text:p>
      <text:p text:style-name="P320"><text:tab/><text:tab/>return annId;</text:p>
      <text:p text:style-name="P320"><text:tab/>}</text:p>
      <text:p text:style-name="P320"/>
      <text:p text:style-name="P320"><text:tab/>/**</text:p>
      <text:p text:style-name="P320"><text:tab/> * Deletes an ANN from the remote database server.</text:p>
      <text:p text:style-name="P320"><text:tab/> * </text:p>
      <text:p text:style-name="P320"><text:tab/> * @param id</text:p>
      <text:p text:style-name="P320"><text:tab/> * <text:s text:c="11"/>Unique identifier of the ANN.</text:p>
      <text:p text:style-name="P320"><text:tab/> * </text:p>
      <text:p text:style-name="P320"><text:tab/> * @author Ralitza Koleva</text:p>
      <text:p text:style-name="P320"><text:tab/> * </text:p>
      <text:p text:style-name="P320"><text:tab/> * @email rallly@abv.bg</text:p>
      <text:p text:style-name="P320"><text:tab/> * </text:p>
      <text:p text:style-name="P320"><text:tab/> * @date 27 Nov 2011</text:p>
      <text:p text:style-name="P320"><text:tab/> */</text:p>
      <text:p text:style-name="P320"><text:tab/>public void deleteAnn(int id) {</text:p>
      <text:p text:style-name="P320"/>
      <text:p text:style-name="P320"><text:tab/><text:tab/>/*</text:p>
      <text:p text:style-name="P320"><text:tab/><text:tab/> * SQL string.</text:p>
      <text:p text:style-name="P320"><text:tab/><text:tab/> */</text:p>
      <text:p text:style-name="P320"><text:tab/><text:tab/>String sql = "";</text:p>
      <text:p text:style-name="P320"/>
      <text:p text:style-name="P320"><text:tab/><text:tab/>try {</text:p>
      <text:p text:style-name="P320"/>
      <text:p text:style-name="P320"><text:tab/><text:tab/><text:tab/>/*</text:p>
      <text:p text:style-name="P320"><text:tab/><text:tab/><text:tab/> * Deletes information about the ANN kind.</text:p>
      <text:p text:style-name="P320"><text:tab/><text:tab/><text:tab/> */</text:p>
      <text:p text:style-name="P320"><text:tab/><text:tab/><text:tab/>Statement delete = connection.createStatement();</text:p>
      <text:p text:style-name="P320"><text:tab/><text:tab/><text:tab/>sql = String.format(SQL_QUERY_DELETE_ANN_KIND, id);</text:p>
      <text:p text:style-name="P320"><text:tab/><text:tab/><text:tab/>delete.executeUpdate(sql);</text:p>
      <text:p text:style-name="P320"/>
      <text:p text:style-name="P320"><text:tab/><text:tab/><text:tab/>/*</text:p>
      <text:p text:style-name="P320"><text:tab/><text:tab/><text:tab/> * Deletes information about the ANN.</text:p>
      <text:p text:style-name="P320"><text:tab/><text:tab/><text:tab/> */</text:p>
      <text:p text:style-name="P320"><text:tab/><text:tab/><text:tab/>sql = String.format(SQL_QUERY_DELETE_ANN, id);</text:p>
      <text:p text:style-name="P320"><text:tab/><text:tab/><text:tab/>delete.executeUpdate(sql);</text:p>
      <text:p text:style-name="P320"><text:tab/><text:tab/>} catch (Exception ex) {</text:p>
      <text:p text:style-name="P320"><text:soft-page-break/><text:tab/><text:tab/><text:tab/>System.err.println(Texts.ERROR_DELETE_ANN);</text:p>
      <text:p text:style-name="P320"><text:tab/><text:tab/><text:tab/>ex.printStackTrace();</text:p>
      <text:p text:style-name="P320"><text:tab/><text:tab/>}</text:p>
      <text:p text:style-name="P320"><text:tab/>}</text:p>
      <text:p text:style-name="P320">}</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awt.Dimension;</text:p>
      <text:p text:style-name="P321">import java.awt.GridLayout;</text:p>
      <text:p text:style-name="P321">import java.awt.event.ActionEvent;</text:p>
      <text:p text:style-name="P321">import java.awt.event.ActionListener;</text:p>
      <text:p text:style-name="P321"/>
      <text:p text:style-name="P321">import javax.swing.JButton;</text:p>
      <text:p text:style-name="P321">import javax.swing.JLabel;</text:p>
      <text:p text:style-name="P321">import javax.swing.JOptionPane;</text:p>
      <text:p text:style-name="P321">import javax.swing.JPanel;</text:p>
      <text:p text:style-name="P321">import javax.swing.JComboBox;</text:p>
      <text:p text:style-name="P321"/>
      <text:p text:style-name="P321">/**</text:p>
      <text:p text:style-name="P321"><text:s/>* Panel with GUI controls for Neural Network Management.</text:p>
      <text:p text:style-name="P321"><text:s/>* </text:p>
      <text:p text:style-name="P321"><text:s/>* @author Ralitza Koleva</text:p>
      <text:p text:style-name="P321"><text:s/>* </text:p>
      <text:p text:style-name="P321"><text:s/>* @email rallly@abv.bg</text:p>
      <text:p text:style-name="P321"><text:s/>* </text:p>
      <text:p text:style-name="P321"><text:s/>* @date 27 Nov 2010</text:p>
      <text:p text:style-name="P321"><text:s/>*/</text:p>
      <text:p text:style-name="P321">class DeleteAnnPane extends JPanel {</text:p>
      <text:p text:style-name="P321"/>
      <text:p text:style-name="P321"><text:tab/>/**</text:p>
      <text:p text:style-name="P321"><text:tab/> * Default serial version UID.</text:p>
      <text:p text:style-name="P321"><text:tab/> */</text:p>
      <text:p text:style-name="P321"><text:tab/>private static final long serialVersionUID = 1L;</text:p>
      <text:p text:style-name="P321"/>
      <text:p text:style-name="P321"><text:tab/>/**</text:p>
      <text:p text:style-name="P321"><text:tab/> * Parent applet reference.</text:p>
      <text:p text:style-name="P321"><text:tab/> */</text:p>
      <text:p text:style-name="P321"><text:tab/>private VitoshaTradeApplet parent = null;</text:p>
      <text:p text:style-name="P321"/>
      <text:p text:style-name="P321"><text:tab/>/**</text:p>
      <text:p text:style-name="P321"><text:tab/> * GUI control for obtaining and selecting network ID.</text:p>
      <text:p text:style-name="P321"><text:tab/> */</text:p>
      <text:p text:style-name="P321"><text:tab/>private JComboBox networkId = new JComboBox();</text:p>
      <text:p text:style-name="P321"/>
      <text:p text:style-name="P321"><text:tab/>/**</text:p>
      <text:p text:style-name="P321"><text:tab/> * GUI control for deleting a selected network.</text:p>
      <text:p text:style-name="P321"><text:tab/> */</text:p>
      <text:p text:style-name="P321"><text:tab/>private JButton delete = new JButton();</text:p>
      <text:p text:style-name="P321"/>
      <text:p text:style-name="P321"><text:tab/>/**</text:p>
      <text:p text:style-name="P321"><text:tab/> * GUI control for updating ANN server information.</text:p>
      <text:p text:style-name="P321"><text:tab/> */</text:p>
      <text:p text:style-name="P321"><text:tab/>private JButton refresh = new JButton();</text:p>
      <text:p text:style-name="P321"/>
      <text:p text:style-name="P321"><text:tab/>/**</text:p>
      <text:p text:style-name="P321"><text:tab/> * Constructing delete ANN pane.</text:p>
      <text:p text:style-name="P321"><text:tab/> * </text:p>
      <text:p text:style-name="P321"><text:tab/> * @param parent</text:p>
      <text:p text:style-name="P321"><text:tab/> * <text:s text:c="11"/>The parent class.</text:p>
      <text:p text:style-name="P321"><text:tab/> * </text:p>
      <text:p text:style-name="P321"><text:tab/> * @author Ralitza Koleva</text:p>
      <text:p text:style-name="P321"><text:tab/> * </text:p>
      <text:p text:style-name="P321"><text:tab/> * @email rallly@abv.bg</text:p>
      <text:p text:style-name="P321"><text:tab/> * </text:p>
      <text:p text:style-name="P321"><text:tab/> * @date 27 Nov 2011</text:p>
      <text:p text:style-name="P321"><text:soft-page-break/><text:tab/> */</text:p>
      <text:p text:style-name="P321"><text:tab/>public DeleteAnnPane(final VitoshaTradeApplet parent) {</text:p>
      <text:p text:style-name="P321"><text:tab/><text:tab/>this.parent = parent;</text:p>
      <text:p text:style-name="P321"><text:tab/><text:tab/>this.setPreferredSize(new Dimension(VitoshaTradeApplet.EAST_PANE_WIDTH,</text:p>
      <text:p text:style-name="P321"><text:tab/><text:tab/><text:tab/><text:tab/>VitoshaTradeApplet.EAST_PANE_HEIGHT));</text:p>
      <text:p text:style-name="P321"/>
      <text:p text:style-name="P321"><text:tab/><text:tab/>setLayout(new GridLayout(25, 1));</text:p>
      <text:p text:style-name="P321"/>
      <text:p text:style-name="P321"><text:tab/><text:tab/>add(new JLabel(Texts.LABEL_ANN_ID));</text:p>
      <text:p text:style-name="P321"><text:tab/><text:tab/>add(networkId);</text:p>
      <text:p text:style-name="P321"><text:tab/><text:tab/>networkId.setEditable(false);</text:p>
      <text:p text:style-name="P321"/>
      <text:p text:style-name="P321"><text:tab/><text:tab/>/*</text:p>
      <text:p text:style-name="P321"><text:tab/><text:tab/> * Acts as separator.</text:p>
      <text:p text:style-name="P321"><text:tab/><text:tab/> */</text:p>
      <text:p text:style-name="P321"><text:tab/><text:tab/>add(new JLabel());</text:p>
      <text:p text:style-name="P321"/>
      <text:p text:style-name="P321"><text:tab/><text:tab/>add(delete);</text:p>
      <text:p text:style-name="P321"><text:tab/><text:tab/>delete.setText(Texts.LABEL_BUTTON_DELETE);</text:p>
      <text:p text:style-name="P321"><text:tab/><text:tab/>delete.addActionListener(new ActionListener() {</text:p>
      <text:p text:style-name="P321"/>
      <text:p text:style-name="P321"><text:tab/><text:tab/><text:tab/>/**</text:p>
      <text:p text:style-name="P321"><text:tab/><text:tab/><text:tab/> * Deletes all ANN information.</text:p>
      <text:p text:style-name="P321"><text:tab/><text:tab/><text:tab/> * </text:p>
      <text:p text:style-name="P321"><text:tab/><text:tab/><text:tab/> * @author Ralitza Koleva</text:p>
      <text:p text:style-name="P321"><text:tab/><text:tab/><text:tab/> * </text:p>
      <text:p text:style-name="P321"><text:tab/><text:tab/><text:tab/> * @email rallly@abv.bg</text:p>
      <text:p text:style-name="P321"><text:tab/><text:tab/><text:tab/> * </text:p>
      <text:p text:style-name="P321"><text:tab/><text:tab/><text:tab/> * @date 27 Nov 2011</text:p>
      <text:p text:style-name="P321"><text:tab/><text:tab/><text:tab/> */</text:p>
      <text:p text:style-name="P321"><text:tab/><text:tab/><text:tab/>public void actionPerformed(ActionEvent event) {</text:p>
      <text:p text:style-name="P321"><text:tab/><text:tab/><text:tab/><text:tab/>try {</text:p>
      <text:p text:style-name="P321"><text:tab/><text:tab/><text:tab/><text:tab/><text:tab/>int ann_id = Integer.parseInt((String) networkId</text:p>
      <text:p text:style-name="P321"><text:tab/><text:tab/><text:tab/><text:tab/><text:tab/><text:tab/><text:tab/>.getSelectedItem());</text:p>
      <text:p text:style-name="P321"><text:tab/><text:tab/><text:tab/><text:tab/><text:tab/>parent.dbHelp.deleteAnn(ann_id);</text:p>
      <text:p text:style-name="P321"><text:tab/><text:tab/><text:tab/><text:tab/><text:tab/>loadAllAnnIds();</text:p>
      <text:p text:style-name="P321"><text:tab/><text:tab/><text:tab/><text:tab/><text:tab/>parent.workArea.repaint();</text:p>
      <text:p text:style-name="P321"><text:tab/><text:tab/><text:tab/><text:tab/>} catch (Exception ex) {</text:p>
      <text:p text:style-name="P321"><text:tab/><text:tab/><text:tab/><text:tab/><text:tab/>showInformationMessage();</text:p>
      <text:p text:style-name="P321"><text:tab/><text:tab/><text:tab/><text:tab/>}</text:p>
      <text:p text:style-name="P321"><text:tab/><text:tab/><text:tab/>}</text:p>
      <text:p text:style-name="P321"><text:tab/><text:tab/>});</text:p>
      <text:p text:style-name="P321"/>
      <text:p text:style-name="P321"><text:tab/><text:tab/>/*</text:p>
      <text:p text:style-name="P321"><text:tab/><text:tab/> * Acts as separator.</text:p>
      <text:p text:style-name="P321"><text:tab/><text:tab/> */</text:p>
      <text:p text:style-name="P321"><text:tab/><text:tab/>add(new JLabel());</text:p>
      <text:p text:style-name="P321"/>
      <text:p text:style-name="P321"><text:tab/><text:tab/>add(refresh);</text:p>
      <text:p text:style-name="P321"><text:tab/><text:tab/>refresh.setText(Texts.LABEL_BUTTON_REFRESH);</text:p>
      <text:p text:style-name="P321"><text:tab/><text:tab/>refresh.addActionListener(new ActionListener() {</text:p>
      <text:p text:style-name="P321"/>
      <text:p text:style-name="P321"><text:tab/><text:tab/><text:tab/>/**</text:p>
      <text:p text:style-name="P321"><text:tab/><text:tab/><text:tab/> * Refreshes ANN IDs in the ANN ID JComboBox.</text:p>
      <text:p text:style-name="P321"><text:tab/><text:tab/><text:tab/> * </text:p>
      <text:p text:style-name="P321"><text:tab/><text:tab/><text:tab/> * @author Ralitza Koleva</text:p>
      <text:p text:style-name="P321"><text:tab/><text:tab/><text:tab/> * </text:p>
      <text:p text:style-name="P321"><text:tab/><text:tab/><text:tab/> * @email rallly@abv.bg</text:p>
      <text:p text:style-name="P321"><text:tab/><text:tab/><text:tab/> * </text:p>
      <text:p text:style-name="P321"><text:tab/><text:tab/><text:tab/> * @date 27 Nov 2011</text:p>
      <text:p text:style-name="P321"><text:tab/><text:tab/><text:tab/> */</text:p>
      <text:p text:style-name="P321"><text:tab/><text:tab/><text:tab/>public void actionPerformed(ActionEvent event) {</text:p>
      <text:p text:style-name="P321"><text:tab/><text:tab/><text:tab/><text:tab/>loadAllAnnIds();</text:p>
      <text:p text:style-name="P321"><text:tab/><text:tab/><text:tab/>}</text:p>
      <text:p text:style-name="P321"><text:tab/><text:tab/>});</text:p>
      <text:p text:style-name="P321"><text:tab/>}</text:p>
      <text:p text:style-name="P321"/>
      <text:p text:style-name="P321"><text:tab/>/**</text:p>
      <text:p text:style-name="P321"><text:tab/> * Loads all ANN IDs in the ANN ID JComboBox.</text:p>
      <text:p text:style-name="P321"><text:tab/> * </text:p>
      <text:p text:style-name="P321"><text:tab/> * @author Ralitza Koleva</text:p>
      <text:p text:style-name="P321"><text:tab/> * </text:p>
      <text:p text:style-name="P321"><text:tab/> * @email rallly@abv.bg</text:p>
      <text:p text:style-name="P321"><text:tab/> * </text:p>
      <text:p text:style-name="P321"><text:tab/> * @date 29 Oct 2011</text:p>
      <text:p text:style-name="P321"><text:tab/> */</text:p>
      <text:p text:style-name="P321"><text:tab/>public void loadAllAnnIds() {</text:p>
      <text:p text:style-name="P321"><text:tab/><text:tab/>String listIds[][] = parent.dbHelp.loadAnnList();</text:p>
      <text:p text:style-name="P321"><text:tab/><text:tab/>networkId.removeAllItems();</text:p>
      <text:p text:style-name="P321"><text:tab/><text:tab/>networkId.addItem("---");</text:p>
      <text:p text:style-name="P321"><text:tab/><text:tab/>for (int i = 0; i &lt; listIds.length; i++) {</text:p>
      <text:p text:style-name="P321"><text:tab/><text:tab/><text:tab/>networkId.addItem(listIds[i][2]);</text:p>
      <text:p text:style-name="P321"><text:tab/><text:tab/>}</text:p>
      <text:p text:style-name="P321"><text:tab/>}</text:p>
      <text:p text:style-name="P321"/>
      <text:p text:style-name="P321"><text:tab/>/**</text:p>
      <text:p text:style-name="P321"><text:tab/> * Shows a message if no ANN ID is selected to delete.</text:p>
      <text:p text:style-name="P321"><text:tab/> * </text:p>
      <text:p text:style-name="P321"><text:tab/> * @author Ralitza Koleva</text:p>
      <text:p text:style-name="P321"><text:tab/> * </text:p>
      <text:p text:style-name="P321"><text:tab/> * @email rallly@abv.bg</text:p>
      <text:p text:style-name="P321"><text:tab/> * </text:p>
      <text:p text:style-name="P321"><text:tab/> * @date 05 Dec 2011</text:p>
      <text:p text:style-name="P321"><text:tab/> */</text:p>
      <text:p text:style-name="P321"><text:tab/>private void showInformationMessage() {</text:p>
      <text:p text:style-name="P321"><text:tab/><text:tab/>InformationMessages error = new InformationMessages(</text:p>
      <text:p text:style-name="P321"><text:tab/><text:tab/><text:tab/><text:tab/>Texts.INFORMATION_SELECT_ANN_ID,</text:p>
      <text:p text:style-name="P321"><text:tab/><text:tab/><text:tab/><text:tab/>Texts.INFORMATION_SELECT_ANN_ID_TITLE,</text:p>
      <text:p text:style-name="P321"><text:tab/><text:tab/><text:tab/><text:tab/>JOptionPane.INFORMATION_MESSAGE);</text:p>
      <text:p text:style-name="P321"><text:tab/><text:tab/>error.showMessage();</text:p>
      <text:p text:style-name="P321"><text:tab/>}</text:p>
      <text:p text:style-name="P321">}</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Color;</text:p>
      <text:p text:style-name="P322">import java.awt.Dimension;</text:p>
      <text:p text:style-name="P322">import java.awt.Font;</text:p>
      <text:p text:style-name="P322">import java.awt.Graphics;</text:p>
      <text:p text:style-name="P322">import java.awt.event.MouseEvent;</text:p>
      <text:p text:style-name="P322">import java.awt.event.MouseListener;</text:p>
      <text:p text:style-name="P322">import java.awt.event.MouseMotionListener;</text:p>
      <text:p text:style-name="P322">import java.io.FileInputStream;</text:p>
      <text:p text:style-name="P322">import java.util.Properties;</text:p>
      <text:p text:style-name="P322">import java.util.Random;</text:p>
      <text:p text:style-name="P322"/>
      <text:p text:style-name="P322">import javax.swing.JPanel;</text:p>
      <text:p text:style-name="P322"/>
      <text:p text:style-name="P322">/**</text:p>
      <text:p text:style-name="P322"><text:s/>* Panel with ANN drawoing functionality.</text:p>
      <text:p text:style-name="P322"><text:s/>* </text:p>
      <text:p text:style-name="P322"><text:s/>* @author Momchil Anachkov</text:p>
      <text:p text:style-name="P322"><text:s/>* </text:p>
      <text:p text:style-name="P322"><text:s/>* @email mZer0000@gmail.com</text:p>
      <text:p text:style-name="P322"><text:s/>* </text:p>
      <text:p text:style-name="P322"><text:s/>* @date 10 Jan 2011</text:p>
      <text:p text:style-name="P322"><text:s/>*/</text:p>
      <text:p text:style-name="P322">class DrawingPane extends JPanel {</text:p>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Selection alpha value.</text:p>
      <text:p text:style-name="P322"><text:tab/> */</text:p>
      <text:p text:style-name="P322"><text:tab/>private static int SELECTION_ALPHA = 127;</text:p>
      <text:p text:style-name="P322"/>
      <text:p text:style-name="P322"><text:tab/>/**</text:p>
      <text:p text:style-name="P322"><text:tab/> * Regular neuron color.</text:p>
      <text:p text:style-name="P322"><text:tab/> */</text:p>
      <text:p text:style-name="P322"><text:tab/>private Color regularNeuronColor;</text:p>
      <text:p text:style-name="P322"/>
      <text:p text:style-name="P322"><text:tab/>/**</text:p>
      <text:p text:style-name="P322"><text:tab/> * Bias neuron color.</text:p>
      <text:p text:style-name="P322"><text:tab/> */</text:p>
      <text:p text:style-name="P322"><text:tab/>private Color biasNeuronColor;</text:p>
      <text:p text:style-name="P322"/>
      <text:p text:style-name="P322"><text:tab/>/**</text:p>
      <text:p text:style-name="P322"><text:tab/> * Input neuron color.</text:p>
      <text:p text:style-name="P322"><text:tab/> */</text:p>
      <text:p text:style-name="P322"><text:tab/>private Color inputNeuronColor;</text:p>
      <text:p text:style-name="P322"/>
      <text:p text:style-name="P322"><text:tab/>/**</text:p>
      <text:p text:style-name="P322"><text:tab/> * Output neuron color.</text:p>
      <text:p text:style-name="P322"><text:tab/> */</text:p>
      <text:p text:style-name="P322"><text:tab/>private Color outputNeuronColor;</text:p>
      <text:p text:style-name="P322"/>
      <text:p text:style-name="P322"><text:tab/>/**</text:p>
      <text:p text:style-name="P322"><text:tab/> * Input-Output neuron color.</text:p>
      <text:p text:style-name="P322"><text:tab/> */</text:p>
      <text:p text:style-name="P322"><text:tab/>private Color inputOutputNeuronColor;</text:p>
      <text:p text:style-name="P322"/>
      <text:p text:style-name="P322"><text:tab/>/**</text:p>
      <text:p text:style-name="P322"><text:tab/> * Input-Bias neuron color.</text:p>
      <text:p text:style-name="P322"><text:tab/> */</text:p>
      <text:p text:style-name="P322"><text:tab/>private Color inputBiasNeuronColor;</text:p>
      <text:p text:style-name="P322"/>
      <text:p text:style-name="P322"><text:tab/>/**</text:p>
      <text:p text:style-name="P322"><text:tab/> * Output-Bias neuron color.</text:p>
      <text:p text:style-name="P322"><text:tab/> */</text:p>
      <text:p text:style-name="P322"><text:soft-page-break/><text:tab/>private Color outputBiasNeuronColor;</text:p>
      <text:p text:style-name="P322"/>
      <text:p text:style-name="P322"><text:tab/>/**</text:p>
      <text:p text:style-name="P322"><text:tab/> * Input-Output-Bias neuron color.</text:p>
      <text:p text:style-name="P322"><text:tab/> */</text:p>
      <text:p text:style-name="P322"><text:tab/>private Color inputOutputBiasNeuronColor;</text:p>
      <text:p text:style-name="P322"/>
      <text:p text:style-name="P322"><text:tab/>/**</text:p>
      <text:p text:style-name="P322"><text:tab/> * Connections color.</text:p>
      <text:p text:style-name="P322"><text:tab/> */</text:p>
      <text:p text:style-name="P322"><text:tab/>private Color connectionColor = new Color(0, 0, 0);</text:p>
      <text:p text:style-name="P322"/>
      <text:p text:style-name="P322"><text:tab/>/**</text:p>
      <text:p text:style-name="P322"><text:tab/> * Helps making the connections colors, different colors depending on</text:p>
      <text:p text:style-name="P322"><text:tab/> * activities/weights/both.</text:p>
      <text:p text:style-name="P322"><text:tab/> */</text:p>
      <text:p text:style-name="P322"><text:tab/>double connectionColorTemp = 0;</text:p>
      <text:p text:style-name="P322"/>
      <text:p text:style-name="P322"><text:tab/>/**</text:p>
      <text:p text:style-name="P322"><text:tab/> * No index selected constant.</text:p>
      <text:p text:style-name="P322"><text:tab/> */</text:p>
      <text:p text:style-name="P322"><text:tab/>private static final int INDEX_NOT_SELECTED = -1;</text:p>
      <text:p text:style-name="P322"/>
      <text:p text:style-name="P322"><text:tab/>/**</text:p>
      <text:p text:style-name="P322"><text:tab/> * Neuron visual radius.</text:p>
      <text:p text:style-name="P322"><text:tab/> */</text:p>
      <text:p text:style-name="P322"><text:tab/>private int neuronRadius = 0;</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Keep selection of first neuron index during visualization.</text:p>
      <text:p text:style-name="P322"><text:tab/> */</text:p>
      <text:p text:style-name="P322"><text:tab/>private int firstNeuronIndex = INDEX_NOT_SELECTED;</text:p>
      <text:p text:style-name="P322"/>
      <text:p text:style-name="P322"><text:tab/>/**</text:p>
      <text:p text:style-name="P322"><text:tab/> * Keep selection of second neuron index during visualization.</text:p>
      <text:p text:style-name="P322"><text:tab/> */</text:p>
      <text:p text:style-name="P322"><text:tab/>private int secondNeuronIndex = INDEX_NOT_SELECTED;</text:p>
      <text:p text:style-name="P322"/>
      <text:p text:style-name="P322"><text:tab/>/**</text:p>
      <text:p text:style-name="P322"><text:tab/> * Drawing pane constructor.</text:p>
      <text:p text:style-name="P322"><text:tab/> * </text:p>
      <text:p text:style-name="P322"><text:tab/> * @param parent</text:p>
      <text:p text:style-name="P322"><text:tab/> * <text:s text:c="11"/>The parent class.</text:p>
      <text:p text:style-name="P322"><text:tab/> * </text:p>
      <text:p text:style-name="P322"><text:tab/> * @author Momchil Anachkov</text:p>
      <text:p text:style-name="P322"><text:tab/> * </text:p>
      <text:p text:style-name="P322"><text:tab/> * @email mZer0000@gmail.com</text:p>
      <text:p text:style-name="P322"><text:tab/> * </text:p>
      <text:p text:style-name="P322"><text:tab/> * @date 10 Jan 2011</text:p>
      <text:p text:style-name="P322"><text:tab/> */</text:p>
      <text:p text:style-name="P322"><text:tab/>public DrawingPane(final VitoshaTradeApplet parent) {</text:p>
      <text:p text:style-name="P322"><text:tab/><text:tab/>this.parent = parent;</text:p>
      <text:p text:style-name="P322"><text:tab/><text:tab/>this.setPreferredSize(new Dimension(</text:p>
      <text:p text:style-name="P322"><text:tab/><text:tab/><text:tab/><text:tab/>VitoshaTradeApplet.CENTRAL_PANE_WIDTH,</text:p>
      <text:p text:style-name="P322"><text:tab/><text:tab/><text:tab/><text:tab/>VitoshaTradeApplet.CENTRAL_PANE_HEIGHT));</text:p>
      <text:p text:style-name="P322"/>
      <text:p text:style-name="P322"><text:tab/><text:tab/>// TODO Do it in size changed listener.</text:p>
      <text:p text:style-name="P322"><text:tab/><text:tab/>neuronRadius = calculateNeuronRadius();</text:p>
      <text:p text:style-name="P322"/>
      <text:p text:style-name="P322"><text:tab/><text:tab/>/*</text:p>
      <text:p text:style-name="P322"><text:tab/><text:tab/> * Mouse listener for click events to select components (neurons or</text:p>
      <text:p text:style-name="P322"><text:tab/><text:tab/> * connections).</text:p>
      <text:p text:style-name="P322"><text:tab/><text:tab/> */</text:p>
      <text:p text:style-name="P322"><text:tab/><text:tab/>this.addMouseListener(new MouseListener() {</text:p>
      <text:p text:style-name="P322"/>
      <text:p text:style-name="P322"><text:tab/><text:tab/><text:tab/>public void mouseClicked(MouseEvent event) {</text:p>
      <text:p text:style-name="P322"><text:tab/><text:tab/><text:tab/>}</text:p>
      <text:p text:style-name="P322"/>
      <text:p text:style-name="P322"><text:tab/><text:tab/><text:tab/>public void mouseEntered(MouseEvent event) {</text:p>
      <text:p text:style-name="P322"><text:tab/><text:tab/><text:tab/>}</text:p>
      <text:p text:style-name="P322"/>
      <text:p text:style-name="P322"><text:tab/><text:tab/><text:tab/>public void mouseExited(MouseEvent event) {</text:p>
      <text:p text:style-name="P322"><text:tab/><text:tab/><text:tab/>}</text:p>
      <text:p text:style-name="P322"/>
      <text:p text:style-name="P322"><text:tab/><text:tab/><text:tab/>public void mousePressed(MouseEvent event) {</text:p>
      <text:p text:style-name="P322"><text:tab/><text:tab/><text:tab/><text:tab/>/*</text:p>
      <text:p text:style-name="P322"><text:tab/><text:tab/><text:tab/><text:tab/> * Do nothing if there is no coordinates.</text:p>
      <text:p text:style-name="P322"><text:tab/><text:tab/><text:tab/><text:tab/> */</text:p>
      <text:p text:style-name="P322"><text:tab/><text:tab/><text:tab/><text:tab/>if (parent.ann == null) {</text:p>
      <text:p text:style-name="P322"><text:tab/><text:tab/><text:tab/><text:tab/><text:tab/>return;</text:p>
      <text:p text:style-name="P322"><text:tab/><text:tab/><text:tab/><text:tab/>}</text:p>
      <text:p text:style-name="P322"/>
      <text:p text:style-name="P322"><text:tab/><text:tab/><text:tab/><text:tab/>int x = event.getX();</text:p>
      <text:p text:style-name="P322"><text:tab/><text:tab/><text:tab/><text:tab/>int y = event.getY();</text:p>
      <text:p text:style-name="P322"><text:tab/><text:tab/><text:tab/><text:tab/>boolean controlKeyDown = event.isControlDown();</text:p>
      <text:p text:style-name="P322"/>
      <text:p text:style-name="P322"><text:tab/><text:tab/><text:tab/><text:tab/>/*</text:p>
      <text:p text:style-name="P322"><text:tab/><text:tab/><text:tab/><text:tab/> * Find selected neuron index.</text:p>
      <text:p text:style-name="P322"><text:tab/><text:tab/><text:tab/><text:tab/> */</text:p>
      <text:p text:style-name="P322"><text:tab/><text:tab/><text:tab/><text:tab/>int xi;</text:p>
      <text:p text:style-name="P322"><text:tab/><text:tab/><text:tab/><text:tab/>int yi;</text:p>
      <text:p text:style-name="P322"><text:tab/><text:tab/><text:tab/><text:tab/>int squareDistance;</text:p>
      <text:p text:style-name="P322"><text:tab/><text:tab/><text:tab/><text:tab/>int coordinates[][] = parent.ann.coordinates;</text:p>
      <text:p text:style-name="P322"><text:tab/><text:tab/><text:tab/><text:tab/>int selectedNeuronIndex = INDEX_NOT_SELECTED;</text:p>
      <text:p text:style-name="P322"><text:tab/><text:tab/><text:tab/><text:tab/>for (int i = 0; i &lt; coordinates.length; i++) {</text:p>
      <text:p text:style-name="P322"><text:tab/><text:tab/><text:tab/><text:tab/><text:tab/>xi = coordinates[i][0];</text:p>
      <text:p text:style-name="P322"><text:tab/><text:tab/><text:tab/><text:tab/><text:tab/>yi = coordinates[i][1];</text:p>
      <text:p text:style-name="P322"/>
      <text:p text:style-name="P322"><text:soft-page-break/><text:tab/><text:tab/><text:tab/><text:tab/><text:tab/>squareDistance = (x - xi) * (x - xi) + (y - yi) * (y - yi);</text:p>
      <text:p text:style-name="P322"/>
      <text:p text:style-name="P322"><text:tab/><text:tab/><text:tab/><text:tab/><text:tab/>if (neuronRadius * neuronRadius &gt;= squareDistance) {</text:p>
      <text:p text:style-name="P322"><text:tab/><text:tab/><text:tab/><text:tab/><text:tab/><text:tab/>selectedNeuronIndex = i;</text:p>
      <text:p text:style-name="P322"><text:tab/><text:tab/><text:tab/><text:tab/><text:tab/><text:tab/>break;</text:p>
      <text:p text:style-name="P322"><text:tab/><text:tab/><text:tab/><text:tab/><text:tab/>}</text:p>
      <text:p text:style-name="P322"><text:tab/><text:tab/><text:tab/><text:tab/>}</text:p>
      <text:p text:style-name="P322"/>
      <text:p text:style-name="P322"><text:tab/><text:tab/><text:tab/><text:tab/>/*</text:p>
      <text:p text:style-name="P322"><text:tab/><text:tab/><text:tab/><text:tab/> * Display connection properties if connection is selected.</text:p>
      <text:p text:style-name="P322"><text:tab/><text:tab/><text:tab/><text:tab/> */</text:p>
      <text:p text:style-name="P322"><text:tab/><text:tab/><text:tab/><text:tab/>if (selectedNeuronIndex != INDEX_NOT_SELECTED</text:p>
      <text:p text:style-name="P322"><text:tab/><text:tab/><text:tab/><text:tab/><text:tab/><text:tab/>&amp;&amp; firstNeuronIndex != INDEX_NOT_SELECTED</text:p>
      <text:p text:style-name="P322"><text:tab/><text:tab/><text:tab/><text:tab/><text:tab/><text:tab/>&amp;&amp; secondNeuronIndex == INDEX_NOT_SELECTED</text:p>
      <text:p text:style-name="P322"><text:tab/><text:tab/><text:tab/><text:tab/><text:tab/><text:tab/>&amp;&amp; controlKeyDown == true) {</text:p>
      <text:p text:style-name="P322"><text:tab/><text:tab/><text:tab/><text:tab/><text:tab/>secondNeuronIndex = selectedNeuronIndex;</text:p>
      <text:p text:style-name="P322"/>
      <text:p text:style-name="P322"><text:tab/><text:tab/><text:tab/><text:tab/><text:tab/>repaint();</text:p>
      <text:p text:style-name="P322"><text:tab/><text:tab/><text:tab/><text:tab/><text:tab/>parent.showConnectionPane();</text:p>
      <text:p text:style-name="P322"><text:tab/><text:tab/><text:tab/><text:tab/><text:tab/>parent.connectionPane</text:p>
      <text:p text:style-name="P322"><text:tab/><text:tab/><text:tab/><text:tab/><text:tab/><text:tab/><text:tab/>.setValues(</text:p>
      <text:p text:style-name="P322"><text:tab/><text:tab/><text:tab/><text:tab/><text:tab/><text:tab/><text:tab/><text:tab/><text:tab/>firstNeuronIndex,</text:p>
      <text:p text:style-name="P322"><text:tab/><text:tab/><text:tab/><text:tab/><text:tab/><text:tab/><text:tab/><text:tab/><text:tab/>selectedNeuronIndex,</text:p>
      <text:p text:style-name="P322"><text:tab/><text:tab/><text:tab/><text:tab/><text:tab/><text:tab/><text:tab/><text:tab/><text:tab/>parent.ann.activities[firstNeuronIndex][secondNeuronIndex],</text:p>
      <text:p text:style-name="P322"><text:tab/><text:tab/><text:tab/><text:tab/><text:tab/><text:tab/><text:tab/><text:tab/><text:tab/>parent.ann.weights[firstNeuronIndex][secondNeuronIndex]);</text:p>
      <text:p text:style-name="P322"><text:tab/><text:tab/><text:tab/><text:tab/><text:tab/>return;</text:p>
      <text:p text:style-name="P322"><text:tab/><text:tab/><text:tab/><text:tab/>}</text:p>
      <text:p text:style-name="P322"/>
      <text:p text:style-name="P322"><text:tab/><text:tab/><text:tab/><text:tab/>/*</text:p>
      <text:p text:style-name="P322"><text:tab/><text:tab/><text:tab/><text:tab/> * Start selection of connection.</text:p>
      <text:p text:style-name="P322"><text:tab/><text:tab/><text:tab/><text:tab/> */</text:p>
      <text:p text:style-name="P322"><text:tab/><text:tab/><text:tab/><text:tab/>if (selectedNeuronIndex != INDEX_NOT_SELECTED</text:p>
      <text:p text:style-name="P322"><text:tab/><text:tab/><text:tab/><text:tab/><text:tab/><text:tab/>&amp;&amp; firstNeuronIndex == INDEX_NOT_SELECTED</text:p>
      <text:p text:style-name="P322"><text:tab/><text:tab/><text:tab/><text:tab/><text:tab/><text:tab/>&amp;&amp; secondNeuronIndex == INDEX_NOT_SELECTED</text:p>
      <text:p text:style-name="P322"><text:tab/><text:tab/><text:tab/><text:tab/><text:tab/><text:tab/>&amp;&amp; controlKeyDown == true) {</text:p>
      <text:p text:style-name="P322"><text:tab/><text:tab/><text:tab/><text:tab/><text:tab/>firstNeuronIndex = selectedNeuronIndex;</text:p>
      <text:p text:style-name="P322"><text:tab/><text:tab/><text:tab/><text:tab/><text:tab/>secondNeuronIndex = INDEX_NOT_SELECTED;</text:p>
      <text:p text:style-name="P322"/>
      <text:p text:style-name="P322"><text:tab/><text:tab/><text:tab/><text:tab/><text:tab/>return;</text:p>
      <text:p text:style-name="P322"><text:tab/><text:tab/><text:tab/><text:tab/>}</text:p>
      <text:p text:style-name="P322"/>
      <text:p text:style-name="P322"><text:tab/><text:tab/><text:tab/><text:tab/>/*</text:p>
      <text:p text:style-name="P322"><text:tab/><text:tab/><text:tab/><text:tab/> * Select single neuron.</text:p>
      <text:p text:style-name="P322"><text:tab/><text:tab/><text:tab/><text:tab/> */</text:p>
      <text:p text:style-name="P322"><text:tab/><text:tab/><text:tab/><text:tab/>if (selectedNeuronIndex != INDEX_NOT_SELECTED</text:p>
      <text:p text:style-name="P322"><text:tab/><text:tab/><text:tab/><text:tab/><text:tab/><text:tab/>&amp;&amp; firstNeuronIndex == INDEX_NOT_SELECTED</text:p>
      <text:p text:style-name="P322"><text:tab/><text:tab/><text:tab/><text:tab/><text:tab/><text:tab/>&amp;&amp; secondNeuronIndex == INDEX_NOT_SELECTED</text:p>
      <text:p text:style-name="P322"><text:tab/><text:tab/><text:tab/><text:tab/><text:tab/><text:tab/>&amp;&amp; controlKeyDown == false) {</text:p>
      <text:p text:style-name="P322"><text:tab/><text:tab/><text:tab/><text:tab/><text:tab/>firstNeuronIndex = selectedNeuronIndex;</text:p>
      <text:p text:style-name="P322"><text:tab/><text:tab/><text:tab/><text:tab/><text:tab/>secondNeuronIndex = INDEX_NOT_SELECTED;</text:p>
      <text:p text:style-name="P322"/>
      <text:p text:style-name="P322"><text:tab/><text:tab/><text:tab/><text:tab/><text:tab/>parent.showNeuronPane();</text:p>
      <text:p text:style-name="P322"><text:tab/><text:tab/><text:tab/><text:tab/><text:tab/>parent.neuronPane</text:p>
      <text:p text:style-name="P322"><text:tab/><text:tab/><text:tab/><text:tab/><text:tab/><text:tab/><text:tab/>.setValues(</text:p>
      <text:p text:style-name="P322"><text:tab/><text:tab/><text:tab/><text:tab/><text:tab/><text:tab/><text:tab/><text:tab/><text:tab/>firstNeuronIndex,</text:p>
      <text:p text:style-name="P322"><text:tab/><text:tab/><text:tab/><text:tab/><text:tab/><text:tab/><text:tab/><text:tab/><text:tab/>parent.ann.flags[firstNeuronIndex],</text:p>
      <text:p text:style-name="P322"><text:tab/><text:tab/><text:tab/><text:tab/><text:tab/><text:tab/><text:tab/><text:tab/><text:tab/>parent.ann.coordinates[firstNeuronIndex][0],</text:p>
      <text:p text:style-name="P322"><text:tab/><text:tab/><text:tab/><text:tab/><text:tab/><text:tab/><text:tab/><text:tab/><text:tab/>parent.ann.coordinates[firstNeuronIndex][1],</text:p>
      <text:p text:style-name="P322"><text:tab/><text:tab/><text:tab/><text:tab/><text:tab/><text:tab/><text:tab/><text:tab/><text:tab/>parent.ann.activities[firstNeuronIndex][firstNeuronIndex],</text:p>
      <text:p text:style-name="P322"><text:tab/><text:tab/><text:tab/><text:tab/><text:tab/><text:tab/><text:tab/><text:tab/><text:tab/>parent.ann.weights[firstNeuronIndex][firstNeuronIndex]);</text:p>
      <text:p text:style-name="P322"/>
      <text:p text:style-name="P322"><text:tab/><text:tab/><text:tab/><text:tab/><text:tab/>return;</text:p>
      <text:p text:style-name="P322"><text:tab/><text:tab/><text:tab/><text:tab/>}</text:p>
      <text:p text:style-name="P322"/>
      <text:p text:style-name="P322"><text:tab/><text:tab/><text:tab/><text:tab/>/*</text:p>
      <text:p text:style-name="P322"><text:tab/><text:tab/><text:tab/><text:tab/> * If nothing is selected show network pane.</text:p>
      <text:p text:style-name="P322"><text:tab/><text:tab/><text:tab/><text:tab/> */</text:p>
      <text:p text:style-name="P322"><text:tab/><text:tab/><text:tab/><text:tab/>if (selectedNeuronIndex == INDEX_NOT_SELECTED) {</text:p>
      <text:p text:style-name="P322"><text:tab/><text:tab/><text:tab/><text:tab/><text:tab/>firstNeuronIndex = INDEX_NOT_SELECTED;</text:p>
      <text:p text:style-name="P322"><text:tab/><text:tab/><text:tab/><text:tab/><text:tab/>secondNeuronIndex = INDEX_NOT_SELECTED;</text:p>
      <text:p text:style-name="P322"><text:tab/><text:tab/><text:tab/><text:tab/><text:tab/>parent.showNetworkPane();</text:p>
      <text:p text:style-name="P322"><text:tab/><text:tab/><text:tab/><text:tab/><text:tab/>return;</text:p>
      <text:p text:style-name="P322"><text:tab/><text:tab/><text:tab/><text:tab/>}</text:p>
      <text:p text:style-name="P322"><text:tab/><text:tab/><text:tab/>}</text:p>
      <text:p text:style-name="P322"/>
      <text:p text:style-name="P322"><text:tab/><text:tab/><text:tab/>public void mouseReleased(MouseEvent event) {</text:p>
      <text:p text:style-name="P322"><text:tab/><text:tab/><text:tab/><text:tab/>/*</text:p>
      <text:p text:style-name="P322"><text:tab/><text:tab/><text:tab/><text:tab/> * Selection of connections needs two mouse clicks.</text:p>
      <text:p text:style-name="P322"><text:tab/><text:tab/><text:tab/><text:tab/> */</text:p>
      <text:p text:style-name="P322"><text:tab/><text:tab/><text:tab/><text:tab/>if (event.isControlDown() == true) {</text:p>
      <text:p text:style-name="P322"><text:tab/><text:tab/><text:tab/><text:tab/><text:tab/>return;</text:p>
      <text:p text:style-name="P322"><text:tab/><text:tab/><text:tab/><text:tab/>}</text:p>
      <text:p text:style-name="P322"/>
      <text:p text:style-name="P322"><text:tab/><text:tab/><text:tab/><text:tab/>/*</text:p>
      <text:p text:style-name="P322"><text:tab/><text:tab/><text:tab/><text:tab/> * After mouse button release it is better neuron not to be</text:p>
      <text:p text:style-name="P322"><text:tab/><text:tab/><text:tab/><text:tab/> * selected.</text:p>
      <text:p text:style-name="P322"><text:tab/><text:tab/><text:tab/><text:tab/> */</text:p>
      <text:p text:style-name="P322"><text:tab/><text:tab/><text:tab/><text:tab/>firstNeuronIndex = INDEX_NOT_SELECTED;</text:p>
      <text:p text:style-name="P322"><text:tab/><text:tab/><text:tab/><text:tab/>secondNeuronIndex = INDEX_NOT_SELECTED;</text:p>
      <text:p text:style-name="P322"><text:tab/><text:tab/><text:tab/>}</text:p>
      <text:p text:style-name="P322"><text:tab/><text:tab/>});</text:p>
      <text:p text:style-name="P322"/>
      <text:p text:style-name="P322"><text:tab/><text:tab/>/*</text:p>
      <text:p text:style-name="P322"><text:tab/><text:tab/> * Drag neuron source code (changing neuron position).</text:p>
      <text:p text:style-name="P322"><text:tab/><text:tab/> */</text:p>
      <text:p text:style-name="P322"><text:tab/><text:tab/>addMouseMotionListener(new MouseMotionListener() {</text:p>
      <text:p text:style-name="P322"><text:tab/><text:tab/><text:tab/>public void mouseDragged(MouseEvent event) {</text:p>
      <text:p text:style-name="P322"><text:tab/><text:tab/><text:tab/><text:tab/>if (firstNeuronIndex != INDEX_NOT_SELECTED</text:p>
      <text:p text:style-name="P322"><text:tab/><text:tab/><text:tab/><text:tab/><text:tab/><text:tab/>&amp;&amp; secondNeuronIndex == INDEX_NOT_SELECTED) {</text:p>
      <text:p text:style-name="P322"><text:soft-page-break/><text:tab/><text:tab/><text:tab/><text:tab/><text:tab/>parent.ann.coordinates[firstNeuronIndex][0] = event.getX();</text:p>
      <text:p text:style-name="P322"><text:tab/><text:tab/><text:tab/><text:tab/><text:tab/>parent.ann.coordinates[firstNeuronIndex][1] = event.getY();</text:p>
      <text:p text:style-name="P322"/>
      <text:p text:style-name="P322"><text:tab/><text:tab/><text:tab/><text:tab/><text:tab/>parent.neuronPane.axisX.setText(""</text:p>
      <text:p text:style-name="P322"><text:tab/><text:tab/><text:tab/><text:tab/><text:tab/><text:tab/><text:tab/>+ parent.ann.coordinates[firstNeuronIndex][0]);</text:p>
      <text:p text:style-name="P322"><text:tab/><text:tab/><text:tab/><text:tab/><text:tab/>parent.neuronPane.axisY.setText(""</text:p>
      <text:p text:style-name="P322"><text:tab/><text:tab/><text:tab/><text:tab/><text:tab/><text:tab/><text:tab/>+ parent.ann.coordinates[firstNeuronIndex][1]);</text:p>
      <text:p text:style-name="P322"/>
      <text:p text:style-name="P322"><text:tab/><text:tab/><text:tab/><text:tab/><text:tab/>repaint();</text:p>
      <text:p text:style-name="P322"><text:tab/><text:tab/><text:tab/><text:tab/>}</text:p>
      <text:p text:style-name="P322"><text:tab/><text:tab/><text:tab/>}</text:p>
      <text:p text:style-name="P322"/>
      <text:p text:style-name="P322"><text:tab/><text:tab/><text:tab/>public void mouseMoved(MouseEvent event) {</text:p>
      <text:p text:style-name="P322"><text:tab/><text:tab/><text:tab/>}</text:p>
      <text:p text:style-name="P322"><text:tab/><text:tab/>});</text:p>
      <text:p text:style-name="P322"><text:tab/>}</text:p>
      <text:p text:style-name="P322"/>
      <text:p text:style-name="P322"><text:tab/>/**</text:p>
      <text:p text:style-name="P322"><text:tab/> * Panel paint.</text:p>
      <text:p text:style-name="P322"><text:tab/> * </text:p>
      <text:p text:style-name="P322"><text:tab/> * @param g</text:p>
      <text:p text:style-name="P322"><text:tab/> * <text:s text:c="11"/>Graphic context.</text:p>
      <text:p text:style-name="P322"><text:tab/> * </text:p>
      <text:p text:style-name="P322"><text:tab/> * @author Momchil Anachkov</text:p>
      <text:p text:style-name="P322"><text:tab/> * </text:p>
      <text:p text:style-name="P322"><text:tab/> * @email mZer0000@gmail.com</text:p>
      <text:p text:style-name="P322"><text:tab/> * </text:p>
      <text:p text:style-name="P322"><text:tab/> * @date 10 Jan 2011</text:p>
      <text:p text:style-name="P322"><text:tab/> */</text:p>
      <text:p text:style-name="P322"><text:tab/>public void paint(Graphics g) {</text:p>
      <text:p text:style-name="P322"><text:tab/><text:tab/>ArtificialNeuralNetwork ann = parent.ann;</text:p>
      <text:p text:style-name="P322"/>
      <text:p text:style-name="P322"><text:tab/><text:tab/>if (ann == null) {</text:p>
      <text:p text:style-name="P322"><text:tab/><text:tab/><text:tab/>return;</text:p>
      <text:p text:style-name="P322"><text:tab/><text:tab/>}</text:p>
      <text:p text:style-name="P322"/>
      <text:p text:style-name="P322"><text:tab/><text:tab/>/*</text:p>
      <text:p text:style-name="P322"><text:tab/><text:tab/> * Calls a function to load the work area background color.</text:p>
      <text:p text:style-name="P322"><text:tab/><text:tab/> */</text:p>
      <text:p text:style-name="P322"><text:tab/><text:tab/>selectBackgroundColor(g);</text:p>
      <text:p text:style-name="P322"/>
      <text:p text:style-name="P322"><text:tab/><text:tab/>/*</text:p>
      <text:p text:style-name="P322"><text:tab/><text:tab/> * Clear background.</text:p>
      <text:p text:style-name="P322"><text:tab/><text:tab/> */</text:p>
      <text:p text:style-name="P322"><text:tab/><text:tab/>g.fillRect(0, 0, getWidth(), getHeight());</text:p>
      <text:p text:style-name="P322"/>
      <text:p text:style-name="P322"><text:tab/><text:tab/>/*</text:p>
      <text:p text:style-name="P322"><text:tab/><text:tab/> * Draw neurons connections between i and j neurons.</text:p>
      <text:p text:style-name="P322"><text:tab/><text:tab/> */</text:p>
      <text:p text:style-name="P322"><text:tab/><text:tab/>g.setColor(connectionColor);</text:p>
      <text:p text:style-name="P322"><text:tab/><text:tab/>for (int j = 0; j &lt; ann.numberOfNeurons; j++) {</text:p>
      <text:p text:style-name="P322"><text:tab/><text:tab/><text:tab/>for (int i = j + 1; i &lt; ann.numberOfNeurons; i++) {</text:p>
      <text:p text:style-name="P322"/>
      <text:p text:style-name="P322"><text:tab/><text:tab/><text:tab/><text:tab/>/*</text:p>
      <text:p text:style-name="P322"><text:tab/><text:tab/><text:tab/><text:tab/> * Do not draw selected connection.</text:p>
      <text:p text:style-name="P322"><text:tab/><text:tab/><text:tab/><text:tab/> */</text:p>
      <text:p text:style-name="P322"><text:tab/><text:tab/><text:tab/><text:tab/>if ((i == firstNeuronIndex &amp;&amp; j == secondNeuronIndex)</text:p>
      <text:p text:style-name="P322"><text:tab/><text:tab/><text:tab/><text:tab/><text:tab/><text:tab/>|| (j == firstNeuronIndex &amp;&amp; i == secondNeuronIndex)) {</text:p>
      <text:p text:style-name="P322"><text:tab/><text:tab/><text:tab/><text:tab/><text:tab/>continue;</text:p>
      <text:p text:style-name="P322"><text:tab/><text:tab/><text:tab/><text:tab/>}</text:p>
      <text:p text:style-name="P322"/>
      <text:p text:style-name="P322"><text:tab/><text:tab/><text:tab/><text:tab/>/*</text:p>
      <text:p text:style-name="P322"><text:tab/><text:tab/><text:tab/><text:tab/> * Draw line between coordinates of two neurons.</text:p>
      <text:p text:style-name="P322"><text:tab/><text:tab/><text:tab/><text:tab/> */</text:p>
      <text:p text:style-name="P322"><text:tab/><text:tab/><text:tab/><text:tab/>selectConnectionsColorByChosenMesh(i, j, g);</text:p>
      <text:p text:style-name="P322"><text:tab/><text:tab/><text:tab/>}</text:p>
      <text:p text:style-name="P322"><text:tab/><text:tab/>}</text:p>
      <text:p text:style-name="P322"/>
      <text:p text:style-name="P322"><text:tab/><text:tab/>/*</text:p>
      <text:p text:style-name="P322"><text:tab/><text:tab/> * Selected connection should be with different color.</text:p>
      <text:p text:style-name="P322"><text:tab/><text:tab/> */</text:p>
      <text:p text:style-name="P322"><text:tab/><text:tab/>g.setColor(new Color(connectionColor.getRed(), connectionColor</text:p>
      <text:p text:style-name="P322"><text:tab/><text:tab/><text:tab/><text:tab/>.getGreen(), connectionColor.getBlue(), SELECTION_ALPHA));</text:p>
      <text:p text:style-name="P322"><text:tab/><text:tab/>for (int j = 0; j &lt; ann.numberOfNeurons; j++) {</text:p>
      <text:p text:style-name="P322"><text:tab/><text:tab/><text:tab/>for (int i = 0; i &lt; ann.numberOfNeurons; i++) {</text:p>
      <text:p text:style-name="P322"><text:tab/><text:tab/><text:tab/><text:tab/>if ((i == firstNeuronIndex &amp;&amp; j == secondNeuronIndex)</text:p>
      <text:p text:style-name="P322"><text:tab/><text:tab/><text:tab/><text:tab/><text:tab/><text:tab/>|| (j == firstNeuronIndex &amp;&amp; i == secondNeuronIndex)) {</text:p>
      <text:p text:style-name="P322"><text:tab/><text:tab/><text:tab/><text:tab/><text:tab/>/*</text:p>
      <text:p text:style-name="P322"><text:tab/><text:tab/><text:tab/><text:tab/><text:tab/> * Draw line between coordinates of two neurons of selected</text:p>
      <text:p text:style-name="P322"><text:tab/><text:tab/><text:tab/><text:tab/><text:tab/> * connection.</text:p>
      <text:p text:style-name="P322"><text:tab/><text:tab/><text:tab/><text:tab/><text:tab/> */</text:p>
      <text:p text:style-name="P322"><text:tab/><text:tab/><text:tab/><text:tab/><text:tab/>g.drawLine(ann.coordinates[i][0], ann.coordinates[i][1],</text:p>
      <text:p text:style-name="P322"><text:tab/><text:tab/><text:tab/><text:tab/><text:tab/><text:tab/><text:tab/>ann.coordinates[j][0], ann.coordinates[j][1]);</text:p>
      <text:p text:style-name="P322"><text:tab/><text:tab/><text:tab/><text:tab/>}</text:p>
      <text:p text:style-name="P322"><text:tab/><text:tab/><text:tab/>}</text:p>
      <text:p text:style-name="P322"><text:tab/><text:tab/>}</text:p>
      <text:p text:style-name="P322"/>
      <text:p text:style-name="P322"><text:tab/><text:tab/>/*</text:p>
      <text:p text:style-name="P322"><text:tab/><text:tab/> * Set neuron types colors.</text:p>
      <text:p text:style-name="P322"><text:tab/><text:tab/> */</text:p>
      <text:p text:style-name="P322"><text:tab/><text:tab/>regularNeuronColor = readNeuronColor(Util.REGULAR_NEURON_COLOR_PROPERTY_KEY);</text:p>
      <text:p text:style-name="P322"><text:tab/><text:tab/>inputNeuronColor = readNeuronColor(Util.INPUT_NEURON_COLOR_PROPERTY_KEY);</text:p>
      <text:p text:style-name="P322"><text:tab/><text:tab/>outputNeuronColor = readNeuronColor(Util.OUTPUT_NEURON_COLOR_PROPERTY_KEY);</text:p>
      <text:p text:style-name="P322"><text:tab/><text:tab/>biasNeuronColor = readNeuronColor(Util.BIAS_NEURON_COLOR_PROPERTY_KEY);</text:p>
      <text:p text:style-name="P322"><text:tab/><text:tab/>inputOutputNeuronColor = readNeuronColor(Util.INPUT_OUTPUT_NEURON_COLOR_PROPERTY_KEY);</text:p>
      <text:p text:style-name="P322"><text:tab/><text:tab/>inputBiasNeuronColor = readNeuronColor(Util.INPUT_BIAS_NEURON_COLOR_PROPERTY_KEY);</text:p>
      <text:p text:style-name="P322"><text:tab/><text:tab/>outputBiasNeuronColor = readNeuronColor(Util.OUTPUT_BIAS_NEURON_COLOR_PROPERTY_KEY);</text:p>
      <text:p text:style-name="P322"><text:tab/><text:tab/>inputOutputBiasNeuronColor = readNeuronColor(Util.INPUT_OUTPUT_BIAS_NEURON_COLOR_PROPERTY_KEY);</text:p>
      <text:p text:style-name="P322"/>
      <text:p text:style-name="P322"><text:tab/><text:tab/>/*</text:p>
      <text:p text:style-name="P322"><text:tab/><text:tab/> * Draw neurons.</text:p>
      <text:p text:style-name="P322"><text:tab/><text:tab/> */</text:p>
      <text:p text:style-name="P322"><text:tab/><text:tab/>Color neuronColor = null;</text:p>
      <text:p text:style-name="P322"><text:soft-page-break/><text:tab/><text:tab/>for (int i = 0; i &lt; ann.numberOfNeurons; i++) {</text:p>
      <text:p text:style-name="P322"><text:tab/><text:tab/><text:tab/>/*</text:p>
      <text:p text:style-name="P322"><text:tab/><text:tab/><text:tab/> * Change color for different neurons type. It is possible neuron to</text:p>
      <text:p text:style-name="P322"><text:tab/><text:tab/><text:tab/> * have more than one flag up (example neuron which is input and</text:p>
      <text:p text:style-name="P322"><text:tab/><text:tab/><text:tab/> * output).</text:p>
      <text:p text:style-name="P322"><text:tab/><text:tab/><text:tab/> */</text:p>
      <text:p text:style-name="P322"><text:tab/><text:tab/><text:tab/>switch (ann.flags[i]) {</text:p>
      <text:p text:style-name="P322"><text:tab/><text:tab/><text:tab/>case (ArtificialNeuralNetwork.REGULAR_NEURON):</text:p>
      <text:p text:style-name="P322"><text:tab/><text:tab/><text:tab/><text:tab/>neuronColor = regularNeuronColor;</text:p>
      <text:p text:style-name="P322"><text:tab/><text:tab/><text:tab/><text:tab/>break;</text:p>
      <text:p text:style-name="P322"><text:tab/><text:tab/><text:tab/>case (ArtificialNeuralNetwork.BIAS_NEURON):</text:p>
      <text:p text:style-name="P322"><text:tab/><text:tab/><text:tab/><text:tab/>neuronColor = biasNeuronColor;</text:p>
      <text:p text:style-name="P322"><text:tab/><text:tab/><text:tab/><text:tab/>break;</text:p>
      <text:p text:style-name="P322"><text:tab/><text:tab/><text:tab/>case (ArtificialNeuralNetwork.INPUT_NEURON):</text:p>
      <text:p text:style-name="P322"><text:tab/><text:tab/><text:tab/><text:tab/>neuronColor = inputNeuronColor;</text:p>
      <text:p text:style-name="P322"><text:tab/><text:tab/><text:tab/><text:tab/>break;</text:p>
      <text:p text:style-name="P322"><text:tab/><text:tab/><text:tab/>case (ArtificialNeuralNetwork.BIAS_NEURON | ArtificialNeuralNetwork.INPUT_NEURON):</text:p>
      <text:p text:style-name="P322"><text:tab/><text:tab/><text:tab/><text:tab/>neuronColor = inputBiasNeuronColor;</text:p>
      <text:p text:style-name="P322"><text:tab/><text:tab/><text:tab/><text:tab/>break;</text:p>
      <text:p text:style-name="P322"><text:tab/><text:tab/><text:tab/>case (ArtificialNeuralNetwork.OUTPUT_NEURON):</text:p>
      <text:p text:style-name="P322"><text:tab/><text:tab/><text:tab/><text:tab/>neuronColor = outputNeuronColor;</text:p>
      <text:p text:style-name="P322"><text:tab/><text:tab/><text:tab/><text:tab/>break;</text:p>
      <text:p text:style-name="P322"><text:tab/><text:tab/><text:tab/>case (ArtificialNeuralNetwork.BIAS_NEURON | ArtificialNeuralNetwork.OUTPUT_NEURON):</text:p>
      <text:p text:style-name="P322"><text:tab/><text:tab/><text:tab/><text:tab/>neuronColor = outputBiasNeuronColor;</text:p>
      <text:p text:style-name="P322"><text:tab/><text:tab/><text:tab/><text:tab/>break;</text:p>
      <text:p text:style-name="P322"><text:tab/><text:tab/><text:tab/>case (ArtificialNeuralNetwork.INPUT_NEURON | ArtificialNeuralNetwork.OUTPUT_NEURON):</text:p>
      <text:p text:style-name="P322"><text:tab/><text:tab/><text:tab/><text:tab/>neuronColor = inputOutputNeuronColor;</text:p>
      <text:p text:style-name="P322"><text:tab/><text:tab/><text:tab/><text:tab/>break;</text:p>
      <text:p text:style-name="P322"><text:tab/><text:tab/><text:tab/>case (ArtificialNeuralNetwork.BIAS_NEURON</text:p>
      <text:p text:style-name="P322"><text:tab/><text:tab/><text:tab/><text:tab/><text:tab/>| ArtificialNeuralNetwork.INPUT_NEURON | ArtificialNeuralNetwork.OUTPUT_NEURON):</text:p>
      <text:p text:style-name="P322"><text:tab/><text:tab/><text:tab/><text:tab/>neuronColor = inputOutputBiasNeuronColor;</text:p>
      <text:p text:style-name="P322"><text:tab/><text:tab/><text:tab/><text:tab/>break;</text:p>
      <text:p text:style-name="P322"><text:tab/><text:tab/><text:tab/>}</text:p>
      <text:p text:style-name="P322"/>
      <text:p text:style-name="P322"><text:tab/><text:tab/><text:tab/>/*</text:p>
      <text:p text:style-name="P322"><text:tab/><text:tab/><text:tab/> * Selected neuron should be with different color.</text:p>
      <text:p text:style-name="P322"><text:tab/><text:tab/><text:tab/> */</text:p>
      <text:p text:style-name="P322"><text:tab/><text:tab/><text:tab/>if (i == firstNeuronIndex</text:p>
      <text:p text:style-name="P322"><text:tab/><text:tab/><text:tab/><text:tab/><text:tab/>&amp;&amp; secondNeuronIndex == INDEX_NOT_SELECTED) {</text:p>
      <text:p text:style-name="P322"><text:tab/><text:tab/><text:tab/><text:tab/>g.setColor(new Color(neuronColor.getRed(), neuronColor</text:p>
      <text:p text:style-name="P322"><text:tab/><text:tab/><text:tab/><text:tab/><text:tab/><text:tab/>.getGreen(), neuronColor.getBlue(), SELECTION_ALPHA));</text:p>
      <text:p text:style-name="P322"><text:tab/><text:tab/><text:tab/>} else {</text:p>
      <text:p text:style-name="P322"><text:tab/><text:tab/><text:tab/><text:tab/>g.setColor(neuronColor);</text:p>
      <text:p text:style-name="P322"><text:tab/><text:tab/><text:tab/>}</text:p>
      <text:p text:style-name="P322"/>
      <text:p text:style-name="P322"><text:tab/><text:tab/><text:tab/>/*</text:p>
      <text:p text:style-name="P322"><text:tab/><text:tab/><text:tab/> * Gets the neuron radius size.</text:p>
      <text:p text:style-name="P322"><text:tab/><text:tab/><text:tab/> */</text:p>
      <text:p text:style-name="P322"><text:tab/><text:tab/><text:tab/>neuronRadius = calculateNeuronRadius();</text:p>
      <text:p text:style-name="P322"/>
      <text:p text:style-name="P322"><text:tab/><text:tab/><text:tab/>/*</text:p>
      <text:p text:style-name="P322"><text:tab/><text:tab/><text:tab/> * Draw circle on coordinates of neurons.</text:p>
      <text:p text:style-name="P322"><text:tab/><text:tab/><text:tab/> */</text:p>
      <text:p text:style-name="P322"><text:tab/><text:tab/><text:tab/>g.fillOval(ann.coordinates[i][0] - neuronRadius,</text:p>
      <text:p text:style-name="P322"><text:tab/><text:tab/><text:tab/><text:tab/><text:tab/>ann.coordinates[i][1] - neuronRadius, neuronRadius * 2,</text:p>
      <text:p text:style-name="P322"><text:tab/><text:tab/><text:tab/><text:tab/><text:tab/>neuronRadius * 2);</text:p>
      <text:p text:style-name="P322"/>
      <text:p text:style-name="P322"><text:tab/><text:tab/><text:tab/>/*</text:p>
      <text:p text:style-name="P322"><text:tab/><text:tab/><text:tab/> * Shows the ID of each neuron on the screen.</text:p>
      <text:p text:style-name="P322"><text:tab/><text:tab/><text:tab/> */</text:p>
      <text:p text:style-name="P322"><text:tab/><text:tab/><text:tab/>showNeuronNumbers(g, i, neuronColor, ann.coordinates[i][0] - 3,</text:p>
      <text:p text:style-name="P322"><text:tab/><text:tab/><text:tab/><text:tab/><text:tab/>ann.coordinates[i][1] + 3);</text:p>
      <text:p text:style-name="P322"><text:tab/><text:tab/>}</text:p>
      <text:p text:style-name="P322"><text:tab/>}</text:p>
      <text:p text:style-name="P322"/>
      <text:p text:style-name="P322"><text:tab/>/**</text:p>
      <text:p text:style-name="P322"><text:tab/> * Calculates neurons radius.</text:p>
      <text:p text:style-name="P322"><text:tab/> * </text:p>
      <text:p text:style-name="P322"><text:tab/> * @author Ralitza Koleva</text:p>
      <text:p text:style-name="P322"><text:tab/> * </text:p>
      <text:p text:style-name="P322"><text:tab/> * @email rallly@abv.bg</text:p>
      <text:p text:style-name="P322"><text:tab/> * </text:p>
      <text:p text:style-name="P322"><text:tab/> * @date 06 Dec 2011</text:p>
      <text:p text:style-name="P322"><text:tab/> */</text:p>
      <text:p text:style-name="P322"><text:tab/>private int calculateNeuronRadius() {</text:p>
      <text:p text:style-name="P322"/>
      <text:p text:style-name="P322"><text:tab/><text:tab/>/**</text:p>
      <text:p text:style-name="P322"><text:tab/><text:tab/> * Default neuron radius.</text:p>
      <text:p text:style-name="P322"><text:tab/><text:tab/> */</text:p>
      <text:p text:style-name="P322"><text:tab/><text:tab/>int neuronRadius = Math.min(VitoshaTradeApplet.CENTRAL_PANE_WIDTH,</text:p>
      <text:p text:style-name="P322"><text:tab/><text:tab/><text:tab/><text:tab/>VitoshaTradeApplet.CENTRAL_PANE_HEIGHT) / 100;</text:p>
      <text:p text:style-name="P322"><text:tab/><text:tab/>/**</text:p>
      <text:p text:style-name="P322"><text:tab/><text:tab/> * Default neuron radius size.</text:p>
      <text:p text:style-name="P322"><text:tab/><text:tab/> */</text:p>
      <text:p text:style-name="P322"><text:tab/><text:tab/>String neuronRadiusSize = "Small";</text:p>
      <text:p text:style-name="P322"><text:tab/><text:tab/>try {</text:p>
      <text:p text:style-name="P322"><text:tab/><text:tab/><text:tab/>Properties p = new Properties();</text:p>
      <text:p text:style-name="P322"><text:tab/><text:tab/><text:tab/>FileInputStream in = new FileInputStream(Util.PROPERTIES_FILE_NAME);</text:p>
      <text:p text:style-name="P322"><text:tab/><text:tab/><text:tab/>p.load(in);</text:p>
      <text:p text:style-name="P322"><text:tab/><text:tab/><text:tab/>neuronRadiusSize = p.getProperty("NeuronsSize");</text:p>
      <text:p text:style-name="P322"><text:tab/><text:tab/><text:tab/>if (neuronRadiusSize.equals("Small")) {</text:p>
      <text:p text:style-name="P322"><text:tab/><text:tab/><text:tab/><text:tab/>neuronRadius = Math.min(VitoshaTradeApplet.CENTRAL_PANE_WIDTH,</text:p>
      <text:p text:style-name="P322"><text:tab/><text:tab/><text:tab/><text:tab/><text:tab/><text:tab/>VitoshaTradeApplet.CENTRAL_PANE_HEIGHT) / 100;</text:p>
      <text:p text:style-name="P322"><text:tab/><text:tab/><text:tab/>} else if (neuronRadiusSize.equals("Medium")) {</text:p>
      <text:p text:style-name="P322"><text:tab/><text:tab/><text:tab/><text:tab/>neuronRadius = Math.min(VitoshaTradeApplet.CENTRAL_PANE_WIDTH,</text:p>
      <text:p text:style-name="P322"><text:tab/><text:tab/><text:tab/><text:tab/><text:tab/><text:tab/>VitoshaTradeApplet.CENTRAL_PANE_HEIGHT) / 80;</text:p>
      <text:p text:style-name="P322"><text:tab/><text:tab/><text:tab/>} else if (neuronRadiusSize.equals("Large")) {</text:p>
      <text:p text:style-name="P322"><text:tab/><text:tab/><text:tab/><text:tab/>neuronRadius = Math.min(VitoshaTradeApplet.CENTRAL_PANE_WIDTH,</text:p>
      <text:p text:style-name="P322"><text:tab/><text:tab/><text:tab/><text:tab/><text:tab/><text:tab/>VitoshaTradeApplet.CENTRAL_PANE_HEIGHT) / 70;</text:p>
      <text:p text:style-name="P322"><text:tab/><text:tab/><text:tab/>}</text:p>
      <text:p text:style-name="P322"/>
      <text:p text:style-name="P322"><text:tab/><text:tab/>} catch (Exception ex) {</text:p>
      <text:p text:style-name="P322"><text:tab/><text:tab/><text:tab/>neuronRadius = Math.min(VitoshaTradeApplet.CENTRAL_PANE_WIDTH,</text:p>
      <text:p text:style-name="P322"><text:soft-page-break/><text:tab/><text:tab/><text:tab/><text:tab/><text:tab/>VitoshaTradeApplet.CENTRAL_PANE_HEIGHT) / 100;</text:p>
      <text:p text:style-name="P322"><text:tab/><text:tab/>}</text:p>
      <text:p text:style-name="P322"><text:tab/><text:tab/>return (neuronRadius);</text:p>
      <text:p text:style-name="P322"><text:tab/>}</text:p>
      <text:p text:style-name="P322"/>
      <text:p text:style-name="P322"><text:tab/>/**</text:p>
      <text:p text:style-name="P322"><text:tab/> * Reads the current color of the neuron from a file, depending on its type</text:p>
      <text:p text:style-name="P322"><text:tab/> * (flag).</text:p>
      <text:p text:style-name="P322"><text:tab/> * </text:p>
      <text:p text:style-name="P322"><text:tab/> * @param colorProperty</text:p>
      <text:p text:style-name="P322"><text:tab/> * <text:s text:c="11"/>The parameter name, containing the color.</text:p>
      <text:p text:style-name="P322"><text:tab/> * </text:p>
      <text:p text:style-name="P322"><text:tab/> * @author Ralitza Koleva</text:p>
      <text:p text:style-name="P322"><text:tab/> * </text:p>
      <text:p text:style-name="P322"><text:tab/> * @email rallly@abv.bg</text:p>
      <text:p text:style-name="P322"><text:tab/> * </text:p>
      <text:p text:style-name="P322"><text:tab/> * @date 26 Oct 2011</text:p>
      <text:p text:style-name="P322"><text:tab/> * </text:p>
      <text:p text:style-name="P322"><text:tab/> * @return The current color of the neuron.</text:p>
      <text:p text:style-name="P322"><text:tab/> */</text:p>
      <text:p text:style-name="P322"><text:tab/>public Color readNeuronColor(String colorProperty) {</text:p>
      <text:p text:style-name="P322"><text:tab/><text:tab/>Color neuronColor = new Color(0, 0, 0);</text:p>
      <text:p text:style-name="P322"><text:tab/><text:tab/>try {</text:p>
      <text:p text:style-name="P322"><text:tab/><text:tab/><text:tab/>Properties properties = new Properties();</text:p>
      <text:p text:style-name="P322"><text:tab/><text:tab/><text:tab/>FileInputStream in = new FileInputStream(Util.PROPERTIES_FILE_NAME);</text:p>
      <text:p text:style-name="P322"><text:tab/><text:tab/><text:tab/>properties.load(in);</text:p>
      <text:p text:style-name="P322"><text:tab/><text:tab/><text:tab/>int color = Integer.parseInt(properties.getProperty(colorProperty));</text:p>
      <text:p text:style-name="P322"><text:tab/><text:tab/><text:tab/>neuronColor = new Color(color);</text:p>
      <text:p text:style-name="P322"><text:tab/><text:tab/>} catch (Exception ex) {</text:p>
      <text:p text:style-name="P322"><text:tab/><text:tab/><text:tab/>neuronColor = new Color(Util.PRNG.nextInt(256),</text:p>
      <text:p text:style-name="P322"><text:tab/><text:tab/><text:tab/><text:tab/><text:tab/>Util.PRNG.nextInt(256), Util.PRNG.nextInt(256));</text:p>
      <text:p text:style-name="P322"><text:tab/><text:tab/>}</text:p>
      <text:p text:style-name="P322"><text:tab/><text:tab/>return (neuronColor);</text:p>
      <text:p text:style-name="P322"><text:tab/>}</text:p>
      <text:p text:style-name="P322"/>
      <text:p text:style-name="P322"><text:tab/>/**</text:p>
      <text:p text:style-name="P322"><text:tab/> * Draws the connection in a specific color depending on the chosen radio</text:p>
      <text:p text:style-name="P322"><text:tab/> * button in menu Tools-&gt;Mesh.</text:p>
      <text:p text:style-name="P322"><text:tab/> * </text:p>
      <text:p text:style-name="P322"><text:tab/> * @param firstNeuronIndex</text:p>
      <text:p text:style-name="P322"><text:tab/> * <text:s text:c="11"/>Index of the first neuron in the connection.</text:p>
      <text:p text:style-name="P322"><text:tab/> * </text:p>
      <text:p text:style-name="P322"><text:tab/> * @param secondNeuronIndex</text:p>
      <text:p text:style-name="P322"><text:tab/> * <text:s text:c="11"/>Index of the second neuron in the connection.</text:p>
      <text:p text:style-name="P322"><text:tab/> * </text:p>
      <text:p text:style-name="P322"><text:tab/> * @param g</text:p>
      <text:p text:style-name="P322"><text:tab/> * <text:s text:c="11"/>Graphic context.</text:p>
      <text:p text:style-name="P322"><text:tab/> * </text:p>
      <text:p text:style-name="P322"><text:tab/> * @author Ralitza Koleva</text:p>
      <text:p text:style-name="P322"><text:tab/> * </text:p>
      <text:p text:style-name="P322"><text:tab/> * @email rallly@abv.bg</text:p>
      <text:p text:style-name="P322"><text:tab/> * </text:p>
      <text:p text:style-name="P322"><text:tab/> * @date 31 Oct 2011</text:p>
      <text:p text:style-name="P322"><text:tab/> */</text:p>
      <text:p text:style-name="P322"><text:tab/>public void selectConnectionsColorByChosenMesh(int firstNeuronIndex,</text:p>
      <text:p text:style-name="P322"><text:tab/><text:tab/><text:tab/>int secondNeuronIndex, Graphics g) {</text:p>
      <text:p text:style-name="P322"/>
      <text:p text:style-name="P322"><text:tab/><text:tab/>/*</text:p>
      <text:p text:style-name="P322"><text:tab/><text:tab/> * Takes minimum and maximum activity, weight and both activity and</text:p>
      <text:p text:style-name="P322"><text:tab/><text:tab/> * weight.</text:p>
      <text:p text:style-name="P322"><text:tab/><text:tab/> */</text:p>
      <text:p text:style-name="P322"><text:tab/><text:tab/>double minActivity = parent.ann.activities[0][0];</text:p>
      <text:p text:style-name="P322"><text:tab/><text:tab/>double maxActivity = parent.ann.activities[0][0];</text:p>
      <text:p text:style-name="P322"><text:tab/><text:tab/>double minWeight = parent.ann.weights[0][0];</text:p>
      <text:p text:style-name="P322"><text:tab/><text:tab/>double maxWeight = parent.ann.weights[0][0];</text:p>
      <text:p text:style-name="P322"><text:tab/><text:tab/>double minActivityWeight = parent.ann.activities[0][0]</text:p>
      <text:p text:style-name="P322"><text:tab/><text:tab/><text:tab/><text:tab/>* parent.ann.weights[0][0];</text:p>
      <text:p text:style-name="P322"><text:tab/><text:tab/>double maxActivityWeight = parent.ann.activities[0][0]</text:p>
      <text:p text:style-name="P322"><text:tab/><text:tab/><text:tab/><text:tab/>* parent.ann.weights[0][0];</text:p>
      <text:p text:style-name="P322"><text:tab/><text:tab/>for (int j = 0; j &lt; parent.ann.numberOfNeurons; j++) {</text:p>
      <text:p text:style-name="P322"><text:tab/><text:tab/><text:tab/>for (int i = 0; i &lt; parent.ann.numberOfNeurons; i++) {</text:p>
      <text:p text:style-name="P322"><text:tab/><text:tab/><text:tab/><text:tab/>if (parent.ann.activities[i][j] &lt; minActivity)</text:p>
      <text:p text:style-name="P322"><text:tab/><text:tab/><text:tab/><text:tab/><text:tab/>minActivity = parent.ann.activities[i][j];</text:p>
      <text:p text:style-name="P322"><text:tab/><text:tab/><text:tab/><text:tab/>if (parent.ann.activities[i][j] &gt; maxActivity)</text:p>
      <text:p text:style-name="P322"><text:tab/><text:tab/><text:tab/><text:tab/><text:tab/>maxActivity = parent.ann.activities[i][j];</text:p>
      <text:p text:style-name="P322"><text:tab/><text:tab/><text:tab/><text:tab/>if (parent.ann.weights[i][j] &lt; minWeight)</text:p>
      <text:p text:style-name="P322"><text:tab/><text:tab/><text:tab/><text:tab/><text:tab/>minWeight = parent.ann.weights[i][j];</text:p>
      <text:p text:style-name="P322"><text:tab/><text:tab/><text:tab/><text:tab/>if (parent.ann.weights[i][j] &gt; maxWeight)</text:p>
      <text:p text:style-name="P322"><text:tab/><text:tab/><text:tab/><text:tab/><text:tab/>maxWeight = parent.ann.weights[i][j];</text:p>
      <text:p text:style-name="P322"><text:tab/><text:tab/><text:tab/><text:tab/>if (parent.ann.activities[i][j] * parent.ann.weights[i][j] &lt; minActivityWeight)</text:p>
      <text:p text:style-name="P322"><text:tab/><text:tab/><text:tab/><text:tab/><text:tab/>minActivityWeight = parent.ann.activities[i][j]</text:p>
      <text:p text:style-name="P322"><text:tab/><text:tab/><text:tab/><text:tab/><text:tab/><text:tab/><text:tab/>* parent.ann.weights[i][j];</text:p>
      <text:p text:style-name="P322"><text:tab/><text:tab/><text:tab/><text:tab/>if (parent.ann.activities[i][j] * parent.ann.weights[i][j] &gt; maxActivityWeight)</text:p>
      <text:p text:style-name="P322"><text:tab/><text:tab/><text:tab/><text:tab/><text:tab/>maxActivityWeight = parent.ann.activities[i][j]</text:p>
      <text:p text:style-name="P322"><text:tab/><text:tab/><text:tab/><text:tab/><text:tab/><text:tab/><text:tab/>* parent.ann.weights[i][j];</text:p>
      <text:p text:style-name="P322"><text:tab/><text:tab/><text:tab/>}</text:p>
      <text:p text:style-name="P322"><text:tab/><text:tab/>}</text:p>
      <text:p text:style-name="P322"/>
      <text:p text:style-name="P322"><text:tab/><text:tab/>/*</text:p>
      <text:p text:style-name="P322"><text:tab/><text:tab/> * If option "Solid" is chosen in "Mesh" menu - all connections are in</text:p>
      <text:p text:style-name="P322"><text:tab/><text:tab/> * black color.</text:p>
      <text:p text:style-name="P322"><text:tab/><text:tab/> */</text:p>
      <text:p text:style-name="P322"><text:tab/><text:tab/>if (parent.meshSolidItem.isSelected() == true) {</text:p>
      <text:p text:style-name="P322"><text:tab/><text:tab/><text:tab/>g.drawLine(parent.ann.coordinates[firstNeuronIndex][0],</text:p>
      <text:p text:style-name="P322"><text:tab/><text:tab/><text:tab/><text:tab/><text:tab/>parent.ann.coordinates[firstNeuronIndex][1],</text:p>
      <text:p text:style-name="P322"><text:tab/><text:tab/><text:tab/><text:tab/><text:tab/>parent.ann.coordinates[secondNeuronIndex][0],</text:p>
      <text:p text:style-name="P322"><text:tab/><text:tab/><text:tab/><text:tab/><text:tab/>parent.ann.coordinates[secondNeuronIndex][1]);</text:p>
      <text:p text:style-name="P322"/>
      <text:p text:style-name="P322"><text:tab/><text:tab/><text:tab/>/*</text:p>
      <text:p text:style-name="P322"><text:tab/><text:tab/><text:tab/> * If option "Activities" is chosen in "Mesh" menu - connections</text:p>
      <text:p text:style-name="P322"><text:tab/><text:tab/><text:tab/> * colors depend on their activities.</text:p>
      <text:p text:style-name="P322"><text:tab/><text:tab/><text:tab/> */</text:p>
      <text:p text:style-name="P322"><text:tab/><text:tab/>} else if (parent.meshActivitiesItem.isSelected() == true) {</text:p>
      <text:p text:style-name="P322"><text:soft-page-break/><text:tab/><text:tab/><text:tab/>connectionColorTemp = parent.ann.activities[firstNeuronIndex][secondNeuronIndex]</text:p>
      <text:p text:style-name="P322"><text:tab/><text:tab/><text:tab/><text:tab/><text:tab/>- minActivity;</text:p>
      <text:p text:style-name="P322"><text:tab/><text:tab/><text:tab/>connectionColorTemp = 255 - connectionColorTemp</text:p>
      <text:p text:style-name="P322"><text:tab/><text:tab/><text:tab/><text:tab/><text:tab/>* (255 / (maxActivity - minActivity));</text:p>
      <text:p text:style-name="P322"><text:tab/><text:tab/><text:tab/>int color = (int) Math.round(connectionColorTemp);</text:p>
      <text:p text:style-name="P322"><text:tab/><text:tab/><text:tab/>g.setColor(new Color(color, color, color));</text:p>
      <text:p text:style-name="P322"/>
      <text:p text:style-name="P322"><text:tab/><text:tab/><text:tab/>if (parent.ann.activities[firstNeuronIndex][secondNeuronIndex] != 0.0) {</text:p>
      <text:p text:style-name="P322"><text:tab/><text:tab/><text:tab/><text:tab/>g.drawLine(parent.ann.coordinates[firstNeuronIndex][0],</text:p>
      <text:p text:style-name="P322"><text:tab/><text:tab/><text:tab/><text:tab/><text:tab/><text:tab/>parent.ann.coordinates[firstNeuronIndex][1],</text:p>
      <text:p text:style-name="P322"><text:tab/><text:tab/><text:tab/><text:tab/><text:tab/><text:tab/>parent.ann.coordinates[secondNeuronIndex][0],</text:p>
      <text:p text:style-name="P322"><text:tab/><text:tab/><text:tab/><text:tab/><text:tab/><text:tab/>parent.ann.coordinates[secondNeuronIndex][1]);</text:p>
      <text:p text:style-name="P322"><text:tab/><text:tab/><text:tab/>}</text:p>
      <text:p text:style-name="P322"/>
      <text:p text:style-name="P322"><text:tab/><text:tab/><text:tab/>/*</text:p>
      <text:p text:style-name="P322"><text:tab/><text:tab/><text:tab/> * If option "Weights" is chosen in "Mesh" menu - connections colors</text:p>
      <text:p text:style-name="P322"><text:tab/><text:tab/><text:tab/> * depend on their weights.</text:p>
      <text:p text:style-name="P322"><text:tab/><text:tab/><text:tab/> */</text:p>
      <text:p text:style-name="P322"><text:tab/><text:tab/>} else if (parent.meshWeightsItem.isSelected() == true) {</text:p>
      <text:p text:style-name="P322"><text:tab/><text:tab/><text:tab/>connectionColorTemp = parent.ann.weights[firstNeuronIndex][secondNeuronIndex]</text:p>
      <text:p text:style-name="P322"><text:tab/><text:tab/><text:tab/><text:tab/><text:tab/>- minWeight;</text:p>
      <text:p text:style-name="P322"><text:tab/><text:tab/><text:tab/>connectionColorTemp = 255 - connectionColorTemp</text:p>
      <text:p text:style-name="P322"><text:tab/><text:tab/><text:tab/><text:tab/><text:tab/>* (255 / (maxWeight - minWeight));</text:p>
      <text:p text:style-name="P322"><text:tab/><text:tab/><text:tab/>int color = (int) Math.round(connectionColorTemp);</text:p>
      <text:p text:style-name="P322"><text:tab/><text:tab/><text:tab/>g.setColor(new Color(color, color, color));</text:p>
      <text:p text:style-name="P322"><text:tab/><text:tab/><text:tab/>g.drawLine(parent.ann.coordinates[firstNeuronIndex][0],</text:p>
      <text:p text:style-name="P322"><text:tab/><text:tab/><text:tab/><text:tab/><text:tab/>parent.ann.coordinates[firstNeuronIndex][1],</text:p>
      <text:p text:style-name="P322"><text:tab/><text:tab/><text:tab/><text:tab/><text:tab/>parent.ann.coordinates[secondNeuronIndex][0],</text:p>
      <text:p text:style-name="P322"><text:tab/><text:tab/><text:tab/><text:tab/><text:tab/>parent.ann.coordinates[secondNeuronIndex][1]);</text:p>
      <text:p text:style-name="P322"/>
      <text:p text:style-name="P322"><text:tab/><text:tab/><text:tab/>/*</text:p>
      <text:p text:style-name="P322"><text:tab/><text:tab/><text:tab/> * If option "Both" is chosen in "Mesh" menu - connections colors</text:p>
      <text:p text:style-name="P322"><text:tab/><text:tab/><text:tab/> * depend on their activities and weights.</text:p>
      <text:p text:style-name="P322"><text:tab/><text:tab/><text:tab/> */</text:p>
      <text:p text:style-name="P322"><text:tab/><text:tab/>} else if (parent.meshBothItem.isSelected() == true) {</text:p>
      <text:p text:style-name="P322"><text:tab/><text:tab/><text:tab/>connectionColorTemp = parent.ann.activities[firstNeuronIndex][secondNeuronIndex]</text:p>
      <text:p text:style-name="P322"><text:tab/><text:tab/><text:tab/><text:tab/><text:tab/>* parent.ann.weights[firstNeuronIndex][secondNeuronIndex]</text:p>
      <text:p text:style-name="P322"><text:tab/><text:tab/><text:tab/><text:tab/><text:tab/>- minActivityWeight;</text:p>
      <text:p text:style-name="P322"><text:tab/><text:tab/><text:tab/>connectionColorTemp = 255 - connectionColorTemp</text:p>
      <text:p text:style-name="P322"><text:tab/><text:tab/><text:tab/><text:tab/><text:tab/>* (255 / (maxActivityWeight - minActivityWeight));</text:p>
      <text:p text:style-name="P322"><text:tab/><text:tab/><text:tab/>int color = (int) Math.round(connectionColorTemp);</text:p>
      <text:p text:style-name="P322"><text:tab/><text:tab/><text:tab/>g.setColor(new Color(color, color, color));</text:p>
      <text:p text:style-name="P322"><text:tab/><text:tab/><text:tab/>g.drawLine(parent.ann.coordinates[firstNeuronIndex][0],</text:p>
      <text:p text:style-name="P322"><text:tab/><text:tab/><text:tab/><text:tab/><text:tab/>parent.ann.coordinates[firstNeuronIndex][1],</text:p>
      <text:p text:style-name="P322"><text:tab/><text:tab/><text:tab/><text:tab/><text:tab/>parent.ann.coordinates[secondNeuronIndex][0],</text:p>
      <text:p text:style-name="P322"><text:tab/><text:tab/><text:tab/><text:tab/><text:tab/>parent.ann.coordinates[secondNeuronIndex][1]);</text:p>
      <text:p text:style-name="P322"><text:tab/><text:tab/>}</text:p>
      <text:p text:style-name="P322"><text:tab/>}</text:p>
      <text:p text:style-name="P322"/>
      <text:p text:style-name="P322"><text:tab/>/**</text:p>
      <text:p text:style-name="P322"><text:tab/> * Shows the IDs of the neurons on the screen.</text:p>
      <text:p text:style-name="P322"><text:tab/> * </text:p>
      <text:p text:style-name="P322"><text:tab/> * @param g</text:p>
      <text:p text:style-name="P322"><text:tab/> * <text:s text:c="11"/>Graphic context.</text:p>
      <text:p text:style-name="P322"><text:tab/> * </text:p>
      <text:p text:style-name="P322"><text:tab/> * @param neuronId</text:p>
      <text:p text:style-name="P322"><text:tab/> * <text:s text:c="11"/>Neuron ID shown on the screen.</text:p>
      <text:p text:style-name="P322"><text:tab/> * </text:p>
      <text:p text:style-name="P322"><text:tab/> * @param neuronColor</text:p>
      <text:p text:style-name="P322"><text:tab/> * <text:s text:c="11"/>The color of the neuron.</text:p>
      <text:p text:style-name="P322"><text:tab/> * </text:p>
      <text:p text:style-name="P322"><text:tab/> * @param neuronIdXCoordinate</text:p>
      <text:p text:style-name="P322"><text:tab/> * <text:s text:c="11"/>X-coordinate of the neuron ID.</text:p>
      <text:p text:style-name="P322"><text:tab/> * </text:p>
      <text:p text:style-name="P322"><text:tab/> * @param neuronIdYCoordinate</text:p>
      <text:p text:style-name="P322"><text:tab/> * <text:s text:c="11"/>Y-coordinate of the neuron ID.</text:p>
      <text:p text:style-name="P322"><text:tab/> * </text:p>
      <text:p text:style-name="P322"><text:tab/> * @author Ralitza Koleva</text:p>
      <text:p text:style-name="P322"><text:tab/> * </text:p>
      <text:p text:style-name="P322"><text:tab/> * @email rallly@abv.bg</text:p>
      <text:p text:style-name="P322"><text:tab/> * </text:p>
      <text:p text:style-name="P322"><text:tab/> * @date 13 Nov 2011</text:p>
      <text:p text:style-name="P322"><text:tab/> */</text:p>
      <text:p text:style-name="P322"><text:tab/>private void showNeuronNumbers(Graphics g, int neuronId, Color neuronColor,</text:p>
      <text:p text:style-name="P322"><text:tab/><text:tab/><text:tab/>int neuronIdXCoordinate, int neuronIdYCoordinate) {</text:p>
      <text:p text:style-name="P322"><text:tab/><text:tab/>if (parent.numberingItem.isSelected()) {</text:p>
      <text:p text:style-name="P322"/>
      <text:p text:style-name="P322"><text:tab/><text:tab/><text:tab/>/*</text:p>
      <text:p text:style-name="P322"><text:tab/><text:tab/><text:tab/> * Converts the neuron color to its opposite, so that the neuron ID</text:p>
      <text:p text:style-name="P322"><text:tab/><text:tab/><text:tab/> * stays visible inside the neuron.</text:p>
      <text:p text:style-name="P322"><text:tab/><text:tab/><text:tab/> */</text:p>
      <text:p text:style-name="P322"><text:tab/><text:tab/><text:tab/>int convertedNeuronRedPrimaryColor = (neuronColor.getRed() ^ 0x80) &amp; 0xff;</text:p>
      <text:p text:style-name="P322"><text:tab/><text:tab/><text:tab/>int convertedNeuronGreenPrimaryColor = (neuronColor.getGreen() ^ 0x80) &amp; 0xff;</text:p>
      <text:p text:style-name="P322"><text:tab/><text:tab/><text:tab/>int convertedNeuronBluePrimaryColor = (neuronColor.getBlue() ^ 0x80) &amp; 0xff;</text:p>
      <text:p text:style-name="P322"/>
      <text:p text:style-name="P322"><text:tab/><text:tab/><text:tab/>/*</text:p>
      <text:p text:style-name="P322"><text:tab/><text:tab/><text:tab/> * Reads the numbers size from a file. If the process fails, a</text:p>
      <text:p text:style-name="P322"><text:tab/><text:tab/><text:tab/> * default size is taken.</text:p>
      <text:p text:style-name="P322"><text:tab/><text:tab/><text:tab/> */</text:p>
      <text:p text:style-name="P322"><text:tab/><text:tab/><text:tab/>int neuronIdFontSize = 9;</text:p>
      <text:p text:style-name="P322"><text:tab/><text:tab/><text:tab/>try {</text:p>
      <text:p text:style-name="P322"><text:tab/><text:tab/><text:tab/><text:tab/>Properties properties = new Properties();</text:p>
      <text:p text:style-name="P322"><text:tab/><text:tab/><text:tab/><text:tab/>FileInputStream in = new FileInputStream(</text:p>
      <text:p text:style-name="P322"><text:tab/><text:tab/><text:tab/><text:tab/><text:tab/><text:tab/>Util.PROPERTIES_FILE_NAME);</text:p>
      <text:p text:style-name="P322"><text:tab/><text:tab/><text:tab/><text:tab/>properties.load(in);</text:p>
      <text:p text:style-name="P322"><text:tab/><text:tab/><text:tab/><text:tab/>int currentNeuronsNumberSize = Integer.parseInt(properties</text:p>
      <text:p text:style-name="P322"><text:tab/><text:tab/><text:tab/><text:tab/><text:tab/><text:tab/>.getProperty("NeuronsNumbersSize"));</text:p>
      <text:p text:style-name="P322"><text:tab/><text:tab/><text:tab/><text:tab/>neuronIdFontSize = currentNeuronsNumberSize;</text:p>
      <text:p text:style-name="P322"><text:tab/><text:tab/><text:tab/>} catch (Exception ex) {</text:p>
      <text:p text:style-name="P322"><text:tab/><text:tab/><text:tab/>}</text:p>
      <text:p text:style-name="P322"/>
      <text:p text:style-name="P322"><text:tab/><text:tab/><text:tab/>/*</text:p>
      <text:p text:style-name="P322"><text:tab/><text:tab/><text:tab/> * Creates a new font for the neuron IDs.</text:p>
      <text:p text:style-name="P322"><text:soft-page-break/><text:tab/><text:tab/><text:tab/> */</text:p>
      <text:p text:style-name="P322"><text:tab/><text:tab/><text:tab/>String neuronIdFontFamily = "Verdana";</text:p>
      <text:p text:style-name="P322"><text:tab/><text:tab/><text:tab/>Font neuronIdFont = new Font(neuronIdFontFamily, Font.BOLD,</text:p>
      <text:p text:style-name="P322"><text:tab/><text:tab/><text:tab/><text:tab/><text:tab/>neuronIdFontSize);</text:p>
      <text:p text:style-name="P322"><text:tab/><text:tab/><text:tab/>Color neuronIdColor = new Color(convertedNeuronRedPrimaryColor,</text:p>
      <text:p text:style-name="P322"><text:tab/><text:tab/><text:tab/><text:tab/><text:tab/>convertedNeuronGreenPrimaryColor,</text:p>
      <text:p text:style-name="P322"><text:tab/><text:tab/><text:tab/><text:tab/><text:tab/>convertedNeuronBluePrimaryColor);</text:p>
      <text:p text:style-name="P322"/>
      <text:p text:style-name="P322"><text:tab/><text:tab/><text:tab/>/*</text:p>
      <text:p text:style-name="P322"><text:tab/><text:tab/><text:tab/> * Sets font and color of the neuron ID and draws it inside the</text:p>
      <text:p text:style-name="P322"><text:tab/><text:tab/><text:tab/> * neuron oval.</text:p>
      <text:p text:style-name="P322"><text:tab/><text:tab/><text:tab/> */</text:p>
      <text:p text:style-name="P322"><text:tab/><text:tab/><text:tab/>g.setColor(neuronIdColor);</text:p>
      <text:p text:style-name="P322"><text:tab/><text:tab/><text:tab/>g.setFont(neuronIdFont);</text:p>
      <text:p text:style-name="P322"><text:tab/><text:tab/><text:tab/>g.drawString(Integer.toString(neuronId), neuronIdXCoordinate,</text:p>
      <text:p text:style-name="P322"><text:tab/><text:tab/><text:tab/><text:tab/><text:tab/>neuronIdYCoordinate);</text:p>
      <text:p text:style-name="P322"><text:tab/><text:tab/>}</text:p>
      <text:p text:style-name="P322"><text:tab/>}</text:p>
      <text:p text:style-name="P322"/>
      <text:p text:style-name="P322"><text:tab/>/**</text:p>
      <text:p text:style-name="P322"><text:tab/> * Reads the work area background color.</text:p>
      <text:p text:style-name="P322"><text:tab/> * </text:p>
      <text:p text:style-name="P322"><text:tab/> * @param g</text:p>
      <text:p text:style-name="P322"><text:tab/> * <text:s text:c="11"/>Graphic context.</text:p>
      <text:p text:style-name="P322"><text:tab/> * </text:p>
      <text:p text:style-name="P322"><text:tab/> * @author Ralitza Koleva</text:p>
      <text:p text:style-name="P322"><text:tab/> * </text:p>
      <text:p text:style-name="P322"><text:tab/> * @email rallly@abv.bg</text:p>
      <text:p text:style-name="P322"><text:tab/> * </text:p>
      <text:p text:style-name="P322"><text:tab/> * @date 23 Nov 2011</text:p>
      <text:p text:style-name="P322"><text:tab/> */</text:p>
      <text:p text:style-name="P322"><text:tab/>private void selectBackgroundColor(Graphics g) {</text:p>
      <text:p text:style-name="P322"><text:tab/><text:tab/>try {</text:p>
      <text:p text:style-name="P322"><text:tab/><text:tab/><text:tab/>Properties properties = new Properties();</text:p>
      <text:p text:style-name="P322"><text:tab/><text:tab/><text:tab/>FileInputStream in = new FileInputStream(Util.PROPERTIES_FILE_NAME);</text:p>
      <text:p text:style-name="P322"><text:tab/><text:tab/><text:tab/>properties.load(in);</text:p>
      <text:p text:style-name="P322"><text:tab/><text:tab/><text:tab/>int color = Integer.parseInt(properties</text:p>
      <text:p text:style-name="P322"><text:tab/><text:tab/><text:tab/><text:tab/><text:tab/>.getProperty(Util.WORK_AREA_BACKGROUND_COLOR_PROPERTY_KEY));</text:p>
      <text:p text:style-name="P322"><text:tab/><text:tab/><text:tab/>g.setColor(new Color(color));</text:p>
      <text:p text:style-name="P322"><text:tab/><text:tab/>} catch (Exception ex) {</text:p>
      <text:p text:style-name="P322"><text:tab/><text:tab/><text:tab/>g.setColor(new Color(255, 255, 255));</text:p>
      <text:p text:style-name="P322"><text:tab/><text:tab/>}</text:p>
      <text:p text:style-name="P322"><text:tab/>}</text:p>
      <text:p text:style-name="P322">}</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Component;</text:p>
      <text:p text:style-name="P323">import javax.swing.JOptionPane;</text:p>
      <text:p text:style-name="P323"/>
      <text:p text:style-name="P323">/**</text:p>
      <text:p text:style-name="P323"><text:s/>* Shows a pop-up message on the screen.</text:p>
      <text:p text:style-name="P323"><text:s/>* </text:p>
      <text:p text:style-name="P323"><text:s/>* @author Ralitza Koleva</text:p>
      <text:p text:style-name="P323"><text:s/>* </text:p>
      <text:p text:style-name="P323"><text:s/>* @email rallly@abv.bg</text:p>
      <text:p text:style-name="P323"><text:s/>* </text:p>
      <text:p text:style-name="P323"><text:s/>* @date 05 Dec 2011</text:p>
      <text:p text:style-name="P323"><text:s/>*/</text:p>
      <text:p text:style-name="P323">class InformationMessages {</text:p>
      <text:p text:style-name="P323"/>
      <text:p text:style-name="P323"><text:tab/>/**</text:p>
      <text:p text:style-name="P323"><text:tab/> * Frame for the connection error message.</text:p>
      <text:p text:style-name="P323"><text:tab/> */</text:p>
      <text:p text:style-name="P323"><text:tab/>protected static final Component frame = null;</text:p>
      <text:p text:style-name="P323"/>
      <text:p text:style-name="P323"><text:soft-page-break/><text:tab/>/**</text:p>
      <text:p text:style-name="P323"><text:tab/> * Message text.</text:p>
      <text:p text:style-name="P323"><text:tab/> */</text:p>
      <text:p text:style-name="P323"><text:tab/>private String message;</text:p>
      <text:p text:style-name="P323"/>
      <text:p text:style-name="P323"><text:tab/>/**</text:p>
      <text:p text:style-name="P323"><text:tab/> * Message title.</text:p>
      <text:p text:style-name="P323"><text:tab/> */</text:p>
      <text:p text:style-name="P323"><text:tab/>private String title;</text:p>
      <text:p text:style-name="P323"/>
      <text:p text:style-name="P323"><text:tab/>/**</text:p>
      <text:p text:style-name="P323"><text:tab/> * Message type.</text:p>
      <text:p text:style-name="P323"><text:tab/> */</text:p>
      <text:p text:style-name="P323"><text:tab/>private int messageType;</text:p>
      <text:p text:style-name="P323"/>
      <text:p text:style-name="P323"><text:tab/>/**</text:p>
      <text:p text:style-name="P323"><text:tab/> * Constructing pop-up message.</text:p>
      <text:p text:style-name="P323"><text:tab/> * </text:p>
      <text:p text:style-name="P323"><text:tab/> * @param message</text:p>
      <text:p text:style-name="P323"><text:tab/> * <text:s text:c="11"/>Message text.</text:p>
      <text:p text:style-name="P323"><text:tab/> * </text:p>
      <text:p text:style-name="P323"><text:tab/> * @param header</text:p>
      <text:p text:style-name="P323"><text:tab/> * <text:s text:c="11"/>Message header.</text:p>
      <text:p text:style-name="P323"><text:tab/> * </text:p>
      <text:p text:style-name="P323"><text:tab/> * @param messageType</text:p>
      <text:p text:style-name="P323"><text:tab/> * <text:s text:c="11"/>Message type (error/warning/information, etc.).</text:p>
      <text:p text:style-name="P323"><text:tab/> * </text:p>
      <text:p text:style-name="P323"><text:tab/> * @author Ralitza Koleva</text:p>
      <text:p text:style-name="P323"><text:tab/> * </text:p>
      <text:p text:style-name="P323"><text:tab/> * @email rallly@abv.bg</text:p>
      <text:p text:style-name="P323"><text:tab/> * </text:p>
      <text:p text:style-name="P323"><text:tab/> * @date 05 Dec 2011</text:p>
      <text:p text:style-name="P323"><text:tab/> */</text:p>
      <text:p text:style-name="P323"><text:tab/>public InformationMessages(String message, String header, int messageType) {</text:p>
      <text:p text:style-name="P323"><text:tab/><text:tab/>this.message = message;</text:p>
      <text:p text:style-name="P323"><text:tab/><text:tab/>this.title = header;</text:p>
      <text:p text:style-name="P323"><text:tab/><text:tab/>this.messageType = messageType;</text:p>
      <text:p text:style-name="P323"><text:tab/>}</text:p>
      <text:p text:style-name="P323"/>
      <text:p text:style-name="P323"><text:tab/>/**</text:p>
      <text:p text:style-name="P323"><text:tab/> * Shows a pop-up message on the screen.</text:p>
      <text:p text:style-name="P323"><text:tab/> * </text:p>
      <text:p text:style-name="P323"><text:tab/> * @author Ralitza Koleva</text:p>
      <text:p text:style-name="P323"><text:tab/> * </text:p>
      <text:p text:style-name="P323"><text:tab/> * @email rallly@abv.bg</text:p>
      <text:p text:style-name="P323"><text:tab/> * </text:p>
      <text:p text:style-name="P323"><text:tab/> * @date 05 Dec 2011</text:p>
      <text:p text:style-name="P323"><text:tab/> */</text:p>
      <text:p text:style-name="P323"><text:tab/>void showMessage() {</text:p>
      <text:p text:style-name="P323"><text:tab/><text:tab/>JOptionPane.showMessageDialog(frame, message, title, messageType);</text:p>
      <text:p text:style-name="P323"><text:tab/><text:tab/>return;</text:p>
      <text:p text:style-name="P323"><text:tab/>}</text:p>
      <text:p text:style-name="P323">}</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Component;</text:p>
      <text:p text:style-name="P324">import java.awt.Dimension;</text:p>
      <text:p text:style-name="P324">import java.awt.GridLayout;</text:p>
      <text:p text:style-name="P324">import java.awt.event.ActionEvent;</text:p>
      <text:p text:style-name="P324">import java.awt.event.ActionListener;</text:p>
      <text:p text:style-name="P324">import java.io.FileInputStream;</text:p>
      <text:p text:style-name="P324">import java.io.FileOutputStream;</text:p>
      <text:p text:style-name="P324">import java.util.Properties;</text:p>
      <text:p text:style-name="P324"/>
      <text:p text:style-name="P324">import javax.swing.JLabel;</text:p>
      <text:p text:style-name="P324"><text:soft-page-break/>import javax.swing.JOptionPane;</text:p>
      <text:p text:style-name="P324">import javax.swing.JPanel;</text:p>
      <text:p text:style-name="P324">import javax.swing.JButton;</text:p>
      <text:p text:style-name="P324">import javax.swing.JTextField;</text:p>
      <text:p text:style-name="P324">import javax.swing.JPasswordField;</text:p>
      <text:p text:style-name="P324"/>
      <text:p text:style-name="P324">/**</text:p>
      <text:p text:style-name="P324"><text:s/>* Panel with GUI controls for longin.</text:p>
      <text:p text:style-name="P324"><text:s/>* </text:p>
      <text:p text:style-name="P324"><text:s/>* @author Momchil Anachkov</text:p>
      <text:p text:style-name="P324"><text:s/>* </text:p>
      <text:p text:style-name="P324"><text:s/>* @email mZer0000@gmail.com</text:p>
      <text:p text:style-name="P324"><text:s/>* </text:p>
      <text:p text:style-name="P324"><text:s/>* @date 16 Nov 2010</text:p>
      <text:p text:style-name="P324"><text:s/>*/</text:p>
      <text:p text:style-name="P324">class LoginPane extends JPanel {</text:p>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GUI control for obtaining username.</text:p>
      <text:p text:style-name="P324"><text:tab/> */</text:p>
      <text:p text:style-name="P324"><text:tab/>private JTextField username = new JTextField();</text:p>
      <text:p text:style-name="P324"/>
      <text:p text:style-name="P324"><text:tab/>/**</text:p>
      <text:p text:style-name="P324"><text:tab/> * GUI control for obtaining password.</text:p>
      <text:p text:style-name="P324"><text:tab/> */</text:p>
      <text:p text:style-name="P324"><text:tab/>private JPasswordField password = new JPasswordField();</text:p>
      <text:p text:style-name="P324"/>
      <text:p text:style-name="P324"><text:tab/>/**</text:p>
      <text:p text:style-name="P324"><text:tab/> * GUI control for obtaining password.</text:p>
      <text:p text:style-name="P324"><text:tab/> */</text:p>
      <text:p text:style-name="P324"><text:tab/>private JButton login = new JButton(Texts.LABEL_BUTTON_LOGIN);</text:p>
      <text:p text:style-name="P324"/>
      <text:p text:style-name="P324"><text:tab/>/**</text:p>
      <text:p text:style-name="P324"><text:tab/> * GUI control for obtaining the database location.</text:p>
      <text:p text:style-name="P324"><text:tab/> */</text:p>
      <text:p text:style-name="P324"><text:tab/>private JTextField dbHost = new JTextField();</text:p>
      <text:p text:style-name="P324"/>
      <text:p text:style-name="P324"><text:tab/>/**</text:p>
      <text:p text:style-name="P324"><text:tab/> * GUI control for obtaining the database port.</text:p>
      <text:p text:style-name="P324"><text:tab/> */</text:p>
      <text:p text:style-name="P324"><text:tab/>private JTextField dbPort = new JTextField();</text:p>
      <text:p text:style-name="P324"/>
      <text:p text:style-name="P324"><text:tab/>/**</text:p>
      <text:p text:style-name="P324"><text:tab/> * GUI control for obtaining the database name.</text:p>
      <text:p text:style-name="P324"><text:tab/> */</text:p>
      <text:p text:style-name="P324"><text:tab/>private JTextField dbName = new JTextField();</text:p>
      <text:p text:style-name="P324"/>
      <text:p text:style-name="P324"><text:tab/>/**</text:p>
      <text:p text:style-name="P324"><text:tab/> * Constructing login pane.</text:p>
      <text:p text:style-name="P324"><text:tab/> * </text:p>
      <text:p text:style-name="P324"><text:tab/> * @param parent</text:p>
      <text:p text:style-name="P324"><text:tab/> * <text:s text:c="11"/>The parent class.</text:p>
      <text:p text:style-name="P324"><text:tab/> * </text:p>
      <text:p text:style-name="P324"><text:tab/> * @author Momchil Anachkov</text:p>
      <text:p text:style-name="P324"><text:tab/> * </text:p>
      <text:p text:style-name="P324"><text:tab/> * @email mZer0000@gmail.com</text:p>
      <text:p text:style-name="P324"><text:tab/> * </text:p>
      <text:p text:style-name="P324"><text:tab/> * @date 16 Nov 2010</text:p>
      <text:p text:style-name="P324"><text:tab/> */</text:p>
      <text:p text:style-name="P324"><text:tab/>public LoginPane(final VitoshaTradeApplet parent) {</text:p>
      <text:p text:style-name="P324"><text:tab/><text:tab/>this.parent = parent;</text:p>
      <text:p text:style-name="P324"><text:tab/><text:tab/>this.setPreferredSize(new Dimension(VitoshaTradeApplet.EAST_PANE_WIDTH,</text:p>
      <text:p text:style-name="P324"><text:tab/><text:tab/><text:tab/><text:tab/>VitoshaTradeApplet.EAST_PANE_HEIGHT));</text:p>
      <text:p text:style-name="P324"/>
      <text:p text:style-name="P324"><text:tab/><text:tab/>setLayout(new GridLayout(25, 1));</text:p>
      <text:p text:style-name="P324"/>
      <text:p text:style-name="P324"><text:tab/><text:tab/>add(new JLabel(Texts.LABEL_DATABASE_HOST));</text:p>
      <text:p text:style-name="P324"><text:tab/><text:tab/>add(dbHost);</text:p>
      <text:p text:style-name="P324"/>
      <text:p text:style-name="P324"><text:tab/><text:tab/>add(new JLabel(Texts.LABEL_DATABASE_PORT));</text:p>
      <text:p text:style-name="P324"><text:tab/><text:tab/>add(dbPort);</text:p>
      <text:p text:style-name="P324"/>
      <text:p text:style-name="P324"><text:tab/><text:tab/>add(new JLabel(Texts.LABEL_DATABASE_NAME));</text:p>
      <text:p text:style-name="P324"><text:tab/><text:tab/>add(dbName);</text:p>
      <text:p text:style-name="P324"/>
      <text:p text:style-name="P324"><text:tab/><text:tab/>/*</text:p>
      <text:p text:style-name="P324"><text:tab/><text:tab/> * Load login properties.</text:p>
      <text:p text:style-name="P324"><text:tab/><text:tab/> */</text:p>
      <text:p text:style-name="P324"><text:tab/><text:tab/>try {</text:p>
      <text:p text:style-name="P324"><text:tab/><text:tab/><text:tab/>Properties p = new Properties();</text:p>
      <text:p text:style-name="P324"><text:tab/><text:tab/><text:tab/>FileInputStream in = new FileInputStream(Util.PROPERTIES_FILE_NAME);</text:p>
      <text:p text:style-name="P324"><text:tab/><text:tab/><text:tab/>p.load(in);</text:p>
      <text:p text:style-name="P324"><text:tab/><text:tab/><text:tab/>in.close();</text:p>
      <text:p text:style-name="P324"><text:tab/><text:tab/><text:tab/>dbHost.setText(p.getProperty("DatabaseHost"));</text:p>
      <text:p text:style-name="P324"><text:tab/><text:tab/><text:tab/>dbPort.setText(p.getProperty("DatabasePort"));</text:p>
      <text:p text:style-name="P324"><text:tab/><text:tab/><text:tab/>dbName.setText(p.getProperty("DatabaseName"));</text:p>
      <text:p text:style-name="P324"><text:tab/><text:tab/>} catch (Exception ex) {</text:p>
      <text:p text:style-name="P324"><text:tab/><text:tab/>}</text:p>
      <text:p text:style-name="P324"/>
      <text:p text:style-name="P324"><text:tab/><text:tab/>add(new JLabel(Texts.LABEL_USERNAME));</text:p>
      <text:p text:style-name="P324"><text:tab/><text:tab/>add(username);</text:p>
      <text:p text:style-name="P324"><text:tab/><text:tab/>add(new JLabel(Texts.LABEL_PASSWORD));</text:p>
      <text:p text:style-name="P324"><text:tab/><text:tab/>add(password);</text:p>
      <text:p text:style-name="P324"><text:tab/><text:tab/>add(login);</text:p>
      <text:p text:style-name="P324"><text:soft-page-break/></text:p>
      <text:p text:style-name="P324"><text:tab/><text:tab/>/*</text:p>
      <text:p text:style-name="P324"><text:tab/><text:tab/> * Listener for the login button.</text:p>
      <text:p text:style-name="P324"><text:tab/><text:tab/> */</text:p>
      <text:p text:style-name="P324"><text:tab/><text:tab/>login.addActionListener(new ActionListener() {</text:p>
      <text:p text:style-name="P324"><text:tab/><text:tab/><text:tab/>public void actionPerformed(ActionEvent e) {</text:p>
      <text:p text:style-name="P324"><text:tab/><text:tab/><text:tab/><text:tab/>parent.dbHelp.setDatabaseName(dbName.getText());</text:p>
      <text:p text:style-name="P324"><text:tab/><text:tab/><text:tab/><text:tab/>parent.dbHelp.setHost(dbHost.getText());</text:p>
      <text:p text:style-name="P324"><text:tab/><text:tab/><text:tab/><text:tab/>try {</text:p>
      <text:p text:style-name="P324"><text:tab/><text:tab/><text:tab/><text:tab/><text:tab/>parent.dbHelp.setPort((new Integer(dbPort.getText()))</text:p>
      <text:p text:style-name="P324"><text:tab/><text:tab/><text:tab/><text:tab/><text:tab/><text:tab/><text:tab/>.intValue());</text:p>
      <text:p text:style-name="P324"><text:tab/><text:tab/><text:tab/><text:tab/>} catch (Exception ex) {</text:p>
      <text:p text:style-name="P324"><text:tab/><text:tab/><text:tab/><text:tab/><text:tab/>System.err.println(Texts.ERROR_DATABASE_PORT);</text:p>
      <text:p text:style-name="P324"><text:tab/><text:tab/><text:tab/><text:tab/><text:tab/>// TODO Inform user that port should be number.</text:p>
      <text:p text:style-name="P324"><text:tab/><text:tab/><text:tab/><text:tab/>}</text:p>
      <text:p text:style-name="P324"><text:tab/><text:tab/><text:tab/><text:tab/>parent.dbHelp.setUsername(username.getText());</text:p>
      <text:p text:style-name="P324"><text:tab/><text:tab/><text:tab/><text:tab/>parent.dbHelp.setPassword(password.getText());</text:p>
      <text:p text:style-name="P324"><text:tab/><text:tab/><text:tab/><text:tab/>try {</text:p>
      <text:p text:style-name="P324"><text:tab/><text:tab/><text:tab/><text:tab/><text:tab/>parent.dbHelp.connect();</text:p>
      <text:p text:style-name="P324"/>
      <text:p text:style-name="P324"><text:tab/><text:tab/><text:tab/><text:tab/><text:tab/>/*</text:p>
      <text:p text:style-name="P324"><text:tab/><text:tab/><text:tab/><text:tab/><text:tab/> * Show network pane.</text:p>
      <text:p text:style-name="P324"><text:tab/><text:tab/><text:tab/><text:tab/><text:tab/> */</text:p>
      <text:p text:style-name="P324"><text:tab/><text:tab/><text:tab/><text:tab/><text:tab/>parent.showNetworkPane();</text:p>
      <text:p text:style-name="P324"><text:tab/><text:tab/><text:tab/><text:tab/>} catch (Exception ex) {</text:p>
      <text:p text:style-name="P324"><text:tab/><text:tab/><text:tab/><text:tab/><text:tab/>System.err.println(Texts.ERROR_DATABASE_CONNECT);</text:p>
      <text:p text:style-name="P324"><text:tab/><text:tab/><text:tab/><text:tab/><text:tab/>System.err.println(ex);</text:p>
      <text:p text:style-name="P324"/>
      <text:p text:style-name="P324"><text:tab/><text:tab/><text:tab/><text:tab/><text:tab/>/*</text:p>
      <text:p text:style-name="P324"><text:tab/><text:tab/><text:tab/><text:tab/><text:tab/> * Shows connection error.</text:p>
      <text:p text:style-name="P324"><text:tab/><text:tab/><text:tab/><text:tab/><text:tab/> */</text:p>
      <text:p text:style-name="P324"><text:tab/><text:tab/><text:tab/><text:tab/><text:tab/>showConnectionError();</text:p>
      <text:p text:style-name="P324"><text:tab/><text:tab/><text:tab/><text:tab/>}</text:p>
      <text:p text:style-name="P324"/>
      <text:p text:style-name="P324"><text:tab/><text:tab/><text:tab/><text:tab/>/*</text:p>
      <text:p text:style-name="P324"><text:tab/><text:tab/><text:tab/><text:tab/> * Save login properties.</text:p>
      <text:p text:style-name="P324"><text:tab/><text:tab/><text:tab/><text:tab/> */</text:p>
      <text:p text:style-name="P324"><text:tab/><text:tab/><text:tab/><text:tab/>try {</text:p>
      <text:p text:style-name="P324"><text:tab/><text:tab/><text:tab/><text:tab/><text:tab/>Properties p = new Properties();</text:p>
      <text:p text:style-name="P324"><text:tab/><text:tab/><text:tab/><text:tab/><text:tab/>FileInputStream allProperties = new FileInputStream(</text:p>
      <text:p text:style-name="P324"><text:tab/><text:tab/><text:tab/><text:tab/><text:tab/><text:tab/><text:tab/>Util.PROPERTIES_FILE_NAME);</text:p>
      <text:p text:style-name="P324"><text:tab/><text:tab/><text:tab/><text:tab/><text:tab/>p.load(allProperties);</text:p>
      <text:p text:style-name="P324"><text:tab/><text:tab/><text:tab/><text:tab/><text:tab/>p.setProperty("DatabaseHost", dbHost.getText());</text:p>
      <text:p text:style-name="P324"><text:tab/><text:tab/><text:tab/><text:tab/><text:tab/>p.setProperty("DatabasePort", dbPort.getText());</text:p>
      <text:p text:style-name="P324"><text:tab/><text:tab/><text:tab/><text:tab/><text:tab/>p.setProperty("DatabaseName", dbName.getText());</text:p>
      <text:p text:style-name="P324"/>
      <text:p text:style-name="P324"><text:tab/><text:tab/><text:tab/><text:tab/><text:tab/>FileOutputStream out = new FileOutputStream(</text:p>
      <text:p text:style-name="P324"><text:tab/><text:tab/><text:tab/><text:tab/><text:tab/><text:tab/><text:tab/>Util.PROPERTIES_FILE_NAME);</text:p>
      <text:p text:style-name="P324"><text:tab/><text:tab/><text:tab/><text:tab/><text:tab/>p.store(out, "");</text:p>
      <text:p text:style-name="P324"><text:tab/><text:tab/><text:tab/><text:tab/><text:tab/>allProperties.close();</text:p>
      <text:p text:style-name="P324"><text:tab/><text:tab/><text:tab/><text:tab/><text:tab/>out.close();</text:p>
      <text:p text:style-name="P324"><text:tab/><text:tab/><text:tab/><text:tab/>} catch (Exception ex) {</text:p>
      <text:p text:style-name="P324"><text:tab/><text:tab/><text:tab/><text:tab/>}</text:p>
      <text:p text:style-name="P324"><text:tab/><text:tab/><text:tab/>}</text:p>
      <text:p text:style-name="P324"><text:tab/><text:tab/>});</text:p>
      <text:p text:style-name="P324"/>
      <text:p text:style-name="P324"><text:tab/><text:tab/>password.setEchoChar('*');</text:p>
      <text:p text:style-name="P324"><text:tab/>}</text:p>
      <text:p text:style-name="P324"/>
      <text:p text:style-name="P324"><text:tab/>/**</text:p>
      <text:p text:style-name="P324"><text:tab/> * Shows error message when login fails.</text:p>
      <text:p text:style-name="P324"><text:tab/> * </text:p>
      <text:p text:style-name="P324"><text:tab/> * @author Ralitza Koleva</text:p>
      <text:p text:style-name="P324"><text:tab/> * </text:p>
      <text:p text:style-name="P324"><text:tab/> * @email rallly@abv.bg</text:p>
      <text:p text:style-name="P324"><text:tab/> * </text:p>
      <text:p text:style-name="P324"><text:tab/> * @date 24 Nov 2011</text:p>
      <text:p text:style-name="P324"><text:tab/> */</text:p>
      <text:p text:style-name="P324"><text:tab/>private void showConnectionError() {</text:p>
      <text:p text:style-name="P324"><text:tab/><text:tab/>InformationMessages error = new InformationMessages(</text:p>
      <text:p text:style-name="P324"><text:tab/><text:tab/><text:tab/><text:tab/>Texts.ERROR_DATABASE_CONNECT,</text:p>
      <text:p text:style-name="P324"><text:tab/><text:tab/><text:tab/><text:tab/>Texts.ERROR_DATABASE_CONNECT_TITLE, JOptionPane.ERROR_MESSAGE);</text:p>
      <text:p text:style-name="P324"><text:tab/><text:tab/>error.showMessage();</text:p>
      <text:p text:style-name="P324"><text:tab/><text:tab/>parent.showLoginPane();</text:p>
      <text:p text:style-name="P324"><text:tab/>}</text:p>
      <text:p text:style-name="P324">}</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oft-page-break/><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import java.awt.event.ItemEvent;</text:p>
      <text:p text:style-name="P325">import java.awt.event.ItemListener;</text:p>
      <text:p text:style-name="P325"/>
      <text:p text:style-name="P325">import javax.swing.JButton;</text:p>
      <text:p text:style-name="P325">import javax.swing.JLabel;</text:p>
      <text:p text:style-name="P325">import javax.swing.JOptionPane;</text:p>
      <text:p text:style-name="P325">import javax.swing.JPanel;</text:p>
      <text:p text:style-name="P325">import javax.swing.JComboBox;</text:p>
      <text:p text:style-name="P325"/>
      <text:p text:style-name="P325">/**</text:p>
      <text:p text:style-name="P325"><text:s/>* Panel with GUI controls for Neural Network Management.</text:p>
      <text:p text:style-name="P325"><text:s/>* </text:p>
      <text:p text:style-name="P325"><text:s/>* @author Momchil Anachkov</text:p>
      <text:p text:style-name="P325"><text:s/>* </text:p>
      <text:p text:style-name="P325"><text:s/>* @email mZer0000@gmail.com</text:p>
      <text:p text:style-name="P325"><text:s/>* </text:p>
      <text:p text:style-name="P325"><text:s/>* @date 18 Nov 2010</text:p>
      <text:p text:style-name="P325"><text:s/>*/</text:p>
      <text:p text:style-name="P325">class NetworkPane extends JPanel {</text:p>
      <text:p text:style-name="P325"/>
      <text:p text:style-name="P325"><text:tab/>/**</text:p>
      <text:p text:style-name="P325"><text:tab/> * Determines what filter should be applied when symbol and/or period are</text:p>
      <text:p text:style-name="P325"><text:tab/> * changed.</text:p>
      <text:p text:style-name="P325"><text:tab/> * </text:p>
      <text:p text:style-name="P325"><text:tab/> * @author Ralitza Koleva</text:p>
      <text:p text:style-name="P325"><text:tab/> * </text:p>
      <text:p text:style-name="P325"><text:tab/> * @email rallly@abv.bg</text:p>
      <text:p text:style-name="P325"><text:tab/> * </text:p>
      <text:p text:style-name="P325"><text:tab/> * @date 30 Oct 2011</text:p>
      <text:p text:style-name="P325"><text:tab/> */</text:p>
      <text:p text:style-name="P325"><text:tab/>private class SetFiltersBySimbolAndPeriod implements ItemListener {</text:p>
      <text:p text:style-name="P325"/>
      <text:p text:style-name="P325"><text:tab/><text:tab/>/**</text:p>
      <text:p text:style-name="P325"><text:tab/><text:tab/> * Calls functions to apply different filters depending on the chosen</text:p>
      <text:p text:style-name="P325"><text:tab/><text:tab/> * values in the drop down menus for currency pair and period.</text:p>
      <text:p text:style-name="P325"><text:tab/><text:tab/> * </text:p>
      <text:p text:style-name="P325"><text:tab/><text:tab/> * @author Ralitza Koleva</text:p>
      <text:p text:style-name="P325"><text:tab/><text:tab/> * </text:p>
      <text:p text:style-name="P325"><text:tab/><text:tab/> * @email rallly@abv.bg</text:p>
      <text:p text:style-name="P325"><text:tab/><text:tab/> * </text:p>
      <text:p text:style-name="P325"><text:tab/><text:tab/> * @date 30 Oct 2011</text:p>
      <text:p text:style-name="P325"><text:tab/><text:tab/> */</text:p>
      <text:p text:style-name="P325"><text:tab/><text:tab/>public void itemStateChanged(ItemEvent event) {</text:p>
      <text:p text:style-name="P325"/>
      <text:p text:style-name="P325"><text:tab/><text:tab/><text:tab/>/*</text:p>
      <text:p text:style-name="P325"><text:tab/><text:tab/><text:tab/> * If neither symbol, nor period is chosen, all ANN IDs are shown in</text:p>
      <text:p text:style-name="P325"><text:tab/><text:tab/><text:tab/> * the ANN ID JComboBox.</text:p>
      <text:p text:style-name="P325"><text:tab/><text:tab/><text:tab/> */</text:p>
      <text:p text:style-name="P325"><text:tab/><text:tab/><text:tab/>if ((networkSymbol.getItemCount() == 0 || "---"</text:p>
      <text:p text:style-name="P325"><text:tab/><text:tab/><text:tab/><text:tab/><text:tab/>.equals(networkSymbol.getSelectedItem()) == true)</text:p>
      <text:p text:style-name="P325"><text:tab/><text:tab/><text:tab/><text:tab/><text:tab/>&amp;&amp; (networkPeriod.getItemCount() == 0 || "---"</text:p>
      <text:p text:style-name="P325"><text:tab/><text:tab/><text:tab/><text:tab/><text:tab/><text:tab/><text:tab/>.equals(networkPeriod.getSelectedItem()) == true)) {</text:p>
      <text:p text:style-name="P325"/>
      <text:p text:style-name="P325"><text:tab/><text:tab/><text:tab/><text:tab/>/*</text:p>
      <text:p text:style-name="P325"><text:tab/><text:tab/><text:tab/><text:tab/> * Loads all ANN IDs.</text:p>
      <text:p text:style-name="P325"><text:tab/><text:tab/><text:tab/><text:tab/> */</text:p>
      <text:p text:style-name="P325"><text:tab/><text:tab/><text:tab/><text:tab/>setAllAnnIds();</text:p>
      <text:p text:style-name="P325"><text:tab/><text:tab/><text:tab/>}</text:p>
      <text:p text:style-name="P325"/>
      <text:p text:style-name="P325"><text:tab/><text:tab/><text:tab/>/*</text:p>
      <text:p text:style-name="P325"><text:tab/><text:tab/><text:tab/> * If both symbol and period are chosen, only corresponding ANN IDs</text:p>
      <text:p text:style-name="P325"><text:tab/><text:tab/><text:tab/> * are shown in the ANN ID JComboBox.</text:p>
      <text:p text:style-name="P325"><text:tab/><text:tab/><text:tab/> */</text:p>
      <text:p text:style-name="P325"><text:tab/><text:tab/><text:tab/>else if ((networkSymbol.getItemCount() &gt; 0 &amp;&amp; "---"</text:p>
      <text:p text:style-name="P325"><text:tab/><text:tab/><text:tab/><text:tab/><text:tab/>.equals(networkSymbol.getSelectedItem()) == false)</text:p>
      <text:p text:style-name="P325"><text:tab/><text:tab/><text:tab/><text:tab/><text:tab/>&amp;&amp; (networkPeriod.getItemCount() &gt; 0 &amp;&amp; "---"</text:p>
      <text:p text:style-name="P325"><text:tab/><text:tab/><text:tab/><text:tab/><text:tab/><text:tab/><text:tab/>.equals(networkPeriod.getSelectedItem()) == false)) {</text:p>
      <text:p text:style-name="P325"/>
      <text:p text:style-name="P325"><text:tab/><text:tab/><text:tab/><text:tab/>/*</text:p>
      <text:p text:style-name="P325"><text:tab/><text:tab/><text:tab/><text:tab/> * Loads ANN IDs depending on the chosen symbol and period.</text:p>
      <text:p text:style-name="P325"><text:tab/><text:tab/><text:tab/><text:tab/> */</text:p>
      <text:p text:style-name="P325"><text:tab/><text:tab/><text:tab/><text:tab/>try {</text:p>
      <text:p text:style-name="P325"><text:tab/><text:tab/><text:tab/><text:tab/><text:tab/>setFilteredAnnIdsBySymbolAndPeriod();</text:p>
      <text:p text:style-name="P325"><text:tab/><text:tab/><text:tab/><text:tab/>} catch (Exception e) {</text:p>
      <text:p text:style-name="P325"><text:tab/><text:tab/><text:tab/><text:tab/><text:tab/>// TODO: handle exception</text:p>
      <text:p text:style-name="P325"><text:tab/><text:tab/><text:tab/><text:tab/>}</text:p>
      <text:p text:style-name="P325"/>
      <text:p text:style-name="P325"><text:tab/><text:tab/><text:tab/><text:tab/>/*</text:p>
      <text:p text:style-name="P325"><text:tab/><text:tab/><text:tab/><text:tab/> * If only symbol is chosen, only corresponding ANN IDs are</text:p>
      <text:p text:style-name="P325"><text:tab/><text:tab/><text:tab/><text:tab/> * shown in the ANN ID JComboBox.</text:p>
      <text:p text:style-name="P325"><text:tab/><text:tab/><text:tab/><text:tab/> */</text:p>
      <text:p text:style-name="P325"><text:tab/><text:tab/><text:tab/>} else if ((networkSymbol.getItemCount() &gt; 0 &amp;&amp; "---"</text:p>
      <text:p text:style-name="P325"><text:tab/><text:tab/><text:tab/><text:tab/><text:tab/>.equals(networkSymbol.getSelectedItem()) == false)</text:p>
      <text:p text:style-name="P325"><text:tab/><text:tab/><text:tab/><text:tab/><text:tab/>&amp;&amp; (networkPeriod.getItemCount() &gt; 0 &amp;&amp; "---"</text:p>
      <text:p text:style-name="P325"><text:tab/><text:tab/><text:tab/><text:tab/><text:tab/><text:tab/><text:tab/>.equals(networkPeriod.getSelectedItem()) == true)) {</text:p>
      <text:p text:style-name="P325"/>
      <text:p text:style-name="P325"><text:soft-page-break/><text:tab/><text:tab/><text:tab/><text:tab/>/*</text:p>
      <text:p text:style-name="P325"><text:tab/><text:tab/><text:tab/><text:tab/> * Loads ANN IDs depending on the chosen symbol.</text:p>
      <text:p text:style-name="P325"><text:tab/><text:tab/><text:tab/><text:tab/> */</text:p>
      <text:p text:style-name="P325"><text:tab/><text:tab/><text:tab/><text:tab/>try {</text:p>
      <text:p text:style-name="P325"><text:tab/><text:tab/><text:tab/><text:tab/><text:tab/>setFilteredAnnIdsBySymbol();</text:p>
      <text:p text:style-name="P325"><text:tab/><text:tab/><text:tab/><text:tab/>} catch (Exception e) {</text:p>
      <text:p text:style-name="P325"><text:tab/><text:tab/><text:tab/><text:tab/><text:tab/>// TODO: handle exception</text:p>
      <text:p text:style-name="P325"><text:tab/><text:tab/><text:tab/><text:tab/>}</text:p>
      <text:p text:style-name="P325"/>
      <text:p text:style-name="P325"><text:tab/><text:tab/><text:tab/><text:tab/>/*</text:p>
      <text:p text:style-name="P325"><text:tab/><text:tab/><text:tab/><text:tab/> * If only period is chosen, only corresponding ANN IDs are</text:p>
      <text:p text:style-name="P325"><text:tab/><text:tab/><text:tab/><text:tab/> * shown in the ANN ID JComboBox.</text:p>
      <text:p text:style-name="P325"><text:tab/><text:tab/><text:tab/><text:tab/> */</text:p>
      <text:p text:style-name="P325"><text:tab/><text:tab/><text:tab/>} else if ((networkSymbol.getItemCount() &gt; 0 &amp;&amp; "---"</text:p>
      <text:p text:style-name="P325"><text:tab/><text:tab/><text:tab/><text:tab/><text:tab/>.equals(networkSymbol.getSelectedItem()) == true)</text:p>
      <text:p text:style-name="P325"><text:tab/><text:tab/><text:tab/><text:tab/><text:tab/>&amp;&amp; (networkPeriod.getItemCount() &gt; 0 &amp;&amp; "---"</text:p>
      <text:p text:style-name="P325"><text:tab/><text:tab/><text:tab/><text:tab/><text:tab/><text:tab/><text:tab/>.equals(networkPeriod.getSelectedItem()) == false)) {</text:p>
      <text:p text:style-name="P325"/>
      <text:p text:style-name="P325"><text:tab/><text:tab/><text:tab/><text:tab/>/*</text:p>
      <text:p text:style-name="P325"><text:tab/><text:tab/><text:tab/><text:tab/> * Load ANN IDs depending on the chosen period.</text:p>
      <text:p text:style-name="P325"><text:tab/><text:tab/><text:tab/><text:tab/> */</text:p>
      <text:p text:style-name="P325"><text:tab/><text:tab/><text:tab/><text:tab/>try {</text:p>
      <text:p text:style-name="P325"><text:tab/><text:tab/><text:tab/><text:tab/><text:tab/>setFilteredAnnIdsByPeriod();</text:p>
      <text:p text:style-name="P325"><text:tab/><text:tab/><text:tab/><text:tab/>} catch (Exception e) {</text:p>
      <text:p text:style-name="P325"><text:tab/><text:tab/><text:tab/><text:tab/><text:tab/>// TODO: handle exception</text:p>
      <text:p text:style-name="P325"><text:tab/><text:tab/><text:tab/><text:tab/>}</text:p>
      <text:p text:style-name="P325"><text:tab/><text:tab/><text:tab/>}</text:p>
      <text:p text:style-name="P325"><text:tab/><text:tab/>}</text:p>
      <text:p text:style-name="P325"/>
      <text:p text:style-name="P325"><text:tab/><text:tab/>/**</text:p>
      <text:p text:style-name="P325"><text:tab/><text:tab/> * Shows all ANN IDs in the ANN ID JComboBox.</text:p>
      <text:p text:style-name="P325"><text:tab/><text:tab/> * </text:p>
      <text:p text:style-name="P325"><text:tab/><text:tab/> * @author Ralitza Koleva</text:p>
      <text:p text:style-name="P325"><text:tab/><text:tab/> * </text:p>
      <text:p text:style-name="P325"><text:tab/><text:tab/> * @email rallly@abv.bg</text:p>
      <text:p text:style-name="P325"><text:tab/><text:tab/> * </text:p>
      <text:p text:style-name="P325"><text:tab/><text:tab/> * @date 29 Oct 2011</text:p>
      <text:p text:style-name="P325"><text:tab/><text:tab/> */</text:p>
      <text:p text:style-name="P325"><text:tab/><text:tab/>public void setAllAnnIds() {</text:p>
      <text:p text:style-name="P325"><text:tab/><text:tab/><text:tab/>String listIds[][] = parent.dbHelp.loadAnnList();</text:p>
      <text:p text:style-name="P325"><text:tab/><text:tab/><text:tab/>networkId.removeAllItems();</text:p>
      <text:p text:style-name="P325"><text:tab/><text:tab/><text:tab/>networkId.addItem("---");</text:p>
      <text:p text:style-name="P325"><text:tab/><text:tab/><text:tab/>for (int i = 0; i &lt; listIds.length; i++) {</text:p>
      <text:p text:style-name="P325"><text:tab/><text:tab/><text:tab/><text:tab/>networkId.addItem(listIds[i][2]);</text:p>
      <text:p text:style-name="P325"><text:tab/><text:tab/><text:tab/>}</text:p>
      <text:p text:style-name="P325"><text:tab/><text:tab/>}</text:p>
      <text:p text:style-name="P325"/>
      <text:p text:style-name="P325"><text:tab/><text:tab/>/**</text:p>
      <text:p text:style-name="P325"><text:tab/><text:tab/> * Shows ANN IDs in the ANN ID JComboBox filtered by symbol and period.</text:p>
      <text:p text:style-name="P325"><text:tab/><text:tab/> * </text:p>
      <text:p text:style-name="P325"><text:tab/><text:tab/> * @author Ralitza Koleva</text:p>
      <text:p text:style-name="P325"><text:tab/><text:tab/> * </text:p>
      <text:p text:style-name="P325"><text:tab/><text:tab/> * @email rallly@abv.bg</text:p>
      <text:p text:style-name="P325"><text:tab/><text:tab/> * </text:p>
      <text:p text:style-name="P325"><text:tab/><text:tab/> * @date 29 Oct 2011</text:p>
      <text:p text:style-name="P325"><text:tab/><text:tab/> */</text:p>
      <text:p text:style-name="P325"><text:tab/><text:tab/>public void setFilteredAnnIdsBySymbolAndPeriod() {</text:p>
      <text:p text:style-name="P325"><text:tab/><text:tab/><text:tab/>String selectedSymbol = networkSymbol.getSelectedItem().toString();</text:p>
      <text:p text:style-name="P325"><text:tab/><text:tab/><text:tab/>int selectedPeriod = ((SymbolPeriodKeyValue) networkPeriod</text:p>
      <text:p text:style-name="P325"><text:tab/><text:tab/><text:tab/><text:tab/><text:tab/>.getSelectedItem()).getKey();</text:p>
      <text:p text:style-name="P325"><text:tab/><text:tab/><text:tab/>networkId.removeAllItems();</text:p>
      <text:p text:style-name="P325"><text:tab/><text:tab/><text:tab/>networkId.addItem("---");</text:p>
      <text:p text:style-name="P325"><text:tab/><text:tab/><text:tab/>String listFilteredId[][] = parent.dbHelp.loadAnnList(</text:p>
      <text:p text:style-name="P325"><text:tab/><text:tab/><text:tab/><text:tab/><text:tab/>selectedSymbol, selectedPeriod);</text:p>
      <text:p text:style-name="P325"><text:tab/><text:tab/><text:tab/>try {</text:p>
      <text:p text:style-name="P325"><text:tab/><text:tab/><text:tab/><text:tab/>for (int i = 0; i &lt; listFilteredId.length; i++) {</text:p>
      <text:p text:style-name="P325"><text:tab/><text:tab/><text:tab/><text:tab/><text:tab/>networkId.addItem(listFilteredId[i][2]);</text:p>
      <text:p text:style-name="P325"><text:tab/><text:tab/><text:tab/><text:tab/>}</text:p>
      <text:p text:style-name="P325"><text:tab/><text:tab/><text:tab/>} catch (Exception e) {</text:p>
      <text:p text:style-name="P325"/>
      <text:p text:style-name="P325"><text:tab/><text:tab/><text:tab/>}</text:p>
      <text:p text:style-name="P325"><text:tab/><text:tab/>}</text:p>
      <text:p text:style-name="P325"/>
      <text:p text:style-name="P325"><text:tab/><text:tab/>/**</text:p>
      <text:p text:style-name="P325"><text:tab/><text:tab/> * Shows ANN IDs in the ANN ID JComboBox filtered by period.</text:p>
      <text:p text:style-name="P325"><text:tab/><text:tab/> * </text:p>
      <text:p text:style-name="P325"><text:tab/><text:tab/> * @author Ralitza Koleva</text:p>
      <text:p text:style-name="P325"><text:tab/><text:tab/> * </text:p>
      <text:p text:style-name="P325"><text:tab/><text:tab/> * @email rallly@abv.bg</text:p>
      <text:p text:style-name="P325"><text:tab/><text:tab/> * </text:p>
      <text:p text:style-name="P325"><text:tab/><text:tab/> * @date 29 Oct 2011</text:p>
      <text:p text:style-name="P325"><text:tab/><text:tab/> */</text:p>
      <text:p text:style-name="P325"><text:tab/><text:tab/>public void setFilteredAnnIdsByPeriod() {</text:p>
      <text:p text:style-name="P325"><text:tab/><text:tab/><text:tab/>int selectedPeriod = ((SymbolPeriodKeyValue) networkPeriod</text:p>
      <text:p text:style-name="P325"><text:tab/><text:tab/><text:tab/><text:tab/><text:tab/>.getSelectedItem()).getKey();</text:p>
      <text:p text:style-name="P325"><text:tab/><text:tab/><text:tab/>networkId.removeAllItems();</text:p>
      <text:p text:style-name="P325"><text:tab/><text:tab/><text:tab/>networkId.addItem("---");</text:p>
      <text:p text:style-name="P325"><text:tab/><text:tab/><text:tab/>String listFilteredId[][] = parent.dbHelp</text:p>
      <text:p text:style-name="P325"><text:tab/><text:tab/><text:tab/><text:tab/><text:tab/>.loadAnnListByPeriod(selectedPeriod);</text:p>
      <text:p text:style-name="P325"><text:tab/><text:tab/><text:tab/>try {</text:p>
      <text:p text:style-name="P325"><text:tab/><text:tab/><text:tab/><text:tab/>for (int i = 0; i &lt; listFilteredId.length; i++) {</text:p>
      <text:p text:style-name="P325"><text:tab/><text:tab/><text:tab/><text:tab/><text:tab/>networkId.addItem(listFilteredId[i][2]);</text:p>
      <text:p text:style-name="P325"><text:tab/><text:tab/><text:tab/><text:tab/>}</text:p>
      <text:p text:style-name="P325"><text:tab/><text:tab/><text:tab/>} catch (Exception e) {</text:p>
      <text:p text:style-name="P325"/>
      <text:p text:style-name="P325"><text:tab/><text:tab/><text:tab/>}</text:p>
      <text:p text:style-name="P325"><text:tab/><text:tab/>}</text:p>
      <text:p text:style-name="P325"/>
      <text:p text:style-name="P325"><text:tab/><text:tab/>/**</text:p>
      <text:p text:style-name="P325"><text:tab/><text:tab/> * Shows ANN IDs in the ANN ID JComboBox filtered by symbol.</text:p>
      <text:p text:style-name="P325"><text:tab/><text:tab/> * </text:p>
      <text:p text:style-name="P325"><text:tab/><text:tab/> * @author Ralitza Koleva</text:p>
      <text:p text:style-name="P325"><text:tab/><text:tab/> * </text:p>
      <text:p text:style-name="P325"><text:soft-page-break/><text:tab/><text:tab/> * @email rallly@abv.bg</text:p>
      <text:p text:style-name="P325"><text:tab/><text:tab/> * </text:p>
      <text:p text:style-name="P325"><text:tab/><text:tab/> * @date 29 Oct 2011</text:p>
      <text:p text:style-name="P325"><text:tab/><text:tab/> */</text:p>
      <text:p text:style-name="P325"><text:tab/><text:tab/>public void setFilteredAnnIdsBySymbol() {</text:p>
      <text:p text:style-name="P325"><text:tab/><text:tab/><text:tab/>String selectedSymbol = networkSymbol.getSelectedItem().toString();</text:p>
      <text:p text:style-name="P325"><text:tab/><text:tab/><text:tab/>networkId.removeAllItems();</text:p>
      <text:p text:style-name="P325"><text:tab/><text:tab/><text:tab/>networkId.addItem("---");</text:p>
      <text:p text:style-name="P325"><text:tab/><text:tab/><text:tab/>String listFilteredId[][] = parent.dbHelp</text:p>
      <text:p text:style-name="P325"><text:tab/><text:tab/><text:tab/><text:tab/><text:tab/>.loadAnnListBySymbol(selectedSymbol);</text:p>
      <text:p text:style-name="P325"><text:tab/><text:tab/><text:tab/>try {</text:p>
      <text:p text:style-name="P325"><text:tab/><text:tab/><text:tab/><text:tab/>for (int i = 0; i &lt; listFilteredId.length; i++) {</text:p>
      <text:p text:style-name="P325"><text:tab/><text:tab/><text:tab/><text:tab/><text:tab/>networkId.addItem(listFilteredId[i][2]);</text:p>
      <text:p text:style-name="P325"><text:tab/><text:tab/><text:tab/><text:tab/>}</text:p>
      <text:p text:style-name="P325"><text:tab/><text:tab/><text:tab/>} catch (Exception e) {</text:p>
      <text:p text:style-name="P325"/>
      <text:p text:style-name="P325"><text:tab/><text:tab/><text:tab/>}</text:p>
      <text:p text:style-name="P325"><text:tab/><text:tab/>}</text:p>
      <text:p text:style-name="P325"><text:tab/>};</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and selecting network symbol.</text:p>
      <text:p text:style-name="P325"><text:tab/> */</text:p>
      <text:p text:style-name="P325"><text:tab/>private JComboBox networkSymbol = new JComboBox();</text:p>
      <text:p text:style-name="P325"/>
      <text:p text:style-name="P325"><text:tab/>/**</text:p>
      <text:p text:style-name="P325"><text:tab/> * GUI control for obtaining and selecting network period.</text:p>
      <text:p text:style-name="P325"><text:tab/> */</text:p>
      <text:p text:style-name="P325"><text:tab/>private JComboBox networkPeriod = new JComboBox();</text:p>
      <text:p text:style-name="P325"/>
      <text:p text:style-name="P325"><text:tab/>/**</text:p>
      <text:p text:style-name="P325"><text:tab/> * GUI control for obtaining and selecting network ID.</text:p>
      <text:p text:style-name="P325"><text:tab/> */</text:p>
      <text:p text:style-name="P325"><text:tab/>private JComboBox networkId = new JComboBox();</text:p>
      <text:p text:style-name="P325"/>
      <text:p text:style-name="P325"><text:tab/>/**</text:p>
      <text:p text:style-name="P325"><text:tab/> * GUI control for loading a selected network.</text:p>
      <text:p text:style-name="P325"><text:tab/> */</text:p>
      <text:p text:style-name="P325"><text:tab/>private JButton load = new JButton();</text:p>
      <text:p text:style-name="P325"/>
      <text:p text:style-name="P325"><text:tab/>/**</text:p>
      <text:p text:style-name="P325"><text:tab/> * GUI control for saving a selected network.</text:p>
      <text:p text:style-name="P325"><text:tab/> */</text:p>
      <text:p text:style-name="P325"><text:tab/>private JButton save = new JButton();</text:p>
      <text:p text:style-name="P325"/>
      <text:p text:style-name="P325"><text:tab/>/**</text:p>
      <text:p text:style-name="P325"><text:tab/> * GUI control for rearrange neurons.</text:p>
      <text:p text:style-name="P325"><text:tab/> */</text:p>
      <text:p text:style-name="P325"><text:tab/>private JButton rearrange = new JButton();</text:p>
      <text:p text:style-name="P325"/>
      <text:p text:style-name="P325"><text:tab/>/**</text:p>
      <text:p text:style-name="P325"><text:tab/> * GUI control for updating ANN server information.</text:p>
      <text:p text:style-name="P325"><text:tab/> */</text:p>
      <text:p text:style-name="P325"><text:tab/>private JButton refresh = new JButton();</text:p>
      <text:p text:style-name="P325"/>
      <text:p text:style-name="P325"><text:tab/>/**</text:p>
      <text:p text:style-name="P325"><text:tab/> * Constructing network pane.</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8 Nov 2010</text:p>
      <text:p text:style-name="P325"><text:tab/> */</text:p>
      <text:p text:style-name="P325"><text:tab/>public Network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SYMBOL));</text:p>
      <text:p text:style-name="P325"><text:tab/><text:tab/>add(networkSymbol);</text:p>
      <text:p text:style-name="P325"><text:tab/><text:tab/>networkSymbol.setEditable(false);</text:p>
      <text:p text:style-name="P325"><text:tab/><text:tab/>networkSymbol.addItemListener(new SetFiltersBySimbolAndPeriod());</text:p>
      <text:p text:style-name="P325"/>
      <text:p text:style-name="P325"><text:tab/><text:tab/>add(new JLabel(Texts.LABEL_PERIOD));</text:p>
      <text:p text:style-name="P325"><text:tab/><text:tab/>add(networkPeriod);</text:p>
      <text:p text:style-name="P325"><text:tab/><text:tab/>networkPeriod.setEditable(false);</text:p>
      <text:p text:style-name="P325"><text:tab/><text:tab/>networkPeriod.addItemListener(new SetFiltersBySimbolAndPeriod());</text:p>
      <text:p text:style-name="P325"/>
      <text:p text:style-name="P325"><text:tab/><text:tab/>add(new JLabel(Texts.LABEL_ANN_ID));</text:p>
      <text:p text:style-name="P325"><text:tab/><text:tab/>add(networkId);</text:p>
      <text:p text:style-name="P325"><text:tab/><text:tab/>networkId.setEditable(false);</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soft-page-break/><text:tab/><text:tab/>add(load);</text:p>
      <text:p text:style-name="P325"><text:tab/><text:tab/>load.setText(Texts.LABEL_BUTTON_LOAD);</text:p>
      <text:p text:style-name="P325"><text:tab/><text:tab/>load.addActionListener(new ActionListener() {</text:p>
      <text:p text:style-name="P325"><text:tab/><text:tab/><text:tab/>public void actionPerformed(ActionEvent arg0) {</text:p>
      <text:p text:style-name="P325"><text:tab/><text:tab/><text:tab/><text:tab/>try {</text:p>
      <text:p text:style-name="P325"><text:tab/><text:tab/><text:tab/><text:tab/><text:tab/>int ann_id = Integer.parseInt((String) networkId</text:p>
      <text:p text:style-name="P325"><text:tab/><text:tab/><text:tab/><text:tab/><text:tab/><text:tab/><text:tab/>.getSelectedItem());</text:p>
      <text:p text:style-name="P325"><text:tab/><text:tab/><text:tab/><text:tab/><text:tab/>parent.ann = parent.dbHelp.loadAnn(ann_id);</text:p>
      <text:p text:style-name="P325"><text:tab/><text:tab/><text:tab/><text:tab/><text:tab/>parent.workArea.repaint();</text:p>
      <text:p text:style-name="P325"><text:tab/><text:tab/><text:tab/><text:tab/>} catch (Exception ex) {</text:p>
      <text:p text:style-name="P325"><text:tab/><text:tab/><text:tab/><text:tab/><text:tab/>showInformationMessage();</text:p>
      <text:p text:style-name="P325"><text:tab/><text:tab/><text:tab/><text:tab/>}</text:p>
      <text:p text:style-name="P325"><text:tab/><text:tab/><text:tab/>}</text:p>
      <text:p text:style-name="P325"><text:tab/><text:tab/>});</text:p>
      <text:p text:style-name="P325"/>
      <text:p text:style-name="P325"><text:tab/><text:tab/>add(save);</text:p>
      <text:p text:style-name="P325"><text:tab/><text:tab/>save.setText(Texts.LABEL_BUTTON_SAVE);</text:p>
      <text:p text:style-name="P325"><text:tab/><text:tab/>save.addActionListener(new ActionListener() {</text:p>
      <text:p text:style-name="P325"><text:tab/><text:tab/><text:tab/>public void actionPerformed(ActionEvent arg0) {</text:p>
      <text:p text:style-name="P325"><text:tab/><text:tab/><text:tab/><text:tab/>try {</text:p>
      <text:p text:style-name="P325"><text:tab/><text:tab/><text:tab/><text:tab/><text:tab/>parent.dbHelp.saveAnn(parent.ann);</text:p>
      <text:p text:style-name="P325"><text:tab/><text:tab/><text:tab/><text:tab/>} catch (Exception ex) {</text:p>
      <text:p text:style-name="P325"><text:tab/><text:tab/><text:tab/><text:tab/><text:tab/>showInformationMessage();</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rearrange);</text:p>
      <text:p text:style-name="P325"><text:tab/><text:tab/>rearrange.setText(Texts.LABEL_BUTTON_REARRANGE);</text:p>
      <text:p text:style-name="P325"><text:tab/><text:tab/>rearrange.addActionListener(new ActionListener() {</text:p>
      <text:p text:style-name="P325"><text:tab/><text:tab/><text:tab/>public void actionPerformed(ActionEvent arg0) {</text:p>
      <text:p text:style-name="P325"><text:tab/><text:tab/><text:tab/><text:tab/>if (parent == null) {</text:p>
      <text:p text:style-name="P325"><text:tab/><text:tab/><text:tab/><text:tab/><text:tab/>return;</text:p>
      <text:p text:style-name="P325"><text:tab/><text:tab/><text:tab/><text:tab/>}</text:p>
      <text:p text:style-name="P325"><text:tab/><text:tab/><text:tab/><text:tab/>if (parent.ann == null) {</text:p>
      <text:p text:style-name="P325"><text:tab/><text:tab/><text:tab/><text:tab/><text:tab/>return;</text:p>
      <text:p text:style-name="P325"><text:tab/><text:tab/><text:tab/><text:tab/>}</text:p>
      <text:p text:style-name="P325"><text:tab/><text:tab/><text:tab/><text:tab/>if (parent.ann.flags == null) {</text:p>
      <text:p text:style-name="P325"><text:tab/><text:tab/><text:tab/><text:tab/><text:tab/>return;</text:p>
      <text:p text:style-name="P325"><text:tab/><text:tab/><text:tab/><text:tab/>}</text:p>
      <text:p text:style-name="P325"/>
      <text:p text:style-name="P325"><text:tab/><text:tab/><text:tab/><text:tab/>int width = parent.workArea.getWidth();</text:p>
      <text:p text:style-name="P325"><text:tab/><text:tab/><text:tab/><text:tab/>int height = parent.workArea.getHeight();</text:p>
      <text:p text:style-name="P325"/>
      <text:p text:style-name="P325"><text:tab/><text:tab/><text:tab/><text:tab/>int idy = height / (parent.ann.numberOfInputNeurons() + 2);</text:p>
      <text:p text:style-name="P325"><text:tab/><text:tab/><text:tab/><text:tab/>int hdy = height / (parent.ann.numberOfHiddenNeurons() + 2);</text:p>
      <text:p text:style-name="P325"><text:tab/><text:tab/><text:tab/><text:tab/>int ody = height / (parent.ann.numberOfOutputNeurons() + 2);</text:p>
      <text:p text:style-name="P325"/>
      <text:p text:style-name="P325"><text:tab/><text:tab/><text:tab/><text:tab/>for (int k = 0, i = idy, h = hdy, o = ody; k &lt; parent.ann.flags.length; k++) {</text:p>
      <text:p text:style-name="P325"><text:tab/><text:tab/><text:tab/><text:tab/><text:tab/>if (parent.ann.flags[k] == ArtificialNeuralNetwork.INPUT_NEURON) {</text:p>
      <text:p text:style-name="P325"><text:tab/><text:tab/><text:tab/><text:tab/><text:tab/><text:tab/>parent.ann.coordinates[k][0] = 20;</text:p>
      <text:p text:style-name="P325"><text:tab/><text:tab/><text:tab/><text:tab/><text:tab/><text:tab/>parent.ann.coordinates[k][1] = i;</text:p>
      <text:p text:style-name="P325"><text:tab/><text:tab/><text:tab/><text:tab/><text:tab/><text:tab/>i += idy;</text:p>
      <text:p text:style-name="P325"><text:tab/><text:tab/><text:tab/><text:tab/><text:tab/>}</text:p>
      <text:p text:style-name="P325"><text:tab/><text:tab/><text:tab/><text:tab/><text:tab/>if (parent.ann.flags[k] == ArtificialNeuralNetwork.REGULAR_NEURON) {</text:p>
      <text:p text:style-name="P325"><text:tab/><text:tab/><text:tab/><text:tab/><text:tab/><text:tab/>parent.ann.coordinates[k][0] = width / 2;</text:p>
      <text:p text:style-name="P325"><text:tab/><text:tab/><text:tab/><text:tab/><text:tab/><text:tab/>parent.ann.coordinates[k][1] = h;</text:p>
      <text:p text:style-name="P325"><text:tab/><text:tab/><text:tab/><text:tab/><text:tab/><text:tab/>h += hdy;</text:p>
      <text:p text:style-name="P325"><text:tab/><text:tab/><text:tab/><text:tab/><text:tab/>}</text:p>
      <text:p text:style-name="P325"><text:tab/><text:tab/><text:tab/><text:tab/><text:tab/>if (parent.ann.flags[k] == ArtificialNeuralNetwork.OUTPUT_NEURON) {</text:p>
      <text:p text:style-name="P325"><text:tab/><text:tab/><text:tab/><text:tab/><text:tab/><text:tab/>parent.ann.coordinates[k][0] = width - 20;</text:p>
      <text:p text:style-name="P325"><text:tab/><text:tab/><text:tab/><text:tab/><text:tab/><text:tab/>parent.ann.coordinates[k][1] = o;</text:p>
      <text:p text:style-name="P325"><text:tab/><text:tab/><text:tab/><text:tab/><text:tab/><text:tab/>o += ody;</text:p>
      <text:p text:style-name="P325"><text:tab/><text:tab/><text:tab/><text:tab/><text:tab/>}</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refresh);</text:p>
      <text:p text:style-name="P325"><text:tab/><text:tab/>refresh.setText(Texts.LABEL_BUTTON_REFRESH);</text:p>
      <text:p text:style-name="P325"><text:tab/><text:tab/>refresh.doClick(10000);</text:p>
      <text:p text:style-name="P325"><text:tab/><text:tab/>refresh.addActionListener(new ActionListener() {</text:p>
      <text:p text:style-name="P325"><text:tab/><text:tab/><text:tab/>public void actionPerformed(ActionEvent arg0) {</text:p>
      <text:p text:style-name="P325"><text:tab/><text:tab/><text:tab/><text:tab/>String listSymbol[][] = parent.dbHelp.loadCurrencyPairs();</text:p>
      <text:p text:style-name="P325"><text:tab/><text:tab/><text:tab/><text:tab/>String listPeriod[][] = parent.dbHelp.loadPeriods();</text:p>
      <text:p text:style-name="P325"><text:tab/><text:tab/><text:tab/><text:tab/>String listIds[][] = parent.dbHelp.loadAnnList();</text:p>
      <text:p text:style-name="P325"><text:tab/><text:tab/><text:tab/><text:tab/>if (listSymbol == null || listPeriod == null || listIds == null) {</text:p>
      <text:p text:style-name="P325"><text:tab/><text:tab/><text:tab/><text:tab/><text:tab/>return;</text:p>
      <text:p text:style-name="P325"><text:tab/><text:tab/><text:tab/><text:tab/>}</text:p>
      <text:p text:style-name="P325"/>
      <text:p text:style-name="P325"><text:tab/><text:tab/><text:tab/><text:tab/>networkSymbol.removeAllItems();</text:p>
      <text:p text:style-name="P325"><text:tab/><text:tab/><text:tab/><text:tab/>networkPeriod.removeAllItems();</text:p>
      <text:p text:style-name="P325"><text:tab/><text:tab/><text:tab/><text:tab/>networkSymbol.addItem("---");</text:p>
      <text:p text:style-name="P325"><text:tab/><text:tab/><text:tab/><text:tab/>networkPeriod.addItem("---");</text:p>
      <text:p text:style-name="P325"/>
      <text:p text:style-name="P325"><text:tab/><text:tab/><text:tab/><text:tab/>/*</text:p>
      <text:p text:style-name="P325"><text:tab/><text:tab/><text:tab/><text:tab/> * Loads a drop down menu with symbols.</text:p>
      <text:p text:style-name="P325"><text:tab/><text:tab/><text:tab/><text:tab/> */</text:p>
      <text:p text:style-name="P325"><text:tab/><text:tab/><text:tab/><text:tab/>for (int i = 0; i &lt; listSymbol.length; i++) {</text:p>
      <text:p text:style-name="P325"><text:tab/><text:tab/><text:tab/><text:tab/><text:tab/>networkSymbol.addItem(listSymbol[i][0]);</text:p>
      <text:p text:style-name="P325"><text:tab/><text:tab/><text:tab/><text:tab/>}</text:p>
      <text:p text:style-name="P325"/>
      <text:p text:style-name="P325"><text:tab/><text:tab/><text:tab/><text:tab/>/*</text:p>
      <text:p text:style-name="P325"><text:soft-page-break/><text:tab/><text:tab/><text:tab/><text:tab/> * Loads a drop down menu with periods.</text:p>
      <text:p text:style-name="P325"><text:tab/><text:tab/><text:tab/><text:tab/> */</text:p>
      <text:p text:style-name="P325"><text:tab/><text:tab/><text:tab/><text:tab/>for (int i = 0; i &lt; listPeriod.length; i++) {</text:p>
      <text:p text:style-name="P325"><text:tab/><text:tab/><text:tab/><text:tab/><text:tab/>networkPeriod.addItem(new SymbolPeriodKeyValue(</text:p>
      <text:p text:style-name="P325"><text:tab/><text:tab/><text:tab/><text:tab/><text:tab/><text:tab/><text:tab/>listPeriod[i][0], listPeriod[i][1]));</text:p>
      <text:p text:style-name="P325"><text:tab/><text:tab/><text:tab/><text:tab/>}</text:p>
      <text:p text:style-name="P325"><text:tab/><text:tab/><text:tab/>}</text:p>
      <text:p text:style-name="P325"><text:tab/><text:tab/>});</text:p>
      <text:p text:style-name="P325"><text:tab/>}</text:p>
      <text:p text:style-name="P325"/>
      <text:p text:style-name="P325"><text:tab/>/**</text:p>
      <text:p text:style-name="P325"><text:tab/> * Shows a message if no ANN ID is selected to load/save.</text:p>
      <text:p text:style-name="P325"><text:tab/> * </text:p>
      <text:p text:style-name="P325"><text:tab/> * @author Ralitza Koleva</text:p>
      <text:p text:style-name="P325"><text:tab/> * </text:p>
      <text:p text:style-name="P325"><text:tab/> * @email rallly@abv.bg</text:p>
      <text:p text:style-name="P325"><text:tab/> * </text:p>
      <text:p text:style-name="P325"><text:tab/> * @date 05 Dec 2011</text:p>
      <text:p text:style-name="P325"><text:tab/> */</text:p>
      <text:p text:style-name="P325"><text:tab/>private void showInformationMessage() {</text:p>
      <text:p text:style-name="P325"><text:tab/><text:tab/>InformationMessages error = new InformationMessages(</text:p>
      <text:p text:style-name="P325"><text:tab/><text:tab/><text:tab/><text:tab/>Texts.INFORMATION_SELECT_ANN_ID,</text:p>
      <text:p text:style-name="P325"><text:tab/><text:tab/><text:tab/><text:tab/>Texts.INFORMATION_SELECT_ANN_ID_TITLE,</text:p>
      <text:p text:style-name="P325"><text:tab/><text:tab/><text:tab/><text:tab/>JOptionPane.INFORMATION_MESSAGE);</text:p>
      <text:p text:style-name="P325"><text:tab/><text:tab/>error.showMessage();</text:p>
      <text:p text:style-name="P325"><text:tab/>}</text:p>
      <text:p text:style-name="P325">}</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Dimension;</text:p>
      <text:p text:style-name="P326">import java.awt.GridLayout;</text:p>
      <text:p text:style-name="P326">import java.awt.event.ActionEvent;</text:p>
      <text:p text:style-name="P326">import java.awt.event.ActionListener;</text:p>
      <text:p text:style-name="P326"/>
      <text:p text:style-name="P326">import javax.swing.JLabel;</text:p>
      <text:p text:style-name="P326">import javax.swing.JPanel;</text:p>
      <text:p text:style-name="P326">import javax.swing.JCheckBox;</text:p>
      <text:p text:style-name="P326">import javax.swing.JTextField;</text:p>
      <text:p text:style-name="P326"/>
      <text:p text:style-name="P326">/**</text:p>
      <text:p text:style-name="P326"><text:s/>* Panel with GUI controls for Neuron Management.</text:p>
      <text:p text:style-name="P326"><text:s/>* </text:p>
      <text:p text:style-name="P326"><text:s/>* @author Momchil Anachkov</text:p>
      <text:p text:style-name="P326"><text:s/>* </text:p>
      <text:p text:style-name="P326"><text:s/>* @email mZer0000@gmail.com</text:p>
      <text:p text:style-name="P326"><text:s/>* </text:p>
      <text:p text:style-name="P326"><text:s/>* @date 18 Nov 2010</text:p>
      <text:p text:style-name="P326"><text:s/>*/</text:p>
      <text:p text:style-name="P326">class NeuronPane extends JPanel {</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GUI control for obtaining the ID of a specific neuron.</text:p>
      <text:p text:style-name="P326"><text:tab/> */</text:p>
      <text:p text:style-name="P326"><text:tab/>private JTextField neuronNumber = new JTextField();</text:p>
      <text:p text:style-name="P326"/>
      <text:p text:style-name="P326"><text:soft-page-break/><text:tab/>/**</text:p>
      <text:p text:style-name="P326"><text:tab/> * GUI control for obtaining and setting the input flag for a specific</text:p>
      <text:p text:style-name="P326"><text:tab/> * neuron.</text:p>
      <text:p text:style-name="P326"><text:tab/> */</text:p>
      <text:p text:style-name="P326"><text:tab/>private JCheckBox inputCheckbox;</text:p>
      <text:p text:style-name="P326"/>
      <text:p text:style-name="P326"><text:tab/>/**</text:p>
      <text:p text:style-name="P326"><text:tab/> * GUI control for obtaining and setting the output flag for a specific</text:p>
      <text:p text:style-name="P326"><text:tab/> * neuron.</text:p>
      <text:p text:style-name="P326"><text:tab/> */</text:p>
      <text:p text:style-name="P326"><text:tab/>private JCheckBox outputCheckbox;</text:p>
      <text:p text:style-name="P326"/>
      <text:p text:style-name="P326"><text:tab/>/**</text:p>
      <text:p text:style-name="P326"><text:tab/> * GUI control for obtaining and setting the regular flag for a specific</text:p>
      <text:p text:style-name="P326"><text:tab/> * neuron.</text:p>
      <text:p text:style-name="P326"><text:tab/> */</text:p>
      <text:p text:style-name="P326"><text:tab/>private JCheckBox regularCheckbox;</text:p>
      <text:p text:style-name="P326"/>
      <text:p text:style-name="P326"><text:tab/>/**</text:p>
      <text:p text:style-name="P326"><text:tab/> * GUI control for obtaining and setting the BIAS flag for a specific</text:p>
      <text:p text:style-name="P326"><text:tab/> * neuron.</text:p>
      <text:p text:style-name="P326"><text:tab/> */</text:p>
      <text:p text:style-name="P326"><text:tab/>private JCheckBox biasCheckbox;</text:p>
      <text:p text:style-name="P326"/>
      <text:p text:style-name="P326"><text:tab/>/**</text:p>
      <text:p text:style-name="P326"><text:tab/> * GUI control for obtaining and setting X location of a specific neuron.</text:p>
      <text:p text:style-name="P326"><text:tab/> */</text:p>
      <text:p text:style-name="P326"><text:tab/>JTextField axisX = new JTextField();</text:p>
      <text:p text:style-name="P326"/>
      <text:p text:style-name="P326"><text:tab/>/**</text:p>
      <text:p text:style-name="P326"><text:tab/> * GUI control for obtaining and setting the Y location of a specific</text:p>
      <text:p text:style-name="P326"><text:tab/> * neuron.</text:p>
      <text:p text:style-name="P326"><text:tab/> */</text:p>
      <text:p text:style-name="P326"><text:tab/>JTextField axisY = new JTextField();</text:p>
      <text:p text:style-name="P326"/>
      <text:p text:style-name="P326"><text:tab/>/**</text:p>
      <text:p text:style-name="P326"><text:tab/> * GUI control for obtaining neuron signal.</text:p>
      <text:p text:style-name="P326"><text:tab/> */</text:p>
      <text:p text:style-name="P326"><text:tab/>JTextField signal = new JTextField();</text:p>
      <text:p text:style-name="P326"/>
      <text:p text:style-name="P326"><text:tab/>/**</text:p>
      <text:p text:style-name="P326"><text:tab/> * GUI control for obtaining neuron error.</text:p>
      <text:p text:style-name="P326"><text:tab/> */</text:p>
      <text:p text:style-name="P326"><text:tab/>JTextField error = new JTextField();</text:p>
      <text:p text:style-name="P326"/>
      <text:p text:style-name="P326"><text:tab/>/**</text:p>
      <text:p text:style-name="P326"><text:tab/> * Constructing neuron pane.</text:p>
      <text:p text:style-name="P326"><text:tab/> * </text:p>
      <text:p text:style-name="P326"><text:tab/> * @param parent</text:p>
      <text:p text:style-name="P326"><text:tab/> * <text:s text:c="11"/>The parent class.</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Nov 2010</text:p>
      <text:p text:style-name="P326"><text:tab/> */</text:p>
      <text:p text:style-name="P326"><text:tab/>public NeuronPane(final VitoshaTradeApplet parent) {</text:p>
      <text:p text:style-name="P326"><text:tab/><text:tab/>this.parent = parent;</text:p>
      <text:p text:style-name="P326"><text:tab/><text:tab/>this.setPreferredSize(new Dimension(VitoshaTradeApplet.EAST_PANE_WIDTH,</text:p>
      <text:p text:style-name="P326"><text:tab/><text:tab/><text:tab/><text:tab/>VitoshaTradeApplet.EAST_PANE_HEIGHT));</text:p>
      <text:p text:style-name="P326"/>
      <text:p text:style-name="P326"><text:tab/><text:tab/>setLayout(new GridLayout(25, 1));</text:p>
      <text:p text:style-name="P326"/>
      <text:p text:style-name="P326"><text:tab/><text:tab/>add(new JLabel(Texts.LABEL_NUMBER));</text:p>
      <text:p text:style-name="P326"><text:tab/><text:tab/>add(neuronNumber);</text:p>
      <text:p text:style-name="P326"><text:tab/><text:tab/>neuronNumber.setEditable(false);</text:p>
      <text:p text:style-name="P326"/>
      <text:p text:style-name="P326"><text:tab/><text:tab/>/*</text:p>
      <text:p text:style-name="P326"><text:tab/><text:tab/> * GUI control for obtaining and setting the flags of a specific neuron.</text:p>
      <text:p text:style-name="P326"><text:tab/><text:tab/> */</text:p>
      <text:p text:style-name="P326"><text:tab/><text:tab/>biasCheckbox = new JCheckBox(Texts.LABEL_BIAS_NEURON);</text:p>
      <text:p text:style-name="P326"><text:tab/><text:tab/>inputCheckbox = new JCheckBox(Texts.LABEL_INPUT_NEURON);</text:p>
      <text:p text:style-name="P326"><text:tab/><text:tab/>outputCheckbox = new JCheckBox(Texts.LABEL_OUTPUT_NEURON);</text:p>
      <text:p text:style-name="P326"><text:tab/><text:tab/>regularCheckbox = new JCheckBox(Texts.LABEL_REGULAR_NEURON);</text:p>
      <text:p text:style-name="P326"><text:tab/><text:tab/>add(inputCheckbox);</text:p>
      <text:p text:style-name="P326"><text:tab/><text:tab/>add(outputCheckbox);</text:p>
      <text:p text:style-name="P326"><text:tab/><text:tab/>add(regularCheckbox);</text:p>
      <text:p text:style-name="P326"><text:tab/><text:tab/>add(biasCheckbox);</text:p>
      <text:p text:style-name="P326"/>
      <text:p text:style-name="P326"><text:tab/><text:tab/>// TODO add(new JLabel(Texts.LABEL_SIGNAL));</text:p>
      <text:p text:style-name="P326"><text:tab/><text:tab/>// TODO add(signal);</text:p>
      <text:p text:style-name="P326"/>
      <text:p text:style-name="P326"><text:tab/><text:tab/>// TODO add(new JLabel(Texts.LABEL_ERROR));</text:p>
      <text:p text:style-name="P326"><text:tab/><text:tab/>// TODO add(error);</text:p>
      <text:p text:style-name="P326"/>
      <text:p text:style-name="P326"><text:tab/><text:tab/>add(new JLabel(Texts.LABEL_X_COORDINATE));</text:p>
      <text:p text:style-name="P326"><text:tab/><text:tab/>add(axisX);</text:p>
      <text:p text:style-name="P326"/>
      <text:p text:style-name="P326"><text:tab/><text:tab/>add(new JLabel(Texts.LABEL_Y_COORDINATE));</text:p>
      <text:p text:style-name="P326"><text:tab/><text:tab/>add(axisY);</text:p>
      <text:p text:style-name="P326"/>
      <text:p text:style-name="P326"><text:tab/><text:tab/>inputCheckbox.addActionListener(new ActionListener() {</text:p>
      <text:p text:style-name="P326"><text:tab/><text:tab/><text:tab/>public void actionPerformed(ActionEvent arg0) {</text:p>
      <text:p text:style-name="P326"><text:tab/><text:tab/><text:tab/><text:tab/>if (inputCheckbox.isSelected() == true) {</text:p>
      <text:p text:style-name="P326"><text:tab/><text:tab/><text:tab/><text:tab/><text:tab/>parent.ann.flags[Integer.parseInt(neuronNumber.getText())] |= ArtificialNeuralNetwork.INPUT_NEURON;</text:p>
      <text:p text:style-name="P326"><text:tab/><text:tab/><text:tab/><text:tab/>} else {</text:p>
      <text:p text:style-name="P326"><text:tab/><text:tab/><text:tab/><text:tab/><text:tab/>parent.ann.flags[Integer.parseInt(neuronNumber.getText())] &amp;= (~ArtificialNeuralNetwork.INPUT_NEURON);</text:p>
      <text:p text:style-name="P326"><text:tab/><text:tab/><text:tab/><text:tab/>}</text:p>
      <text:p text:style-name="P326"><text:tab/><text:tab/><text:tab/><text:tab/>parent.workArea.repaint();</text:p>
      <text:p text:style-name="P326"><text:tab/><text:tab/><text:tab/>}</text:p>
      <text:p text:style-name="P326"><text:soft-page-break/><text:tab/><text:tab/>});</text:p>
      <text:p text:style-name="P326"/>
      <text:p text:style-name="P326"><text:tab/><text:tab/>outputCheckbox.addActionListener(new ActionListener() {</text:p>
      <text:p text:style-name="P326"><text:tab/><text:tab/><text:tab/>public void actionPerformed(ActionEvent arg0) {</text:p>
      <text:p text:style-name="P326"><text:tab/><text:tab/><text:tab/><text:tab/>if (outputCheckbox.isSelected() == true) {</text:p>
      <text:p text:style-name="P326"><text:tab/><text:tab/><text:tab/><text:tab/><text:tab/>parent.ann.flags[Integer.parseInt(neuronNumber.getText())] |= ArtificialNeuralNetwork.OUTPUT_NEURON;</text:p>
      <text:p text:style-name="P326"><text:tab/><text:tab/><text:tab/><text:tab/>} else {</text:p>
      <text:p text:style-name="P326"><text:tab/><text:tab/><text:tab/><text:tab/><text:tab/>parent.ann.flags[Integer.parseInt(neuronNumber.getText())] &amp;= (~ArtificialNeuralNetwork.OUTPUT_NEURON);</text:p>
      <text:p text:style-name="P326"><text:tab/><text:tab/><text:tab/><text:tab/>}</text:p>
      <text:p text:style-name="P326"><text:tab/><text:tab/><text:tab/><text:tab/>parent.workArea.repaint();</text:p>
      <text:p text:style-name="P326"><text:tab/><text:tab/><text:tab/>}</text:p>
      <text:p text:style-name="P326"><text:tab/><text:tab/>});</text:p>
      <text:p text:style-name="P326"/>
      <text:p text:style-name="P326"><text:tab/><text:tab/>regularCheckbox.addActionListener(new ActionListener() {</text:p>
      <text:p text:style-name="P326"><text:tab/><text:tab/><text:tab/>public void actionPerformed(ActionEvent arg0) {</text:p>
      <text:p text:style-name="P326"><text:tab/><text:tab/><text:tab/><text:tab/>if (regularCheckbox.isSelected() == true) {</text:p>
      <text:p text:style-name="P326"><text:tab/><text:tab/><text:tab/><text:tab/><text:tab/>parent.ann.flags[Integer.parseInt(neuronNumber.getText())] |= ArtificialNeuralNetwork.REGULAR_NEURON;</text:p>
      <text:p text:style-name="P326"><text:tab/><text:tab/><text:tab/><text:tab/>} else {</text:p>
      <text:p text:style-name="P326"><text:tab/><text:tab/><text:tab/><text:tab/><text:tab/>parent.ann.flags[Integer.parseInt(neuronNumber.getText())] &amp;= (~ArtificialNeuralNetwork.REGULAR_NEURON);</text:p>
      <text:p text:style-name="P326"><text:tab/><text:tab/><text:tab/><text:tab/>}</text:p>
      <text:p text:style-name="P326"><text:tab/><text:tab/><text:tab/><text:tab/>parent.workArea.repaint();</text:p>
      <text:p text:style-name="P326"><text:tab/><text:tab/><text:tab/>}</text:p>
      <text:p text:style-name="P326"><text:tab/><text:tab/>});</text:p>
      <text:p text:style-name="P326"/>
      <text:p text:style-name="P326"><text:tab/><text:tab/>biasCheckbox.addActionListener(new ActionListener() {</text:p>
      <text:p text:style-name="P326"><text:tab/><text:tab/><text:tab/>public void actionPerformed(ActionEvent arg0) {</text:p>
      <text:p text:style-name="P326"><text:tab/><text:tab/><text:tab/><text:tab/>if (biasCheckbox.isSelected() == true) {</text:p>
      <text:p text:style-name="P326"><text:tab/><text:tab/><text:tab/><text:tab/><text:tab/>parent.ann.flags[Integer.parseInt(neuronNumber.getText())] |= ArtificialNeuralNetwork.BIAS_NEURON;</text:p>
      <text:p text:style-name="P326"><text:tab/><text:tab/><text:tab/><text:tab/>} else {</text:p>
      <text:p text:style-name="P326"><text:tab/><text:tab/><text:tab/><text:tab/><text:tab/>parent.ann.flags[Integer.parseInt(neuronNumber.getText())] &amp;= (~ArtificialNeuralNetwork.BIAS_NEURON);</text:p>
      <text:p text:style-name="P326"><text:tab/><text:tab/><text:tab/><text:tab/>}</text:p>
      <text:p text:style-name="P326"><text:tab/><text:tab/><text:tab/><text:tab/>parent.workArea.repaint();</text:p>
      <text:p text:style-name="P326"><text:tab/><text:tab/><text:tab/>}</text:p>
      <text:p text:style-name="P326"><text:tab/><text:tab/>});</text:p>
      <text:p text:style-name="P326"/>
      <text:p text:style-name="P326"><text:tab/><text:tab/>signal.addActionListener(new ActionListener() {</text:p>
      <text:p text:style-name="P326"><text:tab/><text:tab/><text:tab/>public void actionPerformed(ActionEvent �) {</text:p>
      <text:p text:style-name="P326"><text:tab/><text:tab/><text:tab/><text:tab/>parent.ann.signals[Integer.parseInt(neuronNumber.getText())] = Double</text:p>
      <text:p text:style-name="P326"><text:tab/><text:tab/><text:tab/><text:tab/><text:tab/><text:tab/>.parseDouble(signal.getText());</text:p>
      <text:p text:style-name="P326"><text:tab/><text:tab/><text:tab/><text:tab/>parent.workArea.repaint();</text:p>
      <text:p text:style-name="P326"><text:tab/><text:tab/><text:tab/>}</text:p>
      <text:p text:style-name="P326"><text:tab/><text:tab/>});</text:p>
      <text:p text:style-name="P326"/>
      <text:p text:style-name="P326"><text:tab/><text:tab/>error.addActionListener(new ActionListener() {</text:p>
      <text:p text:style-name="P326"><text:tab/><text:tab/><text:tab/>public void actionPerformed(ActionEvent �) {</text:p>
      <text:p text:style-name="P326"><text:tab/><text:tab/><text:tab/><text:tab/>parent.ann.errors[Integer.parseInt(neuronNumber.getText())] = Double</text:p>
      <text:p text:style-name="P326"><text:tab/><text:tab/><text:tab/><text:tab/><text:tab/><text:tab/>.parseDouble(error.getText());</text:p>
      <text:p text:style-name="P326"><text:tab/><text:tab/><text:tab/><text:tab/>parent.workArea.repaint();</text:p>
      <text:p text:style-name="P326"><text:tab/><text:tab/><text:tab/>}</text:p>
      <text:p text:style-name="P326"><text:tab/><text:tab/>});</text:p>
      <text:p text:style-name="P326"/>
      <text:p text:style-name="P326"><text:tab/><text:tab/>axisX.addActionListener(new ActionListener() {</text:p>
      <text:p text:style-name="P326"><text:tab/><text:tab/><text:tab/>public void actionPerformed(ActionEvent �) {</text:p>
      <text:p text:style-name="P326"><text:tab/><text:tab/><text:tab/><text:tab/>parent.ann.coordinates[Integer.parseInt(neuronNumber.getText())][0] = Integer</text:p>
      <text:p text:style-name="P326"><text:tab/><text:tab/><text:tab/><text:tab/><text:tab/><text:tab/>.parseInt(axisX.getText());</text:p>
      <text:p text:style-name="P326"><text:tab/><text:tab/><text:tab/><text:tab/>parent.workArea.repaint();</text:p>
      <text:p text:style-name="P326"><text:tab/><text:tab/><text:tab/>}</text:p>
      <text:p text:style-name="P326"><text:tab/><text:tab/>});</text:p>
      <text:p text:style-name="P326"/>
      <text:p text:style-name="P326"><text:tab/><text:tab/>axisY.addActionListener(new ActionListener() {</text:p>
      <text:p text:style-name="P326"><text:tab/><text:tab/><text:tab/>public void actionPerformed(ActionEvent �) {</text:p>
      <text:p text:style-name="P326"><text:tab/><text:tab/><text:tab/><text:tab/>parent.ann.coordinates[Integer.parseInt(neuronNumber.getText())][1] = Integer</text:p>
      <text:p text:style-name="P326"><text:tab/><text:tab/><text:tab/><text:tab/><text:tab/><text:tab/>.parseInt(axisY.getText());</text:p>
      <text:p text:style-name="P326"><text:tab/><text:tab/><text:tab/><text:tab/>parent.workArea.repaint();</text:p>
      <text:p text:style-name="P326"><text:tab/><text:tab/><text:tab/>}</text:p>
      <text:p text:style-name="P326"><text:tab/><text:tab/>});</text:p>
      <text:p text:style-name="P326"><text:tab/>}</text:p>
      <text:p text:style-name="P326"/>
      <text:p text:style-name="P326"><text:tab/>/**</text:p>
      <text:p text:style-name="P326"><text:tab/> * Loading neuron properties.</text:p>
      <text:p text:style-name="P326"><text:tab/> * </text:p>
      <text:p text:style-name="P326"><text:tab/> * @param neuronIndex</text:p>
      <text:p text:style-name="P326"><text:tab/> * <text:s text:c="11"/>Number of selected neuron.</text:p>
      <text:p text:style-name="P326"><text:tab/> * </text:p>
      <text:p text:style-name="P326"><text:tab/> * @param flags</text:p>
      <text:p text:style-name="P326"><text:tab/> * <text:s text:c="11"/>Flags of selected neuron.</text:p>
      <text:p text:style-name="P326"><text:tab/> * </text:p>
      <text:p text:style-name="P326"><text:tab/> * @param coordinateX</text:p>
      <text:p text:style-name="P326"><text:tab/> * <text:s text:c="11"/>X coordinate of selected neuron.</text:p>
      <text:p text:style-name="P326"><text:tab/> * </text:p>
      <text:p text:style-name="P326"><text:tab/> * @param coordinateY</text:p>
      <text:p text:style-name="P326"><text:tab/> * <text:s text:c="11"/>Y coordinate of selected neuron.</text:p>
      <text:p text:style-name="P326"><text:tab/> * </text:p>
      <text:p text:style-name="P326"><text:tab/> * @param neuronConnectionActivity</text:p>
      <text:p text:style-name="P326"><text:tab/> * <text:s text:c="11"/>Activity of neuron connection with itself.</text:p>
      <text:p text:style-name="P326"><text:tab/> * </text:p>
      <text:p text:style-name="P326"><text:tab/> * @param neuronConnectionWeight</text:p>
      <text:p text:style-name="P326"><text:tab/> * <text:s text:c="11"/>Weight of neuron connection with itself.</text:p>
      <text:p text:style-name="P326"><text:tab/> * </text:p>
      <text:p text:style-name="P326"><text:tab/> * @author Momchil Anachkov</text:p>
      <text:p text:style-name="P326"><text:tab/> * </text:p>
      <text:p text:style-name="P326"><text:tab/> * @email mZer0000@gmail.com</text:p>
      <text:p text:style-name="P326"><text:tab/> * </text:p>
      <text:p text:style-name="P326"><text:tab/> * @date 01 Feb 2010</text:p>
      <text:p text:style-name="P326"><text:tab/> */</text:p>
      <text:p text:style-name="P326"><text:tab/>void setValues(int neuronIndex, int flags, int coordinateX,</text:p>
      <text:p text:style-name="P326"><text:tab/><text:tab/><text:tab/>int coordinateY, double neuronSignal, double neuronError) {</text:p>
      <text:p text:style-name="P326"><text:tab/><text:tab/>neuronNumber.setText(Integer.toString(neuronIndex));</text:p>
      <text:p text:style-name="P326"><text:soft-page-break/></text:p>
      <text:p text:style-name="P326"><text:tab/><text:tab/>switch (flags) {</text:p>
      <text:p text:style-name="P326"><text:tab/><text:tab/>case (ArtificialNeuralNetwork.REGULAR_NEURON):</text:p>
      <text:p text:style-name="P326"><text:tab/><text:tab/><text:tab/>inputCheckbox.setSelected(false);</text:p>
      <text:p text:style-name="P326"><text:tab/><text:tab/><text:tab/>outputCheckbox.setSelected(false);</text:p>
      <text:p text:style-name="P326"><text:tab/><text:tab/><text:tab/>regularCheckbox.setSelected(true);</text:p>
      <text:p text:style-name="P326"><text:tab/><text:tab/><text:tab/>biasCheckbox.setSelected(false);</text:p>
      <text:p text:style-name="P326"><text:tab/><text:tab/><text:tab/>break;</text:p>
      <text:p text:style-name="P326"><text:tab/><text:tab/>case (ArtificialNeuralNetwork.BIAS_NEURON):</text:p>
      <text:p text:style-name="P326"><text:tab/><text:tab/><text:tab/>inputCheckbox.setSelected(false);</text:p>
      <text:p text:style-name="P326"><text:tab/><text:tab/><text:tab/>outputCheckbox.setSelected(false);</text:p>
      <text:p text:style-name="P326"><text:tab/><text:tab/><text:tab/>regularCheckbox.setSelected(false);</text:p>
      <text:p text:style-name="P326"><text:tab/><text:tab/><text:tab/>biasCheckbox.setSelected(true);</text:p>
      <text:p text:style-name="P326"><text:tab/><text:tab/><text:tab/>break;</text:p>
      <text:p text:style-name="P326"><text:tab/><text:tab/>case (ArtificialNeuralNetwork.INPUT_NEURON):</text:p>
      <text:p text:style-name="P326"><text:tab/><text:tab/><text:tab/>inputCheckbox.setSelected(true);</text:p>
      <text:p text:style-name="P326"><text:tab/><text:tab/><text:tab/>outputCheckbox.setSelected(false);</text:p>
      <text:p text:style-name="P326"><text:tab/><text:tab/><text:tab/>regularCheckbox.setSelected(false);</text:p>
      <text:p text:style-name="P326"><text:tab/><text:tab/><text:tab/>biasCheckbox.setSelected(false);</text:p>
      <text:p text:style-name="P326"><text:tab/><text:tab/><text:tab/>break;</text:p>
      <text:p text:style-name="P326"><text:tab/><text:tab/>case (ArtificialNeuralNetwork.BIAS_NEURON | ArtificialNeuralNetwork.INPUT_NEURON):</text:p>
      <text:p text:style-name="P326"><text:tab/><text:tab/><text:tab/>inputCheckbox.setSelected(true);</text:p>
      <text:p text:style-name="P326"><text:tab/><text:tab/><text:tab/>outputCheckbox.setSelected(false);</text:p>
      <text:p text:style-name="P326"><text:tab/><text:tab/><text:tab/>regularCheckbox.setSelected(false);</text:p>
      <text:p text:style-name="P326"><text:tab/><text:tab/><text:tab/>biasCheckbox.setSelected(true);</text:p>
      <text:p text:style-name="P326"><text:tab/><text:tab/><text:tab/>break;</text:p>
      <text:p text:style-name="P326"><text:tab/><text:tab/>case (ArtificialNeuralNetwork.OUTPUT_NEURON):</text:p>
      <text:p text:style-name="P326"><text:tab/><text:tab/><text:tab/>inputCheckbox.setSelected(false);</text:p>
      <text:p text:style-name="P326"><text:tab/><text:tab/><text:tab/>outputCheckbox.setSelected(true);</text:p>
      <text:p text:style-name="P326"><text:tab/><text:tab/><text:tab/>regularCheckbox.setSelected(false);</text:p>
      <text:p text:style-name="P326"><text:tab/><text:tab/><text:tab/>biasCheckbox.setSelected(false);</text:p>
      <text:p text:style-name="P326"><text:tab/><text:tab/><text:tab/>break;</text:p>
      <text:p text:style-name="P326"><text:tab/><text:tab/>case (ArtificialNeuralNetwork.BIAS_NEURON | ArtificialNeuralNetwork.OUTPUT_NEURON):</text:p>
      <text:p text:style-name="P326"><text:tab/><text:tab/><text:tab/>inputCheckbox.setSelected(false);</text:p>
      <text:p text:style-name="P326"><text:tab/><text:tab/><text:tab/>outputCheckbox.setSelected(true);</text:p>
      <text:p text:style-name="P326"><text:tab/><text:tab/><text:tab/>regularCheckbox.setSelected(false);</text:p>
      <text:p text:style-name="P326"><text:tab/><text:tab/><text:tab/>biasCheckbox.setSelected(true);</text:p>
      <text:p text:style-name="P326"><text:tab/><text:tab/><text:tab/>break;</text:p>
      <text:p text:style-name="P326"><text:tab/><text:tab/>case (ArtificialNeuralNetwork.INPUT_NEURON | ArtificialNeuralNetwork.OUTPUT_NEURON):</text:p>
      <text:p text:style-name="P326"><text:tab/><text:tab/><text:tab/>inputCheckbox.setSelected(true);</text:p>
      <text:p text:style-name="P326"><text:tab/><text:tab/><text:tab/>outputCheckbox.setSelected(true);</text:p>
      <text:p text:style-name="P326"><text:tab/><text:tab/><text:tab/>regularCheckbox.setSelected(false);</text:p>
      <text:p text:style-name="P326"><text:tab/><text:tab/><text:tab/>biasCheckbox.setSelected(false);</text:p>
      <text:p text:style-name="P326"><text:tab/><text:tab/><text:tab/>break;</text:p>
      <text:p text:style-name="P326"><text:tab/><text:tab/>case (ArtificialNeuralNetwork.BIAS_NEURON</text:p>
      <text:p text:style-name="P326"><text:tab/><text:tab/><text:tab/><text:tab/>| ArtificialNeuralNetwork.INPUT_NEURON | ArtificialNeuralNetwork.OUTPUT_NEURON):</text:p>
      <text:p text:style-name="P326"><text:tab/><text:tab/><text:tab/>inputCheckbox.setSelected(true);</text:p>
      <text:p text:style-name="P326"><text:tab/><text:tab/><text:tab/>outputCheckbox.setSelected(true);</text:p>
      <text:p text:style-name="P326"><text:tab/><text:tab/><text:tab/>regularCheckbox.setSelected(false);</text:p>
      <text:p text:style-name="P326"><text:tab/><text:tab/><text:tab/>biasCheckbox.setSelected(true);</text:p>
      <text:p text:style-name="P326"><text:tab/><text:tab/><text:tab/>break;</text:p>
      <text:p text:style-name="P326"><text:tab/><text:tab/>}</text:p>
      <text:p text:style-name="P326"/>
      <text:p text:style-name="P326"><text:tab/><text:tab/>axisX.setText(Integer.toString(coordinateX));</text:p>
      <text:p text:style-name="P326"><text:tab/><text:tab/>axisY.setText(Integer.toString(coordinateY));</text:p>
      <text:p text:style-name="P326"><text:tab/><text:tab/>error.setText(Double.toString(neuronError));</text:p>
      <text:p text:style-name="P326"><text:tab/><text:tab/>signal.setText(Double.toString(neuronSignal));</text:p>
      <text:p text:style-name="P326"><text:tab/>}</text:p>
      <text:p text:style-name="P326">}</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Dimension;</text:p>
      <text:p text:style-name="P326">import java.awt.GridLayout;</text:p>
      <text:p text:style-name="P326">import java.awt.event.ActionEvent;</text:p>
      <text:p text:style-name="P326">import java.awt.event.ActionListener;</text:p>
      <text:p text:style-name="P326"><text:soft-page-break/>import java.awt.event.KeyAdapter;</text:p>
      <text:p text:style-name="P326">import java.awt.event.KeyEvent;</text:p>
      <text:p text:style-name="P326"/>
      <text:p text:style-name="P326">import javax.swing.JButton;</text:p>
      <text:p text:style-name="P326">import javax.swing.JComboBox;</text:p>
      <text:p text:style-name="P326">import javax.swing.JLabel;</text:p>
      <text:p text:style-name="P326">import javax.swing.JOptionPane;</text:p>
      <text:p text:style-name="P326">import javax.swing.JPanel;</text:p>
      <text:p text:style-name="P326">import javax.swing.JTextField;</text:p>
      <text:p text:style-name="P326"/>
      <text:p text:style-name="P326">/**</text:p>
      <text:p text:style-name="P326"><text:s/>* Panel with GUI controls for a new ANN management.</text:p>
      <text:p text:style-name="P326"><text:s/>* </text:p>
      <text:p text:style-name="P326"><text:s/>* @author Ralitza Koleva</text:p>
      <text:p text:style-name="P326"><text:s/>* </text:p>
      <text:p text:style-name="P326"><text:s/>* @email rallly@abv.bg</text:p>
      <text:p text:style-name="P326"><text:s/>* </text:p>
      <text:p text:style-name="P326"><text:s/>* @date 18 Sep 2011</text:p>
      <text:p text:style-name="P326"><text:s/>*/</text:p>
      <text:p text:style-name="P326">class NewAnnPane extends JPanel {</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GUI control for obtaining the ANN kind (shows symbols).</text:p>
      <text:p text:style-name="P326"><text:tab/> */</text:p>
      <text:p text:style-name="P326"><text:tab/>private JComboBox networkSymbol = new JComboBox();</text:p>
      <text:p text:style-name="P326"/>
      <text:p text:style-name="P326"><text:tab/>/**</text:p>
      <text:p text:style-name="P326"><text:tab/> * GUI control for obtaining the ANN kind (shows period).</text:p>
      <text:p text:style-name="P326"><text:tab/> */</text:p>
      <text:p text:style-name="P326"><text:tab/>private JComboBox networkPeriod = new JComboBox();</text:p>
      <text:p text:style-name="P326"/>
      <text:p text:style-name="P326"><text:tab/>/**</text:p>
      <text:p text:style-name="P326"><text:tab/> * GUI control for number of neurons.</text:p>
      <text:p text:style-name="P326"><text:tab/> */</text:p>
      <text:p text:style-name="P326"><text:tab/>private JTextField networkNumberNeurons = new JTextField();</text:p>
      <text:p text:style-name="P326"/>
      <text:p text:style-name="P326"><text:tab/>/**</text:p>
      <text:p text:style-name="P326"><text:tab/> * GUI control for updating ANN server information.</text:p>
      <text:p text:style-name="P326"><text:tab/> */</text:p>
      <text:p text:style-name="P326"><text:tab/>private JButton refresh = new JButton();</text:p>
      <text:p text:style-name="P326"/>
      <text:p text:style-name="P326"><text:tab/>/**</text:p>
      <text:p text:style-name="P326"><text:tab/> * GUI control for saving a new network.</text:p>
      <text:p text:style-name="P326"><text:tab/> */</text:p>
      <text:p text:style-name="P326"><text:tab/>private JButton save = new JButton();</text:p>
      <text:p text:style-name="P326"/>
      <text:p text:style-name="P326"><text:tab/>/**</text:p>
      <text:p text:style-name="P326"><text:tab/> * Constructing new ANN pane.</text:p>
      <text:p text:style-name="P326"><text:tab/> * </text:p>
      <text:p text:style-name="P326"><text:tab/> * @param parent</text:p>
      <text:p text:style-name="P326"><text:tab/> * <text:s text:c="11"/>The parent class.</text:p>
      <text:p text:style-name="P326"><text:tab/> * </text:p>
      <text:p text:style-name="P326"><text:tab/> * @author Ralitza Koleva</text:p>
      <text:p text:style-name="P326"><text:tab/> * </text:p>
      <text:p text:style-name="P326"><text:tab/> * @email rallly@abv.bg</text:p>
      <text:p text:style-name="P326"><text:tab/> * </text:p>
      <text:p text:style-name="P326"><text:tab/> * @date 18 Sep 2011</text:p>
      <text:p text:style-name="P326"><text:tab/> */</text:p>
      <text:p text:style-name="P326"><text:tab/>public NewAnnPane(final VitoshaTradeApplet parent) {</text:p>
      <text:p text:style-name="P326"><text:tab/><text:tab/>this.parent = parent;</text:p>
      <text:p text:style-name="P326"><text:tab/><text:tab/>this.setPreferredSize(new Dimension(VitoshaTradeApplet.EAST_PANE_WIDTH,</text:p>
      <text:p text:style-name="P326"><text:tab/><text:tab/><text:tab/><text:tab/>VitoshaTradeApplet.EAST_PANE_HEIGHT));</text:p>
      <text:p text:style-name="P326"/>
      <text:p text:style-name="P326"><text:tab/><text:tab/>setLayout(new GridLayout(25, 1));</text:p>
      <text:p text:style-name="P326"/>
      <text:p text:style-name="P326"><text:tab/><text:tab/>add(new JLabel(Texts.LABEL_SYMBOL));</text:p>
      <text:p text:style-name="P326"><text:tab/><text:tab/>add(networkSymbol);</text:p>
      <text:p text:style-name="P326"><text:tab/><text:tab/>networkSymbol.setEditable(false);</text:p>
      <text:p text:style-name="P326"/>
      <text:p text:style-name="P326"><text:tab/><text:tab/>add(new JLabel(Texts.LABEL_PERIOD));</text:p>
      <text:p text:style-name="P326"><text:tab/><text:tab/>add(networkPeriod);</text:p>
      <text:p text:style-name="P326"><text:tab/><text:tab/>networkPeriod.setEditable(false);</text:p>
      <text:p text:style-name="P326"/>
      <text:p text:style-name="P326"><text:tab/><text:tab/>add(new JLabel(Texts.LABEL_NUMBER_NEURONS));</text:p>
      <text:p text:style-name="P326"><text:tab/><text:tab/>add(networkNumberNeurons);</text:p>
      <text:p text:style-name="P326"/>
      <text:p text:style-name="P326"><text:tab/><text:tab/>/*</text:p>
      <text:p text:style-name="P326"><text:tab/><text:tab/> * Deletes all tokens different from numbers. Only numbers are allowed</text:p>
      <text:p text:style-name="P326"><text:tab/><text:tab/> * in the field for inputting the number of neurons in the ANN.</text:p>
      <text:p text:style-name="P326"><text:tab/><text:tab/> */</text:p>
      <text:p text:style-name="P326"><text:tab/><text:tab/>networkNumberNeurons.addKeyListener(new KeyAdapter() {</text:p>
      <text:p text:style-name="P326"><text:tab/><text:tab/><text:tab/>/**</text:p>
      <text:p text:style-name="P326"><text:tab/><text:tab/><text:tab/> * Deletes all tokens different from numbers typed by the user.</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7 Oct 2011</text:p>
      <text:p text:style-name="P326"><text:tab/><text:tab/><text:tab/> */</text:p>
      <text:p text:style-name="P326"><text:tab/><text:tab/><text:tab/>public void keyTyped(KeyEvent event) {</text:p>
      <text:p text:style-name="P326"><text:tab/><text:tab/><text:tab/><text:tab/>char c = event.getKeyChar();</text:p>
      <text:p text:style-name="P326"><text:tab/><text:tab/><text:tab/><text:tab/>if ((c &lt; '0') || (c &gt; '9') || (c == KeyEvent.VK_BACK_SPACE)</text:p>
      <text:p text:style-name="P326"><text:soft-page-break/><text:tab/><text:tab/><text:tab/><text:tab/><text:tab/><text:tab/>|| (c == KeyEvent.VK_DELETE)) {</text:p>
      <text:p text:style-name="P326"><text:tab/><text:tab/><text:tab/><text:tab/><text:tab/>getToolkit().beep();</text:p>
      <text:p text:style-name="P326"><text:tab/><text:tab/><text:tab/><text:tab/><text:tab/>event.consume();</text:p>
      <text:p text:style-name="P326"><text:tab/><text:tab/><text:tab/><text:tab/>}</text:p>
      <text:p text:style-name="P326"><text:tab/><text:tab/><text:tab/>}</text:p>
      <text:p text:style-name="P326"><text:tab/><text:tab/>});</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tab/><text:tab/>add(save);</text:p>
      <text:p text:style-name="P326"><text:tab/><text:tab/>save.setText(Texts.LABEL_BUTTON_SAVE);</text:p>
      <text:p text:style-name="P326"><text:tab/><text:tab/>save.addActionListener(new ActionListener() {</text:p>
      <text:p text:style-name="P326"/>
      <text:p text:style-name="P326"><text:tab/><text:tab/><text:tab/>/**</text:p>
      <text:p text:style-name="P326"><text:tab/><text:tab/><text:tab/> * Prepares a new ANN for saving and calls a function to save it.</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8 Sep 2011</text:p>
      <text:p text:style-name="P326"><text:tab/><text:tab/><text:tab/> */</text:p>
      <text:p text:style-name="P326"><text:tab/><text:tab/><text:tab/>public void actionPerformed(ActionEvent event) {</text:p>
      <text:p text:style-name="P326"><text:tab/><text:tab/><text:tab/><text:tab/>try {</text:p>
      <text:p text:style-name="P326"><text:tab/><text:tab/><text:tab/><text:tab/><text:tab/>/*</text:p>
      <text:p text:style-name="P326"><text:tab/><text:tab/><text:tab/><text:tab/><text:tab/> * Gets the selected currency pair (symbol) ID of the new</text:p>
      <text:p text:style-name="P326"><text:tab/><text:tab/><text:tab/><text:tab/><text:tab/> * ANN.</text:p>
      <text:p text:style-name="P326"><text:tab/><text:tab/><text:tab/><text:tab/><text:tab/> */</text:p>
      <text:p text:style-name="P326"><text:tab/><text:tab/><text:tab/><text:tab/><text:tab/>String selectedSymbol = networkSymbol.getSelectedItem()</text:p>
      <text:p text:style-name="P326"><text:tab/><text:tab/><text:tab/><text:tab/><text:tab/><text:tab/><text:tab/>.toString();</text:p>
      <text:p text:style-name="P326"/>
      <text:p text:style-name="P326"><text:tab/><text:tab/><text:tab/><text:tab/><text:tab/>/*</text:p>
      <text:p text:style-name="P326"><text:tab/><text:tab/><text:tab/><text:tab/><text:tab/> * Gets the selected period ID of the new ANN.</text:p>
      <text:p text:style-name="P326"><text:tab/><text:tab/><text:tab/><text:tab/><text:tab/> */</text:p>
      <text:p text:style-name="P326"><text:tab/><text:tab/><text:tab/><text:tab/><text:tab/>int selectedPeriod = ((SymbolPeriodKeyValue) networkPeriod</text:p>
      <text:p text:style-name="P326"><text:tab/><text:tab/><text:tab/><text:tab/><text:tab/><text:tab/><text:tab/>.getSelectedItem()).getKey();</text:p>
      <text:p text:style-name="P326"/>
      <text:p text:style-name="P326"><text:tab/><text:tab/><text:tab/><text:tab/><text:tab/>/*</text:p>
      <text:p text:style-name="P326"><text:tab/><text:tab/><text:tab/><text:tab/><text:tab/> * Gets the input number of neurons of the new ANN.</text:p>
      <text:p text:style-name="P326"><text:tab/><text:tab/><text:tab/><text:tab/><text:tab/> */</text:p>
      <text:p text:style-name="P326"><text:tab/><text:tab/><text:tab/><text:tab/><text:tab/>String networkNumberNeuronsStr = networkNumberNeurons</text:p>
      <text:p text:style-name="P326"><text:tab/><text:tab/><text:tab/><text:tab/><text:tab/><text:tab/><text:tab/>.getText();</text:p>
      <text:p text:style-name="P326"><text:tab/><text:tab/><text:tab/><text:tab/><text:tab/>int networkNumberNeurons = Integer</text:p>
      <text:p text:style-name="P326"><text:tab/><text:tab/><text:tab/><text:tab/><text:tab/><text:tab/><text:tab/>.parseInt(networkNumberNeuronsStr);</text:p>
      <text:p text:style-name="P326"/>
      <text:p text:style-name="P326"><text:tab/><text:tab/><text:tab/><text:tab/><text:tab/>/*</text:p>
      <text:p text:style-name="P326"><text:tab/><text:tab/><text:tab/><text:tab/><text:tab/> * Prepares the default weights, fitness and flags of the</text:p>
      <text:p text:style-name="P326"><text:tab/><text:tab/><text:tab/><text:tab/><text:tab/> * new ANN.</text:p>
      <text:p text:style-name="P326"><text:tab/><text:tab/><text:tab/><text:tab/><text:tab/> */</text:p>
      <text:p text:style-name="P326"><text:tab/><text:tab/><text:tab/><text:tab/><text:tab/>String networkWeights = "";</text:p>
      <text:p text:style-name="P326"><text:tab/><text:tab/><text:tab/><text:tab/><text:tab/>int networkFitness = 0;</text:p>
      <text:p text:style-name="P326"><text:tab/><text:tab/><text:tab/><text:tab/><text:tab/>String networkFlags = "";</text:p>
      <text:p text:style-name="P326"><text:tab/><text:tab/><text:tab/><text:tab/><text:tab/>for (int i = 0; i &lt; networkNumberNeurons; i++) {</text:p>
      <text:p text:style-name="P326"><text:tab/><text:tab/><text:tab/><text:tab/><text:tab/><text:tab/>networkFlags = networkFlags + "0" + " ";</text:p>
      <text:p text:style-name="P326"><text:tab/><text:tab/><text:tab/><text:tab/><text:tab/><text:tab/>for (int j = 0; j &lt; networkNumberNeurons; j++) {</text:p>
      <text:p text:style-name="P326"><text:tab/><text:tab/><text:tab/><text:tab/><text:tab/><text:tab/><text:tab/>networkWeights = networkWeights + "1.0" + " ";</text:p>
      <text:p text:style-name="P326"><text:tab/><text:tab/><text:tab/><text:tab/><text:tab/><text:tab/>}</text:p>
      <text:p text:style-name="P326"><text:tab/><text:tab/><text:tab/><text:tab/><text:tab/>}</text:p>
      <text:p text:style-name="P326"/>
      <text:p text:style-name="P326"><text:tab/><text:tab/><text:tab/><text:tab/><text:tab/>/*</text:p>
      <text:p text:style-name="P326"><text:tab/><text:tab/><text:tab/><text:tab/><text:tab/> * Calls a function for saving the new ANN.</text:p>
      <text:p text:style-name="P326"><text:tab/><text:tab/><text:tab/><text:tab/><text:tab/> */</text:p>
      <text:p text:style-name="P326"><text:tab/><text:tab/><text:tab/><text:tab/><text:tab/>int newAnn = parent.dbHelp.saveNewAnn(selectedSymbol,</text:p>
      <text:p text:style-name="P326"><text:tab/><text:tab/><text:tab/><text:tab/><text:tab/><text:tab/><text:tab/>selectedPeriod, networkNumberNeurons,</text:p>
      <text:p text:style-name="P326"><text:tab/><text:tab/><text:tab/><text:tab/><text:tab/><text:tab/><text:tab/>networkWeights, networkFitness, networkFlags);</text:p>
      <text:p text:style-name="P326"/>
      <text:p text:style-name="P326"><text:tab/><text:tab/><text:tab/><text:tab/><text:tab/>/*</text:p>
      <text:p text:style-name="P326"><text:tab/><text:tab/><text:tab/><text:tab/><text:tab/> * Loads the new ANN in the work area.</text:p>
      <text:p text:style-name="P326"><text:tab/><text:tab/><text:tab/><text:tab/><text:tab/> */</text:p>
      <text:p text:style-name="P326"><text:tab/><text:tab/><text:tab/><text:tab/><text:tab/>parent.ann = parent.dbHelp.loadAnn(newAnn);</text:p>
      <text:p text:style-name="P326"><text:tab/><text:tab/><text:tab/><text:tab/><text:tab/>parent.workArea.repaint();</text:p>
      <text:p text:style-name="P326"/>
      <text:p text:style-name="P326"><text:tab/><text:tab/><text:tab/><text:tab/><text:tab/>/*</text:p>
      <text:p text:style-name="P326"><text:tab/><text:tab/><text:tab/><text:tab/><text:tab/> * Shows the screen for loading an ANN.</text:p>
      <text:p text:style-name="P326"><text:tab/><text:tab/><text:tab/><text:tab/><text:tab/> */</text:p>
      <text:p text:style-name="P326"><text:tab/><text:tab/><text:tab/><text:tab/><text:tab/>parent.showNetworkPane();</text:p>
      <text:p text:style-name="P326"><text:tab/><text:tab/><text:tab/><text:tab/>} catch (Exception ex) {</text:p>
      <text:p text:style-name="P326"><text:tab/><text:tab/><text:tab/><text:tab/><text:tab/>showInformationMessage();</text:p>
      <text:p text:style-name="P326"><text:tab/><text:tab/><text:tab/><text:tab/>}</text:p>
      <text:p text:style-name="P326"><text:tab/><text:tab/><text:tab/>}</text:p>
      <text:p text:style-name="P326"><text:tab/><text:tab/>});</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tab/><text:tab/>add(refresh);</text:p>
      <text:p text:style-name="P326"><text:tab/><text:tab/>refresh.setText(Texts.LABEL_BUTTON_REFRESH);</text:p>
      <text:p text:style-name="P326"><text:tab/><text:tab/>refresh.addActionListener(new ActionListener() {</text:p>
      <text:p text:style-name="P326"/>
      <text:p text:style-name="P326"><text:tab/><text:tab/><text:tab/>/**</text:p>
      <text:p text:style-name="P326"><text:tab/><text:tab/><text:tab/> * Updates ANN server information in the symbol and period</text:p>
      <text:p text:style-name="P326"><text:tab/><text:tab/><text:tab/> * JComboBoxes.</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8 Sep 2011</text:p>
      <text:p text:style-name="P326"><text:soft-page-break/><text:tab/><text:tab/><text:tab/> */</text:p>
      <text:p text:style-name="P326"><text:tab/><text:tab/><text:tab/>public void actionPerformed(ActionEvent event) {</text:p>
      <text:p text:style-name="P326"><text:tab/><text:tab/><text:tab/><text:tab/>String listCurrencyPairs[][] = parent.dbHelp</text:p>
      <text:p text:style-name="P326"><text:tab/><text:tab/><text:tab/><text:tab/><text:tab/><text:tab/>.loadCurrencyPairs();</text:p>
      <text:p text:style-name="P326"><text:tab/><text:tab/><text:tab/><text:tab/>if (listCurrencyPairs == null) {</text:p>
      <text:p text:style-name="P326"><text:tab/><text:tab/><text:tab/><text:tab/><text:tab/>return;</text:p>
      <text:p text:style-name="P326"><text:tab/><text:tab/><text:tab/><text:tab/>}</text:p>
      <text:p text:style-name="P326"/>
      <text:p text:style-name="P326"><text:tab/><text:tab/><text:tab/><text:tab/>/*</text:p>
      <text:p text:style-name="P326"><text:tab/><text:tab/><text:tab/><text:tab/> * Updates symbols JComboBox items.</text:p>
      <text:p text:style-name="P326"><text:tab/><text:tab/><text:tab/><text:tab/> */</text:p>
      <text:p text:style-name="P326"><text:tab/><text:tab/><text:tab/><text:tab/>networkSymbol.removeAllItems();</text:p>
      <text:p text:style-name="P326"><text:tab/><text:tab/><text:tab/><text:tab/>for (int i = 0; i &lt; listCurrencyPairs.length; i++) {</text:p>
      <text:p text:style-name="P326"><text:tab/><text:tab/><text:tab/><text:tab/><text:tab/>networkSymbol.addItem(listCurrencyPairs[i][0]);</text:p>
      <text:p text:style-name="P326"><text:tab/><text:tab/><text:tab/><text:tab/>}</text:p>
      <text:p text:style-name="P326"/>
      <text:p text:style-name="P326"><text:tab/><text:tab/><text:tab/><text:tab/>String listPeriods[][] = parent.dbHelp.loadPeriods();</text:p>
      <text:p text:style-name="P326"><text:tab/><text:tab/><text:tab/><text:tab/>if (listPeriods == null) {</text:p>
      <text:p text:style-name="P326"><text:tab/><text:tab/><text:tab/><text:tab/><text:tab/>return;</text:p>
      <text:p text:style-name="P326"><text:tab/><text:tab/><text:tab/><text:tab/>}</text:p>
      <text:p text:style-name="P326"/>
      <text:p text:style-name="P326"><text:tab/><text:tab/><text:tab/><text:tab/>/*</text:p>
      <text:p text:style-name="P326"><text:tab/><text:tab/><text:tab/><text:tab/> * Updates periods JComboBox items.</text:p>
      <text:p text:style-name="P326"><text:tab/><text:tab/><text:tab/><text:tab/> */</text:p>
      <text:p text:style-name="P326"><text:tab/><text:tab/><text:tab/><text:tab/>networkPeriod.removeAllItems();</text:p>
      <text:p text:style-name="P326"><text:tab/><text:tab/><text:tab/><text:tab/>for (int i = 0; i &lt; listPeriods.length; i++) {</text:p>
      <text:p text:style-name="P326"><text:tab/><text:tab/><text:tab/><text:tab/><text:tab/>networkPeriod.addItem(new SymbolPeriodKeyValue(</text:p>
      <text:p text:style-name="P326"><text:tab/><text:tab/><text:tab/><text:tab/><text:tab/><text:tab/><text:tab/>listPeriods[i][0], listPeriods[i][1]));</text:p>
      <text:p text:style-name="P326"><text:tab/><text:tab/><text:tab/><text:tab/>}</text:p>
      <text:p text:style-name="P326"><text:tab/><text:tab/><text:tab/>}</text:p>
      <text:p text:style-name="P326"><text:tab/><text:tab/>});</text:p>
      <text:p text:style-name="P326"><text:tab/>}</text:p>
      <text:p text:style-name="P326"/>
      <text:p text:style-name="P326"><text:tab/>/**</text:p>
      <text:p text:style-name="P326"><text:tab/> * Shows a message if no symbol/period is selected to save the new ANN.</text:p>
      <text:p text:style-name="P326"><text:tab/> * </text:p>
      <text:p text:style-name="P326"><text:tab/> * @author Ralitza Koleva</text:p>
      <text:p text:style-name="P326"><text:tab/> * </text:p>
      <text:p text:style-name="P326"><text:tab/> * @email rallly@abv.bg</text:p>
      <text:p text:style-name="P326"><text:tab/> * </text:p>
      <text:p text:style-name="P326"><text:tab/> * @date 05 Dec 2011</text:p>
      <text:p text:style-name="P326"><text:tab/> */</text:p>
      <text:p text:style-name="P326"><text:tab/>private void showInformationMessage() {</text:p>
      <text:p text:style-name="P326"><text:tab/><text:tab/>InformationMessages error = new InformationMessages(</text:p>
      <text:p text:style-name="P326"><text:tab/><text:tab/><text:tab/><text:tab/>Texts.INFORMATION_SELECT_SYMBOL_AND_PERIOD,</text:p>
      <text:p text:style-name="P326"><text:tab/><text:tab/><text:tab/><text:tab/>Texts.INFORMATION_SELECT_SYMBOL_AND_PERIOD_TITLE,</text:p>
      <text:p text:style-name="P326"><text:tab/><text:tab/><text:tab/><text:tab/>JOptionPane.INFORMATION_MESSAGE);</text:p>
      <text:p text:style-name="P326"><text:tab/><text:tab/>error.showMessage();</text:p>
      <text:p text:style-name="P326"><text:tab/>}</text:p>
      <text:p text:style-name="P326">}</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Color;</text:p>
      <text:p text:style-name="P327">import java.awt.Dimension;</text:p>
      <text:p text:style-name="P327">import java.awt.GridBagConstraints;</text:p>
      <text:p text:style-name="P327">import java.awt.GridBagLayout;</text:p>
      <text:p text:style-name="P327">import java.awt.Insets;</text:p>
      <text:p text:style-name="P327">import java.awt.event.ActionEvent;</text:p>
      <text:p text:style-name="P327">import java.awt.event.ActionListener;</text:p>
      <text:p text:style-name="P327">import java.io.FileInputStream;</text:p>
      <text:p text:style-name="P327">import java.io.FileOutputStream;</text:p>
      <text:p text:style-name="P327">import java.util.Properties;</text:p>
      <text:p text:style-name="P327"/>
      <text:p text:style-name="P327">import javax.swing.JButton;</text:p>
      <text:p text:style-name="P327">import javax.swing.JColorChooser;</text:p>
      <text:p text:style-name="P327"><text:soft-page-break/>import javax.swing.JComboBox;</text:p>
      <text:p text:style-name="P327">import javax.swing.JComponent;</text:p>
      <text:p text:style-name="P327">import javax.swing.JLabel;</text:p>
      <text:p text:style-name="P327">import javax.swing.JPanel;</text:p>
      <text:p text:style-name="P327">import javax.swing.JTextField;</text:p>
      <text:p text:style-name="P327">import javax.swing.SwingConstants;</text:p>
      <text:p text:style-name="P327"/>
      <text:p text:style-name="P327">/**</text:p>
      <text:p text:style-name="P327"><text:s/>* Panel with GUI controls for Neural Network Color Settings.</text:p>
      <text:p text:style-name="P327"><text:s/>* </text:p>
      <text:p text:style-name="P327"><text:s/>* @author Ralitza Koleva</text:p>
      <text:p text:style-name="P327"><text:s/>* </text:p>
      <text:p text:style-name="P327"><text:s/>* @email rallly@abv.bg</text:p>
      <text:p text:style-name="P327"><text:s/>* </text:p>
      <text:p text:style-name="P327"><text:s/>* @date 21 Oct 2011</text:p>
      <text:p text:style-name="P327"><text:s/>*/</text:p>
      <text:p text:style-name="P327">class SettingsPane extends JPanel {</text:p>
      <text:p text:style-name="P327"/>
      <text:p text:style-name="P327"><text:tab/>/**</text:p>
      <text:p text:style-name="P327"><text:tab/> * Class ActionListener for buttons choosing a neuron type color.</text:p>
      <text:p text:style-name="P327"><text:tab/> * </text:p>
      <text:p text:style-name="P327"><text:tab/> * @author Ralitza Koleva</text:p>
      <text:p text:style-name="P327"><text:tab/> * </text:p>
      <text:p text:style-name="P327"><text:tab/> * @email rallly@abv.bg</text:p>
      <text:p text:style-name="P327"><text:tab/> * </text:p>
      <text:p text:style-name="P327"><text:tab/> * @date 21 Oct 2011</text:p>
      <text:p text:style-name="P327"><text:tab/> */</text:p>
      <text:p text:style-name="P327"><text:tab/>private class ChooseNeuronColorListener implements ActionListener {</text:p>
      <text:p text:style-name="P327"/>
      <text:p text:style-name="P327"><text:tab/><text:tab/>/**</text:p>
      <text:p text:style-name="P327"><text:tab/><text:tab/> * A field which shows the neuron type color.</text:p>
      <text:p text:style-name="P327"><text:tab/><text:tab/> */</text:p>
      <text:p text:style-name="P327"><text:tab/><text:tab/>JTextField neuronTypeColorField;</text:p>
      <text:p text:style-name="P327"/>
      <text:p text:style-name="P327"><text:tab/><text:tab/>/**</text:p>
      <text:p text:style-name="P327"><text:tab/><text:tab/> * Constructor of the listener for choosing a neuron type color.</text:p>
      <text:p text:style-name="P327"><text:tab/><text:tab/> * </text:p>
      <text:p text:style-name="P327"><text:tab/><text:tab/> * @param neuronTypeColorField</text:p>
      <text:p text:style-name="P327"><text:tab/><text:tab/> * <text:s text:c="11"/>Shows the chosen neuron type color.</text:p>
      <text:p text:style-name="P327"><text:tab/><text:tab/> * </text:p>
      <text:p text:style-name="P327"><text:tab/><text:tab/> * @author Ralitza Koleva</text:p>
      <text:p text:style-name="P327"><text:tab/><text:tab/> * </text:p>
      <text:p text:style-name="P327"><text:tab/><text:tab/> * @email rallly@abv.bg</text:p>
      <text:p text:style-name="P327"><text:tab/><text:tab/> * </text:p>
      <text:p text:style-name="P327"><text:tab/><text:tab/> * @date 21 Oct 2011</text:p>
      <text:p text:style-name="P327"><text:tab/><text:tab/> */</text:p>
      <text:p text:style-name="P327"><text:tab/><text:tab/>public ChooseNeuronColorListener(JTextField neuronTypeColorField) {</text:p>
      <text:p text:style-name="P327"><text:tab/><text:tab/><text:tab/>this.neuronTypeColorField = neuronTypeColorField;</text:p>
      <text:p text:style-name="P327"><text:tab/><text:tab/>}</text:p>
      <text:p text:style-name="P327"/>
      <text:p text:style-name="P327"><text:tab/><text:tab/>/**</text:p>
      <text:p text:style-name="P327"><text:tab/><text:tab/> * Shows a color chooser to change a neuron type color and fills the</text:p>
      <text:p text:style-name="P327"><text:tab/><text:tab/> * relevant field in the chosen color.</text:p>
      <text:p text:style-name="P327"><text:tab/><text:tab/> * </text:p>
      <text:p text:style-name="P327"><text:tab/><text:tab/> * @author Ralitza Koleva</text:p>
      <text:p text:style-name="P327"><text:tab/><text:tab/> * </text:p>
      <text:p text:style-name="P327"><text:tab/><text:tab/> * @email rallly@abv.bg</text:p>
      <text:p text:style-name="P327"><text:tab/><text:tab/> * </text:p>
      <text:p text:style-name="P327"><text:tab/><text:tab/> * @date 21 Oct 2011</text:p>
      <text:p text:style-name="P327"><text:tab/><text:tab/> */</text:p>
      <text:p text:style-name="P327"><text:tab/><text:tab/>public void actionPerformed(ActionEvent event) {</text:p>
      <text:p text:style-name="P327"><text:tab/><text:tab/><text:tab/>Color initialBackground = neuronTypeColorField.getBackground();</text:p>
      <text:p text:style-name="P327"><text:tab/><text:tab/><text:tab/>Color background = JColorChooser.showDialog(null,</text:p>
      <text:p text:style-name="P327"><text:tab/><text:tab/><text:tab/><text:tab/><text:tab/>Texts.LABEL_BUTTON_CHOOSE_COLOR, initialBackground);</text:p>
      <text:p text:style-name="P327"><text:tab/><text:tab/><text:tab/>if (background != null) {</text:p>
      <text:p text:style-name="P327"><text:tab/><text:tab/><text:tab/><text:tab/>neuronTypeColorField.setBackground(background);</text:p>
      <text:p text:style-name="P327"><text:tab/><text:tab/><text:tab/>}</text:p>
      <text:p text:style-name="P327"><text:tab/><text:tab/>}</text:p>
      <text:p text:style-name="P327"><text:tab/>};</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Label for Regular Neuron.</text:p>
      <text:p text:style-name="P327"><text:tab/> */</text:p>
      <text:p text:style-name="P327"><text:tab/>private JLabel labelColorRegular = new JLabel(</text:p>
      <text:p text:style-name="P327"><text:tab/><text:tab/><text:tab/>Texts.LABEL_REGULAR_NEURON_COLOR, SwingConstants.RIGHT);</text:p>
      <text:p text:style-name="P327"/>
      <text:p text:style-name="P327"><text:tab/>/**</text:p>
      <text:p text:style-name="P327"><text:tab/> * Button to open a color picker for choosing color for Regular Neuron.</text:p>
      <text:p text:style-name="P327"><text:tab/> */</text:p>
      <text:p text:style-name="P327"><text:tab/>private JButton chooseColorRegular = new JButton(</text:p>
      <text:p text:style-name="P327"><text:tab/><text:tab/><text:tab/>Texts.LABEL_BUTTON_CHOOSE_COLOR);</text:p>
      <text:p text:style-name="P327"/>
      <text:p text:style-name="P327"><text:tab/>/**</text:p>
      <text:p text:style-name="P327"><text:tab/> * Field to show the chosen color for Regular Neuron.</text:p>
      <text:p text:style-name="P327"><text:tab/> */</text:p>
      <text:p text:style-name="P327"><text:tab/>private JTextField showColorRegular = new JTextField(10);</text:p>
      <text:p text:style-name="P327"/>
      <text:p text:style-name="P327"><text:tab/>/**</text:p>
      <text:p text:style-name="P327"><text:tab/> * Label for Input Neuron.</text:p>
      <text:p text:style-name="P327"><text:tab/> */</text:p>
      <text:p text:style-name="P327"><text:tab/>private JLabel labelColorInput = new JLabel(Texts.LABEL_INPUT_NEURON_COLOR,</text:p>
      <text:p text:style-name="P327"><text:tab/><text:tab/><text:tab/>SwingConstants.RIGHT);</text:p>
      <text:p text:style-name="P327"/>
      <text:p text:style-name="P327"><text:soft-page-break/><text:tab/>/**</text:p>
      <text:p text:style-name="P327"><text:tab/> * Button to open a color picker for choosing color for Input Neuron.</text:p>
      <text:p text:style-name="P327"><text:tab/> */</text:p>
      <text:p text:style-name="P327"><text:tab/>private JButton chooseColorInput = new JButton(</text:p>
      <text:p text:style-name="P327"><text:tab/><text:tab/><text:tab/>Texts.LABEL_BUTTON_CHOOSE_COLOR);</text:p>
      <text:p text:style-name="P327"/>
      <text:p text:style-name="P327"><text:tab/>/**</text:p>
      <text:p text:style-name="P327"><text:tab/> * Field to show the chosen color for Input Neuron.</text:p>
      <text:p text:style-name="P327"><text:tab/> */</text:p>
      <text:p text:style-name="P327"><text:tab/>private JTextField showColorInput = new JTextField(10);</text:p>
      <text:p text:style-name="P327"/>
      <text:p text:style-name="P327"><text:tab/>/**</text:p>
      <text:p text:style-name="P327"><text:tab/> * Label for Output Neuron.</text:p>
      <text:p text:style-name="P327"><text:tab/> */</text:p>
      <text:p text:style-name="P327"><text:tab/>private JLabel labelColorOutput = new JLabel(</text:p>
      <text:p text:style-name="P327"><text:tab/><text:tab/><text:tab/>Texts.LABEL_OUTPUT_NEURON_COLOR, SwingConstants.RIGHT);</text:p>
      <text:p text:style-name="P327"/>
      <text:p text:style-name="P327"><text:tab/>/**</text:p>
      <text:p text:style-name="P327"><text:tab/> * Button to open a color picker for choosing color for Output Neuron.</text:p>
      <text:p text:style-name="P327"><text:tab/> */</text:p>
      <text:p text:style-name="P327"><text:tab/>private JButton chooseColorOutput = new JButton(</text:p>
      <text:p text:style-name="P327"><text:tab/><text:tab/><text:tab/>Texts.LABEL_BUTTON_CHOOSE_COLOR);</text:p>
      <text:p text:style-name="P327"/>
      <text:p text:style-name="P327"><text:tab/>/**</text:p>
      <text:p text:style-name="P327"><text:tab/> * Field to show the chosen color for Output Neuron.</text:p>
      <text:p text:style-name="P327"><text:tab/> */</text:p>
      <text:p text:style-name="P327"><text:tab/>private JTextField showColorOutput = new JTextField(10);</text:p>
      <text:p text:style-name="P327"/>
      <text:p text:style-name="P327"><text:tab/>/**</text:p>
      <text:p text:style-name="P327"><text:tab/> * Label for Bias Neuron.</text:p>
      <text:p text:style-name="P327"><text:tab/> */</text:p>
      <text:p text:style-name="P327"><text:tab/>private JLabel labelColorBias = new JLabel(Texts.LABEL_BIAS_NEURON_COLOR,</text:p>
      <text:p text:style-name="P327"><text:tab/><text:tab/><text:tab/>SwingConstants.RIGHT);</text:p>
      <text:p text:style-name="P327"/>
      <text:p text:style-name="P327"><text:tab/>/**</text:p>
      <text:p text:style-name="P327"><text:tab/> * Button to open a color picker for choosing color for Bias Neuron.</text:p>
      <text:p text:style-name="P327"><text:tab/> */</text:p>
      <text:p text:style-name="P327"><text:tab/>private JButton chooseColorBias = new JButton(</text:p>
      <text:p text:style-name="P327"><text:tab/><text:tab/><text:tab/>Texts.LABEL_BUTTON_CHOOSE_COLOR);</text:p>
      <text:p text:style-name="P327"/>
      <text:p text:style-name="P327"><text:tab/>/**</text:p>
      <text:p text:style-name="P327"><text:tab/> * Field to show the chosen color for Bias Neuron.</text:p>
      <text:p text:style-name="P327"><text:tab/> */</text:p>
      <text:p text:style-name="P327"><text:tab/>private JTextField showColorBias = new JTextField(10);</text:p>
      <text:p text:style-name="P327"/>
      <text:p text:style-name="P327"><text:tab/>/**</text:p>
      <text:p text:style-name="P327"><text:tab/> * Label for Input-Output Neuron.</text:p>
      <text:p text:style-name="P327"><text:tab/> */</text:p>
      <text:p text:style-name="P327"><text:tab/>private JLabel labelColorInputOutput = new JLabel(</text:p>
      <text:p text:style-name="P327"><text:tab/><text:tab/><text:tab/>Texts.LABEL_INPUT_OUTPUT_NEURON_COLOR, JLabel.RIGHT);</text:p>
      <text:p text:style-name="P327"/>
      <text:p text:style-name="P327"><text:tab/>/**</text:p>
      <text:p text:style-name="P327"><text:tab/> * Button to open a color picker for choosing color for Input-Output Neuron.</text:p>
      <text:p text:style-name="P327"><text:tab/> */</text:p>
      <text:p text:style-name="P327"><text:tab/>private JButton chooseColorInputOutput = new JButton(</text:p>
      <text:p text:style-name="P327"><text:tab/><text:tab/><text:tab/>Texts.LABEL_BUTTON_CHOOSE_COLOR);</text:p>
      <text:p text:style-name="P327"/>
      <text:p text:style-name="P327"><text:tab/>/**</text:p>
      <text:p text:style-name="P327"><text:tab/> * Field to show the chosen color for Input-Output Neuron.</text:p>
      <text:p text:style-name="P327"><text:tab/> */</text:p>
      <text:p text:style-name="P327"><text:tab/>private JTextField showColorInputOutput = new JTextField(10);</text:p>
      <text:p text:style-name="P327"/>
      <text:p text:style-name="P327"><text:tab/>/**</text:p>
      <text:p text:style-name="P327"><text:tab/> * Label for Input-Bias Neuron.</text:p>
      <text:p text:style-name="P327"><text:tab/> */</text:p>
      <text:p text:style-name="P327"><text:tab/>private JLabel labelColorInputBias = new JLabel(</text:p>
      <text:p text:style-name="P327"><text:tab/><text:tab/><text:tab/>Texts.LABEL_INPUT_BIAS_NEURON_COLOR, JLabel.RIGHT);</text:p>
      <text:p text:style-name="P327"/>
      <text:p text:style-name="P327"><text:tab/>/**</text:p>
      <text:p text:style-name="P327"><text:tab/> * Button to open a color picker for choosing color for Input-Bias Neuron.</text:p>
      <text:p text:style-name="P327"><text:tab/> */</text:p>
      <text:p text:style-name="P327"><text:tab/>private JButton chooseColorInputBias = new JButton(</text:p>
      <text:p text:style-name="P327"><text:tab/><text:tab/><text:tab/>Texts.LABEL_BUTTON_CHOOSE_COLOR);</text:p>
      <text:p text:style-name="P327"/>
      <text:p text:style-name="P327"><text:tab/>/**</text:p>
      <text:p text:style-name="P327"><text:tab/> * Field to show the chosen color for Input-Bias Neuron.</text:p>
      <text:p text:style-name="P327"><text:tab/> */</text:p>
      <text:p text:style-name="P327"><text:tab/>private JTextField showColorInputBias = new JTextField(10);</text:p>
      <text:p text:style-name="P327"/>
      <text:p text:style-name="P327"><text:tab/>/**</text:p>
      <text:p text:style-name="P327"><text:tab/> * Label for Output-Bias Neuron.</text:p>
      <text:p text:style-name="P327"><text:tab/> */</text:p>
      <text:p text:style-name="P327"><text:tab/>private JLabel labelColorOutputBias = new JLabel(</text:p>
      <text:p text:style-name="P327"><text:tab/><text:tab/><text:tab/>Texts.LABEL_OUTPUT_BIAS_NEURON_COLOR, JLabel.RIGHT);</text:p>
      <text:p text:style-name="P327"/>
      <text:p text:style-name="P327"><text:tab/>/**</text:p>
      <text:p text:style-name="P327"><text:tab/> * Button to open a color picker for choosing color for Output-Bias Neuron.</text:p>
      <text:p text:style-name="P327"><text:tab/> */</text:p>
      <text:p text:style-name="P327"><text:tab/>private JButton chooseColorOutputBias = new JButton(</text:p>
      <text:p text:style-name="P327"><text:tab/><text:tab/><text:tab/>Texts.LABEL_BUTTON_CHOOSE_COLOR);</text:p>
      <text:p text:style-name="P327"/>
      <text:p text:style-name="P327"><text:tab/>/**</text:p>
      <text:p text:style-name="P327"><text:tab/> * Field to show the chosen color for Output-Bias Neuron.</text:p>
      <text:p text:style-name="P327"><text:tab/> */</text:p>
      <text:p text:style-name="P327"><text:tab/>private JTextField showColorOutputBias = new JTextField(10);</text:p>
      <text:p text:style-name="P327"/>
      <text:p text:style-name="P327"><text:tab/>/**</text:p>
      <text:p text:style-name="P327"><text:tab/> * Label for Input-Output-Bias Neuron.</text:p>
      <text:p text:style-name="P327"><text:tab/> */</text:p>
      <text:p text:style-name="P327"><text:tab/>private JLabel labelColorInputOutputBias = new JLabel(</text:p>
      <text:p text:style-name="P327"><text:tab/><text:tab/><text:tab/>Texts.LABEL_INPUT_OUTPUT_BIAS_NEURON_COLOR, JLabel.RIGHT);</text:p>
      <text:p text:style-name="P327"/>
      <text:p text:style-name="P327"><text:tab/>/**</text:p>
      <text:p text:style-name="P327"><text:soft-page-break/><text:tab/> * Button to open a color picker for choosing color for Input-Output-Bias</text:p>
      <text:p text:style-name="P327"><text:tab/> * Neuron.</text:p>
      <text:p text:style-name="P327"><text:tab/> */</text:p>
      <text:p text:style-name="P327"><text:tab/>private JButton chooseColorInputOutputBias = new JButton(</text:p>
      <text:p text:style-name="P327"><text:tab/><text:tab/><text:tab/>Texts.LABEL_BUTTON_CHOOSE_COLOR);</text:p>
      <text:p text:style-name="P327"/>
      <text:p text:style-name="P327"><text:tab/>/**</text:p>
      <text:p text:style-name="P327"><text:tab/> * Field to show the chosen color for Input-Output-Bias Neuron.</text:p>
      <text:p text:style-name="P327"><text:tab/> */</text:p>
      <text:p text:style-name="P327"><text:tab/>private JTextField showColorInputOutputBias = new JTextField(10);</text:p>
      <text:p text:style-name="P327"/>
      <text:p text:style-name="P327"><text:tab/>/**</text:p>
      <text:p text:style-name="P327"><text:tab/> * Drop down menu for choosing the size of neurons.</text:p>
      <text:p text:style-name="P327"><text:tab/> */</text:p>
      <text:p text:style-name="P327"><text:tab/>private JComboBox chooseNeuronsSize = new JComboBox();</text:p>
      <text:p text:style-name="P327"/>
      <text:p text:style-name="P327"><text:tab/>/**</text:p>
      <text:p text:style-name="P327"><text:tab/> * Label for size of neurons.</text:p>
      <text:p text:style-name="P327"><text:tab/> */</text:p>
      <text:p text:style-name="P327"><text:tab/>private JLabel labelNeuronsSize = new JLabel(Texts.LABEL_NEURONS_SIZE,</text:p>
      <text:p text:style-name="P327"><text:tab/><text:tab/><text:tab/>JLabel.RIGHT);</text:p>
      <text:p text:style-name="P327"/>
      <text:p text:style-name="P327"><text:tab/>/**</text:p>
      <text:p text:style-name="P327"><text:tab/> * Label for size of neurons' numbers.</text:p>
      <text:p text:style-name="P327"><text:tab/> */</text:p>
      <text:p text:style-name="P327"><text:tab/>private JLabel labelNeuronsNumbersSize = new JLabel(</text:p>
      <text:p text:style-name="P327"><text:tab/><text:tab/><text:tab/>Texts.LABEL_NEURONS_NUMBERS_SIZE, JLabel.RIGHT);</text:p>
      <text:p text:style-name="P327"/>
      <text:p text:style-name="P327"><text:tab/>/**</text:p>
      <text:p text:style-name="P327"><text:tab/> * Drop down menu for choosing the size of neurons' numbers.</text:p>
      <text:p text:style-name="P327"><text:tab/> */</text:p>
      <text:p text:style-name="P327"><text:tab/>private JComboBox chooseNeuronsNumbersSize = new JComboBox();</text:p>
      <text:p text:style-name="P327"/>
      <text:p text:style-name="P327"><text:tab/>/**</text:p>
      <text:p text:style-name="P327"><text:tab/> * Label for work area background color.</text:p>
      <text:p text:style-name="P327"><text:tab/> */</text:p>
      <text:p text:style-name="P327"><text:tab/>private JLabel labelWorkAreaBackgroundColor = new JLabel(</text:p>
      <text:p text:style-name="P327"><text:tab/><text:tab/><text:tab/>Texts.LABEL_WORK_AREA_BACKGROUND_COLOR, JLabel.RIGHT);</text:p>
      <text:p text:style-name="P327"/>
      <text:p text:style-name="P327"><text:tab/>/**</text:p>
      <text:p text:style-name="P327"><text:tab/> * Button to open a color picker for choosing color for Input-Bias Neuron.</text:p>
      <text:p text:style-name="P327"><text:tab/> */</text:p>
      <text:p text:style-name="P327"><text:tab/>private JButton chooseWorkAreaBackgroundColor = new JButton(</text:p>
      <text:p text:style-name="P327"><text:tab/><text:tab/><text:tab/>Texts.LABEL_BUTTON_CHOOSE_COLOR);</text:p>
      <text:p text:style-name="P327"/>
      <text:p text:style-name="P327"><text:tab/>/**</text:p>
      <text:p text:style-name="P327"><text:tab/> * Field to show the chosen color for Input-Bias Neuron.</text:p>
      <text:p text:style-name="P327"><text:tab/> */</text:p>
      <text:p text:style-name="P327"><text:tab/>private JTextField showWorkAreaBackgroundColor = new JTextField(10);</text:p>
      <text:p text:style-name="P327"/>
      <text:p text:style-name="P327"><text:tab/>/**</text:p>
      <text:p text:style-name="P327"><text:tab/> * Button to save the new neuron colors.</text:p>
      <text:p text:style-name="P327"><text:tab/> */</text:p>
      <text:p text:style-name="P327"><text:tab/>private JButton save = new JButton(Texts.LABEL_BUTTON_SAVE_CAPS);</text:p>
      <text:p text:style-name="P327"/>
      <text:p text:style-name="P327"><text:tab/>/**</text:p>
      <text:p text:style-name="P327"><text:tab/> * Button to close the setting pane and return to the network pane (load).</text:p>
      <text:p text:style-name="P327"><text:tab/> */</text:p>
      <text:p text:style-name="P327"><text:tab/>private JButton close = new JButton(Texts.LABEL_BUTTON_CLOSE_CAPS);</text:p>
      <text:p text:style-name="P327"/>
      <text:p text:style-name="P327"><text:tab/>/**</text:p>
      <text:p text:style-name="P327"><text:tab/> * Labels width.</text:p>
      <text:p text:style-name="P327"><text:tab/> */</text:p>
      <text:p text:style-name="P327"><text:tab/>private static final int LABELS_WIDTH = 200;</text:p>
      <text:p text:style-name="P327"/>
      <text:p text:style-name="P327"><text:tab/>/**</text:p>
      <text:p text:style-name="P327"><text:tab/> * Labels height.</text:p>
      <text:p text:style-name="P327"><text:tab/> */</text:p>
      <text:p text:style-name="P327"><text:tab/>private static final int LABELS_HEIGHT = 20;</text:p>
      <text:p text:style-name="P327"/>
      <text:p text:style-name="P327"><text:tab/>/**</text:p>
      <text:p text:style-name="P327"><text:tab/> * Labels dimensions.</text:p>
      <text:p text:style-name="P327"><text:tab/> */</text:p>
      <text:p text:style-name="P327"><text:tab/>private static final Dimension LABELS_DIMENTIONS = new Dimension(</text:p>
      <text:p text:style-name="P327"><text:tab/><text:tab/><text:tab/>LABELS_WIDTH, LABELS_HEIGHT);</text:p>
      <text:p text:style-name="P327"/>
      <text:p text:style-name="P327"><text:tab/>/**</text:p>
      <text:p text:style-name="P327"><text:tab/> * Buttons width.</text:p>
      <text:p text:style-name="P327"><text:tab/> */</text:p>
      <text:p text:style-name="P327"><text:tab/>private static final int BUTTONS_WIDTH = 120;</text:p>
      <text:p text:style-name="P327"/>
      <text:p text:style-name="P327"><text:tab/>/**</text:p>
      <text:p text:style-name="P327"><text:tab/> * Buttons height.</text:p>
      <text:p text:style-name="P327"><text:tab/> */</text:p>
      <text:p text:style-name="P327"><text:tab/>private static final int BUTTONS_HEIGHT = 25;</text:p>
      <text:p text:style-name="P327"/>
      <text:p text:style-name="P327"><text:tab/>/**</text:p>
      <text:p text:style-name="P327"><text:tab/> * Minimum neurons' numbers size.</text:p>
      <text:p text:style-name="P327"><text:tab/> */</text:p>
      <text:p text:style-name="P327"><text:tab/>private static final int MIN_NEURONS_NUMBERS_SIZE = 8;</text:p>
      <text:p text:style-name="P327"/>
      <text:p text:style-name="P327"><text:tab/>/**</text:p>
      <text:p text:style-name="P327"><text:tab/> * Maximum neurons' numbers size.</text:p>
      <text:p text:style-name="P327"><text:tab/> */</text:p>
      <text:p text:style-name="P327"><text:tab/>private static final int MAX_NEURONS_NUMBERS_SIZE = 14;</text:p>
      <text:p text:style-name="P327"/>
      <text:p text:style-name="P327"><text:tab/>/**</text:p>
      <text:p text:style-name="P327"><text:tab/> * Name of the property key which has as a value the color of regular</text:p>
      <text:p text:style-name="P327"><text:tab/> * neurons.</text:p>
      <text:p text:style-name="P327"><text:tab/> */</text:p>
      <text:p text:style-name="P327"><text:tab/>private static final String REGULAR_NEURON_COLOR_PROPERTY_KEY = "RegularNeuronColor";</text:p>
      <text:p text:style-name="P327"/>
      <text:p text:style-name="P327"><text:tab/>/**</text:p>
      <text:p text:style-name="P327"><text:soft-page-break/><text:tab/> * Name of the property key which has as a value the color of input neurons.</text:p>
      <text:p text:style-name="P327"><text:tab/> */</text:p>
      <text:p text:style-name="P327"><text:tab/>private static final String INPUT_NEURON_COLOR_PROPERTY_KEY = "InputNeuronColor";</text:p>
      <text:p text:style-name="P327"/>
      <text:p text:style-name="P327"><text:tab/>/**</text:p>
      <text:p text:style-name="P327"><text:tab/> * Name of the property key which has as a value the color of output</text:p>
      <text:p text:style-name="P327"><text:tab/> * neurons.</text:p>
      <text:p text:style-name="P327"><text:tab/> */</text:p>
      <text:p text:style-name="P327"><text:tab/>private static final String OUTPUT_NEURON_COLOR_PROPERTY_KEY = "OutputNeuronColor";</text:p>
      <text:p text:style-name="P327"/>
      <text:p text:style-name="P327"><text:tab/>/**</text:p>
      <text:p text:style-name="P327"><text:tab/> * Name of the property key which has as a value the color of output</text:p>
      <text:p text:style-name="P327"><text:tab/> * neurons.</text:p>
      <text:p text:style-name="P327"><text:tab/> */</text:p>
      <text:p text:style-name="P327"><text:tab/>private static final String BIAS_NEURON_COLOR_PROPERTY_KEY = "BiasNeuronColor";</text:p>
      <text:p text:style-name="P327"/>
      <text:p text:style-name="P327"><text:tab/>/**</text:p>
      <text:p text:style-name="P327"><text:tab/> * Name of the property key which has as a value the color of input-output</text:p>
      <text:p text:style-name="P327"><text:tab/> * neurons.</text:p>
      <text:p text:style-name="P327"><text:tab/> */</text:p>
      <text:p text:style-name="P327"><text:tab/>private static final String INPUT_OUTPUT_NEURON_COLOR_PROPERTY_KEY = "InputOutputNeuronColor";</text:p>
      <text:p text:style-name="P327"/>
      <text:p text:style-name="P327"><text:tab/>/**</text:p>
      <text:p text:style-name="P327"><text:tab/> * Name of the property key which has as a value the color of input-bias</text:p>
      <text:p text:style-name="P327"><text:tab/> * neurons.</text:p>
      <text:p text:style-name="P327"><text:tab/> */</text:p>
      <text:p text:style-name="P327"><text:tab/>private static final String INPUT_BIAS_NEURON_COLOR_PROPERTY_KEY = "InputBiasNeuronColor";</text:p>
      <text:p text:style-name="P327"/>
      <text:p text:style-name="P327"><text:tab/>/**</text:p>
      <text:p text:style-name="P327"><text:tab/> * Name of the property key which has as a value the color of output-bias</text:p>
      <text:p text:style-name="P327"><text:tab/> * neurons.</text:p>
      <text:p text:style-name="P327"><text:tab/> */</text:p>
      <text:p text:style-name="P327"><text:tab/>private static final String OUTPUT_BIAS_NEURON_COLOR_PROPERTY_KEY = "OutputBiasNeuronColor";</text:p>
      <text:p text:style-name="P327"/>
      <text:p text:style-name="P327"><text:tab/>/**</text:p>
      <text:p text:style-name="P327"><text:tab/> * Name of the property key which has as a value the color of</text:p>
      <text:p text:style-name="P327"><text:tab/> * input-output-bias neurons.</text:p>
      <text:p text:style-name="P327"><text:tab/> */</text:p>
      <text:p text:style-name="P327"><text:tab/>private static final String INPUT_OUTPUT_BIAS_NEURON_COLOR_PROPERTY_KEY = "InputOutputBiasNeuronColor";</text:p>
      <text:p text:style-name="P327"/>
      <text:p text:style-name="P327"><text:tab/>/**</text:p>
      <text:p text:style-name="P327"><text:tab/> * Name of the property key which has as a value the color of work area.</text:p>
      <text:p text:style-name="P327"><text:tab/> */</text:p>
      <text:p text:style-name="P327"><text:tab/>private static final String WORK_AREA_BACKGROUND_COLOR_PROPERTY_KEY = "WorkAreaBackgroundColor";</text:p>
      <text:p text:style-name="P327"/>
      <text:p text:style-name="P327"><text:tab/>/**</text:p>
      <text:p text:style-name="P327"><text:tab/> * Buttons dimensions.</text:p>
      <text:p text:style-name="P327"><text:tab/> */</text:p>
      <text:p text:style-name="P327"><text:tab/>private static final Dimension BUTTONS_DIMENTIONS = new Dimension(</text:p>
      <text:p text:style-name="P327"><text:tab/><text:tab/><text:tab/>BUTTONS_WIDTH, BUTTONS_HEIGHT);</text:p>
      <text:p text:style-name="P327"/>
      <text:p text:style-name="P327"><text:tab/>/**</text:p>
      <text:p text:style-name="P327"><text:tab/> * Constraints determining the elements' arrangement in the panel.</text:p>
      <text:p text:style-name="P327"><text:tab/> */</text:p>
      <text:p text:style-name="P327"><text:tab/>private GridBagConstraints constraints = new GridBagConstraints();</text:p>
      <text:p text:style-name="P327"/>
      <text:p text:style-name="P327"><text:tab/>/**</text:p>
      <text:p text:style-name="P327"><text:tab/> * Panel to arrange all elements inside.</text:p>
      <text:p text:style-name="P327"><text:tab/> */</text:p>
      <text:p text:style-name="P327"><text:tab/>private JPanel panel = new JPanel(new GridBagLayout());</text:p>
      <text:p text:style-name="P327"/>
      <text:p text:style-name="P327"><text:tab/>/**</text:p>
      <text:p text:style-name="P327"><text:tab/> * Constructing settings pane.</text:p>
      <text:p text:style-name="P327"><text:tab/> * </text:p>
      <text:p text:style-name="P327"><text:tab/> * @param parent</text:p>
      <text:p text:style-name="P327"><text:tab/> * <text:s text:c="11"/>The parent class.</text:p>
      <text:p text:style-name="P327"><text:tab/> * </text:p>
      <text:p text:style-name="P327"><text:tab/> * @author Ralitza Koleva</text:p>
      <text:p text:style-name="P327"><text:tab/> * </text:p>
      <text:p text:style-name="P327"><text:tab/> * @email rallly@abv.bg</text:p>
      <text:p text:style-name="P327"><text:tab/> * </text:p>
      <text:p text:style-name="P327"><text:tab/> * @date 21 Oct 2011</text:p>
      <text:p text:style-name="P327"><text:tab/> */</text:p>
      <text:p text:style-name="P327"><text:tab/>public SettingsPane(final VitoshaTradeApplet parent) {</text:p>
      <text:p text:style-name="P327"><text:tab/><text:tab/>this.parent = parent;</text:p>
      <text:p text:style-name="P327"/>
      <text:p text:style-name="P327"><text:tab/><text:tab/>add(panel);</text:p>
      <text:p text:style-name="P327"><text:tab/><text:tab/>this.setPreferredSize(new Dimension(VitoshaTradeApplet.WIDTH,</text:p>
      <text:p text:style-name="P327"><text:tab/><text:tab/><text:tab/><text:tab/>VitoshaTradeApplet.HEIGHT));</text:p>
      <text:p text:style-name="P327"/>
      <text:p text:style-name="P327"><text:tab/><text:tab/>/*</text:p>
      <text:p text:style-name="P327"><text:tab/><text:tab/> * Inserts available neurons sizes.</text:p>
      <text:p text:style-name="P327"><text:tab/><text:tab/> */</text:p>
      <text:p text:style-name="P327"><text:tab/><text:tab/>chooseNeuronsSize.addItem(Texts.LABEL_NEURONS_SIZE_SMALL);</text:p>
      <text:p text:style-name="P327"><text:tab/><text:tab/>chooseNeuronsSize.addItem(Texts.LABEL_NEURONS_SIZE_MEDIUM);</text:p>
      <text:p text:style-name="P327"><text:tab/><text:tab/>chooseNeuronsSize.addItem(Texts.LABEL_NEURONS_SIZE_LARGE);</text:p>
      <text:p text:style-name="P327"/>
      <text:p text:style-name="P327"><text:tab/><text:tab/>/*</text:p>
      <text:p text:style-name="P327"><text:tab/><text:tab/> * Inserts available neurons' numbers sizes.</text:p>
      <text:p text:style-name="P327"><text:tab/><text:tab/> */</text:p>
      <text:p text:style-name="P327"><text:tab/><text:tab/>for (int i = MIN_NEURONS_NUMBERS_SIZE; i &lt;= MAX_NEURONS_NUMBERS_SIZE; i++) {</text:p>
      <text:p text:style-name="P327"><text:tab/><text:tab/><text:tab/>chooseNeuronsNumbersSize.addItem(i);</text:p>
      <text:p text:style-name="P327"><text:tab/><text:tab/>}</text:p>
      <text:p text:style-name="P327"/>
      <text:p text:style-name="P327"><text:tab/><text:tab/>/*</text:p>
      <text:p text:style-name="P327"><text:tab/><text:tab/> * Sets the size of the buttons.</text:p>
      <text:p text:style-name="P327"><text:tab/><text:tab/> */</text:p>
      <text:p text:style-name="P327"><text:tab/><text:tab/>chooseColorRegular.setPreferredSize(BUTTONS_DIMENTIONS);</text:p>
      <text:p text:style-name="P327"><text:tab/><text:tab/>chooseColorInput.setPreferredSize(BUTTONS_DIMENTIONS);</text:p>
      <text:p text:style-name="P327"><text:tab/><text:tab/>chooseColorOutput.setPreferredSize(BUTTONS_DIMENTIONS);</text:p>
      <text:p text:style-name="P327"><text:tab/><text:tab/>chooseColorBias.setPreferredSize(BUTTONS_DIMENTIONS);</text:p>
      <text:p text:style-name="P327"><text:tab/><text:tab/>chooseColorInputOutput.setPreferredSize(BUTTONS_DIMENTIONS);</text:p>
      <text:p text:style-name="P327"><text:tab/><text:tab/>chooseColorInputBias.setPreferredSize(BUTTONS_DIMENTIONS);</text:p>
      <text:p text:style-name="P327"><text:soft-page-break/><text:tab/><text:tab/>chooseColorOutputBias.setPreferredSize(BUTTONS_DIMENTIONS);</text:p>
      <text:p text:style-name="P327"><text:tab/><text:tab/>chooseColorInputOutputBias.setPreferredSize(BUTTONS_DIMENTIONS);</text:p>
      <text:p text:style-name="P327"><text:tab/><text:tab/>chooseWorkAreaBackgroundColor.setPreferredSize(BUTTONS_DIMENTIONS);</text:p>
      <text:p text:style-name="P327"><text:tab/><text:tab/>save.setPreferredSize(BUTTONS_DIMENTIONS);</text:p>
      <text:p text:style-name="P327"><text:tab/><text:tab/>close.setPreferredSize(BUTTONS_DIMENTIONS);</text:p>
      <text:p text:style-name="P327"/>
      <text:p text:style-name="P327"><text:tab/><text:tab/>/*</text:p>
      <text:p text:style-name="P327"><text:tab/><text:tab/> * Sets the size of the combobox of neurons sizes and neurons' numbers</text:p>
      <text:p text:style-name="P327"><text:tab/><text:tab/> * sizes.</text:p>
      <text:p text:style-name="P327"><text:tab/><text:tab/> */</text:p>
      <text:p text:style-name="P327"><text:tab/><text:tab/>chooseNeuronsNumbersSize.setPreferredSize(BUTTONS_DIMENTIONS);</text:p>
      <text:p text:style-name="P327"><text:tab/><text:tab/>chooseNeuronsSize.setPreferredSize(BUTTONS_DIMENTIONS);</text:p>
      <text:p text:style-name="P327"/>
      <text:p text:style-name="P327"><text:tab/><text:tab/>/*</text:p>
      <text:p text:style-name="P327"><text:tab/><text:tab/> * Sets the size of the labels.</text:p>
      <text:p text:style-name="P327"><text:tab/><text:tab/> */</text:p>
      <text:p text:style-name="P327"><text:tab/><text:tab/>labelColorRegular.setPreferredSize(LABELS_DIMENTIONS);</text:p>
      <text:p text:style-name="P327"><text:tab/><text:tab/>labelColorInput.setPreferredSize(LABELS_DIMENTIONS);</text:p>
      <text:p text:style-name="P327"><text:tab/><text:tab/>labelColorOutput.setPreferredSize(LABELS_DIMENTIONS);</text:p>
      <text:p text:style-name="P327"><text:tab/><text:tab/>labelColorBias.setPreferredSize(LABELS_DIMENTIONS);</text:p>
      <text:p text:style-name="P327"><text:tab/><text:tab/>labelColorInputOutput.setPreferredSize(LABELS_DIMENTIONS);</text:p>
      <text:p text:style-name="P327"><text:tab/><text:tab/>labelColorInputBias.setPreferredSize(LABELS_DIMENTIONS);</text:p>
      <text:p text:style-name="P327"><text:tab/><text:tab/>labelColorOutputBias.setPreferredSize(LABELS_DIMENTIONS);</text:p>
      <text:p text:style-name="P327"><text:tab/><text:tab/>labelColorInputOutputBias.setPreferredSize(LABELS_DIMENTIONS);</text:p>
      <text:p text:style-name="P327"><text:tab/><text:tab/>labelNeuronsSize.setPreferredSize(LABELS_DIMENTIONS);</text:p>
      <text:p text:style-name="P327"><text:tab/><text:tab/>labelNeuronsNumbersSize.setPreferredSize(LABELS_DIMENTIONS);</text:p>
      <text:p text:style-name="P327"><text:tab/><text:tab/>labelWorkAreaBackgroundColor.setPreferredSize(LABELS_DIMENTIONS);</text:p>
      <text:p text:style-name="P327"/>
      <text:p text:style-name="P327"><text:tab/><text:tab/>/*</text:p>
      <text:p text:style-name="P327"><text:tab/><text:tab/> * Places the elements on the screen, make them editable or not.</text:p>
      <text:p text:style-name="P327"><text:tab/><text:tab/> */</text:p>
      <text:p text:style-name="P327"><text:tab/><text:tab/>arrangeElements(labelColorRegular, 0, 10, true);</text:p>
      <text:p text:style-name="P327"><text:tab/><text:tab/>arrangeElements(showColorRegular, 10, 10, false);</text:p>
      <text:p text:style-name="P327"><text:tab/><text:tab/>arrangeElements(chooseColorRegular, 20, 10, true);</text:p>
      <text:p text:style-name="P327"><text:tab/><text:tab/>arrangeElements(labelColorInput, 0, 20, true);</text:p>
      <text:p text:style-name="P327"><text:tab/><text:tab/>arrangeElements(showColorInput, 10, 20, false);</text:p>
      <text:p text:style-name="P327"><text:tab/><text:tab/>arrangeElements(chooseColorInput, 20, 20, true);</text:p>
      <text:p text:style-name="P327"><text:tab/><text:tab/>arrangeElements(labelColorOutput, 0, 30, true);</text:p>
      <text:p text:style-name="P327"><text:tab/><text:tab/>arrangeElements(showColorOutput, 10, 30, false);</text:p>
      <text:p text:style-name="P327"><text:tab/><text:tab/>arrangeElements(chooseColorOutput, 20, 30, true);</text:p>
      <text:p text:style-name="P327"><text:tab/><text:tab/>arrangeElements(labelColorBias, 0, 40, true);</text:p>
      <text:p text:style-name="P327"><text:tab/><text:tab/>arrangeElements(showColorBias, 10, 40, false);</text:p>
      <text:p text:style-name="P327"><text:tab/><text:tab/>arrangeElements(chooseColorBias, 20, 40, true);</text:p>
      <text:p text:style-name="P327"><text:tab/><text:tab/>arrangeElements(labelColorInputOutput, 0, 50, true);</text:p>
      <text:p text:style-name="P327"><text:tab/><text:tab/>arrangeElements(showColorInputOutput, 10, 50, false);</text:p>
      <text:p text:style-name="P327"><text:tab/><text:tab/>arrangeElements(chooseColorInputOutput, 20, 50, true);</text:p>
      <text:p text:style-name="P327"><text:tab/><text:tab/>arrangeElements(labelColorInputBias, 0, 60, true);</text:p>
      <text:p text:style-name="P327"><text:tab/><text:tab/>arrangeElements(showColorInputBias, 10, 60, false);</text:p>
      <text:p text:style-name="P327"><text:tab/><text:tab/>arrangeElements(chooseColorInputBias, 20, 60, true);</text:p>
      <text:p text:style-name="P327"><text:tab/><text:tab/>arrangeElements(labelColorOutputBias, 0, 70, true);</text:p>
      <text:p text:style-name="P327"><text:tab/><text:tab/>arrangeElements(showColorOutputBias, 10, 70, false);</text:p>
      <text:p text:style-name="P327"><text:tab/><text:tab/>arrangeElements(chooseColorOutputBias, 20, 70, true);</text:p>
      <text:p text:style-name="P327"><text:tab/><text:tab/>arrangeElements(labelColorInputOutputBias, 0, 80, true);</text:p>
      <text:p text:style-name="P327"><text:tab/><text:tab/>arrangeElements(showColorInputOutputBias, 10, 80, false);</text:p>
      <text:p text:style-name="P327"><text:tab/><text:tab/>arrangeElements(chooseColorInputOutputBias, 20, 80, true);</text:p>
      <text:p text:style-name="P327"><text:tab/><text:tab/>arrangeElements(labelNeuronsSize, 0, 90, true);</text:p>
      <text:p text:style-name="P327"><text:tab/><text:tab/>arrangeElements(chooseNeuronsSize, 20, 90, true);</text:p>
      <text:p text:style-name="P327"><text:tab/><text:tab/>arrangeElements(labelNeuronsNumbersSize, 0, 100, true);</text:p>
      <text:p text:style-name="P327"><text:tab/><text:tab/>arrangeElements(chooseNeuronsNumbersSize, 20, 100, true);</text:p>
      <text:p text:style-name="P327"><text:tab/><text:tab/>arrangeElements(labelWorkAreaBackgroundColor, 0, 110, true);</text:p>
      <text:p text:style-name="P327"><text:tab/><text:tab/>arrangeElements(showWorkAreaBackgroundColor, 10, 110, false);</text:p>
      <text:p text:style-name="P327"><text:tab/><text:tab/>arrangeElements(chooseWorkAreaBackgroundColor, 20, 110, true);</text:p>
      <text:p text:style-name="P327"><text:tab/><text:tab/>arrangeElements(save, 20, 120, true);</text:p>
      <text:p text:style-name="P327"><text:tab/><text:tab/>arrangeElements(close, 20, 130, true);</text:p>
      <text:p text:style-name="P327"/>
      <text:p text:style-name="P327"><text:tab/><text:tab/>/*</text:p>
      <text:p text:style-name="P327"><text:tab/><text:tab/> * Gets the color for each type of neuron.</text:p>
      <text:p text:style-name="P327"><text:tab/><text:tab/> */</text:p>
      <text:p text:style-name="P327"><text:tab/><text:tab/>readNeuronsTypesAndWorkAreaBackgroundColor(showColorRegular,</text:p>
      <text:p text:style-name="P327"><text:tab/><text:tab/><text:tab/><text:tab/>REGULAR_NEURON_COLOR_PROPERTY_KEY);</text:p>
      <text:p text:style-name="P327"><text:tab/><text:tab/>readNeuronsTypesAndWorkAreaBackgroundColor(showColorInput,</text:p>
      <text:p text:style-name="P327"><text:tab/><text:tab/><text:tab/><text:tab/>INPUT_NEURON_COLOR_PROPERTY_KEY);</text:p>
      <text:p text:style-name="P327"><text:tab/><text:tab/>readNeuronsTypesAndWorkAreaBackgroundColor(showColorOutput,</text:p>
      <text:p text:style-name="P327"><text:tab/><text:tab/><text:tab/><text:tab/>OUTPUT_NEURON_COLOR_PROPERTY_KEY);</text:p>
      <text:p text:style-name="P327"><text:tab/><text:tab/>readNeuronsTypesAndWorkAreaBackgroundColor(showColorBias,</text:p>
      <text:p text:style-name="P327"><text:tab/><text:tab/><text:tab/><text:tab/>BIAS_NEURON_COLOR_PROPERTY_KEY);</text:p>
      <text:p text:style-name="P327"><text:tab/><text:tab/>readNeuronsTypesAndWorkAreaBackgroundColor(showColorInputOutput,</text:p>
      <text:p text:style-name="P327"><text:tab/><text:tab/><text:tab/><text:tab/>INPUT_OUTPUT_NEURON_COLOR_PROPERTY_KEY);</text:p>
      <text:p text:style-name="P327"><text:tab/><text:tab/>readNeuronsTypesAndWorkAreaBackgroundColor(showColorInputBias,</text:p>
      <text:p text:style-name="P327"><text:tab/><text:tab/><text:tab/><text:tab/>INPUT_BIAS_NEURON_COLOR_PROPERTY_KEY);</text:p>
      <text:p text:style-name="P327"><text:tab/><text:tab/>readNeuronsTypesAndWorkAreaBackgroundColor(showColorOutputBias,</text:p>
      <text:p text:style-name="P327"><text:tab/><text:tab/><text:tab/><text:tab/>OUTPUT_BIAS_NEURON_COLOR_PROPERTY_KEY);</text:p>
      <text:p text:style-name="P327"><text:tab/><text:tab/>readNeuronsTypesAndWorkAreaBackgroundColor(showColorInputOutputBias,</text:p>
      <text:p text:style-name="P327"><text:tab/><text:tab/><text:tab/><text:tab/>INPUT_OUTPUT_BIAS_NEURON_COLOR_PROPERTY_KEY);</text:p>
      <text:p text:style-name="P327"/>
      <text:p text:style-name="P327"><text:tab/><text:tab/>/*</text:p>
      <text:p text:style-name="P327"><text:tab/><text:tab/> * Gets the work area background color.</text:p>
      <text:p text:style-name="P327"><text:tab/><text:tab/> */</text:p>
      <text:p text:style-name="P327"><text:tab/><text:tab/>readNeuronsTypesAndWorkAreaBackgroundColor(showWorkAreaBackgroundColor,</text:p>
      <text:p text:style-name="P327"><text:tab/><text:tab/><text:tab/><text:tab/>WORK_AREA_BACKGROUND_COLOR_PROPERTY_KEY);</text:p>
      <text:p text:style-name="P327"/>
      <text:p text:style-name="P327"><text:tab/><text:tab/>/*</text:p>
      <text:p text:style-name="P327"><text:tab/><text:tab/> * Gets the current size of neurons and selects it in the available</text:p>
      <text:p text:style-name="P327"><text:tab/><text:tab/> * sizes combobox.</text:p>
      <text:p text:style-name="P327"><text:tab/><text:tab/> */</text:p>
      <text:p text:style-name="P327"><text:tab/><text:tab/>readNeuronsSize();</text:p>
      <text:p text:style-name="P327"/>
      <text:p text:style-name="P327"><text:tab/><text:tab/>/*</text:p>
      <text:p text:style-name="P327"><text:tab/><text:tab/> * Gets the current size of neuron's numbers and selects it in the</text:p>
      <text:p text:style-name="P327"><text:tab/><text:tab/> * available sizes combobox.</text:p>
      <text:p text:style-name="P327"><text:tab/><text:tab/> */</text:p>
      <text:p text:style-name="P327"><text:tab/><text:tab/>readNeuronsNumbersSize();</text:p>
      <text:p text:style-name="P327"/>
      <text:p text:style-name="P327"><text:soft-page-break/><text:tab/><text:tab/>/*</text:p>
      <text:p text:style-name="P327"><text:tab/><text:tab/> * Adds Action Listener to each button.</text:p>
      <text:p text:style-name="P327"><text:tab/><text:tab/> */</text:p>
      <text:p text:style-name="P327"><text:tab/><text:tab/>chooseColorRegular.addActionListener(new ChooseNeuronColorListener(</text:p>
      <text:p text:style-name="P327"><text:tab/><text:tab/><text:tab/><text:tab/>showColorRegular));</text:p>
      <text:p text:style-name="P327"><text:tab/><text:tab/>chooseColorInput.addActionListener(new ChooseNeuronColorListener(</text:p>
      <text:p text:style-name="P327"><text:tab/><text:tab/><text:tab/><text:tab/>showColorInput));</text:p>
      <text:p text:style-name="P327"><text:tab/><text:tab/>chooseColorOutput.addActionListener(new ChooseNeuronColorListener(</text:p>
      <text:p text:style-name="P327"><text:tab/><text:tab/><text:tab/><text:tab/>showColorOutput));</text:p>
      <text:p text:style-name="P327"><text:tab/><text:tab/>chooseColorBias.addActionListener(new ChooseNeuronColorListener(</text:p>
      <text:p text:style-name="P327"><text:tab/><text:tab/><text:tab/><text:tab/>showColorBias));</text:p>
      <text:p text:style-name="P327"><text:tab/><text:tab/>chooseColorInputOutput.addActionListener(new ChooseNeuronColorListener(</text:p>
      <text:p text:style-name="P327"><text:tab/><text:tab/><text:tab/><text:tab/>showColorInputOutput));</text:p>
      <text:p text:style-name="P327"><text:tab/><text:tab/>chooseColorInputBias.addActionListener(new ChooseNeuronColorListener(</text:p>
      <text:p text:style-name="P327"><text:tab/><text:tab/><text:tab/><text:tab/>showColorInputBias));</text:p>
      <text:p text:style-name="P327"><text:tab/><text:tab/>chooseColorOutputBias.addActionListener(new ChooseNeuronColorListener(</text:p>
      <text:p text:style-name="P327"><text:tab/><text:tab/><text:tab/><text:tab/>showColorOutputBias));</text:p>
      <text:p text:style-name="P327"><text:tab/><text:tab/>chooseColorInputOutputBias</text:p>
      <text:p text:style-name="P327"><text:tab/><text:tab/><text:tab/><text:tab/>.addActionListener(new ChooseNeuronColorListener(</text:p>
      <text:p text:style-name="P327"><text:tab/><text:tab/><text:tab/><text:tab/><text:tab/><text:tab/>showColorInputOutputBias));</text:p>
      <text:p text:style-name="P327"><text:tab/><text:tab/>chooseWorkAreaBackgroundColor</text:p>
      <text:p text:style-name="P327"><text:tab/><text:tab/><text:tab/><text:tab/>.addActionListener(new ChooseNeuronColorListener(</text:p>
      <text:p text:style-name="P327"><text:tab/><text:tab/><text:tab/><text:tab/><text:tab/><text:tab/>showWorkAreaBackgroundColor));</text:p>
      <text:p text:style-name="P327"/>
      <text:p text:style-name="P327"><text:tab/><text:tab/>save.addActionListener(new ActionListener() {</text:p>
      <text:p text:style-name="P327"/>
      <text:p text:style-name="P327"><text:tab/><text:tab/><text:tab/>/**</text:p>
      <text:p text:style-name="P327"><text:tab/><text:tab/><text:tab/> * Saves the newly chosen colors to a file.</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21 Oct 2011</text:p>
      <text:p text:style-name="P327"><text:tab/><text:tab/><text:tab/> */</text:p>
      <text:p text:style-name="P327"><text:tab/><text:tab/><text:tab/>public void actionPerformed(ActionEvent event) {</text:p>
      <text:p text:style-name="P327"><text:tab/><text:tab/><text:tab/><text:tab/>try {</text:p>
      <text:p text:style-name="P327"><text:tab/><text:tab/><text:tab/><text:tab/><text:tab/>Properties properties = new Properties();</text:p>
      <text:p text:style-name="P327"/>
      <text:p text:style-name="P327"><text:tab/><text:tab/><text:tab/><text:tab/><text:tab/>/*</text:p>
      <text:p text:style-name="P327"><text:tab/><text:tab/><text:tab/><text:tab/><text:tab/> * Loads all properties from the property file.</text:p>
      <text:p text:style-name="P327"><text:tab/><text:tab/><text:tab/><text:tab/><text:tab/> */</text:p>
      <text:p text:style-name="P327"><text:tab/><text:tab/><text:tab/><text:tab/><text:tab/>FileInputStream allProperties = new FileInputStream(</text:p>
      <text:p text:style-name="P327"><text:tab/><text:tab/><text:tab/><text:tab/><text:tab/><text:tab/><text:tab/>Util.PROPERTIES_FILE_NAME);</text:p>
      <text:p text:style-name="P327"><text:tab/><text:tab/><text:tab/><text:tab/><text:tab/>properties.load(allProperties);</text:p>
      <text:p text:style-name="P327"/>
      <text:p text:style-name="P327"><text:tab/><text:tab/><text:tab/><text:tab/><text:tab/>/*</text:p>
      <text:p text:style-name="P327"><text:tab/><text:tab/><text:tab/><text:tab/><text:tab/> * Calls a function to write the newly chosen colors to a</text:p>
      <text:p text:style-name="P327"><text:tab/><text:tab/><text:tab/><text:tab/><text:tab/> * file.</text:p>
      <text:p text:style-name="P327"><text:tab/><text:tab/><text:tab/><text:tab/><text:tab/> */</text:p>
      <text:p text:style-name="P327"><text:tab/><text:tab/><text:tab/><text:tab/><text:tab/>writeNeuronsTypesAndWorkAreaBackgroundColor(</text:p>
      <text:p text:style-name="P327"><text:tab/><text:tab/><text:tab/><text:tab/><text:tab/><text:tab/><text:tab/>showColorRegular,</text:p>
      <text:p text:style-name="P327"><text:tab/><text:tab/><text:tab/><text:tab/><text:tab/><text:tab/><text:tab/>REGULAR_NEURON_COLOR_PROPERTY_KEY, properties);</text:p>
      <text:p text:style-name="P327"><text:tab/><text:tab/><text:tab/><text:tab/><text:tab/>writeNeuronsTypesAndWorkAreaBackgroundColor(showColorInput,</text:p>
      <text:p text:style-name="P327"><text:tab/><text:tab/><text:tab/><text:tab/><text:tab/><text:tab/><text:tab/>INPUT_NEURON_COLOR_PROPERTY_KEY, properties);</text:p>
      <text:p text:style-name="P327"><text:tab/><text:tab/><text:tab/><text:tab/><text:tab/>writeNeuronsTypesAndWorkAreaBackgroundColor(</text:p>
      <text:p text:style-name="P327"><text:tab/><text:tab/><text:tab/><text:tab/><text:tab/><text:tab/><text:tab/>showColorOutput, OUTPUT_NEURON_COLOR_PROPERTY_KEY,</text:p>
      <text:p text:style-name="P327"><text:tab/><text:tab/><text:tab/><text:tab/><text:tab/><text:tab/><text:tab/>properties);</text:p>
      <text:p text:style-name="P327"><text:tab/><text:tab/><text:tab/><text:tab/><text:tab/>writeNeuronsTypesAndWorkAreaBackgroundColor(showColorBias,</text:p>
      <text:p text:style-name="P327"><text:tab/><text:tab/><text:tab/><text:tab/><text:tab/><text:tab/><text:tab/>BIAS_NEURON_COLOR_PROPERTY_KEY, properties);</text:p>
      <text:p text:style-name="P327"><text:tab/><text:tab/><text:tab/><text:tab/><text:tab/>writeNeuronsTypesAndWorkAreaBackgroundColor(</text:p>
      <text:p text:style-name="P327"><text:tab/><text:tab/><text:tab/><text:tab/><text:tab/><text:tab/><text:tab/>showColorInputOutput,</text:p>
      <text:p text:style-name="P327"><text:tab/><text:tab/><text:tab/><text:tab/><text:tab/><text:tab/><text:tab/>INPUT_OUTPUT_NEURON_COLOR_PROPERTY_KEY, properties);</text:p>
      <text:p text:style-name="P327"><text:tab/><text:tab/><text:tab/><text:tab/><text:tab/>writeNeuronsTypesAndWorkAreaBackgroundColor(</text:p>
      <text:p text:style-name="P327"><text:tab/><text:tab/><text:tab/><text:tab/><text:tab/><text:tab/><text:tab/>showColorInputBias,</text:p>
      <text:p text:style-name="P327"><text:tab/><text:tab/><text:tab/><text:tab/><text:tab/><text:tab/><text:tab/>INPUT_BIAS_NEURON_COLOR_PROPERTY_KEY, properties);</text:p>
      <text:p text:style-name="P327"><text:tab/><text:tab/><text:tab/><text:tab/><text:tab/>writeNeuronsTypesAndWorkAreaBackgroundColor(</text:p>
      <text:p text:style-name="P327"><text:tab/><text:tab/><text:tab/><text:tab/><text:tab/><text:tab/><text:tab/>showColorOutputBias,</text:p>
      <text:p text:style-name="P327"><text:tab/><text:tab/><text:tab/><text:tab/><text:tab/><text:tab/><text:tab/>OUTPUT_BIAS_NEURON_COLOR_PROPERTY_KEY, properties);</text:p>
      <text:p text:style-name="P327"><text:tab/><text:tab/><text:tab/><text:tab/><text:tab/>writeNeuronsTypesAndWorkAreaBackgroundColor(</text:p>
      <text:p text:style-name="P327"><text:tab/><text:tab/><text:tab/><text:tab/><text:tab/><text:tab/><text:tab/>showColorInputOutputBias,</text:p>
      <text:p text:style-name="P327"><text:tab/><text:tab/><text:tab/><text:tab/><text:tab/><text:tab/><text:tab/>INPUT_OUTPUT_BIAS_NEURON_COLOR_PROPERTY_KEY,</text:p>
      <text:p text:style-name="P327"><text:tab/><text:tab/><text:tab/><text:tab/><text:tab/><text:tab/><text:tab/>properties);</text:p>
      <text:p text:style-name="P327"><text:tab/><text:tab/><text:tab/><text:tab/><text:tab/>writeNeuronsTypesAndWorkAreaBackgroundColor(</text:p>
      <text:p text:style-name="P327"><text:tab/><text:tab/><text:tab/><text:tab/><text:tab/><text:tab/><text:tab/>showWorkAreaBackgroundColor,</text:p>
      <text:p text:style-name="P327"><text:tab/><text:tab/><text:tab/><text:tab/><text:tab/><text:tab/><text:tab/>WORK_AREA_BACKGROUND_COLOR_PROPERTY_KEY, properties);</text:p>
      <text:p text:style-name="P327"/>
      <text:p text:style-name="P327"><text:tab/><text:tab/><text:tab/><text:tab/><text:tab/>/*</text:p>
      <text:p text:style-name="P327"><text:tab/><text:tab/><text:tab/><text:tab/><text:tab/> * Calls a function to save the newly chosen neurons size to</text:p>
      <text:p text:style-name="P327"><text:tab/><text:tab/><text:tab/><text:tab/><text:tab/> * a file.</text:p>
      <text:p text:style-name="P327"><text:tab/><text:tab/><text:tab/><text:tab/><text:tab/> */</text:p>
      <text:p text:style-name="P327"><text:tab/><text:tab/><text:tab/><text:tab/><text:tab/>writeNeuronsSize(properties);</text:p>
      <text:p text:style-name="P327"/>
      <text:p text:style-name="P327"><text:tab/><text:tab/><text:tab/><text:tab/><text:tab/>/*</text:p>
      <text:p text:style-name="P327"><text:tab/><text:tab/><text:tab/><text:tab/><text:tab/> * Calls a function to save the newly chosen neurons'</text:p>
      <text:p text:style-name="P327"><text:tab/><text:tab/><text:tab/><text:tab/><text:tab/> * numbers size to a file.</text:p>
      <text:p text:style-name="P327"><text:tab/><text:tab/><text:tab/><text:tab/><text:tab/> */</text:p>
      <text:p text:style-name="P327"><text:tab/><text:tab/><text:tab/><text:tab/><text:tab/>writeNeuronsNumbersSize(properties);</text:p>
      <text:p text:style-name="P327"/>
      <text:p text:style-name="P327"><text:tab/><text:tab/><text:tab/><text:tab/><text:tab/>FileOutputStream out = new FileOutputStream(</text:p>
      <text:p text:style-name="P327"><text:tab/><text:tab/><text:tab/><text:tab/><text:tab/><text:tab/><text:tab/>Util.PROPERTIES_FILE_NAME);</text:p>
      <text:p text:style-name="P327"><text:tab/><text:tab/><text:tab/><text:tab/><text:tab/>properties.store(out, "");</text:p>
      <text:p text:style-name="P327"><text:tab/><text:tab/><text:tab/><text:tab/><text:tab/>allProperties.close();</text:p>
      <text:p text:style-name="P327"><text:tab/><text:tab/><text:tab/><text:tab/><text:tab/>out.close();</text:p>
      <text:p text:style-name="P327"><text:tab/><text:tab/><text:tab/><text:tab/>} catch (Exception ex) {</text:p>
      <text:p text:style-name="P327"><text:tab/><text:tab/><text:tab/><text:tab/><text:tab/>ex.printStackTrace();</text:p>
      <text:p text:style-name="P327"><text:tab/><text:tab/><text:tab/><text:tab/>} finally {</text:p>
      <text:p text:style-name="P327"><text:tab/><text:tab/><text:tab/><text:tab/><text:tab/>parent.showNetworkPane();</text:p>
      <text:p text:style-name="P327"><text:tab/><text:tab/><text:tab/><text:tab/>}</text:p>
      <text:p text:style-name="P327"><text:tab/><text:tab/><text:tab/>}</text:p>
      <text:p text:style-name="P327"><text:tab/><text:tab/>});</text:p>
      <text:p text:style-name="P327"/>
      <text:p text:style-name="P327"><text:tab/><text:tab/>close.addActionListener(new ActionListener() {</text:p>
      <text:p text:style-name="P327"><text:soft-page-break/></text:p>
      <text:p text:style-name="P327"><text:tab/><text:tab/><text:tab/>/**</text:p>
      <text:p text:style-name="P327"><text:tab/><text:tab/><text:tab/> * Closes the settings pane and goes to the screen for loading ANN.</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0 Nov 2011</text:p>
      <text:p text:style-name="P327"><text:tab/><text:tab/><text:tab/> */</text:p>
      <text:p text:style-name="P327"><text:tab/><text:tab/><text:tab/>public void actionPerformed(ActionEvent event) {</text:p>
      <text:p text:style-name="P327"><text:tab/><text:tab/><text:tab/><text:tab/>parent.showNetworkPane();</text:p>
      <text:p text:style-name="P327"><text:tab/><text:tab/><text:tab/>}</text:p>
      <text:p text:style-name="P327"><text:tab/><text:tab/>});</text:p>
      <text:p text:style-name="P327"><text:tab/>}</text:p>
      <text:p text:style-name="P327"/>
      <text:p text:style-name="P327"><text:tab/>/**</text:p>
      <text:p text:style-name="P327"><text:tab/> * Reads the current neuron types colors and work area background color from</text:p>
      <text:p text:style-name="P327"><text:tab/> * a file and shows the colors in their corresponding fields.</text:p>
      <text:p text:style-name="P327"><text:tab/> * </text:p>
      <text:p text:style-name="P327"><text:tab/> * @param showNeuronColorField</text:p>
      <text:p text:style-name="P327"><text:tab/> * <text:s text:c="11"/>The text field to be colored in the current color.</text:p>
      <text:p text:style-name="P327"><text:tab/> * </text:p>
      <text:p text:style-name="P327"><text:tab/> * @param colorProperty</text:p>
      <text:p text:style-name="P327"><text:tab/> * <text:s text:c="11"/>The parameter name, containing the color.</text:p>
      <text:p text:style-name="P327"><text:tab/> * </text:p>
      <text:p text:style-name="P327"><text:tab/> * @author Ralitza Koleva</text:p>
      <text:p text:style-name="P327"><text:tab/> * </text:p>
      <text:p text:style-name="P327"><text:tab/> * @email rallly@abv.bg</text:p>
      <text:p text:style-name="P327"><text:tab/> * </text:p>
      <text:p text:style-name="P327"><text:tab/> * @date 21 Oct 2011</text:p>
      <text:p text:style-name="P327"><text:tab/> */</text:p>
      <text:p text:style-name="P327"><text:tab/>public void readNeuronsTypesAndWorkAreaBackgroundColor(</text:p>
      <text:p text:style-name="P327"><text:tab/><text:tab/><text:tab/>JTextField showNeuronColorField, String colorProperty) {</text:p>
      <text:p text:style-name="P327"><text:tab/><text:tab/>try {</text:p>
      <text:p text:style-name="P327"><text:tab/><text:tab/><text:tab/>Properties properties = new Properties();</text:p>
      <text:p text:style-name="P327"><text:tab/><text:tab/><text:tab/>FileInputStream in = new FileInputStream(Util.PROPERTIES_FILE_NAME);</text:p>
      <text:p text:style-name="P327"><text:tab/><text:tab/><text:tab/>properties.load(in);</text:p>
      <text:p text:style-name="P327"><text:tab/><text:tab/><text:tab/>int color = Integer.parseInt(properties.getProperty(colorProperty));</text:p>
      <text:p text:style-name="P327"><text:tab/><text:tab/><text:tab/>Color neuronColor = new Color(color);</text:p>
      <text:p text:style-name="P327"><text:tab/><text:tab/><text:tab/>showNeuronColorField.setBackground(neuronColor);</text:p>
      <text:p text:style-name="P327"><text:tab/><text:tab/>} catch (Exception ex) {</text:p>
      <text:p text:style-name="P327"><text:tab/><text:tab/><text:tab/>ex.printStackTrace();</text:p>
      <text:p text:style-name="P327"><text:tab/><text:tab/>}</text:p>
      <text:p text:style-name="P327"><text:tab/>}</text:p>
      <text:p text:style-name="P327"/>
      <text:p text:style-name="P327"><text:tab/>/**</text:p>
      <text:p text:style-name="P327"><text:tab/> * Writes the new neuron types colors and the new work area background color</text:p>
      <text:p text:style-name="P327"><text:tab/> * to a file.</text:p>
      <text:p text:style-name="P327"><text:tab/> * </text:p>
      <text:p text:style-name="P327"><text:tab/> * </text:p>
      <text:p text:style-name="P327"><text:tab/> * @param showNeuronColorField</text:p>
      <text:p text:style-name="P327"><text:tab/> * <text:s text:c="11"/>The text field to be colored in the current color.</text:p>
      <text:p text:style-name="P327"><text:tab/> * </text:p>
      <text:p text:style-name="P327"><text:tab/> * @param colorProperty</text:p>
      <text:p text:style-name="P327"><text:tab/> * <text:s text:c="11"/>The parameter name, containing the color.</text:p>
      <text:p text:style-name="P327"><text:tab/> * </text:p>
      <text:p text:style-name="P327"><text:tab/> * @param properties</text:p>
      <text:p text:style-name="P327"><text:tab/> * <text:s text:c="11"/>Properties to store the neuron types colors.</text:p>
      <text:p text:style-name="P327"><text:tab/> * </text:p>
      <text:p text:style-name="P327"><text:tab/> * @author Ralitza Koleva</text:p>
      <text:p text:style-name="P327"><text:tab/> * </text:p>
      <text:p text:style-name="P327"><text:tab/> * @email rallly@abv.bg</text:p>
      <text:p text:style-name="P327"><text:tab/> * </text:p>
      <text:p text:style-name="P327"><text:tab/> * @date 21 Oct 2011</text:p>
      <text:p text:style-name="P327"><text:tab/> */</text:p>
      <text:p text:style-name="P327"><text:tab/>public void writeNeuronsTypesAndWorkAreaBackgroundColor(</text:p>
      <text:p text:style-name="P327"><text:tab/><text:tab/><text:tab/>JTextField showNeuronColorField, String colorProperty,</text:p>
      <text:p text:style-name="P327"><text:tab/><text:tab/><text:tab/>Properties properties) {</text:p>
      <text:p text:style-name="P327"/>
      <text:p text:style-name="P327"><text:tab/><text:tab/>String color = Integer.toString(showNeuronColorField.getBackground()</text:p>
      <text:p text:style-name="P327"><text:tab/><text:tab/><text:tab/><text:tab/>.getRGB());</text:p>
      <text:p text:style-name="P327"><text:tab/><text:tab/>properties.setProperty(colorProperty, color);</text:p>
      <text:p text:style-name="P327"><text:tab/>}</text:p>
      <text:p text:style-name="P327"/>
      <text:p text:style-name="P327"><text:tab/>/**</text:p>
      <text:p text:style-name="P327"><text:tab/> * Reads the current neurons size from a file and selects it in the</text:p>
      <text:p text:style-name="P327"><text:tab/> * available sizes combobox.</text:p>
      <text:p text:style-name="P327"><text:tab/> * </text:p>
      <text:p text:style-name="P327"><text:tab/> * @author Ralitza Koleva</text:p>
      <text:p text:style-name="P327"><text:tab/> * </text:p>
      <text:p text:style-name="P327"><text:tab/> * @email rallly@abv.bg</text:p>
      <text:p text:style-name="P327"><text:tab/> * </text:p>
      <text:p text:style-name="P327"><text:tab/> * @date 06 Dec 2011</text:p>
      <text:p text:style-name="P327"><text:tab/> */</text:p>
      <text:p text:style-name="P327"><text:tab/>public void readNeuronsSize() {</text:p>
      <text:p text:style-name="P327"><text:tab/><text:tab/>try {</text:p>
      <text:p text:style-name="P327"><text:tab/><text:tab/><text:tab/>Properties properties = new Properties();</text:p>
      <text:p text:style-name="P327"><text:tab/><text:tab/><text:tab/>FileInputStream in = new FileInputStream(Util.PROPERTIES_FILE_NAME);</text:p>
      <text:p text:style-name="P327"><text:tab/><text:tab/><text:tab/>properties.load(in);</text:p>
      <text:p text:style-name="P327"><text:tab/><text:tab/><text:tab/>String currentNeuronsSize = properties.getProperty("NeuronsSize");</text:p>
      <text:p text:style-name="P327"><text:tab/><text:tab/><text:tab/>chooseNeuronsSize.setSelectedItem(currentNeuronsSize);</text:p>
      <text:p text:style-name="P327"><text:tab/><text:tab/>} catch (Exception ex) {</text:p>
      <text:p text:style-name="P327"><text:tab/><text:tab/><text:tab/>ex.printStackTrace();</text:p>
      <text:p text:style-name="P327"><text:tab/><text:tab/>}</text:p>
      <text:p text:style-name="P327"><text:tab/>}</text:p>
      <text:p text:style-name="P327"/>
      <text:p text:style-name="P327"><text:tab/>/**</text:p>
      <text:p text:style-name="P327"><text:tab/> * Reads the current neurons' numbers size from a file and selects it in the</text:p>
      <text:p text:style-name="P327"><text:tab/> * available sizes combobox.</text:p>
      <text:p text:style-name="P327"><text:tab/> * </text:p>
      <text:p text:style-name="P327"><text:tab/> * @author Ralitza Koleva</text:p>
      <text:p text:style-name="P327"><text:tab/> * </text:p>
      <text:p text:style-name="P327"><text:soft-page-break/><text:tab/> * @email rallly@abv.bg</text:p>
      <text:p text:style-name="P327"><text:tab/> * </text:p>
      <text:p text:style-name="P327"><text:tab/> * @date 23 Nov 2011</text:p>
      <text:p text:style-name="P327"><text:tab/> */</text:p>
      <text:p text:style-name="P327"><text:tab/>public void readNeuronsNumbersSize() {</text:p>
      <text:p text:style-name="P327"><text:tab/><text:tab/>try {</text:p>
      <text:p text:style-name="P327"><text:tab/><text:tab/><text:tab/>Properties properties = new Properties();</text:p>
      <text:p text:style-name="P327"><text:tab/><text:tab/><text:tab/>FileInputStream in = new FileInputStream(Util.PROPERTIES_FILE_NAME);</text:p>
      <text:p text:style-name="P327"><text:tab/><text:tab/><text:tab/>properties.load(in);</text:p>
      <text:p text:style-name="P327"><text:tab/><text:tab/><text:tab/>int currentNeuronsNumberSize = Integer.parseInt(properties</text:p>
      <text:p text:style-name="P327"><text:tab/><text:tab/><text:tab/><text:tab/><text:tab/>.getProperty("NeuronsNumbersSize"));</text:p>
      <text:p text:style-name="P327"><text:tab/><text:tab/><text:tab/>chooseNeuronsNumbersSize.setSelectedItem(currentNeuronsNumberSize);</text:p>
      <text:p text:style-name="P327"><text:tab/><text:tab/>} catch (Exception ex) {</text:p>
      <text:p text:style-name="P327"><text:tab/><text:tab/><text:tab/>ex.printStackTrace();</text:p>
      <text:p text:style-name="P327"><text:tab/><text:tab/>}</text:p>
      <text:p text:style-name="P327"><text:tab/>}</text:p>
      <text:p text:style-name="P327"/>
      <text:p text:style-name="P327"><text:tab/>/**</text:p>
      <text:p text:style-name="P327"><text:tab/> * Writes the new size of neurons to a file.</text:p>
      <text:p text:style-name="P327"><text:tab/> * </text:p>
      <text:p text:style-name="P327"><text:tab/> * @param properties</text:p>
      <text:p text:style-name="P327"><text:tab/> * <text:s text:c="11"/>Properties to store the size of neurons.</text:p>
      <text:p text:style-name="P327"><text:tab/> * </text:p>
      <text:p text:style-name="P327"><text:tab/> * @author Ralitza Koleva</text:p>
      <text:p text:style-name="P327"><text:tab/> * </text:p>
      <text:p text:style-name="P327"><text:tab/> * @email rallly@abv.bg</text:p>
      <text:p text:style-name="P327"><text:tab/> * </text:p>
      <text:p text:style-name="P327"><text:tab/> * @date 06 Dec 2011</text:p>
      <text:p text:style-name="P327"><text:tab/> */</text:p>
      <text:p text:style-name="P327"><text:tab/>public void writeNeuronsSize(Properties properties) {</text:p>
      <text:p text:style-name="P327"><text:tab/><text:tab/>String neuronsSelectedSize = chooseNeuronsSize.getSelectedItem()</text:p>
      <text:p text:style-name="P327"><text:tab/><text:tab/><text:tab/><text:tab/>.toString();</text:p>
      <text:p text:style-name="P327"><text:tab/><text:tab/>properties.setProperty("NeuronsSize", neuronsSelectedSize);</text:p>
      <text:p text:style-name="P327"><text:tab/>}</text:p>
      <text:p text:style-name="P327"/>
      <text:p text:style-name="P327"><text:tab/>/**</text:p>
      <text:p text:style-name="P327"><text:tab/> * Writes the new size of neurons' numbers to a file.</text:p>
      <text:p text:style-name="P327"><text:tab/> * </text:p>
      <text:p text:style-name="P327"><text:tab/> * @param properties</text:p>
      <text:p text:style-name="P327"><text:tab/> * <text:s text:c="11"/>Properties to store the size of neurons' numbers.</text:p>
      <text:p text:style-name="P327"><text:tab/> * </text:p>
      <text:p text:style-name="P327"><text:tab/> * @author Ralitza Koleva</text:p>
      <text:p text:style-name="P327"><text:tab/> * </text:p>
      <text:p text:style-name="P327"><text:tab/> * @email rallly@abv.bg</text:p>
      <text:p text:style-name="P327"><text:tab/> * </text:p>
      <text:p text:style-name="P327"><text:tab/> * @date 23 Nov 2011</text:p>
      <text:p text:style-name="P327"><text:tab/> */</text:p>
      <text:p text:style-name="P327"><text:tab/>public void writeNeuronsNumbersSize(Properties properties) {</text:p>
      <text:p text:style-name="P327"><text:tab/><text:tab/>String neuronsNumbersSelectedSize = chooseNeuronsNumbersSize</text:p>
      <text:p text:style-name="P327"><text:tab/><text:tab/><text:tab/><text:tab/>.getSelectedItem().toString();</text:p>
      <text:p text:style-name="P327"><text:tab/><text:tab/>properties</text:p>
      <text:p text:style-name="P327"><text:tab/><text:tab/><text:tab/><text:tab/>.setProperty("NeuronsNumbersSize", neuronsNumbersSelectedSize);</text:p>
      <text:p text:style-name="P327"><text:tab/>}</text:p>
      <text:p text:style-name="P327"/>
      <text:p text:style-name="P327"><text:tab/>/**</text:p>
      <text:p text:style-name="P327"><text:tab/> * Helps arranging the elements on the screen.</text:p>
      <text:p text:style-name="P327"><text:tab/> * </text:p>
      <text:p text:style-name="P327"><text:tab/> * @param component</text:p>
      <text:p text:style-name="P327"><text:tab/> * <text:s text:c="11"/>The component to be placed inside the panel.</text:p>
      <text:p text:style-name="P327"><text:tab/> * </text:p>
      <text:p text:style-name="P327"><text:tab/> * @param gridX</text:p>
      <text:p text:style-name="P327"><text:tab/> * <text:s text:c="11"/>X-coordinate of the component.</text:p>
      <text:p text:style-name="P327"><text:tab/> * </text:p>
      <text:p text:style-name="P327"><text:tab/> * @param gridY</text:p>
      <text:p text:style-name="P327"><text:tab/> * <text:s text:c="11"/>Y-coordinate of the component.</text:p>
      <text:p text:style-name="P327"><text:tab/> * </text:p>
      <text:p text:style-name="P327"><text:tab/> * @param editable</text:p>
      <text:p text:style-name="P327"><text:tab/> * <text:s text:c="11"/>Determines whether the component is enabled.</text:p>
      <text:p text:style-name="P327"><text:tab/> * </text:p>
      <text:p text:style-name="P327"><text:tab/> * @author Ralitza Koleva</text:p>
      <text:p text:style-name="P327"><text:tab/> * </text:p>
      <text:p text:style-name="P327"><text:tab/> * @email rallly@abv.bg</text:p>
      <text:p text:style-name="P327"><text:tab/> * </text:p>
      <text:p text:style-name="P327"><text:tab/> * @date 25 Oct 2011</text:p>
      <text:p text:style-name="P327"><text:tab/> */</text:p>
      <text:p text:style-name="P327"><text:tab/>public void arrangeElements(JComponent component, int gridX, int gridY,</text:p>
      <text:p text:style-name="P327"><text:tab/><text:tab/><text:tab/>boolean enabled) {</text:p>
      <text:p text:style-name="P327"><text:tab/><text:tab/>constraints.gridx = gridX;</text:p>
      <text:p text:style-name="P327"><text:tab/><text:tab/>constraints.gridy = gridY;</text:p>
      <text:p text:style-name="P327"><text:tab/><text:tab/>constraints.insets = new Insets(10, 10, 8, 10);</text:p>
      <text:p text:style-name="P327"><text:tab/><text:tab/>panel.add(component, constraints);</text:p>
      <text:p text:style-name="P327"><text:tab/><text:tab/>component.setEnabled(enabled);</text:p>
      <text:p text:style-name="P327"><text:tab/>}</text:p>
      <text:p text:style-name="P327">}</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oft-page-break/><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text:tab/> <text:s text:c="6"/>*</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text:p>
      <text:p text:style-name="P328"><text:s/>* Gives a JComboBox two values - a visible value in the drop down menu and a</text:p>
      <text:p text:style-name="P328"><text:s/>* hidden one.</text:p>
      <text:p text:style-name="P328"><text:s/>* </text:p>
      <text:p text:style-name="P328"><text:s/>* @author Ralitza Koleva</text:p>
      <text:p text:style-name="P328"><text:s/>* </text:p>
      <text:p text:style-name="P328"><text:s/>* @email rallly@abv.bg</text:p>
      <text:p text:style-name="P328"><text:s/>* </text:p>
      <text:p text:style-name="P328"><text:s/>* @date 29 Oct 2011</text:p>
      <text:p text:style-name="P328"><text:s/>*/</text:p>
      <text:p text:style-name="P328">class SymbolPeriodKeyValue {</text:p>
      <text:p text:style-name="P328"/>
      <text:p text:style-name="P328"><text:tab/>/**</text:p>
      <text:p text:style-name="P328"><text:tab/> * Hidden value of the JComboBox item.</text:p>
      <text:p text:style-name="P328"><text:tab/> */</text:p>
      <text:p text:style-name="P328"><text:tab/>private String key;</text:p>
      <text:p text:style-name="P328"/>
      <text:p text:style-name="P328"><text:tab/>/**</text:p>
      <text:p text:style-name="P328"><text:tab/> * Visible value of the JComboBox item.</text:p>
      <text:p text:style-name="P328"><text:tab/> */</text:p>
      <text:p text:style-name="P328"><text:tab/>private String value;</text:p>
      <text:p text:style-name="P328"/>
      <text:p text:style-name="P328"><text:tab/>/**</text:p>
      <text:p text:style-name="P328"><text:tab/> * SymbolPeriodKeyValue constructor.</text:p>
      <text:p text:style-name="P328"><text:tab/> * </text:p>
      <text:p text:style-name="P328"><text:tab/> * @param key</text:p>
      <text:p text:style-name="P328"><text:tab/> * <text:s text:c="11"/>Hidden value of the JComboBox item.</text:p>
      <text:p text:style-name="P328"><text:tab/> * </text:p>
      <text:p text:style-name="P328"><text:tab/> * @param value</text:p>
      <text:p text:style-name="P328"><text:tab/> * <text:s text:c="11"/>Visible value of the JComboBox item.</text:p>
      <text:p text:style-name="P328"><text:tab/> * </text:p>
      <text:p text:style-name="P328"><text:tab/> * @author Ralitza Koleva</text:p>
      <text:p text:style-name="P328"><text:tab/> * </text:p>
      <text:p text:style-name="P328"><text:tab/> * @email rallly@abv.bg</text:p>
      <text:p text:style-name="P328"><text:tab/> * </text:p>
      <text:p text:style-name="P328"><text:tab/> * @date 29 Oct 2011</text:p>
      <text:p text:style-name="P328"><text:tab/> */</text:p>
      <text:p text:style-name="P328"><text:tab/>public SymbolPeriodKeyValue(String key, String value) {</text:p>
      <text:p text:style-name="P328"><text:tab/><text:tab/>this.key = key;</text:p>
      <text:p text:style-name="P328"><text:tab/><text:tab/>this.value = value;</text:p>
      <text:p text:style-name="P328"><text:tab/>}</text:p>
      <text:p text:style-name="P328"/>
      <text:p text:style-name="P328"><text:tab/>/**</text:p>
      <text:p text:style-name="P328"><text:tab/> * Gets the visible value of the JComboBox item.</text:p>
      <text:p text:style-name="P328"><text:tab/> * </text:p>
      <text:p text:style-name="P328"><text:tab/> * @author Ralitza Koleva</text:p>
      <text:p text:style-name="P328"><text:tab/> * </text:p>
      <text:p text:style-name="P328"><text:tab/> * @email rallly@abv.bg</text:p>
      <text:p text:style-name="P328"><text:tab/> * </text:p>
      <text:p text:style-name="P328"><text:tab/> * @date 29 Oct 2011</text:p>
      <text:p text:style-name="P328"><text:tab/> * </text:p>
      <text:p text:style-name="P328"><text:tab/> * @return The visible value of the JComboBox item.</text:p>
      <text:p text:style-name="P328"><text:tab/> */</text:p>
      <text:p text:style-name="P328"><text:tab/>public String getValue() {</text:p>
      <text:p text:style-name="P328"><text:tab/><text:tab/>return (value);</text:p>
      <text:p text:style-name="P328"><text:tab/>}</text:p>
      <text:p text:style-name="P328"/>
      <text:p text:style-name="P328"><text:tab/>/**</text:p>
      <text:p text:style-name="P328"><text:tab/> * Gets the hidden value of the JComboBox item.</text:p>
      <text:p text:style-name="P328"><text:tab/> * </text:p>
      <text:p text:style-name="P328"><text:tab/> * @author Ralitza Koleva</text:p>
      <text:p text:style-name="P328"><text:tab/> * </text:p>
      <text:p text:style-name="P328"><text:tab/> * @email rallly@abv.bg</text:p>
      <text:p text:style-name="P328"><text:tab/> * </text:p>
      <text:p text:style-name="P328"><text:tab/> * @date 29 Oct 2011</text:p>
      <text:p text:style-name="P328"><text:tab/> * </text:p>
      <text:p text:style-name="P328"><text:tab/> * @return The hidden value of the JComboBox item.</text:p>
      <text:p text:style-name="P328"><text:tab/> */</text:p>
      <text:p text:style-name="P328"><text:tab/>public int getKey() {</text:p>
      <text:p text:style-name="P328"><text:tab/><text:tab/>return (Integer.parseInt(key));</text:p>
      <text:p text:style-name="P328"><text:tab/>}</text:p>
      <text:p text:style-name="P328"/>
      <text:p text:style-name="P328"><text:tab/>/**</text:p>
      <text:p text:style-name="P328"><text:tab/> * Converts the visible value of the JComboBox item to a string.</text:p>
      <text:p text:style-name="P328"><text:tab/> * </text:p>
      <text:p text:style-name="P328"><text:tab/> * @author Ralitza Koleva</text:p>
      <text:p text:style-name="P328"><text:tab/> * </text:p>
      <text:p text:style-name="P328"><text:tab/> * @email rallly@abv.bg</text:p>
      <text:p text:style-name="P328"><text:tab/> * </text:p>
      <text:p text:style-name="P328"><text:tab/> * @date 29 Oct 2011</text:p>
      <text:p text:style-name="P328"><text:tab/> * </text:p>
      <text:p text:style-name="P328"><text:tab/> * @return The visible value of the JComboBox item as a string.</text:p>
      <text:p text:style-name="P328"><text:soft-page-break/><text:tab/> */</text:p>
      <text:p text:style-name="P328"><text:tab/>public String toString() {</text:p>
      <text:p text:style-name="P328"><text:tab/><text:tab/>return (value);</text:p>
      <text:p text:style-name="P328"><text:tab/>}</text:p>
      <text:p text:style-name="P328">}</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text:p>
      <text:p text:style-name="P329"><text:s/>* Contains all texts used in the applet.</text:p>
      <text:p text:style-name="P329"><text:s/>* </text:p>
      <text:p text:style-name="P329"><text:s/>* @author Ralitza Koleva</text:p>
      <text:p text:style-name="P329"><text:s/>* </text:p>
      <text:p text:style-name="P329"><text:s/>* @email rallly@abv.bg</text:p>
      <text:p text:style-name="P329"><text:s/>* </text:p>
      <text:p text:style-name="P329"><text:s/>* @date 05 Dec 2011</text:p>
      <text:p text:style-name="P329"><text:s/>*/</text:p>
      <text:p text:style-name="P329">class Texts {</text:p>
      <text:p text:style-name="P329"/>
      <text:p text:style-name="P329"><text:tab/>/**</text:p>
      <text:p text:style-name="P329"><text:tab/> * Menu text.</text:p>
      <text:p text:style-name="P329"><text:tab/> */</text:p>
      <text:p text:style-name="P329"><text:tab/>public static final String MENU_COMMANDS = "Commands";</text:p>
      <text:p text:style-name="P329"/>
      <text:p text:style-name="P329"><text:tab/>/**</text:p>
      <text:p text:style-name="P329"><text:tab/> * Menu item text.</text:p>
      <text:p text:style-name="P329"><text:tab/> */</text:p>
      <text:p text:style-name="P329"><text:tab/>public static final String MENU_ITEM_LOGIN = "Login";</text:p>
      <text:p text:style-name="P329"/>
      <text:p text:style-name="P329"><text:tab/>/**</text:p>
      <text:p text:style-name="P329"><text:tab/> * Menu item text.</text:p>
      <text:p text:style-name="P329"><text:tab/> */</text:p>
      <text:p text:style-name="P329"><text:tab/>public static final String MENU_ITEM_LOGOUT = "Logout";</text:p>
      <text:p text:style-name="P329"/>
      <text:p text:style-name="P329"><text:tab/>/**</text:p>
      <text:p text:style-name="P329"><text:tab/> * Menu text.</text:p>
      <text:p text:style-name="P329"><text:tab/> */</text:p>
      <text:p text:style-name="P329"><text:tab/>public static final String MENU_NETWORK = "Network";</text:p>
      <text:p text:style-name="P329"/>
      <text:p text:style-name="P329"><text:tab/>/**</text:p>
      <text:p text:style-name="P329"><text:tab/> * Menu item text.</text:p>
      <text:p text:style-name="P329"><text:tab/> */</text:p>
      <text:p text:style-name="P329"><text:tab/>public static final String MENU_ITEM_NEW = "New";</text:p>
      <text:p text:style-name="P329"/>
      <text:p text:style-name="P329"><text:tab/>/**</text:p>
      <text:p text:style-name="P329"><text:tab/> * Menu item text.</text:p>
      <text:p text:style-name="P329"><text:tab/> */</text:p>
      <text:p text:style-name="P329"><text:tab/>public static final String MENU_ITEM_LOAD = "Load";</text:p>
      <text:p text:style-name="P329"/>
      <text:p text:style-name="P329"><text:tab/>/**</text:p>
      <text:p text:style-name="P329"><text:tab/> * Menu item text.</text:p>
      <text:p text:style-name="P329"><text:tab/> */</text:p>
      <text:p text:style-name="P329"><text:tab/>public static final String MENU_ITEM_DELETE = "Delete";</text:p>
      <text:p text:style-name="P329"/>
      <text:p text:style-name="P329"><text:tab/>/**</text:p>
      <text:p text:style-name="P329"><text:tab/> * Menu text.</text:p>
      <text:p text:style-name="P329"><text:tab/> */</text:p>
      <text:p text:style-name="P329"><text:tab/>public static final String MENU_TOOLS = "Tools";</text:p>
      <text:p text:style-name="P329"/>
      <text:p text:style-name="P329"><text:tab/>/**</text:p>
      <text:p text:style-name="P329"><text:tab/> * Menu item text.</text:p>
      <text:p text:style-name="P329"><text:tab/> */</text:p>
      <text:p text:style-name="P329"><text:tab/>public static final String MENU_ITEM_SETTINGS = "Settings";</text:p>
      <text:p text:style-name="P329"/>
      <text:p text:style-name="P329"><text:tab/>/**</text:p>
      <text:p text:style-name="P329"><text:tab/> * Menu text.</text:p>
      <text:p text:style-name="P329"><text:soft-page-break/><text:tab/> */</text:p>
      <text:p text:style-name="P329"><text:tab/>public static final String MENU_MESH = "Mesh";</text:p>
      <text:p text:style-name="P329"/>
      <text:p text:style-name="P329"><text:tab/>/**</text:p>
      <text:p text:style-name="P329"><text:tab/> * Menu item text.</text:p>
      <text:p text:style-name="P329"><text:tab/> */</text:p>
      <text:p text:style-name="P329"><text:tab/>public static final String MENU_ITEM_ACTIVITIES = "Activities";</text:p>
      <text:p text:style-name="P329"/>
      <text:p text:style-name="P329"><text:tab/>/**</text:p>
      <text:p text:style-name="P329"><text:tab/> * Menu item text.</text:p>
      <text:p text:style-name="P329"><text:tab/> */</text:p>
      <text:p text:style-name="P329"><text:tab/>public static final String MENU_ITEM_WEIGHTS = "Weights";</text:p>
      <text:p text:style-name="P329"/>
      <text:p text:style-name="P329"><text:tab/>/**</text:p>
      <text:p text:style-name="P329"><text:tab/> * Menu item text.</text:p>
      <text:p text:style-name="P329"><text:tab/> */</text:p>
      <text:p text:style-name="P329"><text:tab/>public static final String MENU_ITEM_BOTH = "Both";</text:p>
      <text:p text:style-name="P329"/>
      <text:p text:style-name="P329"><text:tab/>/**</text:p>
      <text:p text:style-name="P329"><text:tab/> * Menu item text.</text:p>
      <text:p text:style-name="P329"><text:tab/> */</text:p>
      <text:p text:style-name="P329"><text:tab/>public static final String MENU_ITEM_SOLID = "Solid";</text:p>
      <text:p text:style-name="P329"/>
      <text:p text:style-name="P329"><text:tab/>/**</text:p>
      <text:p text:style-name="P329"><text:tab/> * Menu item text.</text:p>
      <text:p text:style-name="P329"><text:tab/> */</text:p>
      <text:p text:style-name="P329"><text:tab/>public static final String MENU_ITEM_NUMBERING = "Numbering";</text:p>
      <text:p text:style-name="P329"/>
      <text:p text:style-name="P329"><text:tab/>/**</text:p>
      <text:p text:style-name="P329"><text:tab/> * Text label.</text:p>
      <text:p text:style-name="P329"><text:tab/> */</text:p>
      <text:p text:style-name="P329"><text:tab/>public static final String LABEL_DATABASE_HOST = "Database Host:";</text:p>
      <text:p text:style-name="P329"/>
      <text:p text:style-name="P329"><text:tab/>/**</text:p>
      <text:p text:style-name="P329"><text:tab/> * Text label.</text:p>
      <text:p text:style-name="P329"><text:tab/> */</text:p>
      <text:p text:style-name="P329"><text:tab/>public static final String LABEL_DATABASE_PORT = "Database Port:";</text:p>
      <text:p text:style-name="P329"/>
      <text:p text:style-name="P329"><text:tab/>/**</text:p>
      <text:p text:style-name="P329"><text:tab/> * Text label.</text:p>
      <text:p text:style-name="P329"><text:tab/> */</text:p>
      <text:p text:style-name="P329"><text:tab/>public static final String LABEL_DATABASE_NAME = "Database Name:";</text:p>
      <text:p text:style-name="P329"/>
      <text:p text:style-name="P329"><text:tab/>/**</text:p>
      <text:p text:style-name="P329"><text:tab/> * Text label.</text:p>
      <text:p text:style-name="P329"><text:tab/> */</text:p>
      <text:p text:style-name="P329"><text:tab/>public static final String LABEL_USERNAME = "Username:";</text:p>
      <text:p text:style-name="P329"/>
      <text:p text:style-name="P329"><text:tab/>/**</text:p>
      <text:p text:style-name="P329"><text:tab/> * Text label.</text:p>
      <text:p text:style-name="P329"><text:tab/> */</text:p>
      <text:p text:style-name="P329"><text:tab/>public static final String LABEL_PASSWORD = "Password:";</text:p>
      <text:p text:style-name="P329"/>
      <text:p text:style-name="P329"><text:tab/>/**</text:p>
      <text:p text:style-name="P329"><text:tab/> * Text label.</text:p>
      <text:p text:style-name="P329"><text:tab/> */</text:p>
      <text:p text:style-name="P329"><text:tab/>public static final String LABEL_ANN_ID = "ID:";</text:p>
      <text:p text:style-name="P329"/>
      <text:p text:style-name="P329"><text:tab/>/**</text:p>
      <text:p text:style-name="P329"><text:tab/> * Text label.</text:p>
      <text:p text:style-name="P329"><text:tab/> */</text:p>
      <text:p text:style-name="P329"><text:tab/>public static final String LABEL_SYMBOL = "Symbol:";</text:p>
      <text:p text:style-name="P329"/>
      <text:p text:style-name="P329"><text:tab/>/**</text:p>
      <text:p text:style-name="P329"><text:tab/> * Text label.</text:p>
      <text:p text:style-name="P329"><text:tab/> */</text:p>
      <text:p text:style-name="P329"><text:tab/>public static final String LABEL_PERIOD = "Period:";</text:p>
      <text:p text:style-name="P329"/>
      <text:p text:style-name="P329"><text:tab/>/**</text:p>
      <text:p text:style-name="P329"><text:tab/> * Text label.</text:p>
      <text:p text:style-name="P329"><text:tab/> */</text:p>
      <text:p text:style-name="P329"><text:tab/>public static final String LABEL_NUMBER_NEURONS = "Number of neurons:";</text:p>
      <text:p text:style-name="P329"/>
      <text:p text:style-name="P329"><text:tab/>/**</text:p>
      <text:p text:style-name="P329"><text:tab/> * Text label.</text:p>
      <text:p text:style-name="P329"><text:tab/> */</text:p>
      <text:p text:style-name="P329"><text:tab/>public static final String LABEL_SOURCE = "Source:";</text:p>
      <text:p text:style-name="P329"/>
      <text:p text:style-name="P329"><text:tab/>/**</text:p>
      <text:p text:style-name="P329"><text:tab/> * Text label.</text:p>
      <text:p text:style-name="P329"><text:tab/> */</text:p>
      <text:p text:style-name="P329"><text:tab/>public static final String LABEL_DESTINATION = "Destination:";</text:p>
      <text:p text:style-name="P329"/>
      <text:p text:style-name="P329"><text:tab/>/**</text:p>
      <text:p text:style-name="P329"><text:tab/> * Text label.</text:p>
      <text:p text:style-name="P329"><text:tab/> */</text:p>
      <text:p text:style-name="P329"><text:tab/>public static final String LABEL_SIGNAL = "Signal:";</text:p>
      <text:p text:style-name="P329"/>
      <text:p text:style-name="P329"><text:tab/>/**</text:p>
      <text:p text:style-name="P329"><text:tab/> * Text label.</text:p>
      <text:p text:style-name="P329"><text:tab/> */</text:p>
      <text:p text:style-name="P329"><text:tab/>public static final String LABEL_ERROR = "Error:";</text:p>
      <text:p text:style-name="P329"/>
      <text:p text:style-name="P329"><text:tab/>/**</text:p>
      <text:p text:style-name="P329"><text:tab/> * Text label.</text:p>
      <text:p text:style-name="P329"><text:tab/> */</text:p>
      <text:p text:style-name="P329"><text:tab/>public static final String LABEL_WEIGHT = "Weight:";</text:p>
      <text:p text:style-name="P329"/>
      <text:p text:style-name="P329"><text:tab/>/**</text:p>
      <text:p text:style-name="P329"><text:tab/> * Text label.</text:p>
      <text:p text:style-name="P329"><text:tab/> */</text:p>
      <text:p text:style-name="P329"><text:tab/>public static final String LABEL_ACTIVITY = "Activity:";</text:p>
      <text:p text:style-name="P329"/>
      <text:p text:style-name="P329"><text:soft-page-break/><text:tab/>/**</text:p>
      <text:p text:style-name="P329"><text:tab/> * Text label.</text:p>
      <text:p text:style-name="P329"><text:tab/> */</text:p>
      <text:p text:style-name="P329"><text:tab/>public static final String LABEL_NUMBER = "No:";</text:p>
      <text:p text:style-name="P329"/>
      <text:p text:style-name="P329"><text:tab/>/**</text:p>
      <text:p text:style-name="P329"><text:tab/> * Text label.</text:p>
      <text:p text:style-name="P329"><text:tab/> */</text:p>
      <text:p text:style-name="P329"><text:tab/>public static final String LABEL_BIAS_NEURON = "Bias";</text:p>
      <text:p text:style-name="P329"/>
      <text:p text:style-name="P329"><text:tab/>/**</text:p>
      <text:p text:style-name="P329"><text:tab/> * Text label.</text:p>
      <text:p text:style-name="P329"><text:tab/> */</text:p>
      <text:p text:style-name="P329"><text:tab/>public static final String LABEL_INPUT_NEURON = "Input";</text:p>
      <text:p text:style-name="P329"/>
      <text:p text:style-name="P329"><text:tab/>/**</text:p>
      <text:p text:style-name="P329"><text:tab/> * Text label.</text:p>
      <text:p text:style-name="P329"><text:tab/> */</text:p>
      <text:p text:style-name="P329"><text:tab/>public static final String LABEL_OUTPUT_NEURON = "Output";</text:p>
      <text:p text:style-name="P329"/>
      <text:p text:style-name="P329"><text:tab/>/**</text:p>
      <text:p text:style-name="P329"><text:tab/> * Text label.</text:p>
      <text:p text:style-name="P329"><text:tab/> */</text:p>
      <text:p text:style-name="P329"><text:tab/>public static final String LABEL_REGULAR_NEURON = "Regular";</text:p>
      <text:p text:style-name="P329"/>
      <text:p text:style-name="P329"><text:tab/>/**</text:p>
      <text:p text:style-name="P329"><text:tab/> * Text label.</text:p>
      <text:p text:style-name="P329"><text:tab/> */</text:p>
      <text:p text:style-name="P329"><text:tab/>public static final String LABEL_REGULAR_NEURON_COLOR = "REGULAR NEURON color";</text:p>
      <text:p text:style-name="P329"/>
      <text:p text:style-name="P329"><text:tab/>/**</text:p>
      <text:p text:style-name="P329"><text:tab/> * Text label.</text:p>
      <text:p text:style-name="P329"><text:tab/> */</text:p>
      <text:p text:style-name="P329"><text:tab/>public static final String LABEL_INPUT_NEURON_COLOR = "INPUT NEURON color";</text:p>
      <text:p text:style-name="P329"/>
      <text:p text:style-name="P329"><text:tab/>/**</text:p>
      <text:p text:style-name="P329"><text:tab/> * Text label.</text:p>
      <text:p text:style-name="P329"><text:tab/> */</text:p>
      <text:p text:style-name="P329"><text:tab/>public static final String LABEL_OUTPUT_NEURON_COLOR = "OUTPUT NEURON color";</text:p>
      <text:p text:style-name="P329"/>
      <text:p text:style-name="P329"><text:tab/>/**</text:p>
      <text:p text:style-name="P329"><text:tab/> * Text label.</text:p>
      <text:p text:style-name="P329"><text:tab/> */</text:p>
      <text:p text:style-name="P329"><text:tab/>public static final String LABEL_BIAS_NEURON_COLOR = "BIAS NEURON color";</text:p>
      <text:p text:style-name="P329"/>
      <text:p text:style-name="P329"><text:tab/>/**</text:p>
      <text:p text:style-name="P329"><text:tab/> * Text label.</text:p>
      <text:p text:style-name="P329"><text:tab/> */</text:p>
      <text:p text:style-name="P329"><text:tab/>public static final String LABEL_INPUT_OUTPUT_NEURON_COLOR = "INPUT-OUTPUT NEURON color";</text:p>
      <text:p text:style-name="P329"/>
      <text:p text:style-name="P329"><text:tab/>/**</text:p>
      <text:p text:style-name="P329"><text:tab/> * Text label.</text:p>
      <text:p text:style-name="P329"><text:tab/> */</text:p>
      <text:p text:style-name="P329"><text:tab/>public static final String LABEL_INPUT_BIAS_NEURON_COLOR = "INPUT-BIAS NEURON color";</text:p>
      <text:p text:style-name="P329"/>
      <text:p text:style-name="P329"><text:tab/>/**</text:p>
      <text:p text:style-name="P329"><text:tab/> * Text label.</text:p>
      <text:p text:style-name="P329"><text:tab/> */</text:p>
      <text:p text:style-name="P329"><text:tab/>public static final String LABEL_OUTPUT_BIAS_NEURON_COLOR = "OUTPUT-BIAS NEURON color";</text:p>
      <text:p text:style-name="P329"/>
      <text:p text:style-name="P329"><text:tab/>/**</text:p>
      <text:p text:style-name="P329"><text:tab/> * Text label.</text:p>
      <text:p text:style-name="P329"><text:tab/> */</text:p>
      <text:p text:style-name="P329"><text:tab/>public static final String LABEL_INPUT_OUTPUT_BIAS_NEURON_COLOR = "INPUT-OUTPUT-BIAS NEURON color";</text:p>
      <text:p text:style-name="P329"/>
      <text:p text:style-name="P329"><text:tab/>/**</text:p>
      <text:p text:style-name="P329"><text:tab/> * Text label.</text:p>
      <text:p text:style-name="P329"><text:tab/> */</text:p>
      <text:p text:style-name="P329"><text:tab/>public static final String LABEL_NEURONS_SIZE = "Size of neurons";</text:p>
      <text:p text:style-name="P329"/>
      <text:p text:style-name="P329"><text:tab/>/**</text:p>
      <text:p text:style-name="P329"><text:tab/> * Text label.</text:p>
      <text:p text:style-name="P329"><text:tab/> */</text:p>
      <text:p text:style-name="P329"><text:tab/>public static final String LABEL_NEURONS_SIZE_SMALL = "Small";</text:p>
      <text:p text:style-name="P329"/>
      <text:p text:style-name="P329"><text:tab/>/**</text:p>
      <text:p text:style-name="P329"><text:tab/> * Text label.</text:p>
      <text:p text:style-name="P329"><text:tab/> */</text:p>
      <text:p text:style-name="P329"><text:tab/>public static final String LABEL_NEURONS_SIZE_MEDIUM = "Medium";</text:p>
      <text:p text:style-name="P329"/>
      <text:p text:style-name="P329"><text:tab/>/**</text:p>
      <text:p text:style-name="P329"><text:tab/> * Text label.</text:p>
      <text:p text:style-name="P329"><text:tab/> */</text:p>
      <text:p text:style-name="P329"><text:tab/>public static final String LABEL_NEURONS_SIZE_LARGE = "Large";</text:p>
      <text:p text:style-name="P329"/>
      <text:p text:style-name="P329"><text:tab/>/**</text:p>
      <text:p text:style-name="P329"><text:tab/> * Text label.</text:p>
      <text:p text:style-name="P329"><text:tab/> */</text:p>
      <text:p text:style-name="P329"><text:tab/>public static final String LABEL_NEURONS_NUMBERS_SIZE = "Size of neurons' numbers";</text:p>
      <text:p text:style-name="P329"/>
      <text:p text:style-name="P329"><text:tab/>/**</text:p>
      <text:p text:style-name="P329"><text:tab/> * Text label.</text:p>
      <text:p text:style-name="P329"><text:tab/> */</text:p>
      <text:p text:style-name="P329"><text:tab/>public static final String LABEL_WORK_AREA_BACKGROUND_COLOR = "Work area background color";</text:p>
      <text:p text:style-name="P329"/>
      <text:p text:style-name="P329"><text:tab/>/**</text:p>
      <text:p text:style-name="P329"><text:tab/> * Text label.</text:p>
      <text:p text:style-name="P329"><text:tab/> */</text:p>
      <text:p text:style-name="P329"><text:tab/>public static final String LABEL_X_COORDINATE = "X:";</text:p>
      <text:p text:style-name="P329"/>
      <text:p text:style-name="P329"><text:tab/>/**</text:p>
      <text:p text:style-name="P329"><text:tab/> * Text label.</text:p>
      <text:p text:style-name="P329"><text:tab/> */</text:p>
      <text:p text:style-name="P329"><text:soft-page-break/><text:tab/>public static final String LABEL_Y_COORDINATE = "Y:";</text:p>
      <text:p text:style-name="P329"/>
      <text:p text:style-name="P329"><text:tab/>/**</text:p>
      <text:p text:style-name="P329"><text:tab/> * Text label.</text:p>
      <text:p text:style-name="P329"><text:tab/> */</text:p>
      <text:p text:style-name="P329"><text:tab/>public static final String LABEL_BUTTON_LOGIN = "Login";</text:p>
      <text:p text:style-name="P329"/>
      <text:p text:style-name="P329"><text:tab/>/**</text:p>
      <text:p text:style-name="P329"><text:tab/> * Text label.</text:p>
      <text:p text:style-name="P329"><text:tab/> */</text:p>
      <text:p text:style-name="P329"><text:tab/>public static final String LABEL_BUTTON_REARRANGE = "Rearrange";</text:p>
      <text:p text:style-name="P329"/>
      <text:p text:style-name="P329"><text:tab/>/**</text:p>
      <text:p text:style-name="P329"><text:tab/> * Text label.</text:p>
      <text:p text:style-name="P329"><text:tab/> */</text:p>
      <text:p text:style-name="P329"><text:tab/>public static final String LABEL_BUTTON_REFRESH = "Refresh";</text:p>
      <text:p text:style-name="P329"/>
      <text:p text:style-name="P329"><text:tab/>/**</text:p>
      <text:p text:style-name="P329"><text:tab/> * Text label.</text:p>
      <text:p text:style-name="P329"><text:tab/> */</text:p>
      <text:p text:style-name="P329"><text:tab/>public static final String LABEL_BUTTON_LOAD = "Load";</text:p>
      <text:p text:style-name="P329"/>
      <text:p text:style-name="P329"><text:tab/>/**</text:p>
      <text:p text:style-name="P329"><text:tab/> * Text label.</text:p>
      <text:p text:style-name="P329"><text:tab/> */</text:p>
      <text:p text:style-name="P329"><text:tab/>public static final String LABEL_BUTTON_SAVE = "Save";</text:p>
      <text:p text:style-name="P329"/>
      <text:p text:style-name="P329"><text:tab/>/**</text:p>
      <text:p text:style-name="P329"><text:tab/> * Text label.</text:p>
      <text:p text:style-name="P329"><text:tab/> */</text:p>
      <text:p text:style-name="P329"><text:tab/>public static final String LABEL_BUTTON_SAVE_CAPS = "SAVE";</text:p>
      <text:p text:style-name="P329"/>
      <text:p text:style-name="P329"><text:tab/>/**</text:p>
      <text:p text:style-name="P329"><text:tab/> * Text label.</text:p>
      <text:p text:style-name="P329"><text:tab/> */</text:p>
      <text:p text:style-name="P329"><text:tab/>public static final String LABEL_BUTTON_CLOSE_CAPS = "CLOSE";</text:p>
      <text:p text:style-name="P329"/>
      <text:p text:style-name="P329"><text:tab/>/**</text:p>
      <text:p text:style-name="P329"><text:tab/> * Text label.</text:p>
      <text:p text:style-name="P329"><text:tab/> */</text:p>
      <text:p text:style-name="P329"><text:tab/>public static final String LABEL_BUTTON_DELETE = "Delete";</text:p>
      <text:p text:style-name="P329"/>
      <text:p text:style-name="P329"><text:tab/>/**</text:p>
      <text:p text:style-name="P329"><text:tab/> * Text label.</text:p>
      <text:p text:style-name="P329"><text:tab/> */</text:p>
      <text:p text:style-name="P329"><text:tab/>public static final String LABEL_BUTTON_CHOOSE_COLOR = "Choose a color";</text:p>
      <text:p text:style-name="P329"/>
      <text:p text:style-name="P329"><text:tab/>/**</text:p>
      <text:p text:style-name="P329"><text:tab/> * Information message.</text:p>
      <text:p text:style-name="P329"><text:tab/> */</text:p>
      <text:p text:style-name="P329"><text:tab/>public static final String INFORMATION_SELECT_ANN_ID = "Select ID.";</text:p>
      <text:p text:style-name="P329"/>
      <text:p text:style-name="P329"><text:tab/>/**</text:p>
      <text:p text:style-name="P329"><text:tab/> * Information message.</text:p>
      <text:p text:style-name="P329"><text:tab/> */</text:p>
      <text:p text:style-name="P329"><text:tab/>public static final String INFORMATION_SELECT_ANN_ID_TITLE = "Missing information";</text:p>
      <text:p text:style-name="P329"/>
      <text:p text:style-name="P329"><text:tab/>/**</text:p>
      <text:p text:style-name="P329"><text:tab/> * Information message.</text:p>
      <text:p text:style-name="P329"><text:tab/> */</text:p>
      <text:p text:style-name="P329"><text:tab/>public static final String INFORMATION_SELECT_SYMBOL_AND_PERIOD = "Select symbol, period and number of neurons.";</text:p>
      <text:p text:style-name="P329"/>
      <text:p text:style-name="P329"><text:tab/>/**</text:p>
      <text:p text:style-name="P329"><text:tab/> * Information message.</text:p>
      <text:p text:style-name="P329"><text:tab/> */</text:p>
      <text:p text:style-name="P329"><text:tab/>public static final String INFORMATION_SELECT_SYMBOL_AND_PERIOD_TITLE = "Missing information";</text:p>
      <text:p text:style-name="P329"/>
      <text:p text:style-name="P329"><text:tab/>/**</text:p>
      <text:p text:style-name="P329"><text:tab/> * Error message.</text:p>
      <text:p text:style-name="P329"><text:tab/> */</text:p>
      <text:p text:style-name="P329"><text:tab/>public static final String ERROR_DATABASE_PORT = "Invalid database port value.";</text:p>
      <text:p text:style-name="P329"/>
      <text:p text:style-name="P329"><text:tab/>/**</text:p>
      <text:p text:style-name="P329"><text:tab/> * Error message.</text:p>
      <text:p text:style-name="P329"><text:tab/> */</text:p>
      <text:p text:style-name="P329"><text:tab/>public static final String ERROR_DATABASE_CONNECT = "Invalid credentials. Connection failed.";</text:p>
      <text:p text:style-name="P329"/>
      <text:p text:style-name="P329"><text:tab/>/**</text:p>
      <text:p text:style-name="P329"><text:tab/> * Error message.</text:p>
      <text:p text:style-name="P329"><text:tab/> */</text:p>
      <text:p text:style-name="P329"><text:tab/>public static final String ERROR_DATABASE_CONNECT_TITLE = "Connection error";</text:p>
      <text:p text:style-name="P329"/>
      <text:p text:style-name="P329"><text:tab/>/**</text:p>
      <text:p text:style-name="P329"><text:tab/> * Error message.</text:p>
      <text:p text:style-name="P329"><text:tab/> */</text:p>
      <text:p text:style-name="P329"><text:tab/>public static final String ERROR_LOAD_ANN_LIST = "Load ANN list fail.";</text:p>
      <text:p text:style-name="P329"/>
      <text:p text:style-name="P329"><text:tab/>/**</text:p>
      <text:p text:style-name="P329"><text:tab/> * Error message.</text:p>
      <text:p text:style-name="P329"><text:tab/> */</text:p>
      <text:p text:style-name="P329"><text:tab/>public static final String ERROR_LOAD_CURRENCY_PAIRS_LIST = "Load currency pairs list fail.";</text:p>
      <text:p text:style-name="P329"/>
      <text:p text:style-name="P329"><text:tab/>/**</text:p>
      <text:p text:style-name="P329"><text:tab/> * Error message.</text:p>
      <text:p text:style-name="P329"><text:tab/> */</text:p>
      <text:p text:style-name="P329"><text:tab/>public static final String ERROR_LOAD_PERIODS_LIST = "Load periods list fail.";</text:p>
      <text:p text:style-name="P329"/>
      <text:p text:style-name="P329"><text:tab/>/**</text:p>
      <text:p text:style-name="P329"><text:tab/> * Error message.</text:p>
      <text:p text:style-name="P329"><text:tab/> */</text:p>
      <text:p text:style-name="P329"><text:tab/>public static final String ERROR_NUMBER_DATABASE_RESULTS = "Wrong number of database results.";</text:p>
      <text:p text:style-name="P329"/>
      <text:p text:style-name="P329"><text:tab/>/**</text:p>
      <text:p text:style-name="P329"><text:soft-page-break/><text:tab/> * Error message.</text:p>
      <text:p text:style-name="P329"><text:tab/> */</text:p>
      <text:p text:style-name="P329"><text:tab/>public static final String ERROR_LOAD_ANN_PART_1 = "Load ANN with id ";</text:p>
      <text:p text:style-name="P329"/>
      <text:p text:style-name="P329"><text:tab/>/**</text:p>
      <text:p text:style-name="P329"><text:tab/> * Error message.</text:p>
      <text:p text:style-name="P329"><text:tab/> */</text:p>
      <text:p text:style-name="P329"><text:tab/>public static final String ERROR_LOAD_ANN_PART_2 = " fail.";</text:p>
      <text:p text:style-name="P329"/>
      <text:p text:style-name="P329"><text:tab/>/**</text:p>
      <text:p text:style-name="P329"><text:tab/> * Error message.</text:p>
      <text:p text:style-name="P329"><text:tab/> */</text:p>
      <text:p text:style-name="P329"><text:tab/>public static final String ERROR_UPDATE_ANN = "ANN update failed.";</text:p>
      <text:p text:style-name="P329"/>
      <text:p text:style-name="P329"><text:tab/>/**</text:p>
      <text:p text:style-name="P329"><text:tab/> * Error message.</text:p>
      <text:p text:style-name="P329"><text:tab/> */</text:p>
      <text:p text:style-name="P329"><text:tab/>public static final String ERROR_ADD_ANN = "Adding a new ANN failed.";</text:p>
      <text:p text:style-name="P329"/>
      <text:p text:style-name="P329"><text:tab/>/**</text:p>
      <text:p text:style-name="P329"><text:tab/> * Error message.</text:p>
      <text:p text:style-name="P329"><text:tab/> */</text:p>
      <text:p text:style-name="P329"><text:tab/>public static final String ERROR_DELETE_ANN = "Delete ANN failed.";</text:p>
      <text:p text:style-name="P329">}</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io.FileInputStream;</text:p>
      <text:p text:style-name="P329">import java.io.FileOutputStream;</text:p>
      <text:p text:style-name="P329">import java.io.IOException;</text:p>
      <text:p text:style-name="P329">import java.util.Properties;</text:p>
      <text:p text:style-name="P329">import java.util.Random;</text:p>
      <text:p text:style-name="P329"/>
      <text:p text:style-name="P329">/**</text:p>
      <text:p text:style-name="P329"><text:s/>* Utility class.</text:p>
      <text:p text:style-name="P329"><text:s/>* </text:p>
      <text:p text:style-name="P329"><text:s/>* @author Todor Balabanov</text:p>
      <text:p text:style-name="P329"><text:s/>* </text:p>
      <text:p text:style-name="P329"><text:s/>* @email todor.balabanov@gmail.com</text:p>
      <text:p text:style-name="P329"><text:s/>* </text:p>
      <text:p text:style-name="P329"><text:s/>* @date 19 Aug 2015</text:p>
      <text:p text:style-name="P329"><text:s/>*/</text:p>
      <text:p text:style-name="P329">class Util {</text:p>
      <text:p text:style-name="P329"/>
      <text:p text:style-name="P329"><text:tab/>/**</text:p>
      <text:p text:style-name="P329"><text:tab/> * Pseudo-random number generator.</text:p>
      <text:p text:style-name="P329"><text:tab/> */</text:p>
      <text:p text:style-name="P329"><text:tab/>static final Random PRNG;</text:p>
      <text:p text:style-name="P329"/>
      <text:p text:style-name="P329"><text:tab/>/**</text:p>
      <text:p text:style-name="P329"><text:tab/> * Visual preferences.</text:p>
      <text:p text:style-name="P329"><text:tab/> * </text:p>
      <text:p text:style-name="P329"><text:tab/> * @author Todor Balabanov</text:p>
      <text:p text:style-name="P329"><text:tab/> * </text:p>
      <text:p text:style-name="P329"><text:tab/> * @email todor.balabanov@gmail.com</text:p>
      <text:p text:style-name="P329"><text:tab/> * </text:p>
      <text:p text:style-name="P329"><text:tab/> * @date 19 Aug 2015</text:p>
      <text:p text:style-name="P329"><text:tab/> */</text:p>
      <text:p text:style-name="P329"><text:tab/>static class Preferences {</text:p>
      <text:p text:style-name="P329"><text:tab/><text:tab/>static String neuronSize;</text:p>
      <text:p text:style-name="P329"><text:tab/><text:tab/>static int neuronRadius;</text:p>
      <text:p text:style-name="P329"><text:tab/><text:tab/>static int backgroundColor;</text:p>
      <text:p text:style-name="P329"><text:tab/><text:tab/>static int neuronIdFontSize;</text:p>
      <text:p text:style-name="P329"><text:tab/><text:tab/>static String dbHost;</text:p>
      <text:p text:style-name="P329"><text:tab/><text:tab/>static String dbPort;</text:p>
      <text:p text:style-name="P329"><text:tab/><text:tab/>static String dbName;</text:p>
      <text:p text:style-name="P329"><text:soft-page-break/><text:tab/><text:tab/>static int chooseNeuronsNumbersSize;</text:p>
      <text:p text:style-name="P329"><text:tab/><text:tab/>static int regularNeuronColor;</text:p>
      <text:p text:style-name="P329"><text:tab/><text:tab/>static int inputNeuronColor;</text:p>
      <text:p text:style-name="P329"><text:tab/><text:tab/>static int outputNeuronColor;</text:p>
      <text:p text:style-name="P329"><text:tab/><text:tab/>static int biasNeuronColor;</text:p>
      <text:p text:style-name="P329"><text:tab/><text:tab/>static int inputOutputNeuronColor;</text:p>
      <text:p text:style-name="P329"><text:tab/><text:tab/>static int inputBiasNeuronColor;</text:p>
      <text:p text:style-name="P329"><text:tab/><text:tab/>static int outputBiasNeuronColor;</text:p>
      <text:p text:style-name="P329"><text:tab/><text:tab/>static int inputOutputBiasNeuronColor;</text:p>
      <text:p text:style-name="P329"><text:tab/>}</text:p>
      <text:p text:style-name="P329"/>
      <text:p text:style-name="P329"><text:tab/>/**</text:p>
      <text:p text:style-name="P329"><text:tab/> * Initialize all static members.</text:p>
      <text:p text:style-name="P329"><text:tab/> */</text:p>
      <text:p text:style-name="P329"><text:tab/>static {</text:p>
      <text:p text:style-name="P329"><text:tab/><text:tab/>PRNG = new Random();</text:p>
      <text:p text:style-name="P329"/>
      <text:p text:style-name="P329"><text:tab/><text:tab/>FileInputStream in = null;</text:p>
      <text:p text:style-name="P329"><text:tab/><text:tab/>Properties properties = new Properties();</text:p>
      <text:p text:style-name="P329"/>
      <text:p text:style-name="P329"><text:tab/><text:tab/>try {</text:p>
      <text:p text:style-name="P329"><text:tab/><text:tab/><text:tab/>in = new FileInputStream(Util.PROPERTIES_FILE_NAME);</text:p>
      <text:p text:style-name="P329"><text:tab/><text:tab/><text:tab/>properties.load(in);</text:p>
      <text:p text:style-name="P329"><text:tab/><text:tab/>} catch (Exception ex) {</text:p>
      <text:p text:style-name="P329"><text:tab/><text:tab/><text:tab/>Preferences.neuronSize = "Small";</text:p>
      <text:p text:style-name="P329"><text:tab/><text:tab/><text:tab/>Preferences.neuronRadius = Math.min(</text:p>
      <text:p text:style-name="P329"><text:tab/><text:tab/><text:tab/><text:tab/><text:tab/>VitoshaTradeApplet.CENTRAL_PANE_WIDTH,</text:p>
      <text:p text:style-name="P329"><text:tab/><text:tab/><text:tab/><text:tab/><text:tab/>VitoshaTradeApplet.CENTRAL_PANE_HEIGHT) / 100;</text:p>
      <text:p text:style-name="P329"><text:tab/><text:tab/><text:tab/>Preferences.backgroundColor = 0xFFFFFF;</text:p>
      <text:p text:style-name="P329"><text:tab/><text:tab/><text:tab/>Preferences.neuronIdFontSize = 9;</text:p>
      <text:p text:style-name="P329"><text:tab/><text:tab/><text:tab/>Preferences.dbHost = "localhost";</text:p>
      <text:p text:style-name="P329"><text:tab/><text:tab/><text:tab/>Preferences.dbPort = "3306";</text:p>
      <text:p text:style-name="P329"><text:tab/><text:tab/><text:tab/>Preferences.dbName = "veldsoft_vitoshatrade";</text:p>
      <text:p text:style-name="P329"><text:tab/><text:tab/><text:tab/>Preferences.chooseNeuronsNumbersSize = 9;</text:p>
      <text:p text:style-name="P329"><text:tab/><text:tab/><text:tab/>Preferences.regularNeuronColor = Util.PRNG.nextInt(0xFFFFFF + 1);</text:p>
      <text:p text:style-name="P329"><text:tab/><text:tab/><text:tab/>Preferences.inputNeuronColor = Util.PRNG.nextInt(0xFFFFFF + 1);</text:p>
      <text:p text:style-name="P329"><text:tab/><text:tab/><text:tab/>Preferences.outputNeuronColor = Util.PRNG.nextInt(0xFFFFFF + 1);</text:p>
      <text:p text:style-name="P329"><text:tab/><text:tab/><text:tab/>Preferences.biasNeuronColor = Util.PRNG.nextInt(0xFFFFFF + 1);</text:p>
      <text:p text:style-name="P329"><text:tab/><text:tab/><text:tab/>Preferences.inputOutputNeuronColor = Util.PRNG</text:p>
      <text:p text:style-name="P329"><text:tab/><text:tab/><text:tab/><text:tab/><text:tab/>.nextInt(0xFFFFFF + 1);</text:p>
      <text:p text:style-name="P329"><text:tab/><text:tab/><text:tab/>Preferences.inputBiasNeuronColor = Util.PRNG.nextInt(0xFFFFFF + 1);</text:p>
      <text:p text:style-name="P329"><text:tab/><text:tab/><text:tab/>Preferences.outputBiasNeuronColor = Util.PRNG.nextInt(0xFFFFFF + 1);</text:p>
      <text:p text:style-name="P329"><text:tab/><text:tab/><text:tab/>Preferences.inputOutputBiasNeuronColor = Util.PRNG</text:p>
      <text:p text:style-name="P329"><text:tab/><text:tab/><text:tab/><text:tab/><text:tab/>.nextInt(0xFFFFFF + 1);</text:p>
      <text:p text:style-name="P329"><text:tab/><text:tab/>}</text:p>
      <text:p text:style-name="P329"/>
      <text:p text:style-name="P329"><text:tab/><text:tab/>if (in != null) {</text:p>
      <text:p text:style-name="P329"><text:tab/><text:tab/><text:tab/>Preferences.neuronSize = properties.getProperty("NeuronsSize");</text:p>
      <text:p text:style-name="P329"><text:tab/><text:tab/><text:tab/>if (Preferences.neuronSize.equals("Small")) {</text:p>
      <text:p text:style-name="P329"><text:tab/><text:tab/><text:tab/><text:tab/>Preferences.neuronRadius = Math.min(</text:p>
      <text:p text:style-name="P329"><text:tab/><text:tab/><text:tab/><text:tab/><text:tab/><text:tab/>VitoshaTradeApplet.CENTRAL_PANE_WIDTH,</text:p>
      <text:p text:style-name="P329"><text:tab/><text:tab/><text:tab/><text:tab/><text:tab/><text:tab/>VitoshaTradeApplet.CENTRAL_PANE_HEIGHT) / 100;</text:p>
      <text:p text:style-name="P329"><text:tab/><text:tab/><text:tab/>} else if (Preferences.neuronSize.equals("Medium")) {</text:p>
      <text:p text:style-name="P329"><text:tab/><text:tab/><text:tab/><text:tab/>Preferences.neuronRadius = Math.min(</text:p>
      <text:p text:style-name="P329"><text:tab/><text:tab/><text:tab/><text:tab/><text:tab/><text:tab/>VitoshaTradeApplet.CENTRAL_PANE_WIDTH,</text:p>
      <text:p text:style-name="P329"><text:tab/><text:tab/><text:tab/><text:tab/><text:tab/><text:tab/>VitoshaTradeApplet.CENTRAL_PANE_HEIGHT) / 80;</text:p>
      <text:p text:style-name="P329"><text:tab/><text:tab/><text:tab/>} else if (Preferences.neuronSize.equals("Large")) {</text:p>
      <text:p text:style-name="P329"><text:tab/><text:tab/><text:tab/><text:tab/>Preferences.neuronRadius = Math.min(</text:p>
      <text:p text:style-name="P329"><text:tab/><text:tab/><text:tab/><text:tab/><text:tab/><text:tab/>VitoshaTradeApplet.CENTRAL_PANE_WIDTH,</text:p>
      <text:p text:style-name="P329"><text:tab/><text:tab/><text:tab/><text:tab/><text:tab/><text:tab/>VitoshaTradeApplet.CENTRAL_PANE_HEIGHT) / 70;</text:p>
      <text:p text:style-name="P329"><text:tab/><text:tab/><text:tab/>}</text:p>
      <text:p text:style-name="P329"/>
      <text:p text:style-name="P329"><text:tab/><text:tab/><text:tab/>Preferences.backgroundColor = Integer.parseInt(properties</text:p>
      <text:p text:style-name="P329"><text:tab/><text:tab/><text:tab/><text:tab/><text:tab/>.getProperty(Util.WORK_AREA_BACKGROUND_COLOR_PROPERTY_KEY));</text:p>
      <text:p text:style-name="P329"/>
      <text:p text:style-name="P329"><text:tab/><text:tab/><text:tab/>Preferences.neuronIdFontSize = Integer.parseInt(properties</text:p>
      <text:p text:style-name="P329"><text:tab/><text:tab/><text:tab/><text:tab/><text:tab/>.getProperty("NeuronsNumbersSize"));</text:p>
      <text:p text:style-name="P329"/>
      <text:p text:style-name="P329"><text:tab/><text:tab/><text:tab/>Preferences.dbHost = properties.getProperty("DatabaseHost");</text:p>
      <text:p text:style-name="P329"><text:tab/><text:tab/><text:tab/>Preferences.dbPort = properties.getProperty("DatabasePort");</text:p>
      <text:p text:style-name="P329"><text:tab/><text:tab/><text:tab/>Preferences.dbName = properties.getProperty("DatabaseName");</text:p>
      <text:p text:style-name="P329"/>
      <text:p text:style-name="P329"><text:tab/><text:tab/><text:tab/>Preferences.chooseNeuronsNumbersSize = Integer.parseInt(properties</text:p>
      <text:p text:style-name="P329"><text:tab/><text:tab/><text:tab/><text:tab/><text:tab/>.getProperty("NeuronsNumbersSize"));</text:p>
      <text:p text:style-name="P329"/>
      <text:p text:style-name="P329"><text:tab/><text:tab/><text:tab/>Preferences.regularNeuronColor = Integer.parseInt(properties</text:p>
      <text:p text:style-name="P329"><text:tab/><text:tab/><text:tab/><text:tab/><text:tab/>.getProperty(Util.REGULAR_NEURON_COLOR_PROPERTY_KEY));</text:p>
      <text:p text:style-name="P329"><text:tab/><text:tab/><text:tab/>Preferences.inputNeuronColor = Integer.parseInt(properties</text:p>
      <text:p text:style-name="P329"><text:tab/><text:tab/><text:tab/><text:tab/><text:tab/>.getProperty(Util.INPUT_NEURON_COLOR_PROPERTY_KEY));</text:p>
      <text:p text:style-name="P329"><text:tab/><text:tab/><text:tab/>Preferences.outputNeuronColor = Integer.parseInt(properties</text:p>
      <text:p text:style-name="P329"><text:tab/><text:tab/><text:tab/><text:tab/><text:tab/>.getProperty(Util.OUTPUT_NEURON_COLOR_PROPERTY_KEY));</text:p>
      <text:p text:style-name="P329"><text:tab/><text:tab/><text:tab/>Preferences.biasNeuronColor = Integer.parseInt(properties</text:p>
      <text:p text:style-name="P329"><text:tab/><text:tab/><text:tab/><text:tab/><text:tab/>.getProperty(Util.BIAS_NEURON_COLOR_PROPERTY_KEY));</text:p>
      <text:p text:style-name="P329"><text:tab/><text:tab/><text:tab/>Preferences.inputOutputNeuronColor = Integer.parseInt(properties</text:p>
      <text:p text:style-name="P329"><text:tab/><text:tab/><text:tab/><text:tab/><text:tab/>.getProperty(Util.INPUT_OUTPUT_NEURON_COLOR_PROPERTY_KEY));</text:p>
      <text:p text:style-name="P329"><text:tab/><text:tab/><text:tab/>Preferences.inputBiasNeuronColor = Integer.parseInt(properties</text:p>
      <text:p text:style-name="P329"><text:tab/><text:tab/><text:tab/><text:tab/><text:tab/>.getProperty(Util.INPUT_BIAS_NEURON_COLOR_PROPERTY_KEY));</text:p>
      <text:p text:style-name="P329"><text:tab/><text:tab/><text:tab/>Preferences.outputBiasNeuronColor = Integer.parseInt(properties</text:p>
      <text:p text:style-name="P329"><text:tab/><text:tab/><text:tab/><text:tab/><text:tab/>.getProperty(Util.OUTPUT_BIAS_NEURON_COLOR_PROPERTY_KEY));</text:p>
      <text:p text:style-name="P329"><text:tab/><text:tab/><text:tab/>Preferences.inputOutputBiasNeuronColor = Integer</text:p>
      <text:p text:style-name="P329"><text:tab/><text:tab/><text:tab/><text:tab/><text:tab/>.parseInt(properties</text:p>
      <text:p text:style-name="P329"><text:tab/><text:tab/><text:tab/><text:tab/><text:tab/><text:tab/><text:tab/>.getProperty(Util.INPUT_OUTPUT_BIAS_NEURON_COLOR_PROPERTY_KEY));</text:p>
      <text:p text:style-name="P329"><text:tab/><text:tab/>}</text:p>
      <text:p text:style-name="P329"/>
      <text:p text:style-name="P329"><text:tab/><text:tab/>try {</text:p>
      <text:p text:style-name="P329"><text:tab/><text:tab/><text:tab/>if (in != null) {</text:p>
      <text:p text:style-name="P329"><text:tab/><text:tab/><text:tab/><text:tab/>in.close();</text:p>
      <text:p text:style-name="P329"><text:tab/><text:tab/><text:tab/>}</text:p>
      <text:p text:style-name="P329"><text:tab/><text:tab/>} catch (Exception ex) {</text:p>
      <text:p text:style-name="P329"><text:tab/><text:tab/>}</text:p>
      <text:p text:style-name="P329"/>
      <text:p text:style-name="P329"><text:tab/><text:tab/>properties.setProperty("NeuronsSize", Preferences.neuronSize);</text:p>
      <text:p text:style-name="P329"><text:tab/><text:tab/>properties.setProperty(Util.WORK_AREA_BACKGROUND_COLOR_PROPERTY_KEY, ""</text:p>
      <text:p text:style-name="P329"><text:soft-page-break/><text:tab/><text:tab/><text:tab/><text:tab/>+ Preferences.backgroundColor);</text:p>
      <text:p text:style-name="P329"><text:tab/><text:tab/>properties.setProperty("NeuronsNumbersSize", ""</text:p>
      <text:p text:style-name="P329"><text:tab/><text:tab/><text:tab/><text:tab/>+ Preferences.neuronIdFontSize);</text:p>
      <text:p text:style-name="P329"><text:tab/><text:tab/>properties.setProperty("DatabaseHost", Preferences.dbHost);</text:p>
      <text:p text:style-name="P329"><text:tab/><text:tab/>properties.setProperty("DatabasePort", Preferences.dbPort);</text:p>
      <text:p text:style-name="P329"><text:tab/><text:tab/>properties.setProperty("DatabaseName", Preferences.dbName);</text:p>
      <text:p text:style-name="P329"><text:tab/><text:tab/>properties.setProperty("NeuronsNumbersSize", ""</text:p>
      <text:p text:style-name="P329"><text:tab/><text:tab/><text:tab/><text:tab/>+ Preferences.chooseNeuronsNumbersSize);</text:p>
      <text:p text:style-name="P329"><text:tab/><text:tab/>properties.setProperty(Util.REGULAR_NEURON_COLOR_PROPERTY_KEY, ""</text:p>
      <text:p text:style-name="P329"><text:tab/><text:tab/><text:tab/><text:tab/>+ Preferences.regularNeuronColor);</text:p>
      <text:p text:style-name="P329"><text:tab/><text:tab/>properties.setProperty(Util.INPUT_NEURON_COLOR_PROPERTY_KEY, ""</text:p>
      <text:p text:style-name="P329"><text:tab/><text:tab/><text:tab/><text:tab/>+ Preferences.inputNeuronColor);</text:p>
      <text:p text:style-name="P329"><text:tab/><text:tab/>properties.setProperty(Util.OUTPUT_NEURON_COLOR_PROPERTY_KEY, ""</text:p>
      <text:p text:style-name="P329"><text:tab/><text:tab/><text:tab/><text:tab/>+ Preferences.outputNeuronColor);</text:p>
      <text:p text:style-name="P329"><text:tab/><text:tab/>properties.setProperty(Util.BIAS_NEURON_COLOR_PROPERTY_KEY, ""</text:p>
      <text:p text:style-name="P329"><text:tab/><text:tab/><text:tab/><text:tab/>+ Preferences.biasNeuronColor);</text:p>
      <text:p text:style-name="P329"><text:tab/><text:tab/>properties.setProperty(Util.INPUT_OUTPUT_NEURON_COLOR_PROPERTY_KEY, ""</text:p>
      <text:p text:style-name="P329"><text:tab/><text:tab/><text:tab/><text:tab/>+ Preferences.inputOutputNeuronColor);</text:p>
      <text:p text:style-name="P329"><text:tab/><text:tab/>properties.setProperty(Util.INPUT_BIAS_NEURON_COLOR_PROPERTY_KEY, ""</text:p>
      <text:p text:style-name="P329"><text:tab/><text:tab/><text:tab/><text:tab/>+ Preferences.inputBiasNeuronColor);</text:p>
      <text:p text:style-name="P329"><text:tab/><text:tab/>properties.setProperty(Util.OUTPUT_BIAS_NEURON_COLOR_PROPERTY_KEY, ""</text:p>
      <text:p text:style-name="P329"><text:tab/><text:tab/><text:tab/><text:tab/>+ Preferences.outputBiasNeuronColor);</text:p>
      <text:p text:style-name="P329"><text:tab/><text:tab/>properties.setProperty(</text:p>
      <text:p text:style-name="P329"><text:tab/><text:tab/><text:tab/><text:tab/>Util.INPUT_OUTPUT_BIAS_NEURON_COLOR_PROPERTY_KEY, ""</text:p>
      <text:p text:style-name="P329"><text:tab/><text:tab/><text:tab/><text:tab/><text:tab/><text:tab/>+ Preferences.inputOutputBiasNeuronColor);</text:p>
      <text:p text:style-name="P329"/>
      <text:p text:style-name="P329"><text:tab/><text:tab/>try {</text:p>
      <text:p text:style-name="P329"><text:tab/><text:tab/><text:tab/>FileOutputStream out = new FileOutputStream(</text:p>
      <text:p text:style-name="P329"><text:tab/><text:tab/><text:tab/><text:tab/><text:tab/>Util.PROPERTIES_FILE_NAME);</text:p>
      <text:p text:style-name="P329"><text:tab/><text:tab/><text:tab/>properties.store(out, "");</text:p>
      <text:p text:style-name="P329"><text:tab/><text:tab/><text:tab/>out.close();</text:p>
      <text:p text:style-name="P329"><text:tab/><text:tab/>} catch (Exception ex) {</text:p>
      <text:p text:style-name="P329"><text:tab/><text:tab/><text:tab/>ex.printStackTrace();</text:p>
      <text:p text:style-name="P329"><text:tab/><text:tab/>}</text:p>
      <text:p text:style-name="P329"><text:tab/>}</text:p>
      <text:p text:style-name="P329"/>
      <text:p text:style-name="P329"><text:tab/>/**</text:p>
      <text:p text:style-name="P329"><text:tab/> * Properties file name constant.</text:p>
      <text:p text:style-name="P329"><text:tab/> */</text:p>
      <text:p text:style-name="P329"><text:tab/>static final String PROPERTIES_FILE_NAME = "setup.ini";</text:p>
      <text:p text:style-name="P329"/>
      <text:p text:style-name="P329"><text:tab/>/**</text:p>
      <text:p text:style-name="P329"><text:tab/> * Name of the property key which has as a value the color of regular</text:p>
      <text:p text:style-name="P329"><text:tab/> * neurons.</text:p>
      <text:p text:style-name="P329"><text:tab/> */</text:p>
      <text:p text:style-name="P329"><text:tab/>static final String REGULAR_NEURON_COLOR_PROPERTY_KEY = "RegularNeuronColor";</text:p>
      <text:p text:style-name="P329"/>
      <text:p text:style-name="P329"><text:tab/>/**</text:p>
      <text:p text:style-name="P329"><text:tab/> * Name of the property key which has as a value the color of input neurons.</text:p>
      <text:p text:style-name="P329"><text:tab/> */</text:p>
      <text:p text:style-name="P329"><text:tab/>static final String INPUT_NEURON_COLOR_PROPERTY_KEY = "InputNeuronColor";</text:p>
      <text:p text:style-name="P329"/>
      <text:p text:style-name="P329"><text:tab/>/**</text:p>
      <text:p text:style-name="P329"><text:tab/> * Name of the property key which has as a value the color of output</text:p>
      <text:p text:style-name="P329"><text:tab/> * neurons.</text:p>
      <text:p text:style-name="P329"><text:tab/> */</text:p>
      <text:p text:style-name="P329"><text:tab/>static final String OUTPUT_NEURON_COLOR_PROPERTY_KEY = "OutputNeuronColor";</text:p>
      <text:p text:style-name="P329"/>
      <text:p text:style-name="P329"><text:tab/>/**</text:p>
      <text:p text:style-name="P329"><text:tab/> * Name of the property key which has as a value the color of output</text:p>
      <text:p text:style-name="P329"><text:tab/> * neurons.</text:p>
      <text:p text:style-name="P329"><text:tab/> */</text:p>
      <text:p text:style-name="P329"><text:tab/>static final String BIAS_NEURON_COLOR_PROPERTY_KEY = "BiasNeuronColor";</text:p>
      <text:p text:style-name="P329"/>
      <text:p text:style-name="P329"><text:tab/>/**</text:p>
      <text:p text:style-name="P329"><text:tab/> * Name of the property key which has as a value the color of input-output</text:p>
      <text:p text:style-name="P329"><text:tab/> * neurons.</text:p>
      <text:p text:style-name="P329"><text:tab/> */</text:p>
      <text:p text:style-name="P329"><text:tab/>static final String INPUT_OUTPUT_NEURON_COLOR_PROPERTY_KEY = "InputOutputNeuronColor";</text:p>
      <text:p text:style-name="P329"/>
      <text:p text:style-name="P329"><text:tab/>/**</text:p>
      <text:p text:style-name="P329"><text:tab/> * Name of the property key which has as a value the color of input-bias</text:p>
      <text:p text:style-name="P329"><text:tab/> * neurons.</text:p>
      <text:p text:style-name="P329"><text:tab/> */</text:p>
      <text:p text:style-name="P329"><text:tab/>static final String INPUT_BIAS_NEURON_COLOR_PROPERTY_KEY = "InputBiasNeuronColor";</text:p>
      <text:p text:style-name="P329"/>
      <text:p text:style-name="P329"><text:tab/>/**</text:p>
      <text:p text:style-name="P329"><text:tab/> * Name of the property key which has as a value the color of output-bias</text:p>
      <text:p text:style-name="P329"><text:tab/> * neurons.</text:p>
      <text:p text:style-name="P329"><text:tab/> */</text:p>
      <text:p text:style-name="P329"><text:tab/>static final String OUTPUT_BIAS_NEURON_COLOR_PROPERTY_KEY = "OutputBiasNeuronColor";</text:p>
      <text:p text:style-name="P329"/>
      <text:p text:style-name="P329"><text:tab/>/**</text:p>
      <text:p text:style-name="P329"><text:tab/> * Name of the property key which has as a value the color of</text:p>
      <text:p text:style-name="P329"><text:tab/> * input-output-bias neurons.</text:p>
      <text:p text:style-name="P329"><text:tab/> */</text:p>
      <text:p text:style-name="P329"><text:tab/>static final String INPUT_OUTPUT_BIAS_NEURON_COLOR_PROPERTY_KEY = "InputOutputBiasNeuronColor";</text:p>
      <text:p text:style-name="P329"/>
      <text:p text:style-name="P329"><text:tab/>/**</text:p>
      <text:p text:style-name="P329"><text:tab/> * Name of the property key which has as a value the color of work area.</text:p>
      <text:p text:style-name="P329"><text:tab/> */</text:p>
      <text:p text:style-name="P329"><text:tab/>static final String WORK_AREA_BACKGROUND_COLOR_PROPERTY_KEY = "WorkAreaBackgroundColor";</text:p>
      <text:p text:style-name="P329"/>
      <text:p text:style-name="P329">}</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29"><text:soft-page-break/>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BorderLayout;</text:p>
      <text:p text:style-name="P329">import java.awt.event.ActionEvent;</text:p>
      <text:p text:style-name="P329">import java.awt.event.ActionListener;</text:p>
      <text:p text:style-name="P329">import javax.swing.ButtonGroup;</text:p>
      <text:p text:style-name="P329">import javax.swing.JCheckBoxMenuItem;</text:p>
      <text:p text:style-name="P329">import javax.swing.JMenu;</text:p>
      <text:p text:style-name="P329">import javax.swing.JApplet;</text:p>
      <text:p text:style-name="P329">import javax.swing.JMenuBar;</text:p>
      <text:p text:style-name="P329">import javax.swing.JMenuItem;</text:p>
      <text:p text:style-name="P329">import javax.swing.JRadioButtonMenuItem;</text:p>
      <text:p text:style-name="P329"/>
      <text:p text:style-name="P329">/**</text:p>
      <text:p text:style-name="P329"><text:s/>* VitoshaTrade backend applet class.</text:p>
      <text:p text:style-name="P329"><text:s/>* </text:p>
      <text:p text:style-name="P329"><text:s/>* @author Momchil Anachkov, Ralitza Koleva</text:p>
      <text:p text:style-name="P329"><text:s/>* </text:p>
      <text:p text:style-name="P329"><text:s/>* @email mZer0000@gmail.com</text:p>
      <text:p text:style-name="P329"><text:s/>* </text:p>
      <text:p text:style-name="P329"><text:s/>* @date 11 Nov 2010</text:p>
      <text:p text:style-name="P329"><text:s/>*/</text:p>
      <text:p text:style-name="P329">public class VitoshaTradeApplet extends JApplet {</text:p>
      <text:p text:style-name="P329"><text:tab/>/**</text:p>
      <text:p text:style-name="P329"><text:tab/> * Constant integer referring to applet width.</text:p>
      <text:p text:style-name="P329"><text:tab/> */</text:p>
      <text:p text:style-name="P329"><text:tab/>// TODO Get parameters from HTML file.</text:p>
      <text:p text:style-name="P329"><text:tab/>public static int WIDTH = 800;</text:p>
      <text:p text:style-name="P329"/>
      <text:p text:style-name="P329"><text:tab/>/**</text:p>
      <text:p text:style-name="P329"><text:tab/> * Constant integer referring to applet height.</text:p>
      <text:p text:style-name="P329"><text:tab/> */</text:p>
      <text:p text:style-name="P329"><text:tab/>// TODO Get parameters from HTML file.</text:p>
      <text:p text:style-name="P329"><text:tab/>public static int HEIGHT = 600;</text:p>
      <text:p text:style-name="P329"/>
      <text:p text:style-name="P329"><text:tab/>/**</text:p>
      <text:p text:style-name="P329"><text:tab/> * Constant integer referring to central pane height.</text:p>
      <text:p text:style-name="P329"><text:tab/> */</text:p>
      <text:p text:style-name="P329"><text:tab/>public static int CENTRAL_PANE_HEIGHT = 600;</text:p>
      <text:p text:style-name="P329"/>
      <text:p text:style-name="P329"><text:tab/>/**</text:p>
      <text:p text:style-name="P329"><text:tab/> * Constant integer referring to central pane width.</text:p>
      <text:p text:style-name="P329"><text:tab/> */</text:p>
      <text:p text:style-name="P329"><text:tab/>public static int CENTRAL_PANE_WIDTH = 670;</text:p>
      <text:p text:style-name="P329"/>
      <text:p text:style-name="P329"><text:tab/>/**</text:p>
      <text:p text:style-name="P329"><text:tab/> * Constant integer referring to east pane height.</text:p>
      <text:p text:style-name="P329"><text:tab/> */</text:p>
      <text:p text:style-name="P329"><text:tab/>public static int EAST_PANE_WIDTH = 130;</text:p>
      <text:p text:style-name="P329"/>
      <text:p text:style-name="P329"><text:tab/>/**</text:p>
      <text:p text:style-name="P329"><text:tab/> * Constant integer referring to east pane width.</text:p>
      <text:p text:style-name="P329"><text:tab/> */</text:p>
      <text:p text:style-name="P329"><text:tab/>public static int EAST_PANE_HEIGHT = 600;</text:p>
      <text:p text:style-name="P329"/>
      <text:p text:style-name="P329"><text:tab/>/**</text:p>
      <text:p text:style-name="P329"><text:tab/> * Default serial version UID.</text:p>
      <text:p text:style-name="P329"><text:tab/> */</text:p>
      <text:p text:style-name="P329"><text:tab/>private static final long serialVersionUID = 1L;</text:p>
      <text:p text:style-name="P329"/>
      <text:p text:style-name="P329"><text:tab/>/**</text:p>
      <text:p text:style-name="P329"><text:tab/> * Database helping class.</text:p>
      <text:p text:style-name="P329"><text:tab/> */</text:p>
      <text:p text:style-name="P329"><text:tab/>DatabaseHelper dbHelp = new DatabaseHelper();</text:p>
      <text:p text:style-name="P329"/>
      <text:p text:style-name="P329"><text:tab/>/**</text:p>
      <text:p text:style-name="P329"><text:tab/> * Applet menu bar.</text:p>
      <text:p text:style-name="P329"><text:tab/> */</text:p>
      <text:p text:style-name="P329"><text:tab/>private JMenuBar menuBar = new JMenuBar();</text:p>
      <text:p text:style-name="P329"/>
      <text:p text:style-name="P329"><text:tab/>/**</text:p>
      <text:p text:style-name="P329"><text:tab/> * Applet menu bar item.</text:p>
      <text:p text:style-name="P329"><text:tab/> */</text:p>
      <text:p text:style-name="P329"><text:tab/>private JMenu commandsMenu = new JMenu(Texts.MENU_COMMANDS);</text:p>
      <text:p text:style-name="P329"><text:soft-page-break/></text:p>
      <text:p text:style-name="P329"><text:tab/>/**</text:p>
      <text:p text:style-name="P329"><text:tab/> * Applet menu bar item.</text:p>
      <text:p text:style-name="P329"><text:tab/> */</text:p>
      <text:p text:style-name="P329"><text:tab/>private JMenuItem loginItem = new JMenuItem(Texts.MENU_ITEM_LOGIN);</text:p>
      <text:p text:style-name="P329"/>
      <text:p text:style-name="P329"><text:tab/>/**</text:p>
      <text:p text:style-name="P329"><text:tab/> * Applet menu bar item.</text:p>
      <text:p text:style-name="P329"><text:tab/> */</text:p>
      <text:p text:style-name="P329"><text:tab/>private JMenuItem logoutItem = new JMenuItem(Texts.MENU_ITEM_LOGOUT);</text:p>
      <text:p text:style-name="P329"/>
      <text:p text:style-name="P329"><text:tab/>/**</text:p>
      <text:p text:style-name="P329"><text:tab/> * Applet menu bar item.</text:p>
      <text:p text:style-name="P329"><text:tab/> */</text:p>
      <text:p text:style-name="P329"><text:tab/>private JMenu networkMenu = new JMenu(Texts.MENU_NETWORK);</text:p>
      <text:p text:style-name="P329"/>
      <text:p text:style-name="P329"><text:tab/>/**</text:p>
      <text:p text:style-name="P329"><text:tab/> * Applet menu bar item.</text:p>
      <text:p text:style-name="P329"><text:tab/> */</text:p>
      <text:p text:style-name="P329"><text:tab/>private JMenuItem newNetworkItem = new JMenuItem(Texts.MENU_ITEM_NEW);</text:p>
      <text:p text:style-name="P329"/>
      <text:p text:style-name="P329"><text:tab/>/**</text:p>
      <text:p text:style-name="P329"><text:tab/> * Applet menu bar item.</text:p>
      <text:p text:style-name="P329"><text:tab/> */</text:p>
      <text:p text:style-name="P329"><text:tab/>private JMenuItem loadNetworkItem = new JMenuItem(Texts.MENU_ITEM_LOAD);</text:p>
      <text:p text:style-name="P329"/>
      <text:p text:style-name="P329"><text:tab/>/**</text:p>
      <text:p text:style-name="P329"><text:tab/> * Applet menu bar item.</text:p>
      <text:p text:style-name="P329"><text:tab/> */</text:p>
      <text:p text:style-name="P329"><text:tab/>private JMenuItem deleteNetworkItem = new JMenuItem(Texts.MENU_ITEM_DELETE);</text:p>
      <text:p text:style-name="P329"/>
      <text:p text:style-name="P329"><text:tab/>/**</text:p>
      <text:p text:style-name="P329"><text:tab/> * Applet menu bar item.</text:p>
      <text:p text:style-name="P329"><text:tab/> */</text:p>
      <text:p text:style-name="P329"><text:tab/>private JMenu toolsMenu = new JMenu(Texts.MENU_TOOLS);</text:p>
      <text:p text:style-name="P329"/>
      <text:p text:style-name="P329"><text:tab/>/**</text:p>
      <text:p text:style-name="P329"><text:tab/> * Applet menu bar item.</text:p>
      <text:p text:style-name="P329"><text:tab/> */</text:p>
      <text:p text:style-name="P329"><text:tab/>private JMenuItem settingsItem = new JMenuItem(Texts.MENU_ITEM_SETTINGS);</text:p>
      <text:p text:style-name="P329"/>
      <text:p text:style-name="P329"><text:tab/>/**</text:p>
      <text:p text:style-name="P329"><text:tab/> * Applet menu item.</text:p>
      <text:p text:style-name="P329"><text:tab/> */</text:p>
      <text:p text:style-name="P329"><text:tab/>private JMenu meshMenu = new JMenu(Texts.MENU_MESH);</text:p>
      <text:p text:style-name="P329"/>
      <text:p text:style-name="P329"><text:tab/>/**</text:p>
      <text:p text:style-name="P329"><text:tab/> * Applet menu bar item.</text:p>
      <text:p text:style-name="P329"><text:tab/> */</text:p>
      <text:p text:style-name="P329"><text:tab/>public JRadioButtonMenuItem meshActivitiesItem = new JRadioButtonMenuItem(</text:p>
      <text:p text:style-name="P329"><text:tab/><text:tab/><text:tab/>Texts.MENU_ITEM_ACTIVITIES);</text:p>
      <text:p text:style-name="P329"/>
      <text:p text:style-name="P329"><text:tab/>/**</text:p>
      <text:p text:style-name="P329"><text:tab/> * Applet menu bar item.</text:p>
      <text:p text:style-name="P329"><text:tab/> */</text:p>
      <text:p text:style-name="P329"><text:tab/>public JRadioButtonMenuItem meshWeightsItem = new JRadioButtonMenuItem(</text:p>
      <text:p text:style-name="P329"><text:tab/><text:tab/><text:tab/>Texts.MENU_ITEM_WEIGHTS);</text:p>
      <text:p text:style-name="P329"/>
      <text:p text:style-name="P329"><text:tab/>/**</text:p>
      <text:p text:style-name="P329"><text:tab/> * Applet menu bar item.</text:p>
      <text:p text:style-name="P329"><text:tab/> */</text:p>
      <text:p text:style-name="P329"><text:tab/>public JRadioButtonMenuItem meshBothItem = new JRadioButtonMenuItem(</text:p>
      <text:p text:style-name="P329"><text:tab/><text:tab/><text:tab/>Texts.MENU_ITEM_BOTH);</text:p>
      <text:p text:style-name="P329"/>
      <text:p text:style-name="P329"><text:tab/>/**</text:p>
      <text:p text:style-name="P329"><text:tab/> * Applet menu bar item.</text:p>
      <text:p text:style-name="P329"><text:tab/> */</text:p>
      <text:p text:style-name="P329"><text:tab/>public JRadioButtonMenuItem meshSolidItem = new JRadioButtonMenuItem(</text:p>
      <text:p text:style-name="P329"><text:tab/><text:tab/><text:tab/>Texts.MENU_ITEM_SOLID);</text:p>
      <text:p text:style-name="P329"/>
      <text:p text:style-name="P329"><text:tab/>/**</text:p>
      <text:p text:style-name="P329"><text:tab/> * Applet menu bar item.</text:p>
      <text:p text:style-name="P329"><text:tab/> */</text:p>
      <text:p text:style-name="P329"><text:tab/>private ButtonGroup meshItemsGroup = new ButtonGroup();</text:p>
      <text:p text:style-name="P329"/>
      <text:p text:style-name="P329"><text:tab/>/**</text:p>
      <text:p text:style-name="P329"><text:tab/> * Applet menu bar item.</text:p>
      <text:p text:style-name="P329"><text:tab/> */</text:p>
      <text:p text:style-name="P329"><text:tab/>public JCheckBoxMenuItem numberingItem = new JCheckBoxMenuItem(</text:p>
      <text:p text:style-name="P329"><text:tab/><text:tab/><text:tab/>Texts.MENU_ITEM_NUMBERING);</text:p>
      <text:p text:style-name="P329"/>
      <text:p text:style-name="P329"><text:tab/>/**</text:p>
      <text:p text:style-name="P329"><text:tab/> * Working area controls. It is default access to able to repaint from other</text:p>
      <text:p text:style-name="P329"><text:tab/> * classes.</text:p>
      <text:p text:style-name="P329"><text:tab/> */</text:p>
      <text:p text:style-name="P329"><text:tab/>DrawingPane workArea = new DrawingPane(this);</text:p>
      <text:p text:style-name="P329"/>
      <text:p text:style-name="P329"><text:tab/>/**</text:p>
      <text:p text:style-name="P329"><text:tab/> * Login pane controls.</text:p>
      <text:p text:style-name="P329"><text:tab/> */</text:p>
      <text:p text:style-name="P329"><text:tab/>private LoginPane loginPane = new LoginPane(this);</text:p>
      <text:p text:style-name="P329"/>
      <text:p text:style-name="P329"><text:tab/>/**</text:p>
      <text:p text:style-name="P329"><text:tab/> * Neuron pane controls.</text:p>
      <text:p text:style-name="P329"><text:tab/> */</text:p>
      <text:p text:style-name="P329"><text:tab/>public NeuronPane neuronPane = new NeuronPane(this);</text:p>
      <text:p text:style-name="P329"/>
      <text:p text:style-name="P329"><text:tab/>/**</text:p>
      <text:p text:style-name="P329"><text:tab/> * New ANN pane controls.</text:p>
      <text:p text:style-name="P329"><text:tab/> */</text:p>
      <text:p text:style-name="P329"><text:tab/>public NewAnnPane newAnnPane = new NewAnnPane(this);</text:p>
      <text:p text:style-name="P329"/>
      <text:p text:style-name="P329"><text:tab/>/**</text:p>
      <text:p text:style-name="P329"><text:soft-page-break/><text:tab/> * Delete ANN pane controls.</text:p>
      <text:p text:style-name="P329"><text:tab/> */</text:p>
      <text:p text:style-name="P329"><text:tab/>public DeleteAnnPane deleteAnnPane = new DeleteAnnPane(this);</text:p>
      <text:p text:style-name="P329"/>
      <text:p text:style-name="P329"><text:tab/>/**</text:p>
      <text:p text:style-name="P329"><text:tab/> * Settings pane controls.</text:p>
      <text:p text:style-name="P329"><text:tab/> */</text:p>
      <text:p text:style-name="P329"><text:tab/>public SettingsPane settingsPane = new SettingsPane(this);</text:p>
      <text:p text:style-name="P329"/>
      <text:p text:style-name="P329"><text:tab/>/**</text:p>
      <text:p text:style-name="P329"><text:tab/> * Connection pane controls. Default access is used for GUI controls</text:p>
      <text:p text:style-name="P329"><text:tab/> * modification from other classes.</text:p>
      <text:p text:style-name="P329"><text:tab/> */</text:p>
      <text:p text:style-name="P329"><text:tab/>ConnectionPane connectionPane = new ConnectionPane(this);</text:p>
      <text:p text:style-name="P329"/>
      <text:p text:style-name="P329"><text:tab/>/**</text:p>
      <text:p text:style-name="P329"><text:tab/> * Network pane controls.</text:p>
      <text:p text:style-name="P329"><text:tab/> */</text:p>
      <text:p text:style-name="P329"><text:tab/>private NetworkPane networkPane = new NetworkPane(this);</text:p>
      <text:p text:style-name="P329"/>
      <text:p text:style-name="P329"><text:tab/>/**</text:p>
      <text:p text:style-name="P329"><text:tab/> * ANN container.</text:p>
      <text:p text:style-name="P329"><text:tab/> */</text:p>
      <text:p text:style-name="P329"><text:tab/>ArtificialNeuralNetwork ann = null;</text:p>
      <text:p text:style-name="P329"/>
      <text:p text:style-name="P329"><text:tab/>/**</text:p>
      <text:p text:style-name="P329"><text:tab/> * Applet initialization.</text:p>
      <text:p text:style-name="P329"><text:tab/> * </text:p>
      <text:p text:style-name="P329"><text:tab/> * @author Momchil Anachkov</text:p>
      <text:p text:style-name="P329"><text:tab/> * </text:p>
      <text:p text:style-name="P329"><text:tab/> * @email mZer0000@gmail.com</text:p>
      <text:p text:style-name="P329"><text:tab/> * </text:p>
      <text:p text:style-name="P329"><text:tab/> * @date 16 Nov 2010</text:p>
      <text:p text:style-name="P329"><text:tab/> */</text:p>
      <text:p text:style-name="P329"><text:tab/>public void init() {</text:p>
      <text:p text:style-name="P329"><text:tab/><text:tab/>setSize(WIDTH, HEIGHT);</text:p>
      <text:p text:style-name="P329"/>
      <text:p text:style-name="P329"><text:tab/><text:tab/>setLayout(new BorderLayout());</text:p>
      <text:p text:style-name="P329"/>
      <text:p text:style-name="P329"><text:tab/><text:tab/>setJMenuBar(menuBar);</text:p>
      <text:p text:style-name="P329"><text:tab/><text:tab/>menuBar.add(commandsMenu);</text:p>
      <text:p text:style-name="P329"><text:tab/><text:tab/>commandsMenu.add(loginItem);</text:p>
      <text:p text:style-name="P329"><text:tab/><text:tab/>commandsMenu.add(logoutItem);</text:p>
      <text:p text:style-name="P329"/>
      <text:p text:style-name="P329"><text:tab/><text:tab/>add(workArea, BorderLayout.WEST);</text:p>
      <text:p text:style-name="P329"/>
      <text:p text:style-name="P329"><text:tab/><text:tab/>setJMenuBar(menuBar);</text:p>
      <text:p text:style-name="P329"><text:tab/><text:tab/>menuBar.add(commandsMenu);</text:p>
      <text:p text:style-name="P329"><text:tab/><text:tab/>commandsMenu.add(loginItem);</text:p>
      <text:p text:style-name="P329"><text:tab/><text:tab/>loginItem.addActionListener(new ActionListener() {</text:p>
      <text:p text:style-name="P329"><text:tab/><text:tab/><text:tab/>public void actionPerformed(ActionEvent arg0) {</text:p>
      <text:p text:style-name="P329"><text:tab/><text:tab/><text:tab/><text:tab/>showLoginPane();</text:p>
      <text:p text:style-name="P329"><text:tab/><text:tab/><text:tab/><text:tab/>loginItem.setEnabled(false);</text:p>
      <text:p text:style-name="P329"><text:tab/><text:tab/><text:tab/><text:tab/>logoutItem.setEnabled(true);</text:p>
      <text:p text:style-name="P329"><text:tab/><text:tab/><text:tab/>}</text:p>
      <text:p text:style-name="P329"><text:tab/><text:tab/>});</text:p>
      <text:p text:style-name="P329"><text:tab/><text:tab/>logoutItem.setEnabled(false);</text:p>
      <text:p text:style-name="P329"><text:tab/><text:tab/>commandsMenu.add(logoutItem);</text:p>
      <text:p text:style-name="P329"><text:tab/><text:tab/>logoutItem.addActionListener(new ActionListener() {</text:p>
      <text:p text:style-name="P329"><text:tab/><text:tab/><text:tab/>public void actionPerformed(ActionEvent arg0) {</text:p>
      <text:p text:style-name="P329"><text:tab/><text:tab/><text:tab/><text:tab/>try {</text:p>
      <text:p text:style-name="P329"><text:tab/><text:tab/><text:tab/><text:tab/><text:tab/>dbHelp.disconnect();</text:p>
      <text:p text:style-name="P329"><text:tab/><text:tab/><text:tab/><text:tab/>} catch (Exception ex) {</text:p>
      <text:p text:style-name="P329"><text:tab/><text:tab/><text:tab/><text:tab/>}</text:p>
      <text:p text:style-name="P329"><text:tab/><text:tab/><text:tab/><text:tab/>showLoginPane();</text:p>
      <text:p text:style-name="P329"><text:tab/><text:tab/><text:tab/><text:tab/>loginItem.setEnabled(true);</text:p>
      <text:p text:style-name="P329"><text:tab/><text:tab/><text:tab/><text:tab/>logoutItem.setEnabled(false);</text:p>
      <text:p text:style-name="P329"><text:tab/><text:tab/><text:tab/><text:tab/>hideMenuBarAfterLogout();</text:p>
      <text:p text:style-name="P329"><text:tab/><text:tab/><text:tab/>}</text:p>
      <text:p text:style-name="P329"><text:tab/><text:tab/>});</text:p>
      <text:p text:style-name="P329"/>
      <text:p text:style-name="P329"><text:tab/><text:tab/>newNetworkItem.addActionListener(new ActionListener() {</text:p>
      <text:p text:style-name="P329"/>
      <text:p text:style-name="P329"><text:tab/><text:tab/><text:tab/>/**</text:p>
      <text:p text:style-name="P329"><text:tab/><text:tab/><text:tab/> * Shows a pane for creating a new ANN.</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18 Sep 2011</text:p>
      <text:p text:style-name="P329"><text:tab/><text:tab/><text:tab/> */</text:p>
      <text:p text:style-name="P329"><text:tab/><text:tab/><text:tab/>public void actionPerformed(ActionEvent event) {</text:p>
      <text:p text:style-name="P329"><text:tab/><text:tab/><text:tab/><text:tab/>showNewAnnPane();</text:p>
      <text:p text:style-name="P329"><text:tab/><text:tab/><text:tab/>}</text:p>
      <text:p text:style-name="P329"><text:tab/><text:tab/>});</text:p>
      <text:p text:style-name="P329"/>
      <text:p text:style-name="P329"><text:tab/><text:tab/>loadNetworkItem.addActionListener(new ActionListener() {</text:p>
      <text:p text:style-name="P329"/>
      <text:p text:style-name="P329"><text:tab/><text:tab/><text:tab/>/**</text:p>
      <text:p text:style-name="P329"><text:tab/><text:tab/><text:tab/> * Shows a pane for loading an existing ANN.</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18 Sep 2011</text:p>
      <text:p text:style-name="P329"><text:tab/><text:tab/><text:tab/> */</text:p>
      <text:p text:style-name="P329"><text:tab/><text:tab/><text:tab/>public void actionPerformed(ActionEvent event) {</text:p>
      <text:p text:style-name="P329"><text:tab/><text:tab/><text:tab/><text:tab/>showNetworkPane();</text:p>
      <text:p text:style-name="P329"/>
      <text:p text:style-name="P329"><text:tab/><text:tab/><text:tab/>}</text:p>
      <text:p text:style-name="P329"><text:tab/><text:tab/>});</text:p>
      <text:p text:style-name="P329"><text:soft-page-break/></text:p>
      <text:p text:style-name="P329"><text:tab/><text:tab/>deleteNetworkItem.addActionListener(new ActionListener() {</text:p>
      <text:p text:style-name="P329"/>
      <text:p text:style-name="P329"><text:tab/><text:tab/><text:tab/>/**</text:p>
      <text:p text:style-name="P329"><text:tab/><text:tab/><text:tab/> * Shows a pane for deleting an existing ANN.</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27 Nov 2011</text:p>
      <text:p text:style-name="P329"><text:tab/><text:tab/><text:tab/> */</text:p>
      <text:p text:style-name="P329"><text:tab/><text:tab/><text:tab/>public void actionPerformed(ActionEvent event) {</text:p>
      <text:p text:style-name="P329"><text:tab/><text:tab/><text:tab/><text:tab/>showDeleteAnnPane();</text:p>
      <text:p text:style-name="P329"/>
      <text:p text:style-name="P329"><text:tab/><text:tab/><text:tab/>}</text:p>
      <text:p text:style-name="P329"><text:tab/><text:tab/>});</text:p>
      <text:p text:style-name="P329"/>
      <text:p text:style-name="P329"><text:tab/><text:tab/>settingsItem.addActionListener(new ActionListener() {</text:p>
      <text:p text:style-name="P329"/>
      <text:p text:style-name="P329"><text:tab/><text:tab/><text:tab/>/**</text:p>
      <text:p text:style-name="P329"><text:tab/><text:tab/><text:tab/> * Shows a settings pane for changing ANN kinds colors.</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21 Oct 2011</text:p>
      <text:p text:style-name="P329"><text:tab/><text:tab/><text:tab/> */</text:p>
      <text:p text:style-name="P329"><text:tab/><text:tab/><text:tab/>public void actionPerformed(ActionEvent event) {</text:p>
      <text:p text:style-name="P329"><text:tab/><text:tab/><text:tab/><text:tab/>showSettingsPane();</text:p>
      <text:p text:style-name="P329"/>
      <text:p text:style-name="P329"><text:tab/><text:tab/><text:tab/>}</text:p>
      <text:p text:style-name="P329"><text:tab/><text:tab/>});</text:p>
      <text:p text:style-name="P329"/>
      <text:p text:style-name="P329"><text:tab/><text:tab/>/*</text:p>
      <text:p text:style-name="P329"><text:tab/><text:tab/> * When selected, this radio button menu item determines that ANN</text:p>
      <text:p text:style-name="P329"><text:tab/><text:tab/> * connections should be colored depending on ANN activities.</text:p>
      <text:p text:style-name="P329"><text:tab/><text:tab/> */</text:p>
      <text:p text:style-name="P329"><text:tab/><text:tab/>meshActivitiesItem.addActionListener(new ActionListener() {</text:p>
      <text:p text:style-name="P329"/>
      <text:p text:style-name="P329"><text:tab/><text:tab/><text:tab/>/**</text:p>
      <text:p text:style-name="P329"><text:tab/><text:tab/><text:tab/> * Repaints work area.</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31 Oct 2011</text:p>
      <text:p text:style-name="P329"><text:tab/><text:tab/><text:tab/> */</text:p>
      <text:p text:style-name="P329"><text:tab/><text:tab/><text:tab/>public void actionPerformed(ActionEvent event) {</text:p>
      <text:p text:style-name="P329"><text:tab/><text:tab/><text:tab/><text:tab/>workArea.repaint();</text:p>
      <text:p text:style-name="P329"><text:tab/><text:tab/><text:tab/>}</text:p>
      <text:p text:style-name="P329"><text:tab/><text:tab/>});</text:p>
      <text:p text:style-name="P329"/>
      <text:p text:style-name="P329"><text:tab/><text:tab/>/*</text:p>
      <text:p text:style-name="P329"><text:tab/><text:tab/> * When selected, this radio button menu item determines that ANN</text:p>
      <text:p text:style-name="P329"><text:tab/><text:tab/> * connections should be colored depending on ANN weights.</text:p>
      <text:p text:style-name="P329"><text:tab/><text:tab/> */</text:p>
      <text:p text:style-name="P329"><text:tab/><text:tab/>meshWeightsItem.addActionListener(new ActionListener() {</text:p>
      <text:p text:style-name="P329"/>
      <text:p text:style-name="P329"><text:tab/><text:tab/><text:tab/>/**</text:p>
      <text:p text:style-name="P329"><text:tab/><text:tab/><text:tab/> * Repaints work area.</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31 Oct 2011</text:p>
      <text:p text:style-name="P329"><text:tab/><text:tab/><text:tab/> */</text:p>
      <text:p text:style-name="P329"><text:tab/><text:tab/><text:tab/>public void actionPerformed(ActionEvent event) {</text:p>
      <text:p text:style-name="P329"><text:tab/><text:tab/><text:tab/><text:tab/>workArea.repaint();</text:p>
      <text:p text:style-name="P329"><text:tab/><text:tab/><text:tab/>}</text:p>
      <text:p text:style-name="P329"><text:tab/><text:tab/>});</text:p>
      <text:p text:style-name="P329"/>
      <text:p text:style-name="P329"><text:tab/><text:tab/>/*</text:p>
      <text:p text:style-name="P329"><text:tab/><text:tab/> * When selected, this radio button menu item determines that ANN</text:p>
      <text:p text:style-name="P329"><text:tab/><text:tab/> * connections should be colored depending on both ANN activities and</text:p>
      <text:p text:style-name="P329"><text:tab/><text:tab/> * weights.</text:p>
      <text:p text:style-name="P329"><text:tab/><text:tab/> */</text:p>
      <text:p text:style-name="P329"><text:tab/><text:tab/>meshBothItem.addActionListener(new ActionListener() {</text:p>
      <text:p text:style-name="P329"/>
      <text:p text:style-name="P329"><text:tab/><text:tab/><text:tab/>/**</text:p>
      <text:p text:style-name="P329"><text:tab/><text:tab/><text:tab/> * Repaints work area.</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31 Oct 2011</text:p>
      <text:p text:style-name="P329"><text:tab/><text:tab/><text:tab/> */</text:p>
      <text:p text:style-name="P329"><text:tab/><text:tab/><text:tab/>public void actionPerformed(ActionEvent event) {</text:p>
      <text:p text:style-name="P329"><text:tab/><text:tab/><text:tab/><text:tab/>workArea.repaint();</text:p>
      <text:p text:style-name="P329"><text:tab/><text:tab/><text:tab/>}</text:p>
      <text:p text:style-name="P329"><text:tab/><text:tab/>});</text:p>
      <text:p text:style-name="P329"/>
      <text:p text:style-name="P329"><text:tab/><text:tab/>/*</text:p>
      <text:p text:style-name="P329"><text:tab/><text:tab/> * When selected, this radio button menu item determines that ANN</text:p>
      <text:p text:style-name="P329"><text:tab/><text:tab/> * connections should be colored in a solid color, regardless of ANN</text:p>
      <text:p text:style-name="P329"><text:tab/><text:tab/> * activities and weights.</text:p>
      <text:p text:style-name="P329"><text:tab/><text:tab/> */</text:p>
      <text:p text:style-name="P329"><text:tab/><text:tab/>meshSolidItem.addActionListener(new ActionListener() {</text:p>
      <text:p text:style-name="P329"/>
      <text:p text:style-name="P329"><text:soft-page-break/><text:tab/><text:tab/><text:tab/>/**</text:p>
      <text:p text:style-name="P329"><text:tab/><text:tab/><text:tab/> * Repaints work area.</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31 Oct 2011</text:p>
      <text:p text:style-name="P329"><text:tab/><text:tab/><text:tab/> */</text:p>
      <text:p text:style-name="P329"><text:tab/><text:tab/><text:tab/>public void actionPerformed(ActionEvent event) {</text:p>
      <text:p text:style-name="P329"><text:tab/><text:tab/><text:tab/><text:tab/>workArea.repaint();</text:p>
      <text:p text:style-name="P329"><text:tab/><text:tab/><text:tab/>}</text:p>
      <text:p text:style-name="P329"><text:tab/><text:tab/>});</text:p>
      <text:p text:style-name="P329"/>
      <text:p text:style-name="P329"><text:tab/><text:tab/>/*</text:p>
      <text:p text:style-name="P329"><text:tab/><text:tab/> * When selected, this checkbox menu item determines that ANN neurons</text:p>
      <text:p text:style-name="P329"><text:tab/><text:tab/> * should be numbered.</text:p>
      <text:p text:style-name="P329"><text:tab/><text:tab/> */</text:p>
      <text:p text:style-name="P329"><text:tab/><text:tab/>numberingItem.addActionListener(new ActionListener() {</text:p>
      <text:p text:style-name="P329"/>
      <text:p text:style-name="P329"><text:tab/><text:tab/><text:tab/>/**</text:p>
      <text:p text:style-name="P329"><text:tab/><text:tab/><text:tab/> * Repaints work area.</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31 Oct 2011</text:p>
      <text:p text:style-name="P329"><text:tab/><text:tab/><text:tab/> */</text:p>
      <text:p text:style-name="P329"><text:tab/><text:tab/><text:tab/>public void actionPerformed(ActionEvent event) {</text:p>
      <text:p text:style-name="P329"><text:tab/><text:tab/><text:tab/><text:tab/>workArea.repaint();</text:p>
      <text:p text:style-name="P329"><text:tab/><text:tab/><text:tab/>}</text:p>
      <text:p text:style-name="P329"><text:tab/><text:tab/>});</text:p>
      <text:p text:style-name="P329"><text:tab/>}</text:p>
      <text:p text:style-name="P329"/>
      <text:p text:style-name="P329"><text:tab/>/**</text:p>
      <text:p text:style-name="P329"><text:tab/> * Visualizing network pane.</text:p>
      <text:p text:style-name="P329"><text:tab/> * </text:p>
      <text:p text:style-name="P329"><text:tab/> * @author Momchil Anachkov</text:p>
      <text:p text:style-name="P329"><text:tab/> * </text:p>
      <text:p text:style-name="P329"><text:tab/> * @email mZer0000@gmail.com</text:p>
      <text:p text:style-name="P329"><text:tab/> * </text:p>
      <text:p text:style-name="P329"><text:tab/> * @date 27 Dec 2010</text:p>
      <text:p text:style-name="P329"><text:tab/> */</text:p>
      <text:p text:style-name="P329"><text:tab/>public void showNetworkPane() {</text:p>
      <text:p text:style-name="P329"><text:tab/><text:tab/>remove(loginPane);</text:p>
      <text:p text:style-name="P329"><text:tab/><text:tab/>remove(neuronPane);</text:p>
      <text:p text:style-name="P329"><text:tab/><text:tab/>remove(connectionPane);</text:p>
      <text:p text:style-name="P329"><text:tab/><text:tab/>remove(newAnnPane);</text:p>
      <text:p text:style-name="P329"><text:tab/><text:tab/>remove(deleteAnnPane);</text:p>
      <text:p text:style-name="P329"><text:tab/><text:tab/>remove(settingsPane);</text:p>
      <text:p text:style-name="P329"><text:tab/><text:tab/>add(networkPane, BorderLayout.EAST);</text:p>
      <text:p text:style-name="P329"><text:tab/><text:tab/>networkPane.revalidate();</text:p>
      <text:p text:style-name="P329"><text:tab/><text:tab/>workArea.setVisible(true);</text:p>
      <text:p text:style-name="P329"><text:tab/><text:tab/>repaint();</text:p>
      <text:p text:style-name="P329"><text:tab/><text:tab/>showMenuBarAfterLogin();</text:p>
      <text:p text:style-name="P329"><text:tab/>}</text:p>
      <text:p text:style-name="P329"/>
      <text:p text:style-name="P329"><text:tab/>/**</text:p>
      <text:p text:style-name="P329"><text:tab/> * Visualizing login pane.</text:p>
      <text:p text:style-name="P329"><text:tab/> * </text:p>
      <text:p text:style-name="P329"><text:tab/> * @author Momchil Anachkov</text:p>
      <text:p text:style-name="P329"><text:tab/> * </text:p>
      <text:p text:style-name="P329"><text:tab/> * @email mZer0000@gmail.com</text:p>
      <text:p text:style-name="P329"><text:tab/> * </text:p>
      <text:p text:style-name="P329"><text:tab/> * @date 27 Dec 2010</text:p>
      <text:p text:style-name="P329"><text:tab/> */</text:p>
      <text:p text:style-name="P329"><text:tab/>public void showLoginPane() {</text:p>
      <text:p text:style-name="P329"><text:tab/><text:tab/>remove(networkPane);</text:p>
      <text:p text:style-name="P329"><text:tab/><text:tab/>remove(neuronPane);</text:p>
      <text:p text:style-name="P329"><text:tab/><text:tab/>remove(connectionPane);</text:p>
      <text:p text:style-name="P329"><text:tab/><text:tab/>remove(newAnnPane);</text:p>
      <text:p text:style-name="P329"><text:tab/><text:tab/>remove(deleteAnnPane);</text:p>
      <text:p text:style-name="P329"><text:tab/><text:tab/>remove(settingsPane);</text:p>
      <text:p text:style-name="P329"><text:tab/><text:tab/>add(loginPane, BorderLayout.EAST);</text:p>
      <text:p text:style-name="P329"><text:tab/><text:tab/>loginPane.revalidate();</text:p>
      <text:p text:style-name="P329"><text:tab/><text:tab/>workArea.setVisible(true);</text:p>
      <text:p text:style-name="P329"><text:tab/><text:tab/>repaint();</text:p>
      <text:p text:style-name="P329"><text:tab/>}</text:p>
      <text:p text:style-name="P329"/>
      <text:p text:style-name="P329"><text:tab/>/**</text:p>
      <text:p text:style-name="P329"><text:tab/> * Visualizing neuron pane.</text:p>
      <text:p text:style-name="P329"><text:tab/> * </text:p>
      <text:p text:style-name="P329"><text:tab/> * @author Momchil Anachkov</text:p>
      <text:p text:style-name="P329"><text:tab/> * </text:p>
      <text:p text:style-name="P329"><text:tab/> * @email mZer0000@gmail.com</text:p>
      <text:p text:style-name="P329"><text:tab/> * </text:p>
      <text:p text:style-name="P329"><text:tab/> * @date 27 Dec 2010</text:p>
      <text:p text:style-name="P329"><text:tab/> */</text:p>
      <text:p text:style-name="P329"><text:tab/>public void showNeuronPane() {</text:p>
      <text:p text:style-name="P329"><text:tab/><text:tab/>remove(networkPane);</text:p>
      <text:p text:style-name="P329"><text:tab/><text:tab/>remove(loginPane);</text:p>
      <text:p text:style-name="P329"><text:tab/><text:tab/>remove(connectionPane);</text:p>
      <text:p text:style-name="P329"><text:tab/><text:tab/>remove(newAnnPane);</text:p>
      <text:p text:style-name="P329"><text:tab/><text:tab/>remove(deleteAnnPane);</text:p>
      <text:p text:style-name="P329"><text:tab/><text:tab/>remove(settingsPane);</text:p>
      <text:p text:style-name="P329"><text:tab/><text:tab/>add(neuronPane, BorderLayout.EAST);</text:p>
      <text:p text:style-name="P329"><text:tab/><text:tab/>neuronPane.revalidate();</text:p>
      <text:p text:style-name="P329"><text:tab/><text:tab/>workArea.setVisible(true);</text:p>
      <text:p text:style-name="P329"><text:tab/><text:tab/>repaint();</text:p>
      <text:p text:style-name="P329"><text:tab/>}</text:p>
      <text:p text:style-name="P329"/>
      <text:p text:style-name="P329"><text:tab/>/**</text:p>
      <text:p text:style-name="P329"><text:soft-page-break/><text:tab/> * Visualizing connection pane.</text:p>
      <text:p text:style-name="P329"><text:tab/> * </text:p>
      <text:p text:style-name="P329"><text:tab/> * @author Momchil Anachkov</text:p>
      <text:p text:style-name="P329"><text:tab/> * </text:p>
      <text:p text:style-name="P329"><text:tab/> * @email mZer0000@gmail.com</text:p>
      <text:p text:style-name="P329"><text:tab/> * </text:p>
      <text:p text:style-name="P329"><text:tab/> * @date 27 Dec 2010</text:p>
      <text:p text:style-name="P329"><text:tab/> */</text:p>
      <text:p text:style-name="P329"><text:tab/>public void showConnectionPane() {</text:p>
      <text:p text:style-name="P329"><text:tab/><text:tab/>remove(networkPane);</text:p>
      <text:p text:style-name="P329"><text:tab/><text:tab/>remove(loginPane);</text:p>
      <text:p text:style-name="P329"><text:tab/><text:tab/>remove(neuronPane);</text:p>
      <text:p text:style-name="P329"><text:tab/><text:tab/>remove(newAnnPane);</text:p>
      <text:p text:style-name="P329"><text:tab/><text:tab/>remove(deleteAnnPane);</text:p>
      <text:p text:style-name="P329"><text:tab/><text:tab/>remove(settingsPane);</text:p>
      <text:p text:style-name="P329"><text:tab/><text:tab/>add(connectionPane, BorderLayout.EAST);</text:p>
      <text:p text:style-name="P329"><text:tab/><text:tab/>connectionPane.revalidate();</text:p>
      <text:p text:style-name="P329"><text:tab/><text:tab/>workArea.setVisible(true);</text:p>
      <text:p text:style-name="P329"><text:tab/><text:tab/>repaint();</text:p>
      <text:p text:style-name="P329"><text:tab/>}</text:p>
      <text:p text:style-name="P329"/>
      <text:p text:style-name="P329"><text:tab/>/**</text:p>
      <text:p text:style-name="P329"><text:tab/> * Visualizing new ANN pane.</text:p>
      <text:p text:style-name="P329"><text:tab/> * </text:p>
      <text:p text:style-name="P329"><text:tab/> * @author Ralitza Koleva</text:p>
      <text:p text:style-name="P329"><text:tab/> * </text:p>
      <text:p text:style-name="P329"><text:tab/> * @email rallly@abv.bg</text:p>
      <text:p text:style-name="P329"><text:tab/> * </text:p>
      <text:p text:style-name="P329"><text:tab/> * @date 18 Sep 2011</text:p>
      <text:p text:style-name="P329"><text:tab/> */</text:p>
      <text:p text:style-name="P329"><text:tab/>public void showNewAnnPane() {</text:p>
      <text:p text:style-name="P329"><text:tab/><text:tab/>remove(networkPane);</text:p>
      <text:p text:style-name="P329"><text:tab/><text:tab/>remove(loginPane);</text:p>
      <text:p text:style-name="P329"><text:tab/><text:tab/>remove(neuronPane);</text:p>
      <text:p text:style-name="P329"><text:tab/><text:tab/>remove(connectionPane);</text:p>
      <text:p text:style-name="P329"><text:tab/><text:tab/>remove(deleteAnnPane);</text:p>
      <text:p text:style-name="P329"><text:tab/><text:tab/>remove(settingsPane);</text:p>
      <text:p text:style-name="P329"><text:tab/><text:tab/>add(newAnnPane, BorderLayout.EAST);</text:p>
      <text:p text:style-name="P329"><text:tab/><text:tab/>newAnnPane.revalidate();</text:p>
      <text:p text:style-name="P329"><text:tab/><text:tab/>workArea.setVisible(false);</text:p>
      <text:p text:style-name="P329"><text:tab/><text:tab/>repaint();</text:p>
      <text:p text:style-name="P329"><text:tab/>}</text:p>
      <text:p text:style-name="P329"/>
      <text:p text:style-name="P329"><text:tab/>/**</text:p>
      <text:p text:style-name="P329"><text:tab/> * Visualizing delete ANN pane.</text:p>
      <text:p text:style-name="P329"><text:tab/> * </text:p>
      <text:p text:style-name="P329"><text:tab/> * @author Ralitza Koleva</text:p>
      <text:p text:style-name="P329"><text:tab/> * </text:p>
      <text:p text:style-name="P329"><text:tab/> * @email rallly@abv.bg</text:p>
      <text:p text:style-name="P329"><text:tab/> * </text:p>
      <text:p text:style-name="P329"><text:tab/> * @date 27 Nov 2011</text:p>
      <text:p text:style-name="P329"><text:tab/> */</text:p>
      <text:p text:style-name="P329"><text:tab/>public void showDeleteAnnPane() {</text:p>
      <text:p text:style-name="P329"><text:tab/><text:tab/>remove(networkPane);</text:p>
      <text:p text:style-name="P329"><text:tab/><text:tab/>remove(loginPane);</text:p>
      <text:p text:style-name="P329"><text:tab/><text:tab/>remove(neuronPane);</text:p>
      <text:p text:style-name="P329"><text:tab/><text:tab/>remove(connectionPane);</text:p>
      <text:p text:style-name="P329"><text:tab/><text:tab/>remove(newAnnPane);</text:p>
      <text:p text:style-name="P329"><text:tab/><text:tab/>remove(settingsPane);</text:p>
      <text:p text:style-name="P329"><text:tab/><text:tab/>add(deleteAnnPane, BorderLayout.EAST);</text:p>
      <text:p text:style-name="P329"><text:tab/><text:tab/>deleteAnnPane.revalidate();</text:p>
      <text:p text:style-name="P329"><text:tab/><text:tab/>workArea.setVisible(false);</text:p>
      <text:p text:style-name="P329"><text:tab/><text:tab/>repaint();</text:p>
      <text:p text:style-name="P329"><text:tab/>}</text:p>
      <text:p text:style-name="P329"/>
      <text:p text:style-name="P329"><text:tab/>/**</text:p>
      <text:p text:style-name="P329"><text:tab/> * Visualizing settings pane.</text:p>
      <text:p text:style-name="P329"><text:tab/> * </text:p>
      <text:p text:style-name="P329"><text:tab/> * @author Ralitza Koleva</text:p>
      <text:p text:style-name="P329"><text:tab/> * </text:p>
      <text:p text:style-name="P329"><text:tab/> * @email rallly@abv.bg</text:p>
      <text:p text:style-name="P329"><text:tab/> * </text:p>
      <text:p text:style-name="P329"><text:tab/> * @date 21 Oct 2011</text:p>
      <text:p text:style-name="P329"><text:tab/> */</text:p>
      <text:p text:style-name="P329"><text:tab/>public void showSettingsPane() {</text:p>
      <text:p text:style-name="P329"><text:tab/><text:tab/>remove(networkPane);</text:p>
      <text:p text:style-name="P329"><text:tab/><text:tab/>remove(loginPane);</text:p>
      <text:p text:style-name="P329"><text:tab/><text:tab/>remove(neuronPane);</text:p>
      <text:p text:style-name="P329"><text:tab/><text:tab/>remove(connectionPane);</text:p>
      <text:p text:style-name="P329"><text:tab/><text:tab/>remove(newAnnPane);</text:p>
      <text:p text:style-name="P329"><text:tab/><text:tab/>remove(deleteAnnPane);</text:p>
      <text:p text:style-name="P329"><text:tab/><text:tab/>add(settingsPane, BorderLayout.EAST);</text:p>
      <text:p text:style-name="P329"><text:tab/><text:tab/>settingsPane.revalidate();</text:p>
      <text:p text:style-name="P329"><text:tab/><text:tab/>repaint();</text:p>
      <text:p text:style-name="P329"><text:tab/>}</text:p>
      <text:p text:style-name="P329"/>
      <text:p text:style-name="P329"><text:tab/>/**</text:p>
      <text:p text:style-name="P329"><text:tab/> * Shows the menu bar when a user logs in.</text:p>
      <text:p text:style-name="P329"><text:tab/> * </text:p>
      <text:p text:style-name="P329"><text:tab/> * @author Ralitza Koleva</text:p>
      <text:p text:style-name="P329"><text:tab/> * </text:p>
      <text:p text:style-name="P329"><text:tab/> * @email rallly@abv.bg</text:p>
      <text:p text:style-name="P329"><text:tab/> * </text:p>
      <text:p text:style-name="P329"><text:tab/> * @date 03 Sep 2011</text:p>
      <text:p text:style-name="P329"><text:tab/> */</text:p>
      <text:p text:style-name="P329"><text:tab/>public void showMenuBarAfterLogin() {</text:p>
      <text:p text:style-name="P329"><text:tab/><text:tab/>menuBar.add(networkMenu);</text:p>
      <text:p text:style-name="P329"><text:tab/><text:tab/>networkMenu.add(newNetworkItem);</text:p>
      <text:p text:style-name="P329"><text:tab/><text:tab/>networkMenu.add(loadNetworkItem);</text:p>
      <text:p text:style-name="P329"><text:tab/><text:tab/>networkMenu.add(deleteNetworkItem);</text:p>
      <text:p text:style-name="P329"><text:tab/><text:tab/>menuBar.add(toolsMenu);</text:p>
      <text:p text:style-name="P329"><text:tab/><text:tab/>toolsMenu.add(settingsItem);</text:p>
      <text:p text:style-name="P329"><text:tab/><text:tab/>toolsMenu.add(meshMenu);</text:p>
      <text:p text:style-name="P329"><text:soft-page-break/><text:tab/><text:tab/>toolsMenu.add(numberingItem);</text:p>
      <text:p text:style-name="P329"><text:tab/><text:tab/>meshItemsGroup.add(meshActivitiesItem);</text:p>
      <text:p text:style-name="P329"><text:tab/><text:tab/>meshItemsGroup.add(meshWeightsItem);</text:p>
      <text:p text:style-name="P329"><text:tab/><text:tab/>meshItemsGroup.add(meshBothItem);</text:p>
      <text:p text:style-name="P329"><text:tab/><text:tab/>meshItemsGroup.add(meshSolidItem);</text:p>
      <text:p text:style-name="P329"><text:tab/><text:tab/>meshMenu.add(meshActivitiesItem);</text:p>
      <text:p text:style-name="P329"><text:tab/><text:tab/>meshMenu.add(meshWeightsItem);</text:p>
      <text:p text:style-name="P329"><text:tab/><text:tab/>meshMenu.add(meshBothItem);</text:p>
      <text:p text:style-name="P329"><text:tab/><text:tab/>meshMenu.add(meshSolidItem);</text:p>
      <text:p text:style-name="P329"/>
      <text:p text:style-name="P329"><text:tab/><text:tab/>/*</text:p>
      <text:p text:style-name="P329"><text:tab/><text:tab/> * At the beginning in menu "Tools-&gt;Mesh" the option "Solid" is</text:p>
      <text:p text:style-name="P329"><text:tab/><text:tab/> * selected.</text:p>
      <text:p text:style-name="P329"><text:tab/><text:tab/> */</text:p>
      <text:p text:style-name="P329"><text:tab/><text:tab/>if (meshActivitiesItem.isSelected() == false</text:p>
      <text:p text:style-name="P329"><text:tab/><text:tab/><text:tab/><text:tab/>&amp;&amp; meshWeightsItem.isSelected() == false</text:p>
      <text:p text:style-name="P329"><text:tab/><text:tab/><text:tab/><text:tab/>&amp;&amp; meshBothItem.isSelected() == false</text:p>
      <text:p text:style-name="P329"><text:tab/><text:tab/><text:tab/><text:tab/>&amp;&amp; meshSolidItem.isSelected() == false) {</text:p>
      <text:p text:style-name="P329"><text:tab/><text:tab/><text:tab/>meshSolidItem.setSelected(true);</text:p>
      <text:p text:style-name="P329"><text:tab/><text:tab/>}</text:p>
      <text:p text:style-name="P329"><text:tab/><text:tab/>add(workArea);</text:p>
      <text:p text:style-name="P329"><text:tab/>}</text:p>
      <text:p text:style-name="P329"/>
      <text:p text:style-name="P329"><text:tab/>/**</text:p>
      <text:p text:style-name="P329"><text:tab/> * Removes the menu bar when a user logs out.</text:p>
      <text:p text:style-name="P329"><text:tab/> * </text:p>
      <text:p text:style-name="P329"><text:tab/> * @author Ralitza Koleva</text:p>
      <text:p text:style-name="P329"><text:tab/> * </text:p>
      <text:p text:style-name="P329"><text:tab/> * @email rallly@abv.bg</text:p>
      <text:p text:style-name="P329"><text:tab/> * </text:p>
      <text:p text:style-name="P329"><text:tab/> * @date 03 Sep 2011</text:p>
      <text:p text:style-name="P329"><text:tab/> */</text:p>
      <text:p text:style-name="P329"><text:tab/>public void hideMenuBarAfterLogout() {</text:p>
      <text:p text:style-name="P329"><text:tab/><text:tab/>menuBar.remove(networkMenu);</text:p>
      <text:p text:style-name="P329"><text:tab/><text:tab/>menuBar.remove(toolsMenu);</text:p>
      <text:p text:style-name="P329"><text:tab/><text:tab/>remove(workArea);</text:p>
      <text:p text:style-name="P329"><text:tab/><text:tab/>remove(loginPane);</text:p>
      <text:p text:style-name="P329"><text:tab/><text:tab/>remove(networkPane);</text:p>
      <text:p text:style-name="P329"><text:tab/><text:tab/>remove(neuronPane);</text:p>
      <text:p text:style-name="P329"><text:tab/><text:tab/>remove(connectionPane);</text:p>
      <text:p text:style-name="P329"><text:tab/><text:tab/>remove(newAnnPane);</text:p>
      <text:p text:style-name="P329"><text:tab/><text:tab/>remove(deleteAnnPane);</text:p>
      <text:p text:style-name="P329"><text:tab/><text:tab/>remove(settingsPane);</text:p>
      <text:p text:style-name="P329"><text:tab/>}</text:p>
      <text:p text:style-name="P329">}</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nclude &lt;cmath&gt;</text:p>
      <text:p text:style-name="P330">#include &lt;climits&gt;</text:p>
      <text:p text:style-name="P330">#include &lt;cstdlib&gt;</text:p>
      <text:p text:style-name="P330">#include &lt;iomanip&gt;</text:p>
      <text:p text:style-name="P330"/>
      <text:p text:style-name="P330">using namespace std;</text:p>
      <text:p text:style-name="P330"/>
      <text:p text:style-name="P330">#include "ANN.h"</text:p>
      <text:p text:style-name="P330">#include "ANNInput.h"</text:p>
      <text:p text:style-name="P330">#include "ANNOutput.h"</text:p>
      <text:p text:style-name="P330">#include "Counter.h"</text:p>
      <text:p text:style-name="P330">#include "WeightsMatrix.h"</text:p>
      <text:p text:style-name="P330">#include "TrainingSet.h"</text:p>
      <text:p text:style-name="P330">#include "ActivitiesMatrix.h"</text:p>
      <text:p text:style-name="P330"/>
      <text:p text:style-name="P330">extern void sleep();</text:p>
      <text:p text:style-name="P330"/>
      <text:p text:style-name="P330">/*</text:p>
      <text:p text:style-name="P330"><text:soft-page-break/><text:s/>* Control running of the thread.</text:p>
      <text:p text:style-name="P330"><text:s/>*/</text:p>
      <text:p text:style-name="P330">extern bool isRunning;</text:p>
      <text:p text:style-name="P330"/>
      <text:p text:style-name="P330">const double ANN::LEARNING_RATE = 0.35;</text:p>
      <text:p text:style-name="P330"/>
      <text:p text:style-name="P330">void ANN::create(int neuronsAmount) {</text:p>
      <text:p text:style-name="P330"><text:tab/>NeuronsList neurons(neuronsAmount);</text:p>
      <text:p text:style-name="P330"><text:tab/>this-&gt;neurons = neurons;</text:p>
      <text:p text:style-name="P330"><text:tab/>neuronsAmount = this-&gt;neurons.dimension();</text:p>
      <text:p text:style-name="P330"/>
      <text:p text:style-name="P330"><text:tab/>ActivitiesMatrix activities(neuronsAmount);</text:p>
      <text:p text:style-name="P330"><text:tab/>this-&gt;activities = activities;</text:p>
      <text:p text:style-name="P330"/>
      <text:p text:style-name="P330"><text:tab/>/*</text:p>
      <text:p text:style-name="P330"><text:tab/> * Make all neurons regular.</text:p>
      <text:p text:style-name="P330"><text:tab/> */</text:p>
      <text:p text:style-name="P330"><text:tab/>neurons.clearTypes();</text:p>
      <text:p text:style-name="P330"/>
      <text:p text:style-name="P330"><text:tab/>/*</text:p>
      <text:p text:style-name="P330"><text:tab/> * Initialize neurons for first update.</text:p>
      <text:p text:style-name="P330"><text:tab/> */</text:p>
      <text:p text:style-name="P330"><text:tab/>neurons.reset();</text:p>
      <text:p text:style-name="P330"/>
      <text:p text:style-name="P330"><text:tab/>/*</text:p>
      <text:p text:style-name="P330"><text:tab/> * In the beginning there is no prediction.</text:p>
      <text:p text:style-name="P330"><text:tab/> */</text:p>
      <text:p text:style-name="P330"><text:tab/>prediction = 0;</text:p>
      <text:p text:style-name="P330"/>
      <text:p text:style-name="P330"><text:tab/>/*</text:p>
      <text:p text:style-name="P330"><text:tab/> * Estimate work done.</text:p>
      <text:p text:style-name="P330"><text:tab/> */</text:p>
      <text:p text:style-name="P330"><text:tab/>if (counters != NULL) {</text:p>
      <text:p text:style-name="P330"><text:tab/><text:tab/>counters-&gt;setValue("Number of neurons", neuronsAmount);</text:p>
      <text:p text:style-name="P330"><text:tab/>}</text:p>
      <text:p text:style-name="P330">}</text:p>
      <text:p text:style-name="P330"/>
      <text:p text:style-name="P330">ANN::ANN() {</text:p>
      <text:p text:style-name="P330"><text:tab/>this-&gt;counters = NULL;</text:p>
      <text:p text:style-name="P330"><text:tab/>this-&gt;ts = NULL;</text:p>
      <text:p text:style-name="P330"><text:tab/>this-&gt;learn = 0;</text:p>
      <text:p text:style-name="P330"><text:tab/>this-&gt;bars = 0;</text:p>
      <text:p text:style-name="P330"><text:tab/>this-&gt;period = NO;</text:p>
      <text:p text:style-name="P330"/>
      <text:p text:style-name="P330"><text:tab/>/*</text:p>
      <text:p text:style-name="P330"><text:tab/> * Allocate memory.</text:p>
      <text:p text:style-name="P330"><text:tab/> */</text:p>
      <text:p text:style-name="P330"><text:tab/>create(0);</text:p>
      <text:p text:style-name="P330">}</text:p>
      <text:p text:style-name="P330"/>
      <text:p text:style-name="P330">ANN::ANN(const ANN &amp;ann) {</text:p>
      <text:p text:style-name="P330"><text:tab/>this-&gt;counters = ann.counters;</text:p>
      <text:p text:style-name="P330"><text:tab/>this-&gt;ts = ann.ts;</text:p>
      <text:p text:style-name="P330"><text:tab/>this-&gt;learn = ann.learn;</text:p>
      <text:p text:style-name="P330"><text:tab/>this-&gt;bars = ann.bars;</text:p>
      <text:p text:style-name="P330"><text:tab/>this-&gt;period = ann.period;</text:p>
      <text:p text:style-name="P330"><text:tab/>this-&gt;neurons = ann.neurons;</text:p>
      <text:p text:style-name="P330"><text:tab/>this-&gt;activities = ann.activities;</text:p>
      <text:p text:style-name="P330"><text:tab/>this-&gt;weights = ann.weights;</text:p>
      <text:p text:style-name="P330"><text:tab/>this-&gt;prediction = ann.prediction;</text:p>
      <text:p text:style-name="P330">}</text:p>
      <text:p text:style-name="P330"/>
      <text:p text:style-name="P330">ANN::ANN(Counter *counters, int neuronsAmount, int learn, int bars, TimePeriod period) {</text:p>
      <text:p text:style-name="P330"><text:tab/>/*</text:p>
      <text:p text:style-name="P330"><text:tab/> * Check counters pointer for point valid object.</text:p>
      <text:p text:style-name="P330"><text:tab/> */</text:p>
      <text:p text:style-name="P330"><text:tab/>if (counters == NULL) {</text:p>
      <text:p text:style-name="P330"><text:tab/><text:tab/>throw( "ANN00144" );</text:p>
      <text:p text:style-name="P330"><text:tab/><text:tab/>return;</text:p>
      <text:p text:style-name="P330"><text:tab/>}</text:p>
      <text:p text:style-name="P330"/>
      <text:p text:style-name="P330"><text:tab/>/*</text:p>
      <text:p text:style-name="P330"><text:tab/> * In prediction mode there is no training set link.</text:p>
      <text:p text:style-name="P330"><text:tab/> */</text:p>
      <text:p text:style-name="P330"><text:tab/>this-&gt;counters = counters;</text:p>
      <text:p text:style-name="P330"><text:tab/>this-&gt;ts = NULL;</text:p>
      <text:p text:style-name="P330"><text:tab/>this-&gt;learn = learn;</text:p>
      <text:p text:style-name="P330"><text:tab/>this-&gt;bars = bars;</text:p>
      <text:p text:style-name="P330"><text:tab/>this-&gt;period = period;</text:p>
      <text:p text:style-name="P330"/>
      <text:p text:style-name="P330"><text:tab/>/*</text:p>
      <text:p text:style-name="P330"><text:tab/> * Allocate memory.</text:p>
      <text:p text:style-name="P330"><text:tab/> */</text:p>
      <text:p text:style-name="P330"><text:tab/>create(neuronsAmount);</text:p>
      <text:p text:style-name="P330">}</text:p>
      <text:p text:style-name="P330"/>
      <text:p text:style-name="P330">ANN::ANN(Counter *counters, TrainingSet *ts, int neuronsAmount, int learn, int bars, TimePeriod period) {</text:p>
      <text:p text:style-name="P330"><text:tab/>/*</text:p>
      <text:p text:style-name="P330"><text:tab/> * Check counters pointer for point valid object.</text:p>
      <text:p text:style-name="P330"><text:tab/> */</text:p>
      <text:p text:style-name="P330"><text:tab/>if (counters == NULL) {</text:p>
      <text:p text:style-name="P330"><text:tab/><text:tab/>throw( "ANN00146" );</text:p>
      <text:p text:style-name="P330"><text:tab/><text:tab/>return;</text:p>
      <text:p text:style-name="P330"><text:tab/>}</text:p>
      <text:p text:style-name="P330"/>
      <text:p text:style-name="P330"><text:tab/>/*</text:p>
      <text:p text:style-name="P330"><text:tab/> * Check training set pointer for point valid object.</text:p>
      <text:p text:style-name="P330"><text:tab/> */</text:p>
      <text:p text:style-name="P330"><text:tab/>if (ts == NULL) {</text:p>
      <text:p text:style-name="P330"><text:tab/><text:tab/>throw( "ANN00147" );</text:p>
      <text:p text:style-name="P330"><text:tab/><text:tab/>return;</text:p>
      <text:p text:style-name="P330"><text:tab/>}</text:p>
      <text:p text:style-name="P330"/>
      <text:p text:style-name="P330"><text:soft-page-break/><text:tab/>this-&gt;counters = counters;</text:p>
      <text:p text:style-name="P330"><text:tab/>this-&gt;ts = ts;</text:p>
      <text:p text:style-name="P330"><text:tab/>this-&gt;learn = learn;</text:p>
      <text:p text:style-name="P330"><text:tab/>this-&gt;bars = bars;</text:p>
      <text:p text:style-name="P330"><text:tab/>this-&gt;period = period;</text:p>
      <text:p text:style-name="P330"/>
      <text:p text:style-name="P330"><text:tab/>/*</text:p>
      <text:p text:style-name="P330"><text:tab/> * Allocate memory.</text:p>
      <text:p text:style-name="P330"><text:tab/> */</text:p>
      <text:p text:style-name="P330"><text:tab/>create(neuronsAmount);</text:p>
      <text:p text:style-name="P330">}</text:p>
      <text:p text:style-name="P330"/>
      <text:p text:style-name="P330">NeuronsList&amp; ANN::getNeurons() {</text:p>
      <text:p text:style-name="P330"><text:tab/>return( neurons );</text:p>
      <text:p text:style-name="P330">}</text:p>
      <text:p text:style-name="P330"/>
      <text:p text:style-name="P330">void ANN::setNeurons(NeuronsList &amp;neurons) {</text:p>
      <text:p text:style-name="P330"><text:tab/>this-&gt;neurons = neurons;</text:p>
      <text:p text:style-name="P330">}</text:p>
      <text:p text:style-name="P330"/>
      <text:p text:style-name="P330">WeightsMatrix&amp; ANN::getWeights() {</text:p>
      <text:p text:style-name="P330"><text:tab/>return( weights );</text:p>
      <text:p text:style-name="P330">}</text:p>
      <text:p text:style-name="P330"/>
      <text:p text:style-name="P330">void ANN::setWeights(WeightsMatrix &amp;weights) {</text:p>
      <text:p text:style-name="P330"><text:tab/>this-&gt;weights = weights;</text:p>
      <text:p text:style-name="P330">}</text:p>
      <text:p text:style-name="P330"/>
      <text:p text:style-name="P330">ActivitiesMatrix&amp; ANN::getActivities() {</text:p>
      <text:p text:style-name="P330"><text:tab/>return( activities );</text:p>
      <text:p text:style-name="P330">}</text:p>
      <text:p text:style-name="P330"/>
      <text:p text:style-name="P330">void ANN::setActivities(ActivitiesMatrix &amp;activities) {</text:p>
      <text:p text:style-name="P330"><text:tab/>this-&gt;activities = activities;</text:p>
      <text:p text:style-name="P330">}</text:p>
      <text:p text:style-name="P330"/>
      <text:p text:style-name="P330">double ANN::getActivity(int x, int y) {</text:p>
      <text:p text:style-name="P330"><text:tab/>if (x &lt; 0 || y&lt;0 || x &gt;= activities.dimension() || y &gt;= activities.dimension()) {</text:p>
      <text:p text:style-name="P330"><text:tab/><text:tab/>throw( "ANN00015" );</text:p>
      <text:p text:style-name="P330"><text:tab/><text:tab/>return( 0.0 );</text:p>
      <text:p text:style-name="P330"><text:tab/>}</text:p>
      <text:p text:style-name="P330"/>
      <text:p text:style-name="P330"><text:tab/>return( activities(x,y) );</text:p>
      <text:p text:style-name="P330">}</text:p>
      <text:p text:style-name="P330"/>
      <text:p text:style-name="P330">void ANN::setActivity(int x, int y, double value) {</text:p>
      <text:p text:style-name="P330"><text:tab/>if (x &lt; 0 || y&lt;0 || x &gt;= activities.dimension() || y &gt;= activities.dimension()) {</text:p>
      <text:p text:style-name="P330"><text:tab/><text:tab/>throw( "ANN00016" );</text:p>
      <text:p text:style-name="P330"><text:tab/><text:tab/>return;</text:p>
      <text:p text:style-name="P330"><text:tab/>}</text:p>
      <text:p text:style-name="P330"/>
      <text:p text:style-name="P330"><text:tab/>activities(x,y) = value;</text:p>
      <text:p text:style-name="P330"><text:tab/>activities.normalize();</text:p>
      <text:p text:style-name="P330">}</text:p>
      <text:p text:style-name="P330"/>
      <text:p text:style-name="P330">void ANN::setAllInactive() {</text:p>
      <text:p text:style-name="P330"><text:tab/>//TODO Move this method in activities class.</text:p>
      <text:p text:style-name="P330"><text:tab/>for (int j=0; j&lt;activities.dimension(); j++) {</text:p>
      <text:p text:style-name="P330"><text:tab/><text:tab/>for (int i=0; i&lt;activities.dimension(); i++) {</text:p>
      <text:p text:style-name="P330"><text:tab/><text:tab/><text:tab/>activities(i,j) = ActivitiesMatrix::MIN_ACTIVITY;</text:p>
      <text:p text:style-name="P330"><text:tab/><text:tab/>}</text:p>
      <text:p text:style-name="P330"><text:tab/>}</text:p>
      <text:p text:style-name="P330">}</text:p>
      <text:p text:style-name="P330"/>
      <text:p text:style-name="P330">void ANN::setAllActive() {</text:p>
      <text:p text:style-name="P330"><text:tab/>//TODO Move this method in activities class.</text:p>
      <text:p text:style-name="P330"><text:tab/>for (int j=0; j&lt;activities.dimension(); j++) {</text:p>
      <text:p text:style-name="P330"><text:tab/><text:tab/>for (int i=0; i&lt;activities.dimension(); i++) {</text:p>
      <text:p text:style-name="P330"><text:tab/><text:tab/><text:tab/>activities(i,j) = ActivitiesMatrix::MAX_ACTIVITY;</text:p>
      <text:p text:style-name="P330"><text:tab/><text:tab/>}</text:p>
      <text:p text:style-name="P330"><text:tab/>}</text:p>
      <text:p text:style-name="P330">}</text:p>
      <text:p text:style-name="P330"/>
      <text:p text:style-name="P330">void ANN::setTrainingSetPointer(TrainingSet *ts) {</text:p>
      <text:p text:style-name="P330"><text:tab/>this-&gt;ts = ts;</text:p>
      <text:p text:style-name="P330">}</text:p>
      <text:p text:style-name="P330"/>
      <text:p text:style-name="P330">double ANN::getPrediction() const {</text:p>
      <text:p text:style-name="P330"><text:tab/>return( prediction );</text:p>
      <text:p text:style-name="P330">}</text:p>
      <text:p text:style-name="P330"/>
      <text:p text:style-name="P330">void ANN::setupInput(int size) {</text:p>
      <text:p text:style-name="P330"><text:tab/>for(int i=0; i&lt;size&amp;&amp;i&lt;neurons.dimension(); i++) {</text:p>
      <text:p text:style-name="P330"><text:tab/><text:tab/>neurons[i].setInput( true );</text:p>
      <text:p text:style-name="P330"><text:tab/>}</text:p>
      <text:p text:style-name="P330">}</text:p>
      <text:p text:style-name="P330"/>
      <text:p text:style-name="P330">void ANN::setupOutput(int size) {</text:p>
      <text:p text:style-name="P330"><text:tab/>for(int i=neurons.dimension()-size; i&lt;neurons.dimension(); i++) {</text:p>
      <text:p text:style-name="P330"><text:tab/><text:tab/>neurons[i].setOutput( true );</text:p>
      <text:p text:style-name="P330"><text:tab/>}</text:p>
      <text:p text:style-name="P330">}</text:p>
      <text:p text:style-name="P330"/>
      <text:p text:style-name="P330">void ANN::setupThreeLayers() {</text:p>
      <text:p text:style-name="P330"><text:tab/>/*</text:p>
      <text:p text:style-name="P330"><text:tab/> * Clear all connections.</text:p>
      <text:p text:style-name="P330"><text:tab/> */</text:p>
      <text:p text:style-name="P330"><text:tab/>setAllInactive();</text:p>
      <text:p text:style-name="P330"/>
      <text:p text:style-name="P330"><text:tab/>/*</text:p>
      <text:p text:style-name="P330"><text:tab/> * Set bias between input and hidden layers.</text:p>
      <text:p text:style-name="P330"><text:tab/> */</text:p>
      <text:p text:style-name="P330"><text:tab/>int b1 = 0;</text:p>
      <text:p text:style-name="P330"><text:soft-page-break/><text:tab/>for(b1=0; b1&lt;neurons.dimension(); b1++) {</text:p>
      <text:p text:style-name="P330"><text:tab/><text:tab/>if(neurons[b1].isRegular() == true) {</text:p>
      <text:p text:style-name="P330"><text:tab/><text:tab/><text:tab/>neurons[b1].setBias( true );</text:p>
      <text:p text:style-name="P330"><text:tab/><text:tab/><text:tab/>break;</text:p>
      <text:p text:style-name="P330"><text:tab/><text:tab/>}</text:p>
      <text:p text:style-name="P330"><text:tab/>}</text:p>
      <text:p text:style-name="P330"/>
      <text:p text:style-name="P330"><text:tab/>/*</text:p>
      <text:p text:style-name="P330"><text:tab/> * Set bias between hidden and output layers.</text:p>
      <text:p text:style-name="P330"><text:tab/> */</text:p>
      <text:p text:style-name="P330"><text:tab/>int b2 = 0;</text:p>
      <text:p text:style-name="P330"><text:tab/>for(b2=neurons.dimension()-1; b2&gt;0; b2--) {</text:p>
      <text:p text:style-name="P330"><text:tab/><text:tab/>if(neurons[b2].isRegular() == true) {</text:p>
      <text:p text:style-name="P330"><text:tab/><text:tab/><text:tab/>neurons[b2].setBias( true );</text:p>
      <text:p text:style-name="P330"><text:tab/><text:tab/><text:tab/>break;</text:p>
      <text:p text:style-name="P330"><text:tab/><text:tab/>}</text:p>
      <text:p text:style-name="P330"><text:tab/>}</text:p>
      <text:p text:style-name="P330"/>
      <text:p text:style-name="P330"><text:tab/>/*</text:p>
      <text:p text:style-name="P330"><text:tab/> * Connect bias neuron.</text:p>
      <text:p text:style-name="P330"><text:tab/> */</text:p>
      <text:p text:style-name="P330"><text:tab/>for (int j=0; j&lt;neurons.dimension(); j++) {</text:p>
      <text:p text:style-name="P330"><text:tab/><text:tab/>if (neurons[j].isRegular() == false) {</text:p>
      <text:p text:style-name="P330"><text:tab/><text:tab/><text:tab/>continue;</text:p>
      <text:p text:style-name="P330"><text:tab/><text:tab/>}</text:p>
      <text:p text:style-name="P330"><text:tab/><text:tab/>activities(j,b1) = activities.MAX_ACTIVITY;</text:p>
      <text:p text:style-name="P330"><text:tab/>}</text:p>
      <text:p text:style-name="P330"/>
      <text:p text:style-name="P330"><text:tab/>/*</text:p>
      <text:p text:style-name="P330"><text:tab/> * Connect bias neuron.</text:p>
      <text:p text:style-name="P330"><text:tab/> */</text:p>
      <text:p text:style-name="P330"><text:tab/>for (int j=0; j&lt;neurons.dimension(); j++) {</text:p>
      <text:p text:style-name="P330"><text:tab/><text:tab/>if (neurons[j].isOutput() == false) {</text:p>
      <text:p text:style-name="P330"><text:tab/><text:tab/><text:tab/>continue;</text:p>
      <text:p text:style-name="P330"><text:tab/><text:tab/>}</text:p>
      <text:p text:style-name="P330"><text:tab/><text:tab/>activities(j,b2) = activities.MAX_ACTIVITY;</text:p>
      <text:p text:style-name="P330"><text:tab/>}</text:p>
      <text:p text:style-name="P330"/>
      <text:p text:style-name="P330"><text:tab/>/*</text:p>
      <text:p text:style-name="P330"><text:tab/> * Set connections between input and hidden layers.</text:p>
      <text:p text:style-name="P330"><text:tab/> */</text:p>
      <text:p text:style-name="P330"><text:tab/>for (int i=0; i&lt;neurons.dimension(); i++) {</text:p>
      <text:p text:style-name="P330"><text:tab/><text:tab/>if (neurons[i].isInput() == false) {</text:p>
      <text:p text:style-name="P330"><text:tab/><text:tab/><text:tab/>continue;</text:p>
      <text:p text:style-name="P330"><text:tab/><text:tab/>}</text:p>
      <text:p text:style-name="P330"/>
      <text:p text:style-name="P330"><text:tab/><text:tab/>for (int j=0; j&lt;neurons.dimension(); j++) {</text:p>
      <text:p text:style-name="P330"><text:tab/><text:tab/><text:tab/>if (neurons[j].isRegular() == false) {</text:p>
      <text:p text:style-name="P330"><text:tab/><text:tab/><text:tab/><text:tab/>continue;</text:p>
      <text:p text:style-name="P330"><text:tab/><text:tab/><text:tab/>}</text:p>
      <text:p text:style-name="P330"><text:tab/><text:tab/><text:tab/>activities(j,i) = activities.MAX_ACTIVITY;</text:p>
      <text:p text:style-name="P330"><text:tab/><text:tab/>}</text:p>
      <text:p text:style-name="P330"><text:tab/>}</text:p>
      <text:p text:style-name="P330"/>
      <text:p text:style-name="P330"><text:tab/>/*</text:p>
      <text:p text:style-name="P330"><text:tab/> * Set connections between hidden and output layers.</text:p>
      <text:p text:style-name="P330"><text:tab/> */</text:p>
      <text:p text:style-name="P330"><text:tab/>for (int i=0; i&lt;neurons.dimension(); i++) {</text:p>
      <text:p text:style-name="P330"><text:tab/><text:tab/>if (neurons[i].isRegular() == false) {</text:p>
      <text:p text:style-name="P330"><text:tab/><text:tab/><text:tab/>continue;</text:p>
      <text:p text:style-name="P330"><text:tab/><text:tab/>}</text:p>
      <text:p text:style-name="P330"/>
      <text:p text:style-name="P330"><text:tab/><text:tab/>for (int j=0; j&lt;neurons.dimension(); j++) {</text:p>
      <text:p text:style-name="P330"><text:tab/><text:tab/><text:tab/>if (neurons[j].isOutput() == false) {</text:p>
      <text:p text:style-name="P330"><text:tab/><text:tab/><text:tab/><text:tab/>continue;</text:p>
      <text:p text:style-name="P330"><text:tab/><text:tab/><text:tab/>}</text:p>
      <text:p text:style-name="P330"><text:tab/><text:tab/><text:tab/>activities(j,i) = activities.MAX_ACTIVITY;</text:p>
      <text:p text:style-name="P330"><text:tab/><text:tab/>}</text:p>
      <text:p text:style-name="P330"><text:tab/>}</text:p>
      <text:p text:style-name="P330">}</text:p>
      <text:p text:style-name="P330"/>
      <text:p text:style-name="P330">void ANN::loadInput(ANNIO &amp;input) {</text:p>
      <text:p text:style-name="P330"><text:tab/>if (input.dimension() != neurons.getInputNeuronsAmount()) {</text:p>
      <text:p text:style-name="P330"><text:tab/><text:tab/>throw( "ANN00022" );</text:p>
      <text:p text:style-name="P330"><text:tab/><text:tab/>return;</text:p>
      <text:p text:style-name="P330"><text:tab/>}</text:p>
      <text:p text:style-name="P330"/>
      <text:p text:style-name="P330"><text:tab/>for (int i=0, k=0; i&lt;neurons.dimension(); i++) {</text:p>
      <text:p text:style-name="P330"><text:tab/><text:tab/>if (neurons[i].isInput() == false) {</text:p>
      <text:p text:style-name="P330"><text:tab/><text:tab/><text:tab/>continue;</text:p>
      <text:p text:style-name="P330"><text:tab/><text:tab/>}</text:p>
      <text:p text:style-name="P330"/>
      <text:p text:style-name="P330"><text:tab/><text:tab/>neurons[i].setValue( input[k] );</text:p>
      <text:p text:style-name="P330"><text:tab/><text:tab/>k++;</text:p>
      <text:p text:style-name="P330"><text:tab/>}</text:p>
      <text:p text:style-name="P330">}</text:p>
      <text:p text:style-name="P330"/>
      <text:p text:style-name="P330">void ANN::update() {</text:p>
      <text:p text:style-name="P330"><text:tab/>/*</text:p>
      <text:p text:style-name="P330"><text:tab/> * Return if weights are not loaded.</text:p>
      <text:p text:style-name="P330"><text:tab/> */</text:p>
      <text:p text:style-name="P330"><text:tab/>if (weights.dimension() == 0) {</text:p>
      <text:p text:style-name="P330"><text:tab/><text:tab/>return;</text:p>
      <text:p text:style-name="P330"><text:tab/>}</text:p>
      <text:p text:style-name="P330"/>
      <text:p text:style-name="P330"><text:tab/>NeuronsList next(neurons);</text:p>
      <text:p text:style-name="P330"><text:tab/>for (int i=0; i&lt;neurons.dimension(); i++) {</text:p>
      <text:p text:style-name="P330"><text:tab/><text:tab/>if (neurons[i].isInput()==true || neurons[i].isBias()==true) {</text:p>
      <text:p text:style-name="P330"><text:tab/><text:tab/><text:tab/>continue;</text:p>
      <text:p text:style-name="P330"><text:tab/><text:tab/>}</text:p>
      <text:p text:style-name="P330"/>
      <text:p text:style-name="P330"><text:tab/><text:tab/>/*</text:p>
      <text:p text:style-name="P330"><text:tab/><text:tab/> * Activation function of neuron i.</text:p>
      <text:p text:style-name="P330"><text:soft-page-break/><text:tab/><text:tab/> */</text:p>
      <text:p text:style-name="P330"><text:tab/><text:tab/>double value = 0.0;</text:p>
      <text:p text:style-name="P330"><text:tab/><text:tab/>for (int j=0; j&lt;neurons.dimension(); j++) {</text:p>
      <text:p text:style-name="P330"><text:tab/><text:tab/><text:tab/>value += neurons[j].getValue() * weights(i,j) * activities(i,j);</text:p>
      <text:p text:style-name="P330"><text:tab/><text:tab/>}</text:p>
      <text:p text:style-name="P330"/>
      <text:p text:style-name="P330"><text:tab/><text:tab/>/*</text:p>
      <text:p text:style-name="P330"><text:tab/><text:tab/> * Normalize activation level of neuron i with sigmoid function.</text:p>
      <text:p text:style-name="P330"><text:tab/><text:tab/> */</text:p>
      <text:p text:style-name="P330"><text:tab/><text:tab/>value = 1.0 / (1.0 + exp(-value));</text:p>
      <text:p text:style-name="P330"/>
      <text:p text:style-name="P330"><text:tab/><text:tab/>next[i].setValue( value );</text:p>
      <text:p text:style-name="P330"><text:tab/>}</text:p>
      <text:p text:style-name="P330"/>
      <text:p text:style-name="P330"><text:tab/>/*</text:p>
      <text:p text:style-name="P330"><text:tab/> * Swap buffer to be ready for next network forward update.</text:p>
      <text:p text:style-name="P330"><text:tab/> */</text:p>
      <text:p text:style-name="P330"><text:tab/>neurons = next;</text:p>
      <text:p text:style-name="P330">}</text:p>
      <text:p text:style-name="P330"/>
      <text:p text:style-name="P330">void ANN::storeOutput(ANNIO &amp;output) {</text:p>
      <text:p text:style-name="P330"><text:tab/>if (output.dimension() != neurons.getOutputNeuronsAmount()) {</text:p>
      <text:p text:style-name="P330"><text:tab/><text:tab/>throw( "ANN00023" );</text:p>
      <text:p text:style-name="P330"><text:tab/><text:tab/>return;</text:p>
      <text:p text:style-name="P330"><text:tab/>}</text:p>
      <text:p text:style-name="P330"/>
      <text:p text:style-name="P330"><text:tab/>for (int i=0, k=0; i&lt;neurons.dimension(); i++) {</text:p>
      <text:p text:style-name="P330"><text:tab/><text:tab/>if (neurons[i].isOutput() == false) {</text:p>
      <text:p text:style-name="P330"><text:tab/><text:tab/><text:tab/>continue;</text:p>
      <text:p text:style-name="P330"><text:tab/><text:tab/>}</text:p>
      <text:p text:style-name="P330"/>
      <text:p text:style-name="P330"><text:tab/><text:tab/>output[k] = neurons[i].getValue();</text:p>
      <text:p text:style-name="P330"><text:tab/><text:tab/>k++;</text:p>
      <text:p text:style-name="P330"><text:tab/>}</text:p>
      <text:p text:style-name="P330">}</text:p>
      <text:p text:style-name="P330"/>
      <text:p text:style-name="P330">double ANN::error(ANNIO &amp;expected, ANNIO &amp;predicted) {</text:p>
      <text:p text:style-name="P330"><text:tab/>if (expected.dimension() != predicted.dimension()) {</text:p>
      <text:p text:style-name="P330"><text:tab/><text:tab/>throw( "ANN00170" );</text:p>
      <text:p text:style-name="P330"><text:tab/><text:tab/>return( 0.0 );</text:p>
      <text:p text:style-name="P330"><text:tab/>}</text:p>
      <text:p text:style-name="P330"/>
      <text:p text:style-name="P330"><text:tab/>if (predicted.dimension() &lt; 0 || predicted.dimension() &gt; neurons.dimension()) {</text:p>
      <text:p text:style-name="P330"><text:tab/><text:tab/>throw( "ANN00024" );</text:p>
      <text:p text:style-name="P330"><text:tab/><text:tab/>return( 0.0 );</text:p>
      <text:p text:style-name="P330"><text:tab/>}</text:p>
      <text:p text:style-name="P330"/>
      <text:p text:style-name="P330"><text:tab/>storeOutput(predicted);</text:p>
      <text:p text:style-name="P330"/>
      <text:p text:style-name="P330"><text:tab/>/*</text:p>
      <text:p text:style-name="P330"><text:tab/> * Difference sum.</text:p>
      <text:p text:style-name="P330"><text:tab/> * http://www.speech.sri.com/people/anand/771/html/node37.html</text:p>
      <text:p text:style-name="P330"><text:tab/> */</text:p>
      <text:p text:style-name="P330"><text:tab/>double result = 0.0;</text:p>
      <text:p text:style-name="P330"><text:tab/>static double subtraction = 0.0;</text:p>
      <text:p text:style-name="P330"><text:tab/>for (int i=0; i&lt;predicted.dimension(); i++) {</text:p>
      <text:p text:style-name="P330"><text:tab/><text:tab/>subtraction = expected[i] - predicted[i];</text:p>
      <text:p text:style-name="P330"><text:tab/><text:tab/>result += subtraction * subtraction;</text:p>
      <text:p text:style-name="P330"><text:tab/>}</text:p>
      <text:p text:style-name="P330"><text:tab/>result /= (double)2.0;</text:p>
      <text:p text:style-name="P330"/>
      <text:p text:style-name="P330"><text:tab/>return( result );</text:p>
      <text:p text:style-name="P330">}</text:p>
      <text:p text:style-name="P330"/>
      <text:p text:style-name="P330">double ANN::totalError() {</text:p>
      <text:p text:style-name="P330"><text:tab/>double result = 0.0;</text:p>
      <text:p text:style-name="P330"/>
      <text:p text:style-name="P330"><text:tab/>/*</text:p>
      <text:p text:style-name="P330"><text:tab/> * Estimate work done.</text:p>
      <text:p text:style-name="P330"><text:tab/> */</text:p>
      <text:p text:style-name="P330"><text:tab/>if (counters != NULL) {</text:p>
      <text:p text:style-name="P330"><text:tab/><text:tab/>counters-&gt;increment( "Total error calculations" );</text:p>
      <text:p text:style-name="P330"><text:tab/>}</text:p>
      <text:p text:style-name="P330"/>
      <text:p text:style-name="P330"><text:tab/>/*</text:p>
      <text:p text:style-name="P330"><text:tab/> * Total artificial neural network error can not be calculated without</text:p>
      <text:p text:style-name="P330"><text:tab/> * training set.</text:p>
      <text:p text:style-name="P330"><text:tab/> */</text:p>
      <text:p text:style-name="P330"><text:tab/>if (ts == NULL) {</text:p>
      <text:p text:style-name="P330"><text:tab/><text:tab/>return( (double)RAND_MAX );</text:p>
      <text:p text:style-name="P330"><text:tab/>}</text:p>
      <text:p text:style-name="P330"/>
      <text:p text:style-name="P330"><text:tab/>/*</text:p>
      <text:p text:style-name="P330"><text:tab/> * Reset network for new training.</text:p>
      <text:p text:style-name="P330"><text:tab/> */</text:p>
      <text:p text:style-name="P330"><text:tab/>neurons.reset();</text:p>
      <text:p text:style-name="P330"/>
      <text:p text:style-name="P330"><text:tab/>/*</text:p>
      <text:p text:style-name="P330"><text:tab/> * Loop over training set examples.</text:p>
      <text:p text:style-name="P330"><text:tab/> */</text:p>
      <text:p text:style-name="P330"><text:tab/>for (int i=0,size=ts-&gt;getSize(); i&lt;size&amp;&amp;isRunning==true; i++) {</text:p>
      <text:p text:style-name="P330"><text:tab/><text:tab/>/*</text:p>
      <text:p text:style-name="P330"><text:tab/><text:tab/> * For each time load ANN input.</text:p>
      <text:p text:style-name="P330"><text:tab/><text:tab/> */</text:p>
      <text:p text:style-name="P330"><text:tab/><text:tab/>loadInput(ts-&gt;getSplittedInputted(i));</text:p>
      <text:p text:style-name="P330"/>
      <text:p text:style-name="P330"><text:tab/><text:tab/>/*</text:p>
      <text:p text:style-name="P330"><text:tab/><text:tab/> * Update ANN internal state.</text:p>
      <text:p text:style-name="P330"><text:tab/><text:tab/> */</text:p>
      <text:p text:style-name="P330"><text:tab/><text:tab/>update();</text:p>
      <text:p text:style-name="P330"/>
      <text:p text:style-name="P330"><text:tab/><text:tab/>/*</text:p>
      <text:p text:style-name="P330"><text:tab/><text:tab/> * Calculate error.</text:p>
      <text:p text:style-name="P330"><text:soft-page-break/><text:tab/><text:tab/> */</text:p>
      <text:p text:style-name="P330"><text:tab/><text:tab/>result += error(ts-&gt;getSplittedExpected(i), ts-&gt;getSplittedPredicted(i));</text:p>
      <text:p text:style-name="P330"/>
      <text:p text:style-name="P330"><text:tab/><text:tab/>/*</text:p>
      <text:p text:style-name="P330"><text:tab/><text:tab/> * Sleep for better performance.</text:p>
      <text:p text:style-name="P330"><text:tab/><text:tab/> */</text:p>
      <text:p text:style-name="P330"><text:tab/><text:tab/>sleep();</text:p>
      <text:p text:style-name="P330"><text:tab/>}</text:p>
      <text:p text:style-name="P330"/>
      <text:p text:style-name="P330"><text:tab/>/*</text:p>
      <text:p text:style-name="P330"><text:tab/> * Average error for comparisons with different amount of training examples.</text:p>
      <text:p text:style-name="P330"><text:tab/> */</text:p>
      <text:p text:style-name="P330"><text:tab/>result /= ts-&gt;getSize();</text:p>
      <text:p text:style-name="P330"/>
      <text:p text:style-name="P330"><text:tab/>return( result );</text:p>
      <text:p text:style-name="P330">}</text:p>
      <text:p text:style-name="P330"/>
      <text:p text:style-name="P330">void ANN::feedforward() {</text:p>
      <text:p text:style-name="P330"><text:tab/>/*</text:p>
      <text:p text:style-name="P330"><text:tab/> * Return if weights are not loaded.</text:p>
      <text:p text:style-name="P330"><text:tab/> */</text:p>
      <text:p text:style-name="P330"><text:tab/>if (weights.dimension() == 0) {</text:p>
      <text:p text:style-name="P330"><text:tab/><text:tab/>return;</text:p>
      <text:p text:style-name="P330"><text:tab/>}</text:p>
      <text:p text:style-name="P330"/>
      <text:p text:style-name="P330"><text:tab/>NeuronsList next(neurons);</text:p>
      <text:p text:style-name="P330"/>
      <text:p text:style-name="P330"><text:tab/>/*</text:p>
      <text:p text:style-name="P330"><text:tab/> * Feed hidden layer with values.</text:p>
      <text:p text:style-name="P330"><text:tab/> */</text:p>
      <text:p text:style-name="P330"><text:tab/>for (int i=0; i&lt;neurons.dimension(); i++) {</text:p>
      <text:p text:style-name="P330"><text:tab/><text:tab/>/*</text:p>
      <text:p text:style-name="P330"><text:tab/><text:tab/> * Select neurons into the hidden layer.</text:p>
      <text:p text:style-name="P330"><text:tab/><text:tab/> */</text:p>
      <text:p text:style-name="P330"><text:tab/><text:tab/>if (neurons[i].isInput()==true || neurons[i].isOutput()==true || neurons[i].isBias()==true) {</text:p>
      <text:p text:style-name="P330"><text:tab/><text:tab/><text:tab/>continue;</text:p>
      <text:p text:style-name="P330"><text:tab/><text:tab/>}</text:p>
      <text:p text:style-name="P330"/>
      <text:p text:style-name="P330"><text:tab/><text:tab/>/*</text:p>
      <text:p text:style-name="P330"><text:tab/><text:tab/> * Activation function of neuron i.</text:p>
      <text:p text:style-name="P330"><text:tab/><text:tab/> */</text:p>
      <text:p text:style-name="P330"><text:tab/><text:tab/>double value = 0.0;</text:p>
      <text:p text:style-name="P330"><text:tab/><text:tab/>for (int j=0; j&lt;neurons.dimension(); j++) {</text:p>
      <text:p text:style-name="P330"><text:tab/><text:tab/><text:tab/>/*</text:p>
      <text:p text:style-name="P330"><text:tab/><text:tab/><text:tab/> * Select neurons into the input layer.</text:p>
      <text:p text:style-name="P330"><text:tab/><text:tab/><text:tab/> */</text:p>
      <text:p text:style-name="P330"><text:tab/><text:tab/><text:tab/>if (neurons[j].isInput() == false) {</text:p>
      <text:p text:style-name="P330"><text:tab/><text:tab/><text:tab/><text:tab/>continue;</text:p>
      <text:p text:style-name="P330"><text:tab/><text:tab/><text:tab/>}</text:p>
      <text:p text:style-name="P330"/>
      <text:p text:style-name="P330"><text:tab/><text:tab/><text:tab/>value += neurons[j].getValue() * weights(i,j) * activities(i,j);</text:p>
      <text:p text:style-name="P330"><text:tab/><text:tab/>}</text:p>
      <text:p text:style-name="P330"/>
      <text:p text:style-name="P330"><text:tab/><text:tab/>/*</text:p>
      <text:p text:style-name="P330"><text:tab/><text:tab/> * Normalize activation level of neuron i with sidmoid function.</text:p>
      <text:p text:style-name="P330"><text:tab/><text:tab/> */</text:p>
      <text:p text:style-name="P330"><text:tab/><text:tab/>value = 1.0 / (1.0 + exp(-value));</text:p>
      <text:p text:style-name="P330"/>
      <text:p text:style-name="P330"><text:tab/><text:tab/>next[i].setValue( value );</text:p>
      <text:p text:style-name="P330"><text:tab/>}</text:p>
      <text:p text:style-name="P330"/>
      <text:p text:style-name="P330"><text:tab/>/*</text:p>
      <text:p text:style-name="P330"><text:tab/> * Feed output layer with values.</text:p>
      <text:p text:style-name="P330"><text:tab/> */</text:p>
      <text:p text:style-name="P330"><text:tab/>for (int i=0; i&lt;neurons.dimension(); i++) {</text:p>
      <text:p text:style-name="P330"><text:tab/><text:tab/>/*</text:p>
      <text:p text:style-name="P330"><text:tab/><text:tab/> * Select neurons into the output layer.</text:p>
      <text:p text:style-name="P330"><text:tab/><text:tab/> */</text:p>
      <text:p text:style-name="P330"><text:tab/><text:tab/>if (neurons[i].isOutput() == false) {</text:p>
      <text:p text:style-name="P330"><text:tab/><text:tab/><text:tab/>continue;</text:p>
      <text:p text:style-name="P330"><text:tab/><text:tab/>}</text:p>
      <text:p text:style-name="P330"/>
      <text:p text:style-name="P330"><text:tab/><text:tab/>/*</text:p>
      <text:p text:style-name="P330"><text:tab/><text:tab/> * Activation function of neuron i.</text:p>
      <text:p text:style-name="P330"><text:tab/><text:tab/> */</text:p>
      <text:p text:style-name="P330"><text:tab/><text:tab/>double value = 0.0;</text:p>
      <text:p text:style-name="P330"><text:tab/><text:tab/>for (int j=0; j&lt;neurons.dimension(); j++) {</text:p>
      <text:p text:style-name="P330"><text:tab/><text:tab/><text:tab/>/*</text:p>
      <text:p text:style-name="P330"><text:tab/><text:tab/><text:tab/> * Select neurons into the hidden layer.</text:p>
      <text:p text:style-name="P330"><text:tab/><text:tab/><text:tab/> */</text:p>
      <text:p text:style-name="P330"><text:tab/><text:tab/><text:tab/>if (neurons[j].isInput()==true || neurons[j].isOutput()==true) {</text:p>
      <text:p text:style-name="P330"><text:tab/><text:tab/><text:tab/><text:tab/>continue;</text:p>
      <text:p text:style-name="P330"><text:tab/><text:tab/><text:tab/>}</text:p>
      <text:p text:style-name="P330"/>
      <text:p text:style-name="P330"><text:tab/><text:tab/><text:tab/>value += neurons[j].getValue() * weights(i,j) * activities(i,j);</text:p>
      <text:p text:style-name="P330"><text:tab/><text:tab/>}</text:p>
      <text:p text:style-name="P330"/>
      <text:p text:style-name="P330"><text:tab/><text:tab/>/*</text:p>
      <text:p text:style-name="P330"><text:tab/><text:tab/> * Normalize activation level of neuron i with sidmoid function.</text:p>
      <text:p text:style-name="P330"><text:tab/><text:tab/> */</text:p>
      <text:p text:style-name="P330"><text:tab/><text:tab/>value = 1.0 / (1.0 + exp(-value));</text:p>
      <text:p text:style-name="P330"/>
      <text:p text:style-name="P330"><text:tab/><text:tab/>next[i].setValue( value );</text:p>
      <text:p text:style-name="P330"><text:tab/>}</text:p>
      <text:p text:style-name="P330"/>
      <text:p text:style-name="P330"><text:tab/>/*</text:p>
      <text:p text:style-name="P330"><text:tab/> * Swap buffer to be ready for next network forward update.</text:p>
      <text:p text:style-name="P330"><text:tab/> */</text:p>
      <text:p text:style-name="P330"><text:tab/>neurons = next;</text:p>
      <text:p text:style-name="P330">}</text:p>
      <text:p text:style-name="P330"/>
      <text:p text:style-name="P330">void ANN::backpropagation(ANNIO &amp;expected) {</text:p>
      <text:p text:style-name="P330"><text:tab/>WeightsMatrix weights = this-&gt;weights;</text:p>
      <text:p text:style-name="P330"><text:soft-page-break/></text:p>
      <text:p text:style-name="P330"><text:tab/>/*</text:p>
      <text:p text:style-name="P330"><text:tab/> * Calculate error into output layer.</text:p>
      <text:p text:style-name="P330"><text:tab/> */</text:p>
      <text:p text:style-name="P330"><text:tab/>for (int i=0,k=0; i&lt;neurons.dimension()&amp;&amp;k&lt;expected.dimension(); i++) {</text:p>
      <text:p text:style-name="P330"><text:tab/><text:tab/>/*</text:p>
      <text:p text:style-name="P330"><text:tab/><text:tab/> * Select neurons into the output layer.</text:p>
      <text:p text:style-name="P330"><text:tab/><text:tab/> */</text:p>
      <text:p text:style-name="P330"><text:tab/><text:tab/>if (neurons[i].isOutput() == false) {</text:p>
      <text:p text:style-name="P330"><text:tab/><text:tab/><text:tab/>continue;</text:p>
      <text:p text:style-name="P330"><text:tab/><text:tab/>}</text:p>
      <text:p text:style-name="P330"/>
      <text:p text:style-name="P330"><text:tab/><text:tab/>double error = (neurons[i].getValue() - expected[k]) * neurons[i].getValue() * (1.0 - neurons[i].getValue());</text:p>
      <text:p text:style-name="P330"><text:tab/><text:tab/>neurons[i].setError( error );</text:p>
      <text:p text:style-name="P330"/>
      <text:p text:style-name="P330"><text:tab/><text:tab/>/*</text:p>
      <text:p text:style-name="P330"><text:tab/><text:tab/> * Increment expected values counter.</text:p>
      <text:p text:style-name="P330"><text:tab/><text:tab/> */</text:p>
      <text:p text:style-name="P330"><text:tab/><text:tab/>k++;</text:p>
      <text:p text:style-name="P330"><text:tab/>}</text:p>
      <text:p text:style-name="P330"/>
      <text:p text:style-name="P330"><text:tab/>/*</text:p>
      <text:p text:style-name="P330"><text:tab/> * Calculate error into hidden layer.</text:p>
      <text:p text:style-name="P330"><text:tab/> */</text:p>
      <text:p text:style-name="P330"><text:tab/>for (int i=0; i&lt;neurons.dimension(); i++) {</text:p>
      <text:p text:style-name="P330"><text:tab/><text:tab/>/*</text:p>
      <text:p text:style-name="P330"><text:tab/><text:tab/> * Select neurons into the hidden layer.</text:p>
      <text:p text:style-name="P330"><text:tab/><text:tab/> */</text:p>
      <text:p text:style-name="P330"><text:tab/><text:tab/>if (neurons[i].isInput()==true || neurons[i].isOutput()==true) {</text:p>
      <text:p text:style-name="P330"><text:tab/><text:tab/><text:tab/>continue;</text:p>
      <text:p text:style-name="P330"><text:tab/><text:tab/>}</text:p>
      <text:p text:style-name="P330"/>
      <text:p text:style-name="P330"><text:tab/><text:tab/>double error = 0.0;</text:p>
      <text:p text:style-name="P330"/>
      <text:p text:style-name="P330"/>
      <text:p text:style-name="P330"><text:tab/><text:tab/>for (int j=0; j&lt;neurons.dimension(); j++) {</text:p>
      <text:p text:style-name="P330"><text:tab/><text:tab/><text:tab/>/*</text:p>
      <text:p text:style-name="P330"><text:tab/><text:tab/><text:tab/> * Select neurons into the output layer.</text:p>
      <text:p text:style-name="P330"><text:tab/><text:tab/><text:tab/> */</text:p>
      <text:p text:style-name="P330"><text:tab/><text:tab/><text:tab/>if (neurons[j].isOutput() == false) {</text:p>
      <text:p text:style-name="P330"><text:tab/><text:tab/><text:tab/><text:tab/>continue;</text:p>
      <text:p text:style-name="P330"><text:tab/><text:tab/><text:tab/>}</text:p>
      <text:p text:style-name="P330"/>
      <text:p text:style-name="P330"><text:tab/><text:tab/><text:tab/>error += neurons[j].getError() * weights(i,j);</text:p>
      <text:p text:style-name="P330"><text:tab/><text:tab/>}</text:p>
      <text:p text:style-name="P330"/>
      <text:p text:style-name="P330"><text:tab/><text:tab/>error *= neurons[i].getValue() * (1.0 - neurons[i].getValue());</text:p>
      <text:p text:style-name="P330"><text:tab/><text:tab/>neurons[i].setError( error );</text:p>
      <text:p text:style-name="P330"><text:tab/>}</text:p>
      <text:p text:style-name="P330"/>
      <text:p text:style-name="P330"><text:tab/>/*</text:p>
      <text:p text:style-name="P330"><text:tab/> * Correct weights between output and hidden layer.</text:p>
      <text:p text:style-name="P330"><text:tab/> */</text:p>
      <text:p text:style-name="P330"><text:tab/>for (int i=0; i&lt;neurons.dimension(); i++) {</text:p>
      <text:p text:style-name="P330"><text:tab/><text:tab/>/*</text:p>
      <text:p text:style-name="P330"><text:tab/><text:tab/> * Select neurons into the output layer.</text:p>
      <text:p text:style-name="P330"><text:tab/><text:tab/> */</text:p>
      <text:p text:style-name="P330"><text:tab/><text:tab/>if (neurons[i].isOutput() == false) {</text:p>
      <text:p text:style-name="P330"><text:tab/><text:tab/><text:tab/>continue;</text:p>
      <text:p text:style-name="P330"><text:tab/><text:tab/>}</text:p>
      <text:p text:style-name="P330"/>
      <text:p text:style-name="P330"><text:tab/><text:tab/>for (int j=0; j&lt;neurons.dimension(); j++) {</text:p>
      <text:p text:style-name="P330"><text:tab/><text:tab/><text:tab/>/*</text:p>
      <text:p text:style-name="P330"><text:tab/><text:tab/><text:tab/> * Select neurons into the hidden layer.</text:p>
      <text:p text:style-name="P330"><text:tab/><text:tab/><text:tab/> */</text:p>
      <text:p text:style-name="P330"><text:tab/><text:tab/><text:tab/>if (neurons[j].isInput()==true || neurons[j].isOutput()==true) {</text:p>
      <text:p text:style-name="P330"><text:tab/><text:tab/><text:tab/><text:tab/>continue;</text:p>
      <text:p text:style-name="P330"><text:tab/><text:tab/><text:tab/>}</text:p>
      <text:p text:style-name="P330"/>
      <text:p text:style-name="P330"><text:tab/><text:tab/><text:tab/>weights(i,j) += LEARNING_RATE * neurons[i].getError() * neurons[j].getValue();</text:p>
      <text:p text:style-name="P330"><text:tab/><text:tab/>}</text:p>
      <text:p text:style-name="P330"><text:tab/>}</text:p>
      <text:p text:style-name="P330"/>
      <text:p text:style-name="P330"><text:tab/>/*</text:p>
      <text:p text:style-name="P330"><text:tab/> * Correct weights between hidden and output layer.</text:p>
      <text:p text:style-name="P330"><text:tab/> */</text:p>
      <text:p text:style-name="P330"><text:tab/>for (int i=0; i&lt;neurons.dimension(); i++) {</text:p>
      <text:p text:style-name="P330"><text:tab/><text:tab/>/*</text:p>
      <text:p text:style-name="P330"><text:tab/><text:tab/> * Select neurons into the hidden layer.</text:p>
      <text:p text:style-name="P330"><text:tab/><text:tab/> */</text:p>
      <text:p text:style-name="P330"><text:tab/><text:tab/>if (neurons[i].isInput()==true || neurons[i].isOutput()==true || neurons[i].isBias()==true) {</text:p>
      <text:p text:style-name="P330"><text:tab/><text:tab/><text:tab/>continue;</text:p>
      <text:p text:style-name="P330"><text:tab/><text:tab/>}</text:p>
      <text:p text:style-name="P330"/>
      <text:p text:style-name="P330"><text:tab/><text:tab/>for (int j=0; j&lt;neurons.dimension(); j++) {</text:p>
      <text:p text:style-name="P330"><text:tab/><text:tab/><text:tab/>/*</text:p>
      <text:p text:style-name="P330"><text:tab/><text:tab/><text:tab/> * Select neurons into the input layer.</text:p>
      <text:p text:style-name="P330"><text:tab/><text:tab/><text:tab/> */</text:p>
      <text:p text:style-name="P330"><text:tab/><text:tab/><text:tab/>if (neurons[j].isInput() == false) {</text:p>
      <text:p text:style-name="P330"><text:tab/><text:tab/><text:tab/><text:tab/>continue;</text:p>
      <text:p text:style-name="P330"><text:tab/><text:tab/><text:tab/>}</text:p>
      <text:p text:style-name="P330"/>
      <text:p text:style-name="P330"><text:tab/><text:tab/><text:tab/>weights(i,j) += LEARNING_RATE * neurons[i].getError() * neurons[j].getValue();</text:p>
      <text:p text:style-name="P330"><text:tab/><text:tab/>}</text:p>
      <text:p text:style-name="P330"><text:tab/>}</text:p>
      <text:p text:style-name="P330">}</text:p>
      <text:p text:style-name="P330"/>
      <text:p text:style-name="P330">void ANN::gradient() {</text:p>
      <text:p text:style-name="P330"><text:tab/>int index = 0;</text:p>
      <text:p text:style-name="P330"/>
      <text:p text:style-name="P330"><text:tab/>/*</text:p>
      <text:p text:style-name="P330"><text:tab/> * Gradient optimization can not be applied without training set.</text:p>
      <text:p text:style-name="P330"><text:tab/> */</text:p>
      <text:p text:style-name="P330"><text:soft-page-break/><text:tab/>if (ts == NULL) {</text:p>
      <text:p text:style-name="P330"><text:tab/><text:tab/>return;</text:p>
      <text:p text:style-name="P330"><text:tab/>}</text:p>
      <text:p text:style-name="P330"/>
      <text:p text:style-name="P330"><text:tab/>for (int i=0,size=ts-&gt;getSize(); i&lt;size&amp;&amp;isRunning==true; i++) {</text:p>
      <text:p text:style-name="P330"><text:tab/><text:tab/>/*</text:p>
      <text:p text:style-name="P330"><text:tab/><text:tab/> * Select random training example.</text:p>
      <text:p text:style-name="P330"><text:tab/><text:tab/> * All recurrent connections are switched off and there is no need to</text:p>
      <text:p text:style-name="P330"><text:tab/><text:tab/> * have time order of examples feeding.</text:p>
      <text:p text:style-name="P330"><text:tab/><text:tab/> */</text:p>
      <text:p text:style-name="P330"><text:tab/><text:tab/>index = rand() % size;</text:p>
      <text:p text:style-name="P330"/>
      <text:p text:style-name="P330"><text:tab/><text:tab/>/*</text:p>
      <text:p text:style-name="P330"><text:tab/><text:tab/> * For each time load ANN input.</text:p>
      <text:p text:style-name="P330"><text:tab/><text:tab/> */</text:p>
      <text:p text:style-name="P330"><text:tab/><text:tab/>loadInput(ts-&gt;getSplittedInputted(index));</text:p>
      <text:p text:style-name="P330"/>
      <text:p text:style-name="P330"><text:tab/><text:tab/>/*</text:p>
      <text:p text:style-name="P330"><text:tab/><text:tab/> * Feed forward ANN.</text:p>
      <text:p text:style-name="P330"><text:tab/><text:tab/> */</text:p>
      <text:p text:style-name="P330"><text:tab/><text:tab/>feedforward();</text:p>
      <text:p text:style-name="P330"/>
      <text:p text:style-name="P330"><text:tab/><text:tab/>/*</text:p>
      <text:p text:style-name="P330"><text:tab/><text:tab/> * Back propacate ANN error.</text:p>
      <text:p text:style-name="P330"><text:tab/><text:tab/> */</text:p>
      <text:p text:style-name="P330"><text:tab/><text:tab/>backpropagation(ts-&gt;getSplittedExpected(index));</text:p>
      <text:p text:style-name="P330"/>
      <text:p text:style-name="P330"><text:tab/><text:tab/>/*</text:p>
      <text:p text:style-name="P330"><text:tab/><text:tab/> * Sleep for better performance.</text:p>
      <text:p text:style-name="P330"><text:tab/><text:tab/> */</text:p>
      <text:p text:style-name="P330"><text:tab/><text:tab/>sleep();</text:p>
      <text:p text:style-name="P330"><text:tab/>}</text:p>
      <text:p text:style-name="P330">}</text:p>
      <text:p text:style-name="P330"/>
      <text:p text:style-name="P330">void ANN::predict() {</text:p>
      <text:p text:style-name="P330"><text:tab/>/*</text:p>
      <text:p text:style-name="P330"><text:tab/> * Total artificial neural network error can not be calculated without</text:p>
      <text:p text:style-name="P330"><text:tab/> * training set.</text:p>
      <text:p text:style-name="P330"><text:tab/> */</text:p>
      <text:p text:style-name="P330"><text:tab/>if (ts == NULL) {</text:p>
      <text:p text:style-name="P330"><text:tab/><text:tab/>return;</text:p>
      <text:p text:style-name="P330"><text:tab/>}</text:p>
      <text:p text:style-name="P330"/>
      <text:p text:style-name="P330"><text:s text:c="4"/>loadInput(ts-&gt;getSplittedInputted(0));</text:p>
      <text:p text:style-name="P330"/>
      <text:p text:style-name="P330"><text:tab/>update();</text:p>
      <text:p text:style-name="P330"/>
      <text:p text:style-name="P330"><text:tab/>ANNOutput outputValues( neurons.getOutputNeuronsAmount() );</text:p>
      <text:p text:style-name="P330"><text:tab/>storeOutput(outputValues);</text:p>
      <text:p text:style-name="P330"/>
      <text:p text:style-name="P330"><text:tab/>//TODO Should have array of predicted future values.</text:p>
      <text:p text:style-name="P330"><text:tab/>prediction = outputValues[0];</text:p>
      <text:p text:style-name="P330">}</text:p>
      <text:p text:style-name="P330"/>
      <text:p text:style-name="P330">ANN::~ANN() {</text:p>
      <text:p text:style-name="P330"><text:tab/>ts = NULL;</text:p>
      <text:p text:style-name="P330"><text:tab/>counters = NULL;</text:p>
      <text:p text:style-name="P330">}</text:p>
      <text:p text:style-name="P330"/>
      <text:p text:style-name="P330">ANN&amp; ANN::operator=(const ANN &amp;ann) {</text:p>
      <text:p text:style-name="P330"><text:tab/>this-&gt;counters = ann.counters;</text:p>
      <text:p text:style-name="P330"><text:tab/>this-&gt;ts = ann.ts;</text:p>
      <text:p text:style-name="P330"><text:tab/>this-&gt;learn = ann.learn;</text:p>
      <text:p text:style-name="P330"><text:tab/>this-&gt;bars = ann.bars;</text:p>
      <text:p text:style-name="P330"><text:tab/>this-&gt;period = ann.period;</text:p>
      <text:p text:style-name="P330"><text:tab/>this-&gt;neurons = ann.neurons;</text:p>
      <text:p text:style-name="P330"><text:tab/>this-&gt;activities = ann.activities;</text:p>
      <text:p text:style-name="P330"><text:tab/>this-&gt;weights = ann.weights;</text:p>
      <text:p text:style-name="P330"><text:tab/>this-&gt;prediction = ann.prediction;</text:p>
      <text:p text:style-name="P330"/>
      <text:p text:style-name="P330"><text:tab/>return( *this );</text:p>
      <text:p text:style-name="P330">}</text:p>
      <text:p text:style-name="P330"/>
      <text:p text:style-name="P330">ostream&amp; operator&lt;&lt;(ostream &amp;out, ANN &amp;ann) {</text:p>
      <text:p text:style-name="P330"><text:tab/>out &lt;&lt; fixed;</text:p>
      <text:p text:style-name="P330"/>
      <text:p text:style-name="P330"><text:tab/>out &lt;&lt; ann.neurons;</text:p>
      <text:p text:style-name="P330"><text:tab/>out &lt;&lt; endl;</text:p>
      <text:p text:style-name="P330"/>
      <text:p text:style-name="P330"><text:tab/>out &lt;&lt; ann.activities;</text:p>
      <text:p text:style-name="P330"><text:tab/>out &lt;&lt; endl;</text:p>
      <text:p text:style-name="P330"/>
      <text:p text:style-name="P330"><text:tab/>out &lt;&lt; ann.weights;</text:p>
      <text:p text:style-name="P330"/>
      <text:p text:style-name="P330"><text:tab/>return( out );</text:p>
      <text:p text:style-name="P330">}</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oft-page-break/><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fndef ANN_H</text:p>
      <text:p text:style-name="P331">#define ANN_H</text:p>
      <text:p text:style-name="P331"/>
      <text:p text:style-name="P331">#include &lt;iostream&gt;</text:p>
      <text:p text:style-name="P331"/>
      <text:p text:style-name="P331">class Counter;</text:p>
      <text:p text:style-name="P331">class TrainingSet;</text:p>
      <text:p text:style-name="P331"/>
      <text:p text:style-name="P331">#include "NeuronsList.h"</text:p>
      <text:p text:style-name="P331">#include "WeightsMatrix.h"</text:p>
      <text:p text:style-name="P331">#include "TimePeriod.h"</text:p>
      <text:p text:style-name="P331">#include "ActivitiesMatrix.h"</text:p>
      <text:p text:style-name="P331">#include "ANNIO.h"</text:p>
      <text:p text:style-name="P331"/>
      <text:p text:style-name="P331">/**</text:p>
      <text:p text:style-name="P331"><text:s/>* Full-connected Artificial Neural Network.</text:p>
      <text:p text:style-name="P331"><text:s/>*</text:p>
      <text:p text:style-name="P331"><text:s/>* @author Todor Balabanov</text:p>
      <text:p text:style-name="P331"><text:s/>*</text:p>
      <text:p text:style-name="P331"><text:s/>* @email todor.balabanov@gmail.com</text:p>
      <text:p text:style-name="P331"><text:s/>*</text:p>
      <text:p text:style-name="P331"><text:s/>* @date 19 Feb 2009</text:p>
      <text:p text:style-name="P331"><text:s/>*/</text:p>
      <text:p text:style-name="P331">class ANN {</text:p>
      <text:p text:style-name="P331"/>
      <text:p text:style-name="P331">public:</text:p>
      <text:p text:style-name="P331"/>
      <text:p text:style-name="P331"><text:tab/>/**</text:p>
      <text:p text:style-name="P331"><text:tab/> * Learning rate of backpropagation.</text:p>
      <text:p text:style-name="P331"><text:tab/> */</text:p>
      <text:p text:style-name="P331"><text:tab/>static const double LEARNING_RATE;</text:p>
      <text:p text:style-name="P331"/>
      <text:p text:style-name="P331">private:</text:p>
      <text:p text:style-name="P331"/>
      <text:p text:style-name="P331"><text:tab/>/**</text:p>
      <text:p text:style-name="P331"><text:tab/> * Just a pinter to real array.</text:p>
      <text:p text:style-name="P331"><text:tab/> */</text:p>
      <text:p text:style-name="P331"><text:tab/>NeuronsList neurons;</text:p>
      <text:p text:style-name="P331"/>
      <text:p text:style-name="P331"><text:tab/>/**</text:p>
      <text:p text:style-name="P331"><text:tab/> * Topology maxtrix.</text:p>
      <text:p text:style-name="P331"><text:tab/> */</text:p>
      <text:p text:style-name="P331"><text:tab/>ActivitiesMatrix activities;</text:p>
      <text:p text:style-name="P331"/>
      <text:p text:style-name="P331"><text:tab/>/**</text:p>
      <text:p text:style-name="P331"><text:tab/> * Weights 2D matrix.</text:p>
      <text:p text:style-name="P331"><text:tab/> */</text:p>
      <text:p text:style-name="P331"><text:tab/>WeightsMatrix weights;</text:p>
      <text:p text:style-name="P331"/>
      <text:p text:style-name="P331"><text:tab/>/**</text:p>
      <text:p text:style-name="P331"><text:tab/> * Link to counters object.</text:p>
      <text:p text:style-name="P331"><text:tab/> */</text:p>
      <text:p text:style-name="P331"><text:tab/>Counter *counters;</text:p>
      <text:p text:style-name="P331"/>
      <text:p text:style-name="P331"><text:tab/>/**</text:p>
      <text:p text:style-name="P331"><text:tab/> * Link to real training set object.</text:p>
      <text:p text:style-name="P331"><text:tab/> */</text:p>
      <text:p text:style-name="P331"><text:tab/>TrainingSet *ts;</text:p>
      <text:p text:style-name="P331"/>
      <text:p text:style-name="P331"><text:tab/>/**</text:p>
      <text:p text:style-name="P331"><text:tab/> * Input history bars interval.</text:p>
      <text:p text:style-name="P331"><text:tab/> */</text:p>
      <text:p text:style-name="P331"><text:tab/>int learn;</text:p>
      <text:p text:style-name="P331"/>
      <text:p text:style-name="P331"><text:tab/>/**</text:p>
      <text:p text:style-name="P331"><text:tab/> * Prediction bars interval.</text:p>
      <text:p text:style-name="P331"><text:tab/> */</text:p>
      <text:p text:style-name="P331"><text:tab/>int bars;</text:p>
      <text:p text:style-name="P331"/>
      <text:p text:style-name="P331"><text:tab/>/**</text:p>
      <text:p text:style-name="P331"><text:tab/> * Chart period value.</text:p>
      <text:p text:style-name="P331"><text:tab/> */</text:p>
      <text:p text:style-name="P331"><text:tab/>TimePeriod period;</text:p>
      <text:p text:style-name="P331"/>
      <text:p text:style-name="P331"><text:tab/>/**</text:p>
      <text:p text:style-name="P331"><text:tab/> * Prediction of the best chromosome.</text:p>
      <text:p text:style-name="P331"><text:tab/> */</text:p>
      <text:p text:style-name="P331"><text:tab/>double prediction;</text:p>
      <text:p text:style-name="P331"/>
      <text:p text:style-name="P331">private:</text:p>
      <text:p text:style-name="P331"><text:soft-page-break/></text:p>
      <text:p text:style-name="P331"><text:tab/>/**</text:p>
      <text:p text:style-name="P331"><text:tab/> * Help function used by constructors to create internal object structure.</text:p>
      <text:p text:style-name="P331"><text:tab/> *</text:p>
      <text:p text:style-name="P331"><text:tab/> * @param neuronsAmount Number of neurons to be us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3 Apr 2009</text:p>
      <text:p text:style-name="P331"><text:tab/> */</text:p>
      <text:p text:style-name="P331"><text:tab/>void create(int neuronsAmount);</text:p>
      <text:p text:style-name="P331"/>
      <text:p text:style-name="P331">public:</text:p>
      <text:p text:style-name="P331"/>
      <text:p text:style-name="P331"><text:tab/>/**</text:p>
      <text:p text:style-name="P331"><text:tab/> * Class constructor. Memory allocation and internal variables initialization.</text:p>
      <text:p text:style-name="P331"><text:tab/> * Constructor is used to create artificial neural network for using.</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0 Oct 2011</text:p>
      <text:p text:style-name="P331"><text:tab/> */</text:p>
      <text:p text:style-name="P331"><text:tab/>ANN();</text:p>
      <text:p text:style-name="P331"/>
      <text:p text:style-name="P331"><text:tab/>/**</text:p>
      <text:p text:style-name="P331"><text:tab/> * Class constructor. Memory allocation and internal variables initialization.</text:p>
      <text:p text:style-name="P331"><text:tab/> * Constructor is used to create artificial neural network for using.</text:p>
      <text:p text:style-name="P331"><text:tab/> *</text:p>
      <text:p text:style-name="P331"><text:tab/> * @param ann Instance to be copi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2 Oct 2011</text:p>
      <text:p text:style-name="P331"><text:tab/> */</text:p>
      <text:p text:style-name="P331"><text:tab/>ANN(const ANN &amp;ann);</text:p>
      <text:p text:style-name="P331"/>
      <text:p text:style-name="P331"><text:tab/>/**</text:p>
      <text:p text:style-name="P331"><text:tab/> * Class constructor. Memory allocation and internal variables initialization.</text:p>
      <text:p text:style-name="P331"><text:tab/> * Constructor is used to create artificial neural network for using.</text:p>
      <text:p text:style-name="P331"><text:tab/> *</text:p>
      <text:p text:style-name="P331"><text:tab/> * @param counters Link to real counters object.</text:p>
      <text:p text:style-name="P331"><text:tab/> *</text:p>
      <text:p text:style-name="P331"><text:tab/> * @param neuronsAmount How many neurons network has including bias neuron.</text:p>
      <text:p text:style-name="P331"><text:tab/> *</text:p>
      <text:p text:style-name="P331"><text:tab/> * @param learn Input training history bars interval.</text:p>
      <text:p text:style-name="P331"><text:tab/> *</text:p>
      <text:p text:style-name="P331"><text:tab/> * @param bars Prediction bars interval.</text:p>
      <text:p text:style-name="P331"><text:tab/> *</text:p>
      <text:p text:style-name="P331"><text:tab/> * @param period Prediction perio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ANN(Counter *counters, int neuronsAmount, int learn, int bars, TimePeriod period);</text:p>
      <text:p text:style-name="P331"/>
      <text:p text:style-name="P331"><text:tab/>/**</text:p>
      <text:p text:style-name="P331"><text:tab/> * Class constructor. Memory allocation and internal variables initialization.</text:p>
      <text:p text:style-name="P331"><text:tab/> * Constructor is used to create artificial neural network for training.</text:p>
      <text:p text:style-name="P331"><text:tab/> *</text:p>
      <text:p text:style-name="P331"><text:tab/> * @param counters Link to real counters object.</text:p>
      <text:p text:style-name="P331"><text:tab/> *</text:p>
      <text:p text:style-name="P331"><text:tab/> * @param ts Link to real training set.</text:p>
      <text:p text:style-name="P331"><text:tab/> *</text:p>
      <text:p text:style-name="P331"><text:tab/> * @param neuronsAmount How many neurons network has including bias neuron.</text:p>
      <text:p text:style-name="P331"><text:tab/> *</text:p>
      <text:p text:style-name="P331"><text:tab/> * @param learn Input training history bars interval.</text:p>
      <text:p text:style-name="P331"><text:tab/> *</text:p>
      <text:p text:style-name="P331"><text:tab/> * @param bars Prediction bars interval.</text:p>
      <text:p text:style-name="P331"><text:tab/> *</text:p>
      <text:p text:style-name="P331"><text:tab/> * @param period Prediction perio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2 Apr 2009</text:p>
      <text:p text:style-name="P331"><text:tab/> */</text:p>
      <text:p text:style-name="P331"><text:tab/>ANN(Counter *counters, TrainingSet *ts, int neuronsAmount, int learn, int bars, TimePeriod period);</text:p>
      <text:p text:style-name="P331"/>
      <text:p text:style-name="P331"><text:tab/>/**</text:p>
      <text:p text:style-name="P331"><text:tab/> * Neurons list getter.</text:p>
      <text:p text:style-name="P331"><text:tab/> *</text:p>
      <text:p text:style-name="P331"><text:tab/> * @return Neurons list referenc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9 Aug 2009</text:p>
      <text:p text:style-name="P331"><text:tab/> */</text:p>
      <text:p text:style-name="P331"><text:tab/>NeuronsList&amp; getNeurons();</text:p>
      <text:p text:style-name="P331"/>
      <text:p text:style-name="P331"><text:tab/>/**</text:p>
      <text:p text:style-name="P331"><text:tab/> * Neurons list setter.</text:p>
      <text:p text:style-name="P331"><text:soft-page-break/><text:tab/> *</text:p>
      <text:p text:style-name="P331"><text:tab/> * @param neurons Neurons list.</text:p>
      <text:p text:style-name="P331"><text:tab/> *</text:p>
      <text:p text:style-name="P331"><text:tab/> * @author Iliyan Zankinski</text:p>
      <text:p text:style-name="P331"><text:tab/> *</text:p>
      <text:p text:style-name="P331"><text:tab/> * @email iliyan_mf@abv.bg</text:p>
      <text:p text:style-name="P331"><text:tab/> *</text:p>
      <text:p text:style-name="P331"><text:tab/> * @date 31 Jul 2009</text:p>
      <text:p text:style-name="P331"><text:tab/> */</text:p>
      <text:p text:style-name="P331"><text:tab/>void setNeurons(NeuronsList &amp;neurons);</text:p>
      <text:p text:style-name="P331"/>
      <text:p text:style-name="P331"><text:tab/>/**</text:p>
      <text:p text:style-name="P331"><text:tab/> * Weights matrix getter.</text:p>
      <text:p text:style-name="P331"><text:tab/> *</text:p>
      <text:p text:style-name="P331"><text:tab/> * @return Weights matrix referenc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9 Aug 2009</text:p>
      <text:p text:style-name="P331"><text:tab/> */</text:p>
      <text:p text:style-name="P331"><text:tab/>WeightsMatrix&amp; getWeights();</text:p>
      <text:p text:style-name="P331"/>
      <text:p text:style-name="P331"><text:tab/>/**</text:p>
      <text:p text:style-name="P331"><text:tab/> * Weights matrix setter.</text:p>
      <text:p text:style-name="P331"><text:tab/> *</text:p>
      <text:p text:style-name="P331"><text:tab/> * @param weights Weights matrix.</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void setWeights(WeightsMatrix &amp;weights);</text:p>
      <text:p text:style-name="P331"/>
      <text:p text:style-name="P331"><text:tab/>/**</text:p>
      <text:p text:style-name="P331"><text:tab/> * Activities matrix getter.</text:p>
      <text:p text:style-name="P331"><text:tab/> *</text:p>
      <text:p text:style-name="P331"><text:tab/> * @return Activities matrix referenc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9 Aug 2009</text:p>
      <text:p text:style-name="P331"><text:tab/> */</text:p>
      <text:p text:style-name="P331"><text:tab/>ActivitiesMatrix&amp; getActivities();</text:p>
      <text:p text:style-name="P331"/>
      <text:p text:style-name="P331"><text:tab/>/**</text:p>
      <text:p text:style-name="P331"><text:tab/> * Activities matrix setter.</text:p>
      <text:p text:style-name="P331"><text:tab/> *</text:p>
      <text:p text:style-name="P331"><text:tab/> * @param activities Activities matrix.</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void setActivities(ActivitiesMatrix &amp;activities);</text:p>
      <text:p text:style-name="P331"/>
      <text:p text:style-name="P331"><text:tab/>/**</text:p>
      <text:p text:style-name="P331"><text:tab/> * Activity value getter.</text:p>
      <text:p text:style-name="P331"><text:tab/> *</text:p>
      <text:p text:style-name="P331"><text:tab/> * @param int x Column index.</text:p>
      <text:p text:style-name="P331"><text:tab/> *</text:p>
      <text:p text:style-name="P331"><text:tab/> * @param int y Row index.</text:p>
      <text:p text:style-name="P331"><text:tab/> *</text:p>
      <text:p text:style-name="P331"><text:tab/> * @return Activity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4 Mar 2009</text:p>
      <text:p text:style-name="P331"><text:tab/> */</text:p>
      <text:p text:style-name="P331"><text:tab/>double getActivity(int x, int y);</text:p>
      <text:p text:style-name="P331"/>
      <text:p text:style-name="P331"><text:tab/>/**</text:p>
      <text:p text:style-name="P331"><text:tab/> * Activity value setter.</text:p>
      <text:p text:style-name="P331"><text:tab/> *</text:p>
      <text:p text:style-name="P331"><text:tab/> * @param int x Column index.</text:p>
      <text:p text:style-name="P331"><text:tab/> *</text:p>
      <text:p text:style-name="P331"><text:tab/> * @param int y Row index.</text:p>
      <text:p text:style-name="P331"><text:tab/> *</text:p>
      <text:p text:style-name="P331"><text:tab/> * @param value Activity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4 Mar 2009</text:p>
      <text:p text:style-name="P331"><text:tab/> */</text:p>
      <text:p text:style-name="P331"><text:tab/>void setActivity(int x, int y, double value);</text:p>
      <text:p text:style-name="P331"/>
      <text:p text:style-name="P331"><text:tab/>/**</text:p>
      <text:p text:style-name="P331"><text:tab/> * Set all weights activities to minimum.</text:p>
      <text:p text:style-name="P331"><text:tab/> *</text:p>
      <text:p text:style-name="P331"><text:tab/> * @author Todor Balabanov</text:p>
      <text:p text:style-name="P331"><text:tab/> *</text:p>
      <text:p text:style-name="P331"><text:tab/> * @email todor.balabanov@gmail.com</text:p>
      <text:p text:style-name="P331"><text:soft-page-break/><text:tab/> *</text:p>
      <text:p text:style-name="P331"><text:tab/> * @date 16 Jul 2015</text:p>
      <text:p text:style-name="P331"><text:tab/> */</text:p>
      <text:p text:style-name="P331"><text:tab/>void setAllInactive();</text:p>
      <text:p text:style-name="P331"/>
      <text:p text:style-name="P331"><text:tab/>/**</text:p>
      <text:p text:style-name="P331"><text:tab/> * Set all weights activities to maximum.</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4 Mar 2009</text:p>
      <text:p text:style-name="P331"><text:tab/> */</text:p>
      <text:p text:style-name="P331"><text:tab/>void setAllActive();</text:p>
      <text:p text:style-name="P331"/>
      <text:p text:style-name="P331"><text:tab/>/**</text:p>
      <text:p text:style-name="P331"><text:tab/> * Training set pointer setter.</text:p>
      <text:p text:style-name="P331"><text:tab/> *</text:p>
      <text:p text:style-name="P331"><text:tab/> * @param ts Training set pointer.</text:p>
      <text:p text:style-name="P331"><text:tab/> *</text:p>
      <text:p text:style-name="P331"><text:tab/> * @author Iliyan Zankinski</text:p>
      <text:p text:style-name="P331"><text:tab/> *</text:p>
      <text:p text:style-name="P331"><text:tab/> * @email iliyan_mf@abv.bg</text:p>
      <text:p text:style-name="P331"><text:tab/> *</text:p>
      <text:p text:style-name="P331"><text:tab/> * @date 31 Jul 2009</text:p>
      <text:p text:style-name="P331"><text:tab/> */</text:p>
      <text:p text:style-name="P331"><text:tab/>void setTrainingSetPointer(TrainingSet *ts);</text:p>
      <text:p text:style-name="P331"/>
      <text:p text:style-name="P331"><text:tab/>/**</text:p>
      <text:p text:style-name="P331"><text:tab/> * Prediction value getter.</text:p>
      <text:p text:style-name="P331"><text:tab/> *</text:p>
      <text:p text:style-name="P331"><text:tab/> * @return Prediction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9 Apr 2009</text:p>
      <text:p text:style-name="P331"><text:tab/> */</text:p>
      <text:p text:style-name="P331"><text:tab/>double getPrediction() const;</text:p>
      <text:p text:style-name="P331"/>
      <text:p text:style-name="P331"><text:tab/>/**</text:p>
      <text:p text:style-name="P331"><text:tab/> * Setup first neurons in internal array to be input.</text:p>
      <text:p text:style-name="P331"><text:tab/> *</text:p>
      <text:p text:style-name="P331"><text:tab/> * @param size Number of neurons to be us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7 Oct 2011</text:p>
      <text:p text:style-name="P331"><text:tab/> */</text:p>
      <text:p text:style-name="P331"><text:tab/>void setupInput(int size);</text:p>
      <text:p text:style-name="P331"/>
      <text:p text:style-name="P331"><text:tab/>/**</text:p>
      <text:p text:style-name="P331"><text:tab/> * Setup last neurons in internal array to be output.</text:p>
      <text:p text:style-name="P331"><text:tab/> *</text:p>
      <text:p text:style-name="P331"><text:tab/> * @param size Number of neurons to be us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7 Oct 2011</text:p>
      <text:p text:style-name="P331"><text:tab/> */</text:p>
      <text:p text:style-name="P331"><text:tab/>void setupOutput(int size);</text:p>
      <text:p text:style-name="P331"/>
      <text:p text:style-name="P331"><text:tab/>/**</text:p>
      <text:p text:style-name="P331"><text:tab/> * Setup three layers topology.</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6 Jul 2015</text:p>
      <text:p text:style-name="P331"><text:tab/> */</text:p>
      <text:p text:style-name="P331"><text:tab/>void setupThreeLayers();</text:p>
      <text:p text:style-name="P331"/>
      <text:p text:style-name="P331"><text:tab/>/**</text:p>
      <text:p text:style-name="P331"><text:tab/> * Load input vector inside the network.</text:p>
      <text:p text:style-name="P331"><text:tab/> *</text:p>
      <text:p text:style-name="P331"><text:tab/> * @param input Input vector.</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void loadInput(ANNIO &amp;input);</text:p>
      <text:p text:style-name="P331"/>
      <text:p text:style-name="P331"><text:tab/>/**</text:p>
      <text:p text:style-name="P331"><text:tab/> * Forward pass of network state change. All neurons get new values.</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void update();</text:p>
      <text:p text:style-name="P331"/>
      <text:p text:style-name="P331"><text:soft-page-break/><text:tab/>/**</text:p>
      <text:p text:style-name="P331"><text:tab/> * Store output of the network into output array.</text:p>
      <text:p text:style-name="P331"><text:tab/> *</text:p>
      <text:p text:style-name="P331"><text:tab/> * @param output Output vector.</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void storeOutput(ANNIO &amp;output);</text:p>
      <text:p text:style-name="P331"/>
      <text:p text:style-name="P331"><text:tab/>/**</text:p>
      <text:p text:style-name="P331"><text:tab/> * Calculate network output error.</text:p>
      <text:p text:style-name="P331"><text:tab/> *</text:p>
      <text:p text:style-name="P331"><text:tab/> * @param expected Array with expected output values.</text:p>
      <text:p text:style-name="P331"><text:tab/> *</text:p>
      <text:p text:style-name="P331"><text:tab/> * @param predicted Array with predicted output values.</text:p>
      <text:p text:style-name="P331"><text:tab/> *</text:p>
      <text:p text:style-name="P331"><text:tab/> * @return Euclidian distance between expected array and output array.</text:p>
      <text:p text:style-name="P331"><text:tab/> *</text:p>
      <text:p text:style-name="P331"><text:tab/> * @author Rumyana Petkova</text:p>
      <text:p text:style-name="P331"><text:tab/> *</text:p>
      <text:p text:style-name="P331"><text:tab/> * @email r_u_m_i_e_p@abv.bg</text:p>
      <text:p text:style-name="P331"><text:tab/> *</text:p>
      <text:p text:style-name="P331"><text:tab/> * @date 15 Mar 2009</text:p>
      <text:p text:style-name="P331"><text:tab/> */</text:p>
      <text:p text:style-name="P331"><text:tab/>double error(ANNIO &amp;expected, ANNIO &amp;predicted);</text:p>
      <text:p text:style-name="P331"/>
      <text:p text:style-name="P331"><text:tab/>/**</text:p>
      <text:p text:style-name="P331"><text:tab/> * Calculate average net error for all training examples.</text:p>
      <text:p text:style-name="P331"><text:tab/> *</text:p>
      <text:p text:style-name="P331"><text:tab/> * @return Average net error for all trainign examples.</text:p>
      <text:p text:style-name="P331"><text:tab/> *</text:p>
      <text:p text:style-name="P331"><text:tab/> * @author Iliyan Zankinski</text:p>
      <text:p text:style-name="P331"><text:tab/> *</text:p>
      <text:p text:style-name="P331"><text:tab/> * @email iliyan_mf@abv.bg</text:p>
      <text:p text:style-name="P331"><text:tab/> *</text:p>
      <text:p text:style-name="P331"><text:tab/> * @date 01 Jun 2009</text:p>
      <text:p text:style-name="P331"><text:tab/> */</text:p>
      <text:p text:style-name="P331"><text:tab/>double totalError();</text:p>
      <text:p text:style-name="P331"/>
      <text:p text:style-name="P331"><text:tab/>/**</text:p>
      <text:p text:style-name="P331"><text:tab/> * Feed forward ANN.</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07 Sep 2009</text:p>
      <text:p text:style-name="P331"><text:tab/> */</text:p>
      <text:p text:style-name="P331"><text:tab/>void feedforward();</text:p>
      <text:p text:style-name="P331"/>
      <text:p text:style-name="P331"><text:tab/>/**</text:p>
      <text:p text:style-name="P331"><text:tab/> * Back propagate ANN.</text:p>
      <text:p text:style-name="P331"><text:tab/> *</text:p>
      <text:p text:style-name="P331"><text:tab/> * @param expected Array with expected output values.</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07 Sep 2009</text:p>
      <text:p text:style-name="P331"><text:tab/> */</text:p>
      <text:p text:style-name="P331"><text:tab/>void backpropagation(ANNIO &amp;expected);</text:p>
      <text:p text:style-name="P331"/>
      <text:p text:style-name="P331"><text:tab/>/**</text:p>
      <text:p text:style-name="P331"><text:tab/> * Gradient training of ANN.</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07 Sep 2009</text:p>
      <text:p text:style-name="P331"><text:tab/> */</text:p>
      <text:p text:style-name="P331"><text:tab/>void gradient();</text:p>
      <text:p text:style-name="P331"/>
      <text:p text:style-name="P331"><text:tab/>/**</text:p>
      <text:p text:style-name="P331"><text:tab/> * Predict future value.</text:p>
      <text:p text:style-name="P331"><text:tab/> *</text:p>
      <text:p text:style-name="P331"><text:tab/> * @author Iliyan Zankinski</text:p>
      <text:p text:style-name="P331"><text:tab/> *</text:p>
      <text:p text:style-name="P331"><text:tab/> * @email iliyan_mf@abv.bg</text:p>
      <text:p text:style-name="P331"><text:tab/> *</text:p>
      <text:p text:style-name="P331"><text:tab/> * @date 28 Jul 2009</text:p>
      <text:p text:style-name="P331"><text:tab/> */</text:p>
      <text:p text:style-name="P331"><text:tab/>void predict();</text:p>
      <text:p text:style-name="P331"/>
      <text:p text:style-name="P331"><text:tab/>/**</text:p>
      <text:p text:style-name="P331"><text:tab/> * Class destructor. Memory release and variables deinitialization.</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6 Feb 2009</text:p>
      <text:p text:style-name="P331"><text:tab/> */</text:p>
      <text:p text:style-name="P331"><text:tab/>virtual ~ANN();</text:p>
      <text:p text:style-name="P331"/>
      <text:p text:style-name="P331"><text:tab/>/**</text:p>
      <text:p text:style-name="P331"><text:tab/> * Assignment operator overloading.</text:p>
      <text:p text:style-name="P331"><text:tab/> *</text:p>
      <text:p text:style-name="P331"><text:soft-page-break/><text:tab/> * @param ann Right side ANN operand.</text:p>
      <text:p text:style-name="P331"><text:tab/> *</text:p>
      <text:p text:style-name="P331"><text:tab/> * @return ANN instance referenc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22 Oct 2011</text:p>
      <text:p text:style-name="P331"><text:tab/> */</text:p>
      <text:p text:style-name="P331"><text:tab/>virtual ANN&amp; operator=(const ANN &amp;ann);</text:p>
      <text:p text:style-name="P331"/>
      <text:p text:style-name="P331"><text:tab/>friend std::ostream&amp; operator&lt;&lt;(std::ostream &amp;out, ANN &amp;ann);</text:p>
      <text:p text:style-name="P331">};</text:p>
      <text:p text:style-name="P331"/>
      <text:p text:style-name="P331">/**</text:p>
      <text:p text:style-name="P331"><text:s/>* Output operator redefinition.</text:p>
      <text:p text:style-name="P331"><text:s/>*</text:p>
      <text:p text:style-name="P331"><text:s/>* @param out Output stream.</text:p>
      <text:p text:style-name="P331"><text:s/>*</text:p>
      <text:p text:style-name="P331"><text:s/>* @param ann ANN instance.</text:p>
      <text:p text:style-name="P331"><text:s/>*</text:p>
      <text:p text:style-name="P331"><text:s/>* @return Output stream.</text:p>
      <text:p text:style-name="P331"><text:s/>*</text:p>
      <text:p text:style-name="P331"><text:s/>* @author Iliyan Zankinski</text:p>
      <text:p text:style-name="P331"><text:s/>*</text:p>
      <text:p text:style-name="P331"><text:s/>* @email iliyan_mf@abv.bg</text:p>
      <text:p text:style-name="P331"><text:s/>*</text:p>
      <text:p text:style-name="P331"><text:s/>* @date 23 Aug 2009</text:p>
      <text:p text:style-name="P331"><text:s/>*/</text:p>
      <text:p text:style-name="P331">std::ostream&amp; operator&lt;&lt;(std::ostream &amp;out, ANN &amp;ann);</text:p>
      <text:p text:style-name="P331"/>
      <text:p text:style-name="P331">#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nclude "ANNIO.h"</text:p>
      <text:p text:style-name="P331"/>
      <text:p text:style-name="P331">ANNIO::ANNIO() {</text:p>
      <text:p text:style-name="P331"><text:tab/>values.clear();</text:p>
      <text:p text:style-name="P331">}</text:p>
      <text:p text:style-name="P331"/>
      <text:p text:style-name="P331">ANNIO::ANNIO(int size) {</text:p>
      <text:p text:style-name="P331"><text:tab/>values.clear();</text:p>
      <text:p text:style-name="P331"><text:tab/>for(int i=0; i&lt;size; i++) {</text:p>
      <text:p text:style-name="P331"><text:tab/><text:tab/>values.push_back( 0.0 );</text:p>
      <text:p text:style-name="P331"><text:tab/>}</text:p>
      <text:p text:style-name="P331">}</text:p>
      <text:p text:style-name="P331"/>
      <text:p text:style-name="P331">ANNIO::ANNIO(const ANNIO &amp;io) {</text:p>
      <text:p text:style-name="P331"><text:tab/>values = io.values;</text:p>
      <text:p text:style-name="P331">}</text:p>
      <text:p text:style-name="P331"/>
      <text:p text:style-name="P331">int ANNIO::dimension() const {</text:p>
      <text:p text:style-name="P331"><text:tab/>return( values.size() );</text:p>
      <text:p text:style-name="P331">}</text:p>
      <text:p text:style-name="P331"/>
      <text:p text:style-name="P331">ANNIO::~ANNIO() {</text:p>
      <text:p text:style-name="P331"><text:tab/>values.clear();</text:p>
      <text:p text:style-name="P331">}</text:p>
      <text:p text:style-name="P331"/>
      <text:p text:style-name="P331">double ANNIO::operator[](int index) const {</text:p>
      <text:p text:style-name="P331"><text:tab/>if (index&lt;0 || index&gt;=values.size()) {</text:p>
      <text:p text:style-name="P331"><text:tab/><text:tab/>throw( "ANNIO00202" );</text:p>
      <text:p text:style-name="P331"><text:tab/><text:tab/>return( 0.0 );</text:p>
      <text:p text:style-name="P331"><text:tab/>}</text:p>
      <text:p text:style-name="P331"><text:soft-page-break/></text:p>
      <text:p text:style-name="P331"><text:tab/>return( values[index] );</text:p>
      <text:p text:style-name="P331">}</text:p>
      <text:p text:style-name="P331"/>
      <text:p text:style-name="P331">double&amp; ANNIO::operator[](int index) {</text:p>
      <text:p text:style-name="P331"><text:tab/>if (index&lt;0 || index&gt;=values.size()) {</text:p>
      <text:p text:style-name="P331"><text:tab/><text:tab/>throw( "ANNIO00203" );</text:p>
      <text:p text:style-name="P331"><text:tab/>}</text:p>
      <text:p text:style-name="P331"/>
      <text:p text:style-name="P331"><text:tab/>return( values[index] );</text:p>
      <text:p text:style-name="P331">}</text:p>
      <text:p text:style-name="P331"/>
      <text:p text:style-name="P331">ANNIO&amp; ANNIO::operator=(const ANNIO &amp;io) {</text:p>
      <text:p text:style-name="P331"><text:tab/>values = io.values;</text:p>
      <text:p text:style-name="P331"/>
      <text:p text:style-name="P331"><text:tab/>return( *this );</text:p>
      <text:p text:style-name="P331">}</text:p>
      <text:p text:style-name="P331"/>
      <text:p text:style-name="P331">std::ostream&amp; operator&lt;&lt;(std::ostream &amp;out, ANNIO &amp;io) {</text:p>
      <text:p text:style-name="P331"><text:tab/>out &lt;&lt; io.values.size();</text:p>
      <text:p text:style-name="P331"><text:tab/>out &lt;&lt; std::endl;</text:p>
      <text:p text:style-name="P331"/>
      <text:p text:style-name="P331"><text:tab/>for (std::vector&lt;double&gt;::const_iterator i=io.values.begin(); i!=io.values.end(); i++) {</text:p>
      <text:p text:style-name="P331"><text:tab/><text:tab/>out &lt;&lt; *i;</text:p>
      <text:p text:style-name="P331"><text:tab/><text:tab/>if ((i+1) != io.values.end()) {</text:p>
      <text:p text:style-name="P331"><text:tab/><text:tab/><text:tab/>out &lt;&lt; " ";</text:p>
      <text:p text:style-name="P331"><text:tab/><text:tab/>}</text:p>
      <text:p text:style-name="P331"><text:tab/>}</text:p>
      <text:p text:style-name="P331"/>
      <text:p text:style-name="P331"><text:tab/>return( out );</text:p>
      <text:p text:style-name="P331">}</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fndef ANN_IO_H</text:p>
      <text:p text:style-name="P332">#define ANN_IO_H</text:p>
      <text:p text:style-name="P332"/>
      <text:p text:style-name="P332">#include &lt;vector&gt;</text:p>
      <text:p text:style-name="P332">#include &lt;iostream&gt;</text:p>
      <text:p text:style-name="P332"/>
      <text:p text:style-name="P332">/**</text:p>
      <text:p text:style-name="P332"><text:s/>* ANN input/ouput base class.</text:p>
      <text:p text:style-name="P332"><text:s/>*</text:p>
      <text:p text:style-name="P332"><text:s/>* @author Todor Balabanov</text:p>
      <text:p text:style-name="P332"><text:s/>*</text:p>
      <text:p text:style-name="P332"><text:s/>* @email todor.balabanov@gmail.com</text:p>
      <text:p text:style-name="P332"><text:s/>*</text:p>
      <text:p text:style-name="P332"><text:s/>* @date 11 Aug 2011</text:p>
      <text:p text:style-name="P332"><text:s/>*/</text:p>
      <text:p text:style-name="P332">class ANNIO {</text:p>
      <text:p text:style-name="P332"/>
      <text:p text:style-name="P332">private:</text:p>
      <text:p text:style-name="P332"/>
      <text:p text:style-name="P332"><text:tab/>/**</text:p>
      <text:p text:style-name="P332"><text:tab/> * Input/output values.</text:p>
      <text:p text:style-name="P332"><text:tab/> */</text:p>
      <text:p text:style-name="P332"><text:tab/>std::vector&lt;double&gt; values;</text:p>
      <text:p text:style-name="P332"/>
      <text:p text:style-name="P332">public:</text:p>
      <text:p text:style-name="P332"/>
      <text:p text:style-name="P332"><text:tab/>/**</text:p>
      <text:p text:style-name="P332"><text:tab/> * Constructor without parameters.</text:p>
      <text:p text:style-name="P332"><text:tab/> *</text:p>
      <text:p text:style-name="P332"><text:tab/> * @author Todor Balabanov</text:p>
      <text:p text:style-name="P332"><text:tab/> *</text:p>
      <text:p text:style-name="P332"><text:tab/> * @email todor.balabanov@gmail.com</text:p>
      <text:p text:style-name="P332"><text:soft-page-break/><text:tab/> *</text:p>
      <text:p text:style-name="P332"><text:tab/> * @date 11 Aug 2011</text:p>
      <text:p text:style-name="P332"><text:tab/> */</text:p>
      <text:p text:style-name="P332"><text:tab/>ANNIO();</text:p>
      <text:p text:style-name="P332"/>
      <text:p text:style-name="P332"><text:tab/>/**</text:p>
      <text:p text:style-name="P332"><text:tab/> * Class constructor. Memory allocation and internal variables initializaton.</text:p>
      <text:p text:style-name="P332"><text:tab/> *</text:p>
      <text:p text:style-name="P332"><text:tab/> * @param size Size of the input.</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ANNIO(int size);</text:p>
      <text:p text:style-name="P332"/>
      <text:p text:style-name="P332"><text:tab/>/**</text:p>
      <text:p text:style-name="P332"><text:tab/> * Copy constructor.</text:p>
      <text:p text:style-name="P332"><text:tab/> *</text:p>
      <text:p text:style-name="P332"><text:tab/> * @param io Instance to be copi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ANNIO(const ANNIO &amp;io);</text:p>
      <text:p text:style-name="P332"/>
      <text:p text:style-name="P332"/>
      <text:p text:style-name="P332"><text:tab/>/**</text:p>
      <text:p text:style-name="P332"><text:tab/> * Size of ANN input.</text:p>
      <text:p text:style-name="P332"><text:tab/> *</text:p>
      <text:p text:style-name="P332"><text:tab/> * @return Size of ANN input/ouput.</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int dimension() const;</text:p>
      <text:p text:style-name="P332"/>
      <text:p text:style-name="P332"/>
      <text:p text:style-name="P332"><text:tab/>/**</text:p>
      <text:p text:style-name="P332"><text:tab/> * Class destructor. Memory release and variables deinitializatio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virtual ~ANNIO();</text:p>
      <text:p text:style-name="P332"/>
      <text:p text:style-name="P332"><text:tab/>/**</text:p>
      <text:p text:style-name="P332"><text:tab/> * List elements access operator overloading.</text:p>
      <text:p text:style-name="P332"><text:tab/> *</text:p>
      <text:p text:style-name="P332"><text:tab/> * @param index Index of element.</text:p>
      <text:p text:style-name="P332"><text:tab/> *</text:p>
      <text:p text:style-name="P332"><text:tab/> * @return Constant element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double operator[](int index) const;</text:p>
      <text:p text:style-name="P332"/>
      <text:p text:style-name="P332"><text:tab/>/**</text:p>
      <text:p text:style-name="P332"><text:tab/> * List elements access operator overloading.</text:p>
      <text:p text:style-name="P332"><text:tab/> *</text:p>
      <text:p text:style-name="P332"><text:tab/> * @param index Index of element.</text:p>
      <text:p text:style-name="P332"><text:tab/> *</text:p>
      <text:p text:style-name="P332"><text:tab/> * @return Element reference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double&amp; operator[](int index);</text:p>
      <text:p text:style-name="P332"/>
      <text:p text:style-name="P332"><text:tab/>/**</text:p>
      <text:p text:style-name="P332"><text:tab/> * Assignment operator overloading.</text:p>
      <text:p text:style-name="P332"><text:tab/> *</text:p>
      <text:p text:style-name="P332"><text:tab/> * @param io Right side operand.</text:p>
      <text:p text:style-name="P332"><text:tab/> *</text:p>
      <text:p text:style-name="P332"><text:tab/> * @return Neurons list instance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virtual ANNIO&amp; operator=(const ANNIO &amp;io);</text:p>
      <text:p text:style-name="P332"/>
      <text:p text:style-name="P332"><text:tab/>friend std::ostream&amp; operator&lt;&lt;(std::ostream &amp;out, ANNIO &amp;io);</text:p>
      <text:p text:style-name="P332"><text:soft-page-break/>};</text:p>
      <text:p text:style-name="P332"/>
      <text:p text:style-name="P332">/**</text:p>
      <text:p text:style-name="P332"><text:s/>* Output operator redefinition.</text:p>
      <text:p text:style-name="P332"><text:s/>*</text:p>
      <text:p text:style-name="P332"><text:s/>* @param out Output stream.</text:p>
      <text:p text:style-name="P332"><text:s/>*</text:p>
      <text:p text:style-name="P332"><text:s/>* @param io ANN input/ouput instance.</text:p>
      <text:p text:style-name="P332"><text:s/>*</text:p>
      <text:p text:style-name="P332"><text:s/>* @return Output stream.</text:p>
      <text:p text:style-name="P332"><text:s/>*</text:p>
      <text:p text:style-name="P332"><text:s/>* @author Todor Balabanov</text:p>
      <text:p text:style-name="P332"><text:s/>*</text:p>
      <text:p text:style-name="P332"><text:s/>* @email todor.balabanov@gmail.com</text:p>
      <text:p text:style-name="P332"><text:s/>*</text:p>
      <text:p text:style-name="P332"><text:s/>* @date 11 Aug 2011</text:p>
      <text:p text:style-name="P332"><text:s/>*/</text:p>
      <text:p text:style-name="P332">std::ostream&amp; operator&lt;&lt;(std::ostream &amp;out, ANNIO &amp;io);</text:p>
      <text:p text:style-name="P332"/>
      <text:p text:style-name="P332">#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nclude "ANNInput.h"</text:p>
      <text:p text:style-name="P333"/>
      <text:p text:style-name="P333">ANNInput::ANNInput() : ANNIO() {</text:p>
      <text:p text:style-name="P333">}</text:p>
      <text:p text:style-name="P333"/>
      <text:p text:style-name="P333">ANNInput::ANNInput(int size) : ANNIO(size) {</text:p>
      <text:p text:style-name="P333">}</text:p>
      <text:p text:style-name="P333"/>
      <text:p text:style-name="P333">ANNInput::ANNInput(const ANNInput &amp;input) : ANNIO(input) {</text:p>
      <text:p text:style-name="P333">}</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oft-page-break/><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fndef ANN_INPUT_H</text:p>
      <text:p text:style-name="P334">#define ANN_INPUT_H</text:p>
      <text:p text:style-name="P334"/>
      <text:p text:style-name="P334">#include "ANNIO.h"</text:p>
      <text:p text:style-name="P334"/>
      <text:p text:style-name="P334">/**</text:p>
      <text:p text:style-name="P334"><text:s/>* ANN input class.</text:p>
      <text:p text:style-name="P334"><text:s/>*</text:p>
      <text:p text:style-name="P334"><text:s/>* @author Todor Balabanov</text:p>
      <text:p text:style-name="P334"><text:s/>*</text:p>
      <text:p text:style-name="P334"><text:s/>* @email todor.balabanov@gmail.com</text:p>
      <text:p text:style-name="P334"><text:s/>*</text:p>
      <text:p text:style-name="P334"><text:s/>* @date 11 Aug 2011</text:p>
      <text:p text:style-name="P334"><text:s/>*/</text:p>
      <text:p text:style-name="P334">class ANNInput : public ANNIO {</text:p>
      <text:p text:style-name="P334"/>
      <text:p text:style-name="P334">public:</text:p>
      <text:p text:style-name="P334"/>
      <text:p text:style-name="P334"/>
      <text:p text:style-name="P334"><text:tab/>/**</text:p>
      <text:p text:style-name="P334"><text:tab/> * Constructor without parameters.</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1 Aug 2011</text:p>
      <text:p text:style-name="P334"><text:tab/> */</text:p>
      <text:p text:style-name="P334"><text:tab/>ANNInput();</text:p>
      <text:p text:style-name="P334"/>
      <text:p text:style-name="P334"><text:tab/>/**</text:p>
      <text:p text:style-name="P334"><text:tab/> * Class constructor. Memory allocation and internal variables initializaton.</text:p>
      <text:p text:style-name="P334"><text:tab/> *</text:p>
      <text:p text:style-name="P334"><text:tab/> * @param size Size of the output</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1 Aug 2011</text:p>
      <text:p text:style-name="P334"><text:tab/> */</text:p>
      <text:p text:style-name="P334"><text:tab/>ANNInput(int size);</text:p>
      <text:p text:style-name="P334"/>
      <text:p text:style-name="P334"><text:tab/>/**</text:p>
      <text:p text:style-name="P334"><text:tab/> * Copy constructor.</text:p>
      <text:p text:style-name="P334"><text:tab/> *</text:p>
      <text:p text:style-name="P334"><text:tab/> * @param input Instance to be copie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1 Aug 2011</text:p>
      <text:p text:style-name="P334"><text:tab/> */</text:p>
      <text:p text:style-name="P334"><text:tab/>ANNInput(const ANNInput &amp;input);</text:p>
      <text:p text:style-name="P334"/>
      <text:p text:style-name="P334">};</text:p>
      <text:p text:style-name="P334"/>
      <text:p text:style-name="P334">#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oft-page-break/><text:s/>******************************************************************************/</text:p>
      <text:p text:style-name="P335"/>
      <text:p text:style-name="P335">#include "ANNOutput.h"</text:p>
      <text:p text:style-name="P335"/>
      <text:p text:style-name="P335">ANNOutput::ANNOutput() : ANNIO() {</text:p>
      <text:p text:style-name="P335">}</text:p>
      <text:p text:style-name="P335"/>
      <text:p text:style-name="P335">ANNOutput::ANNOutput(int size) : ANNIO(size) {</text:p>
      <text:p text:style-name="P335">}</text:p>
      <text:p text:style-name="P335"/>
      <text:p text:style-name="P335">ANNOutput::ANNOutput(const ANNOutput &amp;output) : ANNIO(output) {</text:p>
      <text:p text:style-name="P335">}</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fndef ANN_OUTPUT_H</text:p>
      <text:p text:style-name="P336">#define ANN_OUTPUT_H</text:p>
      <text:p text:style-name="P336"/>
      <text:p text:style-name="P336">#include "ANNIO.h"</text:p>
      <text:p text:style-name="P336"/>
      <text:p text:style-name="P336">/**</text:p>
      <text:p text:style-name="P336"><text:s/>* ANN output class.</text:p>
      <text:p text:style-name="P336"><text:s/>*</text:p>
      <text:p text:style-name="P336"><text:s/>* @author Todor Balabanov</text:p>
      <text:p text:style-name="P336"><text:s/>*</text:p>
      <text:p text:style-name="P336"><text:s/>* @email todor.balabanov@gmail.com</text:p>
      <text:p text:style-name="P336"><text:s/>*</text:p>
      <text:p text:style-name="P336"><text:s/>* @date 11 Aug 2011</text:p>
      <text:p text:style-name="P336"><text:s/>*/</text:p>
      <text:p text:style-name="P336">class ANNOutput : public ANNIO {</text:p>
      <text:p text:style-name="P336"/>
      <text:p text:style-name="P336">public:</text:p>
      <text:p text:style-name="P336"/>
      <text:p text:style-name="P336"><text:tab/>/**</text:p>
      <text:p text:style-name="P336"><text:tab/> * Constructor without parameters.</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ANNOutput();</text:p>
      <text:p text:style-name="P336"/>
      <text:p text:style-name="P336"><text:tab/>/**</text:p>
      <text:p text:style-name="P336"><text:tab/> * Class constructor. Memory allocation and internal variables initializaton.</text:p>
      <text:p text:style-name="P336"><text:tab/> *</text:p>
      <text:p text:style-name="P336"><text:tab/> * @param size Size of the input.</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ANNOutput(int size);</text:p>
      <text:p text:style-name="P336"/>
      <text:p text:style-name="P336"><text:tab/>/**</text:p>
      <text:p text:style-name="P336"><text:tab/> * Copy constructor.</text:p>
      <text:p text:style-name="P336"><text:tab/> *</text:p>
      <text:p text:style-name="P336"><text:tab/> * @param output Instance to be copied.</text:p>
      <text:p text:style-name="P336"><text:tab/> *</text:p>
      <text:p text:style-name="P336"><text:tab/> * @author Todor Balabanov</text:p>
      <text:p text:style-name="P336"><text:tab/> *</text:p>
      <text:p text:style-name="P336"><text:tab/> * @email todor.balabanov@gmail.com</text:p>
      <text:p text:style-name="P336"><text:tab/> *</text:p>
      <text:p text:style-name="P336"><text:soft-page-break/><text:tab/> * @date 11 Aug 2011</text:p>
      <text:p text:style-name="P336"><text:tab/> */</text:p>
      <text:p text:style-name="P336"><text:tab/>ANNOutput(const ANNOutput &amp;output);</text:p>
      <text:p text:style-name="P336">};</text:p>
      <text:p text:style-name="P336"/>
      <text:p text:style-name="P336">#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nclude "ActivitiesMatrix.h"</text:p>
      <text:p text:style-name="P336"/>
      <text:p text:style-name="P336">const double ActivitiesMatrix::MIN_ACTIVITY = 0.0;</text:p>
      <text:p text:style-name="P336"/>
      <text:p text:style-name="P336">const double ActivitiesMatrix::MAX_ACTIVITY = 1.0;</text:p>
      <text:p text:style-name="P336"/>
      <text:p text:style-name="P336">void ActivitiesMatrix::setAllToMax() {</text:p>
      <text:p text:style-name="P336"><text:tab/>for (std::vector&lt; std::vector&lt;double&gt; &gt;::iterator i=values.begin(); i!=values.end(); i++) {</text:p>
      <text:p text:style-name="P336"><text:tab/><text:tab/>for (std::vector&lt;double&gt;::iterator ij=(*i).begin(); ij!=(*i).end(); ij++) {</text:p>
      <text:p text:style-name="P336"><text:tab/><text:tab/><text:tab/>*ij = MAX_ACTIVITY;</text:p>
      <text:p text:style-name="P336"><text:tab/><text:tab/>}</text:p>
      <text:p text:style-name="P336"><text:tab/>}</text:p>
      <text:p text:style-name="P336">}</text:p>
      <text:p text:style-name="P336"/>
      <text:p text:style-name="P336">ActivitiesMatrix::ActivitiesMatrix() : GraphMatrix() {</text:p>
      <text:p text:style-name="P336"><text:tab/>setAllToMax();</text:p>
      <text:p text:style-name="P336">}</text:p>
      <text:p text:style-name="P336"/>
      <text:p text:style-name="P336">ActivitiesMatrix::ActivitiesMatrix(int size) : GraphMatrix(size) {</text:p>
      <text:p text:style-name="P336"><text:tab/>setAllToMax();</text:p>
      <text:p text:style-name="P336">}</text:p>
      <text:p text:style-name="P336"/>
      <text:p text:style-name="P336">ActivitiesMatrix::ActivitiesMatrix(const ActivitiesMatrix &amp;activities) : GraphMatrix(activities) {</text:p>
      <text:p text:style-name="P336"><text:tab/>setAllToMax();</text:p>
      <text:p text:style-name="P336">}</text:p>
      <text:p text:style-name="P336"/>
      <text:p text:style-name="P336">void ActivitiesMatrix::normalize() {</text:p>
      <text:p text:style-name="P336"><text:tab/>for (std::vector&lt; std::vector&lt;double&gt; &gt;::iterator i=values.begin(); i!=values.end(); i++) {</text:p>
      <text:p text:style-name="P336"><text:tab/><text:tab/>for (std::vector&lt;double&gt;::iterator ij=(*i).begin(); ij!=(*i).end(); ij++) {</text:p>
      <text:p text:style-name="P336"><text:tab/><text:tab/><text:tab/>if (*ij &lt; MIN_ACTIVITY) {</text:p>
      <text:p text:style-name="P336"><text:tab/><text:tab/><text:tab/><text:tab/>*ij = MIN_ACTIVITY;</text:p>
      <text:p text:style-name="P336"><text:tab/><text:tab/><text:tab/>}</text:p>
      <text:p text:style-name="P336"><text:tab/><text:tab/><text:tab/>if (*ij &gt; MAX_ACTIVITY) {</text:p>
      <text:p text:style-name="P336"><text:tab/><text:tab/><text:tab/><text:tab/>*ij = MAX_ACTIVITY;</text:p>
      <text:p text:style-name="P336"><text:tab/><text:tab/><text:tab/>}</text:p>
      <text:p text:style-name="P336"><text:tab/><text:tab/>}</text:p>
      <text:p text:style-name="P336"><text:tab/>}</text:p>
      <text:p text:style-name="P336">}</text:p>
      <text:p text:style-name="P336"/>
      <text:p text:style-name="P336">ActivitiesMatrix&amp; ActivitiesMatrix::operator=(const ActivitiesMatrix &amp;activities) {</text:p>
      <text:p text:style-name="P336"><text:tab/>//TODO Check how parent functions are called?</text:p>
      <text:p text:style-name="P336"><text:tab/>GraphMatrix::operator=(activities);</text:p>
      <text:p text:style-name="P336"><text:tab/>normalize();</text:p>
      <text:p text:style-name="P336"/>
      <text:p text:style-name="P336"><text:tab/>return( *this );</text:p>
      <text:p text:style-name="P336">}</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7">/*******************************************************************************</text:p>
      <text:p text:style-name="P337"><text:s/>* <text:s text:c="76"/>*</text:p>
      <text:p text:style-name="P337"><text:s/>* VitoshaTrade is Distributed Artificial Neural Network trained by <text:s text:c="11"/>*</text:p>
      <text:p text:style-name="P337"><text:soft-page-break/><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fndef ACTIVITIES_MATRIX_H</text:p>
      <text:p text:style-name="P337">#define ACTIVITIES_MATRIX_H</text:p>
      <text:p text:style-name="P337"/>
      <text:p text:style-name="P337">#include "GraphMatrix.h"</text:p>
      <text:p text:style-name="P337"/>
      <text:p text:style-name="P337">/**</text:p>
      <text:p text:style-name="P337"><text:s/>* ANN typology graph adjacency matrix class.</text:p>
      <text:p text:style-name="P337"><text:s/>*</text:p>
      <text:p text:style-name="P337"><text:s/>* @author Todor Balabanov</text:p>
      <text:p text:style-name="P337"><text:s/>*</text:p>
      <text:p text:style-name="P337"><text:s/>* @email todor.balabanov@gmail.com</text:p>
      <text:p text:style-name="P337"><text:s/>*</text:p>
      <text:p text:style-name="P337"><text:s/>* @date 03 Aug 2011</text:p>
      <text:p text:style-name="P337"><text:s/>*/</text:p>
      <text:p text:style-name="P337">class ActivitiesMatrix : public GraphMatrix {</text:p>
      <text:p text:style-name="P337"/>
      <text:p text:style-name="P337">public:</text:p>
      <text:p text:style-name="P337"/>
      <text:p text:style-name="P337"><text:tab/>/**</text:p>
      <text:p text:style-name="P337"><text:tab/> * Minimum possible weight activity.</text:p>
      <text:p text:style-name="P337"><text:tab/> */</text:p>
      <text:p text:style-name="P337"><text:tab/>static const double MIN_ACTIVITY;</text:p>
      <text:p text:style-name="P337"/>
      <text:p text:style-name="P337"><text:tab/>/**</text:p>
      <text:p text:style-name="P337"><text:tab/> * Maximum possible weight activity.</text:p>
      <text:p text:style-name="P337"><text:tab/> */</text:p>
      <text:p text:style-name="P337"><text:tab/>static const double MAX_ACTIVITY;</text:p>
      <text:p text:style-name="P337"/>
      <text:p text:style-name="P337">private:</text:p>
      <text:p text:style-name="P337"/>
      <text:p text:style-name="P337"><text:tab/>/**</text:p>
      <text:p text:style-name="P337"><text:tab/> * Set all activities to the maximum valid valu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7 Jul 2015</text:p>
      <text:p text:style-name="P337"><text:tab/> */</text:p>
      <text:p text:style-name="P337"><text:tab/>void setAllToMax();</text:p>
      <text:p text:style-name="P337"/>
      <text:p text:style-name="P337">public:</text:p>
      <text:p text:style-name="P337"/>
      <text:p text:style-name="P337"><text:tab/>/**</text:p>
      <text:p text:style-name="P337"><text:tab/> * Constructor without parameters.</text:p>
      <text:p text:style-name="P337"><text:tab/> *</text:p>
      <text:p text:style-name="P337"><text:tab/> * @author Todor Balabanov</text:p>
      <text:p text:style-name="P337"><text:tab/> *</text:p>
      <text:p text:style-name="P337"><text:tab/> * @email todor.balabanov@gmail.comm</text:p>
      <text:p text:style-name="P337"><text:tab/> *</text:p>
      <text:p text:style-name="P337"><text:tab/> * @date 03 Aug 2011</text:p>
      <text:p text:style-name="P337"><text:tab/> */</text:p>
      <text:p text:style-name="P337"><text:tab/>ActivitiesMatrix();</text:p>
      <text:p text:style-name="P337"/>
      <text:p text:style-name="P337"><text:tab/>/**</text:p>
      <text:p text:style-name="P337"><text:tab/> * Class constructor. Memory allocation and internal variables initializaton.</text:p>
      <text:p text:style-name="P337"><text:tab/> *</text:p>
      <text:p text:style-name="P337"><text:tab/> * @param size Size of the matrix.</text:p>
      <text:p text:style-name="P337"><text:tab/> *</text:p>
      <text:p text:style-name="P337"><text:tab/> * @author Todor Balabanov</text:p>
      <text:p text:style-name="P337"><text:tab/> *</text:p>
      <text:p text:style-name="P337"><text:tab/> * @email todor.balabanov@gmail.comm</text:p>
      <text:p text:style-name="P337"><text:tab/> *</text:p>
      <text:p text:style-name="P337"><text:tab/> * @date 03 Aug 2011</text:p>
      <text:p text:style-name="P337"><text:tab/> */</text:p>
      <text:p text:style-name="P337"><text:tab/>ActivitiesMatrix(int size);</text:p>
      <text:p text:style-name="P337"/>
      <text:p text:style-name="P337"><text:tab/>/**</text:p>
      <text:p text:style-name="P337"><text:tab/> * Copy constructor.</text:p>
      <text:p text:style-name="P337"><text:tab/> *</text:p>
      <text:p text:style-name="P337"><text:tab/> * @param graph Instance to be copied.</text:p>
      <text:p text:style-name="P337"><text:tab/> *</text:p>
      <text:p text:style-name="P337"><text:tab/> * @author Todor Balabanov</text:p>
      <text:p text:style-name="P337"><text:tab/> *</text:p>
      <text:p text:style-name="P337"><text:tab/> * @email todor.balabanov@gmail.comm</text:p>
      <text:p text:style-name="P337"><text:soft-page-break/><text:tab/> *</text:p>
      <text:p text:style-name="P337"><text:tab/> * @date 03 Aug 2011</text:p>
      <text:p text:style-name="P337"><text:tab/> */</text:p>
      <text:p text:style-name="P337"><text:tab/>ActivitiesMatrix(const ActivitiesMatrix &amp;activities);</text:p>
      <text:p text:style-name="P337"/>
      <text:p text:style-name="P337"><text:tab/>/**</text:p>
      <text:p text:style-name="P337"><text:tab/> * Activities normalizatoin.</text:p>
      <text:p text:style-name="P337"><text:tab/> *</text:p>
      <text:p text:style-name="P337"><text:tab/> * @author Todor Balabanov</text:p>
      <text:p text:style-name="P337"><text:tab/> *</text:p>
      <text:p text:style-name="P337"><text:tab/> * @email todor.balabanov@gmail.comm</text:p>
      <text:p text:style-name="P337"><text:tab/> *</text:p>
      <text:p text:style-name="P337"><text:tab/> * @date 03 Aug 2011</text:p>
      <text:p text:style-name="P337"><text:tab/> */</text:p>
      <text:p text:style-name="P337"><text:tab/>void normalize();</text:p>
      <text:p text:style-name="P337"/>
      <text:p text:style-name="P337"><text:tab/>/**</text:p>
      <text:p text:style-name="P337"><text:tab/> * Assignment operator overloading.</text:p>
      <text:p text:style-name="P337"><text:tab/> *</text:p>
      <text:p text:style-name="P337"><text:tab/> * @param col Column.</text:p>
      <text:p text:style-name="P337"><text:tab/> *</text:p>
      <text:p text:style-name="P337"><text:tab/> * @param Row Row.</text:p>
      <text:p text:style-name="P337"><text:tab/> *</text:p>
      <text:p text:style-name="P337"><text:tab/> * @return Constant element value.</text:p>
      <text:p text:style-name="P337"><text:tab/> *</text:p>
      <text:p text:style-name="P337"><text:tab/> * @author Todor Balabanov</text:p>
      <text:p text:style-name="P337"><text:tab/> *</text:p>
      <text:p text:style-name="P337"><text:tab/> * @email todor.balabanov@gmail.comm</text:p>
      <text:p text:style-name="P337"><text:tab/> *</text:p>
      <text:p text:style-name="P337"><text:tab/> * @date 03 Aug 2011</text:p>
      <text:p text:style-name="P337"><text:tab/> */</text:p>
      <text:p text:style-name="P337"><text:tab/>virtual ActivitiesMatrix&amp; operator=(const ActivitiesMatrix &amp;activities);</text:p>
      <text:p text:style-name="P337">};</text:p>
      <text:p text:style-name="P337"/>
      <text:p text:style-name="P337">#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nclude "Chromosome.h"</text:p>
      <text:p text:style-name="P338"/>
      <text:p text:style-name="P338">const double Chromosome::LESS_OPTIMAL_FITNESS_VALUE = RAND_MAX;</text:p>
      <text:p text:style-name="P338"/>
      <text:p text:style-name="P338">const double Chromosome::MIN_INIT_RANDOM = -1.0;</text:p>
      <text:p text:style-name="P338"/>
      <text:p text:style-name="P338">const double Chromosome::MAX_INIT_RANDOM = +1.0;</text:p>
      <text:p text:style-name="P338"/>
      <text:p text:style-name="P338">Chromosome::Chromosome() {</text:p>
      <text:p text:style-name="P338"><text:tab/>fitness = LESS_OPTIMAL_FITNESS_VALUE;</text:p>
      <text:p text:style-name="P338">}</text:p>
      <text:p text:style-name="P338"/>
      <text:p text:style-name="P338">Chromosome::Chromosome(WeightsMatrix &amp;weights, double value) {</text:p>
      <text:p text:style-name="P338"><text:tab/>this-&gt;weights = weights;</text:p>
      <text:p text:style-name="P338"><text:tab/>this-&gt;fitness = value;</text:p>
      <text:p text:style-name="P338">}</text:p>
      <text:p text:style-name="P338"/>
      <text:p text:style-name="P338">Chromosome::Chromosome(const Chromosome &amp;chromosome) {</text:p>
      <text:p text:style-name="P338"><text:tab/>weights = chromosome.weights;</text:p>
      <text:p text:style-name="P338"><text:tab/>fitness = chromosome.fitness;</text:p>
      <text:p text:style-name="P338">}</text:p>
      <text:p text:style-name="P338"/>
      <text:p text:style-name="P338">WeightsMatrix&amp; Chromosome::getWeights() {</text:p>
      <text:p text:style-name="P338"><text:tab/>return( weights );</text:p>
      <text:p text:style-name="P338">}</text:p>
      <text:p text:style-name="P338"/>
      <text:p text:style-name="P338">void Chromosome::setWeights(WeightsMatrix &amp;weights) {</text:p>
      <text:p text:style-name="P338"><text:tab/>this-&gt;weights = weights;</text:p>
      <text:p text:style-name="P338"><text:soft-page-break/>}</text:p>
      <text:p text:style-name="P338"/>
      <text:p text:style-name="P338">double Chromosome::getFitness() const {</text:p>
      <text:p text:style-name="P338"><text:tab/>return( fitness );</text:p>
      <text:p text:style-name="P338">}</text:p>
      <text:p text:style-name="P338"/>
      <text:p text:style-name="P338">void Chromosome::setFitness(double value) {</text:p>
      <text:p text:style-name="P338"><text:tab/>this-&gt;fitness = value;</text:p>
      <text:p text:style-name="P338">}</text:p>
      <text:p text:style-name="P338"/>
      <text:p text:style-name="P338">void Chromosome::random() {</text:p>
      <text:p text:style-name="P338"><text:tab/>/*</text:p>
      <text:p text:style-name="P338"><text:tab/> * Initialize chromosome with random values.</text:p>
      <text:p text:style-name="P338"><text:tab/> */</text:p>
      <text:p text:style-name="P338"><text:tab/>for (int j=0; j&lt;weights.dimension(); j++) {</text:p>
      <text:p text:style-name="P338"><text:tab/><text:tab/>for (int i=0; i&lt;weights.dimension(); i++) {</text:p>
      <text:p text:style-name="P338"><text:tab/><text:tab/><text:tab/>weights(i,j) = MIN_INIT_RANDOM + (MAX_INIT_RANDOM-MIN_INIT_RANDOM) * ((double)rand() / (double)RAND_MAX);</text:p>
      <text:p text:style-name="P338"><text:tab/><text:tab/>}</text:p>
      <text:p text:style-name="P338"><text:tab/>}</text:p>
      <text:p text:style-name="P338"/>
      <text:p text:style-name="P338"><text:tab/>fitness = rand();</text:p>
      <text:p text:style-name="P338">}</text:p>
      <text:p text:style-name="P338"/>
      <text:p text:style-name="P338">Chromosome::~Chromosome() {</text:p>
      <text:p text:style-name="P338">}</text:p>
      <text:p text:style-name="P338"/>
      <text:p text:style-name="P338">Chromosome&amp; Chromosome::operator=(const Chromosome &amp;chromosome) {</text:p>
      <text:p text:style-name="P338"><text:tab/>weights = chromosome.weights;</text:p>
      <text:p text:style-name="P338"><text:tab/>fitness = chromosome.fitness;</text:p>
      <text:p text:style-name="P338"/>
      <text:p text:style-name="P338"><text:tab/>return( *this );</text:p>
      <text:p text:style-name="P338">}</text:p>
      <text:p text:style-name="P338"/>
      <text:p text:style-name="P338">std::ostream&amp; operator&lt;&lt;(std::ostream &amp;out, Chromosome &amp;chromosome) {</text:p>
      <text:p text:style-name="P338"><text:tab/>out &lt;&lt; chromosome.weights;</text:p>
      <text:p text:style-name="P338"><text:tab/>out &lt;&lt; std::endl;</text:p>
      <text:p text:style-name="P338"/>
      <text:p text:style-name="P338"><text:tab/>out &lt;&lt; chromosome.fitness;</text:p>
      <text:p text:style-name="P338"><text:tab/>out &lt;&lt; std::endl;</text:p>
      <text:p text:style-name="P338"/>
      <text:p text:style-name="P338"><text:tab/>return( out );</text:p>
      <text:p text:style-name="P338">}</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CHROMOSOME_H</text:p>
      <text:p text:style-name="P339">#define CHROMOSOME_H</text:p>
      <text:p text:style-name="P339"/>
      <text:p text:style-name="P339">#include &lt;cstdlib&gt;</text:p>
      <text:p text:style-name="P339">#include &lt;iostream&gt;</text:p>
      <text:p text:style-name="P339"/>
      <text:p text:style-name="P339">#include "WeightsMatrix.h"</text:p>
      <text:p text:style-name="P339"/>
      <text:p text:style-name="P339">/**</text:p>
      <text:p text:style-name="P339"><text:s/>* DE chromosome class.</text:p>
      <text:p text:style-name="P339"><text:s/>*</text:p>
      <text:p text:style-name="P339"><text:s/>* @author Todor Balabanov</text:p>
      <text:p text:style-name="P339"><text:s/>*</text:p>
      <text:p text:style-name="P339"><text:s/>* @email todor.balabanov@gmail.com</text:p>
      <text:p text:style-name="P339"><text:s/>*</text:p>
      <text:p text:style-name="P339"><text:s/>* @date 05 Aug 2011</text:p>
      <text:p text:style-name="P339"><text:s/>*/</text:p>
      <text:p text:style-name="P339">class Chromosome {</text:p>
      <text:p text:style-name="P339"/>
      <text:p text:style-name="P339">public:</text:p>
      <text:p text:style-name="P339"/>
      <text:p text:style-name="P339"><text:soft-page-break/><text:tab/>/**</text:p>
      <text:p text:style-name="P339"><text:tab/> * Less optimal fitness value constant.</text:p>
      <text:p text:style-name="P339"><text:tab/> */</text:p>
      <text:p text:style-name="P339"><text:tab/>static const double LESS_OPTIMAL_FITNESS_VALUE;</text:p>
      <text:p text:style-name="P339"/>
      <text:p text:style-name="P339"><text:tab/>/**</text:p>
      <text:p text:style-name="P339"><text:tab/> * Minimuim random initializaton value for initial chromosome values.</text:p>
      <text:p text:style-name="P339"><text:tab/> */</text:p>
      <text:p text:style-name="P339"><text:tab/>static const double MIN_INIT_RANDOM;</text:p>
      <text:p text:style-name="P339"/>
      <text:p text:style-name="P339"><text:tab/>/**</text:p>
      <text:p text:style-name="P339"><text:tab/> * Maximum random initializaton value for initial chromosome values.</text:p>
      <text:p text:style-name="P339"><text:tab/> */</text:p>
      <text:p text:style-name="P339"><text:tab/>static const double MAX_INIT_RANDOM;</text:p>
      <text:p text:style-name="P339"/>
      <text:p text:style-name="P339">private:</text:p>
      <text:p text:style-name="P339"/>
      <text:p text:style-name="P339"><text:tab/>/**</text:p>
      <text:p text:style-name="P339"><text:tab/> * Each chromosome is matrix of weights.</text:p>
      <text:p text:style-name="P339"><text:tab/> */</text:p>
      <text:p text:style-name="P339"><text:tab/>WeightsMatrix weights;</text:p>
      <text:p text:style-name="P339"/>
      <text:p text:style-name="P339"><text:tab/>/**</text:p>
      <text:p text:style-name="P339"><text:tab/> * Chromosome fitness value. Smaller output error is better fitness for the</text:p>
      <text:p text:style-name="P339"><text:tab/> * chromosome (weights set).</text:p>
      <text:p text:style-name="P339"><text:tab/> */</text:p>
      <text:p text:style-name="P339"><text:tab/>double fitness;</text:p>
      <text:p text:style-name="P339"/>
      <text:p text:style-name="P339">public:</text:p>
      <text:p text:style-name="P339"/>
      <text:p text:style-name="P339"><text:tab/>/**</text:p>
      <text:p text:style-name="P339"><text:tab/> * Constructor without parameter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Chromosome();</text:p>
      <text:p text:style-name="P339"/>
      <text:p text:style-name="P339"><text:tab/>/**</text:p>
      <text:p text:style-name="P339"><text:tab/> * Class constructor. Memory allocation and internal variables initializaton.</text:p>
      <text:p text:style-name="P339"><text:tab/> *</text:p>
      <text:p text:style-name="P339"><text:tab/> * @param weights Set of weights.</text:p>
      <text:p text:style-name="P339"><text:tab/> *</text:p>
      <text:p text:style-name="P339"><text:tab/> * @param fintess Total ANN error as fitness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Chromosome(WeightsMatrix &amp;weights, double fintess);</text:p>
      <text:p text:style-name="P339"/>
      <text:p text:style-name="P339"><text:tab/>/**</text:p>
      <text:p text:style-name="P339"><text:tab/> * Copy constructor.</text:p>
      <text:p text:style-name="P339"><text:tab/> *</text:p>
      <text:p text:style-name="P339"><text:tab/> * @param list Instance to be copie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Chromosome(const Chromosome &amp;chromosome);</text:p>
      <text:p text:style-name="P339"/>
      <text:p text:style-name="P339"><text:tab/>/**</text:p>
      <text:p text:style-name="P339"><text:tab/> * Weights matrix getter.</text:p>
      <text:p text:style-name="P339"><text:tab/> *</text:p>
      <text:p text:style-name="P339"><text:tab/> * @return Weights matrix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WeightsMatrix&amp; getWeights();</text:p>
      <text:p text:style-name="P339"/>
      <text:p text:style-name="P339"><text:tab/>/**</text:p>
      <text:p text:style-name="P339"><text:tab/> * Weights matrix setter.</text:p>
      <text:p text:style-name="P339"><text:tab/> *</text:p>
      <text:p text:style-name="P339"><text:tab/> * @param weights Weights matrix.</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void setWeights(WeightsMatrix &amp;weights);</text:p>
      <text:p text:style-name="P339"/>
      <text:p text:style-name="P339"><text:tab/>/**</text:p>
      <text:p text:style-name="P339"><text:tab/> * Chromosome fintess value getter.</text:p>
      <text:p text:style-name="P339"><text:tab/> *</text:p>
      <text:p text:style-name="P339"><text:tab/> * @return Fitness value.</text:p>
      <text:p text:style-name="P339"><text:tab/> *</text:p>
      <text:p text:style-name="P339"><text:tab/> * @author Todor Balabanov</text:p>
      <text:p text:style-name="P339"><text:tab/> *</text:p>
      <text:p text:style-name="P339"><text:tab/> * @email todor.balabanov@gmail.com</text:p>
      <text:p text:style-name="P339"><text:soft-page-break/><text:tab/> *</text:p>
      <text:p text:style-name="P339"><text:tab/> * @date 05 Aug 2011</text:p>
      <text:p text:style-name="P339"><text:tab/> */</text:p>
      <text:p text:style-name="P339"><text:tab/>double getFitness() const;</text:p>
      <text:p text:style-name="P339"/>
      <text:p text:style-name="P339"><text:tab/>/**</text:p>
      <text:p text:style-name="P339"><text:tab/> * Chromosome fintess value setter.</text:p>
      <text:p text:style-name="P339"><text:tab/> *</text:p>
      <text:p text:style-name="P339"><text:tab/> * @param fitness Fitness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void setFitness(double fitness);</text:p>
      <text:p text:style-name="P339"/>
      <text:p text:style-name="P339"><text:tab/>/**</text:p>
      <text:p text:style-name="P339"><text:tab/> * Initialize chromosome with random values.</text:p>
      <text:p text:style-name="P339"><text:tab/> *</text:p>
      <text:p text:style-name="P339"><text:tab/> * @param index Chromosome index in population arra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5 Aug 2009</text:p>
      <text:p text:style-name="P339"><text:tab/> */</text:p>
      <text:p text:style-name="P339"><text:tab/>void random();</text:p>
      <text:p text:style-name="P339"/>
      <text:p text:style-name="P339"><text:tab/>/**</text:p>
      <text:p text:style-name="P339"><text:tab/> * Class destructor.</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2 Oct 2011</text:p>
      <text:p text:style-name="P339"><text:tab/> */</text:p>
      <text:p text:style-name="P339"><text:tab/>virtual ~Chromosome();</text:p>
      <text:p text:style-name="P339"/>
      <text:p text:style-name="P339"><text:tab/>/**</text:p>
      <text:p text:style-name="P339"><text:tab/> * Assignment operator overloading.</text:p>
      <text:p text:style-name="P339"><text:tab/> *</text:p>
      <text:p text:style-name="P339"><text:tab/> * @param chromosome Right side operand.</text:p>
      <text:p text:style-name="P339"><text:tab/> *</text:p>
      <text:p text:style-name="P339"><text:tab/> * @return Neurons list instance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5 Aug 2011</text:p>
      <text:p text:style-name="P339"><text:tab/> */</text:p>
      <text:p text:style-name="P339"><text:tab/>virtual Chromosome&amp; operator=(const Chromosome &amp;chromosome);</text:p>
      <text:p text:style-name="P339"/>
      <text:p text:style-name="P339"><text:tab/>friend std::ostream&amp; operator&lt;&lt;(std::ostream &amp;out, Chromosome &amp;chromosome);</text:p>
      <text:p text:style-name="P339">};</text:p>
      <text:p text:style-name="P339"/>
      <text:p text:style-name="P339">/**</text:p>
      <text:p text:style-name="P339"><text:s/>* Output operator redefinition.</text:p>
      <text:p text:style-name="P339"><text:s/>*</text:p>
      <text:p text:style-name="P339"><text:s/>* @param out Output stream reference.</text:p>
      <text:p text:style-name="P339"><text:s/>*</text:p>
      <text:p text:style-name="P339"><text:s/>* @param chromosome Chromosome instance reference.</text:p>
      <text:p text:style-name="P339"><text:s/>*</text:p>
      <text:p text:style-name="P339"><text:s/>* @return Output stream reference.</text:p>
      <text:p text:style-name="P339"><text:s/>*</text:p>
      <text:p text:style-name="P339"><text:s/>* @author Todor Balabanov</text:p>
      <text:p text:style-name="P339"><text:s/>*</text:p>
      <text:p text:style-name="P339"><text:s/>* @email todor.balabanov@gmail.com</text:p>
      <text:p text:style-name="P339"><text:s/>*</text:p>
      <text:p text:style-name="P339"><text:s/>* @date 05 Aug 2011</text:p>
      <text:p text:style-name="P339"><text:s/>*/</text:p>
      <text:p text:style-name="P339">std::ostream&amp; operator&lt;&lt;(std::ostream &amp;out, Chromosome &amp;chromosome);</text:p>
      <text:p text:style-name="P339"/>
      <text:p text:style-name="P339">#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oft-page-break/><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3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22"/>Simona Karadachka <text:s/>( simona.karadachka@gmail.com ) <text:s text:c="3"/>*</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COMMUNICATOR_H</text:p>
      <text:p text:style-name="P341">#define COMMUNICATOR_H</text:p>
      <text:p text:style-name="P341"/>
      <text:p text:style-name="P341">class DE;</text:p>
      <text:p text:style-name="P341">class ANN;</text:p>
      <text:p text:style-name="P341"/>
      <text:p text:style-name="P341">#include "RateInfo.h"</text:p>
      <text:p text:style-name="P341">#include "TimePeriod.h"</text:p>
      <text:p text:style-name="P341">#include "ModelParameters.h"</text:p>
      <text:p text:style-name="P341"/>
      <text:p text:style-name="P341">/**</text:p>
      <text:p text:style-name="P341"><text:s/>* Communication class used for abstract data transfer.</text:p>
      <text:p text:style-name="P341"><text:s/>*</text:p>
      <text:p text:style-name="P341"><text:s/>* @author Todor Balabanov</text:p>
      <text:p text:style-name="P341"><text:s/>*</text:p>
      <text:p text:style-name="P341"><text:s/>* @email todor.balabanov@gmail.com</text:p>
      <text:p text:style-name="P341"><text:s/>*</text:p>
      <text:p text:style-name="P341"><text:s/>* @date 18 Jun 2013</text:p>
      <text:p text:style-name="P341"><text:s/>*/</text:p>
      <text:p text:style-name="P341">class Communicator {</text:p>
      <text:p text:style-name="P341"/>
      <text:p text:style-name="P341">public:</text:p>
      <text:p text:style-name="P341"/>
      <text:p text:style-name="P341"><text:tab/>/**</text:p>
      <text:p text:style-name="P341"><text:tab/> * Load list with ANNs.</text:p>
      <text:p text:style-name="P341"><text:tab/> *</text:p>
      <text:p text:style-name="P341"><text:tab/> * @param list List of ANN ids on the server side.</text:p>
      <text:p text:style-name="P341"><text:tab/> *</text:p>
      <text:p text:style-name="P341"><text:tab/> * @param annId Id of ANN to be used as selection parameter.</text:p>
      <text:p text:style-name="P341"><text:tab/> *</text:p>
      <text:p text:style-name="P341"><text:tab/> * @param symbol MetaTrader 4 chart currency pair symbol.</text:p>
      <text:p text:style-name="P341"><text:tab/> *</text:p>
      <text:p text:style-name="P341"><text:tab/> * @param period MetaTrader 4 chart time perio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13</text:p>
      <text:p text:style-name="P341"><text:tab/> */</text:p>
      <text:p text:style-name="P341"><text:tab/>virtual void loadAnnList(std::vector&lt;int&gt; &amp;list, int annId, char symbol[], TimePeriod period) = 0;</text:p>
      <text:p text:style-name="P341"/>
      <text:p text:style-name="P341"><text:tab/>/**</text:p>
      <text:p text:style-name="P341"><text:tab/> * Allocate memory and load ANN and DE objects.</text:p>
      <text:p text:style-name="P341"><text:tab/> *</text:p>
      <text:p text:style-name="P341"><text:tab/> * @param ann Not allocated artificial nerural network object pointer with</text:p>
      <text:p text:style-name="P341"><text:tab/> * value NULL.</text:p>
      <text:p text:style-name="P341"><text:tab/> *</text:p>
      <text:p text:style-name="P341"><text:soft-page-break/><text:tab/> * @param <text:s/>de Not allocated differential evolution object pointer with</text:p>
      <text:p text:style-name="P341"><text:tab/> * value NULL.</text:p>
      <text:p text:style-name="P341"><text:tab/> *</text:p>
      <text:p text:style-name="P341"><text:tab/> * @param symbol MetaTrader 4 chart currency pair symbol.</text:p>
      <text:p text:style-name="P341"><text:tab/> *</text:p>
      <text:p text:style-name="P341"><text:tab/> * @param period MetaTrader 4 chart time period.</text:p>
      <text:p text:style-name="P341"><text:tab/> *</text:p>
      <text:p text:style-name="P341"><text:tab/> * @param parameters All other netwrok parame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13</text:p>
      <text:p text:style-name="P341"><text:tab/> */</text:p>
      <text:p text:style-name="P341"><text:tab/>virtual void loadTrainerObjects(Counter &amp;counters, ANN &amp;ann, DE &amp;de, char symbol[], TimePeriod period, const ModelParameters &amp;parameters) = 0;</text:p>
      <text:p text:style-name="P341"/>
      <text:p text:style-name="P341"><text:tab/>/**</text:p>
      <text:p text:style-name="P341"><text:tab/> * Save single ANN record on the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fitness Weights set fitness value.</text:p>
      <text:p text:style-name="P341"><text:tab/> *</text:p>
      <text:p text:style-name="P341"><text:tab/> * @param numberOfNeurons Number of neurons used as topology.</text:p>
      <text:p text:style-name="P341"><text:tab/> *</text:p>
      <text:p text:style-name="P341"><text:tab/> * @param flags Nurons flags.</text:p>
      <text:p text:style-name="P341"><text:tab/> *</text:p>
      <text:p text:style-name="P341"><text:tab/> * @param weights Weights set.</text:p>
      <text:p text:style-name="P341"><text:tab/> *</text:p>
      <text:p text:style-name="P341"><text:tab/> * @param activities Weights activiti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13</text:p>
      <text:p text:style-name="P341"><text:tab/> */</text:p>
      <text:p text:style-name="P341"><text:tab/>virtual void saveSingleANN(char *symbol, TimePeriod period, double fitness, NeuronsList &amp;neurons, WeightsMatrix &amp;weights, ActivitiesMatrix &amp;activities) = 0;</text:p>
      <text:p text:style-name="P341"/>
      <text:p text:style-name="P341"><text:tab/>/**</text:p>
      <text:p text:style-name="P341"><text:tab/> * Load ANN neurons amount from DB.</text:p>
      <text:p text:style-name="P341"><text:tab/> *</text:p>
      <text:p text:style-name="P341"><text:tab/> * @param annId Id of ANN to be used as selection parameter.</text:p>
      <text:p text:style-name="P341"><text:tab/> *</text:p>
      <text:p text:style-name="P341"><text:tab/> * @return Neurons amount value.</text:p>
      <text:p text:style-name="P341"><text:tab/> *</text:p>
      <text:p text:style-name="P341"><text:tab/> * @author Iliyan Zankinski</text:p>
      <text:p text:style-name="P341"><text:tab/> *</text:p>
      <text:p text:style-name="P341"><text:tab/> * @email iliyan_mf@abv.bg</text:p>
      <text:p text:style-name="P341"><text:tab/> *</text:p>
      <text:p text:style-name="P341"><text:tab/> * @date 01 Aug 2013</text:p>
      <text:p text:style-name="P341"><text:tab/> */</text:p>
      <text:p text:style-name="P341"><text:tab/>virtual int loadAnnNeuronsAmount(int annId) = 0;</text:p>
      <text:p text:style-name="P341"/>
      <text:p text:style-name="P341"><text:tab/>/**</text:p>
      <text:p text:style-name="P341"><text:tab/> * Load single ANN objec record from remote server side.</text:p>
      <text:p text:style-name="P341"><text:tab/> *</text:p>
      <text:p text:style-name="P341"><text:tab/> * @param annId Id of ANN to be used as selection paramet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fitness Weights set fitness value.</text:p>
      <text:p text:style-name="P341"><text:tab/> *</text:p>
      <text:p text:style-name="P341"><text:tab/> * @param numberOfNeurons Number of neurons used as topology. Neurons amount will be used only for new crated ANN.</text:p>
      <text:p text:style-name="P341"><text:tab/> *</text:p>
      <text:p text:style-name="P341"><text:tab/> * @param flags Nurons flags.</text:p>
      <text:p text:style-name="P341"><text:tab/> *</text:p>
      <text:p text:style-name="P341"><text:tab/> * @param weights Weights set.</text:p>
      <text:p text:style-name="P341"><text:tab/> *</text:p>
      <text:p text:style-name="P341"><text:tab/> * @param activities Weights activiti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13</text:p>
      <text:p text:style-name="P341"><text:tab/> */</text:p>
      <text:p text:style-name="P341"><text:tab/>virtual void loadSingleANN(int annId, char *symbol, TimePeriod &amp;period, double &amp;fitness, NeuronsList &amp;neurons, WeightsMatrix &amp;weights, ActivitiesMatrix &amp;activities) = 0;</text:p>
      <text:p text:style-name="P341"/>
      <text:p text:style-name="P341"><text:tab/>/**</text:p>
      <text:p text:style-name="P341"><text:tab/> * Load training set size from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3 Sep 2013</text:p>
      <text:p text:style-name="P341"><text:tab/> */</text:p>
      <text:p text:style-name="P341"><text:tab/>virtual int loadTrainingSetSize(char *symbol, TimePeriod period) = 0;</text:p>
      <text:p text:style-name="P341"/>
      <text:p text:style-name="P341"><text:tab/>/**</text:p>
      <text:p text:style-name="P341"><text:soft-page-break/><text:tab/> * Save training set record on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rates Rates values.</text:p>
      <text:p text:style-name="P341"><text:tab/> *</text:p>
      <text:p text:style-name="P341"><text:tab/> * @param size Number of training set exampl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Sep 2013</text:p>
      <text:p text:style-name="P341"><text:tab/> */</text:p>
      <text:p text:style-name="P341"><text:tab/>virtual void saveTrainingSet(char symbol[], TimePeriod period, const std::vector&lt;RateInfo&gt; &amp;rates, int size) = 0;</text:p>
      <text:p text:style-name="P341"/>
      <text:p text:style-name="P341"><text:tab/>/**</text:p>
      <text:p text:style-name="P341"><text:tab/> * Load training set record from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rates Rates values.</text:p>
      <text:p text:style-name="P341"><text:tab/> *</text:p>
      <text:p text:style-name="P341"><text:tab/> * @param size Number of training set exampl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Sep 2013</text:p>
      <text:p text:style-name="P341"><text:tab/> */</text:p>
      <text:p text:style-name="P341"><text:tab/>virtual void loadTrainingSet(char symbol[], TimePeriod period, std::vector&lt;RateInfo&gt; &amp;rates, int size) = 0;</text:p>
      <text:p text:style-name="P341"/>
      <text:p text:style-name="P341"><text:tab/>/**</text:p>
      <text:p text:style-name="P341"><text:tab/> * Load remote server best known fitness for particular ANN kind.</text:p>
      <text:p text:style-name="P341"><text:tab/> *</text:p>
      <text:p text:style-name="P341"><text:tab/> * @param symbol Currency pair symbol.</text:p>
      <text:p text:style-name="P341"><text:tab/> *</text:p>
      <text:p text:style-name="P341"><text:tab/> * @param period MetaTrader 4 chart period.</text:p>
      <text:p text:style-name="P341"><text:tab/> *</text:p>
      <text:p text:style-name="P341"><text:tab/> * @param numberOfNeurons Number of neurons used as topology.</text:p>
      <text:p text:style-name="P341"><text:tab/> *</text:p>
      <text:p text:style-name="P341"><text:tab/> * @param flags Nurons flags.</text:p>
      <text:p text:style-name="P341"><text:tab/> *</text:p>
      <text:p text:style-name="P341"><text:tab/> * @param activities Weights activities.</text:p>
      <text:p text:style-name="P341"><text:tab/> *</text:p>
      <text:p text:style-name="P341"><text:tab/> * @return Best known server side fitnes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13</text:p>
      <text:p text:style-name="P341"><text:tab/> */</text:p>
      <text:p text:style-name="P341"><text:tab/>virtual double loadRemoteBestFitness(char *symbol, TimePeriod period, NeuronsList &amp;neurons, ActivitiesMatrix &amp;activities) = 0;</text:p>
      <text:p text:style-name="P341"/>
      <text:p text:style-name="P341">};</text:p>
      <text:p text:style-name="P341"/>
      <text:p text:style-name="P341">#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text:soft-page-break/>#include "Counter.h"</text:p>
      <text:p text:style-name="P341"/>
      <text:p text:style-name="P341">void Counter::clear() {</text:p>
      <text:p text:style-name="P341"><text:tab/>counters.clear();</text:p>
      <text:p text:style-name="P341">}</text:p>
      <text:p text:style-name="P341"/>
      <text:p text:style-name="P341">long Counter::getValue(const char* key) {</text:p>
      <text:p text:style-name="P341"><text:tab/>if (counters.count(key) == 0) {</text:p>
      <text:p text:style-name="P341"><text:tab/><text:tab/>return( 0 );</text:p>
      <text:p text:style-name="P341"><text:tab/>} else {</text:p>
      <text:p text:style-name="P341"><text:tab/><text:tab/>return( counters[key] );</text:p>
      <text:p text:style-name="P341"><text:tab/>}</text:p>
      <text:p text:style-name="P341">}</text:p>
      <text:p text:style-name="P341"/>
      <text:p text:style-name="P341">void Counter::setValue(const char* key, long value) {</text:p>
      <text:p text:style-name="P341"><text:tab/>counters[key] = value;</text:p>
      <text:p text:style-name="P341">}</text:p>
      <text:p text:style-name="P341"/>
      <text:p text:style-name="P341">void Counter::increment(const char* key) {</text:p>
      <text:p text:style-name="P341"><text:tab/>if (counters.count(key) == 0) {</text:p>
      <text:p text:style-name="P341"><text:tab/><text:tab/>counters[key] = +1;</text:p>
      <text:p text:style-name="P341"><text:tab/>} else {</text:p>
      <text:p text:style-name="P341"><text:tab/><text:tab/>counters[key]++;</text:p>
      <text:p text:style-name="P341"><text:tab/>}</text:p>
      <text:p text:style-name="P341">}</text:p>
      <text:p text:style-name="P341"/>
      <text:p text:style-name="P341">void Counter::decrement(const char* key) {</text:p>
      <text:p text:style-name="P341"><text:tab/>if (counters.count(key) == 0) {</text:p>
      <text:p text:style-name="P341"><text:tab/><text:tab/>counters[key] = -1;</text:p>
      <text:p text:style-name="P341"><text:tab/>} else {</text:p>
      <text:p text:style-name="P341"><text:tab/><text:tab/>counters[key]--;</text:p>
      <text:p text:style-name="P341"><text:tab/>}</text:p>
      <text:p text:style-name="P341">}</text:p>
      <text:p text:style-name="P341"/>
      <text:p text:style-name="P341">long Counter::operator[](const char* key) {</text:p>
      <text:p text:style-name="P341"><text:tab/>return( getValue(key) );</text:p>
      <text:p text:style-name="P341">}</text:p>
      <text:p text:style-name="P341"/>
      <text:p text:style-name="P341">std::ostream&amp; operator&lt;&lt;(std::ostream &amp;out, Counter &amp;counter) {</text:p>
      <text:p text:style-name="P341"><text:tab/>for (std::map&lt;const char*, long&gt;::iterator i=counter.counters.begin(); i!=counter.counters.end();) {</text:p>
      <text:p text:style-name="P341"><text:tab/><text:tab/>out &lt;&lt; (*i).first &lt;&lt; "\t :\t " &lt;&lt; (*i).second;</text:p>
      <text:p text:style-name="P341"/>
      <text:p text:style-name="P341"><text:s text:c="8"/>++i;</text:p>
      <text:p text:style-name="P341"><text:tab/><text:tab/>if (i != counter.counters.end()) {</text:p>
      <text:p text:style-name="P341"><text:tab/><text:tab/><text:tab/>out &lt;&lt; std::endl;</text:p>
      <text:p text:style-name="P341"><text:tab/><text:tab/>}</text:p>
      <text:p text:style-name="P341"><text:tab/>}</text:p>
      <text:p text:style-name="P341"/>
      <text:p text:style-name="P341"><text:tab/>return( out );</text:p>
      <text:p text:style-name="P341">}</text:p>
      <text:p text:style-name="P341"/>
      <text:p text:style-name="P341">//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COUNTER_H</text:p>
      <text:p text:style-name="P342">#define COUNTER_H</text:p>
      <text:p text:style-name="P342"/>
      <text:p text:style-name="P342">#include &lt;map&gt;</text:p>
      <text:p text:style-name="P342">#include &lt;iostream&gt;</text:p>
      <text:p text:style-name="P342"/>
      <text:p text:style-name="P342">/**</text:p>
      <text:p text:style-name="P342"><text:s/>* Counter for application statistics.</text:p>
      <text:p text:style-name="P342"><text:s/>*</text:p>
      <text:p text:style-name="P342"><text:s/>* @author Todor Balabanov</text:p>
      <text:p text:style-name="P342"><text:s/>*</text:p>
      <text:p text:style-name="P342"><text:soft-page-break/><text:s/>* @email todor.balabanov@gmail.com</text:p>
      <text:p text:style-name="P342"><text:s/>*</text:p>
      <text:p text:style-name="P342"><text:s/>* @date 28 Sep 2009</text:p>
      <text:p text:style-name="P342"><text:s/>*/</text:p>
      <text:p text:style-name="P342">class Counter {</text:p>
      <text:p text:style-name="P342"/>
      <text:p text:style-name="P342">private:</text:p>
      <text:p text:style-name="P342"/>
      <text:p text:style-name="P342"><text:tab/>/**</text:p>
      <text:p text:style-name="P342"><text:tab/> * Container with counters values.</text:p>
      <text:p text:style-name="P342"><text:tab/> */</text:p>
      <text:p text:style-name="P342"><text:tab/>std::map&lt;const char*, long&gt; counters;</text:p>
      <text:p text:style-name="P342"/>
      <text:p text:style-name="P342">public:</text:p>
      <text:p text:style-name="P342"/>
      <text:p text:style-name="P342"><text:tab/>/**</text:p>
      <text:p text:style-name="P342"><text:tab/> * Clear coun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8 Sep 2009</text:p>
      <text:p text:style-name="P342"><text:tab/> */</text:p>
      <text:p text:style-name="P342"><text:tab/>void clear();</text:p>
      <text:p text:style-name="P342"/>
      <text:p text:style-name="P342"><text:tab/>/**</text:p>
      <text:p text:style-name="P342"><text:tab/> * Get counter value.</text:p>
      <text:p text:style-name="P342"><text:tab/> *</text:p>
      <text:p text:style-name="P342"><text:tab/> * @param key Counter key.</text:p>
      <text:p text:style-name="P342"><text:tab/> *</text:p>
      <text:p text:style-name="P342"><text:tab/> * @return Counter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8 Sep 2009</text:p>
      <text:p text:style-name="P342"><text:tab/> */</text:p>
      <text:p text:style-name="P342"><text:tab/>long getValue(const char* key);</text:p>
      <text:p text:style-name="P342"/>
      <text:p text:style-name="P342"><text:tab/>/**</text:p>
      <text:p text:style-name="P342"><text:tab/> * Set counter value.</text:p>
      <text:p text:style-name="P342"><text:tab/> *</text:p>
      <text:p text:style-name="P342"><text:tab/> * @param key Counter key.</text:p>
      <text:p text:style-name="P342"><text:tab/> *</text:p>
      <text:p text:style-name="P342"><text:tab/> * @param value Counter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8 Sep 2009</text:p>
      <text:p text:style-name="P342"><text:tab/> */</text:p>
      <text:p text:style-name="P342"><text:tab/>void setValue(const char* key, long value);</text:p>
      <text:p text:style-name="P342"/>
      <text:p text:style-name="P342"><text:tab/>/**</text:p>
      <text:p text:style-name="P342"><text:tab/> * Increment counter value.</text:p>
      <text:p text:style-name="P342"><text:tab/> *</text:p>
      <text:p text:style-name="P342"><text:tab/> * @param key Counter key.</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8 Sep 2009</text:p>
      <text:p text:style-name="P342"><text:tab/> */</text:p>
      <text:p text:style-name="P342"><text:tab/>void increment(const char* key);</text:p>
      <text:p text:style-name="P342"/>
      <text:p text:style-name="P342"><text:tab/>/**</text:p>
      <text:p text:style-name="P342"><text:tab/> * Decrement counter value.</text:p>
      <text:p text:style-name="P342"><text:tab/> *</text:p>
      <text:p text:style-name="P342"><text:tab/> * @param key Counter key.</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8 Sep 2009</text:p>
      <text:p text:style-name="P342"><text:tab/> */</text:p>
      <text:p text:style-name="P342"><text:tab/>void decrement(const char* key);</text:p>
      <text:p text:style-name="P342"/>
      <text:p text:style-name="P342"><text:tab/>/**</text:p>
      <text:p text:style-name="P342"><text:tab/> * Access specific value.</text:p>
      <text:p text:style-name="P342"><text:tab/> *</text:p>
      <text:p text:style-name="P342"><text:tab/> * @param key Counter key.</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3 Oct 2011</text:p>
      <text:p text:style-name="P342"><text:tab/> */</text:p>
      <text:p text:style-name="P342"><text:tab/>long operator[](const char* key);</text:p>
      <text:p text:style-name="P342"/>
      <text:p text:style-name="P342"><text:tab/>friend std::ostream&amp; operator&lt;&lt;(std::ostream &amp;out, Counter &amp;counter);</text:p>
      <text:p text:style-name="P342">};</text:p>
      <text:p text:style-name="P342"/>
      <text:p text:style-name="P342">/**</text:p>
      <text:p text:style-name="P342"><text:s/>* Output operator redefinition.</text:p>
      <text:p text:style-name="P342"><text:s/>*</text:p>
      <text:p text:style-name="P342"><text:s/>* @param out Output stream.</text:p>
      <text:p text:style-name="P342"><text:s/>*</text:p>
      <text:p text:style-name="P342"><text:soft-page-break/><text:s/>* @param counter Counters instance.</text:p>
      <text:p text:style-name="P342"><text:s/>*</text:p>
      <text:p text:style-name="P342"><text:s/>* @return Output stream.</text:p>
      <text:p text:style-name="P342"><text:s/>*</text:p>
      <text:p text:style-name="P342"><text:s/>* @author Todor Balabanov</text:p>
      <text:p text:style-name="P342"><text:s/>*</text:p>
      <text:p text:style-name="P342"><text:s/>* @email todor.balabanov@gmail.com</text:p>
      <text:p text:style-name="P342"><text:s/>*</text:p>
      <text:p text:style-name="P342"><text:s/>* @date 28 Sep 2009</text:p>
      <text:p text:style-name="P342"><text:s/>*/</text:p>
      <text:p text:style-name="P342">std::ostream&amp; operator&lt;&lt;(std::ostream &amp;out, Counter &amp;counter);</text:p>
      <text:p text:style-name="P342"/>
      <text:p text:style-name="P342">#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CROSSOVER_TYPE_H</text:p>
      <text:p text:style-name="P343">#define CROSSOVER_TYPE_H</text:p>
      <text:p text:style-name="P343"/>
      <text:p text:style-name="P343">/**</text:p>
      <text:p text:style-name="P343"><text:s/>* Constants for different types of crossover.</text:p>
      <text:p text:style-name="P343"><text:s/>*</text:p>
      <text:p text:style-name="P343"><text:s/>* @author Todor Balabanov</text:p>
      <text:p text:style-name="P343"><text:s/>*</text:p>
      <text:p text:style-name="P343"><text:s/>* @email todor.balabanov@gmail.com</text:p>
      <text:p text:style-name="P343"><text:s/>*</text:p>
      <text:p text:style-name="P343"><text:s/>* @date 13 Oct 2011</text:p>
      <text:p text:style-name="P343"><text:s/>*/</text:p>
      <text:p text:style-name="P343">enum CrossoverType {</text:p>
      <text:p text:style-name="P343"/>
      <text:p text:style-name="P343"><text:tab/>/**</text:p>
      <text:p text:style-name="P343"><text:tab/> * Flag to switch off crossover at all.</text:p>
      <text:p text:style-name="P343"><text:tab/> */</text:p>
      <text:p text:style-name="P343"><text:tab/>NONE = 0x00,</text:p>
      <text:p text:style-name="P343"/>
      <text:p text:style-name="P343"><text:tab/>/**</text:p>
      <text:p text:style-name="P343"><text:tab/> * Crossover by randomly selected gens flag.</text:p>
      <text:p text:style-name="P343"><text:tab/> */</text:p>
      <text:p text:style-name="P343"><text:tab/>RANDOM = 0x01,</text:p>
      <text:p text:style-name="P343"/>
      <text:p text:style-name="P343"><text:tab/>/**</text:p>
      <text:p text:style-name="P343"><text:tab/> * Crossover by randomly selected gens flag.</text:p>
      <text:p text:style-name="P343"><text:tab/> */</text:p>
      <text:p text:style-name="P343"><text:tab/>FIFTY_FIFTY = 0x02,</text:p>
      <text:p text:style-name="P343"/>
      <text:p text:style-name="P343"><text:tab/>/**</text:p>
      <text:p text:style-name="P343"><text:tab/> * Crossover by single intersection flag.</text:p>
      <text:p text:style-name="P343"><text:tab/> */</text:p>
      <text:p text:style-name="P343"><text:tab/>SINGLE_CUT = 0x03,</text:p>
      <text:p text:style-name="P343"/>
      <text:p text:style-name="P343"><text:tab/>/**</text:p>
      <text:p text:style-name="P343"><text:tab/> * Crossover by binary metrix flag.</text:p>
      <text:p text:style-name="P343"><text:tab/> */</text:p>
      <text:p text:style-name="P343"><text:tab/>BINARY_MATRIX = 0x04</text:p>
      <text:p text:style-name="P343">};</text:p>
      <text:p text:style-name="P343"/>
      <text:p text:style-name="P343">#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3">/*******************************************************************************</text:p>
      <text:p text:style-name="P343"><text:soft-page-break/><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lt;cmath&gt;</text:p>
      <text:p text:style-name="P343">#include &lt;climits&gt;</text:p>
      <text:p text:style-name="P343">#include &lt;cstdlib&gt;</text:p>
      <text:p text:style-name="P343">#include &lt;iomanip&gt;</text:p>
      <text:p text:style-name="P343"/>
      <text:p text:style-name="P343">using namespace std;</text:p>
      <text:p text:style-name="P343"/>
      <text:p text:style-name="P343">#include "DE.h"</text:p>
      <text:p text:style-name="P343">#include "ANN.h"</text:p>
      <text:p text:style-name="P343">#include "Counter.h"</text:p>
      <text:p text:style-name="P343"/>
      <text:p text:style-name="P343">extern void sleep();</text:p>
      <text:p text:style-name="P343"/>
      <text:p text:style-name="P343">/*</text:p>
      <text:p text:style-name="P343"><text:s/>* Control running of the thread.</text:p>
      <text:p text:style-name="P343"><text:s/>*/</text:p>
      <text:p text:style-name="P343">extern bool isRunning;</text:p>
      <text:p text:style-name="P343"/>
      <text:p text:style-name="P343">const bool DE::PREDICT_WITH_EACH_CHROMOSOME = true;</text:p>
      <text:p text:style-name="P343"/>
      <text:p text:style-name="P343">const double DE::MIN_MUTATION_FACTOR = 0.000;</text:p>
      <text:p text:style-name="P343"/>
      <text:p text:style-name="P343">const double DE::MAX_MUTATION_FACTOR = 0.002;</text:p>
      <text:p text:style-name="P343"/>
      <text:p text:style-name="P343">const int DE::MIN_CROSSOVER_RATE = 0;</text:p>
      <text:p text:style-name="P343"/>
      <text:p text:style-name="P343">const int DE::MAX_CROSSOVER_RATE = 10000;</text:p>
      <text:p text:style-name="P343"/>
      <text:p text:style-name="P343">bool DE::validIndexes() {</text:p>
      <text:p text:style-name="P343"><text:tab/>if(trialIndex == baseIndex || trialIndex == targetIndex || trialIndex == firstIndex || trialIndex == secondIndex) {</text:p>
      <text:p text:style-name="P343"><text:tab/><text:tab/>return false;</text:p>
      <text:p text:style-name="P343"><text:tab/>}</text:p>
      <text:p text:style-name="P343"/>
      <text:p text:style-name="P343"><text:tab/>if(baseIndex == targetIndex || baseIndex == firstIndex || baseIndex == secondIndex) {</text:p>
      <text:p text:style-name="P343"><text:tab/><text:tab/>return false;</text:p>
      <text:p text:style-name="P343"><text:tab/>}</text:p>
      <text:p text:style-name="P343"/>
      <text:p text:style-name="P343"><text:tab/>if(targetIndex == firstIndex || targetIndex == secondIndex) {</text:p>
      <text:p text:style-name="P343"><text:tab/><text:tab/>return false;</text:p>
      <text:p text:style-name="P343"><text:tab/>}</text:p>
      <text:p text:style-name="P343"/>
      <text:p text:style-name="P343"><text:tab/>if(firstIndex == secondIndex) {</text:p>
      <text:p text:style-name="P343"><text:tab/><text:tab/>return false;</text:p>
      <text:p text:style-name="P343"><text:tab/>}</text:p>
      <text:p text:style-name="P343"/>
      <text:p text:style-name="P343"><text:tab/>return true;</text:p>
      <text:p text:style-name="P343">}</text:p>
      <text:p text:style-name="P343"/>
      <text:p text:style-name="P343"/>
      <text:p text:style-name="P343">void DE::recombine() {</text:p>
      <text:p text:style-name="P343"><text:tab/>int CR = MIN_CROSSOVER_RATE + rand() % (MAX_CROSSOVER_RATE - MIN_CROSSOVER_RATE + 1);</text:p>
      <text:p text:style-name="P343"><text:tab/>double F = MIN_MUTATION_FACTOR + (MAX_MUTATION_FACTOR - MIN_MUTATION_FACTOR) * ((double)rand() / (double)RAND_MAX);</text:p>
      <text:p text:style-name="P343"/>
      <text:p text:style-name="P343"><text:tab/>/*</text:p>
      <text:p text:style-name="P343"><text:tab/> * Trail vector.</text:p>
      <text:p text:style-name="P343"><text:tab/> */</text:p>
      <text:p text:style-name="P343"><text:tab/>WeightsMatrix &amp;trial = population[trialIndex].getWeights();</text:p>
      <text:p text:style-name="P343"/>
      <text:p text:style-name="P343"><text:tab/>/*</text:p>
      <text:p text:style-name="P343"><text:tab/> * Base vector.</text:p>
      <text:p text:style-name="P343"><text:tab/> */</text:p>
      <text:p text:style-name="P343"><text:tab/>WeightsMatrix &amp;base = population[baseIndex].getWeights();</text:p>
      <text:p text:style-name="P343"/>
      <text:p text:style-name="P343"><text:tab/>/*</text:p>
      <text:p text:style-name="P343"><text:tab/> * Target vector.</text:p>
      <text:p text:style-name="P343"><text:tab/> */</text:p>
      <text:p text:style-name="P343"><text:tab/>WeightsMatrix &amp;target = population[targetIndex].getWeights();</text:p>
      <text:p text:style-name="P343"/>
      <text:p text:style-name="P343"><text:tab/>/*</text:p>
      <text:p text:style-name="P343"><text:tab/> * First vector for the difference.</text:p>
      <text:p text:style-name="P343"><text:tab/> */</text:p>
      <text:p text:style-name="P343"><text:tab/>WeightsMatrix &amp;first = population[firstIndex].getWeights();</text:p>
      <text:p text:style-name="P343"/>
      <text:p text:style-name="P343"><text:soft-page-break/><text:tab/>/*</text:p>
      <text:p text:style-name="P343"><text:tab/> * Second vector for the difference.</text:p>
      <text:p text:style-name="P343"><text:tab/> */</text:p>
      <text:p text:style-name="P343"><text:tab/>WeightsMatrix &amp;second = population[secondIndex].getWeights();</text:p>
      <text:p text:style-name="P343"/>
      <text:p text:style-name="P343"><text:tab/>/*</text:p>
      <text:p text:style-name="P343"><text:tab/> * Size of the ANN should not be zero.</text:p>
      <text:p text:style-name="P343"><text:tab/> */</text:p>
      <text:p text:style-name="P343"><text:s text:c="4"/>if(trial.dimension() &lt;= 0) {</text:p>
      <text:p text:style-name="P343"><text:tab/><text:tab/>throw( "DE00219" );</text:p>
      <text:p text:style-name="P343"><text:tab/><text:tab/>return;</text:p>
      <text:p text:style-name="P343"><text:s text:c="4"/>}</text:p>
      <text:p text:style-name="P343"/>
      <text:p text:style-name="P343"><text:tab/>//TODO Implement recombination as polymorphic class.</text:p>
      <text:p text:style-name="P343"/>
      <text:p text:style-name="P343"><text:tab/>/*</text:p>
      <text:p text:style-name="P343"><text:tab/> * It is a guarantee that at least one element will be crossed.</text:p>
      <text:p text:style-name="P343"><text:tab/> */</text:p>
      <text:p text:style-name="P343"><text:tab/>int R = rand() % (trial.dimension() * trial.dimension());</text:p>
      <text:p text:style-name="P343"/>
      <text:p text:style-name="P343"><text:s text:c="4"/>/*</text:p>
      <text:p text:style-name="P343"><text:s text:c="5"/>* Binomial crossover.</text:p>
      <text:p text:style-name="P343"><text:s text:c="5"/>*/</text:p>
      <text:p text:style-name="P343"><text:tab/>for (int j=0, k=0; j&lt;trial.dimension(); j++) {</text:p>
      <text:p text:style-name="P343"><text:tab/><text:tab/>for (int i=0; i&lt;trial.dimension(); i++, k++) {</text:p>
      <text:p text:style-name="P343"><text:tab/><text:tab/><text:tab/>int ri = MIN_CROSSOVER_RATE + rand() % (MAX_CROSSOVER_RATE - MIN_CROSSOVER_RATE + 1);</text:p>
      <text:p text:style-name="P343"/>
      <text:p text:style-name="P343"><text:tab/><text:tab/><text:tab/>if (ri &lt; CR || k == R) {</text:p>
      <text:p text:style-name="P343"><text:tab/><text:tab/><text:tab/><text:tab/>trial(i,j) = base(i,j) + F * (first(i,j)-second(i,j));</text:p>
      <text:p text:style-name="P343"><text:tab/><text:tab/><text:tab/>} else {</text:p>
      <text:p text:style-name="P343"><text:tab/><text:tab/><text:tab/><text:tab/>trial(i,j) = target(i,j);</text:p>
      <text:p text:style-name="P343"><text:tab/><text:tab/><text:tab/>}</text:p>
      <text:p text:style-name="P343"><text:tab/><text:tab/>}</text:p>
      <text:p text:style-name="P343"><text:tab/>}</text:p>
      <text:p text:style-name="P343"/>
      <text:p text:style-name="P343"><text:tab/>/*</text:p>
      <text:p text:style-name="P343"><text:tab/> * Update result chromosome. When reference is used result is already on place.</text:p>
      <text:p text:style-name="P343"><text:tab/> */</text:p>
      <text:p text:style-name="P343"><text:tab/>//TODO population[trialIndex].setWeights( trial );</text:p>
      <text:p text:style-name="P343">}</text:p>
      <text:p text:style-name="P343"/>
      <text:p text:style-name="P343"/>
      <text:p text:style-name="P343">DE::DE() {</text:p>
      <text:p text:style-name="P343"><text:tab/>/*</text:p>
      <text:p text:style-name="P343"><text:tab/> * Initialize class members.</text:p>
      <text:p text:style-name="P343"><text:tab/> */</text:p>
      <text:p text:style-name="P343"><text:tab/>this-&gt;counters = NULL;</text:p>
      <text:p text:style-name="P343"><text:tab/>this-&gt;ann = NULL;</text:p>
      <text:p text:style-name="P343"/>
      <text:p text:style-name="P343"><text:tab/>/*</text:p>
      <text:p text:style-name="P343"><text:tab/> * Memory allocation.</text:p>
      <text:p text:style-name="P343"><text:tab/> */</text:p>
      <text:p text:style-name="P343"><text:tab/>Population population( 0 );</text:p>
      <text:p text:style-name="P343"><text:tab/>this-&gt;population = population;</text:p>
      <text:p text:style-name="P343">}</text:p>
      <text:p text:style-name="P343"/>
      <text:p text:style-name="P343">DE::DE(const DE &amp;de) {</text:p>
      <text:p text:style-name="P343"><text:tab/>this-&gt;counters = de.counters;</text:p>
      <text:p text:style-name="P343"><text:tab/>this-&gt;ann = de.ann;</text:p>
      <text:p text:style-name="P343"><text:tab/>this-&gt;population = de.population;</text:p>
      <text:p text:style-name="P343">}</text:p>
      <text:p text:style-name="P343"/>
      <text:p text:style-name="P343">DE::DE(Counter *counters, ANN *ann, int populationSize) {</text:p>
      <text:p text:style-name="P343"><text:tab/>/*</text:p>
      <text:p text:style-name="P343"><text:tab/> * Check counters pointer for point valid object.</text:p>
      <text:p text:style-name="P343"><text:tab/> */</text:p>
      <text:p text:style-name="P343"><text:tab/>if (counters == NULL) {</text:p>
      <text:p text:style-name="P343"><text:tab/><text:tab/>throw( "DE00148" );</text:p>
      <text:p text:style-name="P343"><text:tab/><text:tab/>return;</text:p>
      <text:p text:style-name="P343"><text:tab/>}</text:p>
      <text:p text:style-name="P343"/>
      <text:p text:style-name="P343"><text:tab/>/*</text:p>
      <text:p text:style-name="P343"><text:tab/> * Check ANN pointer for point valid object.</text:p>
      <text:p text:style-name="P343"><text:tab/> */</text:p>
      <text:p text:style-name="P343"><text:tab/>if (ann == NULL) {</text:p>
      <text:p text:style-name="P343"><text:tab/><text:tab/>throw( "DE00095" );</text:p>
      <text:p text:style-name="P343"><text:tab/><text:tab/>return;</text:p>
      <text:p text:style-name="P343"><text:tab/>}</text:p>
      <text:p text:style-name="P343"/>
      <text:p text:style-name="P343"><text:tab/>this-&gt;counters = counters;</text:p>
      <text:p text:style-name="P343"/>
      <text:p text:style-name="P343"><text:tab/>/*</text:p>
      <text:p text:style-name="P343"><text:tab/> * Initialize class members.</text:p>
      <text:p text:style-name="P343"><text:tab/> */</text:p>
      <text:p text:style-name="P343"><text:tab/>this-&gt;ann = ann;</text:p>
      <text:p text:style-name="P343"/>
      <text:p text:style-name="P343"><text:tab/>/*</text:p>
      <text:p text:style-name="P343"><text:tab/> * Memory allocation.</text:p>
      <text:p text:style-name="P343"><text:tab/> */</text:p>
      <text:p text:style-name="P343"><text:tab/>Population population( populationSize );</text:p>
      <text:p text:style-name="P343"><text:tab/>this-&gt;population = population;</text:p>
      <text:p text:style-name="P343"/>
      <text:p text:style-name="P343"><text:tab/>/*</text:p>
      <text:p text:style-name="P343"><text:tab/> * Check valid object internal structure.</text:p>
      <text:p text:style-name="P343"><text:tab/> */</text:p>
      <text:p text:style-name="P343"><text:tab/>if (population.dimension() &lt;= 0) {</text:p>
      <text:p text:style-name="P343"><text:tab/><text:tab/>throw( "DE00035" );</text:p>
      <text:p text:style-name="P343"><text:tab/><text:tab/>return;</text:p>
      <text:p text:style-name="P343"><text:tab/>}</text:p>
      <text:p text:style-name="P343"/>
      <text:p text:style-name="P343"><text:tab/>/*</text:p>
      <text:p text:style-name="P343"><text:tab/> * Estimate work done.</text:p>
      <text:p text:style-name="P343"><text:tab/> */</text:p>
      <text:p text:style-name="P343"><text:soft-page-break/><text:tab/>if (counters != NULL) {</text:p>
      <text:p text:style-name="P343"><text:tab/><text:tab/>counters-&gt;setValue("Population size", population.dimension());</text:p>
      <text:p text:style-name="P343"><text:tab/>}</text:p>
      <text:p text:style-name="P343">}</text:p>
      <text:p text:style-name="P343"/>
      <text:p text:style-name="P343">Population&amp; DE::getPopulation() {</text:p>
      <text:p text:style-name="P343"><text:tab/>return( population );</text:p>
      <text:p text:style-name="P343">}</text:p>
      <text:p text:style-name="P343"/>
      <text:p text:style-name="P343">void DE::setPopulation(Population &amp;population) {</text:p>
      <text:p text:style-name="P343"><text:tab/>this-&gt;population = population;</text:p>
      <text:p text:style-name="P343">}</text:p>
      <text:p text:style-name="P343"/>
      <text:p text:style-name="P343">void DE::evolve() {</text:p>
      <text:p text:style-name="P343"><text:tab/>/*</text:p>
      <text:p text:style-name="P343"><text:tab/> * Estimate work done.</text:p>
      <text:p text:style-name="P343"><text:tab/> */</text:p>
      <text:p text:style-name="P343"><text:tab/>if (counters != NULL) {</text:p>
      <text:p text:style-name="P343"><text:tab/><text:tab/>counters-&gt;increment( "Evolution loops" );</text:p>
      <text:p text:style-name="P343"><text:tab/>}</text:p>
      <text:p text:style-name="P343"/>
      <text:p text:style-name="P343"><text:tab/>/*</text:p>
      <text:p text:style-name="P343"><text:tab/> * Select trial vector index (it is used as buffer).</text:p>
      <text:p text:style-name="P343"><text:tab/> */</text:p>
      <text:p text:style-name="P343"><text:tab/>//TODO Use the chromosome with the worst fitness.</text:p>
      <text:p text:style-name="P343"><text:tab/>trialIndex = rand() % population.dimension();</text:p>
      <text:p text:style-name="P343"/>
      <text:p text:style-name="P343"><text:tab/>/*</text:p>
      <text:p text:style-name="P343"><text:tab/> * Evolve more chromosomes of the population (not all of them).</text:p>
      <text:p text:style-name="P343"><text:tab/> */</text:p>
      <text:p text:style-name="P343"><text:tab/>for (int k=0; k&lt;population.dimension()&amp;&amp;isRunning==true; k++) {</text:p>
      <text:p text:style-name="P343"><text:tab/><text:tab/>/*</text:p>
      <text:p text:style-name="P343"><text:tab/><text:tab/> * Select random indivudials for crossover according selection strategy.</text:p>
      <text:p text:style-name="P343"><text:tab/><text:tab/> * The best chromosome is not part of the evolution to give better chances</text:p>
      <text:p text:style-name="P343"><text:tab/><text:tab/> * to other chromosomes to survive and to evolve.</text:p>
      <text:p text:style-name="P343"><text:tab/><text:tab/> */</text:p>
      <text:p text:style-name="P343"><text:tab/><text:tab/>do {</text:p>
      <text:p text:style-name="P343"><text:tab/><text:tab/><text:tab/>/*</text:p>
      <text:p text:style-name="P343"><text:tab/><text:tab/><text:tab/> * Base vector should never be equal to the trial vector. That is why k can not be used as x vector selection.</text:p>
      <text:p text:style-name="P343"><text:tab/><text:tab/><text:tab/> */</text:p>
      <text:p text:style-name="P343"><text:tab/><text:tab/><text:tab/>baseIndex = rand() % population.dimension();</text:p>
      <text:p text:style-name="P343"/>
      <text:p text:style-name="P343"><text:tab/><text:tab/><text:tab/>targetIndex = rand() % population.dimension();</text:p>
      <text:p text:style-name="P343"><text:tab/><text:tab/><text:tab/>firstIndex = rand() % population.dimension();</text:p>
      <text:p text:style-name="P343"><text:tab/><text:tab/><text:tab/>secondIndex = rand() % population.dimension();</text:p>
      <text:p text:style-name="P343"><text:tab/><text:tab/>} while (validIndexes() == false);</text:p>
      <text:p text:style-name="P343"/>
      <text:p text:style-name="P343"><text:tab/><text:tab/>/*</text:p>
      <text:p text:style-name="P343"><text:tab/><text:tab/> * Produce trial vector.</text:p>
      <text:p text:style-name="P343"><text:tab/><text:tab/> */</text:p>
      <text:p text:style-name="P343"><text:tab/><text:tab/>recombine();</text:p>
      <text:p text:style-name="P343"/>
      <text:p text:style-name="P343"><text:tab/><text:tab/>/*</text:p>
      <text:p text:style-name="P343"><text:tab/><text:tab/> * Load chromosome's weights into ANN.</text:p>
      <text:p text:style-name="P343"><text:tab/><text:tab/> */</text:p>
      <text:p text:style-name="P343"><text:tab/><text:tab/>ann-&gt;setWeights(population[trialIndex].getWeights());</text:p>
      <text:p text:style-name="P343"/>
      <text:p text:style-name="P343"><text:tab/><text:tab/>/*</text:p>
      <text:p text:style-name="P343"><text:tab/><text:tab/> * Calculate chromosome fitness by calling ANN total error calculation.</text:p>
      <text:p text:style-name="P343"><text:tab/><text:tab/> */</text:p>
      <text:p text:style-name="P343"><text:tab/><text:tab/>population[ trialIndex ].setFitness( ann-&gt;totalError() );</text:p>
      <text:p text:style-name="P343"/>
      <text:p text:style-name="P343"><text:tab/><text:tab/>/*</text:p>
      <text:p text:style-name="P343"><text:tab/><text:tab/> * There is a chance total error calculation to be interrupted.</text:p>
      <text:p text:style-name="P343"><text:tab/><text:tab/> */</text:p>
      <text:p text:style-name="P343"><text:tab/><text:tab/>if (isRunning == false) {</text:p>
      <text:p text:style-name="P343"><text:tab/><text:tab/><text:tab/>population[trialIndex].setFitness( RAND_MAX );</text:p>
      <text:p text:style-name="P343"><text:tab/><text:tab/>}</text:p>
      <text:p text:style-name="P343"/>
      <text:p text:style-name="P343"><text:tab/><text:tab/>/*</text:p>
      <text:p text:style-name="P343"><text:tab/><text:tab/> * Update ANN prediction.</text:p>
      <text:p text:style-name="P343"><text:tab/><text:tab/> */</text:p>
      <text:p text:style-name="P343"><text:tab/><text:tab/>if (population[trialIndex].getFitness()&lt;=population.getBestFitness() || PREDICT_WITH_EACH_CHROMOSOME==true) {</text:p>
      <text:p text:style-name="P343"><text:tab/><text:tab/><text:tab/>ann-&gt;predict();</text:p>
      <text:p text:style-name="P343"><text:tab/><text:tab/>}</text:p>
      <text:p text:style-name="P343"/>
      <text:p text:style-name="P343"><text:tab/><text:tab/>/*</text:p>
      <text:p text:style-name="P343"><text:tab/><text:tab/> * If trial vector is better than base vector than switch indexes.</text:p>
      <text:p text:style-name="P343"><text:tab/><text:tab/> */</text:p>
      <text:p text:style-name="P343"><text:tab/><text:tab/>if(population[ trialIndex ].getFitness() &lt; population[ baseIndex ].getFitness()) {</text:p>
      <text:p text:style-name="P343"><text:tab/><text:tab/><text:tab/>trialIndex = baseIndex;</text:p>
      <text:p text:style-name="P343"><text:tab/><text:tab/>}</text:p>
      <text:p text:style-name="P343"/>
      <text:p text:style-name="P343"><text:tab/><text:tab/>/*</text:p>
      <text:p text:style-name="P343"><text:tab/><text:tab/> * Update best fitness index.</text:p>
      <text:p text:style-name="P343"><text:tab/><text:tab/> */</text:p>
      <text:p text:style-name="P343"><text:tab/><text:tab/>population.searchBestFitnessIndex();</text:p>
      <text:p text:style-name="P343"/>
      <text:p text:style-name="P343"><text:tab/><text:tab/>/*</text:p>
      <text:p text:style-name="P343"><text:tab/><text:tab/> * Sleep for better performance.</text:p>
      <text:p text:style-name="P343"><text:tab/><text:tab/> */</text:p>
      <text:p text:style-name="P343"><text:tab/><text:tab/>sleep();</text:p>
      <text:p text:style-name="P343"><text:tab/>}</text:p>
      <text:p text:style-name="P343">}</text:p>
      <text:p text:style-name="P343"/>
      <text:p text:style-name="P343">DE::~DE() {</text:p>
      <text:p text:style-name="P343"><text:tab/>ann = NULL;</text:p>
      <text:p text:style-name="P343"><text:tab/>counters = NULL;</text:p>
      <text:p text:style-name="P343">}</text:p>
      <text:p text:style-name="P343"/>
      <text:p text:style-name="P343">DE&amp; DE::operator=(const DE &amp;de) {</text:p>
      <text:p text:style-name="P343"><text:tab/>this-&gt;counters = de.counters;</text:p>
      <text:p text:style-name="P343"><text:soft-page-break/><text:tab/>this-&gt;ann = de.ann;</text:p>
      <text:p text:style-name="P343"><text:tab/>this-&gt;population = de.population;</text:p>
      <text:p text:style-name="P343"/>
      <text:p text:style-name="P343"><text:tab/>return( *this );</text:p>
      <text:p text:style-name="P343">}</text:p>
      <text:p text:style-name="P343"/>
      <text:p text:style-name="P343">ostream&amp; operator&lt;&lt;(ostream &amp;out, DE &amp;de) {</text:p>
      <text:p text:style-name="P343"><text:tab/>out &lt;&lt; fixed;</text:p>
      <text:p text:style-name="P343"/>
      <text:p text:style-name="P343"><text:tab/>out &lt;&lt; de.population;</text:p>
      <text:p text:style-name="P343"/>
      <text:p text:style-name="P343"><text:tab/>return( out );</text:p>
      <text:p text:style-name="P343">}</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DE_H</text:p>
      <text:p text:style-name="P343">#define DE_H</text:p>
      <text:p text:style-name="P343"/>
      <text:p text:style-name="P343">#include &lt;iostream&gt;</text:p>
      <text:p text:style-name="P343"/>
      <text:p text:style-name="P343">class ANN;</text:p>
      <text:p text:style-name="P343">class Counter;</text:p>
      <text:p text:style-name="P343"/>
      <text:p text:style-name="P343">#include "Population.h"</text:p>
      <text:p text:style-name="P343">#include "CrossoverType.h"</text:p>
      <text:p text:style-name="P343"/>
      <text:p text:style-name="P343">/**</text:p>
      <text:p text:style-name="P343"><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3"><text:s/>*</text:p>
      <text:p text:style-name="P343"><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3"><text:s/>*</text:p>
      <text:p text:style-name="P343"><text:s/>* Let \mathbf{x} \in \Bbb{R}^n designate a candidate solution (agent) in the population. The basic DE algorithm can then be described as follows:</text:p>
      <text:p text:style-name="P343"><text:s/>*</text:p>
      <text:p text:style-name="P343"><text:s/>* Initialize all agents \mathbf{x} with random positions in the search-space.</text:p>
      <text:p text:style-name="P343"><text:s/>* Until a termination criterion is met (e.g. number of iterations performed, or adequate fitness reached), repeat the following:</text:p>
      <text:p text:style-name="P343"><text:s/>* For each agent \mathbf{x} in the population do:</text:p>
      <text:p text:style-name="P343"><text:s/>* Pick three agents \mathbf{a},\mathbf{b}, and \mathbf{c} from the population at random, they must be distinct from each other as well as from agent \mathbf{x}</text:p>
      <text:p text:style-name="P343"><text:s/>* Pick a random index R \in \{1, \ldots, n\} (n being the dimensionality of the problem to be optimized).</text:p>
      <text:p text:style-name="P343"><text:s/>* Compute the agent's potentially new position \mathbf{y} = [y_1, \ldots, y_n] as follows:</text:p>
      <text:p text:style-name="P343"><text:s/>* For each i, pick a uniformly distributed number r_i \equiv U(0,1)</text:p>
      <text:p text:style-name="P343"><text:s/>* If r_i &lt; \text{CR} or i = R then set y_i = a_i + F \times (b_i-c_i) otherwise set y_i = x_i</text:p>
      <text:p text:style-name="P343"><text:s/>* (In essence, the new position is outcome of binary crossover of agent \mathbf{x} with intermediate agent \mathbf{z} = \mathbf{a} + F \times (\mathbf{b}-\mathbf{c}).)</text:p>
      <text:p text:style-name="P343"><text:s/>* If f(\mathbf{y}) &lt; f(\mathbf{x}) then replace the agent in the population with the improved candidate solution, that is, replace \mathbf{x} with \mathbf{y} in the population.</text:p>
      <text:p text:style-name="P343"><text:s/>* Pick the agent from the population that has the highest fitness or lowest cost and return it as the best found candidate solution.</text:p>
      <text:p text:style-name="P343"><text:s/>*</text:p>
      <text:p text:style-name="P343"><text:s/>* Note that F \in [0,2] is called the differential weight and \text{CR} \in [0,1] is called the crossover probability, both these parameters are selectable by the practitioner along with the population size \text{NP} \geq 4 see below. *</text:p>
      <text:p text:style-name="P343"><text:s/>*</text:p>
      <text:p text:style-name="P343"><text:s/>* @author Todor Balabanov</text:p>
      <text:p text:style-name="P343"><text:s/>*</text:p>
      <text:p text:style-name="P343"><text:s/>* @email todor.balabanov@gmail.com</text:p>
      <text:p text:style-name="P343"><text:s/>*</text:p>
      <text:p text:style-name="P343"><text:s/>* @date 10 Mar 2009</text:p>
      <text:p text:style-name="P343"><text:s/>*/</text:p>
      <text:p text:style-name="P343">class DE {</text:p>
      <text:p text:style-name="P343"/>
      <text:p text:style-name="P343"><text:soft-page-break/>public:</text:p>
      <text:p text:style-name="P343"/>
      <text:p text:style-name="P343"><text:tab/>/**</text:p>
      <text:p text:style-name="P343"><text:tab/> * Do prediction with each chromosome, not only with the best one.</text:p>
      <text:p text:style-name="P343"><text:tab/> */</text:p>
      <text:p text:style-name="P343"><text:tab/>//TODO implement it as member variable.</text:p>
      <text:p text:style-name="P343"><text:tab/>static const bool PREDICT_WITH_EACH_CHROMOSOME;</text:p>
      <text:p text:style-name="P343"/>
      <text:p text:style-name="P343"><text:tab/>/**</text:p>
      <text:p text:style-name="P343"><text:tab/> * Minimum mutation factor.</text:p>
      <text:p text:style-name="P343"><text:tab/> */</text:p>
      <text:p text:style-name="P343"><text:tab/>static const double MIN_MUTATION_FACTOR;</text:p>
      <text:p text:style-name="P343"/>
      <text:p text:style-name="P343"><text:tab/>/**</text:p>
      <text:p text:style-name="P343"><text:tab/> * Maximum mutation factor.</text:p>
      <text:p text:style-name="P343"><text:tab/> */</text:p>
      <text:p text:style-name="P343"><text:tab/>static const double MAX_MUTATION_FACTOR;</text:p>
      <text:p text:style-name="P343"/>
      <text:p text:style-name="P343"><text:tab/>/**</text:p>
      <text:p text:style-name="P343"><text:tab/> * Minimum crossover rate as integer number between [0-10000] instead of double number between [0.0-1.0].</text:p>
      <text:p text:style-name="P343"><text:tab/> */</text:p>
      <text:p text:style-name="P343"><text:tab/>static const int MIN_CROSSOVER_RATE;</text:p>
      <text:p text:style-name="P343"/>
      <text:p text:style-name="P343"><text:tab/>/**</text:p>
      <text:p text:style-name="P343"><text:tab/> * Maximum crossover rate as integer number between [0-10000] instead of double number between [0.0-1.0].</text:p>
      <text:p text:style-name="P343"><text:tab/> */</text:p>
      <text:p text:style-name="P343"><text:tab/>static const int MAX_CROSSOVER_RATE;</text:p>
      <text:p text:style-name="P343"/>
      <text:p text:style-name="P343">private:</text:p>
      <text:p text:style-name="P343"/>
      <text:p text:style-name="P343"><text:tab/>/**</text:p>
      <text:p text:style-name="P343"><text:tab/> * Population array. Population array is dynamically allocated. Each</text:p>
      <text:p text:style-name="P343"><text:tab/> * member is two dimensional array (matrix of weights). Weights matrix is</text:p>
      <text:p text:style-name="P343"><text:tab/> * also dynamically allocated.</text:p>
      <text:p text:style-name="P343"><text:tab/> */</text:p>
      <text:p text:style-name="P343"><text:tab/>Population population;</text:p>
      <text:p text:style-name="P343"/>
      <text:p text:style-name="P343"><text:tab/>/**</text:p>
      <text:p text:style-name="P343"><text:tab/> * Use one of the elements in the population as trial element. When the element is better than some other element just change the index value.</text:p>
      <text:p text:style-name="P343"><text:tab/> */</text:p>
      <text:p text:style-name="P343"><text:tab/>int trialIndex;</text:p>
      <text:p text:style-name="P343"/>
      <text:p text:style-name="P343"><text:tab/>/**</text:p>
      <text:p text:style-name="P343"><text:tab/> * In original DE x vector is selected in a loop and each element is visited. Here we will select x random way (statistically it should not have a difference).</text:p>
      <text:p text:style-name="P343"><text:tab/> */</text:p>
      <text:p text:style-name="P343"><text:tab/>int baseIndex;</text:p>
      <text:p text:style-name="P343"/>
      <text:p text:style-name="P343"><text:tab/>/**</text:p>
      <text:p text:style-name="P343"><text:tab/> * Vector a from the original DE implementation.</text:p>
      <text:p text:style-name="P343"><text:tab/> */</text:p>
      <text:p text:style-name="P343"><text:tab/>int targetIndex;</text:p>
      <text:p text:style-name="P343"/>
      <text:p text:style-name="P343"><text:tab/>/**</text:p>
      <text:p text:style-name="P343"><text:tab/> * Vector b from the original DE implementation.</text:p>
      <text:p text:style-name="P343"><text:tab/> */</text:p>
      <text:p text:style-name="P343"><text:tab/>int firstIndex;</text:p>
      <text:p text:style-name="P343"/>
      <text:p text:style-name="P343"><text:tab/>/**</text:p>
      <text:p text:style-name="P343"><text:tab/> * Vector c from the original DE implementation.</text:p>
      <text:p text:style-name="P343"><text:tab/> */</text:p>
      <text:p text:style-name="P343"><text:tab/>int secondIndex;</text:p>
      <text:p text:style-name="P343"/>
      <text:p text:style-name="P343"><text:tab/>/**</text:p>
      <text:p text:style-name="P343"><text:tab/> * Link to counters object.</text:p>
      <text:p text:style-name="P343"><text:tab/> */</text:p>
      <text:p text:style-name="P343"><text:tab/>Counter *counters;</text:p>
      <text:p text:style-name="P343"/>
      <text:p text:style-name="P343"><text:tab/>/**</text:p>
      <text:p text:style-name="P343"><text:tab/> * Link to real artificial neural network object.</text:p>
      <text:p text:style-name="P343"><text:tab/> */</text:p>
      <text:p text:style-name="P343"><text:tab/>ANN *ann;</text:p>
      <text:p text:style-name="P343"/>
      <text:p text:style-name="P343">private:</text:p>
      <text:p text:style-name="P343"/>
      <text:p text:style-name="P343"><text:tab/>/**</text:p>
      <text:p text:style-name="P343"><text:tab/> * Indexes should be different in order DE to work.</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7 Dec 2014</text:p>
      <text:p text:style-name="P343"><text:tab/> */</text:p>
      <text:p text:style-name="P343"><text:tab/>bool validIndexes();</text:p>
      <text:p text:style-name="P343"/>
      <text:p text:style-name="P343"><text:tab/>/**</text:p>
      <text:p text:style-name="P343"><text:tab/> * Recombine chromosomes.</text:p>
      <text:p text:style-name="P343"><text:tab/> *</text:p>
      <text:p text:style-name="P343"><text:tab/> * @author Iliyan Zankinski</text:p>
      <text:p text:style-name="P343"><text:tab/> *</text:p>
      <text:p text:style-name="P343"><text:tab/> * @email iliyan_mf@abv.bg</text:p>
      <text:p text:style-name="P343"><text:tab/> *</text:p>
      <text:p text:style-name="P343"><text:tab/> * @date 31 Mar 2009</text:p>
      <text:p text:style-name="P343"><text:tab/> */</text:p>
      <text:p text:style-name="P343"><text:tab/>//TODO Do it in Chromosome class.</text:p>
      <text:p text:style-name="P343"><text:tab/>void recombine();</text:p>
      <text:p text:style-name="P343"/>
      <text:p text:style-name="P343">public:</text:p>
      <text:p text:style-name="P343"/>
      <text:p text:style-name="P343"><text:tab/>/**</text:p>
      <text:p text:style-name="P343"><text:tab/> * Differential evolution class constructor.</text:p>
      <text:p text:style-name="P343"><text:soft-page-break/><text:tab/> *</text:p>
      <text:p text:style-name="P343"><text:tab/> * @author Todor Balabanov</text:p>
      <text:p text:style-name="P343"><text:tab/> *</text:p>
      <text:p text:style-name="P343"><text:tab/> * @email todor.balabanov@gmail.com</text:p>
      <text:p text:style-name="P343"><text:tab/> *</text:p>
      <text:p text:style-name="P343"><text:tab/> * @date 20 Oct 2011</text:p>
      <text:p text:style-name="P343"><text:tab/> */</text:p>
      <text:p text:style-name="P343"><text:tab/>DE();</text:p>
      <text:p text:style-name="P343"/>
      <text:p text:style-name="P343"><text:tab/>/**</text:p>
      <text:p text:style-name="P343"><text:tab/> * Differential evolution class constructor.</text:p>
      <text:p text:style-name="P343"><text:tab/> *</text:p>
      <text:p text:style-name="P343"><text:tab/> * @param de Instance to be copie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Oct 2011</text:p>
      <text:p text:style-name="P343"><text:tab/> */</text:p>
      <text:p text:style-name="P343"><text:tab/>DE(const DE &amp;de);</text:p>
      <text:p text:style-name="P343"/>
      <text:p text:style-name="P343"><text:tab/>/**</text:p>
      <text:p text:style-name="P343"><text:tab/> * Differential evolution class constructor.</text:p>
      <text:p text:style-name="P343"><text:tab/> *</text:p>
      <text:p text:style-name="P343"><text:tab/> * @param counters Link to real counters object.</text:p>
      <text:p text:style-name="P343"><text:tab/> *</text:p>
      <text:p text:style-name="P343"><text:tab/> * @param ann Link to artificial neural network.</text:p>
      <text:p text:style-name="P343"><text:tab/> *</text:p>
      <text:p text:style-name="P343"><text:tab/> * @param populationSize Population size to be use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r 2009</text:p>
      <text:p text:style-name="P343"><text:tab/> */</text:p>
      <text:p text:style-name="P343"><text:tab/>DE(Counter *counters, ANN *ann, int populationSize);</text:p>
      <text:p text:style-name="P343"/>
      <text:p text:style-name="P343"><text:tab/>/**</text:p>
      <text:p text:style-name="P343"><text:tab/> * Population getter.</text:p>
      <text:p text:style-name="P343"><text:tab/> *</text:p>
      <text:p text:style-name="P343"><text:tab/> * @return Weights Population referenc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9 Aug 2009</text:p>
      <text:p text:style-name="P343"><text:tab/> */</text:p>
      <text:p text:style-name="P343"><text:tab/>Population&amp; getPopulation();</text:p>
      <text:p text:style-name="P343"/>
      <text:p text:style-name="P343"><text:tab/>/**</text:p>
      <text:p text:style-name="P343"><text:tab/> * Population setter.</text:p>
      <text:p text:style-name="P343"><text:tab/> *</text:p>
      <text:p text:style-name="P343"><text:tab/> * @param population Population to set.</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0 May 2009</text:p>
      <text:p text:style-name="P343"><text:tab/> */</text:p>
      <text:p text:style-name="P343"><text:tab/>void setPopulation(Population &amp;population);</text:p>
      <text:p text:style-name="P343"/>
      <text:p text:style-name="P343"><text:tab/>/**</text:p>
      <text:p text:style-name="P343"><text:tab/> * Crossover type getter.</text:p>
      <text:p text:style-name="P343"><text:tab/> *</text:p>
      <text:p text:style-name="P343"><text:tab/> * @return Crossover typ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CrossoverType getCrossoverType() const;</text:p>
      <text:p text:style-name="P343"/>
      <text:p text:style-name="P343"><text:tab/>/**</text:p>
      <text:p text:style-name="P343"><text:tab/> * Crossover type setter.</text:p>
      <text:p text:style-name="P343"><text:tab/> *</text:p>
      <text:p text:style-name="P343"><text:tab/> * @param type Crossover typ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void setCrossoverType(CrossoverType type);</text:p>
      <text:p text:style-name="P343"/>
      <text:p text:style-name="P343"><text:tab/>/**</text:p>
      <text:p text:style-name="P343"><text:tab/> * Crossover percent getter.</text:p>
      <text:p text:style-name="P343"><text:tab/> *</text:p>
      <text:p text:style-name="P343"><text:tab/> * @return Crossover probability in percent.</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double getCrossoverPercent() const;</text:p>
      <text:p text:style-name="P343"><text:soft-page-break/></text:p>
      <text:p text:style-name="P343"><text:tab/>/**</text:p>
      <text:p text:style-name="P343"><text:tab/> * Crossover percent setter.</text:p>
      <text:p text:style-name="P343"><text:tab/> *</text:p>
      <text:p text:style-name="P343"><text:tab/> * @param percent Crossover probability in percent.</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void setCrossoverPercent(double percent);</text:p>
      <text:p text:style-name="P343"/>
      <text:p text:style-name="P343"><text:tab/>/**</text:p>
      <text:p text:style-name="P343"><text:tab/> * Mutation percent getter.</text:p>
      <text:p text:style-name="P343"><text:tab/> *</text:p>
      <text:p text:style-name="P343"><text:tab/> * @return Mutation probability in percent.</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double getMutationPercent() const;</text:p>
      <text:p text:style-name="P343"/>
      <text:p text:style-name="P343"><text:tab/>/**</text:p>
      <text:p text:style-name="P343"><text:tab/> * Mutation percent setter.</text:p>
      <text:p text:style-name="P343"><text:tab/> *</text:p>
      <text:p text:style-name="P343"><text:tab/> * @param percent Mutation probability in percent.</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void setMutationPercent(double percent);</text:p>
      <text:p text:style-name="P343"/>
      <text:p text:style-name="P343"><text:tab/>/**</text:p>
      <text:p text:style-name="P343"><text:tab/> * Evolve population. Do selection for crossover. Crossover half of the</text:p>
      <text:p text:style-name="P343"><text:tab/> * population. Mutate crossovered half of the population.</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5 May 2009</text:p>
      <text:p text:style-name="P343"><text:tab/> */</text:p>
      <text:p text:style-name="P343"><text:tab/>void evolve();</text:p>
      <text:p text:style-name="P343"/>
      <text:p text:style-name="P343"><text:tab/>/**</text:p>
      <text:p text:style-name="P343"><text:tab/> * Differential evolution class destructor.</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r 2009</text:p>
      <text:p text:style-name="P343"><text:tab/> */</text:p>
      <text:p text:style-name="P343"><text:tab/>virtual ~DE();</text:p>
      <text:p text:style-name="P343"/>
      <text:p text:style-name="P343"><text:tab/>/**</text:p>
      <text:p text:style-name="P343"><text:tab/> * Assignment operator overloading.</text:p>
      <text:p text:style-name="P343"><text:tab/> *</text:p>
      <text:p text:style-name="P343"><text:tab/> * @param de Right side DE operand.</text:p>
      <text:p text:style-name="P343"><text:tab/> *</text:p>
      <text:p text:style-name="P343"><text:tab/> * @return DE instance referenc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Oct 2011</text:p>
      <text:p text:style-name="P343"><text:tab/> */</text:p>
      <text:p text:style-name="P343"><text:tab/>virtual DE&amp; operator=(const DE &amp;de);</text:p>
      <text:p text:style-name="P343"/>
      <text:p text:style-name="P343"><text:tab/>friend std::ostream&amp; operator&lt;&lt;(std::ostream &amp;out, DE &amp;de);</text:p>
      <text:p text:style-name="P343">};</text:p>
      <text:p text:style-name="P343"/>
      <text:p text:style-name="P343">/**</text:p>
      <text:p text:style-name="P343"><text:s/>* Output operator redefinition.</text:p>
      <text:p text:style-name="P343"><text:s/>*</text:p>
      <text:p text:style-name="P343"><text:s/>* @param out Output stream.</text:p>
      <text:p text:style-name="P343"><text:s/>*</text:p>
      <text:p text:style-name="P343"><text:s/>* @param de DE instance.</text:p>
      <text:p text:style-name="P343"><text:s/>*</text:p>
      <text:p text:style-name="P343"><text:s/>* @return Output stream.</text:p>
      <text:p text:style-name="P343"><text:s/>*</text:p>
      <text:p text:style-name="P343"><text:s/>* @author Iliyan Zankinski</text:p>
      <text:p text:style-name="P343"><text:s/>*</text:p>
      <text:p text:style-name="P343"><text:s/>* @email iliyan_mf@abv.bg</text:p>
      <text:p text:style-name="P343"><text:s/>*</text:p>
      <text:p text:style-name="P343"><text:s/>* @date 23 Aug 2009</text:p>
      <text:p text:style-name="P343"><text:s/>*/</text:p>
      <text:p text:style-name="P343">std::ostream&amp; operator&lt;&lt;(std::ostream &amp;out, DE &amp;de);</text:p>
      <text:p text:style-name="P343"/>
      <text:p text:style-name="P343">#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lt;iomanip&gt;</text:p>
      <text:p text:style-name="P343"/>
      <text:p text:style-name="P343">using namespace std;</text:p>
      <text:p text:style-name="P343"/>
      <text:p text:style-name="P343">#include "GraphMatrix.h"</text:p>
      <text:p text:style-name="P343"/>
      <text:p text:style-name="P343">GraphMatrix::GraphMatrix() {</text:p>
      <text:p text:style-name="P343"><text:tab/>for (vector&lt; vector&lt;double&gt; &gt;::iterator i=values.begin(); i!=values.end(); i++) {</text:p>
      <text:p text:style-name="P343"><text:tab/><text:tab/>(*i).clear();</text:p>
      <text:p text:style-name="P343"><text:tab/>}</text:p>
      <text:p text:style-name="P343"><text:tab/>values.clear();</text:p>
      <text:p text:style-name="P343">}</text:p>
      <text:p text:style-name="P343"/>
      <text:p text:style-name="P343">GraphMatrix::GraphMatrix(int size) {</text:p>
      <text:p text:style-name="P343"><text:tab/>for (vector&lt; vector&lt;double&gt; &gt;::iterator i=values.begin(); i!=values.end(); i++) {</text:p>
      <text:p text:style-name="P343"><text:tab/><text:tab/>(*i).clear();</text:p>
      <text:p text:style-name="P343"><text:tab/>}</text:p>
      <text:p text:style-name="P343"><text:tab/>values.clear();</text:p>
      <text:p text:style-name="P343"/>
      <text:p text:style-name="P343"><text:tab/>for(int i=0; i&lt;size; i++) {</text:p>
      <text:p text:style-name="P343"><text:tab/><text:tab/>values.push_back( vector&lt;double&gt;() );</text:p>
      <text:p text:style-name="P343"><text:tab/>}</text:p>
      <text:p text:style-name="P343"/>
      <text:p text:style-name="P343"><text:tab/>for(int i=0; i&lt;size; i++) {</text:p>
      <text:p text:style-name="P343"><text:tab/><text:tab/>for(int j=0; j&lt;size; j++) {</text:p>
      <text:p text:style-name="P343"><text:tab/><text:tab/><text:tab/>values[i].push_back( 0.0 );</text:p>
      <text:p text:style-name="P343"><text:tab/><text:tab/>}</text:p>
      <text:p text:style-name="P343"><text:tab/>}</text:p>
      <text:p text:style-name="P343">}</text:p>
      <text:p text:style-name="P343"/>
      <text:p text:style-name="P343">GraphMatrix::GraphMatrix(const GraphMatrix &amp;graph) {</text:p>
      <text:p text:style-name="P343"><text:tab/>values = graph.values;</text:p>
      <text:p text:style-name="P343">}</text:p>
      <text:p text:style-name="P343"/>
      <text:p text:style-name="P343">int GraphMatrix::dimension() const {</text:p>
      <text:p text:style-name="P343"><text:tab/>return( values.size() );</text:p>
      <text:p text:style-name="P343">}</text:p>
      <text:p text:style-name="P343"/>
      <text:p text:style-name="P343">GraphMatrix::~GraphMatrix() {</text:p>
      <text:p text:style-name="P343"><text:tab/>for (vector&lt; vector&lt;double&gt; &gt;::iterator i=values.begin(); i!=values.end(); i++) {</text:p>
      <text:p text:style-name="P343"><text:tab/><text:tab/>(*i).clear();</text:p>
      <text:p text:style-name="P343"><text:tab/>}</text:p>
      <text:p text:style-name="P343"><text:tab/>values.clear();</text:p>
      <text:p text:style-name="P343">}</text:p>
      <text:p text:style-name="P343"/>
      <text:p text:style-name="P343">double GraphMatrix::operator()(int col, int row) const {</text:p>
      <text:p text:style-name="P343"><text:tab/>if (col&lt;0 || col&gt;=values.size() || row&lt;0 || row&gt;=values.size()) {</text:p>
      <text:p text:style-name="P343"><text:tab/><text:tab/>throw( "GraphMatrix00171" );</text:p>
      <text:p text:style-name="P343"><text:tab/><text:tab/>return( 0.0 );</text:p>
      <text:p text:style-name="P343"><text:tab/>}</text:p>
      <text:p text:style-name="P343"/>
      <text:p text:style-name="P343"><text:tab/>return( values[col][row] );</text:p>
      <text:p text:style-name="P343">}</text:p>
      <text:p text:style-name="P343"/>
      <text:p text:style-name="P343">double&amp; GraphMatrix::operator()(int col, int row) {</text:p>
      <text:p text:style-name="P343"><text:tab/>if (col&lt;0 || col&gt;=values.size() || row&lt;0 || row&gt;=values.size()) {</text:p>
      <text:p text:style-name="P343"><text:tab/><text:tab/>throw( "GraphMatrix00211" );</text:p>
      <text:p text:style-name="P343"/>
      <text:p text:style-name="P343"><text:tab/><text:tab/>/*</text:p>
      <text:p text:style-name="P343"><text:tab/><text:tab/> * Fake object to bypass compiler.</text:p>
      <text:p text:style-name="P343"><text:tab/><text:tab/> */</text:p>
      <text:p text:style-name="P343"><text:tab/><text:tab/>static double dummy = 0;</text:p>
      <text:p text:style-name="P343"><text:tab/><text:tab/>return( dummy );</text:p>
      <text:p text:style-name="P343"><text:tab/>}</text:p>
      <text:p text:style-name="P343"/>
      <text:p text:style-name="P343"><text:tab/>return( values[col][row] );</text:p>
      <text:p text:style-name="P343"><text:soft-page-break/>}</text:p>
      <text:p text:style-name="P343"/>
      <text:p text:style-name="P343">GraphMatrix&amp; GraphMatrix::operator=(const GraphMatrix &amp;graph) {</text:p>
      <text:p text:style-name="P343"><text:tab/>values = graph.values;</text:p>
      <text:p text:style-name="P343"/>
      <text:p text:style-name="P343"><text:tab/>return( *this );</text:p>
      <text:p text:style-name="P343">}</text:p>
      <text:p text:style-name="P343"/>
      <text:p text:style-name="P343">ostream&amp; operator&lt;&lt;(ostream &amp;out, GraphMatrix &amp;graph) {</text:p>
      <text:p text:style-name="P343"><text:tab/>for (vector&lt; vector&lt;double&gt; &gt;::iterator i=graph.values.begin(); i!=graph.values.end(); i++) {</text:p>
      <text:p text:style-name="P343"><text:tab/><text:tab/>for (vector&lt;double&gt;::iterator ij=(*i).begin(); ij!=(*i).end(); ij++) {</text:p>
      <text:p text:style-name="P343"><text:tab/><text:tab/><text:tab/>out &lt;&lt; setw(8) &lt;&lt; *ij;</text:p>
      <text:p text:style-name="P343"><text:tab/><text:tab/><text:tab/>if (ij+1 != (*i).end()) {</text:p>
      <text:p text:style-name="P343"><text:tab/><text:tab/><text:tab/><text:tab/>out &lt;&lt; " ";</text:p>
      <text:p text:style-name="P343"><text:tab/><text:tab/><text:tab/>}</text:p>
      <text:p text:style-name="P343"><text:tab/><text:tab/>}</text:p>
      <text:p text:style-name="P343"/>
      <text:p text:style-name="P343"><text:tab/><text:tab/>if (i+1 != graph.values.end()) {</text:p>
      <text:p text:style-name="P343"><text:tab/><text:tab/><text:tab/>out &lt;&lt; endl;</text:p>
      <text:p text:style-name="P343"><text:tab/><text:tab/>}</text:p>
      <text:p text:style-name="P343"><text:tab/>}</text:p>
      <text:p text:style-name="P343"/>
      <text:p text:style-name="P343"><text:tab/>return( out );</text:p>
      <text:p text:style-name="P343">}</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GRAPH_MATRIX_H</text:p>
      <text:p text:style-name="P343">#define GRAPH_MATRIX_H</text:p>
      <text:p text:style-name="P343"/>
      <text:p text:style-name="P343">#include &lt;vector&gt;</text:p>
      <text:p text:style-name="P343">#include &lt;iostream&gt;</text:p>
      <text:p text:style-name="P343"/>
      <text:p text:style-name="P343">/**</text:p>
      <text:p text:style-name="P343"><text:s/>* Graph adjacency matrix base class used as base for ANN weights and topology</text:p>
      <text:p text:style-name="P343"><text:s/>* matrices.</text:p>
      <text:p text:style-name="P343"><text:s/>*</text:p>
      <text:p text:style-name="P343"><text:s/>* @author Todor Balabanov</text:p>
      <text:p text:style-name="P343"><text:s/>*</text:p>
      <text:p text:style-name="P343"><text:s/>* @email todor.balabanov@gmail.com</text:p>
      <text:p text:style-name="P343"><text:s/>*</text:p>
      <text:p text:style-name="P343"><text:s/>* @date 03 Aug 2011</text:p>
      <text:p text:style-name="P343"><text:s/>*/</text:p>
      <text:p text:style-name="P343">class GraphMatrix {</text:p>
      <text:p text:style-name="P343"/>
      <text:p text:style-name="P343">protected:</text:p>
      <text:p text:style-name="P343"/>
      <text:p text:style-name="P343"><text:tab/>/**</text:p>
      <text:p text:style-name="P343"><text:tab/> * Matrix values.</text:p>
      <text:p text:style-name="P343"><text:tab/> */</text:p>
      <text:p text:style-name="P343"><text:tab/>std::vector&lt; std::vector&lt;double&gt; &gt; values;</text:p>
      <text:p text:style-name="P343"/>
      <text:p text:style-name="P343">public:</text:p>
      <text:p text:style-name="P343"/>
      <text:p text:style-name="P343"><text:tab/>/**</text:p>
      <text:p text:style-name="P343"><text:tab/> * Constructor without parame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GraphMatrix();</text:p>
      <text:p text:style-name="P343"/>
      <text:p text:style-name="P343"><text:tab/>/**</text:p>
      <text:p text:style-name="P343"><text:soft-page-break/><text:tab/> * Class constructor. Memory allocation and internal variables initializaton.</text:p>
      <text:p text:style-name="P343"><text:tab/> *</text:p>
      <text:p text:style-name="P343"><text:tab/> * @param size Size of the matrix.</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GraphMatrix(int size);</text:p>
      <text:p text:style-name="P343"/>
      <text:p text:style-name="P343"><text:tab/>/**</text:p>
      <text:p text:style-name="P343"><text:tab/> * Copy constructor.</text:p>
      <text:p text:style-name="P343"><text:tab/> *</text:p>
      <text:p text:style-name="P343"><text:tab/> * @param graph Instance to be copie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GraphMatrix(const GraphMatrix &amp;graph);</text:p>
      <text:p text:style-name="P343"/>
      <text:p text:style-name="P343"><text:tab/>/**</text:p>
      <text:p text:style-name="P343"><text:tab/> * Size of the square matrix getter.</text:p>
      <text:p text:style-name="P343"><text:tab/> *</text:p>
      <text:p text:style-name="P343"><text:tab/> * @return Size of the square matrix.</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int dimension() const;</text:p>
      <text:p text:style-name="P343"/>
      <text:p text:style-name="P343"><text:tab/>/**</text:p>
      <text:p text:style-name="P343"><text:tab/> * Class destructor. Memory release and variables deinitialization.</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virtual ~GraphMatrix();</text:p>
      <text:p text:style-name="P343"/>
      <text:p text:style-name="P343"><text:tab/>/**</text:p>
      <text:p text:style-name="P343"><text:tab/> * Matrix elements access operator overloading.</text:p>
      <text:p text:style-name="P343"><text:tab/> *</text:p>
      <text:p text:style-name="P343"><text:tab/> * @param col Column.</text:p>
      <text:p text:style-name="P343"><text:tab/> *</text:p>
      <text:p text:style-name="P343"><text:tab/> * @param row Row.</text:p>
      <text:p text:style-name="P343"><text:tab/> *</text:p>
      <text:p text:style-name="P343"><text:tab/> * @return Constant element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double operator()(int col, int row) const;</text:p>
      <text:p text:style-name="P343"/>
      <text:p text:style-name="P343"><text:tab/>/**</text:p>
      <text:p text:style-name="P343"><text:tab/> * Matrix elements access operator overloading.</text:p>
      <text:p text:style-name="P343"><text:tab/> *</text:p>
      <text:p text:style-name="P343"><text:tab/> * @param col Column.</text:p>
      <text:p text:style-name="P343"><text:tab/> *</text:p>
      <text:p text:style-name="P343"><text:tab/> * @param row Row.</text:p>
      <text:p text:style-name="P343"><text:tab/> *</text:p>
      <text:p text:style-name="P343"><text:tab/> * @return Constant element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double&amp; operator()(int col, int row);</text:p>
      <text:p text:style-name="P343"/>
      <text:p text:style-name="P343"><text:tab/>/**</text:p>
      <text:p text:style-name="P343"><text:tab/> * Assignment operator overloading.</text:p>
      <text:p text:style-name="P343"><text:tab/> *</text:p>
      <text:p text:style-name="P343"><text:tab/> * @param graph Right side operand.</text:p>
      <text:p text:style-name="P343"><text:tab/> *</text:p>
      <text:p text:style-name="P343"><text:tab/> * @return Graph instance referenc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3 Aug 2011</text:p>
      <text:p text:style-name="P343"><text:tab/> */</text:p>
      <text:p text:style-name="P343"><text:tab/>virtual GraphMatrix&amp; operator=(const GraphMatrix &amp;graph);</text:p>
      <text:p text:style-name="P343"/>
      <text:p text:style-name="P343"><text:tab/>//TODO Overload poerator[].</text:p>
      <text:p text:style-name="P343"/>
      <text:p text:style-name="P343"><text:tab/>friend std::ostream&amp; operator&lt;&lt;(std::ostream &amp;out, GraphMatrix &amp;graph);</text:p>
      <text:p text:style-name="P343">};</text:p>
      <text:p text:style-name="P343"/>
      <text:p text:style-name="P343"><text:soft-page-break/>/**</text:p>
      <text:p text:style-name="P343"><text:s/>* Output operator redefinition.</text:p>
      <text:p text:style-name="P343"><text:s/>*</text:p>
      <text:p text:style-name="P343"><text:s/>* @param out Output stream reference.</text:p>
      <text:p text:style-name="P343"><text:s/>*</text:p>
      <text:p text:style-name="P343"><text:s/>* @param graph Graph instance reference.</text:p>
      <text:p text:style-name="P343"><text:s/>*</text:p>
      <text:p text:style-name="P343"><text:s/>* @return Output stream reference.</text:p>
      <text:p text:style-name="P343"><text:s/>*</text:p>
      <text:p text:style-name="P343"><text:s/>* @author Todor Balabanov</text:p>
      <text:p text:style-name="P343"><text:s/>*</text:p>
      <text:p text:style-name="P343"><text:s/>* @email todor.balabanov@gmail.com</text:p>
      <text:p text:style-name="P343"><text:s/>*</text:p>
      <text:p text:style-name="P343"><text:s/>* @date 03 Aug 2011</text:p>
      <text:p text:style-name="P343"><text:s/>*/</text:p>
      <text:p text:style-name="P343">std::ostream&amp; operator&lt;&lt;(std::ostream &amp;out, GraphMatrix &amp;graph);</text:p>
      <text:p text:style-name="P343"/>
      <text:p text:style-name="P343">#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cstdio&gt;</text:p>
      <text:p text:style-name="P344">#include &lt;vector&gt;</text:p>
      <text:p text:style-name="P344">#include &lt;cstdlib&gt;</text:p>
      <text:p text:style-name="P344">#include &lt;cstring&gt;</text:p>
      <text:p text:style-name="P344">#include &lt;climits&gt;</text:p>
      <text:p text:style-name="P344"/>
      <text:p text:style-name="P344">#include "curl/curl.h"</text:p>
      <text:p text:style-name="P344"/>
      <text:p text:style-name="P344">using namespace std;</text:p>
      <text:p text:style-name="P344"/>
      <text:p text:style-name="P344">#include "DE.h"</text:p>
      <text:p text:style-name="P344">#include "ANN.h"</text:p>
      <text:p text:style-name="P344">#include "NeuronsList.h"</text:p>
      <text:p text:style-name="P344">#include "ActivitiesMatrix.h"</text:p>
      <text:p text:style-name="P344">#include "TrainingExample.h"</text:p>
      <text:p text:style-name="P344"/>
      <text:p text:style-name="P344">#include "HttpCommunicator.h"</text:p>
      <text:p text:style-name="P344"/>
      <text:p text:style-name="P344">#define MSG_WAITALL 0x0</text:p>
      <text:p text:style-name="P344"/>
      <text:p text:style-name="P344">const char HttpCommunicator::HOST[] = "localhost";</text:p>
      <text:p text:style-name="P344"/>
      <text:p text:style-name="P344">const char HttpCommunicator::LIST_OF_ANNS_SCRIPT[] = "/logic/number_of_anns.php";</text:p>
      <text:p text:style-name="P344"/>
      <text:p text:style-name="P344">const char HttpCommunicator::SAVE_SINGLE_ANN_SCRIPT[] = "/logic/save_ann.php";</text:p>
      <text:p text:style-name="P344"/>
      <text:p text:style-name="P344">const char HttpCommunicator::LOAD_NEURONS_AMOUNT_SCRIPT[] = "/logic/load_neurons_amount.php";</text:p>
      <text:p text:style-name="P344"/>
      <text:p text:style-name="P344">const char HttpCommunicator::LOAD_SINGLE_ANN_SCRIPT[] = "/logic/load_ann.php";</text:p>
      <text:p text:style-name="P344"/>
      <text:p text:style-name="P344">const char HttpCommunicator::LOAD_BEST_FITNESS_SCRIPT[] = "/logic/load_best_fitness.php";</text:p>
      <text:p text:style-name="P344"/>
      <text:p text:style-name="P344">const char HttpCommunicator::TRAINING_SET_SIZE_SCRIPT[] = "/logic/training_set_size.php";</text:p>
      <text:p text:style-name="P344"/>
      <text:p text:style-name="P344">const char HttpCommunicator::SAVE_TRAINING_SET_SCRIPT[] = "/logic/save_training_set.php";</text:p>
      <text:p text:style-name="P344"/>
      <text:p text:style-name="P344">const char HttpCommunicator::LOAD_TRAINING_SET_SCRIPT[] = "/logic/load_training_set.php";</text:p>
      <text:p text:style-name="P344"/>
      <text:p text:style-name="P344">struct MemoryStruct {</text:p>
      <text:p text:style-name="P344"><text:tab/>char *memory;</text:p>
      <text:p text:style-name="P344"><text:tab/>size_t size;</text:p>
      <text:p text:style-name="P344">};</text:p>
      <text:p text:style-name="P344"/>
      <text:p text:style-name="P344">static size_t WriteMemoryCallback(void *contents, size_t size, size_t nmemb, void *userp) {</text:p>
      <text:p text:style-name="P344"><text:tab/>size_t realsize = size * nmemb;</text:p>
      <text:p text:style-name="P344"><text:soft-page-break/><text:tab/>struct MemoryStruct *mem = (struct MemoryStruct *)userp;</text:p>
      <text:p text:style-name="P344"/>
      <text:p text:style-name="P344"><text:tab/>mem-&gt;memory = (char*)realloc(mem-&gt;memory, mem-&gt;size + realsize + 1);</text:p>
      <text:p text:style-name="P344"><text:tab/>if(mem-&gt;memory == NULL) {</text:p>
      <text:p text:style-name="P344"><text:tab/><text:tab/>return 0;</text:p>
      <text:p text:style-name="P344"><text:tab/>}</text:p>
      <text:p text:style-name="P344"/>
      <text:p text:style-name="P344"><text:tab/>memcpy(&amp;(mem-&gt;memory[mem-&gt;size]), contents, realsize);</text:p>
      <text:p text:style-name="P344"><text:tab/>mem-&gt;size += realsize;</text:p>
      <text:p text:style-name="P344"><text:tab/>mem-&gt;memory[mem-&gt;size] = 0;</text:p>
      <text:p text:style-name="P344"/>
      <text:p text:style-name="P344"><text:tab/>return realsize;</text:p>
      <text:p text:style-name="P344">}</text:p>
      <text:p text:style-name="P344"/>
      <text:p text:style-name="P344">const char* HttpCommunicator::HttpRequestResponse(char *response, const char* fields, const char* host, const char* script) {</text:p>
      <text:p text:style-name="P344"><text:tab/>CURL *curl;</text:p>
      <text:p text:style-name="P344"><text:tab/>CURLcode result;</text:p>
      <text:p text:style-name="P344"/>
      <text:p text:style-name="P344"><text:tab/>struct MemoryStruct chunk;</text:p>
      <text:p text:style-name="P344"><text:tab/>chunk.memory = (char*)malloc(1);</text:p>
      <text:p text:style-name="P344"><text:tab/>chunk.size = 0;</text:p>
      <text:p text:style-name="P344"/>
      <text:p text:style-name="P344"><text:tab/>curl_global_init(CURL_GLOBAL_ALL);</text:p>
      <text:p text:style-name="P344"/>
      <text:p text:style-name="P344"><text:tab/>curl = curl_easy_init();</text:p>
      <text:p text:style-name="P344"/>
      <text:p text:style-name="P344"><text:tab/>if(curl == NULL) {</text:p>
      <text:p text:style-name="P344"><text:tab/><text:tab/>throw( "HttpCommunicator00212" );</text:p>
      <text:p text:style-name="P344"><text:tab/>}</text:p>
      <text:p text:style-name="P344"/>
      <text:p text:style-name="P344"><text:tab/>sprintf(buffer, "http://%s%s", host, script);</text:p>
      <text:p text:style-name="P344"><text:tab/>curl_easy_setopt(curl, CURLOPT_URL, buffer);</text:p>
      <text:p text:style-name="P344"><text:tab/>curl_easy_setopt(curl, CURLOPT_POST, 1);</text:p>
      <text:p text:style-name="P344"><text:tab/>curl_easy_setopt(curl, CURLOPT_POSTFIELDS, fields);</text:p>
      <text:p text:style-name="P344"><text:tab/>curl_easy_setopt(curl, CURLOPT_POSTFIELDSIZE, strlen(fields));</text:p>
      <text:p text:style-name="P344"/>
      <text:p text:style-name="P344"><text:tab/>curl_easy_setopt(curl, CURLOPT_NOPROGRESS, 1L);</text:p>
      <text:p text:style-name="P344"><text:tab/>curl_easy_setopt(curl, CURLOPT_WRITEFUNCTION, WriteMemoryCallback);</text:p>
      <text:p text:style-name="P344"/>
      <text:p text:style-name="P344"><text:tab/>curl_easy_setopt(curl, CURLOPT_WRITEDATA, (void *)(&amp;chunk));</text:p>
      <text:p text:style-name="P344"><text:tab/>curl_easy_setopt(curl, CURLOPT_USERAGENT, "libcurl-agent/1.0");</text:p>
      <text:p text:style-name="P344"/>
      <text:p text:style-name="P344"><text:tab/>result = curl_easy_perform(curl);</text:p>
      <text:p text:style-name="P344"/>
      <text:p text:style-name="P344"><text:tab/>if(result != CURLE_OK) {</text:p>
      <text:p text:style-name="P344"><text:tab/><text:tab/>throw( "HttpCommunicator00213" );</text:p>
      <text:p text:style-name="P344"><text:tab/>}</text:p>
      <text:p text:style-name="P344"/>
      <text:p text:style-name="P344"><text:tab/>curl_easy_cleanup(curl);</text:p>
      <text:p text:style-name="P344"/>
      <text:p text:style-name="P344"><text:tab/>memcpy(response, chunk.memory, sizeof(char)*(chunk.size+1));</text:p>
      <text:p text:style-name="P344"/>
      <text:p text:style-name="P344"><text:tab/>if(chunk.memory) {</text:p>
      <text:p text:style-name="P344"><text:tab/><text:tab/>free(chunk.memory);</text:p>
      <text:p text:style-name="P344"><text:tab/>}</text:p>
      <text:p text:style-name="P344"/>
      <text:p text:style-name="P344"><text:tab/>curl_global_cleanup();</text:p>
      <text:p text:style-name="P344"/>
      <text:p text:style-name="P344"><text:tab/>return(response);</text:p>
      <text:p text:style-name="P344">}</text:p>
      <text:p text:style-name="P344"/>
      <text:p text:style-name="P344">void HttpCommunicator::loadAnnList(vector&lt;int&gt; &amp;list, int annId, char symbol[], TimePeriod period) {</text:p>
      <text:p text:style-name="P344"><text:tab/>char parameters[ HTTP_PARAMETERS_BUFFER_SIZE ];</text:p>
      <text:p text:style-name="P344"><text:tab/>char *position = parameters;</text:p>
      <text:p text:style-name="P344"/>
      <text:p text:style-name="P344"><text:tab/>sprintf(position, "annid=%d&amp;", annId);</text:p>
      <text:p text:style-name="P344"><text:tab/>position += strlen(position);</text:p>
      <text:p text:style-name="P344"/>
      <text:p text:style-name="P344"><text:tab/>sprintf(position, "symbol=%s&amp;", symbol);</text:p>
      <text:p text:style-name="P344"><text:tab/>position += strlen(position);</text:p>
      <text:p text:style-name="P344"/>
      <text:p text:style-name="P344"><text:tab/>sprintf(position, "period=%d", period);</text:p>
      <text:p text:style-name="P344"><text:tab/>position += strlen(position);</text:p>
      <text:p text:style-name="P344"/>
      <text:p text:style-name="P344"><text:tab/>HttpRequestResponse(buffer, parameters, HOST, LIST_OF_ANNS_SCRIPT);</text:p>
      <text:p text:style-name="P344"><text:tab/>position = buffer;</text:p>
      <text:p text:style-name="P344"><text:tab/>while(position[0]=='\r' || position[0]=='\n') position++;</text:p>
      <text:p text:style-name="P344"/>
      <text:p text:style-name="P344"><text:tab/>int numberOfIds = 0;</text:p>
      <text:p text:style-name="P344"><text:tab/>sscanf(position, "%d", &amp;numberOfIds);</text:p>
      <text:p text:style-name="P344"/>
      <text:p text:style-name="P344"><text:tab/>/*</text:p>
      <text:p text:style-name="P344"><text:tab/> * Parse list values and limit it to the size of output array.</text:p>
      <text:p text:style-name="P344"><text:tab/> */</text:p>
      <text:p text:style-name="P344"><text:tab/>int i = 0;</text:p>
      <text:p text:style-name="P344"><text:tab/>int value = 0;</text:p>
      <text:p text:style-name="P344"><text:tab/>for (i=0; i&lt;numberOfIds; i++) {</text:p>
      <text:p text:style-name="P344"><text:tab/><text:tab/>position = strstr(position, "\n");</text:p>
      <text:p text:style-name="P344"><text:tab/><text:tab/>while(position[0]=='\r' || position[0]=='\n') position++;</text:p>
      <text:p text:style-name="P344"><text:tab/><text:tab/>sscanf(position, "%d", &amp;value);</text:p>
      <text:p text:style-name="P344"><text:tab/><text:tab/>list.push_back( value );</text:p>
      <text:p text:style-name="P344"><text:tab/>}</text:p>
      <text:p text:style-name="P344"/>
      <text:p text:style-name="P344"><text:tab/>/*</text:p>
      <text:p text:style-name="P344"><text:tab/> * Resize list if there are less available ANNs.</text:p>
      <text:p text:style-name="P344"><text:tab/> */</text:p>
      <text:p text:style-name="P344"><text:tab/>if(i &lt; list.size()) {</text:p>
      <text:p text:style-name="P344"><text:tab/><text:tab/>list.resize( i );</text:p>
      <text:p text:style-name="P344"><text:tab/>}</text:p>
      <text:p text:style-name="P344">}</text:p>
      <text:p text:style-name="P344"/>
      <text:p text:style-name="P344">int HttpCommunicator::loadAnnNeuronsAmount(int annId) {</text:p>
      <text:p text:style-name="P344"><text:tab/>char parameters[ HTTP_PARAMETERS_BUFFER_SIZE ];</text:p>
      <text:p text:style-name="P344"><text:soft-page-break/><text:tab/>sprintf(parameters, "annid=%d", annId);</text:p>
      <text:p text:style-name="P344"/>
      <text:p text:style-name="P344"><text:tab/>HttpRequestResponse(buffer, parameters, HOST, LOAD_NEURONS_AMOUNT_SCRIPT);</text:p>
      <text:p text:style-name="P344"/>
      <text:p text:style-name="P344"><text:tab/>/*</text:p>
      <text:p text:style-name="P344"><text:tab/> * Parse result.</text:p>
      <text:p text:style-name="P344"><text:tab/> */</text:p>
      <text:p text:style-name="P344"><text:tab/>int amout = 0;</text:p>
      <text:p text:style-name="P344"><text:tab/>char *position = buffer;</text:p>
      <text:p text:style-name="P344"><text:tab/>// TODO May be command should be like this: sscanf(position, "\n\n%d", &amp;result);</text:p>
      <text:p text:style-name="P344"><text:tab/>sscanf(position, "%d", &amp;amout);</text:p>
      <text:p text:style-name="P344"/>
      <text:p text:style-name="P344"><text:tab/>return (amout);</text:p>
      <text:p text:style-name="P344">}</text:p>
      <text:p text:style-name="P344"/>
      <text:p text:style-name="P344">void HttpCommunicator::loadTrainerObjects(Counter &amp;counters, ANN &amp;ann, DE &amp;de, char symbol[], TimePeriod period, const ModelParameters &amp;parameters) {</text:p>
      <text:p text:style-name="P344"><text:tab/>vector&lt;int&gt; list(parameters.populationSize);</text:p>
      <text:p text:style-name="P344"><text:tab/>int neuronsAmount = parameters.neuronsAmount;</text:p>
      <text:p text:style-name="P344"/>
      <text:p text:style-name="P344"><text:tab/>/*</text:p>
      <text:p text:style-name="P344"><text:tab/> * Load list with available ANNs.</text:p>
      <text:p text:style-name="P344"><text:tab/> */</text:p>
      <text:p text:style-name="P344"><text:tab/>int numberOfNeurons = loadAnnNeuronsAmount(parameters.dbId);</text:p>
      <text:p text:style-name="P344"><text:tab/>loadAnnList(list, parameters.dbId, symbol, period);</text:p>
      <text:p text:style-name="P344"><text:tab/>if (list.size()&gt;0 &amp;&amp; numberOfNeurons&gt;0) {</text:p>
      <text:p text:style-name="P344"><text:tab/><text:tab/>neuronsAmount = numberOfNeurons;</text:p>
      <text:p text:style-name="P344"/>
      <text:p text:style-name="P344"><text:tab/><text:tab/>ANN annInstance(&amp;counters, neuronsAmount, parameters.learn, parameters.forecast, period);</text:p>
      <text:p text:style-name="P344"><text:tab/><text:tab/>ann = annInstance;</text:p>
      <text:p text:style-name="P344"><text:tab/>} else if (list.size() == 0) {</text:p>
      <text:p text:style-name="P344"><text:tab/><text:tab/>/*</text:p>
      <text:p text:style-name="P344"><text:tab/><text:tab/> * It is good new network to have at least neurons for input and output.</text:p>
      <text:p text:style-name="P344"><text:tab/><text:tab/> */</text:p>
      <text:p text:style-name="P344"><text:tab/><text:tab/>if(neuronsAmount &lt; (TrainingExample::NUMBER_OF_INPUT_SPLIT_DIGITS+TrainingExample::NUMBER_OF_OUTPUT_SPLIT_DIGITS)) {</text:p>
      <text:p text:style-name="P344"><text:tab/><text:tab/><text:tab/>neuronsAmount = TrainingExample::NUMBER_OF_INPUT_SPLIT_DIGITS + TrainingExample::NUMBER_OF_OUTPUT_SPLIT_DIGITS;</text:p>
      <text:p text:style-name="P344"><text:tab/><text:tab/>}</text:p>
      <text:p text:style-name="P344"/>
      <text:p text:style-name="P344"><text:tab/><text:tab/>/*</text:p>
      <text:p text:style-name="P344"><text:tab/><text:tab/> * Create new network if no record presented in database.</text:p>
      <text:p text:style-name="P344"><text:tab/><text:tab/> * Input and output neurons should be specified on network creation.</text:p>
      <text:p text:style-name="P344"><text:tab/><text:tab/> */</text:p>
      <text:p text:style-name="P344"><text:tab/><text:tab/>ANN annInstance(&amp;counters, neuronsAmount, parameters.learn, parameters.forecast, period);</text:p>
      <text:p text:style-name="P344"><text:tab/><text:tab/>ann = annInstance;</text:p>
      <text:p text:style-name="P344"><text:tab/><text:tab/>ann.setupInput( TrainingExample::NUMBER_OF_INPUT_SPLIT_DIGITS );</text:p>
      <text:p text:style-name="P344"><text:tab/><text:tab/>ann.setupOutput( TrainingExample::NUMBER_OF_OUTPUT_SPLIT_DIGITS );</text:p>
      <text:p text:style-name="P344"><text:tab/>}</text:p>
      <text:p text:style-name="P344"/>
      <text:p text:style-name="P344"><text:tab/>/* Memory allocation. */ {</text:p>
      <text:p text:style-name="P344"><text:tab/><text:tab/>DE deInstance(&amp;counters, &amp;ann, parameters.populationSize);</text:p>
      <text:p text:style-name="P344"><text:tab/><text:tab/>de = deInstance;</text:p>
      <text:p text:style-name="P344"><text:tab/>}</text:p>
      <text:p text:style-name="P344"/>
      <text:p text:style-name="P344"><text:tab/>/*</text:p>
      <text:p text:style-name="P344"><text:tab/> * Load DE with random values. It is useful in new ANN and DE creation.</text:p>
      <text:p text:style-name="P344"><text:tab/> * Internal size of chromosomes should be given before initialization.</text:p>
      <text:p text:style-name="P344"><text:tab/> */</text:p>
      <text:p text:style-name="P344"><text:tab/>Population &amp;population = de.getPopulation();</text:p>
      <text:p text:style-name="P344"><text:tab/>for(int i=0; i&lt;population.dimension(); i++) {</text:p>
      <text:p text:style-name="P344"><text:tab/><text:tab/>WeightsMatrix weights( ann.getNeurons().dimension() );</text:p>
      <text:p text:style-name="P344"><text:tab/><text:tab/>Chromosome chromosome(weights, (double)RAND_MAX);</text:p>
      <text:p text:style-name="P344"><text:tab/><text:tab/>population[i] = chromosome;</text:p>
      <text:p text:style-name="P344"><text:tab/>}</text:p>
      <text:p text:style-name="P344"><text:tab/>//TODO Find better way to initialize random population with proper size of weight matrices.</text:p>
      <text:p text:style-name="P344"><text:tab/>population.initRandom();</text:p>
      <text:p text:style-name="P344"><text:tab/>//TODO This setter call may be is not needed.</text:p>
      <text:p text:style-name="P344"><text:tab/>de.setPopulation( population );</text:p>
      <text:p text:style-name="P344"/>
      <text:p text:style-name="P344"><text:tab/>/*</text:p>
      <text:p text:style-name="P344"><text:tab/> * Load DB ANNs.</text:p>
      <text:p text:style-name="P344"><text:tab/> */</text:p>
      <text:p text:style-name="P344"><text:tab/>double fitness = (double)RAND_MAX;</text:p>
      <text:p text:style-name="P344"><text:tab/>NeuronsList &amp;neurons = ann.getNeurons();</text:p>
      <text:p text:style-name="P344"><text:tab/>ActivitiesMatrix &amp;activities = ann.getActivities();</text:p>
      <text:p text:style-name="P344"><text:tab/>if (list.size()&gt;0 &amp;&amp; neurons.dimension()&gt;0 &amp;&amp; neurons.dimension()==neuronsAmount) {</text:p>
      <text:p text:style-name="P344"><text:tab/><text:tab/>Population &amp;population = de.getPopulation();</text:p>
      <text:p text:style-name="P344"><text:tab/><text:tab/>for (int i=0; i&lt;list.size(); i++) {</text:p>
      <text:p text:style-name="P344"><text:tab/><text:tab/><text:tab/>WeightsMatrix &amp;weights = population[i].getWeights();</text:p>
      <text:p text:style-name="P344"><text:tab/><text:tab/><text:tab/>//TODO Activities, symbol, period, number of neurons and flags can be loaded only once.</text:p>
      <text:p text:style-name="P344"><text:tab/><text:tab/><text:tab/>loadSingleANN(list[i], symbol, period, fitness, neurons, weights, activities);</text:p>
      <text:p text:style-name="P344"><text:tab/><text:tab/><text:tab/>population[i].setFitness( fitness );</text:p>
      <text:p text:style-name="P344"><text:tab/><text:tab/><text:tab/>population[i].setWeights( weights );</text:p>
      <text:p text:style-name="P344"><text:tab/><text:tab/>}</text:p>
      <text:p text:style-name="P344"><text:tab/><text:tab/>de.setPopulation( population );</text:p>
      <text:p text:style-name="P344"><text:tab/>}</text:p>
      <text:p text:style-name="P344">}</text:p>
      <text:p text:style-name="P344"/>
      <text:p text:style-name="P344">void HttpCommunicator::saveSingleANN(char *symbol, TimePeriod period, double fitness, NeuronsList &amp;neurons, WeightsMatrix &amp;weights, ActivitiesMatrix &amp;activities) {</text:p>
      <text:p text:style-name="P344"><text:tab/>char number[ 100 ];</text:p>
      <text:p text:style-name="P344"><text:tab/>char parameters[ HTTP_PARAMETERS_BUFFER_SIZE ] = "";</text:p>
      <text:p text:style-name="P344"><text:tab/>char *position = parameters;</text:p>
      <text:p text:style-name="P344"/>
      <text:p text:style-name="P344"><text:tab/>sprintf(position, "symbol=%s&amp;", symbol);</text:p>
      <text:p text:style-name="P344"><text:tab/>position += strlen(position);</text:p>
      <text:p text:style-name="P344"/>
      <text:p text:style-name="P344"><text:tab/>sprintf(position, "period=%d&amp;", period);</text:p>
      <text:p text:style-name="P344"><text:tab/>position += strlen(position);</text:p>
      <text:p text:style-name="P344"/>
      <text:p text:style-name="P344"><text:tab/>sprintf(position, "fitness=%lf&amp;", fitness);</text:p>
      <text:p text:style-name="P344"><text:tab/>position += strlen(position);</text:p>
      <text:p text:style-name="P344"><text:soft-page-break/></text:p>
      <text:p text:style-name="P344"><text:tab/>sprintf(position, "number_of_neurons=%d&amp;", neurons.dimension());</text:p>
      <text:p text:style-name="P344"><text:tab/>position += strlen(position);</text:p>
      <text:p text:style-name="P344"/>
      <text:p text:style-name="P344"><text:tab/>strcpy(buffer, "");</text:p>
      <text:p text:style-name="P344"><text:tab/>for (int i=0; i&lt;neurons.dimension(); i++) {</text:p>
      <text:p text:style-name="P344"><text:tab/><text:tab/>if (i &gt; 0) {</text:p>
      <text:p text:style-name="P344"><text:tab/><text:tab/><text:tab/>strcat(buffer, " ");</text:p>
      <text:p text:style-name="P344"><text:tab/><text:tab/>}</text:p>
      <text:p text:style-name="P344"><text:tab/><text:tab/>sprintf(number, "%d", neurons[i].getType());</text:p>
      <text:p text:style-name="P344"><text:tab/><text:tab/>strcat(buffer, number);</text:p>
      <text:p text:style-name="P344"><text:tab/>}</text:p>
      <text:p text:style-name="P344"><text:tab/>sprintf(position, "flags=%s&amp;", buffer);</text:p>
      <text:p text:style-name="P344"><text:tab/>position += strlen(position);</text:p>
      <text:p text:style-name="P344"/>
      <text:p text:style-name="P344"><text:tab/>strcpy(buffer, "");</text:p>
      <text:p text:style-name="P344"><text:tab/>for (int j=0; j&lt;neurons.dimension(); j++) {</text:p>
      <text:p text:style-name="P344"><text:tab/><text:tab/>if (j &gt; 0) {</text:p>
      <text:p text:style-name="P344"><text:tab/><text:tab/><text:tab/>strcat(buffer, "\n");</text:p>
      <text:p text:style-name="P344"><text:tab/><text:tab/>}</text:p>
      <text:p text:style-name="P344"><text:tab/><text:tab/>for (int i=0; i&lt;neurons.dimension(); i++) {</text:p>
      <text:p text:style-name="P344"><text:tab/><text:tab/><text:tab/>if (i &gt; 0) {</text:p>
      <text:p text:style-name="P344"><text:tab/><text:tab/><text:tab/><text:tab/>strcat(buffer, " ");</text:p>
      <text:p text:style-name="P344"><text:tab/><text:tab/><text:tab/>}</text:p>
      <text:p text:style-name="P344"><text:tab/><text:tab/><text:tab/>sprintf(number, "%lf", weights(i,j));</text:p>
      <text:p text:style-name="P344"><text:tab/><text:tab/><text:tab/>strcat(buffer, number);</text:p>
      <text:p text:style-name="P344"><text:tab/><text:tab/>}</text:p>
      <text:p text:style-name="P344"><text:tab/>}</text:p>
      <text:p text:style-name="P344"><text:tab/>sprintf(position, "weights=%s&amp;", buffer);</text:p>
      <text:p text:style-name="P344"><text:tab/>position += strlen(position);</text:p>
      <text:p text:style-name="P344"/>
      <text:p text:style-name="P344"><text:tab/>strcpy(buffer, "");</text:p>
      <text:p text:style-name="P344"><text:tab/>for (int j=0; j&lt;neurons.dimension(); j++) {</text:p>
      <text:p text:style-name="P344"><text:tab/><text:tab/>if (j &gt; 0) {</text:p>
      <text:p text:style-name="P344"><text:tab/><text:tab/><text:tab/>strcat(buffer, "\n");</text:p>
      <text:p text:style-name="P344"><text:tab/><text:tab/>}</text:p>
      <text:p text:style-name="P344"><text:tab/><text:tab/>for (int i=0; i&lt;neurons.dimension(); i++) {</text:p>
      <text:p text:style-name="P344"><text:tab/><text:tab/><text:tab/>if (i &gt; 0) {</text:p>
      <text:p text:style-name="P344"><text:tab/><text:tab/><text:tab/><text:tab/>strcat(buffer, " ");</text:p>
      <text:p text:style-name="P344"><text:tab/><text:tab/><text:tab/>}</text:p>
      <text:p text:style-name="P344"><text:tab/><text:tab/><text:tab/>sprintf(number, "%lf", activities(i,j));</text:p>
      <text:p text:style-name="P344"><text:tab/><text:tab/><text:tab/>strcat(buffer, number);</text:p>
      <text:p text:style-name="P344"><text:tab/><text:tab/>}</text:p>
      <text:p text:style-name="P344"><text:tab/>}</text:p>
      <text:p text:style-name="P344"><text:tab/>sprintf(position, "activities=%s", buffer);</text:p>
      <text:p text:style-name="P344"><text:tab/>position += strlen(position);</text:p>
      <text:p text:style-name="P344"/>
      <text:p text:style-name="P344"><text:tab/>HttpRequestResponse(buffer, parameters, HOST, SAVE_SINGLE_ANN_SCRIPT);</text:p>
      <text:p text:style-name="P344">}</text:p>
      <text:p text:style-name="P344"/>
      <text:p text:style-name="P344">void HttpCommunicator::loadSingleANN(int annId, char *symbol, TimePeriod &amp;period, double &amp;fitness, NeuronsList &amp;neurons, WeightsMatrix &amp;weights, ActivitiesMatrix &amp;activities) {</text:p>
      <text:p text:style-name="P344"><text:tab/>char parameters[ HTTP_PARAMETERS_BUFFER_SIZE ] = "";</text:p>
      <text:p text:style-name="P344"><text:tab/>sprintf(parameters, "annid=%d", annId);</text:p>
      <text:p text:style-name="P344"/>
      <text:p text:style-name="P344"><text:tab/>HttpRequestResponse(buffer, parameters, HOST, LOAD_SINGLE_ANN_SCRIPT);</text:p>
      <text:p text:style-name="P344"/>
      <text:p text:style-name="P344"><text:tab/>char *position = buffer;</text:p>
      <text:p text:style-name="P344"><text:tab/>while(position[0]=='\r' || position[0]=='\n') position++;</text:p>
      <text:p text:style-name="P344"/>
      <text:p text:style-name="P344"><text:tab/>int available = 0;</text:p>
      <text:p text:style-name="P344"><text:tab/>sscanf(position, "%d", &amp;available);</text:p>
      <text:p text:style-name="P344"/>
      <text:p text:style-name="P344"><text:tab/>if (available != 0) {</text:p>
      <text:p text:style-name="P344"><text:tab/><text:tab/>position = strstr(position, "\n");</text:p>
      <text:p text:style-name="P344"><text:tab/><text:tab/>while(position[0]=='\r' || position[0]=='\n') position++;</text:p>
      <text:p text:style-name="P344"><text:tab/><text:tab/>strcpy(symbol, "");</text:p>
      <text:p text:style-name="P344"><text:tab/><text:tab/>sscanf(position, "%s", symbol);</text:p>
      <text:p text:style-name="P344"/>
      <text:p text:style-name="P344"><text:tab/><text:tab/>position = strstr(position, "\n");</text:p>
      <text:p text:style-name="P344"><text:tab/><text:tab/>while(position[0]=='\r' || position[0]=='\n') position++;</text:p>
      <text:p text:style-name="P344"><text:tab/><text:tab/>period = NO;</text:p>
      <text:p text:style-name="P344"><text:tab/><text:tab/>sscanf(position, "%d", &amp;period);</text:p>
      <text:p text:style-name="P344"/>
      <text:p text:style-name="P344"><text:tab/><text:tab/>position = strstr(position, "\n");</text:p>
      <text:p text:style-name="P344"><text:tab/><text:tab/>while(position[0]=='\r' || position[0]=='\n') position++;</text:p>
      <text:p text:style-name="P344"><text:tab/><text:tab/>fitness = (double)RAND_MAX;</text:p>
      <text:p text:style-name="P344"><text:tab/><text:tab/>sscanf(position, "%lf", &amp;fitness);</text:p>
      <text:p text:style-name="P344"/>
      <text:p text:style-name="P344"><text:tab/><text:tab/>int numberOfNeurons = 0;</text:p>
      <text:p text:style-name="P344"><text:tab/><text:tab/>position = strstr(position, "\n");</text:p>
      <text:p text:style-name="P344"><text:tab/><text:tab/>while(position[0]=='\r' || position[0]=='\n') position++;</text:p>
      <text:p text:style-name="P344"><text:tab/><text:tab/>sscanf(position, "%d", &amp;numberOfNeurons);</text:p>
      <text:p text:style-name="P344"/>
      <text:p text:style-name="P344"><text:tab/><text:tab/>int intValue = 0;</text:p>
      <text:p text:style-name="P344"><text:tab/><text:tab/>position = strstr(position, "\n");</text:p>
      <text:p text:style-name="P344"><text:tab/><text:tab/>while(position[0]=='\r' || position[0]=='\n') position++;</text:p>
      <text:p text:style-name="P344"><text:tab/><text:tab/>for (int i=0; i&lt;numberOfNeurons; i++) {</text:p>
      <text:p text:style-name="P344"><text:tab/><text:tab/><text:tab/>intValue = 0;</text:p>
      <text:p text:style-name="P344"><text:tab/><text:tab/><text:tab/>sscanf(position, "%d", &amp;intValue);</text:p>
      <text:p text:style-name="P344"><text:tab/><text:tab/><text:tab/>switch (intValue) {</text:p>
      <text:p text:style-name="P344"><text:tab/><text:tab/><text:tab/>case REGULAR:</text:p>
      <text:p text:style-name="P344"><text:tab/><text:tab/><text:tab/><text:tab/>neurons[i].setType( REGULAR );</text:p>
      <text:p text:style-name="P344"><text:tab/><text:tab/><text:tab/><text:tab/>break;</text:p>
      <text:p text:style-name="P344"><text:tab/><text:tab/><text:tab/>case BIAS:</text:p>
      <text:p text:style-name="P344"><text:tab/><text:tab/><text:tab/><text:tab/>neurons[i].setType( BIAS );</text:p>
      <text:p text:style-name="P344"><text:tab/><text:tab/><text:tab/><text:tab/>break;</text:p>
      <text:p text:style-name="P344"><text:tab/><text:tab/><text:tab/>case INPUT:</text:p>
      <text:p text:style-name="P344"><text:tab/><text:tab/><text:tab/><text:tab/>neurons[i].setType( INPUT );</text:p>
      <text:p text:style-name="P344"><text:tab/><text:tab/><text:tab/><text:tab/>break;</text:p>
      <text:p text:style-name="P344"><text:tab/><text:tab/><text:tab/>case INPUT_BIAS:</text:p>
      <text:p text:style-name="P344"><text:tab/><text:tab/><text:tab/><text:tab/>neurons[i].setType( INPUT_BIAS );</text:p>
      <text:p text:style-name="P344"><text:tab/><text:tab/><text:tab/><text:tab/>break;</text:p>
      <text:p text:style-name="P344"><text:soft-page-break/><text:tab/><text:tab/><text:tab/>case OUTPUT:</text:p>
      <text:p text:style-name="P344"><text:tab/><text:tab/><text:tab/><text:tab/>neurons[i].setType( OUTPUT );</text:p>
      <text:p text:style-name="P344"><text:tab/><text:tab/><text:tab/><text:tab/>break;</text:p>
      <text:p text:style-name="P344"><text:tab/><text:tab/><text:tab/>case OUTPUT_BIAS:</text:p>
      <text:p text:style-name="P344"><text:tab/><text:tab/><text:tab/><text:tab/>neurons[i].setType( OUTPUT_BIAS );</text:p>
      <text:p text:style-name="P344"><text:tab/><text:tab/><text:tab/><text:tab/>break;</text:p>
      <text:p text:style-name="P344"><text:tab/><text:tab/><text:tab/>case OUTPUT_INPUT:</text:p>
      <text:p text:style-name="P344"><text:tab/><text:tab/><text:tab/><text:tab/>neurons[i].setType( OUTPUT_INPUT );</text:p>
      <text:p text:style-name="P344"><text:tab/><text:tab/><text:tab/><text:tab/>break;</text:p>
      <text:p text:style-name="P344"><text:tab/><text:tab/><text:tab/>case OUTPUT_INPUT_BIAS:</text:p>
      <text:p text:style-name="P344"><text:tab/><text:tab/><text:tab/><text:tab/>neurons[i].setType( OUTPUT_INPUT_BIAS );</text:p>
      <text:p text:style-name="P344"><text:tab/><text:tab/><text:tab/><text:tab/>break;</text:p>
      <text:p text:style-name="P344"><text:tab/><text:tab/><text:tab/>default:</text:p>
      <text:p text:style-name="P344"><text:tab/><text:tab/><text:tab/><text:tab/>neurons[i].setType( REGULAR );</text:p>
      <text:p text:style-name="P344"><text:tab/><text:tab/><text:tab/><text:tab/>break;</text:p>
      <text:p text:style-name="P344"><text:tab/><text:tab/><text:tab/>}</text:p>
      <text:p text:style-name="P344"/>
      <text:p text:style-name="P344"><text:tab/><text:tab/><text:tab/>if(i &lt; (numberOfNeurons-1)) {</text:p>
      <text:p text:style-name="P344"><text:tab/><text:tab/><text:tab/><text:tab/>position = strstr(position, " ")+1;</text:p>
      <text:p text:style-name="P344"><text:tab/><text:tab/><text:tab/>}</text:p>
      <text:p text:style-name="P344"><text:tab/><text:tab/>}</text:p>
      <text:p text:style-name="P344"/>
      <text:p text:style-name="P344"><text:tab/><text:tab/>double doubleValue = 0.0;</text:p>
      <text:p text:style-name="P344"><text:tab/><text:tab/>position = strstr(position, "\n");</text:p>
      <text:p text:style-name="P344"><text:tab/><text:tab/>while(position[0]=='\r' || position[0]=='\n') position++;</text:p>
      <text:p text:style-name="P344"><text:tab/><text:tab/>for (int j=0; j&lt;numberOfNeurons; j++) {</text:p>
      <text:p text:style-name="P344"><text:tab/><text:tab/><text:tab/>for (int i=0; i&lt;numberOfNeurons; i++) {</text:p>
      <text:p text:style-name="P344"><text:tab/><text:tab/><text:tab/><text:tab/>doubleValue = 0.0;</text:p>
      <text:p text:style-name="P344"><text:tab/><text:tab/><text:tab/><text:tab/>sscanf(position, "%lf", &amp;doubleValue);</text:p>
      <text:p text:style-name="P344"><text:tab/><text:tab/><text:tab/><text:tab/>weights(i,j) = doubleValue;</text:p>
      <text:p text:style-name="P344"/>
      <text:p text:style-name="P344"><text:tab/><text:tab/><text:tab/><text:tab/>if(i &lt; (numberOfNeurons-1)) {</text:p>
      <text:p text:style-name="P344"><text:tab/><text:tab/><text:tab/><text:tab/><text:tab/>position = strstr(position, " ")+1;</text:p>
      <text:p text:style-name="P344"><text:tab/><text:tab/><text:tab/><text:tab/>} else {</text:p>
      <text:p text:style-name="P344"><text:tab/><text:tab/><text:tab/><text:tab/><text:tab/>position = strstr(position, "\n");</text:p>
      <text:p text:style-name="P344"><text:tab/><text:tab/><text:tab/><text:tab/>}</text:p>
      <text:p text:style-name="P344"><text:tab/><text:tab/><text:tab/>}</text:p>
      <text:p text:style-name="P344"><text:tab/><text:tab/>}</text:p>
      <text:p text:style-name="P344"/>
      <text:p text:style-name="P344"><text:tab/><text:tab/>while(position[0]=='\r' || position[0]=='\n') position++;</text:p>
      <text:p text:style-name="P344"><text:tab/><text:tab/>for (int j=0; j&lt;numberOfNeurons; j++) {</text:p>
      <text:p text:style-name="P344"><text:tab/><text:tab/><text:tab/>for (int i=0; i&lt;numberOfNeurons; i++) {</text:p>
      <text:p text:style-name="P344"><text:tab/><text:tab/><text:tab/><text:tab/>doubleValue = 0.0;</text:p>
      <text:p text:style-name="P344"><text:tab/><text:tab/><text:tab/><text:tab/>sscanf(position, "%lf", &amp;doubleValue);</text:p>
      <text:p text:style-name="P344"><text:tab/><text:tab/><text:tab/><text:tab/>activities(i,j) = doubleValue;</text:p>
      <text:p text:style-name="P344"/>
      <text:p text:style-name="P344"><text:tab/><text:tab/><text:tab/><text:tab/>if(i &lt; (numberOfNeurons-1)) {</text:p>
      <text:p text:style-name="P344"><text:tab/><text:tab/><text:tab/><text:tab/><text:tab/>position = strstr(position, " ")+1;</text:p>
      <text:p text:style-name="P344"><text:tab/><text:tab/><text:tab/><text:tab/>} else {</text:p>
      <text:p text:style-name="P344"><text:tab/><text:tab/><text:tab/><text:tab/><text:tab/>position = strstr(position, "\n");</text:p>
      <text:p text:style-name="P344"><text:tab/><text:tab/><text:tab/><text:tab/>}</text:p>
      <text:p text:style-name="P344"><text:tab/><text:tab/><text:tab/>}</text:p>
      <text:p text:style-name="P344"><text:tab/><text:tab/>}</text:p>
      <text:p text:style-name="P344"><text:tab/>}</text:p>
      <text:p text:style-name="P344"/>
      <text:p text:style-name="P344"><text:tab/>if (available == 0) {</text:p>
      <text:p text:style-name="P344"><text:tab/><text:tab/>throw( "HttpCommunicator00066" );</text:p>
      <text:p text:style-name="P344"><text:tab/>}</text:p>
      <text:p text:style-name="P344">}</text:p>
      <text:p text:style-name="P344"/>
      <text:p text:style-name="P344">int HttpCommunicator::loadTrainingSetSize(char *symbol, TimePeriod period) {</text:p>
      <text:p text:style-name="P344"><text:tab/>char parameters[ HTTP_PARAMETERS_BUFFER_SIZE ] = "";</text:p>
      <text:p text:style-name="P344"><text:tab/>sprintf(parameters, "symbol=%s&amp;period=%d", symbol, period);</text:p>
      <text:p text:style-name="P344"/>
      <text:p text:style-name="P344"><text:tab/>HttpRequestResponse(buffer, parameters, HOST, TRAINING_SET_SIZE_SCRIPT);</text:p>
      <text:p text:style-name="P344"/>
      <text:p text:style-name="P344"><text:tab/>/*</text:p>
      <text:p text:style-name="P344"><text:tab/> * Parse result.</text:p>
      <text:p text:style-name="P344"><text:tab/> */</text:p>
      <text:p text:style-name="P344"><text:tab/>int size = 0;</text:p>
      <text:p text:style-name="P344"><text:tab/>char *position = buffer;</text:p>
      <text:p text:style-name="P344"><text:tab/>sscanf(position, "%d", &amp;size);</text:p>
      <text:p text:style-name="P344"/>
      <text:p text:style-name="P344"><text:tab/>return( size );</text:p>
      <text:p text:style-name="P344">}</text:p>
      <text:p text:style-name="P344"/>
      <text:p text:style-name="P344">void HttpCommunicator::saveTrainingSet(char symbol[], TimePeriod period, const vector&lt;RateInfo&gt; &amp;rates, int size) {</text:p>
      <text:p text:style-name="P344"><text:tab/>char number[ 100 ];</text:p>
      <text:p text:style-name="P344"><text:tab/>char parameters[ HTTP_PARAMETERS_BUFFER_SIZE ] = "";</text:p>
      <text:p text:style-name="P344"><text:tab/>char *position = parameters;</text:p>
      <text:p text:style-name="P344"/>
      <text:p text:style-name="P344"><text:tab/>sprintf(position, "symbol=%s&amp;", symbol);</text:p>
      <text:p text:style-name="P344"><text:tab/>position += strlen(position);</text:p>
      <text:p text:style-name="P344"/>
      <text:p text:style-name="P344"><text:tab/>sprintf(position, "period=%d&amp;", period);</text:p>
      <text:p text:style-name="P344"><text:tab/>position += strlen(position);</text:p>
      <text:p text:style-name="P344"/>
      <text:p text:style-name="P344"><text:tab/>sprintf(position, "number_of_examples=%d&amp;", size);</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d", rates[i].time);</text:p>
      <text:p text:style-name="P344"><text:tab/><text:tab/>strcat(buffer, number);</text:p>
      <text:p text:style-name="P344"><text:tab/>}</text:p>
      <text:p text:style-name="P344"><text:tab/>sprintf(position, "time=%s&amp;", buffer);</text:p>
      <text:p text:style-name="P344"><text:tab/>position += strlen(position);</text:p>
      <text:p text:style-name="P344"/>
      <text:p text:style-name="P344"><text:tab/>strcpy(buffer, "");</text:p>
      <text:p text:style-name="P344"><text:tab/>for (int i=0; i&lt;size; i++) {</text:p>
      <text:p text:style-name="P344"><text:soft-page-break/><text:tab/><text:tab/>if (i &gt; 0) {</text:p>
      <text:p text:style-name="P344"><text:tab/><text:tab/><text:tab/>strcat(buffer, " ");</text:p>
      <text:p text:style-name="P344"><text:tab/><text:tab/>}</text:p>
      <text:p text:style-name="P344"><text:tab/><text:tab/>sprintf(number, "%lf", rates[i].open);</text:p>
      <text:p text:style-name="P344"><text:tab/><text:tab/>strcat(buffer, number);</text:p>
      <text:p text:style-name="P344"><text:tab/>}</text:p>
      <text:p text:style-name="P344"><text:tab/>sprintf(position, "open=%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low);</text:p>
      <text:p text:style-name="P344"><text:tab/><text:tab/>strcat(buffer, number);</text:p>
      <text:p text:style-name="P344"><text:tab/>}</text:p>
      <text:p text:style-name="P344"><text:tab/>sprintf(position, "low=%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high);</text:p>
      <text:p text:style-name="P344"><text:tab/><text:tab/>strcat(buffer, number);</text:p>
      <text:p text:style-name="P344"><text:tab/>}</text:p>
      <text:p text:style-name="P344"><text:tab/>sprintf(position, "high=%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close);</text:p>
      <text:p text:style-name="P344"><text:tab/><text:tab/>strcat(buffer, number);</text:p>
      <text:p text:style-name="P344"><text:tab/>}</text:p>
      <text:p text:style-name="P344"><text:tab/>sprintf(position, "close=%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volume);</text:p>
      <text:p text:style-name="P344"><text:tab/><text:tab/>strcat(buffer, number);</text:p>
      <text:p text:style-name="P344"><text:tab/>}</text:p>
      <text:p text:style-name="P344"><text:tab/>sprintf(position, "volume=%s", buffer);</text:p>
      <text:p text:style-name="P344"><text:tab/>position += strlen(position);</text:p>
      <text:p text:style-name="P344"/>
      <text:p text:style-name="P344"><text:tab/>HttpRequestResponse(buffer, parameters, HOST, SAVE_TRAINING_SET_SCRIPT);</text:p>
      <text:p text:style-name="P344">}</text:p>
      <text:p text:style-name="P344"/>
      <text:p text:style-name="P344">void HttpCommunicator::loadTrainingSet(char symbol[], TimePeriod period, vector&lt;RateInfo&gt; &amp;rates, int size) {</text:p>
      <text:p text:style-name="P344"><text:tab/>char parameters[ HTTP_PARAMETERS_BUFFER_SIZE ] = "";</text:p>
      <text:p text:style-name="P344"><text:tab/>sprintf(parameters, "symbol=%s&amp;period=%d", symbol, period);</text:p>
      <text:p text:style-name="P344"/>
      <text:p text:style-name="P344"><text:tab/>HttpRequestResponse(buffer, parameters, HOST, LOAD_TRAINING_SET_SCRIPT);</text:p>
      <text:p text:style-name="P344"/>
      <text:p text:style-name="P344"><text:tab/>char *position = buffer;</text:p>
      <text:p text:style-name="P344"><text:tab/>while(position[0]=='\r' || position[0]=='\n') position++;</text:p>
      <text:p text:style-name="P344"/>
      <text:p text:style-name="P344"><text:tab/>int available = 0;</text:p>
      <text:p text:style-name="P344"><text:tab/>sscanf(position, "%d", &amp;available);</text:p>
      <text:p text:style-name="P344"/>
      <text:p text:style-name="P344"><text:tab/>/*</text:p>
      <text:p text:style-name="P344"><text:tab/> * No parsing is needed if there is no data in database.</text:p>
      <text:p text:style-name="P344"><text:tab/> */</text:p>
      <text:p text:style-name="P344"><text:tab/>if (available == 0) {</text:p>
      <text:p text:style-name="P344"><text:tab/><text:tab/>return;</text:p>
      <text:p text:style-name="P344"><text:tab/>}</text:p>
      <text:p text:style-name="P344"/>
      <text:p text:style-name="P344"><text:tab/>if (available &lt; size) {</text:p>
      <text:p text:style-name="P344"><text:tab/><text:tab/>size = available;</text:p>
      <text:p text:style-name="P344"/>
      <text:p text:style-name="P344"><text:tab/><text:tab/>rates.resize(size);</text:p>
      <text:p text:style-name="P344"><text:tab/>}</text:p>
      <text:p text:style-name="P344"/>
      <text:p text:style-name="P344"><text:tab/>int intValue = 0;</text:p>
      <text:p text:style-name="P344"><text:tab/>position = strstr(position, "\n");</text:p>
      <text:p text:style-name="P344"><text:tab/>while(position[0]=='\r' || position[0]=='\n') position++;</text:p>
      <text:p text:style-name="P344"><text:tab/>for (int i=0; i&lt;size; i++) {</text:p>
      <text:p text:style-name="P344"><text:tab/><text:tab/>intValue = 0;</text:p>
      <text:p text:style-name="P344"><text:tab/><text:tab/>sscanf(position, "%d", &amp;intValue);</text:p>
      <text:p text:style-name="P344"><text:tab/><text:tab/>rates[i].time = intValue;</text:p>
      <text:p text:style-name="P344"/>
      <text:p text:style-name="P344"><text:tab/><text:tab/>if(i &lt; (size-1)) {</text:p>
      <text:p text:style-name="P344"><text:tab/><text:tab/><text:tab/>position = strstr(position, " ")+1;</text:p>
      <text:p text:style-name="P344"><text:tab/><text:tab/>} else {</text:p>
      <text:p text:style-name="P344"><text:tab/><text:tab/><text:tab/>position = strstr(position, "\n");</text:p>
      <text:p text:style-name="P344"><text:tab/><text:tab/>}</text:p>
      <text:p text:style-name="P344"><text:tab/>}</text:p>
      <text:p text:style-name="P344"/>
      <text:p text:style-name="P344"><text:tab/>double doubleValue = 0.0;</text:p>
      <text:p text:style-name="P344"><text:tab/>position = strstr(position, "\n");</text:p>
      <text:p text:style-name="P344"><text:tab/>while(position[0]=='\r' || position[0]=='\n') position++;</text:p>
      <text:p text:style-name="P344"><text:tab/>for (int i=0; i&lt;size; i++) {</text:p>
      <text:p text:style-name="P344"><text:tab/><text:tab/>doubleValue = 0.0;</text:p>
      <text:p text:style-name="P344"><text:tab/><text:tab/>sscanf(position, "%lf", &amp;doubleValue);</text:p>
      <text:p text:style-name="P344"><text:tab/><text:tab/>rates[i].open = doubleValue;</text:p>
      <text:p text:style-name="P344"><text:soft-page-break/></text:p>
      <text:p text:style-name="P344"><text:tab/><text:tab/>if(i &lt; (size-1)) {</text:p>
      <text:p text:style-name="P344"><text:tab/><text:tab/><text:tab/>position = strstr(position, " ")+1;</text:p>
      <text:p text:style-name="P344"><text:tab/><text:tab/>} else {</text:p>
      <text:p text:style-name="P344"><text:tab/><text:tab/><text:tab/>position = strstr(position, "\n");</text:p>
      <text:p text:style-name="P344"><text:tab/><text:tab/>}</text:p>
      <text:p text:style-name="P344"><text:tab/>}</text:p>
      <text:p text:style-name="P344"/>
      <text:p text:style-name="P344"><text:tab/>position = strstr(position, "\n");</text:p>
      <text:p text:style-name="P344"><text:tab/>while(position[0]=='\r' || position[0]=='\n') position++;</text:p>
      <text:p text:style-name="P344"><text:tab/>for (int i=0; i&lt;size; i++) {</text:p>
      <text:p text:style-name="P344"><text:tab/><text:tab/>doubleValue = 0.0;</text:p>
      <text:p text:style-name="P344"><text:tab/><text:tab/>sscanf(position, "%lf", &amp;doubleValue);</text:p>
      <text:p text:style-name="P344"><text:tab/><text:tab/>rates[i].low = doubleValue;</text:p>
      <text:p text:style-name="P344"/>
      <text:p text:style-name="P344"><text:tab/><text:tab/>if(i &lt; (size-1)) {</text:p>
      <text:p text:style-name="P344"><text:tab/><text:tab/><text:tab/>position = strstr(position, " ")+1;</text:p>
      <text:p text:style-name="P344"><text:tab/><text:tab/>} else {</text:p>
      <text:p text:style-name="P344"><text:tab/><text:tab/><text:tab/>position = strstr(position, "\n");</text:p>
      <text:p text:style-name="P344"><text:tab/><text:tab/>}</text:p>
      <text:p text:style-name="P344"><text:tab/>}</text:p>
      <text:p text:style-name="P344"/>
      <text:p text:style-name="P344"><text:tab/>position = strstr(position, "\n");</text:p>
      <text:p text:style-name="P344"><text:tab/>while(position[0]=='\r' || position[0]=='\n') position++;</text:p>
      <text:p text:style-name="P344"><text:tab/>for (int i=0; i&lt;size; i++) {</text:p>
      <text:p text:style-name="P344"><text:tab/><text:tab/>doubleValue = 0.0;</text:p>
      <text:p text:style-name="P344"><text:tab/><text:tab/>sscanf(position, "%lf", &amp;doubleValue);</text:p>
      <text:p text:style-name="P344"><text:tab/><text:tab/>rates[i].high = doubleValue;</text:p>
      <text:p text:style-name="P344"/>
      <text:p text:style-name="P344"><text:tab/><text:tab/>if(i &lt; (size-1)) {</text:p>
      <text:p text:style-name="P344"><text:tab/><text:tab/><text:tab/>position = strstr(position, " ")+1;</text:p>
      <text:p text:style-name="P344"><text:tab/><text:tab/>} else {</text:p>
      <text:p text:style-name="P344"><text:tab/><text:tab/><text:tab/>position = strstr(position, "\n");</text:p>
      <text:p text:style-name="P344"><text:tab/><text:tab/>}</text:p>
      <text:p text:style-name="P344"><text:tab/>}</text:p>
      <text:p text:style-name="P344"/>
      <text:p text:style-name="P344"><text:tab/>position = strstr(position, "\n");</text:p>
      <text:p text:style-name="P344"><text:tab/>while(position[0]=='\r' || position[0]=='\n') position++;</text:p>
      <text:p text:style-name="P344"><text:tab/>for (int i=0; i&lt;size; i++) {</text:p>
      <text:p text:style-name="P344"><text:tab/><text:tab/>doubleValue = 0.0;</text:p>
      <text:p text:style-name="P344"><text:tab/><text:tab/>sscanf(position, "%lf", &amp;doubleValue);</text:p>
      <text:p text:style-name="P344"><text:tab/><text:tab/>rates[i].close = doubleValue;</text:p>
      <text:p text:style-name="P344"/>
      <text:p text:style-name="P344"><text:tab/><text:tab/>if(i &lt; (size-1)) {</text:p>
      <text:p text:style-name="P344"><text:tab/><text:tab/><text:tab/>position = strstr(position, " ")+1;</text:p>
      <text:p text:style-name="P344"><text:tab/><text:tab/>} else {</text:p>
      <text:p text:style-name="P344"><text:tab/><text:tab/><text:tab/>position = strstr(position, "\n");</text:p>
      <text:p text:style-name="P344"><text:tab/><text:tab/>}</text:p>
      <text:p text:style-name="P344"><text:tab/>}</text:p>
      <text:p text:style-name="P344"/>
      <text:p text:style-name="P344"><text:tab/>position = strstr(position, "\n");</text:p>
      <text:p text:style-name="P344"><text:tab/>while(position[0]=='\r' || position[0]=='\n') position++;</text:p>
      <text:p text:style-name="P344"><text:tab/>for (int i=0; i&lt;size; i++) {</text:p>
      <text:p text:style-name="P344"><text:tab/><text:tab/>doubleValue = 0.0;</text:p>
      <text:p text:style-name="P344"><text:tab/><text:tab/>sscanf(position, "%lf", &amp;doubleValue);</text:p>
      <text:p text:style-name="P344"><text:tab/><text:tab/>rates[i].volume = doubleValue;</text:p>
      <text:p text:style-name="P344"/>
      <text:p text:style-name="P344"><text:tab/><text:tab/>if(i &lt; (size-1)) {</text:p>
      <text:p text:style-name="P344"><text:tab/><text:tab/><text:tab/>position = strstr(position, " ")+1;</text:p>
      <text:p text:style-name="P344"><text:tab/><text:tab/>} else {</text:p>
      <text:p text:style-name="P344"><text:tab/><text:tab/><text:tab/>position = strstr(position, "\n");</text:p>
      <text:p text:style-name="P344"><text:tab/><text:tab/>}</text:p>
      <text:p text:style-name="P344"><text:tab/>}</text:p>
      <text:p text:style-name="P344">}</text:p>
      <text:p text:style-name="P344"/>
      <text:p text:style-name="P344">double HttpCommunicator::loadRemoteBestFitness(char *symbol, TimePeriod period, NeuronsList &amp;neurons, ActivitiesMatrix &amp;activities) {</text:p>
      <text:p text:style-name="P344"><text:tab/>char number[ 100 ];</text:p>
      <text:p text:style-name="P344"><text:tab/>char parameters[ HTTP_PARAMETERS_BUFFER_SIZE ] = "";</text:p>
      <text:p text:style-name="P344"><text:tab/>char *position = parameters;</text:p>
      <text:p text:style-name="P344"/>
      <text:p text:style-name="P344"><text:tab/>sprintf(position, "symbol=%s&amp;", symbol);</text:p>
      <text:p text:style-name="P344"><text:tab/>position += strlen(position);</text:p>
      <text:p text:style-name="P344"/>
      <text:p text:style-name="P344"><text:tab/>sprintf(position, "period=%d&amp;", period);</text:p>
      <text:p text:style-name="P344"><text:tab/>position += strlen(position);</text:p>
      <text:p text:style-name="P344"/>
      <text:p text:style-name="P344"><text:tab/>sprintf(position, "number_of_neurons=%d&amp;", neurons.dimension());</text:p>
      <text:p text:style-name="P344"><text:tab/>position += strlen(position);</text:p>
      <text:p text:style-name="P344"/>
      <text:p text:style-name="P344"><text:tab/>strcpy(buffer, "");</text:p>
      <text:p text:style-name="P344"><text:tab/>for (int i=0; i&lt;neurons.dimension(); i++) {</text:p>
      <text:p text:style-name="P344"><text:tab/><text:tab/>if (i &gt; 0) {</text:p>
      <text:p text:style-name="P344"><text:tab/><text:tab/><text:tab/>strcat(buffer, " ");</text:p>
      <text:p text:style-name="P344"><text:tab/><text:tab/>}</text:p>
      <text:p text:style-name="P344"><text:tab/><text:tab/>sprintf(number, "%d", neurons[i].getType());</text:p>
      <text:p text:style-name="P344"><text:tab/><text:tab/>strcat(buffer, number);</text:p>
      <text:p text:style-name="P344"><text:tab/>}</text:p>
      <text:p text:style-name="P344"><text:tab/>sprintf(position, "flags=%s&amp;", buffer);</text:p>
      <text:p text:style-name="P344"><text:tab/>position += strlen(position);</text:p>
      <text:p text:style-name="P344"/>
      <text:p text:style-name="P344"><text:tab/>strcpy(buffer, "");</text:p>
      <text:p text:style-name="P344"><text:tab/>for (int j=0; j&lt;neurons.dimension(); j++) {</text:p>
      <text:p text:style-name="P344"><text:tab/><text:tab/>if (j &gt; 0) {</text:p>
      <text:p text:style-name="P344"><text:tab/><text:tab/><text:tab/>strcat(buffer, "\n");</text:p>
      <text:p text:style-name="P344"><text:tab/><text:tab/>}</text:p>
      <text:p text:style-name="P344"><text:tab/><text:tab/>for (int i=0; i&lt;neurons.dimension(); i++) {</text:p>
      <text:p text:style-name="P344"><text:tab/><text:tab/><text:tab/>if (i &gt; 0) {</text:p>
      <text:p text:style-name="P344"><text:tab/><text:tab/><text:tab/><text:tab/>strcat(buffer, " ");</text:p>
      <text:p text:style-name="P344"><text:tab/><text:tab/><text:tab/>}</text:p>
      <text:p text:style-name="P344"><text:tab/><text:tab/><text:tab/>sprintf(number, "%lf", activities(i,j));</text:p>
      <text:p text:style-name="P344"><text:tab/><text:tab/><text:tab/>strcat(buffer, number);</text:p>
      <text:p text:style-name="P344"><text:tab/><text:tab/>}</text:p>
      <text:p text:style-name="P344"><text:tab/>}</text:p>
      <text:p text:style-name="P344"><text:soft-page-break/><text:tab/>sprintf(position, "activities=%s", buffer);</text:p>
      <text:p text:style-name="P344"><text:tab/>position += strlen(position);</text:p>
      <text:p text:style-name="P344"><text:tab/>strcpy(buffer, "");</text:p>
      <text:p text:style-name="P344"/>
      <text:p text:style-name="P344"><text:tab/>HttpRequestResponse(buffer, parameters, HOST, LOAD_BEST_FITNESS_SCRIPT);</text:p>
      <text:p text:style-name="P344"/>
      <text:p text:style-name="P344"><text:tab/>position = buffer;</text:p>
      <text:p text:style-name="P344"><text:tab/>double bestFitness = (double)RAND_MAX;</text:p>
      <text:p text:style-name="P344"><text:tab/>sscanf(position, "%lf", &amp;bestFitness);</text:p>
      <text:p text:style-name="P344"/>
      <text:p text:style-name="P344"><text:tab/>return( bestFitness );</text:p>
      <text:p text:style-name="P344">}</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HTTP_COMMUNICATOR_H</text:p>
      <text:p text:style-name="P344">#define HTTP_COMMUNICATOR_H</text:p>
      <text:p text:style-name="P344"/>
      <text:p text:style-name="P344">#include &lt;vector&gt;</text:p>
      <text:p text:style-name="P344"/>
      <text:p text:style-name="P344">#include "Communicator.h"</text:p>
      <text:p text:style-name="P344"/>
      <text:p text:style-name="P344">/**</text:p>
      <text:p text:style-name="P344"><text:s/>* Communication class used for HTTP data transfer between client module and</text:p>
      <text:p text:style-name="P344"><text:s/>* server side business logic.</text:p>
      <text:p text:style-name="P344"><text:s/>*</text:p>
      <text:p text:style-name="P344"><text:s/>* @author Todor Balabanov</text:p>
      <text:p text:style-name="P344"><text:s/>*</text:p>
      <text:p text:style-name="P344"><text:s/>* @email todor.balabanov@gmail.com</text:p>
      <text:p text:style-name="P344"><text:s/>*</text:p>
      <text:p text:style-name="P344"><text:s/>* @date 10 May 2009</text:p>
      <text:p text:style-name="P344"><text:s/>*/</text:p>
      <text:p text:style-name="P344">class HttpCommunicator : public Communicator {</text:p>
      <text:p text:style-name="P344">private:</text:p>
      <text:p text:style-name="P344"/>
      <text:p text:style-name="P344"><text:tab/>/**</text:p>
      <text:p text:style-name="P344"><text:tab/> * String buffer size.</text:p>
      <text:p text:style-name="P344"><text:tab/> */</text:p>
      <text:p text:style-name="P344"><text:tab/>static const int HTTP_PARAMETERS_BUFFER_SIZE = 1000000;</text:p>
      <text:p text:style-name="P344"/>
      <text:p text:style-name="P344">public:</text:p>
      <text:p text:style-name="P344"/>
      <text:p text:style-name="P344"><text:tab/>/**</text:p>
      <text:p text:style-name="P344"><text:tab/> * String buffer size.</text:p>
      <text:p text:style-name="P344"><text:tab/> */</text:p>
      <text:p text:style-name="P344"><text:tab/>static const int BUFFER_SIZE = 1000000;</text:p>
      <text:p text:style-name="P344"/>
      <text:p text:style-name="P344"><text:tab/>/**</text:p>
      <text:p text:style-name="P344"><text:tab/> * Remote host URL address.</text:p>
      <text:p text:style-name="P344"><text:tab/> */</text:p>
      <text:p text:style-name="P344"><text:tab/>static const char HOST[];</text:p>
      <text:p text:style-name="P344"/>
      <text:p text:style-name="P344"><text:tab/>/**</text:p>
      <text:p text:style-name="P344"><text:tab/> * Remote host port.</text:p>
      <text:p text:style-name="P344"><text:tab/> */</text:p>
      <text:p text:style-name="P344"><text:tab/>static const int PORT = 80;</text:p>
      <text:p text:style-name="P344"/>
      <text:p text:style-name="P344"><text:tab/>/**</text:p>
      <text:p text:style-name="P344"><text:tab/> * Remote script ANN list provider.</text:p>
      <text:p text:style-name="P344"><text:tab/> */</text:p>
      <text:p text:style-name="P344"><text:tab/>static const char LIST_OF_ANNS_SCRIPT[];</text:p>
      <text:p text:style-name="P344"/>
      <text:p text:style-name="P344"><text:tab/>/**</text:p>
      <text:p text:style-name="P344"><text:tab/> * Remote single ANN save script.</text:p>
      <text:p text:style-name="P344"><text:tab/> */</text:p>
      <text:p text:style-name="P344"><text:tab/>static const char SAVE_SINGLE_ANN_SCRIPT[];</text:p>
      <text:p text:style-name="P344"><text:soft-page-break/></text:p>
      <text:p text:style-name="P344"><text:tab/>/**</text:p>
      <text:p text:style-name="P344"><text:tab/> * Remote ANN neurons amount load script.</text:p>
      <text:p text:style-name="P344"><text:tab/> */</text:p>
      <text:p text:style-name="P344"><text:tab/>static const char LOAD_NEURONS_AMOUNT_SCRIPT[];</text:p>
      <text:p text:style-name="P344"/>
      <text:p text:style-name="P344"><text:tab/>/**</text:p>
      <text:p text:style-name="P344"><text:tab/> * Remote single ANN load script.</text:p>
      <text:p text:style-name="P344"><text:tab/> */</text:p>
      <text:p text:style-name="P344"><text:tab/>static const char LOAD_SINGLE_ANN_SCRIPT[];</text:p>
      <text:p text:style-name="P344"/>
      <text:p text:style-name="P344"><text:tab/>/**</text:p>
      <text:p text:style-name="P344"><text:tab/> * Remote single ANN load script.</text:p>
      <text:p text:style-name="P344"><text:tab/> */</text:p>
      <text:p text:style-name="P344"><text:tab/>static const char LOAD_BEST_FITNESS_SCRIPT[];</text:p>
      <text:p text:style-name="P344"/>
      <text:p text:style-name="P344"><text:tab/>/**</text:p>
      <text:p text:style-name="P344"><text:tab/> * Remote training set size script.</text:p>
      <text:p text:style-name="P344"><text:tab/> */</text:p>
      <text:p text:style-name="P344"><text:tab/>static const char TRAINING_SET_SIZE_SCRIPT[];</text:p>
      <text:p text:style-name="P344"/>
      <text:p text:style-name="P344"><text:tab/>/**</text:p>
      <text:p text:style-name="P344"><text:tab/> * Remote training set save script.</text:p>
      <text:p text:style-name="P344"><text:tab/> */</text:p>
      <text:p text:style-name="P344"><text:tab/>static const char SAVE_TRAINING_SET_SCRIPT[];</text:p>
      <text:p text:style-name="P344"/>
      <text:p text:style-name="P344"><text:tab/>/**</text:p>
      <text:p text:style-name="P344"><text:tab/> * Remote training set load script.</text:p>
      <text:p text:style-name="P344"><text:tab/> */</text:p>
      <text:p text:style-name="P344"><text:tab/>static const char LOAD_TRAINING_SET_SCRIPT[];</text:p>
      <text:p text:style-name="P344"/>
      <text:p text:style-name="P344">private:</text:p>
      <text:p text:style-name="P344"/>
      <text:p text:style-name="P344"><text:tab/>/**</text:p>
      <text:p text:style-name="P344"><text:tab/> * String buffer.</text:p>
      <text:p text:style-name="P344"><text:tab/> */</text:p>
      <text:p text:style-name="P344"><text:tab/>char buffer[ BUFFER_SIZE ];</text:p>
      <text:p text:style-name="P344"/>
      <text:p text:style-name="P344">private:</text:p>
      <text:p text:style-name="P344"/>
      <text:p text:style-name="P344"><text:tab/>/**</text:p>
      <text:p text:style-name="P344"><text:tab/> * Universal HTTP request-response function.</text:p>
      <text:p text:style-name="P344"><text:tab/> *</text:p>
      <text:p text:style-name="P344"><text:tab/> * @param response Response string as out parameter.</text:p>
      <text:p text:style-name="P344"><text:tab/> *</text:p>
      <text:p text:style-name="P344"><text:tab/> * @param fields Key-valeu pairs sent by HTTP POST request.</text:p>
      <text:p text:style-name="P344"><text:tab/> *</text:p>
      <text:p text:style-name="P344"><text:tab/> * @param host Remote site host name.</text:p>
      <text:p text:style-name="P344"><text:tab/> *</text:p>
      <text:p text:style-name="P344"><text:tab/> * @param script Remote site script path and name.</text:p>
      <text:p text:style-name="P344"><text:tab/> *</text:p>
      <text:p text:style-name="P344"><text:tab/> * @retrun Pointer to response array.</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7 May 2013</text:p>
      <text:p text:style-name="P344"><text:tab/> */</text:p>
      <text:p text:style-name="P344"><text:tab/>const char* HttpRequestResponse(char *response, const char* fields, const char* host, const char* script);</text:p>
      <text:p text:style-name="P344"/>
      <text:p text:style-name="P344">public:</text:p>
      <text:p text:style-name="P344"/>
      <text:p text:style-name="P344"><text:tab/>/**</text:p>
      <text:p text:style-name="P344"><text:tab/> * Load list with ANNs.</text:p>
      <text:p text:style-name="P344"><text:tab/> *</text:p>
      <text:p text:style-name="P344"><text:tab/> * @param list List of ANN ids on the server side.</text:p>
      <text:p text:style-name="P344"><text:tab/> *</text:p>
      <text:p text:style-name="P344"><text:tab/> * @param annId Id of ANN to be used as selection parameter.</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y 2009</text:p>
      <text:p text:style-name="P344"><text:tab/> */</text:p>
      <text:p text:style-name="P344"><text:tab/>virtual void loadAnnList(std::vector&lt;int&gt; &amp;list, int annId, char symbol[], TimePeriod period);</text:p>
      <text:p text:style-name="P344"/>
      <text:p text:style-name="P344"><text:tab/>/**</text:p>
      <text:p text:style-name="P344"><text:tab/> * Allocate memory and load ANN and DE objects.</text:p>
      <text:p text:style-name="P344"><text:tab/> *</text:p>
      <text:p text:style-name="P344"><text:tab/> * @param ann Not allocated artificial nerural network object pointer with</text:p>
      <text:p text:style-name="P344"><text:tab/> * value NULL.</text:p>
      <text:p text:style-name="P344"><text:tab/> *</text:p>
      <text:p text:style-name="P344"><text:tab/> * @param <text:s/>de Not allocated differential evolution object pointer with</text:p>
      <text:p text:style-name="P344"><text:tab/> * value NULL.</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param parameters All other netwrok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6 Aug 2009</text:p>
      <text:p text:style-name="P344"><text:tab/> */</text:p>
      <text:p text:style-name="P344"><text:soft-page-break/><text:tab/>virtual void loadTrainerObjects(Counter &amp;counters, ANN &amp;ann, DE &amp;de, char symbol[], TimePeriod period, const ModelParameters &amp;parameters);</text:p>
      <text:p text:style-name="P344"/>
      <text:p text:style-name="P344"><text:tab/>/**</text:p>
      <text:p text:style-name="P344"><text:tab/> * Save single ANN record on the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y 2009</text:p>
      <text:p text:style-name="P344"><text:tab/> */</text:p>
      <text:p text:style-name="P344"><text:tab/>virtual void saveSingleANN(char *symbol, TimePeriod period, double fitness, NeuronsList &amp;neurons, WeightsMatrix &amp;weights, ActivitiesMatrix &amp;activities);</text:p>
      <text:p text:style-name="P344"/>
      <text:p text:style-name="P344"><text:tab/>/**</text:p>
      <text:p text:style-name="P344"><text:tab/> * Load ANN neurons amount from DB.</text:p>
      <text:p text:style-name="P344"><text:tab/> *</text:p>
      <text:p text:style-name="P344"><text:tab/> * @param annId Id of ANN to be used as selection parameter.</text:p>
      <text:p text:style-name="P344"><text:tab/> *</text:p>
      <text:p text:style-name="P344"><text:tab/> * @return Neurons amount value.</text:p>
      <text:p text:style-name="P344"><text:tab/> *</text:p>
      <text:p text:style-name="P344"><text:tab/> * @author Iliyan Zankinski</text:p>
      <text:p text:style-name="P344"><text:tab/> *</text:p>
      <text:p text:style-name="P344"><text:tab/> * @email iliyan_mf@abv.bg</text:p>
      <text:p text:style-name="P344"><text:tab/> *</text:p>
      <text:p text:style-name="P344"><text:tab/> * @date 01 Aug 2009</text:p>
      <text:p text:style-name="P344"><text:tab/> */</text:p>
      <text:p text:style-name="P344"><text:tab/>virtual int loadAnnNeuronsAmount(int annId);</text:p>
      <text:p text:style-name="P344"/>
      <text:p text:style-name="P344"><text:tab/>/**</text:p>
      <text:p text:style-name="P344"><text:tab/> * Load single ANN objec record from remote server side.</text:p>
      <text:p text:style-name="P344"><text:tab/> *</text:p>
      <text:p text:style-name="P344"><text:tab/> * @param annId Id of ANN to be used as selection paramet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 Neurons amount will be used only for new crated ANN.</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6 Aug 2009</text:p>
      <text:p text:style-name="P344"><text:tab/> */</text:p>
      <text:p text:style-name="P344"><text:tab/>virtual void loadSingleANN(int annId, char *symbol, TimePeriod &amp;period, double &amp;fitness, NeuronsList &amp;neurons, WeightsMatrix &amp;weights, ActivitiesMatrix &amp;activities);</text:p>
      <text:p text:style-name="P344"/>
      <text:p text:style-name="P344"><text:tab/>/**</text:p>
      <text:p text:style-name="P344"><text:tab/> * Load training set size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3 Sep 2009</text:p>
      <text:p text:style-name="P344"><text:tab/> */</text:p>
      <text:p text:style-name="P344"><text:tab/>virtual int loadTrainingSetSize(char *symbol, TimePeriod period);</text:p>
      <text:p text:style-name="P344"/>
      <text:p text:style-name="P344"><text:tab/>/**</text:p>
      <text:p text:style-name="P344"><text:tab/> * Save training set record on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Sep 2009</text:p>
      <text:p text:style-name="P344"><text:soft-page-break/><text:tab/> */</text:p>
      <text:p text:style-name="P344"><text:tab/>virtual void saveTrainingSet(char symbol[], TimePeriod period, const std::vector&lt;RateInfo&gt; &amp;rates, int size);</text:p>
      <text:p text:style-name="P344"/>
      <text:p text:style-name="P344"><text:tab/>/**</text:p>
      <text:p text:style-name="P344"><text:tab/> * Load training set record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Sep 2009</text:p>
      <text:p text:style-name="P344"><text:tab/> */</text:p>
      <text:p text:style-name="P344"><text:tab/>virtual void loadTrainingSet(char symbol[], TimePeriod period, std::vector&lt;RateInfo&gt; &amp;rates, int size);</text:p>
      <text:p text:style-name="P344"/>
      <text:p text:style-name="P344"><text:tab/>/**</text:p>
      <text:p text:style-name="P344"><text:tab/> * Load remote server best known fitness for particular ANN kind.</text:p>
      <text:p text:style-name="P344"><text:tab/> *</text:p>
      <text:p text:style-name="P344"><text:tab/> * @param symbol Currency pair symbol.</text:p>
      <text:p text:style-name="P344"><text:tab/> *</text:p>
      <text:p text:style-name="P344"><text:tab/> * @param period MetaTrader 4 chart period.</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activities Weights activities.</text:p>
      <text:p text:style-name="P344"><text:tab/> *</text:p>
      <text:p text:style-name="P344"><text:tab/> * @return Best known server side fitnes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y 2009</text:p>
      <text:p text:style-name="P344"><text:tab/> */</text:p>
      <text:p text:style-name="P344"><text:tab/>virtual double loadRemoteBestFitness(char *symbol, TimePeriod period, NeuronsList &amp;neurons, ActivitiesMatrix &amp;activities);</text:p>
      <text:p text:style-name="P344"/>
      <text:p text:style-name="P344">};</text:p>
      <text:p text:style-name="P344"/>
      <text:p text:style-name="P344">#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stdio.h&gt;</text:p>
      <text:p text:style-name="P344">#include &lt;cstdlib&gt;</text:p>
      <text:p text:style-name="P344">#include &lt;cstring&gt;</text:p>
      <text:p text:style-name="P344"/>
      <text:p text:style-name="P344">#include "Init.h"</text:p>
      <text:p text:style-name="P344"/>
      <text:p text:style-name="P344">const char Init::INI_FILE_NAME[] = "VitoshaTrade.ini";</text:p>
      <text:p text:style-name="P344"/>
      <text:p text:style-name="P344">const char Init::TEMP_FILE_NAME[] = "VitoshaTrade.tmp";</text:p>
      <text:p text:style-name="P344"/>
      <text:p text:style-name="P344">double Init::load(const char key[], double value) {</text:p>
      <text:p text:style-name="P344"><text:tab/>FILE *in;</text:p>
      <text:p text:style-name="P344"><text:tab/>double result = value;</text:p>
      <text:p text:style-name="P344"><text:tab/>char buffer[ BUFFER_SIZE ];</text:p>
      <text:p text:style-name="P344"/>
      <text:p text:style-name="P344"><text:soft-page-break/><text:tab/>/*</text:p>
      <text:p text:style-name="P344"><text:tab/> * Create file if does not exist.</text:p>
      <text:p text:style-name="P344"><text:tab/> */</text:p>
      <text:p text:style-name="P344"><text:tab/>in = fopen(INI_FILE_NAME, "at");</text:p>
      <text:p text:style-name="P344"><text:tab/>fclose( in );</text:p>
      <text:p text:style-name="P344"/>
      <text:p text:style-name="P344"><text:tab/>/*</text:p>
      <text:p text:style-name="P344"><text:tab/> * Find key and read value.</text:p>
      <text:p text:style-name="P344"><text:tab/> */</text:p>
      <text:p text:style-name="P344"><text:tab/>in = fopen(INI_FILE_NAME, "rt");</text:p>
      <text:p text:style-name="P344"><text:tab/>while ( !feof(in) ) {</text:p>
      <text:p text:style-name="P344"><text:tab/><text:tab/>fscanf(in, "%s", buffer);</text:p>
      <text:p text:style-name="P344"><text:tab/><text:tab/>if (strstr(buffer,key) != NULL) {</text:p>
      <text:p text:style-name="P344"><text:tab/><text:tab/><text:tab/>char *position = strstr(buffer, ":") + 1;</text:p>
      <text:p text:style-name="P344"><text:tab/><text:tab/><text:tab/>sscanf(position, "%lf", &amp;result);</text:p>
      <text:p text:style-name="P344"><text:tab/><text:tab/>}</text:p>
      <text:p text:style-name="P344"><text:tab/>}</text:p>
      <text:p text:style-name="P344"><text:tab/>fclose( in );</text:p>
      <text:p text:style-name="P344"/>
      <text:p text:style-name="P344"><text:tab/>return( result );</text:p>
      <text:p text:style-name="P344">}</text:p>
      <text:p text:style-name="P344"/>
      <text:p text:style-name="P344">void Init::save(const char key[], double value) {</text:p>
      <text:p text:style-name="P344"><text:tab/>FILE *in;</text:p>
      <text:p text:style-name="P344"><text:tab/>FILE *out;</text:p>
      <text:p text:style-name="P344"><text:tab/>char buffer[ BUFFER_SIZE ] = "";</text:p>
      <text:p text:style-name="P344"/>
      <text:p text:style-name="P344"><text:tab/>/*</text:p>
      <text:p text:style-name="P344"><text:tab/> * Create file if does not exist.</text:p>
      <text:p text:style-name="P344"><text:tab/> */</text:p>
      <text:p text:style-name="P344"><text:tab/>in = fopen(INI_FILE_NAME, "at");</text:p>
      <text:p text:style-name="P344"><text:tab/>fprintf(in, "");</text:p>
      <text:p text:style-name="P344"><text:tab/>fclose( in );</text:p>
      <text:p text:style-name="P344"/>
      <text:p text:style-name="P344"><text:tab/>/*</text:p>
      <text:p text:style-name="P344"><text:tab/> * Find key and write value.</text:p>
      <text:p text:style-name="P344"><text:tab/> */</text:p>
      <text:p text:style-name="P344"><text:tab/>bool found = false;</text:p>
      <text:p text:style-name="P344"><text:tab/>in = fopen(INI_FILE_NAME, "rt");</text:p>
      <text:p text:style-name="P344"><text:tab/>out = fopen(TEMP_FILE_NAME, "wt");</text:p>
      <text:p text:style-name="P344"><text:tab/>while ( !feof(in) ) {</text:p>
      <text:p text:style-name="P344"><text:tab/><text:tab/>fscanf(in, "%s\r\n", buffer);</text:p>
      <text:p text:style-name="P344"><text:tab/><text:tab/>if (strstr(buffer,key) != NULL) {</text:p>
      <text:p text:style-name="P344"><text:tab/><text:tab/><text:tab/>fprintf(out, "%s:%lf\r\n", key, value);</text:p>
      <text:p text:style-name="P344"><text:tab/><text:tab/><text:tab/>found = true;</text:p>
      <text:p text:style-name="P344"><text:tab/><text:tab/>} else {</text:p>
      <text:p text:style-name="P344"><text:tab/><text:tab/><text:tab/>fprintf(out, "%s\r\n", buffer);</text:p>
      <text:p text:style-name="P344"><text:tab/><text:tab/>}</text:p>
      <text:p text:style-name="P344"><text:tab/>}</text:p>
      <text:p text:style-name="P344"><text:tab/>if (found == false) {</text:p>
      <text:p text:style-name="P344"><text:tab/><text:tab/>fprintf(out, "%s:%lf\r\n", key, value);</text:p>
      <text:p text:style-name="P344"><text:tab/>}</text:p>
      <text:p text:style-name="P344"><text:tab/>fclose( out );</text:p>
      <text:p text:style-name="P344"><text:tab/>fclose( in );</text:p>
      <text:p text:style-name="P344"/>
      <text:p text:style-name="P344"><text:tab/>/*</text:p>
      <text:p text:style-name="P344"><text:tab/> * Swap INI file.</text:p>
      <text:p text:style-name="P344"><text:tab/> */</text:p>
      <text:p text:style-name="P344"><text:tab/>remove( INI_FILE_NAME );</text:p>
      <text:p text:style-name="P344"><text:tab/>rename(TEMP_FILE_NAME, INI_FILE_NAME);</text:p>
      <text:p text:style-name="P344">}</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INIT_H</text:p>
      <text:p text:style-name="P344">#define INIT_H</text:p>
      <text:p text:style-name="P344"><text:soft-page-break/></text:p>
      <text:p text:style-name="P344">/**</text:p>
      <text:p text:style-name="P344"><text:s/>* Initializer class used with INI file.</text:p>
      <text:p text:style-name="P344"><text:s/>*</text:p>
      <text:p text:style-name="P344"><text:s/>* @author Todor Balabanov</text:p>
      <text:p text:style-name="P344"><text:s/>*</text:p>
      <text:p text:style-name="P344"><text:s/>* @email todor.balabanov@gmail.com</text:p>
      <text:p text:style-name="P344"><text:s/>*</text:p>
      <text:p text:style-name="P344"><text:s/>* @date 26 Aug 2009</text:p>
      <text:p text:style-name="P344"><text:s/>*/</text:p>
      <text:p text:style-name="P344">class Init {</text:p>
      <text:p text:style-name="P344"/>
      <text:p text:style-name="P344">public:</text:p>
      <text:p text:style-name="P344"/>
      <text:p text:style-name="P344"><text:tab/>/**</text:p>
      <text:p text:style-name="P344"><text:tab/> * String buffer size.</text:p>
      <text:p text:style-name="P344"><text:tab/> */</text:p>
      <text:p text:style-name="P344"><text:tab/>static const int BUFFER_SIZE = 100;</text:p>
      <text:p text:style-name="P344"/>
      <text:p text:style-name="P344"><text:tab/>/**</text:p>
      <text:p text:style-name="P344"><text:tab/> * Name of the INI file.</text:p>
      <text:p text:style-name="P344"><text:tab/> */</text:p>
      <text:p text:style-name="P344"><text:tab/>static const char INI_FILE_NAME[];</text:p>
      <text:p text:style-name="P344"/>
      <text:p text:style-name="P344"><text:tab/>/**</text:p>
      <text:p text:style-name="P344"><text:tab/> * Name of the temp file.</text:p>
      <text:p text:style-name="P344"><text:tab/> */</text:p>
      <text:p text:style-name="P344"><text:tab/>static const char TEMP_FILE_NAME[];</text:p>
      <text:p text:style-name="P344"/>
      <text:p text:style-name="P344">public:</text:p>
      <text:p text:style-name="P344"/>
      <text:p text:style-name="P344"><text:tab/>/**</text:p>
      <text:p text:style-name="P344"><text:tab/> * Load value from INI file. If key is not found default value is returned.</text:p>
      <text:p text:style-name="P344"><text:tab/> *</text:p>
      <text:p text:style-name="P344"><text:tab/> * @param key Key of the value.</text:p>
      <text:p text:style-name="P344"><text:tab/> *</text:p>
      <text:p text:style-name="P344"><text:tab/> * @param value Default value.</text:p>
      <text:p text:style-name="P344"><text:tab/> *</text:p>
      <text:p text:style-name="P344"><text:tab/> * @return Loaded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6 Aug 2009</text:p>
      <text:p text:style-name="P344"><text:tab/> */</text:p>
      <text:p text:style-name="P344"><text:tab/>static double load(const char key[], double value);</text:p>
      <text:p text:style-name="P344"/>
      <text:p text:style-name="P344"><text:tab/>/**</text:p>
      <text:p text:style-name="P344"><text:tab/> * Save value to INI file.</text:p>
      <text:p text:style-name="P344"><text:tab/> *</text:p>
      <text:p text:style-name="P344"><text:tab/> * @param key Key of the value.</text:p>
      <text:p text:style-name="P344"><text:tab/> *</text:p>
      <text:p text:style-name="P344"><text:tab/> * @param value Default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6 Aug 2009</text:p>
      <text:p text:style-name="P344"><text:tab/> */</text:p>
      <text:p text:style-name="P344"><text:tab/>static void save(const char key[], double value);</text:p>
      <text:p text:style-name="P344">};</text:p>
      <text:p text:style-name="P344"/>
      <text:p text:style-name="P344">#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oft-page-break/><text:s/>******************************************************************************/</text:p>
      <text:p text:style-name="P344"/>
      <text:p text:style-name="P344">#include &lt;cstdio&gt;</text:p>
      <text:p text:style-name="P344">#include &lt;vector&gt;</text:p>
      <text:p text:style-name="P344">#include &lt;cstdlib&gt;</text:p>
      <text:p text:style-name="P344">#include &lt;cstring&gt;</text:p>
      <text:p text:style-name="P344">#include &lt;climits&gt;</text:p>
      <text:p text:style-name="P344"/>
      <text:p text:style-name="P344">#include "curl/curl.h"</text:p>
      <text:p text:style-name="P344">#include "libjson/libjson.h"</text:p>
      <text:p text:style-name="P344"/>
      <text:p text:style-name="P344">#include "DE.h"</text:p>
      <text:p text:style-name="P344">#include "ANN.h"</text:p>
      <text:p text:style-name="P344">#include "NeuronsList.h"</text:p>
      <text:p text:style-name="P344">#include "ActivitiesMatrix.h"</text:p>
      <text:p text:style-name="P344">#include "TrainingExample.h"</text:p>
      <text:p text:style-name="P344"/>
      <text:p text:style-name="P344">#include "JsonHttpCommunicator.h"</text:p>
      <text:p text:style-name="P344"/>
      <text:p text:style-name="P344">#define MSG_WAITALL 0x0</text:p>
      <text:p text:style-name="P344"/>
      <text:p text:style-name="P344">const char JsonHttpCommunicator::HOST[] = "localhost";</text:p>
      <text:p text:style-name="P344"/>
      <text:p text:style-name="P344">const char JsonHttpCommunicator::LIST_OF_ANNS_SCRIPT[] = "/logic/json_number_of_anns.php";</text:p>
      <text:p text:style-name="P344"/>
      <text:p text:style-name="P344">const char JsonHttpCommunicator::SAVE_SINGLE_ANN_SCRIPT[] = "/logic/save_ann.php";</text:p>
      <text:p text:style-name="P344"/>
      <text:p text:style-name="P344">const char JsonHttpCommunicator::LOAD_NEURONS_AMOUNT_SCRIPT[] = "/logic/json_load_neurons_amount.php";</text:p>
      <text:p text:style-name="P344"/>
      <text:p text:style-name="P344">const char JsonHttpCommunicator::LOAD_SINGLE_ANN_SCRIPT[] = "/logic/json_load_ann.php";</text:p>
      <text:p text:style-name="P344"/>
      <text:p text:style-name="P344">const char JsonHttpCommunicator::LOAD_BEST_FITNESS_SCRIPT[] = "/logic/json_load_best_fitness.php";</text:p>
      <text:p text:style-name="P344"/>
      <text:p text:style-name="P344">const char JsonHttpCommunicator::TRAINING_SET_SIZE_SCRIPT[] = "/logic/json_training_set_size.php";</text:p>
      <text:p text:style-name="P344"/>
      <text:p text:style-name="P344">const char JsonHttpCommunicator::SAVE_TRAINING_SET_SCRIPT[] = "/logic/save_training_set.php";</text:p>
      <text:p text:style-name="P344"/>
      <text:p text:style-name="P344">const char JsonHttpCommunicator::LOAD_TRAINING_SET_SCRIPT[] = "/logic/json_load_training_set.php";</text:p>
      <text:p text:style-name="P344"/>
      <text:p text:style-name="P344">struct MemoryStruct {</text:p>
      <text:p text:style-name="P344"><text:tab/>char *memory;</text:p>
      <text:p text:style-name="P344"><text:tab/>size_t size;</text:p>
      <text:p text:style-name="P344">};</text:p>
      <text:p text:style-name="P344"/>
      <text:p text:style-name="P344">static size_t WriteMemoryCallback(void *contents, size_t size, size_t nmemb, void *userp) {</text:p>
      <text:p text:style-name="P344"><text:tab/>size_t realsize = size * nmemb;</text:p>
      <text:p text:style-name="P344"><text:tab/>struct MemoryStruct *mem = (struct MemoryStruct *)userp;</text:p>
      <text:p text:style-name="P344"/>
      <text:p text:style-name="P344"><text:tab/>mem-&gt;memory = (char*)realloc(mem-&gt;memory, mem-&gt;size + realsize + 1);</text:p>
      <text:p text:style-name="P344"><text:tab/>if(mem-&gt;memory == NULL) {</text:p>
      <text:p text:style-name="P344"><text:tab/><text:tab/>return 0;</text:p>
      <text:p text:style-name="P344"><text:tab/>}</text:p>
      <text:p text:style-name="P344"/>
      <text:p text:style-name="P344"><text:tab/>memcpy(&amp;(mem-&gt;memory[mem-&gt;size]), contents, realsize);</text:p>
      <text:p text:style-name="P344"><text:tab/>mem-&gt;size += realsize;</text:p>
      <text:p text:style-name="P344"><text:tab/>mem-&gt;memory[mem-&gt;size] = 0;</text:p>
      <text:p text:style-name="P344"/>
      <text:p text:style-name="P344"><text:tab/>return realsize;</text:p>
      <text:p text:style-name="P344">}</text:p>
      <text:p text:style-name="P344"/>
      <text:p text:style-name="P344">const char* JsonHttpCommunicator::HttpRequestResponse(char *response, const char* fields, const char* host, const char* script) {</text:p>
      <text:p text:style-name="P344"><text:tab/>CURL *curl;</text:p>
      <text:p text:style-name="P344"><text:tab/>CURLcode result;</text:p>
      <text:p text:style-name="P344"/>
      <text:p text:style-name="P344"><text:tab/>struct MemoryStruct chunk;</text:p>
      <text:p text:style-name="P344"><text:tab/>chunk.memory = (char*)malloc(1);</text:p>
      <text:p text:style-name="P344"><text:tab/>chunk.size = 0;</text:p>
      <text:p text:style-name="P344"/>
      <text:p text:style-name="P344"><text:tab/>curl_global_init(CURL_GLOBAL_ALL);</text:p>
      <text:p text:style-name="P344"/>
      <text:p text:style-name="P344"><text:tab/>curl = curl_easy_init();</text:p>
      <text:p text:style-name="P344"/>
      <text:p text:style-name="P344"><text:tab/>if(curl == NULL) {</text:p>
      <text:p text:style-name="P344"><text:tab/><text:tab/>throw( "JsonHttpCommunicator00214" );</text:p>
      <text:p text:style-name="P344"><text:tab/>}</text:p>
      <text:p text:style-name="P344"/>
      <text:p text:style-name="P344"><text:tab/>sprintf(buffer, "http://%s%s", host, script);</text:p>
      <text:p text:style-name="P344"><text:tab/>curl_easy_setopt(curl, CURLOPT_URL, buffer);</text:p>
      <text:p text:style-name="P344"><text:tab/>curl_easy_setopt(curl, CURLOPT_POST, 1);</text:p>
      <text:p text:style-name="P344"><text:tab/>curl_easy_setopt(curl, CURLOPT_POSTFIELDS, fields);</text:p>
      <text:p text:style-name="P344"><text:tab/>curl_easy_setopt(curl, CURLOPT_POSTFIELDSIZE, strlen(fields));</text:p>
      <text:p text:style-name="P344"/>
      <text:p text:style-name="P344"><text:tab/>curl_easy_setopt(curl, CURLOPT_NOPROGRESS, 1L);</text:p>
      <text:p text:style-name="P344"><text:tab/>curl_easy_setopt(curl, CURLOPT_WRITEFUNCTION, WriteMemoryCallback);</text:p>
      <text:p text:style-name="P344"/>
      <text:p text:style-name="P344"><text:tab/>curl_easy_setopt(curl, CURLOPT_WRITEDATA, (void *)(&amp;chunk));</text:p>
      <text:p text:style-name="P344"><text:tab/>curl_easy_setopt(curl, CURLOPT_USERAGENT, "libcurl-agent/1.0");</text:p>
      <text:p text:style-name="P344"/>
      <text:p text:style-name="P344"><text:tab/>result = curl_easy_perform(curl);</text:p>
      <text:p text:style-name="P344"/>
      <text:p text:style-name="P344"><text:tab/>if(result != CURLE_OK) {</text:p>
      <text:p text:style-name="P344"><text:tab/><text:tab/>throw( "JsonHttpCommunicator00215" );</text:p>
      <text:p text:style-name="P344"><text:tab/>}</text:p>
      <text:p text:style-name="P344"/>
      <text:p text:style-name="P344"><text:tab/>curl_easy_cleanup(curl);</text:p>
      <text:p text:style-name="P344"/>
      <text:p text:style-name="P344"><text:tab/>memcpy(response, chunk.memory, sizeof(char)*(chunk.size+1));</text:p>
      <text:p text:style-name="P344"/>
      <text:p text:style-name="P344"><text:tab/>if(chunk.memory) {</text:p>
      <text:p text:style-name="P344"><text:tab/><text:tab/>free(chunk.memory);</text:p>
      <text:p text:style-name="P344"><text:tab/>}</text:p>
      <text:p text:style-name="P344"/>
      <text:p text:style-name="P344"><text:tab/>curl_global_cleanup();</text:p>
      <text:p text:style-name="P344"><text:soft-page-break/></text:p>
      <text:p text:style-name="P344"><text:tab/>return(response);</text:p>
      <text:p text:style-name="P344">}</text:p>
      <text:p text:style-name="P344"/>
      <text:p text:style-name="P344">void JsonHttpCommunicator::parseJsonLoadRemoteBestFitness(const JSONNode &amp;node, double &amp;fitness, const bool initialCall) {</text:p>
      <text:p text:style-name="P344"><text:tab/>for(JSONNode::const_iterator i = node.begin(); i!=node.end(); ++i) {</text:p>
      <text:p text:style-name="P344"><text:tab/><text:tab/>std::string node_name = i -&gt; name();</text:p>
      <text:p text:style-name="P344"/>
      <text:p text:style-name="P344"><text:tab/><text:tab/>/*</text:p>
      <text:p text:style-name="P344"><text:tab/><text:tab/> * Store values into proper object filds.</text:p>
      <text:p text:style-name="P344"><text:tab/><text:tab/> */</text:p>
      <text:p text:style-name="P344"><text:tab/><text:tab/>if (node_name == "fitness") {</text:p>
      <text:p text:style-name="P344"><text:tab/><text:tab/><text:tab/>fitness = i-&gt;as_float();</text:p>
      <text:p text:style-name="P344"><text:tab/><text:tab/>}</text:p>
      <text:p text:style-name="P344"/>
      <text:p text:style-name="P344"><text:tab/><text:tab/>/*</text:p>
      <text:p text:style-name="P344"><text:tab/><text:tab/> * Recursively call ourselves to dig deeper into the tree.</text:p>
      <text:p text:style-name="P344"><text:tab/><text:tab/> */</text:p>
      <text:p text:style-name="P344"><text:tab/><text:tab/>if (i -&gt; type() == JSON_ARRAY || i -&gt; type() == JSON_NODE) {</text:p>
      <text:p text:style-name="P344"><text:tab/><text:tab/><text:tab/>parseJsonLoadRemoteBestFitness(*i, fitness, false);</text:p>
      <text:p text:style-name="P344"><text:tab/><text:tab/>}</text:p>
      <text:p text:style-name="P344"><text:tab/>}</text:p>
      <text:p text:style-name="P344">}</text:p>
      <text:p text:style-name="P344"/>
      <text:p text:style-name="P344">void JsonHttpCommunicator::parseJsonLoadAnnNeuronsAmount(const JSONNode &amp;node, int &amp;amount, const bool initialCall) {</text:p>
      <text:p text:style-name="P344"><text:tab/>for(JSONNode::const_iterator i = node.begin(); i!=node.end(); ++i) {</text:p>
      <text:p text:style-name="P344"><text:tab/><text:tab/>std::string node_name = i -&gt; name();</text:p>
      <text:p text:style-name="P344"/>
      <text:p text:style-name="P344"><text:tab/><text:tab/>/*</text:p>
      <text:p text:style-name="P344"><text:tab/><text:tab/> * Store values into proper object filds.</text:p>
      <text:p text:style-name="P344"><text:tab/><text:tab/> */</text:p>
      <text:p text:style-name="P344"><text:tab/><text:tab/>if (node_name == "neuronsAmount") {</text:p>
      <text:p text:style-name="P344"><text:tab/><text:tab/><text:tab/>amount = i-&gt;as_int();</text:p>
      <text:p text:style-name="P344"><text:tab/><text:tab/>}</text:p>
      <text:p text:style-name="P344"/>
      <text:p text:style-name="P344"><text:tab/><text:tab/>/*</text:p>
      <text:p text:style-name="P344"><text:tab/><text:tab/> * Recursively call ourselves to dig deeper into the tree.</text:p>
      <text:p text:style-name="P344"><text:tab/><text:tab/> */</text:p>
      <text:p text:style-name="P344"><text:tab/><text:tab/>if (i -&gt; type() == JSON_ARRAY || i -&gt; type() == JSON_NODE) {</text:p>
      <text:p text:style-name="P344"><text:tab/><text:tab/><text:tab/>parseJsonLoadAnnNeuronsAmount(*i, amount, false);</text:p>
      <text:p text:style-name="P344"><text:tab/><text:tab/>}</text:p>
      <text:p text:style-name="P344"><text:tab/>}</text:p>
      <text:p text:style-name="P344">}</text:p>
      <text:p text:style-name="P344"/>
      <text:p text:style-name="P344">void JsonHttpCommunicator::parseJsonLoadTrainingSetSize(const JSONNode &amp;node, int &amp;size, const bool initialCall) {</text:p>
      <text:p text:style-name="P344"><text:tab/>for(JSONNode::const_iterator i = node.begin(); i!=node.end(); ++i) {</text:p>
      <text:p text:style-name="P344"><text:tab/><text:tab/>std::string node_name = i -&gt; name();</text:p>
      <text:p text:style-name="P344"/>
      <text:p text:style-name="P344"><text:tab/><text:tab/>/*</text:p>
      <text:p text:style-name="P344"><text:tab/><text:tab/> * Store values into proper object filds.</text:p>
      <text:p text:style-name="P344"><text:tab/><text:tab/> */</text:p>
      <text:p text:style-name="P344"><text:tab/><text:tab/>if (node_name == "numberOfExamples") {</text:p>
      <text:p text:style-name="P344"><text:tab/><text:tab/><text:tab/>size = i-&gt;as_int();</text:p>
      <text:p text:style-name="P344"><text:tab/><text:tab/>}</text:p>
      <text:p text:style-name="P344"/>
      <text:p text:style-name="P344"><text:tab/><text:tab/>/*</text:p>
      <text:p text:style-name="P344"><text:tab/><text:tab/> * Recursively call ourselves to dig deeper into the tree.</text:p>
      <text:p text:style-name="P344"><text:tab/><text:tab/> */</text:p>
      <text:p text:style-name="P344"><text:tab/><text:tab/>if (i -&gt; type() == JSON_ARRAY || i -&gt; type() == JSON_NODE) {</text:p>
      <text:p text:style-name="P344"><text:tab/><text:tab/><text:tab/>parseJsonLoadTrainingSetSize(*i, size, false);</text:p>
      <text:p text:style-name="P344"><text:tab/><text:tab/>}</text:p>
      <text:p text:style-name="P344"><text:tab/>}</text:p>
      <text:p text:style-name="P344">}</text:p>
      <text:p text:style-name="P344"/>
      <text:p text:style-name="P344">void JsonHttpCommunicator::parseJsonLoadAnnList(const JSONNode &amp;node, std::vector&lt;int&gt; &amp;list, const bool initialCall) {</text:p>
      <text:p text:style-name="P344"><text:tab/>static int size = 0;</text:p>
      <text:p text:style-name="P344"><text:tab/>static int identifiersCounter = 0;</text:p>
      <text:p text:style-name="P344"><text:tab/>static std::string array = "";</text:p>
      <text:p text:style-name="P344"><text:tab/>if(initialCall == true) {</text:p>
      <text:p text:style-name="P344"><text:tab/><text:tab/>size = 0;</text:p>
      <text:p text:style-name="P344"><text:tab/><text:tab/>identifiersCounter = 0;</text:p>
      <text:p text:style-name="P344"><text:tab/><text:tab/>array = "";</text:p>
      <text:p text:style-name="P344"><text:tab/>}</text:p>
      <text:p text:style-name="P344"/>
      <text:p text:style-name="P344"><text:tab/>for(JSONNode::const_iterator i = node.begin(); i!=node.end(); ++i) {</text:p>
      <text:p text:style-name="P344"><text:tab/><text:tab/>std::string node_name = i -&gt; name();</text:p>
      <text:p text:style-name="P344"/>
      <text:p text:style-name="P344"><text:tab/><text:tab/>/*</text:p>
      <text:p text:style-name="P344"><text:tab/><text:tab/> * Store values into proper object filds.</text:p>
      <text:p text:style-name="P344"><text:tab/><text:tab/> */</text:p>
      <text:p text:style-name="P344"><text:tab/><text:tab/>if (node_name == "size") {</text:p>
      <text:p text:style-name="P344"><text:tab/><text:tab/><text:tab/>size = i-&gt;as_int();</text:p>
      <text:p text:style-name="P344"><text:tab/><text:tab/>} else if (node_name == "identifiers") {</text:p>
      <text:p text:style-name="P344"><text:tab/><text:tab/><text:tab/>array = "identifiers";</text:p>
      <text:p text:style-name="P344"><text:tab/><text:tab/>} else if (array == "identifiers") {</text:p>
      <text:p text:style-name="P344"><text:tab/><text:tab/><text:tab/>list.push_back( i-&gt;as_int() );</text:p>
      <text:p text:style-name="P344"><text:tab/><text:tab/><text:tab/>identifiersCounter++;</text:p>
      <text:p text:style-name="P344"><text:tab/><text:tab/>}</text:p>
      <text:p text:style-name="P344"/>
      <text:p text:style-name="P344"><text:tab/><text:tab/>/*</text:p>
      <text:p text:style-name="P344"><text:tab/><text:tab/> * Recursively call ourselves to dig deeper into the tree.</text:p>
      <text:p text:style-name="P344"><text:tab/><text:tab/> */</text:p>
      <text:p text:style-name="P344"><text:tab/><text:tab/>if (i -&gt; type() == JSON_ARRAY || i -&gt; type() == JSON_NODE) {</text:p>
      <text:p text:style-name="P344"><text:tab/><text:tab/><text:tab/>parseJsonLoadAnnList(*i, list, false);</text:p>
      <text:p text:style-name="P344"><text:tab/><text:tab/>}</text:p>
      <text:p text:style-name="P344"><text:tab/>}</text:p>
      <text:p text:style-name="P344">}</text:p>
      <text:p text:style-name="P344"/>
      <text:p text:style-name="P344">void JsonHttpCommunicator::parseJsonLoadTrainingSet(const JSONNode &amp;node, std::vector&lt;RateInfo&gt; &amp;rates, const bool initialCall) {</text:p>
      <text:p text:style-name="P344"><text:tab/>static std::string array = "";</text:p>
      <text:p text:style-name="P344"><text:tab/>static int timeCounter = 0;</text:p>
      <text:p text:style-name="P344"><text:tab/>static int openCounter = 0;</text:p>
      <text:p text:style-name="P344"><text:tab/>static int lowCounter = 0;</text:p>
      <text:p text:style-name="P344"><text:soft-page-break/><text:tab/>static int highCounter = 0;</text:p>
      <text:p text:style-name="P344"><text:tab/>static int closeCounter = 0;</text:p>
      <text:p text:style-name="P344"><text:tab/>static int volumeCounter = 0;</text:p>
      <text:p text:style-name="P344"/>
      <text:p text:style-name="P344"><text:tab/>for(JSONNode::const_iterator i = node.begin(); i!=node.end(); ++i) {</text:p>
      <text:p text:style-name="P344"><text:tab/><text:tab/>std::string node_name = i -&gt; name();</text:p>
      <text:p text:style-name="P344"/>
      <text:p text:style-name="P344"><text:tab/><text:tab/>/*</text:p>
      <text:p text:style-name="P344"><text:tab/><text:tab/> * Store values into proper object filds.</text:p>
      <text:p text:style-name="P344"><text:tab/><text:tab/> */</text:p>
      <text:p text:style-name="P344"><text:tab/><text:tab/>if (node_name == "numberOfExamples") {</text:p>
      <text:p text:style-name="P344"><text:tab/><text:tab/><text:tab/>//TODO May be it is better to clear the vector.</text:p>
      <text:p text:style-name="P344"><text:tab/><text:tab/><text:tab/>//TODO Find better way to deal with the parallel arrays.</text:p>
      <text:p text:style-name="P344"><text:tab/><text:tab/><text:tab/>for(int j=i-&gt;as_int(); j&gt;0; j--) {</text:p>
      <text:p text:style-name="P344"><text:tab/><text:tab/><text:tab/><text:tab/>//TODO Possible problems with local variables.</text:p>
      <text:p text:style-name="P344"><text:tab/><text:tab/><text:tab/><text:tab/>rates.push_back( RateInfo() );</text:p>
      <text:p text:style-name="P344"><text:tab/><text:tab/><text:tab/>}</text:p>
      <text:p text:style-name="P344"><text:tab/><text:tab/>} else if (node_name == "time") {</text:p>
      <text:p text:style-name="P344"><text:tab/><text:tab/><text:tab/>array = "time";</text:p>
      <text:p text:style-name="P344"><text:tab/><text:tab/>} else if (node_name == "open") {</text:p>
      <text:p text:style-name="P344"><text:tab/><text:tab/><text:tab/>array = "open";</text:p>
      <text:p text:style-name="P344"><text:tab/><text:tab/>} else if (node_name == "low") {</text:p>
      <text:p text:style-name="P344"><text:tab/><text:tab/><text:tab/>array = "low";</text:p>
      <text:p text:style-name="P344"><text:tab/><text:tab/>} else if (node_name == "high") {</text:p>
      <text:p text:style-name="P344"><text:tab/><text:tab/><text:tab/>array = "high";</text:p>
      <text:p text:style-name="P344"><text:tab/><text:tab/>} else if (node_name == "close") {</text:p>
      <text:p text:style-name="P344"><text:tab/><text:tab/><text:tab/>array = "close";</text:p>
      <text:p text:style-name="P344"><text:tab/><text:tab/>} else if (node_name == "volume") {</text:p>
      <text:p text:style-name="P344"><text:tab/><text:tab/><text:tab/>array = "volume";</text:p>
      <text:p text:style-name="P344"><text:tab/><text:tab/>} else if (array == "time") {</text:p>
      <text:p text:style-name="P344"><text:tab/><text:tab/><text:tab/>rates[timeCounter].time = i-&gt;as_int();</text:p>
      <text:p text:style-name="P344"><text:tab/><text:tab/><text:tab/>timeCounter++;</text:p>
      <text:p text:style-name="P344"><text:tab/><text:tab/>} else if (array == "open") {</text:p>
      <text:p text:style-name="P344"><text:tab/><text:tab/><text:tab/>rates[openCounter].open = i-&gt;as_float();</text:p>
      <text:p text:style-name="P344"><text:tab/><text:tab/><text:tab/>openCounter++;</text:p>
      <text:p text:style-name="P344"><text:tab/><text:tab/>} else if (array == "low") {</text:p>
      <text:p text:style-name="P344"><text:tab/><text:tab/><text:tab/>rates[lowCounter].low = i-&gt;as_float();</text:p>
      <text:p text:style-name="P344"><text:tab/><text:tab/><text:tab/>lowCounter++;</text:p>
      <text:p text:style-name="P344"><text:tab/><text:tab/>} else if (array == "high") {</text:p>
      <text:p text:style-name="P344"><text:tab/><text:tab/><text:tab/>rates[highCounter].high = i-&gt;as_float();</text:p>
      <text:p text:style-name="P344"><text:tab/><text:tab/><text:tab/>highCounter++;</text:p>
      <text:p text:style-name="P344"><text:tab/><text:tab/>} else if (array == "close") {</text:p>
      <text:p text:style-name="P344"><text:tab/><text:tab/><text:tab/>rates[closeCounter].close = i-&gt;as_float();</text:p>
      <text:p text:style-name="P344"><text:tab/><text:tab/><text:tab/>closeCounter++;</text:p>
      <text:p text:style-name="P344"><text:tab/><text:tab/>} else if (array == "volume") {</text:p>
      <text:p text:style-name="P344"><text:tab/><text:tab/><text:tab/>rates[volumeCounter].volume = i-&gt;as_int();</text:p>
      <text:p text:style-name="P344"><text:tab/><text:tab/><text:tab/>volumeCounter++;</text:p>
      <text:p text:style-name="P344"><text:tab/><text:tab/>}</text:p>
      <text:p text:style-name="P344"/>
      <text:p text:style-name="P344"><text:tab/><text:tab/>/*</text:p>
      <text:p text:style-name="P344"><text:tab/><text:tab/> * Recursively call ourselves to dig deeper into the tree.</text:p>
      <text:p text:style-name="P344"><text:tab/><text:tab/> */</text:p>
      <text:p text:style-name="P344"><text:tab/><text:tab/>if (i -&gt; type() == JSON_ARRAY || i -&gt; type() == JSON_NODE) {</text:p>
      <text:p text:style-name="P344"><text:tab/><text:tab/><text:tab/>parseJsonLoadTrainingSet(*i, rates, false);</text:p>
      <text:p text:style-name="P344"><text:tab/><text:tab/>}</text:p>
      <text:p text:style-name="P344"><text:tab/>}</text:p>
      <text:p text:style-name="P344">}</text:p>
      <text:p text:style-name="P344"/>
      <text:p text:style-name="P344">void JsonHttpCommunicator::parseJsonLoadSingleANN(const JSONNode &amp;node, bool &amp;available, char *symbol, TimePeriod &amp;period, double &amp;fitness, NeuronsList &amp;neurons, WeightsMatrix &amp;weights, ActivitiesMatrix &amp;activities, const bool initialCall) {</text:p>
      <text:p text:style-name="P344"><text:tab/>static int size = 0;</text:p>
      <text:p text:style-name="P344"><text:tab/>static int numberOfNeurons = 0;</text:p>
      <text:p text:style-name="P344"><text:tab/>static int flagsCounter = 0;</text:p>
      <text:p text:style-name="P344"><text:tab/>static int weightsCounter = 0;</text:p>
      <text:p text:style-name="P344"><text:tab/>static int activitiesCounter = 0;</text:p>
      <text:p text:style-name="P344"><text:tab/>static std::string array = "";</text:p>
      <text:p text:style-name="P344"><text:tab/>if(initialCall == true) {</text:p>
      <text:p text:style-name="P344"><text:tab/><text:tab/>size = 0;</text:p>
      <text:p text:style-name="P344"><text:tab/><text:tab/>numberOfNeurons = 0;</text:p>
      <text:p text:style-name="P344"><text:tab/><text:tab/>flagsCounter = 0;</text:p>
      <text:p text:style-name="P344"><text:tab/><text:tab/>weightsCounter = 0;</text:p>
      <text:p text:style-name="P344"><text:tab/><text:tab/>activitiesCounter = 0;</text:p>
      <text:p text:style-name="P344"><text:tab/><text:tab/>array = "";</text:p>
      <text:p text:style-name="P344"><text:tab/>}</text:p>
      <text:p text:style-name="P344"/>
      <text:p text:style-name="P344"><text:tab/>if(available == false) {</text:p>
      <text:p text:style-name="P344"><text:tab/><text:tab/>return;</text:p>
      <text:p text:style-name="P344"><text:tab/>}</text:p>
      <text:p text:style-name="P344"/>
      <text:p text:style-name="P344"><text:tab/>for(JSONNode::const_iterator i = node.begin(); i!=node.end(); ++i) {</text:p>
      <text:p text:style-name="P344"><text:tab/><text:tab/>std::string node_name = i -&gt; name();</text:p>
      <text:p text:style-name="P344"/>
      <text:p text:style-name="P344"><text:tab/><text:tab/>/*</text:p>
      <text:p text:style-name="P344"><text:tab/><text:tab/> * Store values into proper object filds.</text:p>
      <text:p text:style-name="P344"><text:tab/><text:tab/> */</text:p>
      <text:p text:style-name="P344"><text:tab/><text:tab/>if (node_name == "size") {</text:p>
      <text:p text:style-name="P344"><text:tab/><text:tab/><text:tab/>size = i-&gt;as_int();</text:p>
      <text:p text:style-name="P344"><text:tab/><text:tab/><text:tab/>if(size == 0) {</text:p>
      <text:p text:style-name="P344"><text:tab/><text:tab/><text:tab/><text:tab/>available = false;</text:p>
      <text:p text:style-name="P344"><text:tab/><text:tab/><text:tab/>}</text:p>
      <text:p text:style-name="P344"><text:tab/><text:tab/>} else if (node_name == "symbol") {</text:p>
      <text:p text:style-name="P344"><text:tab/><text:tab/><text:tab/>strcpy(symbol, (i-&gt;as_string()).c_str());</text:p>
      <text:p text:style-name="P344"><text:tab/><text:tab/>} else if (node_name == "period") {</text:p>
      <text:p text:style-name="P344"><text:tab/><text:tab/><text:tab/>switch (i-&gt;as_int()) {</text:p>
      <text:p text:style-name="P344"><text:tab/><text:tab/><text:tab/>case 1:</text:p>
      <text:p text:style-name="P344"><text:tab/><text:tab/><text:tab/><text:tab/>period = M1;</text:p>
      <text:p text:style-name="P344"><text:tab/><text:tab/><text:tab/><text:tab/>break;</text:p>
      <text:p text:style-name="P344"><text:tab/><text:tab/><text:tab/>case 5:</text:p>
      <text:p text:style-name="P344"><text:tab/><text:tab/><text:tab/><text:tab/>period = M5;</text:p>
      <text:p text:style-name="P344"><text:tab/><text:tab/><text:tab/><text:tab/>break;</text:p>
      <text:p text:style-name="P344"><text:tab/><text:tab/><text:tab/>case 15:</text:p>
      <text:p text:style-name="P344"><text:tab/><text:tab/><text:tab/><text:tab/>period = M15;</text:p>
      <text:p text:style-name="P344"><text:tab/><text:tab/><text:tab/><text:tab/>break;</text:p>
      <text:p text:style-name="P344"><text:soft-page-break/><text:tab/><text:tab/><text:tab/>case 30:</text:p>
      <text:p text:style-name="P344"><text:tab/><text:tab/><text:tab/><text:tab/>period = M30;</text:p>
      <text:p text:style-name="P344"><text:tab/><text:tab/><text:tab/><text:tab/>break;</text:p>
      <text:p text:style-name="P344"><text:tab/><text:tab/><text:tab/>case 60:</text:p>
      <text:p text:style-name="P344"><text:tab/><text:tab/><text:tab/><text:tab/>period = H1;</text:p>
      <text:p text:style-name="P344"><text:tab/><text:tab/><text:tab/><text:tab/>break;</text:p>
      <text:p text:style-name="P344"><text:tab/><text:tab/><text:tab/>case 240:</text:p>
      <text:p text:style-name="P344"><text:tab/><text:tab/><text:tab/><text:tab/>period = H4;</text:p>
      <text:p text:style-name="P344"><text:tab/><text:tab/><text:tab/><text:tab/>break;</text:p>
      <text:p text:style-name="P344"><text:tab/><text:tab/><text:tab/>case 1440:</text:p>
      <text:p text:style-name="P344"><text:tab/><text:tab/><text:tab/><text:tab/>period = D1;</text:p>
      <text:p text:style-name="P344"><text:tab/><text:tab/><text:tab/><text:tab/>break;</text:p>
      <text:p text:style-name="P344"><text:tab/><text:tab/><text:tab/>case 10080:</text:p>
      <text:p text:style-name="P344"><text:tab/><text:tab/><text:tab/><text:tab/>period = W1;</text:p>
      <text:p text:style-name="P344"><text:tab/><text:tab/><text:tab/><text:tab/>break;</text:p>
      <text:p text:style-name="P344"><text:tab/><text:tab/><text:tab/>case 43200:</text:p>
      <text:p text:style-name="P344"><text:tab/><text:tab/><text:tab/><text:tab/>period = MN1;</text:p>
      <text:p text:style-name="P344"><text:tab/><text:tab/><text:tab/><text:tab/>break;</text:p>
      <text:p text:style-name="P344"><text:tab/><text:tab/><text:tab/>default:</text:p>
      <text:p text:style-name="P344"><text:tab/><text:tab/><text:tab/><text:tab/>period = NO;</text:p>
      <text:p text:style-name="P344"><text:tab/><text:tab/><text:tab/><text:tab/>break;</text:p>
      <text:p text:style-name="P344"><text:tab/><text:tab/><text:tab/>}</text:p>
      <text:p text:style-name="P344"><text:tab/><text:tab/>} else if (node_name == "fitness") {</text:p>
      <text:p text:style-name="P344"><text:tab/><text:tab/><text:tab/>fitness = i-&gt;as_float();</text:p>
      <text:p text:style-name="P344"><text:tab/><text:tab/>} else if (node_name == "numberOfNeurons") {</text:p>
      <text:p text:style-name="P344"><text:tab/><text:tab/><text:tab/>numberOfNeurons = i-&gt;as_int();</text:p>
      <text:p text:style-name="P344"><text:tab/><text:tab/>} else if (node_name == "flags") {</text:p>
      <text:p text:style-name="P344"><text:tab/><text:tab/><text:tab/>array = "flags";</text:p>
      <text:p text:style-name="P344"><text:tab/><text:tab/><text:tab/>//TODO May be it will need to fill the data container with empty objects.</text:p>
      <text:p text:style-name="P344"><text:tab/><text:tab/>} else if (node_name == "weights") {</text:p>
      <text:p text:style-name="P344"><text:tab/><text:tab/><text:tab/>array = "weights";</text:p>
      <text:p text:style-name="P344"><text:tab/><text:tab/><text:tab/>//TODO May be it will need to fill the data container with empty objects.</text:p>
      <text:p text:style-name="P344"><text:tab/><text:tab/>} else if (node_name == "activities") {</text:p>
      <text:p text:style-name="P344"><text:tab/><text:tab/><text:tab/>array = "activities";</text:p>
      <text:p text:style-name="P344"><text:tab/><text:tab/><text:tab/>//TODO May be it will need to fill the data container with empty objects.</text:p>
      <text:p text:style-name="P344"><text:tab/><text:tab/>} else if (array == "flags") {</text:p>
      <text:p text:style-name="P344"><text:tab/><text:tab/><text:tab/>switch (i-&gt;as_int()) {</text:p>
      <text:p text:style-name="P344"><text:tab/><text:tab/><text:tab/>case REGULAR:</text:p>
      <text:p text:style-name="P344"><text:tab/><text:tab/><text:tab/><text:tab/>neurons[flagsCounter].setType( REGULAR );</text:p>
      <text:p text:style-name="P344"><text:tab/><text:tab/><text:tab/><text:tab/>break;</text:p>
      <text:p text:style-name="P344"><text:tab/><text:tab/><text:tab/>case BIAS:</text:p>
      <text:p text:style-name="P344"><text:tab/><text:tab/><text:tab/><text:tab/>neurons[flagsCounter].setType( BIAS );</text:p>
      <text:p text:style-name="P344"><text:tab/><text:tab/><text:tab/><text:tab/>break;</text:p>
      <text:p text:style-name="P344"><text:tab/><text:tab/><text:tab/>case INPUT:</text:p>
      <text:p text:style-name="P344"><text:tab/><text:tab/><text:tab/><text:tab/>neurons[flagsCounter].setType( INPUT );</text:p>
      <text:p text:style-name="P344"><text:tab/><text:tab/><text:tab/><text:tab/>break;</text:p>
      <text:p text:style-name="P344"><text:tab/><text:tab/><text:tab/>case INPUT_BIAS:</text:p>
      <text:p text:style-name="P344"><text:tab/><text:tab/><text:tab/><text:tab/>neurons[flagsCounter].setType( INPUT_BIAS );</text:p>
      <text:p text:style-name="P344"><text:tab/><text:tab/><text:tab/><text:tab/>break;</text:p>
      <text:p text:style-name="P344"><text:tab/><text:tab/><text:tab/>case OUTPUT:</text:p>
      <text:p text:style-name="P344"><text:tab/><text:tab/><text:tab/><text:tab/>neurons[flagsCounter].setType( OUTPUT );</text:p>
      <text:p text:style-name="P344"><text:tab/><text:tab/><text:tab/><text:tab/>break;</text:p>
      <text:p text:style-name="P344"><text:tab/><text:tab/><text:tab/>case OUTPUT_BIAS:</text:p>
      <text:p text:style-name="P344"><text:tab/><text:tab/><text:tab/><text:tab/>neurons[flagsCounter].setType( OUTPUT_BIAS );</text:p>
      <text:p text:style-name="P344"><text:tab/><text:tab/><text:tab/><text:tab/>break;</text:p>
      <text:p text:style-name="P344"><text:tab/><text:tab/><text:tab/>case OUTPUT_INPUT:</text:p>
      <text:p text:style-name="P344"><text:tab/><text:tab/><text:tab/><text:tab/>neurons[flagsCounter].setType( OUTPUT_INPUT );</text:p>
      <text:p text:style-name="P344"><text:tab/><text:tab/><text:tab/><text:tab/>break;</text:p>
      <text:p text:style-name="P344"><text:tab/><text:tab/><text:tab/>case OUTPUT_INPUT_BIAS:</text:p>
      <text:p text:style-name="P344"><text:tab/><text:tab/><text:tab/><text:tab/>neurons[flagsCounter].setType( OUTPUT_INPUT_BIAS );</text:p>
      <text:p text:style-name="P344"><text:tab/><text:tab/><text:tab/><text:tab/>break;</text:p>
      <text:p text:style-name="P344"><text:tab/><text:tab/><text:tab/>default:</text:p>
      <text:p text:style-name="P344"><text:tab/><text:tab/><text:tab/><text:tab/>neurons[flagsCounter].setType( REGULAR );</text:p>
      <text:p text:style-name="P344"><text:tab/><text:tab/><text:tab/><text:tab/>break;</text:p>
      <text:p text:style-name="P344"><text:tab/><text:tab/><text:tab/>}</text:p>
      <text:p text:style-name="P344"><text:tab/><text:tab/><text:tab/>flagsCounter++;</text:p>
      <text:p text:style-name="P344"><text:tab/><text:tab/><text:tab/>//TODO After reading all numbers array value should be empty string.</text:p>
      <text:p text:style-name="P344"><text:tab/><text:tab/>} else if (array == "weights") {</text:p>
      <text:p text:style-name="P344"><text:tab/><text:tab/><text:tab/>static int a = 0;</text:p>
      <text:p text:style-name="P344"><text:tab/><text:tab/><text:tab/>static int b = 0;</text:p>
      <text:p text:style-name="P344"/>
      <text:p text:style-name="P344"><text:tab/><text:tab/><text:tab/>//TODO There is a problem with extra reading of one more zero.</text:p>
      <text:p text:style-name="P344"><text:tab/><text:tab/><text:tab/>weights(a,b) = i-&gt;as_float();</text:p>
      <text:p text:style-name="P344"/>
      <text:p text:style-name="P344"><text:tab/><text:tab/><text:tab/>a++;</text:p>
      <text:p text:style-name="P344"><text:tab/><text:tab/><text:tab/>if(a &gt;= numberOfNeurons) {</text:p>
      <text:p text:style-name="P344"><text:tab/><text:tab/><text:tab/><text:tab/>b++;</text:p>
      <text:p text:style-name="P344"><text:tab/><text:tab/><text:tab/><text:tab/>a = 0;</text:p>
      <text:p text:style-name="P344"><text:tab/><text:tab/><text:tab/>}</text:p>
      <text:p text:style-name="P344"/>
      <text:p text:style-name="P344"><text:tab/><text:tab/><text:tab/>weightsCounter++;</text:p>
      <text:p text:style-name="P344"><text:tab/><text:tab/><text:tab/>//TODO After reading all numbers array value should be empty string.</text:p>
      <text:p text:style-name="P344"><text:tab/><text:tab/>} else if (array == "activities") {</text:p>
      <text:p text:style-name="P344"><text:tab/><text:tab/><text:tab/>static int a = 0;</text:p>
      <text:p text:style-name="P344"><text:tab/><text:tab/><text:tab/>static int b = 0;</text:p>
      <text:p text:style-name="P344"/>
      <text:p text:style-name="P344"><text:tab/><text:tab/><text:tab/>//TODO There is a problem with extra reading of one more zero.</text:p>
      <text:p text:style-name="P344"><text:tab/><text:tab/><text:tab/>activities(a,b) = <text:s/>i-&gt;as_float();</text:p>
      <text:p text:style-name="P344"/>
      <text:p text:style-name="P344"><text:tab/><text:tab/><text:tab/>a++;</text:p>
      <text:p text:style-name="P344"><text:tab/><text:tab/><text:tab/>if(a &gt;= numberOfNeurons) {</text:p>
      <text:p text:style-name="P344"><text:tab/><text:tab/><text:tab/><text:tab/>b++;</text:p>
      <text:p text:style-name="P344"><text:tab/><text:tab/><text:tab/><text:tab/>a = 0;</text:p>
      <text:p text:style-name="P344"><text:tab/><text:tab/><text:tab/>}</text:p>
      <text:p text:style-name="P344"/>
      <text:p text:style-name="P344"><text:tab/><text:tab/><text:tab/>activitiesCounter++;</text:p>
      <text:p text:style-name="P344"><text:tab/><text:tab/><text:tab/>//TODO After reading all numbers array value should be empty string.</text:p>
      <text:p text:style-name="P344"><text:tab/><text:tab/>}</text:p>
      <text:p text:style-name="P344"/>
      <text:p text:style-name="P344"><text:tab/><text:tab/>/*</text:p>
      <text:p text:style-name="P344"><text:tab/><text:tab/> * Recursively call ourselves to dig deeper into the tree.</text:p>
      <text:p text:style-name="P344"><text:tab/><text:tab/> */</text:p>
      <text:p text:style-name="P344"><text:tab/><text:tab/>if (i -&gt; type() == JSON_ARRAY || i -&gt; type() == JSON_NODE) {</text:p>
      <text:p text:style-name="P344"><text:soft-page-break/><text:tab/><text:tab/><text:tab/>parseJsonLoadSingleANN(*i, available, symbol, period, fitness, neurons, weights, activities, false);</text:p>
      <text:p text:style-name="P344"><text:tab/><text:tab/>}</text:p>
      <text:p text:style-name="P344"><text:tab/>}</text:p>
      <text:p text:style-name="P344">}</text:p>
      <text:p text:style-name="P344"/>
      <text:p text:style-name="P344">void JsonHttpCommunicator::loadAnnList(std::vector&lt;int&gt; &amp;list, int annId, char symbol[], TimePeriod period) {</text:p>
      <text:p text:style-name="P344"><text:tab/>char parameters[ HTTP_PARAMETERS_BUFFER_SIZE ];</text:p>
      <text:p text:style-name="P344"><text:tab/>char *position = parameters;</text:p>
      <text:p text:style-name="P344"/>
      <text:p text:style-name="P344"><text:tab/>sprintf(position, "annid=%d&amp;", annId);</text:p>
      <text:p text:style-name="P344"><text:tab/>position += strlen(position);</text:p>
      <text:p text:style-name="P344"/>
      <text:p text:style-name="P344"><text:tab/>sprintf(position, "symbol=%s&amp;", symbol);</text:p>
      <text:p text:style-name="P344"><text:tab/>position += strlen(position);</text:p>
      <text:p text:style-name="P344"/>
      <text:p text:style-name="P344"><text:tab/>sprintf(position, "period=%d", period);</text:p>
      <text:p text:style-name="P344"><text:tab/>position += strlen(position);</text:p>
      <text:p text:style-name="P344"/>
      <text:p text:style-name="P344"><text:tab/>HttpRequestResponse(buffer, parameters, HOST, LIST_OF_ANNS_SCRIPT);</text:p>
      <text:p text:style-name="P344"/>
      <text:p text:style-name="P344"><text:tab/>list.clear();</text:p>
      <text:p text:style-name="P344"><text:tab/>JSONNode node = libjson::parse(buffer);</text:p>
      <text:p text:style-name="P344"><text:tab/>parseJsonLoadAnnList(node, list, true);</text:p>
      <text:p text:style-name="P344">}</text:p>
      <text:p text:style-name="P344"/>
      <text:p text:style-name="P344">int JsonHttpCommunicator::loadAnnNeuronsAmount(int annId) {</text:p>
      <text:p text:style-name="P344"><text:tab/>char parameters[ HTTP_PARAMETERS_BUFFER_SIZE ];</text:p>
      <text:p text:style-name="P344"><text:tab/>sprintf(parameters, "annid=%d", annId);</text:p>
      <text:p text:style-name="P344"/>
      <text:p text:style-name="P344"><text:tab/>HttpRequestResponse(buffer, parameters, HOST, LOAD_NEURONS_AMOUNT_SCRIPT);</text:p>
      <text:p text:style-name="P344"/>
      <text:p text:style-name="P344"><text:tab/>/*</text:p>
      <text:p text:style-name="P344"><text:tab/> * Parse result.</text:p>
      <text:p text:style-name="P344"><text:tab/> */</text:p>
      <text:p text:style-name="P344"><text:tab/>int amount = 0;</text:p>
      <text:p text:style-name="P344"/>
      <text:p text:style-name="P344"><text:tab/>JSONNode node = libjson::parse(buffer);</text:p>
      <text:p text:style-name="P344"><text:tab/>parseJsonLoadAnnNeuronsAmount(node, amount, true);</text:p>
      <text:p text:style-name="P344"/>
      <text:p text:style-name="P344"><text:tab/>return (amount);</text:p>
      <text:p text:style-name="P344">}</text:p>
      <text:p text:style-name="P344"/>
      <text:p text:style-name="P344">void JsonHttpCommunicator::loadTrainerObjects(Counter &amp;counters, ANN &amp;ann, DE &amp;de, char symbol[], TimePeriod period, const ModelParameters &amp;parameters) {</text:p>
      <text:p text:style-name="P344"><text:tab/>std::vector&lt;int&gt; list(parameters.populationSize);</text:p>
      <text:p text:style-name="P344"><text:tab/>int neuronsAmount = parameters.neuronsAmount;</text:p>
      <text:p text:style-name="P344"/>
      <text:p text:style-name="P344"><text:tab/>/*</text:p>
      <text:p text:style-name="P344"><text:tab/> * Load list with available ANNs.</text:p>
      <text:p text:style-name="P344"><text:tab/> */</text:p>
      <text:p text:style-name="P344"><text:tab/>int numberOfNeurons = loadAnnNeuronsAmount(parameters.dbId);</text:p>
      <text:p text:style-name="P344"><text:tab/>loadAnnList(list, parameters.dbId, symbol, period);</text:p>
      <text:p text:style-name="P344"><text:tab/>if (list.size()&gt;0 &amp;&amp; numberOfNeurons&gt;0) {</text:p>
      <text:p text:style-name="P344"><text:tab/><text:tab/>neuronsAmount = numberOfNeurons;</text:p>
      <text:p text:style-name="P344"/>
      <text:p text:style-name="P344"><text:tab/><text:tab/>ANN annInstance(&amp;counters, neuronsAmount, parameters.learn, parameters.forecast, period);</text:p>
      <text:p text:style-name="P344"><text:tab/><text:tab/>ann = annInstance;</text:p>
      <text:p text:style-name="P344"><text:tab/>} else if (list.size() == 0) {</text:p>
      <text:p text:style-name="P344"><text:tab/><text:tab/>neuronsAmount = parameters.neuronsAmount;</text:p>
      <text:p text:style-name="P344"/>
      <text:p text:style-name="P344"><text:tab/><text:tab/>/*</text:p>
      <text:p text:style-name="P344"><text:tab/><text:tab/> * It is good new network to have at least neurons for input and output.</text:p>
      <text:p text:style-name="P344"><text:tab/><text:tab/> */</text:p>
      <text:p text:style-name="P344"><text:tab/><text:tab/>if(neuronsAmount &lt; (parameters.inputSize+parameters.outputSize)) {</text:p>
      <text:p text:style-name="P344"><text:tab/><text:tab/><text:tab/>neuronsAmount = parameters.inputSize+parameters.outputSize;</text:p>
      <text:p text:style-name="P344"><text:tab/><text:tab/>}</text:p>
      <text:p text:style-name="P344"/>
      <text:p text:style-name="P344"><text:tab/><text:tab/>/*</text:p>
      <text:p text:style-name="P344"><text:tab/><text:tab/> * Create new network if no record presented in database.</text:p>
      <text:p text:style-name="P344"><text:tab/><text:tab/> * Input and output neurons should be specified on network creation.</text:p>
      <text:p text:style-name="P344"><text:tab/><text:tab/> */</text:p>
      <text:p text:style-name="P344"><text:tab/><text:tab/>ANN annInstance(&amp;counters, neuronsAmount, parameters.learn, parameters.forecast, period);</text:p>
      <text:p text:style-name="P344"><text:tab/><text:tab/>ann = annInstance;</text:p>
      <text:p text:style-name="P344"><text:tab/><text:tab/>ann.setupInput( parameters.inputSize );</text:p>
      <text:p text:style-name="P344"><text:tab/><text:tab/>ann.setupOutput( parameters.outputSize );</text:p>
      <text:p text:style-name="P344"><text:tab/><text:tab/>ann.setupThreeLayers();</text:p>
      <text:p text:style-name="P344"><text:tab/>}</text:p>
      <text:p text:style-name="P344"/>
      <text:p text:style-name="P344"><text:tab/>/* Memory allocation. */ {</text:p>
      <text:p text:style-name="P344"><text:tab/><text:tab/>DE deInstance(&amp;counters, &amp;ann, parameters.populationSize);</text:p>
      <text:p text:style-name="P344"><text:tab/><text:tab/>de = deInstance;</text:p>
      <text:p text:style-name="P344"><text:tab/>}</text:p>
      <text:p text:style-name="P344"/>
      <text:p text:style-name="P344"><text:tab/>/*</text:p>
      <text:p text:style-name="P344"><text:tab/> * Load DE with random values. It is useful in new ANN and DE creation.</text:p>
      <text:p text:style-name="P344"><text:tab/> * Internal size of chromosomes should be given before initialization.</text:p>
      <text:p text:style-name="P344"><text:tab/> */</text:p>
      <text:p text:style-name="P344"><text:tab/>Population &amp;population = de.getPopulation();</text:p>
      <text:p text:style-name="P344"><text:tab/>for(int i=0; i&lt;population.dimension(); i++) {</text:p>
      <text:p text:style-name="P344"><text:tab/><text:tab/>WeightsMatrix weights( ann.getNeurons().dimension() );</text:p>
      <text:p text:style-name="P344"><text:tab/><text:tab/>Chromosome chromosome(weights, (double)RAND_MAX);</text:p>
      <text:p text:style-name="P344"><text:tab/><text:tab/>population[i] = chromosome;</text:p>
      <text:p text:style-name="P344"><text:tab/>}</text:p>
      <text:p text:style-name="P344"><text:tab/>//TODO Find better way to initialize random population with proper size of weight matrices.</text:p>
      <text:p text:style-name="P344"><text:tab/>population.initRandom();</text:p>
      <text:p text:style-name="P344"><text:tab/>//TODO This setter call may be is not needed.</text:p>
      <text:p text:style-name="P344"><text:tab/>de.setPopulation( population );</text:p>
      <text:p text:style-name="P344"/>
      <text:p text:style-name="P344"><text:tab/>/*</text:p>
      <text:p text:style-name="P344"><text:tab/> * Load DB ANNs.</text:p>
      <text:p text:style-name="P344"><text:tab/> */</text:p>
      <text:p text:style-name="P344"><text:tab/>double fitness = (double)RAND_MAX;</text:p>
      <text:p text:style-name="P344"><text:tab/>NeuronsList &amp;neurons = ann.getNeurons();</text:p>
      <text:p text:style-name="P344"><text:soft-page-break/><text:tab/>ActivitiesMatrix &amp;activities = ann.getActivities();</text:p>
      <text:p text:style-name="P344"><text:tab/>if (list.size()&gt;0 &amp;&amp; neurons.dimension()&gt;0 &amp;&amp; neurons.dimension()==neuronsAmount) {</text:p>
      <text:p text:style-name="P344"><text:tab/><text:tab/>Population &amp;population = de.getPopulation();</text:p>
      <text:p text:style-name="P344"><text:tab/><text:tab/>for (int i=0; i&lt;list.size(); i++) {</text:p>
      <text:p text:style-name="P344"><text:tab/><text:tab/><text:tab/>WeightsMatrix &amp;weights = population[i].getWeights();</text:p>
      <text:p text:style-name="P344"><text:tab/><text:tab/><text:tab/>//TODO Activities, symbol, period, number of neurons and flags can be loaded only once.</text:p>
      <text:p text:style-name="P344"><text:tab/><text:tab/><text:tab/>loadSingleANN(list[i], symbol, period, fitness, neurons, weights, activities);</text:p>
      <text:p text:style-name="P344"><text:tab/><text:tab/><text:tab/>population[i].setFitness( fitness );</text:p>
      <text:p text:style-name="P344"><text:tab/><text:tab/><text:tab/>population[i].setWeights( weights );</text:p>
      <text:p text:style-name="P344"><text:tab/><text:tab/>}</text:p>
      <text:p text:style-name="P344"><text:tab/><text:tab/>de.setPopulation( population );</text:p>
      <text:p text:style-name="P344"><text:tab/>}</text:p>
      <text:p text:style-name="P344">}</text:p>
      <text:p text:style-name="P344"/>
      <text:p text:style-name="P344">void JsonHttpCommunicator::saveSingleANN(char *symbol, TimePeriod period, double fitness, NeuronsList &amp;neurons, WeightsMatrix &amp;weights, ActivitiesMatrix &amp;activities) {</text:p>
      <text:p text:style-name="P344"><text:tab/>char number[ 100 ];</text:p>
      <text:p text:style-name="P344"><text:tab/>char parameters[ HTTP_PARAMETERS_BUFFER_SIZE ] = "";</text:p>
      <text:p text:style-name="P344"><text:tab/>char *position = parameters;</text:p>
      <text:p text:style-name="P344"/>
      <text:p text:style-name="P344"><text:tab/>sprintf(position, "symbol=%s&amp;", symbol);</text:p>
      <text:p text:style-name="P344"><text:tab/>position += strlen(position);</text:p>
      <text:p text:style-name="P344"/>
      <text:p text:style-name="P344"><text:tab/>sprintf(position, "period=%d&amp;", period);</text:p>
      <text:p text:style-name="P344"><text:tab/>position += strlen(position);</text:p>
      <text:p text:style-name="P344"/>
      <text:p text:style-name="P344"><text:tab/>sprintf(position, "fitness=%lf&amp;", fitness);</text:p>
      <text:p text:style-name="P344"><text:tab/>position += strlen(position);</text:p>
      <text:p text:style-name="P344"/>
      <text:p text:style-name="P344"><text:tab/>sprintf(position, "number_of_neurons=%d&amp;", neurons.dimension());</text:p>
      <text:p text:style-name="P344"><text:tab/>position += strlen(position);</text:p>
      <text:p text:style-name="P344"/>
      <text:p text:style-name="P344"><text:tab/>strcpy(buffer, "");</text:p>
      <text:p text:style-name="P344"><text:tab/>for (int i=0; i&lt;neurons.dimension(); i++) {</text:p>
      <text:p text:style-name="P344"><text:tab/><text:tab/>if (i &gt; 0) {</text:p>
      <text:p text:style-name="P344"><text:tab/><text:tab/><text:tab/>strcat(buffer, " ");</text:p>
      <text:p text:style-name="P344"><text:tab/><text:tab/>}</text:p>
      <text:p text:style-name="P344"><text:tab/><text:tab/>sprintf(number, "%d", neurons[i].getType());</text:p>
      <text:p text:style-name="P344"><text:tab/><text:tab/>strcat(buffer, number);</text:p>
      <text:p text:style-name="P344"><text:tab/>}</text:p>
      <text:p text:style-name="P344"><text:tab/>sprintf(position, "flags=%s&amp;", buffer);</text:p>
      <text:p text:style-name="P344"><text:tab/>position += strlen(position);</text:p>
      <text:p text:style-name="P344"/>
      <text:p text:style-name="P344"><text:tab/>strcpy(buffer, "");</text:p>
      <text:p text:style-name="P344"><text:tab/>for (int j=0; j&lt;neurons.dimension(); j++) {</text:p>
      <text:p text:style-name="P344"><text:tab/><text:tab/>if (j &gt; 0) {</text:p>
      <text:p text:style-name="P344"><text:tab/><text:tab/><text:tab/>strcat(buffer, "\n");</text:p>
      <text:p text:style-name="P344"><text:tab/><text:tab/>}</text:p>
      <text:p text:style-name="P344"><text:tab/><text:tab/>for (int i=0; i&lt;neurons.dimension(); i++) {</text:p>
      <text:p text:style-name="P344"><text:tab/><text:tab/><text:tab/>if (i &gt; 0) {</text:p>
      <text:p text:style-name="P344"><text:tab/><text:tab/><text:tab/><text:tab/>strcat(buffer, " ");</text:p>
      <text:p text:style-name="P344"><text:tab/><text:tab/><text:tab/>}</text:p>
      <text:p text:style-name="P344"><text:tab/><text:tab/><text:tab/>sprintf(number, "%lf", weights(i,j));</text:p>
      <text:p text:style-name="P344"><text:tab/><text:tab/><text:tab/>strcat(buffer, number);</text:p>
      <text:p text:style-name="P344"><text:tab/><text:tab/>}</text:p>
      <text:p text:style-name="P344"><text:tab/>}</text:p>
      <text:p text:style-name="P344"><text:tab/>sprintf(position, "weights=%s&amp;", buffer);</text:p>
      <text:p text:style-name="P344"><text:tab/>position += strlen(position);</text:p>
      <text:p text:style-name="P344"/>
      <text:p text:style-name="P344"><text:tab/>strcpy(buffer, "");</text:p>
      <text:p text:style-name="P344"><text:tab/>for (int j=0; j&lt;neurons.dimension(); j++) {</text:p>
      <text:p text:style-name="P344"><text:tab/><text:tab/>if (j &gt; 0) {</text:p>
      <text:p text:style-name="P344"><text:tab/><text:tab/><text:tab/>strcat(buffer, "\n");</text:p>
      <text:p text:style-name="P344"><text:tab/><text:tab/>}</text:p>
      <text:p text:style-name="P344"><text:tab/><text:tab/>for (int i=0; i&lt;neurons.dimension(); i++) {</text:p>
      <text:p text:style-name="P344"><text:tab/><text:tab/><text:tab/>if (i &gt; 0) {</text:p>
      <text:p text:style-name="P344"><text:tab/><text:tab/><text:tab/><text:tab/>strcat(buffer, " ");</text:p>
      <text:p text:style-name="P344"><text:tab/><text:tab/><text:tab/>}</text:p>
      <text:p text:style-name="P344"><text:tab/><text:tab/><text:tab/>sprintf(number, "%lf", activities(i,j));</text:p>
      <text:p text:style-name="P344"><text:tab/><text:tab/><text:tab/>strcat(buffer, number);</text:p>
      <text:p text:style-name="P344"><text:tab/><text:tab/>}</text:p>
      <text:p text:style-name="P344"><text:tab/>}</text:p>
      <text:p text:style-name="P344"><text:tab/>sprintf(position, "activities=%s", buffer);</text:p>
      <text:p text:style-name="P344"><text:tab/>position += strlen(position);</text:p>
      <text:p text:style-name="P344"/>
      <text:p text:style-name="P344"><text:tab/>HttpRequestResponse(buffer, parameters, HOST, SAVE_SINGLE_ANN_SCRIPT);</text:p>
      <text:p text:style-name="P344">}</text:p>
      <text:p text:style-name="P344"/>
      <text:p text:style-name="P344">void JsonHttpCommunicator::loadSingleANN(int annId, char *symbol, TimePeriod &amp;period, double &amp;fitness, NeuronsList &amp;neurons, WeightsMatrix &amp;weights, ActivitiesMatrix &amp;activities) {</text:p>
      <text:p text:style-name="P344"><text:tab/>char parameters[ HTTP_PARAMETERS_BUFFER_SIZE ] = "";</text:p>
      <text:p text:style-name="P344"><text:tab/>sprintf(parameters, "annid=%d", annId);</text:p>
      <text:p text:style-name="P344"/>
      <text:p text:style-name="P344"><text:tab/>HttpRequestResponse(buffer, parameters, HOST, LOAD_SINGLE_ANN_SCRIPT);</text:p>
      <text:p text:style-name="P344"/>
      <text:p text:style-name="P344"><text:tab/>bool available = false;</text:p>
      <text:p text:style-name="P344"><text:tab/>strcpy(symbol, "");</text:p>
      <text:p text:style-name="P344"><text:tab/>period = NO;</text:p>
      <text:p text:style-name="P344"><text:tab/>fitness = (double)RAND_MAX;</text:p>
      <text:p text:style-name="P344"/>
      <text:p text:style-name="P344"><text:tab/>JSONNode node = libjson::parse(buffer);</text:p>
      <text:p text:style-name="P344"><text:tab/>parseJsonLoadSingleANN(node, available, symbol, period, fitness, neurons, weights, activities, true);</text:p>
      <text:p text:style-name="P344"/>
      <text:p text:style-name="P344"><text:tab/>if (available == false) {</text:p>
      <text:p text:style-name="P344"><text:tab/><text:tab/>throw( "JsonHttpCommunicator00216" );</text:p>
      <text:p text:style-name="P344"><text:tab/>}</text:p>
      <text:p text:style-name="P344">}</text:p>
      <text:p text:style-name="P344"/>
      <text:p text:style-name="P344">int JsonHttpCommunicator::loadTrainingSetSize(char *symbol, TimePeriod period) {</text:p>
      <text:p text:style-name="P344"><text:tab/>char parameters[ HTTP_PARAMETERS_BUFFER_SIZE ] = "";</text:p>
      <text:p text:style-name="P344"><text:tab/>sprintf(parameters, "symbol=%s&amp;period=%d", symbol, period);</text:p>
      <text:p text:style-name="P344"/>
      <text:p text:style-name="P344"><text:tab/>HttpRequestResponse(buffer, parameters, HOST, TRAINING_SET_SIZE_SCRIPT);</text:p>
      <text:p text:style-name="P344"><text:soft-page-break/></text:p>
      <text:p text:style-name="P344"><text:tab/>/*</text:p>
      <text:p text:style-name="P344"><text:tab/> * Parse result.</text:p>
      <text:p text:style-name="P344"><text:tab/> */</text:p>
      <text:p text:style-name="P344"><text:tab/>int size = 0;</text:p>
      <text:p text:style-name="P344"/>
      <text:p text:style-name="P344"><text:tab/>JSONNode node = libjson::parse(buffer);</text:p>
      <text:p text:style-name="P344"><text:tab/>parseJsonLoadTrainingSetSize(node, size, true);</text:p>
      <text:p text:style-name="P344"/>
      <text:p text:style-name="P344"><text:tab/>return( size );</text:p>
      <text:p text:style-name="P344">}</text:p>
      <text:p text:style-name="P344"/>
      <text:p text:style-name="P344">void JsonHttpCommunicator::saveTrainingSet(char symbol[], TimePeriod period, const std::vector&lt;RateInfo&gt; &amp;rates, int size) {</text:p>
      <text:p text:style-name="P344"><text:tab/>char number[ 100 ];</text:p>
      <text:p text:style-name="P344"><text:tab/>char parameters[ HTTP_PARAMETERS_BUFFER_SIZE ] = "";</text:p>
      <text:p text:style-name="P344"><text:tab/>char *position = parameters;</text:p>
      <text:p text:style-name="P344"/>
      <text:p text:style-name="P344"><text:tab/>size = rates.size();</text:p>
      <text:p text:style-name="P344"/>
      <text:p text:style-name="P344"><text:tab/>sprintf(position, "symbol=%s&amp;", symbol);</text:p>
      <text:p text:style-name="P344"><text:tab/>position += strlen(position);</text:p>
      <text:p text:style-name="P344"/>
      <text:p text:style-name="P344"><text:tab/>sprintf(position, "period=%d&amp;", period);</text:p>
      <text:p text:style-name="P344"><text:tab/>position += strlen(position);</text:p>
      <text:p text:style-name="P344"/>
      <text:p text:style-name="P344"><text:tab/>sprintf(position, "number_of_examples=%d&amp;", size);</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d", rates[i].time);</text:p>
      <text:p text:style-name="P344"><text:tab/><text:tab/>strcat(buffer, number);</text:p>
      <text:p text:style-name="P344"><text:tab/>}</text:p>
      <text:p text:style-name="P344"><text:tab/>sprintf(position, "time=%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open);</text:p>
      <text:p text:style-name="P344"><text:tab/><text:tab/>strcat(buffer, number);</text:p>
      <text:p text:style-name="P344"><text:tab/>}</text:p>
      <text:p text:style-name="P344"><text:tab/>sprintf(position, "open=%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low);</text:p>
      <text:p text:style-name="P344"><text:tab/><text:tab/>strcat(buffer, number);</text:p>
      <text:p text:style-name="P344"><text:tab/>}</text:p>
      <text:p text:style-name="P344"><text:tab/>sprintf(position, "low=%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high);</text:p>
      <text:p text:style-name="P344"><text:tab/><text:tab/>strcat(buffer, number);</text:p>
      <text:p text:style-name="P344"><text:tab/>}</text:p>
      <text:p text:style-name="P344"><text:tab/>sprintf(position, "high=%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close);</text:p>
      <text:p text:style-name="P344"><text:tab/><text:tab/>strcat(buffer, number);</text:p>
      <text:p text:style-name="P344"><text:tab/>}</text:p>
      <text:p text:style-name="P344"><text:tab/>sprintf(position, "close=%s&amp;", buffer);</text:p>
      <text:p text:style-name="P344"><text:tab/>position += strlen(position);</text:p>
      <text:p text:style-name="P344"/>
      <text:p text:style-name="P344"><text:tab/>strcpy(buffer, "");</text:p>
      <text:p text:style-name="P344"><text:tab/>for (int i=0; i&lt;size; i++) {</text:p>
      <text:p text:style-name="P344"><text:tab/><text:tab/>if (i &gt; 0) {</text:p>
      <text:p text:style-name="P344"><text:tab/><text:tab/><text:tab/>strcat(buffer, " ");</text:p>
      <text:p text:style-name="P344"><text:tab/><text:tab/>}</text:p>
      <text:p text:style-name="P344"><text:tab/><text:tab/>sprintf(number, "%lf", rates[i].volume);</text:p>
      <text:p text:style-name="P344"><text:tab/><text:tab/>strcat(buffer, number);</text:p>
      <text:p text:style-name="P344"><text:tab/>}</text:p>
      <text:p text:style-name="P344"><text:tab/>sprintf(position, "volume=%s", buffer);</text:p>
      <text:p text:style-name="P344"><text:tab/>position += strlen(position);</text:p>
      <text:p text:style-name="P344"/>
      <text:p text:style-name="P344"><text:tab/>HttpRequestResponse(buffer, parameters, HOST, SAVE_TRAINING_SET_SCRIPT);</text:p>
      <text:p text:style-name="P344">}</text:p>
      <text:p text:style-name="P344"/>
      <text:p text:style-name="P344">void JsonHttpCommunicator::loadTrainingSet(char symbol[], TimePeriod period, std::vector&lt;RateInfo&gt; &amp;rates, int size) {</text:p>
      <text:p text:style-name="P344"><text:tab/>char parameters[ HTTP_PARAMETERS_BUFFER_SIZE ] = "";</text:p>
      <text:p text:style-name="P344"><text:tab/>sprintf(parameters, "symbol=%s&amp;period=%d", symbol, period);</text:p>
      <text:p text:style-name="P344"/>
      <text:p text:style-name="P344"><text:tab/>HttpRequestResponse(buffer, parameters, HOST, LOAD_TRAINING_SET_SCRIPT);</text:p>
      <text:p text:style-name="P344"/>
      <text:p text:style-name="P344"><text:soft-page-break/><text:tab/>rates.clear();</text:p>
      <text:p text:style-name="P344"><text:tab/>JSONNode node = libjson::parse(buffer);</text:p>
      <text:p text:style-name="P344"><text:tab/>parseJsonLoadTrainingSet(node, rates, true);</text:p>
      <text:p text:style-name="P344">}</text:p>
      <text:p text:style-name="P344"/>
      <text:p text:style-name="P344">double JsonHttpCommunicator::loadRemoteBestFitness(char *symbol, TimePeriod period, NeuronsList &amp;neurons, ActivitiesMatrix &amp;activities) {</text:p>
      <text:p text:style-name="P344"><text:tab/>char number[ 100 ];</text:p>
      <text:p text:style-name="P344"><text:tab/>char parameters[ HTTP_PARAMETERS_BUFFER_SIZE ] = "";</text:p>
      <text:p text:style-name="P344"><text:tab/>char *position = parameters;</text:p>
      <text:p text:style-name="P344"/>
      <text:p text:style-name="P344"><text:tab/>sprintf(position, "symbol=%s&amp;", symbol);</text:p>
      <text:p text:style-name="P344"><text:tab/>position += strlen(position);</text:p>
      <text:p text:style-name="P344"/>
      <text:p text:style-name="P344"><text:tab/>sprintf(position, "period=%d&amp;", period);</text:p>
      <text:p text:style-name="P344"><text:tab/>position += strlen(position);</text:p>
      <text:p text:style-name="P344"/>
      <text:p text:style-name="P344"><text:tab/>sprintf(position, "number_of_neurons=%d&amp;", neurons.dimension());</text:p>
      <text:p text:style-name="P344"><text:tab/>position += strlen(position);</text:p>
      <text:p text:style-name="P344"/>
      <text:p text:style-name="P344"><text:tab/>strcpy(buffer, "");</text:p>
      <text:p text:style-name="P344"><text:tab/>for (int i=0; i&lt;neurons.dimension(); i++) {</text:p>
      <text:p text:style-name="P344"><text:tab/><text:tab/>if (i &gt; 0) {</text:p>
      <text:p text:style-name="P344"><text:tab/><text:tab/><text:tab/>strcat(buffer, " ");</text:p>
      <text:p text:style-name="P344"><text:tab/><text:tab/>}</text:p>
      <text:p text:style-name="P344"><text:tab/><text:tab/>sprintf(number, "%d", neurons[i].getType());</text:p>
      <text:p text:style-name="P344"><text:tab/><text:tab/>strcat(buffer, number);</text:p>
      <text:p text:style-name="P344"><text:tab/>}</text:p>
      <text:p text:style-name="P344"><text:tab/>sprintf(position, "flags=%s&amp;", buffer);</text:p>
      <text:p text:style-name="P344"><text:tab/>position += strlen(position);</text:p>
      <text:p text:style-name="P344"/>
      <text:p text:style-name="P344"><text:tab/>strcpy(buffer, "");</text:p>
      <text:p text:style-name="P344"><text:tab/>for (int j=0; j&lt;neurons.dimension(); j++) {</text:p>
      <text:p text:style-name="P344"><text:tab/><text:tab/>if (j &gt; 0) {</text:p>
      <text:p text:style-name="P344"><text:tab/><text:tab/><text:tab/>strcat(buffer, "\n");</text:p>
      <text:p text:style-name="P344"><text:tab/><text:tab/>}</text:p>
      <text:p text:style-name="P344"><text:tab/><text:tab/>for (int i=0; i&lt;neurons.dimension(); i++) {</text:p>
      <text:p text:style-name="P344"><text:tab/><text:tab/><text:tab/>if (i &gt; 0) {</text:p>
      <text:p text:style-name="P344"><text:tab/><text:tab/><text:tab/><text:tab/>strcat(buffer, " ");</text:p>
      <text:p text:style-name="P344"><text:tab/><text:tab/><text:tab/>}</text:p>
      <text:p text:style-name="P344"><text:tab/><text:tab/><text:tab/>sprintf(number, "%lf", activities(i,j));</text:p>
      <text:p text:style-name="P344"><text:tab/><text:tab/><text:tab/>strcat(buffer, number);</text:p>
      <text:p text:style-name="P344"><text:tab/><text:tab/>}</text:p>
      <text:p text:style-name="P344"><text:tab/>}</text:p>
      <text:p text:style-name="P344"><text:tab/>sprintf(position, "activities=%s", buffer);</text:p>
      <text:p text:style-name="P344"><text:tab/>position += strlen(position);</text:p>
      <text:p text:style-name="P344"><text:tab/>strcpy(buffer, "");</text:p>
      <text:p text:style-name="P344"/>
      <text:p text:style-name="P344"><text:tab/>HttpRequestResponse(buffer, parameters, HOST, LOAD_BEST_FITNESS_SCRIPT);</text:p>
      <text:p text:style-name="P344"/>
      <text:p text:style-name="P344"><text:tab/>double bestFitness = (double)RAND_MAX;</text:p>
      <text:p text:style-name="P344"/>
      <text:p text:style-name="P344"><text:tab/>JSONNode node = libjson::parse(buffer);</text:p>
      <text:p text:style-name="P344"><text:tab/>parseJsonLoadRemoteBestFitness(node, bestFitness, true);</text:p>
      <text:p text:style-name="P344"/>
      <text:p text:style-name="P344"><text:tab/>return( bestFitness );</text:p>
      <text:p text:style-name="P344">}</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JSON_HTTP_COMMUNICATOR_H</text:p>
      <text:p text:style-name="P345">#define JSON_HTTP_COMMUNICATOR_H</text:p>
      <text:p text:style-name="P345"/>
      <text:p text:style-name="P345">#include &lt;vector&gt;</text:p>
      <text:p text:style-name="P345"/>
      <text:p text:style-name="P345">#include "libjson/libjson.h"</text:p>
      <text:p text:style-name="P345"/>
      <text:p text:style-name="P345"><text:soft-page-break/>#include "RateInfo.h"</text:p>
      <text:p text:style-name="P345">#include "Communicator.h"</text:p>
      <text:p text:style-name="P345"/>
      <text:p text:style-name="P345">/**</text:p>
      <text:p text:style-name="P345"><text:s/>* Communication class used for HTTP JSON data transfer between client module and</text:p>
      <text:p text:style-name="P345"><text:s/>* server side business logic.</text:p>
      <text:p text:style-name="P345"><text:s/>*</text:p>
      <text:p text:style-name="P345"><text:s/>* @author Todor Balabanov</text:p>
      <text:p text:style-name="P345"><text:s/>*</text:p>
      <text:p text:style-name="P345"><text:s/>* @email todor.balabanov@gmail.com</text:p>
      <text:p text:style-name="P345"><text:s/>*</text:p>
      <text:p text:style-name="P345"><text:s/>* @date 16 Sep 2013</text:p>
      <text:p text:style-name="P345"><text:s/>*/</text:p>
      <text:p text:style-name="P345">class JsonHttpCommunicator : public Communicator {</text:p>
      <text:p text:style-name="P345">private:</text:p>
      <text:p text:style-name="P345"/>
      <text:p text:style-name="P345"><text:tab/>/**</text:p>
      <text:p text:style-name="P345"><text:tab/> * String buffer size.</text:p>
      <text:p text:style-name="P345"><text:tab/> */</text:p>
      <text:p text:style-name="P345"><text:tab/>static const int HTTP_PARAMETERS_BUFFER_SIZE = 1000000;</text:p>
      <text:p text:style-name="P345"/>
      <text:p text:style-name="P345">public:</text:p>
      <text:p text:style-name="P345"/>
      <text:p text:style-name="P345"><text:tab/>/**</text:p>
      <text:p text:style-name="P345"><text:tab/> * String buffer size.</text:p>
      <text:p text:style-name="P345"><text:tab/> */</text:p>
      <text:p text:style-name="P345"><text:tab/>static const int BUFFER_SIZE = 1000000;</text:p>
      <text:p text:style-name="P345"/>
      <text:p text:style-name="P345"><text:tab/>/**</text:p>
      <text:p text:style-name="P345"><text:tab/> * Remote host URL address.</text:p>
      <text:p text:style-name="P345"><text:tab/> */</text:p>
      <text:p text:style-name="P345"><text:tab/>static const char HOST[];</text:p>
      <text:p text:style-name="P345"/>
      <text:p text:style-name="P345"><text:tab/>/**</text:p>
      <text:p text:style-name="P345"><text:tab/> * Remote host port.</text:p>
      <text:p text:style-name="P345"><text:tab/> */</text:p>
      <text:p text:style-name="P345"><text:tab/>static const int PORT = 80;</text:p>
      <text:p text:style-name="P345"/>
      <text:p text:style-name="P345"><text:tab/>/**</text:p>
      <text:p text:style-name="P345"><text:tab/> * Remote script ANN list provider.</text:p>
      <text:p text:style-name="P345"><text:tab/> */</text:p>
      <text:p text:style-name="P345"><text:tab/>static const char LIST_OF_ANNS_SCRIPT[];</text:p>
      <text:p text:style-name="P345"/>
      <text:p text:style-name="P345"><text:tab/>/**</text:p>
      <text:p text:style-name="P345"><text:tab/> * Remote single ANN save script.</text:p>
      <text:p text:style-name="P345"><text:tab/> */</text:p>
      <text:p text:style-name="P345"><text:tab/>static const char SAVE_SINGLE_ANN_SCRIPT[];</text:p>
      <text:p text:style-name="P345"/>
      <text:p text:style-name="P345"><text:tab/>/**</text:p>
      <text:p text:style-name="P345"><text:tab/> * Remote ANN neurons amount load script.</text:p>
      <text:p text:style-name="P345"><text:tab/> */</text:p>
      <text:p text:style-name="P345"><text:tab/>static const char LOAD_NEURONS_AMOUNT_SCRIPT[];</text:p>
      <text:p text:style-name="P345"/>
      <text:p text:style-name="P345"><text:tab/>/**</text:p>
      <text:p text:style-name="P345"><text:tab/> * Remote single ANN load script.</text:p>
      <text:p text:style-name="P345"><text:tab/> */</text:p>
      <text:p text:style-name="P345"><text:tab/>static const char LOAD_SINGLE_ANN_SCRIPT[];</text:p>
      <text:p text:style-name="P345"/>
      <text:p text:style-name="P345"><text:tab/>/**</text:p>
      <text:p text:style-name="P345"><text:tab/> * Remote single ANN load script.</text:p>
      <text:p text:style-name="P345"><text:tab/> */</text:p>
      <text:p text:style-name="P345"><text:tab/>static const char LOAD_BEST_FITNESS_SCRIPT[];</text:p>
      <text:p text:style-name="P345"/>
      <text:p text:style-name="P345"><text:tab/>/**</text:p>
      <text:p text:style-name="P345"><text:tab/> * Remote training set size script.</text:p>
      <text:p text:style-name="P345"><text:tab/> */</text:p>
      <text:p text:style-name="P345"><text:tab/>static const char TRAINING_SET_SIZE_SCRIPT[];</text:p>
      <text:p text:style-name="P345"/>
      <text:p text:style-name="P345"><text:tab/>/**</text:p>
      <text:p text:style-name="P345"><text:tab/> * Remote training set save script.</text:p>
      <text:p text:style-name="P345"><text:tab/> */</text:p>
      <text:p text:style-name="P345"><text:tab/>static const char SAVE_TRAINING_SET_SCRIPT[];</text:p>
      <text:p text:style-name="P345"/>
      <text:p text:style-name="P345"><text:tab/>/**</text:p>
      <text:p text:style-name="P345"><text:tab/> * Remote training set load script.</text:p>
      <text:p text:style-name="P345"><text:tab/> */</text:p>
      <text:p text:style-name="P345"><text:tab/>static const char LOAD_TRAINING_SET_SCRIPT[];</text:p>
      <text:p text:style-name="P345"/>
      <text:p text:style-name="P345">private:</text:p>
      <text:p text:style-name="P345"/>
      <text:p text:style-name="P345"><text:tab/>/**</text:p>
      <text:p text:style-name="P345"><text:tab/> * String buffer.</text:p>
      <text:p text:style-name="P345"><text:tab/> */</text:p>
      <text:p text:style-name="P345"><text:tab/>char buffer[ BUFFER_SIZE ];</text:p>
      <text:p text:style-name="P345"/>
      <text:p text:style-name="P345">private:</text:p>
      <text:p text:style-name="P345"/>
      <text:p text:style-name="P345"><text:tab/>/**</text:p>
      <text:p text:style-name="P345"><text:tab/> * Universal HTTP request-response function.</text:p>
      <text:p text:style-name="P345"><text:tab/> *</text:p>
      <text:p text:style-name="P345"><text:tab/> * @param response Response string as out parameter.</text:p>
      <text:p text:style-name="P345"><text:tab/> *</text:p>
      <text:p text:style-name="P345"><text:tab/> * @param fields Key-valeu pairs sent by HTTP POST request.</text:p>
      <text:p text:style-name="P345"><text:tab/> *</text:p>
      <text:p text:style-name="P345"><text:tab/> * @param host Remote site host name.</text:p>
      <text:p text:style-name="P345"><text:tab/> *</text:p>
      <text:p text:style-name="P345"><text:tab/> * @param script Remote site script path and name.</text:p>
      <text:p text:style-name="P345"><text:tab/> *</text:p>
      <text:p text:style-name="P345"><text:tab/> * @retrun Pointer to response array.</text:p>
      <text:p text:style-name="P345"><text:tab/> *</text:p>
      <text:p text:style-name="P345"><text:tab/> * @author Todor Balabanov</text:p>
      <text:p text:style-name="P345"><text:tab/> *</text:p>
      <text:p text:style-name="P345"><text:tab/> * @email todor.balabanov@gmail.com</text:p>
      <text:p text:style-name="P345"><text:soft-page-break/><text:tab/> *</text:p>
      <text:p text:style-name="P345"><text:tab/> * @date 16 Sep 2013</text:p>
      <text:p text:style-name="P345"><text:tab/> */</text:p>
      <text:p text:style-name="P345"><text:tab/>const char* HttpRequestResponse(char *response, const char* fields, const char* host, const char* script);</text:p>
      <text:p text:style-name="P345"/>
      <text:p text:style-name="P345"><text:tab/>/**</text:p>
      <text:p text:style-name="P345"><text:tab/> * Load remote best fitness helper function.</text:p>
      <text:p text:style-name="P345"><text:tab/> *</text:p>
      <text:p text:style-name="P345"><text:tab/> * @param node JSON message as node.</text:p>
      <text:p text:style-name="P345"><text:tab/> *</text:p>
      <text:p text:style-name="P345"><text:tab/> * @param fitness Output parameter for remote best fitness value.</text:p>
      <text:p text:style-name="P345"><text:tab/> *</text:p>
      <text:p text:style-name="P345"><text:tab/> * @param initialCall Falg for recursive initial call.</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3 Apr 2014</text:p>
      <text:p text:style-name="P345"><text:tab/> */</text:p>
      <text:p text:style-name="P345"><text:tab/>void parseJsonLoadRemoteBestFitness(const JSONNode &amp;node, double &amp;fitness, const bool initialCall);</text:p>
      <text:p text:style-name="P345"/>
      <text:p text:style-name="P345"><text:tab/>/**</text:p>
      <text:p text:style-name="P345"><text:tab/> * Load ANN neurons amount helper function.</text:p>
      <text:p text:style-name="P345"><text:tab/> *</text:p>
      <text:p text:style-name="P345"><text:tab/> * @param node JSON message as node.</text:p>
      <text:p text:style-name="P345"><text:tab/> *</text:p>
      <text:p text:style-name="P345"><text:tab/> * @param amount Output parameter for amount of nurons in particular ANN.</text:p>
      <text:p text:style-name="P345"><text:tab/> *</text:p>
      <text:p text:style-name="P345"><text:tab/> * @param initialCall Falg for recursive initial call.</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May 2014</text:p>
      <text:p text:style-name="P345"><text:tab/> */</text:p>
      <text:p text:style-name="P345"><text:tab/>void parseJsonLoadAnnNeuronsAmount(const JSONNode &amp;node, int &amp;amount, const bool initialCall);</text:p>
      <text:p text:style-name="P345"/>
      <text:p text:style-name="P345"><text:tab/>/**</text:p>
      <text:p text:style-name="P345"><text:tab/> * Load training set size helper function.</text:p>
      <text:p text:style-name="P345"><text:tab/> *</text:p>
      <text:p text:style-name="P345"><text:tab/> * @param node JSON message as node.</text:p>
      <text:p text:style-name="P345"><text:tab/> *</text:p>
      <text:p text:style-name="P345"><text:tab/> * @param size Output parameter for training set size.</text:p>
      <text:p text:style-name="P345"><text:tab/> *</text:p>
      <text:p text:style-name="P345"><text:tab/> * @param initialCall Falg for recursive initial call.</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May 2014</text:p>
      <text:p text:style-name="P345"><text:tab/> */</text:p>
      <text:p text:style-name="P345"><text:tab/>void parseJsonLoadTrainingSetSize(const JSONNode &amp;node, int &amp;size, const bool initialCall);</text:p>
      <text:p text:style-name="P345"/>
      <text:p text:style-name="P345"><text:tab/>/**</text:p>
      <text:p text:style-name="P345"><text:tab/> * Load ANN ids list helper function.</text:p>
      <text:p text:style-name="P345"><text:tab/> *</text:p>
      <text:p text:style-name="P345"><text:tab/> * @param node JSON message as node.</text:p>
      <text:p text:style-name="P345"><text:tab/> *</text:p>
      <text:p text:style-name="P345"><text:tab/> * @param list Output parameter for ANN ids list.</text:p>
      <text:p text:style-name="P345"><text:tab/> *</text:p>
      <text:p text:style-name="P345"><text:tab/> * @param initialCall Falg for recursive initial call.</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May 2014</text:p>
      <text:p text:style-name="P345"><text:tab/> */</text:p>
      <text:p text:style-name="P345"><text:tab/>void parseJsonLoadAnnList(const JSONNode &amp;node, std::vector&lt;int&gt; &amp;list, const bool initialCall);</text:p>
      <text:p text:style-name="P345"/>
      <text:p text:style-name="P345"><text:tab/>/**</text:p>
      <text:p text:style-name="P345"><text:tab/> * Load training set helper function.</text:p>
      <text:p text:style-name="P345"><text:tab/> *</text:p>
      <text:p text:style-name="P345"><text:tab/> * @param node JSON message as node.</text:p>
      <text:p text:style-name="P345"><text:tab/> *</text:p>
      <text:p text:style-name="P345"><text:tab/> * @param rates Output parameter for training set.</text:p>
      <text:p text:style-name="P345"><text:tab/> *</text:p>
      <text:p text:style-name="P345"><text:tab/> * @param initialCall Falg for recursive initial call.</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May 2014</text:p>
      <text:p text:style-name="P345"><text:tab/> */</text:p>
      <text:p text:style-name="P345"><text:tab/>void parseJsonLoadTrainingSet(const JSONNode &amp;node, std::vector&lt;RateInfo&gt; &amp;rates, const bool initialCall);</text:p>
      <text:p text:style-name="P345"/>
      <text:p text:style-name="P345"><text:tab/>/**</text:p>
      <text:p text:style-name="P345"><text:tab/> * Load training set helper function.</text:p>
      <text:p text:style-name="P345"><text:tab/> *</text:p>
      <text:p text:style-name="P345"><text:tab/> * @param node JSON message as node.</text:p>
      <text:p text:style-name="P345"><text:tab/> *</text:p>
      <text:p text:style-name="P345"><text:tab/> * @param available Is ANN available with this id.</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soft-page-break/><text:tab/> * @param numberOfNeurons Number of neurons used as topology. Neurons amount will be used only for new crated ANN.</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param initialCall Falg for recursive initial call.</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5 May 2014</text:p>
      <text:p text:style-name="P345"><text:tab/> */</text:p>
      <text:p text:style-name="P345"><text:tab/>void parseJsonLoadSingleANN(const JSONNode &amp;node, bool &amp;available, char *symbol, TimePeriod &amp;period, double &amp;fitness, NeuronsList &amp;neurons, WeightsMatrix &amp;weights, ActivitiesMatrix &amp;activities, const bool initialCall);</text:p>
      <text:p text:style-name="P345"/>
      <text:p text:style-name="P345">public:</text:p>
      <text:p text:style-name="P345"/>
      <text:p text:style-name="P345"><text:tab/>/**</text:p>
      <text:p text:style-name="P345"><text:tab/> * Load list with ANNs.</text:p>
      <text:p text:style-name="P345"><text:tab/> *</text:p>
      <text:p text:style-name="P345"><text:tab/> * @param list List of ANN ids on the server side.</text:p>
      <text:p text:style-name="P345"><text:tab/> *</text:p>
      <text:p text:style-name="P345"><text:tab/> * @param annId Id of ANN to be used as selection parameter.</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void loadAnnList(std::vector&lt;int&gt; &amp;list, int annId, char symbol[], TimePeriod period);</text:p>
      <text:p text:style-name="P345"/>
      <text:p text:style-name="P345"><text:tab/>/**</text:p>
      <text:p text:style-name="P345"><text:tab/> * Allocate memory and load ANN and DE objects.</text:p>
      <text:p text:style-name="P345"><text:tab/> *</text:p>
      <text:p text:style-name="P345"><text:tab/> * @param ann Not allocated artificial nerural network object pointer with</text:p>
      <text:p text:style-name="P345"><text:tab/> * value NULL.</text:p>
      <text:p text:style-name="P345"><text:tab/> *</text:p>
      <text:p text:style-name="P345"><text:tab/> * @param <text:s/>de Not allocated differential evolution object pointer with</text:p>
      <text:p text:style-name="P345"><text:tab/> * value NULL.</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param parameters All other netwrok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void loadTrainerObjects(Counter &amp;counters, ANN &amp;ann, DE &amp;de, char symbol[], TimePeriod period, const ModelParameters &amp;parameters);</text:p>
      <text:p text:style-name="P345"/>
      <text:p text:style-name="P345"><text:tab/>/**</text:p>
      <text:p text:style-name="P345"><text:tab/> * Save single ANN record on the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void saveSingleANN(char *symbol, TimePeriod period, double fitness, NeuronsList &amp;neurons, WeightsMatrix &amp;weights, ActivitiesMatrix &amp;activities);</text:p>
      <text:p text:style-name="P345"/>
      <text:p text:style-name="P345"><text:tab/>/**</text:p>
      <text:p text:style-name="P345"><text:tab/> * Load ANN neurons amount from DB.</text:p>
      <text:p text:style-name="P345"><text:tab/> *</text:p>
      <text:p text:style-name="P345"><text:tab/> * @param annId Id of ANN to be used as selection parameter.</text:p>
      <text:p text:style-name="P345"><text:tab/> *</text:p>
      <text:p text:style-name="P345"><text:tab/> * @return Neurons amount value.</text:p>
      <text:p text:style-name="P345"><text:tab/> *</text:p>
      <text:p text:style-name="P345"><text:tab/> * @author Iliyan Zankinski</text:p>
      <text:p text:style-name="P345"><text:tab/> *</text:p>
      <text:p text:style-name="P345"><text:tab/> * @email iliyan_mf@abv.bg</text:p>
      <text:p text:style-name="P345"><text:tab/> *</text:p>
      <text:p text:style-name="P345"><text:tab/> * @date 16 Sep 2013</text:p>
      <text:p text:style-name="P345"><text:tab/> */</text:p>
      <text:p text:style-name="P345"><text:soft-page-break/><text:tab/>virtual int loadAnnNeuronsAmount(int annId);</text:p>
      <text:p text:style-name="P345"/>
      <text:p text:style-name="P345"><text:tab/>/**</text:p>
      <text:p text:style-name="P345"><text:tab/> * Load single ANN objec record from remote server side.</text:p>
      <text:p text:style-name="P345"><text:tab/> *</text:p>
      <text:p text:style-name="P345"><text:tab/> * @param annId Id of ANN to be used as selection paramet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 Neurons amount will be used only for new crated ANN.</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void loadSingleANN(int annId, char *symbol, TimePeriod &amp;period, double &amp;fitness, NeuronsList &amp;neurons, WeightsMatrix &amp;weights, ActivitiesMatrix &amp;activities);</text:p>
      <text:p text:style-name="P345"/>
      <text:p text:style-name="P345"><text:tab/>/**</text:p>
      <text:p text:style-name="P345"><text:tab/> * Load training set size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int loadTrainingSetSize(char *symbol, TimePeriod period);</text:p>
      <text:p text:style-name="P345"/>
      <text:p text:style-name="P345"><text:tab/>/**</text:p>
      <text:p text:style-name="P345"><text:tab/> * Save training set record on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void saveTrainingSet(char symbol[], TimePeriod period, const std::vector&lt;RateInfo&gt; &amp;rates, int size);</text:p>
      <text:p text:style-name="P345"/>
      <text:p text:style-name="P345"><text:tab/>/**</text:p>
      <text:p text:style-name="P345"><text:tab/> * Load training set record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tab/> */</text:p>
      <text:p text:style-name="P345"><text:tab/>virtual void loadTrainingSet(char symbol[], TimePeriod period, std::vector&lt;RateInfo&gt; &amp;rates, int size);</text:p>
      <text:p text:style-name="P345"/>
      <text:p text:style-name="P345"><text:tab/>/**</text:p>
      <text:p text:style-name="P345"><text:tab/> * Load remote server best known fitness for particular ANN kind.</text:p>
      <text:p text:style-name="P345"><text:tab/> *</text:p>
      <text:p text:style-name="P345"><text:tab/> * @param symbol Currency pair symbol.</text:p>
      <text:p text:style-name="P345"><text:tab/> *</text:p>
      <text:p text:style-name="P345"><text:tab/> * @param period MetaTrader 4 chart period.</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activities Weights activities.</text:p>
      <text:p text:style-name="P345"><text:tab/> *</text:p>
      <text:p text:style-name="P345"><text:tab/> * @return Best known server side fitnes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Sep 2013</text:p>
      <text:p text:style-name="P345"><text:soft-page-break/><text:tab/> */</text:p>
      <text:p text:style-name="P345"><text:tab/>virtual double loadRemoteBestFitness(char *symbol, TimePeriod period, NeuronsList &amp;neurons, ActivitiesMatrix &amp;activities);</text:p>
      <text:p text:style-name="P345"/>
      <text:p text:style-name="P345">};</text:p>
      <text:p text:style-name="P345"/>
      <text:p text:style-name="P345">#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MODEL_PARAMETERS_H</text:p>
      <text:p text:style-name="P346">#define MODEL_PARAMETERS_H</text:p>
      <text:p text:style-name="P346"/>
      <text:p text:style-name="P346">#include "TimePeriod.h"</text:p>
      <text:p text:style-name="P346"/>
      <text:p text:style-name="P346">/**</text:p>
      <text:p text:style-name="P346"><text:s/>* Training and predicting model parameters.</text:p>
      <text:p text:style-name="P346"><text:s/>*</text:p>
      <text:p text:style-name="P346"><text:s/>* @author Todor Balabanov</text:p>
      <text:p text:style-name="P346"><text:s/>*</text:p>
      <text:p text:style-name="P346"><text:s/>* @email todor.balabanov@gmail.com</text:p>
      <text:p text:style-name="P346"><text:s/>*</text:p>
      <text:p text:style-name="P346"><text:s/>* @date 25 Oct 2011</text:p>
      <text:p text:style-name="P346"><text:s/>*/</text:p>
      <text:p text:style-name="P346">struct ModelParameters {</text:p>
      <text:p text:style-name="P346"/>
      <text:p text:style-name="P346"><text:tab/>/**</text:p>
      <text:p text:style-name="P346"><text:tab/> * Database identifier of ANN.</text:p>
      <text:p text:style-name="P346"><text:tab/> */</text:p>
      <text:p text:style-name="P346"><text:tab/>int dbId;</text:p>
      <text:p text:style-name="P346"/>
      <text:p text:style-name="P346"><text:tab/>/**</text:p>
      <text:p text:style-name="P346"><text:tab/> * Currency pair symbol.</text:p>
      <text:p text:style-name="P346"><text:tab/> */</text:p>
      <text:p text:style-name="P346"><text:tab/>char symbol[100];</text:p>
      <text:p text:style-name="P346"/>
      <text:p text:style-name="P346"><text:tab/>/**</text:p>
      <text:p text:style-name="P346"><text:tab/> * Time series period.</text:p>
      <text:p text:style-name="P346"><text:tab/> */</text:p>
      <text:p text:style-name="P346"><text:tab/>TimePeriod period;</text:p>
      <text:p text:style-name="P346"/>
      <text:p text:style-name="P346"><text:tab/>/**</text:p>
      <text:p text:style-name="P346"><text:tab/> * Number of neurons in ANN.</text:p>
      <text:p text:style-name="P346"><text:tab/> */</text:p>
      <text:p text:style-name="P346"><text:tab/>int neuronsAmount;</text:p>
      <text:p text:style-name="P346"/>
      <text:p text:style-name="P346"><text:tab/>/**</text:p>
      <text:p text:style-name="P346"><text:tab/> * Number of neurons used for input.</text:p>
      <text:p text:style-name="P346"><text:tab/> */</text:p>
      <text:p text:style-name="P346"><text:tab/>int inputSize;</text:p>
      <text:p text:style-name="P346"/>
      <text:p text:style-name="P346"><text:tab/>/**</text:p>
      <text:p text:style-name="P346"><text:tab/> * Number of neurons used for output.</text:p>
      <text:p text:style-name="P346"><text:tab/> */</text:p>
      <text:p text:style-name="P346"><text:tab/>int outputSize;</text:p>
      <text:p text:style-name="P346"/>
      <text:p text:style-name="P346"><text:tab/>/**</text:p>
      <text:p text:style-name="P346"><text:tab/> * Number of chromosomes in DE population.</text:p>
      <text:p text:style-name="P346"><text:tab/> */</text:p>
      <text:p text:style-name="P346"><text:tab/>int populationSize;</text:p>
      <text:p text:style-name="P346"/>
      <text:p text:style-name="P346"><text:tab/>/**</text:p>
      <text:p text:style-name="P346"><text:tab/> * Number of past bars where history information will be used for the training.</text:p>
      <text:p text:style-name="P346"><text:tab/> */</text:p>
      <text:p text:style-name="P346"><text:tab/>int learn;</text:p>
      <text:p text:style-name="P346"/>
      <text:p text:style-name="P346"><text:tab/>/**</text:p>
      <text:p text:style-name="P346"><text:soft-page-break/><text:tab/> * Number of future bars where prediction will be needed.</text:p>
      <text:p text:style-name="P346"><text:tab/> */</text:p>
      <text:p text:style-name="P346"><text:tab/>int forecast;</text:p>
      <text:p text:style-name="P346">};</text:p>
      <text:p text:style-name="P346"/>
      <text:p text:style-name="P346">#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lt;iomanip&gt;</text:p>
      <text:p text:style-name="P347"/>
      <text:p text:style-name="P347">using namespace std;</text:p>
      <text:p text:style-name="P347"/>
      <text:p text:style-name="P347">#include "Neuron.h"</text:p>
      <text:p text:style-name="P347"/>
      <text:p text:style-name="P347">const double Neuron::BIAS_VALUE = 1.0;</text:p>
      <text:p text:style-name="P347"/>
      <text:p text:style-name="P347">const double Neuron::RESET_VALUE = 0.5;</text:p>
      <text:p text:style-name="P347"/>
      <text:p text:style-name="P347">const double Neuron::MIN_ERROR = 0.0;</text:p>
      <text:p text:style-name="P347"/>
      <text:p text:style-name="P347">Neuron::Neuron() {</text:p>
      <text:p text:style-name="P347"><text:tab/>setRegular( true );</text:p>
      <text:p text:style-name="P347"><text:tab/>reset();</text:p>
      <text:p text:style-name="P347">}</text:p>
      <text:p text:style-name="P347"/>
      <text:p text:style-name="P347">Neuron::Neuron(const Neuron &amp;neuron) {</text:p>
      <text:p text:style-name="P347"><text:tab/>type = neuron.type;</text:p>
      <text:p text:style-name="P347"><text:tab/>value = neuron.value;</text:p>
      <text:p text:style-name="P347"><text:tab/>error = neuron.error;</text:p>
      <text:p text:style-name="P347">}</text:p>
      <text:p text:style-name="P347"/>
      <text:p text:style-name="P347">bool Neuron::isRegular() const {</text:p>
      <text:p text:style-name="P347"><text:tab/>if (type == REGULAR) {</text:p>
      <text:p text:style-name="P347"><text:tab/><text:tab/>return( true );</text:p>
      <text:p text:style-name="P347"><text:tab/>} else {</text:p>
      <text:p text:style-name="P347"><text:tab/><text:tab/>return( false );</text:p>
      <text:p text:style-name="P347"><text:tab/>}</text:p>
      <text:p text:style-name="P347">}</text:p>
      <text:p text:style-name="P347"/>
      <text:p text:style-name="P347">void Neuron::setRegular(bool value) {</text:p>
      <text:p text:style-name="P347"><text:tab/>if (value == true) {</text:p>
      <text:p text:style-name="P347"><text:tab/><text:tab/>type = REGULAR;</text:p>
      <text:p text:style-name="P347"><text:tab/>}</text:p>
      <text:p text:style-name="P347">}</text:p>
      <text:p text:style-name="P347"/>
      <text:p text:style-name="P347">bool Neuron::isBias() const {</text:p>
      <text:p text:style-name="P347"><text:tab/>if ((type&amp;BIAS) == BIAS) {</text:p>
      <text:p text:style-name="P347"><text:tab/><text:tab/>return( true );</text:p>
      <text:p text:style-name="P347"><text:tab/>} else {</text:p>
      <text:p text:style-name="P347"><text:tab/><text:tab/>return( false );</text:p>
      <text:p text:style-name="P347"><text:tab/>}</text:p>
      <text:p text:style-name="P347">}</text:p>
      <text:p text:style-name="P347"/>
      <text:p text:style-name="P347">void Neuron::setBias(bool value) {</text:p>
      <text:p text:style-name="P347"><text:tab/>if (value == true) {</text:p>
      <text:p text:style-name="P347"><text:tab/><text:tab/>switch (type) {</text:p>
      <text:p text:style-name="P347"><text:tab/><text:tab/>case REGULAR:</text:p>
      <text:p text:style-name="P347"><text:tab/><text:tab/><text:tab/>type = BIAS;</text:p>
      <text:p text:style-name="P347"><text:tab/><text:tab/><text:tab/>break;</text:p>
      <text:p text:style-name="P347"><text:tab/><text:tab/>case BIAS:</text:p>
      <text:p text:style-name="P347"><text:tab/><text:tab/><text:tab/>break;</text:p>
      <text:p text:style-name="P347"><text:tab/><text:tab/>case INPUT:</text:p>
      <text:p text:style-name="P347"><text:tab/><text:tab/><text:tab/>type = INPUT_BIAS;</text:p>
      <text:p text:style-name="P347"><text:tab/><text:tab/><text:tab/>break;</text:p>
      <text:p text:style-name="P347"><text:tab/><text:tab/>case INPUT_BIAS:</text:p>
      <text:p text:style-name="P347"><text:soft-page-break/><text:tab/><text:tab/><text:tab/>break;</text:p>
      <text:p text:style-name="P347"><text:tab/><text:tab/>case OUTPUT:</text:p>
      <text:p text:style-name="P347"><text:tab/><text:tab/><text:tab/>type = OUTPUT_BIAS;</text:p>
      <text:p text:style-name="P347"><text:tab/><text:tab/><text:tab/>break;</text:p>
      <text:p text:style-name="P347"><text:tab/><text:tab/>case OUTPUT_BIAS:</text:p>
      <text:p text:style-name="P347"><text:tab/><text:tab/><text:tab/>break;</text:p>
      <text:p text:style-name="P347"><text:tab/><text:tab/>case OUTPUT_INPUT:</text:p>
      <text:p text:style-name="P347"><text:tab/><text:tab/><text:tab/>type = OUTPUT_INPUT_BIAS;</text:p>
      <text:p text:style-name="P347"><text:tab/><text:tab/><text:tab/>break;</text:p>
      <text:p text:style-name="P347"><text:tab/><text:tab/>case OUTPUT_INPUT_BIAS:</text:p>
      <text:p text:style-name="P347"><text:tab/><text:tab/><text:tab/>break;</text:p>
      <text:p text:style-name="P347"><text:tab/><text:tab/>}</text:p>
      <text:p text:style-name="P347"/>
      <text:p text:style-name="P347"><text:tab/><text:tab/>value = BIAS_VALUE;</text:p>
      <text:p text:style-name="P347"><text:tab/>} else if (value == false) {</text:p>
      <text:p text:style-name="P347"><text:tab/><text:tab/>switch (type) {</text:p>
      <text:p text:style-name="P347"><text:tab/><text:tab/>case REGULAR:</text:p>
      <text:p text:style-name="P347"><text:tab/><text:tab/><text:tab/>break;</text:p>
      <text:p text:style-name="P347"><text:tab/><text:tab/>case BIAS:</text:p>
      <text:p text:style-name="P347"><text:tab/><text:tab/><text:tab/>type = REGULAR;</text:p>
      <text:p text:style-name="P347"><text:tab/><text:tab/><text:tab/>break;</text:p>
      <text:p text:style-name="P347"><text:tab/><text:tab/>case INPUT:</text:p>
      <text:p text:style-name="P347"><text:tab/><text:tab/><text:tab/>break;</text:p>
      <text:p text:style-name="P347"><text:tab/><text:tab/>case INPUT_BIAS:</text:p>
      <text:p text:style-name="P347"><text:tab/><text:tab/><text:tab/>type = INPUT;</text:p>
      <text:p text:style-name="P347"><text:tab/><text:tab/><text:tab/>break;</text:p>
      <text:p text:style-name="P347"><text:tab/><text:tab/>case OUTPUT:</text:p>
      <text:p text:style-name="P347"><text:tab/><text:tab/><text:tab/>break;</text:p>
      <text:p text:style-name="P347"><text:tab/><text:tab/>case OUTPUT_BIAS:</text:p>
      <text:p text:style-name="P347"><text:tab/><text:tab/><text:tab/>type = OUTPUT;</text:p>
      <text:p text:style-name="P347"><text:tab/><text:tab/><text:tab/>break;</text:p>
      <text:p text:style-name="P347"><text:tab/><text:tab/>case OUTPUT_INPUT:</text:p>
      <text:p text:style-name="P347"><text:tab/><text:tab/><text:tab/>break;</text:p>
      <text:p text:style-name="P347"><text:tab/><text:tab/>case OUTPUT_INPUT_BIAS:</text:p>
      <text:p text:style-name="P347"><text:tab/><text:tab/><text:tab/>type = OUTPUT_INPUT;</text:p>
      <text:p text:style-name="P347"><text:tab/><text:tab/><text:tab/>break;</text:p>
      <text:p text:style-name="P347"><text:tab/><text:tab/>}</text:p>
      <text:p text:style-name="P347"><text:tab/>}</text:p>
      <text:p text:style-name="P347">}</text:p>
      <text:p text:style-name="P347"/>
      <text:p text:style-name="P347">bool Neuron::isInput() const {</text:p>
      <text:p text:style-name="P347"><text:tab/>if ((type&amp;INPUT) == INPUT) {</text:p>
      <text:p text:style-name="P347"><text:tab/><text:tab/>return( true );</text:p>
      <text:p text:style-name="P347"><text:tab/>} else {</text:p>
      <text:p text:style-name="P347"><text:tab/><text:tab/>return( false );</text:p>
      <text:p text:style-name="P347"><text:tab/>}</text:p>
      <text:p text:style-name="P347">}</text:p>
      <text:p text:style-name="P347"/>
      <text:p text:style-name="P347">void Neuron::setInput(bool value) {</text:p>
      <text:p text:style-name="P347"><text:tab/>if (value == true) {</text:p>
      <text:p text:style-name="P347"><text:tab/><text:tab/>switch (type) {</text:p>
      <text:p text:style-name="P347"><text:tab/><text:tab/>case REGULAR:</text:p>
      <text:p text:style-name="P347"><text:tab/><text:tab/><text:tab/>type = INPUT;</text:p>
      <text:p text:style-name="P347"><text:tab/><text:tab/><text:tab/>break;</text:p>
      <text:p text:style-name="P347"><text:tab/><text:tab/>case BIAS:</text:p>
      <text:p text:style-name="P347"><text:tab/><text:tab/><text:tab/>type = INPUT_BIAS;</text:p>
      <text:p text:style-name="P347"><text:tab/><text:tab/><text:tab/>break;</text:p>
      <text:p text:style-name="P347"><text:tab/><text:tab/>case INPUT:</text:p>
      <text:p text:style-name="P347"><text:tab/><text:tab/><text:tab/>break;</text:p>
      <text:p text:style-name="P347"><text:tab/><text:tab/>case INPUT_BIAS:</text:p>
      <text:p text:style-name="P347"><text:tab/><text:tab/><text:tab/>break;</text:p>
      <text:p text:style-name="P347"><text:tab/><text:tab/>case OUTPUT:</text:p>
      <text:p text:style-name="P347"><text:tab/><text:tab/><text:tab/>type = OUTPUT_INPUT;</text:p>
      <text:p text:style-name="P347"><text:tab/><text:tab/><text:tab/>break;</text:p>
      <text:p text:style-name="P347"><text:tab/><text:tab/>case OUTPUT_BIAS:</text:p>
      <text:p text:style-name="P347"><text:tab/><text:tab/><text:tab/>type = OUTPUT_INPUT_BIAS;</text:p>
      <text:p text:style-name="P347"><text:tab/><text:tab/><text:tab/>break;</text:p>
      <text:p text:style-name="P347"><text:tab/><text:tab/>case OUTPUT_INPUT:</text:p>
      <text:p text:style-name="P347"><text:tab/><text:tab/><text:tab/>break;</text:p>
      <text:p text:style-name="P347"><text:tab/><text:tab/>case OUTPUT_INPUT_BIAS:</text:p>
      <text:p text:style-name="P347"><text:tab/><text:tab/><text:tab/>break;</text:p>
      <text:p text:style-name="P347"><text:tab/><text:tab/>}</text:p>
      <text:p text:style-name="P347"><text:tab/>} else if (value == false) {</text:p>
      <text:p text:style-name="P347"><text:tab/><text:tab/>switch (type) {</text:p>
      <text:p text:style-name="P347"><text:tab/><text:tab/>case REGULAR:</text:p>
      <text:p text:style-name="P347"><text:tab/><text:tab/><text:tab/>break;</text:p>
      <text:p text:style-name="P347"><text:tab/><text:tab/>case BIAS:</text:p>
      <text:p text:style-name="P347"><text:tab/><text:tab/><text:tab/>break;</text:p>
      <text:p text:style-name="P347"><text:tab/><text:tab/>case INPUT:</text:p>
      <text:p text:style-name="P347"><text:tab/><text:tab/><text:tab/>break;</text:p>
      <text:p text:style-name="P347"><text:tab/><text:tab/>case INPUT_BIAS:</text:p>
      <text:p text:style-name="P347"><text:tab/><text:tab/><text:tab/>type = BIAS;</text:p>
      <text:p text:style-name="P347"><text:tab/><text:tab/><text:tab/>break;</text:p>
      <text:p text:style-name="P347"><text:tab/><text:tab/>case OUTPUT:</text:p>
      <text:p text:style-name="P347"><text:tab/><text:tab/><text:tab/>break;</text:p>
      <text:p text:style-name="P347"><text:tab/><text:tab/>case OUTPUT_BIAS:</text:p>
      <text:p text:style-name="P347"><text:tab/><text:tab/><text:tab/>break;</text:p>
      <text:p text:style-name="P347"><text:tab/><text:tab/>case OUTPUT_INPUT:</text:p>
      <text:p text:style-name="P347"><text:tab/><text:tab/><text:tab/>type = OUTPUT;</text:p>
      <text:p text:style-name="P347"><text:tab/><text:tab/><text:tab/>break;</text:p>
      <text:p text:style-name="P347"><text:tab/><text:tab/>case OUTPUT_INPUT_BIAS:</text:p>
      <text:p text:style-name="P347"><text:tab/><text:tab/><text:tab/>type = OUTPUT_BIAS;</text:p>
      <text:p text:style-name="P347"><text:tab/><text:tab/><text:tab/>break;</text:p>
      <text:p text:style-name="P347"><text:tab/><text:tab/>}</text:p>
      <text:p text:style-name="P347"><text:tab/>}</text:p>
      <text:p text:style-name="P347">}</text:p>
      <text:p text:style-name="P347"/>
      <text:p text:style-name="P347">bool Neuron::isOutput() const {</text:p>
      <text:p text:style-name="P347"><text:tab/>if ((type&amp;OUTPUT) == OUTPUT) {</text:p>
      <text:p text:style-name="P347"><text:tab/><text:tab/>return( true );</text:p>
      <text:p text:style-name="P347"><text:tab/>} else {</text:p>
      <text:p text:style-name="P347"><text:tab/><text:tab/>return( false );</text:p>
      <text:p text:style-name="P347"><text:tab/>}</text:p>
      <text:p text:style-name="P347"><text:soft-page-break/>}</text:p>
      <text:p text:style-name="P347"/>
      <text:p text:style-name="P347">void Neuron::setOutput(bool value) {</text:p>
      <text:p text:style-name="P347"><text:tab/>if (value == true) {</text:p>
      <text:p text:style-name="P347"><text:tab/><text:tab/>switch (type) {</text:p>
      <text:p text:style-name="P347"><text:tab/><text:tab/>case REGULAR:</text:p>
      <text:p text:style-name="P347"><text:tab/><text:tab/><text:tab/>type = OUTPUT;</text:p>
      <text:p text:style-name="P347"><text:tab/><text:tab/><text:tab/>break;</text:p>
      <text:p text:style-name="P347"><text:tab/><text:tab/>case BIAS:</text:p>
      <text:p text:style-name="P347"><text:tab/><text:tab/><text:tab/>type = OUTPUT_BIAS;</text:p>
      <text:p text:style-name="P347"><text:tab/><text:tab/><text:tab/>break;</text:p>
      <text:p text:style-name="P347"><text:tab/><text:tab/>case INPUT:</text:p>
      <text:p text:style-name="P347"><text:tab/><text:tab/><text:tab/>type = OUTPUT_INPUT;</text:p>
      <text:p text:style-name="P347"><text:tab/><text:tab/><text:tab/>break;</text:p>
      <text:p text:style-name="P347"><text:tab/><text:tab/>case INPUT_BIAS:</text:p>
      <text:p text:style-name="P347"><text:tab/><text:tab/><text:tab/>type = OUTPUT_INPUT_BIAS;</text:p>
      <text:p text:style-name="P347"><text:tab/><text:tab/><text:tab/>break;</text:p>
      <text:p text:style-name="P347"><text:tab/><text:tab/>case OUTPUT:</text:p>
      <text:p text:style-name="P347"><text:tab/><text:tab/><text:tab/>break;</text:p>
      <text:p text:style-name="P347"><text:tab/><text:tab/>case OUTPUT_BIAS:</text:p>
      <text:p text:style-name="P347"><text:tab/><text:tab/><text:tab/>break;</text:p>
      <text:p text:style-name="P347"><text:tab/><text:tab/>case OUTPUT_INPUT:</text:p>
      <text:p text:style-name="P347"><text:tab/><text:tab/><text:tab/>break;</text:p>
      <text:p text:style-name="P347"><text:tab/><text:tab/>case OUTPUT_INPUT_BIAS:</text:p>
      <text:p text:style-name="P347"><text:tab/><text:tab/><text:tab/>break;</text:p>
      <text:p text:style-name="P347"><text:tab/><text:tab/>}</text:p>
      <text:p text:style-name="P347"><text:tab/>} else if (value == false) {</text:p>
      <text:p text:style-name="P347"><text:tab/><text:tab/>switch (type) {</text:p>
      <text:p text:style-name="P347"><text:tab/><text:tab/>case REGULAR:</text:p>
      <text:p text:style-name="P347"><text:tab/><text:tab/><text:tab/>type = OUTPUT;</text:p>
      <text:p text:style-name="P347"><text:tab/><text:tab/><text:tab/>break;</text:p>
      <text:p text:style-name="P347"><text:tab/><text:tab/>case BIAS:</text:p>
      <text:p text:style-name="P347"><text:tab/><text:tab/><text:tab/>type = OUTPUT_BIAS;</text:p>
      <text:p text:style-name="P347"><text:tab/><text:tab/><text:tab/>break;</text:p>
      <text:p text:style-name="P347"><text:tab/><text:tab/>case INPUT:</text:p>
      <text:p text:style-name="P347"><text:tab/><text:tab/><text:tab/>type = OUTPUT_INPUT;</text:p>
      <text:p text:style-name="P347"><text:tab/><text:tab/><text:tab/>break;</text:p>
      <text:p text:style-name="P347"><text:tab/><text:tab/>case INPUT_BIAS:</text:p>
      <text:p text:style-name="P347"><text:tab/><text:tab/><text:tab/>type = OUTPUT_INPUT_BIAS;</text:p>
      <text:p text:style-name="P347"><text:tab/><text:tab/><text:tab/>break;</text:p>
      <text:p text:style-name="P347"><text:tab/><text:tab/>case OUTPUT:</text:p>
      <text:p text:style-name="P347"><text:tab/><text:tab/><text:tab/>break;</text:p>
      <text:p text:style-name="P347"><text:tab/><text:tab/>case OUTPUT_BIAS:</text:p>
      <text:p text:style-name="P347"><text:tab/><text:tab/><text:tab/>break;</text:p>
      <text:p text:style-name="P347"><text:tab/><text:tab/>case OUTPUT_INPUT:</text:p>
      <text:p text:style-name="P347"><text:tab/><text:tab/><text:tab/>break;</text:p>
      <text:p text:style-name="P347"><text:tab/><text:tab/>case OUTPUT_INPUT_BIAS:</text:p>
      <text:p text:style-name="P347"><text:tab/><text:tab/><text:tab/>break;</text:p>
      <text:p text:style-name="P347"><text:tab/><text:tab/>}</text:p>
      <text:p text:style-name="P347"><text:tab/>}</text:p>
      <text:p text:style-name="P347">}</text:p>
      <text:p text:style-name="P347"/>
      <text:p text:style-name="P347">NeuronType Neuron::getType() const {</text:p>
      <text:p text:style-name="P347"><text:tab/>return( type );</text:p>
      <text:p text:style-name="P347">}</text:p>
      <text:p text:style-name="P347"/>
      <text:p text:style-name="P347">void Neuron::setType(NeuronType type) {</text:p>
      <text:p text:style-name="P347"><text:tab/>this-&gt;type = type;</text:p>
      <text:p text:style-name="P347">}</text:p>
      <text:p text:style-name="P347"/>
      <text:p text:style-name="P347">double Neuron::getValue() const {</text:p>
      <text:p text:style-name="P347"><text:tab/>return( value );</text:p>
      <text:p text:style-name="P347">}</text:p>
      <text:p text:style-name="P347"/>
      <text:p text:style-name="P347">void Neuron::setValue(double value) {</text:p>
      <text:p text:style-name="P347"><text:tab/>this-&gt;value = value;</text:p>
      <text:p text:style-name="P347">}</text:p>
      <text:p text:style-name="P347"/>
      <text:p text:style-name="P347">double Neuron::getError() const {</text:p>
      <text:p text:style-name="P347"><text:tab/>return( error );</text:p>
      <text:p text:style-name="P347">}</text:p>
      <text:p text:style-name="P347"/>
      <text:p text:style-name="P347">void Neuron::setError(double error) {</text:p>
      <text:p text:style-name="P347"><text:tab/>this-&gt;error = error;</text:p>
      <text:p text:style-name="P347">}</text:p>
      <text:p text:style-name="P347"/>
      <text:p text:style-name="P347">void Neuron::reset() {</text:p>
      <text:p text:style-name="P347"><text:tab/>if (isBias() == true) {</text:p>
      <text:p text:style-name="P347"><text:tab/><text:tab/>value = BIAS_VALUE;</text:p>
      <text:p text:style-name="P347"><text:tab/>} else {</text:p>
      <text:p text:style-name="P347"><text:tab/><text:tab/>value = RESET_VALUE;</text:p>
      <text:p text:style-name="P347"><text:tab/>}</text:p>
      <text:p text:style-name="P347"/>
      <text:p text:style-name="P347"><text:tab/>error = MIN_ERROR;</text:p>
      <text:p text:style-name="P347">}</text:p>
      <text:p text:style-name="P347"/>
      <text:p text:style-name="P347">Neuron::~Neuron() {</text:p>
      <text:p text:style-name="P347">}</text:p>
      <text:p text:style-name="P347"/>
      <text:p text:style-name="P347">Neuron&amp; Neuron::operator=(const Neuron &amp;neuron) {</text:p>
      <text:p text:style-name="P347"><text:tab/>type = neuron.type;</text:p>
      <text:p text:style-name="P347"><text:tab/>value = neuron.value;</text:p>
      <text:p text:style-name="P347"><text:tab/>error = neuron.error;</text:p>
      <text:p text:style-name="P347"/>
      <text:p text:style-name="P347"><text:tab/>return( *this );</text:p>
      <text:p text:style-name="P347">}</text:p>
      <text:p text:style-name="P347"/>
      <text:p text:style-name="P347">Neuron&amp; Neuron::operator+=(const double value) {</text:p>
      <text:p text:style-name="P347"><text:tab/>setValue( value );</text:p>
      <text:p text:style-name="P347"/>
      <text:p text:style-name="P347"><text:tab/>return( *this );</text:p>
      <text:p text:style-name="P347">}</text:p>
      <text:p text:style-name="P347"/>
      <text:p text:style-name="P347"><text:soft-page-break/>Neuron&amp; Neuron::operator-=(const double error) {</text:p>
      <text:p text:style-name="P347"><text:tab/>setError( error );</text:p>
      <text:p text:style-name="P347"/>
      <text:p text:style-name="P347"><text:tab/>return( *this );</text:p>
      <text:p text:style-name="P347">}</text:p>
      <text:p text:style-name="P347"/>
      <text:p text:style-name="P347">ostream&amp; operator&lt;&lt;(ostream &amp;out, Neuron &amp;neuron) {</text:p>
      <text:p text:style-name="P347"><text:tab/>out &lt;&lt; "[" &lt;&lt; (unsigned)neuron.type &lt;&lt; ", " &lt;&lt; setw(8) &lt;&lt; neuron.value &lt;&lt; ", " &lt;&lt; setw(8) &lt;&lt; neuron.error &lt;&lt; "]";</text:p>
      <text:p text:style-name="P347"/>
      <text:p text:style-name="P347"><text:tab/>return( out );</text:p>
      <text:p text:style-name="P347">}</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NEURON_H</text:p>
      <text:p text:style-name="P348">#define NEURON_H</text:p>
      <text:p text:style-name="P348"/>
      <text:p text:style-name="P348">#include &lt;iostream&gt;</text:p>
      <text:p text:style-name="P348"/>
      <text:p text:style-name="P348">#include "NeuronType.h"</text:p>
      <text:p text:style-name="P348"/>
      <text:p text:style-name="P348">/**</text:p>
      <text:p text:style-name="P348"><text:s/>* Single neuron class.</text:p>
      <text:p text:style-name="P348"><text:s/>*</text:p>
      <text:p text:style-name="P348"><text:s/>* @author Todor Balabanov</text:p>
      <text:p text:style-name="P348"><text:s/>*</text:p>
      <text:p text:style-name="P348"><text:s/>* @email todor.balabanov@gmail.com</text:p>
      <text:p text:style-name="P348"><text:s/>*</text:p>
      <text:p text:style-name="P348"><text:s/>* @date 03 Aug 2011</text:p>
      <text:p text:style-name="P348"><text:s/>*/</text:p>
      <text:p text:style-name="P348">class Neuron {</text:p>
      <text:p text:style-name="P348"/>
      <text:p text:style-name="P348">public:</text:p>
      <text:p text:style-name="P348"/>
      <text:p text:style-name="P348"><text:tab/>/**</text:p>
      <text:p text:style-name="P348"><text:tab/> * Bias neuron value.</text:p>
      <text:p text:style-name="P348"><text:tab/> */</text:p>
      <text:p text:style-name="P348"><text:tab/>static const double BIAS_VALUE;</text:p>
      <text:p text:style-name="P348"/>
      <text:p text:style-name="P348"><text:tab/>/**</text:p>
      <text:p text:style-name="P348"><text:tab/> * Neurons reset constant value.</text:p>
      <text:p text:style-name="P348"><text:tab/> */</text:p>
      <text:p text:style-name="P348"><text:tab/>static const double RESET_VALUE;</text:p>
      <text:p text:style-name="P348"/>
      <text:p text:style-name="P348"><text:tab/>/**</text:p>
      <text:p text:style-name="P348"><text:tab/> * Minimal error constant value.</text:p>
      <text:p text:style-name="P348"><text:tab/> */</text:p>
      <text:p text:style-name="P348"><text:tab/>static const double MIN_ERROR;</text:p>
      <text:p text:style-name="P348"/>
      <text:p text:style-name="P348">private:</text:p>
      <text:p text:style-name="P348"/>
      <text:p text:style-name="P348"><text:tab/>/**</text:p>
      <text:p text:style-name="P348"><text:tab/> * Neuron type. More than one neuron can be bias, input and output in multi</text:p>
      <text:p text:style-name="P348"><text:tab/> * layer networks. Also each neuron can be in more than single type.</text:p>
      <text:p text:style-name="P348"><text:tab/> */</text:p>
      <text:p text:style-name="P348"><text:tab/>NeuronType type;</text:p>
      <text:p text:style-name="P348"/>
      <text:p text:style-name="P348"><text:tab/>/**</text:p>
      <text:p text:style-name="P348"><text:tab/> * Neuron value.</text:p>
      <text:p text:style-name="P348"><text:tab/> */</text:p>
      <text:p text:style-name="P348"><text:tab/>double value;</text:p>
      <text:p text:style-name="P348"/>
      <text:p text:style-name="P348"><text:tab/>/**</text:p>
      <text:p text:style-name="P348"><text:tab/> * Neuron error in back-propagation training.</text:p>
      <text:p text:style-name="P348"><text:tab/> */</text:p>
      <text:p text:style-name="P348"><text:tab/>double error;</text:p>
      <text:p text:style-name="P348"><text:soft-page-break/></text:p>
      <text:p text:style-name="P348">public:</text:p>
      <text:p text:style-name="P348"/>
      <text:p text:style-name="P348"><text:tab/>/**</text:p>
      <text:p text:style-name="P348"><text:tab/> * Constructor without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text:p>
      <text:p text:style-name="P348"/>
      <text:p text:style-name="P348"><text:tab/>/**</text:p>
      <text:p text:style-name="P348"><text:tab/> * Constructor without parameters.</text:p>
      <text:p text:style-name="P348"><text:tab/> *</text:p>
      <text:p text:style-name="P348"><text:tab/> * @param neuron Instance to be copie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const Neuron &amp;neuron);</text:p>
      <text:p text:style-name="P348"/>
      <text:p text:style-name="P348"><text:tab/>/**</text:p>
      <text:p text:style-name="P348"><text:tab/> * Is regular neuron getter.</text:p>
      <text:p text:style-name="P348"><text:tab/> *</text:p>
      <text:p text:style-name="P348"><text:tab/> * @return True if neuron is regular,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bool isRegular() const;</text:p>
      <text:p text:style-name="P348"/>
      <text:p text:style-name="P348"><text:tab/>/**</text:p>
      <text:p text:style-name="P348"><text:tab/> * Regular neuron setter.</text:p>
      <text:p text:style-name="P348"><text:tab/> *</text:p>
      <text:p text:style-name="P348"><text:tab/> * @param value True if neuron will be regular,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oid setRegular(bool value);</text:p>
      <text:p text:style-name="P348"/>
      <text:p text:style-name="P348"><text:tab/>/**</text:p>
      <text:p text:style-name="P348"><text:tab/> * Is bias neuron getter.</text:p>
      <text:p text:style-name="P348"><text:tab/> *</text:p>
      <text:p text:style-name="P348"><text:tab/> * @return True if neuron is bias,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1 Aug 2009</text:p>
      <text:p text:style-name="P348"><text:tab/> */</text:p>
      <text:p text:style-name="P348"><text:tab/>bool isBias() const;</text:p>
      <text:p text:style-name="P348"/>
      <text:p text:style-name="P348"><text:tab/>/**</text:p>
      <text:p text:style-name="P348"><text:tab/> * Bias neuron setter.</text:p>
      <text:p text:style-name="P348"><text:tab/> *</text:p>
      <text:p text:style-name="P348"><text:tab/> * @param value True if neuron will be bias,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8 Mar 2009</text:p>
      <text:p text:style-name="P348"><text:tab/> */</text:p>
      <text:p text:style-name="P348"><text:tab/>void setBias(bool value);</text:p>
      <text:p text:style-name="P348"/>
      <text:p text:style-name="P348"><text:tab/>/**</text:p>
      <text:p text:style-name="P348"><text:tab/> * Is input neuron getter.</text:p>
      <text:p text:style-name="P348"><text:tab/> *</text:p>
      <text:p text:style-name="P348"><text:tab/> * @return True if neuron is input,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30 Apr 2009</text:p>
      <text:p text:style-name="P348"><text:tab/> */</text:p>
      <text:p text:style-name="P348"><text:tab/>bool isInput() const;</text:p>
      <text:p text:style-name="P348"/>
      <text:p text:style-name="P348"><text:tab/>/**</text:p>
      <text:p text:style-name="P348"><text:tab/> * Input neurons setter.</text:p>
      <text:p text:style-name="P348"><text:tab/> *</text:p>
      <text:p text:style-name="P348"><text:tab/> * @param value True if neuron will be input,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9 Apr 2009</text:p>
      <text:p text:style-name="P348"><text:tab/> */</text:p>
      <text:p text:style-name="P348"><text:soft-page-break/><text:tab/>void setInput(bool value);</text:p>
      <text:p text:style-name="P348"/>
      <text:p text:style-name="P348"><text:tab/>/**</text:p>
      <text:p text:style-name="P348"><text:tab/> * Is output neuron getter.</text:p>
      <text:p text:style-name="P348"><text:tab/> *</text:p>
      <text:p text:style-name="P348"><text:tab/> * @return True if neuron is output, false otherwis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30 Apr 2009</text:p>
      <text:p text:style-name="P348"><text:tab/> */</text:p>
      <text:p text:style-name="P348"><text:tab/>bool isOutput() const;</text:p>
      <text:p text:style-name="P348"/>
      <text:p text:style-name="P348"><text:tab/>/**</text:p>
      <text:p text:style-name="P348"><text:tab/> * Output neurons setter.</text:p>
      <text:p text:style-name="P348"><text:tab/> *</text:p>
      <text:p text:style-name="P348"><text:tab/> * @param size Amount of output neurons at the end of neurons array.</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9 Apr 2009</text:p>
      <text:p text:style-name="P348"><text:tab/> */</text:p>
      <text:p text:style-name="P348"><text:tab/>void setOutput(bool value);</text:p>
      <text:p text:style-name="P348"/>
      <text:p text:style-name="P348"><text:tab/>/**</text:p>
      <text:p text:style-name="P348"><text:tab/> * Neuron type getter.</text:p>
      <text:p text:style-name="P348"><text:tab/> *</text:p>
      <text:p text:style-name="P348"><text:tab/> * @return Neuron typ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4 Aug 2011</text:p>
      <text:p text:style-name="P348"><text:tab/> */</text:p>
      <text:p text:style-name="P348"><text:tab/>NeuronType getType() const;</text:p>
      <text:p text:style-name="P348"/>
      <text:p text:style-name="P348"><text:tab/>/**</text:p>
      <text:p text:style-name="P348"><text:tab/> * Neuron type setter.</text:p>
      <text:p text:style-name="P348"><text:tab/> *</text:p>
      <text:p text:style-name="P348"><text:tab/> * @param type Neuron typ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4 Aug 2011</text:p>
      <text:p text:style-name="P348"><text:tab/> */</text:p>
      <text:p text:style-name="P348"><text:tab/>void setType(NeuronType type);</text:p>
      <text:p text:style-name="P348"/>
      <text:p text:style-name="P348"><text:tab/>/**</text:p>
      <text:p text:style-name="P348"><text:tab/> * Neuron value getter.</text:p>
      <text:p text:style-name="P348"><text:tab/> *</text:p>
      <text:p text:style-name="P348"><text:tab/> * @return Neuron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double getValue() const;</text:p>
      <text:p text:style-name="P348"/>
      <text:p text:style-name="P348"><text:tab/>/**</text:p>
      <text:p text:style-name="P348"><text:tab/> * Neuron value setter.</text:p>
      <text:p text:style-name="P348"><text:tab/> *</text:p>
      <text:p text:style-name="P348"><text:tab/> * @param value Neuron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oid setValue(double value);</text:p>
      <text:p text:style-name="P348"/>
      <text:p text:style-name="P348"><text:tab/>/**</text:p>
      <text:p text:style-name="P348"><text:tab/> * Neuron error getter.</text:p>
      <text:p text:style-name="P348"><text:tab/> *</text:p>
      <text:p text:style-name="P348"><text:tab/> * @return Neuron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double getError() const;</text:p>
      <text:p text:style-name="P348"/>
      <text:p text:style-name="P348"><text:tab/>/**</text:p>
      <text:p text:style-name="P348"><text:tab/> * Neuron error setter.</text:p>
      <text:p text:style-name="P348"><text:tab/> *</text:p>
      <text:p text:style-name="P348"><text:tab/> * @param value Neuron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soft-page-break/><text:tab/> */</text:p>
      <text:p text:style-name="P348"><text:tab/>void setError(double error);</text:p>
      <text:p text:style-name="P348"/>
      <text:p text:style-name="P348"><text:tab/>/**</text:p>
      <text:p text:style-name="P348"><text:tab/> * Reset neuron to constant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9 Aug 2009</text:p>
      <text:p text:style-name="P348"><text:tab/> */</text:p>
      <text:p text:style-name="P348"><text:tab/>void reset();</text:p>
      <text:p text:style-name="P348"/>
      <text:p text:style-name="P348"><text:tab/>/**</text:p>
      <text:p text:style-name="P348"><text:tab/> * Class destructor.</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2 Oct 2011</text:p>
      <text:p text:style-name="P348"><text:tab/> */</text:p>
      <text:p text:style-name="P348"><text:tab/>virtual ~Neuron();</text:p>
      <text:p text:style-name="P348"/>
      <text:p text:style-name="P348"><text:tab/>/**</text:p>
      <text:p text:style-name="P348"><text:tab/> * Assignment operator overloading.</text:p>
      <text:p text:style-name="P348"><text:tab/> *</text:p>
      <text:p text:style-name="P348"><text:tab/> * @param neuron Right side neuron operand.</text:p>
      <text:p text:style-name="P348"><text:tab/> *</text:p>
      <text:p text:style-name="P348"><text:tab/> * @return Neuron instance referenc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irtual Neuron&amp; operator=(const Neuron &amp;neuron);</text:p>
      <text:p text:style-name="P348"/>
      <text:p text:style-name="P348"><text:tab/>/**</text:p>
      <text:p text:style-name="P348"><text:tab/> * Assignment operator overloading.</text:p>
      <text:p text:style-name="P348"><text:tab/> *</text:p>
      <text:p text:style-name="P348"><text:tab/> * @param neuron Right side neuron value operand.</text:p>
      <text:p text:style-name="P348"><text:tab/> *</text:p>
      <text:p text:style-name="P348"><text:tab/> * @return Neuron istance referenc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amp; operator+=(const double value);</text:p>
      <text:p text:style-name="P348"/>
      <text:p text:style-name="P348"><text:tab/>/**</text:p>
      <text:p text:style-name="P348"><text:tab/> * Assignment operator overloading.</text:p>
      <text:p text:style-name="P348"><text:tab/> *</text:p>
      <text:p text:style-name="P348"><text:tab/> * @param neuron Right side neuron error operand.</text:p>
      <text:p text:style-name="P348"><text:tab/> *</text:p>
      <text:p text:style-name="P348"><text:tab/> * @return Neuron instance referenc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amp; operator-=(const double error);</text:p>
      <text:p text:style-name="P348"/>
      <text:p text:style-name="P348"><text:tab/>friend std::ostream&amp; operator&lt;&lt;(std::ostream &amp;out, Neuron &amp;neuron);</text:p>
      <text:p text:style-name="P348">};</text:p>
      <text:p text:style-name="P348"/>
      <text:p text:style-name="P348">/**</text:p>
      <text:p text:style-name="P348"><text:s/>* Output operator redefinition.</text:p>
      <text:p text:style-name="P348"><text:s/>*</text:p>
      <text:p text:style-name="P348"><text:s/>* @param out Output stream reference.</text:p>
      <text:p text:style-name="P348"><text:s/>*</text:p>
      <text:p text:style-name="P348"><text:s/>* @param neuron Neuron instance reference.</text:p>
      <text:p text:style-name="P348"><text:s/>*</text:p>
      <text:p text:style-name="P348"><text:s/>* @return Output stream reference.</text:p>
      <text:p text:style-name="P348"><text:s/>*</text:p>
      <text:p text:style-name="P348"><text:s/>* @author Todor Balabanov</text:p>
      <text:p text:style-name="P348"><text:s/>*</text:p>
      <text:p text:style-name="P348"><text:s/>* @email todor.balabanov@gmail.com</text:p>
      <text:p text:style-name="P348"><text:s/>*</text:p>
      <text:p text:style-name="P348"><text:s/>* @date 03 Aug 2011</text:p>
      <text:p text:style-name="P348"><text:s/>*/</text:p>
      <text:p text:style-name="P348">std::ostream&amp; operator&lt;&lt;(std::ostream &amp;out, Neuron &amp;neuron);</text:p>
      <text:p text:style-name="P348"/>
      <text:p text:style-name="P348">#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49">/*******************************************************************************</text:p>
      <text:p text:style-name="P349"><text:s/>* <text:s text:c="76"/>*</text:p>
      <text:p text:style-name="P349"><text:s/>* VitoshaTrade is Distributed Artificial Neural Network trained by <text:s text:c="11"/>*</text:p>
      <text:p text:style-name="P349"><text:soft-page-break/><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NEURON_TYPE_H</text:p>
      <text:p text:style-name="P349">#define NEURON_TYPE_H</text:p>
      <text:p text:style-name="P349"/>
      <text:p text:style-name="P349">/**</text:p>
      <text:p text:style-name="P349"><text:s/>* Neuron type constants.</text:p>
      <text:p text:style-name="P349"><text:s/>*</text:p>
      <text:p text:style-name="P349"><text:s/>* @author Todor Balabanov</text:p>
      <text:p text:style-name="P349"><text:s/>*</text:p>
      <text:p text:style-name="P349"><text:s/>* @email todor.balabanov@gmail.com</text:p>
      <text:p text:style-name="P349"><text:s/>*</text:p>
      <text:p text:style-name="P349"><text:s/>* @date 25 Feb 2016</text:p>
      <text:p text:style-name="P349"><text:s/>*/</text:p>
      <text:p text:style-name="P349">enum NeuronType {</text:p>
      <text:p text:style-name="P349"><text:tab/>/**</text:p>
      <text:p text:style-name="P349"><text:tab/> * Regular neuron flag.</text:p>
      <text:p text:style-name="P349"><text:tab/> */</text:p>
      <text:p text:style-name="P349"><text:tab/>REGULAR = 0x00,</text:p>
      <text:p text:style-name="P349"/>
      <text:p text:style-name="P349"><text:tab/>/**</text:p>
      <text:p text:style-name="P349"><text:tab/> * Bias neuron flag.</text:p>
      <text:p text:style-name="P349"><text:tab/> */</text:p>
      <text:p text:style-name="P349"><text:tab/>BIAS = 0x01,</text:p>
      <text:p text:style-name="P349"/>
      <text:p text:style-name="P349"><text:tab/>/**</text:p>
      <text:p text:style-name="P349"><text:tab/> * Input neuron flag.</text:p>
      <text:p text:style-name="P349"><text:tab/> */</text:p>
      <text:p text:style-name="P349"><text:tab/>INPUT = 0x02,</text:p>
      <text:p text:style-name="P349"/>
      <text:p text:style-name="P349"><text:tab/>/**</text:p>
      <text:p text:style-name="P349"><text:tab/> * Input and bias neuron flag.</text:p>
      <text:p text:style-name="P349"><text:tab/> */</text:p>
      <text:p text:style-name="P349"><text:tab/>INPUT_BIAS = 0x03,</text:p>
      <text:p text:style-name="P349"/>
      <text:p text:style-name="P349"><text:tab/>/**</text:p>
      <text:p text:style-name="P349"><text:tab/> * Output neuron flag.</text:p>
      <text:p text:style-name="P349"><text:tab/> */</text:p>
      <text:p text:style-name="P349"><text:tab/>OUTPUT = 0x04,</text:p>
      <text:p text:style-name="P349"/>
      <text:p text:style-name="P349"><text:tab/>/**</text:p>
      <text:p text:style-name="P349"><text:tab/> * Output and bias neuron flag.</text:p>
      <text:p text:style-name="P349"><text:tab/> */</text:p>
      <text:p text:style-name="P349"><text:tab/>OUTPUT_BIAS = 0x05,</text:p>
      <text:p text:style-name="P349"/>
      <text:p text:style-name="P349"><text:tab/>/**</text:p>
      <text:p text:style-name="P349"><text:tab/> * Output and input neuron flag.</text:p>
      <text:p text:style-name="P349"><text:tab/> */</text:p>
      <text:p text:style-name="P349"><text:tab/>OUTPUT_INPUT = 0x06,</text:p>
      <text:p text:style-name="P349"/>
      <text:p text:style-name="P349"><text:tab/>/**</text:p>
      <text:p text:style-name="P349"><text:tab/> * Output, input and bias neuron flag.</text:p>
      <text:p text:style-name="P349"><text:tab/> */</text:p>
      <text:p text:style-name="P349"><text:tab/>OUTPUT_INPUT_BIAS = 0x07</text:p>
      <text:p text:style-name="P349">};</text:p>
      <text:p text:style-name="P349"/>
      <text:p text:style-name="P349">#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oft-page-break/><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NeuronsList.h"</text:p>
      <text:p text:style-name="P350"/>
      <text:p text:style-name="P350">NeuronsList::NeuronsList() {</text:p>
      <text:p text:style-name="P350"><text:tab/>list.clear();</text:p>
      <text:p text:style-name="P350">}</text:p>
      <text:p text:style-name="P350"/>
      <text:p text:style-name="P350">NeuronsList::NeuronsList(int size) {</text:p>
      <text:p text:style-name="P350"><text:tab/>/*</text:p>
      <text:p text:style-name="P350"><text:tab/> * It is not possible neurons amount to be negative number.</text:p>
      <text:p text:style-name="P350"><text:tab/> */</text:p>
      <text:p text:style-name="P350"><text:tab/>if (size &lt; MIN_NEURONS_AMOUNT) {</text:p>
      <text:p text:style-name="P350"><text:tab/><text:tab/>size = MIN_NEURONS_AMOUNT;</text:p>
      <text:p text:style-name="P350"><text:tab/>}</text:p>
      <text:p text:style-name="P350"/>
      <text:p text:style-name="P350"><text:tab/>list.clear();</text:p>
      <text:p text:style-name="P350"><text:tab/>for(int i=0; i&lt;size; i++) {</text:p>
      <text:p text:style-name="P350"><text:tab/><text:tab/>list.push_back( Neuron() );</text:p>
      <text:p text:style-name="P350"><text:tab/>}</text:p>
      <text:p text:style-name="P350"/>
      <text:p text:style-name="P350"><text:tab/>clearTypes();</text:p>
      <text:p text:style-name="P350">}</text:p>
      <text:p text:style-name="P350"/>
      <text:p text:style-name="P350">NeuronsList::NeuronsList(const NeuronsList &amp;neurons) {</text:p>
      <text:p text:style-name="P350"><text:tab/>list = neurons.list;</text:p>
      <text:p text:style-name="P350">}</text:p>
      <text:p text:style-name="P350"/>
      <text:p text:style-name="P350">int NeuronsList::getInputNeuronsAmount() const {</text:p>
      <text:p text:style-name="P350"><text:tab/>int inputNeuronsAmount = 0;</text:p>
      <text:p text:style-name="P350"/>
      <text:p text:style-name="P350"><text:tab/>for (std::vector&lt;Neuron&gt;::const_iterator i=list.begin(); i!=list.end(); i++) {</text:p>
      <text:p text:style-name="P350"><text:tab/><text:tab/>if((*i).isInput() == true) {</text:p>
      <text:p text:style-name="P350"><text:tab/><text:tab/><text:tab/>inputNeuronsAmount++;</text:p>
      <text:p text:style-name="P350"><text:tab/><text:tab/>}</text:p>
      <text:p text:style-name="P350"><text:tab/>}</text:p>
      <text:p text:style-name="P350"/>
      <text:p text:style-name="P350"><text:tab/>return( inputNeuronsAmount );</text:p>
      <text:p text:style-name="P350">}</text:p>
      <text:p text:style-name="P350"/>
      <text:p text:style-name="P350">int NeuronsList::getOutputNeuronsAmount() const {</text:p>
      <text:p text:style-name="P350"><text:tab/>int outputNeuronsAmount = 0;</text:p>
      <text:p text:style-name="P350"/>
      <text:p text:style-name="P350"><text:tab/>for (std::vector&lt;Neuron&gt;::const_iterator i=list.begin(); i!=list.end(); i++) {</text:p>
      <text:p text:style-name="P350"><text:tab/><text:tab/>if((*i).isOutput() == true) {</text:p>
      <text:p text:style-name="P350"><text:tab/><text:tab/><text:tab/>outputNeuronsAmount++;</text:p>
      <text:p text:style-name="P350"><text:tab/><text:tab/>}</text:p>
      <text:p text:style-name="P350"><text:tab/>}</text:p>
      <text:p text:style-name="P350"/>
      <text:p text:style-name="P350"><text:tab/>return( outputNeuronsAmount );</text:p>
      <text:p text:style-name="P350">}</text:p>
      <text:p text:style-name="P350"/>
      <text:p text:style-name="P350">int NeuronsList::dimension() const {</text:p>
      <text:p text:style-name="P350"><text:tab/>return( list.size() );</text:p>
      <text:p text:style-name="P350">}</text:p>
      <text:p text:style-name="P350"/>
      <text:p text:style-name="P350">void NeuronsList::clearTypes() {</text:p>
      <text:p text:style-name="P350"><text:tab/>for (std::vector&lt;Neuron&gt;::iterator i=list.begin(); i!=list.end(); i++) {</text:p>
      <text:p text:style-name="P350"><text:tab/><text:tab/>(*i).setRegular( true );</text:p>
      <text:p text:style-name="P350"><text:tab/>}</text:p>
      <text:p text:style-name="P350">}</text:p>
      <text:p text:style-name="P350"/>
      <text:p text:style-name="P350">void NeuronsList::reset() {</text:p>
      <text:p text:style-name="P350"><text:tab/>for (std::vector&lt;Neuron&gt;::iterator i=list.begin(); i!=list.end(); i++) {</text:p>
      <text:p text:style-name="P350"><text:tab/><text:tab/>(*i).reset();</text:p>
      <text:p text:style-name="P350"><text:tab/>}</text:p>
      <text:p text:style-name="P350">}</text:p>
      <text:p text:style-name="P350"/>
      <text:p text:style-name="P350">NeuronsList::~NeuronsList() {</text:p>
      <text:p text:style-name="P350"><text:tab/>list.clear();</text:p>
      <text:p text:style-name="P350">}</text:p>
      <text:p text:style-name="P350"/>
      <text:p text:style-name="P350">Neuron NeuronsList::operator[](int index) const {</text:p>
      <text:p text:style-name="P350"><text:tab/>if (index&lt;0 || index&gt;=list.size()) {</text:p>
      <text:p text:style-name="P350"><text:tab/><text:tab/>throw( "NeuronsList00206" );</text:p>
      <text:p text:style-name="P350"><text:tab/>}</text:p>
      <text:p text:style-name="P350"/>
      <text:p text:style-name="P350"><text:tab/>return( list[index] );</text:p>
      <text:p text:style-name="P350">}</text:p>
      <text:p text:style-name="P350"/>
      <text:p text:style-name="P350">Neuron&amp; NeuronsList::operator[](int index) {</text:p>
      <text:p text:style-name="P350"><text:tab/>if (index&lt;0 || index&gt;=list.size()) {</text:p>
      <text:p text:style-name="P350"><text:tab/><text:tab/>throw( "NeuronsList00207" );</text:p>
      <text:p text:style-name="P350"><text:tab/>}</text:p>
      <text:p text:style-name="P350"/>
      <text:p text:style-name="P350"><text:soft-page-break/><text:tab/>return( list[index] );</text:p>
      <text:p text:style-name="P350">}</text:p>
      <text:p text:style-name="P350"/>
      <text:p text:style-name="P350">NeuronsList&amp; NeuronsList::operator=(const NeuronsList &amp;neurons) {</text:p>
      <text:p text:style-name="P350"><text:tab/>list = neurons.list;</text:p>
      <text:p text:style-name="P350"/>
      <text:p text:style-name="P350"><text:tab/>return( *this );</text:p>
      <text:p text:style-name="P350">}</text:p>
      <text:p text:style-name="P350"/>
      <text:p text:style-name="P350">std::ostream&amp; operator&lt;&lt;(std::ostream &amp;out, NeuronsList &amp;neurons) {</text:p>
      <text:p text:style-name="P350"><text:tab/>out &lt;&lt; neurons.list.size();</text:p>
      <text:p text:style-name="P350"><text:tab/>out &lt;&lt; std::endl;</text:p>
      <text:p text:style-name="P350"/>
      <text:p text:style-name="P350"><text:tab/>out &lt;&lt; neurons.getInputNeuronsAmount();</text:p>
      <text:p text:style-name="P350"><text:tab/>out &lt;&lt; std::endl;</text:p>
      <text:p text:style-name="P350"/>
      <text:p text:style-name="P350"><text:tab/>out &lt;&lt; neurons.getOutputNeuronsAmount();</text:p>
      <text:p text:style-name="P350"><text:tab/>out &lt;&lt; std::endl;</text:p>
      <text:p text:style-name="P350"/>
      <text:p text:style-name="P350"><text:tab/>for (std::vector&lt;Neuron&gt;::iterator i=neurons.list.begin(); i!=neurons.list.end(); i++) {</text:p>
      <text:p text:style-name="P350"><text:tab/><text:tab/>out &lt;&lt; (*i);</text:p>
      <text:p text:style-name="P350"><text:tab/><text:tab/>if (i+1 != neurons.list.end()) {</text:p>
      <text:p text:style-name="P350"><text:tab/><text:tab/><text:tab/>out &lt;&lt; " ";</text:p>
      <text:p text:style-name="P350"><text:tab/><text:tab/>}</text:p>
      <text:p text:style-name="P350"><text:tab/>}</text:p>
      <text:p text:style-name="P350"/>
      <text:p text:style-name="P350"><text:tab/>return( out );</text:p>
      <text:p text:style-name="P350">}</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NEURON_LIST_H</text:p>
      <text:p text:style-name="P351">#define NEURON_LIST_H</text:p>
      <text:p text:style-name="P351"/>
      <text:p text:style-name="P351">#include &lt;vector&gt;</text:p>
      <text:p text:style-name="P351">#include &lt;iostream&gt;</text:p>
      <text:p text:style-name="P351"/>
      <text:p text:style-name="P351">#include "Neuron.h"</text:p>
      <text:p text:style-name="P351"/>
      <text:p text:style-name="P351">/**</text:p>
      <text:p text:style-name="P351"><text:s/>* List of neurons class.</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class NeuronsList {</text:p>
      <text:p text:style-name="P351"/>
      <text:p text:style-name="P351">public:</text:p>
      <text:p text:style-name="P351"/>
      <text:p text:style-name="P351"><text:tab/>/**</text:p>
      <text:p text:style-name="P351"><text:tab/> * Minumum input amount of ANN neurons.</text:p>
      <text:p text:style-name="P351"><text:tab/> */</text:p>
      <text:p text:style-name="P351"><text:tab/>static const int MIN_INPUT_NEURONS_AMOUNT = 1;</text:p>
      <text:p text:style-name="P351"/>
      <text:p text:style-name="P351"><text:tab/>/**</text:p>
      <text:p text:style-name="P351"><text:tab/> * Minumum regular amount of ANN neurons.</text:p>
      <text:p text:style-name="P351"><text:tab/> */</text:p>
      <text:p text:style-name="P351"><text:tab/>static const int MIN_REGULAR_NEURONS_AMOUNT = 1;</text:p>
      <text:p text:style-name="P351"/>
      <text:p text:style-name="P351"><text:tab/>/**</text:p>
      <text:p text:style-name="P351"><text:tab/> * Minumum output amount of ANN neurons.</text:p>
      <text:p text:style-name="P351"><text:tab/> */</text:p>
      <text:p text:style-name="P351"><text:tab/>static const int MIN_OUTPUT_NEURONS_AMOUNT = 1;</text:p>
      <text:p text:style-name="P351"><text:soft-page-break/></text:p>
      <text:p text:style-name="P351"><text:tab/>/**</text:p>
      <text:p text:style-name="P351"><text:tab/> * Minumum amount of ANN neurons.</text:p>
      <text:p text:style-name="P351"><text:tab/> */</text:p>
      <text:p text:style-name="P351"><text:tab/>static const int MIN_NEURONS_AMOUNT = MIN_INPUT_NEURONS_AMOUNT+MIN_REGULAR_NEURONS_AMOUNT+MIN_OUTPUT_NEURONS_AMOUNT;</text:p>
      <text:p text:style-name="P351"/>
      <text:p text:style-name="P351">private:</text:p>
      <text:p text:style-name="P351"/>
      <text:p text:style-name="P351"><text:tab/>/**</text:p>
      <text:p text:style-name="P351"><text:tab/> * Neurons list.</text:p>
      <text:p text:style-name="P351"><text:tab/> */</text:p>
      <text:p text:style-name="P351"><text:tab/>std::vector&lt;Neuron&gt; list;</text:p>
      <text:p text:style-name="P351"/>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sList();</text:p>
      <text:p text:style-name="P351"/>
      <text:p text:style-name="P351"><text:tab/>/**</text:p>
      <text:p text:style-name="P351"><text:tab/> * Class constructor. Memory allocation and internal variables initializaton.</text:p>
      <text:p text:style-name="P351"><text:tab/> *</text:p>
      <text:p text:style-name="P351"><text:tab/> * @param size Size of the neurons lis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sList(int size);</text:p>
      <text:p text:style-name="P351"/>
      <text:p text:style-name="P351"><text:tab/>/**</text:p>
      <text:p text:style-name="P351"><text:tab/> * Copy constructor.</text:p>
      <text:p text:style-name="P351"><text:tab/> *</text:p>
      <text:p text:style-name="P351"><text:tab/> * @param list Instance to be copi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sList(const NeuronsList &amp;neurons);</text:p>
      <text:p text:style-name="P351"/>
      <text:p text:style-name="P351"><text:tab/>/**</text:p>
      <text:p text:style-name="P351"><text:tab/> * Input neurons amount getter.</text:p>
      <text:p text:style-name="P351"><text:tab/> *</text:p>
      <text:p text:style-name="P351"><text:tab/> * @return Input neurons amount.</text:p>
      <text:p text:style-name="P351"><text:tab/> *</text:p>
      <text:p text:style-name="P351"><text:tab/> * @author Iliyan Zankinski</text:p>
      <text:p text:style-name="P351"><text:tab/> *</text:p>
      <text:p text:style-name="P351"><text:tab/> * @email iliyan_mf@abv.bg</text:p>
      <text:p text:style-name="P351"><text:tab/> *</text:p>
      <text:p text:style-name="P351"><text:tab/> * @date 27 Jul 2009</text:p>
      <text:p text:style-name="P351"><text:tab/> */</text:p>
      <text:p text:style-name="P351"><text:tab/>int getInputNeuronsAmount() const;</text:p>
      <text:p text:style-name="P351"/>
      <text:p text:style-name="P351"><text:tab/>/**</text:p>
      <text:p text:style-name="P351"><text:tab/> * Output neurons amount getter.</text:p>
      <text:p text:style-name="P351"><text:tab/> *</text:p>
      <text:p text:style-name="P351"><text:tab/> * @return Output neurons amount.</text:p>
      <text:p text:style-name="P351"><text:tab/> *</text:p>
      <text:p text:style-name="P351"><text:tab/> * @author Iliyan Zankinski</text:p>
      <text:p text:style-name="P351"><text:tab/> *</text:p>
      <text:p text:style-name="P351"><text:tab/> * @email iliyan_mf@abv.bg</text:p>
      <text:p text:style-name="P351"><text:tab/> *</text:p>
      <text:p text:style-name="P351"><text:tab/> * @date 27 Jul 2009</text:p>
      <text:p text:style-name="P351"><text:tab/> */</text:p>
      <text:p text:style-name="P351"><text:tab/>int getOutputNeuronsAmount() const;</text:p>
      <text:p text:style-name="P351"/>
      <text:p text:style-name="P351"><text:tab/>/**</text:p>
      <text:p text:style-name="P351"><text:tab/> * Size of neurons list getter.</text:p>
      <text:p text:style-name="P351"><text:tab/> *</text:p>
      <text:p text:style-name="P351"><text:tab/> * @return Size of neurons lis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int dimension() const;</text:p>
      <text:p text:style-name="P351"/>
      <text:p text:style-name="P351"><text:tab/>/**</text:p>
      <text:p text:style-name="P351"><text:tab/> * Clear all type flag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1 Aug 2009</text:p>
      <text:p text:style-name="P351"><text:tab/> */</text:p>
      <text:p text:style-name="P351"><text:tab/>void clearTypes();</text:p>
      <text:p text:style-name="P351"/>
      <text:p text:style-name="P351"><text:tab/>/**</text:p>
      <text:p text:style-name="P351"><text:soft-page-break/><text:tab/> * Reset all neurons valu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1 Aug 2009</text:p>
      <text:p text:style-name="P351"><text:tab/> */</text:p>
      <text:p text:style-name="P351"><text:tab/>void reset();</text:p>
      <text:p text:style-name="P351"/>
      <text:p text:style-name="P351"><text:tab/>/**</text:p>
      <text:p text:style-name="P351"><text:tab/> * Class destructor. Memory release and variables deinitialization.</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irtual ~NeuronsList();</text:p>
      <text:p text:style-name="P351"/>
      <text:p text:style-name="P351"><text:tab/>/**</text:p>
      <text:p text:style-name="P351"><text:tab/> * List elements access operator overloading.</text:p>
      <text:p text:style-name="P351"><text:tab/> *</text:p>
      <text:p text:style-name="P351"><text:tab/> * @param index Index of element.</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 operator[](int index) const;</text:p>
      <text:p text:style-name="P351"/>
      <text:p text:style-name="P351"><text:tab/>/**</text:p>
      <text:p text:style-name="P351"><text:tab/> * List elements access operator overloading.</text:p>
      <text:p text:style-name="P351"><text:tab/> *</text:p>
      <text:p text:style-name="P351"><text:tab/> * @param index Index of element.</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amp; operator[](int index);</text:p>
      <text:p text:style-name="P351"/>
      <text:p text:style-name="P351"><text:tab/>/**</text:p>
      <text:p text:style-name="P351"><text:tab/> * Assignment operator overloading.</text:p>
      <text:p text:style-name="P351"><text:tab/> *</text:p>
      <text:p text:style-name="P351"><text:tab/> * @param neurons Right side operand.</text:p>
      <text:p text:style-name="P351"><text:tab/> *</text:p>
      <text:p text:style-name="P351"><text:tab/> * @return Neurons list in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irtual NeuronsList&amp; operator=(const NeuronsList &amp;neurons);</text:p>
      <text:p text:style-name="P351"/>
      <text:p text:style-name="P351"><text:tab/>friend std::ostream&amp; operator&lt;&lt;(std::ostream &amp;out, NeuronsList &amp;neurons);</text:p>
      <text:p text:style-name="P351"/>
      <text:p text:style-name="P351">};</text:p>
      <text:p text:style-name="P351"/>
      <text:p text:style-name="P351">/**</text:p>
      <text:p text:style-name="P351"><text:s/>* Output operator redefinition.</text:p>
      <text:p text:style-name="P351"><text:s/>*</text:p>
      <text:p text:style-name="P351"><text:s/>* @param out Output stream reference.</text:p>
      <text:p text:style-name="P351"><text:s/>*</text:p>
      <text:p text:style-name="P351"><text:s/>* @param neuron Neuron list instance reference.</text:p>
      <text:p text:style-name="P351"><text:s/>*</text:p>
      <text:p text:style-name="P351"><text:s/>* @return Output stream reference.</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std::ostream&amp; operator&lt;&lt;(std::ostream &amp;out, NeuronsList &amp;neurons);</text:p>
      <text:p text:style-name="P351"/>
      <text:p text:style-name="P351">#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oft-page-break/><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nclude "Population.h"</text:p>
      <text:p text:style-name="P352"/>
      <text:p text:style-name="P352">Population::Population() {</text:p>
      <text:p text:style-name="P352"><text:tab/>list.clear();</text:p>
      <text:p text:style-name="P352"/>
      <text:p text:style-name="P352"><text:tab/>searchBestFitnessIndex();</text:p>
      <text:p text:style-name="P352">}</text:p>
      <text:p text:style-name="P352"/>
      <text:p text:style-name="P352">Population::Population(int size) {</text:p>
      <text:p text:style-name="P352"><text:tab/>/*</text:p>
      <text:p text:style-name="P352"><text:tab/> * DE is not working with less than minimum amount of chromosomes.</text:p>
      <text:p text:style-name="P352"><text:tab/> */</text:p>
      <text:p text:style-name="P352"><text:tab/>if (size &lt; MIN_POPULATION_SIZE) {</text:p>
      <text:p text:style-name="P352"><text:tab/><text:tab/>size = MIN_POPULATION_SIZE;</text:p>
      <text:p text:style-name="P352"><text:tab/>}</text:p>
      <text:p text:style-name="P352"/>
      <text:p text:style-name="P352"><text:tab/>list.clear();</text:p>
      <text:p text:style-name="P352"><text:tab/>for(int i=0; i&lt;size; i++) {</text:p>
      <text:p text:style-name="P352"><text:tab/><text:tab/>list.push_back( Chromosome() );</text:p>
      <text:p text:style-name="P352"><text:tab/>}</text:p>
      <text:p text:style-name="P352"/>
      <text:p text:style-name="P352"><text:tab/>searchBestFitnessIndex();</text:p>
      <text:p text:style-name="P352">}</text:p>
      <text:p text:style-name="P352"/>
      <text:p text:style-name="P352">Population::Population(const Population &amp;population) {</text:p>
      <text:p text:style-name="P352"><text:tab/>list = population.list;</text:p>
      <text:p text:style-name="P352"/>
      <text:p text:style-name="P352"><text:tab/>searchBestFitnessIndex();</text:p>
      <text:p text:style-name="P352">}</text:p>
      <text:p text:style-name="P352"/>
      <text:p text:style-name="P352">int Population::dimension() const {</text:p>
      <text:p text:style-name="P352"><text:tab/>return( list.size() );</text:p>
      <text:p text:style-name="P352">}</text:p>
      <text:p text:style-name="P352"/>
      <text:p text:style-name="P352">double Population::getBestFitness() const {</text:p>
      <text:p text:style-name="P352"><text:tab/>return( list[bestFitnessIndex].getFitness() );</text:p>
      <text:p text:style-name="P352">}</text:p>
      <text:p text:style-name="P352"/>
      <text:p text:style-name="P352">int Population::getBestFitnessIndex() const {</text:p>
      <text:p text:style-name="P352"><text:tab/>return( bestFitnessIndex );</text:p>
      <text:p text:style-name="P352">}</text:p>
      <text:p text:style-name="P352"/>
      <text:p text:style-name="P352">bool Population::hasDuplication(Chromosome &amp;chromosome) {</text:p>
      <text:p text:style-name="P352"><text:tab/>/*</text:p>
      <text:p text:style-name="P352"><text:tab/> * Check chromosome for duplication.</text:p>
      <text:p text:style-name="P352"><text:tab/> */</text:p>
      <text:p text:style-name="P352"><text:tab/>for (std::vector&lt;Chromosome&gt;::iterator k=list.begin(); k!=list.end(); k++) {</text:p>
      <text:p text:style-name="P352"><text:tab/><text:tab/>if ((*k).getFitness()==chromosome.getFitness() &amp;&amp; (&amp;(*k) != &amp;chromosome)) {</text:p>
      <text:p text:style-name="P352"><text:tab/><text:tab/><text:tab/>return( true );</text:p>
      <text:p text:style-name="P352"><text:tab/><text:tab/>}</text:p>
      <text:p text:style-name="P352"><text:tab/>}</text:p>
      <text:p text:style-name="P352"/>
      <text:p text:style-name="P352"><text:tab/>return( false );</text:p>
      <text:p text:style-name="P352">}</text:p>
      <text:p text:style-name="P352"/>
      <text:p text:style-name="P352">void Population::initRandom() {</text:p>
      <text:p text:style-name="P352"><text:tab/>for (std::vector&lt;Chromosome&gt;::iterator i=list.begin(); i!=list.end(); i++) {</text:p>
      <text:p text:style-name="P352"><text:tab/><text:tab/>(*i).random();</text:p>
      <text:p text:style-name="P352"><text:tab/>}</text:p>
      <text:p text:style-name="P352"/>
      <text:p text:style-name="P352"><text:tab/>searchBestFitnessIndex();</text:p>
      <text:p text:style-name="P352">}</text:p>
      <text:p text:style-name="P352"/>
      <text:p text:style-name="P352">void Population::searchBestFitnessIndex() {</text:p>
      <text:p text:style-name="P352"><text:tab/>bestFitnessIndex = 0;</text:p>
      <text:p text:style-name="P352"/>
      <text:p text:style-name="P352"><text:tab/>/*</text:p>
      <text:p text:style-name="P352"><text:tab/> * Best fintess is the smallest possible. Fitness is artificial neural</text:p>
      <text:p text:style-name="P352"><text:tab/> * network total error.</text:p>
      <text:p text:style-name="P352"><text:tab/> */</text:p>
      <text:p text:style-name="P352"><text:tab/>for (int i=0; i&lt;list.size(); i++) {</text:p>
      <text:p text:style-name="P352"><text:tab/><text:tab/>if (list[i].getFitness() &lt; list[bestFitnessIndex].getFitness()) {</text:p>
      <text:p text:style-name="P352"><text:tab/><text:tab/><text:tab/>bestFitnessIndex = i;</text:p>
      <text:p text:style-name="P352"><text:tab/><text:tab/>}</text:p>
      <text:p text:style-name="P352"><text:tab/>}</text:p>
      <text:p text:style-name="P352">}</text:p>
      <text:p text:style-name="P352"/>
      <text:p text:style-name="P352">Population::~Population() {</text:p>
      <text:p text:style-name="P352"><text:soft-page-break/><text:tab/>list.clear();</text:p>
      <text:p text:style-name="P352">}</text:p>
      <text:p text:style-name="P352"/>
      <text:p text:style-name="P352">Chromosome Population::operator[](int index) const {</text:p>
      <text:p text:style-name="P352"><text:tab/>if (index&lt;0 || index&gt;=list.size()) {</text:p>
      <text:p text:style-name="P352"><text:tab/><text:tab/>throw( "Population00204" );</text:p>
      <text:p text:style-name="P352"><text:tab/>}</text:p>
      <text:p text:style-name="P352"/>
      <text:p text:style-name="P352"><text:tab/>return( list[index] );</text:p>
      <text:p text:style-name="P352">}</text:p>
      <text:p text:style-name="P352"/>
      <text:p text:style-name="P352">Chromosome&amp; Population::operator[](int index) {</text:p>
      <text:p text:style-name="P352"><text:tab/>if (index&lt;0 || index&gt;=list.size()) {</text:p>
      <text:p text:style-name="P352"><text:tab/><text:tab/>throw( "Population00210" );</text:p>
      <text:p text:style-name="P352"/>
      <text:p text:style-name="P352"><text:tab/><text:tab/>/*</text:p>
      <text:p text:style-name="P352"><text:tab/><text:tab/> * Fake object to bypass compiler.</text:p>
      <text:p text:style-name="P352"><text:tab/><text:tab/> */</text:p>
      <text:p text:style-name="P352"><text:tab/><text:tab/>static Chromosome dummy;</text:p>
      <text:p text:style-name="P352"><text:tab/><text:tab/>return( dummy );</text:p>
      <text:p text:style-name="P352"><text:tab/>}</text:p>
      <text:p text:style-name="P352"/>
      <text:p text:style-name="P352"><text:tab/>return( list[index] );</text:p>
      <text:p text:style-name="P352">}</text:p>
      <text:p text:style-name="P352"/>
      <text:p text:style-name="P352">Population&amp; Population::operator=(const Population &amp;population) {</text:p>
      <text:p text:style-name="P352"><text:tab/>list = population.list;</text:p>
      <text:p text:style-name="P352"/>
      <text:p text:style-name="P352"><text:tab/>searchBestFitnessIndex();</text:p>
      <text:p text:style-name="P352"/>
      <text:p text:style-name="P352"><text:tab/>return( *this );</text:p>
      <text:p text:style-name="P352">}</text:p>
      <text:p text:style-name="P352"/>
      <text:p text:style-name="P352">std::ostream&amp; operator&lt;&lt;(std::ostream &amp;out, Population &amp;population) {</text:p>
      <text:p text:style-name="P352"><text:tab/>out &lt;&lt; population.list.size();</text:p>
      <text:p text:style-name="P352"><text:tab/>out &lt;&lt; std::endl;</text:p>
      <text:p text:style-name="P352"/>
      <text:p text:style-name="P352"><text:tab/>for (std::vector&lt;Chromosome&gt;::iterator i=population.list.begin(); i!=population.list.end(); i++) {</text:p>
      <text:p text:style-name="P352"><text:tab/><text:tab/>out &lt;&lt; (*i);</text:p>
      <text:p text:style-name="P352"><text:tab/><text:tab/>if (i+1 != population.list.end()) {</text:p>
      <text:p text:style-name="P352"><text:tab/><text:tab/><text:tab/>out &lt;&lt; std::endl;</text:p>
      <text:p text:style-name="P352"><text:tab/><text:tab/>}</text:p>
      <text:p text:style-name="P352"><text:tab/>}</text:p>
      <text:p text:style-name="P352"><text:tab/>out &lt;&lt; std::endl;</text:p>
      <text:p text:style-name="P352"/>
      <text:p text:style-name="P352"><text:tab/>out &lt;&lt; population.bestFitnessIndex;</text:p>
      <text:p text:style-name="P352"/>
      <text:p text:style-name="P352"><text:tab/>return( out );</text:p>
      <text:p text:style-name="P352">}</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POPULATION_H</text:p>
      <text:p text:style-name="P353">#define POPULATION_H</text:p>
      <text:p text:style-name="P353"/>
      <text:p text:style-name="P353">#include &lt;vector&gt;</text:p>
      <text:p text:style-name="P353">#include &lt;iostream&gt;</text:p>
      <text:p text:style-name="P353"/>
      <text:p text:style-name="P353">#include "Chromosome.h"</text:p>
      <text:p text:style-name="P353"/>
      <text:p text:style-name="P353">/**</text:p>
      <text:p text:style-name="P353"><text:s/>* List of weights used as population class.</text:p>
      <text:p text:style-name="P353"><text:s/>*</text:p>
      <text:p text:style-name="P353"><text:s/>* @author Todor Balabanov</text:p>
      <text:p text:style-name="P353"><text:s/>*</text:p>
      <text:p text:style-name="P353"><text:s/>* @email todor.balabanov@gmail.com</text:p>
      <text:p text:style-name="P353"><text:soft-page-break/><text:s/>*</text:p>
      <text:p text:style-name="P353"><text:s/>* @date 05 Aug 2011</text:p>
      <text:p text:style-name="P353"><text:s/>*/</text:p>
      <text:p text:style-name="P353">class Population {</text:p>
      <text:p text:style-name="P353"/>
      <text:p text:style-name="P353">public:</text:p>
      <text:p text:style-name="P353"/>
      <text:p text:style-name="P353"><text:tab/>/**</text:p>
      <text:p text:style-name="P353"><text:tab/> * Minimum population size. Four is useful at each crossover and mutation to</text:p>
      <text:p text:style-name="P353"><text:tab/> * have two parents, one child and one reserved best chromosome.</text:p>
      <text:p text:style-name="P353"><text:tab/> */</text:p>
      <text:p text:style-name="P353"><text:tab/>static const int MIN_POPULATION_SIZE = 4;</text:p>
      <text:p text:style-name="P353"/>
      <text:p text:style-name="P353">private:</text:p>
      <text:p text:style-name="P353"/>
      <text:p text:style-name="P353"><text:tab/>/**</text:p>
      <text:p text:style-name="P353"><text:tab/> * Weights list.</text:p>
      <text:p text:style-name="P353"><text:tab/> */</text:p>
      <text:p text:style-name="P353"><text:tab/>std::vector&lt;Chromosome&gt; list;</text:p>
      <text:p text:style-name="P353"/>
      <text:p text:style-name="P353"><text:tab/>/**</text:p>
      <text:p text:style-name="P353"><text:tab/> * Index of the chromozome with the best fitness.</text:p>
      <text:p text:style-name="P353"><text:tab/> */</text:p>
      <text:p text:style-name="P353"><text:tab/>int bestFitnessIndex;</text:p>
      <text:p text:style-name="P353"/>
      <text:p text:style-name="P353">public:</text:p>
      <text:p text:style-name="P353"/>
      <text:p text:style-name="P353"><text:tab/>/**</text:p>
      <text:p text:style-name="P353"><text:tab/> * Constructor without parameter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Population();</text:p>
      <text:p text:style-name="P353"/>
      <text:p text:style-name="P353"><text:tab/>/**</text:p>
      <text:p text:style-name="P353"><text:tab/> * Class constructor. Memory allocation and internal variables initializaton.</text:p>
      <text:p text:style-name="P353"><text:tab/> *</text:p>
      <text:p text:style-name="P353"><text:tab/> * @param size Size of the population.</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Population(int size);</text:p>
      <text:p text:style-name="P353"/>
      <text:p text:style-name="P353"><text:tab/>/**</text:p>
      <text:p text:style-name="P353"><text:tab/> * Copy constructor.</text:p>
      <text:p text:style-name="P353"><text:tab/> *</text:p>
      <text:p text:style-name="P353"><text:tab/> * @param list Instance to be copied.</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Population(const Population &amp;population);</text:p>
      <text:p text:style-name="P353"/>
      <text:p text:style-name="P353"><text:tab/>/**</text:p>
      <text:p text:style-name="P353"><text:tab/> * Size of neurons list getter.</text:p>
      <text:p text:style-name="P353"><text:tab/> *</text:p>
      <text:p text:style-name="P353"><text:tab/> * @return Size of neurons list.</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int dimension() const;</text:p>
      <text:p text:style-name="P353"/>
      <text:p text:style-name="P353"><text:tab/>/**</text:p>
      <text:p text:style-name="P353"><text:tab/> * Best local fitness value getter.</text:p>
      <text:p text:style-name="P353"><text:tab/> *</text:p>
      <text:p text:style-name="P353"><text:tab/> * @return Best local fitness value.</text:p>
      <text:p text:style-name="P353"><text:tab/> *</text:p>
      <text:p text:style-name="P353"><text:tab/> * @author Ivan Grozev</text:p>
      <text:p text:style-name="P353"><text:tab/> *</text:p>
      <text:p text:style-name="P353"><text:tab/> * @email Ivan.Iliev.Grozev@gmail.com</text:p>
      <text:p text:style-name="P353"><text:tab/> *</text:p>
      <text:p text:style-name="P353"><text:tab/> * @date 07 Jun 2009</text:p>
      <text:p text:style-name="P353"><text:tab/> */</text:p>
      <text:p text:style-name="P353"><text:tab/>double getBestFitness() const;</text:p>
      <text:p text:style-name="P353"/>
      <text:p text:style-name="P353"><text:tab/>/**</text:p>
      <text:p text:style-name="P353"><text:tab/> * Find index of the chromosome with the best fitness value.</text:p>
      <text:p text:style-name="P353"><text:tab/> *</text:p>
      <text:p text:style-name="P353"><text:tab/> * @return Index of the chromosome with the best fitness.</text:p>
      <text:p text:style-name="P353"><text:tab/> *</text:p>
      <text:p text:style-name="P353"><text:tab/> * @author Galq Cirkalova</text:p>
      <text:p text:style-name="P353"><text:tab/> *</text:p>
      <text:p text:style-name="P353"><text:tab/> * @email galq_cirkalova@abv.bg</text:p>
      <text:p text:style-name="P353"><text:tab/> *</text:p>
      <text:p text:style-name="P353"><text:tab/> * @date 24 Apr 2009</text:p>
      <text:p text:style-name="P353"><text:tab/> */</text:p>
      <text:p text:style-name="P353"><text:tab/>int getBestFitnessIndex() const;</text:p>
      <text:p text:style-name="P353"/>
      <text:p text:style-name="P353"><text:soft-page-break/><text:tab/>/**</text:p>
      <text:p text:style-name="P353"><text:tab/> * Check chromosome for duplication.</text:p>
      <text:p text:style-name="P353"><text:tab/> *</text:p>
      <text:p text:style-name="P353"><text:tab/> * @param chromosome Chromosome in population array.</text:p>
      <text:p text:style-name="P353"><text:tab/> *</text:p>
      <text:p text:style-name="P353"><text:tab/> * @return True if duplicate is found, false otherwise.</text:p>
      <text:p text:style-name="P353"><text:tab/> *</text:p>
      <text:p text:style-name="P353"><text:tab/> * @author Iliyan Zankinski</text:p>
      <text:p text:style-name="P353"><text:tab/> *</text:p>
      <text:p text:style-name="P353"><text:tab/> * @email iliyan_mf@abv.bg</text:p>
      <text:p text:style-name="P353"><text:tab/> *</text:p>
      <text:p text:style-name="P353"><text:tab/> * @date 25 Aug 2009</text:p>
      <text:p text:style-name="P353"><text:tab/> */</text:p>
      <text:p text:style-name="P353"><text:tab/>bool hasDuplication(Chromosome &amp;chromosome);</text:p>
      <text:p text:style-name="P353"/>
      <text:p text:style-name="P353"><text:tab/>/**</text:p>
      <text:p text:style-name="P353"><text:tab/> * Initialize population with random chromosomes.</text:p>
      <text:p text:style-name="P353"><text:tab/> *</text:p>
      <text:p text:style-name="P353"><text:tab/> * @author Iliyan Zankinski</text:p>
      <text:p text:style-name="P353"><text:tab/> *</text:p>
      <text:p text:style-name="P353"><text:tab/> * @email iliyan_mf@abv.bg</text:p>
      <text:p text:style-name="P353"><text:tab/> *</text:p>
      <text:p text:style-name="P353"><text:tab/> * @date 27 Mar 2009</text:p>
      <text:p text:style-name="P353"><text:tab/> */</text:p>
      <text:p text:style-name="P353"><text:tab/>void initRandom();</text:p>
      <text:p text:style-name="P353"/>
      <text:p text:style-name="P353"><text:tab/>/**</text:p>
      <text:p text:style-name="P353"><text:tab/> * Search for best fitness and save it in class member variabl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8 Aug 2009</text:p>
      <text:p text:style-name="P353"><text:tab/> */</text:p>
      <text:p text:style-name="P353"><text:tab/>void searchBestFitnessIndex();</text:p>
      <text:p text:style-name="P353"/>
      <text:p text:style-name="P353"><text:tab/>/**</text:p>
      <text:p text:style-name="P353"><text:tab/> * Class destructor. Memory release and variables deinitialization.</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irtual ~Population();</text:p>
      <text:p text:style-name="P353"/>
      <text:p text:style-name="P353"><text:tab/>/**</text:p>
      <text:p text:style-name="P353"><text:tab/> * List elements access operator overloading.</text:p>
      <text:p text:style-name="P353"><text:tab/> *</text:p>
      <text:p text:style-name="P353"><text:tab/> * @param index Index of element.</text:p>
      <text:p text:style-name="P353"><text:tab/> *</text:p>
      <text:p text:style-name="P353"><text:tab/> * @return Constant element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 operator[](int index) const;</text:p>
      <text:p text:style-name="P353"/>
      <text:p text:style-name="P353"><text:tab/>/**</text:p>
      <text:p text:style-name="P353"><text:tab/> * List elements access operator overloading.</text:p>
      <text:p text:style-name="P353"><text:tab/> *</text:p>
      <text:p text:style-name="P353"><text:tab/> * @param index Index of element.</text:p>
      <text:p text:style-name="P353"><text:tab/> *</text:p>
      <text:p text:style-name="P353"><text:tab/> * @return Constant element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amp; operator[](int index);</text:p>
      <text:p text:style-name="P353"/>
      <text:p text:style-name="P353"><text:tab/>/**</text:p>
      <text:p text:style-name="P353"><text:tab/> * Assignment operator overloading.</text:p>
      <text:p text:style-name="P353"><text:tab/> *</text:p>
      <text:p text:style-name="P353"><text:tab/> * @param population Right side operand.</text:p>
      <text:p text:style-name="P353"><text:tab/> *</text:p>
      <text:p text:style-name="P353"><text:tab/> * @return Neurons list instance referenc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Population&amp; operator=(const Population &amp;population);</text:p>
      <text:p text:style-name="P353"/>
      <text:p text:style-name="P353"><text:tab/>friend std::ostream&amp; operator&lt;&lt;(std::ostream &amp;out, Population &amp;population);</text:p>
      <text:p text:style-name="P353">};</text:p>
      <text:p text:style-name="P353"/>
      <text:p text:style-name="P353">/**</text:p>
      <text:p text:style-name="P353"><text:s/>* Output operator redefinition.</text:p>
      <text:p text:style-name="P353"><text:s/>*</text:p>
      <text:p text:style-name="P353"><text:s/>* @param out Output stream reference.</text:p>
      <text:p text:style-name="P353"><text:s/>*</text:p>
      <text:p text:style-name="P353"><text:s/>* @param population Population instance reference.</text:p>
      <text:p text:style-name="P353"><text:s/>*</text:p>
      <text:p text:style-name="P353"><text:soft-page-break/><text:s/>* @return Output stream reference.</text:p>
      <text:p text:style-name="P353"><text:s/>*</text:p>
      <text:p text:style-name="P353"><text:s/>* @author Todor Balabanov</text:p>
      <text:p text:style-name="P353"><text:s/>*</text:p>
      <text:p text:style-name="P353"><text:s/>* @email todor.balabanov@gmail.com</text:p>
      <text:p text:style-name="P353"><text:s/>*</text:p>
      <text:p text:style-name="P353"><text:s/>* @date 05 Aug 2011</text:p>
      <text:p text:style-name="P353"><text:s/>*/</text:p>
      <text:p text:style-name="P353">std::ostream&amp; operator&lt;&lt;(std::ostream &amp;out, Population &amp;population);</text:p>
      <text:p text:style-name="P353"/>
      <text:p text:style-name="P353">#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RATE_INFO_H</text:p>
      <text:p text:style-name="P354">#define RATE_INFO_H</text:p>
      <text:p text:style-name="P354"/>
      <text:p text:style-name="P354">#include &lt;ctime&gt;</text:p>
      <text:p text:style-name="P354"/>
      <text:p text:style-name="P354">/**</text:p>
      <text:p text:style-name="P354"><text:s/>* Single rate structure.</text:p>
      <text:p text:style-name="P354"><text:s/>*</text:p>
      <text:p text:style-name="P354"><text:s/>* @author Todor Balabanov</text:p>
      <text:p text:style-name="P354"><text:s/>*</text:p>
      <text:p text:style-name="P354"><text:s/>* @email todor.balabanov@gmail.com</text:p>
      <text:p text:style-name="P354"><text:s/>*</text:p>
      <text:p text:style-name="P354"><text:s/>* @date 12 Sep 2009</text:p>
      <text:p text:style-name="P354"><text:s/>*/</text:p>
      <text:p text:style-name="P354">struct RateInfo {</text:p>
      <text:p text:style-name="P354"/>
      <text:p text:style-name="P354"><text:tab/>/**</text:p>
      <text:p text:style-name="P354"><text:tab/> * Rate time value.</text:p>
      <text:p text:style-name="P354"><text:tab/> */</text:p>
      <text:p text:style-name="P354"><text:tab/>std::time_t time;</text:p>
      <text:p text:style-name="P354"/>
      <text:p text:style-name="P354"><text:tab/>/**</text:p>
      <text:p text:style-name="P354"><text:tab/> * Rate open value.</text:p>
      <text:p text:style-name="P354"><text:tab/> */</text:p>
      <text:p text:style-name="P354"><text:tab/>double open;</text:p>
      <text:p text:style-name="P354"/>
      <text:p text:style-name="P354"><text:tab/>/**</text:p>
      <text:p text:style-name="P354"><text:tab/> * Rate low value.</text:p>
      <text:p text:style-name="P354"><text:tab/> */</text:p>
      <text:p text:style-name="P354"><text:tab/>double low;</text:p>
      <text:p text:style-name="P354"/>
      <text:p text:style-name="P354"><text:tab/>/**</text:p>
      <text:p text:style-name="P354"><text:tab/> * Rate high value.</text:p>
      <text:p text:style-name="P354"><text:tab/> */</text:p>
      <text:p text:style-name="P354"><text:tab/>double high;</text:p>
      <text:p text:style-name="P354"/>
      <text:p text:style-name="P354"><text:tab/>/**</text:p>
      <text:p text:style-name="P354"><text:tab/> * Rate close value.</text:p>
      <text:p text:style-name="P354"><text:tab/> */</text:p>
      <text:p text:style-name="P354"><text:tab/>double close;</text:p>
      <text:p text:style-name="P354"/>
      <text:p text:style-name="P354"><text:tab/>/**</text:p>
      <text:p text:style-name="P354"><text:tab/> * Rate volume value.</text:p>
      <text:p text:style-name="P354"><text:tab/> */</text:p>
      <text:p text:style-name="P354"><text:tab/>double volume;</text:p>
      <text:p text:style-name="P354">};</text:p>
      <text:p text:style-name="P354"/>
      <text:p text:style-name="P354">#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TIME_PERIOD_H</text:p>
      <text:p text:style-name="P355">#define TIME_PERIOD_H</text:p>
      <text:p text:style-name="P355"/>
      <text:p text:style-name="P355">enum TimePeriod {</text:p>
      <text:p text:style-name="P355"/>
      <text:p text:style-name="P355"><text:tab/>/**</text:p>
      <text:p text:style-name="P355"><text:tab/> * No time period at all.</text:p>
      <text:p text:style-name="P355"><text:tab/> */</text:p>
      <text:p text:style-name="P355"><text:tab/>NO = 0,</text:p>
      <text:p text:style-name="P355"/>
      <text:p text:style-name="P355"><text:tab/>/**</text:p>
      <text:p text:style-name="P355"><text:tab/> * One minute.</text:p>
      <text:p text:style-name="P355"><text:tab/> */</text:p>
      <text:p text:style-name="P355"><text:tab/>M1 = 1,</text:p>
      <text:p text:style-name="P355"/>
      <text:p text:style-name="P355"><text:tab/>/**</text:p>
      <text:p text:style-name="P355"><text:tab/> * Five minutes.</text:p>
      <text:p text:style-name="P355"><text:tab/> */</text:p>
      <text:p text:style-name="P355"><text:tab/>M5 = 5,</text:p>
      <text:p text:style-name="P355"/>
      <text:p text:style-name="P355"><text:tab/>/**</text:p>
      <text:p text:style-name="P355"><text:tab/> * Fifteen minutes.</text:p>
      <text:p text:style-name="P355"><text:tab/> */</text:p>
      <text:p text:style-name="P355"><text:tab/>M15 = 15,</text:p>
      <text:p text:style-name="P355"/>
      <text:p text:style-name="P355"><text:tab/>/**</text:p>
      <text:p text:style-name="P355"><text:tab/> * Thirty minutes.</text:p>
      <text:p text:style-name="P355"><text:tab/> */</text:p>
      <text:p text:style-name="P355"><text:tab/>M30 = 30,</text:p>
      <text:p text:style-name="P355"/>
      <text:p text:style-name="P355"><text:tab/>/**</text:p>
      <text:p text:style-name="P355"><text:tab/> * One hour.</text:p>
      <text:p text:style-name="P355"><text:tab/> */</text:p>
      <text:p text:style-name="P355"><text:tab/>H1 = 60,</text:p>
      <text:p text:style-name="P355"/>
      <text:p text:style-name="P355"><text:tab/>/**</text:p>
      <text:p text:style-name="P355"><text:tab/> * Four hours.</text:p>
      <text:p text:style-name="P355"><text:tab/> */</text:p>
      <text:p text:style-name="P355"><text:tab/>H4 = 240,</text:p>
      <text:p text:style-name="P355"/>
      <text:p text:style-name="P355"><text:tab/>/**</text:p>
      <text:p text:style-name="P355"><text:tab/> * One day.</text:p>
      <text:p text:style-name="P355"><text:tab/> */</text:p>
      <text:p text:style-name="P355"><text:tab/>D1 = 1440,</text:p>
      <text:p text:style-name="P355"/>
      <text:p text:style-name="P355"><text:tab/>/**</text:p>
      <text:p text:style-name="P355"><text:tab/> * One week.</text:p>
      <text:p text:style-name="P355"><text:tab/> */</text:p>
      <text:p text:style-name="P355"><text:tab/>W1 = 10080,</text:p>
      <text:p text:style-name="P355"/>
      <text:p text:style-name="P355"><text:tab/>/**</text:p>
      <text:p text:style-name="P355"><text:tab/> * One month.</text:p>
      <text:p text:style-name="P355"><text:tab/> */</text:p>
      <text:p text:style-name="P355"><text:tab/>MN1 = 43200</text:p>
      <text:p text:style-name="P355">};</text:p>
      <text:p text:style-name="P355"/>
      <text:p text:style-name="P355">#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6">/*******************************************************************************</text:p>
      <text:p text:style-name="P356"><text:soft-page-break/><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nclude &lt;ctime&gt;</text:p>
      <text:p text:style-name="P356">#include &lt;climits&gt;</text:p>
      <text:p text:style-name="P356">#include &lt;cstdlib&gt;</text:p>
      <text:p text:style-name="P356">#include &lt;cstring&gt;</text:p>
      <text:p text:style-name="P356">#include &lt;fstream&gt;</text:p>
      <text:p text:style-name="P356"/>
      <text:p text:style-name="P356">using namespace std;</text:p>
      <text:p text:style-name="P356"/>
      <text:p text:style-name="P356">#include "NeuronsList.h"</text:p>
      <text:p text:style-name="P356">#include "ModelParameters.h"</text:p>
      <text:p text:style-name="P356"/>
      <text:p text:style-name="P356">#include "Trainer.h"</text:p>
      <text:p text:style-name="P356"/>
      <text:p text:style-name="P356">const char Trainer::REPORT_FILE_NAME[] = "VitoshaTradeTrainingReport.txt";</text:p>
      <text:p text:style-name="P356"/>
      <text:p text:style-name="P356">Trainer::Trainer() {</text:p>
      <text:p text:style-name="P356"><text:tab/>/*</text:p>
      <text:p text:style-name="P356"><text:tab/> * At start there is no report at all.</text:p>
      <text:p text:style-name="P356"><text:tab/> */</text:p>
      <text:p text:style-name="P356"><text:tab/>lastBestFitnessReportTime = 0L;</text:p>
      <text:p text:style-name="P356"/>
      <text:p text:style-name="P356"><text:tab/>/*</text:p>
      <text:p text:style-name="P356"><text:tab/> * Estimate work done.</text:p>
      <text:p text:style-name="P356"><text:tab/> */</text:p>
      <text:p text:style-name="P356"><text:tab/>counters.setValue("Training start time seconds", clock()/CLOCKS_PER_SEC);</text:p>
      <text:p text:style-name="P356">}</text:p>
      <text:p text:style-name="P356"/>
      <text:p text:style-name="P356">void Trainer::setup(const ModelParameters &amp;parameters) {</text:p>
      <text:p text:style-name="P356"><text:tab/>strcpy(this-&gt;symbol, parameters.symbol);</text:p>
      <text:p text:style-name="P356"><text:tab/>this-&gt;period = parameters.period;</text:p>
      <text:p text:style-name="P356"/>
      <text:p text:style-name="P356"><text:tab/>/*</text:p>
      <text:p text:style-name="P356"><text:tab/> * At the beginning there is no training set.</text:p>
      <text:p text:style-name="P356"><text:tab/> */</text:p>
      <text:p text:style-name="P356"><text:tab/>http.loadTrainingSet(symbol, period, ts.getRates(), ts.getSize());</text:p>
      <text:p text:style-name="P356"><text:tab/>ts.splitData(parameters.learn, parameters.forecast); </text:p>
      <text:p text:style-name="P356"/>
      <text:p text:style-name="P356"><text:tab/>/*</text:p>
      <text:p text:style-name="P356"><text:tab/> * Create object structure.</text:p>
      <text:p text:style-name="P356"><text:tab/> */</text:p>
      <text:p text:style-name="P356"><text:tab/> //TODO Symbol and period parameters are not needed during the function call.</text:p>
      <text:p text:style-name="P356"><text:tab/>http.loadTrainerObjects(counters, ann, de, symbol, period, parameters);</text:p>
      <text:p text:style-name="P356"><text:tab/>ann.setTrainingSetPointer( &amp;ts );</text:p>
      <text:p text:style-name="P356">}</text:p>
      <text:p text:style-name="P356"/>
      <text:p text:style-name="P356">void Trainer::updateTrainingSet(const std::vector&lt;RateInfo&gt; &amp;rates, int size) {</text:p>
      <text:p text:style-name="P356"><text:tab/>/*</text:p>
      <text:p text:style-name="P356"><text:tab/> * Do not update if there is no new data at latest known time.</text:p>
      <text:p text:style-name="P356"><text:tab/> */</text:p>
      <text:p text:style-name="P356"><text:tab/>if (ts.getSize()==size &amp;&amp; ts.getTime(ts.getSize()-1)==rates[size-1].time) {</text:p>
      <text:p text:style-name="P356"><text:tab/><text:tab/>return;</text:p>
      <text:p text:style-name="P356"><text:tab/>}</text:p>
      <text:p text:style-name="P356"/>
      <text:p text:style-name="P356"><text:tab/>/*</text:p>
      <text:p text:style-name="P356"><text:tab/> * Create new training set object and swap it with the old one.</text:p>
      <text:p text:style-name="P356"><text:tab/> * Constructor with merge capabilities also can be used.</text:p>
      <text:p text:style-name="P356"><text:tab/> */</text:p>
      <text:p text:style-name="P356"><text:tab/>TrainingSet swap(rates, size, ann.getNeurons().getInputNeuronsAmount(), ann.getNeurons().getOutputNeuronsAmount());</text:p>
      <text:p text:style-name="P356"><text:tab/>ts = swap;</text:p>
      <text:p text:style-name="P356"/>
      <text:p text:style-name="P356"><text:tab/>/*</text:p>
      <text:p text:style-name="P356"><text:tab/> * Update ANN training set pointer.</text:p>
      <text:p text:style-name="P356"><text:tab/> */</text:p>
      <text:p text:style-name="P356"><text:tab/>ann.setTrainingSetPointer( &amp;ts );</text:p>
      <text:p text:style-name="P356"/>
      <text:p text:style-name="P356"><text:tab/>/*</text:p>
      <text:p text:style-name="P356"><text:tab/> * Estimate work done.</text:p>
      <text:p text:style-name="P356"><text:tab/> */</text:p>
      <text:p text:style-name="P356"><text:tab/>counters.setValue("Training set size", ts.getSize());</text:p>
      <text:p text:style-name="P356">}</text:p>
      <text:p text:style-name="P356"/>
      <text:p text:style-name="P356">void Trainer::train() {</text:p>
      <text:p text:style-name="P356"><text:tab/>/*</text:p>
      <text:p text:style-name="P356"><text:soft-page-break/><text:tab/> * If training set is not present training can not be done.</text:p>
      <text:p text:style-name="P356"><text:tab/> */</text:p>
      <text:p text:style-name="P356"><text:tab/>if (ts.getSize()==0) {</text:p>
      <text:p text:style-name="P356"><text:tab/><text:tab/>return;</text:p>
      <text:p text:style-name="P356"><text:tab/>}</text:p>
      <text:p text:style-name="P356"/>
      <text:p text:style-name="P356"><text:tab/>/*</text:p>
      <text:p text:style-name="P356"><text:tab/> * Run one epoche of evolution.</text:p>
      <text:p text:style-name="P356"><text:tab/> */</text:p>
      <text:p text:style-name="P356"><text:tab/>de.evolve();</text:p>
      <text:p text:style-name="P356"/>
      <text:p text:style-name="P356"><text:tab/>/*</text:p>
      <text:p text:style-name="P356"><text:tab/> * Report best chromosome at regular time interval.</text:p>
      <text:p text:style-name="P356"><text:tab/> */</text:p>
      <text:p text:style-name="P356"><text:tab/>if (time(NULL)-BEST_FITNESS_REPORT_INTERVAL &gt; lastBestFitnessReportTime) {</text:p>
      <text:p text:style-name="P356"><text:tab/><text:tab/>reportLocalBestFitness();</text:p>
      <text:p text:style-name="P356"><text:tab/>}</text:p>
      <text:p text:style-name="P356">}</text:p>
      <text:p text:style-name="P356"/>
      <text:p text:style-name="P356">double Trainer::predict() {</text:p>
      <text:p text:style-name="P356"><text:tab/>/*</text:p>
      <text:p text:style-name="P356"><text:tab/> * If training set is not present training can not be done.</text:p>
      <text:p text:style-name="P356"><text:tab/> */</text:p>
      <text:p text:style-name="P356"><text:tab/>if (ts.getSize() == 0) {</text:p>
      <text:p text:style-name="P356"><text:tab/><text:tab/>return( 0 );</text:p>
      <text:p text:style-name="P356"><text:tab/>}</text:p>
      <text:p text:style-name="P356"/>
      <text:p text:style-name="P356"><text:tab/>return( ann.getPrediction() );</text:p>
      <text:p text:style-name="P356">}</text:p>
      <text:p text:style-name="P356"/>
      <text:p text:style-name="P356">void Trainer::reportLocalBestFitness() {</text:p>
      <text:p text:style-name="P356"><text:tab/>/*</text:p>
      <text:p text:style-name="P356"><text:tab/> * Remote best fitness to be used as level for better result server report.</text:p>
      <text:p text:style-name="P356"><text:tab/> */</text:p>
      <text:p text:style-name="P356"><text:tab/>double remoteBestFitness = (double)RAND_MAX;</text:p>
      <text:p text:style-name="P356"/>
      <text:p text:style-name="P356"><text:tab/>/*</text:p>
      <text:p text:style-name="P356"><text:tab/> * Get pointers needed.</text:p>
      <text:p text:style-name="P356"><text:tab/> */</text:p>
      <text:p text:style-name="P356"><text:tab/>ActivitiesMatrix &amp;activities = ann.getActivities();</text:p>
      <text:p text:style-name="P356"><text:tab/>NeuronsList &amp;neurons = ann.getNeurons();</text:p>
      <text:p text:style-name="P356"/>
      <text:p text:style-name="P356"><text:tab/>/*</text:p>
      <text:p text:style-name="P356"><text:tab/> * Do not handle zero size ANNs.</text:p>
      <text:p text:style-name="P356"><text:tab/> */</text:p>
      <text:p text:style-name="P356"><text:tab/>if(activities.dimension()==0 || neurons.dimension()==0) {</text:p>
      <text:p text:style-name="P356"><text:tab/><text:tab/>return;</text:p>
      <text:p text:style-name="P356"><text:tab/>}</text:p>
      <text:p text:style-name="P356"/>
      <text:p text:style-name="P356"><text:tab/>/*</text:p>
      <text:p text:style-name="P356"><text:tab/> * Check remote best fitness.</text:p>
      <text:p text:style-name="P356"><text:tab/> */</text:p>
      <text:p text:style-name="P356"><text:tab/>remoteBestFitness = http.loadRemoteBestFitness(symbol, period, neurons, activities);</text:p>
      <text:p text:style-name="P356"/>
      <text:p text:style-name="P356"><text:tab/>/*</text:p>
      <text:p text:style-name="P356"><text:tab/> * Load Compare remote and local best fitness value.</text:p>
      <text:p text:style-name="P356"><text:tab/> */</text:p>
      <text:p text:style-name="P356"><text:tab/>Population &amp;population = de.getPopulation();</text:p>
      <text:p text:style-name="P356"><text:tab/>if (population.getBestFitness() &lt; remoteBestFitness) {</text:p>
      <text:p text:style-name="P356"><text:tab/><text:tab/>WeightsMatrix &amp;weights = population[population.getBestFitnessIndex()].getWeights();</text:p>
      <text:p text:style-name="P356"/>
      <text:p text:style-name="P356"><text:tab/><text:tab/>/*</text:p>
      <text:p text:style-name="P356"><text:tab/><text:tab/> * Do not handle zero size ANNs.</text:p>
      <text:p text:style-name="P356"><text:tab/><text:tab/> */</text:p>
      <text:p text:style-name="P356"><text:tab/><text:tab/>if(weights.dimension() &gt; 0) {</text:p>
      <text:p text:style-name="P356"><text:tab/><text:tab/><text:tab/>http.saveSingleANN(symbol, period, population.getBestFitness(), neurons, weights, activities);</text:p>
      <text:p text:style-name="P356"><text:tab/><text:tab/><text:tab/>http.saveTrainingSet(symbol, period, ts.getRates(), ts.getSize());</text:p>
      <text:p text:style-name="P356"><text:tab/><text:tab/>}</text:p>
      <text:p text:style-name="P356"><text:tab/>}</text:p>
      <text:p text:style-name="P356"/>
      <text:p text:style-name="P356"><text:tab/>/*</text:p>
      <text:p text:style-name="P356"><text:tab/> * Mark last time checked for server best fitness.</text:p>
      <text:p text:style-name="P356"><text:tab/> */</text:p>
      <text:p text:style-name="P356"><text:tab/>lastBestFitnessReportTime = time(NULL);</text:p>
      <text:p text:style-name="P356">}</text:p>
      <text:p text:style-name="P356"/>
      <text:p text:style-name="P356">Trainer::~Trainer() {</text:p>
      <text:p text:style-name="P356"><text:tab/>/*</text:p>
      <text:p text:style-name="P356"><text:tab/> * Report local best fitness value.</text:p>
      <text:p text:style-name="P356"><text:tab/> */</text:p>
      <text:p text:style-name="P356"><text:tab/>reportLocalBestFitness();</text:p>
      <text:p text:style-name="P356"/>
      <text:p text:style-name="P356"><text:tab/>/*</text:p>
      <text:p text:style-name="P356"><text:tab/> * Estimate work done.</text:p>
      <text:p text:style-name="P356"><text:tab/> */</text:p>
      <text:p text:style-name="P356"><text:tab/>counters.setValue("Training end time seconds", clock()/CLOCKS_PER_SEC);</text:p>
      <text:p text:style-name="P356"/>
      <text:p text:style-name="P356"><text:tab/>/*</text:p>
      <text:p text:style-name="P356"><text:tab/> * Report training results.</text:p>
      <text:p text:style-name="P356"><text:tab/> */</text:p>
      <text:p text:style-name="P356"><text:tab/>if (DO_FINAL_REPORT == true) {</text:p>
      <text:p text:style-name="P356"><text:tab/><text:tab/>ofstream out( REPORT_FILE_NAME );</text:p>
      <text:p text:style-name="P356"><text:tab/><text:tab/>out &lt;&lt; "================================================================================" &lt;&lt; endl;</text:p>
      <text:p text:style-name="P356"><text:tab/><text:tab/>out &lt;&lt; counters &lt;&lt; endl;</text:p>
      <text:p text:style-name="P356"><text:tab/><text:tab/>out &lt;&lt; "================================================================================" &lt;&lt; endl;</text:p>
      <text:p text:style-name="P356"><text:tab/><text:tab/>out &lt;&lt; ann &lt;&lt; endl;</text:p>
      <text:p text:style-name="P356"><text:tab/><text:tab/>out &lt;&lt; "================================================================================" &lt;&lt; endl;</text:p>
      <text:p text:style-name="P356"><text:tab/><text:tab/>out &lt;&lt; de &lt;&lt; endl;</text:p>
      <text:p text:style-name="P356"><text:tab/><text:tab/>out &lt;&lt; "================================================================================" &lt;&lt; endl;</text:p>
      <text:p text:style-name="P356"><text:tab/><text:tab/>out &lt;&lt; ts &lt;&lt; endl;</text:p>
      <text:p text:style-name="P356"><text:tab/><text:tab/>out &lt;&lt; "================================================================================" &lt;&lt; endl;</text:p>
      <text:p text:style-name="P356"><text:tab/><text:tab/>out.close();</text:p>
      <text:p text:style-name="P356"><text:tab/>}</text:p>
      <text:p text:style-name="P356"><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TRAINER_H</text:p>
      <text:p text:style-name="P357">#define TRAINER_H</text:p>
      <text:p text:style-name="P357"/>
      <text:p text:style-name="P357">#include &lt;vector&gt;</text:p>
      <text:p text:style-name="P357"/>
      <text:p text:style-name="P357">struct ModelParameters;</text:p>
      <text:p text:style-name="P357"/>
      <text:p text:style-name="P357">#include "DE.h"</text:p>
      <text:p text:style-name="P357">#include "ANN.h"</text:p>
      <text:p text:style-name="P357">#include "Counter.h"</text:p>
      <text:p text:style-name="P357">#include "RateInfo.h"</text:p>
      <text:p text:style-name="P357">#include "TimePeriod.h"</text:p>
      <text:p text:style-name="P357">#include "TrainingSet.h"</text:p>
      <text:p text:style-name="P357">#include "JsonHttpCommunicator.h"</text:p>
      <text:p text:style-name="P357"/>
      <text:p text:style-name="P357">/**</text:p>
      <text:p text:style-name="P357"><text:s/>* Artificial neural network trainer.</text:p>
      <text:p text:style-name="P357"><text:s/>*</text:p>
      <text:p text:style-name="P357"><text:s/>* @author Todor Balabanov</text:p>
      <text:p text:style-name="P357"><text:s/>*</text:p>
      <text:p text:style-name="P357"><text:s/>* @email todor.balabanov@gmail.com</text:p>
      <text:p text:style-name="P357"><text:s/>*</text:p>
      <text:p text:style-name="P357"><text:s/>* @date 16 Apr 2009</text:p>
      <text:p text:style-name="P357"><text:s/>*/</text:p>
      <text:p text:style-name="P357">class Trainer {</text:p>
      <text:p text:style-name="P357">public:</text:p>
      <text:p text:style-name="P357"/>
      <text:p text:style-name="P357"><text:tab/>/**</text:p>
      <text:p text:style-name="P357"><text:tab/> * Do report flag.</text:p>
      <text:p text:style-name="P357"><text:tab/> */</text:p>
      <text:p text:style-name="P357"><text:tab/>static const bool DO_FINAL_REPORT = true;</text:p>
      <text:p text:style-name="P357"/>
      <text:p text:style-name="P357"><text:tab/>/**</text:p>
      <text:p text:style-name="P357"><text:tab/> * Report file name.</text:p>
      <text:p text:style-name="P357"><text:tab/> */</text:p>
      <text:p text:style-name="P357"><text:tab/>static const char REPORT_FILE_NAME[];</text:p>
      <text:p text:style-name="P357"/>
      <text:p text:style-name="P357"><text:tab/>/**</text:p>
      <text:p text:style-name="P357"><text:tab/> * Number of seconds to request training set update.</text:p>
      <text:p text:style-name="P357"><text:tab/> */</text:p>
      <text:p text:style-name="P357"><text:tab/>static const unsigned long TRAINING_SET_UPDATE_INTERVAL = 600;</text:p>
      <text:p text:style-name="P357"/>
      <text:p text:style-name="P357"><text:tab/>/**</text:p>
      <text:p text:style-name="P357"><text:tab/> * Number of seconds to report local best fitness.</text:p>
      <text:p text:style-name="P357"><text:tab/> */</text:p>
      <text:p text:style-name="P357"><text:tab/>static const unsigned long BEST_FITNESS_REPORT_INTERVAL = 600;</text:p>
      <text:p text:style-name="P357"/>
      <text:p text:style-name="P357">private:</text:p>
      <text:p text:style-name="P357"/>
      <text:p text:style-name="P357"><text:tab/>/**</text:p>
      <text:p text:style-name="P357"><text:tab/> * MetaTrader 4 chart symbol.</text:p>
      <text:p text:style-name="P357"><text:tab/> */</text:p>
      <text:p text:style-name="P357"><text:tab/>char symbol[ 10 ];</text:p>
      <text:p text:style-name="P357"/>
      <text:p text:style-name="P357"><text:tab/>/**</text:p>
      <text:p text:style-name="P357"><text:tab/> * MetaTrader 4 chart period.</text:p>
      <text:p text:style-name="P357"><text:tab/> */</text:p>
      <text:p text:style-name="P357"><text:tab/>TimePeriod period;</text:p>
      <text:p text:style-name="P357"/>
      <text:p text:style-name="P357"><text:tab/>/**</text:p>
      <text:p text:style-name="P357"><text:tab/> * Statistic counters dynamic instance.</text:p>
      <text:p text:style-name="P357"><text:tab/> */</text:p>
      <text:p text:style-name="P357"><text:soft-page-break/><text:tab/>Counter counters;</text:p>
      <text:p text:style-name="P357"/>
      <text:p text:style-name="P357"><text:tab/>/**</text:p>
      <text:p text:style-name="P357"><text:tab/> * Artificial neural network dynamic instance.</text:p>
      <text:p text:style-name="P357"><text:tab/> */</text:p>
      <text:p text:style-name="P357"><text:tab/>ANN ann;</text:p>
      <text:p text:style-name="P357"/>
      <text:p text:style-name="P357"><text:tab/>/**</text:p>
      <text:p text:style-name="P357"><text:tab/> * Differential evolution dynamic instance.</text:p>
      <text:p text:style-name="P357"><text:tab/> */</text:p>
      <text:p text:style-name="P357"><text:tab/>DE de;</text:p>
      <text:p text:style-name="P357"/>
      <text:p text:style-name="P357"><text:tab/>/**</text:p>
      <text:p text:style-name="P357"><text:tab/> * Training set dynamic instance.</text:p>
      <text:p text:style-name="P357"><text:tab/> */</text:p>
      <text:p text:style-name="P357"><text:tab/>TrainingSet ts;</text:p>
      <text:p text:style-name="P357"/>
      <text:p text:style-name="P357"><text:tab/>/**</text:p>
      <text:p text:style-name="P357"><text:tab/> * HTTP communication dynamic instance.</text:p>
      <text:p text:style-name="P357"><text:tab/> */</text:p>
      <text:p text:style-name="P357"><text:tab/>JsonHttpCommunicator http;</text:p>
      <text:p text:style-name="P357"/>
      <text:p text:style-name="P357"><text:tab/>/**</text:p>
      <text:p text:style-name="P357"><text:tab/> * Last best local fitness report UNIX time.</text:p>
      <text:p text:style-name="P357"><text:tab/> */</text:p>
      <text:p text:style-name="P357"><text:tab/>unsigned long lastBestFitnessReportTime;</text:p>
      <text:p text:style-name="P357"/>
      <text:p text:style-name="P357">public:</text:p>
      <text:p text:style-name="P357"/>
      <text:p text:style-name="P357"><text:tab/>/**</text:p>
      <text:p text:style-name="P357"><text:tab/> * Constructing trainer by using database data or user defined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2 Sep 2009</text:p>
      <text:p text:style-name="P357"><text:tab/> */</text:p>
      <text:p text:style-name="P357"><text:tab/>Trainer();</text:p>
      <text:p text:style-name="P357"/>
      <text:p text:style-name="P357"><text:tab/>/**</text:p>
      <text:p text:style-name="P357"><text:tab/> * Setup trainer by using database data or user defined parameters.</text:p>
      <text:p text:style-name="P357"><text:tab/> *</text:p>
      <text:p text:style-name="P357"><text:tab/> * @param parameters Calculation model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8 Jun 2013</text:p>
      <text:p text:style-name="P357"><text:tab/> */</text:p>
      <text:p text:style-name="P357"><text:tab/>void setup(const ModelParameters &amp;parameters);</text:p>
      <text:p text:style-name="P357"/>
      <text:p text:style-name="P357"><text:tab/>/**</text:p>
      <text:p text:style-name="P357"><text:tab/> * Update training set.</text:p>
      <text:p text:style-name="P357"><text:tab/> *</text:p>
      <text:p text:style-name="P357"><text:tab/> * @param rates Array with rates values.</text:p>
      <text:p text:style-name="P357"><text:tab/> *</text:p>
      <text:p text:style-name="P357"><text:tab/> * @param size Size of all parallel arrays.</text:p>
      <text:p text:style-name="P357"><text:tab/> *</text:p>
      <text:p text:style-name="P357"><text:tab/> * @author Iliyan Zankinski</text:p>
      <text:p text:style-name="P357"><text:tab/> *</text:p>
      <text:p text:style-name="P357"><text:tab/> * @email iliyan_mf@abv.bg</text:p>
      <text:p text:style-name="P357"><text:tab/> *</text:p>
      <text:p text:style-name="P357"><text:tab/> * @date 26 Jul 2009</text:p>
      <text:p text:style-name="P357"><text:tab/> */</text:p>
      <text:p text:style-name="P357"><text:tab/>void updateTrainingSet(const std::vector&lt;RateInfo&gt; &amp;rates, int size);</text:p>
      <text:p text:style-name="P357"/>
      <text:p text:style-name="P357"><text:tab/>/**</text:p>
      <text:p text:style-name="P357"><text:tab/> * Do training process.</text:p>
      <text:p text:style-name="P357"><text:tab/> *</text:p>
      <text:p text:style-name="P357"><text:tab/> * @author Iliyan Zankinski</text:p>
      <text:p text:style-name="P357"><text:tab/> *</text:p>
      <text:p text:style-name="P357"><text:tab/> * @email iliyan_mf@abv.bg</text:p>
      <text:p text:style-name="P357"><text:tab/> *</text:p>
      <text:p text:style-name="P357"><text:tab/> * @date 28 Jul 2009</text:p>
      <text:p text:style-name="P357"><text:tab/> */</text:p>
      <text:p text:style-name="P357"><text:tab/>void train();</text:p>
      <text:p text:style-name="P357"/>
      <text:p text:style-name="P357"><text:tab/>/**</text:p>
      <text:p text:style-name="P357"><text:tab/> * Obtain predicted value.</text:p>
      <text:p text:style-name="P357"><text:tab/> *</text:p>
      <text:p text:style-name="P357"><text:tab/> * @return Predicted value.</text:p>
      <text:p text:style-name="P357"><text:tab/> *</text:p>
      <text:p text:style-name="P357"><text:tab/> * @author Iliyan Zankinski</text:p>
      <text:p text:style-name="P357"><text:tab/> *</text:p>
      <text:p text:style-name="P357"><text:tab/> * @email iliyan_mf@abv.bg</text:p>
      <text:p text:style-name="P357"><text:tab/> *</text:p>
      <text:p text:style-name="P357"><text:tab/> * @date 28 Jul 2009</text:p>
      <text:p text:style-name="P357"><text:tab/> */</text:p>
      <text:p text:style-name="P357"><text:tab/>double predict();</text:p>
      <text:p text:style-name="P357"/>
      <text:p text:style-name="P357"><text:tab/>/**</text:p>
      <text:p text:style-name="P357"><text:tab/> * Report local best fitnes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2 Sep 2009</text:p>
      <text:p text:style-name="P357"><text:tab/> */</text:p>
      <text:p text:style-name="P357"><text:tab/>void reportLocalBestFitness();</text:p>
      <text:p text:style-name="P357"/>
      <text:p text:style-name="P357"><text:soft-page-break/><text:tab/>/**</text:p>
      <text:p text:style-name="P357"><text:tab/> * Trainer destructo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2 Sep 2009</text:p>
      <text:p text:style-name="P357"><text:tab/> */</text:p>
      <text:p text:style-name="P357"><text:tab/>virtual ~Trainer();</text:p>
      <text:p text:style-name="P357">};</text:p>
      <text:p text:style-name="P357"/>
      <text:p text:style-name="P357">#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TrainingExample.h"</text:p>
      <text:p text:style-name="P358"/>
      <text:p text:style-name="P358">TrainingExample::TrainingExample() {</text:p>
      <text:p text:style-name="P358"><text:tab/>ANNIO inputted(0);</text:p>
      <text:p text:style-name="P358"><text:tab/>ANNIO expected(0);</text:p>
      <text:p text:style-name="P358"><text:tab/>ANNIO predicted(0);</text:p>
      <text:p text:style-name="P358"/>
      <text:p text:style-name="P358"><text:tab/>this-&gt;inputted = inputted;</text:p>
      <text:p text:style-name="P358"><text:tab/>this-&gt;expected = expected;</text:p>
      <text:p text:style-name="P358"><text:tab/>this-&gt;predicted = predicted;</text:p>
      <text:p text:style-name="P358">}</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text:soft-page-break/>#ifndef TRAINING_EXAMPLE_H</text:p>
      <text:p text:style-name="P359">#define TRAINING_EXAMPLE_H</text:p>
      <text:p text:style-name="P359"/>
      <text:p text:style-name="P359">#include "ANNIO.h"</text:p>
      <text:p text:style-name="P359"/>
      <text:p text:style-name="P359">#pragma pack(push,1)</text:p>
      <text:p text:style-name="P359"/>
      <text:p text:style-name="P359">/**</text:p>
      <text:p text:style-name="P359"><text:s/>* Single training example structure.</text:p>
      <text:p text:style-name="P359"><text:s/>*</text:p>
      <text:p text:style-name="P359"><text:s/>* @author Todor Balabanov</text:p>
      <text:p text:style-name="P359"><text:s/>*</text:p>
      <text:p text:style-name="P359"><text:s/>* @email todor.balabanov@gmail.com</text:p>
      <text:p text:style-name="P359"><text:s/>*</text:p>
      <text:p text:style-name="P359"><text:s/>* @date 12 Sep 2009</text:p>
      <text:p text:style-name="P359"><text:s/>*/</text:p>
      <text:p text:style-name="P359">struct TrainingExample {</text:p>
      <text:p text:style-name="P359"/>
      <text:p text:style-name="P359"><text:tab/>/**</text:p>
      <text:p text:style-name="P359"><text:tab/> * Constructor without parameter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2 Aug 2011</text:p>
      <text:p text:style-name="P359"><text:tab/> */</text:p>
      <text:p text:style-name="P359"><text:tab/>TrainingExample();</text:p>
      <text:p text:style-name="P359"/>
      <text:p text:style-name="P359"><text:tab/>/**</text:p>
      <text:p text:style-name="P359"><text:tab/> * Size of arrays with input split digits.</text:p>
      <text:p text:style-name="P359"><text:tab/> */</text:p>
      <text:p text:style-name="P359"><text:tab/>static const int NUMBER_OF_INPUT_SPLIT_DIGITS = 10;</text:p>
      <text:p text:style-name="P359"/>
      <text:p text:style-name="P359"><text:tab/>/**</text:p>
      <text:p text:style-name="P359"><text:tab/> * Size of arrays with output split digits.</text:p>
      <text:p text:style-name="P359"><text:tab/> */</text:p>
      <text:p text:style-name="P359"><text:tab/>static const int NUMBER_OF_OUTPUT_SPLIT_DIGITS = 5;</text:p>
      <text:p text:style-name="P359"/>
      <text:p text:style-name="P359"><text:tab/>/**</text:p>
      <text:p text:style-name="P359"><text:tab/> * Rate time values.</text:p>
      <text:p text:style-name="P359"><text:tab/> */</text:p>
      <text:p text:style-name="P359"><text:tab/>//TODO Wrong spelling. It should be inputted.</text:p>
      <text:p text:style-name="P359"><text:tab/>ANNIO inputted;</text:p>
      <text:p text:style-name="P359"/>
      <text:p text:style-name="P359"><text:tab/>/**</text:p>
      <text:p text:style-name="P359"><text:tab/> * Expected values.</text:p>
      <text:p text:style-name="P359"><text:tab/> */</text:p>
      <text:p text:style-name="P359"><text:tab/>ANNIO expected;</text:p>
      <text:p text:style-name="P359"/>
      <text:p text:style-name="P359"><text:tab/>/**</text:p>
      <text:p text:style-name="P359"><text:tab/> * Predicted values.</text:p>
      <text:p text:style-name="P359"><text:tab/> */</text:p>
      <text:p text:style-name="P359"><text:tab/>ANNIO predicted;</text:p>
      <text:p text:style-name="P359">};</text:p>
      <text:p text:style-name="P359"/>
      <text:p text:style-name="P359">#pragma pack(pop)</text:p>
      <text:p text:style-name="P359"/>
      <text:p text:style-name="P359">#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nclude &lt;cstdlib&gt;</text:p>
      <text:p text:style-name="P360">#include &lt;iomanip&gt;</text:p>
      <text:p text:style-name="P360"/>
      <text:p text:style-name="P360">using namespace std;</text:p>
      <text:p text:style-name="P360"><text:soft-page-break/></text:p>
      <text:p text:style-name="P360">#include "TrainingSet.h"</text:p>
      <text:p text:style-name="P360"/>
      <text:p text:style-name="P360">const double TrainingSet::FLOATING_POINT_FACTOR = 10000.0;</text:p>
      <text:p text:style-name="P360"/>
      <text:p text:style-name="P360">void TrainingSet::splitDigits(ANNIO &amp;values, unsigned long number) {</text:p>
      <text:p text:style-name="P360"><text:tab/>for (int i=values.dimension()-1; i&gt;=0; i--) {</text:p>
      <text:p text:style-name="P360"><text:tab/><text:tab/>values[i] = ((double)(number % 10) / 10.0);</text:p>
      <text:p text:style-name="P360"><text:tab/><text:tab/>number /= 10;</text:p>
      <text:p text:style-name="P360"><text:tab/>}</text:p>
      <text:p text:style-name="P360">}</text:p>
      <text:p text:style-name="P360"/>
      <text:p text:style-name="P360">double TrainingSet::mergeDigits(ANNIO &amp;values) {</text:p>
      <text:p text:style-name="P360"><text:tab/>double result = 0.0;</text:p>
      <text:p text:style-name="P360"><text:tab/>double multiplier = 1.0;</text:p>
      <text:p text:style-name="P360"/>
      <text:p text:style-name="P360"><text:tab/>/*</text:p>
      <text:p text:style-name="P360"><text:tab/> * Plus 0.5 is for rounding.</text:p>
      <text:p text:style-name="P360"><text:tab/> */</text:p>
      <text:p text:style-name="P360"><text:tab/>for (int i=values.dimension()-1; i&gt;=0; i--) {</text:p>
      <text:p text:style-name="P360"><text:tab/><text:tab/>result += (long)(values[i]*10.0+0.5) * multiplier;</text:p>
      <text:p text:style-name="P360"><text:tab/><text:tab/>multiplier *= 10;</text:p>
      <text:p text:style-name="P360"><text:tab/>}</text:p>
      <text:p text:style-name="P360"/>
      <text:p text:style-name="P360"><text:tab/>return( result );</text:p>
      <text:p text:style-name="P360">}</text:p>
      <text:p text:style-name="P360"/>
      <text:p text:style-name="P360">bool TrainingSet::isTimeFound(unsigned int time) const {</text:p>
      <text:p text:style-name="P360"><text:tab/>/*</text:p>
      <text:p text:style-name="P360"><text:tab/> * Left side is the begining. Right side is the end.</text:p>
      <text:p text:style-name="P360"><text:tab/> */</text:p>
      <text:p text:style-name="P360"><text:tab/>int left = 0;</text:p>
      <text:p text:style-name="P360"><text:tab/>int right = rates.size()-1;</text:p>
      <text:p text:style-name="P360"><text:tab/>int middle;</text:p>
      <text:p text:style-name="P360"/>
      <text:p text:style-name="P360"><text:tab/>/*</text:p>
      <text:p text:style-name="P360"><text:tab/> * Binary search.</text:p>
      <text:p text:style-name="P360"><text:tab/> */</text:p>
      <text:p text:style-name="P360"><text:tab/>do {</text:p>
      <text:p text:style-name="P360"><text:tab/><text:tab/>middle = (left + right) / 2;</text:p>
      <text:p text:style-name="P360"><text:tab/><text:tab/>if (this-&gt;rates[middle].time == time) {</text:p>
      <text:p text:style-name="P360"><text:tab/><text:tab/><text:tab/>return( true );</text:p>
      <text:p text:style-name="P360"><text:tab/><text:tab/>} else if (left &gt;= right) {</text:p>
      <text:p text:style-name="P360"><text:tab/><text:tab/><text:tab/>return( false );</text:p>
      <text:p text:style-name="P360"><text:tab/><text:tab/>} else if (time &lt; this-&gt;rates[middle].time) {</text:p>
      <text:p text:style-name="P360"><text:tab/><text:tab/><text:tab/>right = middle - 1;</text:p>
      <text:p text:style-name="P360"><text:tab/><text:tab/>} else if (time &gt; this-&gt;rates[middle].time) {</text:p>
      <text:p text:style-name="P360"><text:tab/><text:tab/><text:tab/>left = middle + 1;</text:p>
      <text:p text:style-name="P360"><text:tab/><text:tab/>}</text:p>
      <text:p text:style-name="P360"><text:tab/>} while ( true );</text:p>
      <text:p text:style-name="P360"/>
      <text:p text:style-name="P360"><text:tab/>return( false );</text:p>
      <text:p text:style-name="P360">}</text:p>
      <text:p text:style-name="P360"/>
      <text:p text:style-name="P360">void TrainingSet::splitData(int past, int future) {</text:p>
      <text:p text:style-name="P360"><text:tab/>examples.resize( rates.size() );</text:p>
      <text:p text:style-name="P360"/>
      <text:p text:style-name="P360"><text:tab/>int j = 0;</text:p>
      <text:p text:style-name="P360"><text:tab/>for (int i=future; i&lt;rates.size()-past; i++, j++) {</text:p>
      <text:p text:style-name="P360"><text:tab/><text:tab/>examples[j].inputted = getBarsInPast(i,past);</text:p>
      <text:p text:style-name="P360"><text:tab/><text:tab/>examples[j].expected = getBarsInFuture(i+1,future);</text:p>
      <text:p text:style-name="P360"><text:tab/><text:tab/>examples[j].predicted = getBarsInFuture(i+1,future);</text:p>
      <text:p text:style-name="P360"><text:tab/>}</text:p>
      <text:p text:style-name="P360"/>
      <text:p text:style-name="P360"><text:tab/>examples.resize(j);</text:p>
      <text:p text:style-name="P360">}</text:p>
      <text:p text:style-name="P360"/>
      <text:p text:style-name="P360">TrainingSet::TrainingSet() {</text:p>
      <text:p text:style-name="P360"><text:tab/>rates.clear();</text:p>
      <text:p text:style-name="P360"><text:tab/>examples.clear();</text:p>
      <text:p text:style-name="P360">}</text:p>
      <text:p text:style-name="P360"/>
      <text:p text:style-name="P360">TrainingSet::TrainingSet(const vector&lt;RateInfo&gt; &amp;rates, int size, int past, int future) {</text:p>
      <text:p text:style-name="P360"><text:tab/>/*</text:p>
      <text:p text:style-name="P360"><text:tab/> * It is not possible arrays size to be negative number.</text:p>
      <text:p text:style-name="P360"><text:tab/> */</text:p>
      <text:p text:style-name="P360"><text:tab/>if (size &lt; 0) {</text:p>
      <text:p text:style-name="P360"><text:tab/><text:tab/>size = 0;</text:p>
      <text:p text:style-name="P360"><text:tab/>}</text:p>
      <text:p text:style-name="P360"><text:tab/>this-&gt;rates.clear();</text:p>
      <text:p text:style-name="P360"><text:tab/>this-&gt;examples.clear();</text:p>
      <text:p text:style-name="P360"/>
      <text:p text:style-name="P360"><text:tab/>/*</text:p>
      <text:p text:style-name="P360"><text:tab/> * Array revers because of MetaTrader 4 data presentation.</text:p>
      <text:p text:style-name="P360"><text:tab/> */</text:p>
      <text:p text:style-name="P360"><text:tab/>for (int i=0; i&lt;size; i++) {</text:p>
      <text:p text:style-name="P360"><text:tab/><text:tab/>this-&gt;rates.push_back( rates[size-i-1] );</text:p>
      <text:p text:style-name="P360"><text:tab/><text:tab/>this-&gt;examples.push_back( TrainingExample() );</text:p>
      <text:p text:style-name="P360"><text:tab/>}</text:p>
      <text:p text:style-name="P360"/>
      <text:p text:style-name="P360"><text:tab/>splitData(past, future);</text:p>
      <text:p text:style-name="P360">}</text:p>
      <text:p text:style-name="P360"/>
      <text:p text:style-name="P360">int TrainingSet::getSize() const {</text:p>
      <text:p text:style-name="P360"><text:tab/>return( examples.size() );</text:p>
      <text:p text:style-name="P360">}</text:p>
      <text:p text:style-name="P360"/>
      <text:p text:style-name="P360">vector&lt;RateInfo&gt;&amp; TrainingSet::getRates() {</text:p>
      <text:p text:style-name="P360"><text:tab/>return( rates );</text:p>
      <text:p text:style-name="P360">}</text:p>
      <text:p text:style-name="P360"/>
      <text:p text:style-name="P360">double TrainingSet::getOpen(int index) {</text:p>
      <text:p text:style-name="P360"><text:tab/>if (index &gt;= 0 &amp;&amp; index &lt; rates.size()) {</text:p>
      <text:p text:style-name="P360"><text:soft-page-break/><text:tab/><text:tab/>return( rates[index].open );</text:p>
      <text:p text:style-name="P360"><text:tab/>} else {</text:p>
      <text:p text:style-name="P360"><text:tab/><text:tab/>throw( "TrainingSet00086" );</text:p>
      <text:p text:style-name="P360"><text:tab/><text:tab/>return( 0 );</text:p>
      <text:p text:style-name="P360"><text:tab/>}</text:p>
      <text:p text:style-name="P360">}</text:p>
      <text:p text:style-name="P360"/>
      <text:p text:style-name="P360">double TrainingSet::getClose(int index) {</text:p>
      <text:p text:style-name="P360"><text:tab/>if (index &gt;= 0 &amp;&amp; index &lt; rates.size()) {</text:p>
      <text:p text:style-name="P360"><text:tab/><text:tab/>return( rates[index].close );</text:p>
      <text:p text:style-name="P360"><text:tab/>} else {</text:p>
      <text:p text:style-name="P360"><text:tab/><text:tab/>throw( "TrainingSet00087" );</text:p>
      <text:p text:style-name="P360"><text:tab/><text:tab/>return( 0 );</text:p>
      <text:p text:style-name="P360"><text:tab/>}</text:p>
      <text:p text:style-name="P360">}</text:p>
      <text:p text:style-name="P360"/>
      <text:p text:style-name="P360">double TrainingSet::getHigh(int index) {</text:p>
      <text:p text:style-name="P360"><text:tab/>if (index &gt;= 0 &amp;&amp; index &lt; rates.size()) {</text:p>
      <text:p text:style-name="P360"><text:tab/><text:tab/>return( rates[index].high );</text:p>
      <text:p text:style-name="P360"><text:tab/>} else {</text:p>
      <text:p text:style-name="P360"><text:tab/><text:tab/>throw( "TrainingSet00088" );</text:p>
      <text:p text:style-name="P360"><text:tab/><text:tab/>return( 0 );</text:p>
      <text:p text:style-name="P360"><text:tab/>}</text:p>
      <text:p text:style-name="P360">}</text:p>
      <text:p text:style-name="P360"/>
      <text:p text:style-name="P360">double TrainingSet::getLow(int index) {</text:p>
      <text:p text:style-name="P360"><text:tab/>if (index &gt;= 0 &amp;&amp; index &lt; rates.size()) {</text:p>
      <text:p text:style-name="P360"><text:tab/><text:tab/>return( rates[index].low );</text:p>
      <text:p text:style-name="P360"><text:tab/>} else {</text:p>
      <text:p text:style-name="P360"><text:tab/><text:tab/>throw( "TrainingSet00089" );</text:p>
      <text:p text:style-name="P360"><text:tab/><text:tab/>return( 0 );</text:p>
      <text:p text:style-name="P360"><text:tab/>}</text:p>
      <text:p text:style-name="P360">}</text:p>
      <text:p text:style-name="P360"/>
      <text:p text:style-name="P360">unsigned int TrainingSet::getTime(int index) {</text:p>
      <text:p text:style-name="P360"><text:tab/>if (index &gt;= 0 &amp;&amp; index &lt; rates.size()) {</text:p>
      <text:p text:style-name="P360"><text:tab/><text:tab/>return( rates[index].time );</text:p>
      <text:p text:style-name="P360"><text:tab/>} else {</text:p>
      <text:p text:style-name="P360"><text:tab/><text:tab/>throw( "TrainingSet00090" );</text:p>
      <text:p text:style-name="P360"><text:tab/><text:tab/>return( 0 );</text:p>
      <text:p text:style-name="P360"><text:tab/>}</text:p>
      <text:p text:style-name="P360">}</text:p>
      <text:p text:style-name="P360"/>
      <text:p text:style-name="P360">ANNIO TrainingSet::getBarsInPast(int index, int amount) {</text:p>
      <text:p text:style-name="P360"><text:tab/>ANNIO result(amount);</text:p>
      <text:p text:style-name="P360"/>
      <text:p text:style-name="P360"><text:tab/>if(index+amount &gt; rates.size()) {</text:p>
      <text:p text:style-name="P360"><text:tab/><text:tab/>throw( "TrainingSet00217" );</text:p>
      <text:p text:style-name="P360"><text:tab/><text:tab/>return result;</text:p>
      <text:p text:style-name="P360"><text:tab/>}</text:p>
      <text:p text:style-name="P360"/>
      <text:p text:style-name="P360"><text:tab/>for(int i=0; i&lt;amount; i++) {</text:p>
      <text:p text:style-name="P360"><text:tab/><text:tab/>//TODO Some mechanisum of changing predicted value should be implemented.</text:p>
      <text:p text:style-name="P360"><text:tab/><text:tab/>result[i] = (rates[index+i].high + rates[index+i].low) / 2;</text:p>
      <text:p text:style-name="P360"><text:tab/>}</text:p>
      <text:p text:style-name="P360"/>
      <text:p text:style-name="P360"><text:tab/>return result;</text:p>
      <text:p text:style-name="P360">}</text:p>
      <text:p text:style-name="P360"/>
      <text:p text:style-name="P360">ANNIO TrainingSet::getBarsInFuture(int index, int amount) {</text:p>
      <text:p text:style-name="P360"><text:tab/>ANNIO result(amount);</text:p>
      <text:p text:style-name="P360"/>
      <text:p text:style-name="P360"><text:tab/>if(index-amount &lt; 0) {</text:p>
      <text:p text:style-name="P360"><text:tab/><text:tab/>throw( "TrainingSet00218" );</text:p>
      <text:p text:style-name="P360"><text:tab/><text:tab/>return result;</text:p>
      <text:p text:style-name="P360"><text:tab/>}</text:p>
      <text:p text:style-name="P360"/>
      <text:p text:style-name="P360"><text:tab/>for(int i=0; i&lt;amount; i++) {</text:p>
      <text:p text:style-name="P360"><text:tab/><text:tab/>//TODO Some mechanisum of changing predicted value should be implemented.</text:p>
      <text:p text:style-name="P360"><text:tab/><text:tab/>result[i] = (rates[index-i].high + rates[index-i].low) / 2;</text:p>
      <text:p text:style-name="P360"><text:tab/>}</text:p>
      <text:p text:style-name="P360"/>
      <text:p text:style-name="P360"><text:tab/>return result;</text:p>
      <text:p text:style-name="P360">}</text:p>
      <text:p text:style-name="P360"/>
      <text:p text:style-name="P360">ANNIO&amp; TrainingSet::getSplittedInputted(int index) {</text:p>
      <text:p text:style-name="P360"><text:tab/>if (index &gt;= 0 &amp;&amp; index &lt; rates.size()) {</text:p>
      <text:p text:style-name="P360"><text:tab/><text:tab/>return( examples[index].inputted );</text:p>
      <text:p text:style-name="P360"><text:tab/>} else {</text:p>
      <text:p text:style-name="P360"><text:tab/><text:tab/>throw( "TrainingSet00125" );</text:p>
      <text:p text:style-name="P360"><text:tab/>}</text:p>
      <text:p text:style-name="P360">}</text:p>
      <text:p text:style-name="P360"/>
      <text:p text:style-name="P360">ANNIO&amp; TrainingSet::getSplittedExpected(int index) {</text:p>
      <text:p text:style-name="P360"><text:tab/>if (index &gt;= 0 &amp;&amp; index &lt; rates.size()) {</text:p>
      <text:p text:style-name="P360"><text:tab/><text:tab/>return( examples[index].expected );</text:p>
      <text:p text:style-name="P360"><text:tab/>} else {</text:p>
      <text:p text:style-name="P360"><text:tab/><text:tab/>throw( "TrainingSet00123" );</text:p>
      <text:p text:style-name="P360"><text:tab/>}</text:p>
      <text:p text:style-name="P360">}</text:p>
      <text:p text:style-name="P360"/>
      <text:p text:style-name="P360">ANNIO&amp; TrainingSet::getSplittedPredicted(int index) {</text:p>
      <text:p text:style-name="P360"><text:tab/>if (index &gt;= 0 &amp;&amp; index &lt; rates.size()) {</text:p>
      <text:p text:style-name="P360"><text:tab/><text:tab/>return( examples[index].predicted );</text:p>
      <text:p text:style-name="P360"><text:tab/>} else {</text:p>
      <text:p text:style-name="P360"><text:tab/><text:tab/>throw( "TrainingSet00124" );</text:p>
      <text:p text:style-name="P360"><text:tab/>}</text:p>
      <text:p text:style-name="P360">}</text:p>
      <text:p text:style-name="P360"/>
      <text:p text:style-name="P360">int TrainingSet::getIndexAtTime(unsigned int atMoment) const {</text:p>
      <text:p text:style-name="P360"><text:tab/>/*</text:p>
      <text:p text:style-name="P360"><text:tab/> * Left side is the begining. Right side is the end.</text:p>
      <text:p text:style-name="P360"><text:tab/> */</text:p>
      <text:p text:style-name="P360"><text:soft-page-break/><text:tab/>int left = 0;</text:p>
      <text:p text:style-name="P360"><text:tab/>int right = rates.size()-1;</text:p>
      <text:p text:style-name="P360"><text:tab/>int middle;</text:p>
      <text:p text:style-name="P360"/>
      <text:p text:style-name="P360"><text:tab/>/*</text:p>
      <text:p text:style-name="P360"><text:tab/> * Binary search.</text:p>
      <text:p text:style-name="P360"><text:tab/> */</text:p>
      <text:p text:style-name="P360"><text:tab/>do {</text:p>
      <text:p text:style-name="P360"><text:tab/><text:tab/>middle = (left + right) / 2;</text:p>
      <text:p text:style-name="P360"/>
      <text:p text:style-name="P360"><text:tab/><text:tab/>if (this-&gt;rates[middle].time == atMoment) {</text:p>
      <text:p text:style-name="P360"><text:tab/><text:tab/><text:tab/>return( middle );</text:p>
      <text:p text:style-name="P360"><text:tab/><text:tab/>} else if (left &gt;= right) {</text:p>
      <text:p text:style-name="P360"><text:tab/><text:tab/><text:tab/>return( -1 );</text:p>
      <text:p text:style-name="P360"><text:tab/><text:tab/>} else if (atMoment &lt; this-&gt;rates[middle].time) {</text:p>
      <text:p text:style-name="P360"><text:tab/><text:tab/><text:tab/>right = middle - 1;</text:p>
      <text:p text:style-name="P360"><text:tab/><text:tab/>} else if (atMoment &gt; this-&gt;rates[middle].time) {</text:p>
      <text:p text:style-name="P360"><text:tab/><text:tab/><text:tab/>left = middle + 1;</text:p>
      <text:p text:style-name="P360"><text:tab/><text:tab/>}</text:p>
      <text:p text:style-name="P360"><text:tab/>} while ( true );</text:p>
      <text:p text:style-name="P360"/>
      <text:p text:style-name="P360"><text:tab/>return( -1 );</text:p>
      <text:p text:style-name="P360">}</text:p>
      <text:p text:style-name="P360"/>
      <text:p text:style-name="P360">double TrainingSet::getOpen(unsigned int atMoment) {</text:p>
      <text:p text:style-name="P360"><text:tab/>int index = getIndexAtTime( atMoment );</text:p>
      <text:p text:style-name="P360"/>
      <text:p text:style-name="P360"><text:tab/>if (index &gt;= 0) {</text:p>
      <text:p text:style-name="P360"><text:tab/><text:tab/>return( rates[index].open );</text:p>
      <text:p text:style-name="P360"><text:tab/>} else {</text:p>
      <text:p text:style-name="P360"><text:tab/><text:tab/>throw( "TrainingSet00091" );</text:p>
      <text:p text:style-name="P360"><text:tab/><text:tab/>return( 0 );</text:p>
      <text:p text:style-name="P360"><text:tab/>}</text:p>
      <text:p text:style-name="P360">}</text:p>
      <text:p text:style-name="P360"/>
      <text:p text:style-name="P360">double TrainingSet::getClose(unsigned int atMoment) {</text:p>
      <text:p text:style-name="P360"><text:tab/>int index = getIndexAtTime( atMoment );</text:p>
      <text:p text:style-name="P360"/>
      <text:p text:style-name="P360"><text:tab/>if (index &gt;= 0) {</text:p>
      <text:p text:style-name="P360"><text:tab/><text:tab/>return( rates[index].close );</text:p>
      <text:p text:style-name="P360"><text:tab/>} else {</text:p>
      <text:p text:style-name="P360"><text:tab/><text:tab/>throw( "TrainingSet00092" );</text:p>
      <text:p text:style-name="P360"><text:tab/><text:tab/>return( 0 );</text:p>
      <text:p text:style-name="P360"><text:tab/>}</text:p>
      <text:p text:style-name="P360">}</text:p>
      <text:p text:style-name="P360"/>
      <text:p text:style-name="P360">double TrainingSet::getHigh(unsigned int atMoment) {</text:p>
      <text:p text:style-name="P360"><text:tab/>int index = getIndexAtTime( atMoment );</text:p>
      <text:p text:style-name="P360"/>
      <text:p text:style-name="P360"><text:tab/>if (index &gt;= 0) {</text:p>
      <text:p text:style-name="P360"><text:tab/><text:tab/>return( rates[index].high );</text:p>
      <text:p text:style-name="P360"><text:tab/>} else {</text:p>
      <text:p text:style-name="P360"><text:tab/><text:tab/>throw( "TrainingSet00093" );</text:p>
      <text:p text:style-name="P360"><text:tab/><text:tab/>return( 0 );</text:p>
      <text:p text:style-name="P360"><text:tab/>}</text:p>
      <text:p text:style-name="P360">}</text:p>
      <text:p text:style-name="P360"/>
      <text:p text:style-name="P360">double TrainingSet::getLow(unsigned int atMoment) {</text:p>
      <text:p text:style-name="P360"><text:tab/>int index = getIndexAtTime( atMoment );</text:p>
      <text:p text:style-name="P360"/>
      <text:p text:style-name="P360"><text:tab/>if ( index &gt;= 0 ) {</text:p>
      <text:p text:style-name="P360"><text:tab/><text:tab/>return( rates[index].low );</text:p>
      <text:p text:style-name="P360"><text:tab/>} else {</text:p>
      <text:p text:style-name="P360"><text:tab/><text:tab/>throw( "TrainingSet00094" );</text:p>
      <text:p text:style-name="P360"><text:tab/><text:tab/>return( 0 );</text:p>
      <text:p text:style-name="P360"><text:tab/>}</text:p>
      <text:p text:style-name="P360">}</text:p>
      <text:p text:style-name="P360"/>
      <text:p text:style-name="P360">TrainingSet::~TrainingSet() {</text:p>
      <text:p text:style-name="P360"><text:tab/>rates.clear();</text:p>
      <text:p text:style-name="P360"><text:tab/>examples.clear();</text:p>
      <text:p text:style-name="P360">}</text:p>
      <text:p text:style-name="P360"/>
      <text:p text:style-name="P360">ostream&amp; operator&lt;&lt;(ostream &amp;out, TrainingSet &amp;ts) {</text:p>
      <text:p text:style-name="P360"><text:tab/>out &lt;&lt; fixed;</text:p>
      <text:p text:style-name="P360"/>
      <text:p text:style-name="P360"><text:tab/>out &lt;&lt; ts.rates.size();</text:p>
      <text:p text:style-name="P360"><text:tab/>out &lt;&lt; endl;</text:p>
      <text:p text:style-name="P360"/>
      <text:p text:style-name="P360"><text:tab/>for (vector&lt;RateInfo&gt;::iterator r=ts.rates.begin(); r!=ts.rates.end(); r++) {</text:p>
      <text:p text:style-name="P360"><text:tab/><text:tab/>out &lt;&lt; (*r).open;</text:p>
      <text:p text:style-name="P360"><text:tab/><text:tab/>if ((r+1)!=ts.rates.end()) {</text:p>
      <text:p text:style-name="P360"><text:tab/><text:tab/><text:tab/>out &lt;&lt; " ";</text:p>
      <text:p text:style-name="P360"><text:tab/><text:tab/>}</text:p>
      <text:p text:style-name="P360"><text:tab/>}</text:p>
      <text:p text:style-name="P360"><text:tab/>out &lt;&lt; endl;</text:p>
      <text:p text:style-name="P360"/>
      <text:p text:style-name="P360"><text:tab/>for (vector&lt;RateInfo&gt;::iterator r=ts.rates.begin(); r!=ts.rates.end(); r++) {</text:p>
      <text:p text:style-name="P360"><text:tab/><text:tab/>out &lt;&lt; (*r).close;</text:p>
      <text:p text:style-name="P360"><text:tab/><text:tab/>if ((r+1)!=ts.rates.end()) {</text:p>
      <text:p text:style-name="P360"><text:tab/><text:tab/><text:tab/>out &lt;&lt; " ";</text:p>
      <text:p text:style-name="P360"><text:tab/><text:tab/>}</text:p>
      <text:p text:style-name="P360"><text:tab/>}</text:p>
      <text:p text:style-name="P360"><text:tab/>out &lt;&lt; endl;</text:p>
      <text:p text:style-name="P360"/>
      <text:p text:style-name="P360"><text:tab/>for (vector&lt;RateInfo&gt;::iterator r=ts.rates.begin(); r!=ts.rates.end(); r++) {</text:p>
      <text:p text:style-name="P360"><text:tab/><text:tab/>out &lt;&lt; (*r).high;</text:p>
      <text:p text:style-name="P360"><text:tab/><text:tab/>if ((r+1)!=ts.rates.end()) {</text:p>
      <text:p text:style-name="P360"><text:tab/><text:tab/><text:tab/>out &lt;&lt; " ";</text:p>
      <text:p text:style-name="P360"><text:tab/><text:tab/>}</text:p>
      <text:p text:style-name="P360"><text:tab/>}</text:p>
      <text:p text:style-name="P360"><text:tab/>out &lt;&lt; endl;</text:p>
      <text:p text:style-name="P360"/>
      <text:p text:style-name="P360"><text:soft-page-break/><text:tab/>for (vector&lt;RateInfo&gt;::iterator r=ts.rates.begin(); r!=ts.rates.end(); r++) {</text:p>
      <text:p text:style-name="P360"><text:tab/><text:tab/>out &lt;&lt; (*r).low;</text:p>
      <text:p text:style-name="P360"><text:tab/><text:tab/>if ((r+1)!=ts.rates.end()) {</text:p>
      <text:p text:style-name="P360"><text:tab/><text:tab/><text:tab/>out &lt;&lt; " ";</text:p>
      <text:p text:style-name="P360"><text:tab/><text:tab/>}</text:p>
      <text:p text:style-name="P360"><text:tab/>}</text:p>
      <text:p text:style-name="P360"><text:tab/>out &lt;&lt; endl;</text:p>
      <text:p text:style-name="P360"/>
      <text:p text:style-name="P360"><text:tab/>for (vector&lt;RateInfo&gt;::iterator r=ts.rates.begin(); r!=ts.rates.end(); r++) {</text:p>
      <text:p text:style-name="P360"><text:tab/><text:tab/>out &lt;&lt; (*r).time;</text:p>
      <text:p text:style-name="P360"><text:tab/><text:tab/>if ((r+1)!=ts.rates.end()) {</text:p>
      <text:p text:style-name="P360"><text:tab/><text:tab/><text:tab/>out &lt;&lt; " ";</text:p>
      <text:p text:style-name="P360"><text:tab/><text:tab/>}</text:p>
      <text:p text:style-name="P360"><text:tab/>}</text:p>
      <text:p text:style-name="P360"><text:tab/>out &lt;&lt; endl;</text:p>
      <text:p text:style-name="P360"/>
      <text:p text:style-name="P360"><text:tab/>vector&lt;RateInfo&gt;::iterator r=ts.rates.begin();</text:p>
      <text:p text:style-name="P360"><text:tab/>vector&lt;TrainingExample&gt;::iterator e=ts.examples.begin();</text:p>
      <text:p text:style-name="P360"><text:tab/>for (; r!=ts.rates.end()&amp;&amp;e!=ts.examples.end(); r++, e++) {</text:p>
      <text:p text:style-name="P360"><text:tab/><text:tab/>out &lt;&lt; (*r).time;</text:p>
      <text:p text:style-name="P360"><text:tab/><text:tab/>out &lt;&lt; "\t";</text:p>
      <text:p text:style-name="P360"><text:tab/><text:tab/>out &lt;&lt; TrainingSet::mergeDigits((*e).expected);</text:p>
      <text:p text:style-name="P360"><text:tab/><text:tab/>out &lt;&lt; "\t";</text:p>
      <text:p text:style-name="P360"><text:tab/><text:tab/>out &lt;&lt; TrainingSet::mergeDigits((*e).predicted);</text:p>
      <text:p text:style-name="P360"><text:tab/><text:tab/>if ((r+1)!=ts.rates.end() &amp;&amp; (e+1)!=ts.examples.end()) {</text:p>
      <text:p text:style-name="P360"><text:tab/><text:tab/><text:tab/>out &lt;&lt; endl;</text:p>
      <text:p text:style-name="P360"><text:tab/><text:tab/>}</text:p>
      <text:p text:style-name="P360"><text:tab/>}</text:p>
      <text:p text:style-name="P360"><text:tab/>out &lt;&lt; endl;</text:p>
      <text:p text:style-name="P360"/>
      <text:p text:style-name="P360"><text:tab/>return( out );</text:p>
      <text:p text:style-name="P360">}</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TRAINING_SET_H</text:p>
      <text:p text:style-name="P361">#define TRAINING_SET_H</text:p>
      <text:p text:style-name="P361"/>
      <text:p text:style-name="P361">#include &lt;vector&gt;</text:p>
      <text:p text:style-name="P361">#include &lt;iostream&gt;</text:p>
      <text:p text:style-name="P361"/>
      <text:p text:style-name="P361">#include "RateInfo.h"</text:p>
      <text:p text:style-name="P361">#include "TrainingExample.h"</text:p>
      <text:p text:style-name="P361"/>
      <text:p text:style-name="P361">/**</text:p>
      <text:p text:style-name="P361"><text:s/>* Artificial neural network training set.</text:p>
      <text:p text:style-name="P361"><text:s/>*</text:p>
      <text:p text:style-name="P361"><text:s/>* @author Todor Balabanov</text:p>
      <text:p text:style-name="P361"><text:s/>*</text:p>
      <text:p text:style-name="P361"><text:s/>* @email todor.balabanov@gmail.com</text:p>
      <text:p text:style-name="P361"><text:s/>*</text:p>
      <text:p text:style-name="P361"><text:s/>* @date 31 Mar 2009</text:p>
      <text:p text:style-name="P361"><text:s/>*/</text:p>
      <text:p text:style-name="P361">class TrainingSet {</text:p>
      <text:p text:style-name="P361">public:</text:p>
      <text:p text:style-name="P361"/>
      <text:p text:style-name="P361"><text:tab/>/**</text:p>
      <text:p text:style-name="P361"><text:tab/> * Floating point factor to convert from floating point to integer.</text:p>
      <text:p text:style-name="P361"><text:tab/> */</text:p>
      <text:p text:style-name="P361"><text:tab/>static const double FLOATING_POINT_FACTOR;</text:p>
      <text:p text:style-name="P361"/>
      <text:p text:style-name="P361">public:</text:p>
      <text:p text:style-name="P361"/>
      <text:p text:style-name="P361"><text:tab/>/**</text:p>
      <text:p text:style-name="P361"><text:tab/> * Split number digits in separate double values. Devide each double value by 10.</text:p>
      <text:p text:style-name="P361"><text:tab/> *</text:p>
      <text:p text:style-name="P361"><text:soft-page-break/><text:tab/> * @param values Output values array.</text:p>
      <text:p text:style-name="P361"><text:tab/> *</text:p>
      <text:p text:style-name="P361"><text:tab/> * @param number Number to be split.</text:p>
      <text:p text:style-name="P361"><text:tab/> *</text:p>
      <text:p text:style-name="P361"><text:tab/> * @author Iliyan Zankinski</text:p>
      <text:p text:style-name="P361"><text:tab/> *</text:p>
      <text:p text:style-name="P361"><text:tab/> * @email iliyan_mf@abv.bg</text:p>
      <text:p text:style-name="P361"><text:tab/> *</text:p>
      <text:p text:style-name="P361"><text:tab/> * @date 27 May 2009</text:p>
      <text:p text:style-name="P361"><text:tab/> */</text:p>
      <text:p text:style-name="P361"><text:tab/>static void splitDigits(ANNIO &amp;values, unsigned long number);</text:p>
      <text:p text:style-name="P361"/>
      <text:p text:style-name="P361"><text:tab/>/**</text:p>
      <text:p text:style-name="P361"><text:tab/> * Merge number digits in sigle number value. Multiply each double value by 10.</text:p>
      <text:p text:style-name="P361"><text:tab/> *</text:p>
      <text:p text:style-name="P361"><text:tab/> * @param values Input values array.</text:p>
      <text:p text:style-name="P361"><text:tab/> *</text:p>
      <text:p text:style-name="P361"><text:tab/> * @return Merged number.</text:p>
      <text:p text:style-name="P361"><text:tab/> *</text:p>
      <text:p text:style-name="P361"><text:tab/> * @author Yasen Ivanov</text:p>
      <text:p text:style-name="P361"><text:tab/> *</text:p>
      <text:p text:style-name="P361"><text:tab/> * @email jassen@mbox.contact.bg</text:p>
      <text:p text:style-name="P361"><text:tab/> *</text:p>
      <text:p text:style-name="P361"><text:tab/> * @date 07 Jun 2009</text:p>
      <text:p text:style-name="P361"><text:tab/> */</text:p>
      <text:p text:style-name="P361"><text:tab/>static double mergeDigits(ANNIO &amp;values);</text:p>
      <text:p text:style-name="P361"/>
      <text:p text:style-name="P361">private:</text:p>
      <text:p text:style-name="P361"/>
      <text:p text:style-name="P361"><text:tab/>/**</text:p>
      <text:p text:style-name="P361"><text:tab/> * Array with rates.</text:p>
      <text:p text:style-name="P361"><text:tab/> */</text:p>
      <text:p text:style-name="P361"><text:tab/>std::vector&lt;RateInfo&gt; rates;</text:p>
      <text:p text:style-name="P361"/>
      <text:p text:style-name="P361"><text:tab/>/**</text:p>
      <text:p text:style-name="P361"><text:tab/> * Array with training examples.</text:p>
      <text:p text:style-name="P361"><text:tab/> */</text:p>
      <text:p text:style-name="P361"><text:tab/>std::vector&lt;TrainingExample&gt; examples;</text:p>
      <text:p text:style-name="P361"/>
      <text:p text:style-name="P361">private:</text:p>
      <text:p text:style-name="P361"/>
      <text:p text:style-name="P361"><text:tab/>/**</text:p>
      <text:p text:style-name="P361"><text:tab/> * Check for specific time record.</text:p>
      <text:p text:style-name="P361"><text:tab/> *</text:p>
      <text:p text:style-name="P361"><text:tab/> * @return True if time record is found, false otherwise.</text:p>
      <text:p text:style-name="P361"><text:tab/> *</text:p>
      <text:p text:style-name="P361"><text:tab/> * @author Ivan Grozev</text:p>
      <text:p text:style-name="P361"><text:tab/> *</text:p>
      <text:p text:style-name="P361"><text:tab/> * @email Ivan.Iliev.Grozev@gmail.com</text:p>
      <text:p text:style-name="P361"><text:tab/> *</text:p>
      <text:p text:style-name="P361"><text:tab/> * @date 22 May 2009</text:p>
      <text:p text:style-name="P361"><text:tab/> */</text:p>
      <text:p text:style-name="P361"><text:tab/>bool isTimeFound(unsigned int time) const;</text:p>
      <text:p text:style-name="P361"/>
      <text:p text:style-name="P361"><text:tab/>/**</text:p>
      <text:p text:style-name="P361"><text:tab/> * Load splitted digits.</text:p>
      <text:p text:style-name="P361"><text:tab/> *</text:p>
      <text:p text:style-name="P361"><text:tab/> * @param past How many bars in the past.</text:p>
      <text:p text:style-name="P361"><text:tab/> *</text:p>
      <text:p text:style-name="P361"><text:tab/> * @param future How many bars in the futur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2 Aug 2015</text:p>
      <text:p text:style-name="P361"><text:tab/> */</text:p>
      <text:p text:style-name="P361"><text:tab/>void splitData(int past, int future);</text:p>
      <text:p text:style-name="P361"/>
      <text:p text:style-name="P361">public:</text:p>
      <text:p text:style-name="P361"/>
      <text:p text:style-name="P361"><text:tab/>/**</text:p>
      <text:p text:style-name="P361"><text:tab/> * Constructor for initial cre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0 Oct 2011</text:p>
      <text:p text:style-name="P361"><text:tab/> */</text:p>
      <text:p text:style-name="P361"><text:tab/>TrainingSet();</text:p>
      <text:p text:style-name="P361"/>
      <text:p text:style-name="P361"><text:tab/>/**</text:p>
      <text:p text:style-name="P361"><text:tab/> * Constructor for initial creation.</text:p>
      <text:p text:style-name="P361"><text:tab/> *</text:p>
      <text:p text:style-name="P361"><text:tab/> * @param rates Array with rates values.</text:p>
      <text:p text:style-name="P361"><text:tab/> *</text:p>
      <text:p text:style-name="P361"><text:tab/> * @param size Size of all parallel arrays.</text:p>
      <text:p text:style-name="P361"><text:tab/> *</text:p>
      <text:p text:style-name="P361"><text:tab/> * @param past How many bars in the past.</text:p>
      <text:p text:style-name="P361"><text:tab/> *</text:p>
      <text:p text:style-name="P361"><text:tab/> * @param future How many bars in the future.</text:p>
      <text:p text:style-name="P361"><text:tab/> *</text:p>
      <text:p text:style-name="P361"><text:tab/> * @author Iliyan Zankinski</text:p>
      <text:p text:style-name="P361"><text:tab/> *</text:p>
      <text:p text:style-name="P361"><text:tab/> * @email iliyan_mf@abv.bg</text:p>
      <text:p text:style-name="P361"><text:tab/> *</text:p>
      <text:p text:style-name="P361"><text:tab/> * @date 06 Apr 2009</text:p>
      <text:p text:style-name="P361"><text:tab/> */</text:p>
      <text:p text:style-name="P361"><text:tab/>TrainingSet(const std::vector&lt;RateInfo&gt; &amp;rates, int size, int past, int future);</text:p>
      <text:p text:style-name="P361"/>
      <text:p text:style-name="P361"><text:tab/>/**</text:p>
      <text:p text:style-name="P361"><text:tab/> * Parallel arrays size getter.</text:p>
      <text:p text:style-name="P361"><text:soft-page-break/><text:tab/> *</text:p>
      <text:p text:style-name="P361"><text:tab/> * @return Arrays size.</text:p>
      <text:p text:style-name="P361"><text:tab/> *</text:p>
      <text:p text:style-name="P361"><text:tab/> * @author Galq Cirkalova</text:p>
      <text:p text:style-name="P361"><text:tab/> *</text:p>
      <text:p text:style-name="P361"><text:tab/> * @email galq_cirkalova@abv.bg</text:p>
      <text:p text:style-name="P361"><text:tab/> *</text:p>
      <text:p text:style-name="P361"><text:tab/> * @date 06 Apr 2009</text:p>
      <text:p text:style-name="P361"><text:tab/> */</text:p>
      <text:p text:style-name="P361"><text:tab/>int getSize() const;</text:p>
      <text:p text:style-name="P361"/>
      <text:p text:style-name="P361"><text:tab/>/**</text:p>
      <text:p text:style-name="P361"><text:tab/> * Rates pointer getter.</text:p>
      <text:p text:style-name="P361"><text:tab/> *</text:p>
      <text:p text:style-name="P361"><text:tab/> * @return Rates pointe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3 Sep 2009</text:p>
      <text:p text:style-name="P361"><text:tab/> */</text:p>
      <text:p text:style-name="P361"><text:tab/>std::vector&lt;RateInfo&gt;&amp; getRates();</text:p>
      <text:p text:style-name="P361"/>
      <text:p text:style-name="P361"><text:tab/>/**</text:p>
      <text:p text:style-name="P361"><text:tab/> * Open price at index getter.</text:p>
      <text:p text:style-name="P361"><text:tab/> *</text:p>
      <text:p text:style-name="P361"><text:tab/> * @return Open price at index.</text:p>
      <text:p text:style-name="P361"><text:tab/> *</text:p>
      <text:p text:style-name="P361"><text:tab/> * @author Galq Cirkalova</text:p>
      <text:p text:style-name="P361"><text:tab/> *</text:p>
      <text:p text:style-name="P361"><text:tab/> * @email galq_cirkalova@abv.bg</text:p>
      <text:p text:style-name="P361"><text:tab/> *</text:p>
      <text:p text:style-name="P361"><text:tab/> * @date 06 Apr 2009</text:p>
      <text:p text:style-name="P361"><text:tab/> */</text:p>
      <text:p text:style-name="P361"><text:tab/>double getOpen(int index);</text:p>
      <text:p text:style-name="P361"/>
      <text:p text:style-name="P361"><text:tab/>/**</text:p>
      <text:p text:style-name="P361"><text:tab/> * Close price at index getter.</text:p>
      <text:p text:style-name="P361"><text:tab/> *</text:p>
      <text:p text:style-name="P361"><text:tab/> * @return Close price at index.</text:p>
      <text:p text:style-name="P361"><text:tab/> *</text:p>
      <text:p text:style-name="P361"><text:tab/> * @author Galq Cirkalova</text:p>
      <text:p text:style-name="P361"><text:tab/> *</text:p>
      <text:p text:style-name="P361"><text:tab/> * @email galq_cirkalova@abv.bg</text:p>
      <text:p text:style-name="P361"><text:tab/> *</text:p>
      <text:p text:style-name="P361"><text:tab/> * @date 06 Apr 2009</text:p>
      <text:p text:style-name="P361"><text:tab/> */</text:p>
      <text:p text:style-name="P361"><text:tab/>double getClose(int index);</text:p>
      <text:p text:style-name="P361"/>
      <text:p text:style-name="P361"><text:tab/>/**</text:p>
      <text:p text:style-name="P361"><text:tab/> * Highest price at index getter.</text:p>
      <text:p text:style-name="P361"><text:tab/> *</text:p>
      <text:p text:style-name="P361"><text:tab/> * @return Highest price at index.</text:p>
      <text:p text:style-name="P361"><text:tab/> *</text:p>
      <text:p text:style-name="P361"><text:tab/> * @author Galq Cirkalova</text:p>
      <text:p text:style-name="P361"><text:tab/> *</text:p>
      <text:p text:style-name="P361"><text:tab/> * @email galq_cirkalova@abv.bg</text:p>
      <text:p text:style-name="P361"><text:tab/> *</text:p>
      <text:p text:style-name="P361"><text:tab/> * @date 08 Apr 2009</text:p>
      <text:p text:style-name="P361"><text:tab/> */</text:p>
      <text:p text:style-name="P361"><text:tab/>double getHigh(int index);</text:p>
      <text:p text:style-name="P361"/>
      <text:p text:style-name="P361"><text:tab/>/**</text:p>
      <text:p text:style-name="P361"><text:tab/> * Lowest price at index getter.</text:p>
      <text:p text:style-name="P361"><text:tab/> *</text:p>
      <text:p text:style-name="P361"><text:tab/> * @return Lowest price at index.</text:p>
      <text:p text:style-name="P361"><text:tab/> *</text:p>
      <text:p text:style-name="P361"><text:tab/> * @author Galq Cirkalova</text:p>
      <text:p text:style-name="P361"><text:tab/> *</text:p>
      <text:p text:style-name="P361"><text:tab/> * @email galq_cirkalova@abv.bg</text:p>
      <text:p text:style-name="P361"><text:tab/> *</text:p>
      <text:p text:style-name="P361"><text:tab/> * @date 08 Apr 2009</text:p>
      <text:p text:style-name="P361"><text:tab/> */</text:p>
      <text:p text:style-name="P361"><text:tab/>double getLow(int index);</text:p>
      <text:p text:style-name="P361"/>
      <text:p text:style-name="P361"><text:tab/>/**</text:p>
      <text:p text:style-name="P361"><text:tab/> * UNIX time at index getter.</text:p>
      <text:p text:style-name="P361"><text:tab/> *</text:p>
      <text:p text:style-name="P361"><text:tab/> * @return UNIX time at index.</text:p>
      <text:p text:style-name="P361"><text:tab/> *</text:p>
      <text:p text:style-name="P361"><text:tab/> * @author Galq Cirkalova</text:p>
      <text:p text:style-name="P361"><text:tab/> *</text:p>
      <text:p text:style-name="P361"><text:tab/> * @email galq_cirkalova@abv.bg</text:p>
      <text:p text:style-name="P361"><text:tab/> *</text:p>
      <text:p text:style-name="P361"><text:tab/> * @date 08 Apr 2009</text:p>
      <text:p text:style-name="P361"><text:tab/> */</text:p>
      <text:p text:style-name="P361"><text:tab/>unsigned int getTime(int index);</text:p>
      <text:p text:style-name="P361"/>
      <text:p text:style-name="P361"><text:tab/>/**</text:p>
      <text:p text:style-name="P361"><text:tab/> * Amount bars in the past from the index.</text:p>
      <text:p text:style-name="P361"><text:tab/> *</text:p>
      <text:p text:style-name="P361"><text:tab/> * @param index Starting point.</text:p>
      <text:p text:style-name="P361"><text:tab/> *</text:p>
      <text:p text:style-name="P361"><text:tab/> * @param amount How many bars in the past.</text:p>
      <text:p text:style-name="P361"><text:tab/> *</text:p>
      <text:p text:style-name="P361"><text:tab/> * @return Values of bars.</text:p>
      <text:p text:style-name="P361"><text:tab/> *</text:p>
      <text:p text:style-name="P361"><text:tab/> * @author Todor Balabanov</text:p>
      <text:p text:style-name="P361"><text:tab/> *</text:p>
      <text:p text:style-name="P361"><text:tab/> * @email todor.balabanov@gmial.com</text:p>
      <text:p text:style-name="P361"><text:tab/> *</text:p>
      <text:p text:style-name="P361"><text:tab/> * @date 12 Aug 2015</text:p>
      <text:p text:style-name="P361"><text:soft-page-break/><text:tab/> */</text:p>
      <text:p text:style-name="P361"><text:tab/>ANNIO getBarsInPast(int index, int amount);</text:p>
      <text:p text:style-name="P361"/>
      <text:p text:style-name="P361"><text:tab/>/**</text:p>
      <text:p text:style-name="P361"><text:tab/> * Amount bars in the future from the index.</text:p>
      <text:p text:style-name="P361"><text:tab/> *</text:p>
      <text:p text:style-name="P361"><text:tab/> * @param index Starting point.</text:p>
      <text:p text:style-name="P361"><text:tab/> *</text:p>
      <text:p text:style-name="P361"><text:tab/> * @param amount How many bars in the future.</text:p>
      <text:p text:style-name="P361"><text:tab/> *</text:p>
      <text:p text:style-name="P361"><text:tab/> * @return Values of bars.</text:p>
      <text:p text:style-name="P361"><text:tab/> *</text:p>
      <text:p text:style-name="P361"><text:tab/> * @author Todor Balabanov</text:p>
      <text:p text:style-name="P361"><text:tab/> *</text:p>
      <text:p text:style-name="P361"><text:tab/> * @email todor.balabanov@gmial.com</text:p>
      <text:p text:style-name="P361"><text:tab/> *</text:p>
      <text:p text:style-name="P361"><text:tab/> * @date 12 Aug 2015</text:p>
      <text:p text:style-name="P361"><text:tab/> */</text:p>
      <text:p text:style-name="P361"><text:tab/>ANNIO getBarsInFuture(int index, int amount);</text:p>
      <text:p text:style-name="P361"/>
      <text:p text:style-name="P361"><text:tab/>/**</text:p>
      <text:p text:style-name="P361"><text:tab/> * UNIX time at index pointer getter.</text:p>
      <text:p text:style-name="P361"><text:tab/> *</text:p>
      <text:p text:style-name="P361"><text:tab/> * @return UNIX time at index pointe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9 Sep 2009</text:p>
      <text:p text:style-name="P361"><text:tab/> */</text:p>
      <text:p text:style-name="P361"><text:tab/>ANNIO&amp; getSplittedInputted(int index);</text:p>
      <text:p text:style-name="P361"/>
      <text:p text:style-name="P361"><text:tab/>/**</text:p>
      <text:p text:style-name="P361"><text:tab/> * Expected value at index pointer getter.</text:p>
      <text:p text:style-name="P361"><text:tab/> *</text:p>
      <text:p text:style-name="P361"><text:tab/> * @return Expected value at index pointe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9 Sep 2009</text:p>
      <text:p text:style-name="P361"><text:tab/> */</text:p>
      <text:p text:style-name="P361"><text:tab/>ANNIO&amp; getSplittedExpected(int index);</text:p>
      <text:p text:style-name="P361"/>
      <text:p text:style-name="P361"><text:tab/>/**</text:p>
      <text:p text:style-name="P361"><text:tab/> * Predicted value at index pointer getter.</text:p>
      <text:p text:style-name="P361"><text:tab/> *</text:p>
      <text:p text:style-name="P361"><text:tab/> * @return Predicted value at index pointe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9 Sep 2009</text:p>
      <text:p text:style-name="P361"><text:tab/> */</text:p>
      <text:p text:style-name="P361"><text:tab/>ANNIO&amp; getSplittedPredicted(int index);</text:p>
      <text:p text:style-name="P361"/>
      <text:p text:style-name="P361"><text:tab/>/**</text:p>
      <text:p text:style-name="P361"><text:tab/> * Array index at moment in time getter.</text:p>
      <text:p text:style-name="P361"><text:tab/> *</text:p>
      <text:p text:style-name="P361"><text:tab/> * @param atMoment UNIX timestamp value.</text:p>
      <text:p text:style-name="P361"><text:tab/> *</text:p>
      <text:p text:style-name="P361"><text:tab/> * @return Array index at specific time moment.</text:p>
      <text:p text:style-name="P361"><text:tab/> *</text:p>
      <text:p text:style-name="P361"><text:tab/> * @author Galq Cirkalova</text:p>
      <text:p text:style-name="P361"><text:tab/> *</text:p>
      <text:p text:style-name="P361"><text:tab/> * @email galq_cirkalova@abv.bg</text:p>
      <text:p text:style-name="P361"><text:tab/> *</text:p>
      <text:p text:style-name="P361"><text:tab/> * @date 09 Apr 2009</text:p>
      <text:p text:style-name="P361"><text:tab/> */</text:p>
      <text:p text:style-name="P361"><text:tab/>int getIndexAtTime(unsigned int atMoment) const;</text:p>
      <text:p text:style-name="P361"/>
      <text:p text:style-name="P361"><text:tab/>/**</text:p>
      <text:p text:style-name="P361"><text:tab/> * Open price at moment in time getter.</text:p>
      <text:p text:style-name="P361"><text:tab/> *</text:p>
      <text:p text:style-name="P361"><text:tab/> * @return Open price at moment in time.</text:p>
      <text:p text:style-name="P361"><text:tab/> *</text:p>
      <text:p text:style-name="P361"><text:tab/> * @author Galq Cirkalova</text:p>
      <text:p text:style-name="P361"><text:tab/> *</text:p>
      <text:p text:style-name="P361"><text:tab/> * @email galq_cirkalova@abv.bg</text:p>
      <text:p text:style-name="P361"><text:tab/> *</text:p>
      <text:p text:style-name="P361"><text:tab/> * @date 09 Apr 2009</text:p>
      <text:p text:style-name="P361"><text:tab/> */</text:p>
      <text:p text:style-name="P361"><text:tab/>double getOpen(unsigned int atMoment);</text:p>
      <text:p text:style-name="P361"/>
      <text:p text:style-name="P361"><text:tab/>/**</text:p>
      <text:p text:style-name="P361"><text:tab/> * Close price at moment in time getter.</text:p>
      <text:p text:style-name="P361"><text:tab/> *</text:p>
      <text:p text:style-name="P361"><text:tab/> * @return Close price at moment in time.</text:p>
      <text:p text:style-name="P361"><text:tab/> *</text:p>
      <text:p text:style-name="P361"><text:tab/> * @author Galq Cirkalova</text:p>
      <text:p text:style-name="P361"><text:tab/> *</text:p>
      <text:p text:style-name="P361"><text:tab/> * @email galq_cirkalova@abv.bg</text:p>
      <text:p text:style-name="P361"><text:tab/> *</text:p>
      <text:p text:style-name="P361"><text:tab/> * @date 09 Apr 2009</text:p>
      <text:p text:style-name="P361"><text:tab/> */</text:p>
      <text:p text:style-name="P361"><text:tab/>double getClose(unsigned int atMoment);</text:p>
      <text:p text:style-name="P361"/>
      <text:p text:style-name="P361"><text:tab/>/**</text:p>
      <text:p text:style-name="P361"><text:tab/> * Highest price at moment in time getter.</text:p>
      <text:p text:style-name="P361"><text:tab/> *</text:p>
      <text:p text:style-name="P361"><text:soft-page-break/><text:tab/> * @return Highest price at moment in time.</text:p>
      <text:p text:style-name="P361"><text:tab/> *</text:p>
      <text:p text:style-name="P361"><text:tab/> * @author Galq Cirkalova</text:p>
      <text:p text:style-name="P361"><text:tab/> *</text:p>
      <text:p text:style-name="P361"><text:tab/> * @email galq_cirkalova@abv.bg</text:p>
      <text:p text:style-name="P361"><text:tab/> *</text:p>
      <text:p text:style-name="P361"><text:tab/> * @date 21 Apr 2009</text:p>
      <text:p text:style-name="P361"><text:tab/> */</text:p>
      <text:p text:style-name="P361"><text:tab/>double getHigh(unsigned int atMoment);</text:p>
      <text:p text:style-name="P361"/>
      <text:p text:style-name="P361"><text:tab/>/**</text:p>
      <text:p text:style-name="P361"><text:tab/> * Lowest price at moment in time getter.</text:p>
      <text:p text:style-name="P361"><text:tab/> *</text:p>
      <text:p text:style-name="P361"><text:tab/> * @return Lowest price at moment in time.</text:p>
      <text:p text:style-name="P361"><text:tab/> *</text:p>
      <text:p text:style-name="P361"><text:tab/> * @author Galq Cirkalova</text:p>
      <text:p text:style-name="P361"><text:tab/> *</text:p>
      <text:p text:style-name="P361"><text:tab/> * @email galq_cirkalova@abv.bg</text:p>
      <text:p text:style-name="P361"><text:tab/> *</text:p>
      <text:p text:style-name="P361"><text:tab/> * @date 21 Apr 2009</text:p>
      <text:p text:style-name="P361"><text:tab/> */</text:p>
      <text:p text:style-name="P361"><text:tab/>double getLow(unsigned int atMoment);</text:p>
      <text:p text:style-name="P361"/>
      <text:p text:style-name="P361"><text:tab/>/**</text:p>
      <text:p text:style-name="P361"><text:tab/> * Destructor. Free memory.</text:p>
      <text:p text:style-name="P361"><text:tab/> *</text:p>
      <text:p text:style-name="P361"><text:tab/> * @author Iliyan Zankinski</text:p>
      <text:p text:style-name="P361"><text:tab/> *</text:p>
      <text:p text:style-name="P361"><text:tab/> * @email iliyan_mf@abv.bg</text:p>
      <text:p text:style-name="P361"><text:tab/> *</text:p>
      <text:p text:style-name="P361"><text:tab/> * @date 27 Apr 2009</text:p>
      <text:p text:style-name="P361"><text:tab/> */</text:p>
      <text:p text:style-name="P361"><text:tab/>virtual ~TrainingSet();</text:p>
      <text:p text:style-name="P361"/>
      <text:p text:style-name="P361"><text:tab/>friend std::ostream&amp; operator&lt;&lt;(std::ostream &amp;out, TrainingSet &amp;ts);</text:p>
      <text:p text:style-name="P361">};</text:p>
      <text:p text:style-name="P361"/>
      <text:p text:style-name="P361">/**</text:p>
      <text:p text:style-name="P361"><text:s/>* Output operator redefinition.</text:p>
      <text:p text:style-name="P361"><text:s/>*</text:p>
      <text:p text:style-name="P361"><text:s/>* @param out Output stream.</text:p>
      <text:p text:style-name="P361"><text:s/>*</text:p>
      <text:p text:style-name="P361"><text:s/>* @param ts Training set instance.</text:p>
      <text:p text:style-name="P361"><text:s/>*</text:p>
      <text:p text:style-name="P361"><text:s/>* @return Output stream.</text:p>
      <text:p text:style-name="P361"><text:s/>*</text:p>
      <text:p text:style-name="P361"><text:s/>* @author Iliyan Zankinski</text:p>
      <text:p text:style-name="P361"><text:s/>*</text:p>
      <text:p text:style-name="P361"><text:s/>* @email iliyan_mf@abv.bg</text:p>
      <text:p text:style-name="P361"><text:s/>*</text:p>
      <text:p text:style-name="P361"><text:s/>* @date 23 Aug 2009</text:p>
      <text:p text:style-name="P361"><text:s/>*/</text:p>
      <text:p text:style-name="P361">std::ostream&amp; operator&lt;&lt;(std::ostream &amp;out, TrainingSet &amp;ts);</text:p>
      <text:p text:style-name="P361"/>
      <text:p text:style-name="P361">#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WeightsMatrix.h"</text:p>
      <text:p text:style-name="P362"/>
      <text:p text:style-name="P362">WeightsMatrix::WeightsMatrix() : GraphMatrix() {</text:p>
      <text:p text:style-name="P362">}</text:p>
      <text:p text:style-name="P362"/>
      <text:p text:style-name="P362">WeightsMatrix::WeightsMatrix(int size) : GraphMatrix(size) {</text:p>
      <text:p text:style-name="P362">}</text:p>
      <text:p text:style-name="P362"/>
      <text:p text:style-name="P362"><text:soft-page-break/>WeightsMatrix::WeightsMatrix(const WeightsMatrix &amp;weights) : GraphMatrix(weights) {</text:p>
      <text:p text:style-name="P362">}</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WEIGHTS_MATRIX_H</text:p>
      <text:p text:style-name="P363">#define WEIGHTS_MATRIX_H</text:p>
      <text:p text:style-name="P363"/>
      <text:p text:style-name="P363">#include "GraphMatrix.h"</text:p>
      <text:p text:style-name="P363"/>
      <text:p text:style-name="P363">/**</text:p>
      <text:p text:style-name="P363"><text:s/>* ANN typology graph adjacency matrix class.</text:p>
      <text:p text:style-name="P363"><text:s/>*</text:p>
      <text:p text:style-name="P363"><text:s/>* @author Todor Balabanov</text:p>
      <text:p text:style-name="P363"><text:s/>*</text:p>
      <text:p text:style-name="P363"><text:s/>* @email todor.balabanov@gmail.com</text:p>
      <text:p text:style-name="P363"><text:s/>*</text:p>
      <text:p text:style-name="P363"><text:s/>* @date 03 Aug 2011</text:p>
      <text:p text:style-name="P363"><text:s/>*/</text:p>
      <text:p text:style-name="P363">class WeightsMatrix : public GraphMatrix {</text:p>
      <text:p text:style-name="P363"/>
      <text:p text:style-name="P363">public:</text:p>
      <text:p text:style-name="P363"/>
      <text:p text:style-name="P363"><text:tab/>/**</text:p>
      <text:p text:style-name="P363"><text:tab/> * Constructor without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WeightsMatrix();</text:p>
      <text:p text:style-name="P363"/>
      <text:p text:style-name="P363"><text:tab/>/**</text:p>
      <text:p text:style-name="P363"><text:tab/> * Class constructor. Memory allocation and internal variables initializaton.</text:p>
      <text:p text:style-name="P363"><text:tab/> *</text:p>
      <text:p text:style-name="P363"><text:tab/> * @param size Size of the matrix.</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WeightsMatrix(int size);</text:p>
      <text:p text:style-name="P363"/>
      <text:p text:style-name="P363"><text:tab/>/**</text:p>
      <text:p text:style-name="P363"><text:tab/> * Copy constructor.</text:p>
      <text:p text:style-name="P363"><text:tab/> *</text:p>
      <text:p text:style-name="P363"><text:tab/> * @param graph Instance to be copie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WeightsMatrix(const WeightsMatrix &amp;weights);</text:p>
      <text:p text:style-name="P363">};</text:p>
      <text:p text:style-name="P363"/>
      <text:p text:style-name="P363">#endif</text:p>
      <text:p text:style-name="Source_20_Code"/>
      <text:h text:style-name="Heading_20_3" text:outline-level="3"><text:bookmark-start text:name="__RefHeading___Toc5854_1486593966"/><text:soft-page-break/><text:s text:c="4"/>build.bat<text:bookmark-end text:name="__RefHeading___Toc5854_1486593966"/></text:h>
      <text:p text:style-name="P315"/>
      <text:p text:style-name="P364">@echo off</text:p>
      <text:p text:style-name="P364"/>
      <text:p text:style-name="P364">rem ###############################################################################</text:p>
      <text:p text:style-name="P364">rem # <text:s text:c="76"/>#</text:p>
      <text:p text:style-name="P364">rem # VitoshaTrade is Distributed Artificial Neural Network trained by <text:s text:c="11"/>#</text:p>
      <text:p text:style-name="P364">rem # Differential Evolution for prediction of Forex. Project development is in <text:s text:c="2"/>#</text:p>
      <text:p text:style-name="P364">rem # Sofia, Bulgaria. Vitosha is a mountain massif, on the outskirts of Sofia, <text:s text:c="2"/>#</text:p>
      <text:p text:style-name="P364">rem # the capital of Bulgaria. <text:s text:c="51"/>#</text:p>
      <text:p text:style-name="P364">rem # <text:s text:c="76"/>#</text:p>
      <text:p text:style-name="P364">rem # Copyright (C) 2008-2009 by Todor Balabanov <text:s/>( tdb@tbsoft.eu ) <text:s text:c="14"/>#</text:p>
      <text:p text:style-name="P364">rem # <text:s text:c="27"/>Iliyan Zankinski ( iliyan_mf@abv.bg ) <text:s text:c="11"/>#</text:p>
      <text:p text:style-name="P364">rem # <text:s text:c="27"/>Galq Cirkalova <text:s text:c="2"/>( galq_cirkalova@abv.bg ) <text:s text:c="6"/>#</text:p>
      <text:p text:style-name="P364">rem # <text:s text:c="27"/>Ivan Grozev <text:s text:c="5"/>( ivan.iliev.grozev@gmail.com ) #</text:p>
      <text:p text:style-name="P364">rem # <text:s text:c="76"/>#</text:p>
      <text:p text:style-name="P364">rem # This program is free software: you can redistribute it and/or modify <text:s text:c="7"/>#</text:p>
      <text:p text:style-name="P364">rem # it under the terms of the GNU General Public License as published by <text:s text:c="7"/>#</text:p>
      <text:p text:style-name="P364">rem # the Free Software Foundation, either version 3 of the License, or <text:s text:c="10"/>#</text:p>
      <text:p text:style-name="P364">rem # (at your option) any later version. <text:s text:c="40"/>#</text:p>
      <text:p text:style-name="P364">rem # <text:s text:c="76"/>#</text:p>
      <text:p text:style-name="P364">rem # This program is distributed in the hope that it will be useful, <text:s text:c="12"/>#</text:p>
      <text:p text:style-name="P364">rem # but WITHOUT ANY WARRANTY; without even the implied warranty of <text:s text:c="13"/>#</text:p>
      <text:p text:style-name="P364">rem # MERCHANTABILITY or FITNESS FOR A PARTICULAR PURPOSE. <text:s/>See the <text:s text:c="14"/>#</text:p>
      <text:p text:style-name="P364">rem # GNU General Public License for more details. <text:s text:c="31"/>#</text:p>
      <text:p text:style-name="P364">rem # <text:s text:c="76"/>#</text:p>
      <text:p text:style-name="P364">rem # You should have received a copy of the GNU General Public License <text:s text:c="10"/>#</text:p>
      <text:p text:style-name="P364">rem # along with this program. If not, see &lt;http://www.gnu.org/licenses/&gt;. <text:s text:c="7"/>#</text:p>
      <text:p text:style-name="P364">rem # <text:s text:c="76"/>#</text:p>
      <text:p text:style-name="P364">rem ###############################################################################</text:p>
      <text:p text:style-name="P364"/>
      <text:p text:style-name="P364">rem ############################################################################</text:p>
      <text:p text:style-name="P364">rem # Check input parameters. <text:s text:c="49"/>#</text:p>
      <text:p text:style-name="P364">rem ############################################################################</text:p>
      <text:p text:style-name="P364">if "%~1"=="" goto end</text:p>
      <text:p text:style-name="P364">if "%~2"=="" goto end</text:p>
      <text:p text:style-name="P364"/>
      <text:p text:style-name="P364">rem ############################################################################</text:p>
      <text:p text:style-name="P364">rem # Go to start build directory. <text:s text:c="44"/>#</text:p>
      <text:p text:style-name="P364">rem ############################################################################</text:p>
      <text:p text:style-name="P364">rem %~d3</text:p>
      <text:p text:style-name="P364">rem cd %~dp3</text:p>
      <text:p text:style-name="P364"/>
      <text:p text:style-name="P364">rem ############################################################################</text:p>
      <text:p text:style-name="P364">rem # Create web root directories. <text:s text:c="44"/>#</text:p>
      <text:p text:style-name="P364">rem ############################################################################</text:p>
      <text:p text:style-name="P364">md "%~dp2common\"</text:p>
      <text:p text:style-name="P364">md "%~dp2logic\"</text:p>
      <text:p text:style-name="P364">md "%~dp2images\"</text:p>
      <text:p text:style-name="P364">md "%~dp2ajax\"</text:p>
      <text:p text:style-name="P364">md "%~dp2ajax\images\"</text:p>
      <text:p text:style-name="P364">md "%~dp2backend\"</text:p>
      <text:p text:style-name="P364"/>
      <text:p text:style-name="P364">rem ############################################################################</text:p>
      <text:p text:style-name="P364">rem # Deploy server side scripts. The parameter %2 PHP Apache htdocs folder. <text:s text:c="2"/>#</text:p>
      <text:p text:style-name="P364">rem ############################################################################</text:p>
      <text:p text:style-name="P364">del "%~dp2common\*.php"</text:p>
      <text:p text:style-name="P364">del "%~dp2logic\*.php"</text:p>
      <text:p text:style-name="P364">copy ..\server\common\*.php "%~dp2common\"</text:p>
      <text:p text:style-name="P364">copy ..\server\logic\*.php "%~dp2logic\"</text:p>
      <text:p text:style-name="P364"/>
      <text:p text:style-name="P364">rem ############################################################################</text:p>
      <text:p text:style-name="P364">rem # Deploy website scripts. The parameter %2 PHP Apache htdocs folder. <text:s text:c="6"/>#</text:p>
      <text:p text:style-name="P364">rem ############################################################################</text:p>
      <text:p text:style-name="P364">del "%~dp2images\*.jpg"</text:p>
      <text:p text:style-name="P364">del "%~dp2images\*.png"</text:p>
      <text:p text:style-name="P364">del "%~dp2\*.php"</text:p>
      <text:p text:style-name="P364">del "%~dp2\*.php3"</text:p>
      <text:p text:style-name="P364">del "%~dp2\*.css"</text:p>
      <text:p text:style-name="P364">copy ..\website\images\*.jpg "%~dp2images\"</text:p>
      <text:p text:style-name="P364">copy ..\website\images\*.png "%~dp2images\"</text:p>
      <text:p text:style-name="P364">copy ..\website\*.php3 "%~dp2"</text:p>
      <text:p text:style-name="P364">copy ..\website\*.css "%~dp2"</text:p>
      <text:p text:style-name="P364">rename "%~dp2\*.php3" *.php</text:p>
      <text:p text:style-name="P364">del "%~dp2\*.php3"</text:p>
      <text:p text:style-name="P364"/>
      <text:p text:style-name="P364">rem ############################################################################</text:p>
      <text:p text:style-name="P364">rem # Deploy AJAX client scripts. The parameter %2 PHP Apache htdocs folder. <text:s text:c="2"/>#</text:p>
      <text:p text:style-name="P364">rem ############################################################################</text:p>
      <text:p text:style-name="P364">rem del "%~dp2ajax\*.js"</text:p>
      <text:p text:style-name="P364">rem del "%~dp2ajax\*.html"</text:p>
      <text:p text:style-name="P364">rem del "%~dp2ajax\*.css"</text:p>
      <text:p text:style-name="P364">rem del "%~dp2ajax\images\*.jpg"</text:p>
      <text:p text:style-name="P364">rem del "%~dp2ajax\images\*.gif"</text:p>
      <text:p text:style-name="P364">rem copy ..\ajax\source\images\*.jpg "%~dp2ajax\images\"</text:p>
      <text:p text:style-name="P364">rem copy ..\ajax\source\images\*.gif "%~dp2ajax\images\"</text:p>
      <text:p text:style-name="P364">rem copy ..\ajax\source\*.js "%~dp2ajax\"</text:p>
      <text:p text:style-name="P364">rem copy ..\ajax\source\*.html "%~dp2ajax\"</text:p>
      <text:p text:style-name="P364">rem copy ..\ajax\source\*.css "%~dp2ajax\"</text:p>
      <text:p text:style-name="P364"/>
      <text:p text:style-name="P364">rem ############################################################################</text:p>
      <text:p text:style-name="P364">rem # Change working directory to binaries. <text:s text:c="35"/>#</text:p>
      <text:p text:style-name="P364">rem ############################################################################</text:p>
      <text:p text:style-name="P364">md binaries</text:p>
      <text:p text:style-name="P364">cd binaries</text:p>
      <text:p text:style-name="P364"/>
      <text:p text:style-name="P364">rem ############################################################################</text:p>
      <text:p text:style-name="P364">rem # Clean to binaries directory. <text:s text:c="44"/>#</text:p>
      <text:p text:style-name="P364">rem ############################################################################</text:p>
      <text:p text:style-name="P364"><text:soft-page-break/>del *.o</text:p>
      <text:p text:style-name="P364">del *.a</text:p>
      <text:p text:style-name="P364">del *.def</text:p>
      <text:p text:style-name="P364">del VitoshaTrade.exe</text:p>
      <text:p text:style-name="P364"/>
      <text:p text:style-name="P364">rem ############################################################################</text:p>
      <text:p text:style-name="P364">rem # Compiling. <text:s text:c="62"/>#</text:p>
      <text:p text:style-name="P364">rem ############################################################################</text:p>
      <text:p text:style-name="P364">SET INCLUDES = -I../../client/source/</text:p>
      <text:p text:style-name="P364">rem g++ %INCLUDES% -D NDEBUG -c ../../client/source/libjson/_internal/Source/*.cpp -DBUILDING_DLL=1 1&gt;nul 2&gt;nul</text:p>
      <text:p text:style-name="P364">g++ %INCLUDES% -D NDEBUG -c -w ../../client/source/*.cpp -DBUILDING_DLL=1</text:p>
      <text:p text:style-name="P364">g++ %INCLUDES% -D NDEBUG -c -w ../source/*.cpp -DBUILDING_DLL=1</text:p>
      <text:p text:style-name="P364"/>
      <text:p text:style-name="P364">rem ############################################################################</text:p>
      <text:p text:style-name="P364">rem # Linking. <text:s text:c="64"/>#</text:p>
      <text:p text:style-name="P364">rem ############################################################################</text:p>
      <text:p text:style-name="P364">g++ -o VitoshaTrade.exe *.o ../libraries/libcurldll.a ../libraries/libws2_32.a ../libraries/libpdh.a ../libraries/libjson.a -lstdc++</text:p>
      <text:p text:style-name="P364"/>
      <text:p text:style-name="P364">rem ############################################################################</text:p>
      <text:p text:style-name="P364">rem # Deploy binaries. The parameter %~dp1 is MT4 install folder. <text:s text:c="13"/>#</text:p>
      <text:p text:style-name="P364">rem ############################################################################</text:p>
      <text:p text:style-name="P364">md "%~dp1MQL4\Indicators\VitoshaTrade"</text:p>
      <text:p text:style-name="P364">copy *.exe "%~dp1MQL4\Indicators\VitoshaTrade\"</text:p>
      <text:p text:style-name="P364">copy ..\libraries\libcurl.dll "%~dp1MQL4\Indicators\VitoshaTrade\"</text:p>
      <text:p text:style-name="P364">copy ..\source\*.mq4 "%~dp1MQL4\Indicators\VitoshaTrade\"</text:p>
      <text:p text:style-name="P364"/>
      <text:p text:style-name="P364">rem ############################################################################</text:p>
      <text:p text:style-name="P364">rem # Clean to binaries directory. <text:s text:c="44"/>#</text:p>
      <text:p text:style-name="P364">rem ############################################################################</text:p>
      <text:p text:style-name="P364">del *.o</text:p>
      <text:p text:style-name="P364">del *.a</text:p>
      <text:p text:style-name="P364">del *.def</text:p>
      <text:p text:style-name="P364">del VitoshaTrade.exe</text:p>
      <text:p text:style-name="P364"/>
      <text:p text:style-name="P364">rem ############################################################################</text:p>
      <text:p text:style-name="P364">rem # Compile Java based back end system. <text:s text:c="37"/>#</text:p>
      <text:p text:style-name="P364">rem ############################################################################</text:p>
      <text:p text:style-name="P364">md ..\..\backend\binaries</text:p>
      <text:p text:style-name="P364">cd ..\..\backend\binaries\</text:p>
      <text:p text:style-name="P364">javac -d .\ ..\source\*.java</text:p>
      <text:p text:style-name="P364">jar cvf VitoshaTradeUnsigned.jar *.class</text:p>
      <text:p text:style-name="P364">jarsigner -keystore ..\keys\VitoshaTrade -storepass VitoshaTrade -keypass VitoshaTrade -signedjar VitoshaTrade.jar VitoshaTradeUnsigned.jar VitoshaTrade</text:p>
      <text:p text:style-name="P364"/>
      <text:p text:style-name="P364">rem ############################################################################</text:p>
      <text:p text:style-name="P364">rem # Depoly Java based back end system. <text:s text:c="38"/>#</text:p>
      <text:p text:style-name="P364">rem ############################################################################</text:p>
      <text:p text:style-name="P364">del "%~dp2\backend\*.jar"</text:p>
      <text:p text:style-name="P364">del "%~dp2\backend\*.cer"</text:p>
      <text:p text:style-name="P364">del "%~dp2\backend\*.html"</text:p>
      <text:p text:style-name="P364">copy .\VitoshaTrade.jar "%~dp2\backend\"</text:p>
      <text:p text:style-name="P364">copy ..\keys\VitoshaTrade.cer "%~dp2\backend\"</text:p>
      <text:p text:style-name="P364">copy ..\source\*.html "%~dp2\backend\"</text:p>
      <text:p text:style-name="P364"/>
      <text:p text:style-name="P364">rem ############################################################################</text:p>
      <text:p text:style-name="P364">rem # Clean to binaries directory. <text:s text:c="44"/>#</text:p>
      <text:p text:style-name="P364">rem ############################################################################</text:p>
      <text:p text:style-name="P364">del *.class</text:p>
      <text:p text:style-name="P364">del *.jar</text:p>
      <text:p text:style-name="P364"/>
      <text:p text:style-name="P364">rem ############################################################################</text:p>
      <text:p text:style-name="P364">rem # Build indicator. The parameter %~d1 is MT4 install drive. <text:s text:c="15"/>#</text:p>
      <text:p text:style-name="P364">rem ############################################################################</text:p>
      <text:p text:style-name="P364">%~d1</text:p>
      <text:p text:style-name="P364">cd "%~dp1MQL4\Indicators\VitoshaTrade\"</text:p>
      <text:p text:style-name="P364">rem "%~dp1mql.exe" VitoshaTrade.mq4</text:p>
      <text:p text:style-name="P364">"%~dp1mql64.exe" VitoshaTrade.mq4</text:p>
      <text:p text:style-name="P364"/>
      <text:p text:style-name="P364">rem ############################################################################</text:p>
      <text:p text:style-name="P364">rem # End of the srcipt if there are no input parameters. <text:s text:c="21"/>#</text:p>
      <text:p text:style-name="P364">rem ############################################################################</text:p>
      <text:p text:style-name="P364">:end</text:p>
      <text:p text:style-name="P364"/>
      <text:p text:style-name="P364">rem ############################################################################</text:p>
      <text:p text:style-name="P364">rem # Stop screen. <text:s text:c="60"/>#</text:p>
      <text:p text:style-name="P364">rem ############################################################################</text:p>
      <text:p text:style-name="P364">pause</text:p>
      <text:p text:style-name="P364"/>
      <text:p text:style-name="P364">@echo on</text:p>
      <text:p text:style-name="P315"/>
      <text:h text:style-name="Heading_20_3" text:outline-level="3"><text:bookmark-start text:name="__RefHeading___Toc5856_1486593966"/><text:s text:c="4"/>vt.bat<text:bookmark-end text:name="__RefHeading___Toc5856_1486593966"/></text:h>
      <text:p text:style-name="P315"/>
      <text:p text:style-name="P365">C:</text:p>
      <text:p text:style-name="P365">cd C:\Users\todor\Desktop\VT\mql4\</text:p>
      <text:p text:style-name="P365">build.bat C:\Programs\MetaTrader_Admiral_Markets_AS\ C:\Programs\XAMPP\xampp\htdocs\</text:p>
      <text:p text:style-name="P365">pause</text:p>
      <text:p text:style-name="P315"/>
      <text:h text:style-name="Heading_20_3" text:outline-level="3"><text:bookmark-start text:name="__RefHeading___Toc5858_1486593966"/><text:s text:c="4"/>VitoshaTrade.cpp<text:bookmark-end text:name="__RefHeading___Toc5858_1486593966"/></text:h>
      <text:p text:style-name="P315"/>
      <text:p text:style-name="P365">/*******************************************************************************</text:p>
      <text:p text:style-name="P365"><text:s/>* <text:s text:c="76"/>*</text:p>
      <text:p text:style-name="P365"><text:s/>* VitoshaTrade is Distributed Artificial Neural Network trained by <text:s text:c="11"/>*</text:p>
      <text:p text:style-name="P365"><text:soft-page-break/><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text:p>
      <text:p text:style-name="P365"><text:s/>* Exclude rarely-used parts from Windows headers.</text:p>
      <text:p text:style-name="P365"><text:s/>*/</text:p>
      <text:p text:style-name="P365">#define VC_EXTRALEAN</text:p>
      <text:p text:style-name="P365">#define WIN32_LEAN_AND_MEAN</text:p>
      <text:p text:style-name="P365"/>
      <text:p text:style-name="P365">#include &lt;windows.h&gt;</text:p>
      <text:p text:style-name="P365"/>
      <text:p text:style-name="P365">#include &lt;vector&gt;</text:p>
      <text:p text:style-name="P365"/>
      <text:p text:style-name="P365">#include &lt;time.h&gt;</text:p>
      <text:p text:style-name="P365">#include &lt;stdio.h&gt;</text:p>
      <text:p text:style-name="P365">#include &lt;stdlib.h&gt;</text:p>
      <text:p text:style-name="P365">#include &lt;string.h&gt;</text:p>
      <text:p text:style-name="P365"/>
      <text:p text:style-name="P365">#include "../../client/source/Trainer.h"</text:p>
      <text:p text:style-name="P365">#include "../../client/source/RateInfo.h"</text:p>
      <text:p text:style-name="P365">#include "../../client/source/ModelParameters.h"</text:p>
      <text:p text:style-name="P365"/>
      <text:p text:style-name="P365">#include "pdh.h"</text:p>
      <text:p text:style-name="P365"/>
      <text:p text:style-name="P365">using namespace std;</text:p>
      <text:p text:style-name="P365"/>
      <text:p text:style-name="P365">/**</text:p>
      <text:p text:style-name="P365"><text:s/>* DLL functions prototype style.</text:p>
      <text:p text:style-name="P365"><text:s/>*/</text:p>
      <text:p text:style-name="P365">#define MT4_EXPFUNC __declspec(dllexport)</text:p>
      <text:p text:style-name="P365"/>
      <text:p text:style-name="P365">/**</text:p>
      <text:p text:style-name="P365"><text:s/>* Control running of the thread.</text:p>
      <text:p text:style-name="P365"><text:s/>*/</text:p>
      <text:p text:style-name="P365">bool isRunning = false;</text:p>
      <text:p text:style-name="P365"/>
      <text:p text:style-name="P365">/**</text:p>
      <text:p text:style-name="P365"><text:s/>* Trainer instance.</text:p>
      <text:p text:style-name="P365"><text:s/>*/</text:p>
      <text:p text:style-name="P365">static Trainer *trainer = NULL;</text:p>
      <text:p text:style-name="P365"/>
      <text:p text:style-name="P365">/**</text:p>
      <text:p text:style-name="P365"><text:s/>* Trainer instance.</text:p>
      <text:p text:style-name="P365"><text:s/>*/</text:p>
      <text:p text:style-name="P365">static double predictedValue = 0.0;</text:p>
      <text:p text:style-name="P365"/>
      <text:p text:style-name="P365">/**</text:p>
      <text:p text:style-name="P365"><text:s/>* Calculating model initial parameters.</text:p>
      <text:p text:style-name="P365"><text:s/>*/</text:p>
      <text:p text:style-name="P365">static ModelParameters init;</text:p>
      <text:p text:style-name="P365"/>
      <text:p text:style-name="P365">/**</text:p>
      <text:p text:style-name="P365"><text:s/>* Update training set helper function.</text:p>
      <text:p text:style-name="P365"><text:s/>*</text:p>
      <text:p text:style-name="P365"><text:s/>* @param values Rates vector.</text:p>
      <text:p text:style-name="P365"><text:s/>*</text:p>
      <text:p text:style-name="P365"><text:s/>* @author Todor Balabanov</text:p>
      <text:p text:style-name="P365"><text:s/>*</text:p>
      <text:p text:style-name="P365"><text:s/>* @email todor.balabanov@gmail.com</text:p>
      <text:p text:style-name="P365"><text:s/>*</text:p>
      <text:p text:style-name="P365"><text:s/>* @date 11 Aug 2015</text:p>
      <text:p text:style-name="P365"><text:s/>*/</text:p>
      <text:p text:style-name="P365">void updateTrainingSet(std::vector&lt;RateInfo&gt; &amp;values) {</text:p>
      <text:p text:style-name="P365"><text:tab/>static bool firstTime = true;</text:p>
      <text:p text:style-name="P365"><text:tab/>if (firstTime == true) {</text:p>
      <text:p text:style-name="P365"><text:tab/><text:tab/>try {</text:p>
      <text:p text:style-name="P365"><text:tab/><text:tab/><text:tab/>if (trainer != NULL) {</text:p>
      <text:p text:style-name="P365"><text:tab/><text:tab/><text:tab/><text:tab/>trainer-&gt;updateTrainingSet(values, values.size());</text:p>
      <text:p text:style-name="P365"><text:tab/><text:tab/><text:tab/>} else {</text:p>
      <text:p text:style-name="P365"><text:tab/><text:tab/><text:tab/><text:tab/>isRunning = false;</text:p>
      <text:p text:style-name="P365"><text:tab/><text:tab/><text:tab/><text:tab/>fprintf(stderr, "%s %s\n", " <text:s text:c="13"/>VitoshaTrade00187", "Calculation process stopped.");</text:p>
      <text:p text:style-name="P365"><text:tab/><text:tab/><text:tab/>}</text:p>
      <text:p text:style-name="P365"><text:tab/><text:tab/>} catch (const char* message) {</text:p>
      <text:p text:style-name="P365"><text:tab/><text:tab/><text:tab/>isRunning = false;</text:p>
      <text:p text:style-name="P365"><text:tab/><text:tab/><text:tab/>fprintf(stderr, "%s %s\n", " <text:s text:c="13"/>VitoshaTrade00188", message);</text:p>
      <text:p text:style-name="P365"><text:tab/><text:tab/>} catch (...) {</text:p>
      <text:p text:style-name="P365"><text:tab/><text:tab/><text:tab/>isRunning = false;</text:p>
      <text:p text:style-name="P365"><text:tab/><text:tab/><text:tab/>fprintf(stderr, "%s %s\n", " <text:s text:c="13"/>VitoshaTrade00189", "Calculation process stopped.");</text:p>
      <text:p text:style-name="P365"><text:soft-page-break/><text:tab/><text:tab/>}</text:p>
      <text:p text:style-name="P365"/>
      <text:p text:style-name="P365"><text:tab/><text:tab/>firstTime = false;</text:p>
      <text:p text:style-name="P365"><text:tab/>} else {</text:p>
      <text:p text:style-name="P365"><text:tab/><text:tab/>try {</text:p>
      <text:p text:style-name="P365"><text:tab/><text:tab/><text:tab/>if (trainer != NULL) {</text:p>
      <text:p text:style-name="P365"><text:tab/><text:tab/><text:tab/><text:tab/>trainer-&gt;updateTrainingSet(values, values.size());</text:p>
      <text:p text:style-name="P365"><text:tab/><text:tab/><text:tab/>} else {</text:p>
      <text:p text:style-name="P365"><text:tab/><text:tab/><text:tab/><text:tab/>isRunning = false;</text:p>
      <text:p text:style-name="P365"><text:tab/><text:tab/><text:tab/><text:tab/>fprintf(stderr, "%s %s\n", " <text:s text:c="13"/>VitoshaTrade00190", "Calculation process stopped.");</text:p>
      <text:p text:style-name="P365"><text:tab/><text:tab/><text:tab/>}</text:p>
      <text:p text:style-name="P365"><text:tab/><text:tab/>} catch (const char* message) {</text:p>
      <text:p text:style-name="P365"><text:tab/><text:tab/><text:tab/>isRunning = false;</text:p>
      <text:p text:style-name="P365"><text:tab/><text:tab/><text:tab/>fprintf(stderr, "%s %s\n", " <text:s text:c="13"/>VitoshaTrade00191", message);</text:p>
      <text:p text:style-name="P365"><text:tab/><text:tab/>} catch (...) {</text:p>
      <text:p text:style-name="P365"><text:tab/><text:tab/><text:tab/>isRunning = false;</text:p>
      <text:p text:style-name="P365"><text:tab/><text:tab/><text:tab/>fprintf(stderr, "%s %s\n", " <text:s text:c="13"/>VitoshaTrade00192", "Calculation process stopped.");</text:p>
      <text:p text:style-name="P365"><text:tab/><text:tab/>}</text:p>
      <text:p text:style-name="P365"><text:tab/>}</text:p>
      <text:p text:style-name="P365">}</text:p>
      <text:p text:style-name="P365"/>
      <text:p text:style-name="P365">/**</text:p>
      <text:p text:style-name="P365"><text:s/>* Read from file the rates.</text:p>
      <text:p text:style-name="P365"><text:s/>*</text:p>
      <text:p text:style-name="P365"><text:s/>* @author Todor Balabanov</text:p>
      <text:p text:style-name="P365"><text:s/>*</text:p>
      <text:p text:style-name="P365"><text:s/>* @email todor.balabanov@gmail.com</text:p>
      <text:p text:style-name="P365"><text:s/>*</text:p>
      <text:p text:style-name="P365"><text:s/>* @date 11 Aug 2015</text:p>
      <text:p text:style-name="P365"><text:s/>*/</text:p>
      <text:p text:style-name="P365">void checkRates() {</text:p>
      <text:p text:style-name="P365"><text:tab/>FILE *file = fopen("rates.txt", "rt");</text:p>
      <text:p text:style-name="P365"><text:tab/>if(file == NULL) {</text:p>
      <text:p text:style-name="P365"><text:tab/><text:tab/>isRunning = false;</text:p>
      <text:p text:style-name="P365"><text:tab/><text:tab/>return;</text:p>
      <text:p text:style-name="P365"><text:tab/>}</text:p>
      <text:p text:style-name="P365"/>
      <text:p text:style-name="P365"><text:tab/>static double value;</text:p>
      <text:p text:style-name="P365"><text:tab/>static int size;</text:p>
      <text:p text:style-name="P365"><text:tab/>fscanf(file, "%d", &amp;size);</text:p>
      <text:p text:style-name="P365"/>
      <text:p text:style-name="P365"><text:tab/>/*</text:p>
      <text:p text:style-name="P365"><text:tab/> * 0 - time</text:p>
      <text:p text:style-name="P365"><text:tab/> * 1 - open</text:p>
      <text:p text:style-name="P365"><text:tab/> * 2 - low</text:p>
      <text:p text:style-name="P365"><text:tab/> * 3 - high</text:p>
      <text:p text:style-name="P365"><text:tab/> * 4 - close</text:p>
      <text:p text:style-name="P365"><text:tab/> * 5 - volume</text:p>
      <text:p text:style-name="P365"><text:tab/> */</text:p>
      <text:p text:style-name="P365"><text:tab/>std::vector&lt;RateInfo&gt; values( size );</text:p>
      <text:p text:style-name="P365"><text:tab/>for(int i=0; i&lt;size; i++) {</text:p>
      <text:p text:style-name="P365"><text:tab/><text:tab/>fscanf(file, "%lf", &amp;value);</text:p>
      <text:p text:style-name="P365"><text:tab/><text:tab/>values[i].time = value;</text:p>
      <text:p text:style-name="P365"><text:tab/><text:tab/>fscanf(file, "%lf", &amp;value);</text:p>
      <text:p text:style-name="P365"><text:tab/><text:tab/>values[i].open = value;</text:p>
      <text:p text:style-name="P365"><text:tab/><text:tab/>fscanf(file, "%lf", &amp;value);</text:p>
      <text:p text:style-name="P365"><text:tab/><text:tab/>values[i].low = value;</text:p>
      <text:p text:style-name="P365"><text:tab/><text:tab/>fscanf(file, "%lf", &amp;value);</text:p>
      <text:p text:style-name="P365"><text:tab/><text:tab/>values[i].high = value;</text:p>
      <text:p text:style-name="P365"><text:tab/><text:tab/>fscanf(file, "%lf", &amp;value);</text:p>
      <text:p text:style-name="P365"><text:tab/><text:tab/>values[i].close = value;</text:p>
      <text:p text:style-name="P365"><text:tab/><text:tab/>fscanf(file, "%lf", &amp;value);</text:p>
      <text:p text:style-name="P365"><text:tab/><text:tab/>values[i].volume = value;</text:p>
      <text:p text:style-name="P365"><text:tab/>}</text:p>
      <text:p text:style-name="P365"><text:tab/>fclose(file);</text:p>
      <text:p text:style-name="P365"/>
      <text:p text:style-name="P365"><text:tab/>updateTrainingSet(values);</text:p>
      <text:p text:style-name="P365">}</text:p>
      <text:p text:style-name="P365"/>
      <text:p text:style-name="P365">/**</text:p>
      <text:p text:style-name="P365"><text:s/>* Write to file the prediction.</text:p>
      <text:p text:style-name="P365"><text:s/>*</text:p>
      <text:p text:style-name="P365"><text:s/>* @author Todor Balabanov</text:p>
      <text:p text:style-name="P365"><text:s/>*</text:p>
      <text:p text:style-name="P365"><text:s/>* @email todor.balabanov@gmail.com</text:p>
      <text:p text:style-name="P365"><text:s/>*</text:p>
      <text:p text:style-name="P365"><text:s/>* @date 10 Aug 2015</text:p>
      <text:p text:style-name="P365"><text:s/>*/</text:p>
      <text:p text:style-name="P365">void checkPrediction() {</text:p>
      <text:p text:style-name="P365"><text:tab/>FILE *file = fopen("prediction.txt", "wt");</text:p>
      <text:p text:style-name="P365"><text:tab/>if(file == NULL) {</text:p>
      <text:p text:style-name="P365"><text:tab/><text:tab/>return;</text:p>
      <text:p text:style-name="P365"><text:tab/>}</text:p>
      <text:p text:style-name="P365"/>
      <text:p text:style-name="P365"><text:tab/>fprintf(file, "%lf", predictedValue);</text:p>
      <text:p text:style-name="P365"><text:tab/>fclose(file);</text:p>
      <text:p text:style-name="P365">}</text:p>
      <text:p text:style-name="P365"/>
      <text:p text:style-name="P365">/**</text:p>
      <text:p text:style-name="P365"><text:s/>* Read from file initial parameters.</text:p>
      <text:p text:style-name="P365"><text:s/>*</text:p>
      <text:p text:style-name="P365"><text:s/>* @author Todor Balabanov</text:p>
      <text:p text:style-name="P365"><text:s/>*</text:p>
      <text:p text:style-name="P365"><text:s/>* @email todor.balabanov@gmail.com</text:p>
      <text:p text:style-name="P365"><text:s/>*</text:p>
      <text:p text:style-name="P365"><text:s/>* @date 10 Aug 2015</text:p>
      <text:p text:style-name="P365"><text:s/>*/</text:p>
      <text:p text:style-name="P365">void checkInit() {</text:p>
      <text:p text:style-name="P365"><text:tab/>FILE *file = fopen("start.txt", "rt");</text:p>
      <text:p text:style-name="P365"><text:tab/>if(file == NULL) {</text:p>
      <text:p text:style-name="P365"><text:tab/><text:tab/>isRunning = false;</text:p>
      <text:p text:style-name="P365"><text:tab/><text:tab/>return;</text:p>
      <text:p text:style-name="P365"><text:tab/>}</text:p>
      <text:p text:style-name="P365"><text:soft-page-break/></text:p>
      <text:p text:style-name="P365"><text:tab/>static int period;</text:p>
      <text:p text:style-name="P365"><text:tab/>fscanf(file, "%d", &amp;init.dbId);</text:p>
      <text:p text:style-name="P365"><text:tab/>fscanf(file, "%s", init.symbol);</text:p>
      <text:p text:style-name="P365"><text:tab/>fscanf(file, "%d", &amp;period);</text:p>
      <text:p text:style-name="P365"><text:tab/>fscanf(file, "%d", &amp;init.neuronsAmount);</text:p>
      <text:p text:style-name="P365"><text:tab/>fscanf(file, "%d", &amp;init.populationSize);</text:p>
      <text:p text:style-name="P365"><text:tab/>fscanf(file, "%d", &amp;init.learn);</text:p>
      <text:p text:style-name="P365"><text:tab/>fscanf(file, "%d", &amp;init.forecast);</text:p>
      <text:p text:style-name="P365"><text:tab/>fclose(file);</text:p>
      <text:p text:style-name="P365"/>
      <text:p text:style-name="P365"><text:tab/>init.inputSize = init.learn;</text:p>
      <text:p text:style-name="P365"><text:tab/>init.outputSize = init.forecast;</text:p>
      <text:p text:style-name="P365"/>
      <text:p text:style-name="P365"><text:tab/>switch( period ) {</text:p>
      <text:p text:style-name="P365"><text:tab/>case M1:</text:p>
      <text:p text:style-name="P365"><text:tab/><text:tab/>init.period = M1;</text:p>
      <text:p text:style-name="P365"><text:tab/><text:tab/>break;</text:p>
      <text:p text:style-name="P365"><text:tab/>case M5:</text:p>
      <text:p text:style-name="P365"><text:tab/><text:tab/>init.period = M5;</text:p>
      <text:p text:style-name="P365"><text:tab/><text:tab/>break;</text:p>
      <text:p text:style-name="P365"><text:tab/>case M15:</text:p>
      <text:p text:style-name="P365"><text:tab/><text:tab/>init.period = M15;</text:p>
      <text:p text:style-name="P365"><text:tab/><text:tab/>break;</text:p>
      <text:p text:style-name="P365"><text:tab/>case M30:</text:p>
      <text:p text:style-name="P365"><text:tab/><text:tab/>init.period = M30;</text:p>
      <text:p text:style-name="P365"><text:tab/><text:tab/>break;</text:p>
      <text:p text:style-name="P365"><text:tab/>case H1:</text:p>
      <text:p text:style-name="P365"><text:tab/><text:tab/>init.period = H1;</text:p>
      <text:p text:style-name="P365"><text:tab/><text:tab/>break;</text:p>
      <text:p text:style-name="P365"><text:tab/>case H4:</text:p>
      <text:p text:style-name="P365"><text:tab/><text:tab/>init.period = H4;</text:p>
      <text:p text:style-name="P365"><text:tab/><text:tab/>break;</text:p>
      <text:p text:style-name="P365"><text:tab/>case D1:</text:p>
      <text:p text:style-name="P365"><text:tab/><text:tab/>init.period = D1;</text:p>
      <text:p text:style-name="P365"><text:tab/><text:tab/>break;</text:p>
      <text:p text:style-name="P365"><text:tab/>case W1:</text:p>
      <text:p text:style-name="P365"><text:tab/><text:tab/>init.period = W1;</text:p>
      <text:p text:style-name="P365"><text:tab/><text:tab/>break;</text:p>
      <text:p text:style-name="P365"><text:tab/>case MN1:</text:p>
      <text:p text:style-name="P365"><text:tab/><text:tab/>init.period = MN1;</text:p>
      <text:p text:style-name="P365"><text:tab/><text:tab/>break;</text:p>
      <text:p text:style-name="P365"><text:tab/>default:</text:p>
      <text:p text:style-name="P365"><text:tab/><text:tab/>init.period = NO;</text:p>
      <text:p text:style-name="P365"><text:tab/><text:tab/>break;</text:p>
      <text:p text:style-name="P365"><text:tab/>}</text:p>
      <text:p text:style-name="P365">}</text:p>
      <text:p text:style-name="P365"/>
      <text:p text:style-name="P365">/**</text:p>
      <text:p text:style-name="P365"><text:s/>* Read from file is running state.</text:p>
      <text:p text:style-name="P365"><text:s/>*</text:p>
      <text:p text:style-name="P365"><text:s/>* @author Todor Balabanov</text:p>
      <text:p text:style-name="P365"><text:s/>*</text:p>
      <text:p text:style-name="P365"><text:s/>* @email todor.balabanov@gmail.com</text:p>
      <text:p text:style-name="P365"><text:s/>*</text:p>
      <text:p text:style-name="P365"><text:s/>* @date 10 Aug 2015</text:p>
      <text:p text:style-name="P365"><text:s/>*/</text:p>
      <text:p text:style-name="P365">void checkIsRunning() {</text:p>
      <text:p text:style-name="P365"><text:tab/>FILE *file = fopen("running.txt", "rt");</text:p>
      <text:p text:style-name="P365"><text:tab/>if(file == NULL) {</text:p>
      <text:p text:style-name="P365"><text:tab/><text:tab/>isRunning = false;</text:p>
      <text:p text:style-name="P365"><text:tab/><text:tab/>return;</text:p>
      <text:p text:style-name="P365"><text:tab/>}</text:p>
      <text:p text:style-name="P365"/>
      <text:p text:style-name="P365"><text:tab/>static char line[256];</text:p>
      <text:p text:style-name="P365"><text:tab/>fscanf(file, "%s", line);</text:p>
      <text:p text:style-name="P365"><text:tab/>if(strcmp(line,"true") == 0) {</text:p>
      <text:p text:style-name="P365"><text:tab/><text:tab/>isRunning = true;</text:p>
      <text:p text:style-name="P365"><text:tab/>} else if(strcmp(line,"false") == 0) {</text:p>
      <text:p text:style-name="P365"><text:tab/><text:tab/>isRunning = false;</text:p>
      <text:p text:style-name="P365"><text:tab/>} else {</text:p>
      <text:p text:style-name="P365"><text:tab/><text:tab/>isRunning = false;</text:p>
      <text:p text:style-name="P365"><text:tab/>}</text:p>
      <text:p text:style-name="P365"/>
      <text:p text:style-name="P365"><text:tab/>fclose(file);</text:p>
      <text:p text:style-name="P365">}</text:p>
      <text:p text:style-name="P365"/>
      <text:p text:style-name="P365">/**</text:p>
      <text:p text:style-name="P365"><text:s/>* Measure CPU overload by using Microsoft performance data helper.</text:p>
      <text:p text:style-name="P365"><text:s/>*</text:p>
      <text:p text:style-name="P365"><text:s/>* @return CPU overload in percent.</text:p>
      <text:p text:style-name="P365"><text:s/>*</text:p>
      <text:p text:style-name="P365"><text:s/>* @author Todor Balabanov</text:p>
      <text:p text:style-name="P365"><text:s/>*</text:p>
      <text:p text:style-name="P365"><text:s/>* @email tdb@tbsoft.eu</text:p>
      <text:p text:style-name="P365"><text:s/>*</text:p>
      <text:p text:style-name="P365"><text:s/>* @date 24 Aug 2009</text:p>
      <text:p text:style-name="P365"><text:s/>*/</text:p>
      <text:p text:style-name="P365">double cpuOverload() {</text:p>
      <text:p text:style-name="P365"><text:tab/>//TODO Platform specific problems should be solved.</text:p>
      <text:p text:style-name="P365"><text:tab/>return(50.0);</text:p>
      <text:p text:style-name="P365"/>
      <text:p text:style-name="P365"><text:tab/>static HCOUNTER counterHandle;</text:p>
      <text:p text:style-name="P365"><text:tab/>static PDH_FMT_COUNTERVALUE formatValue;</text:p>
      <text:p text:style-name="P365"/>
      <text:p text:style-name="P365"><text:tab/>/*</text:p>
      <text:p text:style-name="P365"><text:tab/> * Microsoft PDH query.</text:p>
      <text:p text:style-name="P365"><text:tab/> */</text:p>
      <text:p text:style-name="P365"><text:tab/>static HQUERY queryHandle;</text:p>
      <text:p text:style-name="P365"/>
      <text:p text:style-name="P365"><text:tab/>/*</text:p>
      <text:p text:style-name="P365"><text:tab/> * Open Microsoft PDH query.</text:p>
      <text:p text:style-name="P365"><text:tab/> */</text:p>
      <text:p text:style-name="P365"><text:soft-page-break/><text:tab/>PdhOpenQuery(NULL, 0, &amp;queryHandle);</text:p>
      <text:p text:style-name="P365"/>
      <text:p text:style-name="P365"><text:tab/>PdhCollectQueryData( queryHandle );</text:p>
      <text:p text:style-name="P365"><text:tab/>PdhAddCounter(queryHandle, "\\Processor(_Total)\\% Processor Time", 0, &amp;counterHandle);</text:p>
      <text:p text:style-name="P365"><text:tab/>PdhGetFormattedCounterValue(counterHandle, PDH_FMT_DOUBLE, NULL, &amp;formatValue);</text:p>
      <text:p text:style-name="P365"/>
      <text:p text:style-name="P365"><text:tab/>/*</text:p>
      <text:p text:style-name="P365"><text:tab/> * Close Microsoft PDH query.</text:p>
      <text:p text:style-name="P365"><text:tab/> */</text:p>
      <text:p text:style-name="P365"><text:tab/>PdhCloseQuery( queryHandle );</text:p>
      <text:p text:style-name="P365"/>
      <text:p text:style-name="P365"><text:tab/>if (formatValue.doubleValue &lt; 0.0) {</text:p>
      <text:p text:style-name="P365"><text:tab/><text:tab/>return( 50.0 );</text:p>
      <text:p text:style-name="P365"><text:tab/>} else if (formatValue.doubleValue &gt; 100.0) {</text:p>
      <text:p text:style-name="P365"><text:tab/><text:tab/>return( 50.0 );</text:p>
      <text:p text:style-name="P365"><text:tab/>} else {</text:p>
      <text:p text:style-name="P365"><text:tab/><text:tab/>return( formatValue.doubleValue );</text:p>
      <text:p text:style-name="P365"><text:tab/>}</text:p>
      <text:p text:style-name="P365"/>
      <text:p text:style-name="P365"><text:tab/>return(0.0);</text:p>
      <text:p text:style-name="P365">}</text:p>
      <text:p text:style-name="P365"/>
      <text:p text:style-name="P365">/**</text:p>
      <text:p text:style-name="P365"><text:s/>* Platform independent sleep.</text:p>
      <text:p text:style-name="P365"><text:s/>*</text:p>
      <text:p text:style-name="P365"><text:s/>* @author Todor Balabanov</text:p>
      <text:p text:style-name="P365"><text:s/>*</text:p>
      <text:p text:style-name="P365"><text:s/>* @email tdb@tbsoft.eu</text:p>
      <text:p text:style-name="P365"><text:s/>*</text:p>
      <text:p text:style-name="P365"><text:s/>* @date 21 Aug 2009</text:p>
      <text:p text:style-name="P365"><text:s/>*/</text:p>
      <text:p text:style-name="P365">void sleep() {</text:p>
      <text:p text:style-name="P365"><text:tab/>/*</text:p>
      <text:p text:style-name="P365"><text:tab/> * Number of clock ticks elapsed since the program was launched in</text:p>
      <text:p text:style-name="P365"><text:tab/> * milliseconds. Constant should not be zero, because it is used as divisor.</text:p>
      <text:p text:style-name="P365"><text:tab/> */</text:p>
      <text:p text:style-name="P365"><text:tab/>static const unsigned long CLOCKS_PER_MSEC = CLOCKS_PER_SEC/1000==0?1:CLOCKS_PER_SEC/1000;</text:p>
      <text:p text:style-name="P365"/>
      <text:p text:style-name="P365"><text:tab/>/*</text:p>
      <text:p text:style-name="P365"><text:tab/> * Minimum time after which thread will go in sleep mode in milliseconds.</text:p>
      <text:p text:style-name="P365"><text:tab/> */</text:p>
      <text:p text:style-name="P365"><text:tab/>static const unsigned long DO_NOT_SLEEP_FOR_LESS_THAN = 100;</text:p>
      <text:p text:style-name="P365"/>
      <text:p text:style-name="P365"><text:tab/>/*</text:p>
      <text:p text:style-name="P365"><text:tab/> * Minimum time for thread to sleep in milliseconds.</text:p>
      <text:p text:style-name="P365"><text:tab/> */</text:p>
      <text:p text:style-name="P365"><text:tab/>static const unsigned long MIN_TIME_FOR_SLEEP = 0;</text:p>
      <text:p text:style-name="P365"/>
      <text:p text:style-name="P365"><text:tab/>/*</text:p>
      <text:p text:style-name="P365"><text:tab/> * Maximum time for thread to sleep in milliseconds.</text:p>
      <text:p text:style-name="P365"><text:tab/> */</text:p>
      <text:p text:style-name="P365"><text:tab/>static const unsigned long MAX_TIME_FOR_SLEEP = 1000;</text:p>
      <text:p text:style-name="P365"/>
      <text:p text:style-name="P365"><text:tab/>/*</text:p>
      <text:p text:style-name="P365"><text:tab/> * Last moment in time when thread slept.</text:p>
      <text:p text:style-name="P365"><text:tab/> */</text:p>
      <text:p text:style-name="P365"><text:tab/>static unsigned long lastSleepTime = 0;</text:p>
      <text:p text:style-name="P365"/>
      <text:p text:style-name="P365"><text:tab/>/*</text:p>
      <text:p text:style-name="P365"><text:tab/> * Execute sleep only if fixed amount of time was spend.</text:p>
      <text:p text:style-name="P365"><text:tab/> */</text:p>
      <text:p text:style-name="P365"><text:tab/>if ((clock()-lastSleepTime)/CLOCKS_PER_MSEC &lt; DO_NOT_SLEEP_FOR_LESS_THAN) {</text:p>
      <text:p text:style-name="P365"><text:tab/><text:tab/>return;</text:p>
      <text:p text:style-name="P365"><text:tab/>} else {</text:p>
      <text:p text:style-name="P365"><text:tab/><text:tab/>unsigned long time = (unsigned long)(cpuOverload()/100.0*(MAX_TIME_FOR_SLEEP-MIN_TIME_FOR_SLEEP) + MIN_TIME_FOR_SLEEP);</text:p>
      <text:p text:style-name="P365"><text:tab/><text:tab/>Sleep( time );</text:p>
      <text:p text:style-name="P365"/>
      <text:p text:style-name="P365"><text:tab/><text:tab/>lastSleepTime = clock() / CLOCKS_PER_MSEC;</text:p>
      <text:p text:style-name="P365"><text:tab/>}</text:p>
      <text:p text:style-name="P365">}</text:p>
      <text:p text:style-name="P365"/>
      <text:p text:style-name="P365">/**</text:p>
      <text:p text:style-name="P365"><text:s/>* Thread run/loop function.</text:p>
      <text:p text:style-name="P365"><text:s/>*</text:p>
      <text:p text:style-name="P365"><text:s/>* @param arg Thread function parameter.</text:p>
      <text:p text:style-name="P365"><text:s/>*</text:p>
      <text:p text:style-name="P365"><text:s/>* @return</text:p>
      <text:p text:style-name="P365"><text:s/>*</text:p>
      <text:p text:style-name="P365"><text:s/>* @author Todor Balabanov</text:p>
      <text:p text:style-name="P365"><text:s/>*</text:p>
      <text:p text:style-name="P365"><text:s/>* @email tdb@tbsoft.eu</text:p>
      <text:p text:style-name="P365"><text:s/>*</text:p>
      <text:p text:style-name="P365"><text:s/>* @date 04 May 2009</text:p>
      <text:p text:style-name="P365"><text:s/>*/</text:p>
      <text:p text:style-name="P365">DWORD WINAPI run(void *arg) {</text:p>
      <text:p text:style-name="P365"><text:tab/>/*</text:p>
      <text:p text:style-name="P365"><text:tab/> * Prediction.</text:p>
      <text:p text:style-name="P365"><text:tab/> */</text:p>
      <text:p text:style-name="P365"><text:tab/>try {</text:p>
      <text:p text:style-name="P365"><text:tab/><text:tab/>if (trainer != NULL) {</text:p>
      <text:p text:style-name="P365"><text:tab/><text:tab/><text:tab/>predictedValue = trainer-&gt;predict();</text:p>
      <text:p text:style-name="P365"><text:tab/><text:tab/>} else {</text:p>
      <text:p text:style-name="P365"><text:tab/><text:tab/><text:tab/>isRunning = false;</text:p>
      <text:p text:style-name="P365"><text:tab/><text:tab/><text:tab/>fprintf(stderr, "%s %s\n", " <text:s text:c="13"/>VitoshaTrade00181", "Calculation process stopped.");</text:p>
      <text:p text:style-name="P365"><text:tab/><text:tab/>}</text:p>
      <text:p text:style-name="P365"><text:tab/>} catch (const char* message) {</text:p>
      <text:p text:style-name="P365"><text:tab/><text:tab/>isRunning = false;</text:p>
      <text:p text:style-name="P365"><text:tab/><text:tab/>fprintf(stderr, "%s %s\n", " <text:s text:c="13"/>VitoshaTrade00182", message);</text:p>
      <text:p text:style-name="P365"><text:tab/>} catch (...) {</text:p>
      <text:p text:style-name="P365"><text:tab/><text:tab/>isRunning = false;</text:p>
      <text:p text:style-name="P365"><text:tab/><text:tab/>fprintf(stderr, "%s %s\n", " <text:s text:c="13"/>VitoshaTrade00183", "Calculation process stopped.");</text:p>
      <text:p text:style-name="P365"><text:tab/>}</text:p>
      <text:p text:style-name="P365"><text:soft-page-break/></text:p>
      <text:p text:style-name="P365"><text:tab/>/*</text:p>
      <text:p text:style-name="P365"><text:tab/> * Training.</text:p>
      <text:p text:style-name="P365"><text:tab/> */</text:p>
      <text:p text:style-name="P365"><text:tab/>try {</text:p>
      <text:p text:style-name="P365"><text:tab/><text:tab/>if (trainer != NULL) {</text:p>
      <text:p text:style-name="P365"><text:tab/><text:tab/><text:tab/>trainer-&gt;train();</text:p>
      <text:p text:style-name="P365"><text:tab/><text:tab/>} else {</text:p>
      <text:p text:style-name="P365"><text:tab/><text:tab/><text:tab/>isRunning = false;</text:p>
      <text:p text:style-name="P365"><text:tab/><text:tab/><text:tab/>fprintf(stderr, "%s %s\n", " <text:s text:c="13"/>VitoshaTrade00178", "Calculation process stopped.");</text:p>
      <text:p text:style-name="P365"><text:tab/><text:tab/>}</text:p>
      <text:p text:style-name="P365"><text:tab/>} catch (const char* message) {</text:p>
      <text:p text:style-name="P365"><text:tab/><text:tab/>isRunning = false;</text:p>
      <text:p text:style-name="P365"><text:tab/><text:tab/>fprintf(stderr, "%s %s\n", " <text:s text:c="13"/>VitoshaTrade00179", message);</text:p>
      <text:p text:style-name="P365"><text:tab/>} catch (...) {</text:p>
      <text:p text:style-name="P365"><text:tab/><text:tab/>isRunning = false;</text:p>
      <text:p text:style-name="P365"><text:tab/><text:tab/>fprintf(stderr, "%s %s\n", " <text:s text:c="13"/>VitoshaTrade00180", "Calculation process stopped.");</text:p>
      <text:p text:style-name="P365"><text:tab/>}</text:p>
      <text:p text:style-name="P365"/>
      <text:p text:style-name="P365"><text:tab/>sleep();</text:p>
      <text:p text:style-name="P365">}</text:p>
      <text:p text:style-name="P365"/>
      <text:p text:style-name="P365">/**</text:p>
      <text:p text:style-name="P365"><text:s/>* Show about message dialog.</text:p>
      <text:p text:style-name="P365"><text:s/>*</text:p>
      <text:p text:style-name="P365"><text:s/>* @author Todor Balabanov</text:p>
      <text:p text:style-name="P365"><text:s/>*</text:p>
      <text:p text:style-name="P365"><text:s/>* @email tdb@tbsoft.eu</text:p>
      <text:p text:style-name="P365"><text:s/>*</text:p>
      <text:p text:style-name="P365"><text:s/>* @date 07 Apr 2009</text:p>
      <text:p text:style-name="P365"><text:s/>*/</text:p>
      <text:p text:style-name="P365">MT4_EXPFUNC void about() {</text:p>
      <text:p text:style-name="P365"><text:tab/>//MessageBox(NULL, "Forex forecasting.", "About VitoshaTrade", 0);</text:p>
      <text:p text:style-name="P365">}</text:p>
      <text:p text:style-name="P365"/>
      <text:p text:style-name="P365">/**</text:p>
      <text:p text:style-name="P365"><text:s/>* Start predictor instance and calculation loop of it.</text:p>
      <text:p text:style-name="P365"><text:s/>*</text:p>
      <text:p text:style-name="P365"><text:s/>* @param dbId Database identifier of specific record.</text:p>
      <text:p text:style-name="P365"><text:s/>*</text:p>
      <text:p text:style-name="P365"><text:s/>* @param symbol Forex symbol for trading.</text:p>
      <text:p text:style-name="P365"><text:s/>*</text:p>
      <text:p text:style-name="P365"><text:s/>* @param period Chart period value.</text:p>
      <text:p text:style-name="P365"><text:s/>*</text:p>
      <text:p text:style-name="P365"><text:s/>* @param neuronsAmount Neurons amout to be used if predictor will not be loaded from database.</text:p>
      <text:p text:style-name="P365"><text:s/>*</text:p>
      <text:p text:style-name="P365"><text:s/>* @param populationSize Population size to be used if predictor will not be loaded from database.</text:p>
      <text:p text:style-name="P365"><text:s/>*</text:p>
      <text:p text:style-name="P365"><text:s/>* @param learn Learning bars interval.</text:p>
      <text:p text:style-name="P365"><text:s/>*</text:p>
      <text:p text:style-name="P365"><text:s/>* @param forecast Prediction bars interval.</text:p>
      <text:p text:style-name="P365"><text:s/>*</text:p>
      <text:p text:style-name="P365"><text:s/>* @author Todor Balabanov</text:p>
      <text:p text:style-name="P365"><text:s/>*</text:p>
      <text:p text:style-name="P365"><text:s/>* @email tdb@tbsoft.eu</text:p>
      <text:p text:style-name="P365"><text:s/>*</text:p>
      <text:p text:style-name="P365"><text:s/>* @date 07 Apr 2009</text:p>
      <text:p text:style-name="P365"><text:s/>*/</text:p>
      <text:p text:style-name="P365">MT4_EXPFUNC void startPredictor(const int dbId, const char *symbol, const int period, const int neuronsAmount, const int populationSize, const int learn, const int forecast) {</text:p>
      <text:p text:style-name="P365"><text:tab/>/*</text:p>
      <text:p text:style-name="P365"><text:tab/> * Fill init trainer structure.</text:p>
      <text:p text:style-name="P365"><text:tab/> */</text:p>
      <text:p text:style-name="P365"><text:tab/>init.dbId = dbId;</text:p>
      <text:p text:style-name="P365"><text:tab/>strcpy(init.symbol, symbol);</text:p>
      <text:p text:style-name="P365"><text:tab/>switch( period ) {</text:p>
      <text:p text:style-name="P365"><text:tab/>case M1:</text:p>
      <text:p text:style-name="P365"><text:tab/><text:tab/>init.period = M1;</text:p>
      <text:p text:style-name="P365"><text:tab/><text:tab/>break;</text:p>
      <text:p text:style-name="P365"><text:tab/>case M5:</text:p>
      <text:p text:style-name="P365"><text:tab/><text:tab/>init.period = M5;</text:p>
      <text:p text:style-name="P365"><text:tab/><text:tab/>break;</text:p>
      <text:p text:style-name="P365"><text:tab/>case M15:</text:p>
      <text:p text:style-name="P365"><text:tab/><text:tab/>init.period = M15;</text:p>
      <text:p text:style-name="P365"><text:tab/><text:tab/>break;</text:p>
      <text:p text:style-name="P365"><text:tab/>case M30:</text:p>
      <text:p text:style-name="P365"><text:tab/><text:tab/>init.period = M30;</text:p>
      <text:p text:style-name="P365"><text:tab/><text:tab/>break;</text:p>
      <text:p text:style-name="P365"><text:tab/>case H1:</text:p>
      <text:p text:style-name="P365"><text:tab/><text:tab/>init.period = H1;</text:p>
      <text:p text:style-name="P365"><text:tab/><text:tab/>break;</text:p>
      <text:p text:style-name="P365"><text:tab/>case H4:</text:p>
      <text:p text:style-name="P365"><text:tab/><text:tab/>init.period = H4;</text:p>
      <text:p text:style-name="P365"><text:tab/><text:tab/>break;</text:p>
      <text:p text:style-name="P365"><text:tab/>case D1:</text:p>
      <text:p text:style-name="P365"><text:tab/><text:tab/>init.period = D1;</text:p>
      <text:p text:style-name="P365"><text:tab/><text:tab/>break;</text:p>
      <text:p text:style-name="P365"><text:tab/>case W1:</text:p>
      <text:p text:style-name="P365"><text:tab/><text:tab/>init.period = W1;</text:p>
      <text:p text:style-name="P365"><text:tab/><text:tab/>break;</text:p>
      <text:p text:style-name="P365"><text:tab/>case MN1:</text:p>
      <text:p text:style-name="P365"><text:tab/><text:tab/>init.period = MN1;</text:p>
      <text:p text:style-name="P365"><text:tab/><text:tab/>break;</text:p>
      <text:p text:style-name="P365"><text:tab/>default:</text:p>
      <text:p text:style-name="P365"><text:tab/><text:tab/>init.period = NO;</text:p>
      <text:p text:style-name="P365"><text:tab/><text:tab/>break;</text:p>
      <text:p text:style-name="P365"><text:tab/>}</text:p>
      <text:p text:style-name="P365"><text:tab/>init.neuronsAmount = neuronsAmount;</text:p>
      <text:p text:style-name="P365"><text:tab/>init.populationSize = populationSize;</text:p>
      <text:p text:style-name="P365"><text:tab/>init.learn = learn;</text:p>
      <text:p text:style-name="P365"><text:tab/>init.forecast = forecast;</text:p>
      <text:p text:style-name="P365"><text:tab/>init.inputSize = learn;</text:p>
      <text:p text:style-name="P365"><text:tab/>init.outputSize = forecast;</text:p>
      <text:p text:style-name="P365"><text:soft-page-break/></text:p>
      <text:p text:style-name="P365"><text:tab/>char netType[ 100 ] = "";</text:p>
      <text:p text:style-name="P365"><text:tab/>sprintf(netType, "%s%d", symbol, period);</text:p>
      <text:p text:style-name="P365"><text:tab/>//MessageBox(NULL, netType, "Network type:", 0);</text:p>
      <text:p text:style-name="P365">}</text:p>
      <text:p text:style-name="P365"/>
      <text:p text:style-name="P365">/**</text:p>
      <text:p text:style-name="P365"><text:s/>* Stop predictor and its loop.</text:p>
      <text:p text:style-name="P365"><text:s/>*</text:p>
      <text:p text:style-name="P365"><text:s/>* @author Todor Balabanov</text:p>
      <text:p text:style-name="P365"><text:s/>*</text:p>
      <text:p text:style-name="P365"><text:s/>* @email tdb@tbsoft.eu</text:p>
      <text:p text:style-name="P365"><text:s/>*</text:p>
      <text:p text:style-name="P365"><text:s/>* @date 07 Apr 2009</text:p>
      <text:p text:style-name="P365"><text:s/>*/</text:p>
      <text:p text:style-name="P365">MT4_EXPFUNC void stopPredictor() {</text:p>
      <text:p text:style-name="P365"><text:tab/>/*</text:p>
      <text:p text:style-name="P365"><text:tab/> * Deactivate calculation thread.</text:p>
      <text:p text:style-name="P365"><text:tab/> */</text:p>
      <text:p text:style-name="P365"><text:tab/>isRunning = false;</text:p>
      <text:p text:style-name="P365"/>
      <text:p text:style-name="P365"><text:tab/>//MessageBox(NULL, "Indicator stop!", "Closing...", 0);</text:p>
      <text:p text:style-name="P365">}</text:p>
      <text:p text:style-name="P365"/>
      <text:p text:style-name="P365">/**</text:p>
      <text:p text:style-name="P365"><text:s/>* Load chart historical data.</text:p>
      <text:p text:style-name="P365"><text:s/>*</text:p>
      <text:p text:style-name="P365"><text:s/>* @param rates Chart time series.</text:p>
      <text:p text:style-name="P365"><text:s/>*</text:p>
      <text:p text:style-name="P365"><text:s/>* @param size Size of the time series.</text:p>
      <text:p text:style-name="P365"><text:s/>*</text:p>
      <text:p text:style-name="P365"><text:s/>* @author Todor Balabanov</text:p>
      <text:p text:style-name="P365"><text:s/>*</text:p>
      <text:p text:style-name="P365"><text:s/>* @email tdb@tbsoft.eu</text:p>
      <text:p text:style-name="P365"><text:s/>*</text:p>
      <text:p text:style-name="P365"><text:s/>* @date 11 Aug 2009</text:p>
      <text:p text:style-name="P365"><text:s/>*/</text:p>
      <text:p text:style-name="P365">MT4_EXPFUNC void loadChartData(double rates[][6], int size) {</text:p>
      <text:p text:style-name="P365"><text:tab/>/*</text:p>
      <text:p text:style-name="P365"><text:tab/> * Return if there is no conditions to update.</text:p>
      <text:p text:style-name="P365"><text:tab/> */</text:p>
      <text:p text:style-name="P365"><text:tab/>if (size&lt;=0 || isRunning==false || trainer==NULL || rates==NULL) {</text:p>
      <text:p text:style-name="P365"><text:tab/><text:tab/>return;</text:p>
      <text:p text:style-name="P365"><text:tab/>}</text:p>
      <text:p text:style-name="P365"/>
      <text:p text:style-name="P365"><text:tab/>/*</text:p>
      <text:p text:style-name="P365"><text:tab/> * 0 - time</text:p>
      <text:p text:style-name="P365"><text:tab/> * 1 - open</text:p>
      <text:p text:style-name="P365"><text:tab/> * 2 - low</text:p>
      <text:p text:style-name="P365"><text:tab/> * 3 - high</text:p>
      <text:p text:style-name="P365"><text:tab/> * 4 - close</text:p>
      <text:p text:style-name="P365"><text:tab/> * 5 - volume</text:p>
      <text:p text:style-name="P365"><text:tab/> */</text:p>
      <text:p text:style-name="P365"><text:tab/>std::vector&lt;RateInfo&gt; values( size );</text:p>
      <text:p text:style-name="P365"><text:tab/>for(int i=0; i&lt;size; i++) {</text:p>
      <text:p text:style-name="P365"><text:tab/><text:tab/>values[i].time = rates[i][0];</text:p>
      <text:p text:style-name="P365"><text:tab/><text:tab/>values[i].open = rates[i][1];</text:p>
      <text:p text:style-name="P365"><text:tab/><text:tab/>values[i].low = rates[i][2];</text:p>
      <text:p text:style-name="P365"><text:tab/><text:tab/>values[i].high = rates[i][3];</text:p>
      <text:p text:style-name="P365"><text:tab/><text:tab/>values[i].close = rates[i][4];</text:p>
      <text:p text:style-name="P365"><text:tab/><text:tab/>values[i].volume = rates[i][5];</text:p>
      <text:p text:style-name="P365"><text:tab/>}</text:p>
      <text:p text:style-name="P365"/>
      <text:p text:style-name="P365"><text:tab/>updateTrainingSet(values);</text:p>
      <text:p text:style-name="P365">}</text:p>
      <text:p text:style-name="P365"/>
      <text:p text:style-name="P365">/**</text:p>
      <text:p text:style-name="P365"><text:s/>* Load historical data into predictig module.</text:p>
      <text:p text:style-name="P365"><text:s/>*</text:p>
      <text:p text:style-name="P365"><text:s/>* @return Prediction price value.</text:p>
      <text:p text:style-name="P365"><text:s/>*</text:p>
      <text:p text:style-name="P365"><text:s/>* @author Iliyan Zankinski</text:p>
      <text:p text:style-name="P365"><text:s/>*</text:p>
      <text:p text:style-name="P365"><text:s/>* @email iliyan_mf@abv.bg</text:p>
      <text:p text:style-name="P365"><text:s/>*</text:p>
      <text:p text:style-name="P365"><text:s/>* @date 26 Jul 2009</text:p>
      <text:p text:style-name="P365"><text:s/>*/</text:p>
      <text:p text:style-name="P365">MT4_EXPFUNC double prediction() {</text:p>
      <text:p text:style-name="P365"><text:tab/>return( predictedValue );</text:p>
      <text:p text:style-name="P365">}</text:p>
      <text:p text:style-name="P365"/>
      <text:p text:style-name="P365">int WINAPI WinMain(HINSTANCE hInstance, <text:s text:c="8"/>HINSTANCE hPrevInstance, <text:s text:c="18"/>LPSTR lpCmdLine,<text:tab/><text:tab/><text:tab/><text:tab/><text:tab/><text:tab/>int nCmdShow) {</text:p>
      <text:p text:style-name="P365"><text:tab/>/*</text:p>
      <text:p text:style-name="P365"><text:tab/> * Initialize pseudo-random number generator.</text:p>
      <text:p text:style-name="P365"><text:tab/> */</text:p>
      <text:p text:style-name="P365"><text:tab/>srand( time(NULL) );</text:p>
      <text:p text:style-name="P365"/>
      <text:p text:style-name="P365"><text:tab/>/*</text:p>
      <text:p text:style-name="P365"><text:tab/> * Initial check of the state.</text:p>
      <text:p text:style-name="P365"><text:tab/> */</text:p>
      <text:p text:style-name="P365"><text:tab/>checkIsRunning();</text:p>
      <text:p text:style-name="P365"><text:tab/>checkInit();</text:p>
      <text:p text:style-name="P365"/>
      <text:p text:style-name="P365"><text:tab/>//TODO Make training set available.</text:p>
      <text:p text:style-name="P365"/>
      <text:p text:style-name="P365"><text:tab/>/*</text:p>
      <text:p text:style-name="P365"><text:tab/> * Allocate memory for trainer object.</text:p>
      <text:p text:style-name="P365"><text:tab/> */</text:p>
      <text:p text:style-name="P365"><text:tab/>try {</text:p>
      <text:p text:style-name="P365"><text:tab/><text:tab/>trainer = new Trainer();</text:p>
      <text:p text:style-name="P365"><text:tab/><text:tab/>if (trainer == NULL) {</text:p>
      <text:p text:style-name="P365"><text:tab/><text:tab/><text:tab/>isRunning = false;</text:p>
      <text:p text:style-name="P365"><text:soft-page-break/><text:tab/><text:tab/><text:tab/>fprintf(stderr, "%s %s\n", " <text:s text:c="13"/>VitoshaTrade00175", "Calculation process stopped.");</text:p>
      <text:p text:style-name="P365"><text:tab/><text:tab/>} else {</text:p>
      <text:p text:style-name="P365"><text:tab/><text:tab/><text:tab/>//TODO Fix commucation problems.</text:p>
      <text:p text:style-name="P365"><text:tab/><text:tab/><text:tab/>trainer-&gt;setup( init );</text:p>
      <text:p text:style-name="P365"><text:tab/><text:tab/><text:tab/>isRunning = true;</text:p>
      <text:p text:style-name="P365"><text:tab/><text:tab/>}</text:p>
      <text:p text:style-name="P365"><text:tab/>} catch (const char* message) {</text:p>
      <text:p text:style-name="P365"><text:tab/><text:tab/>isRunning = false;</text:p>
      <text:p text:style-name="P365"><text:tab/><text:tab/>fprintf(stderr, "%s %s\n", " <text:s text:c="13"/>VitoshaTrade00176", message);</text:p>
      <text:p text:style-name="P365"><text:tab/>} catch (...) {</text:p>
      <text:p text:style-name="P365"><text:tab/><text:tab/>isRunning = false;</text:p>
      <text:p text:style-name="P365"><text:tab/><text:tab/>fprintf(stderr, "%s %s\n", " <text:s text:c="13"/>VitoshaTrade00177", "Calculation process stopped.");</text:p>
      <text:p text:style-name="P365"><text:tab/>}</text:p>
      <text:p text:style-name="P365"/>
      <text:p text:style-name="P365"><text:tab/>/*</text:p>
      <text:p text:style-name="P365"><text:tab/> * Application loop.</text:p>
      <text:p text:style-name="P365"><text:tab/> */</text:p>
      <text:p text:style-name="P365"><text:tab/>while (isRunning == true) {</text:p>
      <text:p text:style-name="P365"><text:tab/><text:tab/>checkIsRunning();</text:p>
      <text:p text:style-name="P365"><text:tab/><text:tab/>checkRates();</text:p>
      <text:p text:style-name="P365"><text:tab/><text:tab/>run(NULL);</text:p>
      <text:p text:style-name="P365"><text:tab/><text:tab/>checkPrediction();</text:p>
      <text:p text:style-name="P365"><text:tab/>}</text:p>
      <text:p text:style-name="P365"/>
      <text:p text:style-name="P365"><text:tab/>/*</text:p>
      <text:p text:style-name="P365"><text:tab/> * Free memory of trainer object before thread stop.</text:p>
      <text:p text:style-name="P365"><text:tab/> */</text:p>
      <text:p text:style-name="P365"><text:tab/>try {</text:p>
      <text:p text:style-name="P365"><text:tab/><text:tab/>isRunning = false;</text:p>
      <text:p text:style-name="P365"><text:tab/><text:tab/>delete(trainer);</text:p>
      <text:p text:style-name="P365"><text:tab/>} catch (const char* message) {</text:p>
      <text:p text:style-name="P365"><text:tab/><text:tab/>fprintf(stderr, "%s %s\n", " <text:s text:c="13"/>VitoshaTrade00184", message);</text:p>
      <text:p text:style-name="P365"><text:tab/>} catch (...) {</text:p>
      <text:p text:style-name="P365"><text:tab/><text:tab/>fprintf(stderr, "%s %s\n", " <text:s text:c="13"/>VitoshaTrade00185", "Calculation process stopped.");</text:p>
      <text:p text:style-name="P365"><text:tab/>}</text:p>
      <text:p text:style-name="P365"><text:tab/>trainer = NULL;</text:p>
      <text:p text:style-name="P365"/>
      <text:p text:style-name="P365"><text:tab/>return (int) 0;</text:p>
      <text:p text:style-name="P365">}</text:p>
      <text:p text:style-name="P315"/>
      <text:h text:style-name="Heading_20_3" text:outline-level="3"><text:bookmark-start text:name="__RefHeading___Toc5860_1486593966"/><text:s text:c="4"/>VitoshaTrade.mq4<text:bookmark-end text:name="__RefHeading___Toc5860_1486593966"/></text:h>
      <text:p text:style-name="P315"/>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property copyright "Copyright � 2008-2015, Todor Balabanov"</text:p>
      <text:p text:style-name="P365">#property link "http://vitoshatrade.veldsoft.eu/"</text:p>
      <text:p text:style-name="P365">#property version "1.001"</text:p>
      <text:p text:style-name="P365">#property strict</text:p>
      <text:p text:style-name="P365">#property indicator_chart_window</text:p>
      <text:p text:style-name="P365">#property indicator_buffers 0</text:p>
      <text:p text:style-name="P365"/>
      <text:p text:style-name="P365">#import "shell32.dll"</text:p>
      <text:p text:style-name="P365">int ShellExecuteW(int hwnd,string Operation,string File,string Parameters,string Directory,int ShowCmd);</text:p>
      <text:p text:style-name="P365">#import</text:p>
      <text:p text:style-name="P365"/>
      <text:p text:style-name="P365">/**</text:p>
      <text:p text:style-name="P365"><text:s/>* Right arrow symbol.</text:p>
      <text:p text:style-name="P365"><text:s/>*/</text:p>
      <text:p text:style-name="P365">#define SYMBOL_ARROWRIGHT 240</text:p>
      <text:p text:style-name="P365"/>
      <text:p text:style-name="P365">/**</text:p>
      <text:p text:style-name="P365"><text:s/>* MQL4 maximum random value available.</text:p>
      <text:p text:style-name="P365"><text:s/>*/</text:p>
      <text:p text:style-name="P365">#define RAND_MAX 32767.0</text:p>
      <text:p text:style-name="P365"/>
      <text:p text:style-name="P365">/**</text:p>
      <text:p text:style-name="P365"><text:s/>* Color to be used for text messages.</text:p>
      <text:p text:style-name="P365"><text:s/>*/</text:p>
      <text:p text:style-name="P365"><text:soft-page-break/>extern color TEXT_COLOR = Red;</text:p>
      <text:p text:style-name="P365"/>
      <text:p text:style-name="P365">/**</text:p>
      <text:p text:style-name="P365"><text:s/>* Color to be used for up price.</text:p>
      <text:p text:style-name="P365"><text:s/>*/</text:p>
      <text:p text:style-name="P365">extern color UP_COLOR = Cyan;</text:p>
      <text:p text:style-name="P365"/>
      <text:p text:style-name="P365">/**</text:p>
      <text:p text:style-name="P365"><text:s/>* Color to be used for down price.</text:p>
      <text:p text:style-name="P365"><text:s/>*/</text:p>
      <text:p text:style-name="P365">extern color DOWN_COLOR = Orange;</text:p>
      <text:p text:style-name="P365"/>
      <text:p text:style-name="P365">/**</text:p>
      <text:p text:style-name="P365"><text:s/>* ANN neurons amout input parameter.</text:p>
      <text:p text:style-name="P365"><text:s/>*/</text:p>
      <text:p text:style-name="P365">extern int NEURONS_AMOUNT = 37;</text:p>
      <text:p text:style-name="P365"/>
      <text:p text:style-name="P365">/**</text:p>
      <text:p text:style-name="P365"><text:s/>* DE population size indicator input parameter.</text:p>
      <text:p text:style-name="P365"><text:s/>*/</text:p>
      <text:p text:style-name="P365">extern int POPULATION_SIZE = 45;</text:p>
      <text:p text:style-name="P365"/>
      <text:p text:style-name="P365">/**</text:p>
      <text:p text:style-name="P365"><text:s/>* Number of bars to be used for trainign.</text:p>
      <text:p text:style-name="P365"><text:s/>*/</text:p>
      <text:p text:style-name="P365">extern int TRAINING_BARS = 250;</text:p>
      <text:p text:style-name="P365"/>
      <text:p text:style-name="P365">/**</text:p>
      <text:p text:style-name="P365"><text:s/>* Inspect interval in bars (number of past bars window).</text:p>
      <text:p text:style-name="P365"><text:s/>*/</text:p>
      <text:p text:style-name="P365">extern int INSPECT_BARS = 25;</text:p>
      <text:p text:style-name="P365"/>
      <text:p text:style-name="P365">/**</text:p>
      <text:p text:style-name="P365"><text:s/>* Predict interval in bars (number of future bars window).</text:p>
      <text:p text:style-name="P365"><text:s/>*/</text:p>
      <text:p text:style-name="P365">extern int PREDICT_BARS = 1;</text:p>
      <text:p text:style-name="P365"/>
      <text:p text:style-name="P365">/**</text:p>
      <text:p text:style-name="P365"><text:s/>* Predictor database id.</text:p>
      <text:p text:style-name="P365"><text:s/>*</text:p>
      <text:p text:style-name="P365"><text:s/>* Value 0 is used for no existing database record.</text:p>
      <text:p text:style-name="P365"><text:s/>*/</text:p>
      <text:p text:style-name="P365">extern int PREDICTOR_ID = 0;</text:p>
      <text:p text:style-name="P365"/>
      <text:p text:style-name="P365">/**</text:p>
      <text:p text:style-name="P365"><text:s/>* Send historical data to software module.</text:p>
      <text:p text:style-name="P365"><text:s/>*</text:p>
      <text:p text:style-name="P365"><text:s/>* @author Todor Balabanov</text:p>
      <text:p text:style-name="P365"><text:s/>*</text:p>
      <text:p text:style-name="P365"><text:s/>* @email tdb@tbsoft-bg.com</text:p>
      <text:p text:style-name="P365"><text:s/>*</text:p>
      <text:p text:style-name="P365"><text:s/>* @date 07 Apr 2009</text:p>
      <text:p text:style-name="P365"><text:s/>*/</text:p>
      <text:p text:style-name="P365">void sendDataToPredictor() {</text:p>
      <text:p text:style-name="P365"><text:tab/>double rates[][6];</text:p>
      <text:p text:style-name="P365"><text:tab/>int size = ArrayCopyRates( rates );</text:p>
      <text:p text:style-name="P365"/>
      <text:p text:style-name="P365"><text:tab/>/*</text:p>
      <text:p text:style-name="P365"><text:tab/> * Do nothing if there is no enough data.</text:p>
      <text:p text:style-name="P365"><text:tab/> */</text:p>
      <text:p text:style-name="P365"><text:tab/>if(size &lt; TRAINING_BARS) {</text:p>
      <text:p text:style-name="P365"><text:tab/><text:tab/>return;</text:p>
      <text:p text:style-name="P365"><text:tab/>} else {</text:p>
      <text:p text:style-name="P365"><text:tab/><text:tab/>//TODO Check for bars order.</text:p>
      <text:p text:style-name="P365"><text:tab/><text:tab/>size = TRAINING_BARS;</text:p>
      <text:p text:style-name="P365"><text:tab/>}</text:p>
      <text:p text:style-name="P365"/>
      <text:p text:style-name="P365"><text:tab/>/*</text:p>
      <text:p text:style-name="P365"><text:tab/> * Normalize values between zero and one.</text:p>
      <text:p text:style-name="P365"><text:tab/> * Time should not be normalized. It should be on index 0.</text:p>
      <text:p text:style-name="P365"><text:tab/> */</text:p>
      <text:p text:style-name="P365"><text:tab/>for(int r=1; r&lt;6; r++) {</text:p>
      <text:p text:style-name="P365"><text:tab/><text:tab/>double min = rates[0][r];</text:p>
      <text:p text:style-name="P365"><text:tab/><text:tab/>double max = rates[0][r];</text:p>
      <text:p text:style-name="P365"><text:tab/><text:tab/>for(int i=0; i&lt;size; i++) {</text:p>
      <text:p text:style-name="P365"><text:tab/><text:tab/><text:tab/>if(rates[i][r] &lt; min) {</text:p>
      <text:p text:style-name="P365"><text:tab/><text:tab/><text:tab/><text:tab/>min = rates[i][r];</text:p>
      <text:p text:style-name="P365"><text:tab/><text:tab/><text:tab/>}</text:p>
      <text:p text:style-name="P365"><text:tab/><text:tab/><text:tab/>if(rates[i][r] &gt; max) {</text:p>
      <text:p text:style-name="P365"><text:tab/><text:tab/><text:tab/><text:tab/>max = rates[i][r];</text:p>
      <text:p text:style-name="P365"><text:tab/><text:tab/><text:tab/>}</text:p>
      <text:p text:style-name="P365"><text:tab/><text:tab/>}</text:p>
      <text:p text:style-name="P365"/>
      <text:p text:style-name="P365"><text:tab/><text:tab/>for(int i=0; i&lt;size; i++) {</text:p>
      <text:p text:style-name="P365"><text:tab/><text:tab/><text:tab/>rates[i][r] = (rates[i][r]-min) / (max - min);</text:p>
      <text:p text:style-name="P365"><text:tab/><text:tab/>}</text:p>
      <text:p text:style-name="P365"><text:tab/>}</text:p>
      <text:p text:style-name="P365"/>
      <text:p text:style-name="P365"><text:tab/>/*</text:p>
      <text:p text:style-name="P365"><text:tab/> * Send rates to the predictor.</text:p>
      <text:p text:style-name="P365"><text:tab/> */{</text:p>
      <text:p text:style-name="P365"><text:tab/><text:tab/>int file = FileOpen("rates.txt", FILE_CSV|FILE_WRITE, ' ');</text:p>
      <text:p text:style-name="P365"><text:tab/><text:tab/>FileWrite(file, size);</text:p>
      <text:p text:style-name="P365"><text:tab/><text:tab/>for(int i=0; i&lt;size; i++) {</text:p>
      <text:p text:style-name="P365"><text:tab/><text:tab/><text:tab/>for(int r=0; r&lt;6; r++) {</text:p>
      <text:p text:style-name="P365"><text:tab/><text:tab/><text:tab/><text:tab/>FileWrite(file, rates[i][r]);</text:p>
      <text:p text:style-name="P365"><text:tab/><text:tab/><text:tab/>}</text:p>
      <text:p text:style-name="P365"><text:tab/><text:tab/>}</text:p>
      <text:p text:style-name="P365"><text:tab/><text:tab/>FileClose(file);</text:p>
      <text:p text:style-name="P365"><text:tab/>}</text:p>
      <text:p text:style-name="P365">}</text:p>
      <text:p text:style-name="P365"/>
      <text:p text:style-name="P365">/**</text:p>
      <text:p text:style-name="P365"><text:soft-page-break/><text:s/>* Indicator initialization function.</text:p>
      <text:p text:style-name="P365"><text:s/>*</text:p>
      <text:p text:style-name="P365"><text:s/>* @return Execution error code.</text:p>
      <text:p text:style-name="P365"><text:s/>*</text:p>
      <text:p text:style-name="P365"><text:s/>* @author Todor Balabanov</text:p>
      <text:p text:style-name="P365"><text:s/>*</text:p>
      <text:p text:style-name="P365"><text:s/>* @email tdb@tbsoft-bg.com</text:p>
      <text:p text:style-name="P365"><text:s/>*</text:p>
      <text:p text:style-name="P365"><text:s/>* @date 01 Aug 2014</text:p>
      <text:p text:style-name="P365"><text:s/>*/</text:p>
      <text:p text:style-name="P365">int OnInit() {</text:p>
      <text:p text:style-name="P365"><text:tab/>/*</text:p>
      <text:p text:style-name="P365"><text:tab/> * Validate input data.</text:p>
      <text:p text:style-name="P365"><text:tab/> */</text:p>
      <text:p text:style-name="P365"><text:tab/>if (NEURONS_AMOUNT &lt; 0) {</text:p>
      <text:p text:style-name="P365"><text:tab/><text:tab/>NEURONS_AMOUNT = 0;</text:p>
      <text:p text:style-name="P365"><text:tab/>}</text:p>
      <text:p text:style-name="P365"/>
      <text:p text:style-name="P365"><text:tab/>if (POPULATION_SIZE &lt; 0) {</text:p>
      <text:p text:style-name="P365"><text:tab/><text:tab/>POPULATION_SIZE = 0;</text:p>
      <text:p text:style-name="P365"><text:tab/>}</text:p>
      <text:p text:style-name="P365"/>
      <text:p text:style-name="P365"><text:tab/>if (TRAINING_BARS &lt; 0) {</text:p>
      <text:p text:style-name="P365"><text:tab/><text:tab/>TRAINING_BARS = 0;</text:p>
      <text:p text:style-name="P365"><text:tab/>}</text:p>
      <text:p text:style-name="P365"/>
      <text:p text:style-name="P365"><text:tab/>if (TRAINING_BARS &gt; Bars) {</text:p>
      <text:p text:style-name="P365"><text:tab/><text:tab/>TRAINING_BARS = Bars;</text:p>
      <text:p text:style-name="P365"><text:tab/>}</text:p>
      <text:p text:style-name="P365"/>
      <text:p text:style-name="P365"><text:tab/>if (INSPECT_BARS &lt; 0) {</text:p>
      <text:p text:style-name="P365"><text:tab/><text:tab/>INSPECT_BARS = 0;</text:p>
      <text:p text:style-name="P365"><text:tab/>}</text:p>
      <text:p text:style-name="P365"/>
      <text:p text:style-name="P365"><text:tab/>if (PREDICT_BARS &lt; 0) {</text:p>
      <text:p text:style-name="P365"><text:tab/><text:tab/>PREDICT_BARS = 0;</text:p>
      <text:p text:style-name="P365"><text:tab/>}</text:p>
      <text:p text:style-name="P365"/>
      <text:p text:style-name="P365"><text:tab/>/*</text:p>
      <text:p text:style-name="P365"><text:tab/> * Seed PRNG.</text:p>
      <text:p text:style-name="P365"><text:tab/> */</text:p>
      <text:p text:style-name="P365"><text:tab/>MathSrand( GetTickCount() );</text:p>
      <text:p text:style-name="P365"/>
      <text:p text:style-name="P365"><text:tab/>/*</text:p>
      <text:p text:style-name="P365"><text:tab/> * Initialize predictor.</text:p>
      <text:p text:style-name="P365"><text:tab/> */</text:p>
      <text:p text:style-name="P365"><text:tab/>{</text:p>
      <text:p text:style-name="P365"><text:tab/><text:tab/>int file = FileOpen("start.txt", FILE_CSV|FILE_WRITE, ' ');</text:p>
      <text:p text:style-name="P365"><text:tab/><text:tab/>FileWrite(file, PREDICTOR_ID, Symbol(), Period(), NEURONS_AMOUNT, POPULATION_SIZE, INSPECT_BARS, PREDICT_BARS);</text:p>
      <text:p text:style-name="P365"><text:tab/><text:tab/>FileClose(file);</text:p>
      <text:p text:style-name="P365"><text:tab/>}</text:p>
      <text:p text:style-name="P365"/>
      <text:p text:style-name="P365"><text:tab/>/*</text:p>
      <text:p text:style-name="P365"><text:tab/> * Run predictor.</text:p>
      <text:p text:style-name="P365"><text:tab/> */{</text:p>
      <text:p text:style-name="P365"><text:tab/><text:tab/>int file = FileOpen("running.txt", FILE_CSV|FILE_WRITE, ' ');</text:p>
      <text:p text:style-name="P365"><text:tab/><text:tab/>FileWrite(file, "true");</text:p>
      <text:p text:style-name="P365"><text:tab/><text:tab/>FileClose(file);</text:p>
      <text:p text:style-name="P365"><text:tab/>}</text:p>
      <text:p text:style-name="P365"><text:tab/>ShellExecuteW(0, "Open", TerminalPath()+"/MQL4/Indicators/VitoshaTrade/VitoshaTrade.exe", "", TerminalPath()+"/MQL4/Files", 1);</text:p>
      <text:p text:style-name="P365"><text:tab/>Sleep(500);</text:p>
      <text:p text:style-name="P365"/>
      <text:p text:style-name="P365"><text:tab/>return( 0 );</text:p>
      <text:p text:style-name="P365">}</text:p>
      <text:p text:style-name="P365"/>
      <text:p text:style-name="P365">/**</text:p>
      <text:p text:style-name="P365"><text:s/>* Indicator deinitialization function.</text:p>
      <text:p text:style-name="P365"><text:s/>*</text:p>
      <text:p text:style-name="P365"><text:s/>* @return Execution error code.</text:p>
      <text:p text:style-name="P365"><text:s/>*</text:p>
      <text:p text:style-name="P365"><text:s/>* @author Todor Balabanov</text:p>
      <text:p text:style-name="P365"><text:s/>*</text:p>
      <text:p text:style-name="P365"><text:s/>* @email tdb@tbsoft-bg.com</text:p>
      <text:p text:style-name="P365"><text:s/>*</text:p>
      <text:p text:style-name="P365"><text:s/>* @date 01 Aug 2014</text:p>
      <text:p text:style-name="P365"><text:s/>*/</text:p>
      <text:p text:style-name="P365">void OnDeinit(const int reason) {</text:p>
      <text:p text:style-name="P365"><text:tab/>if (ObjectFind("arrow") == 0) {</text:p>
      <text:p text:style-name="P365"><text:tab/><text:tab/>ObjectDelete( "arrow" );</text:p>
      <text:p text:style-name="P365"><text:tab/>}</text:p>
      <text:p text:style-name="P365"><text:tab/>if (ObjectFind("text") == 0) {</text:p>
      <text:p text:style-name="P365"><text:tab/><text:tab/>ObjectDelete( "text" );</text:p>
      <text:p text:style-name="P365"><text:tab/>}</text:p>
      <text:p text:style-name="P365"><text:tab/>if (ObjectFind("line") == 0) {</text:p>
      <text:p text:style-name="P365"><text:tab/><text:tab/>ObjectDelete( "line" );</text:p>
      <text:p text:style-name="P365"><text:tab/>}</text:p>
      <text:p text:style-name="P365"/>
      <text:p text:style-name="P365"><text:tab/>/*</text:p>
      <text:p text:style-name="P365"><text:tab/> * Stop and destroy predictor.</text:p>
      <text:p text:style-name="P365"><text:tab/> */{</text:p>
      <text:p text:style-name="P365"><text:tab/><text:tab/>int file = FileOpen("running.txt", FILE_CSV|FILE_WRITE, ' ');</text:p>
      <text:p text:style-name="P365"><text:tab/><text:tab/>FileWrite(file, "false");</text:p>
      <text:p text:style-name="P365"><text:tab/><text:tab/>FileClose(file);</text:p>
      <text:p text:style-name="P365"><text:tab/>}</text:p>
      <text:p text:style-name="P365">}</text:p>
      <text:p text:style-name="P365"/>
      <text:p text:style-name="P365">/**</text:p>
      <text:p text:style-name="P365"><text:s/>* Indicator iteration function.</text:p>
      <text:p text:style-name="P365"><text:s/>*</text:p>
      <text:p text:style-name="P365"><text:s/>* @return Execution error code.</text:p>
      <text:p text:style-name="P365"><text:s/>*</text:p>
      <text:p text:style-name="P365"><text:s/>* @author Todor Balabanov</text:p>
      <text:p text:style-name="P365"><text:soft-page-break/><text:s/>*</text:p>
      <text:p text:style-name="P365"><text:s/>* @email tdb@tbsoft-bg.com</text:p>
      <text:p text:style-name="P365"><text:s/>*</text:p>
      <text:p text:style-name="P365"><text:s/>* @date 01 Aug 2014</text:p>
      <text:p text:style-name="P365"><text:s/>*/</text:p>
      <text:p text:style-name="P365">int OnCalculate(const int rates_total,</text:p>
      <text:p text:style-name="P365"><text:tab/><text:tab/><text:tab/><text:tab/>const int prev_calculated,</text:p>
      <text:p text:style-name="P365"><text:tab/><text:tab/><text:tab/><text:tab/>const datetime&amp; time[],</text:p>
      <text:p text:style-name="P365"><text:tab/><text:tab/><text:tab/><text:tab/>const double&amp; open[],</text:p>
      <text:p text:style-name="P365"><text:tab/><text:tab/><text:tab/><text:tab/>const double&amp; high[],</text:p>
      <text:p text:style-name="P365"><text:tab/><text:tab/><text:tab/><text:tab/>const double&amp; low[],</text:p>
      <text:p text:style-name="P365"><text:tab/><text:tab/><text:tab/><text:tab/>const double&amp; close[],</text:p>
      <text:p text:style-name="P365"><text:tab/><text:tab/><text:tab/><text:tab/>const long&amp; tick_volume[],</text:p>
      <text:p text:style-name="P365"><text:tab/><text:tab/><text:tab/><text:tab/>const long&amp; volume[],</text:p>
      <text:p text:style-name="P365"><text:tab/><text:tab/><text:tab/><text:tab/>const int&amp; spread[]) {</text:p>
      <text:p text:style-name="P365"/>
      <text:p text:style-name="P365"><text:tab/>/*</text:p>
      <text:p text:style-name="P365"><text:tab/> * Send historical data to predicting module.</text:p>
      <text:p text:style-name="P365"><text:tab/> */</text:p>
      <text:p text:style-name="P365"><text:tab/>sendDataToPredictor();</text:p>
      <text:p text:style-name="P365"/>
      <text:p text:style-name="P365"><text:tab/>/*</text:p>
      <text:p text:style-name="P365"><text:tab/> * Clear visual objects from previous call.</text:p>
      <text:p text:style-name="P365"><text:tab/> */</text:p>
      <text:p text:style-name="P365"><text:tab/>if (ObjectFind("arrow") == 0) {</text:p>
      <text:p text:style-name="P365"><text:tab/><text:tab/>ObjectDelete( "arrow" );</text:p>
      <text:p text:style-name="P365"><text:tab/>}</text:p>
      <text:p text:style-name="P365"><text:tab/>if (ObjectFind("text") == 0) {</text:p>
      <text:p text:style-name="P365"><text:tab/><text:tab/>ObjectDelete( "text" );</text:p>
      <text:p text:style-name="P365"><text:tab/>}</text:p>
      <text:p text:style-name="P365"><text:tab/>if (ObjectFind("line") == 0) {</text:p>
      <text:p text:style-name="P365"><text:tab/><text:tab/>ObjectDelete( "line" );</text:p>
      <text:p text:style-name="P365"><text:tab/>}</text:p>
      <text:p text:style-name="P365"/>
      <text:p text:style-name="P365"><text:tab/>/*</text:p>
      <text:p text:style-name="P365"><text:tab/> * Create text object.</text:p>
      <text:p text:style-name="P365"><text:tab/> */</text:p>
      <text:p text:style-name="P365"><text:tab/>ObjectCreate("text", OBJ_LABEL, 0, 0, 0);</text:p>
      <text:p text:style-name="P365"><text:tab/>ObjectSet("text", OBJPROP_CORNER, 2);</text:p>
      <text:p text:style-name="P365"><text:tab/>ObjectSet("text", OBJPROP_XDISTANCE, 5);</text:p>
      <text:p text:style-name="P365"><text:tab/>ObjectSet("text", OBJPROP_YDISTANCE, 5);</text:p>
      <text:p text:style-name="P365"><text:tab/>ObjectSet("text", OBJPROP_BACK, true);</text:p>
      <text:p text:style-name="P365"/>
      <text:p text:style-name="P365"><text:tab/>/*</text:p>
      <text:p text:style-name="P365"><text:tab/> * Ask for prediction.</text:p>
      <text:p text:style-name="P365"><text:tab/> */</text:p>
      <text:p text:style-name="P365"><text:tab/>static double lastValue = 0.0;</text:p>
      <text:p text:style-name="P365"><text:tab/>double value = 0.0;</text:p>
      <text:p text:style-name="P365"><text:tab/>bool successful = false;</text:p>
      <text:p text:style-name="P365"><text:tab/>/*</text:p>
      <text:p text:style-name="P365"><text:tab/> * Run predictor.</text:p>
      <text:p text:style-name="P365"><text:tab/> */</text:p>
      <text:p text:style-name="P365"><text:tab/>{</text:p>
      <text:p text:style-name="P365"><text:tab/><text:tab/>int file = FileOpen("prediction.txt", FILE_CSV|FILE_READ, ' ');</text:p>
      <text:p text:style-name="P365"><text:tab/><text:tab/>if(file != INVALID_HANDLE) {</text:p>
      <text:p text:style-name="P365"><text:tab/><text:tab/><text:tab/>value = FileReadNumber(file);</text:p>
      <text:p text:style-name="P365"><text:tab/><text:tab/><text:tab/>FileClose(file);</text:p>
      <text:p text:style-name="P365"><text:tab/><text:tab/><text:tab/>successful = true;</text:p>
      <text:p text:style-name="P365"><text:tab/><text:tab/>}</text:p>
      <text:p text:style-name="P365"><text:tab/>}</text:p>
      <text:p text:style-name="P365"/>
      <text:p text:style-name="P365"><text:tab/>/*</text:p>
      <text:p text:style-name="P365"><text:tab/> * Denormalize prediction.</text:p>
      <text:p text:style-name="P365"><text:tab/> */</text:p>
      <text:p text:style-name="P365"><text:tab/>double min = low[0];</text:p>
      <text:p text:style-name="P365"><text:tab/>double max = high[0];</text:p>
      <text:p text:style-name="P365"><text:tab/>for(int i=0; i&lt;rates_total; i++) {</text:p>
      <text:p text:style-name="P365"><text:tab/><text:tab/>if(low[i] &lt; min) {</text:p>
      <text:p text:style-name="P365"><text:tab/><text:tab/><text:tab/>min = low[ i ];</text:p>
      <text:p text:style-name="P365"><text:tab/><text:tab/>}</text:p>
      <text:p text:style-name="P365"><text:tab/><text:tab/>if(high[i] &gt; max) {</text:p>
      <text:p text:style-name="P365"><text:tab/><text:tab/><text:tab/>max = high[ i ];</text:p>
      <text:p text:style-name="P365"><text:tab/><text:tab/>}</text:p>
      <text:p text:style-name="P365"><text:tab/>}</text:p>
      <text:p text:style-name="P365"><text:tab/>value = min + value*(max-min);</text:p>
      <text:p text:style-name="P365"/>
      <text:p text:style-name="P365"><text:tab/>/*</text:p>
      <text:p text:style-name="P365"><text:tab/> * When there is no prediction put the average between ask and bid level.</text:p>
      <text:p text:style-name="P365"><text:tab/> */</text:p>
      <text:p text:style-name="P365"><text:tab/>if(successful == false) {</text:p>
      <text:p text:style-name="P365"><text:tab/><text:tab/>value = (Ask + Bid) / 2.0;</text:p>
      <text:p text:style-name="P365"><text:tab/>}</text:p>
      <text:p text:style-name="P365"/>
      <text:p text:style-name="P365"><text:tab/>/*</text:p>
      <text:p text:style-name="P365"><text:tab/> * Display prediction.</text:p>
      <text:p text:style-name="P365"><text:tab/> */</text:p>
      <text:p text:style-name="P365"><text:tab/>if (lastValue == 0.0) {</text:p>
      <text:p text:style-name="P365"><text:tab/><text:tab/>ObjectSetText("text", "Calculating ...", 8, "Arial", TEXT_COLOR);</text:p>
      <text:p text:style-name="P365"><text:tab/>} else {</text:p>
      <text:p text:style-name="P365"><text:tab/><text:tab/>ObjectCreate("arrow", OBJ_ARROW, 0, Time[0], WindowPriceMax());</text:p>
      <text:p text:style-name="P365"><text:tab/><text:tab/>ObjectSet("arrow", OBJPROP_STYLE, STYLE_SOLID);</text:p>
      <text:p text:style-name="P365"/>
      <text:p text:style-name="P365"><text:tab/><text:tab/>ObjectCreate("line", OBJ_HLINE, 0, Time[0], lastValue, 0, 0);</text:p>
      <text:p text:style-name="P365"><text:tab/><text:tab/>ObjectSet("line", OBJPROP_STYLE, STYLE_SOLID);</text:p>
      <text:p text:style-name="P365"/>
      <text:p text:style-name="P365"><text:tab/><text:tab/>if (lastValue &gt; (Ask+Bid)/2.0) {</text:p>
      <text:p text:style-name="P365"><text:tab/><text:tab/><text:tab/>ObjectSet("arrow", OBJPROP_ARROWCODE, SYMBOL_ARROWUP);</text:p>
      <text:p text:style-name="P365"><text:tab/><text:tab/><text:tab/>ObjectSet("arrow", OBJPROP_COLOR, UP_COLOR);</text:p>
      <text:p text:style-name="P365"><text:tab/><text:tab/><text:tab/>ObjectSet("line", OBJPROP_COLOR, UP_COLOR);</text:p>
      <text:p text:style-name="P365"><text:tab/><text:tab/><text:tab/>ObjectSetText("text", ""+DoubleToString(lastValue)+" ~ "+DoubleToString(PREDICT_BARS)+" bar(s).", 8, "Arial", UP_COLOR);</text:p>
      <text:p text:style-name="P365"><text:tab/><text:tab/>} else if (lastValue &lt; (Ask+Bid)/2.0) {</text:p>
      <text:p text:style-name="P365"><text:tab/><text:tab/><text:tab/>ObjectSet("arrow", OBJPROP_ARROWCODE, SYMBOL_ARROWDOWN);</text:p>
      <text:p text:style-name="P365"><text:soft-page-break/><text:tab/><text:tab/><text:tab/>ObjectSet("arrow", OBJPROP_COLOR, DOWN_COLOR);</text:p>
      <text:p text:style-name="P365"><text:tab/><text:tab/><text:tab/>ObjectSet("line", OBJPROP_COLOR, DOWN_COLOR);</text:p>
      <text:p text:style-name="P365"><text:tab/><text:tab/><text:tab/>ObjectSetText("text", ""+DoubleToString(lastValue)+" ~ "+DoubleToString(PREDICT_BARS)+" bar(s).", 8, "Arial", DOWN_COLOR);</text:p>
      <text:p text:style-name="P365"><text:tab/><text:tab/>} else if (lastValue == (Ask+Bid)/2.0) {</text:p>
      <text:p text:style-name="P365"><text:tab/><text:tab/><text:tab/>ObjectSet("arrow", OBJPROP_ARROWCODE, SYMBOL_ARROWRIGHT);</text:p>
      <text:p text:style-name="P365"><text:tab/><text:tab/><text:tab/>ObjectSet("arrow", OBJPROP_COLOR, TEXT_COLOR);</text:p>
      <text:p text:style-name="P365"><text:tab/><text:tab/><text:tab/>ObjectSet("line", OBJPROP_COLOR, TEXT_COLOR);</text:p>
      <text:p text:style-name="P365"><text:tab/><text:tab/><text:tab/>ObjectSetText("text", "No change.", 8, "Arial", TEXT_COLOR);</text:p>
      <text:p text:style-name="P365"><text:tab/><text:tab/>}</text:p>
      <text:p text:style-name="P365"><text:tab/>}</text:p>
      <text:p text:style-name="P365"/>
      <text:p text:style-name="P365"><text:tab/>/*</text:p>
      <text:p text:style-name="P365"><text:tab/> * Redraw chart.</text:p>
      <text:p text:style-name="P365"><text:tab/> */</text:p>
      <text:p text:style-name="P365"><text:tab/>WindowRedraw();</text:p>
      <text:p text:style-name="P365"/>
      <text:p text:style-name="P365"><text:tab/>/*</text:p>
      <text:p text:style-name="P365"><text:tab/> * Keep value predicted on the previous call.</text:p>
      <text:p text:style-name="P365"><text:tab/> */</text:p>
      <text:p text:style-name="P365"><text:tab/>if (successful == true) {</text:p>
      <text:p text:style-name="P365"><text:tab/><text:tab/>lastValue = value;</text:p>
      <text:p text:style-name="P365"><text:tab/>}</text:p>
      <text:p text:style-name="P365"/>
      <text:p text:style-name="P365"><text:tab/>return( 0 );</text:p>
      <text:p text:style-name="P365">}</text:p>
      <text:p text:style-name="P316"/>
      <text:h text:style-name="Heading_20_3" text:outline-level="3"><text:bookmark-start text:name="__RefHeading___Toc5862_1486593966"/><text:s text:c="4"/>vitoshatrade.sql<text:bookmark-end text:name="__RefHeading___Toc5862_1486593966"/></text:h>
      <text:p text:style-name="Source_20_Code"/>
      <text:p text:style-name="P366">-- phpMyAdmin SQL Dump</text:p>
      <text:p text:style-name="P366">-- version 3.2.4</text:p>
      <text:p text:style-name="P366">-- http://www.phpmyadmin.net</text:p>
      <text:p text:style-name="P366">--</text:p>
      <text:p text:style-name="P366">-- Host: localhost</text:p>
      <text:p text:style-name="P366">-- Generation Time: Sep 07, 2015 at 08:03 </text:p>
      <text:p text:style-name="P366">-- Server version: 5.1.41</text:p>
      <text:p text:style-name="P366">-- PHP Version: 5.3.1</text:p>
      <text:p text:style-name="P366"/>
      <text:p text:style-name="P366">SET SQL_MODE="NO_AUTO_VALUE_ON_ZERO";</text:p>
      <text:p text:style-name="P366"/>
      <text:p text:style-name="P366"/>
      <text:p text:style-name="P366">/*!40101 SET @OLD_CHARACTER_SET_CLIENT=@@CHARACTER_SET_CLIENT */;</text:p>
      <text:p text:style-name="P366">/*!40101 SET @OLD_CHARACTER_SET_RESULTS=@@CHARACTER_SET_RESULTS */;</text:p>
      <text:p text:style-name="P366">/*!40101 SET @OLD_COLLATION_CONNECTION=@@COLLATION_CONNECTION */;</text:p>
      <text:p text:style-name="P366">/*!40101 SET NAMES utf8 */;</text:p>
      <text:p text:style-name="P366"/>
      <text:p text:style-name="P366">--</text:p>
      <text:p text:style-name="P366">-- Database: `veldsoft_vitoshatrade`</text:p>
      <text:p text:style-name="P366">--</text:p>
      <text:p text:style-name="P366"/>
      <text:p text:style-name="P366">DELIMITER $$</text:p>
      <text:p text:style-name="P366">--</text:p>
      <text:p text:style-name="P366">-- Procedures</text:p>
      <text:p text:style-name="P366">--</text:p>
      <text:p text:style-name="P366">CREATE DEFINER=`root`@`localhost` PROCEDURE `insertCurrencyPair`(IN `symbol` VARCHAR(255), IN `period` INT(10))</text:p>
      <text:p text:style-name="P366"><text:s text:c="4"/>MODIFIES SQL DATA</text:p>
      <text:p text:style-name="P366"><text:s text:c="4"/>COMMENT 'Insert currency pair with currency symbol and minutes period.'</text:p>
      <text:p text:style-name="P366">begin</text:p>
      <text:p text:style-name="P366"><text:tab/>declare period_id int;</text:p>
      <text:p text:style-name="P366"><text:s text:c="8"/></text:p>
      <text:p text:style-name="P366"><text:s text:c="8"/>select id into period_id from time_periods where time_periods.minutes=period;</text:p>
      <text:p text:style-name="P366"><text:s text:c="8"/></text:p>
      <text:p text:style-name="P366"><text:tab/>insert into currency_pairs (symbol, period_id, description) values (symbol, period_id, "");</text:p>
      <text:p text:style-name="P366">end$$</text:p>
      <text:p text:style-name="P366"/>
      <text:p text:style-name="P366">CREATE DEFINER=`root`@`localhost` PROCEDURE `saveAnn`(IN `symbol` VARCHAR(255), IN `period` INT(10), IN `number_of_neurons` INT(10), IN `flags` TEXT, IN `activities` TEXT, IN `fitness` DOUBLE, IN `weights` TEXT)</text:p>
      <text:p text:style-name="P366"><text:s text:c="4"/>MODIFIES SQL DATA</text:p>
      <text:p text:style-name="P366"><text:s text:c="4"/>COMMENT 'Save ANN information in many tables.'</text:p>
      <text:p text:style-name="P366">begin</text:p>
      <text:p text:style-name="P366"><text:tab/>declare currency_pairs_id int;</text:p>
      <text:p text:style-name="P366"><text:s text:c="8"/>declare ann_kind_id int;</text:p>
      <text:p text:style-name="P366"><text:s text:c="8"/></text:p>
      <text:p text:style-name="P366"><text:s text:c="8"/>set currency_pairs_id = checkCurrencyPairsId(symbol,period);</text:p>
      <text:p text:style-name="P366"><text:tab/>if currency_pairs_id=0 then</text:p>
      <text:p text:style-name="P366"><text:s text:c="8"/><text:tab/>call insertCurrencyPair(symbol, period);</text:p>
      <text:p text:style-name="P366"><text:s text:c="8"/><text:tab/>set currency_pairs_id = checkCurrencyPairsId(symbol,period);</text:p>
      <text:p text:style-name="P366"><text:s text:c="8"/>end if;</text:p>
      <text:p text:style-name="P366"/>
      <text:p text:style-name="P366"><text:tab/>set ann_kind_id = checkAnnKindId(symbol, period, number_of_neurons, flags, activities);</text:p>
      <text:p text:style-name="P366"><text:s text:c="8"/>if ann_kind_id=0 then</text:p>
      <text:p text:style-name="P366"><text:tab/><text:tab/>insert into ann_kind (currency_pairs_id, number_of_neurons, flags, activities) values (currency_pairs_id, number_of_neurons, flags, activities);</text:p>
      <text:p text:style-name="P366"><text:s text:c="16"/>set ann_kind_id = checkAnnKindId(symbol, period, number_of_neurons, flags, activities);</text:p>
      <text:p text:style-name="P366"><text:tab/>end if;</text:p>
      <text:p text:style-name="P366"/>
      <text:p text:style-name="P366"><text:tab/>insert into ann (ann_kind_id, fitness, weights) values (ann_kind_id, fitness, weights);</text:p>
      <text:p text:style-name="P366"><text:s text:c="8"/></text:p>
      <text:p text:style-name="P366">end$$</text:p>
      <text:p text:style-name="P366"/>
      <text:p text:style-name="P366">CREATE DEFINER=`root`@`localhost` PROCEDURE `saveTrainingSet`(IN `symbol` VARCHAR(255), IN `period` INT, IN `number_of_examples` INT, IN `time` TEXT, IN `open` TEXT, IN `low` TEXT, IN `high` TEXT, IN `close` TEXT, IN `volume` TEXT)</text:p>
      <text:p text:style-name="P366"><text:s text:c="4"/>MODIFIES SQL DATA</text:p>
      <text:p text:style-name="P366"><text:s text:c="4"/>COMMENT 'Save training set values.'</text:p>
      <text:p text:style-name="P366">begin</text:p>
      <text:p text:style-name="P366"><text:tab/>declare currency_pairs_id int;</text:p>
      <text:p text:style-name="P366"><text:tab/>declare id int;</text:p>
      <text:p text:style-name="P366"><text:s text:c="8"/></text:p>
      <text:p text:style-name="P366"><text:soft-page-break/><text:s text:c="8"/>set currency_pairs_id = checkCurrencyPairsId(symbol,period);</text:p>
      <text:p text:style-name="P366"><text:tab/>if currency_pairs_id=0 then</text:p>
      <text:p text:style-name="P366"><text:s text:c="8"/><text:tab/>call insertCurrencyPair(symbol, period);</text:p>
      <text:p text:style-name="P366"><text:s text:c="8"/><text:tab/>set currency_pairs_id = checkCurrencyPairsId(symbol,period);</text:p>
      <text:p text:style-name="P366"><text:s text:c="8"/>end if;</text:p>
      <text:p text:style-name="P366"/>
      <text:p text:style-name="P366"><text:tab/>-- Delete previous record, because information will be old.</text:p>
      <text:p text:style-name="P366"><text:s text:c="8"/>select training_set.id into id from training_set, currency_pairs, time_periods where training_set.currency_pairs_id=currency_pairs.id and currency_pairs.period_id=time_periods.id and currency_pairs.symbol=symbol and time_periods.minutes=period;</text:p>
      <text:p text:style-name="P366"><text:tab/>delete from training_set where training_set.id = id;</text:p>
      <text:p text:style-name="P366"><text:s text:c="8"/></text:p>
      <text:p text:style-name="P366"><text:s text:c="8"/>-- Insert new data for the same record.</text:p>
      <text:p text:style-name="P366"><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6">end$$</text:p>
      <text:p text:style-name="P366"/>
      <text:p text:style-name="P366">--</text:p>
      <text:p text:style-name="P366">-- Functions</text:p>
      <text:p text:style-name="P366">--</text:p>
      <text:p text:style-name="P366">CREATE DEFINER=`root`@`localhost` FUNCTION `checkAnnKindId`(`symbol` VARCHAR(255), `period` INT(10), `number_of_neurons` INT(10), `flags` TEXT, `activities` TEXT) RETURNS int(11)</text:p>
      <text:p text:style-name="P366"><text:s text:c="4"/>READS SQL DATA</text:p>
      <text:p text:style-name="P366"><text:s text:c="4"/>COMMENT 'Check for ANN kind id. Return 0 if it was not found.'</text:p>
      <text:p text:style-name="P366">begin</text:p>
      <text:p text:style-name="P366"><text:tab/>declare id int;</text:p>
      <text:p text:style-name="P366"/>
      <text:p text:style-name="P366"><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6"><text:s text:c="8"/></text:p>
      <text:p text:style-name="P366"><text:s text:c="8"/>if id is null then</text:p>
      <text:p text:style-name="P366"><text:s text:c="8"/><text:tab/>set id = 0;</text:p>
      <text:p text:style-name="P366"><text:s text:c="8"/>end if;</text:p>
      <text:p text:style-name="P366"><text:s text:c="8"/></text:p>
      <text:p text:style-name="P366"><text:tab/>return id;</text:p>
      <text:p text:style-name="P366">end$$</text:p>
      <text:p text:style-name="P366"/>
      <text:p text:style-name="P366">CREATE DEFINER=`root`@`localhost` FUNCTION `checkCurrencyPairsId`(`symbol` VARCHAR(255), `period` INT(10)) RETURNS int(11)</text:p>
      <text:p text:style-name="P366"><text:s text:c="4"/>READS SQL DATA</text:p>
      <text:p text:style-name="P366"><text:s text:c="4"/>COMMENT 'Check for currency pair id. Return 0 if it was not found.'</text:p>
      <text:p text:style-name="P366">begin</text:p>
      <text:p text:style-name="P366"/>
      <text:p text:style-name="P366"><text:tab/>declare id int;</text:p>
      <text:p text:style-name="P366"/>
      <text:p text:style-name="P366"><text:s text:c="8"/>select currency_pairs.id into id from currency_pairs, time_periods where currency_pairs.period_id=time_periods.id and currency_pairs.symbol=symbol and time_periods.minutes=period;</text:p>
      <text:p text:style-name="P366"><text:s text:c="8"/></text:p>
      <text:p text:style-name="P366"><text:s text:c="8"/>if id is null then</text:p>
      <text:p text:style-name="P366"><text:s text:c="8"/><text:tab/>set id = 0;</text:p>
      <text:p text:style-name="P366"><text:s text:c="8"/>end if;</text:p>
      <text:p text:style-name="P366"><text:s text:c="8"/></text:p>
      <text:p text:style-name="P366"><text:tab/>return id;</text:p>
      <text:p text:style-name="P366"/>
      <text:p text:style-name="P366">end$$</text:p>
      <text:p text:style-name="P366"/>
      <text:p text:style-name="P366">CREATE DEFINER=`root`@`localhost` FUNCTION `listAnns`(`id` INT) RETURNS text CHARSET utf8 COLLATE utf8_general_ci</text:p>
      <text:p text:style-name="P366"><text:s text:c="4"/>READS SQL DATA</text:p>
      <text:p text:style-name="P366"><text:s text:c="4"/>COMMENT 'List ids of all ANN from particular type.'</text:p>
      <text:p text:style-name="P366">begin</text:p>
      <text:p text:style-name="P366"><text:tab/>declare ids text;</text:p>
      <text:p text:style-name="P366"><text:s text:c="8"/></text:p>
      <text:p text:style-name="P366"><text:s text:c="8"/>-- TODO Implement list of ANNs.</text:p>
      <text:p text:style-name="P366"><text:s text:c="8"/></text:p>
      <text:p text:style-name="P366"><text:s text:c="8"/>return ids;</text:p>
      <text:p text:style-name="P366">end$$</text:p>
      <text:p text:style-name="P366"/>
      <text:p text:style-name="P366">CREATE DEFINER=`root`@`localhost` FUNCTION `loadBestFitness`(`symbol` VARCHAR(255), `period` INT, `number_of_neurons` INT, `flags` TEXT, `activities` TEXT) RETURNS double</text:p>
      <text:p text:style-name="P366"><text:s text:c="4"/>READS SQL DATA</text:p>
      <text:p text:style-name="P366"><text:s text:c="4"/>COMMENT 'Load best fitness for particular ANN kind.'</text:p>
      <text:p text:style-name="P366">begin</text:p>
      <text:p text:style-name="P366"><text:tab/>declare best double;</text:p>
      <text:p text:style-name="P366"><text:s text:c="8"/>declare ann_kind_id int;</text:p>
      <text:p text:style-name="P366"><text:s text:c="8"/></text:p>
      <text:p text:style-name="P366"><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6"/>
      <text:p text:style-name="P366"><text:s text:c="8"/>select min(ann.fitness) into best from ann where ann.ann_kind_id=ann_kind_id;</text:p>
      <text:p text:style-name="P366"/>
      <text:p text:style-name="P366"><text:s text:c="8"/>-- TODO There is a bug in calling this procedure from phpMyAdmin and from calls.html.</text:p>
      <text:p text:style-name="P366"/>
      <text:p text:style-name="P366"><text:s text:c="8"/>if best is null then</text:p>
      <text:p text:style-name="P366"><text:s text:c="8"/><text:tab/>set best = 10000;</text:p>
      <text:p text:style-name="P366"><text:s text:c="8"/>end if;</text:p>
      <text:p text:style-name="P366"><text:s text:c="8"/></text:p>
      <text:p text:style-name="P366"><text:tab/>return best;</text:p>
      <text:p text:style-name="P366">end$$</text:p>
      <text:p text:style-name="P366"/>
      <text:p text:style-name="P366">CREATE DEFINER=`root`@`localhost` FUNCTION `loadNeuronsAmount`(`id` INT) RETURNS int(11)</text:p>
      <text:p text:style-name="P366"><text:s text:c="4"/>READS SQL DATA</text:p>
      <text:p text:style-name="P366"><text:s text:c="4"/>COMMENT 'Check neurons amount in particular ANN.'</text:p>
      <text:p text:style-name="P366">begin</text:p>
      <text:p text:style-name="P366"><text:tab/>declare amount int;</text:p>
      <text:p text:style-name="P366"/>
      <text:p text:style-name="P366"><text:tab/>select ann_kind.number_of_neurons into amount from ann, ann_kind where ann.id=id and ann.ann_kind_id=ann_kind.id;</text:p>
      <text:p text:style-name="P366"><text:s text:c="8"/></text:p>
      <text:p text:style-name="P366"><text:s text:c="8"/>if amount is null then</text:p>
      <text:p text:style-name="P366"><text:s text:c="8"/><text:tab/>set amount = 0;</text:p>
      <text:p text:style-name="P366"><text:s text:c="8"/>end if;</text:p>
      <text:p text:style-name="P366"><text:s text:c="8"/></text:p>
      <text:p text:style-name="P366"><text:s text:c="8"/>return amount;</text:p>
      <text:p text:style-name="P366">end$$</text:p>
      <text:p text:style-name="P366"><text:soft-page-break/></text:p>
      <text:p text:style-name="P366">DELIMITER ;</text:p>
      <text:p text:style-name="P366"/>
      <text:p text:style-name="P366">-- --------------------------------------------------------</text:p>
      <text:p text:style-name="P366"/>
      <text:p text:style-name="P366">--</text:p>
      <text:p text:style-name="P366">-- Table structure for table `ann`</text:p>
      <text:p text:style-name="P366">--</text:p>
      <text:p text:style-name="P366"/>
      <text:p text:style-name="P366">CREATE TABLE IF NOT EXISTS `ann` (</text:p>
      <text:p text:style-name="P366"><text:s text:c="2"/>`id` int(11) NOT NULL AUTO_INCREMENT COMMENT 'Artificial neural network unique identifier.',</text:p>
      <text:p text:style-name="P366"><text:s text:c="2"/>`ann_kind_id` int(11) NOT NULL COMMENT 'Artificial neural network kind foreign key.',</text:p>
      <text:p text:style-name="P366"><text:s text:c="2"/>`fitness` double unsigned NOT NULL COMMENT 'Artificial neural network weights fitness.',</text:p>
      <text:p text:style-name="P366"><text:s text:c="2"/>`weights` longtext NOT NULL COMMENT 'Artificial neural network weights.',</text:p>
      <text:p text:style-name="P366"><text:s text:c="2"/>`happened` timestamp NOT NULL DEFAULT CURRENT_TIMESTAMP COMMENT 'The moment in time when the record was created.',</text:p>
      <text:p text:style-name="P366"><text:s text:c="2"/>PRIMARY KEY (`id`),</text:p>
      <text:p text:style-name="P366"><text:s text:c="2"/>KEY `ann_kind_id` (`ann_kind_id`,`fitness`)</text:p>
      <text:p text:style-name="P366">) ENGINE=MyISAM <text:s/>DEFAULT CHARSET=utf8 COMMENT='Artificial neural network.' AUTO_INCREMENT=7 ;</text:p>
      <text:p text:style-name="P366"/>
      <text:p text:style-name="P366">--</text:p>
      <text:p text:style-name="P366">-- Dumping data for table `ann`</text:p>
      <text:p text:style-name="P366">--</text:p>
      <text:p text:style-name="P366"/>
      <text:p text:style-name="P366">INSERT INTO `ann` (`id`, `ann_kind_id`, `fitness`, `weights`, `happened`) VALUES</text:p>
      <text:p text:style-name="P366">(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6"><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6">(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6"><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6">(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6"><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6">INSERT INTO `ann` (`id`, `ann_kind_id`, `fitness`, `weights`, `happened`) VALUES</text:p>
      <text:p text:style-name="P366">(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6"><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6">(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6"><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6">(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6"><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6"/>
      <text:p text:style-name="P366"><text:soft-page-break/>-- --------------------------------------------------------</text:p>
      <text:p text:style-name="P366"/>
      <text:p text:style-name="P366">--</text:p>
      <text:p text:style-name="P366">-- Table structure for table `ann_kind`</text:p>
      <text:p text:style-name="P366">--</text:p>
      <text:p text:style-name="P366"/>
      <text:p text:style-name="P366">CREATE TABLE IF NOT EXISTS `ann_kind` (</text:p>
      <text:p text:style-name="P366"><text:s text:c="2"/>`id` int(11) NOT NULL AUTO_INCREMENT COMMENT 'Artificial neural network unique identifier.',</text:p>
      <text:p text:style-name="P366"><text:s text:c="2"/>`currency_pairs_id` int(11) NOT NULL COMMENT 'MetaTrader 4 chart currency pair ID.',</text:p>
      <text:p text:style-name="P366"><text:s text:c="2"/>`number_of_neurons` int(10) unsigned NOT NULL COMMENT 'Number of neurons used for artificial neural network.',</text:p>
      <text:p text:style-name="P366"><text:s text:c="2"/>`flags` longtext NOT NULL COMMENT 'Neurons flags (bias, input, output).',</text:p>
      <text:p text:style-name="P366"><text:s text:c="2"/>`activities` longtext NOT NULL COMMENT 'Artificial neural network weights activities.',</text:p>
      <text:p text:style-name="P366"><text:s text:c="2"/>`happened` timestamp NOT NULL DEFAULT CURRENT_TIMESTAMP COMMENT 'The moment in time when the record was created.',</text:p>
      <text:p text:style-name="P366"><text:s text:c="2"/>PRIMARY KEY (`id`),</text:p>
      <text:p text:style-name="P366"><text:s text:c="2"/>KEY `symbol` (`currency_pairs_id`,`number_of_neurons`)</text:p>
      <text:p text:style-name="P366">) ENGINE=MyISAM <text:s/>DEFAULT CHARSET=utf8 COMMENT='Artificial neural network kind.' AUTO_INCREMENT=2 ;</text:p>
      <text:p text:style-name="P366"/>
      <text:p text:style-name="P366">--</text:p>
      <text:p text:style-name="P366">-- Dumping data for table `ann_kind`</text:p>
      <text:p text:style-name="P366">--</text:p>
      <text:p text:style-name="P366"/>
      <text:p text:style-name="P366">INSERT INTO `ann_kind` (`id`, `currency_pairs_id`, `number_of_neurons`, `flags`, `activities`, `happened`) VALUES</text:p>
      <text:p text:style-name="P366">(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6"/>
      <text:p text:style-name="P366">-- --------------------------------------------------------</text:p>
      <text:p text:style-name="P366"/>
      <text:p text:style-name="P366">--</text:p>
      <text:p text:style-name="P366">-- Table structure for table `currency_pairs`</text:p>
      <text:p text:style-name="P366">--</text:p>
      <text:p text:style-name="P366"/>
      <text:p text:style-name="P366">CREATE TABLE IF NOT EXISTS `currency_pairs` (</text:p>
      <text:p text:style-name="P366"><text:s text:c="2"/>`id` int(11) NOT NULL AUTO_INCREMENT COMMENT 'Currency pairs unique identifier.',</text:p>
      <text:p text:style-name="P366"><text:s text:c="2"/>`symbol` varchar(255) NOT NULL COMMENT 'MetaTrader 4 chart symbol.',</text:p>
      <text:p text:style-name="P366"><text:s text:c="2"/>`period_id` int(11) NOT NULL COMMENT 'Time period ID.',</text:p>
      <text:p text:style-name="P366"><text:s text:c="2"/>`offset` decimal(10,0) NOT NULL COMMENT 'Chart offset to map in ANN with 0.0-1.0 interval.',</text:p>
      <text:p text:style-name="P366"><text:s text:c="2"/>`scale` decimal(10,0) NOT NULL COMMENT 'Chart scaling to map in ANN with 0.0-1.0 interval.',</text:p>
      <text:p text:style-name="P366"><text:s text:c="2"/>`description` varchar(255) NOT NULL COMMENT 'Describe what kind of currency pair.',</text:p>
      <text:p text:style-name="P366"><text:s text:c="2"/>`happened` timestamp NOT NULL DEFAULT CURRENT_TIMESTAMP COMMENT 'The moment in time when the record was created.',</text:p>
      <text:p text:style-name="P366"><text:s text:c="2"/>PRIMARY KEY (`id`)</text:p>
      <text:p text:style-name="P366">) ENGINE=MyISAM <text:s/>DEFAULT CHARSET=utf8 AUTO_INCREMENT=2 ;</text:p>
      <text:p text:style-name="P366"/>
      <text:p text:style-name="P366">--</text:p>
      <text:p text:style-name="P366">-- Dumping data for table `currency_pairs`</text:p>
      <text:p text:style-name="P366">--</text:p>
      <text:p text:style-name="P366"/>
      <text:p text:style-name="P366">INSERT INTO `currency_pairs` (`id`, `symbol`, `period_id`, `offset`, `scale`, `description`, `happened`) VALUES</text:p>
      <text:p text:style-name="P366">(1, 'USDCHF', 5, '0', '0', '', '0000-00-00 00:00:00');</text:p>
      <text:p text:style-name="P366"/>
      <text:p text:style-name="P366">-- --------------------------------------------------------</text:p>
      <text:p text:style-name="P366"/>
      <text:p text:style-name="P366">--</text:p>
      <text:p text:style-name="P366">-- Table structure for table `neurons_coordinates`</text:p>
      <text:p text:style-name="P366">--</text:p>
      <text:p text:style-name="P366"/>
      <text:p text:style-name="P366">CREATE TABLE IF NOT EXISTS `neurons_coordinates` (</text:p>
      <text:p text:style-name="P366"><text:s text:c="2"/>`id` int(11) NOT NULL AUTO_INCREMENT COMMENT 'Unique identifier.',</text:p>
      <text:p text:style-name="P366"><text:s text:c="2"/>`ann_id` int(11) NOT NULL COMMENT 'Link to ANN table.',</text:p>
      <text:p text:style-name="P366"><text:s text:c="2"/>`coordinates` longtext NOT NULL COMMENT 'Neurons coordinates (x, y).',</text:p>
      <text:p text:style-name="P366"><text:s text:c="2"/>`happened` timestamp NOT NULL DEFAULT CURRENT_TIMESTAMP COMMENT 'The moment in time when the record was created.',</text:p>
      <text:p text:style-name="P366"><text:s text:c="2"/>PRIMARY KEY (`id`),</text:p>
      <text:p text:style-name="P366"><text:s text:c="2"/>UNIQUE KEY `ann_id` (`ann_id`)</text:p>
      <text:p text:style-name="P366">) ENGINE=MyISAM DEFAULT CHARSET=utf8 COMMENT='Backend neurons visualisation information.' AUTO_INCREMENT=1 ;</text:p>
      <text:p text:style-name="P366"/>
      <text:p text:style-name="P366">--</text:p>
      <text:p text:style-name="P366">-- Dumping data for table `neurons_coordinates`</text:p>
      <text:p text:style-name="P366">--</text:p>
      <text:p text:style-name="P366"/>
      <text:p text:style-name="P366"/>
      <text:p text:style-name="P366">-- --------------------------------------------------------</text:p>
      <text:p text:style-name="P366"/>
      <text:p text:style-name="P366">--</text:p>
      <text:p text:style-name="P366">-- Table structure for table `time_periods`</text:p>
      <text:p text:style-name="P366">--</text:p>
      <text:p text:style-name="P366"/>
      <text:p text:style-name="P366">CREATE TABLE IF NOT EXISTS `time_periods` (</text:p>
      <text:p text:style-name="P366"><text:s text:c="2"/>`id` int(11) NOT NULL AUTO_INCREMENT COMMENT 'Unique identifier.',</text:p>
      <text:p text:style-name="P366"><text:s text:c="2"/>`minutes` int(11) NOT NULL COMMENT 'Number of minutes.',</text:p>
      <text:p text:style-name="P366"><text:s text:c="2"/>`period` varchar(10) NOT NULL COMMENT 'Time period as symbols.',</text:p>
      <text:p text:style-name="P366"><text:s text:c="2"/>PRIMARY KEY (`id`)</text:p>
      <text:p text:style-name="P366">) ENGINE=MyISAM <text:s/>DEFAULT CHARSET=utf8 COMMENT='Time periods minutes to symbols mapping.' AUTO_INCREMENT=10 ;</text:p>
      <text:p text:style-name="P366"/>
      <text:p text:style-name="P366">--</text:p>
      <text:p text:style-name="P366">-- Dumping data for table `time_periods`</text:p>
      <text:p text:style-name="P366">--</text:p>
      <text:p text:style-name="P366"/>
      <text:p text:style-name="P366"><text:soft-page-break/>INSERT INTO `time_periods` (`id`, `minutes`, `period`) VALUES</text:p>
      <text:p text:style-name="P366">(1, 1, 'M1'),</text:p>
      <text:p text:style-name="P366">(2, 5, 'M5'),</text:p>
      <text:p text:style-name="P366">(3, 15, 'M15'),</text:p>
      <text:p text:style-name="P366">(4, 30, 'M30'),</text:p>
      <text:p text:style-name="P366">(5, 60, 'H1'),</text:p>
      <text:p text:style-name="P366">(6, 240, 'H4'),</text:p>
      <text:p text:style-name="P366">(7, 1440, 'D1'),</text:p>
      <text:p text:style-name="P366">(8, 10080, 'W1'),</text:p>
      <text:p text:style-name="P366">(9, 43200, 'MN1');</text:p>
      <text:p text:style-name="P366"/>
      <text:p text:style-name="P366">-- --------------------------------------------------------</text:p>
      <text:p text:style-name="P366"/>
      <text:p text:style-name="P366">--</text:p>
      <text:p text:style-name="P366">-- Table structure for table `training_options`</text:p>
      <text:p text:style-name="P366">--</text:p>
      <text:p text:style-name="P366"/>
      <text:p text:style-name="P366">CREATE TABLE IF NOT EXISTS `training_options` (</text:p>
      <text:p text:style-name="P366"><text:s text:c="2"/>`id` int(11) NOT NULL AUTO_INCREMENT COMMENT 'Training options unique identifier.',</text:p>
      <text:p text:style-name="P366"><text:s text:c="2"/>`ann_id` int(11) NOT NULL COMMENT 'Link to ANN table.',</text:p>
      <text:p text:style-name="P366"><text:s text:c="2"/>`de_population_size` int(10) unsigned NOT NULL COMMENT 'Differencial evolution population size.',</text:p>
      <text:p text:style-name="P366"><text:s text:c="2"/>`number_of_training_bars` int(10) unsigned NOT NULL COMMENT 'Number of traning bars to be used for training process.',</text:p>
      <text:p text:style-name="P366"><text:s text:c="2"/>`after_bars_prediction` int(10) NOT NULL COMMENT 'Prediction after number of bars (it can be negative).',</text:p>
      <text:p text:style-name="P366"><text:s text:c="2"/>PRIMARY KEY (`id`),</text:p>
      <text:p text:style-name="P366"><text:s text:c="2"/>UNIQUE KEY `ann_id` (`ann_id`)</text:p>
      <text:p text:style-name="P366">) ENGINE=MyISAM DEFAULT CHARSET=utf8 COMMENT='Artificial neural network training options.' AUTO_INCREMENT=1 ;</text:p>
      <text:p text:style-name="P366"/>
      <text:p text:style-name="P366">--</text:p>
      <text:p text:style-name="P366">-- Dumping data for table `training_options`</text:p>
      <text:p text:style-name="P366">--</text:p>
      <text:p text:style-name="P366"/>
      <text:p text:style-name="P366"/>
      <text:p text:style-name="P366">-- --------------------------------------------------------</text:p>
      <text:p text:style-name="P366"/>
      <text:p text:style-name="P366">--</text:p>
      <text:p text:style-name="P366">-- Table structure for table `training_set`</text:p>
      <text:p text:style-name="P366">--</text:p>
      <text:p text:style-name="P366"/>
      <text:p text:style-name="P366">CREATE TABLE IF NOT EXISTS `training_set` (</text:p>
      <text:p text:style-name="P366"><text:s text:c="2"/>`id` int(11) NOT NULL AUTO_INCREMENT COMMENT 'Unique identifier.',</text:p>
      <text:p text:style-name="P366"><text:s text:c="2"/>`currency_pairs_id` int(11) NOT NULL COMMENT 'Currency pair ID.',</text:p>
      <text:p text:style-name="P366"><text:s text:c="2"/>`number_of_examples` int(11) NOT NULL COMMENT 'Number of training examples.',</text:p>
      <text:p text:style-name="P366"><text:s text:c="2"/>`time` longtext NOT NULL COMMENT 'Time values of the time series.',</text:p>
      <text:p text:style-name="P366"><text:s text:c="2"/>`open` longtext NOT NULL COMMENT 'Open values of time series.',</text:p>
      <text:p text:style-name="P366"><text:s text:c="2"/>`low` longtext NOT NULL COMMENT 'Low values of time series.',</text:p>
      <text:p text:style-name="P366"><text:s text:c="2"/>`high` longtext NOT NULL COMMENT 'High values of time series.',</text:p>
      <text:p text:style-name="P366"><text:s text:c="2"/>`close` longtext NOT NULL COMMENT 'Close values of time series.',</text:p>
      <text:p text:style-name="P366"><text:s text:c="2"/>`volume` longtext NOT NULL COMMENT 'Volume values of time series.',</text:p>
      <text:p text:style-name="P366"><text:s text:c="2"/>`happened` timestamp NOT NULL DEFAULT CURRENT_TIMESTAMP COMMENT 'The moment in time when the record was created.',</text:p>
      <text:p text:style-name="P366"><text:s text:c="2"/>PRIMARY KEY (`id`)</text:p>
      <text:p text:style-name="P366">) ENGINE=MyISAM <text:s/>DEFAULT CHARSET=utf8 COMMENT='Training set examples table.' AUTO_INCREMENT=7 ;</text:p>
      <text:p text:style-name="P366"/>
      <text:p text:style-name="P366">--</text:p>
      <text:p text:style-name="P366">-- Dumping data for table `training_set`</text:p>
      <text:p text:style-name="P366">--</text:p>
      <text:p text:style-name="P366"/>
      <text:p text:style-name="P366">INSERT INTO `training_set` (`id`, `currency_pairs_id`, `number_of_examples`, `time`, `open`, `low`, `high`, `close`, `volume`, `happened`) VALUES</text:p>
      <text:p text:style-name="P366">(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6"><text:s/>0.041 0.04 0.039 0.038 0.037 0.036 0.035 0.034 0.033 0.032 0.031 0.03 0.029 0.028 0.027 0.026 0.025 0.024 0.023 0.022 0.021 0.02 0.019 0.018 0.017 0.016 0.015 0.014 0.013 0.012 0.011 0.01 0.009 0.008 0.007 0.006 0.005 0.004 0.003 0.002 0.001', '0000-00-00 00:00:00');</text:p>
      <text:p text:style-name="P366"/>
      <text:p text:style-name="P366">/*!40101 SET CHARACTER_SET_CLIENT=@OLD_CHARACTER_SET_CLIENT */;</text:p>
      <text:p text:style-name="P366">/*!40101 SET CHARACTER_SET_RESULTS=@OLD_CHARACTER_SET_RESULTS */;</text:p>
      <text:p text:style-name="P366">/*!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Host name.</text:p>
      <text:p text:style-name="P366"><text:s/>*/</text:p>
      <text:p text:style-name="P366">define("HOSTNAME", "localhost");</text:p>
      <text:p text:style-name="P366"/>
      <text:p text:style-name="P366">/**</text:p>
      <text:p text:style-name="P366"><text:s/>* Database username.</text:p>
      <text:p text:style-name="P366"><text:s/>*/</text:p>
      <text:p text:style-name="P366">define("USERNAME", "root");</text:p>
      <text:p text:style-name="P366"/>
      <text:p text:style-name="P366">/**</text:p>
      <text:p text:style-name="P366"><text:s/>* Database user password.</text:p>
      <text:p text:style-name="P366"><text:s/>*/</text:p>
      <text:p text:style-name="P366">define("PASSWORD", "");</text:p>
      <text:p text:style-name="P366"/>
      <text:p text:style-name="P366">/**</text:p>
      <text:p text:style-name="P366"><text:s/>* Database name.</text:p>
      <text:p text:style-name="P366"><text:s/>*/</text:p>
      <text:p text:style-name="P366">define("DBNAME", "veldsoft_vitoshatrade");</text:p>
      <text:p text:style-name="P366"/>
      <text:p text:style-name="P366">/**</text:p>
      <text:p text:style-name="P366"><text:s/>* Database link global variable.</text:p>
      <text:p text:style-name="P366"><text:s/>*/</text:p>
      <text:p text:style-name="P366">$GLOBALS[ 'link' ] = null;</text:p>
      <text:p text:style-name="P366"/>
      <text:p text:style-name="P366">/**</text:p>
      <text:p text:style-name="P366"><text:s/>* Open global database link.</text:p>
      <text:p text:style-name="P366"><text:s/>*</text:p>
      <text:p text:style-name="P366"><text:s/>* @author Todor Balabanov</text:p>
      <text:p text:style-name="P366"><text:s/>*</text:p>
      <text:p text:style-name="P366"><text:s/>* @email tdb@tbsoft-bg.com</text:p>
      <text:p text:style-name="P366"><text:s/>*</text:p>
      <text:p text:style-name="P366"><text:s/>* @date 27 Apr 2009</text:p>
      <text:p text:style-name="P366"><text:s/>*/</text:p>
      <text:p text:style-name="P366">function open_db() {</text:p>
      <text:p text:style-name="P366"><text:tab/>$GLOBALS[ 'link' ] = mysql_connect(HOSTNAME, USERNAME, PASSWORD);</text:p>
      <text:p text:style-name="P366"><text:tab/>mysql_select_db( DBNAME );</text:p>
      <text:p text:style-name="P366">}</text:p>
      <text:p text:style-name="P366"/>
      <text:p text:style-name="P366">/**</text:p>
      <text:p text:style-name="P366"><text:s/>* Database query.</text:p>
      <text:p text:style-name="P366"><text:s/>*</text:p>
      <text:p text:style-name="P366"><text:soft-page-break/><text:s/>* @param $qrystr SQL query string.</text:p>
      <text:p text:style-name="P366"><text:s/>*</text:p>
      <text:p text:style-name="P366"><text:s/>* @return Array with SQL query result.</text:p>
      <text:p text:style-name="P366"><text:s/>*</text:p>
      <text:p text:style-name="P366"><text:s/>* @author Todor Balabanov</text:p>
      <text:p text:style-name="P366"><text:s/>*</text:p>
      <text:p text:style-name="P366"><text:s/>* @email tdb@tbsoft-bg.com</text:p>
      <text:p text:style-name="P366"><text:s/>*</text:p>
      <text:p text:style-name="P366"><text:s/>* @date 27 Apr 2009</text:p>
      <text:p text:style-name="P366"><text:s/>*/</text:p>
      <text:p text:style-name="P366">function query_db( $qrystr ) {</text:p>
      <text:p text:style-name="P366"><text:tab/>$resstrs = false;</text:p>
      <text:p text:style-name="P366"/>
      <text:p text:style-name="P366"><text:tab/>if($qrystr[strlen($qrystr)-1] == ',') {</text:p>
      <text:p text:style-name="P366"><text:tab/><text:tab/>$qrystr[strlen($qrystr)-1] = " ";</text:p>
      <text:p text:style-name="P366"><text:tab/>}</text:p>
      <text:p text:style-name="P366"/>
      <text:p text:style-name="P366"><text:tab/>if ( !$GLOBALS['link'] ) {</text:p>
      <text:p text:style-name="P366"><text:tab/><text:tab/>$resstrs = false;</text:p>
      <text:p text:style-name="P366"><text:tab/>} else {</text:p>
      <text:p text:style-name="P366"><text:tab/><text:tab/>$result = mysql_query($qrystr, $GLOBALS['link']);</text:p>
      <text:p text:style-name="P366"/>
      <text:p text:style-name="P366"><text:tab/><text:tab/>$j = 0;</text:p>
      <text:p text:style-name="P366"><text:tab/><text:tab/>if ($result!=1 &amp;&amp; $result!=false) {</text:p>
      <text:p text:style-name="P366"><text:tab/><text:tab/><text:tab/>while ($row = mysql_fetch_row($result)) {</text:p>
      <text:p text:style-name="P366"><text:tab/><text:tab/><text:tab/><text:tab/>for ($i=0; $i&lt;mysql_num_fields($result); $i++) {</text:p>
      <text:p text:style-name="P366"><text:tab/><text:tab/><text:tab/><text:tab/><text:tab/>$resstrs[ $j ][ $i ] = $row[ $i ];</text:p>
      <text:p text:style-name="P366"><text:tab/><text:tab/><text:tab/><text:tab/>}</text:p>
      <text:p text:style-name="P366"/>
      <text:p text:style-name="P366"><text:tab/><text:tab/><text:tab/><text:tab/>$j++;</text:p>
      <text:p text:style-name="P366"><text:tab/><text:tab/><text:tab/>}</text:p>
      <text:p text:style-name="P366"><text:tab/><text:tab/>} else {</text:p>
      <text:p text:style-name="P366"><text:tab/><text:tab/><text:tab/>$resstrs = false;</text:p>
      <text:p text:style-name="P366"><text:tab/><text:tab/>}</text:p>
      <text:p text:style-name="P366"><text:tab/>}</text:p>
      <text:p text:style-name="P366"/>
      <text:p text:style-name="P366"><text:tab/>return( $resstrs );</text:p>
      <text:p text:style-name="P366">}</text:p>
      <text:p text:style-name="P366"/>
      <text:p text:style-name="P366">/**</text:p>
      <text:p text:style-name="P366"><text:s/>* Close global database link.</text:p>
      <text:p text:style-name="P366"><text:s/>*</text:p>
      <text:p text:style-name="P366"><text:s/>* @author Todor Balabanov</text:p>
      <text:p text:style-name="P366"><text:s/>*</text:p>
      <text:p text:style-name="P366"><text:s/>* @email tdb@tbsoft-bg.com</text:p>
      <text:p text:style-name="P366"><text:s/>*</text:p>
      <text:p text:style-name="P366"><text:s/>* @date 27 Apr 2009</text:p>
      <text:p text:style-name="P366"><text:s/>*/</text:p>
      <text:p text:style-name="P366">function close_db() {</text:p>
      <text:p text:style-name="P366"><text:tab/>if ( $GLOBALS['link'] ) {</text:p>
      <text:p text:style-name="P366"><text:tab/><text:tab/>mysql_close( $GLOBALS['link'] );</text:p>
      <text:p text:style-name="P366"><text:tab/>}</text:p>
      <text:p text:style-name="P366">}</text:p>
      <text:p text:style-name="P366">?&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Response output variable.</text:p>
      <text:p text:style-name="P367"><text:s/>*/</text:p>
      <text:p text:style-name="P367"><text:soft-page-break/>$response = '';</text:p>
      <text:p text:style-name="P367"/>
      <text:p text:style-name="P367">/*</text:p>
      <text:p text:style-name="P367"><text:s/>* Check input parameters.</text:p>
      <text:p text:style-name="P367"><text:s/>*/</text:p>
      <text:p text:style-name="P367">if ( !isset($_POST['annid']) ) {</text:p>
      <text:p text:style-name="P367"><text:tab/>$annid = -1;</text:p>
      <text:p text:style-name="P367">} else {</text:p>
      <text:p text:style-name="P367"><text:tab/>$annid = intval($_POST['anni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text:p>
      <text:p text:style-name="P367"><text:s/>*/</text:p>
      <text:p text:style-name="P36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7"/>
      <text:p text:style-name="P367">/*</text:p>
      <text:p text:style-name="P367"><text:s/>* Run SQL query.</text:p>
      <text:p text:style-name="P367"><text:s/>*/</text:p>
      <text:p text:style-name="P367">$result = query_db( $sql );</text:p>
      <text:p text:style-name="P367"/>
      <text:p text:style-name="P367">/*</text:p>
      <text:p text:style-name="P367"><text:s/>* Check SQL query result.</text:p>
      <text:p text:style-name="P367"><text:s/>*/</text:p>
      <text:p text:style-name="P367">$response .= "{";</text:p>
      <text:p text:style-name="P367">if ($result != false) {</text:p>
      <text:p text:style-name="P367"><text:tab/>$response .= "\n";</text:p>
      <text:p text:style-name="P367"/>
      <text:p text:style-name="P367"><text:tab/>/*</text:p>
      <text:p text:style-name="P367"><text:tab/> * Response with artificial neural networks structure.</text:p>
      <text:p text:style-name="P367"><text:tab/> */</text:p>
      <text:p text:style-name="P367"><text:tab/>$response .= '"size":"1",';</text:p>
      <text:p text:style-name="P367"><text:tab/>$response .= "\n";</text:p>
      <text:p text:style-name="P367"/>
      <text:p text:style-name="P367"><text:tab/>/*</text:p>
      <text:p text:style-name="P367"><text:tab/> * MetaTrader 4 symbol.</text:p>
      <text:p text:style-name="P367"><text:tab/> */</text:p>
      <text:p text:style-name="P367"><text:tab/>$response .= '"symbol":"' . trim($result[0][0],"\r\n") . '",';</text:p>
      <text:p text:style-name="P367"><text:tab/>$response .= "\n";</text:p>
      <text:p text:style-name="P367"/>
      <text:p text:style-name="P367"><text:tab/>/*</text:p>
      <text:p text:style-name="P367"><text:tab/> * MetaTrader 4 period.</text:p>
      <text:p text:style-name="P367"><text:tab/> */</text:p>
      <text:p text:style-name="P367"><text:tab/>$response .= '"period":"' . trim($result[0][1],"\r\n") . '",';</text:p>
      <text:p text:style-name="P367"><text:tab/>$response .= "\n";</text:p>
      <text:p text:style-name="P367"/>
      <text:p text:style-name="P367"><text:tab/>/*</text:p>
      <text:p text:style-name="P367"><text:tab/> * Artificial neural network weights fintess.</text:p>
      <text:p text:style-name="P367"><text:tab/> */</text:p>
      <text:p text:style-name="P367"><text:tab/>$response .= '"fitness":"' . trim($result[0][2],"\r\n") . '",';</text:p>
      <text:p text:style-name="P367"><text:tab/>$response .= "\n";</text:p>
      <text:p text:style-name="P367"/>
      <text:p text:style-name="P367"><text:tab/>/*</text:p>
      <text:p text:style-name="P367"><text:tab/> * Artificial neural network number of neurons.</text:p>
      <text:p text:style-name="P367"><text:tab/> */</text:p>
      <text:p text:style-name="P367"><text:tab/>$response .= '"numberOfNeurons":"' . trim($result[0][3],"\r\n") . '",';</text:p>
      <text:p text:style-name="P367"><text:tab/>$response .= "\n";</text:p>
      <text:p text:style-name="P367"/>
      <text:p text:style-name="P367"><text:tab/>/*</text:p>
      <text:p text:style-name="P367"><text:tab/> * Artificial neural network neurons flags.</text:p>
      <text:p text:style-name="P367"><text:tab/> */</text:p>
      <text:p text:style-name="P367"><text:tab/>$response .= '"flags": [';</text:p>
      <text:p text:style-name="P367"><text:tab/>$values = explode(" ", trim($result[0][4],"\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Artificial neural network weights.</text:p>
      <text:p text:style-name="P367"><text:tab/> */</text:p>
      <text:p text:style-name="P367"><text:tab/>$response .= '"weights": [';</text:p>
      <text:p text:style-name="P367"><text:tab/>$response .= "\n";</text:p>
      <text:p text:style-name="P367"><text:tab/>$lines = explode("\r\n", trim($result[0][5],"\r\n"));</text:p>
      <text:p text:style-name="P367"><text:tab/>foreach($lines as $line) {</text:p>
      <text:p text:style-name="P367"><text:tab/><text:tab/>$response .= '[';</text:p>
      <text:p text:style-name="P367"><text:tab/><text:tab/>$values = explode(" ", $line);</text:p>
      <text:p text:style-name="P367"><text:tab/><text:tab/>foreach($values as $value) {</text:p>
      <text:p text:style-name="P367"><text:tab/><text:tab/><text:tab/>$response .= '"'.$value.'",';</text:p>
      <text:p text:style-name="P367"><text:tab/><text:tab/>}</text:p>
      <text:p text:style-name="P367"><text:tab/><text:tab/>$response = trim($response,",");</text:p>
      <text:p text:style-name="P367"><text:tab/><text:tab/>$response .= <text:s/>'],';</text:p>
      <text:p text:style-name="P367"><text:tab/><text:tab/>$response .= "\n";</text:p>
      <text:p text:style-name="P367"><text:tab/>}</text:p>
      <text:p text:style-name="P367"><text:tab/>$response = trim($response,"\n,");</text:p>
      <text:p text:style-name="P367"><text:tab/>$response .= "\n";</text:p>
      <text:p text:style-name="P367"><text:tab/>$response .= <text:s/>'],';</text:p>
      <text:p text:style-name="P367"><text:tab/>$response .= "\n";</text:p>
      <text:p text:style-name="P367"/>
      <text:p text:style-name="P367"><text:tab/>/*</text:p>
      <text:p text:style-name="P367"><text:tab/> * Artificial neural network weights activities.</text:p>
      <text:p text:style-name="P367"><text:tab/> */</text:p>
      <text:p text:style-name="P367"><text:tab/>$response .= '"activities": [';</text:p>
      <text:p text:style-name="P367"><text:tab/>$response .= "\n";</text:p>
      <text:p text:style-name="P367"><text:soft-page-break/><text:tab/>$lines = explode("\r\n", trim($result[0][6],"\r\n"));</text:p>
      <text:p text:style-name="P367"><text:tab/>foreach($lines as $line) {</text:p>
      <text:p text:style-name="P367"><text:tab/><text:tab/>$response .= '[';</text:p>
      <text:p text:style-name="P367"><text:tab/><text:tab/>$values = explode(" ", $line);</text:p>
      <text:p text:style-name="P367"><text:tab/><text:tab/>foreach($values as $value) {</text:p>
      <text:p text:style-name="P367"><text:tab/><text:tab/><text:tab/>$response .= '"'.$value.'",';</text:p>
      <text:p text:style-name="P367"><text:tab/><text:tab/>}</text:p>
      <text:p text:style-name="P367"><text:tab/><text:tab/>$response = trim($response,",");</text:p>
      <text:p text:style-name="P367"><text:tab/><text:tab/>$response .= <text:s/>'],';</text:p>
      <text:p text:style-name="P367"><text:tab/><text:tab/>$response .= "\n";</text:p>
      <text:p text:style-name="P367"><text:tab/>}</text:p>
      <text:p text:style-name="P367"><text:tab/>$response = trim($response,"\n,");</text:p>
      <text:p text:style-name="P367"><text:tab/>$response .= "\n";</text:p>
      <text:p text:style-name="P367"><text:tab/>$response .= <text:s/>']';</text:p>
      <text:p text:style-name="P367"><text:tab/>$response .= "\n";</text:p>
      <text:p text:style-name="P367">} else {</text:p>
      <text:p text:style-name="P367"><text:tab/>/*</text:p>
      <text:p text:style-name="P367"><text:tab/> * Response with -1 flag that artificial neural networks can not be loaded.</text:p>
      <text:p text:style-name="P367"><text:tab/> */</text:p>
      <text:p text:style-name="P367"><text:tab/>$response .= '"size":"0"';</text:p>
      <text:p text:style-name="P367"><text:tab/>$response .= "\n";</text:p>
      <text:p text:style-name="P367">}</text:p>
      <text:p text:style-name="P367">$response .= "}";</text:p>
      <text:p text:style-name="P367"/>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Check input parameters.</text:p>
      <text:p text:style-name="P367"><text:s/>*/</text:p>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if ( !isset($_POST['number_of_neurons']) ) {</text:p>
      <text:p text:style-name="P367"><text:tab/>$number_of_neurons = 0;</text:p>
      <text:p text:style-name="P367">} else {</text:p>
      <text:p text:style-name="P367"><text:tab/>$number_of_neurons = intval($_POST['number_of_neurons']);</text:p>
      <text:p text:style-name="P367">}</text:p>
      <text:p text:style-name="P367"/>
      <text:p text:style-name="P367">if ( !isset($_POST['flags']) ) {</text:p>
      <text:p text:style-name="P367"><text:soft-page-break/><text:tab/>$flags = "";</text:p>
      <text:p text:style-name="P367">} else {</text:p>
      <text:p text:style-name="P367"><text:tab/>$flags = trim($_POST['flags'],"\r\n");</text:p>
      <text:p text:style-name="P367">}</text:p>
      <text:p text:style-name="P367"/>
      <text:p text:style-name="P367">if ( !isset($_POST['activities']) ) {</text:p>
      <text:p text:style-name="P367"><text:tab/>$activities = "";</text:p>
      <text:p text:style-name="P367">} else {</text:p>
      <text:p text:style-name="P367"><text:tab/>$activities = trim($_POST['activities'],"\r\n");</text:p>
      <text:p text:style-name="P367">}</text:p>
      <text:p text:style-name="P367"/>
      <text:p text:style-name="P367">/*</text:p>
      <text:p text:style-name="P367"><text:s/>* Validate flags array.</text:p>
      <text:p text:style-name="P367"><text:s/>*/</text:p>
      <text:p text:style-name="P367">$tok = strtok($flags, " \r\n");</text:p>
      <text:p text:style-name="P367">$buffer = "";</text:p>
      <text:p text:style-name="P367">for ($i=0; $i&lt;$number_of_neurons; $i++) {</text:p>
      <text:p text:style-name="P367"><text:tab/>if ($tok != false) {</text:p>
      <text:p text:style-name="P367"><text:tab/><text:tab/>$buffer .= (intval($tok) . " ");</text:p>
      <text:p text:style-name="P367"><text:tab/>} else {</text:p>
      <text:p text:style-name="P367"><text:tab/><text:tab/>$buffer .= "0" . " ";</text:p>
      <text:p text:style-name="P367"><text:tab/>}</text:p>
      <text:p text:style-name="P367"><text:tab/>$tok = strtok(" \r\n");</text:p>
      <text:p text:style-name="P367">}</text:p>
      <text:p text:style-name="P367">$buffer = trim($buffer, " \r\n");</text:p>
      <text:p text:style-name="P367">$flags = $buffer;</text:p>
      <text:p text:style-name="P367"/>
      <text:p text:style-name="P367">/*</text:p>
      <text:p text:style-name="P367"><text:s/>* Validate activities matrix.</text:p>
      <text:p text:style-name="P367"><text:s/>*/</text:p>
      <text:p text:style-name="P367">$tok = strtok($activities, " \r\n");</text:p>
      <text:p text:style-name="P367">$buffer = "";</text:p>
      <text:p text:style-name="P367">for ($j=0; $j&lt;$number_of_neurons; $j++) {</text:p>
      <text:p text:style-name="P367"><text:tab/>for ($i=0; $i&lt;$number_of_neurons; $i++) {</text:p>
      <text:p text:style-name="P367"><text:tab/><text:tab/>if ($tok != false) {</text:p>
      <text:p text:style-name="P367"><text:tab/><text:tab/><text:tab/>$buffer .= (floatval($tok) . " ");</text:p>
      <text:p text:style-name="P367"><text:tab/><text:tab/>} else {</text:p>
      <text:p text:style-name="P367"><text:tab/><text:tab/><text:tab/>$buffer .= "0" . " ";</text:p>
      <text:p text:style-name="P367"><text:tab/><text:tab/>}</text:p>
      <text:p text:style-name="P367"/>
      <text:p text:style-name="P367"><text:tab/><text:tab/>$tok = strtok(" \r\n");</text:p>
      <text:p text:style-name="P367"><text:tab/>}</text:p>
      <text:p text:style-name="P367"/>
      <text:p text:style-name="P367"><text:tab/>$buffer = trim($buffer, " \r\n");</text:p>
      <text:p text:style-name="P367"><text:tab/>$buffer .= "\n";</text:p>
      <text:p text:style-name="P367">}</text:p>
      <text:p text:style-name="P367">$buffer = trim($buffer, " \r\n");</text:p>
      <text:p text:style-name="P367">$activities = $buffer;</text:p>
      <text:p text:style-name="P367"/>
      <text:p text:style-name="P367">/*</text:p>
      <text:p text:style-name="P367"><text:s/>* Response output variable.</text:p>
      <text:p text:style-name="P367"><text:s/>*/</text:p>
      <text:p text:style-name="P367">$response = '{';</text:p>
      <text:p text:style-name="P367">$response .= "\n";</text:p>
      <text:p text:style-name="P367"/>
      <text:p text:style-name="P367">/*</text:p>
      <text:p text:style-name="P367"><text:s/>* Open database.</text:p>
      <text:p text:style-name="P367"><text:s/>*/</text:p>
      <text:p text:style-name="P367">open_db();</text:p>
      <text:p text:style-name="P367"/>
      <text:p text:style-name="P367">/*</text:p>
      <text:p text:style-name="P367"><text:s/>* Prepare SQL query to find ANN kind id.</text:p>
      <text:p text:style-name="P367"><text:s/>*/</text:p>
      <text:p text:style-name="P367">$sql = "select loadBestFitness('" . $symbol . "', " . $period . ", " . $number_of_neurons . ", '" . $flags . "', '" . $activities . "');";</text:p>
      <text:p text:style-name="P367">$result = query_db( $sql );</text:p>
      <text:p text:style-name="P367"/>
      <text:p text:style-name="P367">/*</text:p>
      <text:p text:style-name="P367"><text:s/>* Close database.</text:p>
      <text:p text:style-name="P367"><text:s/>*/</text:p>
      <text:p text:style-name="P367">close_db();</text:p>
      <text:p text:style-name="P367"/>
      <text:p text:style-name="P367">/*</text:p>
      <text:p text:style-name="P367"><text:s/>* Response with best fitness or very high unreal value.</text:p>
      <text:p text:style-name="P367"><text:s/>*/</text:p>
      <text:p text:style-name="P367">$response .= '"fitness":"' . trim($result[0][0],"\r\n") . '"';</text:p>
      <text:p text:style-name="P367">$response .= "\n";</text:p>
      <text:p text:style-name="P367">$response .= "}";</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oft-page-break/><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Check input parameters.</text:p>
      <text:p text:style-name="P367"><text:s/>*/</text:p>
      <text:p text:style-name="P367">if ( !isset($_POST['annid']) ) {</text:p>
      <text:p text:style-name="P367"><text:tab/>$annid = -1;</text:p>
      <text:p text:style-name="P367">} else {</text:p>
      <text:p text:style-name="P367"><text:tab/>$annid = intval($_POST['annid']);</text:p>
      <text:p text:style-name="P367">}</text:p>
      <text:p text:style-name="P367"/>
      <text:p text:style-name="P367">/*</text:p>
      <text:p text:style-name="P367"><text:s/>* Response output variable.</text:p>
      <text:p text:style-name="P367"><text:s/>*/</text:p>
      <text:p text:style-name="P367">$response = '{';</text:p>
      <text:p text:style-name="P367">$response .= "\n";</text:p>
      <text:p text:style-name="P367"/>
      <text:p text:style-name="P367">/*</text:p>
      <text:p text:style-name="P367"><text:s/>* Open database.</text:p>
      <text:p text:style-name="P367"><text:s/>*/</text:p>
      <text:p text:style-name="P367">open_db();</text:p>
      <text:p text:style-name="P367"/>
      <text:p text:style-name="P367">/*</text:p>
      <text:p text:style-name="P367"><text:s/>* Prepare SQL query to find ANN kind id.</text:p>
      <text:p text:style-name="P367"><text:s/>*/</text:p>
      <text:p text:style-name="P367">$sql = 'select loadNeuronsAmount(' . $annid . ');';</text:p>
      <text:p text:style-name="P367"/>
      <text:p text:style-name="P367">/*</text:p>
      <text:p text:style-name="P367"><text:s/>* Run SQL query.</text:p>
      <text:p text:style-name="P367"><text:s/>*/</text:p>
      <text:p text:style-name="P367">$result = query_db( $sql );</text:p>
      <text:p text:style-name="P367"/>
      <text:p text:style-name="P367"/>
      <text:p text:style-name="P367">$response .= '"neuronsAmount":"' . trim($result[0][0],"\r\n") . '"';</text:p>
      <text:p text:style-name="P367">$response .= "\n";</text:p>
      <text:p text:style-name="P367">$response .= "}";</text:p>
      <text:p text:style-name="P367"/>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oft-page-break/><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Check input parameters.</text:p>
      <text:p text:style-name="P368"><text:s/>*/</text:p>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text:p>
      <text:p text:style-name="P368"><text:s/>*/</text:p>
      <text:p text:style-name="P368">$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8"/>
      <text:p text:style-name="P368">/*</text:p>
      <text:p text:style-name="P368"><text:s/>* Run SQL query.</text:p>
      <text:p text:style-name="P368"><text:s/>*/</text:p>
      <text:p text:style-name="P368">$result = query_db( $sql );</text:p>
      <text:p text:style-name="P368"/>
      <text:p text:style-name="P368">/*</text:p>
      <text:p text:style-name="P368"><text:s/>* Close database.</text:p>
      <text:p text:style-name="P368"><text:s/>*/</text:p>
      <text:p text:style-name="P368">close_db();</text:p>
      <text:p text:style-name="P368"/>
      <text:p text:style-name="P368">/*</text:p>
      <text:p text:style-name="P368"><text:s/>* Check SQL query result.</text:p>
      <text:p text:style-name="P368"><text:s/>*/</text:p>
      <text:p text:style-name="P368">if ($result != false) {</text:p>
      <text:p text:style-name="P368"><text:tab/>/*</text:p>
      <text:p text:style-name="P368"><text:tab/> * Response with number of training examples.</text:p>
      <text:p text:style-name="P368"><text:tab/> */</text:p>
      <text:p text:style-name="P368"><text:tab/>$response .= '"numberOfExamples":"' . trim($result[0][0],"\r\n") . '",';</text:p>
      <text:p text:style-name="P368"><text:tab/>$response .= "\n";</text:p>
      <text:p text:style-name="P368"/>
      <text:p text:style-name="P368"><text:tab/>/*</text:p>
      <text:p text:style-name="P368"><text:tab/> * Time values of training examples.</text:p>
      <text:p text:style-name="P368"><text:tab/> */</text:p>
      <text:p text:style-name="P368"><text:tab/>$response .= '"time": [';</text:p>
      <text:p text:style-name="P368"><text:tab/>$values = explode(" ", trim($result[0][1],"\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text:p text:style-name="P368"><text:tab/>/*</text:p>
      <text:p text:style-name="P368"><text:tab/> * Open values of training examples.</text:p>
      <text:p text:style-name="P368"><text:tab/> */</text:p>
      <text:p text:style-name="P368"><text:tab/>$response .= '"open": [';</text:p>
      <text:p text:style-name="P368"><text:tab/>$values = explode(" ", trim($result[0][2],"\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text:p text:style-name="P368"><text:tab/>/*</text:p>
      <text:p text:style-name="P368"><text:tab/> * Low values of training examples.</text:p>
      <text:p text:style-name="P368"><text:tab/> */</text:p>
      <text:p text:style-name="P368"><text:tab/>$response .= '"low": [';</text:p>
      <text:p text:style-name="P368"><text:tab/>$values = explode(" ", trim($result[0][3],"\r\n"));</text:p>
      <text:p text:style-name="P368"><text:tab/>foreach($values as $value) {</text:p>
      <text:p text:style-name="P368"><text:tab/><text:tab/>$response .= '"'.$value.'",';</text:p>
      <text:p text:style-name="P368"><text:tab/>}</text:p>
      <text:p text:style-name="P368"><text:tab/>$response = trim($response,",");</text:p>
      <text:p text:style-name="P368"><text:soft-page-break/><text:tab/>$response .= <text:s/>'],';</text:p>
      <text:p text:style-name="P368"><text:tab/>$response .= "\n";</text:p>
      <text:p text:style-name="P368"/>
      <text:p text:style-name="P368"><text:tab/>/*</text:p>
      <text:p text:style-name="P368"><text:tab/> * High values of training examples.</text:p>
      <text:p text:style-name="P368"><text:tab/> */</text:p>
      <text:p text:style-name="P368"><text:tab/>$response .= '"high": [';</text:p>
      <text:p text:style-name="P368"><text:tab/>$values = explode(" ", trim($result[0][4],"\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text:p text:style-name="P368"><text:tab/>/*</text:p>
      <text:p text:style-name="P368"><text:tab/> * Close values of training examples.</text:p>
      <text:p text:style-name="P368"><text:tab/> */</text:p>
      <text:p text:style-name="P368"><text:tab/>$response .= '"close": [';</text:p>
      <text:p text:style-name="P368"><text:tab/>$values = explode(" ", trim($result[0][5],"\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text:p text:style-name="P368"><text:tab/>/*</text:p>
      <text:p text:style-name="P368"><text:tab/> * Volume values of training examples.</text:p>
      <text:p text:style-name="P368"><text:tab/> */</text:p>
      <text:p text:style-name="P368"><text:tab/>$response .= '"volume": [';</text:p>
      <text:p text:style-name="P368"><text:tab/>$values = explode(" ", trim($result[0][6],"\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else {</text:p>
      <text:p text:style-name="P368"><text:tab/>/*</text:p>
      <text:p text:style-name="P368"><text:tab/> * Response with zero available training examples.</text:p>
      <text:p text:style-name="P368"><text:tab/> */</text:p>
      <text:p text:style-name="P368"><text:tab/>$response .= '"numberOfExamples":"0"';</text:p>
      <text:p text:style-name="P368"><text:tab/>$response .= "\n";</text:p>
      <text:p text:style-name="P368">}</text:p>
      <text:p text:style-name="P368"/>
      <text:p text:style-name="P368">$response .= "}";</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Check input parameters.</text:p>
      <text:p text:style-name="P369"><text:s/>*/</text:p>
      <text:p text:style-name="P369"><text:soft-page-break/>if ( !isset($_POST['annid']) ) {</text:p>
      <text:p text:style-name="P369"><text:tab/>$annid = -1;</text:p>
      <text:p text:style-name="P369">} else {</text:p>
      <text:p text:style-name="P369"><text:tab/>$annid = intval($_POST['annid']);</text:p>
      <text:p text:style-name="P369">}</text:p>
      <text:p text:style-name="P369"/>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 by ANN id.</text:p>
      <text:p text:style-name="P369"><text:s/>*/</text:p>
      <text:p text:style-name="P369">$sql = 'select id from ann where ann.ann_kind_id=(select ann_kind_id from ann where id=' . $annid . ') order by fitness asc;';</text:p>
      <text:p text:style-name="P369"/>
      <text:p text:style-name="P369">/*</text:p>
      <text:p text:style-name="P369"><text:s/>* Run SQL query.</text:p>
      <text:p text:style-name="P369"><text:s/>*/</text:p>
      <text:p text:style-name="P369">$result = query_db( $sql );</text:p>
      <text:p text:style-name="P369"/>
      <text:p text:style-name="P369">/*</text:p>
      <text:p text:style-name="P369"><text:s/>* Count number of artificial neural networks available.</text:p>
      <text:p text:style-name="P369"><text:s/>*/</text:p>
      <text:p text:style-name="P369">$count = 0;</text:p>
      <text:p text:style-name="P369"/>
      <text:p text:style-name="P369">/*</text:p>
      <text:p text:style-name="P369"><text:s/>* Response output variable.</text:p>
      <text:p text:style-name="P369"><text:s/>*/</text:p>
      <text:p text:style-name="P369">$response = '';</text:p>
      <text:p text:style-name="P369"/>
      <text:p text:style-name="P369">/*</text:p>
      <text:p text:style-name="P369"><text:s/>* Check SQL query result.</text:p>
      <text:p text:style-name="P369"><text:s/>*/</text:p>
      <text:p text:style-name="P369">if ($result != false) {</text:p>
      <text:p text:style-name="P369"><text:tab/>/*</text:p>
      <text:p text:style-name="P369"><text:tab/> * Response with all artificial neural networks identifiers available.</text:p>
      <text:p text:style-name="P369"><text:tab/> */</text:p>
      <text:p text:style-name="P369"><text:tab/>$response .= '"identifiers": [';</text:p>
      <text:p text:style-name="P369"/>
      <text:p text:style-name="P369"><text:tab/>for ($i=0; $i&lt;count($result); $i++) {</text:p>
      <text:p text:style-name="P369"><text:tab/><text:tab/>$response .= '"' . trim($result[$i][0],"\r\n") . '",';</text:p>
      <text:p text:style-name="P369"><text:tab/><text:tab/>$count++;</text:p>
      <text:p text:style-name="P369"><text:tab/>}</text:p>
      <text:p text:style-name="P369"/>
      <text:p text:style-name="P369"><text:tab/>$response = trim($response,"\n,");</text:p>
      <text:p text:style-name="P369"><text:tab/>$response .= "]";</text:p>
      <text:p text:style-name="P369"><text:tab/>$response .= "\n";</text:p>
      <text:p text:style-name="P369">}</text:p>
      <text:p text:style-name="P369"/>
      <text:p text:style-name="P369">/*</text:p>
      <text:p text:style-name="P369"><text:s/>* Prepare SQL query by ANN symbol and period.</text:p>
      <text:p text:style-name="P369"><text:s/>*/</text:p>
      <text:p text:style-name="P369">$sql = 'select id, ann_kind_id from ann where ann.ann_kind_id=(select ann_kind_id from ann_kind, currency_pairs, time_periods where currency_pairs_id=currency_pairs.id and period_id=time_periods.id and symbol=' . $symbol . ' and period=' . $period . ') order by fitness asc;';</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 if there is no list by ANN id.</text:p>
      <text:p text:style-name="P369"><text:s/>*/</text:p>
      <text:p text:style-name="P369">if ($count==0 &amp;&amp; $result!=false) {</text:p>
      <text:p text:style-name="P369"><text:tab/>/*</text:p>
      <text:p text:style-name="P369"><text:tab/> * Artificial neural networks should be from the same kind.</text:p>
      <text:p text:style-name="P369"><text:tab/> */</text:p>
      <text:p text:style-name="P369"><text:tab/>$ann_kind_id = $result[0][1];</text:p>
      <text:p text:style-name="P369"/>
      <text:p text:style-name="P369"><text:tab/>/*</text:p>
      <text:p text:style-name="P369"><text:tab/> * Response with all artificial neural networks identifiers available.</text:p>
      <text:p text:style-name="P369"><text:tab/> */</text:p>
      <text:p text:style-name="P369"><text:tab/>$response .= '"identifiers": ["';</text:p>
      <text:p text:style-name="P369"/>
      <text:p text:style-name="P369"><text:tab/>for ($i=0; $i&lt;count($result); $i++) {</text:p>
      <text:p text:style-name="P369"><text:tab/><text:tab/>if ($result[$i][1] == $ann_kind_id) {</text:p>
      <text:p text:style-name="P369"><text:tab/><text:tab/><text:tab/>$response .= '"' . trim($result[$i][0],"\r\n") . '",';</text:p>
      <text:p text:style-name="P369"><text:tab/><text:tab/><text:tab/>$count++;</text:p>
      <text:p text:style-name="P369"><text:tab/><text:tab/>}</text:p>
      <text:p text:style-name="P369"><text:tab/>}</text:p>
      <text:p text:style-name="P369"/>
      <text:p text:style-name="P369"><text:tab/>$response = trim($response,"\n,");</text:p>
      <text:p text:style-name="P369"><text:tab/>$response .= "]";</text:p>
      <text:p text:style-name="P369"><text:tab/>$response .= "\n";</text:p>
      <text:p text:style-name="P369">}</text:p>
      <text:p text:style-name="P369"/>
      <text:p text:style-name="P369">/*</text:p>
      <text:p text:style-name="P369"><text:s/>* Response with number of artificial neural networks available.</text:p>
      <text:p text:style-name="P369"><text:s/>*/</text:p>
      <text:p text:style-name="P369"><text:soft-page-break/>$response = '"size":"' . $count . '",' . "\n" . $response;</text:p>
      <text:p text:style-name="P369">$response = "{\n" . trim($response,"\n,") . "\n}";</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trim($response,"\r\n") );</text:p>
      <text:p text:style-name="P369">flush();</text:p>
      <text:p text:style-name="P369">?&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response .= "\n";</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number_of_examples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soft-page-break/><text:tab/> */</text:p>
      <text:p text:style-name="P369"><text:tab/>$response .= '"numberOfExamples":"' . trim($result[0][0],"\r\n") . '"';</text:p>
      <text:p text:style-name="P369"><text:tab/>$response .= "\n";</text:p>
      <text:p text:style-name="P369">} else {</text:p>
      <text:p text:style-name="P369"><text:tab/>/*</text:p>
      <text:p text:style-name="P369"><text:tab/> * Response with zero available training examples.</text:p>
      <text:p text:style-name="P369"><text:tab/> */</text:p>
      <text:p text:style-name="P369"><text:tab/>$response .= '"numberOfExamples":"0"';</text:p>
      <text:p text:style-name="P369"><text:tab/>$response .= "\n";</text:p>
      <text:p text:style-name="P369">}</text:p>
      <text:p text:style-name="P369"/>
      <text:p text:style-name="P369">$response .= "}";</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response = '';</text:p>
      <text:p text:style-name="P370"/>
      <text:p text:style-name="P370">/*</text:p>
      <text:p text:style-name="P370"><text:s/>* Check input parameters.</text:p>
      <text:p text:style-name="P370"><text:s/>*/</text:p>
      <text:p text:style-name="P370">if ( !isset($_POST['annid']) ) {</text:p>
      <text:p text:style-name="P370"><text:tab/>$annid = -1;</text:p>
      <text:p text:style-name="P370">} else {</text:p>
      <text:p text:style-name="P370"><text:tab/>$annid = intval($_POST['anni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text:p>
      <text:p text:style-name="P370"><text:s/>*/</text:p>
      <text:p text:style-name="P370">$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text:p>
      <text:p text:style-name="P370"><text:s/>*/</text:p>
      <text:p text:style-name="P370"><text:soft-page-break/>if ($result != false) {</text:p>
      <text:p text:style-name="P370"><text:tab/>/*</text:p>
      <text:p text:style-name="P370"><text:tab/> * Response with artificial neural networks structure.</text:p>
      <text:p text:style-name="P370"><text:tab/> */</text:p>
      <text:p text:style-name="P370"><text:tab/>$response .= 1;</text:p>
      <text:p text:style-name="P370"><text:tab/>$response .= "\n";</text:p>
      <text:p text:style-name="P370"/>
      <text:p text:style-name="P370"><text:tab/>/*</text:p>
      <text:p text:style-name="P370"><text:tab/> * MetaTrader 4 symbol.</text:p>
      <text:p text:style-name="P370"><text:tab/> */</text:p>
      <text:p text:style-name="P370"><text:tab/>$response .= trim($result[0][0],"\r\n");</text:p>
      <text:p text:style-name="P370"><text:tab/>$response .= "\n";</text:p>
      <text:p text:style-name="P370"/>
      <text:p text:style-name="P370"><text:tab/>/*</text:p>
      <text:p text:style-name="P370"><text:tab/> * MetaTrader 4 period.</text:p>
      <text:p text:style-name="P370"><text:tab/> */</text:p>
      <text:p text:style-name="P370"><text:tab/>$response .= trim($result[0][1],"\r\n");</text:p>
      <text:p text:style-name="P370"><text:tab/>$response .= "\n";</text:p>
      <text:p text:style-name="P370"/>
      <text:p text:style-name="P370"><text:tab/>/*</text:p>
      <text:p text:style-name="P370"><text:tab/> * Artificial neural network weights fintess.</text:p>
      <text:p text:style-name="P370"><text:tab/> */</text:p>
      <text:p text:style-name="P370"><text:tab/>$response .= trim($result[0][2],"\r\n");</text:p>
      <text:p text:style-name="P370"><text:tab/>$response .= "\n";</text:p>
      <text:p text:style-name="P370"/>
      <text:p text:style-name="P370"><text:tab/>/*</text:p>
      <text:p text:style-name="P370"><text:tab/> * Artificial neural network number of neurons.</text:p>
      <text:p text:style-name="P370"><text:tab/> */</text:p>
      <text:p text:style-name="P370"><text:tab/>$response .= trim($result[0][3],"\r\n");</text:p>
      <text:p text:style-name="P370"><text:tab/>$response .= "\n";</text:p>
      <text:p text:style-name="P370"/>
      <text:p text:style-name="P370"><text:tab/>/*</text:p>
      <text:p text:style-name="P370"><text:tab/> * Artificial neural network neurons flags.</text:p>
      <text:p text:style-name="P370"><text:tab/> */</text:p>
      <text:p text:style-name="P370"><text:tab/>$response .= trim($result[0][4],"\r\n");</text:p>
      <text:p text:style-name="P370"><text:tab/>$response .= "\n";</text:p>
      <text:p text:style-name="P370"/>
      <text:p text:style-name="P370"><text:tab/>/*</text:p>
      <text:p text:style-name="P370"><text:tab/> * Artificial neural network weights.</text:p>
      <text:p text:style-name="P370"><text:tab/> */</text:p>
      <text:p text:style-name="P370"><text:tab/>$response .= trim($result[0][5],"\r\n");</text:p>
      <text:p text:style-name="P370"><text:tab/>$response .= "\n";</text:p>
      <text:p text:style-name="P370"/>
      <text:p text:style-name="P370"><text:tab/>/*</text:p>
      <text:p text:style-name="P370"><text:tab/> * Artificial neural network weights activities.</text:p>
      <text:p text:style-name="P370"><text:tab/> */</text:p>
      <text:p text:style-name="P370"><text:tab/>$response .= trim($result[0][6],"\r\n");</text:p>
      <text:p text:style-name="P370"><text:tab/>$response .= "\n";</text:p>
      <text:p text:style-name="P370">} else {</text:p>
      <text:p text:style-name="P370"><text:tab/>/*</text:p>
      <text:p text:style-name="P370"><text:tab/> * Response with -1 flag that artificial neural networks can not be loaded.</text:p>
      <text:p text:style-name="P370"><text:tab/> */</text:p>
      <text:p text:style-name="P370"><text:tab/>$response .= 0;</text:p>
      <text:p text:style-name="P370"><text:tab/>$response .= "\n";</text:p>
      <text:p text:style-name="P370">}</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text:soft-page-break/>?&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if ( !isset($_POST['number_of_neurons']) ) {</text:p>
      <text:p text:style-name="P370"><text:tab/>$number_of_neurons = 0;</text:p>
      <text:p text:style-name="P370">} else {</text:p>
      <text:p text:style-name="P370"><text:tab/>$number_of_neurons = intval($_POST['number_of_neurons']);</text:p>
      <text:p text:style-name="P370">}</text:p>
      <text:p text:style-name="P370"/>
      <text:p text:style-name="P370">if ( !isset($_POST['flags']) ) {</text:p>
      <text:p text:style-name="P370"><text:tab/>$flags = "";</text:p>
      <text:p text:style-name="P370">} else {</text:p>
      <text:p text:style-name="P370"><text:tab/>$flags = trim($_POST['flags'],"\r\n");</text:p>
      <text:p text:style-name="P370">}</text:p>
      <text:p text:style-name="P370"/>
      <text:p text:style-name="P370">if ( !isset($_POST['activities']) ) {</text:p>
      <text:p text:style-name="P370"><text:tab/>$activities = "";</text:p>
      <text:p text:style-name="P370">} else {</text:p>
      <text:p text:style-name="P370"><text:tab/>$activities = trim($_POST['activities'],"\r\n");</text:p>
      <text:p text:style-name="P370">}</text:p>
      <text:p text:style-name="P370"/>
      <text:p text:style-name="P370">/*</text:p>
      <text:p text:style-name="P370"><text:s/>* Validate flags array.</text:p>
      <text:p text:style-name="P370"><text:s/>*/</text:p>
      <text:p text:style-name="P370">$tok = strtok($flags, " \r\n");</text:p>
      <text:p text:style-name="P370">$buffer = "";</text:p>
      <text:p text:style-name="P370">for ($i=0; $i&lt;$number_of_neurons; $i++) {</text:p>
      <text:p text:style-name="P370"><text:tab/>if ($tok != false) {</text:p>
      <text:p text:style-name="P370"><text:tab/><text:tab/>$buffer .= (in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flags = $buffer;</text:p>
      <text:p text:style-name="P370"/>
      <text:p text:style-name="P370">/*</text:p>
      <text:p text:style-name="P370"><text:s/>* Validate activities matrix.</text:p>
      <text:p text:style-name="P370"><text:s/>*/</text:p>
      <text:p text:style-name="P370">$tok = strtok($activities, " \r\n");</text:p>
      <text:p text:style-name="P370">$buffer = "";</text:p>
      <text:p text:style-name="P370">for ($j=0; $j&lt;$number_of_neurons; $j++) {</text:p>
      <text:p text:style-name="P370"><text:tab/>for ($i=0; $i&lt;$number_of_neurons; $i++) {</text:p>
      <text:p text:style-name="P370"><text:tab/><text:tab/>if ($tok != false) {</text:p>
      <text:p text:style-name="P370"><text:tab/><text:tab/><text:tab/>$buffer .= (floatval($tok) . " ");</text:p>
      <text:p text:style-name="P370"><text:tab/><text:tab/>} else {</text:p>
      <text:p text:style-name="P370"><text:tab/><text:tab/><text:tab/>$buffer .= "0" . " ";</text:p>
      <text:p text:style-name="P370"><text:tab/><text:tab/>}</text:p>
      <text:p text:style-name="P370"/>
      <text:p text:style-name="P370"><text:tab/><text:tab/>$tok = strtok(" \r\n");</text:p>
      <text:p text:style-name="P370"><text:tab/>}</text:p>
      <text:p text:style-name="P370"/>
      <text:p text:style-name="P370"><text:tab/>$buffer = trim($buffer, " \r\n");</text:p>
      <text:p text:style-name="P370"><text:tab/>$buffer .= "\n";</text:p>
      <text:p text:style-name="P370">}</text:p>
      <text:p text:style-name="P370">$buffer = trim($buffer, " \r\n");</text:p>
      <text:p text:style-name="P370">$activities = $buffer;</text:p>
      <text:p text:style-name="P370"/>
      <text:p text:style-name="P370">/*</text:p>
      <text:p text:style-name="P370"><text:s/>* Response output variable.</text:p>
      <text:p text:style-name="P370"><text:s/>*/</text:p>
      <text:p text:style-name="P370">$response = '';</text:p>
      <text:p text:style-name="P370"/>
      <text:p text:style-name="P370">/*</text:p>
      <text:p text:style-name="P370"><text:s/>* Open database.</text:p>
      <text:p text:style-name="P370"><text:s/>*/</text:p>
      <text:p text:style-name="P370">open_db();</text:p>
      <text:p text:style-name="P370"/>
      <text:p text:style-name="P370">/*</text:p>
      <text:p text:style-name="P370"><text:s/>* Prepare SQL query to find ANN kind id.</text:p>
      <text:p text:style-name="P370"><text:s/>*/</text:p>
      <text:p text:style-name="P370">$sql = "select loadBestFitness('" . $symbol . "', " . $period . ", " . $number_of_neurons . ", '" . $flags . "', '" . $activities . "');";</text:p>
      <text:p text:style-name="P370">$result = query_db( $sql );</text:p>
      <text:p text:style-name="P370"/>
      <text:p text:style-name="P370">/*</text:p>
      <text:p text:style-name="P370"><text:s/>* Response with best fitness or very high unreal value.</text:p>
      <text:p text:style-name="P370"><text:s/>*/</text:p>
      <text:p text:style-name="P370">$response .= trim($result[0][0],"\r\n");</text:p>
      <text:p text:style-name="P370">$response .= "\n";</text:p>
      <text:p text:style-name="P370"><text:soft-page-break/></text:p>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text:p>
      <text:p text:style-name="P371"><text:s/>* Response output variable.</text:p>
      <text:p text:style-name="P371"><text:s/>*/</text:p>
      <text:p text:style-name="P371">$response = '';</text:p>
      <text:p text:style-name="P371"/>
      <text:p text:style-name="P371">/*</text:p>
      <text:p text:style-name="P371"><text:s/>* Open database.</text:p>
      <text:p text:style-name="P371"><text:s/>*/</text:p>
      <text:p text:style-name="P371">open_db();</text:p>
      <text:p text:style-name="P371"/>
      <text:p text:style-name="P371">/*</text:p>
      <text:p text:style-name="P371"><text:s/>* Prepare SQL query to find ANN kind id.</text:p>
      <text:p text:style-name="P371"><text:s/>*/</text:p>
      <text:p text:style-name="P371">$sql = 'select loadNeuronsAmount(' . $annid . ');';</text:p>
      <text:p text:style-name="P371"/>
      <text:p text:style-name="P371">/*</text:p>
      <text:p text:style-name="P371"><text:s/>* Run SQL query.</text:p>
      <text:p text:style-name="P371"><text:s/>*/</text:p>
      <text:p text:style-name="P371">$result = query_db( $sql );</text:p>
      <text:p text:style-name="P371">$response .= trim($result[0][0],"\r\n");</text:p>
      <text:p text:style-name="P371">$response .= "\n";</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Response output variable.</text:p>
      <text:p text:style-name="P372"><text:s/>*/</text:p>
      <text:p text:style-name="P372">$response = '';</text:p>
      <text:p text:style-name="P372"/>
      <text:p text:style-name="P372">/*</text:p>
      <text:p text:style-name="P372"><text:s/>* Check input parameters.</text:p>
      <text:p text:style-name="P372"><text:s/>*/</text:p>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text:p>
      <text:p text:style-name="P372"><text:s/>* Open database.</text:p>
      <text:p text:style-name="P372"><text:s/>*/</text:p>
      <text:p text:style-name="P372">open_db();</text:p>
      <text:p text:style-name="P372"/>
      <text:p text:style-name="P372">/*</text:p>
      <text:p text:style-name="P372"><text:s/>* Prepare SQL query.</text:p>
      <text:p text:style-name="P372"><text:s/>*/</text:p>
      <text:p text:style-name="P37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2"/>
      <text:p text:style-name="P372">/*</text:p>
      <text:p text:style-name="P372"><text:s/>* Run SQL query.</text:p>
      <text:p text:style-name="P372"><text:s/>*/</text:p>
      <text:p text:style-name="P372">$result = query_db( $sql );</text:p>
      <text:p text:style-name="P372"/>
      <text:p text:style-name="P372">/*</text:p>
      <text:p text:style-name="P372"><text:s/>* Check SQL query result.</text:p>
      <text:p text:style-name="P372"><text:s/>*/</text:p>
      <text:p text:style-name="P372">if ($result != false) {</text:p>
      <text:p text:style-name="P372"><text:tab/>/*</text:p>
      <text:p text:style-name="P372"><text:tab/> * Response with number of training examples.</text:p>
      <text:p text:style-name="P372"><text:tab/> */</text:p>
      <text:p text:style-name="P372"><text:tab/>$response .= trim($result[0][0],"\r\n");</text:p>
      <text:p text:style-name="P372"><text:tab/>$response .= "\n";</text:p>
      <text:p text:style-name="P372"/>
      <text:p text:style-name="P372"><text:tab/>/*</text:p>
      <text:p text:style-name="P372"><text:tab/> * Time values of training examples.</text:p>
      <text:p text:style-name="P372"><text:tab/> */</text:p>
      <text:p text:style-name="P372"><text:tab/>$response .= trim($result[0][1],"\r\n");</text:p>
      <text:p text:style-name="P372"><text:tab/>$response .= "\n";</text:p>
      <text:p text:style-name="P372"/>
      <text:p text:style-name="P372"><text:tab/>/*</text:p>
      <text:p text:style-name="P372"><text:tab/> * Open values of training examples.</text:p>
      <text:p text:style-name="P372"><text:tab/> */</text:p>
      <text:p text:style-name="P372"><text:tab/>$response .= trim($result[0][2],"\r\n");</text:p>
      <text:p text:style-name="P372"><text:tab/>$response .= "\n";</text:p>
      <text:p text:style-name="P372"/>
      <text:p text:style-name="P372"><text:tab/>/*</text:p>
      <text:p text:style-name="P372"><text:soft-page-break/><text:tab/> * Low values of training examples.</text:p>
      <text:p text:style-name="P372"><text:tab/> */</text:p>
      <text:p text:style-name="P372"><text:tab/>$response .= trim($result[0][3],"\r\n");</text:p>
      <text:p text:style-name="P372"><text:tab/>$response .= "\n";</text:p>
      <text:p text:style-name="P372"/>
      <text:p text:style-name="P372"><text:tab/>/*</text:p>
      <text:p text:style-name="P372"><text:tab/> * High values of training examples.</text:p>
      <text:p text:style-name="P372"><text:tab/> */</text:p>
      <text:p text:style-name="P372"><text:tab/>$response .= trim($result[0][4],"\r\n");</text:p>
      <text:p text:style-name="P372"><text:tab/>$response .= "\n";</text:p>
      <text:p text:style-name="P372"/>
      <text:p text:style-name="P372"><text:tab/>/*</text:p>
      <text:p text:style-name="P372"><text:tab/> * Close values of training examples.</text:p>
      <text:p text:style-name="P372"><text:tab/> */</text:p>
      <text:p text:style-name="P372"><text:tab/>$response .= trim($result[0][5],"\r\n");</text:p>
      <text:p text:style-name="P372"><text:tab/>$response .= "\n";</text:p>
      <text:p text:style-name="P372"/>
      <text:p text:style-name="P372"><text:tab/>/*</text:p>
      <text:p text:style-name="P372"><text:tab/> * Volume values of training examples.</text:p>
      <text:p text:style-name="P372"><text:tab/> */</text:p>
      <text:p text:style-name="P372"><text:tab/>$response .= trim($result[0][6],"\r\n");</text:p>
      <text:p text:style-name="P372"><text:tab/>$response .= "\n";</text:p>
      <text:p text:style-name="P372">} else {</text:p>
      <text:p text:style-name="P372"><text:tab/>/*</text:p>
      <text:p text:style-name="P372"><text:tab/> * Response with zeor available training examples.</text:p>
      <text:p text:style-name="P372"><text:tab/> */</text:p>
      <text:p text:style-name="P372"><text:tab/>$response .= 0;</text:p>
      <text:p text:style-name="P372"><text:tab/>$response .= "\n";</text:p>
      <text:p text:style-name="P372">}</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Response output variable.</text:p>
      <text:p text:style-name="P372"><text:s/>*/</text:p>
      <text:p text:style-name="P372">$response = '';</text:p>
      <text:p text:style-name="P372"/>
      <text:p text:style-name="P372">/*</text:p>
      <text:p text:style-name="P372"><text:s/>* Check input parameters.</text:p>
      <text:p text:style-name="P372"><text:s/>*/</text:p>
      <text:p text:style-name="P372">if ( !isset($_POST['annid']) ) {</text:p>
      <text:p text:style-name="P372"><text:tab/>$annid = -1;</text:p>
      <text:p text:style-name="P372">} else {</text:p>
      <text:p text:style-name="P372"><text:tab/>$annid = intval($_POST['annid']);</text:p>
      <text:p text:style-name="P372">}</text:p>
      <text:p text:style-name="P372"/>
      <text:p text:style-name="P372">if ( !isset($_POST['symbol']) ) {</text:p>
      <text:p text:style-name="P372"><text:tab/>$symbol = "";</text:p>
      <text:p text:style-name="P372"><text:soft-page-break/>}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text:p>
      <text:p text:style-name="P372"><text:s/>* Open database.</text:p>
      <text:p text:style-name="P372"><text:s/>*/</text:p>
      <text:p text:style-name="P372">open_db();</text:p>
      <text:p text:style-name="P372"/>
      <text:p text:style-name="P372">/*</text:p>
      <text:p text:style-name="P372"><text:s/>* Prepare SQL query by ANN id.</text:p>
      <text:p text:style-name="P372"><text:s/>*/</text:p>
      <text:p text:style-name="P372">$sql = 'select id from ann where ann.ann_kind_id=(select ann_kind_id from ann where id=' . $annid . ') order by fitness asc;';</text:p>
      <text:p text:style-name="P372"/>
      <text:p text:style-name="P372">/*</text:p>
      <text:p text:style-name="P372"><text:s/>* Run SQL query.</text:p>
      <text:p text:style-name="P372"><text:s/>*/</text:p>
      <text:p text:style-name="P372">$result = query_db( $sql );</text:p>
      <text:p text:style-name="P372"/>
      <text:p text:style-name="P372">/*</text:p>
      <text:p text:style-name="P372"><text:s/>* Count number of artificial neural networks available.</text:p>
      <text:p text:style-name="P372"><text:s/>*/</text:p>
      <text:p text:style-name="P372">$count = 0;</text:p>
      <text:p text:style-name="P372"/>
      <text:p text:style-name="P372">/*</text:p>
      <text:p text:style-name="P372"><text:s/>* Check SQL query result.</text:p>
      <text:p text:style-name="P372"><text:s/>*/</text:p>
      <text:p text:style-name="P372">if ($result != false) {</text:p>
      <text:p text:style-name="P372"><text:tab/>/*</text:p>
      <text:p text:style-name="P372"><text:tab/> * Response with all artificial neural networks identifyers available.</text:p>
      <text:p text:style-name="P372"><text:tab/> */</text:p>
      <text:p text:style-name="P372"><text:tab/>for ($i=0; $i&lt;count($result); $i++) {</text:p>
      <text:p text:style-name="P372"><text:tab/><text:tab/>$response .= trim($result[$i][0],"\r\n");</text:p>
      <text:p text:style-name="P372"><text:tab/><text:tab/>$response .= "\n";</text:p>
      <text:p text:style-name="P372"><text:tab/><text:tab/>$count++;</text:p>
      <text:p text:style-name="P372"><text:tab/>}</text:p>
      <text:p text:style-name="P372">}</text:p>
      <text:p text:style-name="P372"/>
      <text:p text:style-name="P372">/*</text:p>
      <text:p text:style-name="P372"><text:s/>* Prepare SQL query by ANN symbol and period.</text:p>
      <text:p text:style-name="P372"><text:s/>*/</text:p>
      <text:p text:style-name="P372">$sql = 'select id, ann_kind_id from ann where ann.ann_kind_id=(select ann_kind_id from ann_kind, currency_pairs, time_periods where currency_pairs_id=currency_pairs.id and period_id=time_periods.id and symbol=' . $symbol . ' and period=' . $period . ') order by fitness asc;';</text:p>
      <text:p text:style-name="P372"/>
      <text:p text:style-name="P372">/*</text:p>
      <text:p text:style-name="P372"><text:s/>* Run SQL query.</text:p>
      <text:p text:style-name="P372"><text:s/>*/</text:p>
      <text:p text:style-name="P372">$result = query_db( $sql );</text:p>
      <text:p text:style-name="P372"/>
      <text:p text:style-name="P372">/*</text:p>
      <text:p text:style-name="P372"><text:s/>* Check SQL query result if there is no list by ANN id.</text:p>
      <text:p text:style-name="P372"><text:s/>*/</text:p>
      <text:p text:style-name="P372">if ($count==0 &amp;&amp; $result!=false) {</text:p>
      <text:p text:style-name="P372"><text:tab/>/*</text:p>
      <text:p text:style-name="P372"><text:tab/> * Artificial neural networks should be from the same kind.</text:p>
      <text:p text:style-name="P372"><text:tab/> */</text:p>
      <text:p text:style-name="P372"><text:tab/>$ann_kind_id = $result[0][1];</text:p>
      <text:p text:style-name="P372"/>
      <text:p text:style-name="P372"><text:tab/>/*</text:p>
      <text:p text:style-name="P372"><text:tab/> * Response with all artificial neural networks identifyers available.</text:p>
      <text:p text:style-name="P372"><text:tab/> */</text:p>
      <text:p text:style-name="P372"><text:tab/>for ($i=0; $i&lt;count($result); $i++) {</text:p>
      <text:p text:style-name="P372"><text:tab/><text:tab/>if ($result[$i][1] == $ann_kind_id) {</text:p>
      <text:p text:style-name="P372"><text:tab/><text:tab/><text:tab/>$response .= trim($result[$i][0],"\r\n");</text:p>
      <text:p text:style-name="P372"><text:tab/><text:tab/><text:tab/>$response .= "\n";</text:p>
      <text:p text:style-name="P372"><text:tab/><text:tab/><text:tab/>$count++;</text:p>
      <text:p text:style-name="P372"><text:tab/><text:tab/>}</text:p>
      <text:p text:style-name="P372"><text:tab/>}</text:p>
      <text:p text:style-name="P372">}</text:p>
      <text:p text:style-name="P372"/>
      <text:p text:style-name="P372">/*</text:p>
      <text:p text:style-name="P372"><text:s/>* Response with number of artificial neural networks available.</text:p>
      <text:p text:style-name="P372"><text:s/>*/</text:p>
      <text:p text:style-name="P372">$response = "\n" . $response;</text:p>
      <text:p text:style-name="P372">$response = trim($count,"\r\n") . $response;</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2">&lt;?php</text:p>
      <text:p text:style-name="P372"><text:soft-page-break/>/*******************************************************************************</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Check input parameters.</text:p>
      <text:p text:style-name="P372"><text:s/>*/</text:p>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if ( !isset($_POST['fitness']) ) {</text:p>
      <text:p text:style-name="P372"><text:tab/>$fitness = PHP_INT_MAX;</text:p>
      <text:p text:style-name="P372">} else {</text:p>
      <text:p text:style-name="P372"><text:tab/>$fitness = floatval($_POST['fitness']);</text:p>
      <text:p text:style-name="P372">}</text:p>
      <text:p text:style-name="P372"/>
      <text:p text:style-name="P372">if ( !isset($_POST['number_of_neurons']) ) {</text:p>
      <text:p text:style-name="P372"><text:tab/>$number_of_neurons = 0;</text:p>
      <text:p text:style-name="P372">} else {</text:p>
      <text:p text:style-name="P372"><text:tab/>$number_of_neurons = intval($_POST['number_of_neurons']);</text:p>
      <text:p text:style-name="P372">}</text:p>
      <text:p text:style-name="P372"/>
      <text:p text:style-name="P372">if ( !isset($_POST['flags']) ) {</text:p>
      <text:p text:style-name="P372"><text:tab/>$flags = "";</text:p>
      <text:p text:style-name="P372">} else {</text:p>
      <text:p text:style-name="P372"><text:tab/>$flags = trim($_POST['flags'],"\r\n");</text:p>
      <text:p text:style-name="P372">}</text:p>
      <text:p text:style-name="P372"/>
      <text:p text:style-name="P372">if ( !isset($_POST['weights']) ) {</text:p>
      <text:p text:style-name="P372"><text:tab/>$weights = "";</text:p>
      <text:p text:style-name="P372">} else {</text:p>
      <text:p text:style-name="P372"><text:tab/>$weights = trim($_POST['weights'],"\r\n");</text:p>
      <text:p text:style-name="P372">}</text:p>
      <text:p text:style-name="P372"/>
      <text:p text:style-name="P372">if ( !isset($_POST['activities']) ) {</text:p>
      <text:p text:style-name="P372"><text:tab/>$activities = "";</text:p>
      <text:p text:style-name="P372">} else {</text:p>
      <text:p text:style-name="P372"><text:tab/>$activities = trim($_POST['activities'],"\r\n");</text:p>
      <text:p text:style-name="P372">}</text:p>
      <text:p text:style-name="P372"/>
      <text:p text:style-name="P372">/*</text:p>
      <text:p text:style-name="P372"><text:s/>* Validate flags array.</text:p>
      <text:p text:style-name="P372"><text:s/>*/</text:p>
      <text:p text:style-name="P372">$tok = strtok($flags, " \r\n");</text:p>
      <text:p text:style-name="P372">$buffer = "";</text:p>
      <text:p text:style-name="P372">for ($i=0; $i&lt;$number_of_neurons; $i++) {</text:p>
      <text:p text:style-name="P372"><text:tab/>if ($tok != false) {</text:p>
      <text:p text:style-name="P372"><text:tab/><text:tab/>$buffer .= (intval($tok) . " ");</text:p>
      <text:p text:style-name="P372"><text:tab/>} else {</text:p>
      <text:p text:style-name="P372"><text:tab/><text:tab/>$buffer .= "0" . " ";</text:p>
      <text:p text:style-name="P372"><text:tab/>}</text:p>
      <text:p text:style-name="P372"><text:tab/>$tok = strtok(" \r\n");</text:p>
      <text:p text:style-name="P372">}</text:p>
      <text:p text:style-name="P372">$buffer = trim($buffer, " \r\n");</text:p>
      <text:p text:style-name="P372">$flags = $buffer;</text:p>
      <text:p text:style-name="P372"/>
      <text:p text:style-name="P372">/*</text:p>
      <text:p text:style-name="P372"><text:s/>* Validate weights matrix.</text:p>
      <text:p text:style-name="P372"><text:s/>*/</text:p>
      <text:p text:style-name="P372">//TODO Be very careful with matrix transpose (C++ vs PHP).</text:p>
      <text:p text:style-name="P372">$tok = strtok($weights, " \r\n");</text:p>
      <text:p text:style-name="P372">$buffer = "";</text:p>
      <text:p text:style-name="P372"><text:soft-page-break/>for ($j=0; $j&lt;$number_of_neurons; $j++) {</text:p>
      <text:p text:style-name="P372"><text:tab/>for ($i=0; $i&lt;$number_of_neurons; $i++) {</text:p>
      <text:p text:style-name="P372"><text:tab/><text:tab/>if ($tok != false) {</text:p>
      <text:p text:style-name="P372"><text:tab/><text:tab/><text:tab/>$buffer .= (floatval($tok) . " ");</text:p>
      <text:p text:style-name="P372"><text:tab/><text:tab/>} else {</text:p>
      <text:p text:style-name="P372"><text:tab/><text:tab/><text:tab/>$buffer .= "0" . " ";</text:p>
      <text:p text:style-name="P372"><text:tab/><text:tab/>}</text:p>
      <text:p text:style-name="P372"/>
      <text:p text:style-name="P372"><text:tab/><text:tab/>$tok = strtok(" \r\n");</text:p>
      <text:p text:style-name="P372"><text:tab/>}</text:p>
      <text:p text:style-name="P372"/>
      <text:p text:style-name="P372"><text:tab/>$buffer = trim($buffer, " \r\n");</text:p>
      <text:p text:style-name="P372"><text:tab/>$buffer .= "\r\n";</text:p>
      <text:p text:style-name="P372">}</text:p>
      <text:p text:style-name="P372">$buffer = trim($buffer, " \r\n");</text:p>
      <text:p text:style-name="P372">$weights = $buffer;</text:p>
      <text:p text:style-name="P372"/>
      <text:p text:style-name="P372">/*</text:p>
      <text:p text:style-name="P372"><text:s/>* Validate activities matrix.</text:p>
      <text:p text:style-name="P372"><text:s/>*/</text:p>
      <text:p text:style-name="P372">$tok = strtok($activities, " \r\n");</text:p>
      <text:p text:style-name="P372">$buffer = "";</text:p>
      <text:p text:style-name="P372">//TODO Be very careful with matrix transpose (C++ vs PHP).</text:p>
      <text:p text:style-name="P372">for ($j=0; $j&lt;$number_of_neurons; $j++) {</text:p>
      <text:p text:style-name="P372"><text:tab/>for ($i=0; $i&lt;$number_of_neurons; $i++) {</text:p>
      <text:p text:style-name="P372"><text:tab/><text:tab/>if ($tok != false) {</text:p>
      <text:p text:style-name="P372"><text:tab/><text:tab/><text:tab/>$buffer .= (floatval($tok) . " ");</text:p>
      <text:p text:style-name="P372"><text:tab/><text:tab/>} else {</text:p>
      <text:p text:style-name="P372"><text:tab/><text:tab/><text:tab/>$buffer .= "0" . " ";</text:p>
      <text:p text:style-name="P372"><text:tab/><text:tab/>}</text:p>
      <text:p text:style-name="P372"/>
      <text:p text:style-name="P372"><text:tab/><text:tab/>$tok = strtok(" \r\n");</text:p>
      <text:p text:style-name="P372"><text:tab/>}</text:p>
      <text:p text:style-name="P372"/>
      <text:p text:style-name="P372"><text:tab/>$buffer = trim($buffer, " \r\n");</text:p>
      <text:p text:style-name="P372"><text:tab/>$buffer .= "\r\n";</text:p>
      <text:p text:style-name="P372">}</text:p>
      <text:p text:style-name="P372">$buffer = trim($buffer, " \r\n");</text:p>
      <text:p text:style-name="P372">$activities = $buffer;</text:p>
      <text:p text:style-name="P372"/>
      <text:p text:style-name="P372">/*</text:p>
      <text:p text:style-name="P372"><text:s/>* Open database.</text:p>
      <text:p text:style-name="P372"><text:s/>*/</text:p>
      <text:p text:style-name="P372">open_db();</text:p>
      <text:p text:style-name="P372"/>
      <text:p text:style-name="P372">/*</text:p>
      <text:p text:style-name="P372"><text:s/>* SQL query for ANN save.</text:p>
      <text:p text:style-name="P372"><text:s/>*/</text:p>
      <text:p text:style-name="P372">$sql = "call saveAnn('" . $symbol . "', " . $period . ", " . $number_of_neurons . ", '" . $flags . "', '" . $activities . "', " . $fitness . ", '" . $weights . "')";</text:p>
      <text:p text:style-name="P372"/>
      <text:p text:style-name="P372">$result = query_db( $sql );</text:p>
      <text:p text:style-name="P372"/>
      <text:p text:style-name="P372">/*</text:p>
      <text:p text:style-name="P372"><text:s/>* Close database.</text:p>
      <text:p text:style-name="P372"><text:s/>*/</text:p>
      <text:p text:style-name="P372">close_db();</text:p>
      <text:p text:style-name="P372">?&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text:soft-page-break/></text:p>
      <text:p text:style-name="P372">/*</text:p>
      <text:p text:style-name="P372"><text:s/>* Check input parameters.</text:p>
      <text:p text:style-name="P372"><text:s/>*/</text:p>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if ( !isset($_POST['number_of_examples']) ) {</text:p>
      <text:p text:style-name="P372"><text:tab/>$number_of_examples = 0;</text:p>
      <text:p text:style-name="P372">} else {</text:p>
      <text:p text:style-name="P372"><text:tab/>$number_of_examples = intval($_POST['number_of_examples']);</text:p>
      <text:p text:style-name="P372">}</text:p>
      <text:p text:style-name="P372"/>
      <text:p text:style-name="P372">if ( !isset($_POST['time']) ) {</text:p>
      <text:p text:style-name="P372"><text:tab/>$time = "";</text:p>
      <text:p text:style-name="P372">} else {</text:p>
      <text:p text:style-name="P372"><text:tab/>$time = trim($_POST['time'],"\r\n");</text:p>
      <text:p text:style-name="P372">}</text:p>
      <text:p text:style-name="P372"/>
      <text:p text:style-name="P372">if ( !isset($_POST['open']) ) {</text:p>
      <text:p text:style-name="P372"><text:tab/>$open = "";</text:p>
      <text:p text:style-name="P372">} else {</text:p>
      <text:p text:style-name="P372"><text:tab/>$open = trim($_POST['open'],"\r\n");</text:p>
      <text:p text:style-name="P372">}</text:p>
      <text:p text:style-name="P372"/>
      <text:p text:style-name="P372">if ( !isset($_POST['low']) ) {</text:p>
      <text:p text:style-name="P372"><text:tab/>$low = "";</text:p>
      <text:p text:style-name="P372">} else {</text:p>
      <text:p text:style-name="P372"><text:tab/>$low = trim($_POST['low'],"\r\n");</text:p>
      <text:p text:style-name="P372">}</text:p>
      <text:p text:style-name="P372"/>
      <text:p text:style-name="P372">if ( !isset($_POST['high']) ) {</text:p>
      <text:p text:style-name="P372"><text:tab/>$high = "";</text:p>
      <text:p text:style-name="P372">} else {</text:p>
      <text:p text:style-name="P372"><text:tab/>$high = trim($_POST['high'],"\r\n");</text:p>
      <text:p text:style-name="P372">}</text:p>
      <text:p text:style-name="P372"/>
      <text:p text:style-name="P372">if ( !isset($_POST['close']) ) {</text:p>
      <text:p text:style-name="P372"><text:tab/>$close = "";</text:p>
      <text:p text:style-name="P372">} else {</text:p>
      <text:p text:style-name="P372"><text:tab/>$close = trim($_POST['close'],"\r\n");</text:p>
      <text:p text:style-name="P372">}</text:p>
      <text:p text:style-name="P372"/>
      <text:p text:style-name="P372">if ( !isset($_POST['volume']) ) {</text:p>
      <text:p text:style-name="P372"><text:tab/>$volume = "";</text:p>
      <text:p text:style-name="P372">} else {</text:p>
      <text:p text:style-name="P372"><text:tab/>$volume = trim($_POST['volume'],"\r\n");</text:p>
      <text:p text:style-name="P372">}</text:p>
      <text:p text:style-name="P372"/>
      <text:p text:style-name="P372">/*</text:p>
      <text:p text:style-name="P372"><text:s/>* Validate time array.</text:p>
      <text:p text:style-name="P372"><text:s/>*/</text:p>
      <text:p text:style-name="P372">$tok = strtok($time, " \r\n");</text:p>
      <text:p text:style-name="P372">$buffer = "";</text:p>
      <text:p text:style-name="P372">for ($i=0; $i&lt;$number_of_examples; $i++) {</text:p>
      <text:p text:style-name="P372"><text:tab/>if ($tok != false) {</text:p>
      <text:p text:style-name="P372"><text:tab/><text:tab/>$buffer .= (intval($tok) . " ");</text:p>
      <text:p text:style-name="P372"><text:tab/>} else {</text:p>
      <text:p text:style-name="P372"><text:tab/><text:tab/>$buffer .= "0" . " ";</text:p>
      <text:p text:style-name="P372"><text:tab/>}</text:p>
      <text:p text:style-name="P372"><text:tab/>$tok = strtok(" \r\n");</text:p>
      <text:p text:style-name="P372">}</text:p>
      <text:p text:style-name="P372">$buffer = trim($buffer, " \r\n");</text:p>
      <text:p text:style-name="P372">$time = $buffer;</text:p>
      <text:p text:style-name="P372"/>
      <text:p text:style-name="P372">/*</text:p>
      <text:p text:style-name="P372"><text:s/>* Validate open array.</text:p>
      <text:p text:style-name="P372"><text:s/>*/</text:p>
      <text:p text:style-name="P372">$tok = strtok($open, " \r\n");</text:p>
      <text:p text:style-name="P372">$buffer = "";</text:p>
      <text:p text:style-name="P372">for ($i=0; $i&lt;$number_of_examples; $i++) {</text:p>
      <text:p text:style-name="P372"><text:tab/>if ($tok != false) {</text:p>
      <text:p text:style-name="P372"><text:tab/><text:tab/>$buffer .= (floatval($tok) . " ");</text:p>
      <text:p text:style-name="P372"><text:tab/>} else {</text:p>
      <text:p text:style-name="P372"><text:tab/><text:tab/>$buffer .= "0" . " ";</text:p>
      <text:p text:style-name="P372"><text:tab/>}</text:p>
      <text:p text:style-name="P372"><text:tab/>$tok = strtok(" \r\n");</text:p>
      <text:p text:style-name="P372">}</text:p>
      <text:p text:style-name="P372">$buffer = trim($buffer, " \r\n");</text:p>
      <text:p text:style-name="P372">$open = $buffer;</text:p>
      <text:p text:style-name="P372"/>
      <text:p text:style-name="P372">/*</text:p>
      <text:p text:style-name="P372"><text:s/>* Validate low array.</text:p>
      <text:p text:style-name="P372"><text:s/>*/</text:p>
      <text:p text:style-name="P372">$tok = strtok($low, " \r\n");</text:p>
      <text:p text:style-name="P372">$buffer = "";</text:p>
      <text:p text:style-name="P372">for ($i=0; $i&lt;$number_of_examples; $i++) {</text:p>
      <text:p text:style-name="P372"><text:tab/>if ($tok != false) {</text:p>
      <text:p text:style-name="P372"><text:tab/><text:tab/>$buffer .= (floatval($tok) . " ");</text:p>
      <text:p text:style-name="P372"><text:tab/>} else {</text:p>
      <text:p text:style-name="P372"><text:tab/><text:tab/>$buffer .= "0" . " ";</text:p>
      <text:p text:style-name="P372"><text:tab/>}</text:p>
      <text:p text:style-name="P372"><text:tab/>$tok = strtok(" \r\n");</text:p>
      <text:p text:style-name="P372">}</text:p>
      <text:p text:style-name="P372"><text:soft-page-break/>$buffer = trim($buffer, " \r\n");</text:p>
      <text:p text:style-name="P372">$low = $buffer;</text:p>
      <text:p text:style-name="P372"/>
      <text:p text:style-name="P372">/*</text:p>
      <text:p text:style-name="P372"><text:s/>* Validate high array.</text:p>
      <text:p text:style-name="P372"><text:s/>*/</text:p>
      <text:p text:style-name="P372">$tok = strtok($high, " \r\n");</text:p>
      <text:p text:style-name="P372">$buffer = "";</text:p>
      <text:p text:style-name="P372">for ($i=0; $i&lt;$number_of_examples; $i++) {</text:p>
      <text:p text:style-name="P372"><text:tab/>if ($tok != false) {</text:p>
      <text:p text:style-name="P372"><text:tab/><text:tab/>$buffer .= (floatval($tok) . " ");</text:p>
      <text:p text:style-name="P372"><text:tab/>} else {</text:p>
      <text:p text:style-name="P372"><text:tab/><text:tab/>$buffer .= "0" . " ";</text:p>
      <text:p text:style-name="P372"><text:tab/>}</text:p>
      <text:p text:style-name="P372"><text:tab/>$tok = strtok(" \r\n");</text:p>
      <text:p text:style-name="P372">}</text:p>
      <text:p text:style-name="P372">$buffer = trim($buffer, " \r\n");</text:p>
      <text:p text:style-name="P372">$high = $buffer;</text:p>
      <text:p text:style-name="P372"/>
      <text:p text:style-name="P372">/*</text:p>
      <text:p text:style-name="P372"><text:s/>* Validate close array.</text:p>
      <text:p text:style-name="P372"><text:s/>*/</text:p>
      <text:p text:style-name="P372">$tok = strtok($close, " \r\n");</text:p>
      <text:p text:style-name="P372">$buffer = "";</text:p>
      <text:p text:style-name="P372">for ($i=0; $i&lt;$number_of_examples; $i++) {</text:p>
      <text:p text:style-name="P372"><text:tab/>if ($tok != false) {</text:p>
      <text:p text:style-name="P372"><text:tab/><text:tab/>$buffer .= (floatval($tok) . " ");</text:p>
      <text:p text:style-name="P372"><text:tab/>} else {</text:p>
      <text:p text:style-name="P372"><text:tab/><text:tab/>$buffer .= "0" . " ";</text:p>
      <text:p text:style-name="P372"><text:tab/>}</text:p>
      <text:p text:style-name="P372"><text:tab/>$tok = strtok(" \r\n");</text:p>
      <text:p text:style-name="P372">}</text:p>
      <text:p text:style-name="P372">$buffer = trim($buffer, " \r\n");</text:p>
      <text:p text:style-name="P372">$close = $buffer;</text:p>
      <text:p text:style-name="P372"/>
      <text:p text:style-name="P372">/*</text:p>
      <text:p text:style-name="P372"><text:s/>* Validate volume array.</text:p>
      <text:p text:style-name="P372"><text:s/>*/</text:p>
      <text:p text:style-name="P372">$tok = strtok($volume, " \r\n");</text:p>
      <text:p text:style-name="P372">$buffer = "";</text:p>
      <text:p text:style-name="P372">for ($i=0; $i&lt;$number_of_examples; $i++) {</text:p>
      <text:p text:style-name="P372"><text:tab/>if ($tok != false) {</text:p>
      <text:p text:style-name="P372"><text:tab/><text:tab/>$buffer .= (floatval($tok) . " ");</text:p>
      <text:p text:style-name="P372"><text:tab/>} else {</text:p>
      <text:p text:style-name="P372"><text:tab/><text:tab/>$buffer .= "0" . " ";</text:p>
      <text:p text:style-name="P372"><text:tab/>}</text:p>
      <text:p text:style-name="P372"><text:tab/>$tok = strtok(" \r\n");</text:p>
      <text:p text:style-name="P372">}</text:p>
      <text:p text:style-name="P372">$buffer = trim($buffer, " \r\n");</text:p>
      <text:p text:style-name="P372">$volume = $buffer;</text:p>
      <text:p text:style-name="P372"/>
      <text:p text:style-name="P372">/*</text:p>
      <text:p text:style-name="P372"><text:s/>* Open database.</text:p>
      <text:p text:style-name="P372"><text:s/>*/</text:p>
      <text:p text:style-name="P372">open_db();</text:p>
      <text:p text:style-name="P372"/>
      <text:p text:style-name="P372">/*</text:p>
      <text:p text:style-name="P372"><text:s/>* Run SQL query to replace previous record or insert new one.</text:p>
      <text:p text:style-name="P372"><text:s/>*/</text:p>
      <text:p text:style-name="P372">$sql = "call saveTrainingSet('" . $symbol . "', $period, $number_of_examples, '" . $time . "', '" . $open . "', '" . $low . "', '" . $high . "', '" . $close . "', '" . $volume . "');";</text:p>
      <text:p text:style-name="P372">query_db( $sql );</text:p>
      <text:p text:style-name="P372"/>
      <text:p text:style-name="P372">/*</text:p>
      <text:p text:style-name="P372"><text:s/>* Close database.</text:p>
      <text:p text:style-name="P372"><text:s/>*/</text:p>
      <text:p text:style-name="P372">close_db();</text:p>
      <text:p text:style-name="P372">?&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text:soft-page-break/>?&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Response output variable.</text:p>
      <text:p text:style-name="P372"><text:s/>*/</text:p>
      <text:p text:style-name="P372">$response = '';</text:p>
      <text:p text:style-name="P372"/>
      <text:p text:style-name="P372">/*</text:p>
      <text:p text:style-name="P372"><text:s/>* Check input parameters.</text:p>
      <text:p text:style-name="P372"><text:s/>*/</text:p>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text:p>
      <text:p text:style-name="P372"><text:s/>* Open database.</text:p>
      <text:p text:style-name="P372"><text:s/>*/</text:p>
      <text:p text:style-name="P372">open_db();</text:p>
      <text:p text:style-name="P372"/>
      <text:p text:style-name="P372">/*</text:p>
      <text:p text:style-name="P372"><text:s/>* Prepare SQL query.</text:p>
      <text:p text:style-name="P372"><text:s/>*/</text:p>
      <text:p text:style-name="P372">$sql = "select number_of_examples from training_set, currency_pairs, time_periods where training_set.currency_pairs_id=currency_pairs.id and currency_pairs.period_id=time_periods.id and currency_pairs.symbol='" . $symbol . "' and time_periods.minutes=" . $period . ";";</text:p>
      <text:p text:style-name="P372"/>
      <text:p text:style-name="P372">/*</text:p>
      <text:p text:style-name="P372"><text:s/>* Run SQL query.</text:p>
      <text:p text:style-name="P372"><text:s/>*/</text:p>
      <text:p text:style-name="P372">$result = query_db( $sql );</text:p>
      <text:p text:style-name="P372"/>
      <text:p text:style-name="P372">/*</text:p>
      <text:p text:style-name="P372"><text:s/>* Check SQL query result.</text:p>
      <text:p text:style-name="P372"><text:s/>*/</text:p>
      <text:p text:style-name="P372">if ($result != false) {</text:p>
      <text:p text:style-name="P372"><text:tab/>/*</text:p>
      <text:p text:style-name="P372"><text:tab/> * Response with number of training examples.</text:p>
      <text:p text:style-name="P372"><text:tab/> */</text:p>
      <text:p text:style-name="P372"><text:tab/>$response .= trim($result[0][0],"\r\n");</text:p>
      <text:p text:style-name="P372"><text:tab/>$response .= "\n";</text:p>
      <text:p text:style-name="P372">} else {</text:p>
      <text:p text:style-name="P372"><text:tab/>/*</text:p>
      <text:p text:style-name="P372"><text:tab/> * Response with zeor available training examples.</text:p>
      <text:p text:style-name="P372"><text:tab/> */</text:p>
      <text:p text:style-name="P372"><text:tab/>$response .= 0;</text:p>
      <text:p text:style-name="P372"><text:tab/>$response .= "\n";</text:p>
      <text:p text:style-name="P372">}</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3">&lt;!DOCTYPE html&gt;</text:p>
      <text:p text:style-name="P373">&lt;head&gt;</text:p>
      <text:p text:style-name="P373">&lt;meta http-equiv="Content-Type" content="text/html; charset=utf-8" /&gt;</text:p>
      <text:p text:style-name="P373">&lt;title&gt;.:: Vitosha Trade ::.&lt;/title&gt;</text:p>
      <text:p text:style-name="P373">&lt;link href="styles.css" rel="stylesheet" type="text/css" /&gt;</text:p>
      <text:p text:style-name="P373">&lt;/head&gt;</text:p>
      <text:p text:style-name="P373">&lt;body style="overflow:hidden;"&gt;</text:p>
      <text:p text:style-name="P373"><text:tab/>&lt;div id="wrapper"&gt;</text:p>
      <text:p text:style-name="P373"><text:tab/><text:tab/>&lt;div id="logo"&gt;</text:p>
      <text:p text:style-name="P373"><text:tab/><text:tab/><text:tab/>&lt;ul id="menu"&gt;</text:p>
      <text:p text:style-name="P373"><text:tab/><text:tab/><text:tab/><text:tab/>&lt;li&gt;&lt;a href="index.php" title="Home Page"&gt;Home Page&lt;/a&gt;&lt;/li&gt;</text:p>
      <text:p text:style-name="P373"><text:tab/><text:tab/><text:tab/><text:tab/>&lt;li class="spacer"&gt;&amp;nbsp;&lt;/li&gt;</text:p>
      <text:p text:style-name="P373"><text:tab/><text:tab/><text:tab/><text:tab/>&lt;li&gt;&lt;a href="products.php" title="Products Information"&gt;Products Information&lt;/a&gt;&lt;/li&gt;</text:p>
      <text:p text:style-name="P373"><text:tab/><text:tab/><text:tab/><text:tab/>&lt;li class="spacer"&gt;&amp;nbsp;&lt;/li&gt;</text:p>
      <text:p text:style-name="P373"><text:tab/><text:tab/><text:tab/><text:tab/>&lt;li&gt;&lt;a class="current" href="contactus.php" title="Contact Us"&gt;Contact Us&lt;/a&gt;&lt;/li&gt;</text:p>
      <text:p text:style-name="P373"><text:tab/><text:tab/><text:tab/>&lt;/ul&gt;</text:p>
      <text:p text:style-name="P373"><text:tab/><text:tab/>&lt;/div&gt;</text:p>
      <text:p text:style-name="P373"><text:tab/><text:tab/>&lt;div id="header"&gt;</text:p>
      <text:p text:style-name="P373"><text:tab/><text:tab/><text:tab/>&lt;div id="slogan"&gt;The Ultimate&lt;br /&gt;&amp;nbsp; &amp;nbsp; &amp;nbsp; Forex Prediction&lt;br /&gt;&amp;nbsp; &amp;nbsp; &amp;nbsp; </text:p>
      <text:p text:style-name="P373"><text:tab/><text:tab/><text:tab/>&amp;nbsp; &amp;nbsp; &amp;nbsp; Indicator...&lt;/div&gt;</text:p>
      <text:p text:style-name="P373"><text:soft-page-break/><text:tab/><text:tab/>&lt;/div&gt;</text:p>
      <text:p text:style-name="P373"><text:tab/><text:tab/>&lt;div class="innerContainerTop"&gt;&lt;/div&gt;</text:p>
      <text:p text:style-name="P373"><text:tab/><text:tab/>&lt;div class="innerContainer"&gt;</text:p>
      <text:p text:style-name="P373"><text:tab/><text:tab/><text:tab/>&lt;h1 style="margin-top:-10px;"&gt;Contact Us&lt;/h1&gt;</text:p>
      <text:p text:style-name="P373"><text:tab/><text:tab/><text:tab/>&lt;p&gt;</text:p>
      <text:p text:style-name="P373"><text:tab/><text:tab/><text:tab/><text:tab/>Velbazhd Software - Bulgarian Software Company</text:p>
      <text:p text:style-name="P373"><text:tab/><text:tab/><text:tab/><text:tab/>&lt;br /&gt;&lt;br /&gt;</text:p>
      <text:p text:style-name="P373"><text:tab/><text:tab/><text:tab/><text:tab/>Todor Balabanov, CEO&lt;br /&gt;</text:p>
      <text:p text:style-name="P373"><text:tab/><text:tab/><text:tab/><text:tab/>Email: &lt;a href="mailto:todor.balabanov@gmail.com" title="VitoshaTrade Email Request"&gt;todor.balabanov gmail com&lt;/a&gt;&lt;br /&gt;</text:p>
      <text:p text:style-name="P373"><text:tab/><text:tab/><text:tab/><text:tab/>Phone: +359 89 8237103</text:p>
      <text:p text:style-name="P373"><text:tab/><text:tab/><text:tab/>&lt;/p&gt; </text:p>
      <text:p text:style-name="P373"><text:tab/><text:tab/>&lt;/div&gt;</text:p>
      <text:p text:style-name="P373"><text:tab/><text:tab/>&lt;div class="innerContainerBottom"&gt;&lt;/div&gt;</text:p>
      <text:p text:style-name="P373"><text:tab/><text:tab/>&lt;div class="clearer"&gt;&lt;/div&gt;</text:p>
      <text:p text:style-name="P373"><text:tab/><text:tab/></text:p>
      <text:p text:style-name="P373"><text:tab/><text:tab/>&lt;div id="footer"&gt;</text:p>
      <text:p text:style-name="P373"><text:tab/><text:tab/><text:tab/>&lt;div class="footerLeft"&gt;</text:p>
      <text:p text:style-name="P373"><text:tab/><text:tab/><text:tab/> <text:tab/>Design by &lt;a href="http://www.mxworkz.com/" target="_blank" title="MXWorkz Creative"&gt;MXWorkz&lt;/a&gt;</text:p>
      <text:p text:style-name="P373"><text:tab/><text:tab/><text:tab/>&lt;/div&gt;</text:p>
      <text:p text:style-name="P373"><text:tab/><text:tab/><text:tab/>&lt;div class="copy"&gt;This website and its content is intellectual pfoperty of &lt;strong&gt;Velbazhd Software &amp;copy;&lt;/strong&gt;. &lt;/div&gt;</text:p>
      <text:p text:style-name="P373"><text:tab/><text:tab/><text:tab/>&lt;div class="footerRight"&gt;</text:p>
      <text:p text:style-name="P373"><text:tab/><text:tab/><text:tab/><text:tab/> &lt;a href="index.php" title="Home"&gt;Home&lt;/a&gt; &amp;nbsp; &amp;nbsp; </text:p>
      <text:p text:style-name="P373"><text:tab/><text:tab/><text:tab/><text:tab/> &lt;a href="products.php" title="Products Information"&gt;Products Information&lt;/a&gt; &amp;nbsp; &amp;nbsp; </text:p>
      <text:p text:style-name="P373"><text:tab/><text:tab/><text:tab/><text:tab/> &lt;a href="contactus.php" title="Contact Us"&gt;Contact Us&lt;/a&gt;</text:p>
      <text:p text:style-name="P373"><text:tab/><text:tab/><text:tab/>&lt;/div&gt;</text:p>
      <text:p text:style-name="P373"><text:tab/><text:tab/>&lt;/div&gt;</text:p>
      <text:p text:style-name="P373"><text:tab/>&lt;/div&gt;</text:p>
      <text:p text:style-name="P373">&lt;/body&gt;</text:p>
      <text:p text:style-name="P373">&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4">&lt;?php</text:p>
      <text:p text:style-name="P374">/*</text:p>
      <text:p text:style-name="P374"><text:s/>* Include database functions.</text:p>
      <text:p text:style-name="P374"><text:s/>*/</text:p>
      <text:p text:style-name="P374">include "./common/db.php";</text:p>
      <text:p text:style-name="P374"/>
      <text:p text:style-name="P374">/**</text:p>
      <text:p text:style-name="P374"><text:s/>* Order e-mail address constant.</text:p>
      <text:p text:style-name="P374"><text:s/>*/</text:p>
      <text:p text:style-name="P374">define("ORDER_EMAIL", "todor.balabanov@gmail.com");</text:p>
      <text:p text:style-name="P374"/>
      <text:p text:style-name="P374">/**</text:p>
      <text:p text:style-name="P374"><text:s/>* ANN list results per page.</text:p>
      <text:p text:style-name="P374"><text:s/>*/</text:p>
      <text:p text:style-name="P374">define("PAGES_BEFORE_AND_AFTER", 5);</text:p>
      <text:p text:style-name="P374"/>
      <text:p text:style-name="P374">/**</text:p>
      <text:p text:style-name="P374"><text:s/>* ANN list results per page.</text:p>
      <text:p text:style-name="P374"><text:s/>*/</text:p>
      <text:p text:style-name="P374">define("RESULTS_PER_PAGE", 5);</text:p>
      <text:p text:style-name="P374"/>
      <text:p text:style-name="P374">/*</text:p>
      <text:p text:style-name="P374"><text:s/>* Check input parameters.</text:p>
      <text:p text:style-name="P374"><text:s/>*/</text:p>
      <text:p text:style-name="P374">if ( !isset($_POST['first_name']) ) {</text:p>
      <text:p text:style-name="P374"><text:tab/>$first_name = "";</text:p>
      <text:p text:style-name="P374">} else {</text:p>
      <text:p text:style-name="P374"><text:tab/>$first_name = trim($_POST['first_name']);</text:p>
      <text:p text:style-name="P374">}</text:p>
      <text:p text:style-name="P374"/>
      <text:p text:style-name="P374">if ( !isset($_POST['last_name']) ) {</text:p>
      <text:p text:style-name="P374"><text:tab/>$last_name = "";</text:p>
      <text:p text:style-name="P374">} else {</text:p>
      <text:p text:style-name="P374"><text:tab/>$last_name = trim($_POST['last_name']);</text:p>
      <text:p text:style-name="P374">}</text:p>
      <text:p text:style-name="P374"/>
      <text:p text:style-name="P374">if ( !isset($_POST['country_code']) ) {</text:p>
      <text:p text:style-name="P374"><text:tab/>$country_code = "";</text:p>
      <text:p text:style-name="P374">} else {</text:p>
      <text:p text:style-name="P374"><text:tab/>$country_code = trim($_POST['country_code']);</text:p>
      <text:p text:style-name="P374">}</text:p>
      <text:p text:style-name="P374"/>
      <text:p text:style-name="P374">if ( !isset($_POST['area_code']) ) {</text:p>
      <text:p text:style-name="P374"><text:tab/>$area_code = "";</text:p>
      <text:p text:style-name="P374">} else {</text:p>
      <text:p text:style-name="P374"><text:tab/>$area_code = trim($_POST['area_code']);</text:p>
      <text:p text:style-name="P374">}</text:p>
      <text:p text:style-name="P374"/>
      <text:p text:style-name="P374">if ( !isset($_POST['phone_number']) ) {</text:p>
      <text:p text:style-name="P374"><text:tab/>$phone_number = "";</text:p>
      <text:p text:style-name="P374">} else {</text:p>
      <text:p text:style-name="P374"><text:tab/>$phone_number = trim($_POST['phone_number']);</text:p>
      <text:p text:style-name="P374">}</text:p>
      <text:p text:style-name="P374"/>
      <text:p text:style-name="P374">if ( !isset($_POST['email']) ) {</text:p>
      <text:p text:style-name="P374"><text:tab/>$email = "";</text:p>
      <text:p text:style-name="P374">} else {</text:p>
      <text:p text:style-name="P374"><text:tab/>$email = trim($_POST['email']);</text:p>
      <text:p text:style-name="P374">}</text:p>
      <text:p text:style-name="P374"/>
      <text:p text:style-name="P374">if ( !isset($_GET['offset']) ) {</text:p>
      <text:p text:style-name="P374"><text:tab/>$offset = 0;</text:p>
      <text:p text:style-name="P374">} else {</text:p>
      <text:p text:style-name="P374"><text:soft-page-break/><text:tab/>$offset = intval($_GET['offset']);</text:p>
      <text:p text:style-name="P374">}</text:p>
      <text:p text:style-name="P374"/>
      <text:p text:style-name="P374">/*</text:p>
      <text:p text:style-name="P374"><text:s/>* Assemble order message.</text:p>
      <text:p text:style-name="P374"><text:s/>*/</text:p>
      <text:p text:style-name="P374">$message = "";</text:p>
      <text:p text:style-name="P374">$message .= $first_name;</text:p>
      <text:p text:style-name="P374">$message .= "\n";</text:p>
      <text:p text:style-name="P374">$message .= $last_name;</text:p>
      <text:p text:style-name="P374">$message .= "\n";</text:p>
      <text:p text:style-name="P374">$message .= "+" . $country_code . $area_code . $phone_number;</text:p>
      <text:p text:style-name="P374">$message .= "\n";</text:p>
      <text:p text:style-name="P374">$message .= $email;</text:p>
      <text:p text:style-name="P374">$message .= "\n";</text:p>
      <text:p text:style-name="P374">if ($email != '') {</text:p>
      <text:p text:style-name="P374"><text:tab/>mail(ORDER_EMAIL, 'VitoshaTrade order!', $message, "From: " . $email . "\nReply-to: " . $email);</text:p>
      <text:p text:style-name="P374">}</text:p>
      <text:p text:style-name="P374"/>
      <text:p text:style-name="P374">/*</text:p>
      <text:p text:style-name="P374"><text:s/>* Open database.</text:p>
      <text:p text:style-name="P374"><text:s/>*/</text:p>
      <text:p text:style-name="P374">open_db();</text:p>
      <text:p text:style-name="P374"/>
      <text:p text:style-name="P374">$number_of_pages = 0;</text:p>
      <text:p text:style-name="P374"/>
      <text:p text:style-name="P374">/*</text:p>
      <text:p text:style-name="P374"><text:s/>* Prepare SQL query.</text:p>
      <text:p text:style-name="P374"><text:s/>*/</text:p>
      <text:p text:style-name="P374">$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4"/>
      <text:p text:style-name="P374">/*</text:p>
      <text:p text:style-name="P374"><text:s/>* Run SQL query.</text:p>
      <text:p text:style-name="P374"><text:s/>*/</text:p>
      <text:p text:style-name="P374">$result = query_db( $sql );</text:p>
      <text:p text:style-name="P374"/>
      <text:p text:style-name="P374">/*</text:p>
      <text:p text:style-name="P374"><text:s/>* Check SQL query result.</text:p>
      <text:p text:style-name="P374"><text:s/>*/</text:p>
      <text:p text:style-name="P374">if ($result != false) {</text:p>
      <text:p text:style-name="P374"><text:tab/>$number_of_pages = (int)ceil((double)count($result)/(double)RESULTS_PER_PAGE);</text:p>
      <text:p text:style-name="P374">}</text:p>
      <text:p text:style-name="P374"/>
      <text:p text:style-name="P374">/*</text:p>
      <text:p text:style-name="P374"><text:s/>* Close database.</text:p>
      <text:p text:style-name="P374"><text:s/>*/</text:p>
      <text:p text:style-name="P374">close_db();</text:p>
      <text:p text:style-name="P374"/>
      <text:p text:style-name="P374">if ($offset &lt; 0) {</text:p>
      <text:p text:style-name="P374"><text:tab/>$offset = 0;</text:p>
      <text:p text:style-name="P374">}</text:p>
      <text:p text:style-name="P374">if ($offset &gt;= $number_of_pages) {</text:p>
      <text:p text:style-name="P374"><text:tab/>$offset = $number_of_pages-1;</text:p>
      <text:p text:style-name="P374">}</text:p>
      <text:p text:style-name="P374">?&gt;</text:p>
      <text:p text:style-name="P374"/>
      <text:p text:style-name="P374">&lt;!DOCTYPE html&gt;</text:p>
      <text:p text:style-name="P374">&lt;head&gt;</text:p>
      <text:p text:style-name="P374">&lt;meta http-equiv="Content-Type" content="text/html; charset=utf-8" /&gt;</text:p>
      <text:p text:style-name="P374">&lt;title&gt;.:: Vitosha Trade ::.&lt;/title&gt;</text:p>
      <text:p text:style-name="P374">&lt;link href="styles.css" rel="stylesheet" type="text/css" /&gt;</text:p>
      <text:p text:style-name="P374">&lt;/head&gt;</text:p>
      <text:p text:style-name="P374"/>
      <text:p text:style-name="P374">﻿&lt;body style="overflow:hidden;"&gt;</text:p>
      <text:p text:style-name="P374"><text:tab/>&lt;div id="wrapper"&gt;</text:p>
      <text:p text:style-name="P374"><text:tab/><text:tab/>&lt;div id="logo"&gt;</text:p>
      <text:p text:style-name="P374"><text:tab/><text:tab/><text:tab/>&lt;ul id="menu"&gt;</text:p>
      <text:p text:style-name="P374"><text:tab/><text:tab/><text:tab/><text:tab/>&lt;li&gt;&lt;a class="current" href="index.php" title="Home Page"&gt;Home Page&lt;/a&gt;&lt;/li&gt;</text:p>
      <text:p text:style-name="P374"><text:tab/><text:tab/><text:tab/><text:tab/>&lt;li class="spacer"&gt;&amp;nbsp;&lt;/li&gt;</text:p>
      <text:p text:style-name="P374"><text:tab/><text:tab/><text:tab/><text:tab/>&lt;li&gt;&lt;a href="products.php" title="Products Information"&gt;Products Information&lt;/a&gt;&lt;/li&gt;</text:p>
      <text:p text:style-name="P374"><text:tab/><text:tab/><text:tab/><text:tab/>&lt;li class="spacer"&gt;&amp;nbsp;&lt;/li&gt;</text:p>
      <text:p text:style-name="P374"><text:tab/><text:tab/><text:tab/><text:tab/>&lt;li&gt;&lt;a href="contactus.php" title="Contact Us"&gt;Contact Us&lt;/a&gt;&lt;/li&gt;</text:p>
      <text:p text:style-name="P374"><text:tab/><text:tab/><text:tab/>&lt;/ul&gt;</text:p>
      <text:p text:style-name="P374"><text:tab/><text:tab/>&lt;/div&gt;</text:p>
      <text:p text:style-name="P374"><text:tab/><text:tab/>&lt;div id="header"&gt;</text:p>
      <text:p text:style-name="P374"><text:tab/><text:tab/><text:tab/>&lt;div id="slogan"&gt;The Ultimate&lt;br /&gt;&amp;nbsp; &amp;nbsp; &amp;nbsp; Forex Prediction&lt;br /&gt;&amp;nbsp; &amp;nbsp; &amp;nbsp; </text:p>
      <text:p text:style-name="P374"><text:tab/><text:tab/><text:tab/>&amp;nbsp; &amp;nbsp; &amp;nbsp; Indicator...&lt;/div&gt;</text:p>
      <text:p text:style-name="P374"><text:tab/><text:tab/>&lt;/div&gt;</text:p>
      <text:p text:style-name="P374"><text:tab/><text:tab/>&lt;div id="home_about_bevel"&gt;</text:p>
      <text:p text:style-name="P374"><text:tab/><text:tab/><text:tab/>&lt;h1&gt;About Vitosha Trade&lt;/h1&gt;</text:p>
      <text:p text:style-name="P374"><text:tab/><text:tab/><text:tab/>&lt;div class="home_bevel_txt"&gt;</text:p>
      <text:p text:style-name="P374"><text:tab/><text:tab/><text:tab/><text:tab/>VitoshaTrade &amp;reg; is &lt;a href="http://en.wikipedia.org/wiki/Foreign_exchange_market"&gt;Forex&lt;/a&gt; prediction indicator that can be used only with &lt;a href="http://www.metatrader4.com/"&gt;MetaTrader 4&lt;/a&gt; trading <text:s/>platform. </text:p>
      <text:p text:style-name="P374"><text:tab/><text:tab/><text:tab/><text:tab/>The indicator is based on Artificial Neural Networks trained by Differential Evolution algorithm in </text:p>
      <text:p text:style-name="P374"><text:tab/><text:tab/><text:tab/><text:tab/>distributed environment.</text:p>
      <text:p text:style-name="P374"><text:tab/><text:tab/><text:tab/>&lt;/div&gt;</text:p>
      <text:p text:style-name="P374"><text:tab/><text:tab/>&lt;/div&gt;</text:p>
      <text:p text:style-name="P374"><text:tab/><text:tab/>&lt;div id="home_purchase_bevel"&gt;</text:p>
      <text:p text:style-name="P374"><text:tab/><text:tab/><text:tab/>&lt;h1&gt;Purchase Information&lt;/h1&gt;</text:p>
      <text:p text:style-name="P374"><text:tab/><text:tab/><text:tab/>&lt;div class="home_bevel_txt"&gt;</text:p>
      <text:p text:style-name="P374"><text:tab/><text:tab/><text:tab/><text:tab/>VitoshaTrade &amp;reg; comes on the price of &amp;euro;9999 (1/100 company shares included in the price). To make your order we would like to ask you fill </text:p>
      <text:p text:style-name="P374"><text:tab/><text:tab/><text:tab/><text:tab/>out the &lt;a href="order.php" title="Order Vitosha Trade"&gt;order form&lt;/a&gt;</text:p>
      <text:p text:style-name="P374"><text:tab/><text:tab/><text:tab/>&lt;/div&gt;</text:p>
      <text:p text:style-name="P374"><text:tab/><text:tab/>&lt;/div&gt;</text:p>
      <text:p text:style-name="P374"><text:tab/><text:tab/>&lt;div id="home_contact_bevel"&gt;</text:p>
      <text:p text:style-name="P374"><text:tab/><text:tab/><text:tab/>&lt;h1&gt;Contact Us&lt;/h1&gt;</text:p>
      <text:p text:style-name="P374"><text:tab/><text:tab/><text:tab/>&lt;div class="home_bevel_txt"&gt;</text:p>
      <text:p text:style-name="P374"><text:tab/><text:tab/><text:tab/><text:tab/>Velbazhd Software - Bulgarian Software Company</text:p>
      <text:p text:style-name="P374"><text:soft-page-break/><text:tab/><text:tab/><text:tab/><text:tab/>&lt;br /&gt;&lt;br /&gt;</text:p>
      <text:p text:style-name="P374"><text:tab/><text:tab/><text:tab/><text:tab/>Todor Balabanov, CEO&lt;br /&gt;</text:p>
      <text:p text:style-name="P374"><text:tab/><text:tab/><text:tab/><text:tab/>Email: &lt;a href="mailto:todor.balabanov@gmail.com" title="VitoshaTrade Email Request"&gt;todor.balabanov gmail com&lt;/a&gt;&lt;br /&gt;</text:p>
      <text:p text:style-name="P374"><text:tab/><text:tab/><text:tab/><text:tab/>Phone: +359 89 8237103</text:p>
      <text:p text:style-name="P374"><text:tab/><text:tab/><text:tab/>&lt;/div&gt;</text:p>
      <text:p text:style-name="P374"><text:tab/><text:tab/>&lt;/div&gt;</text:p>
      <text:p text:style-name="P374"><text:tab/><text:tab/>&lt;div class="clearer"&gt;&lt;/div&gt;</text:p>
      <text:p text:style-name="P374"><text:tab/><text:tab/>&lt;div id="grid_home"&gt;</text:p>
      <text:p text:style-name="P374"><text:tab/><text:tab/><text:tab/>&lt;!-- &lt;h1&gt;&lt;center&gt;Artificial Neural Networks List&lt;/center&gt;&lt;/h1&gt; --&gt;</text:p>
      <text:p text:style-name="P374"/>
      <text:p text:style-name="P374"><text:tab/><text:tab/><text:tab/>&lt;table class="tableBorder" style="width:100%;padding:1;border-spcacing:1;border-collapse:separate;"&gt;</text:p>
      <text:p text:style-name="P374"><text:tab/><text:tab/><text:tab/><text:tab/>&lt;tr class="tableHeading"&gt;</text:p>
      <text:p text:style-name="P374"><text:tab/><text:tab/><text:tab/><text:tab/><text:tab/>&lt;th&gt;ID&lt;/th&gt;</text:p>
      <text:p text:style-name="P374"><text:tab/><text:tab/><text:tab/><text:tab/><text:tab/>&lt;th&gt;Symbol&lt;/th&gt;</text:p>
      <text:p text:style-name="P374"><text:tab/><text:tab/><text:tab/><text:tab/><text:tab/>&lt;th&gt;Period&lt;/th&gt;</text:p>
      <text:p text:style-name="P374"><text:tab/><text:tab/><text:tab/><text:tab/><text:tab/>&lt;th&gt;Fitness&lt;/th&gt;</text:p>
      <text:p text:style-name="P374"><text:tab/><text:tab/><text:tab/><text:tab/>&lt;/tr&gt;</text:p>
      <text:p text:style-name="P374"/>
      <text:p text:style-name="P374">&lt;!-- Dynamic table content. <text:s/>--&gt;</text:p>
      <text:p text:style-name="P374">&lt;?php</text:p>
      <text:p text:style-name="P374">if ($result != false) {</text:p>
      <text:p text:style-name="P374"><text:tab/>for ($i=$offset*RESULTS_PER_PAGE,$c=0; $i&lt;(($offset+1)*RESULTS_PER_PAGE)&amp;&amp;$i&lt;count($result); $i++,$c++) {</text:p>
      <text:p text:style-name="P374"><text:tab/><text:tab/>switch( $result[$i][2] ){</text:p>
      <text:p text:style-name="P374"><text:tab/><text:tab/>case 1: $result[$i][2] = "M1";</text:p>
      <text:p text:style-name="P374"><text:tab/><text:tab/><text:tab/>break;</text:p>
      <text:p text:style-name="P374"><text:tab/><text:tab/>case 5: $result[$i][2] = "M5";</text:p>
      <text:p text:style-name="P374"><text:tab/><text:tab/><text:tab/>break;</text:p>
      <text:p text:style-name="P374"><text:tab/><text:tab/>case 15: $result[$i][2] = "M15";</text:p>
      <text:p text:style-name="P374"><text:tab/><text:tab/><text:tab/>break;</text:p>
      <text:p text:style-name="P374"><text:tab/><text:tab/>case 30: $result[$i][2] = "M30";</text:p>
      <text:p text:style-name="P374"><text:tab/><text:tab/><text:tab/>break;</text:p>
      <text:p text:style-name="P374"><text:tab/><text:tab/>case 60: $result[$i][2] = "H1";</text:p>
      <text:p text:style-name="P374"><text:tab/><text:tab/><text:tab/>break;</text:p>
      <text:p text:style-name="P374"><text:tab/><text:tab/>case 240: $result[$i][2] = "H4";</text:p>
      <text:p text:style-name="P374"><text:tab/><text:tab/><text:tab/>break;</text:p>
      <text:p text:style-name="P374"><text:tab/><text:tab/>case 1440: $result[$i][2] = "D1";</text:p>
      <text:p text:style-name="P374"><text:tab/><text:tab/><text:tab/>break;</text:p>
      <text:p text:style-name="P374"><text:tab/><text:tab/>case 10080: $result[$i][2] = "W1";</text:p>
      <text:p text:style-name="P374"><text:tab/><text:tab/><text:tab/>break;</text:p>
      <text:p text:style-name="P374"><text:tab/><text:tab/>case 43200: $result[$i][2] = "MN1";</text:p>
      <text:p text:style-name="P374"><text:tab/><text:tab/><text:tab/>break;</text:p>
      <text:p text:style-name="P374"><text:tab/><text:tab/>default: $result[$i][2] = "N/A";</text:p>
      <text:p text:style-name="P374"><text:tab/><text:tab/>}</text:p>
      <text:p text:style-name="P374">?&gt;</text:p>
      <text:p text:style-name="P374"/>
      <text:p text:style-name="P374">&lt;tr class="&lt;?php echo( (($c%2)==0?'tableRow':'tableRowAlternative') );?&gt;"&gt;</text:p>
      <text:p text:style-name="P374">&lt;td&gt;&lt;?php echo($result[$i][0]);?&gt;&lt;/td&gt;</text:p>
      <text:p text:style-name="P374">&lt;td&gt;&lt;?php echo($result[$i][1]);?&gt;&lt;/td&gt;</text:p>
      <text:p text:style-name="P374">&lt;td&gt;&lt;?php echo($result[$i][2]);?&gt;&lt;/td&gt;</text:p>
      <text:p text:style-name="P374">&lt;td&gt;&lt;?php echo($result[$i][3]);?&gt;&lt;/td&gt;</text:p>
      <text:p text:style-name="P374">&lt;/tr&gt;</text:p>
      <text:p text:style-name="P374"/>
      <text:p text:style-name="P374">&lt;?php</text:p>
      <text:p text:style-name="P374"><text:tab/>}</text:p>
      <text:p text:style-name="P374">}</text:p>
      <text:p text:style-name="P374">?&gt;</text:p>
      <text:p text:style-name="P374">&lt;!-- Dynamic table content. <text:s/>--&gt;</text:p>
      <text:p text:style-name="P374"/>
      <text:p text:style-name="P374"><text:tab/><text:tab/><text:tab/>&lt;/table&gt;</text:p>
      <text:p text:style-name="P374"><text:tab/><text:tab/><text:tab/>&lt;br /&gt;</text:p>
      <text:p text:style-name="P374"><text:tab/><text:tab/><text:tab/>&lt;div class="paging"&gt;</text:p>
      <text:p text:style-name="P374"/>
      <text:p text:style-name="P374">&lt;a href="?offset=0" title="First Page"&gt;&lt;img src="images/paging_first.jpg" style="border:0;" alt="First Page" /&gt;&lt;/a&gt; <text:s/>&amp;nbsp;</text:p>
      <text:p text:style-name="P374">&lt;a href="?offset=&lt;?php echo($offset-1);?&gt;" title="Previous"&gt;&lt;img src="images/left_arrow.jpg" style="border:0;" alt="Previous" /&gt;&lt;/a&gt; <text:s/>&amp;nbsp; </text:p>
      <text:p text:style-name="P374"/>
      <text:p text:style-name="P374">&lt;?php</text:p>
      <text:p text:style-name="P374">if ($result != false) {</text:p>
      <text:p text:style-name="P374"><text:tab/>for ($i=$offset-PAGES_BEFORE_AND_AFTER; $i&lt;=$offset+PAGES_BEFORE_AND_AFTER; $i++) {</text:p>
      <text:p text:style-name="P374"><text:tab/><text:tab/>if ($i&lt;0 || $i&gt;=$number_of_pages) {</text:p>
      <text:p text:style-name="P374"><text:tab/><text:tab/><text:tab/>continue;</text:p>
      <text:p text:style-name="P374"><text:tab/><text:tab/>}</text:p>
      <text:p text:style-name="P374">?&gt;</text:p>
      <text:p text:style-name="P374"/>
      <text:p text:style-name="P374">&lt;a href="?offset=&lt;?php echo($i);?&gt;"&gt;&lt;?php echo($i+1);?&gt;&lt;/a&gt;&amp;nbsp;</text:p>
      <text:p text:style-name="P374"/>
      <text:p text:style-name="P374">&lt;?php</text:p>
      <text:p text:style-name="P374"><text:tab/>}</text:p>
      <text:p text:style-name="P374">}</text:p>
      <text:p text:style-name="P374">?&gt;</text:p>
      <text:p text:style-name="P374"/>
      <text:p text:style-name="P374">&lt;a href="?offset=&lt;?php echo($offset+1);?&gt;" title="Next"&gt;&lt;img src="images/right_arrow.jpg" style="border:0;" alt="Next" /&gt;&lt;/a&gt; <text:s/>&amp;nbsp;</text:p>
      <text:p text:style-name="P374">&lt;a href="?offset=&lt;?php echo($number_of_pages-1);?&gt;" title="Last Page"&gt;&lt;img src="images/paging_last.jpg" style="border:0;" alt="Last Page" /&gt;&lt;/a&gt; <text:s/>&amp;nbsp; </text:p>
      <text:p text:style-name="P374"/>
      <text:p text:style-name="P374"><text:tab/><text:tab/><text:tab/>&lt;/div&gt;</text:p>
      <text:p text:style-name="P374"><text:tab/><text:tab/>&lt;/div&gt;</text:p>
      <text:p text:style-name="P374"><text:tab/><text:tab/>&lt;div class="clearer"&gt;&lt;/div&gt;</text:p>
      <text:p text:style-name="P374"><text:tab/><text:tab/>&lt;div id="footer"&gt;</text:p>
      <text:p text:style-name="P374"><text:tab/><text:tab/><text:tab/>&lt;div class="footerLeft"&gt;</text:p>
      <text:p text:style-name="P374"><text:tab/><text:tab/><text:tab/> <text:tab/>Design by &lt;a href="http://www.mxworkz.com/" target="_blank" title="MXWorkz Creative"&gt;MXWorkz&lt;/a&gt;</text:p>
      <text:p text:style-name="P374"><text:tab/><text:tab/><text:tab/>&lt;/div&gt;</text:p>
      <text:p text:style-name="P374"><text:tab/><text:tab/><text:tab/>&lt;div class="copy"&gt;This website and its content is intellectual pfoperty of &lt;strong&gt;Velbazhd Software &amp;copy;&lt;/strong&gt;. &lt;/div&gt;</text:p>
      <text:p text:style-name="P374"><text:tab/><text:tab/><text:tab/>&lt;div class="footerRight"&gt;</text:p>
      <text:p text:style-name="P374"><text:tab/><text:tab/><text:tab/><text:tab/> &lt;a href="index.php" title="Home"&gt;Home&lt;/a&gt; &amp;nbsp; &amp;nbsp; </text:p>
      <text:p text:style-name="P374"><text:tab/><text:tab/><text:tab/><text:tab/> &lt;a href="products.php" title="Products Information"&gt;Products Information&lt;/a&gt; &amp;nbsp; &amp;nbsp; </text:p>
      <text:p text:style-name="P374"><text:tab/><text:tab/><text:tab/><text:tab/> &lt;a href="contactus.php" title="Contact Us"&gt;Contact Us&lt;/a&gt;</text:p>
      <text:p text:style-name="P374"><text:tab/><text:tab/><text:tab/>&lt;/div&gt;</text:p>
      <text:p text:style-name="P374"><text:tab/><text:tab/>&lt;/div&gt;</text:p>
      <text:p text:style-name="P374"><text:tab/>&lt;/div&gt;</text:p>
      <text:p text:style-name="P374">&lt;/body&gt;</text:p>
      <text:p text:style-name="P374"><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4">&lt;!DOCTYPE html&gt;</text:p>
      <text:p text:style-name="P374">&lt;head&gt;</text:p>
      <text:p text:style-name="P374">&lt;meta http-equiv="Content-Type" content="text/html; charset=utf-8" /&gt;</text:p>
      <text:p text:style-name="P374">&lt;title&gt;.:: Vitosha Trade - Order Vitosha Trade ::.&lt;/title&gt;</text:p>
      <text:p text:style-name="P374">&lt;link href="styles.css" rel="stylesheet" type="text/css" /&gt;</text:p>
      <text:p text:style-name="P374">&lt;/head&gt;</text:p>
      <text:p text:style-name="P374"/>
      <text:p text:style-name="P374">&lt;body style="overflow:hidden;"&gt;</text:p>
      <text:p text:style-name="P374"><text:tab/>&lt;div id="wrapper"&gt;</text:p>
      <text:p text:style-name="P374"><text:tab/><text:tab/>&lt;div id="logo"&gt;</text:p>
      <text:p text:style-name="P374"><text:tab/><text:tab/><text:tab/>&lt;ul id="menu"&gt;</text:p>
      <text:p text:style-name="P374"><text:tab/><text:tab/><text:tab/><text:tab/>&lt;li&gt;&lt;a href="index.php" title="Home Page"&gt;Home Page&lt;/a&gt;&lt;/li&gt;</text:p>
      <text:p text:style-name="P374"><text:tab/><text:tab/><text:tab/><text:tab/>&lt;li class="spacer"&gt;&amp;nbsp;&lt;/li&gt;</text:p>
      <text:p text:style-name="P374"><text:tab/><text:tab/><text:tab/><text:tab/>&lt;li&gt;&lt;a href="products.php" title="Products Information"&gt;Products Information&lt;/a&gt;&lt;/li&gt;</text:p>
      <text:p text:style-name="P374"><text:tab/><text:tab/><text:tab/><text:tab/>&lt;li class="spacer"&gt;&amp;nbsp;&lt;/li&gt;</text:p>
      <text:p text:style-name="P374"><text:tab/><text:tab/><text:tab/><text:tab/>&lt;li&gt;&lt;a href="contactus.php" title="Contact Us"&gt;Contact Us&lt;/a&gt;&lt;/li&gt;</text:p>
      <text:p text:style-name="P374"><text:tab/><text:tab/><text:tab/>&lt;/ul&gt;</text:p>
      <text:p text:style-name="P374"><text:tab/><text:tab/>&lt;/div&gt;</text:p>
      <text:p text:style-name="P374"><text:tab/><text:tab/>&lt;div id="header"&gt;</text:p>
      <text:p text:style-name="P374"><text:tab/><text:tab/><text:tab/>&lt;div id="slogan"&gt;The Ultimate&lt;br /&gt;&amp;nbsp; &amp;nbsp; &amp;nbsp; Forex Prediction&lt;br /&gt;&amp;nbsp; &amp;nbsp; &amp;nbsp; </text:p>
      <text:p text:style-name="P374"><text:tab/><text:tab/><text:tab/>&amp;nbsp; &amp;nbsp; &amp;nbsp; Indicator...&lt;/div&gt;</text:p>
      <text:p text:style-name="P374"><text:tab/><text:tab/>&lt;/div&gt;</text:p>
      <text:p text:style-name="P374"><text:tab/><text:tab/>&lt;div class="innerContainerTop"&gt;&lt;/div&gt;</text:p>
      <text:p text:style-name="P374"><text:tab/><text:tab/>&lt;div class="innerContainer"&gt;</text:p>
      <text:p text:style-name="P374"><text:tab/><text:tab/><text:tab/>&lt;h1 style="margin-top:-10px;"&gt;Order Vitosha Trade&lt;/h1&gt;</text:p>
      <text:p text:style-name="P374"><text:tab/><text:tab/><text:tab/>&lt;form action="#" class="orderform" method="post"&gt;</text:p>
      <text:p text:style-name="P374"><text:s text:c="12"/><text:tab/>&lt;fieldset id="general_details"&gt;</text:p>
      <text:p text:style-name="P374"><text:s text:c="16"/><text:tab/>&lt;ul&gt;</text:p>
      <text:p text:style-name="P374"><text:s text:c="20"/><text:tab/>&lt;li&gt;</text:p>
      <text:p text:style-name="P374"><text:s text:c="28"/>&lt;label for="title"&gt;Title &lt;/label&gt; </text:p>
      <text:p text:style-name="P374"><text:s text:c="28"/>&lt;select id="title" class="shortInput" title="Title" name="title"&gt;</text:p>
      <text:p text:style-name="P374"><text:s text:c="32"/>&lt;option value="Mr" selected="selected"&gt;Mr.&lt;/option&gt;</text:p>
      <text:p text:style-name="P374"><text:s text:c="32"/>&lt;option value="Ms"&gt;Ms.&lt;/option&gt;</text:p>
      <text:p text:style-name="P374"><text:s text:c="32"/>&lt;option value="Mrs"&gt;Mrs&lt;/option&gt;</text:p>
      <text:p text:style-name="P374"><text:s text:c="32"/>&lt;option value="Miss"&gt;Miss&lt;/option&gt;</text:p>
      <text:p text:style-name="P374"><text:s text:c="32"/>&lt;option value="Dr"&gt;Dr.&lt;/option&gt;</text:p>
      <text:p text:style-name="P374"><text:s text:c="28"/>&lt;/select&gt;</text:p>
      <text:p text:style-name="P374"><text:s text:c="24"/>&lt;/li&gt; <text:s text:c="11"/></text:p>
      <text:p text:style-name="P374"><text:s text:c="24"/>&lt;li&gt;&lt;label for="first_name"&gt;First Name &lt;/label&gt;&lt;input id="first_name" type="text" title="First Name" name="first_name"/&gt;&lt;/li&gt;</text:p>
      <text:p text:style-name="P374"><text:s text:c="24"/>&lt;li&gt;&lt;label for="last_name"&gt;Last Name &lt;/label&gt;&lt;input id="last_name" type="text" title="Last Name" name="last_name"/&gt;&lt;/li&gt;</text:p>
      <text:p text:style-name="P374"><text:s text:c="24"/>&lt;li&gt;</text:p>
      <text:p text:style-name="P374"><text:s text:c="24"/><text:tab/>&lt;label for="country_code" &gt;Phone Number &lt;/label&gt;&lt;input id="country_code" type="text" class="shortInput" value="Country" onfocus="this.value='';" title="Country Code" name="country_code"/&gt; </text:p>
      <text:p text:style-name="P374"><text:s text:c="28"/>&lt;input id="area_code" type="text" class="shortInput" value="Area" onfocus="this.value='';" title="Area Code" name="area_code"/&gt;</text:p>
      <text:p text:style-name="P374"><text:s text:c="28"/>&lt;input id="phone_number" type="text" value="Phone Number" class="phoneField" onfocus="this.value='';" title="Phone Number" name="phone_number"/&gt;</text:p>
      <text:p text:style-name="P374"><text:s text:c="24"/>&lt;/li&gt;</text:p>
      <text:p text:style-name="P374"><text:s text:c="24"/>&lt;li&gt;&lt;label for="email" &gt;Email Address &lt;/label&gt;&lt;input id="email" type="text" title="Email Address" name="email"/&gt;&lt;/li&gt;</text:p>
      <text:p text:style-name="P374"><text:tab/><text:tab/><text:tab/><text:tab/><text:tab/><text:tab/>&lt;li&gt;&lt;label class="labelLong"&gt;All information is required because all orders will be confirmed by phone call, billing details and the software itself will be sent by email.&lt;/label&gt;&lt;/li&gt;</text:p>
      <text:p text:style-name="P374"><text:s text:c="20"/>&lt;/ul&gt; </text:p>
      <text:p text:style-name="P374"><text:s text:c="16"/>&lt;/fieldset&gt;</text:p>
      <text:p text:style-name="P374"><text:tab/><text:tab/><text:tab/><text:tab/>&lt;div class="submit"&gt;</text:p>
      <text:p text:style-name="P374"><text:tab/><text:tab/><text:tab/><text:tab/><text:tab/>&lt;input type="button" value="Send Order" title="Send Order" class="btn" onmouseover="this.className='btn btnHov'" onmouseout="this.className='btn'"/&gt; </text:p>
      <text:p text:style-name="P374"><text:tab/><text:tab/><text:tab/><text:tab/>&lt;/div&gt; <text:s text:c="14"/></text:p>
      <text:p text:style-name="P374"><text:s text:c="12"/>&lt;/form&gt;</text:p>
      <text:p text:style-name="P374"><text:s text:c="12"/></text:p>
      <text:p text:style-name="P374"><text:tab/><text:tab/>&lt;/div&gt;</text:p>
      <text:p text:style-name="P374"><text:tab/><text:tab/>&lt;div class="innerContainerBottom"&gt;&lt;/div&gt;</text:p>
      <text:p text:style-name="P374"><text:tab/><text:tab/>&lt;div class="clearer"&gt;&lt;/div&gt;</text:p>
      <text:p text:style-name="P374"><text:tab/><text:tab/></text:p>
      <text:p text:style-name="P374"><text:tab/><text:tab/>&lt;div id="footer"&gt;</text:p>
      <text:p text:style-name="P374"><text:tab/><text:tab/><text:tab/>&lt;div class="footerLeft"&gt;</text:p>
      <text:p text:style-name="P374"><text:tab/><text:tab/><text:tab/> <text:tab/>Design by &lt;a href="http://www.mxworkz.com/" target="_blank" title="MXWorkz Creative"&gt;MXWorkz&lt;/a&gt;</text:p>
      <text:p text:style-name="P374"><text:tab/><text:tab/><text:tab/>&lt;/div&gt;</text:p>
      <text:p text:style-name="P374"><text:tab/><text:tab/><text:tab/>&lt;div class="copy"&gt;This website and its content is intellectual pfoperty of &lt;strong&gt;Velbazhd Software ©&lt;/strong&gt;. &lt;/div&gt;</text:p>
      <text:p text:style-name="P374"><text:tab/><text:tab/><text:tab/>&lt;div class="footerRight"&gt;</text:p>
      <text:p text:style-name="P374"><text:tab/><text:tab/><text:tab/><text:tab/> &lt;a href="index.php" title="Home"&gt;Home&lt;/a&gt; &amp;nbsp; &amp;nbsp; </text:p>
      <text:p text:style-name="P374"><text:tab/><text:tab/><text:tab/><text:tab/> &lt;a href="products.php" title="Products Information"&gt;Products Information&lt;/a&gt; &amp;nbsp; &amp;nbsp; </text:p>
      <text:p text:style-name="P374"><text:tab/><text:tab/><text:tab/><text:tab/> &lt;a href="contactus.php" title="Contact Us"&gt;Contact Us&lt;/a&gt;</text:p>
      <text:p text:style-name="P374"><text:tab/><text:tab/><text:tab/>&lt;/div&gt;</text:p>
      <text:p text:style-name="P374"><text:tab/><text:tab/>&lt;/div&gt;</text:p>
      <text:p text:style-name="P374"><text:tab/>&lt;/div&gt;</text:p>
      <text:p text:style-name="P374">&lt;/body&gt;</text:p>
      <text:p text:style-name="P374">&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5">&lt;!DOCTYPE html&gt;</text:p>
      <text:p text:style-name="P375">&lt;head&gt;</text:p>
      <text:p text:style-name="P375">&lt;meta http-equiv="Content-Type" content="text/html; charset=utf-8" /&gt;</text:p>
      <text:p text:style-name="P375">&lt;title&gt;.:: Vitosha Trade ::.&lt;/title&gt;</text:p>
      <text:p text:style-name="P375">&lt;link href="styles.css" rel="stylesheet" type="text/css" /&gt;</text:p>
      <text:p text:style-name="P375"><text:soft-page-break/>&lt;/head&gt;</text:p>
      <text:p text:style-name="P375">&lt;body style="overflow:hidden;"&gt;</text:p>
      <text:p text:style-name="P375"><text:tab/>&lt;div id="wrapper"&gt;</text:p>
      <text:p text:style-name="P375"><text:tab/><text:tab/>&lt;div id="logo"&gt;</text:p>
      <text:p text:style-name="P375"><text:tab/><text:tab/><text:tab/>&lt;ul id="menu"&gt;</text:p>
      <text:p text:style-name="P375"><text:tab/><text:tab/><text:tab/><text:tab/>&lt;li&gt;&lt;a href="index.php" title="Home Page"&gt;Home Page&lt;/a&gt;&lt;/li&gt;</text:p>
      <text:p text:style-name="P375"><text:tab/><text:tab/><text:tab/><text:tab/>&lt;li class="spacer"&gt;&amp;nbsp;&lt;/li&gt;</text:p>
      <text:p text:style-name="P375"><text:tab/><text:tab/><text:tab/><text:tab/>&lt;li&gt;&lt;a class="current" href="products.php" title="Products Information"&gt;Products Information&lt;/a&gt;&lt;/li&gt;</text:p>
      <text:p text:style-name="P375"><text:tab/><text:tab/><text:tab/><text:tab/>&lt;li class="spacer"&gt;&amp;nbsp;&lt;/li&gt;</text:p>
      <text:p text:style-name="P375"><text:tab/><text:tab/><text:tab/><text:tab/>&lt;li&gt;&lt;a href="contactus.php" title="Contact Us"&gt;Contact Us&lt;/a&gt;&lt;/li&gt;</text:p>
      <text:p text:style-name="P375"><text:tab/><text:tab/><text:tab/>&lt;/ul&gt;</text:p>
      <text:p text:style-name="P375"><text:tab/><text:tab/>&lt;/div&gt;</text:p>
      <text:p text:style-name="P375"><text:tab/><text:tab/>&lt;div id="header"&gt;</text:p>
      <text:p text:style-name="P375"><text:tab/><text:tab/><text:tab/>&lt;div id="slogan"&gt;The Ultimate&lt;br /&gt;&amp;nbsp; &amp;nbsp; &amp;nbsp; Forex Prediction&lt;br /&gt;&amp;nbsp; &amp;nbsp; &amp;nbsp; </text:p>
      <text:p text:style-name="P375"><text:tab/><text:tab/><text:tab/>&amp;nbsp; &amp;nbsp; &amp;nbsp; Indicator...&lt;/div&gt;</text:p>
      <text:p text:style-name="P375"><text:tab/><text:tab/>&lt;/div&gt;</text:p>
      <text:p text:style-name="P375"><text:tab/><text:tab/>&lt;div class="innerContainerTop"&gt;&lt;/div&gt;</text:p>
      <text:p text:style-name="P375"><text:tab/><text:tab/>&lt;div class="innerContainer"&gt;</text:p>
      <text:p text:style-name="P375"><text:tab/><text:tab/><text:tab/>&lt;h1 style="margin-top:-10px;"&gt;Products&lt;/h1&gt;</text:p>
      <text:p text:style-name="P375"><text:tab/><text:tab/><text:tab/>&lt;p&gt;</text:p>
      <text:p text:style-name="P375"><text:tab/><text:tab/><text:tab/><text:tab/>&lt;a href="order.php"&gt;MetaTrader 4 Client&lt;/a&gt; is a MetaTrader 4 client application.</text:p>
      <text:p text:style-name="P375"><text:tab/><text:tab/><text:tab/>&lt;/p&gt; </text:p>
      <text:p text:style-name="P375"><text:tab/><text:tab/><text:tab/>&lt;p&gt;</text:p>
      <text:p text:style-name="P375"><text:tab/><text:tab/><text:tab/><text:tab/>&lt;a href=""&gt;Windows Screensaver&lt;/a&gt; is a Windows screensaver free for download.</text:p>
      <text:p text:style-name="P375"><text:tab/><text:tab/><text:tab/>&lt;/p&gt; </text:p>
      <text:p text:style-name="P375"><text:tab/><text:tab/><text:tab/>&lt;p&gt;</text:p>
      <text:p text:style-name="P375"><text:tab/><text:tab/><text:tab/><text:tab/>&lt;a href=""&gt;Linux Screensaver&lt;/a&gt; is a Linux screensaver free for download.</text:p>
      <text:p text:style-name="P375"><text:tab/><text:tab/><text:tab/>&lt;/p&gt; </text:p>
      <text:p text:style-name="P375"><text:tab/><text:tab/><text:tab/>&lt;p&gt;</text:p>
      <text:p text:style-name="P375"><text:tab/><text:tab/><text:tab/><text:tab/>&lt;a href=""&gt;Mac OS X Screensaver&lt;/a&gt; is a Mac OS X screensaver free for download.</text:p>
      <text:p text:style-name="P375"><text:tab/><text:tab/><text:tab/>&lt;/p&gt; </text:p>
      <text:p text:style-name="P375"><text:tab/><text:tab/><text:tab/>&lt;p&gt;</text:p>
      <text:p text:style-name="P375"><text:tab/><text:tab/><text:tab/><text:tab/>&lt;a href=""&gt;BOINC Client&lt;/a&gt; is a BOINC client application free for download.</text:p>
      <text:p text:style-name="P375"><text:tab/><text:tab/><text:tab/>&lt;/p&gt; </text:p>
      <text:p text:style-name="P375"><text:tab/><text:tab/>&lt;/div&gt;</text:p>
      <text:p text:style-name="P375"><text:tab/><text:tab/>&lt;div class="innerContainerBottom"&gt;&lt;/div&gt;</text:p>
      <text:p text:style-name="P375"><text:tab/><text:tab/>&lt;div class="clearer"&gt;&lt;/div&gt;</text:p>
      <text:p text:style-name="P375"><text:tab/><text:tab/></text:p>
      <text:p text:style-name="P375"><text:tab/><text:tab/>&lt;div id="footer"&gt;</text:p>
      <text:p text:style-name="P375"><text:tab/><text:tab/><text:tab/>&lt;div class="footerLeft"&gt;</text:p>
      <text:p text:style-name="P375"><text:tab/><text:tab/><text:tab/> <text:tab/>Design by &lt;a href="http://www.mxworkz.com/" target="_blank" title="MXWorkz Creative"&gt;MXWorkz&lt;/a&gt;</text:p>
      <text:p text:style-name="P375"><text:tab/><text:tab/><text:tab/>&lt;/div&gt;</text:p>
      <text:p text:style-name="P375"><text:tab/><text:tab/><text:tab/>&lt;div class="copy"&gt;This website and its content is intellectual pfoperty of &lt;strong&gt;Velbazhd Software &amp;copy;&lt;/strong&gt;. &lt;/div&gt;</text:p>
      <text:p text:style-name="P375"><text:tab/><text:tab/><text:tab/>&lt;div class="footerRight"&gt;</text:p>
      <text:p text:style-name="P375"><text:tab/><text:tab/><text:tab/><text:tab/> &lt;a href="index.php" title="Home"&gt;Home&lt;/a&gt; &amp;nbsp; &amp;nbsp; </text:p>
      <text:p text:style-name="P375"><text:tab/><text:tab/><text:tab/><text:tab/> &lt;a href="products.php" title="Products Information"&gt;Products Information&lt;/a&gt; &amp;nbsp; &amp;nbsp; </text:p>
      <text:p text:style-name="P375"><text:tab/><text:tab/><text:tab/><text:tab/> &lt;a href="contactus.php" title="Contact Us"&gt;Contact Us&lt;/a&gt;</text:p>
      <text:p text:style-name="P375"><text:tab/><text:tab/><text:tab/>&lt;/div&gt;</text:p>
      <text:p text:style-name="P375"><text:tab/><text:tab/>&lt;/div&gt;</text:p>
      <text:p text:style-name="P375"><text:tab/>&lt;/div&gt;</text:p>
      <text:p text:style-name="P375">&lt;/body&gt;</text:p>
      <text:p text:style-name="P375">&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6">/* CSS Document */</text:p>
      <text:p text:style-name="P376"/>
      <text:p text:style-name="P376">html {</text:p>
      <text:p text:style-name="P376"><text:tab/>font-family: Arial, Helvetica, sans-serif;</text:p>
      <text:p text:style-name="P376"><text:tab/>font-size: 12px;</text:p>
      <text:p text:style-name="P376"><text:tab/>color: #333;</text:p>
      <text:p text:style-name="P376">}</text:p>
      <text:p text:style-name="P376"/>
      <text:p text:style-name="P376">body {</text:p>
      <text:p text:style-name="P376"><text:tab/>margin: 0px;</text:p>
      <text:p text:style-name="P376"><text:tab/>padding: 0px;</text:p>
      <text:p text:style-name="P376"><text:tab/>background: url(images/bg.jpg) left top no-repeat;</text:p>
      <text:p text:style-name="P376"><text:tab/>background-color: #f2f2f2;</text:p>
      <text:p text:style-name="P376">}</text:p>
      <text:p text:style-name="P376"/>
      <text:p text:style-name="P376">a:link {</text:p>
      <text:p text:style-name="P376"><text:tab/>color: #4475B0;</text:p>
      <text:p text:style-name="P376"><text:tab/>text-decoration: underline;</text:p>
      <text:p text:style-name="P376">}</text:p>
      <text:p text:style-name="P376"/>
      <text:p text:style-name="P376">a:visited {</text:p>
      <text:p text:style-name="P376"><text:tab/>color: #4475B0;</text:p>
      <text:p text:style-name="P376"><text:tab/>text-decoration: underline;</text:p>
      <text:p text:style-name="P376">}</text:p>
      <text:p text:style-name="P376"/>
      <text:p text:style-name="P376">a:hover {</text:p>
      <text:p text:style-name="P376"><text:tab/>color: #2D7100;</text:p>
      <text:p text:style-name="P376"><text:tab/>text-decoration: none;</text:p>
      <text:p text:style-name="P376">}</text:p>
      <text:p text:style-name="P376">a:active {</text:p>
      <text:p text:style-name="P376"><text:tab/>color: #4475B0;</text:p>
      <text:p text:style-name="P376"><text:tab/>text-decoration: underline;</text:p>
      <text:p text:style-name="P376">}</text:p>
      <text:p text:style-name="P376"/>
      <text:p text:style-name="P376">#wrapper {</text:p>
      <text:p text:style-name="P376"><text:tab/>margin: 0 auto;</text:p>
      <text:p text:style-name="P376"><text:tab/>width: 980px;</text:p>
      <text:p text:style-name="P376">}</text:p>
      <text:p text:style-name="P376"/>
      <text:p text:style-name="P376">#logo {</text:p>
      <text:p text:style-name="P376"><text:soft-page-break/><text:tab/>width: 960px;</text:p>
      <text:p text:style-name="P376"><text:tab/>height: 45px;</text:p>
      <text:p text:style-name="P376"><text:tab/>padding: 25px 20px 0 0;</text:p>
      <text:p text:style-name="P376"><text:tab/>background: url(images/logo_bg.jpg) left top no-repeat;</text:p>
      <text:p text:style-name="P376"><text:tab/>text-align: right;</text:p>
      <text:p text:style-name="P376">}</text:p>
      <text:p text:style-name="P376"/>
      <text:p text:style-name="P376">#header {</text:p>
      <text:p text:style-name="P376"><text:tab/>width: 920px;</text:p>
      <text:p text:style-name="P376"><text:tab/>height: 142px;</text:p>
      <text:p text:style-name="P376"><text:tab/>background: url(images/header.jpg) left top no-repeat;</text:p>
      <text:p text:style-name="P376"><text:tab/>padding: 160px 0 0 60px;</text:p>
      <text:p text:style-name="P376">}</text:p>
      <text:p text:style-name="P376"/>
      <text:p text:style-name="P376">#slogan {</text:p>
      <text:p text:style-name="P376"><text:tab/>font-family: Trebuchet MS, Helvetica, sans-serif;</text:p>
      <text:p text:style-name="P376"><text:tab/>font-size: 26px;</text:p>
      <text:p text:style-name="P376"><text:tab/>color: #fff;</text:p>
      <text:p text:style-name="P376"><text:tab/>line-height: 1.4em;</text:p>
      <text:p text:style-name="P376">}</text:p>
      <text:p text:style-name="P376"/>
      <text:p text:style-name="P376">#home_about_bevel {</text:p>
      <text:p text:style-name="P376"><text:tab/>float: left;</text:p>
      <text:p text:style-name="P376"><text:tab/>width: 266px;</text:p>
      <text:p text:style-name="P376"><text:tab/>height: 279px;</text:p>
      <text:p text:style-name="P376"><text:tab/>padding: 15px 30px 20px 30px;</text:p>
      <text:p text:style-name="P376"><text:tab/>background: url(images/home_about_bg.jpg) left top no-repeat;</text:p>
      <text:p text:style-name="P376">}</text:p>
      <text:p text:style-name="P376"/>
      <text:p text:style-name="P376">.home_bevel_txt {</text:p>
      <text:p text:style-name="P376"><text:tab/>margin: 100px 0 10px 0;</text:p>
      <text:p text:style-name="P376"><text:tab/>line-height: 1.5em;</text:p>
      <text:p text:style-name="P376"><text:tab/>overflow: hidden;</text:p>
      <text:p text:style-name="P376">}</text:p>
      <text:p text:style-name="P376"/>
      <text:p text:style-name="P376">#home_purchase_bevel {</text:p>
      <text:p text:style-name="P376"><text:tab/>float: left;</text:p>
      <text:p text:style-name="P376"><text:tab/>width: 266px;</text:p>
      <text:p text:style-name="P376"><text:tab/>height: 279px;</text:p>
      <text:p text:style-name="P376"><text:tab/>padding: 15px 30px 20px 30px;</text:p>
      <text:p text:style-name="P376"><text:tab/>background: url(images/home_purchase_bg.jpg) left top no-repeat;</text:p>
      <text:p text:style-name="P376">}</text:p>
      <text:p text:style-name="P376"/>
      <text:p text:style-name="P376">#home_contact_bevel {</text:p>
      <text:p text:style-name="P376"><text:tab/>float: left;</text:p>
      <text:p text:style-name="P376"><text:tab/>width: 268px;</text:p>
      <text:p text:style-name="P376"><text:tab/>height: 279px;</text:p>
      <text:p text:style-name="P376"><text:tab/>padding: 15px 30px 20px 30px;</text:p>
      <text:p text:style-name="P376"><text:tab/>background: url(images/home_contact_bg.jpg) left top no-repeat;</text:p>
      <text:p text:style-name="P376">}</text:p>
      <text:p text:style-name="P376"/>
      <text:p text:style-name="P376">#grid_home {</text:p>
      <text:p text:style-name="P376"><text:tab/>width: 920px;</text:p>
      <text:p text:style-name="P376"><text:tab/>height: 254px;</text:p>
      <text:p text:style-name="P376"><text:tab/>padding: 20px 30px 20px 30px;</text:p>
      <text:p text:style-name="P376"><text:tab/>background: url(images/grid_home_bg.jpg) left top no-repeat;</text:p>
      <text:p text:style-name="P376">}</text:p>
      <text:p text:style-name="P376"/>
      <text:p text:style-name="P376">.clearer {</text:p>
      <text:p text:style-name="P376"><text:tab/>clear: both;</text:p>
      <text:p text:style-name="P376">}</text:p>
      <text:p text:style-name="P376"/>
      <text:p text:style-name="P376">h1 {</text:p>
      <text:p text:style-name="P376"><text:tab/>font-family: Trebuchet MS, Helvetica, sans-serif;</text:p>
      <text:p text:style-name="P376"><text:tab/>font-size: 20px;</text:p>
      <text:p text:style-name="P376"><text:tab/>color: #4475B0;</text:p>
      <text:p text:style-name="P376">}</text:p>
      <text:p text:style-name="P376"/>
      <text:p text:style-name="P376">#menu {</text:p>
      <text:p text:style-name="P376"><text:tab/>padding: 5px 0 5px 0;</text:p>
      <text:p text:style-name="P376"><text:tab/>margin-left: 0;</text:p>
      <text:p text:style-name="P376"><text:tab/>margin-bottom: 0;</text:p>
      <text:p text:style-name="P376"><text:tab/>margin-top: 3px;</text:p>
      <text:p text:style-name="P376"><text:tab/>font-family: Trebuchet MS, Helvetica, sans-serif;</text:p>
      <text:p text:style-name="P376"><text:tab/>font-size: 18px;</text:p>
      <text:p text:style-name="P376"><text:tab/>color: #000;</text:p>
      <text:p text:style-name="P376">}</text:p>
      <text:p text:style-name="P376"/>
      <text:p text:style-name="P376">#menu li {</text:p>
      <text:p text:style-name="P376"><text:tab/>list-style: none;</text:p>
      <text:p text:style-name="P376"><text:tab/>display: inline;</text:p>
      <text:p text:style-name="P376"><text:tab/>margin: 0;</text:p>
      <text:p text:style-name="P376">}</text:p>
      <text:p text:style-name="P376"/>
      <text:p text:style-name="P376">#menu li a {</text:p>
      <text:p text:style-name="P376"><text:tab/>text-decoration: none;</text:p>
      <text:p text:style-name="P376"><text:tab/>padding: 3px 5px;</text:p>
      <text:p text:style-name="P376"><text:tab/>margin-right: 1px;</text:p>
      <text:p text:style-name="P376"><text:tab/>/* background: #fff; */</text:p>
      <text:p text:style-name="P376">}</text:p>
      <text:p text:style-name="P376"/>
      <text:p text:style-name="P376">#menu li a:link, #menu li a:visited {</text:p>
      <text:p text:style-name="P376"><text:tab/>color: #000;</text:p>
      <text:p text:style-name="P376">}</text:p>
      <text:p text:style-name="P376"/>
      <text:p text:style-name="P376">#menu li a:hover {</text:p>
      <text:p text:style-name="P376"><text:tab/>color: #4475B0;</text:p>
      <text:p text:style-name="P376"><text:tab/>background: #fff;</text:p>
      <text:p text:style-name="P376">}</text:p>
      <text:p text:style-name="P376"/>
      <text:p text:style-name="P376">#menu li a.current {</text:p>
      <text:p text:style-name="P376"><text:tab/>padding: 9px 10px;</text:p>
      <text:p text:style-name="P376"><text:tab/>color: #4475B0;</text:p>
      <text:p text:style-name="P376"><text:soft-page-break/>}</text:p>
      <text:p text:style-name="P376"/>
      <text:p text:style-name="P376">#menu li.spacer {</text:p>
      <text:p text:style-name="P376"><text:tab/>padding: 1px 1px;</text:p>
      <text:p text:style-name="P376">}</text:p>
      <text:p text:style-name="P376"/>
      <text:p text:style-name="P376">#footer {</text:p>
      <text:p text:style-name="P376"><text:tab/>width: 950px;</text:p>
      <text:p text:style-name="P376"><text:tab/>height: 50px;</text:p>
      <text:p text:style-name="P376"><text:tab/>background: url(images/footer.jpg) left top no-repeat;</text:p>
      <text:p text:style-name="P376"><text:tab/>margin: 10px auto 0 auto;</text:p>
      <text:p text:style-name="P376"><text:tab/>padding: 20px 0 0 0;</text:p>
      <text:p text:style-name="P376"><text:tab/>color: #999;</text:p>
      <text:p text:style-name="P376">}</text:p>
      <text:p text:style-name="P376"/>
      <text:p text:style-name="P376">.footerLeft {</text:p>
      <text:p text:style-name="P376"><text:tab/>float: left;</text:p>
      <text:p text:style-name="P376"><text:tab/>padding-left: 10px;</text:p>
      <text:p text:style-name="P376"><text:tab/>margin-right: 120px;</text:p>
      <text:p text:style-name="P376">}</text:p>
      <text:p text:style-name="P376"/>
      <text:p text:style-name="P376">.footerLeft a:link {</text:p>
      <text:p text:style-name="P376"><text:tab/>text-decoration: underline;</text:p>
      <text:p text:style-name="P376"><text:tab/>color: #999;</text:p>
      <text:p text:style-name="P376">}</text:p>
      <text:p text:style-name="P376"/>
      <text:p text:style-name="P376">.footerLeft a:visited {</text:p>
      <text:p text:style-name="P376"><text:tab/>text-decoration: underline;</text:p>
      <text:p text:style-name="P376"><text:tab/>color: #999;</text:p>
      <text:p text:style-name="P376">}</text:p>
      <text:p text:style-name="P376"/>
      <text:p text:style-name="P376">.footerLeft a:hover {</text:p>
      <text:p text:style-name="P376"><text:tab/>text-decoration: none;</text:p>
      <text:p text:style-name="P376"><text:tab/>color: #4475B0;</text:p>
      <text:p text:style-name="P376">}</text:p>
      <text:p text:style-name="P376"/>
      <text:p text:style-name="P376">.footerLeft a:active {</text:p>
      <text:p text:style-name="P376"><text:tab/>text-decoration: underline;</text:p>
      <text:p text:style-name="P376"><text:tab/>color: #999;</text:p>
      <text:p text:style-name="P376">}</text:p>
      <text:p text:style-name="P376"/>
      <text:p text:style-name="P376">.copy {</text:p>
      <text:p text:style-name="P376"><text:tab/>float: left;</text:p>
      <text:p text:style-name="P376">}</text:p>
      <text:p text:style-name="P376"/>
      <text:p text:style-name="P376">.footerRight {</text:p>
      <text:p text:style-name="P376"><text:tab/>float: right;</text:p>
      <text:p text:style-name="P376"><text:tab/>padding-right: 10px;</text:p>
      <text:p text:style-name="P376">}</text:p>
      <text:p text:style-name="P376"/>
      <text:p text:style-name="P376">.footerRight a:link {</text:p>
      <text:p text:style-name="P376"><text:tab/>text-decoration: underline;</text:p>
      <text:p text:style-name="P376"><text:tab/>color: #999;</text:p>
      <text:p text:style-name="P376">}</text:p>
      <text:p text:style-name="P376"/>
      <text:p text:style-name="P376">.footerRight a:visited {</text:p>
      <text:p text:style-name="P376"><text:tab/>text-decoration: underline;</text:p>
      <text:p text:style-name="P376"><text:tab/>color: #999;</text:p>
      <text:p text:style-name="P376">}</text:p>
      <text:p text:style-name="P376"/>
      <text:p text:style-name="P376">.footerRight a:hover {</text:p>
      <text:p text:style-name="P376"><text:tab/>text-decoration: none;</text:p>
      <text:p text:style-name="P376"><text:tab/>color: #4475B0;</text:p>
      <text:p text:style-name="P376">}</text:p>
      <text:p text:style-name="P376"/>
      <text:p text:style-name="P376">.footerRight a:active {</text:p>
      <text:p text:style-name="P376"><text:tab/>text-decoration: underline;</text:p>
      <text:p text:style-name="P376"><text:tab/>color: #999;</text:p>
      <text:p text:style-name="P376">}</text:p>
      <text:p text:style-name="P376"/>
      <text:p text:style-name="P376">.tableBorder {</text:p>
      <text:p text:style-name="P376"><text:tab/>border: 1px solid #ccc;</text:p>
      <text:p text:style-name="P376">}</text:p>
      <text:p text:style-name="P376"/>
      <text:p text:style-name="P376">.tableHeading {</text:p>
      <text:p text:style-name="P376"><text:tab/>height: 35px;</text:p>
      <text:p text:style-name="P376"><text:tab/>background: url(images/table_heading_bg.jpg) left top repeat-x;</text:p>
      <text:p text:style-name="P376">}</text:p>
      <text:p text:style-name="P376"/>
      <text:p text:style-name="P376">.tableRow {</text:p>
      <text:p text:style-name="P376"><text:tab/>height: 30px;</text:p>
      <text:p text:style-name="P376"><text:tab/>background-color: #fff;</text:p>
      <text:p text:style-name="P376"><text:tab/>text-align: center;</text:p>
      <text:p text:style-name="P376">}</text:p>
      <text:p text:style-name="P376"/>
      <text:p text:style-name="P376">.tableRowAlternative {</text:p>
      <text:p text:style-name="P376"><text:tab/>height: 30px;</text:p>
      <text:p text:style-name="P376"><text:tab/>background-color: #ECF4FD;</text:p>
      <text:p text:style-name="P376"><text:tab/>text-align: center;</text:p>
      <text:p text:style-name="P376">}</text:p>
      <text:p text:style-name="P376"/>
      <text:p text:style-name="P376">.innerContainerTop {</text:p>
      <text:p text:style-name="P376"><text:tab/>width: 980px;</text:p>
      <text:p text:style-name="P376"><text:tab/>height: 25px;</text:p>
      <text:p text:style-name="P376"><text:tab/>background: url(images/inner_top.png) left top no-repeat;</text:p>
      <text:p text:style-name="P376">}</text:p>
      <text:p text:style-name="P376"/>
      <text:p text:style-name="P376">.innerContainerBottom {</text:p>
      <text:p text:style-name="P376"><text:tab/>width: 980px;</text:p>
      <text:p text:style-name="P376"><text:tab/>height: 25px;</text:p>
      <text:p text:style-name="P376"><text:tab/>background: url(images/inner_bottom.png) left top no-repeat;</text:p>
      <text:p text:style-name="P376">}</text:p>
      <text:p text:style-name="P376"/>
      <text:p text:style-name="P376"><text:soft-page-break/>.innerContainer {</text:p>
      <text:p text:style-name="P376"><text:tab/>width: 920px;</text:p>
      <text:p text:style-name="P376"><text:tab/>padding: 5px 30px 5px 30px;</text:p>
      <text:p text:style-name="P376"><text:tab/>background: url(images/inner_bg.png) left top repeat-y;</text:p>
      <text:p text:style-name="P376">}</text:p>
      <text:p text:style-name="P376"/>
      <text:p text:style-name="P376">.paging {</text:p>
      <text:p text:style-name="P376"><text:tab/>padding-top: 20px;</text:p>
      <text:p text:style-name="P376"><text:tab/>font-weight: bold;</text:p>
      <text:p text:style-name="P376">}</text:p>
      <text:p text:style-name="P376"/>
      <text:p text:style-name="P376">/* <text:s/>Order form style definitions */</text:p>
      <text:p text:style-name="P376"/>
      <text:p text:style-name="P376">form.orderform {</text:p>
      <text:p text:style-name="P376"><text:tab/>margin-left: 20px;</text:p>
      <text:p text:style-name="P376">}</text:p>
      <text:p text:style-name="P376"/>
      <text:p text:style-name="P376">form.orderform label {</text:p>
      <text:p text:style-name="P376"><text:tab/>width: 160px;</text:p>
      <text:p text:style-name="P376"><text:tab/>display: inline-block;</text:p>
      <text:p text:style-name="P376"><text:tab/>font-size: 1em;</text:p>
      <text:p text:style-name="P376">}</text:p>
      <text:p text:style-name="P376"/>
      <text:p text:style-name="P376">form.orderform .label340px {</text:p>
      <text:p text:style-name="P376"><text:tab/>width: 340px;</text:p>
      <text:p text:style-name="P376">}</text:p>
      <text:p text:style-name="P376"/>
      <text:p text:style-name="P376">form.orderform .labelNoWidth {</text:p>
      <text:p text:style-name="P376"><text:tab/>width: auto;</text:p>
      <text:p text:style-name="P376">}</text:p>
      <text:p text:style-name="P376"/>
      <text:p text:style-name="P376">form.orderform .labelLong {</text:p>
      <text:p text:style-name="P376"><text:tab/>color: #999;</text:p>
      <text:p text:style-name="P376"><text:tab/>font-size: 11px;</text:p>
      <text:p text:style-name="P376"><text:tab/>width: 380px;</text:p>
      <text:p text:style-name="P376">}</text:p>
      <text:p text:style-name="P376"/>
      <text:p text:style-name="P376">form.orderform legend {</text:p>
      <text:p text:style-name="P376"><text:tab/>padding: 0;</text:p>
      <text:p text:style-name="P376"><text:tab/>font-weight: bold;</text:p>
      <text:p text:style-name="P376">}</text:p>
      <text:p text:style-name="P376"/>
      <text:p text:style-name="P376">form.orderform fieldset {</text:p>
      <text:p text:style-name="P376"><text:tab/>margin-bottom: 10px;</text:p>
      <text:p text:style-name="P376"><text:tab/>border: none;</text:p>
      <text:p text:style-name="P376">}</text:p>
      <text:p text:style-name="P376"/>
      <text:p text:style-name="P376">form.orderform fieldset ul {</text:p>
      <text:p text:style-name="P376"><text:tab/>margin: 0;</text:p>
      <text:p text:style-name="P376"><text:tab/>padding: 0;</text:p>
      <text:p text:style-name="P376">}</text:p>
      <text:p text:style-name="P376"/>
      <text:p text:style-name="P376">form.orderform fieldset li {</text:p>
      <text:p text:style-name="P376"><text:tab/>list-style: none;</text:p>
      <text:p text:style-name="P376"><text:tab/>padding: 5px 0 5px 10px;</text:p>
      <text:p text:style-name="P376"><text:tab/>margin: 0;</text:p>
      <text:p text:style-name="P376">}</text:p>
      <text:p text:style-name="P376"/>
      <text:p text:style-name="P376">fieldset input, fieldset select, fieldset textarea, .txtField {</text:p>
      <text:p text:style-name="P376"><text:tab/>font-family: Arial, Helvetica, sans-serif;</text:p>
      <text:p text:style-name="P376"><text:tab/>font-size: 12px;</text:p>
      <text:p text:style-name="P376"><text:tab/>color: #656565;</text:p>
      <text:p text:style-name="P376"><text:tab/>background-color: #fff;</text:p>
      <text:p text:style-name="P376"><text:tab/>margin: 0;</text:p>
      <text:p text:style-name="P376"><text:tab/>border: 1px solid #A5A5A5;</text:p>
      <text:p text:style-name="P376"><text:tab/>padding-top: 2px;</text:p>
      <text:p text:style-name="P376"><text:tab/>padding-left: 2px !important;</text:p>
      <text:p text:style-name="P376"><text:tab/>width: 205px;</text:p>
      <text:p text:style-name="P376">}</text:p>
      <text:p text:style-name="P376"/>
      <text:p text:style-name="P376">.noBorder {</text:p>
      <text:p text:style-name="P376"><text:tab/>border: none;</text:p>
      <text:p text:style-name="P376"><text:tab/>width: 30px;</text:p>
      <text:p text:style-name="P376">}</text:p>
      <text:p text:style-name="P376"/>
      <text:p text:style-name="P376">form.orderform select {</text:p>
      <text:p text:style-name="P376"><text:tab/>width: 159px;</text:p>
      <text:p text:style-name="P376"><text:tab/>margin-left: -3px;</text:p>
      <text:p text:style-name="P376">}</text:p>
      <text:p text:style-name="P376"/>
      <text:p text:style-name="P376">form.orderform select.shortInput, form.orderform .shortInput {</text:p>
      <text:p text:style-name="P376"><text:tab/>width: 50px;</text:p>
      <text:p text:style-name="P376">}</text:p>
      <text:p text:style-name="P376"/>
      <text:p text:style-name="P376">form.orderform .phoneField {</text:p>
      <text:p text:style-name="P376"><text:tab/>width: 90px;</text:p>
      <text:p text:style-name="P376">}</text:p>
      <text:p text:style-name="P376"/>
      <text:p text:style-name="P376">.submit {</text:p>
      <text:p text:style-name="P376"><text:tab/>width: 380px;</text:p>
      <text:p text:style-name="P376"><text:tab/>text-align: right;</text:p>
      <text:p text:style-name="P376">}</text:p>
      <text:p text:style-name="P376"/>
      <text:p text:style-name="P376">.width160 {</text:p>
      <text:p text:style-name="P376"><text:tab/>width: 160px;</text:p>
      <text:p text:style-name="P376">}</text:p>
      <text:p text:style-name="P376"/>
      <text:p text:style-name="P376">.marginLeft-10 {</text:p>
      <text:p text:style-name="P376"><text:tab/>margin-left: -10px;</text:p>
      <text:p text:style-name="P376">}</text:p>
      <text:p text:style-name="P376"/>
      <text:p text:style-name="P376">input.btn {</text:p>
      <text:p text:style-name="P376"><text:tab/>background: url(images/btn_bg.jpg);</text:p>
      <text:p text:style-name="P376"><text:soft-page-break/><text:tab/>width: 140px;</text:p>
      <text:p text:style-name="P376"><text:tab/>height: 30px;</text:p>
      <text:p text:style-name="P376"><text:tab/>color: #676767;</text:p>
      <text:p text:style-name="P376"><text:tab/>font-weight: bold;</text:p>
      <text:p text:style-name="P376"><text:tab/>border: none;</text:p>
      <text:p text:style-name="P376"><text:tab/>cursor: pointer;</text:p>
      <text:p text:style-name="P376">}</text:p>
      <text:p text:style-name="P376"/>
      <text:p text:style-name="P376">input.btnHov {</text:p>
      <text:p text:style-name="P376"><text:tab/>background: url(images/btn_over_bg.jpg);</text:p>
      <text:p text:style-name="P376"><text:tab/>width: 140px;</text:p>
      <text:p text:style-name="P376"><text:tab/>height: 30px;</text:p>
      <text:p text:style-name="P376"><text:tab/>color: #4475B0;</text:p>
      <text:p text:style-name="P376"><text:tab/>font-weight: bold;</text:p>
      <text:p text:style-name="P376"><text:tab/>border: none;</text:p>
      <text:p text:style-name="P376"><text:tab/>cursor: pointer;</text:p>
      <text:p text:style-name="P376">}</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 / <text:page-count>3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49M7S</meta:editing-duration>
    <meta:editing-cycles>1226</meta:editing-cycles>
    <meta:generator>LibreOffice/4.4.5.2$MacOSX_X86_64 LibreOffice_project/a22f674fd25a3b6f45bdebf25400ed2adff0ff99</meta:generator>
    <dc:date>2016-09-10T18:34:07.550917000</dc:date>
    <meta:document-statistic meta:table-count="36" meta:image-count="36" meta:object-count="0" meta:page-count="396" meta:paragraph-count="24410" meta:word-count="124949" meta:character-count="1003476" meta:non-whitespace-character-count="768175"/>
    <meta:user-defined meta:name="Info 1"/>
    <meta:user-defined meta:name="Info 2"/>
    <meta:user-defined meta:name="Info 3"/>
    <meta:user-defined meta:name="Info 4"/>
  </office:meta>
</office:document-meta>
</file>